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emi.pol2012.nox</text:p>
          </table:table-cell>
          <table:table-cell office:value-type="string" calcext:value-type="string">
            <text:p>emi.pol2010.nox</text:p>
          </table:table-cell>
          <table:table-cell office:value-type="string" calcext:value-type="string">
            <text:p>emi.pol2012.pm10</text:p>
          </table:table-cell>
          <table:table-cell office:value-type="string" calcext:value-type="string">
            <text:p>emi.pol2010.pm10</text:p>
          </table:table-cell>
          <table:table-cell office:value-type="string" calcext:value-type="string">
            <text:p>emi.pol2012.cov</text:p>
          </table:table-cell>
          <table:table-cell office:value-type="string" calcext:value-type="string">
            <text:p>emi.pol2010.cov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7157.292061628999</text:p>
          </table:table-cell>
          <table:table-cell table:formula="of:=[.B2]+RANDBETWEEN(-500;500)" office:value-type="float" office:value="6846.292061629" calcext:value-type="float">
            <text:p>6846.292061629</text:p>
          </table:table-cell>
          <table:table-cell table:formula="of:=[.B2]*RANDBETWEEN(0.3;1.9)" office:value-type="float" office:value="7157.292061629" calcext:value-type="float">
            <text:p>7157.292061629</text:p>
          </table:table-cell>
          <table:table-cell table:formula="of:=[.C2]*RANDBETWEEN(0.3;1.9)" office:value-type="float" office:value="13692.584123258" calcext:value-type="float">
            <text:p>13692.584123258</text:p>
          </table:table-cell>
          <table:table-cell table:formula="of:=[.B2]*RANDBETWEEN(0.3;1.9)/[.E2]*[.D2]" office:value-type="float" office:value="7482.41956292888" calcext:value-type="float">
            <text:p>7482.4195629289</text:p>
          </table:table-cell>
          <table:table-cell table:formula="of:=[.C2]*RANDBETWEEN(0.3;1.9)" office:value-type="float" office:value="6846.292061629" calcext:value-type="float">
            <text:p>6846.292061629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1555.115402347</text:p>
          </table:table-cell>
          <table:table-cell table:formula="of:=[.B3]+RANDBETWEEN(-500;500)" office:value-type="float" office:value="1948.115402347" calcext:value-type="float">
            <text:p>1948.115402347</text:p>
          </table:table-cell>
          <table:table-cell table:formula="of:=[.B3]*RANDBETWEEN(0.3;1.9)" office:value-type="float" office:value="1555.115402347" calcext:value-type="float">
            <text:p>1555.115402347</text:p>
          </table:table-cell>
          <table:table-cell table:formula="of:=[.D3]*RANDBETWEEN(0.3;1.9)" office:value-type="float" office:value="3110.230804694" calcext:value-type="float">
            <text:p>3110.230804694</text:p>
          </table:table-cell>
          <table:table-cell table:formula="of:=[.B3]*RANDBETWEEN(0.3;1.9)/[.E3]*[.D3]" office:value-type="float" office:value="1555.115402347" calcext:value-type="float">
            <text:p>1555.115402347</text:p>
          </table:table-cell>
          <table:table-cell table:formula="of:=[.C3]*RANDBETWEEN(0.3;1.9)" office:value-type="float" office:value="1948.115402347" calcext:value-type="float">
            <text:p>1948.115402347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4481.329529946672</text:p>
          </table:table-cell>
          <table:table-cell table:formula="of:=[.B4]+RANDBETWEEN(-500;500)" office:value-type="float" office:value="4713.32952994667" calcext:value-type="float">
            <text:p>4713.3295299467</text:p>
          </table:table-cell>
          <table:table-cell table:formula="of:=[.B4]*RANDBETWEEN(0.3;1.9)" office:value-type="float" office:value="4481.32952994667" calcext:value-type="float">
            <text:p>4481.3295299467</text:p>
          </table:table-cell>
          <table:table-cell table:formula="of:=[.D4]*RANDBETWEEN(0.3;1.9)" office:value-type="float" office:value="8962.65905989334" calcext:value-type="float">
            <text:p>8962.6590598934</text:p>
          </table:table-cell>
          <table:table-cell table:formula="of:=[.B4]*RANDBETWEEN(0.3;1.9)/[.E4]*[.D4]" office:value-type="float" office:value="2240.66476497334" calcext:value-type="float">
            <text:p>2240.6647649733</text:p>
          </table:table-cell>
          <table:table-cell table:formula="of:=[.C4]*RANDBETWEEN(0.3;1.9)" office:value-type="float" office:value="4713.32952994667" calcext:value-type="float">
            <text:p>4713.3295299467</text:p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string" calcext:value-type="string">
            <text:p>4672.275480306</text:p>
          </table:table-cell>
          <table:table-cell table:formula="of:=[.B5]+RANDBETWEEN(-500;500)" office:value-type="float" office:value="4473.275480306" calcext:value-type="float">
            <text:p>4473.275480306</text:p>
          </table:table-cell>
          <table:table-cell table:formula="of:=[.B5]*RANDBETWEEN(0.3;1.9)" office:value-type="float" office:value="9344.550960612" calcext:value-type="float">
            <text:p>9344.550960612</text:p>
          </table:table-cell>
          <table:table-cell table:formula="of:=[.D5]*RANDBETWEEN(0.3;1.9)" office:value-type="float" office:value="18689.101921224" calcext:value-type="float">
            <text:p>18689.101921224</text:p>
          </table:table-cell>
          <table:table-cell table:formula="of:=[.B5]*RANDBETWEEN(0.3;1.9)/[.E5]*[.D5]" office:value-type="float" office:value="4672.275480306" calcext:value-type="float">
            <text:p>4672.275480306</text:p>
          </table:table-cell>
          <table:table-cell table:formula="of:=[.C5]*RANDBETWEEN(0.3;1.9)" office:value-type="float" office:value="8946.550960612" calcext:value-type="float">
            <text:p>8946.550960612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string" calcext:value-type="string">
            <text:p>31899.73513363221</text:p>
          </table:table-cell>
          <table:table-cell table:formula="of:=[.B6]+RANDBETWEEN(-500;500)" office:value-type="float" office:value="31563.7351336322" calcext:value-type="float">
            <text:p>31563.7351336322</text:p>
          </table:table-cell>
          <table:table-cell table:formula="of:=[.B6]*RANDBETWEEN(0.3;1.9)" office:value-type="float" office:value="31899.7351336322" calcext:value-type="float">
            <text:p>31899.7351336322</text:p>
          </table:table-cell>
          <table:table-cell table:formula="of:=[.D6]*RANDBETWEEN(0.3;1.9)" office:value-type="float" office:value="63799.4702672644" calcext:value-type="float">
            <text:p>63799.4702672644</text:p>
          </table:table-cell>
          <table:table-cell table:formula="of:=[.B6]*RANDBETWEEN(0.3;1.9)/[.E6]*[.D6]" office:value-type="float" office:value="15949.8675668161" calcext:value-type="float">
            <text:p>15949.8675668161</text:p>
          </table:table-cell>
          <table:table-cell table:formula="of:=[.C6]*RANDBETWEEN(0.3;1.9)" office:value-type="float" office:value="31563.7351336322" calcext:value-type="float">
            <text:p>31563.7351336322</text:p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string" calcext:value-type="string">
            <text:p>2183.2857083839995</text:p>
          </table:table-cell>
          <table:table-cell table:formula="of:=[.B7]+RANDBETWEEN(-500;500)" office:value-type="float" office:value="1835.285708384" calcext:value-type="float">
            <text:p>1835.285708384</text:p>
          </table:table-cell>
          <table:table-cell table:formula="of:=[.B7]*RANDBETWEEN(0.3;1.9)" office:value-type="float" office:value="4366.571416768" calcext:value-type="float">
            <text:p>4366.571416768</text:p>
          </table:table-cell>
          <table:table-cell table:formula="of:=[.D7]*RANDBETWEEN(0.3;1.9)" office:value-type="float" office:value="4366.571416768" calcext:value-type="float">
            <text:p>4366.571416768</text:p>
          </table:table-cell>
          <table:table-cell table:formula="of:=[.B7]*RANDBETWEEN(0.3;1.9)/[.E7]*[.D7]" office:value-type="float" office:value="2183.285708384" calcext:value-type="float">
            <text:p>2183.285708384</text:p>
          </table:table-cell>
          <table:table-cell table:formula="of:=[.C7]*RANDBETWEEN(0.3;1.9)" office:value-type="float" office:value="1835.285708384" calcext:value-type="float">
            <text:p>1835.285708384</text:p>
          </table:table-cell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string" calcext:value-type="string">
            <text:p>6647.877942304596</text:p>
          </table:table-cell>
          <table:table-cell table:formula="of:=[.B8]+RANDBETWEEN(-500;500)" office:value-type="float" office:value="6261.8779423046" calcext:value-type="float">
            <text:p>6261.8779423046</text:p>
          </table:table-cell>
          <table:table-cell table:formula="of:=[.B8]*RANDBETWEEN(0.3;1.9)" office:value-type="float" office:value="13295.7558846092" calcext:value-type="float">
            <text:p>13295.7558846092</text:p>
          </table:table-cell>
          <table:table-cell table:formula="of:=[.D8]*RANDBETWEEN(0.3;1.9)" office:value-type="float" office:value="26591.5117692184" calcext:value-type="float">
            <text:p>26591.5117692184</text:p>
          </table:table-cell>
          <table:table-cell table:formula="of:=[.B8]*RANDBETWEEN(0.3;1.9)/[.E8]*[.D8]" office:value-type="float" office:value="3323.9389711523" calcext:value-type="float">
            <text:p>3323.9389711523</text:p>
          </table:table-cell>
          <table:table-cell table:formula="of:=[.C8]*RANDBETWEEN(0.3;1.9)" office:value-type="float" office:value="6261.8779423046" calcext:value-type="float">
            <text:p>6261.8779423046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string" calcext:value-type="string">
            <text:p>21830.71916117402</text:p>
          </table:table-cell>
          <table:table-cell table:formula="of:=[.B9]+RANDBETWEEN(-500;500)" office:value-type="float" office:value="21782.719161174" calcext:value-type="float">
            <text:p>21782.719161174</text:p>
          </table:table-cell>
          <table:table-cell table:formula="of:=[.B9]*RANDBETWEEN(0.3;1.9)" office:value-type="float" office:value="21830.719161174" calcext:value-type="float">
            <text:p>21830.719161174</text:p>
          </table:table-cell>
          <table:table-cell table:formula="of:=[.D9]*RANDBETWEEN(0.3;1.9)" office:value-type="float" office:value="43661.438322348" calcext:value-type="float">
            <text:p>43661.438322348</text:p>
          </table:table-cell>
          <table:table-cell table:formula="of:=[.B9]*RANDBETWEEN(0.3;1.9)/[.E9]*[.D9]" office:value-type="float" office:value="21830.719161174" calcext:value-type="float">
            <text:p>21830.719161174</text:p>
          </table:table-cell>
          <table:table-cell table:formula="of:=[.C9]*RANDBETWEEN(0.3;1.9)" office:value-type="float" office:value="21782.719161174" calcext:value-type="float">
            <text:p>21782.719161174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string" calcext:value-type="string">
            <text:p>27840.484066701738</text:p>
          </table:table-cell>
          <table:table-cell table:formula="of:=[.B10]+RANDBETWEEN(-500;500)" office:value-type="float" office:value="27834.4840667017" calcext:value-type="float">
            <text:p>27834.4840667017</text:p>
          </table:table-cell>
          <table:table-cell table:formula="of:=[.B10]*RANDBETWEEN(0.3;1.9)" office:value-type="float" office:value="55680.9681334035" calcext:value-type="float">
            <text:p>55680.9681334035</text:p>
          </table:table-cell>
          <table:table-cell table:formula="of:=[.D10]*RANDBETWEEN(0.3;1.9)" office:value-type="float" office:value="55680.9681334035" calcext:value-type="float">
            <text:p>55680.9681334035</text:p>
          </table:table-cell>
          <table:table-cell table:formula="of:=[.B10]*RANDBETWEEN(0.3;1.9)/[.E10]*[.D10]" office:value-type="float" office:value="27840.4840667017" calcext:value-type="float">
            <text:p>27840.4840667017</text:p>
          </table:table-cell>
          <table:table-cell table:formula="of:=[.C10]*RANDBETWEEN(0.3;1.9)" office:value-type="float" office:value="55668.9681334035" calcext:value-type="float">
            <text:p>55668.9681334035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string" calcext:value-type="string">
            <text:p>898.5191324010001</text:p>
          </table:table-cell>
          <table:table-cell table:formula="of:=[.B11]+RANDBETWEEN(-500;500)" office:value-type="float" office:value="1275.519132401" calcext:value-type="float">
            <text:p>1275.519132401</text:p>
          </table:table-cell>
          <table:table-cell table:formula="of:=[.B11]*RANDBETWEEN(0.3;1.9)" office:value-type="float" office:value="1797.038264802" calcext:value-type="float">
            <text:p>1797.038264802</text:p>
          </table:table-cell>
          <table:table-cell table:formula="of:=[.D11]*RANDBETWEEN(0.3;1.9)" office:value-type="float" office:value="3594.076529604" calcext:value-type="float">
            <text:p>3594.076529604</text:p>
          </table:table-cell>
          <table:table-cell table:formula="of:=[.B11]*RANDBETWEEN(0.3;1.9)/[.E11]*[.D11]" office:value-type="float" office:value="449.2595662005" calcext:value-type="float">
            <text:p>449.2595662005</text:p>
          </table:table-cell>
          <table:table-cell table:formula="of:=[.C11]*RANDBETWEEN(0.3;1.9)" office:value-type="float" office:value="1275.519132401" calcext:value-type="float">
            <text:p>1275.519132401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string" calcext:value-type="string">
            <text:p>2408.002705904601</text:p>
          </table:table-cell>
          <table:table-cell table:formula="of:=[.B12]+RANDBETWEEN(-500;500)" office:value-type="float" office:value="1997.0027059046" calcext:value-type="float">
            <text:p>1997.0027059046</text:p>
          </table:table-cell>
          <table:table-cell table:formula="of:=[.B12]*RANDBETWEEN(0.3;1.9)" office:value-type="float" office:value="2408.0027059046" calcext:value-type="float">
            <text:p>2408.0027059046</text:p>
          </table:table-cell>
          <table:table-cell table:formula="of:=[.D12]*RANDBETWEEN(0.3;1.9)" office:value-type="float" office:value="4816.0054118092" calcext:value-type="float">
            <text:p>4816.0054118092</text:p>
          </table:table-cell>
          <table:table-cell table:formula="of:=[.B12]*RANDBETWEEN(0.3;1.9)/[.E12]*[.D12]" office:value-type="float" office:value="2408.0027059046" calcext:value-type="float">
            <text:p>2408.0027059046</text:p>
          </table:table-cell>
          <table:table-cell table:formula="of:=[.C12]*RANDBETWEEN(0.3;1.9)" office:value-type="float" office:value="3994.0054118092" calcext:value-type="float">
            <text:p>3994.0054118092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string" calcext:value-type="string">
            <text:p>17897.753207054677</text:p>
          </table:table-cell>
          <table:table-cell table:formula="of:=[.B13]+RANDBETWEEN(-500;500)" office:value-type="float" office:value="17441.7532070547" calcext:value-type="float">
            <text:p>17441.7532070547</text:p>
          </table:table-cell>
          <table:table-cell table:formula="of:=[.B13]*RANDBETWEEN(0.3;1.9)" office:value-type="float" office:value="35795.5064141094" calcext:value-type="float">
            <text:p>35795.5064141094</text:p>
          </table:table-cell>
          <table:table-cell table:formula="of:=[.D13]*RANDBETWEEN(0.3;1.9)" office:value-type="float" office:value="35795.5064141094" calcext:value-type="float">
            <text:p>35795.5064141094</text:p>
          </table:table-cell>
          <table:table-cell table:formula="of:=[.B13]*RANDBETWEEN(0.3;1.9)/[.E13]*[.D13]" office:value-type="float" office:value="17897.7532070547" calcext:value-type="float">
            <text:p>17897.7532070547</text:p>
          </table:table-cell>
          <table:table-cell table:formula="of:=[.C13]*RANDBETWEEN(0.3;1.9)" office:value-type="float" office:value="34883.5064141094" calcext:value-type="float">
            <text:p>34883.5064141094</text:p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string" calcext:value-type="string">
            <text:p>1110.0148129460001</text:p>
          </table:table-cell>
          <table:table-cell table:formula="of:=[.B14]+RANDBETWEEN(-500;500)" office:value-type="float" office:value="1477.014812946" calcext:value-type="float">
            <text:p>1477.014812946</text:p>
          </table:table-cell>
          <table:table-cell table:formula="of:=[.B14]*RANDBETWEEN(0.3;1.9)" office:value-type="float" office:value="2220.029625892" calcext:value-type="float">
            <text:p>2220.029625892</text:p>
          </table:table-cell>
          <table:table-cell table:formula="of:=[.D14]*RANDBETWEEN(0.3;1.9)" office:value-type="float" office:value="2220.029625892" calcext:value-type="float">
            <text:p>2220.029625892</text:p>
          </table:table-cell>
          <table:table-cell table:formula="of:=[.B14]*RANDBETWEEN(0.3;1.9)/[.E14]*[.D14]" office:value-type="float" office:value="2220.029625892" calcext:value-type="float">
            <text:p>2220.029625892</text:p>
          </table:table-cell>
          <table:table-cell table:formula="of:=[.C14]*RANDBETWEEN(0.3;1.9)" office:value-type="float" office:value="1477.014812946" calcext:value-type="float">
            <text:p>1477.014812946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string" calcext:value-type="string">
            <text:p>118925.73544804359</text:p>
          </table:table-cell>
          <table:table-cell table:formula="of:=[.B15]+RANDBETWEEN(-500;500)" office:value-type="float" office:value="119290.735448044" calcext:value-type="float">
            <text:p>119290.735448044</text:p>
          </table:table-cell>
          <table:table-cell table:formula="of:=[.B15]*RANDBETWEEN(0.3;1.9)" office:value-type="float" office:value="118925.735448044" calcext:value-type="float">
            <text:p>118925.735448044</text:p>
          </table:table-cell>
          <table:table-cell table:formula="of:=[.D15]*RANDBETWEEN(0.3;1.9)" office:value-type="float" office:value="118925.735448044" calcext:value-type="float">
            <text:p>118925.735448044</text:p>
          </table:table-cell>
          <table:table-cell table:formula="of:=[.B15]*RANDBETWEEN(0.3;1.9)/[.E15]*[.D15]" office:value-type="float" office:value="118925.735448044" calcext:value-type="float">
            <text:p>118925.735448044</text:p>
          </table:table-cell>
          <table:table-cell table:formula="of:=[.C15]*RANDBETWEEN(0.3;1.9)" office:value-type="float" office:value="119290.735448044" calcext:value-type="float">
            <text:p>119290.735448044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string" calcext:value-type="string">
            <text:p>5685.209188812739</text:p>
          </table:table-cell>
          <table:table-cell table:formula="of:=[.B16]+RANDBETWEEN(-500;500)" office:value-type="float" office:value="5487.20918881274" calcext:value-type="float">
            <text:p>5487.2091888127</text:p>
          </table:table-cell>
          <table:table-cell table:formula="of:=[.B16]*RANDBETWEEN(0.3;1.9)" office:value-type="float" office:value="11370.4183776255" calcext:value-type="float">
            <text:p>11370.4183776255</text:p>
          </table:table-cell>
          <table:table-cell table:formula="of:=[.D16]*RANDBETWEEN(0.3;1.9)" office:value-type="float" office:value="22740.836755251" calcext:value-type="float">
            <text:p>22740.836755251</text:p>
          </table:table-cell>
          <table:table-cell table:formula="of:=[.B16]*RANDBETWEEN(0.3;1.9)/[.E16]*[.D16]" office:value-type="float" office:value="2842.60459440637" calcext:value-type="float">
            <text:p>2842.6045944064</text:p>
          </table:table-cell>
          <table:table-cell table:formula="of:=[.C16]*RANDBETWEEN(0.3;1.9)" office:value-type="float" office:value="10974.4183776255" calcext:value-type="float">
            <text:p>10974.4183776255</text:p>
          </table:table-cell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string" calcext:value-type="string">
            <text:p>4683.907347646999</text:p>
          </table:table-cell>
          <table:table-cell table:formula="of:=[.B17]+RANDBETWEEN(-500;500)" office:value-type="float" office:value="5183.907347647" calcext:value-type="float">
            <text:p>5183.907347647</text:p>
          </table:table-cell>
          <table:table-cell table:formula="of:=[.B17]*RANDBETWEEN(0.3;1.9)" office:value-type="float" office:value="9367.814695294" calcext:value-type="float">
            <text:p>9367.814695294</text:p>
          </table:table-cell>
          <table:table-cell table:formula="of:=[.D17]*RANDBETWEEN(0.3;1.9)" office:value-type="float" office:value="9367.814695294" calcext:value-type="float">
            <text:p>9367.814695294</text:p>
          </table:table-cell>
          <table:table-cell table:formula="of:=[.B17]*RANDBETWEEN(0.3;1.9)/[.E17]*[.D17]" office:value-type="float" office:value="9367.814695294" calcext:value-type="float">
            <text:p>9367.814695294</text:p>
          </table:table-cell>
          <table:table-cell table:formula="of:=[.C17]*RANDBETWEEN(0.3;1.9)" office:value-type="float" office:value="10367.814695294" calcext:value-type="float">
            <text:p>10367.814695294</text:p>
          </table:table-cell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string" calcext:value-type="string">
            <text:p>1076.6097848697166</text:p>
          </table:table-cell>
          <table:table-cell table:formula="of:=[.B18]+RANDBETWEEN(-500;500)" office:value-type="float" office:value="1408.60978486972" calcext:value-type="float">
            <text:p>1408.6097848697</text:p>
          </table:table-cell>
          <table:table-cell table:formula="of:=[.B18]*RANDBETWEEN(0.3;1.9)" office:value-type="float" office:value="2153.21956973943" calcext:value-type="float">
            <text:p>2153.2195697394</text:p>
          </table:table-cell>
          <table:table-cell table:formula="of:=[.D18]*RANDBETWEEN(0.3;1.9)" office:value-type="float" office:value="4306.43913947887" calcext:value-type="float">
            <text:p>4306.4391394789</text:p>
          </table:table-cell>
          <table:table-cell table:formula="of:=[.B18]*RANDBETWEEN(0.3;1.9)/[.E18]*[.D18]" office:value-type="float" office:value="538.304892434858" calcext:value-type="float">
            <text:p>538.3048924349</text:p>
          </table:table-cell>
          <table:table-cell table:formula="of:=[.C18]*RANDBETWEEN(0.3;1.9)" office:value-type="float" office:value="2817.21956973943" calcext:value-type="float">
            <text:p>2817.2195697394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string" calcext:value-type="string">
            <text:p>107965.71033633607</text:p>
          </table:table-cell>
          <table:table-cell table:formula="of:=[.B19]+RANDBETWEEN(-500;500)" office:value-type="float" office:value="107559.710336336" calcext:value-type="float">
            <text:p>107559.710336336</text:p>
          </table:table-cell>
          <table:table-cell table:formula="of:=[.B19]*RANDBETWEEN(0.3;1.9)" office:value-type="float" office:value="215931.420672672" calcext:value-type="float">
            <text:p>215931.420672672</text:p>
          </table:table-cell>
          <table:table-cell table:formula="of:=[.D19]*RANDBETWEEN(0.3;1.9)" office:value-type="float" office:value="431862.841345344" calcext:value-type="float">
            <text:p>431862.841345344</text:p>
          </table:table-cell>
          <table:table-cell table:formula="of:=[.B19]*RANDBETWEEN(0.3;1.9)/[.E19]*[.D19]" office:value-type="float" office:value="53982.855168168" calcext:value-type="float">
            <text:p>53982.855168168</text:p>
          </table:table-cell>
          <table:table-cell table:formula="of:=[.C19]*RANDBETWEEN(0.3;1.9)" office:value-type="float" office:value="107559.710336336" calcext:value-type="float">
            <text:p>107559.710336336</text:p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string" calcext:value-type="string">
            <text:p>1791.0451452094621</text:p>
          </table:table-cell>
          <table:table-cell table:formula="of:=[.B20]+RANDBETWEEN(-500;500)" office:value-type="float" office:value="1645.04514520946" calcext:value-type="float">
            <text:p>1645.0451452095</text:p>
          </table:table-cell>
          <table:table-cell table:formula="of:=[.B20]*RANDBETWEEN(0.3;1.9)" office:value-type="float" office:value="1791.04514520946" calcext:value-type="float">
            <text:p>1791.0451452095</text:p>
          </table:table-cell>
          <table:table-cell table:formula="of:=[.D20]*RANDBETWEEN(0.3;1.9)" office:value-type="float" office:value="3582.09029041892" calcext:value-type="float">
            <text:p>3582.0902904189</text:p>
          </table:table-cell>
          <table:table-cell table:formula="of:=[.B20]*RANDBETWEEN(0.3;1.9)/[.E20]*[.D20]" office:value-type="float" office:value="1791.04514520946" calcext:value-type="float">
            <text:p>1791.0451452095</text:p>
          </table:table-cell>
          <table:table-cell table:formula="of:=[.C20]*RANDBETWEEN(0.3;1.9)" office:value-type="float" office:value="3290.09029041892" calcext:value-type="float">
            <text:p>3290.0902904189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string" calcext:value-type="string">
            <text:p>693.6421838551313</text:p>
          </table:table-cell>
          <table:table-cell table:formula="of:=[.B21]+RANDBETWEEN(-500;500)" office:value-type="float" office:value="667.642183855131" calcext:value-type="float">
            <text:p>667.6421838551</text:p>
          </table:table-cell>
          <table:table-cell table:formula="of:=[.B21]*RANDBETWEEN(0.3;1.9)" office:value-type="float" office:value="693.642183855131" calcext:value-type="float">
            <text:p>693.6421838551</text:p>
          </table:table-cell>
          <table:table-cell table:formula="of:=[.D21]*RANDBETWEEN(0.3;1.9)" office:value-type="float" office:value="693.642183855131" calcext:value-type="float">
            <text:p>693.6421838551</text:p>
          </table:table-cell>
          <table:table-cell table:formula="of:=[.B21]*RANDBETWEEN(0.3;1.9)/[.E21]*[.D21]" office:value-type="float" office:value="1387.28436771026" calcext:value-type="float">
            <text:p>1387.2843677103</text:p>
          </table:table-cell>
          <table:table-cell table:formula="of:=[.C21]*RANDBETWEEN(0.3;1.9)" office:value-type="float" office:value="1335.28436771026" calcext:value-type="float">
            <text:p>1335.2843677103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string" calcext:value-type="string">
            <text:p>5884.483518316121</text:p>
          </table:table-cell>
          <table:table-cell table:formula="of:=[.B22]+RANDBETWEEN(-500;500)" office:value-type="float" office:value="5676.48351831612" calcext:value-type="float">
            <text:p>5676.4835183161</text:p>
          </table:table-cell>
          <table:table-cell table:formula="of:=[.B22]*RANDBETWEEN(0.3;1.9)" office:value-type="float" office:value="5884.48351831612" calcext:value-type="float">
            <text:p>5884.4835183161</text:p>
          </table:table-cell>
          <table:table-cell table:formula="of:=[.D22]*RANDBETWEEN(0.3;1.9)" office:value-type="float" office:value="5884.48351831612" calcext:value-type="float">
            <text:p>5884.4835183161</text:p>
          </table:table-cell>
          <table:table-cell table:formula="of:=[.B22]*RANDBETWEEN(0.3;1.9)/[.E22]*[.D22]" office:value-type="float" office:value="5884.48351831612" calcext:value-type="float">
            <text:p>5884.4835183161</text:p>
          </table:table-cell>
          <table:table-cell table:formula="of:=[.C22]*RANDBETWEEN(0.3;1.9)" office:value-type="float" office:value="11352.9670366322" calcext:value-type="float">
            <text:p>11352.9670366322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string" calcext:value-type="string">
            <text:p>22345.51856569844</text:p>
          </table:table-cell>
          <table:table-cell table:formula="of:=[.B23]+RANDBETWEEN(-500;500)" office:value-type="float" office:value="22681.5185656984" calcext:value-type="float">
            <text:p>22681.5185656984</text:p>
          </table:table-cell>
          <table:table-cell table:formula="of:=[.B23]*RANDBETWEEN(0.3;1.9)" office:value-type="float" office:value="22345.5185656984" calcext:value-type="float">
            <text:p>22345.5185656984</text:p>
          </table:table-cell>
          <table:table-cell table:formula="of:=[.D23]*RANDBETWEEN(0.3;1.9)" office:value-type="float" office:value="44691.0371313969" calcext:value-type="float">
            <text:p>44691.0371313969</text:p>
          </table:table-cell>
          <table:table-cell table:formula="of:=[.B23]*RANDBETWEEN(0.3;1.9)/[.E23]*[.D23]" office:value-type="float" office:value="22345.5185656984" calcext:value-type="float">
            <text:p>22345.5185656984</text:p>
          </table:table-cell>
          <table:table-cell table:formula="of:=[.C23]*RANDBETWEEN(0.3;1.9)" office:value-type="float" office:value="45363.0371313969" calcext:value-type="float">
            <text:p>45363.0371313969</text:p>
          </table:table-cell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string" calcext:value-type="string">
            <text:p>5785.220495140001</text:p>
          </table:table-cell>
          <table:table-cell table:formula="of:=[.B24]+RANDBETWEEN(-500;500)" office:value-type="float" office:value="5997.22049514" calcext:value-type="float">
            <text:p>5997.22049514</text:p>
          </table:table-cell>
          <table:table-cell table:formula="of:=[.B24]*RANDBETWEEN(0.3;1.9)" office:value-type="float" office:value="11570.44099028" calcext:value-type="float">
            <text:p>11570.44099028</text:p>
          </table:table-cell>
          <table:table-cell table:formula="of:=[.D24]*RANDBETWEEN(0.3;1.9)" office:value-type="float" office:value="23140.88198056" calcext:value-type="float">
            <text:p>23140.88198056</text:p>
          </table:table-cell>
          <table:table-cell table:formula="of:=[.B24]*RANDBETWEEN(0.3;1.9)/[.E24]*[.D24]" office:value-type="float" office:value="5785.22049514" calcext:value-type="float">
            <text:p>5785.22049514</text:p>
          </table:table-cell>
          <table:table-cell table:formula="of:=[.C24]*RANDBETWEEN(0.3;1.9)" office:value-type="float" office:value="5997.22049514" calcext:value-type="float">
            <text:p>5997.22049514</text:p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string" calcext:value-type="string">
            <text:p>170785.27118708502</text:p>
          </table:table-cell>
          <table:table-cell table:formula="of:=[.B25]+RANDBETWEEN(-500;500)" office:value-type="float" office:value="170428.271187085" calcext:value-type="float">
            <text:p>170428.271187085</text:p>
          </table:table-cell>
          <table:table-cell table:formula="of:=[.B25]*RANDBETWEEN(0.3;1.9)" office:value-type="float" office:value="170785.271187085" calcext:value-type="float">
            <text:p>170785.271187085</text:p>
          </table:table-cell>
          <table:table-cell table:formula="of:=[.D25]*RANDBETWEEN(0.3;1.9)" office:value-type="float" office:value="170785.271187085" calcext:value-type="float">
            <text:p>170785.271187085</text:p>
          </table:table-cell>
          <table:table-cell table:formula="of:=[.B25]*RANDBETWEEN(0.3;1.9)/[.E25]*[.D25]" office:value-type="float" office:value="170785.271187085" calcext:value-type="float">
            <text:p>170785.271187085</text:p>
          </table:table-cell>
          <table:table-cell table:formula="of:=[.C25]*RANDBETWEEN(0.3;1.9)" office:value-type="float" office:value="170428.271187085" calcext:value-type="float">
            <text:p>170428.271187085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string" calcext:value-type="string">
            <text:p>2145.635148714</text:p>
          </table:table-cell>
          <table:table-cell table:formula="of:=[.B26]+RANDBETWEEN(-500;500)" office:value-type="float" office:value="2338.635148714" calcext:value-type="float">
            <text:p>2338.635148714</text:p>
          </table:table-cell>
          <table:table-cell table:formula="of:=[.B26]*RANDBETWEEN(0.3;1.9)" office:value-type="float" office:value="4291.270297428" calcext:value-type="float">
            <text:p>4291.270297428</text:p>
          </table:table-cell>
          <table:table-cell table:formula="of:=[.D26]*RANDBETWEEN(0.3;1.9)" office:value-type="float" office:value="8582.540594856" calcext:value-type="float">
            <text:p>8582.540594856</text:p>
          </table:table-cell>
          <table:table-cell table:formula="of:=[.B26]*RANDBETWEEN(0.3;1.9)/[.E26]*[.D26]" office:value-type="float" office:value="2145.635148714" calcext:value-type="float">
            <text:p>2145.635148714</text:p>
          </table:table-cell>
          <table:table-cell table:formula="of:=[.C26]*RANDBETWEEN(0.3;1.9)" office:value-type="float" office:value="2338.635148714" calcext:value-type="float">
            <text:p>2338.635148714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string" calcext:value-type="string">
            <text:p>1512.049268776</text:p>
          </table:table-cell>
          <table:table-cell table:formula="of:=[.B27]+RANDBETWEEN(-500;500)" office:value-type="float" office:value="1796.049268776" calcext:value-type="float">
            <text:p>1796.049268776</text:p>
          </table:table-cell>
          <table:table-cell table:formula="of:=[.B27]*RANDBETWEEN(0.3;1.9)" office:value-type="float" office:value="3024.098537552" calcext:value-type="float">
            <text:p>3024.098537552</text:p>
          </table:table-cell>
          <table:table-cell table:formula="of:=[.D27]*RANDBETWEEN(0.3;1.9)" office:value-type="float" office:value="6048.197075104" calcext:value-type="float">
            <text:p>6048.197075104</text:p>
          </table:table-cell>
          <table:table-cell table:formula="of:=[.B27]*RANDBETWEEN(0.3;1.9)/[.E27]*[.D27]" office:value-type="float" office:value="1512.049268776" calcext:value-type="float">
            <text:p>1512.049268776</text:p>
          </table:table-cell>
          <table:table-cell table:formula="of:=[.C27]*RANDBETWEEN(0.3;1.9)" office:value-type="float" office:value="1796.049268776" calcext:value-type="float">
            <text:p>1796.049268776</text:p>
          </table:table-cell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69552.39641357856</text:p>
          </table:table-cell>
          <table:table-cell table:formula="of:=[.B28]+RANDBETWEEN(-500;500)" office:value-type="float" office:value="69285.3964135786" calcext:value-type="float">
            <text:p>69285.3964135786</text:p>
          </table:table-cell>
          <table:table-cell table:formula="of:=[.B28]*RANDBETWEEN(0.3;1.9)" office:value-type="float" office:value="139104.792827157" calcext:value-type="float">
            <text:p>139104.792827157</text:p>
          </table:table-cell>
          <table:table-cell table:formula="of:=[.D28]*RANDBETWEEN(0.3;1.9)" office:value-type="float" office:value="139104.792827157" calcext:value-type="float">
            <text:p>139104.792827157</text:p>
          </table:table-cell>
          <table:table-cell table:formula="of:=[.B28]*RANDBETWEEN(0.3;1.9)/[.E28]*[.D28]" office:value-type="float" office:value="69552.3964135786" calcext:value-type="float">
            <text:p>69552.3964135786</text:p>
          </table:table-cell>
          <table:table-cell table:formula="of:=[.C28]*RANDBETWEEN(0.3;1.9)" office:value-type="float" office:value="138570.792827157" calcext:value-type="float">
            <text:p>138570.792827157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string" calcext:value-type="string">
            <text:p>4244.018634352239</text:p>
          </table:table-cell>
          <table:table-cell table:formula="of:=[.B29]+RANDBETWEEN(-500;500)" office:value-type="float" office:value="4055.01863435224" calcext:value-type="float">
            <text:p>4055.0186343522</text:p>
          </table:table-cell>
          <table:table-cell table:formula="of:=[.B29]*RANDBETWEEN(0.3;1.9)" office:value-type="float" office:value="8488.03726870448" calcext:value-type="float">
            <text:p>8488.0372687045</text:p>
          </table:table-cell>
          <table:table-cell table:formula="of:=[.D29]*RANDBETWEEN(0.3;1.9)" office:value-type="float" office:value="16976.074537409" calcext:value-type="float">
            <text:p>16976.074537409</text:p>
          </table:table-cell>
          <table:table-cell table:formula="of:=[.B29]*RANDBETWEEN(0.3;1.9)/[.E29]*[.D29]" office:value-type="float" office:value="2122.00931717612" calcext:value-type="float">
            <text:p>2122.0093171761</text:p>
          </table:table-cell>
          <table:table-cell table:formula="of:=[.C29]*RANDBETWEEN(0.3;1.9)" office:value-type="float" office:value="8110.03726870448" calcext:value-type="float">
            <text:p>8110.0372687045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string" calcext:value-type="string">
            <text:p>2801.3336020669994</text:p>
          </table:table-cell>
          <table:table-cell table:formula="of:=[.B30]+RANDBETWEEN(-500;500)" office:value-type="float" office:value="2393.333602067" calcext:value-type="float">
            <text:p>2393.333602067</text:p>
          </table:table-cell>
          <table:table-cell table:formula="of:=[.B30]*RANDBETWEEN(0.3;1.9)" office:value-type="float" office:value="5602.667204134" calcext:value-type="float">
            <text:p>5602.667204134</text:p>
          </table:table-cell>
          <table:table-cell table:formula="of:=[.D30]*RANDBETWEEN(0.3;1.9)" office:value-type="float" office:value="11205.334408268" calcext:value-type="float">
            <text:p>11205.334408268</text:p>
          </table:table-cell>
          <table:table-cell table:formula="of:=[.B30]*RANDBETWEEN(0.3;1.9)/[.E30]*[.D30]" office:value-type="float" office:value="2801.333602067" calcext:value-type="float">
            <text:p>2801.333602067</text:p>
          </table:table-cell>
          <table:table-cell table:formula="of:=[.C30]*RANDBETWEEN(0.3;1.9)" office:value-type="float" office:value="2393.333602067" calcext:value-type="float">
            <text:p>2393.333602067</text:p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string" calcext:value-type="string">
            <text:p>3031.9032210632163</text:p>
          </table:table-cell>
          <table:table-cell table:formula="of:=[.B31]+RANDBETWEEN(-500;500)" office:value-type="float" office:value="3198.90322106322" calcext:value-type="float">
            <text:p>3198.9032210632</text:p>
          </table:table-cell>
          <table:table-cell table:formula="of:=[.B31]*RANDBETWEEN(0.3;1.9)" office:value-type="float" office:value="3031.90322106322" calcext:value-type="float">
            <text:p>3031.9032210632</text:p>
          </table:table-cell>
          <table:table-cell table:formula="of:=[.D31]*RANDBETWEEN(0.3;1.9)" office:value-type="float" office:value="3031.90322106322" calcext:value-type="float">
            <text:p>3031.9032210632</text:p>
          </table:table-cell>
          <table:table-cell table:formula="of:=[.B31]*RANDBETWEEN(0.3;1.9)/[.E31]*[.D31]" office:value-type="float" office:value="6063.80644212643" calcext:value-type="float">
            <text:p>6063.8064421264</text:p>
          </table:table-cell>
          <table:table-cell table:formula="of:=[.C31]*RANDBETWEEN(0.3;1.9)" office:value-type="float" office:value="3198.90322106322" calcext:value-type="float">
            <text:p>3198.9032210632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string" calcext:value-type="string">
            <text:p>243.68577586799998</text:p>
          </table:table-cell>
          <table:table-cell table:formula="of:=[.B32]+RANDBETWEEN(-500;500)" office:value-type="float" office:value="-29.314224132" calcext:value-type="float">
            <text:p>-29.314224132</text:p>
          </table:table-cell>
          <table:table-cell table:formula="of:=[.B32]*RANDBETWEEN(0.3;1.9)" office:value-type="float" office:value="243.685775868" calcext:value-type="float">
            <text:p>243.685775868</text:p>
          </table:table-cell>
          <table:table-cell table:formula="of:=[.D32]*RANDBETWEEN(0.3;1.9)" office:value-type="float" office:value="243.685775868" calcext:value-type="float">
            <text:p>243.685775868</text:p>
          </table:table-cell>
          <table:table-cell table:formula="of:=[.B32]*RANDBETWEEN(0.3;1.9)/[.E32]*[.D32]" office:value-type="float" office:value="243.685775868" calcext:value-type="float">
            <text:p>243.685775868</text:p>
          </table:table-cell>
          <table:table-cell table:formula="of:=[.C32]*RANDBETWEEN(0.3;1.9)" office:value-type="float" office:value="-58.628448264" calcext:value-type="float">
            <text:p>-58.628448264</text:p>
          </table:table-cell>
        </table:table-row>
        <table:table-row table:style-name="ro1">
          <table:table-cell office:value-type="float" office:value="11032" calcext:value-type="float">
            <text:p>11032</text:p>
          </table:table-cell>
          <table:table-cell office:value-type="string" calcext:value-type="string">
            <text:p>2068.575795663</text:p>
          </table:table-cell>
          <table:table-cell table:formula="of:=[.B33]+RANDBETWEEN(-500;500)" office:value-type="float" office:value="1850.575795663" calcext:value-type="float">
            <text:p>1850.575795663</text:p>
          </table:table-cell>
          <table:table-cell table:formula="of:=[.B33]*RANDBETWEEN(0.3;1.9)" office:value-type="float" office:value="4137.151591326" calcext:value-type="float">
            <text:p>4137.151591326</text:p>
          </table:table-cell>
          <table:table-cell table:formula="of:=[.D33]*RANDBETWEEN(0.3;1.9)" office:value-type="float" office:value="8274.303182652" calcext:value-type="float">
            <text:p>8274.303182652</text:p>
          </table:table-cell>
          <table:table-cell table:formula="of:=[.B33]*RANDBETWEEN(0.3;1.9)/[.E33]*[.D33]" office:value-type="float" office:value="2068.575795663" calcext:value-type="float">
            <text:p>2068.575795663</text:p>
          </table:table-cell>
          <table:table-cell table:formula="of:=[.C33]*RANDBETWEEN(0.3;1.9)" office:value-type="float" office:value="1850.575795663" calcext:value-type="float">
            <text:p>1850.575795663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11124.234595188991</text:p>
          </table:table-cell>
          <table:table-cell table:formula="of:=[.B34]+RANDBETWEEN(-500;500)" office:value-type="float" office:value="11184.234595189" calcext:value-type="float">
            <text:p>11184.234595189</text:p>
          </table:table-cell>
          <table:table-cell table:formula="of:=[.B34]*RANDBETWEEN(0.3;1.9)" office:value-type="float" office:value="11124.234595189" calcext:value-type="float">
            <text:p>11124.234595189</text:p>
          </table:table-cell>
          <table:table-cell table:formula="of:=[.D34]*RANDBETWEEN(0.3;1.9)" office:value-type="float" office:value="11124.234595189" calcext:value-type="float">
            <text:p>11124.234595189</text:p>
          </table:table-cell>
          <table:table-cell table:formula="of:=[.B34]*RANDBETWEEN(0.3;1.9)/[.E34]*[.D34]" office:value-type="float" office:value="22248.469190378" calcext:value-type="float">
            <text:p>22248.469190378</text:p>
          </table:table-cell>
          <table:table-cell table:formula="of:=[.C34]*RANDBETWEEN(0.3;1.9)" office:value-type="float" office:value="11184.234595189" calcext:value-type="float">
            <text:p>11184.234595189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string" calcext:value-type="string">
            <text:p>2089.8517367229997</text:p>
          </table:table-cell>
          <table:table-cell table:formula="of:=[.B35]+RANDBETWEEN(-500;500)" office:value-type="float" office:value="2549.851736723" calcext:value-type="float">
            <text:p>2549.851736723</text:p>
          </table:table-cell>
          <table:table-cell table:formula="of:=[.B35]*RANDBETWEEN(0.3;1.9)" office:value-type="float" office:value="4179.703473446" calcext:value-type="float">
            <text:p>4179.703473446</text:p>
          </table:table-cell>
          <table:table-cell table:formula="of:=[.D35]*RANDBETWEEN(0.3;1.9)" office:value-type="float" office:value="8359.406946892" calcext:value-type="float">
            <text:p>8359.406946892</text:p>
          </table:table-cell>
          <table:table-cell table:formula="of:=[.B35]*RANDBETWEEN(0.3;1.9)/[.E35]*[.D35]" office:value-type="float" office:value="1044.9258683615" calcext:value-type="float">
            <text:p>1044.9258683615</text:p>
          </table:table-cell>
          <table:table-cell table:formula="of:=[.C35]*RANDBETWEEN(0.3;1.9)" office:value-type="float" office:value="2549.851736723" calcext:value-type="float">
            <text:p>2549.851736723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4497.770525876217</text:p>
          </table:table-cell>
          <table:table-cell table:formula="of:=[.B36]+RANDBETWEEN(-500;500)" office:value-type="float" office:value="4581.77052587622" calcext:value-type="float">
            <text:p>4581.7705258762</text:p>
          </table:table-cell>
          <table:table-cell table:formula="of:=[.B36]*RANDBETWEEN(0.3;1.9)" office:value-type="float" office:value="4497.77052587622" calcext:value-type="float">
            <text:p>4497.7705258762</text:p>
          </table:table-cell>
          <table:table-cell table:formula="of:=[.D36]*RANDBETWEEN(0.3;1.9)" office:value-type="float" office:value="8995.54105175243" calcext:value-type="float">
            <text:p>8995.5410517524</text:p>
          </table:table-cell>
          <table:table-cell table:formula="of:=[.B36]*RANDBETWEEN(0.3;1.9)/[.E36]*[.D36]" office:value-type="float" office:value="2248.88526293811" calcext:value-type="float">
            <text:p>2248.8852629381</text:p>
          </table:table-cell>
          <table:table-cell table:formula="of:=[.C36]*RANDBETWEEN(0.3;1.9)" office:value-type="float" office:value="4581.77052587622" calcext:value-type="float">
            <text:p>4581.7705258762</text:p>
          </table:table-cell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string" calcext:value-type="string">
            <text:p>3240.506916689093</text:p>
          </table:table-cell>
          <table:table-cell table:formula="of:=[.B37]+RANDBETWEEN(-500;500)" office:value-type="float" office:value="3464.50691668909" calcext:value-type="float">
            <text:p>3464.5069166891</text:p>
          </table:table-cell>
          <table:table-cell table:formula="of:=[.B37]*RANDBETWEEN(0.3;1.9)" office:value-type="float" office:value="6481.01383337819" calcext:value-type="float">
            <text:p>6481.0138333782</text:p>
          </table:table-cell>
          <table:table-cell table:formula="of:=[.D37]*RANDBETWEEN(0.3;1.9)" office:value-type="float" office:value="6481.01383337819" calcext:value-type="float">
            <text:p>6481.0138333782</text:p>
          </table:table-cell>
          <table:table-cell table:formula="of:=[.B37]*RANDBETWEEN(0.3;1.9)/[.E37]*[.D37]" office:value-type="float" office:value="3240.50691668909" calcext:value-type="float">
            <text:p>3240.5069166891</text:p>
          </table:table-cell>
          <table:table-cell table:formula="of:=[.C37]*RANDBETWEEN(0.3;1.9)" office:value-type="float" office:value="3464.50691668909" calcext:value-type="float">
            <text:p>3464.5069166891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string" calcext:value-type="string">
            <text:p>2865.3809070941566</text:p>
          </table:table-cell>
          <table:table-cell table:formula="of:=[.B38]+RANDBETWEEN(-500;500)" office:value-type="float" office:value="2477.38090709416" calcext:value-type="float">
            <text:p>2477.3809070942</text:p>
          </table:table-cell>
          <table:table-cell table:formula="of:=[.B38]*RANDBETWEEN(0.3;1.9)" office:value-type="float" office:value="5730.76181418831" calcext:value-type="float">
            <text:p>5730.7618141883</text:p>
          </table:table-cell>
          <table:table-cell table:formula="of:=[.D38]*RANDBETWEEN(0.3;1.9)" office:value-type="float" office:value="5730.76181418831" calcext:value-type="float">
            <text:p>5730.7618141883</text:p>
          </table:table-cell>
          <table:table-cell table:formula="of:=[.B38]*RANDBETWEEN(0.3;1.9)/[.E38]*[.D38]" office:value-type="float" office:value="5730.76181418831" calcext:value-type="float">
            <text:p>5730.7618141883</text:p>
          </table:table-cell>
          <table:table-cell table:formula="of:=[.C38]*RANDBETWEEN(0.3;1.9)" office:value-type="float" office:value="2477.38090709416" calcext:value-type="float">
            <text:p>2477.3809070942</text:p>
          </table:table-cell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string" calcext:value-type="string">
            <text:p>2984.318689554166</text:p>
          </table:table-cell>
          <table:table-cell table:formula="of:=[.B39]+RANDBETWEEN(-500;500)" office:value-type="float" office:value="3182.31868955417" calcext:value-type="float">
            <text:p>3182.3186895542</text:p>
          </table:table-cell>
          <table:table-cell table:formula="of:=[.B39]*RANDBETWEEN(0.3;1.9)" office:value-type="float" office:value="2984.31868955417" calcext:value-type="float">
            <text:p>2984.3186895542</text:p>
          </table:table-cell>
          <table:table-cell table:formula="of:=[.D39]*RANDBETWEEN(0.3;1.9)" office:value-type="float" office:value="2984.31868955417" calcext:value-type="float">
            <text:p>2984.3186895542</text:p>
          </table:table-cell>
          <table:table-cell table:formula="of:=[.B39]*RANDBETWEEN(0.3;1.9)/[.E39]*[.D39]" office:value-type="float" office:value="5968.63737910833" calcext:value-type="float">
            <text:p>5968.6373791083</text:p>
          </table:table-cell>
          <table:table-cell table:formula="of:=[.C39]*RANDBETWEEN(0.3;1.9)" office:value-type="float" office:value="6364.63737910833" calcext:value-type="float">
            <text:p>6364.6373791083</text:p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  <table:table-cell office:value-type="string" calcext:value-type="string">
            <text:p>3717.7800339197875</text:p>
          </table:table-cell>
          <table:table-cell table:formula="of:=[.B40]+RANDBETWEEN(-500;500)" office:value-type="float" office:value="3393.78003391979" calcext:value-type="float">
            <text:p>3393.7800339198</text:p>
          </table:table-cell>
          <table:table-cell table:formula="of:=[.B40]*RANDBETWEEN(0.3;1.9)" office:value-type="float" office:value="7435.56006783957" calcext:value-type="float">
            <text:p>7435.5600678396</text:p>
          </table:table-cell>
          <table:table-cell table:formula="of:=[.D40]*RANDBETWEEN(0.3;1.9)" office:value-type="float" office:value="14871.1201356792" calcext:value-type="float">
            <text:p>14871.1201356792</text:p>
          </table:table-cell>
          <table:table-cell table:formula="of:=[.B40]*RANDBETWEEN(0.3;1.9)/[.E40]*[.D40]" office:value-type="float" office:value="3717.78003391979" calcext:value-type="float">
            <text:p>3717.7800339198</text:p>
          </table:table-cell>
          <table:table-cell table:formula="of:=[.C40]*RANDBETWEEN(0.3;1.9)" office:value-type="float" office:value="6787.56006783958" calcext:value-type="float">
            <text:p>6787.5600678396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string" calcext:value-type="string">
            <text:p>132207.65581351708</text:p>
          </table:table-cell>
          <table:table-cell table:formula="of:=[.B41]+RANDBETWEEN(-500;500)" office:value-type="float" office:value="132313.655813517" calcext:value-type="float">
            <text:p>132313.655813517</text:p>
          </table:table-cell>
          <table:table-cell table:formula="of:=[.B41]*RANDBETWEEN(0.3;1.9)" office:value-type="float" office:value="132207.655813517" calcext:value-type="float">
            <text:p>132207.655813517</text:p>
          </table:table-cell>
          <table:table-cell table:formula="of:=[.D41]*RANDBETWEEN(0.3;1.9)" office:value-type="float" office:value="132207.655813517" calcext:value-type="float">
            <text:p>132207.655813517</text:p>
          </table:table-cell>
          <table:table-cell table:formula="of:=[.B41]*RANDBETWEEN(0.3;1.9)/[.E41]*[.D41]" office:value-type="float" office:value="264415.311627034" calcext:value-type="float">
            <text:p>264415.311627034</text:p>
          </table:table-cell>
          <table:table-cell table:formula="of:=[.C41]*RANDBETWEEN(0.3;1.9)" office:value-type="float" office:value="264627.311627034" calcext:value-type="float">
            <text:p>264627.311627034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string" calcext:value-type="string">
            <text:p>12872.394464895066</text:p>
          </table:table-cell>
          <table:table-cell table:formula="of:=[.B42]+RANDBETWEEN(-500;500)" office:value-type="float" office:value="12946.3944648951" calcext:value-type="float">
            <text:p>12946.3944648951</text:p>
          </table:table-cell>
          <table:table-cell table:formula="of:=[.B42]*RANDBETWEEN(0.3;1.9)" office:value-type="float" office:value="25744.7889297901" calcext:value-type="float">
            <text:p>25744.7889297901</text:p>
          </table:table-cell>
          <table:table-cell table:formula="of:=[.D42]*RANDBETWEEN(0.3;1.9)" office:value-type="float" office:value="25744.7889297901" calcext:value-type="float">
            <text:p>25744.7889297901</text:p>
          </table:table-cell>
          <table:table-cell table:formula="of:=[.B42]*RANDBETWEEN(0.3;1.9)/[.E42]*[.D42]" office:value-type="float" office:value="25744.7889297901" calcext:value-type="float">
            <text:p>25744.7889297901</text:p>
          </table:table-cell>
          <table:table-cell table:formula="of:=[.C42]*RANDBETWEEN(0.3;1.9)" office:value-type="float" office:value="25892.7889297901" calcext:value-type="float">
            <text:p>25892.7889297901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6014.636417959585</text:p>
          </table:table-cell>
          <table:table-cell table:formula="of:=[.B43]+RANDBETWEEN(-500;500)" office:value-type="float" office:value="5779.63641795959" calcext:value-type="float">
            <text:p>5779.6364179596</text:p>
          </table:table-cell>
          <table:table-cell table:formula="of:=[.B43]*RANDBETWEEN(0.3;1.9)" office:value-type="float" office:value="12029.2728359192" calcext:value-type="float">
            <text:p>12029.2728359192</text:p>
          </table:table-cell>
          <table:table-cell table:formula="of:=[.D43]*RANDBETWEEN(0.3;1.9)" office:value-type="float" office:value="12029.2728359192" calcext:value-type="float">
            <text:p>12029.2728359192</text:p>
          </table:table-cell>
          <table:table-cell table:formula="of:=[.B43]*RANDBETWEEN(0.3;1.9)/[.E43]*[.D43]" office:value-type="float" office:value="12029.2728359192" calcext:value-type="float">
            <text:p>12029.2728359192</text:p>
          </table:table-cell>
          <table:table-cell table:formula="of:=[.C43]*RANDBETWEEN(0.3;1.9)" office:value-type="float" office:value="5779.63641795959" calcext:value-type="float">
            <text:p>5779.6364179596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string" calcext:value-type="string">
            <text:p>1349.7237946600003</text:p>
          </table:table-cell>
          <table:table-cell table:formula="of:=[.B44]+RANDBETWEEN(-500;500)" office:value-type="float" office:value="1500.72379466" calcext:value-type="float">
            <text:p>1500.72379466</text:p>
          </table:table-cell>
          <table:table-cell table:formula="of:=[.B44]*RANDBETWEEN(0.3;1.9)" office:value-type="float" office:value="2699.44758932" calcext:value-type="float">
            <text:p>2699.44758932</text:p>
          </table:table-cell>
          <table:table-cell table:formula="of:=[.D44]*RANDBETWEEN(0.3;1.9)" office:value-type="float" office:value="2699.44758932" calcext:value-type="float">
            <text:p>2699.44758932</text:p>
          </table:table-cell>
          <table:table-cell table:formula="of:=[.B44]*RANDBETWEEN(0.3;1.9)/[.E44]*[.D44]" office:value-type="float" office:value="2699.44758932" calcext:value-type="float">
            <text:p>2699.44758932</text:p>
          </table:table-cell>
          <table:table-cell table:formula="of:=[.C44]*RANDBETWEEN(0.3;1.9)" office:value-type="float" office:value="1500.72379466" calcext:value-type="float">
            <text:p>1500.72379466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string" calcext:value-type="string">
            <text:p>2016.5608847969997</text:p>
          </table:table-cell>
          <table:table-cell table:formula="of:=[.B45]+RANDBETWEEN(-500;500)" office:value-type="float" office:value="1957.560884797" calcext:value-type="float">
            <text:p>1957.560884797</text:p>
          </table:table-cell>
          <table:table-cell table:formula="of:=[.B45]*RANDBETWEEN(0.3;1.9)" office:value-type="float" office:value="4033.121769594" calcext:value-type="float">
            <text:p>4033.121769594</text:p>
          </table:table-cell>
          <table:table-cell table:formula="of:=[.D45]*RANDBETWEEN(0.3;1.9)" office:value-type="float" office:value="8066.243539188" calcext:value-type="float">
            <text:p>8066.243539188</text:p>
          </table:table-cell>
          <table:table-cell table:formula="of:=[.B45]*RANDBETWEEN(0.3;1.9)/[.E45]*[.D45]" office:value-type="float" office:value="1008.2804423985" calcext:value-type="float">
            <text:p>1008.2804423985</text:p>
          </table:table-cell>
          <table:table-cell table:formula="of:=[.C45]*RANDBETWEEN(0.3;1.9)" office:value-type="float" office:value="3915.121769594" calcext:value-type="float">
            <text:p>3915.121769594</text:p>
          </table:table-cell>
        </table:table-row>
        <table:table-row table:style-name="ro1">
          <table:table-cell office:value-type="float" office:value="11045" calcext:value-type="float">
            <text:p>11045</text:p>
          </table:table-cell>
          <table:table-cell office:value-type="string" calcext:value-type="string">
            <text:p>1524.6195652590002</text:p>
          </table:table-cell>
          <table:table-cell table:formula="of:=[.B46]+RANDBETWEEN(-500;500)" office:value-type="float" office:value="1154.619565259" calcext:value-type="float">
            <text:p>1154.619565259</text:p>
          </table:table-cell>
          <table:table-cell table:formula="of:=[.B46]*RANDBETWEEN(0.3;1.9)" office:value-type="float" office:value="1524.619565259" calcext:value-type="float">
            <text:p>1524.619565259</text:p>
          </table:table-cell>
          <table:table-cell table:formula="of:=[.D46]*RANDBETWEEN(0.3;1.9)" office:value-type="float" office:value="3049.239130518" calcext:value-type="float">
            <text:p>3049.239130518</text:p>
          </table:table-cell>
          <table:table-cell table:formula="of:=[.B46]*RANDBETWEEN(0.3;1.9)/[.E46]*[.D46]" office:value-type="float" office:value="762.3097826295" calcext:value-type="float">
            <text:p>762.3097826295</text:p>
          </table:table-cell>
          <table:table-cell table:formula="of:=[.C46]*RANDBETWEEN(0.3;1.9)" office:value-type="float" office:value="2309.239130518" calcext:value-type="float">
            <text:p>2309.239130518</text:p>
          </table:table-cell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string" calcext:value-type="string">
            <text:p>1906.860913011</text:p>
          </table:table-cell>
          <table:table-cell table:formula="of:=[.B47]+RANDBETWEEN(-500;500)" office:value-type="float" office:value="2359.860913011" calcext:value-type="float">
            <text:p>2359.860913011</text:p>
          </table:table-cell>
          <table:table-cell table:formula="of:=[.B47]*RANDBETWEEN(0.3;1.9)" office:value-type="float" office:value="3813.721826022" calcext:value-type="float">
            <text:p>3813.721826022</text:p>
          </table:table-cell>
          <table:table-cell table:formula="of:=[.D47]*RANDBETWEEN(0.3;1.9)" office:value-type="float" office:value="3813.721826022" calcext:value-type="float">
            <text:p>3813.721826022</text:p>
          </table:table-cell>
          <table:table-cell table:formula="of:=[.B47]*RANDBETWEEN(0.3;1.9)/[.E47]*[.D47]" office:value-type="float" office:value="1906.860913011" calcext:value-type="float">
            <text:p>1906.860913011</text:p>
          </table:table-cell>
          <table:table-cell table:formula="of:=[.C47]*RANDBETWEEN(0.3;1.9)" office:value-type="float" office:value="2359.860913011" calcext:value-type="float">
            <text:p>2359.860913011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string" calcext:value-type="string">
            <text:p>580.7181335</text:p>
          </table:table-cell>
          <table:table-cell table:formula="of:=[.B48]+RANDBETWEEN(-500;500)" office:value-type="float" office:value="520.7181335" calcext:value-type="float">
            <text:p>520.7181335</text:p>
          </table:table-cell>
          <table:table-cell table:formula="of:=[.B48]*RANDBETWEEN(0.3;1.9)" office:value-type="float" office:value="1161.436267" calcext:value-type="float">
            <text:p>1161.436267</text:p>
          </table:table-cell>
          <table:table-cell table:formula="of:=[.D48]*RANDBETWEEN(0.3;1.9)" office:value-type="float" office:value="2322.872534" calcext:value-type="float">
            <text:p>2322.872534</text:p>
          </table:table-cell>
          <table:table-cell table:formula="of:=[.B48]*RANDBETWEEN(0.3;1.9)/[.E48]*[.D48]" office:value-type="float" office:value="290.35906675" calcext:value-type="float">
            <text:p>290.35906675</text:p>
          </table:table-cell>
          <table:table-cell table:formula="of:=[.C48]*RANDBETWEEN(0.3;1.9)" office:value-type="float" office:value="1041.436267" calcext:value-type="float">
            <text:p>1041.436267</text:p>
          </table:table-cell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34702.2909814916</text:p>
          </table:table-cell>
          <table:table-cell table:formula="of:=[.B49]+RANDBETWEEN(-500;500)" office:value-type="float" office:value="35165.2909814916" calcext:value-type="float">
            <text:p>35165.2909814916</text:p>
          </table:table-cell>
          <table:table-cell table:formula="of:=[.B49]*RANDBETWEEN(0.3;1.9)" office:value-type="float" office:value="69404.5819629832" calcext:value-type="float">
            <text:p>69404.5819629832</text:p>
          </table:table-cell>
          <table:table-cell table:formula="of:=[.D49]*RANDBETWEEN(0.3;1.9)" office:value-type="float" office:value="69404.5819629832" calcext:value-type="float">
            <text:p>69404.5819629832</text:p>
          </table:table-cell>
          <table:table-cell table:formula="of:=[.B49]*RANDBETWEEN(0.3;1.9)/[.E49]*[.D49]" office:value-type="float" office:value="34702.2909814916" calcext:value-type="float">
            <text:p>34702.2909814916</text:p>
          </table:table-cell>
          <table:table-cell table:formula="of:=[.C49]*RANDBETWEEN(0.3;1.9)" office:value-type="float" office:value="35165.2909814916" calcext:value-type="float">
            <text:p>35165.2909814916</text:p>
          </table:table-cell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70021.58063289073</text:p>
          </table:table-cell>
          <table:table-cell table:formula="of:=[.B50]+RANDBETWEEN(-500;500)" office:value-type="float" office:value="69567.5806328907" calcext:value-type="float">
            <text:p>69567.5806328907</text:p>
          </table:table-cell>
          <table:table-cell table:formula="of:=[.B50]*RANDBETWEEN(0.3;1.9)" office:value-type="float" office:value="70021.5806328907" calcext:value-type="float">
            <text:p>70021.5806328907</text:p>
          </table:table-cell>
          <table:table-cell table:formula="of:=[.D50]*RANDBETWEEN(0.3;1.9)" office:value-type="float" office:value="140043.161265781" calcext:value-type="float">
            <text:p>140043.161265781</text:p>
          </table:table-cell>
          <table:table-cell table:formula="of:=[.B50]*RANDBETWEEN(0.3;1.9)/[.E50]*[.D50]" office:value-type="float" office:value="35010.7903164454" calcext:value-type="float">
            <text:p>35010.7903164454</text:p>
          </table:table-cell>
          <table:table-cell table:formula="of:=[.C50]*RANDBETWEEN(0.3;1.9)" office:value-type="float" office:value="139135.161265781" calcext:value-type="float">
            <text:p>139135.161265781</text:p>
          </table:table-cell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string" calcext:value-type="string">
            <text:p>3427.4517248419897</text:p>
          </table:table-cell>
          <table:table-cell table:formula="of:=[.B51]+RANDBETWEEN(-500;500)" office:value-type="float" office:value="3722.45172484199" calcext:value-type="float">
            <text:p>3722.451724842</text:p>
          </table:table-cell>
          <table:table-cell table:formula="of:=[.B51]*RANDBETWEEN(0.3;1.9)" office:value-type="float" office:value="6854.90344968398" calcext:value-type="float">
            <text:p>6854.903449684</text:p>
          </table:table-cell>
          <table:table-cell table:formula="of:=[.D51]*RANDBETWEEN(0.3;1.9)" office:value-type="float" office:value="13709.806899368" calcext:value-type="float">
            <text:p>13709.806899368</text:p>
          </table:table-cell>
          <table:table-cell table:formula="of:=[.B51]*RANDBETWEEN(0.3;1.9)/[.E51]*[.D51]" office:value-type="float" office:value="3427.45172484199" calcext:value-type="float">
            <text:p>3427.451724842</text:p>
          </table:table-cell>
          <table:table-cell table:formula="of:=[.C51]*RANDBETWEEN(0.3;1.9)" office:value-type="float" office:value="3722.45172484199" calcext:value-type="float">
            <text:p>3722.451724842</text:p>
          </table:table-cell>
        </table:table-row>
        <table:table-row table:style-name="ro1">
          <table:table-cell office:value-type="float" office:value="11051" calcext:value-type="float">
            <text:p>11051</text:p>
          </table:table-cell>
          <table:table-cell office:value-type="string" calcext:value-type="string">
            <text:p>2223.509314519603</text:p>
          </table:table-cell>
          <table:table-cell table:formula="of:=[.B52]+RANDBETWEEN(-500;500)" office:value-type="float" office:value="2159.5093145196" calcext:value-type="float">
            <text:p>2159.5093145196</text:p>
          </table:table-cell>
          <table:table-cell table:formula="of:=[.B52]*RANDBETWEEN(0.3;1.9)" office:value-type="float" office:value="2223.5093145196" calcext:value-type="float">
            <text:p>2223.5093145196</text:p>
          </table:table-cell>
          <table:table-cell table:formula="of:=[.D52]*RANDBETWEEN(0.3;1.9)" office:value-type="float" office:value="4447.01862903921" calcext:value-type="float">
            <text:p>4447.0186290392</text:p>
          </table:table-cell>
          <table:table-cell table:formula="of:=[.B52]*RANDBETWEEN(0.3;1.9)/[.E52]*[.D52]" office:value-type="float" office:value="1111.7546572598" calcext:value-type="float">
            <text:p>1111.7546572598</text:p>
          </table:table-cell>
          <table:table-cell table:formula="of:=[.C52]*RANDBETWEEN(0.3;1.9)" office:value-type="float" office:value="2159.5093145196" calcext:value-type="float">
            <text:p>2159.5093145196</text:p>
          </table:table-cell>
        </table:table-row>
        <table:table-row table:style-name="ro1">
          <table:table-cell office:value-type="float" office:value="11052" calcext:value-type="float">
            <text:p>11052</text:p>
          </table:table-cell>
          <table:table-cell office:value-type="string" calcext:value-type="string">
            <text:p>2864.617703386564</text:p>
          </table:table-cell>
          <table:table-cell table:formula="of:=[.B53]+RANDBETWEEN(-500;500)" office:value-type="float" office:value="2702.61770338656" calcext:value-type="float">
            <text:p>2702.6177033866</text:p>
          </table:table-cell>
          <table:table-cell table:formula="of:=[.B53]*RANDBETWEEN(0.3;1.9)" office:value-type="float" office:value="5729.23540677313" calcext:value-type="float">
            <text:p>5729.2354067731</text:p>
          </table:table-cell>
          <table:table-cell table:formula="of:=[.D53]*RANDBETWEEN(0.3;1.9)" office:value-type="float" office:value="11458.4708135463" calcext:value-type="float">
            <text:p>11458.4708135463</text:p>
          </table:table-cell>
          <table:table-cell table:formula="of:=[.B53]*RANDBETWEEN(0.3;1.9)/[.E53]*[.D53]" office:value-type="float" office:value="1432.30885169328" calcext:value-type="float">
            <text:p>1432.3088516933</text:p>
          </table:table-cell>
          <table:table-cell table:formula="of:=[.C53]*RANDBETWEEN(0.3;1.9)" office:value-type="float" office:value="5405.23540677313" calcext:value-type="float">
            <text:p>5405.2354067731</text:p>
          </table:table-cell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string" calcext:value-type="string">
            <text:p>2173.1942829600002</text:p>
          </table:table-cell>
          <table:table-cell table:formula="of:=[.B54]+RANDBETWEEN(-500;500)" office:value-type="float" office:value="2303.19428296" calcext:value-type="float">
            <text:p>2303.19428296</text:p>
          </table:table-cell>
          <table:table-cell table:formula="of:=[.B54]*RANDBETWEEN(0.3;1.9)" office:value-type="float" office:value="4346.38856592" calcext:value-type="float">
            <text:p>4346.38856592</text:p>
          </table:table-cell>
          <table:table-cell table:formula="of:=[.D54]*RANDBETWEEN(0.3;1.9)" office:value-type="float" office:value="4346.38856592" calcext:value-type="float">
            <text:p>4346.38856592</text:p>
          </table:table-cell>
          <table:table-cell table:formula="of:=[.B54]*RANDBETWEEN(0.3;1.9)/[.E54]*[.D54]" office:value-type="float" office:value="4346.38856592" calcext:value-type="float">
            <text:p>4346.38856592</text:p>
          </table:table-cell>
          <table:table-cell table:formula="of:=[.C54]*RANDBETWEEN(0.3;1.9)" office:value-type="float" office:value="4606.38856592" calcext:value-type="float">
            <text:p>4606.38856592</text:p>
          </table:table-cell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string" calcext:value-type="string">
            <text:p>3187.763608492</text:p>
          </table:table-cell>
          <table:table-cell table:formula="of:=[.B55]+RANDBETWEEN(-500;500)" office:value-type="float" office:value="2834.763608492" calcext:value-type="float">
            <text:p>2834.763608492</text:p>
          </table:table-cell>
          <table:table-cell table:formula="of:=[.B55]*RANDBETWEEN(0.3;1.9)" office:value-type="float" office:value="6375.527216984" calcext:value-type="float">
            <text:p>6375.527216984</text:p>
          </table:table-cell>
          <table:table-cell table:formula="of:=[.D55]*RANDBETWEEN(0.3;1.9)" office:value-type="float" office:value="6375.527216984" calcext:value-type="float">
            <text:p>6375.527216984</text:p>
          </table:table-cell>
          <table:table-cell table:formula="of:=[.B55]*RANDBETWEEN(0.3;1.9)/[.E55]*[.D55]" office:value-type="float" office:value="6375.527216984" calcext:value-type="float">
            <text:p>6375.527216984</text:p>
          </table:table-cell>
          <table:table-cell table:formula="of:=[.C55]*RANDBETWEEN(0.3;1.9)" office:value-type="float" office:value="2834.763608492" calcext:value-type="float">
            <text:p>2834.763608492</text:p>
          </table:table-cell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string" calcext:value-type="string">
            <text:p>5827.47675084147</text:p>
          </table:table-cell>
          <table:table-cell table:formula="of:=[.B56]+RANDBETWEEN(-500;500)" office:value-type="float" office:value="5808.47675084147" calcext:value-type="float">
            <text:p>5808.4767508415</text:p>
          </table:table-cell>
          <table:table-cell table:formula="of:=[.B56]*RANDBETWEEN(0.3;1.9)" office:value-type="float" office:value="11654.9535016829" calcext:value-type="float">
            <text:p>11654.9535016829</text:p>
          </table:table-cell>
          <table:table-cell table:formula="of:=[.D56]*RANDBETWEEN(0.3;1.9)" office:value-type="float" office:value="11654.9535016829" calcext:value-type="float">
            <text:p>11654.9535016829</text:p>
          </table:table-cell>
          <table:table-cell table:formula="of:=[.B56]*RANDBETWEEN(0.3;1.9)/[.E56]*[.D56]" office:value-type="float" office:value="11654.9535016829" calcext:value-type="float">
            <text:p>11654.9535016829</text:p>
          </table:table-cell>
          <table:table-cell table:formula="of:=[.C56]*RANDBETWEEN(0.3;1.9)" office:value-type="float" office:value="11616.9535016829" calcext:value-type="float">
            <text:p>11616.9535016829</text:p>
          </table:table-cell>
        </table:table-row>
        <table:table-row table:style-name="ro1">
          <table:table-cell office:value-type="float" office:value="11056" calcext:value-type="float">
            <text:p>11056</text:p>
          </table:table-cell>
          <table:table-cell office:value-type="string" calcext:value-type="string">
            <text:p>1030.727219139</text:p>
          </table:table-cell>
          <table:table-cell table:formula="of:=[.B57]+RANDBETWEEN(-500;500)" office:value-type="float" office:value="853.727219139" calcext:value-type="float">
            <text:p>853.727219139</text:p>
          </table:table-cell>
          <table:table-cell table:formula="of:=[.B57]*RANDBETWEEN(0.3;1.9)" office:value-type="float" office:value="1030.727219139" calcext:value-type="float">
            <text:p>1030.727219139</text:p>
          </table:table-cell>
          <table:table-cell table:formula="of:=[.D57]*RANDBETWEEN(0.3;1.9)" office:value-type="float" office:value="1030.727219139" calcext:value-type="float">
            <text:p>1030.727219139</text:p>
          </table:table-cell>
          <table:table-cell table:formula="of:=[.B57]*RANDBETWEEN(0.3;1.9)/[.E57]*[.D57]" office:value-type="float" office:value="1030.727219139" calcext:value-type="float">
            <text:p>1030.727219139</text:p>
          </table:table-cell>
          <table:table-cell table:formula="of:=[.C57]*RANDBETWEEN(0.3;1.9)" office:value-type="float" office:value="1707.454438278" calcext:value-type="float">
            <text:p>1707.454438278</text:p>
          </table:table-cell>
        </table:table-row>
        <table:table-row table:style-name="ro1">
          <table:table-cell office:value-type="float" office:value="11057" calcext:value-type="float">
            <text:p>11057</text:p>
          </table:table-cell>
          <table:table-cell office:value-type="string" calcext:value-type="string">
            <text:p>1348.0236715576773</text:p>
          </table:table-cell>
          <table:table-cell table:formula="of:=[.B58]+RANDBETWEEN(-500;500)" office:value-type="float" office:value="973.023671557677" calcext:value-type="float">
            <text:p>973.0236715577</text:p>
          </table:table-cell>
          <table:table-cell table:formula="of:=[.B58]*RANDBETWEEN(0.3;1.9)" office:value-type="float" office:value="1348.02367155768" calcext:value-type="float">
            <text:p>1348.0236715577</text:p>
          </table:table-cell>
          <table:table-cell table:formula="of:=[.D58]*RANDBETWEEN(0.3;1.9)" office:value-type="float" office:value="1348.02367155768" calcext:value-type="float">
            <text:p>1348.0236715577</text:p>
          </table:table-cell>
          <table:table-cell table:formula="of:=[.B58]*RANDBETWEEN(0.3;1.9)/[.E58]*[.D58]" office:value-type="float" office:value="2696.04734311535" calcext:value-type="float">
            <text:p>2696.0473431154</text:p>
          </table:table-cell>
          <table:table-cell table:formula="of:=[.C58]*RANDBETWEEN(0.3;1.9)" office:value-type="float" office:value="1946.04734311535" calcext:value-type="float">
            <text:p>1946.0473431154</text:p>
          </table:table-cell>
        </table:table-row>
        <table:table-row table:style-name="ro1">
          <table:table-cell office:value-type="float" office:value="11058" calcext:value-type="float">
            <text:p>11058</text:p>
          </table:table-cell>
          <table:table-cell office:value-type="string" calcext:value-type="string">
            <text:p>5432.9498033493</text:p>
          </table:table-cell>
          <table:table-cell table:formula="of:=[.B59]+RANDBETWEEN(-500;500)" office:value-type="float" office:value="5150.9498033493" calcext:value-type="float">
            <text:p>5150.9498033493</text:p>
          </table:table-cell>
          <table:table-cell table:formula="of:=[.B59]*RANDBETWEEN(0.3;1.9)" office:value-type="float" office:value="5432.9498033493" calcext:value-type="float">
            <text:p>5432.9498033493</text:p>
          </table:table-cell>
          <table:table-cell table:formula="of:=[.D59]*RANDBETWEEN(0.3;1.9)" office:value-type="float" office:value="5432.9498033493" calcext:value-type="float">
            <text:p>5432.9498033493</text:p>
          </table:table-cell>
          <table:table-cell table:formula="of:=[.B59]*RANDBETWEEN(0.3;1.9)/[.E59]*[.D59]" office:value-type="float" office:value="5432.9498033493" calcext:value-type="float">
            <text:p>5432.9498033493</text:p>
          </table:table-cell>
          <table:table-cell table:formula="of:=[.C59]*RANDBETWEEN(0.3;1.9)" office:value-type="float" office:value="10301.8996066986" calcext:value-type="float">
            <text:p>10301.8996066986</text:p>
          </table:table-cell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string" calcext:value-type="string">
            <text:p>4650.914087800113</text:p>
          </table:table-cell>
          <table:table-cell table:formula="of:=[.B60]+RANDBETWEEN(-500;500)" office:value-type="float" office:value="4959.91408780011" calcext:value-type="float">
            <text:p>4959.9140878001</text:p>
          </table:table-cell>
          <table:table-cell table:formula="of:=[.B60]*RANDBETWEEN(0.3;1.9)" office:value-type="float" office:value="4650.91408780011" calcext:value-type="float">
            <text:p>4650.9140878001</text:p>
          </table:table-cell>
          <table:table-cell table:formula="of:=[.D60]*RANDBETWEEN(0.3;1.9)" office:value-type="float" office:value="9301.82817560022" calcext:value-type="float">
            <text:p>9301.8281756002</text:p>
          </table:table-cell>
          <table:table-cell table:formula="of:=[.B60]*RANDBETWEEN(0.3;1.9)/[.E60]*[.D60]" office:value-type="float" office:value="2325.45704390006" calcext:value-type="float">
            <text:p>2325.4570439001</text:p>
          </table:table-cell>
          <table:table-cell table:formula="of:=[.C60]*RANDBETWEEN(0.3;1.9)" office:value-type="float" office:value="4959.91408780011" calcext:value-type="float">
            <text:p>4959.9140878001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string" calcext:value-type="string">
            <text:p>612.555416197</text:p>
          </table:table-cell>
          <table:table-cell table:formula="of:=[.B61]+RANDBETWEEN(-500;500)" office:value-type="float" office:value="994.555416197" calcext:value-type="float">
            <text:p>994.555416197</text:p>
          </table:table-cell>
          <table:table-cell table:formula="of:=[.B61]*RANDBETWEEN(0.3;1.9)" office:value-type="float" office:value="1225.110832394" calcext:value-type="float">
            <text:p>1225.110832394</text:p>
          </table:table-cell>
          <table:table-cell table:formula="of:=[.D61]*RANDBETWEEN(0.3;1.9)" office:value-type="float" office:value="1225.110832394" calcext:value-type="float">
            <text:p>1225.110832394</text:p>
          </table:table-cell>
          <table:table-cell table:formula="of:=[.B61]*RANDBETWEEN(0.3;1.9)/[.E61]*[.D61]" office:value-type="float" office:value="1225.110832394" calcext:value-type="float">
            <text:p>1225.110832394</text:p>
          </table:table-cell>
          <table:table-cell table:formula="of:=[.C61]*RANDBETWEEN(0.3;1.9)" office:value-type="float" office:value="1989.110832394" calcext:value-type="float">
            <text:p>1989.110832394</text:p>
          </table:table-cell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string" calcext:value-type="string">
            <text:p>3476.965801431105</text:p>
          </table:table-cell>
          <table:table-cell table:formula="of:=[.B62]+RANDBETWEEN(-500;500)" office:value-type="float" office:value="3167.9658014311" calcext:value-type="float">
            <text:p>3167.9658014311</text:p>
          </table:table-cell>
          <table:table-cell table:formula="of:=[.B62]*RANDBETWEEN(0.3;1.9)" office:value-type="float" office:value="6953.93160286221" calcext:value-type="float">
            <text:p>6953.9316028622</text:p>
          </table:table-cell>
          <table:table-cell table:formula="of:=[.D62]*RANDBETWEEN(0.3;1.9)" office:value-type="float" office:value="6953.93160286221" calcext:value-type="float">
            <text:p>6953.9316028622</text:p>
          </table:table-cell>
          <table:table-cell table:formula="of:=[.B62]*RANDBETWEEN(0.3;1.9)/[.E62]*[.D62]" office:value-type="float" office:value="3476.9658014311" calcext:value-type="float">
            <text:p>3476.9658014311</text:p>
          </table:table-cell>
          <table:table-cell table:formula="of:=[.C62]*RANDBETWEEN(0.3;1.9)" office:value-type="float" office:value="6335.93160286221" calcext:value-type="float">
            <text:p>6335.9316028622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string" calcext:value-type="string">
            <text:p>582.4146012078551</text:p>
          </table:table-cell>
          <table:table-cell table:formula="of:=[.B63]+RANDBETWEEN(-500;500)" office:value-type="float" office:value="315.414601207855" calcext:value-type="float">
            <text:p>315.4146012079</text:p>
          </table:table-cell>
          <table:table-cell table:formula="of:=[.B63]*RANDBETWEEN(0.3;1.9)" office:value-type="float" office:value="582.414601207855" calcext:value-type="float">
            <text:p>582.4146012079</text:p>
          </table:table-cell>
          <table:table-cell table:formula="of:=[.D63]*RANDBETWEEN(0.3;1.9)" office:value-type="float" office:value="1164.82920241571" calcext:value-type="float">
            <text:p>1164.8292024157</text:p>
          </table:table-cell>
          <table:table-cell table:formula="of:=[.B63]*RANDBETWEEN(0.3;1.9)/[.E63]*[.D63]" office:value-type="float" office:value="291.207300603928" calcext:value-type="float">
            <text:p>291.2073006039</text:p>
          </table:table-cell>
          <table:table-cell table:formula="of:=[.C63]*RANDBETWEEN(0.3;1.9)" office:value-type="float" office:value="315.414601207855" calcext:value-type="float">
            <text:p>315.4146012079</text:p>
          </table:table-cell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string" calcext:value-type="string">
            <text:p>8686.745731318193</text:p>
          </table:table-cell>
          <table:table-cell table:formula="of:=[.B64]+RANDBETWEEN(-500;500)" office:value-type="float" office:value="8720.74573131819" calcext:value-type="float">
            <text:p>8720.7457313182</text:p>
          </table:table-cell>
          <table:table-cell table:formula="of:=[.B64]*RANDBETWEEN(0.3;1.9)" office:value-type="float" office:value="17373.4914626364" calcext:value-type="float">
            <text:p>17373.4914626364</text:p>
          </table:table-cell>
          <table:table-cell table:formula="of:=[.D64]*RANDBETWEEN(0.3;1.9)" office:value-type="float" office:value="34746.9829252728" calcext:value-type="float">
            <text:p>34746.9829252728</text:p>
          </table:table-cell>
          <table:table-cell table:formula="of:=[.B64]*RANDBETWEEN(0.3;1.9)/[.E64]*[.D64]" office:value-type="float" office:value="4343.3728656591" calcext:value-type="float">
            <text:p>4343.3728656591</text:p>
          </table:table-cell>
          <table:table-cell table:formula="of:=[.C64]*RANDBETWEEN(0.3;1.9)" office:value-type="float" office:value="8720.74573131819" calcext:value-type="float">
            <text:p>8720.7457313182</text:p>
          </table:table-cell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string" calcext:value-type="string">
            <text:p>5319.942830913</text:p>
          </table:table-cell>
          <table:table-cell table:formula="of:=[.B65]+RANDBETWEEN(-500;500)" office:value-type="float" office:value="5575.942830913" calcext:value-type="float">
            <text:p>5575.942830913</text:p>
          </table:table-cell>
          <table:table-cell table:formula="of:=[.B65]*RANDBETWEEN(0.3;1.9)" office:value-type="float" office:value="10639.885661826" calcext:value-type="float">
            <text:p>10639.885661826</text:p>
          </table:table-cell>
          <table:table-cell table:formula="of:=[.D65]*RANDBETWEEN(0.3;1.9)" office:value-type="float" office:value="10639.885661826" calcext:value-type="float">
            <text:p>10639.885661826</text:p>
          </table:table-cell>
          <table:table-cell table:formula="of:=[.B65]*RANDBETWEEN(0.3;1.9)/[.E65]*[.D65]" office:value-type="float" office:value="5319.942830913" calcext:value-type="float">
            <text:p>5319.942830913</text:p>
          </table:table-cell>
          <table:table-cell table:formula="of:=[.C65]*RANDBETWEEN(0.3;1.9)" office:value-type="float" office:value="5575.942830913" calcext:value-type="float">
            <text:p>5575.942830913</text:p>
          </table:table-cell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string" calcext:value-type="string">
            <text:p>2290.427781393277</text:p>
          </table:table-cell>
          <table:table-cell table:formula="of:=[.B66]+RANDBETWEEN(-500;500)" office:value-type="float" office:value="1921.42778139328" calcext:value-type="float">
            <text:p>1921.4277813933</text:p>
          </table:table-cell>
          <table:table-cell table:formula="of:=[.B66]*RANDBETWEEN(0.3;1.9)" office:value-type="float" office:value="2290.42778139328" calcext:value-type="float">
            <text:p>2290.4277813933</text:p>
          </table:table-cell>
          <table:table-cell table:formula="of:=[.D66]*RANDBETWEEN(0.3;1.9)" office:value-type="float" office:value="4580.85556278656" calcext:value-type="float">
            <text:p>4580.8555627866</text:p>
          </table:table-cell>
          <table:table-cell table:formula="of:=[.B66]*RANDBETWEEN(0.3;1.9)/[.E66]*[.D66]" office:value-type="float" office:value="2290.42778139328" calcext:value-type="float">
            <text:p>2290.4277813933</text:p>
          </table:table-cell>
          <table:table-cell table:formula="of:=[.C66]*RANDBETWEEN(0.3;1.9)" office:value-type="float" office:value="1921.42778139328" calcext:value-type="float">
            <text:p>1921.4277813933</text:p>
          </table:table-cell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1704.5313466715047</text:p>
          </table:table-cell>
          <table:table-cell table:formula="of:=[.B67]+RANDBETWEEN(-500;500)" office:value-type="float" office:value="1896.5313466715" calcext:value-type="float">
            <text:p>1896.5313466715</text:p>
          </table:table-cell>
          <table:table-cell table:formula="of:=[.B67]*RANDBETWEEN(0.3;1.9)" office:value-type="float" office:value="3409.06269334301" calcext:value-type="float">
            <text:p>3409.062693343</text:p>
          </table:table-cell>
          <table:table-cell table:formula="of:=[.D67]*RANDBETWEEN(0.3;1.9)" office:value-type="float" office:value="3409.06269334301" calcext:value-type="float">
            <text:p>3409.062693343</text:p>
          </table:table-cell>
          <table:table-cell table:formula="of:=[.B67]*RANDBETWEEN(0.3;1.9)/[.E67]*[.D67]" office:value-type="float" office:value="3409.06269334301" calcext:value-type="float">
            <text:p>3409.062693343</text:p>
          </table:table-cell>
          <table:table-cell table:formula="of:=[.C67]*RANDBETWEEN(0.3;1.9)" office:value-type="float" office:value="3793.06269334301" calcext:value-type="float">
            <text:p>3793.062693343</text:p>
          </table:table-cell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string" calcext:value-type="string">
            <text:p>17852.49069651157</text:p>
          </table:table-cell>
          <table:table-cell table:formula="of:=[.B68]+RANDBETWEEN(-500;500)" office:value-type="float" office:value="17455.4906965116" calcext:value-type="float">
            <text:p>17455.4906965116</text:p>
          </table:table-cell>
          <table:table-cell table:formula="of:=[.B68]*RANDBETWEEN(0.3;1.9)" office:value-type="float" office:value="35704.9813930231" calcext:value-type="float">
            <text:p>35704.9813930231</text:p>
          </table:table-cell>
          <table:table-cell table:formula="of:=[.D68]*RANDBETWEEN(0.3;1.9)" office:value-type="float" office:value="35704.9813930231" calcext:value-type="float">
            <text:p>35704.9813930231</text:p>
          </table:table-cell>
          <table:table-cell table:formula="of:=[.B68]*RANDBETWEEN(0.3;1.9)/[.E68]*[.D68]" office:value-type="float" office:value="17852.4906965116" calcext:value-type="float">
            <text:p>17852.4906965116</text:p>
          </table:table-cell>
          <table:table-cell table:formula="of:=[.C68]*RANDBETWEEN(0.3;1.9)" office:value-type="float" office:value="34910.9813930231" calcext:value-type="float">
            <text:p>34910.9813930231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string" calcext:value-type="string">
            <text:p>106374.6388810481</text:p>
          </table:table-cell>
          <table:table-cell table:formula="of:=[.B69]+RANDBETWEEN(-500;500)" office:value-type="float" office:value="106843.638881048" calcext:value-type="float">
            <text:p>106843.638881048</text:p>
          </table:table-cell>
          <table:table-cell table:formula="of:=[.B69]*RANDBETWEEN(0.3;1.9)" office:value-type="float" office:value="212749.277762096" calcext:value-type="float">
            <text:p>212749.277762096</text:p>
          </table:table-cell>
          <table:table-cell table:formula="of:=[.D69]*RANDBETWEEN(0.3;1.9)" office:value-type="float" office:value="425498.555524192" calcext:value-type="float">
            <text:p>425498.555524192</text:p>
          </table:table-cell>
          <table:table-cell table:formula="of:=[.B69]*RANDBETWEEN(0.3;1.9)/[.E69]*[.D69]" office:value-type="float" office:value="53187.3194405241" calcext:value-type="float">
            <text:p>53187.3194405241</text:p>
          </table:table-cell>
          <table:table-cell table:formula="of:=[.C69]*RANDBETWEEN(0.3;1.9)" office:value-type="float" office:value="213687.277762096" calcext:value-type="float">
            <text:p>213687.277762096</text:p>
          </table:table-cell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string" calcext:value-type="string">
            <text:p>627360.4628101587</text:p>
          </table:table-cell>
          <table:table-cell table:formula="of:=[.B70]+RANDBETWEEN(-500;500)" office:value-type="float" office:value="627392.462810159" calcext:value-type="float">
            <text:p>627392.462810159</text:p>
          </table:table-cell>
          <table:table-cell table:formula="of:=[.B70]*RANDBETWEEN(0.3;1.9)" office:value-type="float" office:value="1254720.92562032" calcext:value-type="float">
            <text:p>1254720.92562032</text:p>
          </table:table-cell>
          <table:table-cell table:formula="of:=[.D70]*RANDBETWEEN(0.3;1.9)" office:value-type="float" office:value="2509441.85124064" calcext:value-type="float">
            <text:p>2509441.85124064</text:p>
          </table:table-cell>
          <table:table-cell table:formula="of:=[.B70]*RANDBETWEEN(0.3;1.9)/[.E70]*[.D70]" office:value-type="float" office:value="313680.231405079" calcext:value-type="float">
            <text:p>313680.231405079</text:p>
          </table:table-cell>
          <table:table-cell table:formula="of:=[.C70]*RANDBETWEEN(0.3;1.9)" office:value-type="float" office:value="627392.462810159" calcext:value-type="float">
            <text:p>627392.462810159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string" calcext:value-type="string">
            <text:p>2808.1008236228295</text:p>
          </table:table-cell>
          <table:table-cell table:formula="of:=[.B71]+RANDBETWEEN(-500;500)" office:value-type="float" office:value="2994.10082362283" calcext:value-type="float">
            <text:p>2994.1008236228</text:p>
          </table:table-cell>
          <table:table-cell table:formula="of:=[.B71]*RANDBETWEEN(0.3;1.9)" office:value-type="float" office:value="2808.10082362283" calcext:value-type="float">
            <text:p>2808.1008236228</text:p>
          </table:table-cell>
          <table:table-cell table:formula="of:=[.D71]*RANDBETWEEN(0.3;1.9)" office:value-type="float" office:value="2808.10082362283" calcext:value-type="float">
            <text:p>2808.1008236228</text:p>
          </table:table-cell>
          <table:table-cell table:formula="of:=[.B71]*RANDBETWEEN(0.3;1.9)/[.E71]*[.D71]" office:value-type="float" office:value="2808.10082362283" calcext:value-type="float">
            <text:p>2808.1008236228</text:p>
          </table:table-cell>
          <table:table-cell table:formula="of:=[.C71]*RANDBETWEEN(0.3;1.9)" office:value-type="float" office:value="2994.10082362283" calcext:value-type="float">
            <text:p>2994.1008236228</text:p>
          </table:table-cell>
        </table:table-row>
        <table:table-row table:style-name="ro1">
          <table:table-cell office:value-type="float" office:value="11071" calcext:value-type="float">
            <text:p>11071</text:p>
          </table:table-cell>
          <table:table-cell office:value-type="string" calcext:value-type="string">
            <text:p>2814.045318509</text:p>
          </table:table-cell>
          <table:table-cell table:formula="of:=[.B72]+RANDBETWEEN(-500;500)" office:value-type="float" office:value="3133.045318509" calcext:value-type="float">
            <text:p>3133.045318509</text:p>
          </table:table-cell>
          <table:table-cell table:formula="of:=[.B72]*RANDBETWEEN(0.3;1.9)" office:value-type="float" office:value="5628.090637018" calcext:value-type="float">
            <text:p>5628.090637018</text:p>
          </table:table-cell>
          <table:table-cell table:formula="of:=[.D72]*RANDBETWEEN(0.3;1.9)" office:value-type="float" office:value="5628.090637018" calcext:value-type="float">
            <text:p>5628.090637018</text:p>
          </table:table-cell>
          <table:table-cell table:formula="of:=[.B72]*RANDBETWEEN(0.3;1.9)/[.E72]*[.D72]" office:value-type="float" office:value="2814.045318509" calcext:value-type="float">
            <text:p>2814.045318509</text:p>
          </table:table-cell>
          <table:table-cell table:formula="of:=[.C72]*RANDBETWEEN(0.3;1.9)" office:value-type="float" office:value="6266.090637018" calcext:value-type="float">
            <text:p>6266.090637018</text:p>
          </table:table-cell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string" calcext:value-type="string">
            <text:p>2345.05275060291</text:p>
          </table:table-cell>
          <table:table-cell table:formula="of:=[.B73]+RANDBETWEEN(-500;500)" office:value-type="float" office:value="2049.05275060291" calcext:value-type="float">
            <text:p>2049.0527506029</text:p>
          </table:table-cell>
          <table:table-cell table:formula="of:=[.B73]*RANDBETWEEN(0.3;1.9)" office:value-type="float" office:value="4690.10550120582" calcext:value-type="float">
            <text:p>4690.1055012058</text:p>
          </table:table-cell>
          <table:table-cell table:formula="of:=[.D73]*RANDBETWEEN(0.3;1.9)" office:value-type="float" office:value="9380.21100241164" calcext:value-type="float">
            <text:p>9380.2110024116</text:p>
          </table:table-cell>
          <table:table-cell table:formula="of:=[.B73]*RANDBETWEEN(0.3;1.9)/[.E73]*[.D73]" office:value-type="float" office:value="1172.52637530146" calcext:value-type="float">
            <text:p>1172.5263753015</text:p>
          </table:table-cell>
          <table:table-cell table:formula="of:=[.C73]*RANDBETWEEN(0.3;1.9)" office:value-type="float" office:value="4098.10550120582" calcext:value-type="float">
            <text:p>4098.1055012058</text:p>
          </table:table-cell>
        </table:table-row>
        <table:table-row table:style-name="ro1">
          <table:table-cell office:value-type="float" office:value="11073" calcext:value-type="float">
            <text:p>11073</text:p>
          </table:table-cell>
          <table:table-cell office:value-type="string" calcext:value-type="string">
            <text:p>1646.7649676502615</text:p>
          </table:table-cell>
          <table:table-cell table:formula="of:=[.B74]+RANDBETWEEN(-500;500)" office:value-type="float" office:value="1859.76496765026" calcext:value-type="float">
            <text:p>1859.7649676503</text:p>
          </table:table-cell>
          <table:table-cell table:formula="of:=[.B74]*RANDBETWEEN(0.3;1.9)" office:value-type="float" office:value="3293.52993530052" calcext:value-type="float">
            <text:p>3293.5299353005</text:p>
          </table:table-cell>
          <table:table-cell table:formula="of:=[.D74]*RANDBETWEEN(0.3;1.9)" office:value-type="float" office:value="6587.05987060105" calcext:value-type="float">
            <text:p>6587.0598706011</text:p>
          </table:table-cell>
          <table:table-cell table:formula="of:=[.B74]*RANDBETWEEN(0.3;1.9)/[.E74]*[.D74]" office:value-type="float" office:value="823.382483825131" calcext:value-type="float">
            <text:p>823.3824838251</text:p>
          </table:table-cell>
          <table:table-cell table:formula="of:=[.C74]*RANDBETWEEN(0.3;1.9)" office:value-type="float" office:value="3719.52993530052" calcext:value-type="float">
            <text:p>3719.5299353005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string" calcext:value-type="string">
            <text:p>2570.951853373476</text:p>
          </table:table-cell>
          <table:table-cell table:formula="of:=[.B75]+RANDBETWEEN(-500;500)" office:value-type="float" office:value="2996.95185337348" calcext:value-type="float">
            <text:p>2996.9518533735</text:p>
          </table:table-cell>
          <table:table-cell table:formula="of:=[.B75]*RANDBETWEEN(0.3;1.9)" office:value-type="float" office:value="5141.90370674695" calcext:value-type="float">
            <text:p>5141.903706747</text:p>
          </table:table-cell>
          <table:table-cell table:formula="of:=[.D75]*RANDBETWEEN(0.3;1.9)" office:value-type="float" office:value="5141.90370674695" calcext:value-type="float">
            <text:p>5141.903706747</text:p>
          </table:table-cell>
          <table:table-cell table:formula="of:=[.B75]*RANDBETWEEN(0.3;1.9)/[.E75]*[.D75]" office:value-type="float" office:value="2570.95185337348" calcext:value-type="float">
            <text:p>2570.9518533735</text:p>
          </table:table-cell>
          <table:table-cell table:formula="of:=[.C75]*RANDBETWEEN(0.3;1.9)" office:value-type="float" office:value="5993.90370674695" calcext:value-type="float">
            <text:p>5993.903706747</text:p>
          </table:table-cell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string" calcext:value-type="string">
            <text:p>1662.8328178970003</text:p>
          </table:table-cell>
          <table:table-cell table:formula="of:=[.B76]+RANDBETWEEN(-500;500)" office:value-type="float" office:value="1171.832817897" calcext:value-type="float">
            <text:p>1171.832817897</text:p>
          </table:table-cell>
          <table:table-cell table:formula="of:=[.B76]*RANDBETWEEN(0.3;1.9)" office:value-type="float" office:value="3325.665635794" calcext:value-type="float">
            <text:p>3325.665635794</text:p>
          </table:table-cell>
          <table:table-cell table:formula="of:=[.D76]*RANDBETWEEN(0.3;1.9)" office:value-type="float" office:value="3325.665635794" calcext:value-type="float">
            <text:p>3325.665635794</text:p>
          </table:table-cell>
          <table:table-cell table:formula="of:=[.B76]*RANDBETWEEN(0.3;1.9)/[.E76]*[.D76]" office:value-type="float" office:value="1662.832817897" calcext:value-type="float">
            <text:p>1662.832817897</text:p>
          </table:table-cell>
          <table:table-cell table:formula="of:=[.C76]*RANDBETWEEN(0.3;1.9)" office:value-type="float" office:value="2343.665635794" calcext:value-type="float">
            <text:p>2343.665635794</text:p>
          </table:table-cell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string" calcext:value-type="string">
            <text:p>186360.66129861365</text:p>
          </table:table-cell>
          <table:table-cell table:formula="of:=[.B77]+RANDBETWEEN(-500;500)" office:value-type="float" office:value="186332.661298614" calcext:value-type="float">
            <text:p>186332.661298614</text:p>
          </table:table-cell>
          <table:table-cell table:formula="of:=[.B77]*RANDBETWEEN(0.3;1.9)" office:value-type="float" office:value="372721.322597227" calcext:value-type="float">
            <text:p>372721.322597227</text:p>
          </table:table-cell>
          <table:table-cell table:formula="of:=[.D77]*RANDBETWEEN(0.3;1.9)" office:value-type="float" office:value="372721.322597227" calcext:value-type="float">
            <text:p>372721.322597227</text:p>
          </table:table-cell>
          <table:table-cell table:formula="of:=[.B77]*RANDBETWEEN(0.3;1.9)/[.E77]*[.D77]" office:value-type="float" office:value="186360.661298614" calcext:value-type="float">
            <text:p>186360.661298614</text:p>
          </table:table-cell>
          <table:table-cell table:formula="of:=[.C77]*RANDBETWEEN(0.3;1.9)" office:value-type="float" office:value="186332.661298614" calcext:value-type="float">
            <text:p>186332.661298614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string" calcext:value-type="string">
            <text:p>2576.8169821809997</text:p>
          </table:table-cell>
          <table:table-cell table:formula="of:=[.B78]+RANDBETWEEN(-500;500)" office:value-type="float" office:value="2648.816982181" calcext:value-type="float">
            <text:p>2648.816982181</text:p>
          </table:table-cell>
          <table:table-cell table:formula="of:=[.B78]*RANDBETWEEN(0.3;1.9)" office:value-type="float" office:value="5153.633964362" calcext:value-type="float">
            <text:p>5153.633964362</text:p>
          </table:table-cell>
          <table:table-cell table:formula="of:=[.D78]*RANDBETWEEN(0.3;1.9)" office:value-type="float" office:value="5153.633964362" calcext:value-type="float">
            <text:p>5153.633964362</text:p>
          </table:table-cell>
          <table:table-cell table:formula="of:=[.B78]*RANDBETWEEN(0.3;1.9)/[.E78]*[.D78]" office:value-type="float" office:value="2576.816982181" calcext:value-type="float">
            <text:p>2576.816982181</text:p>
          </table:table-cell>
          <table:table-cell table:formula="of:=[.C78]*RANDBETWEEN(0.3;1.9)" office:value-type="float" office:value="2648.816982181" calcext:value-type="float">
            <text:p>2648.816982181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string" calcext:value-type="string">
            <text:p>2485.9704742899994</text:p>
          </table:table-cell>
          <table:table-cell table:formula="of:=[.B79]+RANDBETWEEN(-500;500)" office:value-type="float" office:value="2496.97047429" calcext:value-type="float">
            <text:p>2496.97047429</text:p>
          </table:table-cell>
          <table:table-cell table:formula="of:=[.B79]*RANDBETWEEN(0.3;1.9)" office:value-type="float" office:value="2485.97047429" calcext:value-type="float">
            <text:p>2485.97047429</text:p>
          </table:table-cell>
          <table:table-cell table:formula="of:=[.D79]*RANDBETWEEN(0.3;1.9)" office:value-type="float" office:value="4971.94094858" calcext:value-type="float">
            <text:p>4971.94094858</text:p>
          </table:table-cell>
          <table:table-cell table:formula="of:=[.B79]*RANDBETWEEN(0.3;1.9)/[.E79]*[.D79]" office:value-type="float" office:value="1242.985237145" calcext:value-type="float">
            <text:p>1242.985237145</text:p>
          </table:table-cell>
          <table:table-cell table:formula="of:=[.C79]*RANDBETWEEN(0.3;1.9)" office:value-type="float" office:value="2496.97047429" calcext:value-type="float">
            <text:p>2496.97047429</text:p>
          </table:table-cell>
        </table:table-row>
        <table:table-row table:style-name="ro1">
          <table:table-cell office:value-type="float" office:value="11079" calcext:value-type="float">
            <text:p>11079</text:p>
          </table:table-cell>
          <table:table-cell office:value-type="string" calcext:value-type="string">
            <text:p>1757.7898994350219</text:p>
          </table:table-cell>
          <table:table-cell table:formula="of:=[.B80]+RANDBETWEEN(-500;500)" office:value-type="float" office:value="2141.78989943502" calcext:value-type="float">
            <text:p>2141.789899435</text:p>
          </table:table-cell>
          <table:table-cell table:formula="of:=[.B80]*RANDBETWEEN(0.3;1.9)" office:value-type="float" office:value="1757.78989943502" calcext:value-type="float">
            <text:p>1757.789899435</text:p>
          </table:table-cell>
          <table:table-cell table:formula="of:=[.D80]*RANDBETWEEN(0.3;1.9)" office:value-type="float" office:value="3515.57979887004" calcext:value-type="float">
            <text:p>3515.5797988701</text:p>
          </table:table-cell>
          <table:table-cell table:formula="of:=[.B80]*RANDBETWEEN(0.3;1.9)/[.E80]*[.D80]" office:value-type="float" office:value="878.894949717511" calcext:value-type="float">
            <text:p>878.8949497175</text:p>
          </table:table-cell>
          <table:table-cell table:formula="of:=[.C80]*RANDBETWEEN(0.3;1.9)" office:value-type="float" office:value="4283.57979887004" calcext:value-type="float">
            <text:p>4283.5797988701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1980.8482382031716</text:p>
          </table:table-cell>
          <table:table-cell table:formula="of:=[.B81]+RANDBETWEEN(-500;500)" office:value-type="float" office:value="2172.84823820317" calcext:value-type="float">
            <text:p>2172.8482382032</text:p>
          </table:table-cell>
          <table:table-cell table:formula="of:=[.B81]*RANDBETWEEN(0.3;1.9)" office:value-type="float" office:value="3961.69647640634" calcext:value-type="float">
            <text:p>3961.6964764064</text:p>
          </table:table-cell>
          <table:table-cell table:formula="of:=[.D81]*RANDBETWEEN(0.3;1.9)" office:value-type="float" office:value="3961.69647640634" calcext:value-type="float">
            <text:p>3961.6964764064</text:p>
          </table:table-cell>
          <table:table-cell table:formula="of:=[.B81]*RANDBETWEEN(0.3;1.9)/[.E81]*[.D81]" office:value-type="float" office:value="1980.84823820317" calcext:value-type="float">
            <text:p>1980.8482382032</text:p>
          </table:table-cell>
          <table:table-cell table:formula="of:=[.C81]*RANDBETWEEN(0.3;1.9)" office:value-type="float" office:value="2172.84823820317" calcext:value-type="float">
            <text:p>2172.8482382032</text:p>
          </table:table-cell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12853.681352070962</text:p>
          </table:table-cell>
          <table:table-cell table:formula="of:=[.B82]+RANDBETWEEN(-500;500)" office:value-type="float" office:value="12869.681352071" calcext:value-type="float">
            <text:p>12869.681352071</text:p>
          </table:table-cell>
          <table:table-cell table:formula="of:=[.B82]*RANDBETWEEN(0.3;1.9)" office:value-type="float" office:value="25707.3627041419" calcext:value-type="float">
            <text:p>25707.3627041419</text:p>
          </table:table-cell>
          <table:table-cell table:formula="of:=[.D82]*RANDBETWEEN(0.3;1.9)" office:value-type="float" office:value="25707.3627041419" calcext:value-type="float">
            <text:p>25707.3627041419</text:p>
          </table:table-cell>
          <table:table-cell table:formula="of:=[.B82]*RANDBETWEEN(0.3;1.9)/[.E82]*[.D82]" office:value-type="float" office:value="12853.681352071" calcext:value-type="float">
            <text:p>12853.681352071</text:p>
          </table:table-cell>
          <table:table-cell table:formula="of:=[.C82]*RANDBETWEEN(0.3;1.9)" office:value-type="float" office:value="12869.681352071" calcext:value-type="float">
            <text:p>12869.681352071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string" calcext:value-type="string">
            <text:p>663.4814885781</text:p>
          </table:table-cell>
          <table:table-cell table:formula="of:=[.B83]+RANDBETWEEN(-500;500)" office:value-type="float" office:value="1112.4814885781" calcext:value-type="float">
            <text:p>1112.4814885781</text:p>
          </table:table-cell>
          <table:table-cell table:formula="of:=[.B83]*RANDBETWEEN(0.3;1.9)" office:value-type="float" office:value="1326.9629771562" calcext:value-type="float">
            <text:p>1326.9629771562</text:p>
          </table:table-cell>
          <table:table-cell table:formula="of:=[.D83]*RANDBETWEEN(0.3;1.9)" office:value-type="float" office:value="1326.9629771562" calcext:value-type="float">
            <text:p>1326.9629771562</text:p>
          </table:table-cell>
          <table:table-cell table:formula="of:=[.B83]*RANDBETWEEN(0.3;1.9)/[.E83]*[.D83]" office:value-type="float" office:value="1326.9629771562" calcext:value-type="float">
            <text:p>1326.9629771562</text:p>
          </table:table-cell>
          <table:table-cell table:formula="of:=[.C83]*RANDBETWEEN(0.3;1.9)" office:value-type="float" office:value="2224.9629771562" calcext:value-type="float">
            <text:p>2224.9629771562</text:p>
          </table:table-cell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string" calcext:value-type="string">
            <text:p>234.90531110299997</text:p>
          </table:table-cell>
          <table:table-cell table:formula="of:=[.B84]+RANDBETWEEN(-500;500)" office:value-type="float" office:value="601.905311103" calcext:value-type="float">
            <text:p>601.905311103</text:p>
          </table:table-cell>
          <table:table-cell table:formula="of:=[.B84]*RANDBETWEEN(0.3;1.9)" office:value-type="float" office:value="234.905311103" calcext:value-type="float">
            <text:p>234.905311103</text:p>
          </table:table-cell>
          <table:table-cell table:formula="of:=[.D84]*RANDBETWEEN(0.3;1.9)" office:value-type="float" office:value="234.905311103" calcext:value-type="float">
            <text:p>234.905311103</text:p>
          </table:table-cell>
          <table:table-cell table:formula="of:=[.B84]*RANDBETWEEN(0.3;1.9)/[.E84]*[.D84]" office:value-type="float" office:value="469.810622206" calcext:value-type="float">
            <text:p>469.810622206</text:p>
          </table:table-cell>
          <table:table-cell table:formula="of:=[.C84]*RANDBETWEEN(0.3;1.9)" office:value-type="float" office:value="1203.810622206" calcext:value-type="float">
            <text:p>1203.810622206</text:p>
          </table:table-cell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string" calcext:value-type="string">
            <text:p>13588.71600312329</text:p>
          </table:table-cell>
          <table:table-cell table:formula="of:=[.B85]+RANDBETWEEN(-500;500)" office:value-type="float" office:value="13474.7160031233" calcext:value-type="float">
            <text:p>13474.7160031233</text:p>
          </table:table-cell>
          <table:table-cell table:formula="of:=[.B85]*RANDBETWEEN(0.3;1.9)" office:value-type="float" office:value="27177.4320062466" calcext:value-type="float">
            <text:p>27177.4320062466</text:p>
          </table:table-cell>
          <table:table-cell table:formula="of:=[.D85]*RANDBETWEEN(0.3;1.9)" office:value-type="float" office:value="54354.8640124932" calcext:value-type="float">
            <text:p>54354.8640124932</text:p>
          </table:table-cell>
          <table:table-cell table:formula="of:=[.B85]*RANDBETWEEN(0.3;1.9)/[.E85]*[.D85]" office:value-type="float" office:value="13588.7160031233" calcext:value-type="float">
            <text:p>13588.7160031233</text:p>
          </table:table-cell>
          <table:table-cell table:formula="of:=[.C85]*RANDBETWEEN(0.3;1.9)" office:value-type="float" office:value="26949.4320062466" calcext:value-type="float">
            <text:p>26949.4320062466</text:p>
          </table:table-cell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string" calcext:value-type="string">
            <text:p>6760.260160459949</text:p>
          </table:table-cell>
          <table:table-cell table:formula="of:=[.B86]+RANDBETWEEN(-500;500)" office:value-type="float" office:value="6492.26016045995" calcext:value-type="float">
            <text:p>6492.26016046</text:p>
          </table:table-cell>
          <table:table-cell table:formula="of:=[.B86]*RANDBETWEEN(0.3;1.9)" office:value-type="float" office:value="6760.26016045995" calcext:value-type="float">
            <text:p>6760.26016046</text:p>
          </table:table-cell>
          <table:table-cell table:formula="of:=[.D86]*RANDBETWEEN(0.3;1.9)" office:value-type="float" office:value="13520.5203209199" calcext:value-type="float">
            <text:p>13520.5203209199</text:p>
          </table:table-cell>
          <table:table-cell table:formula="of:=[.B86]*RANDBETWEEN(0.3;1.9)/[.E86]*[.D86]" office:value-type="float" office:value="6760.26016045995" calcext:value-type="float">
            <text:p>6760.26016046</text:p>
          </table:table-cell>
          <table:table-cell table:formula="of:=[.C86]*RANDBETWEEN(0.3;1.9)" office:value-type="float" office:value="6492.26016045995" calcext:value-type="float">
            <text:p>6492.26016046</text:p>
          </table:table-cell>
        </table:table-row>
        <table:table-row table:style-name="ro1">
          <table:table-cell office:value-type="float" office:value="11086" calcext:value-type="float">
            <text:p>11086</text:p>
          </table:table-cell>
          <table:table-cell office:value-type="string" calcext:value-type="string">
            <text:p>55088.237450679466</text:p>
          </table:table-cell>
          <table:table-cell table:formula="of:=[.B87]+RANDBETWEEN(-500;500)" office:value-type="float" office:value="55214.2374506795" calcext:value-type="float">
            <text:p>55214.2374506795</text:p>
          </table:table-cell>
          <table:table-cell table:formula="of:=[.B87]*RANDBETWEEN(0.3;1.9)" office:value-type="float" office:value="55088.2374506795" calcext:value-type="float">
            <text:p>55088.2374506795</text:p>
          </table:table-cell>
          <table:table-cell table:formula="of:=[.D87]*RANDBETWEEN(0.3;1.9)" office:value-type="float" office:value="55088.2374506795" calcext:value-type="float">
            <text:p>55088.2374506795</text:p>
          </table:table-cell>
          <table:table-cell table:formula="of:=[.B87]*RANDBETWEEN(0.3;1.9)/[.E87]*[.D87]" office:value-type="float" office:value="55088.2374506795" calcext:value-type="float">
            <text:p>55088.2374506795</text:p>
          </table:table-cell>
          <table:table-cell table:formula="of:=[.C87]*RANDBETWEEN(0.3;1.9)" office:value-type="float" office:value="55214.2374506795" calcext:value-type="float">
            <text:p>55214.2374506795</text:p>
          </table:table-cell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string" calcext:value-type="string">
            <text:p>2915.110299825319</text:p>
          </table:table-cell>
          <table:table-cell table:formula="of:=[.B88]+RANDBETWEEN(-500;500)" office:value-type="float" office:value="3250.11029982532" calcext:value-type="float">
            <text:p>3250.1102998253</text:p>
          </table:table-cell>
          <table:table-cell table:formula="of:=[.B88]*RANDBETWEEN(0.3;1.9)" office:value-type="float" office:value="5830.22059965064" calcext:value-type="float">
            <text:p>5830.2205996506</text:p>
          </table:table-cell>
          <table:table-cell table:formula="of:=[.D88]*RANDBETWEEN(0.3;1.9)" office:value-type="float" office:value="5830.22059965064" calcext:value-type="float">
            <text:p>5830.2205996506</text:p>
          </table:table-cell>
          <table:table-cell table:formula="of:=[.B88]*RANDBETWEEN(0.3;1.9)/[.E88]*[.D88]" office:value-type="float" office:value="5830.22059965064" calcext:value-type="float">
            <text:p>5830.2205996506</text:p>
          </table:table-cell>
          <table:table-cell table:formula="of:=[.C88]*RANDBETWEEN(0.3;1.9)" office:value-type="float" office:value="6500.22059965064" calcext:value-type="float">
            <text:p>6500.2205996506</text:p>
          </table:table-cell>
        </table:table-row>
        <table:table-row table:style-name="ro1">
          <table:table-cell office:value-type="float" office:value="11088" calcext:value-type="float">
            <text:p>11088</text:p>
          </table:table-cell>
          <table:table-cell office:value-type="string" calcext:value-type="string">
            <text:p>4366.172821320001</text:p>
          </table:table-cell>
          <table:table-cell table:formula="of:=[.B89]+RANDBETWEEN(-500;500)" office:value-type="float" office:value="4320.17282132" calcext:value-type="float">
            <text:p>4320.17282132</text:p>
          </table:table-cell>
          <table:table-cell table:formula="of:=[.B89]*RANDBETWEEN(0.3;1.9)" office:value-type="float" office:value="4366.17282132" calcext:value-type="float">
            <text:p>4366.17282132</text:p>
          </table:table-cell>
          <table:table-cell table:formula="of:=[.D89]*RANDBETWEEN(0.3;1.9)" office:value-type="float" office:value="4366.17282132" calcext:value-type="float">
            <text:p>4366.17282132</text:p>
          </table:table-cell>
          <table:table-cell table:formula="of:=[.B89]*RANDBETWEEN(0.3;1.9)/[.E89]*[.D89]" office:value-type="float" office:value="4366.17282132" calcext:value-type="float">
            <text:p>4366.17282132</text:p>
          </table:table-cell>
          <table:table-cell table:formula="of:=[.C89]*RANDBETWEEN(0.3;1.9)" office:value-type="float" office:value="8640.34564264" calcext:value-type="float">
            <text:p>8640.34564264</text:p>
          </table:table-cell>
        </table:table-row>
        <table:table-row table:style-name="ro1">
          <table:table-cell office:value-type="float" office:value="11089" calcext:value-type="float">
            <text:p>11089</text:p>
          </table:table-cell>
          <table:table-cell office:value-type="string" calcext:value-type="string">
            <text:p>1700.3355910860498</text:p>
          </table:table-cell>
          <table:table-cell table:formula="of:=[.B90]+RANDBETWEEN(-500;500)" office:value-type="float" office:value="1298.33559108605" calcext:value-type="float">
            <text:p>1298.3355910861</text:p>
          </table:table-cell>
          <table:table-cell table:formula="of:=[.B90]*RANDBETWEEN(0.3;1.9)" office:value-type="float" office:value="3400.6711821721" calcext:value-type="float">
            <text:p>3400.6711821721</text:p>
          </table:table-cell>
          <table:table-cell table:formula="of:=[.D90]*RANDBETWEEN(0.3;1.9)" office:value-type="float" office:value="3400.6711821721" calcext:value-type="float">
            <text:p>3400.6711821721</text:p>
          </table:table-cell>
          <table:table-cell table:formula="of:=[.B90]*RANDBETWEEN(0.3;1.9)/[.E90]*[.D90]" office:value-type="float" office:value="3400.6711821721" calcext:value-type="float">
            <text:p>3400.6711821721</text:p>
          </table:table-cell>
          <table:table-cell table:formula="of:=[.C90]*RANDBETWEEN(0.3;1.9)" office:value-type="float" office:value="2596.6711821721" calcext:value-type="float">
            <text:p>2596.6711821721</text:p>
          </table:table-cell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string" calcext:value-type="string">
            <text:p>13219.072221545557</text:p>
          </table:table-cell>
          <table:table-cell table:formula="of:=[.B91]+RANDBETWEEN(-500;500)" office:value-type="float" office:value="12973.0722215456" calcext:value-type="float">
            <text:p>12973.0722215456</text:p>
          </table:table-cell>
          <table:table-cell table:formula="of:=[.B91]*RANDBETWEEN(0.3;1.9)" office:value-type="float" office:value="26438.1444430911" calcext:value-type="float">
            <text:p>26438.1444430911</text:p>
          </table:table-cell>
          <table:table-cell table:formula="of:=[.D91]*RANDBETWEEN(0.3;1.9)" office:value-type="float" office:value="26438.1444430911" calcext:value-type="float">
            <text:p>26438.1444430911</text:p>
          </table:table-cell>
          <table:table-cell table:formula="of:=[.B91]*RANDBETWEEN(0.3;1.9)/[.E91]*[.D91]" office:value-type="float" office:value="26438.1444430911" calcext:value-type="float">
            <text:p>26438.1444430911</text:p>
          </table:table-cell>
          <table:table-cell table:formula="of:=[.C91]*RANDBETWEEN(0.3;1.9)" office:value-type="float" office:value="25946.1444430911" calcext:value-type="float">
            <text:p>25946.1444430911</text:p>
          </table:table-cell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5849.381959518182</text:p>
          </table:table-cell>
          <table:table-cell table:formula="of:=[.B92]+RANDBETWEEN(-500;500)" office:value-type="float" office:value="5495.38195951818" calcext:value-type="float">
            <text:p>5495.3819595182</text:p>
          </table:table-cell>
          <table:table-cell table:formula="of:=[.B92]*RANDBETWEEN(0.3;1.9)" office:value-type="float" office:value="5849.38195951818" calcext:value-type="float">
            <text:p>5849.3819595182</text:p>
          </table:table-cell>
          <table:table-cell table:formula="of:=[.D92]*RANDBETWEEN(0.3;1.9)" office:value-type="float" office:value="5849.38195951818" calcext:value-type="float">
            <text:p>5849.3819595182</text:p>
          </table:table-cell>
          <table:table-cell table:formula="of:=[.B92]*RANDBETWEEN(0.3;1.9)/[.E92]*[.D92]" office:value-type="float" office:value="5849.38195951818" calcext:value-type="float">
            <text:p>5849.3819595182</text:p>
          </table:table-cell>
          <table:table-cell table:formula="of:=[.C92]*RANDBETWEEN(0.3;1.9)" office:value-type="float" office:value="5495.38195951818" calcext:value-type="float">
            <text:p>5495.3819595182</text:p>
          </table:table-cell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string" calcext:value-type="string">
            <text:p>3847.3543847998326</text:p>
          </table:table-cell>
          <table:table-cell table:formula="of:=[.B93]+RANDBETWEEN(-500;500)" office:value-type="float" office:value="3677.35438479983" calcext:value-type="float">
            <text:p>3677.3543847998</text:p>
          </table:table-cell>
          <table:table-cell table:formula="of:=[.B93]*RANDBETWEEN(0.3;1.9)" office:value-type="float" office:value="3847.35438479983" calcext:value-type="float">
            <text:p>3847.3543847998</text:p>
          </table:table-cell>
          <table:table-cell table:formula="of:=[.D93]*RANDBETWEEN(0.3;1.9)" office:value-type="float" office:value="7694.70876959967" calcext:value-type="float">
            <text:p>7694.7087695997</text:p>
          </table:table-cell>
          <table:table-cell table:formula="of:=[.B93]*RANDBETWEEN(0.3;1.9)/[.E93]*[.D93]" office:value-type="float" office:value="3847.35438479983" calcext:value-type="float">
            <text:p>3847.3543847998</text:p>
          </table:table-cell>
          <table:table-cell table:formula="of:=[.C93]*RANDBETWEEN(0.3;1.9)" office:value-type="float" office:value="7354.70876959967" calcext:value-type="float">
            <text:p>7354.7087695997</text:p>
          </table:table-cell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string" calcext:value-type="string">
            <text:p>1781.0556032697125</text:p>
          </table:table-cell>
          <table:table-cell table:formula="of:=[.B94]+RANDBETWEEN(-500;500)" office:value-type="float" office:value="1585.05560326971" calcext:value-type="float">
            <text:p>1585.0556032697</text:p>
          </table:table-cell>
          <table:table-cell table:formula="of:=[.B94]*RANDBETWEEN(0.3;1.9)" office:value-type="float" office:value="1781.05560326971" calcext:value-type="float">
            <text:p>1781.0556032697</text:p>
          </table:table-cell>
          <table:table-cell table:formula="of:=[.D94]*RANDBETWEEN(0.3;1.9)" office:value-type="float" office:value="1781.05560326971" calcext:value-type="float">
            <text:p>1781.0556032697</text:p>
          </table:table-cell>
          <table:table-cell table:formula="of:=[.B94]*RANDBETWEEN(0.3;1.9)/[.E94]*[.D94]" office:value-type="float" office:value="1781.05560326971" calcext:value-type="float">
            <text:p>1781.0556032697</text:p>
          </table:table-cell>
          <table:table-cell table:formula="of:=[.C94]*RANDBETWEEN(0.3;1.9)" office:value-type="float" office:value="1585.05560326971" calcext:value-type="float">
            <text:p>1585.0556032697</text:p>
          </table:table-cell>
        </table:table-row>
        <table:table-row table:style-name="ro1">
          <table:table-cell office:value-type="float" office:value="11094" calcext:value-type="float">
            <text:p>11094</text:p>
          </table:table-cell>
          <table:table-cell office:value-type="string" calcext:value-type="string">
            <text:p>1633.8162307758002</text:p>
          </table:table-cell>
          <table:table-cell table:formula="of:=[.B95]+RANDBETWEEN(-500;500)" office:value-type="float" office:value="2009.8162307758" calcext:value-type="float">
            <text:p>2009.8162307758</text:p>
          </table:table-cell>
          <table:table-cell table:formula="of:=[.B95]*RANDBETWEEN(0.3;1.9)" office:value-type="float" office:value="3267.6324615516" calcext:value-type="float">
            <text:p>3267.6324615516</text:p>
          </table:table-cell>
          <table:table-cell table:formula="of:=[.D95]*RANDBETWEEN(0.3;1.9)" office:value-type="float" office:value="3267.6324615516" calcext:value-type="float">
            <text:p>3267.6324615516</text:p>
          </table:table-cell>
          <table:table-cell table:formula="of:=[.B95]*RANDBETWEEN(0.3;1.9)/[.E95]*[.D95]" office:value-type="float" office:value="1633.8162307758" calcext:value-type="float">
            <text:p>1633.8162307758</text:p>
          </table:table-cell>
          <table:table-cell table:formula="of:=[.C95]*RANDBETWEEN(0.3;1.9)" office:value-type="float" office:value="4019.6324615516" calcext:value-type="float">
            <text:p>4019.6324615516</text:p>
          </table:table-cell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string" calcext:value-type="string">
            <text:p>41643.07713840007</text:p>
          </table:table-cell>
          <table:table-cell table:formula="of:=[.B96]+RANDBETWEEN(-500;500)" office:value-type="float" office:value="42045.0771384001" calcext:value-type="float">
            <text:p>42045.0771384001</text:p>
          </table:table-cell>
          <table:table-cell table:formula="of:=[.B96]*RANDBETWEEN(0.3;1.9)" office:value-type="float" office:value="41643.0771384001" calcext:value-type="float">
            <text:p>41643.0771384001</text:p>
          </table:table-cell>
          <table:table-cell table:formula="of:=[.D96]*RANDBETWEEN(0.3;1.9)" office:value-type="float" office:value="83286.1542768001" calcext:value-type="float">
            <text:p>83286.1542768001</text:p>
          </table:table-cell>
          <table:table-cell table:formula="of:=[.B96]*RANDBETWEEN(0.3;1.9)/[.E96]*[.D96]" office:value-type="float" office:value="41643.0771384001" calcext:value-type="float">
            <text:p>41643.0771384001</text:p>
          </table:table-cell>
          <table:table-cell table:formula="of:=[.C96]*RANDBETWEEN(0.3;1.9)" office:value-type="float" office:value="84090.1542768001" calcext:value-type="float">
            <text:p>84090.1542768001</text:p>
          </table:table-cell>
        </table:table-row>
        <table:table-row table:style-name="ro1">
          <table:table-cell office:value-type="float" office:value="11096" calcext:value-type="float">
            <text:p>11096</text:p>
          </table:table-cell>
          <table:table-cell office:value-type="string" calcext:value-type="string">
            <text:p>357.375268783</text:p>
          </table:table-cell>
          <table:table-cell table:formula="of:=[.B97]+RANDBETWEEN(-500;500)" office:value-type="float" office:value="160.375268783" calcext:value-type="float">
            <text:p>160.375268783</text:p>
          </table:table-cell>
          <table:table-cell table:formula="of:=[.B97]*RANDBETWEEN(0.3;1.9)" office:value-type="float" office:value="357.375268783" calcext:value-type="float">
            <text:p>357.375268783</text:p>
          </table:table-cell>
          <table:table-cell table:formula="of:=[.D97]*RANDBETWEEN(0.3;1.9)" office:value-type="float" office:value="714.750537566" calcext:value-type="float">
            <text:p>714.750537566</text:p>
          </table:table-cell>
          <table:table-cell table:formula="of:=[.B97]*RANDBETWEEN(0.3;1.9)/[.E97]*[.D97]" office:value-type="float" office:value="357.375268783" calcext:value-type="float">
            <text:p>357.375268783</text:p>
          </table:table-cell>
          <table:table-cell table:formula="of:=[.C97]*RANDBETWEEN(0.3;1.9)" office:value-type="float" office:value="320.750537566" calcext:value-type="float">
            <text:p>320.750537566</text:p>
          </table:table-cell>
        </table:table-row>
        <table:table-row table:style-name="ro1">
          <table:table-cell office:value-type="float" office:value="11097" calcext:value-type="float">
            <text:p>11097</text:p>
          </table:table-cell>
          <table:table-cell office:value-type="string" calcext:value-type="string">
            <text:p>678.696152969</text:p>
          </table:table-cell>
          <table:table-cell table:formula="of:=[.B98]+RANDBETWEEN(-500;500)" office:value-type="float" office:value="946.696152969" calcext:value-type="float">
            <text:p>946.696152969</text:p>
          </table:table-cell>
          <table:table-cell table:formula="of:=[.B98]*RANDBETWEEN(0.3;1.9)" office:value-type="float" office:value="1357.392305938" calcext:value-type="float">
            <text:p>1357.392305938</text:p>
          </table:table-cell>
          <table:table-cell table:formula="of:=[.D98]*RANDBETWEEN(0.3;1.9)" office:value-type="float" office:value="1357.392305938" calcext:value-type="float">
            <text:p>1357.392305938</text:p>
          </table:table-cell>
          <table:table-cell table:formula="of:=[.B98]*RANDBETWEEN(0.3;1.9)/[.E98]*[.D98]" office:value-type="float" office:value="678.696152969" calcext:value-type="float">
            <text:p>678.696152969</text:p>
          </table:table-cell>
          <table:table-cell table:formula="of:=[.C98]*RANDBETWEEN(0.3;1.9)" office:value-type="float" office:value="946.696152969" calcext:value-type="float">
            <text:p>946.696152969</text:p>
          </table:table-cell>
        </table:table-row>
        <table:table-row table:style-name="ro1">
          <table:table-cell office:value-type="float" office:value="11098" calcext:value-type="float">
            <text:p>11098</text:p>
          </table:table-cell>
          <table:table-cell office:value-type="string" calcext:value-type="string">
            <text:p>55068.11291767316</text:p>
          </table:table-cell>
          <table:table-cell table:formula="of:=[.B99]+RANDBETWEEN(-500;500)" office:value-type="float" office:value="55016.1129176732" calcext:value-type="float">
            <text:p>55016.1129176732</text:p>
          </table:table-cell>
          <table:table-cell table:formula="of:=[.B99]*RANDBETWEEN(0.3;1.9)" office:value-type="float" office:value="110136.225835346" calcext:value-type="float">
            <text:p>110136.225835346</text:p>
          </table:table-cell>
          <table:table-cell table:formula="of:=[.D99]*RANDBETWEEN(0.3;1.9)" office:value-type="float" office:value="110136.225835346" calcext:value-type="float">
            <text:p>110136.225835346</text:p>
          </table:table-cell>
          <table:table-cell table:formula="of:=[.B99]*RANDBETWEEN(0.3;1.9)/[.E99]*[.D99]" office:value-type="float" office:value="55068.1129176732" calcext:value-type="float">
            <text:p>55068.1129176732</text:p>
          </table:table-cell>
          <table:table-cell table:formula="of:=[.C99]*RANDBETWEEN(0.3;1.9)" office:value-type="float" office:value="55016.1129176732" calcext:value-type="float">
            <text:p>55016.1129176732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15712.294528959635</text:p>
          </table:table-cell>
          <table:table-cell table:formula="of:=[.B100]+RANDBETWEEN(-500;500)" office:value-type="float" office:value="15372.2945289596" calcext:value-type="float">
            <text:p>15372.2945289596</text:p>
          </table:table-cell>
          <table:table-cell table:formula="of:=[.B100]*RANDBETWEEN(0.3;1.9)" office:value-type="float" office:value="31424.5890579193" calcext:value-type="float">
            <text:p>31424.5890579193</text:p>
          </table:table-cell>
          <table:table-cell table:formula="of:=[.D100]*RANDBETWEEN(0.3;1.9)" office:value-type="float" office:value="62849.1781158385" calcext:value-type="float">
            <text:p>62849.1781158385</text:p>
          </table:table-cell>
          <table:table-cell table:formula="of:=[.B100]*RANDBETWEEN(0.3;1.9)/[.E100]*[.D100]" office:value-type="float" office:value="7856.14726447982" calcext:value-type="float">
            <text:p>7856.1472644798</text:p>
          </table:table-cell>
          <table:table-cell table:formula="of:=[.C100]*RANDBETWEEN(0.3;1.9)" office:value-type="float" office:value="15372.2945289596" calcext:value-type="float">
            <text:p>15372.2945289596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string" calcext:value-type="string">
            <text:p>1969.8493380293426</text:p>
          </table:table-cell>
          <table:table-cell table:formula="of:=[.B101]+RANDBETWEEN(-500;500)" office:value-type="float" office:value="2177.84933802934" calcext:value-type="float">
            <text:p>2177.8493380294</text:p>
          </table:table-cell>
          <table:table-cell table:formula="of:=[.B101]*RANDBETWEEN(0.3;1.9)" office:value-type="float" office:value="3939.69867605868" calcext:value-type="float">
            <text:p>3939.6986760587</text:p>
          </table:table-cell>
          <table:table-cell table:formula="of:=[.D101]*RANDBETWEEN(0.3;1.9)" office:value-type="float" office:value="7879.39735211737" calcext:value-type="float">
            <text:p>7879.3973521174</text:p>
          </table:table-cell>
          <table:table-cell table:formula="of:=[.B101]*RANDBETWEEN(0.3;1.9)/[.E101]*[.D101]" office:value-type="float" office:value="1969.84933802934" calcext:value-type="float">
            <text:p>1969.8493380294</text:p>
          </table:table-cell>
          <table:table-cell table:formula="of:=[.C101]*RANDBETWEEN(0.3;1.9)" office:value-type="float" office:value="2177.84933802934" calcext:value-type="float">
            <text:p>2177.8493380294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string" calcext:value-type="string">
            <text:p>961.7943606850719</text:p>
          </table:table-cell>
          <table:table-cell table:formula="of:=[.B102]+RANDBETWEEN(-500;500)" office:value-type="float" office:value="534.794360685072" calcext:value-type="float">
            <text:p>534.7943606851</text:p>
          </table:table-cell>
          <table:table-cell table:formula="of:=[.B102]*RANDBETWEEN(0.3;1.9)" office:value-type="float" office:value="1923.58872137014" calcext:value-type="float">
            <text:p>1923.5887213702</text:p>
          </table:table-cell>
          <table:table-cell table:formula="of:=[.D102]*RANDBETWEEN(0.3;1.9)" office:value-type="float" office:value="3847.17744274029" calcext:value-type="float">
            <text:p>3847.1774427403</text:p>
          </table:table-cell>
          <table:table-cell table:formula="of:=[.B102]*RANDBETWEEN(0.3;1.9)/[.E102]*[.D102]" office:value-type="float" office:value="480.897180342536" calcext:value-type="float">
            <text:p>480.8971803425</text:p>
          </table:table-cell>
          <table:table-cell table:formula="of:=[.C102]*RANDBETWEEN(0.3;1.9)" office:value-type="float" office:value="534.794360685072" calcext:value-type="float">
            <text:p>534.7943606851</text:p>
          </table:table-cell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string" calcext:value-type="string">
            <text:p>20729.973065349175</text:p>
          </table:table-cell>
          <table:table-cell table:formula="of:=[.B103]+RANDBETWEEN(-500;500)" office:value-type="float" office:value="20600.9730653492" calcext:value-type="float">
            <text:p>20600.9730653492</text:p>
          </table:table-cell>
          <table:table-cell table:formula="of:=[.B103]*RANDBETWEEN(0.3;1.9)" office:value-type="float" office:value="41459.9461306984" calcext:value-type="float">
            <text:p>41459.9461306984</text:p>
          </table:table-cell>
          <table:table-cell table:formula="of:=[.D103]*RANDBETWEEN(0.3;1.9)" office:value-type="float" office:value="82919.8922613967" calcext:value-type="float">
            <text:p>82919.8922613967</text:p>
          </table:table-cell>
          <table:table-cell table:formula="of:=[.B103]*RANDBETWEEN(0.3;1.9)/[.E103]*[.D103]" office:value-type="float" office:value="20729.9730653492" calcext:value-type="float">
            <text:p>20729.9730653492</text:p>
          </table:table-cell>
          <table:table-cell table:formula="of:=[.C103]*RANDBETWEEN(0.3;1.9)" office:value-type="float" office:value="41201.9461306983" calcext:value-type="float">
            <text:p>41201.9461306983</text:p>
          </table:table-cell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string" calcext:value-type="string">
            <text:p>10941.088338652095</text:p>
          </table:table-cell>
          <table:table-cell table:formula="of:=[.B104]+RANDBETWEEN(-500;500)" office:value-type="float" office:value="10818.0883386521" calcext:value-type="float">
            <text:p>10818.0883386521</text:p>
          </table:table-cell>
          <table:table-cell table:formula="of:=[.B104]*RANDBETWEEN(0.3;1.9)" office:value-type="float" office:value="10941.0883386521" calcext:value-type="float">
            <text:p>10941.0883386521</text:p>
          </table:table-cell>
          <table:table-cell table:formula="of:=[.D104]*RANDBETWEEN(0.3;1.9)" office:value-type="float" office:value="21882.1766773042" calcext:value-type="float">
            <text:p>21882.1766773042</text:p>
          </table:table-cell>
          <table:table-cell table:formula="of:=[.B104]*RANDBETWEEN(0.3;1.9)/[.E104]*[.D104]" office:value-type="float" office:value="10941.0883386521" calcext:value-type="float">
            <text:p>10941.0883386521</text:p>
          </table:table-cell>
          <table:table-cell table:formula="of:=[.C104]*RANDBETWEEN(0.3;1.9)" office:value-type="float" office:value="10818.0883386521" calcext:value-type="float">
            <text:p>10818.0883386521</text:p>
          </table:table-cell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string" calcext:value-type="string">
            <text:p>235.43621625499998</text:p>
          </table:table-cell>
          <table:table-cell table:formula="of:=[.B105]+RANDBETWEEN(-500;500)" office:value-type="float" office:value="91.436216255" calcext:value-type="float">
            <text:p>91.436216255</text:p>
          </table:table-cell>
          <table:table-cell table:formula="of:=[.B105]*RANDBETWEEN(0.3;1.9)" office:value-type="float" office:value="470.87243251" calcext:value-type="float">
            <text:p>470.87243251</text:p>
          </table:table-cell>
          <table:table-cell table:formula="of:=[.D105]*RANDBETWEEN(0.3;1.9)" office:value-type="float" office:value="470.87243251" calcext:value-type="float">
            <text:p>470.87243251</text:p>
          </table:table-cell>
          <table:table-cell table:formula="of:=[.B105]*RANDBETWEEN(0.3;1.9)/[.E105]*[.D105]" office:value-type="float" office:value="235.436216255" calcext:value-type="float">
            <text:p>235.436216255</text:p>
          </table:table-cell>
          <table:table-cell table:formula="of:=[.C105]*RANDBETWEEN(0.3;1.9)" office:value-type="float" office:value="91.436216255" calcext:value-type="float">
            <text:p>91.436216255</text:p>
          </table:table-cell>
        </table:table-row>
        <table:table-row table:style-name="ro1">
          <table:table-cell office:value-type="float" office:value="11105" calcext:value-type="float">
            <text:p>11105</text:p>
          </table:table-cell>
          <table:table-cell office:value-type="string" calcext:value-type="string">
            <text:p>10002.618022756096</text:p>
          </table:table-cell>
          <table:table-cell table:formula="of:=[.B106]+RANDBETWEEN(-500;500)" office:value-type="float" office:value="9951.6180227561" calcext:value-type="float">
            <text:p>9951.6180227561</text:p>
          </table:table-cell>
          <table:table-cell table:formula="of:=[.B106]*RANDBETWEEN(0.3;1.9)" office:value-type="float" office:value="20005.2360455122" calcext:value-type="float">
            <text:p>20005.2360455122</text:p>
          </table:table-cell>
          <table:table-cell table:formula="of:=[.D106]*RANDBETWEEN(0.3;1.9)" office:value-type="float" office:value="20005.2360455122" calcext:value-type="float">
            <text:p>20005.2360455122</text:p>
          </table:table-cell>
          <table:table-cell table:formula="of:=[.B106]*RANDBETWEEN(0.3;1.9)/[.E106]*[.D106]" office:value-type="float" office:value="20005.2360455122" calcext:value-type="float">
            <text:p>20005.2360455122</text:p>
          </table:table-cell>
          <table:table-cell table:formula="of:=[.C106]*RANDBETWEEN(0.3;1.9)" office:value-type="float" office:value="19903.2360455122" calcext:value-type="float">
            <text:p>19903.2360455122</text:p>
          </table:table-cell>
        </table:table-row>
        <table:table-row table:style-name="ro1">
          <table:table-cell office:value-type="float" office:value="11106" calcext:value-type="float">
            <text:p>11106</text:p>
          </table:table-cell>
          <table:table-cell office:value-type="string" calcext:value-type="string">
            <text:p>36449.12090963748</text:p>
          </table:table-cell>
          <table:table-cell table:formula="of:=[.B107]+RANDBETWEEN(-500;500)" office:value-type="float" office:value="36823.1209096375" calcext:value-type="float">
            <text:p>36823.1209096375</text:p>
          </table:table-cell>
          <table:table-cell table:formula="of:=[.B107]*RANDBETWEEN(0.3;1.9)" office:value-type="float" office:value="72898.241819275" calcext:value-type="float">
            <text:p>72898.241819275</text:p>
          </table:table-cell>
          <table:table-cell table:formula="of:=[.D107]*RANDBETWEEN(0.3;1.9)" office:value-type="float" office:value="72898.241819275" calcext:value-type="float">
            <text:p>72898.241819275</text:p>
          </table:table-cell>
          <table:table-cell table:formula="of:=[.B107]*RANDBETWEEN(0.3;1.9)/[.E107]*[.D107]" office:value-type="float" office:value="36449.1209096375" calcext:value-type="float">
            <text:p>36449.1209096375</text:p>
          </table:table-cell>
          <table:table-cell table:formula="of:=[.C107]*RANDBETWEEN(0.3;1.9)" office:value-type="float" office:value="73646.241819275" calcext:value-type="float">
            <text:p>73646.241819275</text:p>
          </table:table-cell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string" calcext:value-type="string">
            <text:p>801.3220243440002</text:p>
          </table:table-cell>
          <table:table-cell table:formula="of:=[.B108]+RANDBETWEEN(-500;500)" office:value-type="float" office:value="767.322024344" calcext:value-type="float">
            <text:p>767.322024344</text:p>
          </table:table-cell>
          <table:table-cell table:formula="of:=[.B108]*RANDBETWEEN(0.3;1.9)" office:value-type="float" office:value="801.322024344" calcext:value-type="float">
            <text:p>801.322024344</text:p>
          </table:table-cell>
          <table:table-cell table:formula="of:=[.D108]*RANDBETWEEN(0.3;1.9)" office:value-type="float" office:value="1602.644048688" calcext:value-type="float">
            <text:p>1602.644048688</text:p>
          </table:table-cell>
          <table:table-cell table:formula="of:=[.B108]*RANDBETWEEN(0.3;1.9)/[.E108]*[.D108]" office:value-type="float" office:value="400.661012172" calcext:value-type="float">
            <text:p>400.661012172</text:p>
          </table:table-cell>
          <table:table-cell table:formula="of:=[.C108]*RANDBETWEEN(0.3;1.9)" office:value-type="float" office:value="767.322024344" calcext:value-type="float">
            <text:p>767.322024344</text:p>
          </table:table-cell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string" calcext:value-type="string">
            <text:p>732.373952531</text:p>
          </table:table-cell>
          <table:table-cell table:formula="of:=[.B109]+RANDBETWEEN(-500;500)" office:value-type="float" office:value="867.373952531" calcext:value-type="float">
            <text:p>867.373952531</text:p>
          </table:table-cell>
          <table:table-cell table:formula="of:=[.B109]*RANDBETWEEN(0.3;1.9)" office:value-type="float" office:value="732.373952531" calcext:value-type="float">
            <text:p>732.373952531</text:p>
          </table:table-cell>
          <table:table-cell table:formula="of:=[.D109]*RANDBETWEEN(0.3;1.9)" office:value-type="float" office:value="1464.747905062" calcext:value-type="float">
            <text:p>1464.747905062</text:p>
          </table:table-cell>
          <table:table-cell table:formula="of:=[.B109]*RANDBETWEEN(0.3;1.9)/[.E109]*[.D109]" office:value-type="float" office:value="732.373952531" calcext:value-type="float">
            <text:p>732.373952531</text:p>
          </table:table-cell>
          <table:table-cell table:formula="of:=[.C109]*RANDBETWEEN(0.3;1.9)" office:value-type="float" office:value="867.373952531" calcext:value-type="float">
            <text:p>867.373952531</text:p>
          </table:table-cell>
        </table:table-row>
        <table:table-row table:style-name="ro1">
          <table:table-cell office:value-type="float" office:value="11109" calcext:value-type="float">
            <text:p>11109</text:p>
          </table:table-cell>
          <table:table-cell office:value-type="string" calcext:value-type="string">
            <text:p>1731.319809315116</text:p>
          </table:table-cell>
          <table:table-cell table:formula="of:=[.B110]+RANDBETWEEN(-500;500)" office:value-type="float" office:value="2122.31980931512" calcext:value-type="float">
            <text:p>2122.3198093151</text:p>
          </table:table-cell>
          <table:table-cell table:formula="of:=[.B110]*RANDBETWEEN(0.3;1.9)" office:value-type="float" office:value="1731.31980931512" calcext:value-type="float">
            <text:p>1731.3198093151</text:p>
          </table:table-cell>
          <table:table-cell table:formula="of:=[.D110]*RANDBETWEEN(0.3;1.9)" office:value-type="float" office:value="3462.63961863023" calcext:value-type="float">
            <text:p>3462.6396186302</text:p>
          </table:table-cell>
          <table:table-cell table:formula="of:=[.B110]*RANDBETWEEN(0.3;1.9)/[.E110]*[.D110]" office:value-type="float" office:value="865.659904657558" calcext:value-type="float">
            <text:p>865.6599046576</text:p>
          </table:table-cell>
          <table:table-cell table:formula="of:=[.C110]*RANDBETWEEN(0.3;1.9)" office:value-type="float" office:value="4244.63961863023" calcext:value-type="float">
            <text:p>4244.6396186302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string" calcext:value-type="string">
            <text:p>1049.157536983</text:p>
          </table:table-cell>
          <table:table-cell table:formula="of:=[.B111]+RANDBETWEEN(-500;500)" office:value-type="float" office:value="849.157536983" calcext:value-type="float">
            <text:p>849.157536983</text:p>
          </table:table-cell>
          <table:table-cell table:formula="of:=[.B111]*RANDBETWEEN(0.3;1.9)" office:value-type="float" office:value="2098.315073966" calcext:value-type="float">
            <text:p>2098.315073966</text:p>
          </table:table-cell>
          <table:table-cell table:formula="of:=[.D111]*RANDBETWEEN(0.3;1.9)" office:value-type="float" office:value="2098.315073966" calcext:value-type="float">
            <text:p>2098.315073966</text:p>
          </table:table-cell>
          <table:table-cell table:formula="of:=[.B111]*RANDBETWEEN(0.3;1.9)/[.E111]*[.D111]" office:value-type="float" office:value="2098.315073966" calcext:value-type="float">
            <text:p>2098.315073966</text:p>
          </table:table-cell>
          <table:table-cell table:formula="of:=[.C111]*RANDBETWEEN(0.3;1.9)" office:value-type="float" office:value="1698.315073966" calcext:value-type="float">
            <text:p>1698.315073966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string" calcext:value-type="string">
            <text:p>15524.51917145932</text:p>
          </table:table-cell>
          <table:table-cell table:formula="of:=[.B112]+RANDBETWEEN(-500;500)" office:value-type="float" office:value="15993.5191714593" calcext:value-type="float">
            <text:p>15993.5191714593</text:p>
          </table:table-cell>
          <table:table-cell table:formula="of:=[.B112]*RANDBETWEEN(0.3;1.9)" office:value-type="float" office:value="15524.5191714593" calcext:value-type="float">
            <text:p>15524.5191714593</text:p>
          </table:table-cell>
          <table:table-cell table:formula="of:=[.D112]*RANDBETWEEN(0.3;1.9)" office:value-type="float" office:value="31049.0383429186" calcext:value-type="float">
            <text:p>31049.0383429186</text:p>
          </table:table-cell>
          <table:table-cell table:formula="of:=[.B112]*RANDBETWEEN(0.3;1.9)/[.E112]*[.D112]" office:value-type="float" office:value="15524.5191714593" calcext:value-type="float">
            <text:p>15524.5191714593</text:p>
          </table:table-cell>
          <table:table-cell table:formula="of:=[.C112]*RANDBETWEEN(0.3;1.9)" office:value-type="float" office:value="15993.5191714593" calcext:value-type="float">
            <text:p>15993.5191714593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1248.0982825314175</text:p>
          </table:table-cell>
          <table:table-cell table:formula="of:=[.B113]+RANDBETWEEN(-500;500)" office:value-type="float" office:value="1327.09828253142" calcext:value-type="float">
            <text:p>1327.0982825314</text:p>
          </table:table-cell>
          <table:table-cell table:formula="of:=[.B113]*RANDBETWEEN(0.3;1.9)" office:value-type="float" office:value="1248.09828253142" calcext:value-type="float">
            <text:p>1248.0982825314</text:p>
          </table:table-cell>
          <table:table-cell table:formula="of:=[.D113]*RANDBETWEEN(0.3;1.9)" office:value-type="float" office:value="1248.09828253142" calcext:value-type="float">
            <text:p>1248.0982825314</text:p>
          </table:table-cell>
          <table:table-cell table:formula="of:=[.B113]*RANDBETWEEN(0.3;1.9)/[.E113]*[.D113]" office:value-type="float" office:value="2496.19656506283" calcext:value-type="float">
            <text:p>2496.1965650628</text:p>
          </table:table-cell>
          <table:table-cell table:formula="of:=[.C113]*RANDBETWEEN(0.3;1.9)" office:value-type="float" office:value="1327.09828253142" calcext:value-type="float">
            <text:p>1327.0982825314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2907.1403572606455</text:p>
          </table:table-cell>
          <table:table-cell table:formula="of:=[.B114]+RANDBETWEEN(-500;500)" office:value-type="float" office:value="2736.14035726065" calcext:value-type="float">
            <text:p>2736.1403572607</text:p>
          </table:table-cell>
          <table:table-cell table:formula="of:=[.B114]*RANDBETWEEN(0.3;1.9)" office:value-type="float" office:value="2907.14035726065" calcext:value-type="float">
            <text:p>2907.1403572607</text:p>
          </table:table-cell>
          <table:table-cell table:formula="of:=[.D114]*RANDBETWEEN(0.3;1.9)" office:value-type="float" office:value="5814.28071452129" calcext:value-type="float">
            <text:p>5814.2807145213</text:p>
          </table:table-cell>
          <table:table-cell table:formula="of:=[.B114]*RANDBETWEEN(0.3;1.9)/[.E114]*[.D114]" office:value-type="float" office:value="1453.57017863032" calcext:value-type="float">
            <text:p>1453.5701786303</text:p>
          </table:table-cell>
          <table:table-cell table:formula="of:=[.C114]*RANDBETWEEN(0.3;1.9)" office:value-type="float" office:value="2736.14035726065" calcext:value-type="float">
            <text:p>2736.1403572607</text:p>
          </table:table-cell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string" calcext:value-type="string">
            <text:p>1141.543670044</text:p>
          </table:table-cell>
          <table:table-cell table:formula="of:=[.B115]+RANDBETWEEN(-500;500)" office:value-type="float" office:value="1328.543670044" calcext:value-type="float">
            <text:p>1328.543670044</text:p>
          </table:table-cell>
          <table:table-cell table:formula="of:=[.B115]*RANDBETWEEN(0.3;1.9)" office:value-type="float" office:value="1141.543670044" calcext:value-type="float">
            <text:p>1141.543670044</text:p>
          </table:table-cell>
          <table:table-cell table:formula="of:=[.D115]*RANDBETWEEN(0.3;1.9)" office:value-type="float" office:value="2283.087340088" calcext:value-type="float">
            <text:p>2283.087340088</text:p>
          </table:table-cell>
          <table:table-cell table:formula="of:=[.B115]*RANDBETWEEN(0.3;1.9)/[.E115]*[.D115]" office:value-type="float" office:value="570.771835022" calcext:value-type="float">
            <text:p>570.771835022</text:p>
          </table:table-cell>
          <table:table-cell table:formula="of:=[.C115]*RANDBETWEEN(0.3;1.9)" office:value-type="float" office:value="2657.087340088" calcext:value-type="float">
            <text:p>2657.087340088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7388.040984806005</text:p>
          </table:table-cell>
          <table:table-cell table:formula="of:=[.B116]+RANDBETWEEN(-500;500)" office:value-type="float" office:value="7124.04098480601" calcext:value-type="float">
            <text:p>7124.040984806</text:p>
          </table:table-cell>
          <table:table-cell table:formula="of:=[.B116]*RANDBETWEEN(0.3;1.9)" office:value-type="float" office:value="14776.081969612" calcext:value-type="float">
            <text:p>14776.081969612</text:p>
          </table:table-cell>
          <table:table-cell table:formula="of:=[.D116]*RANDBETWEEN(0.3;1.9)" office:value-type="float" office:value="14776.081969612" calcext:value-type="float">
            <text:p>14776.081969612</text:p>
          </table:table-cell>
          <table:table-cell table:formula="of:=[.B116]*RANDBETWEEN(0.3;1.9)/[.E116]*[.D116]" office:value-type="float" office:value="7388.04098480601" calcext:value-type="float">
            <text:p>7388.040984806</text:p>
          </table:table-cell>
          <table:table-cell table:formula="of:=[.C116]*RANDBETWEEN(0.3;1.9)" office:value-type="float" office:value="7124.04098480601" calcext:value-type="float">
            <text:p>7124.040984806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string" calcext:value-type="string">
            <text:p>13898.62402627543</text:p>
          </table:table-cell>
          <table:table-cell table:formula="of:=[.B117]+RANDBETWEEN(-500;500)" office:value-type="float" office:value="13645.6240262754" calcext:value-type="float">
            <text:p>13645.6240262754</text:p>
          </table:table-cell>
          <table:table-cell table:formula="of:=[.B117]*RANDBETWEEN(0.3;1.9)" office:value-type="float" office:value="27797.2480525509" calcext:value-type="float">
            <text:p>27797.2480525509</text:p>
          </table:table-cell>
          <table:table-cell table:formula="of:=[.D117]*RANDBETWEEN(0.3;1.9)" office:value-type="float" office:value="55594.4961051017" calcext:value-type="float">
            <text:p>55594.4961051017</text:p>
          </table:table-cell>
          <table:table-cell table:formula="of:=[.B117]*RANDBETWEEN(0.3;1.9)/[.E117]*[.D117]" office:value-type="float" office:value="13898.6240262754" calcext:value-type="float">
            <text:p>13898.6240262754</text:p>
          </table:table-cell>
          <table:table-cell table:formula="of:=[.C117]*RANDBETWEEN(0.3;1.9)" office:value-type="float" office:value="13645.6240262754" calcext:value-type="float">
            <text:p>13645.6240262754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720.1976068442173</text:p>
          </table:table-cell>
          <table:table-cell table:formula="of:=[.B118]+RANDBETWEEN(-500;500)" office:value-type="float" office:value="377.197606844217" calcext:value-type="float">
            <text:p>377.1976068442</text:p>
          </table:table-cell>
          <table:table-cell table:formula="of:=[.B118]*RANDBETWEEN(0.3;1.9)" office:value-type="float" office:value="1440.39521368843" calcext:value-type="float">
            <text:p>1440.3952136884</text:p>
          </table:table-cell>
          <table:table-cell table:formula="of:=[.D118]*RANDBETWEEN(0.3;1.9)" office:value-type="float" office:value="2880.79042737687" calcext:value-type="float">
            <text:p>2880.7904273769</text:p>
          </table:table-cell>
          <table:table-cell table:formula="of:=[.B118]*RANDBETWEEN(0.3;1.9)/[.E118]*[.D118]" office:value-type="float" office:value="720.197606844217" calcext:value-type="float">
            <text:p>720.1976068442</text:p>
          </table:table-cell>
          <table:table-cell table:formula="of:=[.C118]*RANDBETWEEN(0.3;1.9)" office:value-type="float" office:value="377.197606844217" calcext:value-type="float">
            <text:p>377.1976068442</text:p>
          </table:table-cell>
        </table:table-row>
        <table:table-row table:style-name="ro1">
          <table:table-cell office:value-type="float" office:value="11118" calcext:value-type="float">
            <text:p>11118</text:p>
          </table:table-cell>
          <table:table-cell office:value-type="string" calcext:value-type="string">
            <text:p>786.9314703587316</text:p>
          </table:table-cell>
          <table:table-cell table:formula="of:=[.B119]+RANDBETWEEN(-500;500)" office:value-type="float" office:value="665.931470358732" calcext:value-type="float">
            <text:p>665.9314703587</text:p>
          </table:table-cell>
          <table:table-cell table:formula="of:=[.B119]*RANDBETWEEN(0.3;1.9)" office:value-type="float" office:value="786.931470358732" calcext:value-type="float">
            <text:p>786.9314703587</text:p>
          </table:table-cell>
          <table:table-cell table:formula="of:=[.D119]*RANDBETWEEN(0.3;1.9)" office:value-type="float" office:value="1573.86294071746" calcext:value-type="float">
            <text:p>1573.8629407175</text:p>
          </table:table-cell>
          <table:table-cell table:formula="of:=[.B119]*RANDBETWEEN(0.3;1.9)/[.E119]*[.D119]" office:value-type="float" office:value="393.465735179366" calcext:value-type="float">
            <text:p>393.4657351794</text:p>
          </table:table-cell>
          <table:table-cell table:formula="of:=[.C119]*RANDBETWEEN(0.3;1.9)" office:value-type="float" office:value="1331.86294071746" calcext:value-type="float">
            <text:p>1331.8629407175</text:p>
          </table:table-cell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string" calcext:value-type="string">
            <text:p>1502.1359559846087</text:p>
          </table:table-cell>
          <table:table-cell table:formula="of:=[.B120]+RANDBETWEEN(-500;500)" office:value-type="float" office:value="1704.13595598461" calcext:value-type="float">
            <text:p>1704.1359559846</text:p>
          </table:table-cell>
          <table:table-cell table:formula="of:=[.B120]*RANDBETWEEN(0.3;1.9)" office:value-type="float" office:value="1502.13595598461" calcext:value-type="float">
            <text:p>1502.1359559846</text:p>
          </table:table-cell>
          <table:table-cell table:formula="of:=[.D120]*RANDBETWEEN(0.3;1.9)" office:value-type="float" office:value="1502.13595598461" calcext:value-type="float">
            <text:p>1502.1359559846</text:p>
          </table:table-cell>
          <table:table-cell table:formula="of:=[.B120]*RANDBETWEEN(0.3;1.9)/[.E120]*[.D120]" office:value-type="float" office:value="1502.13595598461" calcext:value-type="float">
            <text:p>1502.1359559846</text:p>
          </table:table-cell>
          <table:table-cell table:formula="of:=[.C120]*RANDBETWEEN(0.3;1.9)" office:value-type="float" office:value="1704.13595598461" calcext:value-type="float">
            <text:p>1704.1359559846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string" calcext:value-type="string">
            <text:p>3423.2596848142416</text:p>
          </table:table-cell>
          <table:table-cell table:formula="of:=[.B121]+RANDBETWEEN(-500;500)" office:value-type="float" office:value="3178.25968481424" calcext:value-type="float">
            <text:p>3178.2596848143</text:p>
          </table:table-cell>
          <table:table-cell table:formula="of:=[.B121]*RANDBETWEEN(0.3;1.9)" office:value-type="float" office:value="3423.25968481424" calcext:value-type="float">
            <text:p>3423.2596848143</text:p>
          </table:table-cell>
          <table:table-cell table:formula="of:=[.D121]*RANDBETWEEN(0.3;1.9)" office:value-type="float" office:value="3423.25968481424" calcext:value-type="float">
            <text:p>3423.2596848143</text:p>
          </table:table-cell>
          <table:table-cell table:formula="of:=[.B121]*RANDBETWEEN(0.3;1.9)/[.E121]*[.D121]" office:value-type="float" office:value="3423.25968481424" calcext:value-type="float">
            <text:p>3423.2596848143</text:p>
          </table:table-cell>
          <table:table-cell table:formula="of:=[.C121]*RANDBETWEEN(0.3;1.9)" office:value-type="float" office:value="6356.51936962848" calcext:value-type="float">
            <text:p>6356.5193696285</text:p>
          </table:table-cell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951.96287863</text:p>
          </table:table-cell>
          <table:table-cell table:formula="of:=[.B122]+RANDBETWEEN(-500;500)" office:value-type="float" office:value="1085.96287863" calcext:value-type="float">
            <text:p>1085.96287863</text:p>
          </table:table-cell>
          <table:table-cell table:formula="of:=[.B122]*RANDBETWEEN(0.3;1.9)" office:value-type="float" office:value="951.96287863" calcext:value-type="float">
            <text:p>951.96287863</text:p>
          </table:table-cell>
          <table:table-cell table:formula="of:=[.D122]*RANDBETWEEN(0.3;1.9)" office:value-type="float" office:value="1903.92575726" calcext:value-type="float">
            <text:p>1903.92575726</text:p>
          </table:table-cell>
          <table:table-cell table:formula="of:=[.B122]*RANDBETWEEN(0.3;1.9)/[.E122]*[.D122]" office:value-type="float" office:value="475.981439315" calcext:value-type="float">
            <text:p>475.981439315</text:p>
          </table:table-cell>
          <table:table-cell table:formula="of:=[.C122]*RANDBETWEEN(0.3;1.9)" office:value-type="float" office:value="1085.96287863" calcext:value-type="float">
            <text:p>1085.96287863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string" calcext:value-type="string">
            <text:p>75268.91934562048</text:p>
          </table:table-cell>
          <table:table-cell table:formula="of:=[.B123]+RANDBETWEEN(-500;500)" office:value-type="float" office:value="75617.9193456205" calcext:value-type="float">
            <text:p>75617.9193456205</text:p>
          </table:table-cell>
          <table:table-cell table:formula="of:=[.B123]*RANDBETWEEN(0.3;1.9)" office:value-type="float" office:value="75268.9193456205" calcext:value-type="float">
            <text:p>75268.9193456205</text:p>
          </table:table-cell>
          <table:table-cell table:formula="of:=[.D123]*RANDBETWEEN(0.3;1.9)" office:value-type="float" office:value="150537.838691241" calcext:value-type="float">
            <text:p>150537.838691241</text:p>
          </table:table-cell>
          <table:table-cell table:formula="of:=[.B123]*RANDBETWEEN(0.3;1.9)/[.E123]*[.D123]" office:value-type="float" office:value="37634.4596728102" calcext:value-type="float">
            <text:p>37634.4596728102</text:p>
          </table:table-cell>
          <table:table-cell table:formula="of:=[.C123]*RANDBETWEEN(0.3;1.9)" office:value-type="float" office:value="151235.838691241" calcext:value-type="float">
            <text:p>151235.838691241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1760.7392798507417</text:p>
          </table:table-cell>
          <table:table-cell table:formula="of:=[.B124]+RANDBETWEEN(-500;500)" office:value-type="float" office:value="1846.73927985074" calcext:value-type="float">
            <text:p>1846.7392798508</text:p>
          </table:table-cell>
          <table:table-cell table:formula="of:=[.B124]*RANDBETWEEN(0.3;1.9)" office:value-type="float" office:value="3521.47855970148" calcext:value-type="float">
            <text:p>3521.4785597015</text:p>
          </table:table-cell>
          <table:table-cell table:formula="of:=[.D124]*RANDBETWEEN(0.3;1.9)" office:value-type="float" office:value="7042.95711940297" calcext:value-type="float">
            <text:p>7042.957119403</text:p>
          </table:table-cell>
          <table:table-cell table:formula="of:=[.B124]*RANDBETWEEN(0.3;1.9)/[.E124]*[.D124]" office:value-type="float" office:value="880.369639925371" calcext:value-type="float">
            <text:p>880.3696399254</text:p>
          </table:table-cell>
          <table:table-cell table:formula="of:=[.C124]*RANDBETWEEN(0.3;1.9)" office:value-type="float" office:value="3693.47855970148" calcext:value-type="float">
            <text:p>3693.4785597015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7073.075006020149</text:p>
          </table:table-cell>
          <table:table-cell table:formula="of:=[.B125]+RANDBETWEEN(-500;500)" office:value-type="float" office:value="7511.07500602015" calcext:value-type="float">
            <text:p>7511.0750060202</text:p>
          </table:table-cell>
          <table:table-cell table:formula="of:=[.B125]*RANDBETWEEN(0.3;1.9)" office:value-type="float" office:value="14146.1500120403" calcext:value-type="float">
            <text:p>14146.1500120403</text:p>
          </table:table-cell>
          <table:table-cell table:formula="of:=[.D125]*RANDBETWEEN(0.3;1.9)" office:value-type="float" office:value="28292.3000240806" calcext:value-type="float">
            <text:p>28292.3000240806</text:p>
          </table:table-cell>
          <table:table-cell table:formula="of:=[.B125]*RANDBETWEEN(0.3;1.9)/[.E125]*[.D125]" office:value-type="float" office:value="7073.07500602015" calcext:value-type="float">
            <text:p>7073.0750060202</text:p>
          </table:table-cell>
          <table:table-cell table:formula="of:=[.C125]*RANDBETWEEN(0.3;1.9)" office:value-type="float" office:value="15022.1500120403" calcext:value-type="float">
            <text:p>15022.1500120403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string" calcext:value-type="string">
            <text:p>2850.330295024</text:p>
          </table:table-cell>
          <table:table-cell table:formula="of:=[.B126]+RANDBETWEEN(-500;500)" office:value-type="float" office:value="3074.330295024" calcext:value-type="float">
            <text:p>3074.330295024</text:p>
          </table:table-cell>
          <table:table-cell table:formula="of:=[.B126]*RANDBETWEEN(0.3;1.9)" office:value-type="float" office:value="2850.330295024" calcext:value-type="float">
            <text:p>2850.330295024</text:p>
          </table:table-cell>
          <table:table-cell table:formula="of:=[.D126]*RANDBETWEEN(0.3;1.9)" office:value-type="float" office:value="5700.660590048" calcext:value-type="float">
            <text:p>5700.660590048</text:p>
          </table:table-cell>
          <table:table-cell table:formula="of:=[.B126]*RANDBETWEEN(0.3;1.9)/[.E126]*[.D126]" office:value-type="float" office:value="2850.330295024" calcext:value-type="float">
            <text:p>2850.330295024</text:p>
          </table:table-cell>
          <table:table-cell table:formula="of:=[.C126]*RANDBETWEEN(0.3;1.9)" office:value-type="float" office:value="3074.330295024" calcext:value-type="float">
            <text:p>3074.330295024</text:p>
          </table:table-cell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string" calcext:value-type="string">
            <text:p>5403.130295627</text:p>
          </table:table-cell>
          <table:table-cell table:formula="of:=[.B127]+RANDBETWEEN(-500;500)" office:value-type="float" office:value="5391.130295627" calcext:value-type="float">
            <text:p>5391.130295627</text:p>
          </table:table-cell>
          <table:table-cell table:formula="of:=[.B127]*RANDBETWEEN(0.3;1.9)" office:value-type="float" office:value="5403.130295627" calcext:value-type="float">
            <text:p>5403.130295627</text:p>
          </table:table-cell>
          <table:table-cell table:formula="of:=[.D127]*RANDBETWEEN(0.3;1.9)" office:value-type="float" office:value="10806.260591254" calcext:value-type="float">
            <text:p>10806.260591254</text:p>
          </table:table-cell>
          <table:table-cell table:formula="of:=[.B127]*RANDBETWEEN(0.3;1.9)/[.E127]*[.D127]" office:value-type="float" office:value="5403.130295627" calcext:value-type="float">
            <text:p>5403.130295627</text:p>
          </table:table-cell>
          <table:table-cell table:formula="of:=[.C127]*RANDBETWEEN(0.3;1.9)" office:value-type="float" office:value="5391.130295627" calcext:value-type="float">
            <text:p>5391.130295627</text:p>
          </table:table-cell>
        </table:table-row>
        <table:table-row table:style-name="ro1">
          <table:table-cell office:value-type="float" office:value="11127" calcext:value-type="float">
            <text:p>11127</text:p>
          </table:table-cell>
          <table:table-cell office:value-type="string" calcext:value-type="string">
            <text:p>4652.273378421831</text:p>
          </table:table-cell>
          <table:table-cell table:formula="of:=[.B128]+RANDBETWEEN(-500;500)" office:value-type="float" office:value="4392.27337842183" calcext:value-type="float">
            <text:p>4392.2733784218</text:p>
          </table:table-cell>
          <table:table-cell table:formula="of:=[.B128]*RANDBETWEEN(0.3;1.9)" office:value-type="float" office:value="4652.27337842183" calcext:value-type="float">
            <text:p>4652.2733784218</text:p>
          </table:table-cell>
          <table:table-cell table:formula="of:=[.D128]*RANDBETWEEN(0.3;1.9)" office:value-type="float" office:value="9304.54675684366" calcext:value-type="float">
            <text:p>9304.5467568437</text:p>
          </table:table-cell>
          <table:table-cell table:formula="of:=[.B128]*RANDBETWEEN(0.3;1.9)/[.E128]*[.D128]" office:value-type="float" office:value="2326.13668921092" calcext:value-type="float">
            <text:p>2326.1366892109</text:p>
          </table:table-cell>
          <table:table-cell table:formula="of:=[.C128]*RANDBETWEEN(0.3;1.9)" office:value-type="float" office:value="4392.27337842183" calcext:value-type="float">
            <text:p>4392.2733784218</text:p>
          </table:table-cell>
        </table:table-row>
        <table:table-row table:style-name="ro1">
          <table:table-cell office:value-type="float" office:value="11128" calcext:value-type="float">
            <text:p>11128</text:p>
          </table:table-cell>
          <table:table-cell office:value-type="string" calcext:value-type="string">
            <text:p>1883.8648338639998</text:p>
          </table:table-cell>
          <table:table-cell table:formula="of:=[.B129]+RANDBETWEEN(-500;500)" office:value-type="float" office:value="1875.864833864" calcext:value-type="float">
            <text:p>1875.864833864</text:p>
          </table:table-cell>
          <table:table-cell table:formula="of:=[.B129]*RANDBETWEEN(0.3;1.9)" office:value-type="float" office:value="3767.729667728" calcext:value-type="float">
            <text:p>3767.729667728</text:p>
          </table:table-cell>
          <table:table-cell table:formula="of:=[.D129]*RANDBETWEEN(0.3;1.9)" office:value-type="float" office:value="7535.459335456" calcext:value-type="float">
            <text:p>7535.459335456</text:p>
          </table:table-cell>
          <table:table-cell table:formula="of:=[.B129]*RANDBETWEEN(0.3;1.9)/[.E129]*[.D129]" office:value-type="float" office:value="1883.864833864" calcext:value-type="float">
            <text:p>1883.864833864</text:p>
          </table:table-cell>
          <table:table-cell table:formula="of:=[.C129]*RANDBETWEEN(0.3;1.9)" office:value-type="float" office:value="3751.729667728" calcext:value-type="float">
            <text:p>3751.729667728</text:p>
          </table:table-cell>
        </table:table-row>
        <table:table-row table:style-name="ro1">
          <table:table-cell office:value-type="float" office:value="11129" calcext:value-type="float">
            <text:p>11129</text:p>
          </table:table-cell>
          <table:table-cell office:value-type="string" calcext:value-type="string">
            <text:p>8298.891937235618</text:p>
          </table:table-cell>
          <table:table-cell table:formula="of:=[.B130]+RANDBETWEEN(-500;500)" office:value-type="float" office:value="8734.89193723562" calcext:value-type="float">
            <text:p>8734.8919372356</text:p>
          </table:table-cell>
          <table:table-cell table:formula="of:=[.B130]*RANDBETWEEN(0.3;1.9)" office:value-type="float" office:value="8298.89193723562" calcext:value-type="float">
            <text:p>8298.8919372356</text:p>
          </table:table-cell>
          <table:table-cell table:formula="of:=[.D130]*RANDBETWEEN(0.3;1.9)" office:value-type="float" office:value="8298.89193723562" calcext:value-type="float">
            <text:p>8298.8919372356</text:p>
          </table:table-cell>
          <table:table-cell table:formula="of:=[.B130]*RANDBETWEEN(0.3;1.9)/[.E130]*[.D130]" office:value-type="float" office:value="16597.7838744712" calcext:value-type="float">
            <text:p>16597.7838744712</text:p>
          </table:table-cell>
          <table:table-cell table:formula="of:=[.C130]*RANDBETWEEN(0.3;1.9)" office:value-type="float" office:value="17469.7838744712" calcext:value-type="float">
            <text:p>17469.7838744712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string" calcext:value-type="string">
            <text:p>2491.6501915234076</text:p>
          </table:table-cell>
          <table:table-cell table:formula="of:=[.B131]+RANDBETWEEN(-500;500)" office:value-type="float" office:value="2392.65019152341" calcext:value-type="float">
            <text:p>2392.6501915234</text:p>
          </table:table-cell>
          <table:table-cell table:formula="of:=[.B131]*RANDBETWEEN(0.3;1.9)" office:value-type="float" office:value="2491.65019152341" calcext:value-type="float">
            <text:p>2491.6501915234</text:p>
          </table:table-cell>
          <table:table-cell table:formula="of:=[.D131]*RANDBETWEEN(0.3;1.9)" office:value-type="float" office:value="4983.30038304682" calcext:value-type="float">
            <text:p>4983.3003830468</text:p>
          </table:table-cell>
          <table:table-cell table:formula="of:=[.B131]*RANDBETWEEN(0.3;1.9)/[.E131]*[.D131]" office:value-type="float" office:value="2491.65019152341" calcext:value-type="float">
            <text:p>2491.6501915234</text:p>
          </table:table-cell>
          <table:table-cell table:formula="of:=[.C131]*RANDBETWEEN(0.3;1.9)" office:value-type="float" office:value="4785.30038304682" calcext:value-type="float">
            <text:p>4785.3003830468</text:p>
          </table:table-cell>
        </table:table-row>
        <table:table-row table:style-name="ro1">
          <table:table-cell office:value-type="float" office:value="11131" calcext:value-type="float">
            <text:p>11131</text:p>
          </table:table-cell>
          <table:table-cell office:value-type="string" calcext:value-type="string">
            <text:p>1398.8588633250001</text:p>
          </table:table-cell>
          <table:table-cell table:formula="of:=[.B132]+RANDBETWEEN(-500;500)" office:value-type="float" office:value="1097.858863325" calcext:value-type="float">
            <text:p>1097.858863325</text:p>
          </table:table-cell>
          <table:table-cell table:formula="of:=[.B132]*RANDBETWEEN(0.3;1.9)" office:value-type="float" office:value="1398.858863325" calcext:value-type="float">
            <text:p>1398.858863325</text:p>
          </table:table-cell>
          <table:table-cell table:formula="of:=[.D132]*RANDBETWEEN(0.3;1.9)" office:value-type="float" office:value="2797.71772665" calcext:value-type="float">
            <text:p>2797.71772665</text:p>
          </table:table-cell>
          <table:table-cell table:formula="of:=[.B132]*RANDBETWEEN(0.3;1.9)/[.E132]*[.D132]" office:value-type="float" office:value="699.4294316625" calcext:value-type="float">
            <text:p>699.4294316625</text:p>
          </table:table-cell>
          <table:table-cell table:formula="of:=[.C132]*RANDBETWEEN(0.3;1.9)" office:value-type="float" office:value="1097.858863325" calcext:value-type="float">
            <text:p>1097.858863325</text:p>
          </table:table-cell>
        </table:table-row>
        <table:table-row table:style-name="ro1">
          <table:table-cell office:value-type="float" office:value="11132" calcext:value-type="float">
            <text:p>11132</text:p>
          </table:table-cell>
          <table:table-cell office:value-type="string" calcext:value-type="string">
            <text:p>22736.687334143542</text:p>
          </table:table-cell>
          <table:table-cell table:formula="of:=[.B133]+RANDBETWEEN(-500;500)" office:value-type="float" office:value="22244.6873341435" calcext:value-type="float">
            <text:p>22244.6873341435</text:p>
          </table:table-cell>
          <table:table-cell table:formula="of:=[.B133]*RANDBETWEEN(0.3;1.9)" office:value-type="float" office:value="22736.6873341435" calcext:value-type="float">
            <text:p>22736.6873341435</text:p>
          </table:table-cell>
          <table:table-cell table:formula="of:=[.D133]*RANDBETWEEN(0.3;1.9)" office:value-type="float" office:value="45473.3746682871" calcext:value-type="float">
            <text:p>45473.3746682871</text:p>
          </table:table-cell>
          <table:table-cell table:formula="of:=[.B133]*RANDBETWEEN(0.3;1.9)/[.E133]*[.D133]" office:value-type="float" office:value="11368.3436670718" calcext:value-type="float">
            <text:p>11368.3436670718</text:p>
          </table:table-cell>
          <table:table-cell table:formula="of:=[.C133]*RANDBETWEEN(0.3;1.9)" office:value-type="float" office:value="22244.6873341435" calcext:value-type="float">
            <text:p>22244.6873341435</text:p>
          </table:table-cell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2955.6439302209997</text:p>
          </table:table-cell>
          <table:table-cell table:formula="of:=[.B134]+RANDBETWEEN(-500;500)" office:value-type="float" office:value="3227.643930221" calcext:value-type="float">
            <text:p>3227.643930221</text:p>
          </table:table-cell>
          <table:table-cell table:formula="of:=[.B134]*RANDBETWEEN(0.3;1.9)" office:value-type="float" office:value="2955.643930221" calcext:value-type="float">
            <text:p>2955.643930221</text:p>
          </table:table-cell>
          <table:table-cell table:formula="of:=[.D134]*RANDBETWEEN(0.3;1.9)" office:value-type="float" office:value="5911.287860442" calcext:value-type="float">
            <text:p>5911.287860442</text:p>
          </table:table-cell>
          <table:table-cell table:formula="of:=[.B134]*RANDBETWEEN(0.3;1.9)/[.E134]*[.D134]" office:value-type="float" office:value="1477.8219651105" calcext:value-type="float">
            <text:p>1477.8219651105</text:p>
          </table:table-cell>
          <table:table-cell table:formula="of:=[.C134]*RANDBETWEEN(0.3;1.9)" office:value-type="float" office:value="3227.643930221" calcext:value-type="float">
            <text:p>3227.643930221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string" calcext:value-type="string">
            <text:p>1222.659117283</text:p>
          </table:table-cell>
          <table:table-cell table:formula="of:=[.B135]+RANDBETWEEN(-500;500)" office:value-type="float" office:value="1298.659117283" calcext:value-type="float">
            <text:p>1298.659117283</text:p>
          </table:table-cell>
          <table:table-cell table:formula="of:=[.B135]*RANDBETWEEN(0.3;1.9)" office:value-type="float" office:value="2445.318234566" calcext:value-type="float">
            <text:p>2445.318234566</text:p>
          </table:table-cell>
          <table:table-cell table:formula="of:=[.D135]*RANDBETWEEN(0.3;1.9)" office:value-type="float" office:value="4890.636469132" calcext:value-type="float">
            <text:p>4890.636469132</text:p>
          </table:table-cell>
          <table:table-cell table:formula="of:=[.B135]*RANDBETWEEN(0.3;1.9)/[.E135]*[.D135]" office:value-type="float" office:value="611.3295586415" calcext:value-type="float">
            <text:p>611.3295586415</text:p>
          </table:table-cell>
          <table:table-cell table:formula="of:=[.C135]*RANDBETWEEN(0.3;1.9)" office:value-type="float" office:value="1298.659117283" calcext:value-type="float">
            <text:p>1298.659117283</text:p>
          </table:table-cell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50.6398949481</text:p>
          </table:table-cell>
          <table:table-cell table:formula="of:=[.B136]+RANDBETWEEN(-500;500)" office:value-type="float" office:value="-84.3601050519" calcext:value-type="float">
            <text:p>-84.3601050519</text:p>
          </table:table-cell>
          <table:table-cell table:formula="of:=[.B136]*RANDBETWEEN(0.3;1.9)" office:value-type="float" office:value="101.2797898962" calcext:value-type="float">
            <text:p>101.2797898962</text:p>
          </table:table-cell>
          <table:table-cell table:formula="of:=[.D136]*RANDBETWEEN(0.3;1.9)" office:value-type="float" office:value="202.5595797924" calcext:value-type="float">
            <text:p>202.5595797924</text:p>
          </table:table-cell>
          <table:table-cell table:formula="of:=[.B136]*RANDBETWEEN(0.3;1.9)/[.E136]*[.D136]" office:value-type="float" office:value="50.6398949481" calcext:value-type="float">
            <text:p>50.6398949481</text:p>
          </table:table-cell>
          <table:table-cell table:formula="of:=[.C136]*RANDBETWEEN(0.3;1.9)" office:value-type="float" office:value="-84.3601050519" calcext:value-type="float">
            <text:p>-84.3601050519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string" calcext:value-type="string">
            <text:p>28312.77419730204</text:p>
          </table:table-cell>
          <table:table-cell table:formula="of:=[.B137]+RANDBETWEEN(-500;500)" office:value-type="float" office:value="28033.774197302" calcext:value-type="float">
            <text:p>28033.774197302</text:p>
          </table:table-cell>
          <table:table-cell table:formula="of:=[.B137]*RANDBETWEEN(0.3;1.9)" office:value-type="float" office:value="56625.5483946041" calcext:value-type="float">
            <text:p>56625.5483946041</text:p>
          </table:table-cell>
          <table:table-cell table:formula="of:=[.D137]*RANDBETWEEN(0.3;1.9)" office:value-type="float" office:value="113251.096789208" calcext:value-type="float">
            <text:p>113251.096789208</text:p>
          </table:table-cell>
          <table:table-cell table:formula="of:=[.B137]*RANDBETWEEN(0.3;1.9)/[.E137]*[.D137]" office:value-type="float" office:value="28312.774197302" calcext:value-type="float">
            <text:p>28312.774197302</text:p>
          </table:table-cell>
          <table:table-cell table:formula="of:=[.C137]*RANDBETWEEN(0.3;1.9)" office:value-type="float" office:value="28033.774197302" calcext:value-type="float">
            <text:p>28033.774197302</text:p>
          </table:table-cell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string" calcext:value-type="string">
            <text:p>2512.8486265282854</text:p>
          </table:table-cell>
          <table:table-cell table:formula="of:=[.B138]+RANDBETWEEN(-500;500)" office:value-type="float" office:value="2462.84862652829" calcext:value-type="float">
            <text:p>2462.8486265283</text:p>
          </table:table-cell>
          <table:table-cell table:formula="of:=[.B138]*RANDBETWEEN(0.3;1.9)" office:value-type="float" office:value="5025.69725305657" calcext:value-type="float">
            <text:p>5025.6972530566</text:p>
          </table:table-cell>
          <table:table-cell table:formula="of:=[.D138]*RANDBETWEEN(0.3;1.9)" office:value-type="float" office:value="10051.3945061131" calcext:value-type="float">
            <text:p>10051.3945061131</text:p>
          </table:table-cell>
          <table:table-cell table:formula="of:=[.B138]*RANDBETWEEN(0.3;1.9)/[.E138]*[.D138]" office:value-type="float" office:value="1256.42431326414" calcext:value-type="float">
            <text:p>1256.4243132642</text:p>
          </table:table-cell>
          <table:table-cell table:formula="of:=[.C138]*RANDBETWEEN(0.3;1.9)" office:value-type="float" office:value="4925.69725305657" calcext:value-type="float">
            <text:p>4925.6972530566</text:p>
          </table:table-cell>
        </table:table-row>
        <table:table-row table:style-name="ro1">
          <table:table-cell office:value-type="float" office:value="11138" calcext:value-type="float">
            <text:p>11138</text:p>
          </table:table-cell>
          <table:table-cell office:value-type="string" calcext:value-type="string">
            <text:p>5412.694670548808</text:p>
          </table:table-cell>
          <table:table-cell table:formula="of:=[.B139]+RANDBETWEEN(-500;500)" office:value-type="float" office:value="5744.69467054881" calcext:value-type="float">
            <text:p>5744.6946705488</text:p>
          </table:table-cell>
          <table:table-cell table:formula="of:=[.B139]*RANDBETWEEN(0.3;1.9)" office:value-type="float" office:value="10825.3893410976" calcext:value-type="float">
            <text:p>10825.3893410976</text:p>
          </table:table-cell>
          <table:table-cell table:formula="of:=[.D139]*RANDBETWEEN(0.3;1.9)" office:value-type="float" office:value="21650.7786821952" calcext:value-type="float">
            <text:p>21650.7786821952</text:p>
          </table:table-cell>
          <table:table-cell table:formula="of:=[.B139]*RANDBETWEEN(0.3;1.9)/[.E139]*[.D139]" office:value-type="float" office:value="5412.69467054881" calcext:value-type="float">
            <text:p>5412.6946705488</text:p>
          </table:table-cell>
          <table:table-cell table:formula="of:=[.C139]*RANDBETWEEN(0.3;1.9)" office:value-type="float" office:value="5744.69467054881" calcext:value-type="float">
            <text:p>5744.6946705488</text:p>
          </table:table-cell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string" calcext:value-type="string">
            <text:p>3889.123243615</text:p>
          </table:table-cell>
          <table:table-cell table:formula="of:=[.B140]+RANDBETWEEN(-500;500)" office:value-type="float" office:value="4245.123243615" calcext:value-type="float">
            <text:p>4245.123243615</text:p>
          </table:table-cell>
          <table:table-cell table:formula="of:=[.B140]*RANDBETWEEN(0.3;1.9)" office:value-type="float" office:value="3889.123243615" calcext:value-type="float">
            <text:p>3889.123243615</text:p>
          </table:table-cell>
          <table:table-cell table:formula="of:=[.D140]*RANDBETWEEN(0.3;1.9)" office:value-type="float" office:value="7778.24648723" calcext:value-type="float">
            <text:p>7778.24648723</text:p>
          </table:table-cell>
          <table:table-cell table:formula="of:=[.B140]*RANDBETWEEN(0.3;1.9)/[.E140]*[.D140]" office:value-type="float" office:value="3889.123243615" calcext:value-type="float">
            <text:p>3889.123243615</text:p>
          </table:table-cell>
          <table:table-cell table:formula="of:=[.C140]*RANDBETWEEN(0.3;1.9)" office:value-type="float" office:value="4245.123243615" calcext:value-type="float">
            <text:p>4245.123243615</text:p>
          </table:table-cell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string" calcext:value-type="string">
            <text:p>11336.225222521722</text:p>
          </table:table-cell>
          <table:table-cell table:formula="of:=[.B141]+RANDBETWEEN(-500;500)" office:value-type="float" office:value="11177.2252225217" calcext:value-type="float">
            <text:p>11177.2252225217</text:p>
          </table:table-cell>
          <table:table-cell table:formula="of:=[.B141]*RANDBETWEEN(0.3;1.9)" office:value-type="float" office:value="22672.4504450434" calcext:value-type="float">
            <text:p>22672.4504450434</text:p>
          </table:table-cell>
          <table:table-cell table:formula="of:=[.D141]*RANDBETWEEN(0.3;1.9)" office:value-type="float" office:value="45344.9008900869" calcext:value-type="float">
            <text:p>45344.9008900869</text:p>
          </table:table-cell>
          <table:table-cell table:formula="of:=[.B141]*RANDBETWEEN(0.3;1.9)/[.E141]*[.D141]" office:value-type="float" office:value="11336.2252225217" calcext:value-type="float">
            <text:p>11336.2252225217</text:p>
          </table:table-cell>
          <table:table-cell table:formula="of:=[.C141]*RANDBETWEEN(0.3;1.9)" office:value-type="float" office:value="22354.4504450434" calcext:value-type="float">
            <text:p>22354.4504450434</text:p>
          </table:table-cell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1665.111421126438</text:p>
          </table:table-cell>
          <table:table-cell table:formula="of:=[.B142]+RANDBETWEEN(-500;500)" office:value-type="float" office:value="1297.11142112644" calcext:value-type="float">
            <text:p>1297.1114211264</text:p>
          </table:table-cell>
          <table:table-cell table:formula="of:=[.B142]*RANDBETWEEN(0.3;1.9)" office:value-type="float" office:value="1665.11142112644" calcext:value-type="float">
            <text:p>1665.1114211264</text:p>
          </table:table-cell>
          <table:table-cell table:formula="of:=[.D142]*RANDBETWEEN(0.3;1.9)" office:value-type="float" office:value="1665.11142112644" calcext:value-type="float">
            <text:p>1665.1114211264</text:p>
          </table:table-cell>
          <table:table-cell table:formula="of:=[.B142]*RANDBETWEEN(0.3;1.9)/[.E142]*[.D142]" office:value-type="float" office:value="3330.22284225288" calcext:value-type="float">
            <text:p>3330.2228422529</text:p>
          </table:table-cell>
          <table:table-cell table:formula="of:=[.C142]*RANDBETWEEN(0.3;1.9)" office:value-type="float" office:value="1297.11142112644" calcext:value-type="float">
            <text:p>1297.1114211264</text:p>
          </table:table-cell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string" calcext:value-type="string">
            <text:p>2998.2974065119997</text:p>
          </table:table-cell>
          <table:table-cell table:formula="of:=[.B143]+RANDBETWEEN(-500;500)" office:value-type="float" office:value="3323.297406512" calcext:value-type="float">
            <text:p>3323.297406512</text:p>
          </table:table-cell>
          <table:table-cell table:formula="of:=[.B143]*RANDBETWEEN(0.3;1.9)" office:value-type="float" office:value="2998.297406512" calcext:value-type="float">
            <text:p>2998.297406512</text:p>
          </table:table-cell>
          <table:table-cell table:formula="of:=[.D143]*RANDBETWEEN(0.3;1.9)" office:value-type="float" office:value="2998.297406512" calcext:value-type="float">
            <text:p>2998.297406512</text:p>
          </table:table-cell>
          <table:table-cell table:formula="of:=[.B143]*RANDBETWEEN(0.3;1.9)/[.E143]*[.D143]" office:value-type="float" office:value="2998.297406512" calcext:value-type="float">
            <text:p>2998.297406512</text:p>
          </table:table-cell>
          <table:table-cell table:formula="of:=[.C143]*RANDBETWEEN(0.3;1.9)" office:value-type="float" office:value="6646.594813024" calcext:value-type="float">
            <text:p>6646.594813024</text:p>
          </table:table-cell>
        </table:table-row>
        <table:table-row table:style-name="ro1">
          <table:table-cell office:value-type="float" office:value="11143" calcext:value-type="float">
            <text:p>11143</text:p>
          </table:table-cell>
          <table:table-cell office:value-type="string" calcext:value-type="string">
            <text:p>2345.6134141889997</text:p>
          </table:table-cell>
          <table:table-cell table:formula="of:=[.B144]+RANDBETWEEN(-500;500)" office:value-type="float" office:value="2766.613414189" calcext:value-type="float">
            <text:p>2766.613414189</text:p>
          </table:table-cell>
          <table:table-cell table:formula="of:=[.B144]*RANDBETWEEN(0.3;1.9)" office:value-type="float" office:value="4691.226828378" calcext:value-type="float">
            <text:p>4691.226828378</text:p>
          </table:table-cell>
          <table:table-cell table:formula="of:=[.D144]*RANDBETWEEN(0.3;1.9)" office:value-type="float" office:value="4691.226828378" calcext:value-type="float">
            <text:p>4691.226828378</text:p>
          </table:table-cell>
          <table:table-cell table:formula="of:=[.B144]*RANDBETWEEN(0.3;1.9)/[.E144]*[.D144]" office:value-type="float" office:value="2345.613414189" calcext:value-type="float">
            <text:p>2345.613414189</text:p>
          </table:table-cell>
          <table:table-cell table:formula="of:=[.C144]*RANDBETWEEN(0.3;1.9)" office:value-type="float" office:value="5533.226828378" calcext:value-type="float">
            <text:p>5533.226828378</text:p>
          </table:table-cell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string" calcext:value-type="string">
            <text:p>217986.25997515282</text:p>
          </table:table-cell>
          <table:table-cell table:formula="of:=[.B145]+RANDBETWEEN(-500;500)" office:value-type="float" office:value="217947.259975153" calcext:value-type="float">
            <text:p>217947.259975153</text:p>
          </table:table-cell>
          <table:table-cell table:formula="of:=[.B145]*RANDBETWEEN(0.3;1.9)" office:value-type="float" office:value="435972.519950306" calcext:value-type="float">
            <text:p>435972.519950306</text:p>
          </table:table-cell>
          <table:table-cell table:formula="of:=[.D145]*RANDBETWEEN(0.3;1.9)" office:value-type="float" office:value="435972.519950306" calcext:value-type="float">
            <text:p>435972.519950306</text:p>
          </table:table-cell>
          <table:table-cell table:formula="of:=[.B145]*RANDBETWEEN(0.3;1.9)/[.E145]*[.D145]" office:value-type="float" office:value="435972.519950306" calcext:value-type="float">
            <text:p>435972.519950306</text:p>
          </table:table-cell>
          <table:table-cell table:formula="of:=[.C145]*RANDBETWEEN(0.3;1.9)" office:value-type="float" office:value="435894.519950306" calcext:value-type="float">
            <text:p>435894.519950306</text:p>
          </table:table-cell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string" calcext:value-type="string">
            <text:p>108157.23272120845</text:p>
          </table:table-cell>
          <table:table-cell table:formula="of:=[.B146]+RANDBETWEEN(-500;500)" office:value-type="float" office:value="108168.232721208" calcext:value-type="float">
            <text:p>108168.232721208</text:p>
          </table:table-cell>
          <table:table-cell table:formula="of:=[.B146]*RANDBETWEEN(0.3;1.9)" office:value-type="float" office:value="216314.465442417" calcext:value-type="float">
            <text:p>216314.465442417</text:p>
          </table:table-cell>
          <table:table-cell table:formula="of:=[.D146]*RANDBETWEEN(0.3;1.9)" office:value-type="float" office:value="216314.465442417" calcext:value-type="float">
            <text:p>216314.465442417</text:p>
          </table:table-cell>
          <table:table-cell table:formula="of:=[.B146]*RANDBETWEEN(0.3;1.9)/[.E146]*[.D146]" office:value-type="float" office:value="216314.465442417" calcext:value-type="float">
            <text:p>216314.465442417</text:p>
          </table:table-cell>
          <table:table-cell table:formula="of:=[.C146]*RANDBETWEEN(0.3;1.9)" office:value-type="float" office:value="108168.232721208" calcext:value-type="float">
            <text:p>108168.232721208</text:p>
          </table:table-cell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string" calcext:value-type="string">
            <text:p>49366.53340460736</text:p>
          </table:table-cell>
          <table:table-cell table:formula="of:=[.B147]+RANDBETWEEN(-500;500)" office:value-type="float" office:value="49022.5334046074" calcext:value-type="float">
            <text:p>49022.5334046074</text:p>
          </table:table-cell>
          <table:table-cell table:formula="of:=[.B147]*RANDBETWEEN(0.3;1.9)" office:value-type="float" office:value="49366.5334046074" calcext:value-type="float">
            <text:p>49366.5334046074</text:p>
          </table:table-cell>
          <table:table-cell table:formula="of:=[.D147]*RANDBETWEEN(0.3;1.9)" office:value-type="float" office:value="49366.5334046074" calcext:value-type="float">
            <text:p>49366.5334046074</text:p>
          </table:table-cell>
          <table:table-cell table:formula="of:=[.B147]*RANDBETWEEN(0.3;1.9)/[.E147]*[.D147]" office:value-type="float" office:value="98733.0668092147" calcext:value-type="float">
            <text:p>98733.0668092147</text:p>
          </table:table-cell>
          <table:table-cell table:formula="of:=[.C147]*RANDBETWEEN(0.3;1.9)" office:value-type="float" office:value="98045.0668092147" calcext:value-type="float">
            <text:p>98045.0668092147</text:p>
          </table:table-cell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string" calcext:value-type="string">
            <text:p>1596.88086593606</text:p>
          </table:table-cell>
          <table:table-cell table:formula="of:=[.B148]+RANDBETWEEN(-500;500)" office:value-type="float" office:value="1804.88086593606" calcext:value-type="float">
            <text:p>1804.8808659361</text:p>
          </table:table-cell>
          <table:table-cell table:formula="of:=[.B148]*RANDBETWEEN(0.3;1.9)" office:value-type="float" office:value="1596.88086593606" calcext:value-type="float">
            <text:p>1596.8808659361</text:p>
          </table:table-cell>
          <table:table-cell table:formula="of:=[.D148]*RANDBETWEEN(0.3;1.9)" office:value-type="float" office:value="3193.76173187212" calcext:value-type="float">
            <text:p>3193.7617318721</text:p>
          </table:table-cell>
          <table:table-cell table:formula="of:=[.B148]*RANDBETWEEN(0.3;1.9)/[.E148]*[.D148]" office:value-type="float" office:value="1596.88086593606" calcext:value-type="float">
            <text:p>1596.8808659361</text:p>
          </table:table-cell>
          <table:table-cell table:formula="of:=[.C148]*RANDBETWEEN(0.3;1.9)" office:value-type="float" office:value="1804.88086593606" calcext:value-type="float">
            <text:p>1804.8808659361</text:p>
          </table:table-cell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string" calcext:value-type="string">
            <text:p>97160.38299326254</text:p>
          </table:table-cell>
          <table:table-cell table:formula="of:=[.B149]+RANDBETWEEN(-500;500)" office:value-type="float" office:value="97328.3829932625" calcext:value-type="float">
            <text:p>97328.3829932625</text:p>
          </table:table-cell>
          <table:table-cell table:formula="of:=[.B149]*RANDBETWEEN(0.3;1.9)" office:value-type="float" office:value="97160.3829932625" calcext:value-type="float">
            <text:p>97160.3829932625</text:p>
          </table:table-cell>
          <table:table-cell table:formula="of:=[.D149]*RANDBETWEEN(0.3;1.9)" office:value-type="float" office:value="97160.3829932625" calcext:value-type="float">
            <text:p>97160.3829932625</text:p>
          </table:table-cell>
          <table:table-cell table:formula="of:=[.B149]*RANDBETWEEN(0.3;1.9)/[.E149]*[.D149]" office:value-type="float" office:value="97160.3829932625" calcext:value-type="float">
            <text:p>97160.3829932625</text:p>
          </table:table-cell>
          <table:table-cell table:formula="of:=[.C149]*RANDBETWEEN(0.3;1.9)" office:value-type="float" office:value="97328.3829932625" calcext:value-type="float">
            <text:p>97328.3829932625</text:p>
          </table:table-cell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string" calcext:value-type="string">
            <text:p>9468.571610300069</text:p>
          </table:table-cell>
          <table:table-cell table:formula="of:=[.B150]+RANDBETWEEN(-500;500)" office:value-type="float" office:value="9504.57161030007" calcext:value-type="float">
            <text:p>9504.5716103001</text:p>
          </table:table-cell>
          <table:table-cell table:formula="of:=[.B150]*RANDBETWEEN(0.3;1.9)" office:value-type="float" office:value="18937.1432206001" calcext:value-type="float">
            <text:p>18937.1432206001</text:p>
          </table:table-cell>
          <table:table-cell table:formula="of:=[.D150]*RANDBETWEEN(0.3;1.9)" office:value-type="float" office:value="37874.2864412003" calcext:value-type="float">
            <text:p>37874.2864412003</text:p>
          </table:table-cell>
          <table:table-cell table:formula="of:=[.B150]*RANDBETWEEN(0.3;1.9)/[.E150]*[.D150]" office:value-type="float" office:value="9468.57161030007" calcext:value-type="float">
            <text:p>9468.5716103001</text:p>
          </table:table-cell>
          <table:table-cell table:formula="of:=[.C150]*RANDBETWEEN(0.3;1.9)" office:value-type="float" office:value="9504.57161030007" calcext:value-type="float">
            <text:p>9504.5716103001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string" calcext:value-type="string">
            <text:p>1473.920172671</text:p>
          </table:table-cell>
          <table:table-cell table:formula="of:=[.B151]+RANDBETWEEN(-500;500)" office:value-type="float" office:value="1383.920172671" calcext:value-type="float">
            <text:p>1383.920172671</text:p>
          </table:table-cell>
          <table:table-cell table:formula="of:=[.B151]*RANDBETWEEN(0.3;1.9)" office:value-type="float" office:value="1473.920172671" calcext:value-type="float">
            <text:p>1473.920172671</text:p>
          </table:table-cell>
          <table:table-cell table:formula="of:=[.D151]*RANDBETWEEN(0.3;1.9)" office:value-type="float" office:value="2947.840345342" calcext:value-type="float">
            <text:p>2947.840345342</text:p>
          </table:table-cell>
          <table:table-cell table:formula="of:=[.B151]*RANDBETWEEN(0.3;1.9)/[.E151]*[.D151]" office:value-type="float" office:value="736.9600863355" calcext:value-type="float">
            <text:p>736.9600863355</text:p>
          </table:table-cell>
          <table:table-cell table:formula="of:=[.C151]*RANDBETWEEN(0.3;1.9)" office:value-type="float" office:value="1383.920172671" calcext:value-type="float">
            <text:p>1383.920172671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string" calcext:value-type="string">
            <text:p>80428.06840517015</text:p>
          </table:table-cell>
          <table:table-cell table:formula="of:=[.B152]+RANDBETWEEN(-500;500)" office:value-type="float" office:value="80852.0684051702" calcext:value-type="float">
            <text:p>80852.0684051702</text:p>
          </table:table-cell>
          <table:table-cell table:formula="of:=[.B152]*RANDBETWEEN(0.3;1.9)" office:value-type="float" office:value="160856.13681034" calcext:value-type="float">
            <text:p>160856.13681034</text:p>
          </table:table-cell>
          <table:table-cell table:formula="of:=[.D152]*RANDBETWEEN(0.3;1.9)" office:value-type="float" office:value="160856.13681034" calcext:value-type="float">
            <text:p>160856.13681034</text:p>
          </table:table-cell>
          <table:table-cell table:formula="of:=[.B152]*RANDBETWEEN(0.3;1.9)/[.E152]*[.D152]" office:value-type="float" office:value="160856.13681034" calcext:value-type="float">
            <text:p>160856.13681034</text:p>
          </table:table-cell>
          <table:table-cell table:formula="of:=[.C152]*RANDBETWEEN(0.3;1.9)" office:value-type="float" office:value="80852.0684051702" calcext:value-type="float">
            <text:p>80852.0684051702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2513.6601063193352</text:p>
          </table:table-cell>
          <table:table-cell table:formula="of:=[.B153]+RANDBETWEEN(-500;500)" office:value-type="float" office:value="2182.66010631934" calcext:value-type="float">
            <text:p>2182.6601063193</text:p>
          </table:table-cell>
          <table:table-cell table:formula="of:=[.B153]*RANDBETWEEN(0.3;1.9)" office:value-type="float" office:value="2513.66010631934" calcext:value-type="float">
            <text:p>2513.6601063193</text:p>
          </table:table-cell>
          <table:table-cell table:formula="of:=[.D153]*RANDBETWEEN(0.3;1.9)" office:value-type="float" office:value="5027.32021263867" calcext:value-type="float">
            <text:p>5027.3202126387</text:p>
          </table:table-cell>
          <table:table-cell table:formula="of:=[.B153]*RANDBETWEEN(0.3;1.9)/[.E153]*[.D153]" office:value-type="float" office:value="1256.83005315967" calcext:value-type="float">
            <text:p>1256.8300531597</text:p>
          </table:table-cell>
          <table:table-cell table:formula="of:=[.C153]*RANDBETWEEN(0.3;1.9)" office:value-type="float" office:value="4365.32021263867" calcext:value-type="float">
            <text:p>4365.3202126387</text:p>
          </table:table-cell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string" calcext:value-type="string">
            <text:p>5282.72439023927</text:p>
          </table:table-cell>
          <table:table-cell table:formula="of:=[.B154]+RANDBETWEEN(-500;500)" office:value-type="float" office:value="5040.72439023927" calcext:value-type="float">
            <text:p>5040.7243902393</text:p>
          </table:table-cell>
          <table:table-cell table:formula="of:=[.B154]*RANDBETWEEN(0.3;1.9)" office:value-type="float" office:value="10565.4487804785" calcext:value-type="float">
            <text:p>10565.4487804785</text:p>
          </table:table-cell>
          <table:table-cell table:formula="of:=[.D154]*RANDBETWEEN(0.3;1.9)" office:value-type="float" office:value="10565.4487804785" calcext:value-type="float">
            <text:p>10565.4487804785</text:p>
          </table:table-cell>
          <table:table-cell table:formula="of:=[.B154]*RANDBETWEEN(0.3;1.9)/[.E154]*[.D154]" office:value-type="float" office:value="5282.72439023927" calcext:value-type="float">
            <text:p>5282.7243902393</text:p>
          </table:table-cell>
          <table:table-cell table:formula="of:=[.C154]*RANDBETWEEN(0.3;1.9)" office:value-type="float" office:value="10081.4487804785" calcext:value-type="float">
            <text:p>10081.4487804785</text:p>
          </table:table-cell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string" calcext:value-type="string">
            <text:p>664.0841866760001</text:p>
          </table:table-cell>
          <table:table-cell table:formula="of:=[.B155]+RANDBETWEEN(-500;500)" office:value-type="float" office:value="674.084186676" calcext:value-type="float">
            <text:p>674.084186676</text:p>
          </table:table-cell>
          <table:table-cell table:formula="of:=[.B155]*RANDBETWEEN(0.3;1.9)" office:value-type="float" office:value="1328.168373352" calcext:value-type="float">
            <text:p>1328.168373352</text:p>
          </table:table-cell>
          <table:table-cell table:formula="of:=[.D155]*RANDBETWEEN(0.3;1.9)" office:value-type="float" office:value="1328.168373352" calcext:value-type="float">
            <text:p>1328.168373352</text:p>
          </table:table-cell>
          <table:table-cell table:formula="of:=[.B155]*RANDBETWEEN(0.3;1.9)/[.E155]*[.D155]" office:value-type="float" office:value="1328.168373352" calcext:value-type="float">
            <text:p>1328.168373352</text:p>
          </table:table-cell>
          <table:table-cell table:formula="of:=[.C155]*RANDBETWEEN(0.3;1.9)" office:value-type="float" office:value="674.084186676" calcext:value-type="float">
            <text:p>674.084186676</text:p>
          </table:table-cell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string" calcext:value-type="string">
            <text:p>1757.958195428</text:p>
          </table:table-cell>
          <table:table-cell table:formula="of:=[.B156]+RANDBETWEEN(-500;500)" office:value-type="float" office:value="1364.958195428" calcext:value-type="float">
            <text:p>1364.958195428</text:p>
          </table:table-cell>
          <table:table-cell table:formula="of:=[.B156]*RANDBETWEEN(0.3;1.9)" office:value-type="float" office:value="1757.958195428" calcext:value-type="float">
            <text:p>1757.958195428</text:p>
          </table:table-cell>
          <table:table-cell table:formula="of:=[.D156]*RANDBETWEEN(0.3;1.9)" office:value-type="float" office:value="3515.916390856" calcext:value-type="float">
            <text:p>3515.916390856</text:p>
          </table:table-cell>
          <table:table-cell table:formula="of:=[.B156]*RANDBETWEEN(0.3;1.9)/[.E156]*[.D156]" office:value-type="float" office:value="1757.958195428" calcext:value-type="float">
            <text:p>1757.958195428</text:p>
          </table:table-cell>
          <table:table-cell table:formula="of:=[.C156]*RANDBETWEEN(0.3;1.9)" office:value-type="float" office:value="2729.916390856" calcext:value-type="float">
            <text:p>2729.916390856</text:p>
          </table:table-cell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string" calcext:value-type="string">
            <text:p>840.9899380915426</text:p>
          </table:table-cell>
          <table:table-cell table:formula="of:=[.B157]+RANDBETWEEN(-500;500)" office:value-type="float" office:value="1323.98993809154" calcext:value-type="float">
            <text:p>1323.9899380916</text:p>
          </table:table-cell>
          <table:table-cell table:formula="of:=[.B157]*RANDBETWEEN(0.3;1.9)" office:value-type="float" office:value="1681.97987618309" calcext:value-type="float">
            <text:p>1681.9798761831</text:p>
          </table:table-cell>
          <table:table-cell table:formula="of:=[.D157]*RANDBETWEEN(0.3;1.9)" office:value-type="float" office:value="1681.97987618309" calcext:value-type="float">
            <text:p>1681.9798761831</text:p>
          </table:table-cell>
          <table:table-cell table:formula="of:=[.B157]*RANDBETWEEN(0.3;1.9)/[.E157]*[.D157]" office:value-type="float" office:value="840.989938091543" calcext:value-type="float">
            <text:p>840.9899380915</text:p>
          </table:table-cell>
          <table:table-cell table:formula="of:=[.C157]*RANDBETWEEN(0.3;1.9)" office:value-type="float" office:value="1323.98993809154" calcext:value-type="float">
            <text:p>1323.9899380916</text:p>
          </table:table-cell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string" calcext:value-type="string">
            <text:p>2670.536365247</text:p>
          </table:table-cell>
          <table:table-cell table:formula="of:=[.B158]+RANDBETWEEN(-500;500)" office:value-type="float" office:value="3168.536365247" calcext:value-type="float">
            <text:p>3168.536365247</text:p>
          </table:table-cell>
          <table:table-cell table:formula="of:=[.B158]*RANDBETWEEN(0.3;1.9)" office:value-type="float" office:value="5341.072730494" calcext:value-type="float">
            <text:p>5341.072730494</text:p>
          </table:table-cell>
          <table:table-cell table:formula="of:=[.D158]*RANDBETWEEN(0.3;1.9)" office:value-type="float" office:value="10682.145460988" calcext:value-type="float">
            <text:p>10682.145460988</text:p>
          </table:table-cell>
          <table:table-cell table:formula="of:=[.B158]*RANDBETWEEN(0.3;1.9)/[.E158]*[.D158]" office:value-type="float" office:value="2670.536365247" calcext:value-type="float">
            <text:p>2670.536365247</text:p>
          </table:table-cell>
          <table:table-cell table:formula="of:=[.C158]*RANDBETWEEN(0.3;1.9)" office:value-type="float" office:value="3168.536365247" calcext:value-type="float">
            <text:p>3168.536365247</text:p>
          </table:table-cell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string" calcext:value-type="string">
            <text:p>4896.732121944749</text:p>
          </table:table-cell>
          <table:table-cell table:formula="of:=[.B159]+RANDBETWEEN(-500;500)" office:value-type="float" office:value="4744.73212194475" calcext:value-type="float">
            <text:p>4744.7321219448</text:p>
          </table:table-cell>
          <table:table-cell table:formula="of:=[.B159]*RANDBETWEEN(0.3;1.9)" office:value-type="float" office:value="4896.73212194475" calcext:value-type="float">
            <text:p>4896.7321219448</text:p>
          </table:table-cell>
          <table:table-cell table:formula="of:=[.D159]*RANDBETWEEN(0.3;1.9)" office:value-type="float" office:value="4896.73212194475" calcext:value-type="float">
            <text:p>4896.7321219448</text:p>
          </table:table-cell>
          <table:table-cell table:formula="of:=[.B159]*RANDBETWEEN(0.3;1.9)/[.E159]*[.D159]" office:value-type="float" office:value="4896.73212194475" calcext:value-type="float">
            <text:p>4896.7321219448</text:p>
          </table:table-cell>
          <table:table-cell table:formula="of:=[.C159]*RANDBETWEEN(0.3;1.9)" office:value-type="float" office:value="9489.4642438895" calcext:value-type="float">
            <text:p>9489.4642438895</text:p>
          </table:table-cell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string" calcext:value-type="string">
            <text:p>5534.044499441728</text:p>
          </table:table-cell>
          <table:table-cell table:formula="of:=[.B160]+RANDBETWEEN(-500;500)" office:value-type="float" office:value="5508.04449944173" calcext:value-type="float">
            <text:p>5508.0444994417</text:p>
          </table:table-cell>
          <table:table-cell table:formula="of:=[.B160]*RANDBETWEEN(0.3;1.9)" office:value-type="float" office:value="5534.04449944173" calcext:value-type="float">
            <text:p>5534.0444994417</text:p>
          </table:table-cell>
          <table:table-cell table:formula="of:=[.D160]*RANDBETWEEN(0.3;1.9)" office:value-type="float" office:value="5534.04449944173" calcext:value-type="float">
            <text:p>5534.0444994417</text:p>
          </table:table-cell>
          <table:table-cell table:formula="of:=[.B160]*RANDBETWEEN(0.3;1.9)/[.E160]*[.D160]" office:value-type="float" office:value="11068.0889988835" calcext:value-type="float">
            <text:p>11068.0889988835</text:p>
          </table:table-cell>
          <table:table-cell table:formula="of:=[.C160]*RANDBETWEEN(0.3;1.9)" office:value-type="float" office:value="11016.0889988835" calcext:value-type="float">
            <text:p>11016.0889988835</text:p>
          </table:table-cell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string" calcext:value-type="string">
            <text:p>410.4322594579999</text:p>
          </table:table-cell>
          <table:table-cell table:formula="of:=[.B161]+RANDBETWEEN(-500;500)" office:value-type="float" office:value="844.432259458" calcext:value-type="float">
            <text:p>844.432259458</text:p>
          </table:table-cell>
          <table:table-cell table:formula="of:=[.B161]*RANDBETWEEN(0.3;1.9)" office:value-type="float" office:value="820.864518916" calcext:value-type="float">
            <text:p>820.864518916</text:p>
          </table:table-cell>
          <table:table-cell table:formula="of:=[.D161]*RANDBETWEEN(0.3;1.9)" office:value-type="float" office:value="1641.729037832" calcext:value-type="float">
            <text:p>1641.729037832</text:p>
          </table:table-cell>
          <table:table-cell table:formula="of:=[.B161]*RANDBETWEEN(0.3;1.9)/[.E161]*[.D161]" office:value-type="float" office:value="410.432259458" calcext:value-type="float">
            <text:p>410.432259458</text:p>
          </table:table-cell>
          <table:table-cell table:formula="of:=[.C161]*RANDBETWEEN(0.3;1.9)" office:value-type="float" office:value="1688.864518916" calcext:value-type="float">
            <text:p>1688.864518916</text:p>
          </table:table-cell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string" calcext:value-type="string">
            <text:p>2581.775360169072</text:p>
          </table:table-cell>
          <table:table-cell table:formula="of:=[.B162]+RANDBETWEEN(-500;500)" office:value-type="float" office:value="2830.77536016907" calcext:value-type="float">
            <text:p>2830.7753601691</text:p>
          </table:table-cell>
          <table:table-cell table:formula="of:=[.B162]*RANDBETWEEN(0.3;1.9)" office:value-type="float" office:value="2581.77536016907" calcext:value-type="float">
            <text:p>2581.7753601691</text:p>
          </table:table-cell>
          <table:table-cell table:formula="of:=[.D162]*RANDBETWEEN(0.3;1.9)" office:value-type="float" office:value="2581.77536016907" calcext:value-type="float">
            <text:p>2581.7753601691</text:p>
          </table:table-cell>
          <table:table-cell table:formula="of:=[.B162]*RANDBETWEEN(0.3;1.9)/[.E162]*[.D162]" office:value-type="float" office:value="2581.77536016907" calcext:value-type="float">
            <text:p>2581.7753601691</text:p>
          </table:table-cell>
          <table:table-cell table:formula="of:=[.C162]*RANDBETWEEN(0.3;1.9)" office:value-type="float" office:value="5661.55072033814" calcext:value-type="float">
            <text:p>5661.5507203382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string" calcext:value-type="string">
            <text:p>2052.3914051937427</text:p>
          </table:table-cell>
          <table:table-cell table:formula="of:=[.B163]+RANDBETWEEN(-500;500)" office:value-type="float" office:value="2226.39140519374" calcext:value-type="float">
            <text:p>2226.3914051938</text:p>
          </table:table-cell>
          <table:table-cell table:formula="of:=[.B163]*RANDBETWEEN(0.3;1.9)" office:value-type="float" office:value="4104.78281038749" calcext:value-type="float">
            <text:p>4104.7828103875</text:p>
          </table:table-cell>
          <table:table-cell table:formula="of:=[.D163]*RANDBETWEEN(0.3;1.9)" office:value-type="float" office:value="8209.56562077497" calcext:value-type="float">
            <text:p>8209.565620775</text:p>
          </table:table-cell>
          <table:table-cell table:formula="of:=[.B163]*RANDBETWEEN(0.3;1.9)/[.E163]*[.D163]" office:value-type="float" office:value="1026.19570259687" calcext:value-type="float">
            <text:p>1026.1957025969</text:p>
          </table:table-cell>
          <table:table-cell table:formula="of:=[.C163]*RANDBETWEEN(0.3;1.9)" office:value-type="float" office:value="2226.39140519374" calcext:value-type="float">
            <text:p>2226.3914051938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string" calcext:value-type="string">
            <text:p>308.815162843</text:p>
          </table:table-cell>
          <table:table-cell table:formula="of:=[.B164]+RANDBETWEEN(-500;500)" office:value-type="float" office:value="751.815162843" calcext:value-type="float">
            <text:p>751.815162843</text:p>
          </table:table-cell>
          <table:table-cell table:formula="of:=[.B164]*RANDBETWEEN(0.3;1.9)" office:value-type="float" office:value="617.630325686" calcext:value-type="float">
            <text:p>617.630325686</text:p>
          </table:table-cell>
          <table:table-cell table:formula="of:=[.D164]*RANDBETWEEN(0.3;1.9)" office:value-type="float" office:value="1235.260651372" calcext:value-type="float">
            <text:p>1235.260651372</text:p>
          </table:table-cell>
          <table:table-cell table:formula="of:=[.B164]*RANDBETWEEN(0.3;1.9)/[.E164]*[.D164]" office:value-type="float" office:value="154.4075814215" calcext:value-type="float">
            <text:p>154.4075814215</text:p>
          </table:table-cell>
          <table:table-cell table:formula="of:=[.C164]*RANDBETWEEN(0.3;1.9)" office:value-type="float" office:value="751.815162843" calcext:value-type="float">
            <text:p>751.815162843</text:p>
          </table:table-cell>
        </table:table-row>
        <table:table-row table:style-name="ro1">
          <table:table-cell office:value-type="float" office:value="11164" calcext:value-type="float">
            <text:p>11164</text:p>
          </table:table-cell>
          <table:table-cell office:value-type="string" calcext:value-type="string">
            <text:p>14728.45509956306</text:p>
          </table:table-cell>
          <table:table-cell table:formula="of:=[.B165]+RANDBETWEEN(-500;500)" office:value-type="float" office:value="14748.4550995631" calcext:value-type="float">
            <text:p>14748.4550995631</text:p>
          </table:table-cell>
          <table:table-cell table:formula="of:=[.B165]*RANDBETWEEN(0.3;1.9)" office:value-type="float" office:value="14728.4550995631" calcext:value-type="float">
            <text:p>14728.4550995631</text:p>
          </table:table-cell>
          <table:table-cell table:formula="of:=[.D165]*RANDBETWEEN(0.3;1.9)" office:value-type="float" office:value="29456.9101991261" calcext:value-type="float">
            <text:p>29456.9101991261</text:p>
          </table:table-cell>
          <table:table-cell table:formula="of:=[.B165]*RANDBETWEEN(0.3;1.9)/[.E165]*[.D165]" office:value-type="float" office:value="7364.22754978153" calcext:value-type="float">
            <text:p>7364.2275497815</text:p>
          </table:table-cell>
          <table:table-cell table:formula="of:=[.C165]*RANDBETWEEN(0.3;1.9)" office:value-type="float" office:value="29496.9101991261" calcext:value-type="float">
            <text:p>29496.9101991261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string" calcext:value-type="string">
            <text:p>1919.2614380599077</text:p>
          </table:table-cell>
          <table:table-cell table:formula="of:=[.B166]+RANDBETWEEN(-500;500)" office:value-type="float" office:value="1668.26143805991" calcext:value-type="float">
            <text:p>1668.2614380599</text:p>
          </table:table-cell>
          <table:table-cell table:formula="of:=[.B166]*RANDBETWEEN(0.3;1.9)" office:value-type="float" office:value="1919.26143805991" calcext:value-type="float">
            <text:p>1919.2614380599</text:p>
          </table:table-cell>
          <table:table-cell table:formula="of:=[.D166]*RANDBETWEEN(0.3;1.9)" office:value-type="float" office:value="3838.52287611982" calcext:value-type="float">
            <text:p>3838.5228761198</text:p>
          </table:table-cell>
          <table:table-cell table:formula="of:=[.B166]*RANDBETWEEN(0.3;1.9)/[.E166]*[.D166]" office:value-type="float" office:value="959.630719029954" calcext:value-type="float">
            <text:p>959.63071903</text:p>
          </table:table-cell>
          <table:table-cell table:formula="of:=[.C166]*RANDBETWEEN(0.3;1.9)" office:value-type="float" office:value="1668.26143805991" calcext:value-type="float">
            <text:p>1668.2614380599</text:p>
          </table:table-cell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2014.703621434</text:p>
          </table:table-cell>
          <table:table-cell table:formula="of:=[.B167]+RANDBETWEEN(-500;500)" office:value-type="float" office:value="1822.703621434" calcext:value-type="float">
            <text:p>1822.703621434</text:p>
          </table:table-cell>
          <table:table-cell table:formula="of:=[.B167]*RANDBETWEEN(0.3;1.9)" office:value-type="float" office:value="4029.407242868" calcext:value-type="float">
            <text:p>4029.407242868</text:p>
          </table:table-cell>
          <table:table-cell table:formula="of:=[.D167]*RANDBETWEEN(0.3;1.9)" office:value-type="float" office:value="4029.407242868" calcext:value-type="float">
            <text:p>4029.407242868</text:p>
          </table:table-cell>
          <table:table-cell table:formula="of:=[.B167]*RANDBETWEEN(0.3;1.9)/[.E167]*[.D167]" office:value-type="float" office:value="4029.407242868" calcext:value-type="float">
            <text:p>4029.407242868</text:p>
          </table:table-cell>
          <table:table-cell table:formula="of:=[.C167]*RANDBETWEEN(0.3;1.9)" office:value-type="float" office:value="1822.703621434" calcext:value-type="float">
            <text:p>1822.703621434</text:p>
          </table:table-cell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2012.999156897</text:p>
          </table:table-cell>
          <table:table-cell table:formula="of:=[.B168]+RANDBETWEEN(-500;500)" office:value-type="float" office:value="2254.999156897" calcext:value-type="float">
            <text:p>2254.999156897</text:p>
          </table:table-cell>
          <table:table-cell table:formula="of:=[.B168]*RANDBETWEEN(0.3;1.9)" office:value-type="float" office:value="2012.999156897" calcext:value-type="float">
            <text:p>2012.999156897</text:p>
          </table:table-cell>
          <table:table-cell table:formula="of:=[.D168]*RANDBETWEEN(0.3;1.9)" office:value-type="float" office:value="4025.998313794" calcext:value-type="float">
            <text:p>4025.998313794</text:p>
          </table:table-cell>
          <table:table-cell table:formula="of:=[.B168]*RANDBETWEEN(0.3;1.9)/[.E168]*[.D168]" office:value-type="float" office:value="1006.4995784485" calcext:value-type="float">
            <text:p>1006.4995784485</text:p>
          </table:table-cell>
          <table:table-cell table:formula="of:=[.C168]*RANDBETWEEN(0.3;1.9)" office:value-type="float" office:value="2254.999156897" calcext:value-type="float">
            <text:p>2254.999156897</text:p>
          </table:table-cell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string" calcext:value-type="string">
            <text:p>781.629525433</text:p>
          </table:table-cell>
          <table:table-cell table:formula="of:=[.B169]+RANDBETWEEN(-500;500)" office:value-type="float" office:value="981.629525433" calcext:value-type="float">
            <text:p>981.629525433</text:p>
          </table:table-cell>
          <table:table-cell table:formula="of:=[.B169]*RANDBETWEEN(0.3;1.9)" office:value-type="float" office:value="1563.259050866" calcext:value-type="float">
            <text:p>1563.259050866</text:p>
          </table:table-cell>
          <table:table-cell table:formula="of:=[.D169]*RANDBETWEEN(0.3;1.9)" office:value-type="float" office:value="1563.259050866" calcext:value-type="float">
            <text:p>1563.259050866</text:p>
          </table:table-cell>
          <table:table-cell table:formula="of:=[.B169]*RANDBETWEEN(0.3;1.9)/[.E169]*[.D169]" office:value-type="float" office:value="781.629525433" calcext:value-type="float">
            <text:p>781.629525433</text:p>
          </table:table-cell>
          <table:table-cell table:formula="of:=[.C169]*RANDBETWEEN(0.3;1.9)" office:value-type="float" office:value="981.629525433" calcext:value-type="float">
            <text:p>981.629525433</text:p>
          </table:table-cell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string" calcext:value-type="string">
            <text:p>1513.860818948</text:p>
          </table:table-cell>
          <table:table-cell table:formula="of:=[.B170]+RANDBETWEEN(-500;500)" office:value-type="float" office:value="1152.860818948" calcext:value-type="float">
            <text:p>1152.860818948</text:p>
          </table:table-cell>
          <table:table-cell table:formula="of:=[.B170]*RANDBETWEEN(0.3;1.9)" office:value-type="float" office:value="1513.860818948" calcext:value-type="float">
            <text:p>1513.860818948</text:p>
          </table:table-cell>
          <table:table-cell table:formula="of:=[.D170]*RANDBETWEEN(0.3;1.9)" office:value-type="float" office:value="1513.860818948" calcext:value-type="float">
            <text:p>1513.860818948</text:p>
          </table:table-cell>
          <table:table-cell table:formula="of:=[.B170]*RANDBETWEEN(0.3;1.9)/[.E170]*[.D170]" office:value-type="float" office:value="1513.860818948" calcext:value-type="float">
            <text:p>1513.860818948</text:p>
          </table:table-cell>
          <table:table-cell table:formula="of:=[.C170]*RANDBETWEEN(0.3;1.9)" office:value-type="float" office:value="1152.860818948" calcext:value-type="float">
            <text:p>1152.860818948</text:p>
          </table:table-cell>
        </table:table-row>
        <table:table-row table:style-name="ro1">
          <table:table-cell office:value-type="float" office:value="11170" calcext:value-type="float">
            <text:p>11170</text:p>
          </table:table-cell>
          <table:table-cell office:value-type="string" calcext:value-type="string">
            <text:p>33168.16275657945</text:p>
          </table:table-cell>
          <table:table-cell table:formula="of:=[.B171]+RANDBETWEEN(-500;500)" office:value-type="float" office:value="33266.1627565794" calcext:value-type="float">
            <text:p>33266.1627565794</text:p>
          </table:table-cell>
          <table:table-cell table:formula="of:=[.B171]*RANDBETWEEN(0.3;1.9)" office:value-type="float" office:value="33168.1627565794" calcext:value-type="float">
            <text:p>33168.1627565794</text:p>
          </table:table-cell>
          <table:table-cell table:formula="of:=[.D171]*RANDBETWEEN(0.3;1.9)" office:value-type="float" office:value="33168.1627565794" calcext:value-type="float">
            <text:p>33168.1627565794</text:p>
          </table:table-cell>
          <table:table-cell table:formula="of:=[.B171]*RANDBETWEEN(0.3;1.9)/[.E171]*[.D171]" office:value-type="float" office:value="66336.3255131589" calcext:value-type="float">
            <text:p>66336.3255131589</text:p>
          </table:table-cell>
          <table:table-cell table:formula="of:=[.C171]*RANDBETWEEN(0.3;1.9)" office:value-type="float" office:value="66532.3255131589" calcext:value-type="float">
            <text:p>66532.3255131589</text:p>
          </table:table-cell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string" calcext:value-type="string">
            <text:p>1305.4994509506625</text:p>
          </table:table-cell>
          <table:table-cell table:formula="of:=[.B172]+RANDBETWEEN(-500;500)" office:value-type="float" office:value="846.499450950663" calcext:value-type="float">
            <text:p>846.4994509507</text:p>
          </table:table-cell>
          <table:table-cell table:formula="of:=[.B172]*RANDBETWEEN(0.3;1.9)" office:value-type="float" office:value="1305.49945095066" calcext:value-type="float">
            <text:p>1305.4994509507</text:p>
          </table:table-cell>
          <table:table-cell table:formula="of:=[.D172]*RANDBETWEEN(0.3;1.9)" office:value-type="float" office:value="1305.49945095066" calcext:value-type="float">
            <text:p>1305.4994509507</text:p>
          </table:table-cell>
          <table:table-cell table:formula="of:=[.B172]*RANDBETWEEN(0.3;1.9)/[.E172]*[.D172]" office:value-type="float" office:value="2610.99890190132" calcext:value-type="float">
            <text:p>2610.9989019013</text:p>
          </table:table-cell>
          <table:table-cell table:formula="of:=[.C172]*RANDBETWEEN(0.3;1.9)" office:value-type="float" office:value="1692.99890190133" calcext:value-type="float">
            <text:p>1692.9989019013</text:p>
          </table:table-cell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string" calcext:value-type="string">
            <text:p>8614.484763036662</text:p>
          </table:table-cell>
          <table:table-cell table:formula="of:=[.B173]+RANDBETWEEN(-500;500)" office:value-type="float" office:value="8385.48476303666" calcext:value-type="float">
            <text:p>8385.4847630367</text:p>
          </table:table-cell>
          <table:table-cell table:formula="of:=[.B173]*RANDBETWEEN(0.3;1.9)" office:value-type="float" office:value="17228.9695260733" calcext:value-type="float">
            <text:p>17228.9695260733</text:p>
          </table:table-cell>
          <table:table-cell table:formula="of:=[.D173]*RANDBETWEEN(0.3;1.9)" office:value-type="float" office:value="17228.9695260733" calcext:value-type="float">
            <text:p>17228.9695260733</text:p>
          </table:table-cell>
          <table:table-cell table:formula="of:=[.B173]*RANDBETWEEN(0.3;1.9)/[.E173]*[.D173]" office:value-type="float" office:value="8614.48476303666" calcext:value-type="float">
            <text:p>8614.4847630367</text:p>
          </table:table-cell>
          <table:table-cell table:formula="of:=[.C173]*RANDBETWEEN(0.3;1.9)" office:value-type="float" office:value="8385.48476303666" calcext:value-type="float">
            <text:p>8385.4847630367</text:p>
          </table:table-cell>
        </table:table-row>
        <table:table-row table:style-name="ro1">
          <table:table-cell office:value-type="float" office:value="11173" calcext:value-type="float">
            <text:p>11173</text:p>
          </table:table-cell>
          <table:table-cell office:value-type="string" calcext:value-type="string">
            <text:p>2972.690090955</text:p>
          </table:table-cell>
          <table:table-cell table:formula="of:=[.B174]+RANDBETWEEN(-500;500)" office:value-type="float" office:value="2894.690090955" calcext:value-type="float">
            <text:p>2894.690090955</text:p>
          </table:table-cell>
          <table:table-cell table:formula="of:=[.B174]*RANDBETWEEN(0.3;1.9)" office:value-type="float" office:value="2972.690090955" calcext:value-type="float">
            <text:p>2972.690090955</text:p>
          </table:table-cell>
          <table:table-cell table:formula="of:=[.D174]*RANDBETWEEN(0.3;1.9)" office:value-type="float" office:value="5945.38018191" calcext:value-type="float">
            <text:p>5945.38018191</text:p>
          </table:table-cell>
          <table:table-cell table:formula="of:=[.B174]*RANDBETWEEN(0.3;1.9)/[.E174]*[.D174]" office:value-type="float" office:value="1486.3450454775" calcext:value-type="float">
            <text:p>1486.3450454775</text:p>
          </table:table-cell>
          <table:table-cell table:formula="of:=[.C174]*RANDBETWEEN(0.3;1.9)" office:value-type="float" office:value="2894.690090955" calcext:value-type="float">
            <text:p>2894.690090955</text:p>
          </table:table-cell>
        </table:table-row>
        <table:table-row table:style-name="ro1">
          <table:table-cell office:value-type="float" office:value="11174" calcext:value-type="float">
            <text:p>11174</text:p>
          </table:table-cell>
          <table:table-cell office:value-type="string" calcext:value-type="string">
            <text:p>68.423164027</text:p>
          </table:table-cell>
          <table:table-cell table:formula="of:=[.B175]+RANDBETWEEN(-500;500)" office:value-type="float" office:value="530.423164027" calcext:value-type="float">
            <text:p>530.423164027</text:p>
          </table:table-cell>
          <table:table-cell table:formula="of:=[.B175]*RANDBETWEEN(0.3;1.9)" office:value-type="float" office:value="68.423164027" calcext:value-type="float">
            <text:p>68.423164027</text:p>
          </table:table-cell>
          <table:table-cell table:formula="of:=[.D175]*RANDBETWEEN(0.3;1.9)" office:value-type="float" office:value="68.423164027" calcext:value-type="float">
            <text:p>68.423164027</text:p>
          </table:table-cell>
          <table:table-cell table:formula="of:=[.B175]*RANDBETWEEN(0.3;1.9)/[.E175]*[.D175]" office:value-type="float" office:value="68.423164027" calcext:value-type="float">
            <text:p>68.423164027</text:p>
          </table:table-cell>
          <table:table-cell table:formula="of:=[.C175]*RANDBETWEEN(0.3;1.9)" office:value-type="float" office:value="1060.846328054" calcext:value-type="float">
            <text:p>1060.846328054</text:p>
          </table:table-cell>
        </table:table-row>
        <table:table-row table:style-name="ro1">
          <table:table-cell office:value-type="float" office:value="11175" calcext:value-type="float">
            <text:p>11175</text:p>
          </table:table-cell>
          <table:table-cell office:value-type="string" calcext:value-type="string">
            <text:p>8481.166702554781</text:p>
          </table:table-cell>
          <table:table-cell table:formula="of:=[.B176]+RANDBETWEEN(-500;500)" office:value-type="float" office:value="8713.16670255478" calcext:value-type="float">
            <text:p>8713.1667025548</text:p>
          </table:table-cell>
          <table:table-cell table:formula="of:=[.B176]*RANDBETWEEN(0.3;1.9)" office:value-type="float" office:value="16962.3334051096" calcext:value-type="float">
            <text:p>16962.3334051096</text:p>
          </table:table-cell>
          <table:table-cell table:formula="of:=[.D176]*RANDBETWEEN(0.3;1.9)" office:value-type="float" office:value="16962.3334051096" calcext:value-type="float">
            <text:p>16962.3334051096</text:p>
          </table:table-cell>
          <table:table-cell table:formula="of:=[.B176]*RANDBETWEEN(0.3;1.9)/[.E176]*[.D176]" office:value-type="float" office:value="16962.3334051096" calcext:value-type="float">
            <text:p>16962.3334051096</text:p>
          </table:table-cell>
          <table:table-cell table:formula="of:=[.C176]*RANDBETWEEN(0.3;1.9)" office:value-type="float" office:value="8713.16670255478" calcext:value-type="float">
            <text:p>8713.1667025548</text:p>
          </table:table-cell>
        </table:table-row>
        <table:table-row table:style-name="ro1">
          <table:table-cell office:value-type="float" office:value="11176" calcext:value-type="float">
            <text:p>11176</text:p>
          </table:table-cell>
          <table:table-cell office:value-type="string" calcext:value-type="string">
            <text:p>1130.020229212</text:p>
          </table:table-cell>
          <table:table-cell table:formula="of:=[.B177]+RANDBETWEEN(-500;500)" office:value-type="float" office:value="1563.020229212" calcext:value-type="float">
            <text:p>1563.020229212</text:p>
          </table:table-cell>
          <table:table-cell table:formula="of:=[.B177]*RANDBETWEEN(0.3;1.9)" office:value-type="float" office:value="1130.020229212" calcext:value-type="float">
            <text:p>1130.020229212</text:p>
          </table:table-cell>
          <table:table-cell table:formula="of:=[.D177]*RANDBETWEEN(0.3;1.9)" office:value-type="float" office:value="1130.020229212" calcext:value-type="float">
            <text:p>1130.020229212</text:p>
          </table:table-cell>
          <table:table-cell table:formula="of:=[.B177]*RANDBETWEEN(0.3;1.9)/[.E177]*[.D177]" office:value-type="float" office:value="2260.040458424" calcext:value-type="float">
            <text:p>2260.040458424</text:p>
          </table:table-cell>
          <table:table-cell table:formula="of:=[.C177]*RANDBETWEEN(0.3;1.9)" office:value-type="float" office:value="1563.020229212" calcext:value-type="float">
            <text:p>1563.020229212</text:p>
          </table:table-cell>
        </table:table-row>
        <table:table-row table:style-name="ro1">
          <table:table-cell office:value-type="float" office:value="11177" calcext:value-type="float">
            <text:p>11177</text:p>
          </table:table-cell>
          <table:table-cell office:value-type="string" calcext:value-type="string">
            <text:p>63.934587354</text:p>
          </table:table-cell>
          <table:table-cell table:formula="of:=[.B178]+RANDBETWEEN(-500;500)" office:value-type="float" office:value="-318.065412646" calcext:value-type="float">
            <text:p>-318.065412646</text:p>
          </table:table-cell>
          <table:table-cell table:formula="of:=[.B178]*RANDBETWEEN(0.3;1.9)" office:value-type="float" office:value="127.869174708" calcext:value-type="float">
            <text:p>127.869174708</text:p>
          </table:table-cell>
          <table:table-cell table:formula="of:=[.D178]*RANDBETWEEN(0.3;1.9)" office:value-type="float" office:value="127.869174708" calcext:value-type="float">
            <text:p>127.869174708</text:p>
          </table:table-cell>
          <table:table-cell table:formula="of:=[.B178]*RANDBETWEEN(0.3;1.9)/[.E178]*[.D178]" office:value-type="float" office:value="127.869174708" calcext:value-type="float">
            <text:p>127.869174708</text:p>
          </table:table-cell>
          <table:table-cell table:formula="of:=[.C178]*RANDBETWEEN(0.3;1.9)" office:value-type="float" office:value="-318.065412646" calcext:value-type="float">
            <text:p>-318.065412646</text:p>
          </table:table-cell>
        </table:table-row>
        <table:table-row table:style-name="ro1">
          <table:table-cell office:value-type="float" office:value="11178" calcext:value-type="float">
            <text:p>11178</text:p>
          </table:table-cell>
          <table:table-cell office:value-type="string" calcext:value-type="string">
            <text:p>64871.65755461913</text:p>
          </table:table-cell>
          <table:table-cell table:formula="of:=[.B179]+RANDBETWEEN(-500;500)" office:value-type="float" office:value="64811.6575546191" calcext:value-type="float">
            <text:p>64811.6575546191</text:p>
          </table:table-cell>
          <table:table-cell table:formula="of:=[.B179]*RANDBETWEEN(0.3;1.9)" office:value-type="float" office:value="64871.6575546191" calcext:value-type="float">
            <text:p>64871.6575546191</text:p>
          </table:table-cell>
          <table:table-cell table:formula="of:=[.D179]*RANDBETWEEN(0.3;1.9)" office:value-type="float" office:value="64871.6575546191" calcext:value-type="float">
            <text:p>64871.6575546191</text:p>
          </table:table-cell>
          <table:table-cell table:formula="of:=[.B179]*RANDBETWEEN(0.3;1.9)/[.E179]*[.D179]" office:value-type="float" office:value="129743.315109238" calcext:value-type="float">
            <text:p>129743.315109238</text:p>
          </table:table-cell>
          <table:table-cell table:formula="of:=[.C179]*RANDBETWEEN(0.3;1.9)" office:value-type="float" office:value="64811.6575546191" calcext:value-type="float">
            <text:p>64811.6575546191</text:p>
          </table:table-cell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string" calcext:value-type="string">
            <text:p>298.6824014139999</text:p>
          </table:table-cell>
          <table:table-cell table:formula="of:=[.B180]+RANDBETWEEN(-500;500)" office:value-type="float" office:value="398.682401414" calcext:value-type="float">
            <text:p>398.682401414</text:p>
          </table:table-cell>
          <table:table-cell table:formula="of:=[.B180]*RANDBETWEEN(0.3;1.9)" office:value-type="float" office:value="298.682401414" calcext:value-type="float">
            <text:p>298.682401414</text:p>
          </table:table-cell>
          <table:table-cell table:formula="of:=[.D180]*RANDBETWEEN(0.3;1.9)" office:value-type="float" office:value="298.682401414" calcext:value-type="float">
            <text:p>298.682401414</text:p>
          </table:table-cell>
          <table:table-cell table:formula="of:=[.B180]*RANDBETWEEN(0.3;1.9)/[.E180]*[.D180]" office:value-type="float" office:value="298.682401414" calcext:value-type="float">
            <text:p>298.682401414</text:p>
          </table:table-cell>
          <table:table-cell table:formula="of:=[.C180]*RANDBETWEEN(0.3;1.9)" office:value-type="float" office:value="797.364802828" calcext:value-type="float">
            <text:p>797.364802828</text:p>
          </table:table-cell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string" calcext:value-type="string">
            <text:p>1293.872413901</text:p>
          </table:table-cell>
          <table:table-cell table:formula="of:=[.B181]+RANDBETWEEN(-500;500)" office:value-type="float" office:value="1448.872413901" calcext:value-type="float">
            <text:p>1448.872413901</text:p>
          </table:table-cell>
          <table:table-cell table:formula="of:=[.B181]*RANDBETWEEN(0.3;1.9)" office:value-type="float" office:value="1293.872413901" calcext:value-type="float">
            <text:p>1293.872413901</text:p>
          </table:table-cell>
          <table:table-cell table:formula="of:=[.D181]*RANDBETWEEN(0.3;1.9)" office:value-type="float" office:value="1293.872413901" calcext:value-type="float">
            <text:p>1293.872413901</text:p>
          </table:table-cell>
          <table:table-cell table:formula="of:=[.B181]*RANDBETWEEN(0.3;1.9)/[.E181]*[.D181]" office:value-type="float" office:value="2587.744827802" calcext:value-type="float">
            <text:p>2587.744827802</text:p>
          </table:table-cell>
          <table:table-cell table:formula="of:=[.C181]*RANDBETWEEN(0.3;1.9)" office:value-type="float" office:value="2897.744827802" calcext:value-type="float">
            <text:p>2897.744827802</text:p>
          </table:table-cell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string" calcext:value-type="string">
            <text:p>5575.6064448649995</text:p>
          </table:table-cell>
          <table:table-cell table:formula="of:=[.B182]+RANDBETWEEN(-500;500)" office:value-type="float" office:value="5926.606444865" calcext:value-type="float">
            <text:p>5926.606444865</text:p>
          </table:table-cell>
          <table:table-cell table:formula="of:=[.B182]*RANDBETWEEN(0.3;1.9)" office:value-type="float" office:value="5575.606444865" calcext:value-type="float">
            <text:p>5575.606444865</text:p>
          </table:table-cell>
          <table:table-cell table:formula="of:=[.D182]*RANDBETWEEN(0.3;1.9)" office:value-type="float" office:value="5575.606444865" calcext:value-type="float">
            <text:p>5575.606444865</text:p>
          </table:table-cell>
          <table:table-cell table:formula="of:=[.B182]*RANDBETWEEN(0.3;1.9)/[.E182]*[.D182]" office:value-type="float" office:value="11151.21288973" calcext:value-type="float">
            <text:p>11151.21288973</text:p>
          </table:table-cell>
          <table:table-cell table:formula="of:=[.C182]*RANDBETWEEN(0.3;1.9)" office:value-type="float" office:value="5926.606444865" calcext:value-type="float">
            <text:p>5926.606444865</text:p>
          </table:table-cell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string" calcext:value-type="string">
            <text:p>1342.237805251</text:p>
          </table:table-cell>
          <table:table-cell table:formula="of:=[.B183]+RANDBETWEEN(-500;500)" office:value-type="float" office:value="1366.237805251" calcext:value-type="float">
            <text:p>1366.237805251</text:p>
          </table:table-cell>
          <table:table-cell table:formula="of:=[.B183]*RANDBETWEEN(0.3;1.9)" office:value-type="float" office:value="1342.237805251" calcext:value-type="float">
            <text:p>1342.237805251</text:p>
          </table:table-cell>
          <table:table-cell table:formula="of:=[.D183]*RANDBETWEEN(0.3;1.9)" office:value-type="float" office:value="2684.475610502" calcext:value-type="float">
            <text:p>2684.475610502</text:p>
          </table:table-cell>
          <table:table-cell table:formula="of:=[.B183]*RANDBETWEEN(0.3;1.9)/[.E183]*[.D183]" office:value-type="float" office:value="671.1189026255" calcext:value-type="float">
            <text:p>671.1189026255</text:p>
          </table:table-cell>
          <table:table-cell table:formula="of:=[.C183]*RANDBETWEEN(0.3;1.9)" office:value-type="float" office:value="1366.237805251" calcext:value-type="float">
            <text:p>1366.237805251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1911.7620201979998</text:p>
          </table:table-cell>
          <table:table-cell table:formula="of:=[.B184]+RANDBETWEEN(-500;500)" office:value-type="float" office:value="2236.762020198" calcext:value-type="float">
            <text:p>2236.762020198</text:p>
          </table:table-cell>
          <table:table-cell table:formula="of:=[.B184]*RANDBETWEEN(0.3;1.9)" office:value-type="float" office:value="3823.524040396" calcext:value-type="float">
            <text:p>3823.524040396</text:p>
          </table:table-cell>
          <table:table-cell table:formula="of:=[.D184]*RANDBETWEEN(0.3;1.9)" office:value-type="float" office:value="7647.048080792" calcext:value-type="float">
            <text:p>7647.048080792</text:p>
          </table:table-cell>
          <table:table-cell table:formula="of:=[.B184]*RANDBETWEEN(0.3;1.9)/[.E184]*[.D184]" office:value-type="float" office:value="1911.762020198" calcext:value-type="float">
            <text:p>1911.762020198</text:p>
          </table:table-cell>
          <table:table-cell table:formula="of:=[.C184]*RANDBETWEEN(0.3;1.9)" office:value-type="float" office:value="4473.524040396" calcext:value-type="float">
            <text:p>4473.524040396</text:p>
          </table:table-cell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string" calcext:value-type="string">
            <text:p>1679.9335244909332</text:p>
          </table:table-cell>
          <table:table-cell table:formula="of:=[.B185]+RANDBETWEEN(-500;500)" office:value-type="float" office:value="1287.93352449093" calcext:value-type="float">
            <text:p>1287.9335244909</text:p>
          </table:table-cell>
          <table:table-cell table:formula="of:=[.B185]*RANDBETWEEN(0.3;1.9)" office:value-type="float" office:value="1679.93352449093" calcext:value-type="float">
            <text:p>1679.9335244909</text:p>
          </table:table-cell>
          <table:table-cell table:formula="of:=[.D185]*RANDBETWEEN(0.3;1.9)" office:value-type="float" office:value="3359.86704898187" calcext:value-type="float">
            <text:p>3359.8670489819</text:p>
          </table:table-cell>
          <table:table-cell table:formula="of:=[.B185]*RANDBETWEEN(0.3;1.9)/[.E185]*[.D185]" office:value-type="float" office:value="839.966762245467" calcext:value-type="float">
            <text:p>839.9667622455</text:p>
          </table:table-cell>
          <table:table-cell table:formula="of:=[.C185]*RANDBETWEEN(0.3;1.9)" office:value-type="float" office:value="1287.93352449093" calcext:value-type="float">
            <text:p>1287.9335244909</text:p>
          </table:table-cell>
        </table:table-row>
        <table:table-row table:style-name="ro1">
          <table:table-cell office:value-type="float" office:value="11185" calcext:value-type="float">
            <text:p>11185</text:p>
          </table:table-cell>
          <table:table-cell office:value-type="string" calcext:value-type="string">
            <text:p>7226.547444902429</text:p>
          </table:table-cell>
          <table:table-cell table:formula="of:=[.B186]+RANDBETWEEN(-500;500)" office:value-type="float" office:value="6759.54744490243" calcext:value-type="float">
            <text:p>6759.5474449024</text:p>
          </table:table-cell>
          <table:table-cell table:formula="of:=[.B186]*RANDBETWEEN(0.3;1.9)" office:value-type="float" office:value="14453.0948898049" calcext:value-type="float">
            <text:p>14453.0948898049</text:p>
          </table:table-cell>
          <table:table-cell table:formula="of:=[.D186]*RANDBETWEEN(0.3;1.9)" office:value-type="float" office:value="28906.1897796097" calcext:value-type="float">
            <text:p>28906.1897796097</text:p>
          </table:table-cell>
          <table:table-cell table:formula="of:=[.B186]*RANDBETWEEN(0.3;1.9)/[.E186]*[.D186]" office:value-type="float" office:value="7226.54744490243" calcext:value-type="float">
            <text:p>7226.5474449024</text:p>
          </table:table-cell>
          <table:table-cell table:formula="of:=[.C186]*RANDBETWEEN(0.3;1.9)" office:value-type="float" office:value="6759.54744490243" calcext:value-type="float">
            <text:p>6759.5474449024</text:p>
          </table:table-cell>
        </table:table-row>
        <table:table-row table:style-name="ro1">
          <table:table-cell office:value-type="float" office:value="11186" calcext:value-type="float">
            <text:p>11186</text:p>
          </table:table-cell>
          <table:table-cell office:value-type="string" calcext:value-type="string">
            <text:p>285.051808347</text:p>
          </table:table-cell>
          <table:table-cell table:formula="of:=[.B187]+RANDBETWEEN(-500;500)" office:value-type="float" office:value="717.051808347" calcext:value-type="float">
            <text:p>717.051808347</text:p>
          </table:table-cell>
          <table:table-cell table:formula="of:=[.B187]*RANDBETWEEN(0.3;1.9)" office:value-type="float" office:value="570.103616694" calcext:value-type="float">
            <text:p>570.103616694</text:p>
          </table:table-cell>
          <table:table-cell table:formula="of:=[.D187]*RANDBETWEEN(0.3;1.9)" office:value-type="float" office:value="570.103616694" calcext:value-type="float">
            <text:p>570.103616694</text:p>
          </table:table-cell>
          <table:table-cell table:formula="of:=[.B187]*RANDBETWEEN(0.3;1.9)/[.E187]*[.D187]" office:value-type="float" office:value="570.103616694" calcext:value-type="float">
            <text:p>570.103616694</text:p>
          </table:table-cell>
          <table:table-cell table:formula="of:=[.C187]*RANDBETWEEN(0.3;1.9)" office:value-type="float" office:value="717.051808347" calcext:value-type="float">
            <text:p>717.051808347</text:p>
          </table:table-cell>
        </table:table-row>
        <table:table-row table:style-name="ro1">
          <table:table-cell office:value-type="float" office:value="11187" calcext:value-type="float">
            <text:p>11187</text:p>
          </table:table-cell>
          <table:table-cell office:value-type="string" calcext:value-type="string">
            <text:p>1226.6833683686305</text:p>
          </table:table-cell>
          <table:table-cell table:formula="of:=[.B188]+RANDBETWEEN(-500;500)" office:value-type="float" office:value="816.68336836863" calcext:value-type="float">
            <text:p>816.6833683686</text:p>
          </table:table-cell>
          <table:table-cell table:formula="of:=[.B188]*RANDBETWEEN(0.3;1.9)" office:value-type="float" office:value="2453.36673673726" calcext:value-type="float">
            <text:p>2453.3667367373</text:p>
          </table:table-cell>
          <table:table-cell table:formula="of:=[.D188]*RANDBETWEEN(0.3;1.9)" office:value-type="float" office:value="4906.73347347452" calcext:value-type="float">
            <text:p>4906.7334734745</text:p>
          </table:table-cell>
          <table:table-cell table:formula="of:=[.B188]*RANDBETWEEN(0.3;1.9)/[.E188]*[.D188]" office:value-type="float" office:value="613.341684184315" calcext:value-type="float">
            <text:p>613.3416841843</text:p>
          </table:table-cell>
          <table:table-cell table:formula="of:=[.C188]*RANDBETWEEN(0.3;1.9)" office:value-type="float" office:value="816.68336836863" calcext:value-type="float">
            <text:p>816.6833683686</text:p>
          </table:table-cell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string" calcext:value-type="string">
            <text:p>179170.70498628166</text:p>
          </table:table-cell>
          <table:table-cell table:formula="of:=[.B189]+RANDBETWEEN(-500;500)" office:value-type="float" office:value="178701.704986282" calcext:value-type="float">
            <text:p>178701.704986282</text:p>
          </table:table-cell>
          <table:table-cell table:formula="of:=[.B189]*RANDBETWEEN(0.3;1.9)" office:value-type="float" office:value="179170.704986282" calcext:value-type="float">
            <text:p>179170.704986282</text:p>
          </table:table-cell>
          <table:table-cell table:formula="of:=[.D189]*RANDBETWEEN(0.3;1.9)" office:value-type="float" office:value="179170.704986282" calcext:value-type="float">
            <text:p>179170.704986282</text:p>
          </table:table-cell>
          <table:table-cell table:formula="of:=[.B189]*RANDBETWEEN(0.3;1.9)/[.E189]*[.D189]" office:value-type="float" office:value="358341.409972563" calcext:value-type="float">
            <text:p>358341.409972563</text:p>
          </table:table-cell>
          <table:table-cell table:formula="of:=[.C189]*RANDBETWEEN(0.3;1.9)" office:value-type="float" office:value="357403.409972563" calcext:value-type="float">
            <text:p>357403.409972563</text:p>
          </table:table-cell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string" calcext:value-type="string">
            <text:p>205.02386611399996</text:p>
          </table:table-cell>
          <table:table-cell table:formula="of:=[.B190]+RANDBETWEEN(-500;500)" office:value-type="float" office:value="-15.976133886" calcext:value-type="float">
            <text:p>-15.976133886</text:p>
          </table:table-cell>
          <table:table-cell table:formula="of:=[.B190]*RANDBETWEEN(0.3;1.9)" office:value-type="float" office:value="410.047732228" calcext:value-type="float">
            <text:p>410.047732228</text:p>
          </table:table-cell>
          <table:table-cell table:formula="of:=[.D190]*RANDBETWEEN(0.3;1.9)" office:value-type="float" office:value="820.095464456" calcext:value-type="float">
            <text:p>820.095464456</text:p>
          </table:table-cell>
          <table:table-cell table:formula="of:=[.B190]*RANDBETWEEN(0.3;1.9)/[.E190]*[.D190]" office:value-type="float" office:value="102.511933057" calcext:value-type="float">
            <text:p>102.511933057</text:p>
          </table:table-cell>
          <table:table-cell table:formula="of:=[.C190]*RANDBETWEEN(0.3;1.9)" office:value-type="float" office:value="-15.976133886" calcext:value-type="float">
            <text:p>-15.976133886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string" calcext:value-type="string">
            <text:p>19343.18930685058</text:p>
          </table:table-cell>
          <table:table-cell table:formula="of:=[.B191]+RANDBETWEEN(-500;500)" office:value-type="float" office:value="19408.1893068506" calcext:value-type="float">
            <text:p>19408.1893068506</text:p>
          </table:table-cell>
          <table:table-cell table:formula="of:=[.B191]*RANDBETWEEN(0.3;1.9)" office:value-type="float" office:value="19343.1893068506" calcext:value-type="float">
            <text:p>19343.1893068506</text:p>
          </table:table-cell>
          <table:table-cell table:formula="of:=[.D191]*RANDBETWEEN(0.3;1.9)" office:value-type="float" office:value="38686.3786137012" calcext:value-type="float">
            <text:p>38686.3786137012</text:p>
          </table:table-cell>
          <table:table-cell table:formula="of:=[.B191]*RANDBETWEEN(0.3;1.9)/[.E191]*[.D191]" office:value-type="float" office:value="9671.59465342529" calcext:value-type="float">
            <text:p>9671.5946534253</text:p>
          </table:table-cell>
          <table:table-cell table:formula="of:=[.C191]*RANDBETWEEN(0.3;1.9)" office:value-type="float" office:value="19408.1893068506" calcext:value-type="float">
            <text:p>19408.1893068506</text:p>
          </table:table-cell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string" calcext:value-type="string">
            <text:p>4745.985659055884</text:p>
          </table:table-cell>
          <table:table-cell table:formula="of:=[.B192]+RANDBETWEEN(-500;500)" office:value-type="float" office:value="5210.98565905588" calcext:value-type="float">
            <text:p>5210.9856590559</text:p>
          </table:table-cell>
          <table:table-cell table:formula="of:=[.B192]*RANDBETWEEN(0.3;1.9)" office:value-type="float" office:value="4745.98565905588" calcext:value-type="float">
            <text:p>4745.9856590559</text:p>
          </table:table-cell>
          <table:table-cell table:formula="of:=[.D192]*RANDBETWEEN(0.3;1.9)" office:value-type="float" office:value="4745.98565905588" calcext:value-type="float">
            <text:p>4745.9856590559</text:p>
          </table:table-cell>
          <table:table-cell table:formula="of:=[.B192]*RANDBETWEEN(0.3;1.9)/[.E192]*[.D192]" office:value-type="float" office:value="9491.97131811177" calcext:value-type="float">
            <text:p>9491.9713181118</text:p>
          </table:table-cell>
          <table:table-cell table:formula="of:=[.C192]*RANDBETWEEN(0.3;1.9)" office:value-type="float" office:value="10421.9713181118" calcext:value-type="float">
            <text:p>10421.9713181118</text:p>
          </table:table-cell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string" calcext:value-type="string">
            <text:p>30637.898344347945</text:p>
          </table:table-cell>
          <table:table-cell table:formula="of:=[.B193]+RANDBETWEEN(-500;500)" office:value-type="float" office:value="30164.8983443479" calcext:value-type="float">
            <text:p>30164.8983443479</text:p>
          </table:table-cell>
          <table:table-cell table:formula="of:=[.B193]*RANDBETWEEN(0.3;1.9)" office:value-type="float" office:value="30637.8983443479" calcext:value-type="float">
            <text:p>30637.8983443479</text:p>
          </table:table-cell>
          <table:table-cell table:formula="of:=[.D193]*RANDBETWEEN(0.3;1.9)" office:value-type="float" office:value="61275.7966886959" calcext:value-type="float">
            <text:p>61275.7966886959</text:p>
          </table:table-cell>
          <table:table-cell table:formula="of:=[.B193]*RANDBETWEEN(0.3;1.9)/[.E193]*[.D193]" office:value-type="float" office:value="15318.949172174" calcext:value-type="float">
            <text:p>15318.949172174</text:p>
          </table:table-cell>
          <table:table-cell table:formula="of:=[.C193]*RANDBETWEEN(0.3;1.9)" office:value-type="float" office:value="60329.7966886959" calcext:value-type="float">
            <text:p>60329.7966886959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4331.613116204164</text:p>
          </table:table-cell>
          <table:table-cell table:formula="of:=[.B194]+RANDBETWEEN(-500;500)" office:value-type="float" office:value="4069.61311620416" calcext:value-type="float">
            <text:p>4069.6131162042</text:p>
          </table:table-cell>
          <table:table-cell table:formula="of:=[.B194]*RANDBETWEEN(0.3;1.9)" office:value-type="float" office:value="8663.22623240833" calcext:value-type="float">
            <text:p>8663.2262324083</text:p>
          </table:table-cell>
          <table:table-cell table:formula="of:=[.D194]*RANDBETWEEN(0.3;1.9)" office:value-type="float" office:value="17326.4524648167" calcext:value-type="float">
            <text:p>17326.4524648167</text:p>
          </table:table-cell>
          <table:table-cell table:formula="of:=[.B194]*RANDBETWEEN(0.3;1.9)/[.E194]*[.D194]" office:value-type="float" office:value="2165.80655810208" calcext:value-type="float">
            <text:p>2165.8065581021</text:p>
          </table:table-cell>
          <table:table-cell table:formula="of:=[.C194]*RANDBETWEEN(0.3;1.9)" office:value-type="float" office:value="4069.61311620416" calcext:value-type="float">
            <text:p>4069.6131162042</text:p>
          </table:table-cell>
        </table:table-row>
        <table:table-row table:style-name="ro1">
          <table:table-cell office:value-type="float" office:value="11194" calcext:value-type="float">
            <text:p>11194</text:p>
          </table:table-cell>
          <table:table-cell office:value-type="string" calcext:value-type="string">
            <text:p>464.06872358</text:p>
          </table:table-cell>
          <table:table-cell table:formula="of:=[.B195]+RANDBETWEEN(-500;500)" office:value-type="float" office:value="872.06872358" calcext:value-type="float">
            <text:p>872.06872358</text:p>
          </table:table-cell>
          <table:table-cell table:formula="of:=[.B195]*RANDBETWEEN(0.3;1.9)" office:value-type="float" office:value="464.06872358" calcext:value-type="float">
            <text:p>464.06872358</text:p>
          </table:table-cell>
          <table:table-cell table:formula="of:=[.D195]*RANDBETWEEN(0.3;1.9)" office:value-type="float" office:value="928.13744716" calcext:value-type="float">
            <text:p>928.13744716</text:p>
          </table:table-cell>
          <table:table-cell table:formula="of:=[.B195]*RANDBETWEEN(0.3;1.9)/[.E195]*[.D195]" office:value-type="float" office:value="464.06872358" calcext:value-type="float">
            <text:p>464.06872358</text:p>
          </table:table-cell>
          <table:table-cell table:formula="of:=[.C195]*RANDBETWEEN(0.3;1.9)" office:value-type="float" office:value="1744.13744716" calcext:value-type="float">
            <text:p>1744.13744716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string" calcext:value-type="string">
            <text:p>38011.401711791776</text:p>
          </table:table-cell>
          <table:table-cell table:formula="of:=[.B196]+RANDBETWEEN(-500;500)" office:value-type="float" office:value="38059.4017117918" calcext:value-type="float">
            <text:p>38059.4017117918</text:p>
          </table:table-cell>
          <table:table-cell table:formula="of:=[.B196]*RANDBETWEEN(0.3;1.9)" office:value-type="float" office:value="76022.8034235836" calcext:value-type="float">
            <text:p>76022.8034235836</text:p>
          </table:table-cell>
          <table:table-cell table:formula="of:=[.D196]*RANDBETWEEN(0.3;1.9)" office:value-type="float" office:value="152045.606847167" calcext:value-type="float">
            <text:p>152045.606847167</text:p>
          </table:table-cell>
          <table:table-cell table:formula="of:=[.B196]*RANDBETWEEN(0.3;1.9)/[.E196]*[.D196]" office:value-type="float" office:value="38011.4017117918" calcext:value-type="float">
            <text:p>38011.4017117918</text:p>
          </table:table-cell>
          <table:table-cell table:formula="of:=[.C196]*RANDBETWEEN(0.3;1.9)" office:value-type="float" office:value="76118.8034235836" calcext:value-type="float">
            <text:p>76118.8034235836</text:p>
          </table:table-cell>
        </table:table-row>
        <table:table-row table:style-name="ro1">
          <table:table-cell office:value-type="float" office:value="11196" calcext:value-type="float">
            <text:p>11196</text:p>
          </table:table-cell>
          <table:table-cell office:value-type="string" calcext:value-type="string">
            <text:p>2550.529683642</text:p>
          </table:table-cell>
          <table:table-cell table:formula="of:=[.B197]+RANDBETWEEN(-500;500)" office:value-type="float" office:value="2538.529683642" calcext:value-type="float">
            <text:p>2538.529683642</text:p>
          </table:table-cell>
          <table:table-cell table:formula="of:=[.B197]*RANDBETWEEN(0.3;1.9)" office:value-type="float" office:value="2550.529683642" calcext:value-type="float">
            <text:p>2550.529683642</text:p>
          </table:table-cell>
          <table:table-cell table:formula="of:=[.D197]*RANDBETWEEN(0.3;1.9)" office:value-type="float" office:value="2550.529683642" calcext:value-type="float">
            <text:p>2550.529683642</text:p>
          </table:table-cell>
          <table:table-cell table:formula="of:=[.B197]*RANDBETWEEN(0.3;1.9)/[.E197]*[.D197]" office:value-type="float" office:value="5101.059367284" calcext:value-type="float">
            <text:p>5101.059367284</text:p>
          </table:table-cell>
          <table:table-cell table:formula="of:=[.C197]*RANDBETWEEN(0.3;1.9)" office:value-type="float" office:value="5077.059367284" calcext:value-type="float">
            <text:p>5077.059367284</text:p>
          </table:table-cell>
        </table:table-row>
        <table:table-row table:style-name="ro1">
          <table:table-cell office:value-type="float" office:value="11197" calcext:value-type="float">
            <text:p>11197</text:p>
          </table:table-cell>
          <table:table-cell office:value-type="string" calcext:value-type="string">
            <text:p>5651.534960599638</text:p>
          </table:table-cell>
          <table:table-cell table:formula="of:=[.B198]+RANDBETWEEN(-500;500)" office:value-type="float" office:value="5366.53496059964" calcext:value-type="float">
            <text:p>5366.5349605996</text:p>
          </table:table-cell>
          <table:table-cell table:formula="of:=[.B198]*RANDBETWEEN(0.3;1.9)" office:value-type="float" office:value="11303.0699211993" calcext:value-type="float">
            <text:p>11303.0699211993</text:p>
          </table:table-cell>
          <table:table-cell table:formula="of:=[.D198]*RANDBETWEEN(0.3;1.9)" office:value-type="float" office:value="11303.0699211993" calcext:value-type="float">
            <text:p>11303.0699211993</text:p>
          </table:table-cell>
          <table:table-cell table:formula="of:=[.B198]*RANDBETWEEN(0.3;1.9)/[.E198]*[.D198]" office:value-type="float" office:value="5651.53496059964" calcext:value-type="float">
            <text:p>5651.5349605996</text:p>
          </table:table-cell>
          <table:table-cell table:formula="of:=[.C198]*RANDBETWEEN(0.3;1.9)" office:value-type="float" office:value="5366.53496059964" calcext:value-type="float">
            <text:p>5366.5349605996</text:p>
          </table:table-cell>
        </table:table-row>
        <table:table-row table:style-name="ro1">
          <table:table-cell office:value-type="float" office:value="11198" calcext:value-type="float">
            <text:p>11198</text:p>
          </table:table-cell>
          <table:table-cell office:value-type="string" calcext:value-type="string">
            <text:p>14453.714756886355</text:p>
          </table:table-cell>
          <table:table-cell table:formula="of:=[.B199]+RANDBETWEEN(-500;500)" office:value-type="float" office:value="14242.7147568864" calcext:value-type="float">
            <text:p>14242.7147568864</text:p>
          </table:table-cell>
          <table:table-cell table:formula="of:=[.B199]*RANDBETWEEN(0.3;1.9)" office:value-type="float" office:value="14453.7147568864" calcext:value-type="float">
            <text:p>14453.7147568864</text:p>
          </table:table-cell>
          <table:table-cell table:formula="of:=[.D199]*RANDBETWEEN(0.3;1.9)" office:value-type="float" office:value="14453.7147568864" calcext:value-type="float">
            <text:p>14453.7147568864</text:p>
          </table:table-cell>
          <table:table-cell table:formula="of:=[.B199]*RANDBETWEEN(0.3;1.9)/[.E199]*[.D199]" office:value-type="float" office:value="28907.4295137727" calcext:value-type="float">
            <text:p>28907.4295137727</text:p>
          </table:table-cell>
          <table:table-cell table:formula="of:=[.C199]*RANDBETWEEN(0.3;1.9)" office:value-type="float" office:value="28485.4295137727" calcext:value-type="float">
            <text:p>28485.4295137727</text:p>
          </table:table-cell>
        </table:table-row>
        <table:table-row table:style-name="ro1">
          <table:table-cell office:value-type="float" office:value="11199" calcext:value-type="float">
            <text:p>11199</text:p>
          </table:table-cell>
          <table:table-cell office:value-type="string" calcext:value-type="string">
            <text:p>46155.365984388074</text:p>
          </table:table-cell>
          <table:table-cell table:formula="of:=[.B200]+RANDBETWEEN(-500;500)" office:value-type="float" office:value="45843.3659843881" calcext:value-type="float">
            <text:p>45843.3659843881</text:p>
          </table:table-cell>
          <table:table-cell table:formula="of:=[.B200]*RANDBETWEEN(0.3;1.9)" office:value-type="float" office:value="92310.7319687762" calcext:value-type="float">
            <text:p>92310.7319687762</text:p>
          </table:table-cell>
          <table:table-cell table:formula="of:=[.D200]*RANDBETWEEN(0.3;1.9)" office:value-type="float" office:value="184621.463937552" calcext:value-type="float">
            <text:p>184621.463937552</text:p>
          </table:table-cell>
          <table:table-cell table:formula="of:=[.B200]*RANDBETWEEN(0.3;1.9)/[.E200]*[.D200]" office:value-type="float" office:value="46155.3659843881" calcext:value-type="float">
            <text:p>46155.3659843881</text:p>
          </table:table-cell>
          <table:table-cell table:formula="of:=[.C200]*RANDBETWEEN(0.3;1.9)" office:value-type="float" office:value="91686.7319687762" calcext:value-type="float">
            <text:p>91686.7319687762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string" calcext:value-type="string">
            <text:p>6004.55848413831</text:p>
          </table:table-cell>
          <table:table-cell table:formula="of:=[.B201]+RANDBETWEEN(-500;500)" office:value-type="float" office:value="5859.55848413831" calcext:value-type="float">
            <text:p>5859.5584841383</text:p>
          </table:table-cell>
          <table:table-cell table:formula="of:=[.B201]*RANDBETWEEN(0.3;1.9)" office:value-type="float" office:value="6004.55848413831" calcext:value-type="float">
            <text:p>6004.5584841383</text:p>
          </table:table-cell>
          <table:table-cell table:formula="of:=[.D201]*RANDBETWEEN(0.3;1.9)" office:value-type="float" office:value="6004.55848413831" calcext:value-type="float">
            <text:p>6004.5584841383</text:p>
          </table:table-cell>
          <table:table-cell table:formula="of:=[.B201]*RANDBETWEEN(0.3;1.9)/[.E201]*[.D201]" office:value-type="float" office:value="12009.1169682766" calcext:value-type="float">
            <text:p>12009.1169682766</text:p>
          </table:table-cell>
          <table:table-cell table:formula="of:=[.C201]*RANDBETWEEN(0.3;1.9)" office:value-type="float" office:value="5859.55848413831" calcext:value-type="float">
            <text:p>5859.5584841383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6548.238270903475</text:p>
          </table:table-cell>
          <table:table-cell table:formula="of:=[.B202]+RANDBETWEEN(-500;500)" office:value-type="float" office:value="6935.23827090348" calcext:value-type="float">
            <text:p>6935.2382709035</text:p>
          </table:table-cell>
          <table:table-cell table:formula="of:=[.B202]*RANDBETWEEN(0.3;1.9)" office:value-type="float" office:value="6548.23827090347" calcext:value-type="float">
            <text:p>6548.2382709035</text:p>
          </table:table-cell>
          <table:table-cell table:formula="of:=[.D202]*RANDBETWEEN(0.3;1.9)" office:value-type="float" office:value="13096.476541807" calcext:value-type="float">
            <text:p>13096.476541807</text:p>
          </table:table-cell>
          <table:table-cell table:formula="of:=[.B202]*RANDBETWEEN(0.3;1.9)/[.E202]*[.D202]" office:value-type="float" office:value="6548.23827090347" calcext:value-type="float">
            <text:p>6548.2382709035</text:p>
          </table:table-cell>
          <table:table-cell table:formula="of:=[.C202]*RANDBETWEEN(0.3;1.9)" office:value-type="float" office:value="6935.23827090348" calcext:value-type="float">
            <text:p>6935.2382709035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string" calcext:value-type="string">
            <text:p>48717.96018784882</text:p>
          </table:table-cell>
          <table:table-cell table:formula="of:=[.B203]+RANDBETWEEN(-500;500)" office:value-type="float" office:value="48446.9601878488" calcext:value-type="float">
            <text:p>48446.9601878488</text:p>
          </table:table-cell>
          <table:table-cell table:formula="of:=[.B203]*RANDBETWEEN(0.3;1.9)" office:value-type="float" office:value="48717.9601878488" calcext:value-type="float">
            <text:p>48717.9601878488</text:p>
          </table:table-cell>
          <table:table-cell table:formula="of:=[.D203]*RANDBETWEEN(0.3;1.9)" office:value-type="float" office:value="97435.9203756976" calcext:value-type="float">
            <text:p>97435.9203756976</text:p>
          </table:table-cell>
          <table:table-cell table:formula="of:=[.B203]*RANDBETWEEN(0.3;1.9)/[.E203]*[.D203]" office:value-type="float" office:value="48717.9601878488" calcext:value-type="float">
            <text:p>48717.9601878488</text:p>
          </table:table-cell>
          <table:table-cell table:formula="of:=[.C203]*RANDBETWEEN(0.3;1.9)" office:value-type="float" office:value="48446.9601878488" calcext:value-type="float">
            <text:p>48446.9601878488</text:p>
          </table:table-cell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string" calcext:value-type="string">
            <text:p>132663.60997876464</text:p>
          </table:table-cell>
          <table:table-cell table:formula="of:=[.B204]+RANDBETWEEN(-500;500)" office:value-type="float" office:value="132789.609978765" calcext:value-type="float">
            <text:p>132789.609978765</text:p>
          </table:table-cell>
          <table:table-cell table:formula="of:=[.B204]*RANDBETWEEN(0.3;1.9)" office:value-type="float" office:value="132663.609978765" calcext:value-type="float">
            <text:p>132663.609978765</text:p>
          </table:table-cell>
          <table:table-cell table:formula="of:=[.D204]*RANDBETWEEN(0.3;1.9)" office:value-type="float" office:value="265327.219957529" calcext:value-type="float">
            <text:p>265327.219957529</text:p>
          </table:table-cell>
          <table:table-cell table:formula="of:=[.B204]*RANDBETWEEN(0.3;1.9)/[.E204]*[.D204]" office:value-type="float" office:value="132663.609978765" calcext:value-type="float">
            <text:p>132663.609978765</text:p>
          </table:table-cell>
          <table:table-cell table:formula="of:=[.C204]*RANDBETWEEN(0.3;1.9)" office:value-type="float" office:value="265579.219957529" calcext:value-type="float">
            <text:p>265579.219957529</text:p>
          </table:table-cell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string" calcext:value-type="string">
            <text:p>1859.9429289450002</text:p>
          </table:table-cell>
          <table:table-cell table:formula="of:=[.B205]+RANDBETWEEN(-500;500)" office:value-type="float" office:value="1667.942928945" calcext:value-type="float">
            <text:p>1667.942928945</text:p>
          </table:table-cell>
          <table:table-cell table:formula="of:=[.B205]*RANDBETWEEN(0.3;1.9)" office:value-type="float" office:value="3719.88585789" calcext:value-type="float">
            <text:p>3719.88585789</text:p>
          </table:table-cell>
          <table:table-cell table:formula="of:=[.D205]*RANDBETWEEN(0.3;1.9)" office:value-type="float" office:value="7439.77171578" calcext:value-type="float">
            <text:p>7439.77171578</text:p>
          </table:table-cell>
          <table:table-cell table:formula="of:=[.B205]*RANDBETWEEN(0.3;1.9)/[.E205]*[.D205]" office:value-type="float" office:value="1859.942928945" calcext:value-type="float">
            <text:p>1859.942928945</text:p>
          </table:table-cell>
          <table:table-cell table:formula="of:=[.C205]*RANDBETWEEN(0.3;1.9)" office:value-type="float" office:value="3335.88585789" calcext:value-type="float">
            <text:p>3335.88585789</text:p>
          </table:table-cell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string" calcext:value-type="string">
            <text:p>1129.816176322</text:p>
          </table:table-cell>
          <table:table-cell table:formula="of:=[.B206]+RANDBETWEEN(-500;500)" office:value-type="float" office:value="819.816176322" calcext:value-type="float">
            <text:p>819.816176322</text:p>
          </table:table-cell>
          <table:table-cell table:formula="of:=[.B206]*RANDBETWEEN(0.3;1.9)" office:value-type="float" office:value="1129.816176322" calcext:value-type="float">
            <text:p>1129.816176322</text:p>
          </table:table-cell>
          <table:table-cell table:formula="of:=[.D206]*RANDBETWEEN(0.3;1.9)" office:value-type="float" office:value="2259.632352644" calcext:value-type="float">
            <text:p>2259.632352644</text:p>
          </table:table-cell>
          <table:table-cell table:formula="of:=[.B206]*RANDBETWEEN(0.3;1.9)/[.E206]*[.D206]" office:value-type="float" office:value="1129.816176322" calcext:value-type="float">
            <text:p>1129.816176322</text:p>
          </table:table-cell>
          <table:table-cell table:formula="of:=[.C206]*RANDBETWEEN(0.3;1.9)" office:value-type="float" office:value="1639.632352644" calcext:value-type="float">
            <text:p>1639.632352644</text:p>
          </table:table-cell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98658.32185941297</text:p>
          </table:table-cell>
          <table:table-cell table:formula="of:=[.B207]+RANDBETWEEN(-500;500)" office:value-type="float" office:value="98516.321859413" calcext:value-type="float">
            <text:p>98516.321859413</text:p>
          </table:table-cell>
          <table:table-cell table:formula="of:=[.B207]*RANDBETWEEN(0.3;1.9)" office:value-type="float" office:value="197316.643718826" calcext:value-type="float">
            <text:p>197316.643718826</text:p>
          </table:table-cell>
          <table:table-cell table:formula="of:=[.D207]*RANDBETWEEN(0.3;1.9)" office:value-type="float" office:value="197316.643718826" calcext:value-type="float">
            <text:p>197316.643718826</text:p>
          </table:table-cell>
          <table:table-cell table:formula="of:=[.B207]*RANDBETWEEN(0.3;1.9)/[.E207]*[.D207]" office:value-type="float" office:value="197316.643718826" calcext:value-type="float">
            <text:p>197316.643718826</text:p>
          </table:table-cell>
          <table:table-cell table:formula="of:=[.C207]*RANDBETWEEN(0.3;1.9)" office:value-type="float" office:value="197032.643718826" calcext:value-type="float">
            <text:p>197032.643718826</text:p>
          </table:table-cell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string" calcext:value-type="string">
            <text:p>2279.25453246959</text:p>
          </table:table-cell>
          <table:table-cell table:formula="of:=[.B208]+RANDBETWEEN(-500;500)" office:value-type="float" office:value="2020.25453246959" calcext:value-type="float">
            <text:p>2020.2545324696</text:p>
          </table:table-cell>
          <table:table-cell table:formula="of:=[.B208]*RANDBETWEEN(0.3;1.9)" office:value-type="float" office:value="4558.50906493918" calcext:value-type="float">
            <text:p>4558.5090649392</text:p>
          </table:table-cell>
          <table:table-cell table:formula="of:=[.D208]*RANDBETWEEN(0.3;1.9)" office:value-type="float" office:value="9117.01812987836" calcext:value-type="float">
            <text:p>9117.0181298784</text:p>
          </table:table-cell>
          <table:table-cell table:formula="of:=[.B208]*RANDBETWEEN(0.3;1.9)/[.E208]*[.D208]" office:value-type="float" office:value="2279.25453246959" calcext:value-type="float">
            <text:p>2279.2545324696</text:p>
          </table:table-cell>
          <table:table-cell table:formula="of:=[.C208]*RANDBETWEEN(0.3;1.9)" office:value-type="float" office:value="2020.25453246959" calcext:value-type="float">
            <text:p>2020.2545324696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string" calcext:value-type="string">
            <text:p>11513.528488879738</text:p>
          </table:table-cell>
          <table:table-cell table:formula="of:=[.B209]+RANDBETWEEN(-500;500)" office:value-type="float" office:value="11322.5284888797" calcext:value-type="float">
            <text:p>11322.5284888797</text:p>
          </table:table-cell>
          <table:table-cell table:formula="of:=[.B209]*RANDBETWEEN(0.3;1.9)" office:value-type="float" office:value="11513.5284888797" calcext:value-type="float">
            <text:p>11513.5284888797</text:p>
          </table:table-cell>
          <table:table-cell table:formula="of:=[.D209]*RANDBETWEEN(0.3;1.9)" office:value-type="float" office:value="11513.5284888797" calcext:value-type="float">
            <text:p>11513.5284888797</text:p>
          </table:table-cell>
          <table:table-cell table:formula="of:=[.B209]*RANDBETWEEN(0.3;1.9)/[.E209]*[.D209]" office:value-type="float" office:value="11513.5284888797" calcext:value-type="float">
            <text:p>11513.5284888797</text:p>
          </table:table-cell>
          <table:table-cell table:formula="of:=[.C209]*RANDBETWEEN(0.3;1.9)" office:value-type="float" office:value="11322.5284888797" calcext:value-type="float">
            <text:p>11322.5284888797</text:p>
          </table:table-cell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string" calcext:value-type="string">
            <text:p>4332.712396456845</text:p>
          </table:table-cell>
          <table:table-cell table:formula="of:=[.B210]+RANDBETWEEN(-500;500)" office:value-type="float" office:value="4631.71239645685" calcext:value-type="float">
            <text:p>4631.7123964569</text:p>
          </table:table-cell>
          <table:table-cell table:formula="of:=[.B210]*RANDBETWEEN(0.3;1.9)" office:value-type="float" office:value="8665.42479291369" calcext:value-type="float">
            <text:p>8665.4247929137</text:p>
          </table:table-cell>
          <table:table-cell table:formula="of:=[.D210]*RANDBETWEEN(0.3;1.9)" office:value-type="float" office:value="8665.42479291369" calcext:value-type="float">
            <text:p>8665.4247929137</text:p>
          </table:table-cell>
          <table:table-cell table:formula="of:=[.B210]*RANDBETWEEN(0.3;1.9)/[.E210]*[.D210]" office:value-type="float" office:value="4332.71239645685" calcext:value-type="float">
            <text:p>4332.7123964569</text:p>
          </table:table-cell>
          <table:table-cell table:formula="of:=[.C210]*RANDBETWEEN(0.3;1.9)" office:value-type="float" office:value="4631.71239645685" calcext:value-type="float">
            <text:p>4631.7123964569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91889.01639847648</text:p>
          </table:table-cell>
          <table:table-cell table:formula="of:=[.B211]+RANDBETWEEN(-500;500)" office:value-type="float" office:value="92231.0163984765" calcext:value-type="float">
            <text:p>92231.0163984765</text:p>
          </table:table-cell>
          <table:table-cell table:formula="of:=[.B211]*RANDBETWEEN(0.3;1.9)" office:value-type="float" office:value="91889.0163984765" calcext:value-type="float">
            <text:p>91889.0163984765</text:p>
          </table:table-cell>
          <table:table-cell table:formula="of:=[.D211]*RANDBETWEEN(0.3;1.9)" office:value-type="float" office:value="183778.032796953" calcext:value-type="float">
            <text:p>183778.032796953</text:p>
          </table:table-cell>
          <table:table-cell table:formula="of:=[.B211]*RANDBETWEEN(0.3;1.9)/[.E211]*[.D211]" office:value-type="float" office:value="45944.5081992382" calcext:value-type="float">
            <text:p>45944.5081992382</text:p>
          </table:table-cell>
          <table:table-cell table:formula="of:=[.C211]*RANDBETWEEN(0.3;1.9)" office:value-type="float" office:value="92231.0163984765" calcext:value-type="float">
            <text:p>92231.0163984765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1188.046957177</text:p>
          </table:table-cell>
          <table:table-cell table:formula="of:=[.B212]+RANDBETWEEN(-500;500)" office:value-type="float" office:value="1652.046957177" calcext:value-type="float">
            <text:p>1652.046957177</text:p>
          </table:table-cell>
          <table:table-cell table:formula="of:=[.B212]*RANDBETWEEN(0.3;1.9)" office:value-type="float" office:value="1188.046957177" calcext:value-type="float">
            <text:p>1188.046957177</text:p>
          </table:table-cell>
          <table:table-cell table:formula="of:=[.D212]*RANDBETWEEN(0.3;1.9)" office:value-type="float" office:value="1188.046957177" calcext:value-type="float">
            <text:p>1188.046957177</text:p>
          </table:table-cell>
          <table:table-cell table:formula="of:=[.B212]*RANDBETWEEN(0.3;1.9)/[.E212]*[.D212]" office:value-type="float" office:value="1188.046957177" calcext:value-type="float">
            <text:p>1188.046957177</text:p>
          </table:table-cell>
          <table:table-cell table:formula="of:=[.C212]*RANDBETWEEN(0.3;1.9)" office:value-type="float" office:value="3304.093914354" calcext:value-type="float">
            <text:p>3304.093914354</text:p>
          </table:table-cell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4051.893924668558</text:p>
          </table:table-cell>
          <table:table-cell table:formula="of:=[.B213]+RANDBETWEEN(-500;500)" office:value-type="float" office:value="4200.89392466856" calcext:value-type="float">
            <text:p>4200.8939246686</text:p>
          </table:table-cell>
          <table:table-cell table:formula="of:=[.B213]*RANDBETWEEN(0.3;1.9)" office:value-type="float" office:value="4051.89392466856" calcext:value-type="float">
            <text:p>4051.8939246686</text:p>
          </table:table-cell>
          <table:table-cell table:formula="of:=[.D213]*RANDBETWEEN(0.3;1.9)" office:value-type="float" office:value="4051.89392466856" calcext:value-type="float">
            <text:p>4051.8939246686</text:p>
          </table:table-cell>
          <table:table-cell table:formula="of:=[.B213]*RANDBETWEEN(0.3;1.9)/[.E213]*[.D213]" office:value-type="float" office:value="4051.89392466856" calcext:value-type="float">
            <text:p>4051.8939246686</text:p>
          </table:table-cell>
          <table:table-cell table:formula="of:=[.C213]*RANDBETWEEN(0.3;1.9)" office:value-type="float" office:value="4200.89392466856" calcext:value-type="float">
            <text:p>4200.8939246686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string" calcext:value-type="string">
            <text:p>211.27593653802225</text:p>
          </table:table-cell>
          <table:table-cell table:formula="of:=[.B214]+RANDBETWEEN(-500;500)" office:value-type="float" office:value="76.2759365380223" calcext:value-type="float">
            <text:p>76.275936538</text:p>
          </table:table-cell>
          <table:table-cell table:formula="of:=[.B214]*RANDBETWEEN(0.3;1.9)" office:value-type="float" office:value="211.275936538022" calcext:value-type="float">
            <text:p>211.275936538</text:p>
          </table:table-cell>
          <table:table-cell table:formula="of:=[.D214]*RANDBETWEEN(0.3;1.9)" office:value-type="float" office:value="211.275936538022" calcext:value-type="float">
            <text:p>211.275936538</text:p>
          </table:table-cell>
          <table:table-cell table:formula="of:=[.B214]*RANDBETWEEN(0.3;1.9)/[.E214]*[.D214]" office:value-type="float" office:value="211.275936538022" calcext:value-type="float">
            <text:p>211.275936538</text:p>
          </table:table-cell>
          <table:table-cell table:formula="of:=[.C214]*RANDBETWEEN(0.3;1.9)" office:value-type="float" office:value="76.2759365380223" calcext:value-type="float">
            <text:p>76.275936538</text:p>
          </table:table-cell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string" calcext:value-type="string">
            <text:p>2547.8390841120004</text:p>
          </table:table-cell>
          <table:table-cell table:formula="of:=[.B215]+RANDBETWEEN(-500;500)" office:value-type="float" office:value="2835.839084112" calcext:value-type="float">
            <text:p>2835.839084112</text:p>
          </table:table-cell>
          <table:table-cell table:formula="of:=[.B215]*RANDBETWEEN(0.3;1.9)" office:value-type="float" office:value="5095.678168224" calcext:value-type="float">
            <text:p>5095.678168224</text:p>
          </table:table-cell>
          <table:table-cell table:formula="of:=[.D215]*RANDBETWEEN(0.3;1.9)" office:value-type="float" office:value="10191.356336448" calcext:value-type="float">
            <text:p>10191.356336448</text:p>
          </table:table-cell>
          <table:table-cell table:formula="of:=[.B215]*RANDBETWEEN(0.3;1.9)/[.E215]*[.D215]" office:value-type="float" office:value="2547.839084112" calcext:value-type="float">
            <text:p>2547.839084112</text:p>
          </table:table-cell>
          <table:table-cell table:formula="of:=[.C215]*RANDBETWEEN(0.3;1.9)" office:value-type="float" office:value="5671.678168224" calcext:value-type="float">
            <text:p>5671.678168224</text:p>
          </table:table-cell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string" calcext:value-type="string">
            <text:p>2990.757825647</text:p>
          </table:table-cell>
          <table:table-cell table:formula="of:=[.B216]+RANDBETWEEN(-500;500)" office:value-type="float" office:value="3248.757825647" calcext:value-type="float">
            <text:p>3248.757825647</text:p>
          </table:table-cell>
          <table:table-cell table:formula="of:=[.B216]*RANDBETWEEN(0.3;1.9)" office:value-type="float" office:value="2990.757825647" calcext:value-type="float">
            <text:p>2990.757825647</text:p>
          </table:table-cell>
          <table:table-cell table:formula="of:=[.D216]*RANDBETWEEN(0.3;1.9)" office:value-type="float" office:value="5981.515651294" calcext:value-type="float">
            <text:p>5981.515651294</text:p>
          </table:table-cell>
          <table:table-cell table:formula="of:=[.B216]*RANDBETWEEN(0.3;1.9)/[.E216]*[.D216]" office:value-type="float" office:value="2990.757825647" calcext:value-type="float">
            <text:p>2990.757825647</text:p>
          </table:table-cell>
          <table:table-cell table:formula="of:=[.C216]*RANDBETWEEN(0.3;1.9)" office:value-type="float" office:value="3248.757825647" calcext:value-type="float">
            <text:p>3248.757825647</text:p>
          </table:table-cell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string" calcext:value-type="string">
            <text:p>2475.98871536794</text:p>
          </table:table-cell>
          <table:table-cell table:formula="of:=[.B217]+RANDBETWEEN(-500;500)" office:value-type="float" office:value="2374.98871536794" calcext:value-type="float">
            <text:p>2374.9887153679</text:p>
          </table:table-cell>
          <table:table-cell table:formula="of:=[.B217]*RANDBETWEEN(0.3;1.9)" office:value-type="float" office:value="2475.98871536794" calcext:value-type="float">
            <text:p>2475.9887153679</text:p>
          </table:table-cell>
          <table:table-cell table:formula="of:=[.D217]*RANDBETWEEN(0.3;1.9)" office:value-type="float" office:value="2475.98871536794" calcext:value-type="float">
            <text:p>2475.9887153679</text:p>
          </table:table-cell>
          <table:table-cell table:formula="of:=[.B217]*RANDBETWEEN(0.3;1.9)/[.E217]*[.D217]" office:value-type="float" office:value="4951.97743073588" calcext:value-type="float">
            <text:p>4951.9774307359</text:p>
          </table:table-cell>
          <table:table-cell table:formula="of:=[.C217]*RANDBETWEEN(0.3;1.9)" office:value-type="float" office:value="4749.97743073588" calcext:value-type="float">
            <text:p>4749.9774307359</text:p>
          </table:table-cell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string" calcext:value-type="string">
            <text:p>8045.077699604598</text:p>
          </table:table-cell>
          <table:table-cell table:formula="of:=[.B218]+RANDBETWEEN(-500;500)" office:value-type="float" office:value="8265.0776996046" calcext:value-type="float">
            <text:p>8265.0776996046</text:p>
          </table:table-cell>
          <table:table-cell table:formula="of:=[.B218]*RANDBETWEEN(0.3;1.9)" office:value-type="float" office:value="16090.1553992092" calcext:value-type="float">
            <text:p>16090.1553992092</text:p>
          </table:table-cell>
          <table:table-cell table:formula="of:=[.D218]*RANDBETWEEN(0.3;1.9)" office:value-type="float" office:value="16090.1553992092" calcext:value-type="float">
            <text:p>16090.1553992092</text:p>
          </table:table-cell>
          <table:table-cell table:formula="of:=[.B218]*RANDBETWEEN(0.3;1.9)/[.E218]*[.D218]" office:value-type="float" office:value="16090.1553992092" calcext:value-type="float">
            <text:p>16090.1553992092</text:p>
          </table:table-cell>
          <table:table-cell table:formula="of:=[.C218]*RANDBETWEEN(0.3;1.9)" office:value-type="float" office:value="16530.1553992092" calcext:value-type="float">
            <text:p>16530.1553992092</text:p>
          </table:table-cell>
        </table:table-row>
        <table:table-row table:style-name="ro1">
          <table:table-cell office:value-type="float" office:value="11218" calcext:value-type="float">
            <text:p>11218</text:p>
          </table:table-cell>
          <table:table-cell office:value-type="string" calcext:value-type="string">
            <text:p>1328.39879517</text:p>
          </table:table-cell>
          <table:table-cell table:formula="of:=[.B219]+RANDBETWEEN(-500;500)" office:value-type="float" office:value="1677.39879517" calcext:value-type="float">
            <text:p>1677.39879517</text:p>
          </table:table-cell>
          <table:table-cell table:formula="of:=[.B219]*RANDBETWEEN(0.3;1.9)" office:value-type="float" office:value="2656.79759034" calcext:value-type="float">
            <text:p>2656.79759034</text:p>
          </table:table-cell>
          <table:table-cell table:formula="of:=[.D219]*RANDBETWEEN(0.3;1.9)" office:value-type="float" office:value="2656.79759034" calcext:value-type="float">
            <text:p>2656.79759034</text:p>
          </table:table-cell>
          <table:table-cell table:formula="of:=[.B219]*RANDBETWEEN(0.3;1.9)/[.E219]*[.D219]" office:value-type="float" office:value="2656.79759034" calcext:value-type="float">
            <text:p>2656.79759034</text:p>
          </table:table-cell>
          <table:table-cell table:formula="of:=[.C219]*RANDBETWEEN(0.3;1.9)" office:value-type="float" office:value="3354.79759034" calcext:value-type="float">
            <text:p>3354.79759034</text:p>
          </table:table-cell>
        </table:table-row>
        <table:table-row table:style-name="ro1">
          <table:table-cell office:value-type="float" office:value="11219" calcext:value-type="float">
            <text:p>11219</text:p>
          </table:table-cell>
          <table:table-cell office:value-type="string" calcext:value-type="string">
            <text:p>194.43176605359997</text:p>
          </table:table-cell>
          <table:table-cell table:formula="of:=[.B220]+RANDBETWEEN(-500;500)" office:value-type="float" office:value="124.4317660536" calcext:value-type="float">
            <text:p>124.4317660536</text:p>
          </table:table-cell>
          <table:table-cell table:formula="of:=[.B220]*RANDBETWEEN(0.3;1.9)" office:value-type="float" office:value="194.4317660536" calcext:value-type="float">
            <text:p>194.4317660536</text:p>
          </table:table-cell>
          <table:table-cell table:formula="of:=[.D220]*RANDBETWEEN(0.3;1.9)" office:value-type="float" office:value="194.4317660536" calcext:value-type="float">
            <text:p>194.4317660536</text:p>
          </table:table-cell>
          <table:table-cell table:formula="of:=[.B220]*RANDBETWEEN(0.3;1.9)/[.E220]*[.D220]" office:value-type="float" office:value="388.8635321072" calcext:value-type="float">
            <text:p>388.8635321072</text:p>
          </table:table-cell>
          <table:table-cell table:formula="of:=[.C220]*RANDBETWEEN(0.3;1.9)" office:value-type="float" office:value="248.8635321072" calcext:value-type="float">
            <text:p>248.8635321072</text:p>
          </table:table-cell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string" calcext:value-type="string">
            <text:p>12347.31386900873</text:p>
          </table:table-cell>
          <table:table-cell table:formula="of:=[.B221]+RANDBETWEEN(-500;500)" office:value-type="float" office:value="12847.3138690087" calcext:value-type="float">
            <text:p>12847.3138690087</text:p>
          </table:table-cell>
          <table:table-cell table:formula="of:=[.B221]*RANDBETWEEN(0.3;1.9)" office:value-type="float" office:value="24694.6277380175" calcext:value-type="float">
            <text:p>24694.6277380175</text:p>
          </table:table-cell>
          <table:table-cell table:formula="of:=[.D221]*RANDBETWEEN(0.3;1.9)" office:value-type="float" office:value="49389.2554760349" calcext:value-type="float">
            <text:p>49389.2554760349</text:p>
          </table:table-cell>
          <table:table-cell table:formula="of:=[.B221]*RANDBETWEEN(0.3;1.9)/[.E221]*[.D221]" office:value-type="float" office:value="12347.3138690087" calcext:value-type="float">
            <text:p>12347.3138690087</text:p>
          </table:table-cell>
          <table:table-cell table:formula="of:=[.C221]*RANDBETWEEN(0.3;1.9)" office:value-type="float" office:value="12847.3138690087" calcext:value-type="float">
            <text:p>12847.3138690087</text:p>
          </table:table-cell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string" calcext:value-type="string">
            <text:p>2972.0067874808897</text:p>
          </table:table-cell>
          <table:table-cell table:formula="of:=[.B222]+RANDBETWEEN(-500;500)" office:value-type="float" office:value="2885.00678748089" calcext:value-type="float">
            <text:p>2885.0067874809</text:p>
          </table:table-cell>
          <table:table-cell table:formula="of:=[.B222]*RANDBETWEEN(0.3;1.9)" office:value-type="float" office:value="2972.00678748089" calcext:value-type="float">
            <text:p>2972.0067874809</text:p>
          </table:table-cell>
          <table:table-cell table:formula="of:=[.D222]*RANDBETWEEN(0.3;1.9)" office:value-type="float" office:value="5944.01357496178" calcext:value-type="float">
            <text:p>5944.0135749618</text:p>
          </table:table-cell>
          <table:table-cell table:formula="of:=[.B222]*RANDBETWEEN(0.3;1.9)/[.E222]*[.D222]" office:value-type="float" office:value="2972.00678748089" calcext:value-type="float">
            <text:p>2972.0067874809</text:p>
          </table:table-cell>
          <table:table-cell table:formula="of:=[.C222]*RANDBETWEEN(0.3;1.9)" office:value-type="float" office:value="2885.00678748089" calcext:value-type="float">
            <text:p>2885.0067874809</text:p>
          </table:table-cell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450.00021040099995</text:p>
          </table:table-cell>
          <table:table-cell table:formula="of:=[.B223]+RANDBETWEEN(-500;500)" office:value-type="float" office:value="76.0002104009999" calcext:value-type="float">
            <text:p>76.000210401</text:p>
          </table:table-cell>
          <table:table-cell table:formula="of:=[.B223]*RANDBETWEEN(0.3;1.9)" office:value-type="float" office:value="900.000420802" calcext:value-type="float">
            <text:p>900.000420802</text:p>
          </table:table-cell>
          <table:table-cell table:formula="of:=[.D223]*RANDBETWEEN(0.3;1.9)" office:value-type="float" office:value="1800.000841604" calcext:value-type="float">
            <text:p>1800.000841604</text:p>
          </table:table-cell>
          <table:table-cell table:formula="of:=[.B223]*RANDBETWEEN(0.3;1.9)/[.E223]*[.D223]" office:value-type="float" office:value="225.0001052005" calcext:value-type="float">
            <text:p>225.0001052005</text:p>
          </table:table-cell>
          <table:table-cell table:formula="of:=[.C223]*RANDBETWEEN(0.3;1.9)" office:value-type="float" office:value="152.000420802" calcext:value-type="float">
            <text:p>152.000420802</text:p>
          </table:table-cell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string" calcext:value-type="string">
            <text:p>130.20993914599998</text:p>
          </table:table-cell>
          <table:table-cell table:formula="of:=[.B224]+RANDBETWEEN(-500;500)" office:value-type="float" office:value="-367.790060854" calcext:value-type="float">
            <text:p>-367.790060854</text:p>
          </table:table-cell>
          <table:table-cell table:formula="of:=[.B224]*RANDBETWEEN(0.3;1.9)" office:value-type="float" office:value="260.419878292" calcext:value-type="float">
            <text:p>260.419878292</text:p>
          </table:table-cell>
          <table:table-cell table:formula="of:=[.D224]*RANDBETWEEN(0.3;1.9)" office:value-type="float" office:value="520.839756584" calcext:value-type="float">
            <text:p>520.839756584</text:p>
          </table:table-cell>
          <table:table-cell table:formula="of:=[.B224]*RANDBETWEEN(0.3;1.9)/[.E224]*[.D224]" office:value-type="float" office:value="130.209939146" calcext:value-type="float">
            <text:p>130.209939146</text:p>
          </table:table-cell>
          <table:table-cell table:formula="of:=[.C224]*RANDBETWEEN(0.3;1.9)" office:value-type="float" office:value="-735.580121708" calcext:value-type="float">
            <text:p>-735.580121708</text:p>
          </table:table-cell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string" calcext:value-type="string">
            <text:p>614.3340208157406</text:p>
          </table:table-cell>
          <table:table-cell table:formula="of:=[.B225]+RANDBETWEEN(-500;500)" office:value-type="float" office:value="883.334020815741" calcext:value-type="float">
            <text:p>883.3340208157</text:p>
          </table:table-cell>
          <table:table-cell table:formula="of:=[.B225]*RANDBETWEEN(0.3;1.9)" office:value-type="float" office:value="1228.66804163148" calcext:value-type="float">
            <text:p>1228.6680416315</text:p>
          </table:table-cell>
          <table:table-cell table:formula="of:=[.D225]*RANDBETWEEN(0.3;1.9)" office:value-type="float" office:value="2457.33608326296" calcext:value-type="float">
            <text:p>2457.336083263</text:p>
          </table:table-cell>
          <table:table-cell table:formula="of:=[.B225]*RANDBETWEEN(0.3;1.9)/[.E225]*[.D225]" office:value-type="float" office:value="307.16701040787" calcext:value-type="float">
            <text:p>307.1670104079</text:p>
          </table:table-cell>
          <table:table-cell table:formula="of:=[.C225]*RANDBETWEEN(0.3;1.9)" office:value-type="float" office:value="1766.66804163148" calcext:value-type="float">
            <text:p>1766.6680416315</text:p>
          </table:table-cell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144455.75105451915</text:p>
          </table:table-cell>
          <table:table-cell table:formula="of:=[.B226]+RANDBETWEEN(-500;500)" office:value-type="float" office:value="144312.751054519" calcext:value-type="float">
            <text:p>144312.751054519</text:p>
          </table:table-cell>
          <table:table-cell table:formula="of:=[.B226]*RANDBETWEEN(0.3;1.9)" office:value-type="float" office:value="288911.502109038" calcext:value-type="float">
            <text:p>288911.502109038</text:p>
          </table:table-cell>
          <table:table-cell table:formula="of:=[.D226]*RANDBETWEEN(0.3;1.9)" office:value-type="float" office:value="288911.502109038" calcext:value-type="float">
            <text:p>288911.502109038</text:p>
          </table:table-cell>
          <table:table-cell table:formula="of:=[.B226]*RANDBETWEEN(0.3;1.9)/[.E226]*[.D226]" office:value-type="float" office:value="288911.502109038" calcext:value-type="float">
            <text:p>288911.502109038</text:p>
          </table:table-cell>
          <table:table-cell table:formula="of:=[.C226]*RANDBETWEEN(0.3;1.9)" office:value-type="float" office:value="288625.502109038" calcext:value-type="float">
            <text:p>288625.502109038</text:p>
          </table:table-cell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string" calcext:value-type="string">
            <text:p>2660.780706045702</text:p>
          </table:table-cell>
          <table:table-cell table:formula="of:=[.B227]+RANDBETWEEN(-500;500)" office:value-type="float" office:value="2272.7807060457" calcext:value-type="float">
            <text:p>2272.7807060457</text:p>
          </table:table-cell>
          <table:table-cell table:formula="of:=[.B227]*RANDBETWEEN(0.3;1.9)" office:value-type="float" office:value="5321.5614120914" calcext:value-type="float">
            <text:p>5321.5614120914</text:p>
          </table:table-cell>
          <table:table-cell table:formula="of:=[.D227]*RANDBETWEEN(0.3;1.9)" office:value-type="float" office:value="5321.5614120914" calcext:value-type="float">
            <text:p>5321.5614120914</text:p>
          </table:table-cell>
          <table:table-cell table:formula="of:=[.B227]*RANDBETWEEN(0.3;1.9)/[.E227]*[.D227]" office:value-type="float" office:value="2660.7807060457" calcext:value-type="float">
            <text:p>2660.7807060457</text:p>
          </table:table-cell>
          <table:table-cell table:formula="of:=[.C227]*RANDBETWEEN(0.3;1.9)" office:value-type="float" office:value="2272.7807060457" calcext:value-type="float">
            <text:p>2272.7807060457</text:p>
          </table:table-cell>
        </table:table-row>
        <table:table-row table:style-name="ro1">
          <table:table-cell office:value-type="float" office:value="11227" calcext:value-type="float">
            <text:p>11227</text:p>
          </table:table-cell>
          <table:table-cell office:value-type="string" calcext:value-type="string">
            <text:p>1558.016298479</text:p>
          </table:table-cell>
          <table:table-cell table:formula="of:=[.B228]+RANDBETWEEN(-500;500)" office:value-type="float" office:value="1175.016298479" calcext:value-type="float">
            <text:p>1175.016298479</text:p>
          </table:table-cell>
          <table:table-cell table:formula="of:=[.B228]*RANDBETWEEN(0.3;1.9)" office:value-type="float" office:value="3116.032596958" calcext:value-type="float">
            <text:p>3116.032596958</text:p>
          </table:table-cell>
          <table:table-cell table:formula="of:=[.D228]*RANDBETWEEN(0.3;1.9)" office:value-type="float" office:value="6232.065193916" calcext:value-type="float">
            <text:p>6232.065193916</text:p>
          </table:table-cell>
          <table:table-cell table:formula="of:=[.B228]*RANDBETWEEN(0.3;1.9)/[.E228]*[.D228]" office:value-type="float" office:value="1558.016298479" calcext:value-type="float">
            <text:p>1558.016298479</text:p>
          </table:table-cell>
          <table:table-cell table:formula="of:=[.C228]*RANDBETWEEN(0.3;1.9)" office:value-type="float" office:value="1175.016298479" calcext:value-type="float">
            <text:p>1175.016298479</text:p>
          </table:table-cell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string" calcext:value-type="string">
            <text:p>2940.44540987</text:p>
          </table:table-cell>
          <table:table-cell table:formula="of:=[.B229]+RANDBETWEEN(-500;500)" office:value-type="float" office:value="2723.44540987" calcext:value-type="float">
            <text:p>2723.44540987</text:p>
          </table:table-cell>
          <table:table-cell table:formula="of:=[.B229]*RANDBETWEEN(0.3;1.9)" office:value-type="float" office:value="5880.89081974" calcext:value-type="float">
            <text:p>5880.89081974</text:p>
          </table:table-cell>
          <table:table-cell table:formula="of:=[.D229]*RANDBETWEEN(0.3;1.9)" office:value-type="float" office:value="11761.78163948" calcext:value-type="float">
            <text:p>11761.78163948</text:p>
          </table:table-cell>
          <table:table-cell table:formula="of:=[.B229]*RANDBETWEEN(0.3;1.9)/[.E229]*[.D229]" office:value-type="float" office:value="2940.44540987" calcext:value-type="float">
            <text:p>2940.44540987</text:p>
          </table:table-cell>
          <table:table-cell table:formula="of:=[.C229]*RANDBETWEEN(0.3;1.9)" office:value-type="float" office:value="5446.89081974" calcext:value-type="float">
            <text:p>5446.89081974</text:p>
          </table:table-cell>
        </table:table-row>
        <table:table-row table:style-name="ro1">
          <table:table-cell office:value-type="float" office:value="11229" calcext:value-type="float">
            <text:p>11229</text:p>
          </table:table-cell>
          <table:table-cell office:value-type="string" calcext:value-type="string">
            <text:p>434.5771963579</text:p>
          </table:table-cell>
          <table:table-cell table:formula="of:=[.B230]+RANDBETWEEN(-500;500)" office:value-type="float" office:value="29.5771963579" calcext:value-type="float">
            <text:p>29.5771963579</text:p>
          </table:table-cell>
          <table:table-cell table:formula="of:=[.B230]*RANDBETWEEN(0.3;1.9)" office:value-type="float" office:value="869.1543927158" calcext:value-type="float">
            <text:p>869.1543927158</text:p>
          </table:table-cell>
          <table:table-cell table:formula="of:=[.D230]*RANDBETWEEN(0.3;1.9)" office:value-type="float" office:value="1738.3087854316" calcext:value-type="float">
            <text:p>1738.3087854316</text:p>
          </table:table-cell>
          <table:table-cell table:formula="of:=[.B230]*RANDBETWEEN(0.3;1.9)/[.E230]*[.D230]" office:value-type="float" office:value="217.28859817895" calcext:value-type="float">
            <text:p>217.288598179</text:p>
          </table:table-cell>
          <table:table-cell table:formula="of:=[.C230]*RANDBETWEEN(0.3;1.9)" office:value-type="float" office:value="29.5771963579" calcext:value-type="float">
            <text:p>29.5771963579</text:p>
          </table:table-cell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string" calcext:value-type="string">
            <text:p>515.8813851956</text:p>
          </table:table-cell>
          <table:table-cell table:formula="of:=[.B231]+RANDBETWEEN(-500;500)" office:value-type="float" office:value="896.8813851956" calcext:value-type="float">
            <text:p>896.8813851956</text:p>
          </table:table-cell>
          <table:table-cell table:formula="of:=[.B231]*RANDBETWEEN(0.3;1.9)" office:value-type="float" office:value="1031.7627703912" calcext:value-type="float">
            <text:p>1031.7627703912</text:p>
          </table:table-cell>
          <table:table-cell table:formula="of:=[.D231]*RANDBETWEEN(0.3;1.9)" office:value-type="float" office:value="1031.7627703912" calcext:value-type="float">
            <text:p>1031.7627703912</text:p>
          </table:table-cell>
          <table:table-cell table:formula="of:=[.B231]*RANDBETWEEN(0.3;1.9)/[.E231]*[.D231]" office:value-type="float" office:value="1031.7627703912" calcext:value-type="float">
            <text:p>1031.7627703912</text:p>
          </table:table-cell>
          <table:table-cell table:formula="of:=[.C231]*RANDBETWEEN(0.3;1.9)" office:value-type="float" office:value="1793.7627703912" calcext:value-type="float">
            <text:p>1793.7627703912</text:p>
          </table:table-cell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2408.7902074450003</text:p>
          </table:table-cell>
          <table:table-cell table:formula="of:=[.B232]+RANDBETWEEN(-500;500)" office:value-type="float" office:value="2433.790207445" calcext:value-type="float">
            <text:p>2433.790207445</text:p>
          </table:table-cell>
          <table:table-cell table:formula="of:=[.B232]*RANDBETWEEN(0.3;1.9)" office:value-type="float" office:value="4817.58041489" calcext:value-type="float">
            <text:p>4817.58041489</text:p>
          </table:table-cell>
          <table:table-cell table:formula="of:=[.D232]*RANDBETWEEN(0.3;1.9)" office:value-type="float" office:value="9635.16082978" calcext:value-type="float">
            <text:p>9635.16082978</text:p>
          </table:table-cell>
          <table:table-cell table:formula="of:=[.B232]*RANDBETWEEN(0.3;1.9)/[.E232]*[.D232]" office:value-type="float" office:value="1204.3951037225" calcext:value-type="float">
            <text:p>1204.3951037225</text:p>
          </table:table-cell>
          <table:table-cell table:formula="of:=[.C232]*RANDBETWEEN(0.3;1.9)" office:value-type="float" office:value="2433.790207445" calcext:value-type="float">
            <text:p>2433.790207445</text:p>
          </table:table-cell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string" calcext:value-type="string">
            <text:p>47.667475526000004</text:p>
          </table:table-cell>
          <table:table-cell table:formula="of:=[.B233]+RANDBETWEEN(-500;500)" office:value-type="float" office:value="-328.332524474" calcext:value-type="float">
            <text:p>-328.332524474</text:p>
          </table:table-cell>
          <table:table-cell table:formula="of:=[.B233]*RANDBETWEEN(0.3;1.9)" office:value-type="float" office:value="47.667475526" calcext:value-type="float">
            <text:p>47.667475526</text:p>
          </table:table-cell>
          <table:table-cell table:formula="of:=[.D233]*RANDBETWEEN(0.3;1.9)" office:value-type="float" office:value="47.667475526" calcext:value-type="float">
            <text:p>47.667475526</text:p>
          </table:table-cell>
          <table:table-cell table:formula="of:=[.B233]*RANDBETWEEN(0.3;1.9)/[.E233]*[.D233]" office:value-type="float" office:value="47.667475526" calcext:value-type="float">
            <text:p>47.667475526</text:p>
          </table:table-cell>
          <table:table-cell table:formula="of:=[.C233]*RANDBETWEEN(0.3;1.9)" office:value-type="float" office:value="-656.665048948" calcext:value-type="float">
            <text:p>-656.665048948</text:p>
          </table:table-cell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string" calcext:value-type="string">
            <text:p>4942.898009136816</text:p>
          </table:table-cell>
          <table:table-cell table:formula="of:=[.B234]+RANDBETWEEN(-500;500)" office:value-type="float" office:value="4599.89800913682" calcext:value-type="float">
            <text:p>4599.8980091368</text:p>
          </table:table-cell>
          <table:table-cell table:formula="of:=[.B234]*RANDBETWEEN(0.3;1.9)" office:value-type="float" office:value="4942.89800913682" calcext:value-type="float">
            <text:p>4942.8980091368</text:p>
          </table:table-cell>
          <table:table-cell table:formula="of:=[.D234]*RANDBETWEEN(0.3;1.9)" office:value-type="float" office:value="4942.89800913682" calcext:value-type="float">
            <text:p>4942.8980091368</text:p>
          </table:table-cell>
          <table:table-cell table:formula="of:=[.B234]*RANDBETWEEN(0.3;1.9)/[.E234]*[.D234]" office:value-type="float" office:value="4942.89800913682" calcext:value-type="float">
            <text:p>4942.8980091368</text:p>
          </table:table-cell>
          <table:table-cell table:formula="of:=[.C234]*RANDBETWEEN(0.3;1.9)" office:value-type="float" office:value="9199.79601827363" calcext:value-type="float">
            <text:p>9199.7960182736</text:p>
          </table:table-cell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33173.2571108097</text:p>
          </table:table-cell>
          <table:table-cell table:formula="of:=[.B235]+RANDBETWEEN(-500;500)" office:value-type="float" office:value="33218.2571108097" calcext:value-type="float">
            <text:p>33218.2571108097</text:p>
          </table:table-cell>
          <table:table-cell table:formula="of:=[.B235]*RANDBETWEEN(0.3;1.9)" office:value-type="float" office:value="66346.5142216194" calcext:value-type="float">
            <text:p>66346.5142216194</text:p>
          </table:table-cell>
          <table:table-cell table:formula="of:=[.D235]*RANDBETWEEN(0.3;1.9)" office:value-type="float" office:value="132693.028443239" calcext:value-type="float">
            <text:p>132693.028443239</text:p>
          </table:table-cell>
          <table:table-cell table:formula="of:=[.B235]*RANDBETWEEN(0.3;1.9)/[.E235]*[.D235]" office:value-type="float" office:value="33173.2571108097" calcext:value-type="float">
            <text:p>33173.2571108097</text:p>
          </table:table-cell>
          <table:table-cell table:formula="of:=[.C235]*RANDBETWEEN(0.3;1.9)" office:value-type="float" office:value="66436.5142216194" calcext:value-type="float">
            <text:p>66436.5142216194</text:p>
          </table:table-cell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1344.558171756</text:p>
          </table:table-cell>
          <table:table-cell table:formula="of:=[.B236]+RANDBETWEEN(-500;500)" office:value-type="float" office:value="1215.558171756" calcext:value-type="float">
            <text:p>1215.558171756</text:p>
          </table:table-cell>
          <table:table-cell table:formula="of:=[.B236]*RANDBETWEEN(0.3;1.9)" office:value-type="float" office:value="1344.558171756" calcext:value-type="float">
            <text:p>1344.558171756</text:p>
          </table:table-cell>
          <table:table-cell table:formula="of:=[.D236]*RANDBETWEEN(0.3;1.9)" office:value-type="float" office:value="1344.558171756" calcext:value-type="float">
            <text:p>1344.558171756</text:p>
          </table:table-cell>
          <table:table-cell table:formula="of:=[.B236]*RANDBETWEEN(0.3;1.9)/[.E236]*[.D236]" office:value-type="float" office:value="1344.558171756" calcext:value-type="float">
            <text:p>1344.558171756</text:p>
          </table:table-cell>
          <table:table-cell table:formula="of:=[.C236]*RANDBETWEEN(0.3;1.9)" office:value-type="float" office:value="1215.558171756" calcext:value-type="float">
            <text:p>1215.558171756</text:p>
          </table:table-cell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11939.690573143193</text:p>
          </table:table-cell>
          <table:table-cell table:formula="of:=[.B237]+RANDBETWEEN(-500;500)" office:value-type="float" office:value="11976.6905731432" calcext:value-type="float">
            <text:p>11976.6905731432</text:p>
          </table:table-cell>
          <table:table-cell table:formula="of:=[.B237]*RANDBETWEEN(0.3;1.9)" office:value-type="float" office:value="23879.3811462864" calcext:value-type="float">
            <text:p>23879.3811462864</text:p>
          </table:table-cell>
          <table:table-cell table:formula="of:=[.D237]*RANDBETWEEN(0.3;1.9)" office:value-type="float" office:value="47758.7622925728" calcext:value-type="float">
            <text:p>47758.7622925728</text:p>
          </table:table-cell>
          <table:table-cell table:formula="of:=[.B237]*RANDBETWEEN(0.3;1.9)/[.E237]*[.D237]" office:value-type="float" office:value="11939.6905731432" calcext:value-type="float">
            <text:p>11939.6905731432</text:p>
          </table:table-cell>
          <table:table-cell table:formula="of:=[.C237]*RANDBETWEEN(0.3;1.9)" office:value-type="float" office:value="23953.3811462864" calcext:value-type="float">
            <text:p>23953.3811462864</text:p>
          </table:table-cell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string" calcext:value-type="string">
            <text:p>1233.2069411956797</text:p>
          </table:table-cell>
          <table:table-cell table:formula="of:=[.B238]+RANDBETWEEN(-500;500)" office:value-type="float" office:value="1545.20694119568" calcext:value-type="float">
            <text:p>1545.2069411957</text:p>
          </table:table-cell>
          <table:table-cell table:formula="of:=[.B238]*RANDBETWEEN(0.3;1.9)" office:value-type="float" office:value="2466.41388239136" calcext:value-type="float">
            <text:p>2466.4138823914</text:p>
          </table:table-cell>
          <table:table-cell table:formula="of:=[.D238]*RANDBETWEEN(0.3;1.9)" office:value-type="float" office:value="4932.82776478272" calcext:value-type="float">
            <text:p>4932.8277647827</text:p>
          </table:table-cell>
          <table:table-cell table:formula="of:=[.B238]*RANDBETWEEN(0.3;1.9)/[.E238]*[.D238]" office:value-type="float" office:value="616.60347059784" calcext:value-type="float">
            <text:p>616.6034705978</text:p>
          </table:table-cell>
          <table:table-cell table:formula="of:=[.C238]*RANDBETWEEN(0.3;1.9)" office:value-type="float" office:value="3090.41388239136" calcext:value-type="float">
            <text:p>3090.4138823914</text:p>
          </table:table-cell>
        </table:table-row>
        <table:table-row table:style-name="ro1">
          <table:table-cell office:value-type="float" office:value="11239" calcext:value-type="float">
            <text:p>11239</text:p>
          </table:table-cell>
          <table:table-cell office:value-type="string" calcext:value-type="string">
            <text:p>9372.190587309347</text:p>
          </table:table-cell>
          <table:table-cell table:formula="of:=[.B239]+RANDBETWEEN(-500;500)" office:value-type="float" office:value="9316.19058730935" calcext:value-type="float">
            <text:p>9316.1905873094</text:p>
          </table:table-cell>
          <table:table-cell table:formula="of:=[.B239]*RANDBETWEEN(0.3;1.9)" office:value-type="float" office:value="9372.19058730935" calcext:value-type="float">
            <text:p>9372.1905873094</text:p>
          </table:table-cell>
          <table:table-cell table:formula="of:=[.D239]*RANDBETWEEN(0.3;1.9)" office:value-type="float" office:value="18744.3811746187" calcext:value-type="float">
            <text:p>18744.3811746187</text:p>
          </table:table-cell>
          <table:table-cell table:formula="of:=[.B239]*RANDBETWEEN(0.3;1.9)/[.E239]*[.D239]" office:value-type="float" office:value="4686.09529365467" calcext:value-type="float">
            <text:p>4686.0952936547</text:p>
          </table:table-cell>
          <table:table-cell table:formula="of:=[.C239]*RANDBETWEEN(0.3;1.9)" office:value-type="float" office:value="18632.3811746187" calcext:value-type="float">
            <text:p>18632.3811746187</text:p>
          </table:table-cell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string" calcext:value-type="string">
            <text:p>2966.8822867344156</text:p>
          </table:table-cell>
          <table:table-cell table:formula="of:=[.B240]+RANDBETWEEN(-500;500)" office:value-type="float" office:value="3125.88228673442" calcext:value-type="float">
            <text:p>3125.8822867344</text:p>
          </table:table-cell>
          <table:table-cell table:formula="of:=[.B240]*RANDBETWEEN(0.3;1.9)" office:value-type="float" office:value="5933.76457346883" calcext:value-type="float">
            <text:p>5933.7645734688</text:p>
          </table:table-cell>
          <table:table-cell table:formula="of:=[.D240]*RANDBETWEEN(0.3;1.9)" office:value-type="float" office:value="11867.5291469377" calcext:value-type="float">
            <text:p>11867.5291469377</text:p>
          </table:table-cell>
          <table:table-cell table:formula="of:=[.B240]*RANDBETWEEN(0.3;1.9)/[.E240]*[.D240]" office:value-type="float" office:value="1483.44114336721" calcext:value-type="float">
            <text:p>1483.4411433672</text:p>
          </table:table-cell>
          <table:table-cell table:formula="of:=[.C240]*RANDBETWEEN(0.3;1.9)" office:value-type="float" office:value="6251.76457346883" calcext:value-type="float">
            <text:p>6251.7645734688</text:p>
          </table:table-cell>
        </table:table-row>
        <table:table-row table:style-name="ro1">
          <table:table-cell office:value-type="float" office:value="11241" calcext:value-type="float">
            <text:p>11241</text:p>
          </table:table-cell>
          <table:table-cell office:value-type="string" calcext:value-type="string">
            <text:p>3533.5900909229995</text:p>
          </table:table-cell>
          <table:table-cell table:formula="of:=[.B241]+RANDBETWEEN(-500;500)" office:value-type="float" office:value="3869.590090923" calcext:value-type="float">
            <text:p>3869.590090923</text:p>
          </table:table-cell>
          <table:table-cell table:formula="of:=[.B241]*RANDBETWEEN(0.3;1.9)" office:value-type="float" office:value="7067.180181846" calcext:value-type="float">
            <text:p>7067.180181846</text:p>
          </table:table-cell>
          <table:table-cell table:formula="of:=[.D241]*RANDBETWEEN(0.3;1.9)" office:value-type="float" office:value="14134.360363692" calcext:value-type="float">
            <text:p>14134.360363692</text:p>
          </table:table-cell>
          <table:table-cell table:formula="of:=[.B241]*RANDBETWEEN(0.3;1.9)/[.E241]*[.D241]" office:value-type="float" office:value="3533.590090923" calcext:value-type="float">
            <text:p>3533.590090923</text:p>
          </table:table-cell>
          <table:table-cell table:formula="of:=[.C241]*RANDBETWEEN(0.3;1.9)" office:value-type="float" office:value="7739.180181846" calcext:value-type="float">
            <text:p>7739.180181846</text:p>
          </table:table-cell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1241.102908647</text:p>
          </table:table-cell>
          <table:table-cell table:formula="of:=[.B242]+RANDBETWEEN(-500;500)" office:value-type="float" office:value="1594.102908647" calcext:value-type="float">
            <text:p>1594.102908647</text:p>
          </table:table-cell>
          <table:table-cell table:formula="of:=[.B242]*RANDBETWEEN(0.3;1.9)" office:value-type="float" office:value="2482.205817294" calcext:value-type="float">
            <text:p>2482.205817294</text:p>
          </table:table-cell>
          <table:table-cell table:formula="of:=[.D242]*RANDBETWEEN(0.3;1.9)" office:value-type="float" office:value="4964.411634588" calcext:value-type="float">
            <text:p>4964.411634588</text:p>
          </table:table-cell>
          <table:table-cell table:formula="of:=[.B242]*RANDBETWEEN(0.3;1.9)/[.E242]*[.D242]" office:value-type="float" office:value="620.5514543235" calcext:value-type="float">
            <text:p>620.5514543235</text:p>
          </table:table-cell>
          <table:table-cell table:formula="of:=[.C242]*RANDBETWEEN(0.3;1.9)" office:value-type="float" office:value="3188.205817294" calcext:value-type="float">
            <text:p>3188.205817294</text:p>
          </table:table-cell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36281.361117120796</text:p>
          </table:table-cell>
          <table:table-cell table:formula="of:=[.B243]+RANDBETWEEN(-500;500)" office:value-type="float" office:value="35928.3611171208" calcext:value-type="float">
            <text:p>35928.3611171208</text:p>
          </table:table-cell>
          <table:table-cell table:formula="of:=[.B243]*RANDBETWEEN(0.3;1.9)" office:value-type="float" office:value="72562.7222342416" calcext:value-type="float">
            <text:p>72562.7222342416</text:p>
          </table:table-cell>
          <table:table-cell table:formula="of:=[.D243]*RANDBETWEEN(0.3;1.9)" office:value-type="float" office:value="145125.444468483" calcext:value-type="float">
            <text:p>145125.444468483</text:p>
          </table:table-cell>
          <table:table-cell table:formula="of:=[.B243]*RANDBETWEEN(0.3;1.9)/[.E243]*[.D243]" office:value-type="float" office:value="18140.6805585604" calcext:value-type="float">
            <text:p>18140.6805585604</text:p>
          </table:table-cell>
          <table:table-cell table:formula="of:=[.C243]*RANDBETWEEN(0.3;1.9)" office:value-type="float" office:value="71856.7222342416" calcext:value-type="float">
            <text:p>71856.7222342416</text:p>
          </table:table-cell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598.3320968684643</text:p>
          </table:table-cell>
          <table:table-cell table:formula="of:=[.B244]+RANDBETWEEN(-500;500)" office:value-type="float" office:value="973.332096868464" calcext:value-type="float">
            <text:p>973.3320968685</text:p>
          </table:table-cell>
          <table:table-cell table:formula="of:=[.B244]*RANDBETWEEN(0.3;1.9)" office:value-type="float" office:value="1196.66419373693" calcext:value-type="float">
            <text:p>1196.6641937369</text:p>
          </table:table-cell>
          <table:table-cell table:formula="of:=[.D244]*RANDBETWEEN(0.3;1.9)" office:value-type="float" office:value="1196.66419373693" calcext:value-type="float">
            <text:p>1196.6641937369</text:p>
          </table:table-cell>
          <table:table-cell table:formula="of:=[.B244]*RANDBETWEEN(0.3;1.9)/[.E244]*[.D244]" office:value-type="float" office:value="598.332096868464" calcext:value-type="float">
            <text:p>598.3320968685</text:p>
          </table:table-cell>
          <table:table-cell table:formula="of:=[.C244]*RANDBETWEEN(0.3;1.9)" office:value-type="float" office:value="973.332096868464" calcext:value-type="float">
            <text:p>973.3320968685</text:p>
          </table:table-cell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string" calcext:value-type="string">
            <text:p>524.503226041</text:p>
          </table:table-cell>
          <table:table-cell table:formula="of:=[.B245]+RANDBETWEEN(-500;500)" office:value-type="float" office:value="708.503226041" calcext:value-type="float">
            <text:p>708.503226041</text:p>
          </table:table-cell>
          <table:table-cell table:formula="of:=[.B245]*RANDBETWEEN(0.3;1.9)" office:value-type="float" office:value="524.503226041" calcext:value-type="float">
            <text:p>524.503226041</text:p>
          </table:table-cell>
          <table:table-cell table:formula="of:=[.D245]*RANDBETWEEN(0.3;1.9)" office:value-type="float" office:value="524.503226041" calcext:value-type="float">
            <text:p>524.503226041</text:p>
          </table:table-cell>
          <table:table-cell table:formula="of:=[.B245]*RANDBETWEEN(0.3;1.9)/[.E245]*[.D245]" office:value-type="float" office:value="524.503226041" calcext:value-type="float">
            <text:p>524.503226041</text:p>
          </table:table-cell>
          <table:table-cell table:formula="of:=[.C245]*RANDBETWEEN(0.3;1.9)" office:value-type="float" office:value="708.503226041" calcext:value-type="float">
            <text:p>708.503226041</text:p>
          </table:table-cell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string" calcext:value-type="string">
            <text:p>3521.26203075</text:p>
          </table:table-cell>
          <table:table-cell table:formula="of:=[.B246]+RANDBETWEEN(-500;500)" office:value-type="float" office:value="3572.26203075" calcext:value-type="float">
            <text:p>3572.26203075</text:p>
          </table:table-cell>
          <table:table-cell table:formula="of:=[.B246]*RANDBETWEEN(0.3;1.9)" office:value-type="float" office:value="7042.5240615" calcext:value-type="float">
            <text:p>7042.5240615</text:p>
          </table:table-cell>
          <table:table-cell table:formula="of:=[.D246]*RANDBETWEEN(0.3;1.9)" office:value-type="float" office:value="14085.048123" calcext:value-type="float">
            <text:p>14085.048123</text:p>
          </table:table-cell>
          <table:table-cell table:formula="of:=[.B246]*RANDBETWEEN(0.3;1.9)/[.E246]*[.D246]" office:value-type="float" office:value="1760.631015375" calcext:value-type="float">
            <text:p>1760.631015375</text:p>
          </table:table-cell>
          <table:table-cell table:formula="of:=[.C246]*RANDBETWEEN(0.3;1.9)" office:value-type="float" office:value="3572.26203075" calcext:value-type="float">
            <text:p>3572.26203075</text:p>
          </table:table-cell>
        </table:table-row>
        <table:table-row table:style-name="ro1">
          <table:table-cell office:value-type="float" office:value="11247" calcext:value-type="float">
            <text:p>11247</text:p>
          </table:table-cell>
          <table:table-cell office:value-type="string" calcext:value-type="string">
            <text:p>2267.203191082</text:p>
          </table:table-cell>
          <table:table-cell table:formula="of:=[.B247]+RANDBETWEEN(-500;500)" office:value-type="float" office:value="2688.203191082" calcext:value-type="float">
            <text:p>2688.203191082</text:p>
          </table:table-cell>
          <table:table-cell table:formula="of:=[.B247]*RANDBETWEEN(0.3;1.9)" office:value-type="float" office:value="4534.406382164" calcext:value-type="float">
            <text:p>4534.406382164</text:p>
          </table:table-cell>
          <table:table-cell table:formula="of:=[.D247]*RANDBETWEEN(0.3;1.9)" office:value-type="float" office:value="9068.812764328" calcext:value-type="float">
            <text:p>9068.812764328</text:p>
          </table:table-cell>
          <table:table-cell table:formula="of:=[.B247]*RANDBETWEEN(0.3;1.9)/[.E247]*[.D247]" office:value-type="float" office:value="2267.203191082" calcext:value-type="float">
            <text:p>2267.203191082</text:p>
          </table:table-cell>
          <table:table-cell table:formula="of:=[.C247]*RANDBETWEEN(0.3;1.9)" office:value-type="float" office:value="5376.406382164" calcext:value-type="float">
            <text:p>5376.406382164</text:p>
          </table:table-cell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1384.17648502058</text:p>
          </table:table-cell>
          <table:table-cell table:formula="of:=[.B248]+RANDBETWEEN(-500;500)" office:value-type="float" office:value="1330.17648502058" calcext:value-type="float">
            <text:p>1330.1764850206</text:p>
          </table:table-cell>
          <table:table-cell table:formula="of:=[.B248]*RANDBETWEEN(0.3;1.9)" office:value-type="float" office:value="1384.17648502058" calcext:value-type="float">
            <text:p>1384.1764850206</text:p>
          </table:table-cell>
          <table:table-cell table:formula="of:=[.D248]*RANDBETWEEN(0.3;1.9)" office:value-type="float" office:value="1384.17648502058" calcext:value-type="float">
            <text:p>1384.1764850206</text:p>
          </table:table-cell>
          <table:table-cell table:formula="of:=[.B248]*RANDBETWEEN(0.3;1.9)/[.E248]*[.D248]" office:value-type="float" office:value="1384.17648502058" calcext:value-type="float">
            <text:p>1384.1764850206</text:p>
          </table:table-cell>
          <table:table-cell table:formula="of:=[.C248]*RANDBETWEEN(0.3;1.9)" office:value-type="float" office:value="1330.17648502058" calcext:value-type="float">
            <text:p>1330.1764850206</text:p>
          </table:table-cell>
        </table:table-row>
        <table:table-row table:style-name="ro1">
          <table:table-cell office:value-type="float" office:value="11249" calcext:value-type="float">
            <text:p>11249</text:p>
          </table:table-cell>
          <table:table-cell office:value-type="string" calcext:value-type="string">
            <text:p>2962.467847979355</text:p>
          </table:table-cell>
          <table:table-cell table:formula="of:=[.B249]+RANDBETWEEN(-500;500)" office:value-type="float" office:value="2603.46784797936" calcext:value-type="float">
            <text:p>2603.4678479794</text:p>
          </table:table-cell>
          <table:table-cell table:formula="of:=[.B249]*RANDBETWEEN(0.3;1.9)" office:value-type="float" office:value="5924.93569595871" calcext:value-type="float">
            <text:p>5924.9356959587</text:p>
          </table:table-cell>
          <table:table-cell table:formula="of:=[.D249]*RANDBETWEEN(0.3;1.9)" office:value-type="float" office:value="5924.93569595871" calcext:value-type="float">
            <text:p>5924.9356959587</text:p>
          </table:table-cell>
          <table:table-cell table:formula="of:=[.B249]*RANDBETWEEN(0.3;1.9)/[.E249]*[.D249]" office:value-type="float" office:value="2962.46784797936" calcext:value-type="float">
            <text:p>2962.4678479794</text:p>
          </table:table-cell>
          <table:table-cell table:formula="of:=[.C249]*RANDBETWEEN(0.3;1.9)" office:value-type="float" office:value="2603.46784797936" calcext:value-type="float">
            <text:p>2603.4678479794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string" calcext:value-type="string">
            <text:p>120.90329154000001</text:p>
          </table:table-cell>
          <table:table-cell table:formula="of:=[.B250]+RANDBETWEEN(-500;500)" office:value-type="float" office:value="-272.09670846" calcext:value-type="float">
            <text:p>-272.09670846</text:p>
          </table:table-cell>
          <table:table-cell table:formula="of:=[.B250]*RANDBETWEEN(0.3;1.9)" office:value-type="float" office:value="241.80658308" calcext:value-type="float">
            <text:p>241.80658308</text:p>
          </table:table-cell>
          <table:table-cell table:formula="of:=[.D250]*RANDBETWEEN(0.3;1.9)" office:value-type="float" office:value="241.80658308" calcext:value-type="float">
            <text:p>241.80658308</text:p>
          </table:table-cell>
          <table:table-cell table:formula="of:=[.B250]*RANDBETWEEN(0.3;1.9)/[.E250]*[.D250]" office:value-type="float" office:value="120.90329154" calcext:value-type="float">
            <text:p>120.90329154</text:p>
          </table:table-cell>
          <table:table-cell table:formula="of:=[.C250]*RANDBETWEEN(0.3;1.9)" office:value-type="float" office:value="-272.09670846" calcext:value-type="float">
            <text:p>-272.09670846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string" calcext:value-type="string">
            <text:p>4764.464792790699</text:p>
          </table:table-cell>
          <table:table-cell table:formula="of:=[.B251]+RANDBETWEEN(-500;500)" office:value-type="float" office:value="4692.4647927907" calcext:value-type="float">
            <text:p>4692.4647927907</text:p>
          </table:table-cell>
          <table:table-cell table:formula="of:=[.B251]*RANDBETWEEN(0.3;1.9)" office:value-type="float" office:value="4764.4647927907" calcext:value-type="float">
            <text:p>4764.4647927907</text:p>
          </table:table-cell>
          <table:table-cell table:formula="of:=[.D251]*RANDBETWEEN(0.3;1.9)" office:value-type="float" office:value="9528.9295855814" calcext:value-type="float">
            <text:p>9528.9295855814</text:p>
          </table:table-cell>
          <table:table-cell table:formula="of:=[.B251]*RANDBETWEEN(0.3;1.9)/[.E251]*[.D251]" office:value-type="float" office:value="4764.4647927907" calcext:value-type="float">
            <text:p>4764.4647927907</text:p>
          </table:table-cell>
          <table:table-cell table:formula="of:=[.C251]*RANDBETWEEN(0.3;1.9)" office:value-type="float" office:value="9384.9295855814" calcext:value-type="float">
            <text:p>9384.9295855814</text:p>
          </table:table-cell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string" calcext:value-type="string">
            <text:p>2661.0166854970003</text:p>
          </table:table-cell>
          <table:table-cell table:formula="of:=[.B252]+RANDBETWEEN(-500;500)" office:value-type="float" office:value="2500.016685497" calcext:value-type="float">
            <text:p>2500.016685497</text:p>
          </table:table-cell>
          <table:table-cell table:formula="of:=[.B252]*RANDBETWEEN(0.3;1.9)" office:value-type="float" office:value="2661.016685497" calcext:value-type="float">
            <text:p>2661.016685497</text:p>
          </table:table-cell>
          <table:table-cell table:formula="of:=[.D252]*RANDBETWEEN(0.3;1.9)" office:value-type="float" office:value="2661.016685497" calcext:value-type="float">
            <text:p>2661.016685497</text:p>
          </table:table-cell>
          <table:table-cell table:formula="of:=[.B252]*RANDBETWEEN(0.3;1.9)/[.E252]*[.D252]" office:value-type="float" office:value="5322.033370994" calcext:value-type="float">
            <text:p>5322.033370994</text:p>
          </table:table-cell>
          <table:table-cell table:formula="of:=[.C252]*RANDBETWEEN(0.3;1.9)" office:value-type="float" office:value="2500.016685497" calcext:value-type="float">
            <text:p>2500.016685497</text:p>
          </table:table-cell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string" calcext:value-type="string">
            <text:p>11581.53513753463</text:p>
          </table:table-cell>
          <table:table-cell table:formula="of:=[.B253]+RANDBETWEEN(-500;500)" office:value-type="float" office:value="11894.5351375346" calcext:value-type="float">
            <text:p>11894.5351375346</text:p>
          </table:table-cell>
          <table:table-cell table:formula="of:=[.B253]*RANDBETWEEN(0.3;1.9)" office:value-type="float" office:value="23163.0702750693" calcext:value-type="float">
            <text:p>23163.0702750693</text:p>
          </table:table-cell>
          <table:table-cell table:formula="of:=[.D253]*RANDBETWEEN(0.3;1.9)" office:value-type="float" office:value="23163.0702750693" calcext:value-type="float">
            <text:p>23163.0702750693</text:p>
          </table:table-cell>
          <table:table-cell table:formula="of:=[.B253]*RANDBETWEEN(0.3;1.9)/[.E253]*[.D253]" office:value-type="float" office:value="11581.5351375346" calcext:value-type="float">
            <text:p>11581.5351375346</text:p>
          </table:table-cell>
          <table:table-cell table:formula="of:=[.C253]*RANDBETWEEN(0.3;1.9)" office:value-type="float" office:value="23789.0702750693" calcext:value-type="float">
            <text:p>23789.0702750693</text:p>
          </table:table-cell>
        </table:table-row>
        <table:table-row table:style-name="ro1">
          <table:table-cell office:value-type="float" office:value="11254" calcext:value-type="float">
            <text:p>11254</text:p>
          </table:table-cell>
          <table:table-cell office:value-type="string" calcext:value-type="string">
            <text:p>163209.91327193193</text:p>
          </table:table-cell>
          <table:table-cell table:formula="of:=[.B254]+RANDBETWEEN(-500;500)" office:value-type="float" office:value="163134.913271932" calcext:value-type="float">
            <text:p>163134.913271932</text:p>
          </table:table-cell>
          <table:table-cell table:formula="of:=[.B254]*RANDBETWEEN(0.3;1.9)" office:value-type="float" office:value="163209.913271932" calcext:value-type="float">
            <text:p>163209.913271932</text:p>
          </table:table-cell>
          <table:table-cell table:formula="of:=[.D254]*RANDBETWEEN(0.3;1.9)" office:value-type="float" office:value="163209.913271932" calcext:value-type="float">
            <text:p>163209.913271932</text:p>
          </table:table-cell>
          <table:table-cell table:formula="of:=[.B254]*RANDBETWEEN(0.3;1.9)/[.E254]*[.D254]" office:value-type="float" office:value="326419.826543864" calcext:value-type="float">
            <text:p>326419.826543864</text:p>
          </table:table-cell>
          <table:table-cell table:formula="of:=[.C254]*RANDBETWEEN(0.3;1.9)" office:value-type="float" office:value="326269.826543864" calcext:value-type="float">
            <text:p>326269.826543864</text:p>
          </table:table-cell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57192.57412844361</text:p>
          </table:table-cell>
          <table:table-cell table:formula="of:=[.B255]+RANDBETWEEN(-500;500)" office:value-type="float" office:value="57356.5741284436" calcext:value-type="float">
            <text:p>57356.5741284436</text:p>
          </table:table-cell>
          <table:table-cell table:formula="of:=[.B255]*RANDBETWEEN(0.3;1.9)" office:value-type="float" office:value="57192.5741284436" calcext:value-type="float">
            <text:p>57192.5741284436</text:p>
          </table:table-cell>
          <table:table-cell table:formula="of:=[.D255]*RANDBETWEEN(0.3;1.9)" office:value-type="float" office:value="114385.148256887" calcext:value-type="float">
            <text:p>114385.148256887</text:p>
          </table:table-cell>
          <table:table-cell table:formula="of:=[.B255]*RANDBETWEEN(0.3;1.9)/[.E255]*[.D255]" office:value-type="float" office:value="57192.5741284436" calcext:value-type="float">
            <text:p>57192.5741284436</text:p>
          </table:table-cell>
          <table:table-cell table:formula="of:=[.C255]*RANDBETWEEN(0.3;1.9)" office:value-type="float" office:value="57356.5741284436" calcext:value-type="float">
            <text:p>57356.5741284436</text:p>
          </table:table-cell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5402.227580664895</text:p>
          </table:table-cell>
          <table:table-cell table:formula="of:=[.B256]+RANDBETWEEN(-500;500)" office:value-type="float" office:value="5273.2275806649" calcext:value-type="float">
            <text:p>5273.2275806649</text:p>
          </table:table-cell>
          <table:table-cell table:formula="of:=[.B256]*RANDBETWEEN(0.3;1.9)" office:value-type="float" office:value="10804.4551613298" calcext:value-type="float">
            <text:p>10804.4551613298</text:p>
          </table:table-cell>
          <table:table-cell table:formula="of:=[.D256]*RANDBETWEEN(0.3;1.9)" office:value-type="float" office:value="21608.9103226596" calcext:value-type="float">
            <text:p>21608.9103226596</text:p>
          </table:table-cell>
          <table:table-cell table:formula="of:=[.B256]*RANDBETWEEN(0.3;1.9)/[.E256]*[.D256]" office:value-type="float" office:value="5402.2275806649" calcext:value-type="float">
            <text:p>5402.2275806649</text:p>
          </table:table-cell>
          <table:table-cell table:formula="of:=[.C256]*RANDBETWEEN(0.3;1.9)" office:value-type="float" office:value="5273.2275806649" calcext:value-type="float">
            <text:p>5273.2275806649</text:p>
          </table:table-cell>
        </table:table-row>
        <table:table-row table:style-name="ro1">
          <table:table-cell office:value-type="float" office:value="11257" calcext:value-type="float">
            <text:p>11257</text:p>
          </table:table-cell>
          <table:table-cell office:value-type="string" calcext:value-type="string">
            <text:p>3012.1194384498276</text:p>
          </table:table-cell>
          <table:table-cell table:formula="of:=[.B257]+RANDBETWEEN(-500;500)" office:value-type="float" office:value="2823.11943844983" calcext:value-type="float">
            <text:p>2823.1194384498</text:p>
          </table:table-cell>
          <table:table-cell table:formula="of:=[.B257]*RANDBETWEEN(0.3;1.9)" office:value-type="float" office:value="3012.11943844983" calcext:value-type="float">
            <text:p>3012.1194384498</text:p>
          </table:table-cell>
          <table:table-cell table:formula="of:=[.D257]*RANDBETWEEN(0.3;1.9)" office:value-type="float" office:value="6024.23887689966" calcext:value-type="float">
            <text:p>6024.2388768997</text:p>
          </table:table-cell>
          <table:table-cell table:formula="of:=[.B257]*RANDBETWEEN(0.3;1.9)/[.E257]*[.D257]" office:value-type="float" office:value="3012.11943844983" calcext:value-type="float">
            <text:p>3012.1194384498</text:p>
          </table:table-cell>
          <table:table-cell table:formula="of:=[.C257]*RANDBETWEEN(0.3;1.9)" office:value-type="float" office:value="2823.11943844983" calcext:value-type="float">
            <text:p>2823.1194384498</text:p>
          </table:table-cell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string" calcext:value-type="string">
            <text:p>12034.966357131505</text:p>
          </table:table-cell>
          <table:table-cell table:formula="of:=[.B258]+RANDBETWEEN(-500;500)" office:value-type="float" office:value="12508.9663571315" calcext:value-type="float">
            <text:p>12508.9663571315</text:p>
          </table:table-cell>
          <table:table-cell table:formula="of:=[.B258]*RANDBETWEEN(0.3;1.9)" office:value-type="float" office:value="12034.9663571315" calcext:value-type="float">
            <text:p>12034.9663571315</text:p>
          </table:table-cell>
          <table:table-cell table:formula="of:=[.D258]*RANDBETWEEN(0.3;1.9)" office:value-type="float" office:value="12034.9663571315" calcext:value-type="float">
            <text:p>12034.9663571315</text:p>
          </table:table-cell>
          <table:table-cell table:formula="of:=[.B258]*RANDBETWEEN(0.3;1.9)/[.E258]*[.D258]" office:value-type="float" office:value="12034.9663571315" calcext:value-type="float">
            <text:p>12034.9663571315</text:p>
          </table:table-cell>
          <table:table-cell table:formula="of:=[.C258]*RANDBETWEEN(0.3;1.9)" office:value-type="float" office:value="12508.9663571315" calcext:value-type="float">
            <text:p>12508.9663571315</text:p>
          </table:table-cell>
        </table:table-row>
        <table:table-row table:style-name="ro1">
          <table:table-cell office:value-type="float" office:value="11259" calcext:value-type="float">
            <text:p>11259</text:p>
          </table:table-cell>
          <table:table-cell office:value-type="string" calcext:value-type="string">
            <text:p>9073.72388537674</text:p>
          </table:table-cell>
          <table:table-cell table:formula="of:=[.B259]+RANDBETWEEN(-500;500)" office:value-type="float" office:value="8669.72388537674" calcext:value-type="float">
            <text:p>8669.7238853767</text:p>
          </table:table-cell>
          <table:table-cell table:formula="of:=[.B259]*RANDBETWEEN(0.3;1.9)" office:value-type="float" office:value="18147.4477707535" calcext:value-type="float">
            <text:p>18147.4477707535</text:p>
          </table:table-cell>
          <table:table-cell table:formula="of:=[.D259]*RANDBETWEEN(0.3;1.9)" office:value-type="float" office:value="36294.895541507" calcext:value-type="float">
            <text:p>36294.895541507</text:p>
          </table:table-cell>
          <table:table-cell table:formula="of:=[.B259]*RANDBETWEEN(0.3;1.9)/[.E259]*[.D259]" office:value-type="float" office:value="4536.86194268837" calcext:value-type="float">
            <text:p>4536.8619426884</text:p>
          </table:table-cell>
          <table:table-cell table:formula="of:=[.C259]*RANDBETWEEN(0.3;1.9)" office:value-type="float" office:value="8669.72388537674" calcext:value-type="float">
            <text:p>8669.7238853767</text:p>
          </table:table-cell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string" calcext:value-type="string">
            <text:p>2828.1979648365227</text:p>
          </table:table-cell>
          <table:table-cell table:formula="of:=[.B260]+RANDBETWEEN(-500;500)" office:value-type="float" office:value="2842.19796483652" calcext:value-type="float">
            <text:p>2842.1979648365</text:p>
          </table:table-cell>
          <table:table-cell table:formula="of:=[.B260]*RANDBETWEEN(0.3;1.9)" office:value-type="float" office:value="5656.39592967305" calcext:value-type="float">
            <text:p>5656.3959296731</text:p>
          </table:table-cell>
          <table:table-cell table:formula="of:=[.D260]*RANDBETWEEN(0.3;1.9)" office:value-type="float" office:value="5656.39592967305" calcext:value-type="float">
            <text:p>5656.3959296731</text:p>
          </table:table-cell>
          <table:table-cell table:formula="of:=[.B260]*RANDBETWEEN(0.3;1.9)/[.E260]*[.D260]" office:value-type="float" office:value="5656.39592967305" calcext:value-type="float">
            <text:p>5656.3959296731</text:p>
          </table:table-cell>
          <table:table-cell table:formula="of:=[.C260]*RANDBETWEEN(0.3;1.9)" office:value-type="float" office:value="5684.39592967305" calcext:value-type="float">
            <text:p>5684.3959296731</text:p>
          </table:table-cell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string" calcext:value-type="string">
            <text:p>81400.94083040868</text:p>
          </table:table-cell>
          <table:table-cell table:formula="of:=[.B261]+RANDBETWEEN(-500;500)" office:value-type="float" office:value="81354.9408304087" calcext:value-type="float">
            <text:p>81354.9408304087</text:p>
          </table:table-cell>
          <table:table-cell table:formula="of:=[.B261]*RANDBETWEEN(0.3;1.9)" office:value-type="float" office:value="81400.9408304087" calcext:value-type="float">
            <text:p>81400.9408304087</text:p>
          </table:table-cell>
          <table:table-cell table:formula="of:=[.D261]*RANDBETWEEN(0.3;1.9)" office:value-type="float" office:value="162801.881660817" calcext:value-type="float">
            <text:p>162801.881660817</text:p>
          </table:table-cell>
          <table:table-cell table:formula="of:=[.B261]*RANDBETWEEN(0.3;1.9)/[.E261]*[.D261]" office:value-type="float" office:value="81400.9408304087" calcext:value-type="float">
            <text:p>81400.9408304087</text:p>
          </table:table-cell>
          <table:table-cell table:formula="of:=[.C261]*RANDBETWEEN(0.3;1.9)" office:value-type="float" office:value="162709.881660817" calcext:value-type="float">
            <text:p>162709.881660817</text:p>
          </table:table-cell>
        </table:table-row>
        <table:table-row table:style-name="ro1">
          <table:table-cell office:value-type="float" office:value="11262" calcext:value-type="float">
            <text:p>11262</text:p>
          </table:table-cell>
          <table:table-cell office:value-type="string" calcext:value-type="string">
            <text:p>1079813.0629687996</text:p>
          </table:table-cell>
          <table:table-cell table:formula="of:=[.B262]+RANDBETWEEN(-500;500)" office:value-type="float" office:value="1080297.0629688" calcext:value-type="float">
            <text:p>1080297.0629688</text:p>
          </table:table-cell>
          <table:table-cell table:formula="of:=[.B262]*RANDBETWEEN(0.3;1.9)" office:value-type="float" office:value="2159626.1259376" calcext:value-type="float">
            <text:p>2159626.1259376</text:p>
          </table:table-cell>
          <table:table-cell table:formula="of:=[.D262]*RANDBETWEEN(0.3;1.9)" office:value-type="float" office:value="4319252.2518752" calcext:value-type="float">
            <text:p>4319252.2518752</text:p>
          </table:table-cell>
          <table:table-cell table:formula="of:=[.B262]*RANDBETWEEN(0.3;1.9)/[.E262]*[.D262]" office:value-type="float" office:value="539906.5314844" calcext:value-type="float">
            <text:p>539906.5314844</text:p>
          </table:table-cell>
          <table:table-cell table:formula="of:=[.C262]*RANDBETWEEN(0.3;1.9)" office:value-type="float" office:value="2160594.1259376" calcext:value-type="float">
            <text:p>2160594.1259376</text:p>
          </table:table-cell>
        </table:table-row>
        <table:table-row table:style-name="ro1">
          <table:table-cell office:value-type="float" office:value="11263" calcext:value-type="float">
            <text:p>11263</text:p>
          </table:table-cell>
          <table:table-cell office:value-type="string" calcext:value-type="string">
            <text:p>2687.180039986265</text:p>
          </table:table-cell>
          <table:table-cell table:formula="of:=[.B263]+RANDBETWEEN(-500;500)" office:value-type="float" office:value="2451.18003998626" calcext:value-type="float">
            <text:p>2451.1800399863</text:p>
          </table:table-cell>
          <table:table-cell table:formula="of:=[.B263]*RANDBETWEEN(0.3;1.9)" office:value-type="float" office:value="5374.36007997253" calcext:value-type="float">
            <text:p>5374.3600799725</text:p>
          </table:table-cell>
          <table:table-cell table:formula="of:=[.D263]*RANDBETWEEN(0.3;1.9)" office:value-type="float" office:value="5374.36007997253" calcext:value-type="float">
            <text:p>5374.3600799725</text:p>
          </table:table-cell>
          <table:table-cell table:formula="of:=[.B263]*RANDBETWEEN(0.3;1.9)/[.E263]*[.D263]" office:value-type="float" office:value="5374.36007997253" calcext:value-type="float">
            <text:p>5374.3600799725</text:p>
          </table:table-cell>
          <table:table-cell table:formula="of:=[.C263]*RANDBETWEEN(0.3;1.9)" office:value-type="float" office:value="4902.36007997253" calcext:value-type="float">
            <text:p>4902.3600799725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44919.40143810387</text:p>
          </table:table-cell>
          <table:table-cell table:formula="of:=[.B264]+RANDBETWEEN(-500;500)" office:value-type="float" office:value="44858.4014381039" calcext:value-type="float">
            <text:p>44858.4014381039</text:p>
          </table:table-cell>
          <table:table-cell table:formula="of:=[.B264]*RANDBETWEEN(0.3;1.9)" office:value-type="float" office:value="44919.4014381039" calcext:value-type="float">
            <text:p>44919.4014381039</text:p>
          </table:table-cell>
          <table:table-cell table:formula="of:=[.D264]*RANDBETWEEN(0.3;1.9)" office:value-type="float" office:value="44919.4014381039" calcext:value-type="float">
            <text:p>44919.4014381039</text:p>
          </table:table-cell>
          <table:table-cell table:formula="of:=[.B264]*RANDBETWEEN(0.3;1.9)/[.E264]*[.D264]" office:value-type="float" office:value="89838.8028762077" calcext:value-type="float">
            <text:p>89838.8028762077</text:p>
          </table:table-cell>
          <table:table-cell table:formula="of:=[.C264]*RANDBETWEEN(0.3;1.9)" office:value-type="float" office:value="44858.4014381039" calcext:value-type="float">
            <text:p>44858.4014381039</text:p>
          </table:table-cell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293.414543536</text:p>
          </table:table-cell>
          <table:table-cell table:formula="of:=[.B265]+RANDBETWEEN(-500;500)" office:value-type="float" office:value="301.414543536" calcext:value-type="float">
            <text:p>301.414543536</text:p>
          </table:table-cell>
          <table:table-cell table:formula="of:=[.B265]*RANDBETWEEN(0.3;1.9)" office:value-type="float" office:value="586.829087072" calcext:value-type="float">
            <text:p>586.829087072</text:p>
          </table:table-cell>
          <table:table-cell table:formula="of:=[.D265]*RANDBETWEEN(0.3;1.9)" office:value-type="float" office:value="586.829087072" calcext:value-type="float">
            <text:p>586.829087072</text:p>
          </table:table-cell>
          <table:table-cell table:formula="of:=[.B265]*RANDBETWEEN(0.3;1.9)/[.E265]*[.D265]" office:value-type="float" office:value="293.414543536" calcext:value-type="float">
            <text:p>293.414543536</text:p>
          </table:table-cell>
          <table:table-cell table:formula="of:=[.C265]*RANDBETWEEN(0.3;1.9)" office:value-type="float" office:value="602.829087072" calcext:value-type="float">
            <text:p>602.829087072</text:p>
          </table:table-cell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string" calcext:value-type="string">
            <text:p>726667.3165955497</text:p>
          </table:table-cell>
          <table:table-cell table:formula="of:=[.B266]+RANDBETWEEN(-500;500)" office:value-type="float" office:value="727114.31659555" calcext:value-type="float">
            <text:p>727114.31659555</text:p>
          </table:table-cell>
          <table:table-cell table:formula="of:=[.B266]*RANDBETWEEN(0.3;1.9)" office:value-type="float" office:value="1453334.6331911" calcext:value-type="float">
            <text:p>1453334.6331911</text:p>
          </table:table-cell>
          <table:table-cell table:formula="of:=[.D266]*RANDBETWEEN(0.3;1.9)" office:value-type="float" office:value="2906669.2663822" calcext:value-type="float">
            <text:p>2906669.2663822</text:p>
          </table:table-cell>
          <table:table-cell table:formula="of:=[.B266]*RANDBETWEEN(0.3;1.9)/[.E266]*[.D266]" office:value-type="float" office:value="726667.31659555" calcext:value-type="float">
            <text:p>726667.31659555</text:p>
          </table:table-cell>
          <table:table-cell table:formula="of:=[.C266]*RANDBETWEEN(0.3;1.9)" office:value-type="float" office:value="1454228.6331911" calcext:value-type="float">
            <text:p>1454228.6331911</text:p>
          </table:table-cell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string" calcext:value-type="string">
            <text:p>28731.528520440148</text:p>
          </table:table-cell>
          <table:table-cell table:formula="of:=[.B267]+RANDBETWEEN(-500;500)" office:value-type="float" office:value="28969.5285204401" calcext:value-type="float">
            <text:p>28969.5285204401</text:p>
          </table:table-cell>
          <table:table-cell table:formula="of:=[.B267]*RANDBETWEEN(0.3;1.9)" office:value-type="float" office:value="57463.0570408803" calcext:value-type="float">
            <text:p>57463.0570408803</text:p>
          </table:table-cell>
          <table:table-cell table:formula="of:=[.D267]*RANDBETWEEN(0.3;1.9)" office:value-type="float" office:value="57463.0570408803" calcext:value-type="float">
            <text:p>57463.0570408803</text:p>
          </table:table-cell>
          <table:table-cell table:formula="of:=[.B267]*RANDBETWEEN(0.3;1.9)/[.E267]*[.D267]" office:value-type="float" office:value="57463.0570408803" calcext:value-type="float">
            <text:p>57463.0570408803</text:p>
          </table:table-cell>
          <table:table-cell table:formula="of:=[.C267]*RANDBETWEEN(0.3;1.9)" office:value-type="float" office:value="57939.0570408803" calcext:value-type="float">
            <text:p>57939.0570408803</text:p>
          </table:table-cell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string" calcext:value-type="string">
            <text:p>11666.643470082416</text:p>
          </table:table-cell>
          <table:table-cell table:formula="of:=[.B268]+RANDBETWEEN(-500;500)" office:value-type="float" office:value="11822.6434700824" calcext:value-type="float">
            <text:p>11822.6434700824</text:p>
          </table:table-cell>
          <table:table-cell table:formula="of:=[.B268]*RANDBETWEEN(0.3;1.9)" office:value-type="float" office:value="11666.6434700824" calcext:value-type="float">
            <text:p>11666.6434700824</text:p>
          </table:table-cell>
          <table:table-cell table:formula="of:=[.D268]*RANDBETWEEN(0.3;1.9)" office:value-type="float" office:value="23333.2869401648" calcext:value-type="float">
            <text:p>23333.2869401648</text:p>
          </table:table-cell>
          <table:table-cell table:formula="of:=[.B268]*RANDBETWEEN(0.3;1.9)/[.E268]*[.D268]" office:value-type="float" office:value="5833.32173504121" calcext:value-type="float">
            <text:p>5833.3217350412</text:p>
          </table:table-cell>
          <table:table-cell table:formula="of:=[.C268]*RANDBETWEEN(0.3;1.9)" office:value-type="float" office:value="11822.6434700824" calcext:value-type="float">
            <text:p>11822.6434700824</text:p>
          </table:table-cell>
        </table:table-row>
        <table:table-row table:style-name="ro1">
          <table:table-cell office:value-type="float" office:value="11269" calcext:value-type="float">
            <text:p>11269</text:p>
          </table:table-cell>
          <table:table-cell office:value-type="string" calcext:value-type="string">
            <text:p>27466.87392938539</text:p>
          </table:table-cell>
          <table:table-cell table:formula="of:=[.B269]+RANDBETWEEN(-500;500)" office:value-type="float" office:value="27817.8739293854" calcext:value-type="float">
            <text:p>27817.8739293854</text:p>
          </table:table-cell>
          <table:table-cell table:formula="of:=[.B269]*RANDBETWEEN(0.3;1.9)" office:value-type="float" office:value="27466.8739293854" calcext:value-type="float">
            <text:p>27466.8739293854</text:p>
          </table:table-cell>
          <table:table-cell table:formula="of:=[.D269]*RANDBETWEEN(0.3;1.9)" office:value-type="float" office:value="54933.7478587708" calcext:value-type="float">
            <text:p>54933.7478587708</text:p>
          </table:table-cell>
          <table:table-cell table:formula="of:=[.B269]*RANDBETWEEN(0.3;1.9)/[.E269]*[.D269]" office:value-type="float" office:value="13733.4369646927" calcext:value-type="float">
            <text:p>13733.4369646927</text:p>
          </table:table-cell>
          <table:table-cell table:formula="of:=[.C269]*RANDBETWEEN(0.3;1.9)" office:value-type="float" office:value="55635.7478587708" calcext:value-type="float">
            <text:p>55635.7478587708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string" calcext:value-type="string">
            <text:p>2248.189873321595</text:p>
          </table:table-cell>
          <table:table-cell table:formula="of:=[.B270]+RANDBETWEEN(-500;500)" office:value-type="float" office:value="2284.18987332159" calcext:value-type="float">
            <text:p>2284.1898733216</text:p>
          </table:table-cell>
          <table:table-cell table:formula="of:=[.B270]*RANDBETWEEN(0.3;1.9)" office:value-type="float" office:value="4496.37974664319" calcext:value-type="float">
            <text:p>4496.3797466432</text:p>
          </table:table-cell>
          <table:table-cell table:formula="of:=[.D270]*RANDBETWEEN(0.3;1.9)" office:value-type="float" office:value="4496.37974664319" calcext:value-type="float">
            <text:p>4496.3797466432</text:p>
          </table:table-cell>
          <table:table-cell table:formula="of:=[.B270]*RANDBETWEEN(0.3;1.9)/[.E270]*[.D270]" office:value-type="float" office:value="2248.18987332159" calcext:value-type="float">
            <text:p>2248.1898733216</text:p>
          </table:table-cell>
          <table:table-cell table:formula="of:=[.C270]*RANDBETWEEN(0.3;1.9)" office:value-type="float" office:value="2284.18987332159" calcext:value-type="float">
            <text:p>2284.1898733216</text:p>
          </table:table-cell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string" calcext:value-type="string">
            <text:p>50.485186117</text:p>
          </table:table-cell>
          <table:table-cell table:formula="of:=[.B271]+RANDBETWEEN(-500;500)" office:value-type="float" office:value="13.485186117" calcext:value-type="float">
            <text:p>13.485186117</text:p>
          </table:table-cell>
          <table:table-cell table:formula="of:=[.B271]*RANDBETWEEN(0.3;1.9)" office:value-type="float" office:value="100.970372234" calcext:value-type="float">
            <text:p>100.970372234</text:p>
          </table:table-cell>
          <table:table-cell table:formula="of:=[.D271]*RANDBETWEEN(0.3;1.9)" office:value-type="float" office:value="201.940744468" calcext:value-type="float">
            <text:p>201.940744468</text:p>
          </table:table-cell>
          <table:table-cell table:formula="of:=[.B271]*RANDBETWEEN(0.3;1.9)/[.E271]*[.D271]" office:value-type="float" office:value="50.485186117" calcext:value-type="float">
            <text:p>50.485186117</text:p>
          </table:table-cell>
          <table:table-cell table:formula="of:=[.C271]*RANDBETWEEN(0.3;1.9)" office:value-type="float" office:value="13.485186117" calcext:value-type="float">
            <text:p>13.485186117</text:p>
          </table:table-cell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string" calcext:value-type="string">
            <text:p>35394.32991806625</text:p>
          </table:table-cell>
          <table:table-cell table:formula="of:=[.B272]+RANDBETWEEN(-500;500)" office:value-type="float" office:value="35289.3299180662" calcext:value-type="float">
            <text:p>35289.3299180662</text:p>
          </table:table-cell>
          <table:table-cell table:formula="of:=[.B272]*RANDBETWEEN(0.3;1.9)" office:value-type="float" office:value="35394.3299180662" calcext:value-type="float">
            <text:p>35394.3299180662</text:p>
          </table:table-cell>
          <table:table-cell table:formula="of:=[.D272]*RANDBETWEEN(0.3;1.9)" office:value-type="float" office:value="70788.6598361325" calcext:value-type="float">
            <text:p>70788.6598361325</text:p>
          </table:table-cell>
          <table:table-cell table:formula="of:=[.B272]*RANDBETWEEN(0.3;1.9)/[.E272]*[.D272]" office:value-type="float" office:value="17697.1649590331" calcext:value-type="float">
            <text:p>17697.1649590331</text:p>
          </table:table-cell>
          <table:table-cell table:formula="of:=[.C272]*RANDBETWEEN(0.3;1.9)" office:value-type="float" office:value="70578.6598361325" calcext:value-type="float">
            <text:p>70578.6598361325</text:p>
          </table:table-cell>
        </table:table-row>
        <table:table-row table:style-name="ro1">
          <table:table-cell office:value-type="float" office:value="11273" calcext:value-type="float">
            <text:p>11273</text:p>
          </table:table-cell>
          <table:table-cell office:value-type="string" calcext:value-type="string">
            <text:p>4625.937917765001</text:p>
          </table:table-cell>
          <table:table-cell table:formula="of:=[.B273]+RANDBETWEEN(-500;500)" office:value-type="float" office:value="4152.937917765" calcext:value-type="float">
            <text:p>4152.937917765</text:p>
          </table:table-cell>
          <table:table-cell table:formula="of:=[.B273]*RANDBETWEEN(0.3;1.9)" office:value-type="float" office:value="9251.87583553" calcext:value-type="float">
            <text:p>9251.87583553</text:p>
          </table:table-cell>
          <table:table-cell table:formula="of:=[.D273]*RANDBETWEEN(0.3;1.9)" office:value-type="float" office:value="18503.75167106" calcext:value-type="float">
            <text:p>18503.75167106</text:p>
          </table:table-cell>
          <table:table-cell table:formula="of:=[.B273]*RANDBETWEEN(0.3;1.9)/[.E273]*[.D273]" office:value-type="float" office:value="2312.9689588825" calcext:value-type="float">
            <text:p>2312.9689588825</text:p>
          </table:table-cell>
          <table:table-cell table:formula="of:=[.C273]*RANDBETWEEN(0.3;1.9)" office:value-type="float" office:value="4152.937917765" calcext:value-type="float">
            <text:p>4152.937917765</text:p>
          </table:table-cell>
        </table:table-row>
        <table:table-row table:style-name="ro1">
          <table:table-cell office:value-type="float" office:value="11274" calcext:value-type="float">
            <text:p>11274</text:p>
          </table:table-cell>
          <table:table-cell office:value-type="string" calcext:value-type="string">
            <text:p>3072.317302409</text:p>
          </table:table-cell>
          <table:table-cell table:formula="of:=[.B274]+RANDBETWEEN(-500;500)" office:value-type="float" office:value="3224.317302409" calcext:value-type="float">
            <text:p>3224.317302409</text:p>
          </table:table-cell>
          <table:table-cell table:formula="of:=[.B274]*RANDBETWEEN(0.3;1.9)" office:value-type="float" office:value="6144.634604818" calcext:value-type="float">
            <text:p>6144.634604818</text:p>
          </table:table-cell>
          <table:table-cell table:formula="of:=[.D274]*RANDBETWEEN(0.3;1.9)" office:value-type="float" office:value="12289.269209636" calcext:value-type="float">
            <text:p>12289.269209636</text:p>
          </table:table-cell>
          <table:table-cell table:formula="of:=[.B274]*RANDBETWEEN(0.3;1.9)/[.E274]*[.D274]" office:value-type="float" office:value="3072.317302409" calcext:value-type="float">
            <text:p>3072.317302409</text:p>
          </table:table-cell>
          <table:table-cell table:formula="of:=[.C274]*RANDBETWEEN(0.3;1.9)" office:value-type="float" office:value="3224.317302409" calcext:value-type="float">
            <text:p>3224.317302409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9889.612291510703</text:p>
          </table:table-cell>
          <table:table-cell table:formula="of:=[.B275]+RANDBETWEEN(-500;500)" office:value-type="float" office:value="9692.6122915107" calcext:value-type="float">
            <text:p>9692.6122915107</text:p>
          </table:table-cell>
          <table:table-cell table:formula="of:=[.B275]*RANDBETWEEN(0.3;1.9)" office:value-type="float" office:value="19779.2245830214" calcext:value-type="float">
            <text:p>19779.2245830214</text:p>
          </table:table-cell>
          <table:table-cell table:formula="of:=[.D275]*RANDBETWEEN(0.3;1.9)" office:value-type="float" office:value="39558.4491660428" calcext:value-type="float">
            <text:p>39558.4491660428</text:p>
          </table:table-cell>
          <table:table-cell table:formula="of:=[.B275]*RANDBETWEEN(0.3;1.9)/[.E275]*[.D275]" office:value-type="float" office:value="4944.80614575535" calcext:value-type="float">
            <text:p>4944.8061457554</text:p>
          </table:table-cell>
          <table:table-cell table:formula="of:=[.C275]*RANDBETWEEN(0.3;1.9)" office:value-type="float" office:value="9692.6122915107" calcext:value-type="float">
            <text:p>9692.6122915107</text:p>
          </table:table-cell>
        </table:table-row>
        <table:table-row table:style-name="ro1">
          <table:table-cell office:value-type="float" office:value="11276" calcext:value-type="float">
            <text:p>11276</text:p>
          </table:table-cell>
          <table:table-cell office:value-type="string" calcext:value-type="string">
            <text:p>5315.222842337724</text:p>
          </table:table-cell>
          <table:table-cell table:formula="of:=[.B276]+RANDBETWEEN(-500;500)" office:value-type="float" office:value="5390.22284233772" calcext:value-type="float">
            <text:p>5390.2228423377</text:p>
          </table:table-cell>
          <table:table-cell table:formula="of:=[.B276]*RANDBETWEEN(0.3;1.9)" office:value-type="float" office:value="10630.4456846754" calcext:value-type="float">
            <text:p>10630.4456846754</text:p>
          </table:table-cell>
          <table:table-cell table:formula="of:=[.D276]*RANDBETWEEN(0.3;1.9)" office:value-type="float" office:value="21260.8913693509" calcext:value-type="float">
            <text:p>21260.8913693509</text:p>
          </table:table-cell>
          <table:table-cell table:formula="of:=[.B276]*RANDBETWEEN(0.3;1.9)/[.E276]*[.D276]" office:value-type="float" office:value="2657.61142116886" calcext:value-type="float">
            <text:p>2657.6114211689</text:p>
          </table:table-cell>
          <table:table-cell table:formula="of:=[.C276]*RANDBETWEEN(0.3;1.9)" office:value-type="float" office:value="5390.22284233772" calcext:value-type="float">
            <text:p>5390.2228423377</text:p>
          </table:table-cell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string" calcext:value-type="string">
            <text:p>2073.014662656406</text:p>
          </table:table-cell>
          <table:table-cell table:formula="of:=[.B277]+RANDBETWEEN(-500;500)" office:value-type="float" office:value="1713.01466265641" calcext:value-type="float">
            <text:p>1713.0146626564</text:p>
          </table:table-cell>
          <table:table-cell table:formula="of:=[.B277]*RANDBETWEEN(0.3;1.9)" office:value-type="float" office:value="4146.02932531281" calcext:value-type="float">
            <text:p>4146.0293253128</text:p>
          </table:table-cell>
          <table:table-cell table:formula="of:=[.D277]*RANDBETWEEN(0.3;1.9)" office:value-type="float" office:value="4146.02932531281" calcext:value-type="float">
            <text:p>4146.0293253128</text:p>
          </table:table-cell>
          <table:table-cell table:formula="of:=[.B277]*RANDBETWEEN(0.3;1.9)/[.E277]*[.D277]" office:value-type="float" office:value="2073.01466265641" calcext:value-type="float">
            <text:p>2073.0146626564</text:p>
          </table:table-cell>
          <table:table-cell table:formula="of:=[.C277]*RANDBETWEEN(0.3;1.9)" office:value-type="float" office:value="3426.02932531281" calcext:value-type="float">
            <text:p>3426.0293253128</text:p>
          </table:table-cell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string" calcext:value-type="string">
            <text:p>1711.2301290911462</text:p>
          </table:table-cell>
          <table:table-cell table:formula="of:=[.B278]+RANDBETWEEN(-500;500)" office:value-type="float" office:value="1729.23012909115" calcext:value-type="float">
            <text:p>1729.2301290912</text:p>
          </table:table-cell>
          <table:table-cell table:formula="of:=[.B278]*RANDBETWEEN(0.3;1.9)" office:value-type="float" office:value="3422.46025818229" calcext:value-type="float">
            <text:p>3422.4602581823</text:p>
          </table:table-cell>
          <table:table-cell table:formula="of:=[.D278]*RANDBETWEEN(0.3;1.9)" office:value-type="float" office:value="6844.92051636459" calcext:value-type="float">
            <text:p>6844.9205163646</text:p>
          </table:table-cell>
          <table:table-cell table:formula="of:=[.B278]*RANDBETWEEN(0.3;1.9)/[.E278]*[.D278]" office:value-type="float" office:value="1711.23012909115" calcext:value-type="float">
            <text:p>1711.2301290912</text:p>
          </table:table-cell>
          <table:table-cell table:formula="of:=[.C278]*RANDBETWEEN(0.3;1.9)" office:value-type="float" office:value="3458.46025818229" calcext:value-type="float">
            <text:p>3458.4602581823</text:p>
          </table:table-cell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string" calcext:value-type="string">
            <text:p>27923.19758196244</text:p>
          </table:table-cell>
          <table:table-cell table:formula="of:=[.B279]+RANDBETWEEN(-500;500)" office:value-type="float" office:value="28288.1975819624" calcext:value-type="float">
            <text:p>28288.1975819624</text:p>
          </table:table-cell>
          <table:table-cell table:formula="of:=[.B279]*RANDBETWEEN(0.3;1.9)" office:value-type="float" office:value="55846.3951639249" calcext:value-type="float">
            <text:p>55846.3951639249</text:p>
          </table:table-cell>
          <table:table-cell table:formula="of:=[.D279]*RANDBETWEEN(0.3;1.9)" office:value-type="float" office:value="111692.79032785" calcext:value-type="float">
            <text:p>111692.79032785</text:p>
          </table:table-cell>
          <table:table-cell table:formula="of:=[.B279]*RANDBETWEEN(0.3;1.9)/[.E279]*[.D279]" office:value-type="float" office:value="13961.5987909812" calcext:value-type="float">
            <text:p>13961.5987909812</text:p>
          </table:table-cell>
          <table:table-cell table:formula="of:=[.C279]*RANDBETWEEN(0.3;1.9)" office:value-type="float" office:value="28288.1975819624" calcext:value-type="float">
            <text:p>28288.1975819624</text:p>
          </table:table-cell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string" calcext:value-type="string">
            <text:p>12443.471799566487</text:p>
          </table:table-cell>
          <table:table-cell table:formula="of:=[.B280]+RANDBETWEEN(-500;500)" office:value-type="float" office:value="12271.4717995665" calcext:value-type="float">
            <text:p>12271.4717995665</text:p>
          </table:table-cell>
          <table:table-cell table:formula="of:=[.B280]*RANDBETWEEN(0.3;1.9)" office:value-type="float" office:value="12443.4717995665" calcext:value-type="float">
            <text:p>12443.4717995665</text:p>
          </table:table-cell>
          <table:table-cell table:formula="of:=[.D280]*RANDBETWEEN(0.3;1.9)" office:value-type="float" office:value="24886.943599133" calcext:value-type="float">
            <text:p>24886.943599133</text:p>
          </table:table-cell>
          <table:table-cell table:formula="of:=[.B280]*RANDBETWEEN(0.3;1.9)/[.E280]*[.D280]" office:value-type="float" office:value="6221.73589978324" calcext:value-type="float">
            <text:p>6221.7358997833</text:p>
          </table:table-cell>
          <table:table-cell table:formula="of:=[.C280]*RANDBETWEEN(0.3;1.9)" office:value-type="float" office:value="12271.4717995665" calcext:value-type="float">
            <text:p>12271.4717995665</text:p>
          </table:table-cell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string" calcext:value-type="string">
            <text:p>60989.081832107106</text:p>
          </table:table-cell>
          <table:table-cell table:formula="of:=[.B281]+RANDBETWEEN(-500;500)" office:value-type="float" office:value="61362.0818321071" calcext:value-type="float">
            <text:p>61362.0818321071</text:p>
          </table:table-cell>
          <table:table-cell table:formula="of:=[.B281]*RANDBETWEEN(0.3;1.9)" office:value-type="float" office:value="121978.163664214" calcext:value-type="float">
            <text:p>121978.163664214</text:p>
          </table:table-cell>
          <table:table-cell table:formula="of:=[.D281]*RANDBETWEEN(0.3;1.9)" office:value-type="float" office:value="243956.327328428" calcext:value-type="float">
            <text:p>243956.327328428</text:p>
          </table:table-cell>
          <table:table-cell table:formula="of:=[.B281]*RANDBETWEEN(0.3;1.9)/[.E281]*[.D281]" office:value-type="float" office:value="30494.5409160536" calcext:value-type="float">
            <text:p>30494.5409160536</text:p>
          </table:table-cell>
          <table:table-cell table:formula="of:=[.C281]*RANDBETWEEN(0.3;1.9)" office:value-type="float" office:value="61362.0818321071" calcext:value-type="float">
            <text:p>61362.0818321071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1347.9024459740722</text:p>
          </table:table-cell>
          <table:table-cell table:formula="of:=[.B282]+RANDBETWEEN(-500;500)" office:value-type="float" office:value="1599.90244597407" calcext:value-type="float">
            <text:p>1599.9024459741</text:p>
          </table:table-cell>
          <table:table-cell table:formula="of:=[.B282]*RANDBETWEEN(0.3;1.9)" office:value-type="float" office:value="1347.90244597407" calcext:value-type="float">
            <text:p>1347.9024459741</text:p>
          </table:table-cell>
          <table:table-cell table:formula="of:=[.D282]*RANDBETWEEN(0.3;1.9)" office:value-type="float" office:value="1347.90244597407" calcext:value-type="float">
            <text:p>1347.9024459741</text:p>
          </table:table-cell>
          <table:table-cell table:formula="of:=[.B282]*RANDBETWEEN(0.3;1.9)/[.E282]*[.D282]" office:value-type="float" office:value="2695.80489194814" calcext:value-type="float">
            <text:p>2695.8048919482</text:p>
          </table:table-cell>
          <table:table-cell table:formula="of:=[.C282]*RANDBETWEEN(0.3;1.9)" office:value-type="float" office:value="1599.90244597407" calcext:value-type="float">
            <text:p>1599.9024459741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1531.291499593365</text:p>
          </table:table-cell>
          <table:table-cell table:formula="of:=[.B283]+RANDBETWEEN(-500;500)" office:value-type="float" office:value="1589.29149959337" calcext:value-type="float">
            <text:p>1589.2914995934</text:p>
          </table:table-cell>
          <table:table-cell table:formula="of:=[.B283]*RANDBETWEEN(0.3;1.9)" office:value-type="float" office:value="3062.58299918673" calcext:value-type="float">
            <text:p>3062.5829991867</text:p>
          </table:table-cell>
          <table:table-cell table:formula="of:=[.D283]*RANDBETWEEN(0.3;1.9)" office:value-type="float" office:value="6125.16599837346" calcext:value-type="float">
            <text:p>6125.1659983735</text:p>
          </table:table-cell>
          <table:table-cell table:formula="of:=[.B283]*RANDBETWEEN(0.3;1.9)/[.E283]*[.D283]" office:value-type="float" office:value="1531.29149959336" calcext:value-type="float">
            <text:p>1531.2914995934</text:p>
          </table:table-cell>
          <table:table-cell table:formula="of:=[.C283]*RANDBETWEEN(0.3;1.9)" office:value-type="float" office:value="1589.29149959337" calcext:value-type="float">
            <text:p>1589.2914995934</text:p>
          </table:table-cell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string" calcext:value-type="string">
            <text:p>5020.638470347929</text:p>
          </table:table-cell>
          <table:table-cell table:formula="of:=[.B284]+RANDBETWEEN(-500;500)" office:value-type="float" office:value="5019.63847034793" calcext:value-type="float">
            <text:p>5019.6384703479</text:p>
          </table:table-cell>
          <table:table-cell table:formula="of:=[.B284]*RANDBETWEEN(0.3;1.9)" office:value-type="float" office:value="5020.63847034793" calcext:value-type="float">
            <text:p>5020.6384703479</text:p>
          </table:table-cell>
          <table:table-cell table:formula="of:=[.D284]*RANDBETWEEN(0.3;1.9)" office:value-type="float" office:value="10041.2769406959" calcext:value-type="float">
            <text:p>10041.2769406959</text:p>
          </table:table-cell>
          <table:table-cell table:formula="of:=[.B284]*RANDBETWEEN(0.3;1.9)/[.E284]*[.D284]" office:value-type="float" office:value="5020.63847034793" calcext:value-type="float">
            <text:p>5020.6384703479</text:p>
          </table:table-cell>
          <table:table-cell table:formula="of:=[.C284]*RANDBETWEEN(0.3;1.9)" office:value-type="float" office:value="10039.2769406959" calcext:value-type="float">
            <text:p>10039.2769406959</text:p>
          </table:table-cell>
        </table:table-row>
        <table:table-row table:style-name="ro1">
          <table:table-cell office:value-type="float" office:value="11285" calcext:value-type="float">
            <text:p>11285</text:p>
          </table:table-cell>
          <table:table-cell office:value-type="string" calcext:value-type="string">
            <text:p>174549.64715620322</text:p>
          </table:table-cell>
          <table:table-cell table:formula="of:=[.B285]+RANDBETWEEN(-500;500)" office:value-type="float" office:value="174109.647156203" calcext:value-type="float">
            <text:p>174109.647156203</text:p>
          </table:table-cell>
          <table:table-cell table:formula="of:=[.B285]*RANDBETWEEN(0.3;1.9)" office:value-type="float" office:value="174549.647156203" calcext:value-type="float">
            <text:p>174549.647156203</text:p>
          </table:table-cell>
          <table:table-cell table:formula="of:=[.D285]*RANDBETWEEN(0.3;1.9)" office:value-type="float" office:value="349099.294312406" calcext:value-type="float">
            <text:p>349099.294312406</text:p>
          </table:table-cell>
          <table:table-cell table:formula="of:=[.B285]*RANDBETWEEN(0.3;1.9)/[.E285]*[.D285]" office:value-type="float" office:value="174549.647156203" calcext:value-type="float">
            <text:p>174549.647156203</text:p>
          </table:table-cell>
          <table:table-cell table:formula="of:=[.C285]*RANDBETWEEN(0.3;1.9)" office:value-type="float" office:value="348219.294312406" calcext:value-type="float">
            <text:p>348219.294312406</text:p>
          </table:table-cell>
        </table:table-row>
        <table:table-row table:style-name="ro1">
          <table:table-cell office:value-type="float" office:value="11286" calcext:value-type="float">
            <text:p>11286</text:p>
          </table:table-cell>
          <table:table-cell office:value-type="string" calcext:value-type="string">
            <text:p>9144.158057140397</text:p>
          </table:table-cell>
          <table:table-cell table:formula="of:=[.B286]+RANDBETWEEN(-500;500)" office:value-type="float" office:value="9392.1580571404" calcext:value-type="float">
            <text:p>9392.1580571404</text:p>
          </table:table-cell>
          <table:table-cell table:formula="of:=[.B286]*RANDBETWEEN(0.3;1.9)" office:value-type="float" office:value="9144.1580571404" calcext:value-type="float">
            <text:p>9144.1580571404</text:p>
          </table:table-cell>
          <table:table-cell table:formula="of:=[.D286]*RANDBETWEEN(0.3;1.9)" office:value-type="float" office:value="18288.3161142808" calcext:value-type="float">
            <text:p>18288.3161142808</text:p>
          </table:table-cell>
          <table:table-cell table:formula="of:=[.B286]*RANDBETWEEN(0.3;1.9)/[.E286]*[.D286]" office:value-type="float" office:value="9144.1580571404" calcext:value-type="float">
            <text:p>9144.1580571404</text:p>
          </table:table-cell>
          <table:table-cell table:formula="of:=[.C286]*RANDBETWEEN(0.3;1.9)" office:value-type="float" office:value="9392.1580571404" calcext:value-type="float">
            <text:p>9392.1580571404</text:p>
          </table:table-cell>
        </table:table-row>
        <table:table-row table:style-name="ro1">
          <table:table-cell office:value-type="float" office:value="11287" calcext:value-type="float">
            <text:p>11287</text:p>
          </table:table-cell>
          <table:table-cell office:value-type="string" calcext:value-type="string">
            <text:p>1776.6438512958705</text:p>
          </table:table-cell>
          <table:table-cell table:formula="of:=[.B287]+RANDBETWEEN(-500;500)" office:value-type="float" office:value="2134.64385129587" calcext:value-type="float">
            <text:p>2134.6438512959</text:p>
          </table:table-cell>
          <table:table-cell table:formula="of:=[.B287]*RANDBETWEEN(0.3;1.9)" office:value-type="float" office:value="1776.64385129587" calcext:value-type="float">
            <text:p>1776.6438512959</text:p>
          </table:table-cell>
          <table:table-cell table:formula="of:=[.D287]*RANDBETWEEN(0.3;1.9)" office:value-type="float" office:value="3553.28770259174" calcext:value-type="float">
            <text:p>3553.2877025918</text:p>
          </table:table-cell>
          <table:table-cell table:formula="of:=[.B287]*RANDBETWEEN(0.3;1.9)/[.E287]*[.D287]" office:value-type="float" office:value="888.321925647935" calcext:value-type="float">
            <text:p>888.3219256479</text:p>
          </table:table-cell>
          <table:table-cell table:formula="of:=[.C287]*RANDBETWEEN(0.3;1.9)" office:value-type="float" office:value="4269.28770259174" calcext:value-type="float">
            <text:p>4269.2877025917</text:p>
          </table:table-cell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string" calcext:value-type="string">
            <text:p>26198.77481939344</text:p>
          </table:table-cell>
          <table:table-cell table:formula="of:=[.B288]+RANDBETWEEN(-500;500)" office:value-type="float" office:value="26000.7748193934" calcext:value-type="float">
            <text:p>26000.7748193934</text:p>
          </table:table-cell>
          <table:table-cell table:formula="of:=[.B288]*RANDBETWEEN(0.3;1.9)" office:value-type="float" office:value="26198.7748193934" calcext:value-type="float">
            <text:p>26198.7748193934</text:p>
          </table:table-cell>
          <table:table-cell table:formula="of:=[.D288]*RANDBETWEEN(0.3;1.9)" office:value-type="float" office:value="26198.7748193934" calcext:value-type="float">
            <text:p>26198.7748193934</text:p>
          </table:table-cell>
          <table:table-cell table:formula="of:=[.B288]*RANDBETWEEN(0.3;1.9)/[.E288]*[.D288]" office:value-type="float" office:value="52397.5496387869" calcext:value-type="float">
            <text:p>52397.5496387869</text:p>
          </table:table-cell>
          <table:table-cell table:formula="of:=[.C288]*RANDBETWEEN(0.3;1.9)" office:value-type="float" office:value="52001.5496387869" calcext:value-type="float">
            <text:p>52001.5496387869</text:p>
          </table:table-cell>
        </table:table-row>
        <table:table-row table:style-name="ro1">
          <table:table-cell office:value-type="float" office:value="11289" calcext:value-type="float">
            <text:p>11289</text:p>
          </table:table-cell>
          <table:table-cell office:value-type="string" calcext:value-type="string">
            <text:p>13986.764544818781</text:p>
          </table:table-cell>
          <table:table-cell table:formula="of:=[.B289]+RANDBETWEEN(-500;500)" office:value-type="float" office:value="13543.7645448188" calcext:value-type="float">
            <text:p>13543.7645448188</text:p>
          </table:table-cell>
          <table:table-cell table:formula="of:=[.B289]*RANDBETWEEN(0.3;1.9)" office:value-type="float" office:value="13986.7645448188" calcext:value-type="float">
            <text:p>13986.7645448188</text:p>
          </table:table-cell>
          <table:table-cell table:formula="of:=[.D289]*RANDBETWEEN(0.3;1.9)" office:value-type="float" office:value="27973.5290896376" calcext:value-type="float">
            <text:p>27973.5290896376</text:p>
          </table:table-cell>
          <table:table-cell table:formula="of:=[.B289]*RANDBETWEEN(0.3;1.9)/[.E289]*[.D289]" office:value-type="float" office:value="13986.7645448188" calcext:value-type="float">
            <text:p>13986.7645448188</text:p>
          </table:table-cell>
          <table:table-cell table:formula="of:=[.C289]*RANDBETWEEN(0.3;1.9)" office:value-type="float" office:value="27087.5290896376" calcext:value-type="float">
            <text:p>27087.5290896376</text:p>
          </table:table-cell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4129.972687100625</text:p>
          </table:table-cell>
          <table:table-cell table:formula="of:=[.B290]+RANDBETWEEN(-500;500)" office:value-type="float" office:value="4285.97268710063" calcext:value-type="float">
            <text:p>4285.9726871006</text:p>
          </table:table-cell>
          <table:table-cell table:formula="of:=[.B290]*RANDBETWEEN(0.3;1.9)" office:value-type="float" office:value="4129.97268710063" calcext:value-type="float">
            <text:p>4129.9726871006</text:p>
          </table:table-cell>
          <table:table-cell table:formula="of:=[.D290]*RANDBETWEEN(0.3;1.9)" office:value-type="float" office:value="4129.97268710063" calcext:value-type="float">
            <text:p>4129.9726871006</text:p>
          </table:table-cell>
          <table:table-cell table:formula="of:=[.B290]*RANDBETWEEN(0.3;1.9)/[.E290]*[.D290]" office:value-type="float" office:value="8259.94537420125" calcext:value-type="float">
            <text:p>8259.9453742013</text:p>
          </table:table-cell>
          <table:table-cell table:formula="of:=[.C290]*RANDBETWEEN(0.3;1.9)" office:value-type="float" office:value="8571.94537420125" calcext:value-type="float">
            <text:p>8571.9453742013</text:p>
          </table:table-cell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string" calcext:value-type="string">
            <text:p>5250.440184204687</text:p>
          </table:table-cell>
          <table:table-cell table:formula="of:=[.B291]+RANDBETWEEN(-500;500)" office:value-type="float" office:value="4893.44018420469" calcext:value-type="float">
            <text:p>4893.4401842047</text:p>
          </table:table-cell>
          <table:table-cell table:formula="of:=[.B291]*RANDBETWEEN(0.3;1.9)" office:value-type="float" office:value="5250.44018420469" calcext:value-type="float">
            <text:p>5250.4401842047</text:p>
          </table:table-cell>
          <table:table-cell table:formula="of:=[.D291]*RANDBETWEEN(0.3;1.9)" office:value-type="float" office:value="10500.8803684094" calcext:value-type="float">
            <text:p>10500.8803684094</text:p>
          </table:table-cell>
          <table:table-cell table:formula="of:=[.B291]*RANDBETWEEN(0.3;1.9)/[.E291]*[.D291]" office:value-type="float" office:value="2625.22009210234" calcext:value-type="float">
            <text:p>2625.2200921024</text:p>
          </table:table-cell>
          <table:table-cell table:formula="of:=[.C291]*RANDBETWEEN(0.3;1.9)" office:value-type="float" office:value="9786.88036840937" calcext:value-type="float">
            <text:p>9786.8803684094</text:p>
          </table:table-cell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string" calcext:value-type="string">
            <text:p>9983.25432245001</text:p>
          </table:table-cell>
          <table:table-cell table:formula="of:=[.B292]+RANDBETWEEN(-500;500)" office:value-type="float" office:value="9503.25432245001" calcext:value-type="float">
            <text:p>9503.25432245</text:p>
          </table:table-cell>
          <table:table-cell table:formula="of:=[.B292]*RANDBETWEEN(0.3;1.9)" office:value-type="float" office:value="9983.25432245001" calcext:value-type="float">
            <text:p>9983.25432245</text:p>
          </table:table-cell>
          <table:table-cell table:formula="of:=[.D292]*RANDBETWEEN(0.3;1.9)" office:value-type="float" office:value="9983.25432245001" calcext:value-type="float">
            <text:p>9983.25432245</text:p>
          </table:table-cell>
          <table:table-cell table:formula="of:=[.B292]*RANDBETWEEN(0.3;1.9)/[.E292]*[.D292]" office:value-type="float" office:value="9983.25432245001" calcext:value-type="float">
            <text:p>9983.25432245</text:p>
          </table:table-cell>
          <table:table-cell table:formula="of:=[.C292]*RANDBETWEEN(0.3;1.9)" office:value-type="float" office:value="19006.5086449" calcext:value-type="float">
            <text:p>19006.5086449</text:p>
          </table:table-cell>
        </table:table-row>
        <table:table-row table:style-name="ro1">
          <table:table-cell office:value-type="float" office:value="11293" calcext:value-type="float">
            <text:p>11293</text:p>
          </table:table-cell>
          <table:table-cell office:value-type="string" calcext:value-type="string">
            <text:p>10911.243581557861</text:p>
          </table:table-cell>
          <table:table-cell table:formula="of:=[.B293]+RANDBETWEEN(-500;500)" office:value-type="float" office:value="10716.2435815579" calcext:value-type="float">
            <text:p>10716.2435815579</text:p>
          </table:table-cell>
          <table:table-cell table:formula="of:=[.B293]*RANDBETWEEN(0.3;1.9)" office:value-type="float" office:value="21822.4871631157" calcext:value-type="float">
            <text:p>21822.4871631157</text:p>
          </table:table-cell>
          <table:table-cell table:formula="of:=[.D293]*RANDBETWEEN(0.3;1.9)" office:value-type="float" office:value="21822.4871631157" calcext:value-type="float">
            <text:p>21822.4871631157</text:p>
          </table:table-cell>
          <table:table-cell table:formula="of:=[.B293]*RANDBETWEEN(0.3;1.9)/[.E293]*[.D293]" office:value-type="float" office:value="21822.4871631157" calcext:value-type="float">
            <text:p>21822.4871631157</text:p>
          </table:table-cell>
          <table:table-cell table:formula="of:=[.C293]*RANDBETWEEN(0.3;1.9)" office:value-type="float" office:value="10716.2435815579" calcext:value-type="float">
            <text:p>10716.2435815579</text:p>
          </table:table-cell>
        </table:table-row>
        <table:table-row table:style-name="ro1">
          <table:table-cell office:value-type="float" office:value="11294" calcext:value-type="float">
            <text:p>11294</text:p>
          </table:table-cell>
          <table:table-cell office:value-type="string" calcext:value-type="string">
            <text:p>3285.360891229233</text:p>
          </table:table-cell>
          <table:table-cell table:formula="of:=[.B294]+RANDBETWEEN(-500;500)" office:value-type="float" office:value="3294.36089122923" calcext:value-type="float">
            <text:p>3294.3608912292</text:p>
          </table:table-cell>
          <table:table-cell table:formula="of:=[.B294]*RANDBETWEEN(0.3;1.9)" office:value-type="float" office:value="6570.72178245847" calcext:value-type="float">
            <text:p>6570.7217824585</text:p>
          </table:table-cell>
          <table:table-cell table:formula="of:=[.D294]*RANDBETWEEN(0.3;1.9)" office:value-type="float" office:value="13141.4435649169" calcext:value-type="float">
            <text:p>13141.4435649169</text:p>
          </table:table-cell>
          <table:table-cell table:formula="of:=[.B294]*RANDBETWEEN(0.3;1.9)/[.E294]*[.D294]" office:value-type="float" office:value="1642.68044561462" calcext:value-type="float">
            <text:p>1642.6804456146</text:p>
          </table:table-cell>
          <table:table-cell table:formula="of:=[.C294]*RANDBETWEEN(0.3;1.9)" office:value-type="float" office:value="3294.36089122923" calcext:value-type="float">
            <text:p>3294.3608912292</text:p>
          </table:table-cell>
        </table:table-row>
        <table:table-row table:style-name="ro1">
          <table:table-cell office:value-type="float" office:value="11295" calcext:value-type="float">
            <text:p>11295</text:p>
          </table:table-cell>
          <table:table-cell office:value-type="string" calcext:value-type="string">
            <text:p>119128.98782449037</text:p>
          </table:table-cell>
          <table:table-cell table:formula="of:=[.B295]+RANDBETWEEN(-500;500)" office:value-type="float" office:value="119437.98782449" calcext:value-type="float">
            <text:p>119437.98782449</text:p>
          </table:table-cell>
          <table:table-cell table:formula="of:=[.B295]*RANDBETWEEN(0.3;1.9)" office:value-type="float" office:value="238257.975648981" calcext:value-type="float">
            <text:p>238257.975648981</text:p>
          </table:table-cell>
          <table:table-cell table:formula="of:=[.D295]*RANDBETWEEN(0.3;1.9)" office:value-type="float" office:value="476515.951297962" calcext:value-type="float">
            <text:p>476515.951297962</text:p>
          </table:table-cell>
          <table:table-cell table:formula="of:=[.B295]*RANDBETWEEN(0.3;1.9)/[.E295]*[.D295]" office:value-type="float" office:value="119128.98782449" calcext:value-type="float">
            <text:p>119128.98782449</text:p>
          </table:table-cell>
          <table:table-cell table:formula="of:=[.C295]*RANDBETWEEN(0.3;1.9)" office:value-type="float" office:value="119437.98782449" calcext:value-type="float">
            <text:p>119437.98782449</text:p>
          </table:table-cell>
        </table:table-row>
        <table:table-row table:style-name="ro1">
          <table:table-cell office:value-type="float" office:value="11296" calcext:value-type="float">
            <text:p>11296</text:p>
          </table:table-cell>
          <table:table-cell office:value-type="string" calcext:value-type="string">
            <text:p>13265.230676352603</text:p>
          </table:table-cell>
          <table:table-cell table:formula="of:=[.B296]+RANDBETWEEN(-500;500)" office:value-type="float" office:value="12827.2306763526" calcext:value-type="float">
            <text:p>12827.2306763526</text:p>
          </table:table-cell>
          <table:table-cell table:formula="of:=[.B296]*RANDBETWEEN(0.3;1.9)" office:value-type="float" office:value="26530.4613527052" calcext:value-type="float">
            <text:p>26530.4613527052</text:p>
          </table:table-cell>
          <table:table-cell table:formula="of:=[.D296]*RANDBETWEEN(0.3;1.9)" office:value-type="float" office:value="26530.4613527052" calcext:value-type="float">
            <text:p>26530.4613527052</text:p>
          </table:table-cell>
          <table:table-cell table:formula="of:=[.B296]*RANDBETWEEN(0.3;1.9)/[.E296]*[.D296]" office:value-type="float" office:value="13265.2306763526" calcext:value-type="float">
            <text:p>13265.2306763526</text:p>
          </table:table-cell>
          <table:table-cell table:formula="of:=[.C296]*RANDBETWEEN(0.3;1.9)" office:value-type="float" office:value="12827.2306763526" calcext:value-type="float">
            <text:p>12827.2306763526</text:p>
          </table:table-cell>
        </table:table-row>
        <table:table-row table:style-name="ro1">
          <table:table-cell office:value-type="float" office:value="11297" calcext:value-type="float">
            <text:p>11297</text:p>
          </table:table-cell>
          <table:table-cell office:value-type="string" calcext:value-type="string">
            <text:p>1010.984611877</text:p>
          </table:table-cell>
          <table:table-cell table:formula="of:=[.B297]+RANDBETWEEN(-500;500)" office:value-type="float" office:value="1418.984611877" calcext:value-type="float">
            <text:p>1418.984611877</text:p>
          </table:table-cell>
          <table:table-cell table:formula="of:=[.B297]*RANDBETWEEN(0.3;1.9)" office:value-type="float" office:value="2021.969223754" calcext:value-type="float">
            <text:p>2021.969223754</text:p>
          </table:table-cell>
          <table:table-cell table:formula="of:=[.D297]*RANDBETWEEN(0.3;1.9)" office:value-type="float" office:value="4043.938447508" calcext:value-type="float">
            <text:p>4043.938447508</text:p>
          </table:table-cell>
          <table:table-cell table:formula="of:=[.B297]*RANDBETWEEN(0.3;1.9)/[.E297]*[.D297]" office:value-type="float" office:value="1010.984611877" calcext:value-type="float">
            <text:p>1010.984611877</text:p>
          </table:table-cell>
          <table:table-cell table:formula="of:=[.C297]*RANDBETWEEN(0.3;1.9)" office:value-type="float" office:value="1418.984611877" calcext:value-type="float">
            <text:p>1418.984611877</text:p>
          </table:table-cell>
        </table:table-row>
        <table:table-row table:style-name="ro1">
          <table:table-cell office:value-type="float" office:value="11298" calcext:value-type="float">
            <text:p>11298</text:p>
          </table:table-cell>
          <table:table-cell office:value-type="string" calcext:value-type="string">
            <text:p>4410.8080840551265</text:p>
          </table:table-cell>
          <table:table-cell table:formula="of:=[.B298]+RANDBETWEEN(-500;500)" office:value-type="float" office:value="4438.80808405513" calcext:value-type="float">
            <text:p>4438.8080840551</text:p>
          </table:table-cell>
          <table:table-cell table:formula="of:=[.B298]*RANDBETWEEN(0.3;1.9)" office:value-type="float" office:value="4410.80808405513" calcext:value-type="float">
            <text:p>4410.8080840551</text:p>
          </table:table-cell>
          <table:table-cell table:formula="of:=[.D298]*RANDBETWEEN(0.3;1.9)" office:value-type="float" office:value="4410.80808405513" calcext:value-type="float">
            <text:p>4410.8080840551</text:p>
          </table:table-cell>
          <table:table-cell table:formula="of:=[.B298]*RANDBETWEEN(0.3;1.9)/[.E298]*[.D298]" office:value-type="float" office:value="8821.61616811025" calcext:value-type="float">
            <text:p>8821.6161681103</text:p>
          </table:table-cell>
          <table:table-cell table:formula="of:=[.C298]*RANDBETWEEN(0.3;1.9)" office:value-type="float" office:value="4438.80808405513" calcext:value-type="float">
            <text:p>4438.8080840551</text:p>
          </table:table-cell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string" calcext:value-type="string">
            <text:p>13127.048860186907</text:p>
          </table:table-cell>
          <table:table-cell table:formula="of:=[.B299]+RANDBETWEEN(-500;500)" office:value-type="float" office:value="13538.0488601869" calcext:value-type="float">
            <text:p>13538.0488601869</text:p>
          </table:table-cell>
          <table:table-cell table:formula="of:=[.B299]*RANDBETWEEN(0.3;1.9)" office:value-type="float" office:value="26254.0977203738" calcext:value-type="float">
            <text:p>26254.0977203738</text:p>
          </table:table-cell>
          <table:table-cell table:formula="of:=[.D299]*RANDBETWEEN(0.3;1.9)" office:value-type="float" office:value="52508.1954407476" calcext:value-type="float">
            <text:p>52508.1954407476</text:p>
          </table:table-cell>
          <table:table-cell table:formula="of:=[.B299]*RANDBETWEEN(0.3;1.9)/[.E299]*[.D299]" office:value-type="float" office:value="13127.0488601869" calcext:value-type="float">
            <text:p>13127.0488601869</text:p>
          </table:table-cell>
          <table:table-cell table:formula="of:=[.C299]*RANDBETWEEN(0.3;1.9)" office:value-type="float" office:value="13538.0488601869" calcext:value-type="float">
            <text:p>13538.0488601869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string" calcext:value-type="string">
            <text:p>1932.7880077640002</text:p>
          </table:table-cell>
          <table:table-cell table:formula="of:=[.B300]+RANDBETWEEN(-500;500)" office:value-type="float" office:value="1770.788007764" calcext:value-type="float">
            <text:p>1770.788007764</text:p>
          </table:table-cell>
          <table:table-cell table:formula="of:=[.B300]*RANDBETWEEN(0.3;1.9)" office:value-type="float" office:value="3865.576015528" calcext:value-type="float">
            <text:p>3865.576015528</text:p>
          </table:table-cell>
          <table:table-cell table:formula="of:=[.D300]*RANDBETWEEN(0.3;1.9)" office:value-type="float" office:value="3865.576015528" calcext:value-type="float">
            <text:p>3865.576015528</text:p>
          </table:table-cell>
          <table:table-cell table:formula="of:=[.B300]*RANDBETWEEN(0.3;1.9)/[.E300]*[.D300]" office:value-type="float" office:value="1932.788007764" calcext:value-type="float">
            <text:p>1932.788007764</text:p>
          </table:table-cell>
          <table:table-cell table:formula="of:=[.C300]*RANDBETWEEN(0.3;1.9)" office:value-type="float" office:value="1770.788007764" calcext:value-type="float">
            <text:p>1770.788007764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string" calcext:value-type="string">
            <text:p>13575.349009476031</text:p>
          </table:table-cell>
          <table:table-cell table:formula="of:=[.B301]+RANDBETWEEN(-500;500)" office:value-type="float" office:value="13602.349009476" calcext:value-type="float">
            <text:p>13602.349009476</text:p>
          </table:table-cell>
          <table:table-cell table:formula="of:=[.B301]*RANDBETWEEN(0.3;1.9)" office:value-type="float" office:value="13575.349009476" calcext:value-type="float">
            <text:p>13575.349009476</text:p>
          </table:table-cell>
          <table:table-cell table:formula="of:=[.D301]*RANDBETWEEN(0.3;1.9)" office:value-type="float" office:value="13575.349009476" calcext:value-type="float">
            <text:p>13575.349009476</text:p>
          </table:table-cell>
          <table:table-cell table:formula="of:=[.B301]*RANDBETWEEN(0.3;1.9)/[.E301]*[.D301]" office:value-type="float" office:value="13575.349009476" calcext:value-type="float">
            <text:p>13575.349009476</text:p>
          </table:table-cell>
          <table:table-cell table:formula="of:=[.C301]*RANDBETWEEN(0.3;1.9)" office:value-type="float" office:value="13602.349009476" calcext:value-type="float">
            <text:p>13602.349009476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string" calcext:value-type="string">
            <text:p>5247.345717109707</text:p>
          </table:table-cell>
          <table:table-cell table:formula="of:=[.B302]+RANDBETWEEN(-500;500)" office:value-type="float" office:value="5071.34571710971" calcext:value-type="float">
            <text:p>5071.3457171097</text:p>
          </table:table-cell>
          <table:table-cell table:formula="of:=[.B302]*RANDBETWEEN(0.3;1.9)" office:value-type="float" office:value="10494.6914342194" calcext:value-type="float">
            <text:p>10494.6914342194</text:p>
          </table:table-cell>
          <table:table-cell table:formula="of:=[.D302]*RANDBETWEEN(0.3;1.9)" office:value-type="float" office:value="10494.6914342194" calcext:value-type="float">
            <text:p>10494.6914342194</text:p>
          </table:table-cell>
          <table:table-cell table:formula="of:=[.B302]*RANDBETWEEN(0.3;1.9)/[.E302]*[.D302]" office:value-type="float" office:value="5247.34571710971" calcext:value-type="float">
            <text:p>5247.3457171097</text:p>
          </table:table-cell>
          <table:table-cell table:formula="of:=[.C302]*RANDBETWEEN(0.3;1.9)" office:value-type="float" office:value="10142.6914342194" calcext:value-type="float">
            <text:p>10142.6914342194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8637.638474678075</text:p>
          </table:table-cell>
          <table:table-cell table:formula="of:=[.B303]+RANDBETWEEN(-500;500)" office:value-type="float" office:value="8870.63847467807" calcext:value-type="float">
            <text:p>8870.6384746781</text:p>
          </table:table-cell>
          <table:table-cell table:formula="of:=[.B303]*RANDBETWEEN(0.3;1.9)" office:value-type="float" office:value="17275.2769493562" calcext:value-type="float">
            <text:p>17275.2769493562</text:p>
          </table:table-cell>
          <table:table-cell table:formula="of:=[.D303]*RANDBETWEEN(0.3;1.9)" office:value-type="float" office:value="34550.5538987123" calcext:value-type="float">
            <text:p>34550.5538987123</text:p>
          </table:table-cell>
          <table:table-cell table:formula="of:=[.B303]*RANDBETWEEN(0.3;1.9)/[.E303]*[.D303]" office:value-type="float" office:value="4318.81923733904" calcext:value-type="float">
            <text:p>4318.819237339</text:p>
          </table:table-cell>
          <table:table-cell table:formula="of:=[.C303]*RANDBETWEEN(0.3;1.9)" office:value-type="float" office:value="17741.2769493562" calcext:value-type="float">
            <text:p>17741.2769493562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23899.31171056302</text:p>
          </table:table-cell>
          <table:table-cell table:formula="of:=[.B304]+RANDBETWEEN(-500;500)" office:value-type="float" office:value="23953.311710563" calcext:value-type="float">
            <text:p>23953.311710563</text:p>
          </table:table-cell>
          <table:table-cell table:formula="of:=[.B304]*RANDBETWEEN(0.3;1.9)" office:value-type="float" office:value="47798.623421126" calcext:value-type="float">
            <text:p>47798.623421126</text:p>
          </table:table-cell>
          <table:table-cell table:formula="of:=[.D304]*RANDBETWEEN(0.3;1.9)" office:value-type="float" office:value="47798.623421126" calcext:value-type="float">
            <text:p>47798.623421126</text:p>
          </table:table-cell>
          <table:table-cell table:formula="of:=[.B304]*RANDBETWEEN(0.3;1.9)/[.E304]*[.D304]" office:value-type="float" office:value="23899.311710563" calcext:value-type="float">
            <text:p>23899.311710563</text:p>
          </table:table-cell>
          <table:table-cell table:formula="of:=[.C304]*RANDBETWEEN(0.3;1.9)" office:value-type="float" office:value="23953.311710563" calcext:value-type="float">
            <text:p>23953.311710563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792.3854327490001</text:p>
          </table:table-cell>
          <table:table-cell table:formula="of:=[.B305]+RANDBETWEEN(-500;500)" office:value-type="float" office:value="1268.385432749" calcext:value-type="float">
            <text:p>1268.385432749</text:p>
          </table:table-cell>
          <table:table-cell table:formula="of:=[.B305]*RANDBETWEEN(0.3;1.9)" office:value-type="float" office:value="1584.770865498" calcext:value-type="float">
            <text:p>1584.770865498</text:p>
          </table:table-cell>
          <table:table-cell table:formula="of:=[.D305]*RANDBETWEEN(0.3;1.9)" office:value-type="float" office:value="3169.541730996" calcext:value-type="float">
            <text:p>3169.541730996</text:p>
          </table:table-cell>
          <table:table-cell table:formula="of:=[.B305]*RANDBETWEEN(0.3;1.9)/[.E305]*[.D305]" office:value-type="float" office:value="396.1927163745" calcext:value-type="float">
            <text:p>396.1927163745</text:p>
          </table:table-cell>
          <table:table-cell table:formula="of:=[.C305]*RANDBETWEEN(0.3;1.9)" office:value-type="float" office:value="1268.385432749" calcext:value-type="float">
            <text:p>1268.385432749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493.9636007437913</text:p>
          </table:table-cell>
          <table:table-cell table:formula="of:=[.B306]+RANDBETWEEN(-500;500)" office:value-type="float" office:value="28.9636007437913" calcext:value-type="float">
            <text:p>28.9636007438</text:p>
          </table:table-cell>
          <table:table-cell table:formula="of:=[.B306]*RANDBETWEEN(0.3;1.9)" office:value-type="float" office:value="987.927201487583" calcext:value-type="float">
            <text:p>987.9272014876</text:p>
          </table:table-cell>
          <table:table-cell table:formula="of:=[.D306]*RANDBETWEEN(0.3;1.9)" office:value-type="float" office:value="987.927201487583" calcext:value-type="float">
            <text:p>987.9272014876</text:p>
          </table:table-cell>
          <table:table-cell table:formula="of:=[.B306]*RANDBETWEEN(0.3;1.9)/[.E306]*[.D306]" office:value-type="float" office:value="493.963600743791" calcext:value-type="float">
            <text:p>493.9636007438</text:p>
          </table:table-cell>
          <table:table-cell table:formula="of:=[.C306]*RANDBETWEEN(0.3;1.9)" office:value-type="float" office:value="57.9272014875826" calcext:value-type="float">
            <text:p>57.9272014876</text:p>
          </table:table-cell>
        </table:table-row>
        <table:table-row table:style-name="ro1">
          <table:table-cell office:value-type="float" office:value="11307" calcext:value-type="float">
            <text:p>11307</text:p>
          </table:table-cell>
          <table:table-cell office:value-type="string" calcext:value-type="string">
            <text:p>2145.707891935</text:p>
          </table:table-cell>
          <table:table-cell table:formula="of:=[.B307]+RANDBETWEEN(-500;500)" office:value-type="float" office:value="1774.707891935" calcext:value-type="float">
            <text:p>1774.707891935</text:p>
          </table:table-cell>
          <table:table-cell table:formula="of:=[.B307]*RANDBETWEEN(0.3;1.9)" office:value-type="float" office:value="2145.707891935" calcext:value-type="float">
            <text:p>2145.707891935</text:p>
          </table:table-cell>
          <table:table-cell table:formula="of:=[.D307]*RANDBETWEEN(0.3;1.9)" office:value-type="float" office:value="4291.41578387" calcext:value-type="float">
            <text:p>4291.41578387</text:p>
          </table:table-cell>
          <table:table-cell table:formula="of:=[.B307]*RANDBETWEEN(0.3;1.9)/[.E307]*[.D307]" office:value-type="float" office:value="1072.8539459675" calcext:value-type="float">
            <text:p>1072.8539459675</text:p>
          </table:table-cell>
          <table:table-cell table:formula="of:=[.C307]*RANDBETWEEN(0.3;1.9)" office:value-type="float" office:value="3549.41578387" calcext:value-type="float">
            <text:p>3549.41578387</text:p>
          </table:table-cell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string" calcext:value-type="string">
            <text:p>577.286317083</text:p>
          </table:table-cell>
          <table:table-cell table:formula="of:=[.B308]+RANDBETWEEN(-500;500)" office:value-type="float" office:value="193.286317083" calcext:value-type="float">
            <text:p>193.286317083</text:p>
          </table:table-cell>
          <table:table-cell table:formula="of:=[.B308]*RANDBETWEEN(0.3;1.9)" office:value-type="float" office:value="577.286317083" calcext:value-type="float">
            <text:p>577.286317083</text:p>
          </table:table-cell>
          <table:table-cell table:formula="of:=[.D308]*RANDBETWEEN(0.3;1.9)" office:value-type="float" office:value="577.286317083" calcext:value-type="float">
            <text:p>577.286317083</text:p>
          </table:table-cell>
          <table:table-cell table:formula="of:=[.B308]*RANDBETWEEN(0.3;1.9)/[.E308]*[.D308]" office:value-type="float" office:value="577.286317083" calcext:value-type="float">
            <text:p>577.286317083</text:p>
          </table:table-cell>
          <table:table-cell table:formula="of:=[.C308]*RANDBETWEEN(0.3;1.9)" office:value-type="float" office:value="386.572634166" calcext:value-type="float">
            <text:p>386.572634166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1639.2364106508735</text:p>
          </table:table-cell>
          <table:table-cell table:formula="of:=[.B309]+RANDBETWEEN(-500;500)" office:value-type="float" office:value="1693.23641065087" calcext:value-type="float">
            <text:p>1693.2364106509</text:p>
          </table:table-cell>
          <table:table-cell table:formula="of:=[.B309]*RANDBETWEEN(0.3;1.9)" office:value-type="float" office:value="3278.47282130175" calcext:value-type="float">
            <text:p>3278.4728213018</text:p>
          </table:table-cell>
          <table:table-cell table:formula="of:=[.D309]*RANDBETWEEN(0.3;1.9)" office:value-type="float" office:value="3278.47282130175" calcext:value-type="float">
            <text:p>3278.4728213018</text:p>
          </table:table-cell>
          <table:table-cell table:formula="of:=[.B309]*RANDBETWEEN(0.3;1.9)/[.E309]*[.D309]" office:value-type="float" office:value="1639.23641065087" calcext:value-type="float">
            <text:p>1639.2364106509</text:p>
          </table:table-cell>
          <table:table-cell table:formula="of:=[.C309]*RANDBETWEEN(0.3;1.9)" office:value-type="float" office:value="3386.47282130175" calcext:value-type="float">
            <text:p>3386.4728213018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1661.8863898950067</text:p>
          </table:table-cell>
          <table:table-cell table:formula="of:=[.B310]+RANDBETWEEN(-500;500)" office:value-type="float" office:value="2156.88638989501" calcext:value-type="float">
            <text:p>2156.886389895</text:p>
          </table:table-cell>
          <table:table-cell table:formula="of:=[.B310]*RANDBETWEEN(0.3;1.9)" office:value-type="float" office:value="3323.77277979001" calcext:value-type="float">
            <text:p>3323.77277979</text:p>
          </table:table-cell>
          <table:table-cell table:formula="of:=[.D310]*RANDBETWEEN(0.3;1.9)" office:value-type="float" office:value="6647.54555958003" calcext:value-type="float">
            <text:p>6647.54555958</text:p>
          </table:table-cell>
          <table:table-cell table:formula="of:=[.B310]*RANDBETWEEN(0.3;1.9)/[.E310]*[.D310]" office:value-type="float" office:value="1661.88638989501" calcext:value-type="float">
            <text:p>1661.886389895</text:p>
          </table:table-cell>
          <table:table-cell table:formula="of:=[.C310]*RANDBETWEEN(0.3;1.9)" office:value-type="float" office:value="4313.77277979001" calcext:value-type="float">
            <text:p>4313.77277979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2272.74362133</text:p>
          </table:table-cell>
          <table:table-cell table:formula="of:=[.B311]+RANDBETWEEN(-500;500)" office:value-type="float" office:value="2216.74362133" calcext:value-type="float">
            <text:p>2216.74362133</text:p>
          </table:table-cell>
          <table:table-cell table:formula="of:=[.B311]*RANDBETWEEN(0.3;1.9)" office:value-type="float" office:value="4545.48724266" calcext:value-type="float">
            <text:p>4545.48724266</text:p>
          </table:table-cell>
          <table:table-cell table:formula="of:=[.D311]*RANDBETWEEN(0.3;1.9)" office:value-type="float" office:value="4545.48724266" calcext:value-type="float">
            <text:p>4545.48724266</text:p>
          </table:table-cell>
          <table:table-cell table:formula="of:=[.B311]*RANDBETWEEN(0.3;1.9)/[.E311]*[.D311]" office:value-type="float" office:value="2272.74362133" calcext:value-type="float">
            <text:p>2272.74362133</text:p>
          </table:table-cell>
          <table:table-cell table:formula="of:=[.C311]*RANDBETWEEN(0.3;1.9)" office:value-type="float" office:value="4433.48724266" calcext:value-type="float">
            <text:p>4433.48724266</text:p>
          </table:table-cell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string" calcext:value-type="string">
            <text:p>3785.760054276217</text:p>
          </table:table-cell>
          <table:table-cell table:formula="of:=[.B312]+RANDBETWEEN(-500;500)" office:value-type="float" office:value="3712.76005427622" calcext:value-type="float">
            <text:p>3712.7600542762</text:p>
          </table:table-cell>
          <table:table-cell table:formula="of:=[.B312]*RANDBETWEEN(0.3;1.9)" office:value-type="float" office:value="3785.76005427622" calcext:value-type="float">
            <text:p>3785.7600542762</text:p>
          </table:table-cell>
          <table:table-cell table:formula="of:=[.D312]*RANDBETWEEN(0.3;1.9)" office:value-type="float" office:value="7571.52010855243" calcext:value-type="float">
            <text:p>7571.5201085524</text:p>
          </table:table-cell>
          <table:table-cell table:formula="of:=[.B312]*RANDBETWEEN(0.3;1.9)/[.E312]*[.D312]" office:value-type="float" office:value="1892.88002713811" calcext:value-type="float">
            <text:p>1892.8800271381</text:p>
          </table:table-cell>
          <table:table-cell table:formula="of:=[.C312]*RANDBETWEEN(0.3;1.9)" office:value-type="float" office:value="7425.52010855243" calcext:value-type="float">
            <text:p>7425.5201085524</text:p>
          </table:table-cell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string" calcext:value-type="string">
            <text:p>5000.82867745789</text:p>
          </table:table-cell>
          <table:table-cell table:formula="of:=[.B313]+RANDBETWEEN(-500;500)" office:value-type="float" office:value="5247.82867745789" calcext:value-type="float">
            <text:p>5247.8286774579</text:p>
          </table:table-cell>
          <table:table-cell table:formula="of:=[.B313]*RANDBETWEEN(0.3;1.9)" office:value-type="float" office:value="5000.82867745789" calcext:value-type="float">
            <text:p>5000.8286774579</text:p>
          </table:table-cell>
          <table:table-cell table:formula="of:=[.D313]*RANDBETWEEN(0.3;1.9)" office:value-type="float" office:value="5000.82867745789" calcext:value-type="float">
            <text:p>5000.8286774579</text:p>
          </table:table-cell>
          <table:table-cell table:formula="of:=[.B313]*RANDBETWEEN(0.3;1.9)/[.E313]*[.D313]" office:value-type="float" office:value="10001.6573549158" calcext:value-type="float">
            <text:p>10001.6573549158</text:p>
          </table:table-cell>
          <table:table-cell table:formula="of:=[.C313]*RANDBETWEEN(0.3;1.9)" office:value-type="float" office:value="10495.6573549158" calcext:value-type="float">
            <text:p>10495.6573549158</text:p>
          </table:table-cell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string" calcext:value-type="string">
            <text:p>1370.861314728591</text:p>
          </table:table-cell>
          <table:table-cell table:formula="of:=[.B314]+RANDBETWEEN(-500;500)" office:value-type="float" office:value="871.861314728591" calcext:value-type="float">
            <text:p>871.8613147286</text:p>
          </table:table-cell>
          <table:table-cell table:formula="of:=[.B314]*RANDBETWEEN(0.3;1.9)" office:value-type="float" office:value="1370.86131472859" calcext:value-type="float">
            <text:p>1370.8613147286</text:p>
          </table:table-cell>
          <table:table-cell table:formula="of:=[.D314]*RANDBETWEEN(0.3;1.9)" office:value-type="float" office:value="2741.72262945718" calcext:value-type="float">
            <text:p>2741.7226294572</text:p>
          </table:table-cell>
          <table:table-cell table:formula="of:=[.B314]*RANDBETWEEN(0.3;1.9)/[.E314]*[.D314]" office:value-type="float" office:value="685.430657364296" calcext:value-type="float">
            <text:p>685.4306573643</text:p>
          </table:table-cell>
          <table:table-cell table:formula="of:=[.C314]*RANDBETWEEN(0.3;1.9)" office:value-type="float" office:value="871.861314728591" calcext:value-type="float">
            <text:p>871.8613147286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14968.209676049593</text:p>
          </table:table-cell>
          <table:table-cell table:formula="of:=[.B315]+RANDBETWEEN(-500;500)" office:value-type="float" office:value="15394.2096760496" calcext:value-type="float">
            <text:p>15394.2096760496</text:p>
          </table:table-cell>
          <table:table-cell table:formula="of:=[.B315]*RANDBETWEEN(0.3;1.9)" office:value-type="float" office:value="29936.4193520992" calcext:value-type="float">
            <text:p>29936.4193520992</text:p>
          </table:table-cell>
          <table:table-cell table:formula="of:=[.D315]*RANDBETWEEN(0.3;1.9)" office:value-type="float" office:value="59872.8387041984" calcext:value-type="float">
            <text:p>59872.8387041984</text:p>
          </table:table-cell>
          <table:table-cell table:formula="of:=[.B315]*RANDBETWEEN(0.3;1.9)/[.E315]*[.D315]" office:value-type="float" office:value="7484.1048380248" calcext:value-type="float">
            <text:p>7484.1048380248</text:p>
          </table:table-cell>
          <table:table-cell table:formula="of:=[.C315]*RANDBETWEEN(0.3;1.9)" office:value-type="float" office:value="15394.2096760496" calcext:value-type="float">
            <text:p>15394.2096760496</text:p>
          </table:table-cell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4887.733563440471</text:p>
          </table:table-cell>
          <table:table-cell table:formula="of:=[.B316]+RANDBETWEEN(-500;500)" office:value-type="float" office:value="5194.73356344047" calcext:value-type="float">
            <text:p>5194.7335634405</text:p>
          </table:table-cell>
          <table:table-cell table:formula="of:=[.B316]*RANDBETWEEN(0.3;1.9)" office:value-type="float" office:value="4887.73356344047" calcext:value-type="float">
            <text:p>4887.7335634405</text:p>
          </table:table-cell>
          <table:table-cell table:formula="of:=[.D316]*RANDBETWEEN(0.3;1.9)" office:value-type="float" office:value="4887.73356344047" calcext:value-type="float">
            <text:p>4887.7335634405</text:p>
          </table:table-cell>
          <table:table-cell table:formula="of:=[.B316]*RANDBETWEEN(0.3;1.9)/[.E316]*[.D316]" office:value-type="float" office:value="4887.73356344047" calcext:value-type="float">
            <text:p>4887.7335634405</text:p>
          </table:table-cell>
          <table:table-cell table:formula="of:=[.C316]*RANDBETWEEN(0.3;1.9)" office:value-type="float" office:value="5194.73356344047" calcext:value-type="float">
            <text:p>5194.7335634405</text:p>
          </table:table-cell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string" calcext:value-type="string">
            <text:p>549.8385878920001</text:p>
          </table:table-cell>
          <table:table-cell table:formula="of:=[.B317]+RANDBETWEEN(-500;500)" office:value-type="float" office:value="799.838587892" calcext:value-type="float">
            <text:p>799.838587892</text:p>
          </table:table-cell>
          <table:table-cell table:formula="of:=[.B317]*RANDBETWEEN(0.3;1.9)" office:value-type="float" office:value="549.838587892" calcext:value-type="float">
            <text:p>549.838587892</text:p>
          </table:table-cell>
          <table:table-cell table:formula="of:=[.D317]*RANDBETWEEN(0.3;1.9)" office:value-type="float" office:value="549.838587892" calcext:value-type="float">
            <text:p>549.838587892</text:p>
          </table:table-cell>
          <table:table-cell table:formula="of:=[.B317]*RANDBETWEEN(0.3;1.9)/[.E317]*[.D317]" office:value-type="float" office:value="549.838587892" calcext:value-type="float">
            <text:p>549.838587892</text:p>
          </table:table-cell>
          <table:table-cell table:formula="of:=[.C317]*RANDBETWEEN(0.3;1.9)" office:value-type="float" office:value="1599.677175784" calcext:value-type="float">
            <text:p>1599.677175784</text:p>
          </table:table-cell>
        </table:table-row>
        <table:table-row table:style-name="ro1">
          <table:table-cell office:value-type="float" office:value="11318" calcext:value-type="float">
            <text:p>11318</text:p>
          </table:table-cell>
          <table:table-cell office:value-type="string" calcext:value-type="string">
            <text:p>1468.4318739869998</text:p>
          </table:table-cell>
          <table:table-cell table:formula="of:=[.B318]+RANDBETWEEN(-500;500)" office:value-type="float" office:value="1751.431873987" calcext:value-type="float">
            <text:p>1751.431873987</text:p>
          </table:table-cell>
          <table:table-cell table:formula="of:=[.B318]*RANDBETWEEN(0.3;1.9)" office:value-type="float" office:value="2936.863747974" calcext:value-type="float">
            <text:p>2936.863747974</text:p>
          </table:table-cell>
          <table:table-cell table:formula="of:=[.D318]*RANDBETWEEN(0.3;1.9)" office:value-type="float" office:value="2936.863747974" calcext:value-type="float">
            <text:p>2936.863747974</text:p>
          </table:table-cell>
          <table:table-cell table:formula="of:=[.B318]*RANDBETWEEN(0.3;1.9)/[.E318]*[.D318]" office:value-type="float" office:value="1468.431873987" calcext:value-type="float">
            <text:p>1468.431873987</text:p>
          </table:table-cell>
          <table:table-cell table:formula="of:=[.C318]*RANDBETWEEN(0.3;1.9)" office:value-type="float" office:value="3502.863747974" calcext:value-type="float">
            <text:p>3502.863747974</text:p>
          </table:table-cell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string" calcext:value-type="string">
            <text:p>144.67367782940002</text:p>
          </table:table-cell>
          <table:table-cell table:formula="of:=[.B319]+RANDBETWEEN(-500;500)" office:value-type="float" office:value="-247.3263221706" calcext:value-type="float">
            <text:p>-247.3263221706</text:p>
          </table:table-cell>
          <table:table-cell table:formula="of:=[.B319]*RANDBETWEEN(0.3;1.9)" office:value-type="float" office:value="289.3473556588" calcext:value-type="float">
            <text:p>289.3473556588</text:p>
          </table:table-cell>
          <table:table-cell table:formula="of:=[.D319]*RANDBETWEEN(0.3;1.9)" office:value-type="float" office:value="289.3473556588" calcext:value-type="float">
            <text:p>289.3473556588</text:p>
          </table:table-cell>
          <table:table-cell table:formula="of:=[.B319]*RANDBETWEEN(0.3;1.9)/[.E319]*[.D319]" office:value-type="float" office:value="144.6736778294" calcext:value-type="float">
            <text:p>144.6736778294</text:p>
          </table:table-cell>
          <table:table-cell table:formula="of:=[.C319]*RANDBETWEEN(0.3;1.9)" office:value-type="float" office:value="-247.3263221706" calcext:value-type="float">
            <text:p>-247.3263221706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string" calcext:value-type="string">
            <text:p>3870.5531572404097</text:p>
          </table:table-cell>
          <table:table-cell table:formula="of:=[.B320]+RANDBETWEEN(-500;500)" office:value-type="float" office:value="4177.55315724041" calcext:value-type="float">
            <text:p>4177.5531572404</text:p>
          </table:table-cell>
          <table:table-cell table:formula="of:=[.B320]*RANDBETWEEN(0.3;1.9)" office:value-type="float" office:value="7741.10631448082" calcext:value-type="float">
            <text:p>7741.1063144808</text:p>
          </table:table-cell>
          <table:table-cell table:formula="of:=[.D320]*RANDBETWEEN(0.3;1.9)" office:value-type="float" office:value="7741.10631448082" calcext:value-type="float">
            <text:p>7741.1063144808</text:p>
          </table:table-cell>
          <table:table-cell table:formula="of:=[.B320]*RANDBETWEEN(0.3;1.9)/[.E320]*[.D320]" office:value-type="float" office:value="7741.10631448082" calcext:value-type="float">
            <text:p>7741.1063144808</text:p>
          </table:table-cell>
          <table:table-cell table:formula="of:=[.C320]*RANDBETWEEN(0.3;1.9)" office:value-type="float" office:value="8355.10631448082" calcext:value-type="float">
            <text:p>8355.1063144808</text:p>
          </table:table-cell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string" calcext:value-type="string">
            <text:p>672.5369851897033</text:p>
          </table:table-cell>
          <table:table-cell table:formula="of:=[.B321]+RANDBETWEEN(-500;500)" office:value-type="float" office:value="611.536985189703" calcext:value-type="float">
            <text:p>611.5369851897</text:p>
          </table:table-cell>
          <table:table-cell table:formula="of:=[.B321]*RANDBETWEEN(0.3;1.9)" office:value-type="float" office:value="672.536985189703" calcext:value-type="float">
            <text:p>672.5369851897</text:p>
          </table:table-cell>
          <table:table-cell table:formula="of:=[.D321]*RANDBETWEEN(0.3;1.9)" office:value-type="float" office:value="672.536985189703" calcext:value-type="float">
            <text:p>672.5369851897</text:p>
          </table:table-cell>
          <table:table-cell table:formula="of:=[.B321]*RANDBETWEEN(0.3;1.9)/[.E321]*[.D321]" office:value-type="float" office:value="1345.07397037941" calcext:value-type="float">
            <text:p>1345.0739703794</text:p>
          </table:table-cell>
          <table:table-cell table:formula="of:=[.C321]*RANDBETWEEN(0.3;1.9)" office:value-type="float" office:value="611.536985189703" calcext:value-type="float">
            <text:p>611.5369851897</text:p>
          </table:table-cell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131171.70216778212</text:p>
          </table:table-cell>
          <table:table-cell table:formula="of:=[.B322]+RANDBETWEEN(-500;500)" office:value-type="float" office:value="130923.702167782" calcext:value-type="float">
            <text:p>130923.702167782</text:p>
          </table:table-cell>
          <table:table-cell table:formula="of:=[.B322]*RANDBETWEEN(0.3;1.9)" office:value-type="float" office:value="262343.404335564" calcext:value-type="float">
            <text:p>262343.404335564</text:p>
          </table:table-cell>
          <table:table-cell table:formula="of:=[.D322]*RANDBETWEEN(0.3;1.9)" office:value-type="float" office:value="524686.808671128" calcext:value-type="float">
            <text:p>524686.808671128</text:p>
          </table:table-cell>
          <table:table-cell table:formula="of:=[.B322]*RANDBETWEEN(0.3;1.9)/[.E322]*[.D322]" office:value-type="float" office:value="65585.8510838911" calcext:value-type="float">
            <text:p>65585.8510838911</text:p>
          </table:table-cell>
          <table:table-cell table:formula="of:=[.C322]*RANDBETWEEN(0.3;1.9)" office:value-type="float" office:value="261847.404335564" calcext:value-type="float">
            <text:p>261847.404335564</text:p>
          </table:table-cell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1158.8104257979999</text:p>
          </table:table-cell>
          <table:table-cell table:formula="of:=[.B323]+RANDBETWEEN(-500;500)" office:value-type="float" office:value="1486.810425798" calcext:value-type="float">
            <text:p>1486.810425798</text:p>
          </table:table-cell>
          <table:table-cell table:formula="of:=[.B323]*RANDBETWEEN(0.3;1.9)" office:value-type="float" office:value="2317.620851596" calcext:value-type="float">
            <text:p>2317.620851596</text:p>
          </table:table-cell>
          <table:table-cell table:formula="of:=[.D323]*RANDBETWEEN(0.3;1.9)" office:value-type="float" office:value="4635.241703192" calcext:value-type="float">
            <text:p>4635.241703192</text:p>
          </table:table-cell>
          <table:table-cell table:formula="of:=[.B323]*RANDBETWEEN(0.3;1.9)/[.E323]*[.D323]" office:value-type="float" office:value="579.405212899" calcext:value-type="float">
            <text:p>579.405212899</text:p>
          </table:table-cell>
          <table:table-cell table:formula="of:=[.C323]*RANDBETWEEN(0.3;1.9)" office:value-type="float" office:value="1486.810425798" calcext:value-type="float">
            <text:p>1486.810425798</text:p>
          </table:table-cell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3358.5319859040005</text:p>
          </table:table-cell>
          <table:table-cell table:formula="of:=[.B324]+RANDBETWEEN(-500;500)" office:value-type="float" office:value="3603.531985904" calcext:value-type="float">
            <text:p>3603.531985904</text:p>
          </table:table-cell>
          <table:table-cell table:formula="of:=[.B324]*RANDBETWEEN(0.3;1.9)" office:value-type="float" office:value="6717.063971808" calcext:value-type="float">
            <text:p>6717.063971808</text:p>
          </table:table-cell>
          <table:table-cell table:formula="of:=[.D324]*RANDBETWEEN(0.3;1.9)" office:value-type="float" office:value="6717.063971808" calcext:value-type="float">
            <text:p>6717.063971808</text:p>
          </table:table-cell>
          <table:table-cell table:formula="of:=[.B324]*RANDBETWEEN(0.3;1.9)/[.E324]*[.D324]" office:value-type="float" office:value="6717.063971808" calcext:value-type="float">
            <text:p>6717.063971808</text:p>
          </table:table-cell>
          <table:table-cell table:formula="of:=[.C324]*RANDBETWEEN(0.3;1.9)" office:value-type="float" office:value="7207.063971808" calcext:value-type="float">
            <text:p>7207.063971808</text:p>
          </table:table-cell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string" calcext:value-type="string">
            <text:p>13489.906111982737</text:p>
          </table:table-cell>
          <table:table-cell table:formula="of:=[.B325]+RANDBETWEEN(-500;500)" office:value-type="float" office:value="13750.9061119827" calcext:value-type="float">
            <text:p>13750.9061119827</text:p>
          </table:table-cell>
          <table:table-cell table:formula="of:=[.B325]*RANDBETWEEN(0.3;1.9)" office:value-type="float" office:value="26979.8122239655" calcext:value-type="float">
            <text:p>26979.8122239655</text:p>
          </table:table-cell>
          <table:table-cell table:formula="of:=[.D325]*RANDBETWEEN(0.3;1.9)" office:value-type="float" office:value="53959.624447931" calcext:value-type="float">
            <text:p>53959.624447931</text:p>
          </table:table-cell>
          <table:table-cell table:formula="of:=[.B325]*RANDBETWEEN(0.3;1.9)/[.E325]*[.D325]" office:value-type="float" office:value="6744.95305599137" calcext:value-type="float">
            <text:p>6744.9530559914</text:p>
          </table:table-cell>
          <table:table-cell table:formula="of:=[.C325]*RANDBETWEEN(0.3;1.9)" office:value-type="float" office:value="13750.9061119827" calcext:value-type="float">
            <text:p>13750.9061119827</text:p>
          </table:table-cell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string" calcext:value-type="string">
            <text:p>1327.759976481224</text:p>
          </table:table-cell>
          <table:table-cell table:formula="of:=[.B326]+RANDBETWEEN(-500;500)" office:value-type="float" office:value="1463.75997648122" calcext:value-type="float">
            <text:p>1463.7599764812</text:p>
          </table:table-cell>
          <table:table-cell table:formula="of:=[.B326]*RANDBETWEEN(0.3;1.9)" office:value-type="float" office:value="1327.75997648122" calcext:value-type="float">
            <text:p>1327.7599764812</text:p>
          </table:table-cell>
          <table:table-cell table:formula="of:=[.D326]*RANDBETWEEN(0.3;1.9)" office:value-type="float" office:value="1327.75997648122" calcext:value-type="float">
            <text:p>1327.7599764812</text:p>
          </table:table-cell>
          <table:table-cell table:formula="of:=[.B326]*RANDBETWEEN(0.3;1.9)/[.E326]*[.D326]" office:value-type="float" office:value="2655.51995296245" calcext:value-type="float">
            <text:p>2655.5199529625</text:p>
          </table:table-cell>
          <table:table-cell table:formula="of:=[.C326]*RANDBETWEEN(0.3;1.9)" office:value-type="float" office:value="1463.75997648122" calcext:value-type="float">
            <text:p>1463.7599764812</text:p>
          </table:table-cell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string" calcext:value-type="string">
            <text:p>2934.3879065080005</text:p>
          </table:table-cell>
          <table:table-cell table:formula="of:=[.B327]+RANDBETWEEN(-500;500)" office:value-type="float" office:value="3241.387906508" calcext:value-type="float">
            <text:p>3241.387906508</text:p>
          </table:table-cell>
          <table:table-cell table:formula="of:=[.B327]*RANDBETWEEN(0.3;1.9)" office:value-type="float" office:value="2934.387906508" calcext:value-type="float">
            <text:p>2934.387906508</text:p>
          </table:table-cell>
          <table:table-cell table:formula="of:=[.D327]*RANDBETWEEN(0.3;1.9)" office:value-type="float" office:value="2934.387906508" calcext:value-type="float">
            <text:p>2934.387906508</text:p>
          </table:table-cell>
          <table:table-cell table:formula="of:=[.B327]*RANDBETWEEN(0.3;1.9)/[.E327]*[.D327]" office:value-type="float" office:value="5868.775813016" calcext:value-type="float">
            <text:p>5868.775813016</text:p>
          </table:table-cell>
          <table:table-cell table:formula="of:=[.C327]*RANDBETWEEN(0.3;1.9)" office:value-type="float" office:value="6482.775813016" calcext:value-type="float">
            <text:p>6482.775813016</text:p>
          </table:table-cell>
        </table:table-row>
        <table:table-row table:style-name="ro1">
          <table:table-cell office:value-type="float" office:value="11328" calcext:value-type="float">
            <text:p>11328</text:p>
          </table:table-cell>
          <table:table-cell office:value-type="string" calcext:value-type="string">
            <text:p>6396.637826665602</text:p>
          </table:table-cell>
          <table:table-cell table:formula="of:=[.B328]+RANDBETWEEN(-500;500)" office:value-type="float" office:value="6565.6378266656" calcext:value-type="float">
            <text:p>6565.6378266656</text:p>
          </table:table-cell>
          <table:table-cell table:formula="of:=[.B328]*RANDBETWEEN(0.3;1.9)" office:value-type="float" office:value="6396.6378266656" calcext:value-type="float">
            <text:p>6396.6378266656</text:p>
          </table:table-cell>
          <table:table-cell table:formula="of:=[.D328]*RANDBETWEEN(0.3;1.9)" office:value-type="float" office:value="6396.6378266656" calcext:value-type="float">
            <text:p>6396.6378266656</text:p>
          </table:table-cell>
          <table:table-cell table:formula="of:=[.B328]*RANDBETWEEN(0.3;1.9)/[.E328]*[.D328]" office:value-type="float" office:value="6396.6378266656" calcext:value-type="float">
            <text:p>6396.6378266656</text:p>
          </table:table-cell>
          <table:table-cell table:formula="of:=[.C328]*RANDBETWEEN(0.3;1.9)" office:value-type="float" office:value="13131.2756533312" calcext:value-type="float">
            <text:p>13131.2756533312</text:p>
          </table:table-cell>
        </table:table-row>
        <table:table-row table:style-name="ro1">
          <table:table-cell office:value-type="float" office:value="11329" calcext:value-type="float">
            <text:p>11329</text:p>
          </table:table-cell>
          <table:table-cell office:value-type="string" calcext:value-type="string">
            <text:p>1231.445104168</text:p>
          </table:table-cell>
          <table:table-cell table:formula="of:=[.B329]+RANDBETWEEN(-500;500)" office:value-type="float" office:value="894.445104168" calcext:value-type="float">
            <text:p>894.445104168</text:p>
          </table:table-cell>
          <table:table-cell table:formula="of:=[.B329]*RANDBETWEEN(0.3;1.9)" office:value-type="float" office:value="2462.890208336" calcext:value-type="float">
            <text:p>2462.890208336</text:p>
          </table:table-cell>
          <table:table-cell table:formula="of:=[.D329]*RANDBETWEEN(0.3;1.9)" office:value-type="float" office:value="4925.780416672" calcext:value-type="float">
            <text:p>4925.780416672</text:p>
          </table:table-cell>
          <table:table-cell table:formula="of:=[.B329]*RANDBETWEEN(0.3;1.9)/[.E329]*[.D329]" office:value-type="float" office:value="1231.445104168" calcext:value-type="float">
            <text:p>1231.445104168</text:p>
          </table:table-cell>
          <table:table-cell table:formula="of:=[.C329]*RANDBETWEEN(0.3;1.9)" office:value-type="float" office:value="894.445104168" calcext:value-type="float">
            <text:p>894.445104168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string" calcext:value-type="string">
            <text:p>2035.191853714</text:p>
          </table:table-cell>
          <table:table-cell table:formula="of:=[.B330]+RANDBETWEEN(-500;500)" office:value-type="float" office:value="2253.191853714" calcext:value-type="float">
            <text:p>2253.191853714</text:p>
          </table:table-cell>
          <table:table-cell table:formula="of:=[.B330]*RANDBETWEEN(0.3;1.9)" office:value-type="float" office:value="2035.191853714" calcext:value-type="float">
            <text:p>2035.191853714</text:p>
          </table:table-cell>
          <table:table-cell table:formula="of:=[.D330]*RANDBETWEEN(0.3;1.9)" office:value-type="float" office:value="2035.191853714" calcext:value-type="float">
            <text:p>2035.191853714</text:p>
          </table:table-cell>
          <table:table-cell table:formula="of:=[.B330]*RANDBETWEEN(0.3;1.9)/[.E330]*[.D330]" office:value-type="float" office:value="2035.191853714" calcext:value-type="float">
            <text:p>2035.191853714</text:p>
          </table:table-cell>
          <table:table-cell table:formula="of:=[.C330]*RANDBETWEEN(0.3;1.9)" office:value-type="float" office:value="2253.191853714" calcext:value-type="float">
            <text:p>2253.191853714</text:p>
          </table:table-cell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string" calcext:value-type="string">
            <text:p>2055.3413767550323</text:p>
          </table:table-cell>
          <table:table-cell table:formula="of:=[.B331]+RANDBETWEEN(-500;500)" office:value-type="float" office:value="1561.34137675503" calcext:value-type="float">
            <text:p>1561.341376755</text:p>
          </table:table-cell>
          <table:table-cell table:formula="of:=[.B331]*RANDBETWEEN(0.3;1.9)" office:value-type="float" office:value="2055.34137675503" calcext:value-type="float">
            <text:p>2055.341376755</text:p>
          </table:table-cell>
          <table:table-cell table:formula="of:=[.D331]*RANDBETWEEN(0.3;1.9)" office:value-type="float" office:value="2055.34137675503" calcext:value-type="float">
            <text:p>2055.341376755</text:p>
          </table:table-cell>
          <table:table-cell table:formula="of:=[.B331]*RANDBETWEEN(0.3;1.9)/[.E331]*[.D331]" office:value-type="float" office:value="2055.34137675503" calcext:value-type="float">
            <text:p>2055.341376755</text:p>
          </table:table-cell>
          <table:table-cell table:formula="of:=[.C331]*RANDBETWEEN(0.3;1.9)" office:value-type="float" office:value="3122.68275351006" calcext:value-type="float">
            <text:p>3122.6827535101</text:p>
          </table:table-cell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string" calcext:value-type="string">
            <text:p>6155.9933089209835</text:p>
          </table:table-cell>
          <table:table-cell table:formula="of:=[.B332]+RANDBETWEEN(-500;500)" office:value-type="float" office:value="6346.99330892098" calcext:value-type="float">
            <text:p>6346.993308921</text:p>
          </table:table-cell>
          <table:table-cell table:formula="of:=[.B332]*RANDBETWEEN(0.3;1.9)" office:value-type="float" office:value="12311.986617842" calcext:value-type="float">
            <text:p>12311.986617842</text:p>
          </table:table-cell>
          <table:table-cell table:formula="of:=[.D332]*RANDBETWEEN(0.3;1.9)" office:value-type="float" office:value="24623.9732356839" calcext:value-type="float">
            <text:p>24623.9732356839</text:p>
          </table:table-cell>
          <table:table-cell table:formula="of:=[.B332]*RANDBETWEEN(0.3;1.9)/[.E332]*[.D332]" office:value-type="float" office:value="6155.99330892098" calcext:value-type="float">
            <text:p>6155.993308921</text:p>
          </table:table-cell>
          <table:table-cell table:formula="of:=[.C332]*RANDBETWEEN(0.3;1.9)" office:value-type="float" office:value="12693.986617842" calcext:value-type="float">
            <text:p>12693.986617842</text:p>
          </table:table-cell>
        </table:table-row>
        <table:table-row table:style-name="ro1">
          <table:table-cell office:value-type="float" office:value="11333" calcext:value-type="float">
            <text:p>11333</text:p>
          </table:table-cell>
          <table:table-cell office:value-type="string" calcext:value-type="string">
            <text:p>4809.523508834463</text:p>
          </table:table-cell>
          <table:table-cell table:formula="of:=[.B333]+RANDBETWEEN(-500;500)" office:value-type="float" office:value="4350.52350883446" calcext:value-type="float">
            <text:p>4350.5235088345</text:p>
          </table:table-cell>
          <table:table-cell table:formula="of:=[.B333]*RANDBETWEEN(0.3;1.9)" office:value-type="float" office:value="9619.04701766893" calcext:value-type="float">
            <text:p>9619.0470176689</text:p>
          </table:table-cell>
          <table:table-cell table:formula="of:=[.D333]*RANDBETWEEN(0.3;1.9)" office:value-type="float" office:value="19238.0940353379" calcext:value-type="float">
            <text:p>19238.0940353379</text:p>
          </table:table-cell>
          <table:table-cell table:formula="of:=[.B333]*RANDBETWEEN(0.3;1.9)/[.E333]*[.D333]" office:value-type="float" office:value="4809.52350883446" calcext:value-type="float">
            <text:p>4809.5235088345</text:p>
          </table:table-cell>
          <table:table-cell table:formula="of:=[.C333]*RANDBETWEEN(0.3;1.9)" office:value-type="float" office:value="4350.52350883446" calcext:value-type="float">
            <text:p>4350.5235088345</text:p>
          </table:table-cell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string" calcext:value-type="string">
            <text:p>8972.769545907158</text:p>
          </table:table-cell>
          <table:table-cell table:formula="of:=[.B334]+RANDBETWEEN(-500;500)" office:value-type="float" office:value="9211.76954590716" calcext:value-type="float">
            <text:p>9211.7695459072</text:p>
          </table:table-cell>
          <table:table-cell table:formula="of:=[.B334]*RANDBETWEEN(0.3;1.9)" office:value-type="float" office:value="8972.76954590716" calcext:value-type="float">
            <text:p>8972.7695459072</text:p>
          </table:table-cell>
          <table:table-cell table:formula="of:=[.D334]*RANDBETWEEN(0.3;1.9)" office:value-type="float" office:value="8972.76954590716" calcext:value-type="float">
            <text:p>8972.7695459072</text:p>
          </table:table-cell>
          <table:table-cell table:formula="of:=[.B334]*RANDBETWEEN(0.3;1.9)/[.E334]*[.D334]" office:value-type="float" office:value="8972.76954590716" calcext:value-type="float">
            <text:p>8972.7695459072</text:p>
          </table:table-cell>
          <table:table-cell table:formula="of:=[.C334]*RANDBETWEEN(0.3;1.9)" office:value-type="float" office:value="18423.5390918143" calcext:value-type="float">
            <text:p>18423.5390918143</text:p>
          </table:table-cell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236.989932921</text:p>
          </table:table-cell>
          <table:table-cell table:formula="of:=[.B335]+RANDBETWEEN(-500;500)" office:value-type="float" office:value="-18.010067079" calcext:value-type="float">
            <text:p>-18.010067079</text:p>
          </table:table-cell>
          <table:table-cell table:formula="of:=[.B335]*RANDBETWEEN(0.3;1.9)" office:value-type="float" office:value="473.979865842" calcext:value-type="float">
            <text:p>473.979865842</text:p>
          </table:table-cell>
          <table:table-cell table:formula="of:=[.D335]*RANDBETWEEN(0.3;1.9)" office:value-type="float" office:value="473.979865842" calcext:value-type="float">
            <text:p>473.979865842</text:p>
          </table:table-cell>
          <table:table-cell table:formula="of:=[.B335]*RANDBETWEEN(0.3;1.9)/[.E335]*[.D335]" office:value-type="float" office:value="236.989932921" calcext:value-type="float">
            <text:p>236.989932921</text:p>
          </table:table-cell>
          <table:table-cell table:formula="of:=[.C335]*RANDBETWEEN(0.3;1.9)" office:value-type="float" office:value="-18.010067079" calcext:value-type="float">
            <text:p>-18.010067079</text:p>
          </table:table-cell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3227.821310657024</text:p>
          </table:table-cell>
          <table:table-cell table:formula="of:=[.B336]+RANDBETWEEN(-500;500)" office:value-type="float" office:value="2744.82131065702" calcext:value-type="float">
            <text:p>2744.821310657</text:p>
          </table:table-cell>
          <table:table-cell table:formula="of:=[.B336]*RANDBETWEEN(0.3;1.9)" office:value-type="float" office:value="3227.82131065702" calcext:value-type="float">
            <text:p>3227.821310657</text:p>
          </table:table-cell>
          <table:table-cell table:formula="of:=[.D336]*RANDBETWEEN(0.3;1.9)" office:value-type="float" office:value="6455.64262131405" calcext:value-type="float">
            <text:p>6455.6426213141</text:p>
          </table:table-cell>
          <table:table-cell table:formula="of:=[.B336]*RANDBETWEEN(0.3;1.9)/[.E336]*[.D336]" office:value-type="float" office:value="3227.82131065702" calcext:value-type="float">
            <text:p>3227.821310657</text:p>
          </table:table-cell>
          <table:table-cell table:formula="of:=[.C336]*RANDBETWEEN(0.3;1.9)" office:value-type="float" office:value="2744.82131065702" calcext:value-type="float">
            <text:p>2744.821310657</text:p>
          </table:table-cell>
        </table:table-row>
        <table:table-row table:style-name="ro1">
          <table:table-cell office:value-type="float" office:value="11337" calcext:value-type="float">
            <text:p>11337</text:p>
          </table:table-cell>
          <table:table-cell office:value-type="string" calcext:value-type="string">
            <text:p>1880.182060081</text:p>
          </table:table-cell>
          <table:table-cell table:formula="of:=[.B337]+RANDBETWEEN(-500;500)" office:value-type="float" office:value="2155.182060081" calcext:value-type="float">
            <text:p>2155.182060081</text:p>
          </table:table-cell>
          <table:table-cell table:formula="of:=[.B337]*RANDBETWEEN(0.3;1.9)" office:value-type="float" office:value="1880.182060081" calcext:value-type="float">
            <text:p>1880.182060081</text:p>
          </table:table-cell>
          <table:table-cell table:formula="of:=[.D337]*RANDBETWEEN(0.3;1.9)" office:value-type="float" office:value="3760.364120162" calcext:value-type="float">
            <text:p>3760.364120162</text:p>
          </table:table-cell>
          <table:table-cell table:formula="of:=[.B337]*RANDBETWEEN(0.3;1.9)/[.E337]*[.D337]" office:value-type="float" office:value="1880.182060081" calcext:value-type="float">
            <text:p>1880.182060081</text:p>
          </table:table-cell>
          <table:table-cell table:formula="of:=[.C337]*RANDBETWEEN(0.3;1.9)" office:value-type="float" office:value="4310.364120162" calcext:value-type="float">
            <text:p>4310.364120162</text:p>
          </table:table-cell>
        </table:table-row>
        <table:table-row table:style-name="ro1">
          <table:table-cell office:value-type="float" office:value="11338" calcext:value-type="float">
            <text:p>11338</text:p>
          </table:table-cell>
          <table:table-cell office:value-type="string" calcext:value-type="string">
            <text:p>2076.925506899</text:p>
          </table:table-cell>
          <table:table-cell table:formula="of:=[.B338]+RANDBETWEEN(-500;500)" office:value-type="float" office:value="1950.925506899" calcext:value-type="float">
            <text:p>1950.925506899</text:p>
          </table:table-cell>
          <table:table-cell table:formula="of:=[.B338]*RANDBETWEEN(0.3;1.9)" office:value-type="float" office:value="4153.851013798" calcext:value-type="float">
            <text:p>4153.851013798</text:p>
          </table:table-cell>
          <table:table-cell table:formula="of:=[.D338]*RANDBETWEEN(0.3;1.9)" office:value-type="float" office:value="4153.851013798" calcext:value-type="float">
            <text:p>4153.851013798</text:p>
          </table:table-cell>
          <table:table-cell table:formula="of:=[.B338]*RANDBETWEEN(0.3;1.9)/[.E338]*[.D338]" office:value-type="float" office:value="2076.925506899" calcext:value-type="float">
            <text:p>2076.925506899</text:p>
          </table:table-cell>
          <table:table-cell table:formula="of:=[.C338]*RANDBETWEEN(0.3;1.9)" office:value-type="float" office:value="3901.851013798" calcext:value-type="float">
            <text:p>3901.851013798</text:p>
          </table:table-cell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string" calcext:value-type="string">
            <text:p>2204.2500213566054</text:p>
          </table:table-cell>
          <table:table-cell table:formula="of:=[.B339]+RANDBETWEEN(-500;500)" office:value-type="float" office:value="1837.25002135661" calcext:value-type="float">
            <text:p>1837.2500213566</text:p>
          </table:table-cell>
          <table:table-cell table:formula="of:=[.B339]*RANDBETWEEN(0.3;1.9)" office:value-type="float" office:value="4408.50004271321" calcext:value-type="float">
            <text:p>4408.5000427132</text:p>
          </table:table-cell>
          <table:table-cell table:formula="of:=[.D339]*RANDBETWEEN(0.3;1.9)" office:value-type="float" office:value="4408.50004271321" calcext:value-type="float">
            <text:p>4408.5000427132</text:p>
          </table:table-cell>
          <table:table-cell table:formula="of:=[.B339]*RANDBETWEEN(0.3;1.9)/[.E339]*[.D339]" office:value-type="float" office:value="2204.25002135661" calcext:value-type="float">
            <text:p>2204.2500213566</text:p>
          </table:table-cell>
          <table:table-cell table:formula="of:=[.C339]*RANDBETWEEN(0.3;1.9)" office:value-type="float" office:value="3674.50004271321" calcext:value-type="float">
            <text:p>3674.5000427132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string" calcext:value-type="string">
            <text:p>9820.462622074912</text:p>
          </table:table-cell>
          <table:table-cell table:formula="of:=[.B340]+RANDBETWEEN(-500;500)" office:value-type="float" office:value="9649.46262207491" calcext:value-type="float">
            <text:p>9649.4626220749</text:p>
          </table:table-cell>
          <table:table-cell table:formula="of:=[.B340]*RANDBETWEEN(0.3;1.9)" office:value-type="float" office:value="19640.9252441498" calcext:value-type="float">
            <text:p>19640.9252441498</text:p>
          </table:table-cell>
          <table:table-cell table:formula="of:=[.D340]*RANDBETWEEN(0.3;1.9)" office:value-type="float" office:value="39281.8504882996" calcext:value-type="float">
            <text:p>39281.8504882996</text:p>
          </table:table-cell>
          <table:table-cell table:formula="of:=[.B340]*RANDBETWEEN(0.3;1.9)/[.E340]*[.D340]" office:value-type="float" office:value="9820.46262207491" calcext:value-type="float">
            <text:p>9820.4626220749</text:p>
          </table:table-cell>
          <table:table-cell table:formula="of:=[.C340]*RANDBETWEEN(0.3;1.9)" office:value-type="float" office:value="9649.46262207491" calcext:value-type="float">
            <text:p>9649.4626220749</text:p>
          </table:table-cell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string" calcext:value-type="string">
            <text:p>846.695904831</text:p>
          </table:table-cell>
          <table:table-cell table:formula="of:=[.B341]+RANDBETWEEN(-500;500)" office:value-type="float" office:value="715.695904831" calcext:value-type="float">
            <text:p>715.695904831</text:p>
          </table:table-cell>
          <table:table-cell table:formula="of:=[.B341]*RANDBETWEEN(0.3;1.9)" office:value-type="float" office:value="1693.391809662" calcext:value-type="float">
            <text:p>1693.391809662</text:p>
          </table:table-cell>
          <table:table-cell table:formula="of:=[.D341]*RANDBETWEEN(0.3;1.9)" office:value-type="float" office:value="3386.783619324" calcext:value-type="float">
            <text:p>3386.783619324</text:p>
          </table:table-cell>
          <table:table-cell table:formula="of:=[.B341]*RANDBETWEEN(0.3;1.9)/[.E341]*[.D341]" office:value-type="float" office:value="846.695904831" calcext:value-type="float">
            <text:p>846.695904831</text:p>
          </table:table-cell>
          <table:table-cell table:formula="of:=[.C341]*RANDBETWEEN(0.3;1.9)" office:value-type="float" office:value="1431.391809662" calcext:value-type="float">
            <text:p>1431.391809662</text:p>
          </table:table-cell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string" calcext:value-type="string">
            <text:p>3904.825905539</text:p>
          </table:table-cell>
          <table:table-cell table:formula="of:=[.B342]+RANDBETWEEN(-500;500)" office:value-type="float" office:value="3982.825905539" calcext:value-type="float">
            <text:p>3982.825905539</text:p>
          </table:table-cell>
          <table:table-cell table:formula="of:=[.B342]*RANDBETWEEN(0.3;1.9)" office:value-type="float" office:value="3904.825905539" calcext:value-type="float">
            <text:p>3904.825905539</text:p>
          </table:table-cell>
          <table:table-cell table:formula="of:=[.D342]*RANDBETWEEN(0.3;1.9)" office:value-type="float" office:value="3904.825905539" calcext:value-type="float">
            <text:p>3904.825905539</text:p>
          </table:table-cell>
          <table:table-cell table:formula="of:=[.B342]*RANDBETWEEN(0.3;1.9)/[.E342]*[.D342]" office:value-type="float" office:value="7809.651811078" calcext:value-type="float">
            <text:p>7809.651811078</text:p>
          </table:table-cell>
          <table:table-cell table:formula="of:=[.C342]*RANDBETWEEN(0.3;1.9)" office:value-type="float" office:value="7965.651811078" calcext:value-type="float">
            <text:p>7965.651811078</text:p>
          </table:table-cell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string" calcext:value-type="string">
            <text:p>5200.935448681796</text:p>
          </table:table-cell>
          <table:table-cell table:formula="of:=[.B343]+RANDBETWEEN(-500;500)" office:value-type="float" office:value="5456.9354486818" calcext:value-type="float">
            <text:p>5456.9354486818</text:p>
          </table:table-cell>
          <table:table-cell table:formula="of:=[.B343]*RANDBETWEEN(0.3;1.9)" office:value-type="float" office:value="10401.8708973636" calcext:value-type="float">
            <text:p>10401.8708973636</text:p>
          </table:table-cell>
          <table:table-cell table:formula="of:=[.D343]*RANDBETWEEN(0.3;1.9)" office:value-type="float" office:value="20803.7417947272" calcext:value-type="float">
            <text:p>20803.7417947272</text:p>
          </table:table-cell>
          <table:table-cell table:formula="of:=[.B343]*RANDBETWEEN(0.3;1.9)/[.E343]*[.D343]" office:value-type="float" office:value="2600.4677243409" calcext:value-type="float">
            <text:p>2600.4677243409</text:p>
          </table:table-cell>
          <table:table-cell table:formula="of:=[.C343]*RANDBETWEEN(0.3;1.9)" office:value-type="float" office:value="10913.8708973636" calcext:value-type="float">
            <text:p>10913.8708973636</text:p>
          </table:table-cell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5098.954701424634</text:p>
          </table:table-cell>
          <table:table-cell table:formula="of:=[.B344]+RANDBETWEEN(-500;500)" office:value-type="float" office:value="4713.95470142463" calcext:value-type="float">
            <text:p>4713.9547014246</text:p>
          </table:table-cell>
          <table:table-cell table:formula="of:=[.B344]*RANDBETWEEN(0.3;1.9)" office:value-type="float" office:value="10197.9094028493" calcext:value-type="float">
            <text:p>10197.9094028493</text:p>
          </table:table-cell>
          <table:table-cell table:formula="of:=[.D344]*RANDBETWEEN(0.3;1.9)" office:value-type="float" office:value="10197.9094028493" calcext:value-type="float">
            <text:p>10197.9094028493</text:p>
          </table:table-cell>
          <table:table-cell table:formula="of:=[.B344]*RANDBETWEEN(0.3;1.9)/[.E344]*[.D344]" office:value-type="float" office:value="5098.95470142463" calcext:value-type="float">
            <text:p>5098.9547014246</text:p>
          </table:table-cell>
          <table:table-cell table:formula="of:=[.C344]*RANDBETWEEN(0.3;1.9)" office:value-type="float" office:value="4713.95470142463" calcext:value-type="float">
            <text:p>4713.9547014246</text:p>
          </table:table-cell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string" calcext:value-type="string">
            <text:p>2334.1653029</text:p>
          </table:table-cell>
          <table:table-cell table:formula="of:=[.B345]+RANDBETWEEN(-500;500)" office:value-type="float" office:value="2414.1653029" calcext:value-type="float">
            <text:p>2414.1653029</text:p>
          </table:table-cell>
          <table:table-cell table:formula="of:=[.B345]*RANDBETWEEN(0.3;1.9)" office:value-type="float" office:value="4668.3306058" calcext:value-type="float">
            <text:p>4668.3306058</text:p>
          </table:table-cell>
          <table:table-cell table:formula="of:=[.D345]*RANDBETWEEN(0.3;1.9)" office:value-type="float" office:value="4668.3306058" calcext:value-type="float">
            <text:p>4668.3306058</text:p>
          </table:table-cell>
          <table:table-cell table:formula="of:=[.B345]*RANDBETWEEN(0.3;1.9)/[.E345]*[.D345]" office:value-type="float" office:value="2334.1653029" calcext:value-type="float">
            <text:p>2334.1653029</text:p>
          </table:table-cell>
          <table:table-cell table:formula="of:=[.C345]*RANDBETWEEN(0.3;1.9)" office:value-type="float" office:value="4828.3306058" calcext:value-type="float">
            <text:p>4828.3306058</text:p>
          </table:table-cell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string" calcext:value-type="string">
            <text:p>416.941635738</text:p>
          </table:table-cell>
          <table:table-cell table:formula="of:=[.B346]+RANDBETWEEN(-500;500)" office:value-type="float" office:value="598.941635738" calcext:value-type="float">
            <text:p>598.941635738</text:p>
          </table:table-cell>
          <table:table-cell table:formula="of:=[.B346]*RANDBETWEEN(0.3;1.9)" office:value-type="float" office:value="416.941635738" calcext:value-type="float">
            <text:p>416.941635738</text:p>
          </table:table-cell>
          <table:table-cell table:formula="of:=[.D346]*RANDBETWEEN(0.3;1.9)" office:value-type="float" office:value="416.941635738" calcext:value-type="float">
            <text:p>416.941635738</text:p>
          </table:table-cell>
          <table:table-cell table:formula="of:=[.B346]*RANDBETWEEN(0.3;1.9)/[.E346]*[.D346]" office:value-type="float" office:value="416.941635738" calcext:value-type="float">
            <text:p>416.941635738</text:p>
          </table:table-cell>
          <table:table-cell table:formula="of:=[.C346]*RANDBETWEEN(0.3;1.9)" office:value-type="float" office:value="1197.883271476" calcext:value-type="float">
            <text:p>1197.883271476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139.82419119</text:p>
          </table:table-cell>
          <table:table-cell table:formula="of:=[.B347]+RANDBETWEEN(-500;500)" office:value-type="float" office:value="562.82419119" calcext:value-type="float">
            <text:p>562.82419119</text:p>
          </table:table-cell>
          <table:table-cell table:formula="of:=[.B347]*RANDBETWEEN(0.3;1.9)" office:value-type="float" office:value="139.82419119" calcext:value-type="float">
            <text:p>139.82419119</text:p>
          </table:table-cell>
          <table:table-cell table:formula="of:=[.D347]*RANDBETWEEN(0.3;1.9)" office:value-type="float" office:value="139.82419119" calcext:value-type="float">
            <text:p>139.82419119</text:p>
          </table:table-cell>
          <table:table-cell table:formula="of:=[.B347]*RANDBETWEEN(0.3;1.9)/[.E347]*[.D347]" office:value-type="float" office:value="279.64838238" calcext:value-type="float">
            <text:p>279.64838238</text:p>
          </table:table-cell>
          <table:table-cell table:formula="of:=[.C347]*RANDBETWEEN(0.3;1.9)" office:value-type="float" office:value="1125.64838238" calcext:value-type="float">
            <text:p>1125.64838238</text:p>
          </table:table-cell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string" calcext:value-type="string">
            <text:p>4005.9145812806405</text:p>
          </table:table-cell>
          <table:table-cell table:formula="of:=[.B348]+RANDBETWEEN(-500;500)" office:value-type="float" office:value="3834.91458128064" calcext:value-type="float">
            <text:p>3834.9145812806</text:p>
          </table:table-cell>
          <table:table-cell table:formula="of:=[.B348]*RANDBETWEEN(0.3;1.9)" office:value-type="float" office:value="4005.91458128064" calcext:value-type="float">
            <text:p>4005.9145812806</text:p>
          </table:table-cell>
          <table:table-cell table:formula="of:=[.D348]*RANDBETWEEN(0.3;1.9)" office:value-type="float" office:value="8011.82916256128" calcext:value-type="float">
            <text:p>8011.8291625613</text:p>
          </table:table-cell>
          <table:table-cell table:formula="of:=[.B348]*RANDBETWEEN(0.3;1.9)/[.E348]*[.D348]" office:value-type="float" office:value="2002.95729064032" calcext:value-type="float">
            <text:p>2002.9572906403</text:p>
          </table:table-cell>
          <table:table-cell table:formula="of:=[.C348]*RANDBETWEEN(0.3;1.9)" office:value-type="float" office:value="7669.82916256128" calcext:value-type="float">
            <text:p>7669.8291625613</text:p>
          </table:table-cell>
        </table:table-row>
        <table:table-row table:style-name="ro1">
          <table:table-cell office:value-type="float" office:value="11350" calcext:value-type="float">
            <text:p>11350</text:p>
          </table:table-cell>
          <table:table-cell office:value-type="string" calcext:value-type="string">
            <text:p>1194.9947584479999</text:p>
          </table:table-cell>
          <table:table-cell table:formula="of:=[.B349]+RANDBETWEEN(-500;500)" office:value-type="float" office:value="1159.994758448" calcext:value-type="float">
            <text:p>1159.994758448</text:p>
          </table:table-cell>
          <table:table-cell table:formula="of:=[.B349]*RANDBETWEEN(0.3;1.9)" office:value-type="float" office:value="1194.994758448" calcext:value-type="float">
            <text:p>1194.994758448</text:p>
          </table:table-cell>
          <table:table-cell table:formula="of:=[.D349]*RANDBETWEEN(0.3;1.9)" office:value-type="float" office:value="2389.989516896" calcext:value-type="float">
            <text:p>2389.989516896</text:p>
          </table:table-cell>
          <table:table-cell table:formula="of:=[.B349]*RANDBETWEEN(0.3;1.9)/[.E349]*[.D349]" office:value-type="float" office:value="1194.994758448" calcext:value-type="float">
            <text:p>1194.994758448</text:p>
          </table:table-cell>
          <table:table-cell table:formula="of:=[.C349]*RANDBETWEEN(0.3;1.9)" office:value-type="float" office:value="2319.989516896" calcext:value-type="float">
            <text:p>2319.989516896</text:p>
          </table:table-cell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string" calcext:value-type="string">
            <text:p>13372.043352949084</text:p>
          </table:table-cell>
          <table:table-cell table:formula="of:=[.B350]+RANDBETWEEN(-500;500)" office:value-type="float" office:value="12903.0433529491" calcext:value-type="float">
            <text:p>12903.0433529491</text:p>
          </table:table-cell>
          <table:table-cell table:formula="of:=[.B350]*RANDBETWEEN(0.3;1.9)" office:value-type="float" office:value="13372.0433529491" calcext:value-type="float">
            <text:p>13372.0433529491</text:p>
          </table:table-cell>
          <table:table-cell table:formula="of:=[.D350]*RANDBETWEEN(0.3;1.9)" office:value-type="float" office:value="26744.0867058982" calcext:value-type="float">
            <text:p>26744.0867058982</text:p>
          </table:table-cell>
          <table:table-cell table:formula="of:=[.B350]*RANDBETWEEN(0.3;1.9)/[.E350]*[.D350]" office:value-type="float" office:value="6686.02167647454" calcext:value-type="float">
            <text:p>6686.0216764746</text:p>
          </table:table-cell>
          <table:table-cell table:formula="of:=[.C350]*RANDBETWEEN(0.3;1.9)" office:value-type="float" office:value="12903.0433529491" calcext:value-type="float">
            <text:p>12903.0433529491</text:p>
          </table:table-cell>
        </table:table-row>
        <table:table-row table:style-name="ro1">
          <table:table-cell office:value-type="float" office:value="11352" calcext:value-type="float">
            <text:p>11352</text:p>
          </table:table-cell>
          <table:table-cell office:value-type="string" calcext:value-type="string">
            <text:p>918.4332819072993</text:p>
          </table:table-cell>
          <table:table-cell table:formula="of:=[.B351]+RANDBETWEEN(-500;500)" office:value-type="float" office:value="554.433281907299" calcext:value-type="float">
            <text:p>554.4332819073</text:p>
          </table:table-cell>
          <table:table-cell table:formula="of:=[.B351]*RANDBETWEEN(0.3;1.9)" office:value-type="float" office:value="1836.8665638146" calcext:value-type="float">
            <text:p>1836.8665638146</text:p>
          </table:table-cell>
          <table:table-cell table:formula="of:=[.D351]*RANDBETWEEN(0.3;1.9)" office:value-type="float" office:value="3673.7331276292" calcext:value-type="float">
            <text:p>3673.7331276292</text:p>
          </table:table-cell>
          <table:table-cell table:formula="of:=[.B351]*RANDBETWEEN(0.3;1.9)/[.E351]*[.D351]" office:value-type="float" office:value="918.433281907299" calcext:value-type="float">
            <text:p>918.4332819073</text:p>
          </table:table-cell>
          <table:table-cell table:formula="of:=[.C351]*RANDBETWEEN(0.3;1.9)" office:value-type="float" office:value="554.433281907299" calcext:value-type="float">
            <text:p>554.4332819073</text:p>
          </table:table-cell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12812.975249069541</text:p>
          </table:table-cell>
          <table:table-cell table:formula="of:=[.B352]+RANDBETWEEN(-500;500)" office:value-type="float" office:value="13217.9752490695" calcext:value-type="float">
            <text:p>13217.9752490695</text:p>
          </table:table-cell>
          <table:table-cell table:formula="of:=[.B352]*RANDBETWEEN(0.3;1.9)" office:value-type="float" office:value="12812.9752490695" calcext:value-type="float">
            <text:p>12812.9752490695</text:p>
          </table:table-cell>
          <table:table-cell table:formula="of:=[.D352]*RANDBETWEEN(0.3;1.9)" office:value-type="float" office:value="25625.9504981391" calcext:value-type="float">
            <text:p>25625.9504981391</text:p>
          </table:table-cell>
          <table:table-cell table:formula="of:=[.B352]*RANDBETWEEN(0.3;1.9)/[.E352]*[.D352]" office:value-type="float" office:value="6406.48762453477" calcext:value-type="float">
            <text:p>6406.4876245348</text:p>
          </table:table-cell>
          <table:table-cell table:formula="of:=[.C352]*RANDBETWEEN(0.3;1.9)" office:value-type="float" office:value="26435.9504981391" calcext:value-type="float">
            <text:p>26435.9504981391</text:p>
          </table:table-cell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string" calcext:value-type="string">
            <text:p>12.787845032200002</text:p>
          </table:table-cell>
          <table:table-cell table:formula="of:=[.B353]+RANDBETWEEN(-500;500)" office:value-type="float" office:value="-204.2121549678" calcext:value-type="float">
            <text:p>-204.2121549678</text:p>
          </table:table-cell>
          <table:table-cell table:formula="of:=[.B353]*RANDBETWEEN(0.3;1.9)" office:value-type="float" office:value="12.7878450322" calcext:value-type="float">
            <text:p>12.7878450322</text:p>
          </table:table-cell>
          <table:table-cell table:formula="of:=[.D353]*RANDBETWEEN(0.3;1.9)" office:value-type="float" office:value="25.5756900644" calcext:value-type="float">
            <text:p>25.5756900644</text:p>
          </table:table-cell>
          <table:table-cell table:formula="of:=[.B353]*RANDBETWEEN(0.3;1.9)/[.E353]*[.D353]" office:value-type="float" office:value="6.3939225161" calcext:value-type="float">
            <text:p>6.3939225161</text:p>
          </table:table-cell>
          <table:table-cell table:formula="of:=[.C353]*RANDBETWEEN(0.3;1.9)" office:value-type="float" office:value="-408.4243099356" calcext:value-type="float">
            <text:p>-408.4243099356</text:p>
          </table:table-cell>
        </table:table-row>
        <table:table-row table:style-name="ro1">
          <table:table-cell office:value-type="float" office:value="11355" calcext:value-type="float">
            <text:p>11355</text:p>
          </table:table-cell>
          <table:table-cell office:value-type="string" calcext:value-type="string">
            <text:p>3283.9873211770005</text:p>
          </table:table-cell>
          <table:table-cell table:formula="of:=[.B354]+RANDBETWEEN(-500;500)" office:value-type="float" office:value="3747.987321177" calcext:value-type="float">
            <text:p>3747.987321177</text:p>
          </table:table-cell>
          <table:table-cell table:formula="of:=[.B354]*RANDBETWEEN(0.3;1.9)" office:value-type="float" office:value="6567.974642354" calcext:value-type="float">
            <text:p>6567.974642354</text:p>
          </table:table-cell>
          <table:table-cell table:formula="of:=[.D354]*RANDBETWEEN(0.3;1.9)" office:value-type="float" office:value="13135.949284708" calcext:value-type="float">
            <text:p>13135.949284708</text:p>
          </table:table-cell>
          <table:table-cell table:formula="of:=[.B354]*RANDBETWEEN(0.3;1.9)/[.E354]*[.D354]" office:value-type="float" office:value="3283.987321177" calcext:value-type="float">
            <text:p>3283.987321177</text:p>
          </table:table-cell>
          <table:table-cell table:formula="of:=[.C354]*RANDBETWEEN(0.3;1.9)" office:value-type="float" office:value="3747.987321177" calcext:value-type="float">
            <text:p>3747.987321177</text:p>
          </table:table-cell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string" calcext:value-type="string">
            <text:p>15781.010563204312</text:p>
          </table:table-cell>
          <table:table-cell table:formula="of:=[.B355]+RANDBETWEEN(-500;500)" office:value-type="float" office:value="15930.0105632043" calcext:value-type="float">
            <text:p>15930.0105632043</text:p>
          </table:table-cell>
          <table:table-cell table:formula="of:=[.B355]*RANDBETWEEN(0.3;1.9)" office:value-type="float" office:value="15781.0105632043" calcext:value-type="float">
            <text:p>15781.0105632043</text:p>
          </table:table-cell>
          <table:table-cell table:formula="of:=[.D355]*RANDBETWEEN(0.3;1.9)" office:value-type="float" office:value="15781.0105632043" calcext:value-type="float">
            <text:p>15781.0105632043</text:p>
          </table:table-cell>
          <table:table-cell table:formula="of:=[.B355]*RANDBETWEEN(0.3;1.9)/[.E355]*[.D355]" office:value-type="float" office:value="15781.0105632043" calcext:value-type="float">
            <text:p>15781.0105632043</text:p>
          </table:table-cell>
          <table:table-cell table:formula="of:=[.C355]*RANDBETWEEN(0.3;1.9)" office:value-type="float" office:value="31860.0211264086" calcext:value-type="float">
            <text:p>31860.0211264086</text:p>
          </table:table-cell>
        </table:table-row>
        <table:table-row table:style-name="ro1">
          <table:table-cell office:value-type="float" office:value="11357" calcext:value-type="float">
            <text:p>11357</text:p>
          </table:table-cell>
          <table:table-cell office:value-type="string" calcext:value-type="string">
            <text:p>3713.8738665420315</text:p>
          </table:table-cell>
          <table:table-cell table:formula="of:=[.B356]+RANDBETWEEN(-500;500)" office:value-type="float" office:value="3257.87386654203" calcext:value-type="float">
            <text:p>3257.873866542</text:p>
          </table:table-cell>
          <table:table-cell table:formula="of:=[.B356]*RANDBETWEEN(0.3;1.9)" office:value-type="float" office:value="7427.74773308406" calcext:value-type="float">
            <text:p>7427.7477330841</text:p>
          </table:table-cell>
          <table:table-cell table:formula="of:=[.D356]*RANDBETWEEN(0.3;1.9)" office:value-type="float" office:value="7427.74773308406" calcext:value-type="float">
            <text:p>7427.7477330841</text:p>
          </table:table-cell>
          <table:table-cell table:formula="of:=[.B356]*RANDBETWEEN(0.3;1.9)/[.E356]*[.D356]" office:value-type="float" office:value="7427.74773308406" calcext:value-type="float">
            <text:p>7427.7477330841</text:p>
          </table:table-cell>
          <table:table-cell table:formula="of:=[.C356]*RANDBETWEEN(0.3;1.9)" office:value-type="float" office:value="3257.87386654203" calcext:value-type="float">
            <text:p>3257.873866542</text:p>
          </table:table-cell>
        </table:table-row>
        <table:table-row table:style-name="ro1">
          <table:table-cell office:value-type="float" office:value="11358" calcext:value-type="float">
            <text:p>11358</text:p>
          </table:table-cell>
          <table:table-cell office:value-type="string" calcext:value-type="string">
            <text:p>7061.560787418813</text:p>
          </table:table-cell>
          <table:table-cell table:formula="of:=[.B357]+RANDBETWEEN(-500;500)" office:value-type="float" office:value="7160.56078741881" calcext:value-type="float">
            <text:p>7160.5607874188</text:p>
          </table:table-cell>
          <table:table-cell table:formula="of:=[.B357]*RANDBETWEEN(0.3;1.9)" office:value-type="float" office:value="7061.56078741881" calcext:value-type="float">
            <text:p>7061.5607874188</text:p>
          </table:table-cell>
          <table:table-cell table:formula="of:=[.D357]*RANDBETWEEN(0.3;1.9)" office:value-type="float" office:value="14123.1215748376" calcext:value-type="float">
            <text:p>14123.1215748376</text:p>
          </table:table-cell>
          <table:table-cell table:formula="of:=[.B357]*RANDBETWEEN(0.3;1.9)/[.E357]*[.D357]" office:value-type="float" office:value="7061.56078741881" calcext:value-type="float">
            <text:p>7061.5607874188</text:p>
          </table:table-cell>
          <table:table-cell table:formula="of:=[.C357]*RANDBETWEEN(0.3;1.9)" office:value-type="float" office:value="7160.56078741881" calcext:value-type="float">
            <text:p>7160.5607874188</text:p>
          </table:table-cell>
        </table:table-row>
        <table:table-row table:style-name="ro1">
          <table:table-cell office:value-type="float" office:value="11359" calcext:value-type="float">
            <text:p>11359</text:p>
          </table:table-cell>
          <table:table-cell office:value-type="string" calcext:value-type="string">
            <text:p>3538.066782986111</text:p>
          </table:table-cell>
          <table:table-cell table:formula="of:=[.B358]+RANDBETWEEN(-500;500)" office:value-type="float" office:value="3493.06678298611" calcext:value-type="float">
            <text:p>3493.0667829861</text:p>
          </table:table-cell>
          <table:table-cell table:formula="of:=[.B358]*RANDBETWEEN(0.3;1.9)" office:value-type="float" office:value="3538.06678298611" calcext:value-type="float">
            <text:p>3538.0667829861</text:p>
          </table:table-cell>
          <table:table-cell table:formula="of:=[.D358]*RANDBETWEEN(0.3;1.9)" office:value-type="float" office:value="7076.13356597222" calcext:value-type="float">
            <text:p>7076.1335659722</text:p>
          </table:table-cell>
          <table:table-cell table:formula="of:=[.B358]*RANDBETWEEN(0.3;1.9)/[.E358]*[.D358]" office:value-type="float" office:value="1769.03339149306" calcext:value-type="float">
            <text:p>1769.0333914931</text:p>
          </table:table-cell>
          <table:table-cell table:formula="of:=[.C358]*RANDBETWEEN(0.3;1.9)" office:value-type="float" office:value="3493.06678298611" calcext:value-type="float">
            <text:p>3493.0667829861</text:p>
          </table:table-cell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string" calcext:value-type="string">
            <text:p>8769.400322926642</text:p>
          </table:table-cell>
          <table:table-cell table:formula="of:=[.B359]+RANDBETWEEN(-500;500)" office:value-type="float" office:value="8982.40032292664" calcext:value-type="float">
            <text:p>8982.4003229267</text:p>
          </table:table-cell>
          <table:table-cell table:formula="of:=[.B359]*RANDBETWEEN(0.3;1.9)" office:value-type="float" office:value="8769.40032292664" calcext:value-type="float">
            <text:p>8769.4003229266</text:p>
          </table:table-cell>
          <table:table-cell table:formula="of:=[.D359]*RANDBETWEEN(0.3;1.9)" office:value-type="float" office:value="17538.8006458533" calcext:value-type="float">
            <text:p>17538.8006458533</text:p>
          </table:table-cell>
          <table:table-cell table:formula="of:=[.B359]*RANDBETWEEN(0.3;1.9)/[.E359]*[.D359]" office:value-type="float" office:value="8769.40032292664" calcext:value-type="float">
            <text:p>8769.4003229266</text:p>
          </table:table-cell>
          <table:table-cell table:formula="of:=[.C359]*RANDBETWEEN(0.3;1.9)" office:value-type="float" office:value="17964.8006458533" calcext:value-type="float">
            <text:p>17964.8006458533</text:p>
          </table:table-cell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19889.809835121174</text:p>
          </table:table-cell>
          <table:table-cell table:formula="of:=[.B360]+RANDBETWEEN(-500;500)" office:value-type="float" office:value="20152.8098351212" calcext:value-type="float">
            <text:p>20152.8098351212</text:p>
          </table:table-cell>
          <table:table-cell table:formula="of:=[.B360]*RANDBETWEEN(0.3;1.9)" office:value-type="float" office:value="39779.6196702423" calcext:value-type="float">
            <text:p>39779.6196702423</text:p>
          </table:table-cell>
          <table:table-cell table:formula="of:=[.D360]*RANDBETWEEN(0.3;1.9)" office:value-type="float" office:value="79559.2393404847" calcext:value-type="float">
            <text:p>79559.2393404847</text:p>
          </table:table-cell>
          <table:table-cell table:formula="of:=[.B360]*RANDBETWEEN(0.3;1.9)/[.E360]*[.D360]" office:value-type="float" office:value="19889.8098351212" calcext:value-type="float">
            <text:p>19889.8098351212</text:p>
          </table:table-cell>
          <table:table-cell table:formula="of:=[.C360]*RANDBETWEEN(0.3;1.9)" office:value-type="float" office:value="40305.6196702423" calcext:value-type="float">
            <text:p>40305.6196702423</text:p>
          </table:table-cell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2073.154038578714</text:p>
          </table:table-cell>
          <table:table-cell table:formula="of:=[.B361]+RANDBETWEEN(-500;500)" office:value-type="float" office:value="1746.15403857871" calcext:value-type="float">
            <text:p>1746.1540385787</text:p>
          </table:table-cell>
          <table:table-cell table:formula="of:=[.B361]*RANDBETWEEN(0.3;1.9)" office:value-type="float" office:value="4146.30807715743" calcext:value-type="float">
            <text:p>4146.3080771574</text:p>
          </table:table-cell>
          <table:table-cell table:formula="of:=[.D361]*RANDBETWEEN(0.3;1.9)" office:value-type="float" office:value="8292.61615431486" calcext:value-type="float">
            <text:p>8292.6161543149</text:p>
          </table:table-cell>
          <table:table-cell table:formula="of:=[.B361]*RANDBETWEEN(0.3;1.9)/[.E361]*[.D361]" office:value-type="float" office:value="1036.57701928936" calcext:value-type="float">
            <text:p>1036.5770192894</text:p>
          </table:table-cell>
          <table:table-cell table:formula="of:=[.C361]*RANDBETWEEN(0.3;1.9)" office:value-type="float" office:value="3492.30807715743" calcext:value-type="float">
            <text:p>3492.3080771574</text:p>
          </table:table-cell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string" calcext:value-type="string">
            <text:p>564.785284149</text:p>
          </table:table-cell>
          <table:table-cell table:formula="of:=[.B362]+RANDBETWEEN(-500;500)" office:value-type="float" office:value="783.785284149" calcext:value-type="float">
            <text:p>783.785284149</text:p>
          </table:table-cell>
          <table:table-cell table:formula="of:=[.B362]*RANDBETWEEN(0.3;1.9)" office:value-type="float" office:value="1129.570568298" calcext:value-type="float">
            <text:p>1129.570568298</text:p>
          </table:table-cell>
          <table:table-cell table:formula="of:=[.D362]*RANDBETWEEN(0.3;1.9)" office:value-type="float" office:value="2259.141136596" calcext:value-type="float">
            <text:p>2259.141136596</text:p>
          </table:table-cell>
          <table:table-cell table:formula="of:=[.B362]*RANDBETWEEN(0.3;1.9)/[.E362]*[.D362]" office:value-type="float" office:value="564.785284149" calcext:value-type="float">
            <text:p>564.785284149</text:p>
          </table:table-cell>
          <table:table-cell table:formula="of:=[.C362]*RANDBETWEEN(0.3;1.9)" office:value-type="float" office:value="1567.570568298" calcext:value-type="float">
            <text:p>1567.570568298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string" calcext:value-type="string">
            <text:p>1192.747317639</text:p>
          </table:table-cell>
          <table:table-cell table:formula="of:=[.B363]+RANDBETWEEN(-500;500)" office:value-type="float" office:value="1145.747317639" calcext:value-type="float">
            <text:p>1145.747317639</text:p>
          </table:table-cell>
          <table:table-cell table:formula="of:=[.B363]*RANDBETWEEN(0.3;1.9)" office:value-type="float" office:value="2385.494635278" calcext:value-type="float">
            <text:p>2385.494635278</text:p>
          </table:table-cell>
          <table:table-cell table:formula="of:=[.D363]*RANDBETWEEN(0.3;1.9)" office:value-type="float" office:value="4770.989270556" calcext:value-type="float">
            <text:p>4770.989270556</text:p>
          </table:table-cell>
          <table:table-cell table:formula="of:=[.B363]*RANDBETWEEN(0.3;1.9)/[.E363]*[.D363]" office:value-type="float" office:value="1192.747317639" calcext:value-type="float">
            <text:p>1192.747317639</text:p>
          </table:table-cell>
          <table:table-cell table:formula="of:=[.C363]*RANDBETWEEN(0.3;1.9)" office:value-type="float" office:value="1145.747317639" calcext:value-type="float">
            <text:p>1145.747317639</text:p>
          </table:table-cell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string" calcext:value-type="string">
            <text:p>2044.572053158</text:p>
          </table:table-cell>
          <table:table-cell table:formula="of:=[.B364]+RANDBETWEEN(-500;500)" office:value-type="float" office:value="1759.572053158" calcext:value-type="float">
            <text:p>1759.572053158</text:p>
          </table:table-cell>
          <table:table-cell table:formula="of:=[.B364]*RANDBETWEEN(0.3;1.9)" office:value-type="float" office:value="4089.144106316" calcext:value-type="float">
            <text:p>4089.144106316</text:p>
          </table:table-cell>
          <table:table-cell table:formula="of:=[.D364]*RANDBETWEEN(0.3;1.9)" office:value-type="float" office:value="8178.288212632" calcext:value-type="float">
            <text:p>8178.288212632</text:p>
          </table:table-cell>
          <table:table-cell table:formula="of:=[.B364]*RANDBETWEEN(0.3;1.9)/[.E364]*[.D364]" office:value-type="float" office:value="1022.286026579" calcext:value-type="float">
            <text:p>1022.286026579</text:p>
          </table:table-cell>
          <table:table-cell table:formula="of:=[.C364]*RANDBETWEEN(0.3;1.9)" office:value-type="float" office:value="3519.144106316" calcext:value-type="float">
            <text:p>3519.144106316</text:p>
          </table:table-cell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6820.92127003213</text:p>
          </table:table-cell>
          <table:table-cell table:formula="of:=[.B365]+RANDBETWEEN(-500;500)" office:value-type="float" office:value="6778.92127003213" calcext:value-type="float">
            <text:p>6778.9212700321</text:p>
          </table:table-cell>
          <table:table-cell table:formula="of:=[.B365]*RANDBETWEEN(0.3;1.9)" office:value-type="float" office:value="6820.92127003213" calcext:value-type="float">
            <text:p>6820.9212700321</text:p>
          </table:table-cell>
          <table:table-cell table:formula="of:=[.D365]*RANDBETWEEN(0.3;1.9)" office:value-type="float" office:value="6820.92127003213" calcext:value-type="float">
            <text:p>6820.9212700321</text:p>
          </table:table-cell>
          <table:table-cell table:formula="of:=[.B365]*RANDBETWEEN(0.3;1.9)/[.E365]*[.D365]" office:value-type="float" office:value="6820.92127003213" calcext:value-type="float">
            <text:p>6820.9212700321</text:p>
          </table:table-cell>
          <table:table-cell table:formula="of:=[.C365]*RANDBETWEEN(0.3;1.9)" office:value-type="float" office:value="6778.92127003213" calcext:value-type="float">
            <text:p>6778.9212700321</text:p>
          </table:table-cell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string" calcext:value-type="string">
            <text:p>12526.38768572113</text:p>
          </table:table-cell>
          <table:table-cell table:formula="of:=[.B366]+RANDBETWEEN(-500;500)" office:value-type="float" office:value="12724.3876857211" calcext:value-type="float">
            <text:p>12724.3876857211</text:p>
          </table:table-cell>
          <table:table-cell table:formula="of:=[.B366]*RANDBETWEEN(0.3;1.9)" office:value-type="float" office:value="12526.3876857211" calcext:value-type="float">
            <text:p>12526.3876857211</text:p>
          </table:table-cell>
          <table:table-cell table:formula="of:=[.D366]*RANDBETWEEN(0.3;1.9)" office:value-type="float" office:value="25052.7753714423" calcext:value-type="float">
            <text:p>25052.7753714423</text:p>
          </table:table-cell>
          <table:table-cell table:formula="of:=[.B366]*RANDBETWEEN(0.3;1.9)/[.E366]*[.D366]" office:value-type="float" office:value="12526.3876857211" calcext:value-type="float">
            <text:p>12526.3876857211</text:p>
          </table:table-cell>
          <table:table-cell table:formula="of:=[.C366]*RANDBETWEEN(0.3;1.9)" office:value-type="float" office:value="25448.7753714423" calcext:value-type="float">
            <text:p>25448.7753714423</text:p>
          </table:table-cell>
        </table:table-row>
        <table:table-row table:style-name="ro1">
          <table:table-cell office:value-type="float" office:value="11368" calcext:value-type="float">
            <text:p>11368</text:p>
          </table:table-cell>
          <table:table-cell office:value-type="string" calcext:value-type="string">
            <text:p>948.638271553</text:p>
          </table:table-cell>
          <table:table-cell table:formula="of:=[.B367]+RANDBETWEEN(-500;500)" office:value-type="float" office:value="680.638271553" calcext:value-type="float">
            <text:p>680.638271553</text:p>
          </table:table-cell>
          <table:table-cell table:formula="of:=[.B367]*RANDBETWEEN(0.3;1.9)" office:value-type="float" office:value="1897.276543106" calcext:value-type="float">
            <text:p>1897.276543106</text:p>
          </table:table-cell>
          <table:table-cell table:formula="of:=[.D367]*RANDBETWEEN(0.3;1.9)" office:value-type="float" office:value="1897.276543106" calcext:value-type="float">
            <text:p>1897.276543106</text:p>
          </table:table-cell>
          <table:table-cell table:formula="of:=[.B367]*RANDBETWEEN(0.3;1.9)/[.E367]*[.D367]" office:value-type="float" office:value="1897.276543106" calcext:value-type="float">
            <text:p>1897.276543106</text:p>
          </table:table-cell>
          <table:table-cell table:formula="of:=[.C367]*RANDBETWEEN(0.3;1.9)" office:value-type="float" office:value="680.638271553" calcext:value-type="float">
            <text:p>680.638271553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  <table:table-cell office:value-type="string" calcext:value-type="string">
            <text:p>12183.83640527421</text:p>
          </table:table-cell>
          <table:table-cell table:formula="of:=[.B368]+RANDBETWEEN(-500;500)" office:value-type="float" office:value="11916.8364052742" calcext:value-type="float">
            <text:p>11916.8364052742</text:p>
          </table:table-cell>
          <table:table-cell table:formula="of:=[.B368]*RANDBETWEEN(0.3;1.9)" office:value-type="float" office:value="12183.8364052742" calcext:value-type="float">
            <text:p>12183.8364052742</text:p>
          </table:table-cell>
          <table:table-cell table:formula="of:=[.D368]*RANDBETWEEN(0.3;1.9)" office:value-type="float" office:value="12183.8364052742" calcext:value-type="float">
            <text:p>12183.8364052742</text:p>
          </table:table-cell>
          <table:table-cell table:formula="of:=[.B368]*RANDBETWEEN(0.3;1.9)/[.E368]*[.D368]" office:value-type="float" office:value="24367.6728105484" calcext:value-type="float">
            <text:p>24367.6728105484</text:p>
          </table:table-cell>
          <table:table-cell table:formula="of:=[.C368]*RANDBETWEEN(0.3;1.9)" office:value-type="float" office:value="11916.8364052742" calcext:value-type="float">
            <text:p>11916.8364052742</text:p>
          </table:table-cell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string" calcext:value-type="string">
            <text:p>162799.81331163362</text:p>
          </table:table-cell>
          <table:table-cell table:formula="of:=[.B369]+RANDBETWEEN(-500;500)" office:value-type="float" office:value="162371.813311634" calcext:value-type="float">
            <text:p>162371.813311634</text:p>
          </table:table-cell>
          <table:table-cell table:formula="of:=[.B369]*RANDBETWEEN(0.3;1.9)" office:value-type="float" office:value="162799.813311634" calcext:value-type="float">
            <text:p>162799.813311634</text:p>
          </table:table-cell>
          <table:table-cell table:formula="of:=[.D369]*RANDBETWEEN(0.3;1.9)" office:value-type="float" office:value="325599.626623267" calcext:value-type="float">
            <text:p>325599.626623267</text:p>
          </table:table-cell>
          <table:table-cell table:formula="of:=[.B369]*RANDBETWEEN(0.3;1.9)/[.E369]*[.D369]" office:value-type="float" office:value="81399.9066558168" calcext:value-type="float">
            <text:p>81399.9066558168</text:p>
          </table:table-cell>
          <table:table-cell table:formula="of:=[.C369]*RANDBETWEEN(0.3;1.9)" office:value-type="float" office:value="162371.813311634" calcext:value-type="float">
            <text:p>162371.813311634</text:p>
          </table:table-cell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string" calcext:value-type="string">
            <text:p>11891.490112027994</text:p>
          </table:table-cell>
          <table:table-cell table:formula="of:=[.B370]+RANDBETWEEN(-500;500)" office:value-type="float" office:value="11757.490112028" calcext:value-type="float">
            <text:p>11757.490112028</text:p>
          </table:table-cell>
          <table:table-cell table:formula="of:=[.B370]*RANDBETWEEN(0.3;1.9)" office:value-type="float" office:value="23782.980224056" calcext:value-type="float">
            <text:p>23782.980224056</text:p>
          </table:table-cell>
          <table:table-cell table:formula="of:=[.D370]*RANDBETWEEN(0.3;1.9)" office:value-type="float" office:value="23782.980224056" calcext:value-type="float">
            <text:p>23782.980224056</text:p>
          </table:table-cell>
          <table:table-cell table:formula="of:=[.B370]*RANDBETWEEN(0.3;1.9)/[.E370]*[.D370]" office:value-type="float" office:value="11891.490112028" calcext:value-type="float">
            <text:p>11891.490112028</text:p>
          </table:table-cell>
          <table:table-cell table:formula="of:=[.C370]*RANDBETWEEN(0.3;1.9)" office:value-type="float" office:value="11757.490112028" calcext:value-type="float">
            <text:p>11757.490112028</text:p>
          </table:table-cell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string" calcext:value-type="string">
            <text:p>1591.905726089</text:p>
          </table:table-cell>
          <table:table-cell table:formula="of:=[.B371]+RANDBETWEEN(-500;500)" office:value-type="float" office:value="1653.905726089" calcext:value-type="float">
            <text:p>1653.905726089</text:p>
          </table:table-cell>
          <table:table-cell table:formula="of:=[.B371]*RANDBETWEEN(0.3;1.9)" office:value-type="float" office:value="3183.811452178" calcext:value-type="float">
            <text:p>3183.811452178</text:p>
          </table:table-cell>
          <table:table-cell table:formula="of:=[.D371]*RANDBETWEEN(0.3;1.9)" office:value-type="float" office:value="6367.622904356" calcext:value-type="float">
            <text:p>6367.622904356</text:p>
          </table:table-cell>
          <table:table-cell table:formula="of:=[.B371]*RANDBETWEEN(0.3;1.9)/[.E371]*[.D371]" office:value-type="float" office:value="1591.905726089" calcext:value-type="float">
            <text:p>1591.905726089</text:p>
          </table:table-cell>
          <table:table-cell table:formula="of:=[.C371]*RANDBETWEEN(0.3;1.9)" office:value-type="float" office:value="1653.905726089" calcext:value-type="float">
            <text:p>1653.905726089</text:p>
          </table:table-cell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string" calcext:value-type="string">
            <text:p>536.350733851</text:p>
          </table:table-cell>
          <table:table-cell table:formula="of:=[.B372]+RANDBETWEEN(-500;500)" office:value-type="float" office:value="477.350733851" calcext:value-type="float">
            <text:p>477.350733851</text:p>
          </table:table-cell>
          <table:table-cell table:formula="of:=[.B372]*RANDBETWEEN(0.3;1.9)" office:value-type="float" office:value="1072.701467702" calcext:value-type="float">
            <text:p>1072.701467702</text:p>
          </table:table-cell>
          <table:table-cell table:formula="of:=[.D372]*RANDBETWEEN(0.3;1.9)" office:value-type="float" office:value="2145.402935404" calcext:value-type="float">
            <text:p>2145.402935404</text:p>
          </table:table-cell>
          <table:table-cell table:formula="of:=[.B372]*RANDBETWEEN(0.3;1.9)/[.E372]*[.D372]" office:value-type="float" office:value="268.1753669255" calcext:value-type="float">
            <text:p>268.1753669255</text:p>
          </table:table-cell>
          <table:table-cell table:formula="of:=[.C372]*RANDBETWEEN(0.3;1.9)" office:value-type="float" office:value="954.701467702" calcext:value-type="float">
            <text:p>954.701467702</text:p>
          </table:table-cell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string" calcext:value-type="string">
            <text:p>662.9693917215</text:p>
          </table:table-cell>
          <table:table-cell table:formula="of:=[.B373]+RANDBETWEEN(-500;500)" office:value-type="float" office:value="1107.9693917215" calcext:value-type="float">
            <text:p>1107.9693917215</text:p>
          </table:table-cell>
          <table:table-cell table:formula="of:=[.B373]*RANDBETWEEN(0.3;1.9)" office:value-type="float" office:value="662.9693917215" calcext:value-type="float">
            <text:p>662.9693917215</text:p>
          </table:table-cell>
          <table:table-cell table:formula="of:=[.D373]*RANDBETWEEN(0.3;1.9)" office:value-type="float" office:value="1325.938783443" calcext:value-type="float">
            <text:p>1325.938783443</text:p>
          </table:table-cell>
          <table:table-cell table:formula="of:=[.B373]*RANDBETWEEN(0.3;1.9)/[.E373]*[.D373]" office:value-type="float" office:value="662.9693917215" calcext:value-type="float">
            <text:p>662.9693917215</text:p>
          </table:table-cell>
          <table:table-cell table:formula="of:=[.C373]*RANDBETWEEN(0.3;1.9)" office:value-type="float" office:value="2215.938783443" calcext:value-type="float">
            <text:p>2215.938783443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518.4619317080001</text:p>
          </table:table-cell>
          <table:table-cell table:formula="of:=[.B374]+RANDBETWEEN(-500;500)" office:value-type="float" office:value="335.461931708" calcext:value-type="float">
            <text:p>335.461931708</text:p>
          </table:table-cell>
          <table:table-cell table:formula="of:=[.B374]*RANDBETWEEN(0.3;1.9)" office:value-type="float" office:value="1036.923863416" calcext:value-type="float">
            <text:p>1036.923863416</text:p>
          </table:table-cell>
          <table:table-cell table:formula="of:=[.D374]*RANDBETWEEN(0.3;1.9)" office:value-type="float" office:value="1036.923863416" calcext:value-type="float">
            <text:p>1036.923863416</text:p>
          </table:table-cell>
          <table:table-cell table:formula="of:=[.B374]*RANDBETWEEN(0.3;1.9)/[.E374]*[.D374]" office:value-type="float" office:value="518.461931708" calcext:value-type="float">
            <text:p>518.461931708</text:p>
          </table:table-cell>
          <table:table-cell table:formula="of:=[.C374]*RANDBETWEEN(0.3;1.9)" office:value-type="float" office:value="335.461931708" calcext:value-type="float">
            <text:p>335.461931708</text:p>
          </table:table-cell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string" calcext:value-type="string">
            <text:p>514.756007802</text:p>
          </table:table-cell>
          <table:table-cell table:formula="of:=[.B375]+RANDBETWEEN(-500;500)" office:value-type="float" office:value="571.756007802" calcext:value-type="float">
            <text:p>571.756007802</text:p>
          </table:table-cell>
          <table:table-cell table:formula="of:=[.B375]*RANDBETWEEN(0.3;1.9)" office:value-type="float" office:value="1029.512015604" calcext:value-type="float">
            <text:p>1029.512015604</text:p>
          </table:table-cell>
          <table:table-cell table:formula="of:=[.D375]*RANDBETWEEN(0.3;1.9)" office:value-type="float" office:value="1029.512015604" calcext:value-type="float">
            <text:p>1029.512015604</text:p>
          </table:table-cell>
          <table:table-cell table:formula="of:=[.B375]*RANDBETWEEN(0.3;1.9)/[.E375]*[.D375]" office:value-type="float" office:value="1029.512015604" calcext:value-type="float">
            <text:p>1029.512015604</text:p>
          </table:table-cell>
          <table:table-cell table:formula="of:=[.C375]*RANDBETWEEN(0.3;1.9)" office:value-type="float" office:value="571.756007802" calcext:value-type="float">
            <text:p>571.756007802</text:p>
          </table:table-cell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string" calcext:value-type="string">
            <text:p>1890.0737647066892</text:p>
          </table:table-cell>
          <table:table-cell table:formula="of:=[.B376]+RANDBETWEEN(-500;500)" office:value-type="float" office:value="1914.07376470669" calcext:value-type="float">
            <text:p>1914.0737647067</text:p>
          </table:table-cell>
          <table:table-cell table:formula="of:=[.B376]*RANDBETWEEN(0.3;1.9)" office:value-type="float" office:value="1890.07376470669" calcext:value-type="float">
            <text:p>1890.0737647067</text:p>
          </table:table-cell>
          <table:table-cell table:formula="of:=[.D376]*RANDBETWEEN(0.3;1.9)" office:value-type="float" office:value="1890.07376470669" calcext:value-type="float">
            <text:p>1890.0737647067</text:p>
          </table:table-cell>
          <table:table-cell table:formula="of:=[.B376]*RANDBETWEEN(0.3;1.9)/[.E376]*[.D376]" office:value-type="float" office:value="3780.14752941338" calcext:value-type="float">
            <text:p>3780.1475294134</text:p>
          </table:table-cell>
          <table:table-cell table:formula="of:=[.C376]*RANDBETWEEN(0.3;1.9)" office:value-type="float" office:value="3828.14752941338" calcext:value-type="float">
            <text:p>3828.1475294134</text:p>
          </table:table-cell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string" calcext:value-type="string">
            <text:p>4312.317084681109</text:p>
          </table:table-cell>
          <table:table-cell table:formula="of:=[.B377]+RANDBETWEEN(-500;500)" office:value-type="float" office:value="4812.31708468111" calcext:value-type="float">
            <text:p>4812.3170846811</text:p>
          </table:table-cell>
          <table:table-cell table:formula="of:=[.B377]*RANDBETWEEN(0.3;1.9)" office:value-type="float" office:value="8624.63416936222" calcext:value-type="float">
            <text:p>8624.6341693622</text:p>
          </table:table-cell>
          <table:table-cell table:formula="of:=[.D377]*RANDBETWEEN(0.3;1.9)" office:value-type="float" office:value="17249.2683387244" calcext:value-type="float">
            <text:p>17249.2683387244</text:p>
          </table:table-cell>
          <table:table-cell table:formula="of:=[.B377]*RANDBETWEEN(0.3;1.9)/[.E377]*[.D377]" office:value-type="float" office:value="2156.15854234055" calcext:value-type="float">
            <text:p>2156.1585423406</text:p>
          </table:table-cell>
          <table:table-cell table:formula="of:=[.C377]*RANDBETWEEN(0.3;1.9)" office:value-type="float" office:value="4812.31708468111" calcext:value-type="float">
            <text:p>4812.3170846811</text:p>
          </table:table-cell>
        </table:table-row>
        <table:table-row table:style-name="ro1">
          <table:table-cell office:value-type="float" office:value="11379" calcext:value-type="float">
            <text:p>11379</text:p>
          </table:table-cell>
          <table:table-cell office:value-type="string" calcext:value-type="string">
            <text:p>200452.03148582048</text:p>
          </table:table-cell>
          <table:table-cell table:formula="of:=[.B378]+RANDBETWEEN(-500;500)" office:value-type="float" office:value="200431.03148582" calcext:value-type="float">
            <text:p>200431.03148582</text:p>
          </table:table-cell>
          <table:table-cell table:formula="of:=[.B378]*RANDBETWEEN(0.3;1.9)" office:value-type="float" office:value="200452.03148582" calcext:value-type="float">
            <text:p>200452.03148582</text:p>
          </table:table-cell>
          <table:table-cell table:formula="of:=[.D378]*RANDBETWEEN(0.3;1.9)" office:value-type="float" office:value="400904.062971641" calcext:value-type="float">
            <text:p>400904.062971641</text:p>
          </table:table-cell>
          <table:table-cell table:formula="of:=[.B378]*RANDBETWEEN(0.3;1.9)/[.E378]*[.D378]" office:value-type="float" office:value="200452.03148582" calcext:value-type="float">
            <text:p>200452.03148582</text:p>
          </table:table-cell>
          <table:table-cell table:formula="of:=[.C378]*RANDBETWEEN(0.3;1.9)" office:value-type="float" office:value="400862.062971641" calcext:value-type="float">
            <text:p>400862.062971641</text:p>
          </table:table-cell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string" calcext:value-type="string">
            <text:p>2216.814647564</text:p>
          </table:table-cell>
          <table:table-cell table:formula="of:=[.B379]+RANDBETWEEN(-500;500)" office:value-type="float" office:value="2570.814647564" calcext:value-type="float">
            <text:p>2570.814647564</text:p>
          </table:table-cell>
          <table:table-cell table:formula="of:=[.B379]*RANDBETWEEN(0.3;1.9)" office:value-type="float" office:value="2216.814647564" calcext:value-type="float">
            <text:p>2216.814647564</text:p>
          </table:table-cell>
          <table:table-cell table:formula="of:=[.D379]*RANDBETWEEN(0.3;1.9)" office:value-type="float" office:value="4433.629295128" calcext:value-type="float">
            <text:p>4433.629295128</text:p>
          </table:table-cell>
          <table:table-cell table:formula="of:=[.B379]*RANDBETWEEN(0.3;1.9)/[.E379]*[.D379]" office:value-type="float" office:value="2216.814647564" calcext:value-type="float">
            <text:p>2216.814647564</text:p>
          </table:table-cell>
          <table:table-cell table:formula="of:=[.C379]*RANDBETWEEN(0.3;1.9)" office:value-type="float" office:value="5141.629295128" calcext:value-type="float">
            <text:p>5141.629295128</text:p>
          </table:table-cell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string" calcext:value-type="string">
            <text:p>1060.494285304</text:p>
          </table:table-cell>
          <table:table-cell table:formula="of:=[.B380]+RANDBETWEEN(-500;500)" office:value-type="float" office:value="1024.494285304" calcext:value-type="float">
            <text:p>1024.494285304</text:p>
          </table:table-cell>
          <table:table-cell table:formula="of:=[.B380]*RANDBETWEEN(0.3;1.9)" office:value-type="float" office:value="1060.494285304" calcext:value-type="float">
            <text:p>1060.494285304</text:p>
          </table:table-cell>
          <table:table-cell table:formula="of:=[.D380]*RANDBETWEEN(0.3;1.9)" office:value-type="float" office:value="1060.494285304" calcext:value-type="float">
            <text:p>1060.494285304</text:p>
          </table:table-cell>
          <table:table-cell table:formula="of:=[.B380]*RANDBETWEEN(0.3;1.9)/[.E380]*[.D380]" office:value-type="float" office:value="2120.988570608" calcext:value-type="float">
            <text:p>2120.988570608</text:p>
          </table:table-cell>
          <table:table-cell table:formula="of:=[.C380]*RANDBETWEEN(0.3;1.9)" office:value-type="float" office:value="2048.988570608" calcext:value-type="float">
            <text:p>2048.988570608</text:p>
          </table:table-cell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string" calcext:value-type="string">
            <text:p>678.4722663269821</text:p>
          </table:table-cell>
          <table:table-cell table:formula="of:=[.B381]+RANDBETWEEN(-500;500)" office:value-type="float" office:value="689.472266326982" calcext:value-type="float">
            <text:p>689.472266327</text:p>
          </table:table-cell>
          <table:table-cell table:formula="of:=[.B381]*RANDBETWEEN(0.3;1.9)" office:value-type="float" office:value="678.472266326982" calcext:value-type="float">
            <text:p>678.472266327</text:p>
          </table:table-cell>
          <table:table-cell table:formula="of:=[.D381]*RANDBETWEEN(0.3;1.9)" office:value-type="float" office:value="678.472266326982" calcext:value-type="float">
            <text:p>678.472266327</text:p>
          </table:table-cell>
          <table:table-cell table:formula="of:=[.B381]*RANDBETWEEN(0.3;1.9)/[.E381]*[.D381]" office:value-type="float" office:value="1356.94453265396" calcext:value-type="float">
            <text:p>1356.944532654</text:p>
          </table:table-cell>
          <table:table-cell table:formula="of:=[.C381]*RANDBETWEEN(0.3;1.9)" office:value-type="float" office:value="689.472266326982" calcext:value-type="float">
            <text:p>689.472266327</text:p>
          </table:table-cell>
        </table:table-row>
        <table:table-row table:style-name="ro1">
          <table:table-cell office:value-type="float" office:value="11383" calcext:value-type="float">
            <text:p>11383</text:p>
          </table:table-cell>
          <table:table-cell office:value-type="string" calcext:value-type="string">
            <text:p>2332.1468021818</text:p>
          </table:table-cell>
          <table:table-cell table:formula="of:=[.B382]+RANDBETWEEN(-500;500)" office:value-type="float" office:value="2822.1468021818" calcext:value-type="float">
            <text:p>2822.1468021818</text:p>
          </table:table-cell>
          <table:table-cell table:formula="of:=[.B382]*RANDBETWEEN(0.3;1.9)" office:value-type="float" office:value="2332.1468021818" calcext:value-type="float">
            <text:p>2332.1468021818</text:p>
          </table:table-cell>
          <table:table-cell table:formula="of:=[.D382]*RANDBETWEEN(0.3;1.9)" office:value-type="float" office:value="4664.2936043636" calcext:value-type="float">
            <text:p>4664.2936043636</text:p>
          </table:table-cell>
          <table:table-cell table:formula="of:=[.B382]*RANDBETWEEN(0.3;1.9)/[.E382]*[.D382]" office:value-type="float" office:value="2332.1468021818" calcext:value-type="float">
            <text:p>2332.1468021818</text:p>
          </table:table-cell>
          <table:table-cell table:formula="of:=[.C382]*RANDBETWEEN(0.3;1.9)" office:value-type="float" office:value="5644.2936043636" calcext:value-type="float">
            <text:p>5644.2936043636</text:p>
          </table:table-cell>
        </table:table-row>
        <table:table-row table:style-name="ro1">
          <table:table-cell office:value-type="float" office:value="11384" calcext:value-type="float">
            <text:p>11384</text:p>
          </table:table-cell>
          <table:table-cell office:value-type="string" calcext:value-type="string">
            <text:p>1601.3982213658078</text:p>
          </table:table-cell>
          <table:table-cell table:formula="of:=[.B383]+RANDBETWEEN(-500;500)" office:value-type="float" office:value="1469.39822136581" calcext:value-type="float">
            <text:p>1469.3982213658</text:p>
          </table:table-cell>
          <table:table-cell table:formula="of:=[.B383]*RANDBETWEEN(0.3;1.9)" office:value-type="float" office:value="1601.39822136581" calcext:value-type="float">
            <text:p>1601.3982213658</text:p>
          </table:table-cell>
          <table:table-cell table:formula="of:=[.D383]*RANDBETWEEN(0.3;1.9)" office:value-type="float" office:value="1601.39822136581" calcext:value-type="float">
            <text:p>1601.3982213658</text:p>
          </table:table-cell>
          <table:table-cell table:formula="of:=[.B383]*RANDBETWEEN(0.3;1.9)/[.E383]*[.D383]" office:value-type="float" office:value="1601.39822136581" calcext:value-type="float">
            <text:p>1601.3982213658</text:p>
          </table:table-cell>
          <table:table-cell table:formula="of:=[.C383]*RANDBETWEEN(0.3;1.9)" office:value-type="float" office:value="2938.79644273162" calcext:value-type="float">
            <text:p>2938.7964427316</text:p>
          </table:table-cell>
        </table:table-row>
        <table:table-row table:style-name="ro1">
          <table:table-cell office:value-type="float" office:value="11385" calcext:value-type="float">
            <text:p>11385</text:p>
          </table:table-cell>
          <table:table-cell office:value-type="string" calcext:value-type="string">
            <text:p>2560.0769907180315</text:p>
          </table:table-cell>
          <table:table-cell table:formula="of:=[.B384]+RANDBETWEEN(-500;500)" office:value-type="float" office:value="2854.07699071803" calcext:value-type="float">
            <text:p>2854.076990718</text:p>
          </table:table-cell>
          <table:table-cell table:formula="of:=[.B384]*RANDBETWEEN(0.3;1.9)" office:value-type="float" office:value="2560.07699071803" calcext:value-type="float">
            <text:p>2560.076990718</text:p>
          </table:table-cell>
          <table:table-cell table:formula="of:=[.D384]*RANDBETWEEN(0.3;1.9)" office:value-type="float" office:value="2560.07699071803" calcext:value-type="float">
            <text:p>2560.076990718</text:p>
          </table:table-cell>
          <table:table-cell table:formula="of:=[.B384]*RANDBETWEEN(0.3;1.9)/[.E384]*[.D384]" office:value-type="float" office:value="5120.15398143606" calcext:value-type="float">
            <text:p>5120.1539814361</text:p>
          </table:table-cell>
          <table:table-cell table:formula="of:=[.C384]*RANDBETWEEN(0.3;1.9)" office:value-type="float" office:value="5708.15398143606" calcext:value-type="float">
            <text:p>5708.1539814361</text:p>
          </table:table-cell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string" calcext:value-type="string">
            <text:p>9280.39201637451</text:p>
          </table:table-cell>
          <table:table-cell table:formula="of:=[.B385]+RANDBETWEEN(-500;500)" office:value-type="float" office:value="9733.39201637451" calcext:value-type="float">
            <text:p>9733.3920163745</text:p>
          </table:table-cell>
          <table:table-cell table:formula="of:=[.B385]*RANDBETWEEN(0.3;1.9)" office:value-type="float" office:value="9280.39201637451" calcext:value-type="float">
            <text:p>9280.3920163745</text:p>
          </table:table-cell>
          <table:table-cell table:formula="of:=[.D385]*RANDBETWEEN(0.3;1.9)" office:value-type="float" office:value="9280.39201637451" calcext:value-type="float">
            <text:p>9280.3920163745</text:p>
          </table:table-cell>
          <table:table-cell table:formula="of:=[.B385]*RANDBETWEEN(0.3;1.9)/[.E385]*[.D385]" office:value-type="float" office:value="18560.784032749" calcext:value-type="float">
            <text:p>18560.784032749</text:p>
          </table:table-cell>
          <table:table-cell table:formula="of:=[.C385]*RANDBETWEEN(0.3;1.9)" office:value-type="float" office:value="19466.784032749" calcext:value-type="float">
            <text:p>19466.784032749</text:p>
          </table:table-cell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906.926513009</text:p>
          </table:table-cell>
          <table:table-cell table:formula="of:=[.B386]+RANDBETWEEN(-500;500)" office:value-type="float" office:value="422.926513009" calcext:value-type="float">
            <text:p>422.926513009</text:p>
          </table:table-cell>
          <table:table-cell table:formula="of:=[.B386]*RANDBETWEEN(0.3;1.9)" office:value-type="float" office:value="906.926513009" calcext:value-type="float">
            <text:p>906.926513009</text:p>
          </table:table-cell>
          <table:table-cell table:formula="of:=[.D386]*RANDBETWEEN(0.3;1.9)" office:value-type="float" office:value="906.926513009" calcext:value-type="float">
            <text:p>906.926513009</text:p>
          </table:table-cell>
          <table:table-cell table:formula="of:=[.B386]*RANDBETWEEN(0.3;1.9)/[.E386]*[.D386]" office:value-type="float" office:value="1813.853026018" calcext:value-type="float">
            <text:p>1813.853026018</text:p>
          </table:table-cell>
          <table:table-cell table:formula="of:=[.C386]*RANDBETWEEN(0.3;1.9)" office:value-type="float" office:value="422.926513009" calcext:value-type="float">
            <text:p>422.926513009</text:p>
          </table:table-cell>
        </table:table-row>
        <table:table-row table:style-name="ro1">
          <table:table-cell office:value-type="float" office:value="11388" calcext:value-type="float">
            <text:p>11388</text:p>
          </table:table-cell>
          <table:table-cell office:value-type="string" calcext:value-type="string">
            <text:p>130.59780483100002</text:p>
          </table:table-cell>
          <table:table-cell table:formula="of:=[.B387]+RANDBETWEEN(-500;500)" office:value-type="float" office:value="468.597804831" calcext:value-type="float">
            <text:p>468.597804831</text:p>
          </table:table-cell>
          <table:table-cell table:formula="of:=[.B387]*RANDBETWEEN(0.3;1.9)" office:value-type="float" office:value="130.597804831" calcext:value-type="float">
            <text:p>130.597804831</text:p>
          </table:table-cell>
          <table:table-cell table:formula="of:=[.D387]*RANDBETWEEN(0.3;1.9)" office:value-type="float" office:value="130.597804831" calcext:value-type="float">
            <text:p>130.597804831</text:p>
          </table:table-cell>
          <table:table-cell table:formula="of:=[.B387]*RANDBETWEEN(0.3;1.9)/[.E387]*[.D387]" office:value-type="float" office:value="261.195609662" calcext:value-type="float">
            <text:p>261.195609662</text:p>
          </table:table-cell>
          <table:table-cell table:formula="of:=[.C387]*RANDBETWEEN(0.3;1.9)" office:value-type="float" office:value="468.597804831" calcext:value-type="float">
            <text:p>468.597804831</text:p>
          </table:table-cell>
        </table:table-row>
        <table:table-row table:style-name="ro1">
          <table:table-cell office:value-type="float" office:value="11389" calcext:value-type="float">
            <text:p>11389</text:p>
          </table:table-cell>
          <table:table-cell office:value-type="string" calcext:value-type="string">
            <text:p>611.1567062902</text:p>
          </table:table-cell>
          <table:table-cell table:formula="of:=[.B388]+RANDBETWEEN(-500;500)" office:value-type="float" office:value="662.1567062902" calcext:value-type="float">
            <text:p>662.1567062902</text:p>
          </table:table-cell>
          <table:table-cell table:formula="of:=[.B388]*RANDBETWEEN(0.3;1.9)" office:value-type="float" office:value="611.1567062902" calcext:value-type="float">
            <text:p>611.1567062902</text:p>
          </table:table-cell>
          <table:table-cell table:formula="of:=[.D388]*RANDBETWEEN(0.3;1.9)" office:value-type="float" office:value="611.1567062902" calcext:value-type="float">
            <text:p>611.1567062902</text:p>
          </table:table-cell>
          <table:table-cell table:formula="of:=[.B388]*RANDBETWEEN(0.3;1.9)/[.E388]*[.D388]" office:value-type="float" office:value="611.1567062902" calcext:value-type="float">
            <text:p>611.1567062902</text:p>
          </table:table-cell>
          <table:table-cell table:formula="of:=[.C388]*RANDBETWEEN(0.3;1.9)" office:value-type="float" office:value="662.1567062902" calcext:value-type="float">
            <text:p>662.1567062902</text:p>
          </table:table-cell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string" calcext:value-type="string">
            <text:p>9581.320067079905</text:p>
          </table:table-cell>
          <table:table-cell table:formula="of:=[.B389]+RANDBETWEEN(-500;500)" office:value-type="float" office:value="9553.32006707991" calcext:value-type="float">
            <text:p>9553.3200670799</text:p>
          </table:table-cell>
          <table:table-cell table:formula="of:=[.B389]*RANDBETWEEN(0.3;1.9)" office:value-type="float" office:value="19162.6401341598" calcext:value-type="float">
            <text:p>19162.6401341598</text:p>
          </table:table-cell>
          <table:table-cell table:formula="of:=[.D389]*RANDBETWEEN(0.3;1.9)" office:value-type="float" office:value="38325.2802683196" calcext:value-type="float">
            <text:p>38325.2802683196</text:p>
          </table:table-cell>
          <table:table-cell table:formula="of:=[.B389]*RANDBETWEEN(0.3;1.9)/[.E389]*[.D389]" office:value-type="float" office:value="9581.32006707991" calcext:value-type="float">
            <text:p>9581.3200670799</text:p>
          </table:table-cell>
          <table:table-cell table:formula="of:=[.C389]*RANDBETWEEN(0.3;1.9)" office:value-type="float" office:value="19106.6401341598" calcext:value-type="float">
            <text:p>19106.6401341598</text:p>
          </table:table-cell>
        </table:table-row>
        <table:table-row table:style-name="ro1">
          <table:table-cell office:value-type="float" office:value="11391" calcext:value-type="float">
            <text:p>11391</text:p>
          </table:table-cell>
          <table:table-cell office:value-type="string" calcext:value-type="string">
            <text:p>267.3757477502</text:p>
          </table:table-cell>
          <table:table-cell table:formula="of:=[.B390]+RANDBETWEEN(-500;500)" office:value-type="float" office:value="318.3757477502" calcext:value-type="float">
            <text:p>318.3757477502</text:p>
          </table:table-cell>
          <table:table-cell table:formula="of:=[.B390]*RANDBETWEEN(0.3;1.9)" office:value-type="float" office:value="534.7514955004" calcext:value-type="float">
            <text:p>534.7514955004</text:p>
          </table:table-cell>
          <table:table-cell table:formula="of:=[.D390]*RANDBETWEEN(0.3;1.9)" office:value-type="float" office:value="534.7514955004" calcext:value-type="float">
            <text:p>534.7514955004</text:p>
          </table:table-cell>
          <table:table-cell table:formula="of:=[.B390]*RANDBETWEEN(0.3;1.9)/[.E390]*[.D390]" office:value-type="float" office:value="267.3757477502" calcext:value-type="float">
            <text:p>267.3757477502</text:p>
          </table:table-cell>
          <table:table-cell table:formula="of:=[.C390]*RANDBETWEEN(0.3;1.9)" office:value-type="float" office:value="636.7514955004" calcext:value-type="float">
            <text:p>636.7514955004</text:p>
          </table:table-cell>
        </table:table-row>
        <table:table-row table:style-name="ro1">
          <table:table-cell office:value-type="float" office:value="11392" calcext:value-type="float">
            <text:p>11392</text:p>
          </table:table-cell>
          <table:table-cell office:value-type="string" calcext:value-type="string">
            <text:p>2708.0240768562417</text:p>
          </table:table-cell>
          <table:table-cell table:formula="of:=[.B391]+RANDBETWEEN(-500;500)" office:value-type="float" office:value="2521.02407685624" calcext:value-type="float">
            <text:p>2521.0240768563</text:p>
          </table:table-cell>
          <table:table-cell table:formula="of:=[.B391]*RANDBETWEEN(0.3;1.9)" office:value-type="float" office:value="5416.04815371248" calcext:value-type="float">
            <text:p>5416.0481537125</text:p>
          </table:table-cell>
          <table:table-cell table:formula="of:=[.D391]*RANDBETWEEN(0.3;1.9)" office:value-type="float" office:value="10832.096307425" calcext:value-type="float">
            <text:p>10832.096307425</text:p>
          </table:table-cell>
          <table:table-cell table:formula="of:=[.B391]*RANDBETWEEN(0.3;1.9)/[.E391]*[.D391]" office:value-type="float" office:value="1354.01203842812" calcext:value-type="float">
            <text:p>1354.0120384281</text:p>
          </table:table-cell>
          <table:table-cell table:formula="of:=[.C391]*RANDBETWEEN(0.3;1.9)" office:value-type="float" office:value="2521.02407685624" calcext:value-type="float">
            <text:p>2521.0240768563</text:p>
          </table:table-cell>
        </table:table-row>
        <table:table-row table:style-name="ro1">
          <table:table-cell office:value-type="float" office:value="11393" calcext:value-type="float">
            <text:p>11393</text:p>
          </table:table-cell>
          <table:table-cell office:value-type="string" calcext:value-type="string">
            <text:p>11028.339270201928</text:p>
          </table:table-cell>
          <table:table-cell table:formula="of:=[.B392]+RANDBETWEEN(-500;500)" office:value-type="float" office:value="11173.3392702019" calcext:value-type="float">
            <text:p>11173.3392702019</text:p>
          </table:table-cell>
          <table:table-cell table:formula="of:=[.B392]*RANDBETWEEN(0.3;1.9)" office:value-type="float" office:value="11028.3392702019" calcext:value-type="float">
            <text:p>11028.3392702019</text:p>
          </table:table-cell>
          <table:table-cell table:formula="of:=[.D392]*RANDBETWEEN(0.3;1.9)" office:value-type="float" office:value="22056.6785404039" calcext:value-type="float">
            <text:p>22056.6785404039</text:p>
          </table:table-cell>
          <table:table-cell table:formula="of:=[.B392]*RANDBETWEEN(0.3;1.9)/[.E392]*[.D392]" office:value-type="float" office:value="5514.16963510096" calcext:value-type="float">
            <text:p>5514.169635101</text:p>
          </table:table-cell>
          <table:table-cell table:formula="of:=[.C392]*RANDBETWEEN(0.3;1.9)" office:value-type="float" office:value="22346.6785404039" calcext:value-type="float">
            <text:p>22346.6785404039</text:p>
          </table:table-cell>
        </table:table-row>
        <table:table-row table:style-name="ro1">
          <table:table-cell office:value-type="float" office:value="11394" calcext:value-type="float">
            <text:p>11394</text:p>
          </table:table-cell>
          <table:table-cell office:value-type="string" calcext:value-type="string">
            <text:p>944.2739113150001</text:p>
          </table:table-cell>
          <table:table-cell table:formula="of:=[.B393]+RANDBETWEEN(-500;500)" office:value-type="float" office:value="713.273911315" calcext:value-type="float">
            <text:p>713.273911315</text:p>
          </table:table-cell>
          <table:table-cell table:formula="of:=[.B393]*RANDBETWEEN(0.3;1.9)" office:value-type="float" office:value="1888.54782263" calcext:value-type="float">
            <text:p>1888.54782263</text:p>
          </table:table-cell>
          <table:table-cell table:formula="of:=[.D393]*RANDBETWEEN(0.3;1.9)" office:value-type="float" office:value="3777.09564526" calcext:value-type="float">
            <text:p>3777.09564526</text:p>
          </table:table-cell>
          <table:table-cell table:formula="of:=[.B393]*RANDBETWEEN(0.3;1.9)/[.E393]*[.D393]" office:value-type="float" office:value="472.1369556575" calcext:value-type="float">
            <text:p>472.1369556575</text:p>
          </table:table-cell>
          <table:table-cell table:formula="of:=[.C393]*RANDBETWEEN(0.3;1.9)" office:value-type="float" office:value="1426.54782263" calcext:value-type="float">
            <text:p>1426.54782263</text:p>
          </table:table-cell>
        </table:table-row>
        <table:table-row table:style-name="ro1">
          <table:table-cell office:value-type="float" office:value="11395" calcext:value-type="float">
            <text:p>11395</text:p>
          </table:table-cell>
          <table:table-cell office:value-type="string" calcext:value-type="string">
            <text:p>666.576296663</text:p>
          </table:table-cell>
          <table:table-cell table:formula="of:=[.B394]+RANDBETWEEN(-500;500)" office:value-type="float" office:value="933.576296663" calcext:value-type="float">
            <text:p>933.576296663</text:p>
          </table:table-cell>
          <table:table-cell table:formula="of:=[.B394]*RANDBETWEEN(0.3;1.9)" office:value-type="float" office:value="666.576296663" calcext:value-type="float">
            <text:p>666.576296663</text:p>
          </table:table-cell>
          <table:table-cell table:formula="of:=[.D394]*RANDBETWEEN(0.3;1.9)" office:value-type="float" office:value="666.576296663" calcext:value-type="float">
            <text:p>666.576296663</text:p>
          </table:table-cell>
          <table:table-cell table:formula="of:=[.B394]*RANDBETWEEN(0.3;1.9)/[.E394]*[.D394]" office:value-type="float" office:value="666.576296663" calcext:value-type="float">
            <text:p>666.576296663</text:p>
          </table:table-cell>
          <table:table-cell table:formula="of:=[.C394]*RANDBETWEEN(0.3;1.9)" office:value-type="float" office:value="1867.152593326" calcext:value-type="float">
            <text:p>1867.152593326</text:p>
          </table:table-cell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string" calcext:value-type="string">
            <text:p>3529.9112876299996</text:p>
          </table:table-cell>
          <table:table-cell table:formula="of:=[.B395]+RANDBETWEEN(-500;500)" office:value-type="float" office:value="3889.91128763" calcext:value-type="float">
            <text:p>3889.91128763</text:p>
          </table:table-cell>
          <table:table-cell table:formula="of:=[.B395]*RANDBETWEEN(0.3;1.9)" office:value-type="float" office:value="7059.82257526" calcext:value-type="float">
            <text:p>7059.82257526</text:p>
          </table:table-cell>
          <table:table-cell table:formula="of:=[.D395]*RANDBETWEEN(0.3;1.9)" office:value-type="float" office:value="14119.64515052" calcext:value-type="float">
            <text:p>14119.64515052</text:p>
          </table:table-cell>
          <table:table-cell table:formula="of:=[.B395]*RANDBETWEEN(0.3;1.9)/[.E395]*[.D395]" office:value-type="float" office:value="1764.955643815" calcext:value-type="float">
            <text:p>1764.955643815</text:p>
          </table:table-cell>
          <table:table-cell table:formula="of:=[.C395]*RANDBETWEEN(0.3;1.9)" office:value-type="float" office:value="3889.91128763" calcext:value-type="float">
            <text:p>3889.91128763</text:p>
          </table:table-cell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string" calcext:value-type="string">
            <text:p>63599.879223559146</text:p>
          </table:table-cell>
          <table:table-cell table:formula="of:=[.B396]+RANDBETWEEN(-500;500)" office:value-type="float" office:value="63826.8792235592" calcext:value-type="float">
            <text:p>63826.8792235592</text:p>
          </table:table-cell>
          <table:table-cell table:formula="of:=[.B396]*RANDBETWEEN(0.3;1.9)" office:value-type="float" office:value="127199.758447118" calcext:value-type="float">
            <text:p>127199.758447118</text:p>
          </table:table-cell>
          <table:table-cell table:formula="of:=[.D396]*RANDBETWEEN(0.3;1.9)" office:value-type="float" office:value="127199.758447118" calcext:value-type="float">
            <text:p>127199.758447118</text:p>
          </table:table-cell>
          <table:table-cell table:formula="of:=[.B396]*RANDBETWEEN(0.3;1.9)/[.E396]*[.D396]" office:value-type="float" office:value="127199.758447118" calcext:value-type="float">
            <text:p>127199.758447118</text:p>
          </table:table-cell>
          <table:table-cell table:formula="of:=[.C396]*RANDBETWEEN(0.3;1.9)" office:value-type="float" office:value="63826.8792235592" calcext:value-type="float">
            <text:p>63826.8792235592</text:p>
          </table:table-cell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string" calcext:value-type="string">
            <text:p>29738.40669082639</text:p>
          </table:table-cell>
          <table:table-cell table:formula="of:=[.B397]+RANDBETWEEN(-500;500)" office:value-type="float" office:value="29703.4066908264" calcext:value-type="float">
            <text:p>29703.4066908264</text:p>
          </table:table-cell>
          <table:table-cell table:formula="of:=[.B397]*RANDBETWEEN(0.3;1.9)" office:value-type="float" office:value="59476.8133816528" calcext:value-type="float">
            <text:p>59476.8133816528</text:p>
          </table:table-cell>
          <table:table-cell table:formula="of:=[.D397]*RANDBETWEEN(0.3;1.9)" office:value-type="float" office:value="59476.8133816528" calcext:value-type="float">
            <text:p>59476.8133816528</text:p>
          </table:table-cell>
          <table:table-cell table:formula="of:=[.B397]*RANDBETWEEN(0.3;1.9)/[.E397]*[.D397]" office:value-type="float" office:value="29738.4066908264" calcext:value-type="float">
            <text:p>29738.4066908264</text:p>
          </table:table-cell>
          <table:table-cell table:formula="of:=[.C397]*RANDBETWEEN(0.3;1.9)" office:value-type="float" office:value="29703.4066908264" calcext:value-type="float">
            <text:p>29703.4066908264</text:p>
          </table:table-cell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565.933418264</text:p>
          </table:table-cell>
          <table:table-cell table:formula="of:=[.B398]+RANDBETWEEN(-500;500)" office:value-type="float" office:value="157.933418264" calcext:value-type="float">
            <text:p>157.933418264</text:p>
          </table:table-cell>
          <table:table-cell table:formula="of:=[.B398]*RANDBETWEEN(0.3;1.9)" office:value-type="float" office:value="1131.866836528" calcext:value-type="float">
            <text:p>1131.866836528</text:p>
          </table:table-cell>
          <table:table-cell table:formula="of:=[.D398]*RANDBETWEEN(0.3;1.9)" office:value-type="float" office:value="2263.733673056" calcext:value-type="float">
            <text:p>2263.733673056</text:p>
          </table:table-cell>
          <table:table-cell table:formula="of:=[.B398]*RANDBETWEEN(0.3;1.9)/[.E398]*[.D398]" office:value-type="float" office:value="282.966709132" calcext:value-type="float">
            <text:p>282.966709132</text:p>
          </table:table-cell>
          <table:table-cell table:formula="of:=[.C398]*RANDBETWEEN(0.3;1.9)" office:value-type="float" office:value="315.866836528" calcext:value-type="float">
            <text:p>315.866836528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string" calcext:value-type="string">
            <text:p>381.292187144</text:p>
          </table:table-cell>
          <table:table-cell table:formula="of:=[.B399]+RANDBETWEEN(-500;500)" office:value-type="float" office:value="841.292187144" calcext:value-type="float">
            <text:p>841.292187144</text:p>
          </table:table-cell>
          <table:table-cell table:formula="of:=[.B399]*RANDBETWEEN(0.3;1.9)" office:value-type="float" office:value="762.584374288" calcext:value-type="float">
            <text:p>762.584374288</text:p>
          </table:table-cell>
          <table:table-cell table:formula="of:=[.D399]*RANDBETWEEN(0.3;1.9)" office:value-type="float" office:value="762.584374288" calcext:value-type="float">
            <text:p>762.584374288</text:p>
          </table:table-cell>
          <table:table-cell table:formula="of:=[.B399]*RANDBETWEEN(0.3;1.9)/[.E399]*[.D399]" office:value-type="float" office:value="381.292187144" calcext:value-type="float">
            <text:p>381.292187144</text:p>
          </table:table-cell>
          <table:table-cell table:formula="of:=[.C399]*RANDBETWEEN(0.3;1.9)" office:value-type="float" office:value="841.292187144" calcext:value-type="float">
            <text:p>841.292187144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string" calcext:value-type="string">
            <text:p>10599.779898381308</text:p>
          </table:table-cell>
          <table:table-cell table:formula="of:=[.B400]+RANDBETWEEN(-500;500)" office:value-type="float" office:value="10636.7798983813" calcext:value-type="float">
            <text:p>10636.7798983813</text:p>
          </table:table-cell>
          <table:table-cell table:formula="of:=[.B400]*RANDBETWEEN(0.3;1.9)" office:value-type="float" office:value="21199.5597967626" calcext:value-type="float">
            <text:p>21199.5597967626</text:p>
          </table:table-cell>
          <table:table-cell table:formula="of:=[.D400]*RANDBETWEEN(0.3;1.9)" office:value-type="float" office:value="21199.5597967626" calcext:value-type="float">
            <text:p>21199.5597967626</text:p>
          </table:table-cell>
          <table:table-cell table:formula="of:=[.B400]*RANDBETWEEN(0.3;1.9)/[.E400]*[.D400]" office:value-type="float" office:value="10599.7798983813" calcext:value-type="float">
            <text:p>10599.7798983813</text:p>
          </table:table-cell>
          <table:table-cell table:formula="of:=[.C400]*RANDBETWEEN(0.3;1.9)" office:value-type="float" office:value="10636.7798983813" calcext:value-type="float">
            <text:p>10636.7798983813</text:p>
          </table:table-cell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string" calcext:value-type="string">
            <text:p>102.7498096864</text:p>
          </table:table-cell>
          <table:table-cell table:formula="of:=[.B401]+RANDBETWEEN(-500;500)" office:value-type="float" office:value="61.7498096864" calcext:value-type="float">
            <text:p>61.7498096864</text:p>
          </table:table-cell>
          <table:table-cell table:formula="of:=[.B401]*RANDBETWEEN(0.3;1.9)" office:value-type="float" office:value="205.4996193728" calcext:value-type="float">
            <text:p>205.4996193728</text:p>
          </table:table-cell>
          <table:table-cell table:formula="of:=[.D401]*RANDBETWEEN(0.3;1.9)" office:value-type="float" office:value="205.4996193728" calcext:value-type="float">
            <text:p>205.4996193728</text:p>
          </table:table-cell>
          <table:table-cell table:formula="of:=[.B401]*RANDBETWEEN(0.3;1.9)/[.E401]*[.D401]" office:value-type="float" office:value="102.7498096864" calcext:value-type="float">
            <text:p>102.7498096864</text:p>
          </table:table-cell>
          <table:table-cell table:formula="of:=[.C401]*RANDBETWEEN(0.3;1.9)" office:value-type="float" office:value="123.4996193728" calcext:value-type="float">
            <text:p>123.4996193728</text:p>
          </table:table-cell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3096.98053362551</text:p>
          </table:table-cell>
          <table:table-cell table:formula="of:=[.B402]+RANDBETWEEN(-500;500)" office:value-type="float" office:value="3118.98053362551" calcext:value-type="float">
            <text:p>3118.9805336255</text:p>
          </table:table-cell>
          <table:table-cell table:formula="of:=[.B402]*RANDBETWEEN(0.3;1.9)" office:value-type="float" office:value="6193.96106725102" calcext:value-type="float">
            <text:p>6193.961067251</text:p>
          </table:table-cell>
          <table:table-cell table:formula="of:=[.D402]*RANDBETWEEN(0.3;1.9)" office:value-type="float" office:value="6193.96106725102" calcext:value-type="float">
            <text:p>6193.961067251</text:p>
          </table:table-cell>
          <table:table-cell table:formula="of:=[.B402]*RANDBETWEEN(0.3;1.9)/[.E402]*[.D402]" office:value-type="float" office:value="3096.98053362551" calcext:value-type="float">
            <text:p>3096.9805336255</text:p>
          </table:table-cell>
          <table:table-cell table:formula="of:=[.C402]*RANDBETWEEN(0.3;1.9)" office:value-type="float" office:value="6237.96106725102" calcext:value-type="float">
            <text:p>6237.961067251</text:p>
          </table:table-cell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string" calcext:value-type="string">
            <text:p>1561.7867379850002</text:p>
          </table:table-cell>
          <table:table-cell table:formula="of:=[.B403]+RANDBETWEEN(-500;500)" office:value-type="float" office:value="2040.786737985" calcext:value-type="float">
            <text:p>2040.786737985</text:p>
          </table:table-cell>
          <table:table-cell table:formula="of:=[.B403]*RANDBETWEEN(0.3;1.9)" office:value-type="float" office:value="1561.786737985" calcext:value-type="float">
            <text:p>1561.786737985</text:p>
          </table:table-cell>
          <table:table-cell table:formula="of:=[.D403]*RANDBETWEEN(0.3;1.9)" office:value-type="float" office:value="3123.57347597" calcext:value-type="float">
            <text:p>3123.57347597</text:p>
          </table:table-cell>
          <table:table-cell table:formula="of:=[.B403]*RANDBETWEEN(0.3;1.9)/[.E403]*[.D403]" office:value-type="float" office:value="780.8933689925" calcext:value-type="float">
            <text:p>780.8933689925</text:p>
          </table:table-cell>
          <table:table-cell table:formula="of:=[.C403]*RANDBETWEEN(0.3;1.9)" office:value-type="float" office:value="2040.786737985" calcext:value-type="float">
            <text:p>2040.786737985</text:p>
          </table:table-cell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string" calcext:value-type="string">
            <text:p>1333.792032222</text:p>
          </table:table-cell>
          <table:table-cell table:formula="of:=[.B404]+RANDBETWEEN(-500;500)" office:value-type="float" office:value="1236.792032222" calcext:value-type="float">
            <text:p>1236.792032222</text:p>
          </table:table-cell>
          <table:table-cell table:formula="of:=[.B404]*RANDBETWEEN(0.3;1.9)" office:value-type="float" office:value="2667.584064444" calcext:value-type="float">
            <text:p>2667.584064444</text:p>
          </table:table-cell>
          <table:table-cell table:formula="of:=[.D404]*RANDBETWEEN(0.3;1.9)" office:value-type="float" office:value="2667.584064444" calcext:value-type="float">
            <text:p>2667.584064444</text:p>
          </table:table-cell>
          <table:table-cell table:formula="of:=[.B404]*RANDBETWEEN(0.3;1.9)/[.E404]*[.D404]" office:value-type="float" office:value="2667.584064444" calcext:value-type="float">
            <text:p>2667.584064444</text:p>
          </table:table-cell>
          <table:table-cell table:formula="of:=[.C404]*RANDBETWEEN(0.3;1.9)" office:value-type="float" office:value="2473.584064444" calcext:value-type="float">
            <text:p>2473.584064444</text:p>
          </table:table-cell>
        </table:table-row>
        <table:table-row table:style-name="ro1">
          <table:table-cell office:value-type="float" office:value="11407" calcext:value-type="float">
            <text:p>11407</text:p>
          </table:table-cell>
          <table:table-cell office:value-type="string" calcext:value-type="string">
            <text:p>4983.511684117848</text:p>
          </table:table-cell>
          <table:table-cell table:formula="of:=[.B405]+RANDBETWEEN(-500;500)" office:value-type="float" office:value="5323.51168411785" calcext:value-type="float">
            <text:p>5323.5116841179</text:p>
          </table:table-cell>
          <table:table-cell table:formula="of:=[.B405]*RANDBETWEEN(0.3;1.9)" office:value-type="float" office:value="4983.51168411785" calcext:value-type="float">
            <text:p>4983.5116841179</text:p>
          </table:table-cell>
          <table:table-cell table:formula="of:=[.D405]*RANDBETWEEN(0.3;1.9)" office:value-type="float" office:value="9967.0233682357" calcext:value-type="float">
            <text:p>9967.0233682357</text:p>
          </table:table-cell>
          <table:table-cell table:formula="of:=[.B405]*RANDBETWEEN(0.3;1.9)/[.E405]*[.D405]" office:value-type="float" office:value="2491.75584205892" calcext:value-type="float">
            <text:p>2491.7558420589</text:p>
          </table:table-cell>
          <table:table-cell table:formula="of:=[.C405]*RANDBETWEEN(0.3;1.9)" office:value-type="float" office:value="10647.0233682357" calcext:value-type="float">
            <text:p>10647.0233682357</text:p>
          </table:table-cell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string" calcext:value-type="string">
            <text:p>2703.4758166046768</text:p>
          </table:table-cell>
          <table:table-cell table:formula="of:=[.B406]+RANDBETWEEN(-500;500)" office:value-type="float" office:value="2739.47581660468" calcext:value-type="float">
            <text:p>2739.4758166047</text:p>
          </table:table-cell>
          <table:table-cell table:formula="of:=[.B406]*RANDBETWEEN(0.3;1.9)" office:value-type="float" office:value="2703.47581660468" calcext:value-type="float">
            <text:p>2703.4758166047</text:p>
          </table:table-cell>
          <table:table-cell table:formula="of:=[.D406]*RANDBETWEEN(0.3;1.9)" office:value-type="float" office:value="5406.95163320935" calcext:value-type="float">
            <text:p>5406.9516332094</text:p>
          </table:table-cell>
          <table:table-cell table:formula="of:=[.B406]*RANDBETWEEN(0.3;1.9)/[.E406]*[.D406]" office:value-type="float" office:value="1351.73790830234" calcext:value-type="float">
            <text:p>1351.7379083023</text:p>
          </table:table-cell>
          <table:table-cell table:formula="of:=[.C406]*RANDBETWEEN(0.3;1.9)" office:value-type="float" office:value="2739.47581660468" calcext:value-type="float">
            <text:p>2739.4758166047</text:p>
          </table:table-cell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string" calcext:value-type="string">
            <text:p>598.369318616</text:p>
          </table:table-cell>
          <table:table-cell table:formula="of:=[.B407]+RANDBETWEEN(-500;500)" office:value-type="float" office:value="1026.369318616" calcext:value-type="float">
            <text:p>1026.369318616</text:p>
          </table:table-cell>
          <table:table-cell table:formula="of:=[.B407]*RANDBETWEEN(0.3;1.9)" office:value-type="float" office:value="1196.738637232" calcext:value-type="float">
            <text:p>1196.738637232</text:p>
          </table:table-cell>
          <table:table-cell table:formula="of:=[.D407]*RANDBETWEEN(0.3;1.9)" office:value-type="float" office:value="1196.738637232" calcext:value-type="float">
            <text:p>1196.738637232</text:p>
          </table:table-cell>
          <table:table-cell table:formula="of:=[.B407]*RANDBETWEEN(0.3;1.9)/[.E407]*[.D407]" office:value-type="float" office:value="598.369318616" calcext:value-type="float">
            <text:p>598.369318616</text:p>
          </table:table-cell>
          <table:table-cell table:formula="of:=[.C407]*RANDBETWEEN(0.3;1.9)" office:value-type="float" office:value="2052.738637232" calcext:value-type="float">
            <text:p>2052.738637232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string" calcext:value-type="string">
            <text:p>10723.77871866254</text:p>
          </table:table-cell>
          <table:table-cell table:formula="of:=[.B408]+RANDBETWEEN(-500;500)" office:value-type="float" office:value="11062.7787186625" calcext:value-type="float">
            <text:p>11062.7787186625</text:p>
          </table:table-cell>
          <table:table-cell table:formula="of:=[.B408]*RANDBETWEEN(0.3;1.9)" office:value-type="float" office:value="10723.7787186625" calcext:value-type="float">
            <text:p>10723.7787186625</text:p>
          </table:table-cell>
          <table:table-cell table:formula="of:=[.D408]*RANDBETWEEN(0.3;1.9)" office:value-type="float" office:value="10723.7787186625" calcext:value-type="float">
            <text:p>10723.7787186625</text:p>
          </table:table-cell>
          <table:table-cell table:formula="of:=[.B408]*RANDBETWEEN(0.3;1.9)/[.E408]*[.D408]" office:value-type="float" office:value="21447.5574373251" calcext:value-type="float">
            <text:p>21447.5574373251</text:p>
          </table:table-cell>
          <table:table-cell table:formula="of:=[.C408]*RANDBETWEEN(0.3;1.9)" office:value-type="float" office:value="22125.5574373251" calcext:value-type="float">
            <text:p>22125.5574373251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string" calcext:value-type="string">
            <text:p>157.76327797799996</text:p>
          </table:table-cell>
          <table:table-cell table:formula="of:=[.B409]+RANDBETWEEN(-500;500)" office:value-type="float" office:value="-328.236722022" calcext:value-type="float">
            <text:p>-328.236722022</text:p>
          </table:table-cell>
          <table:table-cell table:formula="of:=[.B409]*RANDBETWEEN(0.3;1.9)" office:value-type="float" office:value="157.763277978" calcext:value-type="float">
            <text:p>157.763277978</text:p>
          </table:table-cell>
          <table:table-cell table:formula="of:=[.D409]*RANDBETWEEN(0.3;1.9)" office:value-type="float" office:value="315.526555956" calcext:value-type="float">
            <text:p>315.526555956</text:p>
          </table:table-cell>
          <table:table-cell table:formula="of:=[.B409]*RANDBETWEEN(0.3;1.9)/[.E409]*[.D409]" office:value-type="float" office:value="157.763277978" calcext:value-type="float">
            <text:p>157.763277978</text:p>
          </table:table-cell>
          <table:table-cell table:formula="of:=[.C409]*RANDBETWEEN(0.3;1.9)" office:value-type="float" office:value="-328.236722022" calcext:value-type="float">
            <text:p>-328.236722022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1392.871197636</text:p>
          </table:table-cell>
          <table:table-cell table:formula="of:=[.B410]+RANDBETWEEN(-500;500)" office:value-type="float" office:value="1673.871197636" calcext:value-type="float">
            <text:p>1673.871197636</text:p>
          </table:table-cell>
          <table:table-cell table:formula="of:=[.B410]*RANDBETWEEN(0.3;1.9)" office:value-type="float" office:value="1392.871197636" calcext:value-type="float">
            <text:p>1392.871197636</text:p>
          </table:table-cell>
          <table:table-cell table:formula="of:=[.D410]*RANDBETWEEN(0.3;1.9)" office:value-type="float" office:value="2785.742395272" calcext:value-type="float">
            <text:p>2785.742395272</text:p>
          </table:table-cell>
          <table:table-cell table:formula="of:=[.B410]*RANDBETWEEN(0.3;1.9)/[.E410]*[.D410]" office:value-type="float" office:value="696.435598818" calcext:value-type="float">
            <text:p>696.435598818</text:p>
          </table:table-cell>
          <table:table-cell table:formula="of:=[.C410]*RANDBETWEEN(0.3;1.9)" office:value-type="float" office:value="1673.871197636" calcext:value-type="float">
            <text:p>1673.871197636</text:p>
          </table:table-cell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11198.355273519808</text:p>
          </table:table-cell>
          <table:table-cell table:formula="of:=[.B411]+RANDBETWEEN(-500;500)" office:value-type="float" office:value="11001.3552735198" calcext:value-type="float">
            <text:p>11001.3552735198</text:p>
          </table:table-cell>
          <table:table-cell table:formula="of:=[.B411]*RANDBETWEEN(0.3;1.9)" office:value-type="float" office:value="22396.7105470396" calcext:value-type="float">
            <text:p>22396.7105470396</text:p>
          </table:table-cell>
          <table:table-cell table:formula="of:=[.D411]*RANDBETWEEN(0.3;1.9)" office:value-type="float" office:value="22396.7105470396" calcext:value-type="float">
            <text:p>22396.7105470396</text:p>
          </table:table-cell>
          <table:table-cell table:formula="of:=[.B411]*RANDBETWEEN(0.3;1.9)/[.E411]*[.D411]" office:value-type="float" office:value="22396.7105470396" calcext:value-type="float">
            <text:p>22396.7105470396</text:p>
          </table:table-cell>
          <table:table-cell table:formula="of:=[.C411]*RANDBETWEEN(0.3;1.9)" office:value-type="float" office:value="22002.7105470396" calcext:value-type="float">
            <text:p>22002.7105470396</text:p>
          </table:table-cell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1673.263461192</text:p>
          </table:table-cell>
          <table:table-cell table:formula="of:=[.B412]+RANDBETWEEN(-500;500)" office:value-type="float" office:value="1698.263461192" calcext:value-type="float">
            <text:p>1698.263461192</text:p>
          </table:table-cell>
          <table:table-cell table:formula="of:=[.B412]*RANDBETWEEN(0.3;1.9)" office:value-type="float" office:value="3346.526922384" calcext:value-type="float">
            <text:p>3346.526922384</text:p>
          </table:table-cell>
          <table:table-cell table:formula="of:=[.D412]*RANDBETWEEN(0.3;1.9)" office:value-type="float" office:value="6693.053844768" calcext:value-type="float">
            <text:p>6693.053844768</text:p>
          </table:table-cell>
          <table:table-cell table:formula="of:=[.B412]*RANDBETWEEN(0.3;1.9)/[.E412]*[.D412]" office:value-type="float" office:value="836.631730596" calcext:value-type="float">
            <text:p>836.631730596</text:p>
          </table:table-cell>
          <table:table-cell table:formula="of:=[.C412]*RANDBETWEEN(0.3;1.9)" office:value-type="float" office:value="1698.263461192" calcext:value-type="float">
            <text:p>1698.263461192</text:p>
          </table:table-cell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860.2579840320001</text:p>
          </table:table-cell>
          <table:table-cell table:formula="of:=[.B413]+RANDBETWEEN(-500;500)" office:value-type="float" office:value="1130.257984032" calcext:value-type="float">
            <text:p>1130.257984032</text:p>
          </table:table-cell>
          <table:table-cell table:formula="of:=[.B413]*RANDBETWEEN(0.3;1.9)" office:value-type="float" office:value="1720.515968064" calcext:value-type="float">
            <text:p>1720.515968064</text:p>
          </table:table-cell>
          <table:table-cell table:formula="of:=[.D413]*RANDBETWEEN(0.3;1.9)" office:value-type="float" office:value="3441.031936128" calcext:value-type="float">
            <text:p>3441.031936128</text:p>
          </table:table-cell>
          <table:table-cell table:formula="of:=[.B413]*RANDBETWEEN(0.3;1.9)/[.E413]*[.D413]" office:value-type="float" office:value="860.257984032" calcext:value-type="float">
            <text:p>860.257984032</text:p>
          </table:table-cell>
          <table:table-cell table:formula="of:=[.C413]*RANDBETWEEN(0.3;1.9)" office:value-type="float" office:value="2260.515968064" calcext:value-type="float">
            <text:p>2260.515968064</text:p>
          </table:table-cell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1866.710639159</text:p>
          </table:table-cell>
          <table:table-cell table:formula="of:=[.B414]+RANDBETWEEN(-500;500)" office:value-type="float" office:value="2038.710639159" calcext:value-type="float">
            <text:p>2038.710639159</text:p>
          </table:table-cell>
          <table:table-cell table:formula="of:=[.B414]*RANDBETWEEN(0.3;1.9)" office:value-type="float" office:value="3733.421278318" calcext:value-type="float">
            <text:p>3733.421278318</text:p>
          </table:table-cell>
          <table:table-cell table:formula="of:=[.D414]*RANDBETWEEN(0.3;1.9)" office:value-type="float" office:value="3733.421278318" calcext:value-type="float">
            <text:p>3733.421278318</text:p>
          </table:table-cell>
          <table:table-cell table:formula="of:=[.B414]*RANDBETWEEN(0.3;1.9)/[.E414]*[.D414]" office:value-type="float" office:value="3733.421278318" calcext:value-type="float">
            <text:p>3733.421278318</text:p>
          </table:table-cell>
          <table:table-cell table:formula="of:=[.C414]*RANDBETWEEN(0.3;1.9)" office:value-type="float" office:value="2038.710639159" calcext:value-type="float">
            <text:p>2038.710639159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string" calcext:value-type="string">
            <text:p>2296.7700067499995</text:p>
          </table:table-cell>
          <table:table-cell table:formula="of:=[.B415]+RANDBETWEEN(-500;500)" office:value-type="float" office:value="2115.77000675" calcext:value-type="float">
            <text:p>2115.77000675</text:p>
          </table:table-cell>
          <table:table-cell table:formula="of:=[.B415]*RANDBETWEEN(0.3;1.9)" office:value-type="float" office:value="2296.77000675" calcext:value-type="float">
            <text:p>2296.77000675</text:p>
          </table:table-cell>
          <table:table-cell table:formula="of:=[.D415]*RANDBETWEEN(0.3;1.9)" office:value-type="float" office:value="2296.77000675" calcext:value-type="float">
            <text:p>2296.77000675</text:p>
          </table:table-cell>
          <table:table-cell table:formula="of:=[.B415]*RANDBETWEEN(0.3;1.9)/[.E415]*[.D415]" office:value-type="float" office:value="2296.77000675" calcext:value-type="float">
            <text:p>2296.77000675</text:p>
          </table:table-cell>
          <table:table-cell table:formula="of:=[.C415]*RANDBETWEEN(0.3;1.9)" office:value-type="float" office:value="2115.77000675" calcext:value-type="float">
            <text:p>2115.77000675</text:p>
          </table:table-cell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101908.22793934858</text:p>
          </table:table-cell>
          <table:table-cell table:formula="of:=[.B416]+RANDBETWEEN(-500;500)" office:value-type="float" office:value="102130.227939349" calcext:value-type="float">
            <text:p>102130.227939349</text:p>
          </table:table-cell>
          <table:table-cell table:formula="of:=[.B416]*RANDBETWEEN(0.3;1.9)" office:value-type="float" office:value="203816.455878697" calcext:value-type="float">
            <text:p>203816.455878697</text:p>
          </table:table-cell>
          <table:table-cell table:formula="of:=[.D416]*RANDBETWEEN(0.3;1.9)" office:value-type="float" office:value="407632.911757394" calcext:value-type="float">
            <text:p>407632.911757394</text:p>
          </table:table-cell>
          <table:table-cell table:formula="of:=[.B416]*RANDBETWEEN(0.3;1.9)/[.E416]*[.D416]" office:value-type="float" office:value="50954.1139696743" calcext:value-type="float">
            <text:p>50954.1139696743</text:p>
          </table:table-cell>
          <table:table-cell table:formula="of:=[.C416]*RANDBETWEEN(0.3;1.9)" office:value-type="float" office:value="204260.455878697" calcext:value-type="float">
            <text:p>204260.455878697</text:p>
          </table:table-cell>
        </table:table-row>
        <table:table-row table:style-name="ro1">
          <table:table-cell office:value-type="float" office:value="11419" calcext:value-type="float">
            <text:p>11419</text:p>
          </table:table-cell>
          <table:table-cell office:value-type="string" calcext:value-type="string">
            <text:p>1715.8297980023303</text:p>
          </table:table-cell>
          <table:table-cell table:formula="of:=[.B417]+RANDBETWEEN(-500;500)" office:value-type="float" office:value="1904.82979800233" calcext:value-type="float">
            <text:p>1904.8297980023</text:p>
          </table:table-cell>
          <table:table-cell table:formula="of:=[.B417]*RANDBETWEEN(0.3;1.9)" office:value-type="float" office:value="1715.82979800233" calcext:value-type="float">
            <text:p>1715.8297980023</text:p>
          </table:table-cell>
          <table:table-cell table:formula="of:=[.D417]*RANDBETWEEN(0.3;1.9)" office:value-type="float" office:value="3431.65959600466" calcext:value-type="float">
            <text:p>3431.6595960047</text:p>
          </table:table-cell>
          <table:table-cell table:formula="of:=[.B417]*RANDBETWEEN(0.3;1.9)/[.E417]*[.D417]" office:value-type="float" office:value="1715.82979800233" calcext:value-type="float">
            <text:p>1715.8297980023</text:p>
          </table:table-cell>
          <table:table-cell table:formula="of:=[.C417]*RANDBETWEEN(0.3;1.9)" office:value-type="float" office:value="1904.82979800233" calcext:value-type="float">
            <text:p>1904.8297980023</text:p>
          </table:table-cell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string" calcext:value-type="string">
            <text:p>1048.517713272</text:p>
          </table:table-cell>
          <table:table-cell table:formula="of:=[.B418]+RANDBETWEEN(-500;500)" office:value-type="float" office:value="705.517713272" calcext:value-type="float">
            <text:p>705.517713272</text:p>
          </table:table-cell>
          <table:table-cell table:formula="of:=[.B418]*RANDBETWEEN(0.3;1.9)" office:value-type="float" office:value="2097.035426544" calcext:value-type="float">
            <text:p>2097.035426544</text:p>
          </table:table-cell>
          <table:table-cell table:formula="of:=[.D418]*RANDBETWEEN(0.3;1.9)" office:value-type="float" office:value="4194.070853088" calcext:value-type="float">
            <text:p>4194.070853088</text:p>
          </table:table-cell>
          <table:table-cell table:formula="of:=[.B418]*RANDBETWEEN(0.3;1.9)/[.E418]*[.D418]" office:value-type="float" office:value="1048.517713272" calcext:value-type="float">
            <text:p>1048.517713272</text:p>
          </table:table-cell>
          <table:table-cell table:formula="of:=[.C418]*RANDBETWEEN(0.3;1.9)" office:value-type="float" office:value="705.517713272" calcext:value-type="float">
            <text:p>705.517713272</text:p>
          </table:table-cell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12763.070734082681</text:p>
          </table:table-cell>
          <table:table-cell table:formula="of:=[.B419]+RANDBETWEEN(-500;500)" office:value-type="float" office:value="12536.0707340827" calcext:value-type="float">
            <text:p>12536.0707340827</text:p>
          </table:table-cell>
          <table:table-cell table:formula="of:=[.B419]*RANDBETWEEN(0.3;1.9)" office:value-type="float" office:value="12763.0707340827" calcext:value-type="float">
            <text:p>12763.0707340827</text:p>
          </table:table-cell>
          <table:table-cell table:formula="of:=[.D419]*RANDBETWEEN(0.3;1.9)" office:value-type="float" office:value="25526.1414681654" calcext:value-type="float">
            <text:p>25526.1414681654</text:p>
          </table:table-cell>
          <table:table-cell table:formula="of:=[.B419]*RANDBETWEEN(0.3;1.9)/[.E419]*[.D419]" office:value-type="float" office:value="12763.0707340827" calcext:value-type="float">
            <text:p>12763.0707340827</text:p>
          </table:table-cell>
          <table:table-cell table:formula="of:=[.C419]*RANDBETWEEN(0.3;1.9)" office:value-type="float" office:value="12536.0707340827" calcext:value-type="float">
            <text:p>12536.0707340827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875.1389668250001</text:p>
          </table:table-cell>
          <table:table-cell table:formula="of:=[.B420]+RANDBETWEEN(-500;500)" office:value-type="float" office:value="535.138966825" calcext:value-type="float">
            <text:p>535.138966825</text:p>
          </table:table-cell>
          <table:table-cell table:formula="of:=[.B420]*RANDBETWEEN(0.3;1.9)" office:value-type="float" office:value="875.138966825" calcext:value-type="float">
            <text:p>875.138966825</text:p>
          </table:table-cell>
          <table:table-cell table:formula="of:=[.D420]*RANDBETWEEN(0.3;1.9)" office:value-type="float" office:value="1750.27793365" calcext:value-type="float">
            <text:p>1750.27793365</text:p>
          </table:table-cell>
          <table:table-cell table:formula="of:=[.B420]*RANDBETWEEN(0.3;1.9)/[.E420]*[.D420]" office:value-type="float" office:value="437.5694834125" calcext:value-type="float">
            <text:p>437.5694834125</text:p>
          </table:table-cell>
          <table:table-cell table:formula="of:=[.C420]*RANDBETWEEN(0.3;1.9)" office:value-type="float" office:value="535.138966825" calcext:value-type="float">
            <text:p>535.138966825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860.294945183</text:p>
          </table:table-cell>
          <table:table-cell table:formula="of:=[.B421]+RANDBETWEEN(-500;500)" office:value-type="float" office:value="1068.294945183" calcext:value-type="float">
            <text:p>1068.294945183</text:p>
          </table:table-cell>
          <table:table-cell table:formula="of:=[.B421]*RANDBETWEEN(0.3;1.9)" office:value-type="float" office:value="860.294945183" calcext:value-type="float">
            <text:p>860.294945183</text:p>
          </table:table-cell>
          <table:table-cell table:formula="of:=[.D421]*RANDBETWEEN(0.3;1.9)" office:value-type="float" office:value="1720.589890366" calcext:value-type="float">
            <text:p>1720.589890366</text:p>
          </table:table-cell>
          <table:table-cell table:formula="of:=[.B421]*RANDBETWEEN(0.3;1.9)/[.E421]*[.D421]" office:value-type="float" office:value="430.1474725915" calcext:value-type="float">
            <text:p>430.1474725915</text:p>
          </table:table-cell>
          <table:table-cell table:formula="of:=[.C421]*RANDBETWEEN(0.3;1.9)" office:value-type="float" office:value="1068.294945183" calcext:value-type="float">
            <text:p>1068.294945183</text:p>
          </table:table-cell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string" calcext:value-type="string">
            <text:p>461.730116081</text:p>
          </table:table-cell>
          <table:table-cell table:formula="of:=[.B422]+RANDBETWEEN(-500;500)" office:value-type="float" office:value="548.730116081" calcext:value-type="float">
            <text:p>548.730116081</text:p>
          </table:table-cell>
          <table:table-cell table:formula="of:=[.B422]*RANDBETWEEN(0.3;1.9)" office:value-type="float" office:value="923.460232162" calcext:value-type="float">
            <text:p>923.460232162</text:p>
          </table:table-cell>
          <table:table-cell table:formula="of:=[.D422]*RANDBETWEEN(0.3;1.9)" office:value-type="float" office:value="1846.920464324" calcext:value-type="float">
            <text:p>1846.920464324</text:p>
          </table:table-cell>
          <table:table-cell table:formula="of:=[.B422]*RANDBETWEEN(0.3;1.9)/[.E422]*[.D422]" office:value-type="float" office:value="230.8650580405" calcext:value-type="float">
            <text:p>230.8650580405</text:p>
          </table:table-cell>
          <table:table-cell table:formula="of:=[.C422]*RANDBETWEEN(0.3;1.9)" office:value-type="float" office:value="548.730116081" calcext:value-type="float">
            <text:p>548.730116081</text:p>
          </table:table-cell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string" calcext:value-type="string">
            <text:p>5634.653467539018</text:p>
          </table:table-cell>
          <table:table-cell table:formula="of:=[.B423]+RANDBETWEEN(-500;500)" office:value-type="float" office:value="5940.65346753902" calcext:value-type="float">
            <text:p>5940.653467539</text:p>
          </table:table-cell>
          <table:table-cell table:formula="of:=[.B423]*RANDBETWEEN(0.3;1.9)" office:value-type="float" office:value="11269.306935078" calcext:value-type="float">
            <text:p>11269.306935078</text:p>
          </table:table-cell>
          <table:table-cell table:formula="of:=[.D423]*RANDBETWEEN(0.3;1.9)" office:value-type="float" office:value="22538.6138701561" calcext:value-type="float">
            <text:p>22538.6138701561</text:p>
          </table:table-cell>
          <table:table-cell table:formula="of:=[.B423]*RANDBETWEEN(0.3;1.9)/[.E423]*[.D423]" office:value-type="float" office:value="2817.32673376951" calcext:value-type="float">
            <text:p>2817.3267337695</text:p>
          </table:table-cell>
          <table:table-cell table:formula="of:=[.C423]*RANDBETWEEN(0.3;1.9)" office:value-type="float" office:value="11881.306935078" calcext:value-type="float">
            <text:p>11881.306935078</text:p>
          </table:table-cell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10671.407265412652</text:p>
          </table:table-cell>
          <table:table-cell table:formula="of:=[.B424]+RANDBETWEEN(-500;500)" office:value-type="float" office:value="11148.4072654127" calcext:value-type="float">
            <text:p>11148.4072654127</text:p>
          </table:table-cell>
          <table:table-cell table:formula="of:=[.B424]*RANDBETWEEN(0.3;1.9)" office:value-type="float" office:value="21342.8145308253" calcext:value-type="float">
            <text:p>21342.8145308253</text:p>
          </table:table-cell>
          <table:table-cell table:formula="of:=[.D424]*RANDBETWEEN(0.3;1.9)" office:value-type="float" office:value="42685.6290616506" calcext:value-type="float">
            <text:p>42685.6290616506</text:p>
          </table:table-cell>
          <table:table-cell table:formula="of:=[.B424]*RANDBETWEEN(0.3;1.9)/[.E424]*[.D424]" office:value-type="float" office:value="10671.4072654127" calcext:value-type="float">
            <text:p>10671.4072654127</text:p>
          </table:table-cell>
          <table:table-cell table:formula="of:=[.C424]*RANDBETWEEN(0.3;1.9)" office:value-type="float" office:value="22296.8145308253" calcext:value-type="float">
            <text:p>22296.8145308253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5038.824732302823</text:p>
          </table:table-cell>
          <table:table-cell table:formula="of:=[.B425]+RANDBETWEEN(-500;500)" office:value-type="float" office:value="4892.82473230282" calcext:value-type="float">
            <text:p>4892.8247323028</text:p>
          </table:table-cell>
          <table:table-cell table:formula="of:=[.B425]*RANDBETWEEN(0.3;1.9)" office:value-type="float" office:value="5038.82473230282" calcext:value-type="float">
            <text:p>5038.8247323028</text:p>
          </table:table-cell>
          <table:table-cell table:formula="of:=[.D425]*RANDBETWEEN(0.3;1.9)" office:value-type="float" office:value="5038.82473230282" calcext:value-type="float">
            <text:p>5038.8247323028</text:p>
          </table:table-cell>
          <table:table-cell table:formula="of:=[.B425]*RANDBETWEEN(0.3;1.9)/[.E425]*[.D425]" office:value-type="float" office:value="5038.82473230282" calcext:value-type="float">
            <text:p>5038.8247323028</text:p>
          </table:table-cell>
          <table:table-cell table:formula="of:=[.C425]*RANDBETWEEN(0.3;1.9)" office:value-type="float" office:value="9785.64946460565" calcext:value-type="float">
            <text:p>9785.6494646057</text:p>
          </table:table-cell>
        </table:table-row>
        <table:table-row table:style-name="ro1">
          <table:table-cell office:value-type="float" office:value="11428" calcext:value-type="float">
            <text:p>11428</text:p>
          </table:table-cell>
          <table:table-cell office:value-type="string" calcext:value-type="string">
            <text:p>2783.639558426051</text:p>
          </table:table-cell>
          <table:table-cell table:formula="of:=[.B426]+RANDBETWEEN(-500;500)" office:value-type="float" office:value="2949.63955842605" calcext:value-type="float">
            <text:p>2949.6395584261</text:p>
          </table:table-cell>
          <table:table-cell table:formula="of:=[.B426]*RANDBETWEEN(0.3;1.9)" office:value-type="float" office:value="5567.2791168521" calcext:value-type="float">
            <text:p>5567.2791168521</text:p>
          </table:table-cell>
          <table:table-cell table:formula="of:=[.D426]*RANDBETWEEN(0.3;1.9)" office:value-type="float" office:value="5567.2791168521" calcext:value-type="float">
            <text:p>5567.2791168521</text:p>
          </table:table-cell>
          <table:table-cell table:formula="of:=[.B426]*RANDBETWEEN(0.3;1.9)/[.E426]*[.D426]" office:value-type="float" office:value="2783.63955842605" calcext:value-type="float">
            <text:p>2783.6395584261</text:p>
          </table:table-cell>
          <table:table-cell table:formula="of:=[.C426]*RANDBETWEEN(0.3;1.9)" office:value-type="float" office:value="2949.63955842605" calcext:value-type="float">
            <text:p>2949.6395584261</text:p>
          </table:table-cell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string" calcext:value-type="string">
            <text:p>23013.639505723164</text:p>
          </table:table-cell>
          <table:table-cell table:formula="of:=[.B427]+RANDBETWEEN(-500;500)" office:value-type="float" office:value="23217.6395057232" calcext:value-type="float">
            <text:p>23217.6395057232</text:p>
          </table:table-cell>
          <table:table-cell table:formula="of:=[.B427]*RANDBETWEEN(0.3;1.9)" office:value-type="float" office:value="46027.2790114463" calcext:value-type="float">
            <text:p>46027.2790114463</text:p>
          </table:table-cell>
          <table:table-cell table:formula="of:=[.D427]*RANDBETWEEN(0.3;1.9)" office:value-type="float" office:value="92054.5580228927" calcext:value-type="float">
            <text:p>92054.5580228927</text:p>
          </table:table-cell>
          <table:table-cell table:formula="of:=[.B427]*RANDBETWEEN(0.3;1.9)/[.E427]*[.D427]" office:value-type="float" office:value="11506.8197528616" calcext:value-type="float">
            <text:p>11506.8197528616</text:p>
          </table:table-cell>
          <table:table-cell table:formula="of:=[.C427]*RANDBETWEEN(0.3;1.9)" office:value-type="float" office:value="23217.6395057232" calcext:value-type="float">
            <text:p>23217.6395057232</text:p>
          </table:table-cell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string" calcext:value-type="string">
            <text:p>85709.32850517146</text:p>
          </table:table-cell>
          <table:table-cell table:formula="of:=[.B428]+RANDBETWEEN(-500;500)" office:value-type="float" office:value="86028.3285051715" calcext:value-type="float">
            <text:p>86028.3285051715</text:p>
          </table:table-cell>
          <table:table-cell table:formula="of:=[.B428]*RANDBETWEEN(0.3;1.9)" office:value-type="float" office:value="85709.3285051715" calcext:value-type="float">
            <text:p>85709.3285051715</text:p>
          </table:table-cell>
          <table:table-cell table:formula="of:=[.D428]*RANDBETWEEN(0.3;1.9)" office:value-type="float" office:value="85709.3285051715" calcext:value-type="float">
            <text:p>85709.3285051715</text:p>
          </table:table-cell>
          <table:table-cell table:formula="of:=[.B428]*RANDBETWEEN(0.3;1.9)/[.E428]*[.D428]" office:value-type="float" office:value="85709.3285051715" calcext:value-type="float">
            <text:p>85709.3285051715</text:p>
          </table:table-cell>
          <table:table-cell table:formula="of:=[.C428]*RANDBETWEEN(0.3;1.9)" office:value-type="float" office:value="86028.3285051715" calcext:value-type="float">
            <text:p>86028.3285051715</text:p>
          </table:table-cell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string" calcext:value-type="string">
            <text:p>9706.750443874535</text:p>
          </table:table-cell>
          <table:table-cell table:formula="of:=[.B429]+RANDBETWEEN(-500;500)" office:value-type="float" office:value="9965.75044387454" calcext:value-type="float">
            <text:p>9965.7504438745</text:p>
          </table:table-cell>
          <table:table-cell table:formula="of:=[.B429]*RANDBETWEEN(0.3;1.9)" office:value-type="float" office:value="19413.5008877491" calcext:value-type="float">
            <text:p>19413.5008877491</text:p>
          </table:table-cell>
          <table:table-cell table:formula="of:=[.D429]*RANDBETWEEN(0.3;1.9)" office:value-type="float" office:value="38827.0017754981" calcext:value-type="float">
            <text:p>38827.0017754981</text:p>
          </table:table-cell>
          <table:table-cell table:formula="of:=[.B429]*RANDBETWEEN(0.3;1.9)/[.E429]*[.D429]" office:value-type="float" office:value="9706.75044387454" calcext:value-type="float">
            <text:p>9706.7504438745</text:p>
          </table:table-cell>
          <table:table-cell table:formula="of:=[.C429]*RANDBETWEEN(0.3;1.9)" office:value-type="float" office:value="19931.5008877491" calcext:value-type="float">
            <text:p>19931.5008877491</text:p>
          </table:table-cell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768.416489795</text:p>
          </table:table-cell>
          <table:table-cell table:formula="of:=[.B430]+RANDBETWEEN(-500;500)" office:value-type="float" office:value="932.416489795" calcext:value-type="float">
            <text:p>932.416489795</text:p>
          </table:table-cell>
          <table:table-cell table:formula="of:=[.B430]*RANDBETWEEN(0.3;1.9)" office:value-type="float" office:value="1536.83297959" calcext:value-type="float">
            <text:p>1536.83297959</text:p>
          </table:table-cell>
          <table:table-cell table:formula="of:=[.D430]*RANDBETWEEN(0.3;1.9)" office:value-type="float" office:value="1536.83297959" calcext:value-type="float">
            <text:p>1536.83297959</text:p>
          </table:table-cell>
          <table:table-cell table:formula="of:=[.B430]*RANDBETWEEN(0.3;1.9)/[.E430]*[.D430]" office:value-type="float" office:value="1536.83297959" calcext:value-type="float">
            <text:p>1536.83297959</text:p>
          </table:table-cell>
          <table:table-cell table:formula="of:=[.C430]*RANDBETWEEN(0.3;1.9)" office:value-type="float" office:value="932.416489795" calcext:value-type="float">
            <text:p>932.416489795</text:p>
          </table:table-cell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string" calcext:value-type="string">
            <text:p>8424.13813393186</text:p>
          </table:table-cell>
          <table:table-cell table:formula="of:=[.B431]+RANDBETWEEN(-500;500)" office:value-type="float" office:value="8280.13813393186" calcext:value-type="float">
            <text:p>8280.1381339319</text:p>
          </table:table-cell>
          <table:table-cell table:formula="of:=[.B431]*RANDBETWEEN(0.3;1.9)" office:value-type="float" office:value="16848.2762678637" calcext:value-type="float">
            <text:p>16848.2762678637</text:p>
          </table:table-cell>
          <table:table-cell table:formula="of:=[.D431]*RANDBETWEEN(0.3;1.9)" office:value-type="float" office:value="16848.2762678637" calcext:value-type="float">
            <text:p>16848.2762678637</text:p>
          </table:table-cell>
          <table:table-cell table:formula="of:=[.B431]*RANDBETWEEN(0.3;1.9)/[.E431]*[.D431]" office:value-type="float" office:value="16848.2762678637" calcext:value-type="float">
            <text:p>16848.2762678637</text:p>
          </table:table-cell>
          <table:table-cell table:formula="of:=[.C431]*RANDBETWEEN(0.3;1.9)" office:value-type="float" office:value="16560.2762678637" calcext:value-type="float">
            <text:p>16560.2762678637</text:p>
          </table:table-cell>
        </table:table-row>
        <table:table-row table:style-name="ro1">
          <table:table-cell office:value-type="float" office:value="11434" calcext:value-type="float">
            <text:p>11434</text:p>
          </table:table-cell>
          <table:table-cell office:value-type="string" calcext:value-type="string">
            <text:p>16790.88778791673</text:p>
          </table:table-cell>
          <table:table-cell table:formula="of:=[.B432]+RANDBETWEEN(-500;500)" office:value-type="float" office:value="16507.8877879167" calcext:value-type="float">
            <text:p>16507.8877879167</text:p>
          </table:table-cell>
          <table:table-cell table:formula="of:=[.B432]*RANDBETWEEN(0.3;1.9)" office:value-type="float" office:value="16790.8877879167" calcext:value-type="float">
            <text:p>16790.8877879167</text:p>
          </table:table-cell>
          <table:table-cell table:formula="of:=[.D432]*RANDBETWEEN(0.3;1.9)" office:value-type="float" office:value="16790.8877879167" calcext:value-type="float">
            <text:p>16790.8877879167</text:p>
          </table:table-cell>
          <table:table-cell table:formula="of:=[.B432]*RANDBETWEEN(0.3;1.9)/[.E432]*[.D432]" office:value-type="float" office:value="33581.7755758335" calcext:value-type="float">
            <text:p>33581.7755758335</text:p>
          </table:table-cell>
          <table:table-cell table:formula="of:=[.C432]*RANDBETWEEN(0.3;1.9)" office:value-type="float" office:value="33015.7755758335" calcext:value-type="float">
            <text:p>33015.7755758335</text:p>
          </table:table-cell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string" calcext:value-type="string">
            <text:p>2490.08428764818</text:p>
          </table:table-cell>
          <table:table-cell table:formula="of:=[.B433]+RANDBETWEEN(-500;500)" office:value-type="float" office:value="2175.08428764818" calcext:value-type="float">
            <text:p>2175.0842876482</text:p>
          </table:table-cell>
          <table:table-cell table:formula="of:=[.B433]*RANDBETWEEN(0.3;1.9)" office:value-type="float" office:value="2490.08428764818" calcext:value-type="float">
            <text:p>2490.0842876482</text:p>
          </table:table-cell>
          <table:table-cell table:formula="of:=[.D433]*RANDBETWEEN(0.3;1.9)" office:value-type="float" office:value="2490.08428764818" calcext:value-type="float">
            <text:p>2490.0842876482</text:p>
          </table:table-cell>
          <table:table-cell table:formula="of:=[.B433]*RANDBETWEEN(0.3;1.9)/[.E433]*[.D433]" office:value-type="float" office:value="2490.08428764818" calcext:value-type="float">
            <text:p>2490.0842876482</text:p>
          </table:table-cell>
          <table:table-cell table:formula="of:=[.C433]*RANDBETWEEN(0.3;1.9)" office:value-type="float" office:value="4350.16857529636" calcext:value-type="float">
            <text:p>4350.1685752964</text:p>
          </table:table-cell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string" calcext:value-type="string">
            <text:p>9550.545777663523</text:p>
          </table:table-cell>
          <table:table-cell table:formula="of:=[.B434]+RANDBETWEEN(-500;500)" office:value-type="float" office:value="9385.54577766352" calcext:value-type="float">
            <text:p>9385.5457776635</text:p>
          </table:table-cell>
          <table:table-cell table:formula="of:=[.B434]*RANDBETWEEN(0.3;1.9)" office:value-type="float" office:value="9550.54577766352" calcext:value-type="float">
            <text:p>9550.5457776635</text:p>
          </table:table-cell>
          <table:table-cell table:formula="of:=[.D434]*RANDBETWEEN(0.3;1.9)" office:value-type="float" office:value="9550.54577766352" calcext:value-type="float">
            <text:p>9550.5457776635</text:p>
          </table:table-cell>
          <table:table-cell table:formula="of:=[.B434]*RANDBETWEEN(0.3;1.9)/[.E434]*[.D434]" office:value-type="float" office:value="19101.091555327" calcext:value-type="float">
            <text:p>19101.091555327</text:p>
          </table:table-cell>
          <table:table-cell table:formula="of:=[.C434]*RANDBETWEEN(0.3;1.9)" office:value-type="float" office:value="18771.091555327" calcext:value-type="float">
            <text:p>18771.091555327</text:p>
          </table:table-cell>
        </table:table-row>
        <table:table-row table:style-name="ro1">
          <table:table-cell office:value-type="float" office:value="11437" calcext:value-type="float">
            <text:p>11437</text:p>
          </table:table-cell>
          <table:table-cell office:value-type="string" calcext:value-type="string">
            <text:p>6642.224010990546</text:p>
          </table:table-cell>
          <table:table-cell table:formula="of:=[.B435]+RANDBETWEEN(-500;500)" office:value-type="float" office:value="6763.22401099055" calcext:value-type="float">
            <text:p>6763.2240109906</text:p>
          </table:table-cell>
          <table:table-cell table:formula="of:=[.B435]*RANDBETWEEN(0.3;1.9)" office:value-type="float" office:value="13284.4480219811" calcext:value-type="float">
            <text:p>13284.4480219811</text:p>
          </table:table-cell>
          <table:table-cell table:formula="of:=[.D435]*RANDBETWEEN(0.3;1.9)" office:value-type="float" office:value="26568.8960439622" calcext:value-type="float">
            <text:p>26568.8960439622</text:p>
          </table:table-cell>
          <table:table-cell table:formula="of:=[.B435]*RANDBETWEEN(0.3;1.9)/[.E435]*[.D435]" office:value-type="float" office:value="6642.22401099055" calcext:value-type="float">
            <text:p>6642.2240109906</text:p>
          </table:table-cell>
          <table:table-cell table:formula="of:=[.C435]*RANDBETWEEN(0.3;1.9)" office:value-type="float" office:value="13526.4480219811" calcext:value-type="float">
            <text:p>13526.4480219811</text:p>
          </table:table-cell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string" calcext:value-type="string">
            <text:p>31531.606985205184</text:p>
          </table:table-cell>
          <table:table-cell table:formula="of:=[.B436]+RANDBETWEEN(-500;500)" office:value-type="float" office:value="31055.6069852052" calcext:value-type="float">
            <text:p>31055.6069852052</text:p>
          </table:table-cell>
          <table:table-cell table:formula="of:=[.B436]*RANDBETWEEN(0.3;1.9)" office:value-type="float" office:value="63063.2139704104" calcext:value-type="float">
            <text:p>63063.2139704104</text:p>
          </table:table-cell>
          <table:table-cell table:formula="of:=[.D436]*RANDBETWEEN(0.3;1.9)" office:value-type="float" office:value="126126.427940821" calcext:value-type="float">
            <text:p>126126.427940821</text:p>
          </table:table-cell>
          <table:table-cell table:formula="of:=[.B436]*RANDBETWEEN(0.3;1.9)/[.E436]*[.D436]" office:value-type="float" office:value="15765.8034926026" calcext:value-type="float">
            <text:p>15765.8034926026</text:p>
          </table:table-cell>
          <table:table-cell table:formula="of:=[.C436]*RANDBETWEEN(0.3;1.9)" office:value-type="float" office:value="62111.2139704104" calcext:value-type="float">
            <text:p>62111.2139704104</text:p>
          </table:table-cell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string" calcext:value-type="string">
            <text:p>2188.738421576412</text:p>
          </table:table-cell>
          <table:table-cell table:formula="of:=[.B437]+RANDBETWEEN(-500;500)" office:value-type="float" office:value="2559.73842157641" calcext:value-type="float">
            <text:p>2559.7384215764</text:p>
          </table:table-cell>
          <table:table-cell table:formula="of:=[.B437]*RANDBETWEEN(0.3;1.9)" office:value-type="float" office:value="2188.73842157641" calcext:value-type="float">
            <text:p>2188.7384215764</text:p>
          </table:table-cell>
          <table:table-cell table:formula="of:=[.D437]*RANDBETWEEN(0.3;1.9)" office:value-type="float" office:value="2188.73842157641" calcext:value-type="float">
            <text:p>2188.7384215764</text:p>
          </table:table-cell>
          <table:table-cell table:formula="of:=[.B437]*RANDBETWEEN(0.3;1.9)/[.E437]*[.D437]" office:value-type="float" office:value="4377.47684315282" calcext:value-type="float">
            <text:p>4377.4768431528</text:p>
          </table:table-cell>
          <table:table-cell table:formula="of:=[.C437]*RANDBETWEEN(0.3;1.9)" office:value-type="float" office:value="2559.73842157641" calcext:value-type="float">
            <text:p>2559.7384215764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string" calcext:value-type="string">
            <text:p>327.73000354899995</text:p>
          </table:table-cell>
          <table:table-cell table:formula="of:=[.B438]+RANDBETWEEN(-500;500)" office:value-type="float" office:value="375.730003549" calcext:value-type="float">
            <text:p>375.730003549</text:p>
          </table:table-cell>
          <table:table-cell table:formula="of:=[.B438]*RANDBETWEEN(0.3;1.9)" office:value-type="float" office:value="655.460007098" calcext:value-type="float">
            <text:p>655.460007098</text:p>
          </table:table-cell>
          <table:table-cell table:formula="of:=[.D438]*RANDBETWEEN(0.3;1.9)" office:value-type="float" office:value="1310.920014196" calcext:value-type="float">
            <text:p>1310.920014196</text:p>
          </table:table-cell>
          <table:table-cell table:formula="of:=[.B438]*RANDBETWEEN(0.3;1.9)/[.E438]*[.D438]" office:value-type="float" office:value="327.730003549" calcext:value-type="float">
            <text:p>327.730003549</text:p>
          </table:table-cell>
          <table:table-cell table:formula="of:=[.C438]*RANDBETWEEN(0.3;1.9)" office:value-type="float" office:value="375.730003549" calcext:value-type="float">
            <text:p>375.730003549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85769.99679946718</text:p>
          </table:table-cell>
          <table:table-cell table:formula="of:=[.B439]+RANDBETWEEN(-500;500)" office:value-type="float" office:value="86133.9967994672" calcext:value-type="float">
            <text:p>86133.9967994672</text:p>
          </table:table-cell>
          <table:table-cell table:formula="of:=[.B439]*RANDBETWEEN(0.3;1.9)" office:value-type="float" office:value="85769.9967994672" calcext:value-type="float">
            <text:p>85769.9967994672</text:p>
          </table:table-cell>
          <table:table-cell table:formula="of:=[.D439]*RANDBETWEEN(0.3;1.9)" office:value-type="float" office:value="171539.993598934" calcext:value-type="float">
            <text:p>171539.993598934</text:p>
          </table:table-cell>
          <table:table-cell table:formula="of:=[.B439]*RANDBETWEEN(0.3;1.9)/[.E439]*[.D439]" office:value-type="float" office:value="85769.9967994672" calcext:value-type="float">
            <text:p>85769.9967994672</text:p>
          </table:table-cell>
          <table:table-cell table:formula="of:=[.C439]*RANDBETWEEN(0.3;1.9)" office:value-type="float" office:value="172267.993598934" calcext:value-type="float">
            <text:p>172267.993598934</text:p>
          </table:table-cell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2875.181194817</text:p>
          </table:table-cell>
          <table:table-cell table:formula="of:=[.B440]+RANDBETWEEN(-500;500)" office:value-type="float" office:value="3261.181194817" calcext:value-type="float">
            <text:p>3261.181194817</text:p>
          </table:table-cell>
          <table:table-cell table:formula="of:=[.B440]*RANDBETWEEN(0.3;1.9)" office:value-type="float" office:value="5750.362389634" calcext:value-type="float">
            <text:p>5750.362389634</text:p>
          </table:table-cell>
          <table:table-cell table:formula="of:=[.D440]*RANDBETWEEN(0.3;1.9)" office:value-type="float" office:value="11500.724779268" calcext:value-type="float">
            <text:p>11500.724779268</text:p>
          </table:table-cell>
          <table:table-cell table:formula="of:=[.B440]*RANDBETWEEN(0.3;1.9)/[.E440]*[.D440]" office:value-type="float" office:value="1437.5905974085" calcext:value-type="float">
            <text:p>1437.5905974085</text:p>
          </table:table-cell>
          <table:table-cell table:formula="of:=[.C440]*RANDBETWEEN(0.3;1.9)" office:value-type="float" office:value="3261.181194817" calcext:value-type="float">
            <text:p>3261.181194817</text:p>
          </table:table-cell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9489.476984362384</text:p>
          </table:table-cell>
          <table:table-cell table:formula="of:=[.B441]+RANDBETWEEN(-500;500)" office:value-type="float" office:value="9317.47698436238" calcext:value-type="float">
            <text:p>9317.4769843624</text:p>
          </table:table-cell>
          <table:table-cell table:formula="of:=[.B441]*RANDBETWEEN(0.3;1.9)" office:value-type="float" office:value="9489.47698436238" calcext:value-type="float">
            <text:p>9489.4769843624</text:p>
          </table:table-cell>
          <table:table-cell table:formula="of:=[.D441]*RANDBETWEEN(0.3;1.9)" office:value-type="float" office:value="18978.9539687248" calcext:value-type="float">
            <text:p>18978.9539687248</text:p>
          </table:table-cell>
          <table:table-cell table:formula="of:=[.B441]*RANDBETWEEN(0.3;1.9)/[.E441]*[.D441]" office:value-type="float" office:value="4744.73849218119" calcext:value-type="float">
            <text:p>4744.7384921812</text:p>
          </table:table-cell>
          <table:table-cell table:formula="of:=[.C441]*RANDBETWEEN(0.3;1.9)" office:value-type="float" office:value="18634.9539687248" calcext:value-type="float">
            <text:p>18634.9539687248</text:p>
          </table:table-cell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67266.11584728833</text:p>
          </table:table-cell>
          <table:table-cell table:formula="of:=[.B442]+RANDBETWEEN(-500;500)" office:value-type="float" office:value="66932.1158472883" calcext:value-type="float">
            <text:p>66932.1158472883</text:p>
          </table:table-cell>
          <table:table-cell table:formula="of:=[.B442]*RANDBETWEEN(0.3;1.9)" office:value-type="float" office:value="134532.231694577" calcext:value-type="float">
            <text:p>134532.231694577</text:p>
          </table:table-cell>
          <table:table-cell table:formula="of:=[.D442]*RANDBETWEEN(0.3;1.9)" office:value-type="float" office:value="134532.231694577" calcext:value-type="float">
            <text:p>134532.231694577</text:p>
          </table:table-cell>
          <table:table-cell table:formula="of:=[.B442]*RANDBETWEEN(0.3;1.9)/[.E442]*[.D442]" office:value-type="float" office:value="67266.1158472883" calcext:value-type="float">
            <text:p>67266.1158472883</text:p>
          </table:table-cell>
          <table:table-cell table:formula="of:=[.C442]*RANDBETWEEN(0.3;1.9)" office:value-type="float" office:value="66932.1158472883" calcext:value-type="float">
            <text:p>66932.1158472883</text:p>
          </table:table-cell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53987.0900206047</text:p>
          </table:table-cell>
          <table:table-cell table:formula="of:=[.B443]+RANDBETWEEN(-500;500)" office:value-type="float" office:value="53898.0900206047" calcext:value-type="float">
            <text:p>53898.0900206047</text:p>
          </table:table-cell>
          <table:table-cell table:formula="of:=[.B443]*RANDBETWEEN(0.3;1.9)" office:value-type="float" office:value="53987.0900206047" calcext:value-type="float">
            <text:p>53987.0900206047</text:p>
          </table:table-cell>
          <table:table-cell table:formula="of:=[.D443]*RANDBETWEEN(0.3;1.9)" office:value-type="float" office:value="107974.180041209" calcext:value-type="float">
            <text:p>107974.180041209</text:p>
          </table:table-cell>
          <table:table-cell table:formula="of:=[.B443]*RANDBETWEEN(0.3;1.9)/[.E443]*[.D443]" office:value-type="float" office:value="53987.0900206047" calcext:value-type="float">
            <text:p>53987.0900206047</text:p>
          </table:table-cell>
          <table:table-cell table:formula="of:=[.C443]*RANDBETWEEN(0.3;1.9)" office:value-type="float" office:value="107796.180041209" calcext:value-type="float">
            <text:p>107796.180041209</text:p>
          </table:table-cell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3975.5197466022087</text:p>
          </table:table-cell>
          <table:table-cell table:formula="of:=[.B444]+RANDBETWEEN(-500;500)" office:value-type="float" office:value="3573.51974660221" calcext:value-type="float">
            <text:p>3573.5197466022</text:p>
          </table:table-cell>
          <table:table-cell table:formula="of:=[.B444]*RANDBETWEEN(0.3;1.9)" office:value-type="float" office:value="7951.03949320442" calcext:value-type="float">
            <text:p>7951.0394932044</text:p>
          </table:table-cell>
          <table:table-cell table:formula="of:=[.D444]*RANDBETWEEN(0.3;1.9)" office:value-type="float" office:value="7951.03949320442" calcext:value-type="float">
            <text:p>7951.0394932044</text:p>
          </table:table-cell>
          <table:table-cell table:formula="of:=[.B444]*RANDBETWEEN(0.3;1.9)/[.E444]*[.D444]" office:value-type="float" office:value="3975.51974660221" calcext:value-type="float">
            <text:p>3975.5197466022</text:p>
          </table:table-cell>
          <table:table-cell table:formula="of:=[.C444]*RANDBETWEEN(0.3;1.9)" office:value-type="float" office:value="7147.03949320442" calcext:value-type="float">
            <text:p>7147.0394932044</text:p>
          </table:table-cell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70764.25264898283</text:p>
          </table:table-cell>
          <table:table-cell table:formula="of:=[.B445]+RANDBETWEEN(-500;500)" office:value-type="float" office:value="71102.2526489828" calcext:value-type="float">
            <text:p>71102.2526489828</text:p>
          </table:table-cell>
          <table:table-cell table:formula="of:=[.B445]*RANDBETWEEN(0.3;1.9)" office:value-type="float" office:value="141528.505297966" calcext:value-type="float">
            <text:p>141528.505297966</text:p>
          </table:table-cell>
          <table:table-cell table:formula="of:=[.D445]*RANDBETWEEN(0.3;1.9)" office:value-type="float" office:value="283057.010595931" calcext:value-type="float">
            <text:p>283057.010595931</text:p>
          </table:table-cell>
          <table:table-cell table:formula="of:=[.B445]*RANDBETWEEN(0.3;1.9)/[.E445]*[.D445]" office:value-type="float" office:value="35382.1263244914" calcext:value-type="float">
            <text:p>35382.1263244914</text:p>
          </table:table-cell>
          <table:table-cell table:formula="of:=[.C445]*RANDBETWEEN(0.3;1.9)" office:value-type="float" office:value="142204.505297966" calcext:value-type="float">
            <text:p>142204.505297966</text:p>
          </table:table-cell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166504.39578737572</text:p>
          </table:table-cell>
          <table:table-cell table:formula="of:=[.B446]+RANDBETWEEN(-500;500)" office:value-type="float" office:value="166734.395787376" calcext:value-type="float">
            <text:p>166734.395787376</text:p>
          </table:table-cell>
          <table:table-cell table:formula="of:=[.B446]*RANDBETWEEN(0.3;1.9)" office:value-type="float" office:value="333008.791574751" calcext:value-type="float">
            <text:p>333008.791574751</text:p>
          </table:table-cell>
          <table:table-cell table:formula="of:=[.D446]*RANDBETWEEN(0.3;1.9)" office:value-type="float" office:value="666017.583149503" calcext:value-type="float">
            <text:p>666017.583149503</text:p>
          </table:table-cell>
          <table:table-cell table:formula="of:=[.B446]*RANDBETWEEN(0.3;1.9)/[.E446]*[.D446]" office:value-type="float" office:value="166504.395787376" calcext:value-type="float">
            <text:p>166504.395787376</text:p>
          </table:table-cell>
          <table:table-cell table:formula="of:=[.C446]*RANDBETWEEN(0.3;1.9)" office:value-type="float" office:value="333468.791574751" calcext:value-type="float">
            <text:p>333468.791574751</text:p>
          </table:table-cell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3194.963740432</text:p>
          </table:table-cell>
          <table:table-cell table:formula="of:=[.B447]+RANDBETWEEN(-500;500)" office:value-type="float" office:value="3514.963740432" calcext:value-type="float">
            <text:p>3514.963740432</text:p>
          </table:table-cell>
          <table:table-cell table:formula="of:=[.B447]*RANDBETWEEN(0.3;1.9)" office:value-type="float" office:value="3194.963740432" calcext:value-type="float">
            <text:p>3194.963740432</text:p>
          </table:table-cell>
          <table:table-cell table:formula="of:=[.D447]*RANDBETWEEN(0.3;1.9)" office:value-type="float" office:value="3194.963740432" calcext:value-type="float">
            <text:p>3194.963740432</text:p>
          </table:table-cell>
          <table:table-cell table:formula="of:=[.B447]*RANDBETWEEN(0.3;1.9)/[.E447]*[.D447]" office:value-type="float" office:value="6389.927480864" calcext:value-type="float">
            <text:p>6389.927480864</text:p>
          </table:table-cell>
          <table:table-cell table:formula="of:=[.C447]*RANDBETWEEN(0.3;1.9)" office:value-type="float" office:value="3514.963740432" calcext:value-type="float">
            <text:p>3514.963740432</text:p>
          </table:table-cell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string" calcext:value-type="string">
            <text:p>4435.129913139827</text:p>
          </table:table-cell>
          <table:table-cell table:formula="of:=[.B448]+RANDBETWEEN(-500;500)" office:value-type="float" office:value="4461.12991313983" calcext:value-type="float">
            <text:p>4461.1299131398</text:p>
          </table:table-cell>
          <table:table-cell table:formula="of:=[.B448]*RANDBETWEEN(0.3;1.9)" office:value-type="float" office:value="4435.12991313983" calcext:value-type="float">
            <text:p>4435.1299131398</text:p>
          </table:table-cell>
          <table:table-cell table:formula="of:=[.D448]*RANDBETWEEN(0.3;1.9)" office:value-type="float" office:value="4435.12991313983" calcext:value-type="float">
            <text:p>4435.1299131398</text:p>
          </table:table-cell>
          <table:table-cell table:formula="of:=[.B448]*RANDBETWEEN(0.3;1.9)/[.E448]*[.D448]" office:value-type="float" office:value="8870.25982627966" calcext:value-type="float">
            <text:p>8870.2598262797</text:p>
          </table:table-cell>
          <table:table-cell table:formula="of:=[.C448]*RANDBETWEEN(0.3;1.9)" office:value-type="float" office:value="4461.12991313983" calcext:value-type="float">
            <text:p>4461.1299131398</text:p>
          </table:table-cell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string" calcext:value-type="string">
            <text:p>16576.30751776793</text:p>
          </table:table-cell>
          <table:table-cell table:formula="of:=[.B449]+RANDBETWEEN(-500;500)" office:value-type="float" office:value="16964.3075177679" calcext:value-type="float">
            <text:p>16964.3075177679</text:p>
          </table:table-cell>
          <table:table-cell table:formula="of:=[.B449]*RANDBETWEEN(0.3;1.9)" office:value-type="float" office:value="16576.3075177679" calcext:value-type="float">
            <text:p>16576.3075177679</text:p>
          </table:table-cell>
          <table:table-cell table:formula="of:=[.D449]*RANDBETWEEN(0.3;1.9)" office:value-type="float" office:value="16576.3075177679" calcext:value-type="float">
            <text:p>16576.3075177679</text:p>
          </table:table-cell>
          <table:table-cell table:formula="of:=[.B449]*RANDBETWEEN(0.3;1.9)/[.E449]*[.D449]" office:value-type="float" office:value="33152.6150355359" calcext:value-type="float">
            <text:p>33152.6150355359</text:p>
          </table:table-cell>
          <table:table-cell table:formula="of:=[.C449]*RANDBETWEEN(0.3;1.9)" office:value-type="float" office:value="16964.3075177679" calcext:value-type="float">
            <text:p>16964.3075177679</text:p>
          </table:table-cell>
        </table:table-row>
        <table:table-row table:style-name="ro1">
          <table:table-cell office:value-type="float" office:value="30011" calcext:value-type="float">
            <text:p>30011</text:p>
          </table:table-cell>
          <table:table-cell office:value-type="string" calcext:value-type="string">
            <text:p>63584.72813756581</text:p>
          </table:table-cell>
          <table:table-cell table:formula="of:=[.B450]+RANDBETWEEN(-500;500)" office:value-type="float" office:value="63177.7281375658" calcext:value-type="float">
            <text:p>63177.7281375658</text:p>
          </table:table-cell>
          <table:table-cell table:formula="of:=[.B450]*RANDBETWEEN(0.3;1.9)" office:value-type="float" office:value="63584.7281375658" calcext:value-type="float">
            <text:p>63584.7281375658</text:p>
          </table:table-cell>
          <table:table-cell table:formula="of:=[.D450]*RANDBETWEEN(0.3;1.9)" office:value-type="float" office:value="127169.456275132" calcext:value-type="float">
            <text:p>127169.456275132</text:p>
          </table:table-cell>
          <table:table-cell table:formula="of:=[.B450]*RANDBETWEEN(0.3;1.9)/[.E450]*[.D450]" office:value-type="float" office:value="31792.3640687829" calcext:value-type="float">
            <text:p>31792.3640687829</text:p>
          </table:table-cell>
          <table:table-cell table:formula="of:=[.C450]*RANDBETWEEN(0.3;1.9)" office:value-type="float" office:value="126355.456275132" calcext:value-type="float">
            <text:p>126355.456275132</text:p>
          </table:table-cell>
        </table:table-row>
        <table:table-row table:style-name="ro1">
          <table:table-cell office:value-type="float" office:value="30012" calcext:value-type="float">
            <text:p>30012</text:p>
          </table:table-cell>
          <table:table-cell office:value-type="string" calcext:value-type="string">
            <text:p>899084.9541117644</text:p>
          </table:table-cell>
          <table:table-cell table:formula="of:=[.B451]+RANDBETWEEN(-500;500)" office:value-type="float" office:value="899271.954111764" calcext:value-type="float">
            <text:p>899271.954111764</text:p>
          </table:table-cell>
          <table:table-cell table:formula="of:=[.B451]*RANDBETWEEN(0.3;1.9)" office:value-type="float" office:value="899084.954111764" calcext:value-type="float">
            <text:p>899084.954111764</text:p>
          </table:table-cell>
          <table:table-cell table:formula="of:=[.D451]*RANDBETWEEN(0.3;1.9)" office:value-type="float" office:value="1798169.90822353" calcext:value-type="float">
            <text:p>1798169.90822353</text:p>
          </table:table-cell>
          <table:table-cell table:formula="of:=[.B451]*RANDBETWEEN(0.3;1.9)/[.E451]*[.D451]" office:value-type="float" office:value="449542.477055882" calcext:value-type="float">
            <text:p>449542.477055882</text:p>
          </table:table-cell>
          <table:table-cell table:formula="of:=[.C451]*RANDBETWEEN(0.3;1.9)" office:value-type="float" office:value="899271.954111764" calcext:value-type="float">
            <text:p>899271.954111764</text:p>
          </table:table-cell>
        </table:table-row>
        <table:table-row table:style-name="ro1">
          <table:table-cell office:value-type="float" office:value="30013" calcext:value-type="float">
            <text:p>30013</text:p>
          </table:table-cell>
          <table:table-cell office:value-type="string" calcext:value-type="string">
            <text:p>12857.245699315145</text:p>
          </table:table-cell>
          <table:table-cell table:formula="of:=[.B452]+RANDBETWEEN(-500;500)" office:value-type="float" office:value="12952.2456993151" calcext:value-type="float">
            <text:p>12952.2456993151</text:p>
          </table:table-cell>
          <table:table-cell table:formula="of:=[.B452]*RANDBETWEEN(0.3;1.9)" office:value-type="float" office:value="25714.4913986303" calcext:value-type="float">
            <text:p>25714.4913986303</text:p>
          </table:table-cell>
          <table:table-cell table:formula="of:=[.D452]*RANDBETWEEN(0.3;1.9)" office:value-type="float" office:value="51428.9827972606" calcext:value-type="float">
            <text:p>51428.9827972606</text:p>
          </table:table-cell>
          <table:table-cell table:formula="of:=[.B452]*RANDBETWEEN(0.3;1.9)/[.E452]*[.D452]" office:value-type="float" office:value="12857.2456993151" calcext:value-type="float">
            <text:p>12857.2456993151</text:p>
          </table:table-cell>
          <table:table-cell table:formula="of:=[.C452]*RANDBETWEEN(0.3;1.9)" office:value-type="float" office:value="25904.4913986303" calcext:value-type="float">
            <text:p>25904.4913986303</text:p>
          </table:table-cell>
        </table:table-row>
        <table:table-row table:style-name="ro1">
          <table:table-cell office:value-type="float" office:value="30014" calcext:value-type="float">
            <text:p>30014</text:p>
          </table:table-cell>
          <table:table-cell office:value-type="string" calcext:value-type="string">
            <text:p>14611.814447624412</text:p>
          </table:table-cell>
          <table:table-cell table:formula="of:=[.B453]+RANDBETWEEN(-500;500)" office:value-type="float" office:value="14792.8144476244" calcext:value-type="float">
            <text:p>14792.8144476244</text:p>
          </table:table-cell>
          <table:table-cell table:formula="of:=[.B453]*RANDBETWEEN(0.3;1.9)" office:value-type="float" office:value="14611.8144476244" calcext:value-type="float">
            <text:p>14611.8144476244</text:p>
          </table:table-cell>
          <table:table-cell table:formula="of:=[.D453]*RANDBETWEEN(0.3;1.9)" office:value-type="float" office:value="29223.6288952488" calcext:value-type="float">
            <text:p>29223.6288952488</text:p>
          </table:table-cell>
          <table:table-cell table:formula="of:=[.B453]*RANDBETWEEN(0.3;1.9)/[.E453]*[.D453]" office:value-type="float" office:value="14611.8144476244" calcext:value-type="float">
            <text:p>14611.8144476244</text:p>
          </table:table-cell>
          <table:table-cell table:formula="of:=[.C453]*RANDBETWEEN(0.3;1.9)" office:value-type="float" office:value="14792.8144476244" calcext:value-type="float">
            <text:p>14792.8144476244</text:p>
          </table:table-cell>
        </table:table-row>
        <table:table-row table:style-name="ro1">
          <table:table-cell office:value-type="float" office:value="30015" calcext:value-type="float">
            <text:p>30015</text:p>
          </table:table-cell>
          <table:table-cell office:value-type="string" calcext:value-type="string">
            <text:p>1122.181151220677</text:p>
          </table:table-cell>
          <table:table-cell table:formula="of:=[.B454]+RANDBETWEEN(-500;500)" office:value-type="float" office:value="1115.18115122068" calcext:value-type="float">
            <text:p>1115.1811512207</text:p>
          </table:table-cell>
          <table:table-cell table:formula="of:=[.B454]*RANDBETWEEN(0.3;1.9)" office:value-type="float" office:value="2244.36230244135" calcext:value-type="float">
            <text:p>2244.3623024414</text:p>
          </table:table-cell>
          <table:table-cell table:formula="of:=[.D454]*RANDBETWEEN(0.3;1.9)" office:value-type="float" office:value="2244.36230244135" calcext:value-type="float">
            <text:p>2244.3623024414</text:p>
          </table:table-cell>
          <table:table-cell table:formula="of:=[.B454]*RANDBETWEEN(0.3;1.9)/[.E454]*[.D454]" office:value-type="float" office:value="1122.18115122068" calcext:value-type="float">
            <text:p>1122.1811512207</text:p>
          </table:table-cell>
          <table:table-cell table:formula="of:=[.C454]*RANDBETWEEN(0.3;1.9)" office:value-type="float" office:value="2230.36230244135" calcext:value-type="float">
            <text:p>2230.3623024414</text:p>
          </table:table-cell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string" calcext:value-type="string">
            <text:p>2786.9544945682183</text:p>
          </table:table-cell>
          <table:table-cell table:formula="of:=[.B455]+RANDBETWEEN(-500;500)" office:value-type="float" office:value="2858.95449456822" calcext:value-type="float">
            <text:p>2858.9544945682</text:p>
          </table:table-cell>
          <table:table-cell table:formula="of:=[.B455]*RANDBETWEEN(0.3;1.9)" office:value-type="float" office:value="5573.90898913644" calcext:value-type="float">
            <text:p>5573.9089891364</text:p>
          </table:table-cell>
          <table:table-cell table:formula="of:=[.D455]*RANDBETWEEN(0.3;1.9)" office:value-type="float" office:value="5573.90898913644" calcext:value-type="float">
            <text:p>5573.9089891364</text:p>
          </table:table-cell>
          <table:table-cell table:formula="of:=[.B455]*RANDBETWEEN(0.3;1.9)/[.E455]*[.D455]" office:value-type="float" office:value="5573.90898913644" calcext:value-type="float">
            <text:p>5573.9089891364</text:p>
          </table:table-cell>
          <table:table-cell table:formula="of:=[.C455]*RANDBETWEEN(0.3;1.9)" office:value-type="float" office:value="5717.90898913644" calcext:value-type="float">
            <text:p>5717.9089891364</text:p>
          </table:table-cell>
        </table:table-row>
        <table:table-row table:style-name="ro1">
          <table:table-cell office:value-type="float" office:value="30017" calcext:value-type="float">
            <text:p>30017</text:p>
          </table:table-cell>
          <table:table-cell office:value-type="string" calcext:value-type="string">
            <text:p>6204.519270304475</text:p>
          </table:table-cell>
          <table:table-cell table:formula="of:=[.B456]+RANDBETWEEN(-500;500)" office:value-type="float" office:value="5738.51927030448" calcext:value-type="float">
            <text:p>5738.5192703045</text:p>
          </table:table-cell>
          <table:table-cell table:formula="of:=[.B456]*RANDBETWEEN(0.3;1.9)" office:value-type="float" office:value="12409.038540609" calcext:value-type="float">
            <text:p>12409.038540609</text:p>
          </table:table-cell>
          <table:table-cell table:formula="of:=[.D456]*RANDBETWEEN(0.3;1.9)" office:value-type="float" office:value="24818.0770812179" calcext:value-type="float">
            <text:p>24818.0770812179</text:p>
          </table:table-cell>
          <table:table-cell table:formula="of:=[.B456]*RANDBETWEEN(0.3;1.9)/[.E456]*[.D456]" office:value-type="float" office:value="6204.51927030448" calcext:value-type="float">
            <text:p>6204.5192703045</text:p>
          </table:table-cell>
          <table:table-cell table:formula="of:=[.C456]*RANDBETWEEN(0.3;1.9)" office:value-type="float" office:value="5738.51927030448" calcext:value-type="float">
            <text:p>5738.5192703045</text:p>
          </table:table-cell>
        </table:table-row>
        <table:table-row table:style-name="ro1">
          <table:table-cell office:value-type="float" office:value="30018" calcext:value-type="float">
            <text:p>30018</text:p>
          </table:table-cell>
          <table:table-cell office:value-type="string" calcext:value-type="string">
            <text:p>4514.50727982304</text:p>
          </table:table-cell>
          <table:table-cell table:formula="of:=[.B457]+RANDBETWEEN(-500;500)" office:value-type="float" office:value="4172.50727982304" calcext:value-type="float">
            <text:p>4172.507279823</text:p>
          </table:table-cell>
          <table:table-cell table:formula="of:=[.B457]*RANDBETWEEN(0.3;1.9)" office:value-type="float" office:value="4514.50727982304" calcext:value-type="float">
            <text:p>4514.507279823</text:p>
          </table:table-cell>
          <table:table-cell table:formula="of:=[.D457]*RANDBETWEEN(0.3;1.9)" office:value-type="float" office:value="4514.50727982304" calcext:value-type="float">
            <text:p>4514.507279823</text:p>
          </table:table-cell>
          <table:table-cell table:formula="of:=[.B457]*RANDBETWEEN(0.3;1.9)/[.E457]*[.D457]" office:value-type="float" office:value="9029.01455964608" calcext:value-type="float">
            <text:p>9029.0145596461</text:p>
          </table:table-cell>
          <table:table-cell table:formula="of:=[.C457]*RANDBETWEEN(0.3;1.9)" office:value-type="float" office:value="4172.50727982304" calcext:value-type="float">
            <text:p>4172.507279823</text:p>
          </table:table-cell>
        </table:table-row>
        <table:table-row table:style-name="ro1">
          <table:table-cell office:value-type="float" office:value="30019" calcext:value-type="float">
            <text:p>30019</text:p>
          </table:table-cell>
          <table:table-cell office:value-type="string" calcext:value-type="string">
            <text:p>6349.879640654843</text:p>
          </table:table-cell>
          <table:table-cell table:formula="of:=[.B458]+RANDBETWEEN(-500;500)" office:value-type="float" office:value="6125.87964065484" calcext:value-type="float">
            <text:p>6125.8796406549</text:p>
          </table:table-cell>
          <table:table-cell table:formula="of:=[.B458]*RANDBETWEEN(0.3;1.9)" office:value-type="float" office:value="6349.87964065484" calcext:value-type="float">
            <text:p>6349.8796406549</text:p>
          </table:table-cell>
          <table:table-cell table:formula="of:=[.D458]*RANDBETWEEN(0.3;1.9)" office:value-type="float" office:value="6349.87964065484" calcext:value-type="float">
            <text:p>6349.8796406549</text:p>
          </table:table-cell>
          <table:table-cell table:formula="of:=[.B458]*RANDBETWEEN(0.3;1.9)/[.E458]*[.D458]" office:value-type="float" office:value="12699.7592813097" calcext:value-type="float">
            <text:p>12699.7592813097</text:p>
          </table:table-cell>
          <table:table-cell table:formula="of:=[.C458]*RANDBETWEEN(0.3;1.9)" office:value-type="float" office:value="12251.7592813097" calcext:value-type="float">
            <text:p>12251.7592813097</text:p>
          </table:table-cell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string" calcext:value-type="string">
            <text:p>40696.120956926316</text:p>
          </table:table-cell>
          <table:table-cell table:formula="of:=[.B459]+RANDBETWEEN(-500;500)" office:value-type="float" office:value="41049.1209569263" calcext:value-type="float">
            <text:p>41049.1209569263</text:p>
          </table:table-cell>
          <table:table-cell table:formula="of:=[.B459]*RANDBETWEEN(0.3;1.9)" office:value-type="float" office:value="81392.2419138526" calcext:value-type="float">
            <text:p>81392.2419138526</text:p>
          </table:table-cell>
          <table:table-cell table:formula="of:=[.D459]*RANDBETWEEN(0.3;1.9)" office:value-type="float" office:value="162784.483827705" calcext:value-type="float">
            <text:p>162784.483827705</text:p>
          </table:table-cell>
          <table:table-cell table:formula="of:=[.B459]*RANDBETWEEN(0.3;1.9)/[.E459]*[.D459]" office:value-type="float" office:value="20348.0604784632" calcext:value-type="float">
            <text:p>20348.0604784632</text:p>
          </table:table-cell>
          <table:table-cell table:formula="of:=[.C459]*RANDBETWEEN(0.3;1.9)" office:value-type="float" office:value="41049.1209569263" calcext:value-type="float">
            <text:p>41049.1209569263</text:p>
          </table:table-cell>
        </table:table-row>
        <table:table-row table:style-name="ro1">
          <table:table-cell office:value-type="float" office:value="30021" calcext:value-type="float">
            <text:p>30021</text:p>
          </table:table-cell>
          <table:table-cell office:value-type="string" calcext:value-type="string">
            <text:p>1699.5385936935556</text:p>
          </table:table-cell>
          <table:table-cell table:formula="of:=[.B460]+RANDBETWEEN(-500;500)" office:value-type="float" office:value="2116.53859369356" calcext:value-type="float">
            <text:p>2116.5385936936</text:p>
          </table:table-cell>
          <table:table-cell table:formula="of:=[.B460]*RANDBETWEEN(0.3;1.9)" office:value-type="float" office:value="3399.07718738711" calcext:value-type="float">
            <text:p>3399.0771873871</text:p>
          </table:table-cell>
          <table:table-cell table:formula="of:=[.D460]*RANDBETWEEN(0.3;1.9)" office:value-type="float" office:value="3399.07718738711" calcext:value-type="float">
            <text:p>3399.0771873871</text:p>
          </table:table-cell>
          <table:table-cell table:formula="of:=[.B460]*RANDBETWEEN(0.3;1.9)/[.E460]*[.D460]" office:value-type="float" office:value="1699.53859369356" calcext:value-type="float">
            <text:p>1699.5385936936</text:p>
          </table:table-cell>
          <table:table-cell table:formula="of:=[.C460]*RANDBETWEEN(0.3;1.9)" office:value-type="float" office:value="2116.53859369356" calcext:value-type="float">
            <text:p>2116.5385936936</text:p>
          </table:table-cell>
        </table:table-row>
        <table:table-row table:style-name="ro1">
          <table:table-cell office:value-type="float" office:value="30022" calcext:value-type="float">
            <text:p>30022</text:p>
          </table:table-cell>
          <table:table-cell office:value-type="string" calcext:value-type="string">
            <text:p>1355.4321860560003</text:p>
          </table:table-cell>
          <table:table-cell table:formula="of:=[.B461]+RANDBETWEEN(-500;500)" office:value-type="float" office:value="1795.432186056" calcext:value-type="float">
            <text:p>1795.432186056</text:p>
          </table:table-cell>
          <table:table-cell table:formula="of:=[.B461]*RANDBETWEEN(0.3;1.9)" office:value-type="float" office:value="2710.864372112" calcext:value-type="float">
            <text:p>2710.864372112</text:p>
          </table:table-cell>
          <table:table-cell table:formula="of:=[.D461]*RANDBETWEEN(0.3;1.9)" office:value-type="float" office:value="2710.864372112" calcext:value-type="float">
            <text:p>2710.864372112</text:p>
          </table:table-cell>
          <table:table-cell table:formula="of:=[.B461]*RANDBETWEEN(0.3;1.9)/[.E461]*[.D461]" office:value-type="float" office:value="2710.864372112" calcext:value-type="float">
            <text:p>2710.864372112</text:p>
          </table:table-cell>
          <table:table-cell table:formula="of:=[.C461]*RANDBETWEEN(0.3;1.9)" office:value-type="float" office:value="3590.864372112" calcext:value-type="float">
            <text:p>3590.864372112</text:p>
          </table:table-cell>
        </table:table-row>
        <table:table-row table:style-name="ro1">
          <table:table-cell office:value-type="float" office:value="30023" calcext:value-type="float">
            <text:p>30023</text:p>
          </table:table-cell>
          <table:table-cell office:value-type="string" calcext:value-type="string">
            <text:p>6198.785633531765</text:p>
          </table:table-cell>
          <table:table-cell table:formula="of:=[.B462]+RANDBETWEEN(-500;500)" office:value-type="float" office:value="5907.78563353176" calcext:value-type="float">
            <text:p>5907.7856335318</text:p>
          </table:table-cell>
          <table:table-cell table:formula="of:=[.B462]*RANDBETWEEN(0.3;1.9)" office:value-type="float" office:value="12397.5712670635" calcext:value-type="float">
            <text:p>12397.5712670635</text:p>
          </table:table-cell>
          <table:table-cell table:formula="of:=[.D462]*RANDBETWEEN(0.3;1.9)" office:value-type="float" office:value="12397.5712670635" calcext:value-type="float">
            <text:p>12397.5712670635</text:p>
          </table:table-cell>
          <table:table-cell table:formula="of:=[.B462]*RANDBETWEEN(0.3;1.9)/[.E462]*[.D462]" office:value-type="float" office:value="12397.5712670635" calcext:value-type="float">
            <text:p>12397.5712670635</text:p>
          </table:table-cell>
          <table:table-cell table:formula="of:=[.C462]*RANDBETWEEN(0.3;1.9)" office:value-type="float" office:value="11815.5712670635" calcext:value-type="float">
            <text:p>11815.5712670635</text:p>
          </table:table-cell>
        </table:table-row>
        <table:table-row table:style-name="ro1">
          <table:table-cell office:value-type="float" office:value="30024" calcext:value-type="float">
            <text:p>30024</text:p>
          </table:table-cell>
          <table:table-cell office:value-type="string" calcext:value-type="string">
            <text:p>728.831649013746</text:p>
          </table:table-cell>
          <table:table-cell table:formula="of:=[.B463]+RANDBETWEEN(-500;500)" office:value-type="float" office:value="362.831649013746" calcext:value-type="float">
            <text:p>362.8316490137</text:p>
          </table:table-cell>
          <table:table-cell table:formula="of:=[.B463]*RANDBETWEEN(0.3;1.9)" office:value-type="float" office:value="728.831649013746" calcext:value-type="float">
            <text:p>728.8316490137</text:p>
          </table:table-cell>
          <table:table-cell table:formula="of:=[.D463]*RANDBETWEEN(0.3;1.9)" office:value-type="float" office:value="1457.66329802749" calcext:value-type="float">
            <text:p>1457.6632980275</text:p>
          </table:table-cell>
          <table:table-cell table:formula="of:=[.B463]*RANDBETWEEN(0.3;1.9)/[.E463]*[.D463]" office:value-type="float" office:value="728.831649013746" calcext:value-type="float">
            <text:p>728.8316490137</text:p>
          </table:table-cell>
          <table:table-cell table:formula="of:=[.C463]*RANDBETWEEN(0.3;1.9)" office:value-type="float" office:value="725.663298027492" calcext:value-type="float">
            <text:p>725.6632980275</text:p>
          </table:table-cell>
        </table:table-row>
        <table:table-row table:style-name="ro1">
          <table:table-cell office:value-type="float" office:value="30025" calcext:value-type="float">
            <text:p>30025</text:p>
          </table:table-cell>
          <table:table-cell office:value-type="string" calcext:value-type="string">
            <text:p>873.7370849157659</text:p>
          </table:table-cell>
          <table:table-cell table:formula="of:=[.B464]+RANDBETWEEN(-500;500)" office:value-type="float" office:value="498.737084915766" calcext:value-type="float">
            <text:p>498.7370849158</text:p>
          </table:table-cell>
          <table:table-cell table:formula="of:=[.B464]*RANDBETWEEN(0.3;1.9)" office:value-type="float" office:value="873.737084915766" calcext:value-type="float">
            <text:p>873.7370849158</text:p>
          </table:table-cell>
          <table:table-cell table:formula="of:=[.D464]*RANDBETWEEN(0.3;1.9)" office:value-type="float" office:value="873.737084915766" calcext:value-type="float">
            <text:p>873.7370849158</text:p>
          </table:table-cell>
          <table:table-cell table:formula="of:=[.B464]*RANDBETWEEN(0.3;1.9)/[.E464]*[.D464]" office:value-type="float" office:value="1747.47416983153" calcext:value-type="float">
            <text:p>1747.4741698315</text:p>
          </table:table-cell>
          <table:table-cell table:formula="of:=[.C464]*RANDBETWEEN(0.3;1.9)" office:value-type="float" office:value="997.474169831532" calcext:value-type="float">
            <text:p>997.4741698315</text:p>
          </table:table-cell>
        </table:table-row>
        <table:table-row table:style-name="ro1">
          <table:table-cell office:value-type="float" office:value="30026" calcext:value-type="float">
            <text:p>30026</text:p>
          </table:table-cell>
          <table:table-cell office:value-type="string" calcext:value-type="string">
            <text:p>4020.274560096224</text:p>
          </table:table-cell>
          <table:table-cell table:formula="of:=[.B465]+RANDBETWEEN(-500;500)" office:value-type="float" office:value="4064.27456009622" calcext:value-type="float">
            <text:p>4064.2745600962</text:p>
          </table:table-cell>
          <table:table-cell table:formula="of:=[.B465]*RANDBETWEEN(0.3;1.9)" office:value-type="float" office:value="8040.54912019245" calcext:value-type="float">
            <text:p>8040.5491201925</text:p>
          </table:table-cell>
          <table:table-cell table:formula="of:=[.D465]*RANDBETWEEN(0.3;1.9)" office:value-type="float" office:value="16081.0982403849" calcext:value-type="float">
            <text:p>16081.0982403849</text:p>
          </table:table-cell>
          <table:table-cell table:formula="of:=[.B465]*RANDBETWEEN(0.3;1.9)/[.E465]*[.D465]" office:value-type="float" office:value="4020.27456009622" calcext:value-type="float">
            <text:p>4020.2745600962</text:p>
          </table:table-cell>
          <table:table-cell table:formula="of:=[.C465]*RANDBETWEEN(0.3;1.9)" office:value-type="float" office:value="8128.54912019245" calcext:value-type="float">
            <text:p>8128.5491201925</text:p>
          </table:table-cell>
        </table:table-row>
        <table:table-row table:style-name="ro1">
          <table:table-cell office:value-type="float" office:value="30027" calcext:value-type="float">
            <text:p>30027</text:p>
          </table:table-cell>
          <table:table-cell office:value-type="string" calcext:value-type="string">
            <text:p>17313.743407491067</text:p>
          </table:table-cell>
          <table:table-cell table:formula="of:=[.B466]+RANDBETWEEN(-500;500)" office:value-type="float" office:value="17569.7434074911" calcext:value-type="float">
            <text:p>17569.7434074911</text:p>
          </table:table-cell>
          <table:table-cell table:formula="of:=[.B466]*RANDBETWEEN(0.3;1.9)" office:value-type="float" office:value="17313.7434074911" calcext:value-type="float">
            <text:p>17313.7434074911</text:p>
          </table:table-cell>
          <table:table-cell table:formula="of:=[.D466]*RANDBETWEEN(0.3;1.9)" office:value-type="float" office:value="17313.7434074911" calcext:value-type="float">
            <text:p>17313.7434074911</text:p>
          </table:table-cell>
          <table:table-cell table:formula="of:=[.B466]*RANDBETWEEN(0.3;1.9)/[.E466]*[.D466]" office:value-type="float" office:value="17313.7434074911" calcext:value-type="float">
            <text:p>17313.7434074911</text:p>
          </table:table-cell>
          <table:table-cell table:formula="of:=[.C466]*RANDBETWEEN(0.3;1.9)" office:value-type="float" office:value="17569.7434074911" calcext:value-type="float">
            <text:p>17569.7434074911</text:p>
          </table:table-cell>
        </table:table-row>
        <table:table-row table:style-name="ro1">
          <table:table-cell office:value-type="float" office:value="30028" calcext:value-type="float">
            <text:p>30028</text:p>
          </table:table-cell>
          <table:table-cell office:value-type="string" calcext:value-type="string">
            <text:p>99280.86611842056</text:p>
          </table:table-cell>
          <table:table-cell table:formula="of:=[.B467]+RANDBETWEEN(-500;500)" office:value-type="float" office:value="98929.8661184206" calcext:value-type="float">
            <text:p>98929.8661184206</text:p>
          </table:table-cell>
          <table:table-cell table:formula="of:=[.B467]*RANDBETWEEN(0.3;1.9)" office:value-type="float" office:value="99280.8661184206" calcext:value-type="float">
            <text:p>99280.8661184206</text:p>
          </table:table-cell>
          <table:table-cell table:formula="of:=[.D467]*RANDBETWEEN(0.3;1.9)" office:value-type="float" office:value="99280.8661184206" calcext:value-type="float">
            <text:p>99280.8661184206</text:p>
          </table:table-cell>
          <table:table-cell table:formula="of:=[.B467]*RANDBETWEEN(0.3;1.9)/[.E467]*[.D467]" office:value-type="float" office:value="198561.732236841" calcext:value-type="float">
            <text:p>198561.732236841</text:p>
          </table:table-cell>
          <table:table-cell table:formula="of:=[.C467]*RANDBETWEEN(0.3;1.9)" office:value-type="float" office:value="197859.732236841" calcext:value-type="float">
            <text:p>197859.732236841</text:p>
          </table:table-cell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string" calcext:value-type="string">
            <text:p>12699.338228824425</text:p>
          </table:table-cell>
          <table:table-cell table:formula="of:=[.B468]+RANDBETWEEN(-500;500)" office:value-type="float" office:value="12613.3382288244" calcext:value-type="float">
            <text:p>12613.3382288244</text:p>
          </table:table-cell>
          <table:table-cell table:formula="of:=[.B468]*RANDBETWEEN(0.3;1.9)" office:value-type="float" office:value="12699.3382288244" calcext:value-type="float">
            <text:p>12699.3382288244</text:p>
          </table:table-cell>
          <table:table-cell table:formula="of:=[.D468]*RANDBETWEEN(0.3;1.9)" office:value-type="float" office:value="25398.6764576488" calcext:value-type="float">
            <text:p>25398.6764576488</text:p>
          </table:table-cell>
          <table:table-cell table:formula="of:=[.B468]*RANDBETWEEN(0.3;1.9)/[.E468]*[.D468]" office:value-type="float" office:value="12699.3382288244" calcext:value-type="float">
            <text:p>12699.3382288244</text:p>
          </table:table-cell>
          <table:table-cell table:formula="of:=[.C468]*RANDBETWEEN(0.3;1.9)" office:value-type="float" office:value="25226.6764576488" calcext:value-type="float">
            <text:p>25226.6764576488</text:p>
          </table:table-cell>
        </table:table-row>
        <table:table-row table:style-name="ro1">
          <table:table-cell office:value-type="float" office:value="30030" calcext:value-type="float">
            <text:p>30030</text:p>
          </table:table-cell>
          <table:table-cell office:value-type="string" calcext:value-type="string">
            <text:p>7288.093304881401</text:p>
          </table:table-cell>
          <table:table-cell table:formula="of:=[.B469]+RANDBETWEEN(-500;500)" office:value-type="float" office:value="7091.0933048814" calcext:value-type="float">
            <text:p>7091.0933048814</text:p>
          </table:table-cell>
          <table:table-cell table:formula="of:=[.B469]*RANDBETWEEN(0.3;1.9)" office:value-type="float" office:value="14576.1866097628" calcext:value-type="float">
            <text:p>14576.1866097628</text:p>
          </table:table-cell>
          <table:table-cell table:formula="of:=[.D469]*RANDBETWEEN(0.3;1.9)" office:value-type="float" office:value="14576.1866097628" calcext:value-type="float">
            <text:p>14576.1866097628</text:p>
          </table:table-cell>
          <table:table-cell table:formula="of:=[.B469]*RANDBETWEEN(0.3;1.9)/[.E469]*[.D469]" office:value-type="float" office:value="7288.0933048814" calcext:value-type="float">
            <text:p>7288.0933048814</text:p>
          </table:table-cell>
          <table:table-cell table:formula="of:=[.C469]*RANDBETWEEN(0.3;1.9)" office:value-type="float" office:value="14182.1866097628" calcext:value-type="float">
            <text:p>14182.1866097628</text:p>
          </table:table-cell>
        </table:table-row>
        <table:table-row table:style-name="ro1">
          <table:table-cell office:value-type="float" office:value="30031" calcext:value-type="float">
            <text:p>30031</text:p>
          </table:table-cell>
          <table:table-cell office:value-type="string" calcext:value-type="string">
            <text:p>829.8904249650002</text:p>
          </table:table-cell>
          <table:table-cell table:formula="of:=[.B470]+RANDBETWEEN(-500;500)" office:value-type="float" office:value="341.890424965" calcext:value-type="float">
            <text:p>341.890424965</text:p>
          </table:table-cell>
          <table:table-cell table:formula="of:=[.B470]*RANDBETWEEN(0.3;1.9)" office:value-type="float" office:value="1659.78084993" calcext:value-type="float">
            <text:p>1659.78084993</text:p>
          </table:table-cell>
          <table:table-cell table:formula="of:=[.D470]*RANDBETWEEN(0.3;1.9)" office:value-type="float" office:value="3319.56169986" calcext:value-type="float">
            <text:p>3319.56169986</text:p>
          </table:table-cell>
          <table:table-cell table:formula="of:=[.B470]*RANDBETWEEN(0.3;1.9)/[.E470]*[.D470]" office:value-type="float" office:value="829.890424965" calcext:value-type="float">
            <text:p>829.890424965</text:p>
          </table:table-cell>
          <table:table-cell table:formula="of:=[.C470]*RANDBETWEEN(0.3;1.9)" office:value-type="float" office:value="341.890424965" calcext:value-type="float">
            <text:p>341.890424965</text:p>
          </table:table-cell>
        </table:table-row>
        <table:table-row table:style-name="ro1">
          <table:table-cell office:value-type="float" office:value="30032" calcext:value-type="float">
            <text:p>30032</text:p>
          </table:table-cell>
          <table:table-cell office:value-type="string" calcext:value-type="string">
            <text:p>959482.2966089132</text:p>
          </table:table-cell>
          <table:table-cell table:formula="of:=[.B471]+RANDBETWEEN(-500;500)" office:value-type="float" office:value="959282.296608913" calcext:value-type="float">
            <text:p>959282.296608913</text:p>
          </table:table-cell>
          <table:table-cell table:formula="of:=[.B471]*RANDBETWEEN(0.3;1.9)" office:value-type="float" office:value="1918964.59321783" calcext:value-type="float">
            <text:p>1918964.59321783</text:p>
          </table:table-cell>
          <table:table-cell table:formula="of:=[.D471]*RANDBETWEEN(0.3;1.9)" office:value-type="float" office:value="3837929.18643565" calcext:value-type="float">
            <text:p>3837929.18643565</text:p>
          </table:table-cell>
          <table:table-cell table:formula="of:=[.B471]*RANDBETWEEN(0.3;1.9)/[.E471]*[.D471]" office:value-type="float" office:value="479741.148304457" calcext:value-type="float">
            <text:p>479741.148304457</text:p>
          </table:table-cell>
          <table:table-cell table:formula="of:=[.C471]*RANDBETWEEN(0.3;1.9)" office:value-type="float" office:value="959282.296608913" calcext:value-type="float">
            <text:p>959282.296608913</text:p>
          </table:table-cell>
        </table:table-row>
        <table:table-row table:style-name="ro1">
          <table:table-cell office:value-type="float" office:value="30033" calcext:value-type="float">
            <text:p>30033</text:p>
          </table:table-cell>
          <table:table-cell office:value-type="string" calcext:value-type="string">
            <text:p>30582.18838561482</text:p>
          </table:table-cell>
          <table:table-cell table:formula="of:=[.B472]+RANDBETWEEN(-500;500)" office:value-type="float" office:value="30714.1883856148" calcext:value-type="float">
            <text:p>30714.1883856148</text:p>
          </table:table-cell>
          <table:table-cell table:formula="of:=[.B472]*RANDBETWEEN(0.3;1.9)" office:value-type="float" office:value="61164.3767712296" calcext:value-type="float">
            <text:p>61164.3767712296</text:p>
          </table:table-cell>
          <table:table-cell table:formula="of:=[.D472]*RANDBETWEEN(0.3;1.9)" office:value-type="float" office:value="61164.3767712296" calcext:value-type="float">
            <text:p>61164.3767712296</text:p>
          </table:table-cell>
          <table:table-cell table:formula="of:=[.B472]*RANDBETWEEN(0.3;1.9)/[.E472]*[.D472]" office:value-type="float" office:value="61164.3767712296" calcext:value-type="float">
            <text:p>61164.3767712296</text:p>
          </table:table-cell>
          <table:table-cell table:formula="of:=[.C472]*RANDBETWEEN(0.3;1.9)" office:value-type="float" office:value="30714.1883856148" calcext:value-type="float">
            <text:p>30714.1883856148</text:p>
          </table:table-cell>
        </table:table-row>
        <table:table-row table:style-name="ro1">
          <table:table-cell office:value-type="float" office:value="30034" calcext:value-type="float">
            <text:p>30034</text:p>
          </table:table-cell>
          <table:table-cell office:value-type="string" calcext:value-type="string">
            <text:p>174962.73787156068</text:p>
          </table:table-cell>
          <table:table-cell table:formula="of:=[.B473]+RANDBETWEEN(-500;500)" office:value-type="float" office:value="174641.737871561" calcext:value-type="float">
            <text:p>174641.737871561</text:p>
          </table:table-cell>
          <table:table-cell table:formula="of:=[.B473]*RANDBETWEEN(0.3;1.9)" office:value-type="float" office:value="349925.475743121" calcext:value-type="float">
            <text:p>349925.475743121</text:p>
          </table:table-cell>
          <table:table-cell table:formula="of:=[.D473]*RANDBETWEEN(0.3;1.9)" office:value-type="float" office:value="349925.475743121" calcext:value-type="float">
            <text:p>349925.475743121</text:p>
          </table:table-cell>
          <table:table-cell table:formula="of:=[.B473]*RANDBETWEEN(0.3;1.9)/[.E473]*[.D473]" office:value-type="float" office:value="174962.737871561" calcext:value-type="float">
            <text:p>174962.737871561</text:p>
          </table:table-cell>
          <table:table-cell table:formula="of:=[.C473]*RANDBETWEEN(0.3;1.9)" office:value-type="float" office:value="349283.475743121" calcext:value-type="float">
            <text:p>349283.475743121</text:p>
          </table:table-cell>
        </table:table-row>
        <table:table-row table:style-name="ro1">
          <table:table-cell office:value-type="float" office:value="30035" calcext:value-type="float">
            <text:p>30035</text:p>
          </table:table-cell>
          <table:table-cell office:value-type="string" calcext:value-type="string">
            <text:p>1807.212600518</text:p>
          </table:table-cell>
          <table:table-cell table:formula="of:=[.B474]+RANDBETWEEN(-500;500)" office:value-type="float" office:value="2018.212600518" calcext:value-type="float">
            <text:p>2018.212600518</text:p>
          </table:table-cell>
          <table:table-cell table:formula="of:=[.B474]*RANDBETWEEN(0.3;1.9)" office:value-type="float" office:value="1807.212600518" calcext:value-type="float">
            <text:p>1807.212600518</text:p>
          </table:table-cell>
          <table:table-cell table:formula="of:=[.D474]*RANDBETWEEN(0.3;1.9)" office:value-type="float" office:value="1807.212600518" calcext:value-type="float">
            <text:p>1807.212600518</text:p>
          </table:table-cell>
          <table:table-cell table:formula="of:=[.B474]*RANDBETWEEN(0.3;1.9)/[.E474]*[.D474]" office:value-type="float" office:value="3614.425201036" calcext:value-type="float">
            <text:p>3614.425201036</text:p>
          </table:table-cell>
          <table:table-cell table:formula="of:=[.C474]*RANDBETWEEN(0.3;1.9)" office:value-type="float" office:value="4036.425201036" calcext:value-type="float">
            <text:p>4036.425201036</text:p>
          </table:table-cell>
        </table:table-row>
        <table:table-row table:style-name="ro1">
          <table:table-cell office:value-type="float" office:value="30036" calcext:value-type="float">
            <text:p>30036</text:p>
          </table:table-cell>
          <table:table-cell office:value-type="string" calcext:value-type="string">
            <text:p>151226.4201343894</text:p>
          </table:table-cell>
          <table:table-cell table:formula="of:=[.B475]+RANDBETWEEN(-500;500)" office:value-type="float" office:value="151456.420134389" calcext:value-type="float">
            <text:p>151456.420134389</text:p>
          </table:table-cell>
          <table:table-cell table:formula="of:=[.B475]*RANDBETWEEN(0.3;1.9)" office:value-type="float" office:value="302452.840268779" calcext:value-type="float">
            <text:p>302452.840268779</text:p>
          </table:table-cell>
          <table:table-cell table:formula="of:=[.D475]*RANDBETWEEN(0.3;1.9)" office:value-type="float" office:value="302452.840268779" calcext:value-type="float">
            <text:p>302452.840268779</text:p>
          </table:table-cell>
          <table:table-cell table:formula="of:=[.B475]*RANDBETWEEN(0.3;1.9)/[.E475]*[.D475]" office:value-type="float" office:value="302452.840268779" calcext:value-type="float">
            <text:p>302452.840268779</text:p>
          </table:table-cell>
          <table:table-cell table:formula="of:=[.C475]*RANDBETWEEN(0.3;1.9)" office:value-type="float" office:value="302912.840268779" calcext:value-type="float">
            <text:p>302912.840268779</text:p>
          </table:table-cell>
        </table:table-row>
        <table:table-row table:style-name="ro1">
          <table:table-cell office:value-type="float" office:value="30037" calcext:value-type="float">
            <text:p>30037</text:p>
          </table:table-cell>
          <table:table-cell office:value-type="string" calcext:value-type="string">
            <text:p>14180.41562427151</text:p>
          </table:table-cell>
          <table:table-cell table:formula="of:=[.B476]+RANDBETWEEN(-500;500)" office:value-type="float" office:value="13697.4156242715" calcext:value-type="float">
            <text:p>13697.4156242715</text:p>
          </table:table-cell>
          <table:table-cell table:formula="of:=[.B476]*RANDBETWEEN(0.3;1.9)" office:value-type="float" office:value="14180.4156242715" calcext:value-type="float">
            <text:p>14180.4156242715</text:p>
          </table:table-cell>
          <table:table-cell table:formula="of:=[.D476]*RANDBETWEEN(0.3;1.9)" office:value-type="float" office:value="28360.831248543" calcext:value-type="float">
            <text:p>28360.831248543</text:p>
          </table:table-cell>
          <table:table-cell table:formula="of:=[.B476]*RANDBETWEEN(0.3;1.9)/[.E476]*[.D476]" office:value-type="float" office:value="14180.4156242715" calcext:value-type="float">
            <text:p>14180.4156242715</text:p>
          </table:table-cell>
          <table:table-cell table:formula="of:=[.C476]*RANDBETWEEN(0.3;1.9)" office:value-type="float" office:value="13697.4156242715" calcext:value-type="float">
            <text:p>13697.4156242715</text:p>
          </table:table-cell>
        </table:table-row>
        <table:table-row table:style-name="ro1">
          <table:table-cell office:value-type="float" office:value="30038" calcext:value-type="float">
            <text:p>30038</text:p>
          </table:table-cell>
          <table:table-cell office:value-type="string" calcext:value-type="string">
            <text:p>3773.2690296841292</text:p>
          </table:table-cell>
          <table:table-cell table:formula="of:=[.B477]+RANDBETWEEN(-500;500)" office:value-type="float" office:value="3714.26902968413" calcext:value-type="float">
            <text:p>3714.2690296841</text:p>
          </table:table-cell>
          <table:table-cell table:formula="of:=[.B477]*RANDBETWEEN(0.3;1.9)" office:value-type="float" office:value="7546.53805936826" calcext:value-type="float">
            <text:p>7546.5380593683</text:p>
          </table:table-cell>
          <table:table-cell table:formula="of:=[.D477]*RANDBETWEEN(0.3;1.9)" office:value-type="float" office:value="7546.53805936826" calcext:value-type="float">
            <text:p>7546.5380593683</text:p>
          </table:table-cell>
          <table:table-cell table:formula="of:=[.B477]*RANDBETWEEN(0.3;1.9)/[.E477]*[.D477]" office:value-type="float" office:value="3773.26902968413" calcext:value-type="float">
            <text:p>3773.2690296841</text:p>
          </table:table-cell>
          <table:table-cell table:formula="of:=[.C477]*RANDBETWEEN(0.3;1.9)" office:value-type="float" office:value="7428.53805936826" calcext:value-type="float">
            <text:p>7428.5380593683</text:p>
          </table:table-cell>
        </table:table-row>
        <table:table-row table:style-name="ro1">
          <table:table-cell office:value-type="float" office:value="30039" calcext:value-type="float">
            <text:p>30039</text:p>
          </table:table-cell>
          <table:table-cell office:value-type="string" calcext:value-type="string">
            <text:p>108119.64230044185</text:p>
          </table:table-cell>
          <table:table-cell table:formula="of:=[.B478]+RANDBETWEEN(-500;500)" office:value-type="float" office:value="108169.642300442" calcext:value-type="float">
            <text:p>108169.642300442</text:p>
          </table:table-cell>
          <table:table-cell table:formula="of:=[.B478]*RANDBETWEEN(0.3;1.9)" office:value-type="float" office:value="216239.284600884" calcext:value-type="float">
            <text:p>216239.284600884</text:p>
          </table:table-cell>
          <table:table-cell table:formula="of:=[.D478]*RANDBETWEEN(0.3;1.9)" office:value-type="float" office:value="216239.284600884" calcext:value-type="float">
            <text:p>216239.284600884</text:p>
          </table:table-cell>
          <table:table-cell table:formula="of:=[.B478]*RANDBETWEEN(0.3;1.9)/[.E478]*[.D478]" office:value-type="float" office:value="108119.642300442" calcext:value-type="float">
            <text:p>108119.642300442</text:p>
          </table:table-cell>
          <table:table-cell table:formula="of:=[.C478]*RANDBETWEEN(0.3;1.9)" office:value-type="float" office:value="108169.642300442" calcext:value-type="float">
            <text:p>108169.642300442</text:p>
          </table:table-cell>
        </table:table-row>
        <table:table-row table:style-name="ro1">
          <table:table-cell office:value-type="float" office:value="30040" calcext:value-type="float">
            <text:p>30040</text:p>
          </table:table-cell>
          <table:table-cell office:value-type="string" calcext:value-type="string">
            <text:p>1455.885062105203</text:p>
          </table:table-cell>
          <table:table-cell table:formula="of:=[.B479]+RANDBETWEEN(-500;500)" office:value-type="float" office:value="1499.8850621052" calcext:value-type="float">
            <text:p>1499.8850621052</text:p>
          </table:table-cell>
          <table:table-cell table:formula="of:=[.B479]*RANDBETWEEN(0.3;1.9)" office:value-type="float" office:value="1455.8850621052" calcext:value-type="float">
            <text:p>1455.8850621052</text:p>
          </table:table-cell>
          <table:table-cell table:formula="of:=[.D479]*RANDBETWEEN(0.3;1.9)" office:value-type="float" office:value="1455.8850621052" calcext:value-type="float">
            <text:p>1455.8850621052</text:p>
          </table:table-cell>
          <table:table-cell table:formula="of:=[.B479]*RANDBETWEEN(0.3;1.9)/[.E479]*[.D479]" office:value-type="float" office:value="2911.77012421041" calcext:value-type="float">
            <text:p>2911.7701242104</text:p>
          </table:table-cell>
          <table:table-cell table:formula="of:=[.C479]*RANDBETWEEN(0.3;1.9)" office:value-type="float" office:value="1499.8850621052" calcext:value-type="float">
            <text:p>1499.8850621052</text:p>
          </table:table-cell>
        </table:table-row>
        <table:table-row table:style-name="ro1">
          <table:table-cell office:value-type="float" office:value="30041" calcext:value-type="float">
            <text:p>30041</text:p>
          </table:table-cell>
          <table:table-cell office:value-type="string" calcext:value-type="string">
            <text:p>7391.243767464666</text:p>
          </table:table-cell>
          <table:table-cell table:formula="of:=[.B480]+RANDBETWEEN(-500;500)" office:value-type="float" office:value="7219.24376746467" calcext:value-type="float">
            <text:p>7219.2437674647</text:p>
          </table:table-cell>
          <table:table-cell table:formula="of:=[.B480]*RANDBETWEEN(0.3;1.9)" office:value-type="float" office:value="7391.24376746467" calcext:value-type="float">
            <text:p>7391.2437674647</text:p>
          </table:table-cell>
          <table:table-cell table:formula="of:=[.D480]*RANDBETWEEN(0.3;1.9)" office:value-type="float" office:value="7391.24376746467" calcext:value-type="float">
            <text:p>7391.2437674647</text:p>
          </table:table-cell>
          <table:table-cell table:formula="of:=[.B480]*RANDBETWEEN(0.3;1.9)/[.E480]*[.D480]" office:value-type="float" office:value="14782.4875349293" calcext:value-type="float">
            <text:p>14782.4875349293</text:p>
          </table:table-cell>
          <table:table-cell table:formula="of:=[.C480]*RANDBETWEEN(0.3;1.9)" office:value-type="float" office:value="7219.24376746467" calcext:value-type="float">
            <text:p>7219.2437674647</text:p>
          </table:table-cell>
        </table:table-row>
        <table:table-row table:style-name="ro1">
          <table:table-cell office:value-type="float" office:value="30042" calcext:value-type="float">
            <text:p>30042</text:p>
          </table:table-cell>
          <table:table-cell office:value-type="string" calcext:value-type="string">
            <text:p>12295.151126545088</text:p>
          </table:table-cell>
          <table:table-cell table:formula="of:=[.B481]+RANDBETWEEN(-500;500)" office:value-type="float" office:value="12438.1511265451" calcext:value-type="float">
            <text:p>12438.1511265451</text:p>
          </table:table-cell>
          <table:table-cell table:formula="of:=[.B481]*RANDBETWEEN(0.3;1.9)" office:value-type="float" office:value="12295.1511265451" calcext:value-type="float">
            <text:p>12295.1511265451</text:p>
          </table:table-cell>
          <table:table-cell table:formula="of:=[.D481]*RANDBETWEEN(0.3;1.9)" office:value-type="float" office:value="12295.1511265451" calcext:value-type="float">
            <text:p>12295.1511265451</text:p>
          </table:table-cell>
          <table:table-cell table:formula="of:=[.B481]*RANDBETWEEN(0.3;1.9)/[.E481]*[.D481]" office:value-type="float" office:value="24590.3022530902" calcext:value-type="float">
            <text:p>24590.3022530902</text:p>
          </table:table-cell>
          <table:table-cell table:formula="of:=[.C481]*RANDBETWEEN(0.3;1.9)" office:value-type="float" office:value="12438.1511265451" calcext:value-type="float">
            <text:p>12438.1511265451</text:p>
          </table:table-cell>
        </table:table-row>
        <table:table-row table:style-name="ro1">
          <table:table-cell office:value-type="float" office:value="30043" calcext:value-type="float">
            <text:p>30043</text:p>
          </table:table-cell>
          <table:table-cell office:value-type="string" calcext:value-type="string">
            <text:p>1937.836362798437</text:p>
          </table:table-cell>
          <table:table-cell table:formula="of:=[.B482]+RANDBETWEEN(-500;500)" office:value-type="float" office:value="1667.83636279844" calcext:value-type="float">
            <text:p>1667.8363627984</text:p>
          </table:table-cell>
          <table:table-cell table:formula="of:=[.B482]*RANDBETWEEN(0.3;1.9)" office:value-type="float" office:value="3875.67272559687" calcext:value-type="float">
            <text:p>3875.6727255969</text:p>
          </table:table-cell>
          <table:table-cell table:formula="of:=[.D482]*RANDBETWEEN(0.3;1.9)" office:value-type="float" office:value="3875.67272559687" calcext:value-type="float">
            <text:p>3875.6727255969</text:p>
          </table:table-cell>
          <table:table-cell table:formula="of:=[.B482]*RANDBETWEEN(0.3;1.9)/[.E482]*[.D482]" office:value-type="float" office:value="3875.67272559687" calcext:value-type="float">
            <text:p>3875.6727255969</text:p>
          </table:table-cell>
          <table:table-cell table:formula="of:=[.C482]*RANDBETWEEN(0.3;1.9)" office:value-type="float" office:value="3335.67272559687" calcext:value-type="float">
            <text:p>3335.6727255969</text:p>
          </table:table-cell>
        </table:table-row>
        <table:table-row table:style-name="ro1">
          <table:table-cell office:value-type="float" office:value="30044" calcext:value-type="float">
            <text:p>30044</text:p>
          </table:table-cell>
          <table:table-cell office:value-type="string" calcext:value-type="string">
            <text:p>333.396182502</text:p>
          </table:table-cell>
          <table:table-cell table:formula="of:=[.B483]+RANDBETWEEN(-500;500)" office:value-type="float" office:value="757.396182502" calcext:value-type="float">
            <text:p>757.396182502</text:p>
          </table:table-cell>
          <table:table-cell table:formula="of:=[.B483]*RANDBETWEEN(0.3;1.9)" office:value-type="float" office:value="666.792365004" calcext:value-type="float">
            <text:p>666.792365004</text:p>
          </table:table-cell>
          <table:table-cell table:formula="of:=[.D483]*RANDBETWEEN(0.3;1.9)" office:value-type="float" office:value="666.792365004" calcext:value-type="float">
            <text:p>666.792365004</text:p>
          </table:table-cell>
          <table:table-cell table:formula="of:=[.B483]*RANDBETWEEN(0.3;1.9)/[.E483]*[.D483]" office:value-type="float" office:value="666.792365004" calcext:value-type="float">
            <text:p>666.792365004</text:p>
          </table:table-cell>
          <table:table-cell table:formula="of:=[.C483]*RANDBETWEEN(0.3;1.9)" office:value-type="float" office:value="1514.792365004" calcext:value-type="float">
            <text:p>1514.792365004</text:p>
          </table:table-cell>
        </table:table-row>
        <table:table-row table:style-name="ro1">
          <table:table-cell office:value-type="float" office:value="30045" calcext:value-type="float">
            <text:p>30045</text:p>
          </table:table-cell>
          <table:table-cell office:value-type="string" calcext:value-type="string">
            <text:p>4742.633622645294</text:p>
          </table:table-cell>
          <table:table-cell table:formula="of:=[.B484]+RANDBETWEEN(-500;500)" office:value-type="float" office:value="4566.63362264529" calcext:value-type="float">
            <text:p>4566.6336226453</text:p>
          </table:table-cell>
          <table:table-cell table:formula="of:=[.B484]*RANDBETWEEN(0.3;1.9)" office:value-type="float" office:value="9485.26724529059" calcext:value-type="float">
            <text:p>9485.2672452906</text:p>
          </table:table-cell>
          <table:table-cell table:formula="of:=[.D484]*RANDBETWEEN(0.3;1.9)" office:value-type="float" office:value="18970.5344905812" calcext:value-type="float">
            <text:p>18970.5344905812</text:p>
          </table:table-cell>
          <table:table-cell table:formula="of:=[.B484]*RANDBETWEEN(0.3;1.9)/[.E484]*[.D484]" office:value-type="float" office:value="2371.31681132265" calcext:value-type="float">
            <text:p>2371.3168113227</text:p>
          </table:table-cell>
          <table:table-cell table:formula="of:=[.C484]*RANDBETWEEN(0.3;1.9)" office:value-type="float" office:value="4566.63362264529" calcext:value-type="float">
            <text:p>4566.6336226453</text:p>
          </table:table-cell>
        </table:table-row>
        <table:table-row table:style-name="ro1">
          <table:table-cell office:value-type="float" office:value="30046" calcext:value-type="float">
            <text:p>30046</text:p>
          </table:table-cell>
          <table:table-cell office:value-type="string" calcext:value-type="string">
            <text:p>40057.465171546406</text:p>
          </table:table-cell>
          <table:table-cell table:formula="of:=[.B485]+RANDBETWEEN(-500;500)" office:value-type="float" office:value="40281.4651715464" calcext:value-type="float">
            <text:p>40281.4651715464</text:p>
          </table:table-cell>
          <table:table-cell table:formula="of:=[.B485]*RANDBETWEEN(0.3;1.9)" office:value-type="float" office:value="40057.4651715464" calcext:value-type="float">
            <text:p>40057.4651715464</text:p>
          </table:table-cell>
          <table:table-cell table:formula="of:=[.D485]*RANDBETWEEN(0.3;1.9)" office:value-type="float" office:value="40057.4651715464" calcext:value-type="float">
            <text:p>40057.4651715464</text:p>
          </table:table-cell>
          <table:table-cell table:formula="of:=[.B485]*RANDBETWEEN(0.3;1.9)/[.E485]*[.D485]" office:value-type="float" office:value="40057.4651715464" calcext:value-type="float">
            <text:p>40057.4651715464</text:p>
          </table:table-cell>
          <table:table-cell table:formula="of:=[.C485]*RANDBETWEEN(0.3;1.9)" office:value-type="float" office:value="40281.4651715464" calcext:value-type="float">
            <text:p>40281.4651715464</text:p>
          </table:table-cell>
        </table:table-row>
        <table:table-row table:style-name="ro1">
          <table:table-cell office:value-type="float" office:value="30047" calcext:value-type="float">
            <text:p>30047</text:p>
          </table:table-cell>
          <table:table-cell office:value-type="string" calcext:value-type="string">
            <text:p>62925.82740549732</text:p>
          </table:table-cell>
          <table:table-cell table:formula="of:=[.B486]+RANDBETWEEN(-500;500)" office:value-type="float" office:value="62920.8274054973" calcext:value-type="float">
            <text:p>62920.8274054973</text:p>
          </table:table-cell>
          <table:table-cell table:formula="of:=[.B486]*RANDBETWEEN(0.3;1.9)" office:value-type="float" office:value="62925.8274054973" calcext:value-type="float">
            <text:p>62925.8274054973</text:p>
          </table:table-cell>
          <table:table-cell table:formula="of:=[.D486]*RANDBETWEEN(0.3;1.9)" office:value-type="float" office:value="125851.654810995" calcext:value-type="float">
            <text:p>125851.654810995</text:p>
          </table:table-cell>
          <table:table-cell table:formula="of:=[.B486]*RANDBETWEEN(0.3;1.9)/[.E486]*[.D486]" office:value-type="float" office:value="31462.9137027487" calcext:value-type="float">
            <text:p>31462.9137027487</text:p>
          </table:table-cell>
          <table:table-cell table:formula="of:=[.C486]*RANDBETWEEN(0.3;1.9)" office:value-type="float" office:value="62920.8274054973" calcext:value-type="float">
            <text:p>62920.8274054973</text:p>
          </table:table-cell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string" calcext:value-type="string">
            <text:p>5649.443438249964</text:p>
          </table:table-cell>
          <table:table-cell table:formula="of:=[.B487]+RANDBETWEEN(-500;500)" office:value-type="float" office:value="5507.44343824996" calcext:value-type="float">
            <text:p>5507.44343825</text:p>
          </table:table-cell>
          <table:table-cell table:formula="of:=[.B487]*RANDBETWEEN(0.3;1.9)" office:value-type="float" office:value="11298.8868764999" calcext:value-type="float">
            <text:p>11298.8868764999</text:p>
          </table:table-cell>
          <table:table-cell table:formula="of:=[.D487]*RANDBETWEEN(0.3;1.9)" office:value-type="float" office:value="11298.8868764999" calcext:value-type="float">
            <text:p>11298.8868764999</text:p>
          </table:table-cell>
          <table:table-cell table:formula="of:=[.B487]*RANDBETWEEN(0.3;1.9)/[.E487]*[.D487]" office:value-type="float" office:value="11298.8868764999" calcext:value-type="float">
            <text:p>11298.8868764999</text:p>
          </table:table-cell>
          <table:table-cell table:formula="of:=[.C487]*RANDBETWEEN(0.3;1.9)" office:value-type="float" office:value="5507.44343824996" calcext:value-type="float">
            <text:p>5507.44343825</text:p>
          </table:table-cell>
        </table:table-row>
        <table:table-row table:style-name="ro1">
          <table:table-cell office:value-type="float" office:value="30049" calcext:value-type="float">
            <text:p>30049</text:p>
          </table:table-cell>
          <table:table-cell office:value-type="string" calcext:value-type="string">
            <text:p>7870.426325068088</text:p>
          </table:table-cell>
          <table:table-cell table:formula="of:=[.B488]+RANDBETWEEN(-500;500)" office:value-type="float" office:value="8252.42632506809" calcext:value-type="float">
            <text:p>8252.4263250681</text:p>
          </table:table-cell>
          <table:table-cell table:formula="of:=[.B488]*RANDBETWEEN(0.3;1.9)" office:value-type="float" office:value="15740.8526501362" calcext:value-type="float">
            <text:p>15740.8526501362</text:p>
          </table:table-cell>
          <table:table-cell table:formula="of:=[.D488]*RANDBETWEEN(0.3;1.9)" office:value-type="float" office:value="31481.7053002724" calcext:value-type="float">
            <text:p>31481.7053002724</text:p>
          </table:table-cell>
          <table:table-cell table:formula="of:=[.B488]*RANDBETWEEN(0.3;1.9)/[.E488]*[.D488]" office:value-type="float" office:value="7870.42632506809" calcext:value-type="float">
            <text:p>7870.4263250681</text:p>
          </table:table-cell>
          <table:table-cell table:formula="of:=[.C488]*RANDBETWEEN(0.3;1.9)" office:value-type="float" office:value="16504.8526501362" calcext:value-type="float">
            <text:p>16504.8526501362</text:p>
          </table:table-cell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string" calcext:value-type="string">
            <text:p>1779.6541245679996</text:p>
          </table:table-cell>
          <table:table-cell table:formula="of:=[.B489]+RANDBETWEEN(-500;500)" office:value-type="float" office:value="2050.654124568" calcext:value-type="float">
            <text:p>2050.654124568</text:p>
          </table:table-cell>
          <table:table-cell table:formula="of:=[.B489]*RANDBETWEEN(0.3;1.9)" office:value-type="float" office:value="3559.308249136" calcext:value-type="float">
            <text:p>3559.308249136</text:p>
          </table:table-cell>
          <table:table-cell table:formula="of:=[.D489]*RANDBETWEEN(0.3;1.9)" office:value-type="float" office:value="7118.616498272" calcext:value-type="float">
            <text:p>7118.616498272</text:p>
          </table:table-cell>
          <table:table-cell table:formula="of:=[.B489]*RANDBETWEEN(0.3;1.9)/[.E489]*[.D489]" office:value-type="float" office:value="889.827062284" calcext:value-type="float">
            <text:p>889.827062284</text:p>
          </table:table-cell>
          <table:table-cell table:formula="of:=[.C489]*RANDBETWEEN(0.3;1.9)" office:value-type="float" office:value="4101.308249136" calcext:value-type="float">
            <text:p>4101.308249136</text:p>
          </table:table-cell>
        </table:table-row>
        <table:table-row table:style-name="ro1">
          <table:table-cell office:value-type="float" office:value="30051" calcext:value-type="float">
            <text:p>30051</text:p>
          </table:table-cell>
          <table:table-cell office:value-type="string" calcext:value-type="string">
            <text:p>5420.079798274079</text:p>
          </table:table-cell>
          <table:table-cell table:formula="of:=[.B490]+RANDBETWEEN(-500;500)" office:value-type="float" office:value="5131.07979827408" calcext:value-type="float">
            <text:p>5131.0797982741</text:p>
          </table:table-cell>
          <table:table-cell table:formula="of:=[.B490]*RANDBETWEEN(0.3;1.9)" office:value-type="float" office:value="10840.1595965482" calcext:value-type="float">
            <text:p>10840.1595965482</text:p>
          </table:table-cell>
          <table:table-cell table:formula="of:=[.D490]*RANDBETWEEN(0.3;1.9)" office:value-type="float" office:value="10840.1595965482" calcext:value-type="float">
            <text:p>10840.1595965482</text:p>
          </table:table-cell>
          <table:table-cell table:formula="of:=[.B490]*RANDBETWEEN(0.3;1.9)/[.E490]*[.D490]" office:value-type="float" office:value="5420.07979827408" calcext:value-type="float">
            <text:p>5420.0797982741</text:p>
          </table:table-cell>
          <table:table-cell table:formula="of:=[.C490]*RANDBETWEEN(0.3;1.9)" office:value-type="float" office:value="10262.1595965482" calcext:value-type="float">
            <text:p>10262.1595965482</text:p>
          </table:table-cell>
        </table:table-row>
        <table:table-row table:style-name="ro1">
          <table:table-cell office:value-type="float" office:value="30052" calcext:value-type="float">
            <text:p>30052</text:p>
          </table:table-cell>
          <table:table-cell office:value-type="string" calcext:value-type="string">
            <text:p>1363.4500627735715</text:p>
          </table:table-cell>
          <table:table-cell table:formula="of:=[.B491]+RANDBETWEEN(-500;500)" office:value-type="float" office:value="1662.45006277357" calcext:value-type="float">
            <text:p>1662.4500627736</text:p>
          </table:table-cell>
          <table:table-cell table:formula="of:=[.B491]*RANDBETWEEN(0.3;1.9)" office:value-type="float" office:value="2726.90012554714" calcext:value-type="float">
            <text:p>2726.9001255472</text:p>
          </table:table-cell>
          <table:table-cell table:formula="of:=[.D491]*RANDBETWEEN(0.3;1.9)" office:value-type="float" office:value="2726.90012554714" calcext:value-type="float">
            <text:p>2726.9001255472</text:p>
          </table:table-cell>
          <table:table-cell table:formula="of:=[.B491]*RANDBETWEEN(0.3;1.9)/[.E491]*[.D491]" office:value-type="float" office:value="2726.90012554714" calcext:value-type="float">
            <text:p>2726.9001255472</text:p>
          </table:table-cell>
          <table:table-cell table:formula="of:=[.C491]*RANDBETWEEN(0.3;1.9)" office:value-type="float" office:value="3324.90012554714" calcext:value-type="float">
            <text:p>3324.9001255472</text:p>
          </table:table-cell>
        </table:table-row>
        <table:table-row table:style-name="ro1">
          <table:table-cell office:value-type="float" office:value="30053" calcext:value-type="float">
            <text:p>30053</text:p>
          </table:table-cell>
          <table:table-cell office:value-type="string" calcext:value-type="string">
            <text:p>2176.160887123112</text:p>
          </table:table-cell>
          <table:table-cell table:formula="of:=[.B492]+RANDBETWEEN(-500;500)" office:value-type="float" office:value="2387.16088712311" calcext:value-type="float">
            <text:p>2387.1608871231</text:p>
          </table:table-cell>
          <table:table-cell table:formula="of:=[.B492]*RANDBETWEEN(0.3;1.9)" office:value-type="float" office:value="4352.32177424622" calcext:value-type="float">
            <text:p>4352.3217742462</text:p>
          </table:table-cell>
          <table:table-cell table:formula="of:=[.D492]*RANDBETWEEN(0.3;1.9)" office:value-type="float" office:value="4352.32177424622" calcext:value-type="float">
            <text:p>4352.3217742462</text:p>
          </table:table-cell>
          <table:table-cell table:formula="of:=[.B492]*RANDBETWEEN(0.3;1.9)/[.E492]*[.D492]" office:value-type="float" office:value="4352.32177424622" calcext:value-type="float">
            <text:p>4352.3217742462</text:p>
          </table:table-cell>
          <table:table-cell table:formula="of:=[.C492]*RANDBETWEEN(0.3;1.9)" office:value-type="float" office:value="4774.32177424622" calcext:value-type="float">
            <text:p>4774.3217742462</text:p>
          </table:table-cell>
        </table:table-row>
        <table:table-row table:style-name="ro1">
          <table:table-cell office:value-type="float" office:value="30054" calcext:value-type="float">
            <text:p>30054</text:p>
          </table:table-cell>
          <table:table-cell office:value-type="string" calcext:value-type="string">
            <text:p>3285.7743556789524</text:p>
          </table:table-cell>
          <table:table-cell table:formula="of:=[.B493]+RANDBETWEEN(-500;500)" office:value-type="float" office:value="3205.77435567895" calcext:value-type="float">
            <text:p>3205.774355679</text:p>
          </table:table-cell>
          <table:table-cell table:formula="of:=[.B493]*RANDBETWEEN(0.3;1.9)" office:value-type="float" office:value="3285.77435567895" calcext:value-type="float">
            <text:p>3285.774355679</text:p>
          </table:table-cell>
          <table:table-cell table:formula="of:=[.D493]*RANDBETWEEN(0.3;1.9)" office:value-type="float" office:value="6571.54871135791" calcext:value-type="float">
            <text:p>6571.5487113579</text:p>
          </table:table-cell>
          <table:table-cell table:formula="of:=[.B493]*RANDBETWEEN(0.3;1.9)/[.E493]*[.D493]" office:value-type="float" office:value="3285.77435567895" calcext:value-type="float">
            <text:p>3285.774355679</text:p>
          </table:table-cell>
          <table:table-cell table:formula="of:=[.C493]*RANDBETWEEN(0.3;1.9)" office:value-type="float" office:value="6411.54871135791" calcext:value-type="float">
            <text:p>6411.5487113579</text:p>
          </table:table-cell>
        </table:table-row>
        <table:table-row table:style-name="ro1">
          <table:table-cell office:value-type="float" office:value="30055" calcext:value-type="float">
            <text:p>30055</text:p>
          </table:table-cell>
          <table:table-cell office:value-type="string" calcext:value-type="string">
            <text:p>5573.456643412327</text:p>
          </table:table-cell>
          <table:table-cell table:formula="of:=[.B494]+RANDBETWEEN(-500;500)" office:value-type="float" office:value="6007.45664341233" calcext:value-type="float">
            <text:p>6007.4566434123</text:p>
          </table:table-cell>
          <table:table-cell table:formula="of:=[.B494]*RANDBETWEEN(0.3;1.9)" office:value-type="float" office:value="11146.9132868247" calcext:value-type="float">
            <text:p>11146.9132868247</text:p>
          </table:table-cell>
          <table:table-cell table:formula="of:=[.D494]*RANDBETWEEN(0.3;1.9)" office:value-type="float" office:value="11146.9132868247" calcext:value-type="float">
            <text:p>11146.9132868247</text:p>
          </table:table-cell>
          <table:table-cell table:formula="of:=[.B494]*RANDBETWEEN(0.3;1.9)/[.E494]*[.D494]" office:value-type="float" office:value="11146.9132868247" calcext:value-type="float">
            <text:p>11146.9132868247</text:p>
          </table:table-cell>
          <table:table-cell table:formula="of:=[.C494]*RANDBETWEEN(0.3;1.9)" office:value-type="float" office:value="6007.45664341233" calcext:value-type="float">
            <text:p>6007.4566434123</text:p>
          </table:table-cell>
        </table:table-row>
        <table:table-row table:style-name="ro1">
          <table:table-cell office:value-type="float" office:value="30056" calcext:value-type="float">
            <text:p>30056</text:p>
          </table:table-cell>
          <table:table-cell office:value-type="string" calcext:value-type="string">
            <text:p>2000.4716388230001</text:p>
          </table:table-cell>
          <table:table-cell table:formula="of:=[.B495]+RANDBETWEEN(-500;500)" office:value-type="float" office:value="2336.471638823" calcext:value-type="float">
            <text:p>2336.471638823</text:p>
          </table:table-cell>
          <table:table-cell table:formula="of:=[.B495]*RANDBETWEEN(0.3;1.9)" office:value-type="float" office:value="4000.943277646" calcext:value-type="float">
            <text:p>4000.943277646</text:p>
          </table:table-cell>
          <table:table-cell table:formula="of:=[.D495]*RANDBETWEEN(0.3;1.9)" office:value-type="float" office:value="8001.886555292" calcext:value-type="float">
            <text:p>8001.886555292</text:p>
          </table:table-cell>
          <table:table-cell table:formula="of:=[.B495]*RANDBETWEEN(0.3;1.9)/[.E495]*[.D495]" office:value-type="float" office:value="1000.2358194115" calcext:value-type="float">
            <text:p>1000.2358194115</text:p>
          </table:table-cell>
          <table:table-cell table:formula="of:=[.C495]*RANDBETWEEN(0.3;1.9)" office:value-type="float" office:value="4672.943277646" calcext:value-type="float">
            <text:p>4672.943277646</text:p>
          </table:table-cell>
        </table:table-row>
        <table:table-row table:style-name="ro1">
          <table:table-cell office:value-type="float" office:value="30057" calcext:value-type="float">
            <text:p>30057</text:p>
          </table:table-cell>
          <table:table-cell office:value-type="string" calcext:value-type="string">
            <text:p>14270.289656384972</text:p>
          </table:table-cell>
          <table:table-cell table:formula="of:=[.B496]+RANDBETWEEN(-500;500)" office:value-type="float" office:value="14734.289656385" calcext:value-type="float">
            <text:p>14734.289656385</text:p>
          </table:table-cell>
          <table:table-cell table:formula="of:=[.B496]*RANDBETWEEN(0.3;1.9)" office:value-type="float" office:value="28540.5793127699" calcext:value-type="float">
            <text:p>28540.5793127699</text:p>
          </table:table-cell>
          <table:table-cell table:formula="of:=[.D496]*RANDBETWEEN(0.3;1.9)" office:value-type="float" office:value="28540.5793127699" calcext:value-type="float">
            <text:p>28540.5793127699</text:p>
          </table:table-cell>
          <table:table-cell table:formula="of:=[.B496]*RANDBETWEEN(0.3;1.9)/[.E496]*[.D496]" office:value-type="float" office:value="14270.289656385" calcext:value-type="float">
            <text:p>14270.289656385</text:p>
          </table:table-cell>
          <table:table-cell table:formula="of:=[.C496]*RANDBETWEEN(0.3;1.9)" office:value-type="float" office:value="14734.289656385" calcext:value-type="float">
            <text:p>14734.289656385</text:p>
          </table:table-cell>
        </table:table-row>
        <table:table-row table:style-name="ro1">
          <table:table-cell office:value-type="float" office:value="30058" calcext:value-type="float">
            <text:p>30058</text:p>
          </table:table-cell>
          <table:table-cell office:value-type="string" calcext:value-type="string">
            <text:p>7770.626226536056</text:p>
          </table:table-cell>
          <table:table-cell table:formula="of:=[.B497]+RANDBETWEEN(-500;500)" office:value-type="float" office:value="7959.62622653606" calcext:value-type="float">
            <text:p>7959.6262265361</text:p>
          </table:table-cell>
          <table:table-cell table:formula="of:=[.B497]*RANDBETWEEN(0.3;1.9)" office:value-type="float" office:value="15541.2524530721" calcext:value-type="float">
            <text:p>15541.2524530721</text:p>
          </table:table-cell>
          <table:table-cell table:formula="of:=[.D497]*RANDBETWEEN(0.3;1.9)" office:value-type="float" office:value="31082.5049061442" calcext:value-type="float">
            <text:p>31082.5049061442</text:p>
          </table:table-cell>
          <table:table-cell table:formula="of:=[.B497]*RANDBETWEEN(0.3;1.9)/[.E497]*[.D497]" office:value-type="float" office:value="3885.31311326803" calcext:value-type="float">
            <text:p>3885.313113268</text:p>
          </table:table-cell>
          <table:table-cell table:formula="of:=[.C497]*RANDBETWEEN(0.3;1.9)" office:value-type="float" office:value="15919.2524530721" calcext:value-type="float">
            <text:p>15919.2524530721</text:p>
          </table:table-cell>
        </table:table-row>
        <table:table-row table:style-name="ro1">
          <table:table-cell office:value-type="float" office:value="30059" calcext:value-type="float">
            <text:p>30059</text:p>
          </table:table-cell>
          <table:table-cell office:value-type="string" calcext:value-type="string">
            <text:p>24435.1683455646</text:p>
          </table:table-cell>
          <table:table-cell table:formula="of:=[.B498]+RANDBETWEEN(-500;500)" office:value-type="float" office:value="24921.1683455646" calcext:value-type="float">
            <text:p>24921.1683455646</text:p>
          </table:table-cell>
          <table:table-cell table:formula="of:=[.B498]*RANDBETWEEN(0.3;1.9)" office:value-type="float" office:value="24435.1683455646" calcext:value-type="float">
            <text:p>24435.1683455646</text:p>
          </table:table-cell>
          <table:table-cell table:formula="of:=[.D498]*RANDBETWEEN(0.3;1.9)" office:value-type="float" office:value="48870.3366911292" calcext:value-type="float">
            <text:p>48870.3366911292</text:p>
          </table:table-cell>
          <table:table-cell table:formula="of:=[.B498]*RANDBETWEEN(0.3;1.9)/[.E498]*[.D498]" office:value-type="float" office:value="12217.5841727823" calcext:value-type="float">
            <text:p>12217.5841727823</text:p>
          </table:table-cell>
          <table:table-cell table:formula="of:=[.C498]*RANDBETWEEN(0.3;1.9)" office:value-type="float" office:value="24921.1683455646" calcext:value-type="float">
            <text:p>24921.1683455646</text:p>
          </table:table-cell>
        </table:table-row>
        <table:table-row table:style-name="ro1">
          <table:table-cell office:value-type="float" office:value="30060" calcext:value-type="float">
            <text:p>30060</text:p>
          </table:table-cell>
          <table:table-cell office:value-type="string" calcext:value-type="string">
            <text:p>146177.9789923212</text:p>
          </table:table-cell>
          <table:table-cell table:formula="of:=[.B499]+RANDBETWEEN(-500;500)" office:value-type="float" office:value="146055.978992321" calcext:value-type="float">
            <text:p>146055.978992321</text:p>
          </table:table-cell>
          <table:table-cell table:formula="of:=[.B499]*RANDBETWEEN(0.3;1.9)" office:value-type="float" office:value="292355.957984642" calcext:value-type="float">
            <text:p>292355.957984642</text:p>
          </table:table-cell>
          <table:table-cell table:formula="of:=[.D499]*RANDBETWEEN(0.3;1.9)" office:value-type="float" office:value="584711.915969285" calcext:value-type="float">
            <text:p>584711.915969285</text:p>
          </table:table-cell>
          <table:table-cell table:formula="of:=[.B499]*RANDBETWEEN(0.3;1.9)/[.E499]*[.D499]" office:value-type="float" office:value="146177.978992321" calcext:value-type="float">
            <text:p>146177.978992321</text:p>
          </table:table-cell>
          <table:table-cell table:formula="of:=[.C499]*RANDBETWEEN(0.3;1.9)" office:value-type="float" office:value="292111.957984642" calcext:value-type="float">
            <text:p>292111.957984642</text:p>
          </table:table-cell>
        </table:table-row>
        <table:table-row table:style-name="ro1">
          <table:table-cell office:value-type="float" office:value="30061" calcext:value-type="float">
            <text:p>30061</text:p>
          </table:table-cell>
          <table:table-cell office:value-type="string" calcext:value-type="string">
            <text:p>50122.047037425495</text:p>
          </table:table-cell>
          <table:table-cell table:formula="of:=[.B500]+RANDBETWEEN(-500;500)" office:value-type="float" office:value="50614.0470374255" calcext:value-type="float">
            <text:p>50614.0470374255</text:p>
          </table:table-cell>
          <table:table-cell table:formula="of:=[.B500]*RANDBETWEEN(0.3;1.9)" office:value-type="float" office:value="100244.094074851" calcext:value-type="float">
            <text:p>100244.094074851</text:p>
          </table:table-cell>
          <table:table-cell table:formula="of:=[.D500]*RANDBETWEEN(0.3;1.9)" office:value-type="float" office:value="200488.188149702" calcext:value-type="float">
            <text:p>200488.188149702</text:p>
          </table:table-cell>
          <table:table-cell table:formula="of:=[.B500]*RANDBETWEEN(0.3;1.9)/[.E500]*[.D500]" office:value-type="float" office:value="50122.0470374255" calcext:value-type="float">
            <text:p>50122.0470374255</text:p>
          </table:table-cell>
          <table:table-cell table:formula="of:=[.C500]*RANDBETWEEN(0.3;1.9)" office:value-type="float" office:value="50614.0470374255" calcext:value-type="float">
            <text:p>50614.0470374255</text:p>
          </table:table-cell>
        </table:table-row>
        <table:table-row table:style-name="ro1">
          <table:table-cell office:value-type="float" office:value="30062" calcext:value-type="float">
            <text:p>30062</text:p>
          </table:table-cell>
          <table:table-cell office:value-type="string" calcext:value-type="string">
            <text:p>30715.996715376798</text:p>
          </table:table-cell>
          <table:table-cell table:formula="of:=[.B501]+RANDBETWEEN(-500;500)" office:value-type="float" office:value="31214.9967153768" calcext:value-type="float">
            <text:p>31214.9967153768</text:p>
          </table:table-cell>
          <table:table-cell table:formula="of:=[.B501]*RANDBETWEEN(0.3;1.9)" office:value-type="float" office:value="61431.9934307536" calcext:value-type="float">
            <text:p>61431.9934307536</text:p>
          </table:table-cell>
          <table:table-cell table:formula="of:=[.D501]*RANDBETWEEN(0.3;1.9)" office:value-type="float" office:value="122863.986861507" calcext:value-type="float">
            <text:p>122863.986861507</text:p>
          </table:table-cell>
          <table:table-cell table:formula="of:=[.B501]*RANDBETWEEN(0.3;1.9)/[.E501]*[.D501]" office:value-type="float" office:value="15357.9983576884" calcext:value-type="float">
            <text:p>15357.9983576884</text:p>
          </table:table-cell>
          <table:table-cell table:formula="of:=[.C501]*RANDBETWEEN(0.3;1.9)" office:value-type="float" office:value="62429.9934307536" calcext:value-type="float">
            <text:p>62429.9934307536</text:p>
          </table:table-cell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string" calcext:value-type="string">
            <text:p>2184.774338105388</text:p>
          </table:table-cell>
          <table:table-cell table:formula="of:=[.B502]+RANDBETWEEN(-500;500)" office:value-type="float" office:value="2362.77433810539" calcext:value-type="float">
            <text:p>2362.7743381054</text:p>
          </table:table-cell>
          <table:table-cell table:formula="of:=[.B502]*RANDBETWEEN(0.3;1.9)" office:value-type="float" office:value="4369.54867621078" calcext:value-type="float">
            <text:p>4369.5486762108</text:p>
          </table:table-cell>
          <table:table-cell table:formula="of:=[.D502]*RANDBETWEEN(0.3;1.9)" office:value-type="float" office:value="4369.54867621078" calcext:value-type="float">
            <text:p>4369.5486762108</text:p>
          </table:table-cell>
          <table:table-cell table:formula="of:=[.B502]*RANDBETWEEN(0.3;1.9)/[.E502]*[.D502]" office:value-type="float" office:value="4369.54867621078" calcext:value-type="float">
            <text:p>4369.5486762108</text:p>
          </table:table-cell>
          <table:table-cell table:formula="of:=[.C502]*RANDBETWEEN(0.3;1.9)" office:value-type="float" office:value="4725.54867621078" calcext:value-type="float">
            <text:p>4725.5486762108</text:p>
          </table:table-cell>
        </table:table-row>
        <table:table-row table:style-name="ro1">
          <table:table-cell office:value-type="float" office:value="30065" calcext:value-type="float">
            <text:p>30065</text:p>
          </table:table-cell>
          <table:table-cell office:value-type="string" calcext:value-type="string">
            <text:p>1901.3448234380003</text:p>
          </table:table-cell>
          <table:table-cell table:formula="of:=[.B503]+RANDBETWEEN(-500;500)" office:value-type="float" office:value="2025.344823438" calcext:value-type="float">
            <text:p>2025.344823438</text:p>
          </table:table-cell>
          <table:table-cell table:formula="of:=[.B503]*RANDBETWEEN(0.3;1.9)" office:value-type="float" office:value="3802.689646876" calcext:value-type="float">
            <text:p>3802.689646876</text:p>
          </table:table-cell>
          <table:table-cell table:formula="of:=[.D503]*RANDBETWEEN(0.3;1.9)" office:value-type="float" office:value="3802.689646876" calcext:value-type="float">
            <text:p>3802.689646876</text:p>
          </table:table-cell>
          <table:table-cell table:formula="of:=[.B503]*RANDBETWEEN(0.3;1.9)/[.E503]*[.D503]" office:value-type="float" office:value="1901.344823438" calcext:value-type="float">
            <text:p>1901.344823438</text:p>
          </table:table-cell>
          <table:table-cell table:formula="of:=[.C503]*RANDBETWEEN(0.3;1.9)" office:value-type="float" office:value="4050.689646876" calcext:value-type="float">
            <text:p>4050.689646876</text:p>
          </table:table-cell>
        </table:table-row>
        <table:table-row table:style-name="ro1">
          <table:table-cell office:value-type="float" office:value="30066" calcext:value-type="float">
            <text:p>30066</text:p>
          </table:table-cell>
          <table:table-cell office:value-type="string" calcext:value-type="string">
            <text:p>4520.423742288958</text:p>
          </table:table-cell>
          <table:table-cell table:formula="of:=[.B504]+RANDBETWEEN(-500;500)" office:value-type="float" office:value="4197.42374228896" calcext:value-type="float">
            <text:p>4197.423742289</text:p>
          </table:table-cell>
          <table:table-cell table:formula="of:=[.B504]*RANDBETWEEN(0.3;1.9)" office:value-type="float" office:value="4520.42374228896" calcext:value-type="float">
            <text:p>4520.423742289</text:p>
          </table:table-cell>
          <table:table-cell table:formula="of:=[.D504]*RANDBETWEEN(0.3;1.9)" office:value-type="float" office:value="9040.84748457792" calcext:value-type="float">
            <text:p>9040.8474845779</text:p>
          </table:table-cell>
          <table:table-cell table:formula="of:=[.B504]*RANDBETWEEN(0.3;1.9)/[.E504]*[.D504]" office:value-type="float" office:value="2260.21187114448" calcext:value-type="float">
            <text:p>2260.2118711445</text:p>
          </table:table-cell>
          <table:table-cell table:formula="of:=[.C504]*RANDBETWEEN(0.3;1.9)" office:value-type="float" office:value="4197.42374228896" calcext:value-type="float">
            <text:p>4197.423742289</text:p>
          </table:table-cell>
        </table:table-row>
        <table:table-row table:style-name="ro1">
          <table:table-cell office:value-type="float" office:value="30067" calcext:value-type="float">
            <text:p>30067</text:p>
          </table:table-cell>
          <table:table-cell office:value-type="string" calcext:value-type="string">
            <text:p>4194.008835057731</text:p>
          </table:table-cell>
          <table:table-cell table:formula="of:=[.B505]+RANDBETWEEN(-500;500)" office:value-type="float" office:value="4082.00883505773" calcext:value-type="float">
            <text:p>4082.0088350577</text:p>
          </table:table-cell>
          <table:table-cell table:formula="of:=[.B505]*RANDBETWEEN(0.3;1.9)" office:value-type="float" office:value="4194.00883505773" calcext:value-type="float">
            <text:p>4194.0088350577</text:p>
          </table:table-cell>
          <table:table-cell table:formula="of:=[.D505]*RANDBETWEEN(0.3;1.9)" office:value-type="float" office:value="8388.01767011546" calcext:value-type="float">
            <text:p>8388.0176701155</text:p>
          </table:table-cell>
          <table:table-cell table:formula="of:=[.B505]*RANDBETWEEN(0.3;1.9)/[.E505]*[.D505]" office:value-type="float" office:value="2097.00441752887" calcext:value-type="float">
            <text:p>2097.0044175289</text:p>
          </table:table-cell>
          <table:table-cell table:formula="of:=[.C505]*RANDBETWEEN(0.3;1.9)" office:value-type="float" office:value="8164.01767011546" calcext:value-type="float">
            <text:p>8164.0176701155</text:p>
          </table:table-cell>
        </table:table-row>
        <table:table-row table:style-name="ro1">
          <table:table-cell office:value-type="float" office:value="30068" calcext:value-type="float">
            <text:p>30068</text:p>
          </table:table-cell>
          <table:table-cell office:value-type="string" calcext:value-type="string">
            <text:p>11635.013025836879</text:p>
          </table:table-cell>
          <table:table-cell table:formula="of:=[.B506]+RANDBETWEEN(-500;500)" office:value-type="float" office:value="11488.0130258369" calcext:value-type="float">
            <text:p>11488.0130258369</text:p>
          </table:table-cell>
          <table:table-cell table:formula="of:=[.B506]*RANDBETWEEN(0.3;1.9)" office:value-type="float" office:value="11635.0130258369" calcext:value-type="float">
            <text:p>11635.0130258369</text:p>
          </table:table-cell>
          <table:table-cell table:formula="of:=[.D506]*RANDBETWEEN(0.3;1.9)" office:value-type="float" office:value="11635.0130258369" calcext:value-type="float">
            <text:p>11635.0130258369</text:p>
          </table:table-cell>
          <table:table-cell table:formula="of:=[.B506]*RANDBETWEEN(0.3;1.9)/[.E506]*[.D506]" office:value-type="float" office:value="11635.0130258369" calcext:value-type="float">
            <text:p>11635.0130258369</text:p>
          </table:table-cell>
          <table:table-cell table:formula="of:=[.C506]*RANDBETWEEN(0.3;1.9)" office:value-type="float" office:value="22976.0260516738" calcext:value-type="float">
            <text:p>22976.0260516738</text:p>
          </table:table-cell>
        </table:table-row>
        <table:table-row table:style-name="ro1">
          <table:table-cell office:value-type="float" office:value="30069" calcext:value-type="float">
            <text:p>30069</text:p>
          </table:table-cell>
          <table:table-cell office:value-type="string" calcext:value-type="string">
            <text:p>2351.219317594</text:p>
          </table:table-cell>
          <table:table-cell table:formula="of:=[.B507]+RANDBETWEEN(-500;500)" office:value-type="float" office:value="2045.219317594" calcext:value-type="float">
            <text:p>2045.219317594</text:p>
          </table:table-cell>
          <table:table-cell table:formula="of:=[.B507]*RANDBETWEEN(0.3;1.9)" office:value-type="float" office:value="4702.438635188" calcext:value-type="float">
            <text:p>4702.438635188</text:p>
          </table:table-cell>
          <table:table-cell table:formula="of:=[.D507]*RANDBETWEEN(0.3;1.9)" office:value-type="float" office:value="9404.877270376" calcext:value-type="float">
            <text:p>9404.877270376</text:p>
          </table:table-cell>
          <table:table-cell table:formula="of:=[.B507]*RANDBETWEEN(0.3;1.9)/[.E507]*[.D507]" office:value-type="float" office:value="1175.609658797" calcext:value-type="float">
            <text:p>1175.609658797</text:p>
          </table:table-cell>
          <table:table-cell table:formula="of:=[.C507]*RANDBETWEEN(0.3;1.9)" office:value-type="float" office:value="4090.438635188" calcext:value-type="float">
            <text:p>4090.438635188</text:p>
          </table:table-cell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string" calcext:value-type="string">
            <text:p>1891.116712</text:p>
          </table:table-cell>
          <table:table-cell table:formula="of:=[.B508]+RANDBETWEEN(-500;500)" office:value-type="float" office:value="2220.116712" calcext:value-type="float">
            <text:p>2220.116712</text:p>
          </table:table-cell>
          <table:table-cell table:formula="of:=[.B508]*RANDBETWEEN(0.3;1.9)" office:value-type="float" office:value="1891.116712" calcext:value-type="float">
            <text:p>1891.116712</text:p>
          </table:table-cell>
          <table:table-cell table:formula="of:=[.D508]*RANDBETWEEN(0.3;1.9)" office:value-type="float" office:value="3782.233424" calcext:value-type="float">
            <text:p>3782.233424</text:p>
          </table:table-cell>
          <table:table-cell table:formula="of:=[.B508]*RANDBETWEEN(0.3;1.9)/[.E508]*[.D508]" office:value-type="float" office:value="1891.116712" calcext:value-type="float">
            <text:p>1891.116712</text:p>
          </table:table-cell>
          <table:table-cell table:formula="of:=[.C508]*RANDBETWEEN(0.3;1.9)" office:value-type="float" office:value="4440.233424" calcext:value-type="float">
            <text:p>4440.233424</text:p>
          </table:table-cell>
        </table:table-row>
        <table:table-row table:style-name="ro1">
          <table:table-cell office:value-type="float" office:value="30071" calcext:value-type="float">
            <text:p>30071</text:p>
          </table:table-cell>
          <table:table-cell office:value-type="string" calcext:value-type="string">
            <text:p>3392.7062743970437</text:p>
          </table:table-cell>
          <table:table-cell table:formula="of:=[.B509]+RANDBETWEEN(-500;500)" office:value-type="float" office:value="3796.70627439704" calcext:value-type="float">
            <text:p>3796.7062743971</text:p>
          </table:table-cell>
          <table:table-cell table:formula="of:=[.B509]*RANDBETWEEN(0.3;1.9)" office:value-type="float" office:value="3392.70627439704" calcext:value-type="float">
            <text:p>3392.7062743971</text:p>
          </table:table-cell>
          <table:table-cell table:formula="of:=[.D509]*RANDBETWEEN(0.3;1.9)" office:value-type="float" office:value="6785.41254879409" calcext:value-type="float">
            <text:p>6785.4125487941</text:p>
          </table:table-cell>
          <table:table-cell table:formula="of:=[.B509]*RANDBETWEEN(0.3;1.9)/[.E509]*[.D509]" office:value-type="float" office:value="3392.70627439704" calcext:value-type="float">
            <text:p>3392.7062743971</text:p>
          </table:table-cell>
          <table:table-cell table:formula="of:=[.C509]*RANDBETWEEN(0.3;1.9)" office:value-type="float" office:value="7593.41254879409" calcext:value-type="float">
            <text:p>7593.4125487941</text:p>
          </table:table-cell>
        </table:table-row>
        <table:table-row table:style-name="ro1">
          <table:table-cell office:value-type="float" office:value="30072" calcext:value-type="float">
            <text:p>30072</text:p>
          </table:table-cell>
          <table:table-cell office:value-type="string" calcext:value-type="string">
            <text:p>4691.052490767001</text:p>
          </table:table-cell>
          <table:table-cell table:formula="of:=[.B510]+RANDBETWEEN(-500;500)" office:value-type="float" office:value="4930.052490767" calcext:value-type="float">
            <text:p>4930.052490767</text:p>
          </table:table-cell>
          <table:table-cell table:formula="of:=[.B510]*RANDBETWEEN(0.3;1.9)" office:value-type="float" office:value="9382.104981534" calcext:value-type="float">
            <text:p>9382.104981534</text:p>
          </table:table-cell>
          <table:table-cell table:formula="of:=[.D510]*RANDBETWEEN(0.3;1.9)" office:value-type="float" office:value="9382.104981534" calcext:value-type="float">
            <text:p>9382.104981534</text:p>
          </table:table-cell>
          <table:table-cell table:formula="of:=[.B510]*RANDBETWEEN(0.3;1.9)/[.E510]*[.D510]" office:value-type="float" office:value="9382.104981534" calcext:value-type="float">
            <text:p>9382.104981534</text:p>
          </table:table-cell>
          <table:table-cell table:formula="of:=[.C510]*RANDBETWEEN(0.3;1.9)" office:value-type="float" office:value="4930.052490767" calcext:value-type="float">
            <text:p>4930.052490767</text:p>
          </table:table-cell>
        </table:table-row>
        <table:table-row table:style-name="ro1">
          <table:table-cell office:value-type="float" office:value="30073" calcext:value-type="float">
            <text:p>30073</text:p>
          </table:table-cell>
          <table:table-cell office:value-type="string" calcext:value-type="string">
            <text:p>23284.293663669974</text:p>
          </table:table-cell>
          <table:table-cell table:formula="of:=[.B511]+RANDBETWEEN(-500;500)" office:value-type="float" office:value="22941.29366367" calcext:value-type="float">
            <text:p>22941.29366367</text:p>
          </table:table-cell>
          <table:table-cell table:formula="of:=[.B511]*RANDBETWEEN(0.3;1.9)" office:value-type="float" office:value="23284.29366367" calcext:value-type="float">
            <text:p>23284.29366367</text:p>
          </table:table-cell>
          <table:table-cell table:formula="of:=[.D511]*RANDBETWEEN(0.3;1.9)" office:value-type="float" office:value="46568.58732734" calcext:value-type="float">
            <text:p>46568.58732734</text:p>
          </table:table-cell>
          <table:table-cell table:formula="of:=[.B511]*RANDBETWEEN(0.3;1.9)/[.E511]*[.D511]" office:value-type="float" office:value="23284.29366367" calcext:value-type="float">
            <text:p>23284.29366367</text:p>
          </table:table-cell>
          <table:table-cell table:formula="of:=[.C511]*RANDBETWEEN(0.3;1.9)" office:value-type="float" office:value="45882.58732734" calcext:value-type="float">
            <text:p>45882.58732734</text:p>
          </table:table-cell>
        </table:table-row>
        <table:table-row table:style-name="ro1">
          <table:table-cell office:value-type="float" office:value="30074" calcext:value-type="float">
            <text:p>30074</text:p>
          </table:table-cell>
          <table:table-cell office:value-type="string" calcext:value-type="string">
            <text:p>679.5984291165</text:p>
          </table:table-cell>
          <table:table-cell table:formula="of:=[.B512]+RANDBETWEEN(-500;500)" office:value-type="float" office:value="726.5984291165" calcext:value-type="float">
            <text:p>726.5984291165</text:p>
          </table:table-cell>
          <table:table-cell table:formula="of:=[.B512]*RANDBETWEEN(0.3;1.9)" office:value-type="float" office:value="1359.196858233" calcext:value-type="float">
            <text:p>1359.196858233</text:p>
          </table:table-cell>
          <table:table-cell table:formula="of:=[.D512]*RANDBETWEEN(0.3;1.9)" office:value-type="float" office:value="1359.196858233" calcext:value-type="float">
            <text:p>1359.196858233</text:p>
          </table:table-cell>
          <table:table-cell table:formula="of:=[.B512]*RANDBETWEEN(0.3;1.9)/[.E512]*[.D512]" office:value-type="float" office:value="679.5984291165" calcext:value-type="float">
            <text:p>679.5984291165</text:p>
          </table:table-cell>
          <table:table-cell table:formula="of:=[.C512]*RANDBETWEEN(0.3;1.9)" office:value-type="float" office:value="726.5984291165" calcext:value-type="float">
            <text:p>726.5984291165</text:p>
          </table:table-cell>
        </table:table-row>
        <table:table-row table:style-name="ro1">
          <table:table-cell office:value-type="float" office:value="30075" calcext:value-type="float">
            <text:p>30075</text:p>
          </table:table-cell>
          <table:table-cell office:value-type="string" calcext:value-type="string">
            <text:p>66051.57992369625</text:p>
          </table:table-cell>
          <table:table-cell table:formula="of:=[.B513]+RANDBETWEEN(-500;500)" office:value-type="float" office:value="66520.5799236963" calcext:value-type="float">
            <text:p>66520.5799236963</text:p>
          </table:table-cell>
          <table:table-cell table:formula="of:=[.B513]*RANDBETWEEN(0.3;1.9)" office:value-type="float" office:value="66051.5799236963" calcext:value-type="float">
            <text:p>66051.5799236963</text:p>
          </table:table-cell>
          <table:table-cell table:formula="of:=[.D513]*RANDBETWEEN(0.3;1.9)" office:value-type="float" office:value="66051.5799236963" calcext:value-type="float">
            <text:p>66051.5799236963</text:p>
          </table:table-cell>
          <table:table-cell table:formula="of:=[.B513]*RANDBETWEEN(0.3;1.9)/[.E513]*[.D513]" office:value-type="float" office:value="132103.159847393" calcext:value-type="float">
            <text:p>132103.159847393</text:p>
          </table:table-cell>
          <table:table-cell table:formula="of:=[.C513]*RANDBETWEEN(0.3;1.9)" office:value-type="float" office:value="133041.159847392" calcext:value-type="float">
            <text:p>133041.159847392</text:p>
          </table:table-cell>
        </table:table-row>
        <table:table-row table:style-name="ro1">
          <table:table-cell office:value-type="float" office:value="30076" calcext:value-type="float">
            <text:p>30076</text:p>
          </table:table-cell>
          <table:table-cell office:value-type="string" calcext:value-type="string">
            <text:p>4924.056369681999</text:p>
          </table:table-cell>
          <table:table-cell table:formula="of:=[.B514]+RANDBETWEEN(-500;500)" office:value-type="float" office:value="4504.056369682" calcext:value-type="float">
            <text:p>4504.056369682</text:p>
          </table:table-cell>
          <table:table-cell table:formula="of:=[.B514]*RANDBETWEEN(0.3;1.9)" office:value-type="float" office:value="9848.112739364" calcext:value-type="float">
            <text:p>9848.112739364</text:p>
          </table:table-cell>
          <table:table-cell table:formula="of:=[.D514]*RANDBETWEEN(0.3;1.9)" office:value-type="float" office:value="9848.112739364" calcext:value-type="float">
            <text:p>9848.112739364</text:p>
          </table:table-cell>
          <table:table-cell table:formula="of:=[.B514]*RANDBETWEEN(0.3;1.9)/[.E514]*[.D514]" office:value-type="float" office:value="9848.112739364" calcext:value-type="float">
            <text:p>9848.112739364</text:p>
          </table:table-cell>
          <table:table-cell table:formula="of:=[.C514]*RANDBETWEEN(0.3;1.9)" office:value-type="float" office:value="4504.056369682" calcext:value-type="float">
            <text:p>4504.056369682</text:p>
          </table:table-cell>
        </table:table-row>
        <table:table-row table:style-name="ro1">
          <table:table-cell office:value-type="float" office:value="30077" calcext:value-type="float">
            <text:p>30077</text:p>
          </table:table-cell>
          <table:table-cell office:value-type="string" calcext:value-type="string">
            <text:p>7553.457840330023</text:p>
          </table:table-cell>
          <table:table-cell table:formula="of:=[.B515]+RANDBETWEEN(-500;500)" office:value-type="float" office:value="7924.45784033002" calcext:value-type="float">
            <text:p>7924.45784033</text:p>
          </table:table-cell>
          <table:table-cell table:formula="of:=[.B515]*RANDBETWEEN(0.3;1.9)" office:value-type="float" office:value="7553.45784033002" calcext:value-type="float">
            <text:p>7553.45784033</text:p>
          </table:table-cell>
          <table:table-cell table:formula="of:=[.D515]*RANDBETWEEN(0.3;1.9)" office:value-type="float" office:value="15106.91568066" calcext:value-type="float">
            <text:p>15106.91568066</text:p>
          </table:table-cell>
          <table:table-cell table:formula="of:=[.B515]*RANDBETWEEN(0.3;1.9)/[.E515]*[.D515]" office:value-type="float" office:value="3776.72892016501" calcext:value-type="float">
            <text:p>3776.728920165</text:p>
          </table:table-cell>
          <table:table-cell table:formula="of:=[.C515]*RANDBETWEEN(0.3;1.9)" office:value-type="float" office:value="7924.45784033002" calcext:value-type="float">
            <text:p>7924.45784033</text:p>
          </table:table-cell>
        </table:table-row>
        <table:table-row table:style-name="ro1">
          <table:table-cell office:value-type="float" office:value="30079" calcext:value-type="float">
            <text:p>30079</text:p>
          </table:table-cell>
          <table:table-cell office:value-type="string" calcext:value-type="string">
            <text:p>1554.3734382040973</text:p>
          </table:table-cell>
          <table:table-cell table:formula="of:=[.B516]+RANDBETWEEN(-500;500)" office:value-type="float" office:value="1746.3734382041" calcext:value-type="float">
            <text:p>1746.3734382041</text:p>
          </table:table-cell>
          <table:table-cell table:formula="of:=[.B516]*RANDBETWEEN(0.3;1.9)" office:value-type="float" office:value="3108.74687640819" calcext:value-type="float">
            <text:p>3108.7468764082</text:p>
          </table:table-cell>
          <table:table-cell table:formula="of:=[.D516]*RANDBETWEEN(0.3;1.9)" office:value-type="float" office:value="6217.49375281639" calcext:value-type="float">
            <text:p>6217.4937528164</text:p>
          </table:table-cell>
          <table:table-cell table:formula="of:=[.B516]*RANDBETWEEN(0.3;1.9)/[.E516]*[.D516]" office:value-type="float" office:value="1554.3734382041" calcext:value-type="float">
            <text:p>1554.3734382041</text:p>
          </table:table-cell>
          <table:table-cell table:formula="of:=[.C516]*RANDBETWEEN(0.3;1.9)" office:value-type="float" office:value="1746.3734382041" calcext:value-type="float">
            <text:p>1746.3734382041</text:p>
          </table:table-cell>
        </table:table-row>
        <table:table-row table:style-name="ro1">
          <table:table-cell office:value-type="float" office:value="30080" calcext:value-type="float">
            <text:p>30080</text:p>
          </table:table-cell>
          <table:table-cell office:value-type="string" calcext:value-type="string">
            <text:p>7254.487062448026</text:p>
          </table:table-cell>
          <table:table-cell table:formula="of:=[.B517]+RANDBETWEEN(-500;500)" office:value-type="float" office:value="7330.48706244803" calcext:value-type="float">
            <text:p>7330.487062448</text:p>
          </table:table-cell>
          <table:table-cell table:formula="of:=[.B517]*RANDBETWEEN(0.3;1.9)" office:value-type="float" office:value="7254.48706244803" calcext:value-type="float">
            <text:p>7254.487062448</text:p>
          </table:table-cell>
          <table:table-cell table:formula="of:=[.D517]*RANDBETWEEN(0.3;1.9)" office:value-type="float" office:value="14508.9741248961" calcext:value-type="float">
            <text:p>14508.9741248961</text:p>
          </table:table-cell>
          <table:table-cell table:formula="of:=[.B517]*RANDBETWEEN(0.3;1.9)/[.E517]*[.D517]" office:value-type="float" office:value="7254.48706244803" calcext:value-type="float">
            <text:p>7254.487062448</text:p>
          </table:table-cell>
          <table:table-cell table:formula="of:=[.C517]*RANDBETWEEN(0.3;1.9)" office:value-type="float" office:value="14660.9741248961" calcext:value-type="float">
            <text:p>14660.9741248961</text:p>
          </table:table-cell>
        </table:table-row>
        <table:table-row table:style-name="ro1">
          <table:table-cell office:value-type="float" office:value="30081" calcext:value-type="float">
            <text:p>30081</text:p>
          </table:table-cell>
          <table:table-cell office:value-type="string" calcext:value-type="string">
            <text:p>73179.92753999</text:p>
          </table:table-cell>
          <table:table-cell table:formula="of:=[.B518]+RANDBETWEEN(-500;500)" office:value-type="float" office:value="72907.92753999" calcext:value-type="float">
            <text:p>72907.92753999</text:p>
          </table:table-cell>
          <table:table-cell table:formula="of:=[.B518]*RANDBETWEEN(0.3;1.9)" office:value-type="float" office:value="73179.92753999" calcext:value-type="float">
            <text:p>73179.92753999</text:p>
          </table:table-cell>
          <table:table-cell table:formula="of:=[.D518]*RANDBETWEEN(0.3;1.9)" office:value-type="float" office:value="73179.92753999" calcext:value-type="float">
            <text:p>73179.92753999</text:p>
          </table:table-cell>
          <table:table-cell table:formula="of:=[.B518]*RANDBETWEEN(0.3;1.9)/[.E518]*[.D518]" office:value-type="float" office:value="73179.92753999" calcext:value-type="float">
            <text:p>73179.92753999</text:p>
          </table:table-cell>
          <table:table-cell table:formula="of:=[.C518]*RANDBETWEEN(0.3;1.9)" office:value-type="float" office:value="145815.85507998" calcext:value-type="float">
            <text:p>145815.85507998</text:p>
          </table:table-cell>
        </table:table-row>
        <table:table-row table:style-name="ro1">
          <table:table-cell office:value-type="float" office:value="30082" calcext:value-type="float">
            <text:p>30082</text:p>
          </table:table-cell>
          <table:table-cell office:value-type="string" calcext:value-type="string">
            <text:p>27610.899804736946</text:p>
          </table:table-cell>
          <table:table-cell table:formula="of:=[.B519]+RANDBETWEEN(-500;500)" office:value-type="float" office:value="27684.8998047369" calcext:value-type="float">
            <text:p>27684.8998047369</text:p>
          </table:table-cell>
          <table:table-cell table:formula="of:=[.B519]*RANDBETWEEN(0.3;1.9)" office:value-type="float" office:value="55221.7996094739" calcext:value-type="float">
            <text:p>55221.7996094739</text:p>
          </table:table-cell>
          <table:table-cell table:formula="of:=[.D519]*RANDBETWEEN(0.3;1.9)" office:value-type="float" office:value="55221.7996094739" calcext:value-type="float">
            <text:p>55221.7996094739</text:p>
          </table:table-cell>
          <table:table-cell table:formula="of:=[.B519]*RANDBETWEEN(0.3;1.9)/[.E519]*[.D519]" office:value-type="float" office:value="27610.8998047369" calcext:value-type="float">
            <text:p>27610.8998047369</text:p>
          </table:table-cell>
          <table:table-cell table:formula="of:=[.C519]*RANDBETWEEN(0.3;1.9)" office:value-type="float" office:value="55369.7996094739" calcext:value-type="float">
            <text:p>55369.7996094739</text:p>
          </table:table-cell>
        </table:table-row>
        <table:table-row table:style-name="ro1">
          <table:table-cell office:value-type="float" office:value="30083" calcext:value-type="float">
            <text:p>30083</text:p>
          </table:table-cell>
          <table:table-cell office:value-type="string" calcext:value-type="string">
            <text:p>8949.679201985076</text:p>
          </table:table-cell>
          <table:table-cell table:formula="of:=[.B520]+RANDBETWEEN(-500;500)" office:value-type="float" office:value="8796.67920198508" calcext:value-type="float">
            <text:p>8796.6792019851</text:p>
          </table:table-cell>
          <table:table-cell table:formula="of:=[.B520]*RANDBETWEEN(0.3;1.9)" office:value-type="float" office:value="17899.3584039702" calcext:value-type="float">
            <text:p>17899.3584039702</text:p>
          </table:table-cell>
          <table:table-cell table:formula="of:=[.D520]*RANDBETWEEN(0.3;1.9)" office:value-type="float" office:value="35798.7168079403" calcext:value-type="float">
            <text:p>35798.7168079403</text:p>
          </table:table-cell>
          <table:table-cell table:formula="of:=[.B520]*RANDBETWEEN(0.3;1.9)/[.E520]*[.D520]" office:value-type="float" office:value="4474.83960099254" calcext:value-type="float">
            <text:p>4474.8396009925</text:p>
          </table:table-cell>
          <table:table-cell table:formula="of:=[.C520]*RANDBETWEEN(0.3;1.9)" office:value-type="float" office:value="17593.3584039702" calcext:value-type="float">
            <text:p>17593.3584039702</text:p>
          </table:table-cell>
        </table:table-row>
        <table:table-row table:style-name="ro1">
          <table:table-cell office:value-type="float" office:value="30084" calcext:value-type="float">
            <text:p>30084</text:p>
          </table:table-cell>
          <table:table-cell office:value-type="string" calcext:value-type="string">
            <text:p>5266.078605502</text:p>
          </table:table-cell>
          <table:table-cell table:formula="of:=[.B521]+RANDBETWEEN(-500;500)" office:value-type="float" office:value="5205.078605502" calcext:value-type="float">
            <text:p>5205.078605502</text:p>
          </table:table-cell>
          <table:table-cell table:formula="of:=[.B521]*RANDBETWEEN(0.3;1.9)" office:value-type="float" office:value="10532.157211004" calcext:value-type="float">
            <text:p>10532.157211004</text:p>
          </table:table-cell>
          <table:table-cell table:formula="of:=[.D521]*RANDBETWEEN(0.3;1.9)" office:value-type="float" office:value="10532.157211004" calcext:value-type="float">
            <text:p>10532.157211004</text:p>
          </table:table-cell>
          <table:table-cell table:formula="of:=[.B521]*RANDBETWEEN(0.3;1.9)/[.E521]*[.D521]" office:value-type="float" office:value="5266.078605502" calcext:value-type="float">
            <text:p>5266.078605502</text:p>
          </table:table-cell>
          <table:table-cell table:formula="of:=[.C521]*RANDBETWEEN(0.3;1.9)" office:value-type="float" office:value="10410.157211004" calcext:value-type="float">
            <text:p>10410.157211004</text:p>
          </table:table-cell>
        </table:table-row>
        <table:table-row table:style-name="ro1">
          <table:table-cell office:value-type="float" office:value="30085" calcext:value-type="float">
            <text:p>30085</text:p>
          </table:table-cell>
          <table:table-cell office:value-type="string" calcext:value-type="string">
            <text:p>4396.798296556001</text:p>
          </table:table-cell>
          <table:table-cell table:formula="of:=[.B522]+RANDBETWEEN(-500;500)" office:value-type="float" office:value="4268.798296556" calcext:value-type="float">
            <text:p>4268.798296556</text:p>
          </table:table-cell>
          <table:table-cell table:formula="of:=[.B522]*RANDBETWEEN(0.3;1.9)" office:value-type="float" office:value="4396.798296556" calcext:value-type="float">
            <text:p>4396.798296556</text:p>
          </table:table-cell>
          <table:table-cell table:formula="of:=[.D522]*RANDBETWEEN(0.3;1.9)" office:value-type="float" office:value="8793.596593112" calcext:value-type="float">
            <text:p>8793.596593112</text:p>
          </table:table-cell>
          <table:table-cell table:formula="of:=[.B522]*RANDBETWEEN(0.3;1.9)/[.E522]*[.D522]" office:value-type="float" office:value="2198.399148278" calcext:value-type="float">
            <text:p>2198.399148278</text:p>
          </table:table-cell>
          <table:table-cell table:formula="of:=[.C522]*RANDBETWEEN(0.3;1.9)" office:value-type="float" office:value="8537.596593112" calcext:value-type="float">
            <text:p>8537.596593112</text:p>
          </table:table-cell>
        </table:table-row>
        <table:table-row table:style-name="ro1">
          <table:table-cell office:value-type="float" office:value="30086" calcext:value-type="float">
            <text:p>30086</text:p>
          </table:table-cell>
          <table:table-cell office:value-type="string" calcext:value-type="string">
            <text:p>3491.6933018580003</text:p>
          </table:table-cell>
          <table:table-cell table:formula="of:=[.B523]+RANDBETWEEN(-500;500)" office:value-type="float" office:value="3048.693301858" calcext:value-type="float">
            <text:p>3048.693301858</text:p>
          </table:table-cell>
          <table:table-cell table:formula="of:=[.B523]*RANDBETWEEN(0.3;1.9)" office:value-type="float" office:value="6983.386603716" calcext:value-type="float">
            <text:p>6983.386603716</text:p>
          </table:table-cell>
          <table:table-cell table:formula="of:=[.D523]*RANDBETWEEN(0.3;1.9)" office:value-type="float" office:value="13966.773207432" calcext:value-type="float">
            <text:p>13966.773207432</text:p>
          </table:table-cell>
          <table:table-cell table:formula="of:=[.B523]*RANDBETWEEN(0.3;1.9)/[.E523]*[.D523]" office:value-type="float" office:value="1745.846650929" calcext:value-type="float">
            <text:p>1745.846650929</text:p>
          </table:table-cell>
          <table:table-cell table:formula="of:=[.C523]*RANDBETWEEN(0.3;1.9)" office:value-type="float" office:value="3048.693301858" calcext:value-type="float">
            <text:p>3048.693301858</text:p>
          </table:table-cell>
        </table:table-row>
        <table:table-row table:style-name="ro1">
          <table:table-cell office:value-type="float" office:value="30087" calcext:value-type="float">
            <text:p>30087</text:p>
          </table:table-cell>
          <table:table-cell office:value-type="string" calcext:value-type="string">
            <text:p>712.5230224379999</text:p>
          </table:table-cell>
          <table:table-cell table:formula="of:=[.B524]+RANDBETWEEN(-500;500)" office:value-type="float" office:value="1072.523022438" calcext:value-type="float">
            <text:p>1072.523022438</text:p>
          </table:table-cell>
          <table:table-cell table:formula="of:=[.B524]*RANDBETWEEN(0.3;1.9)" office:value-type="float" office:value="1425.046044876" calcext:value-type="float">
            <text:p>1425.046044876</text:p>
          </table:table-cell>
          <table:table-cell table:formula="of:=[.D524]*RANDBETWEEN(0.3;1.9)" office:value-type="float" office:value="2850.092089752" calcext:value-type="float">
            <text:p>2850.092089752</text:p>
          </table:table-cell>
          <table:table-cell table:formula="of:=[.B524]*RANDBETWEEN(0.3;1.9)/[.E524]*[.D524]" office:value-type="float" office:value="712.523022438" calcext:value-type="float">
            <text:p>712.523022438</text:p>
          </table:table-cell>
          <table:table-cell table:formula="of:=[.C524]*RANDBETWEEN(0.3;1.9)" office:value-type="float" office:value="1072.523022438" calcext:value-type="float">
            <text:p>1072.523022438</text:p>
          </table:table-cell>
        </table:table-row>
        <table:table-row table:style-name="ro1">
          <table:table-cell office:value-type="float" office:value="30088" calcext:value-type="float">
            <text:p>30088</text:p>
          </table:table-cell>
          <table:table-cell office:value-type="string" calcext:value-type="string">
            <text:p>12401.098716657327</text:p>
          </table:table-cell>
          <table:table-cell table:formula="of:=[.B525]+RANDBETWEEN(-500;500)" office:value-type="float" office:value="12207.0987166573" calcext:value-type="float">
            <text:p>12207.0987166573</text:p>
          </table:table-cell>
          <table:table-cell table:formula="of:=[.B525]*RANDBETWEEN(0.3;1.9)" office:value-type="float" office:value="12401.0987166573" calcext:value-type="float">
            <text:p>12401.0987166573</text:p>
          </table:table-cell>
          <table:table-cell table:formula="of:=[.D525]*RANDBETWEEN(0.3;1.9)" office:value-type="float" office:value="12401.0987166573" calcext:value-type="float">
            <text:p>12401.0987166573</text:p>
          </table:table-cell>
          <table:table-cell table:formula="of:=[.B525]*RANDBETWEEN(0.3;1.9)/[.E525]*[.D525]" office:value-type="float" office:value="24802.1974333147" calcext:value-type="float">
            <text:p>24802.1974333147</text:p>
          </table:table-cell>
          <table:table-cell table:formula="of:=[.C525]*RANDBETWEEN(0.3;1.9)" office:value-type="float" office:value="12207.0987166573" calcext:value-type="float">
            <text:p>12207.0987166573</text:p>
          </table:table-cell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string" calcext:value-type="string">
            <text:p>10315.145856032072</text:p>
          </table:table-cell>
          <table:table-cell table:formula="of:=[.B526]+RANDBETWEEN(-500;500)" office:value-type="float" office:value="10708.1458560321" calcext:value-type="float">
            <text:p>10708.1458560321</text:p>
          </table:table-cell>
          <table:table-cell table:formula="of:=[.B526]*RANDBETWEEN(0.3;1.9)" office:value-type="float" office:value="10315.1458560321" calcext:value-type="float">
            <text:p>10315.1458560321</text:p>
          </table:table-cell>
          <table:table-cell table:formula="of:=[.D526]*RANDBETWEEN(0.3;1.9)" office:value-type="float" office:value="20630.2917120641" calcext:value-type="float">
            <text:p>20630.2917120641</text:p>
          </table:table-cell>
          <table:table-cell table:formula="of:=[.B526]*RANDBETWEEN(0.3;1.9)/[.E526]*[.D526]" office:value-type="float" office:value="10315.1458560321" calcext:value-type="float">
            <text:p>10315.1458560321</text:p>
          </table:table-cell>
          <table:table-cell table:formula="of:=[.C526]*RANDBETWEEN(0.3;1.9)" office:value-type="float" office:value="21416.2917120641" calcext:value-type="float">
            <text:p>21416.2917120641</text:p>
          </table:table-cell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string" calcext:value-type="string">
            <text:p>3467.6463397196408</text:p>
          </table:table-cell>
          <table:table-cell table:formula="of:=[.B527]+RANDBETWEEN(-500;500)" office:value-type="float" office:value="3790.64633971964" calcext:value-type="float">
            <text:p>3790.6463397196</text:p>
          </table:table-cell>
          <table:table-cell table:formula="of:=[.B527]*RANDBETWEEN(0.3;1.9)" office:value-type="float" office:value="6935.29267943928" calcext:value-type="float">
            <text:p>6935.2926794393</text:p>
          </table:table-cell>
          <table:table-cell table:formula="of:=[.D527]*RANDBETWEEN(0.3;1.9)" office:value-type="float" office:value="13870.5853588786" calcext:value-type="float">
            <text:p>13870.5853588786</text:p>
          </table:table-cell>
          <table:table-cell table:formula="of:=[.B527]*RANDBETWEEN(0.3;1.9)/[.E527]*[.D527]" office:value-type="float" office:value="1733.82316985982" calcext:value-type="float">
            <text:p>1733.8231698598</text:p>
          </table:table-cell>
          <table:table-cell table:formula="of:=[.C527]*RANDBETWEEN(0.3;1.9)" office:value-type="float" office:value="3790.64633971964" calcext:value-type="float">
            <text:p>3790.6463397196</text:p>
          </table:table-cell>
        </table:table-row>
        <table:table-row table:style-name="ro1">
          <table:table-cell office:value-type="float" office:value="30091" calcext:value-type="float">
            <text:p>30091</text:p>
          </table:table-cell>
          <table:table-cell office:value-type="string" calcext:value-type="string">
            <text:p>10830.473986743109</text:p>
          </table:table-cell>
          <table:table-cell table:formula="of:=[.B528]+RANDBETWEEN(-500;500)" office:value-type="float" office:value="11325.4739867431" calcext:value-type="float">
            <text:p>11325.4739867431</text:p>
          </table:table-cell>
          <table:table-cell table:formula="of:=[.B528]*RANDBETWEEN(0.3;1.9)" office:value-type="float" office:value="10830.4739867431" calcext:value-type="float">
            <text:p>10830.4739867431</text:p>
          </table:table-cell>
          <table:table-cell table:formula="of:=[.D528]*RANDBETWEEN(0.3;1.9)" office:value-type="float" office:value="21660.9479734862" calcext:value-type="float">
            <text:p>21660.9479734862</text:p>
          </table:table-cell>
          <table:table-cell table:formula="of:=[.B528]*RANDBETWEEN(0.3;1.9)/[.E528]*[.D528]" office:value-type="float" office:value="5415.23699337155" calcext:value-type="float">
            <text:p>5415.2369933716</text:p>
          </table:table-cell>
          <table:table-cell table:formula="of:=[.C528]*RANDBETWEEN(0.3;1.9)" office:value-type="float" office:value="22650.9479734862" calcext:value-type="float">
            <text:p>22650.9479734862</text:p>
          </table:table-cell>
        </table:table-row>
        <table:table-row table:style-name="ro1">
          <table:table-cell office:value-type="float" office:value="30092" calcext:value-type="float">
            <text:p>30092</text:p>
          </table:table-cell>
          <table:table-cell office:value-type="string" calcext:value-type="string">
            <text:p>10513.394936703879</text:p>
          </table:table-cell>
          <table:table-cell table:formula="of:=[.B529]+RANDBETWEEN(-500;500)" office:value-type="float" office:value="10891.3949367039" calcext:value-type="float">
            <text:p>10891.3949367039</text:p>
          </table:table-cell>
          <table:table-cell table:formula="of:=[.B529]*RANDBETWEEN(0.3;1.9)" office:value-type="float" office:value="21026.7898734078" calcext:value-type="float">
            <text:p>21026.7898734078</text:p>
          </table:table-cell>
          <table:table-cell table:formula="of:=[.D529]*RANDBETWEEN(0.3;1.9)" office:value-type="float" office:value="21026.7898734078" calcext:value-type="float">
            <text:p>21026.7898734078</text:p>
          </table:table-cell>
          <table:table-cell table:formula="of:=[.B529]*RANDBETWEEN(0.3;1.9)/[.E529]*[.D529]" office:value-type="float" office:value="21026.7898734078" calcext:value-type="float">
            <text:p>21026.7898734078</text:p>
          </table:table-cell>
          <table:table-cell table:formula="of:=[.C529]*RANDBETWEEN(0.3;1.9)" office:value-type="float" office:value="10891.3949367039" calcext:value-type="float">
            <text:p>10891.3949367039</text:p>
          </table:table-cell>
        </table:table-row>
        <table:table-row table:style-name="ro1">
          <table:table-cell office:value-type="float" office:value="30093" calcext:value-type="float">
            <text:p>30093</text:p>
          </table:table-cell>
          <table:table-cell office:value-type="string" calcext:value-type="string">
            <text:p>8581.190831707294</text:p>
          </table:table-cell>
          <table:table-cell table:formula="of:=[.B530]+RANDBETWEEN(-500;500)" office:value-type="float" office:value="8282.19083170729" calcext:value-type="float">
            <text:p>8282.1908317073</text:p>
          </table:table-cell>
          <table:table-cell table:formula="of:=[.B530]*RANDBETWEEN(0.3;1.9)" office:value-type="float" office:value="17162.3816634146" calcext:value-type="float">
            <text:p>17162.3816634146</text:p>
          </table:table-cell>
          <table:table-cell table:formula="of:=[.D530]*RANDBETWEEN(0.3;1.9)" office:value-type="float" office:value="34324.7633268292" calcext:value-type="float">
            <text:p>34324.7633268292</text:p>
          </table:table-cell>
          <table:table-cell table:formula="of:=[.B530]*RANDBETWEEN(0.3;1.9)/[.E530]*[.D530]" office:value-type="float" office:value="8581.19083170729" calcext:value-type="float">
            <text:p>8581.1908317073</text:p>
          </table:table-cell>
          <table:table-cell table:formula="of:=[.C530]*RANDBETWEEN(0.3;1.9)" office:value-type="float" office:value="8282.19083170729" calcext:value-type="float">
            <text:p>8282.1908317073</text:p>
          </table:table-cell>
        </table:table-row>
        <table:table-row table:style-name="ro1">
          <table:table-cell office:value-type="float" office:value="30094" calcext:value-type="float">
            <text:p>30094</text:p>
          </table:table-cell>
          <table:table-cell office:value-type="string" calcext:value-type="string">
            <text:p>1862.4582526561908</text:p>
          </table:table-cell>
          <table:table-cell table:formula="of:=[.B531]+RANDBETWEEN(-500;500)" office:value-type="float" office:value="2348.45825265619" calcext:value-type="float">
            <text:p>2348.4582526562</text:p>
          </table:table-cell>
          <table:table-cell table:formula="of:=[.B531]*RANDBETWEEN(0.3;1.9)" office:value-type="float" office:value="1862.45825265619" calcext:value-type="float">
            <text:p>1862.4582526562</text:p>
          </table:table-cell>
          <table:table-cell table:formula="of:=[.D531]*RANDBETWEEN(0.3;1.9)" office:value-type="float" office:value="3724.91650531238" calcext:value-type="float">
            <text:p>3724.9165053124</text:p>
          </table:table-cell>
          <table:table-cell table:formula="of:=[.B531]*RANDBETWEEN(0.3;1.9)/[.E531]*[.D531]" office:value-type="float" office:value="1862.45825265619" calcext:value-type="float">
            <text:p>1862.4582526562</text:p>
          </table:table-cell>
          <table:table-cell table:formula="of:=[.C531]*RANDBETWEEN(0.3;1.9)" office:value-type="float" office:value="2348.45825265619" calcext:value-type="float">
            <text:p>2348.4582526562</text:p>
          </table:table-cell>
        </table:table-row>
        <table:table-row table:style-name="ro1">
          <table:table-cell office:value-type="float" office:value="30095" calcext:value-type="float">
            <text:p>30095</text:p>
          </table:table-cell>
          <table:table-cell office:value-type="string" calcext:value-type="string">
            <text:p>6574.5917166937425</text:p>
          </table:table-cell>
          <table:table-cell table:formula="of:=[.B532]+RANDBETWEEN(-500;500)" office:value-type="float" office:value="6950.59171669374" calcext:value-type="float">
            <text:p>6950.5917166938</text:p>
          </table:table-cell>
          <table:table-cell table:formula="of:=[.B532]*RANDBETWEEN(0.3;1.9)" office:value-type="float" office:value="6574.59171669374" calcext:value-type="float">
            <text:p>6574.5917166938</text:p>
          </table:table-cell>
          <table:table-cell table:formula="of:=[.D532]*RANDBETWEEN(0.3;1.9)" office:value-type="float" office:value="6574.59171669374" calcext:value-type="float">
            <text:p>6574.5917166938</text:p>
          </table:table-cell>
          <table:table-cell table:formula="of:=[.B532]*RANDBETWEEN(0.3;1.9)/[.E532]*[.D532]" office:value-type="float" office:value="6574.59171669374" calcext:value-type="float">
            <text:p>6574.5917166938</text:p>
          </table:table-cell>
          <table:table-cell table:formula="of:=[.C532]*RANDBETWEEN(0.3;1.9)" office:value-type="float" office:value="13901.1834333875" calcext:value-type="float">
            <text:p>13901.1834333875</text:p>
          </table:table-cell>
        </table:table-row>
        <table:table-row table:style-name="ro1">
          <table:table-cell office:value-type="float" office:value="30096" calcext:value-type="float">
            <text:p>30096</text:p>
          </table:table-cell>
          <table:table-cell office:value-type="string" calcext:value-type="string">
            <text:p>12873.923435829964</text:p>
          </table:table-cell>
          <table:table-cell table:formula="of:=[.B533]+RANDBETWEEN(-500;500)" office:value-type="float" office:value="13253.92343583" calcext:value-type="float">
            <text:p>13253.92343583</text:p>
          </table:table-cell>
          <table:table-cell table:formula="of:=[.B533]*RANDBETWEEN(0.3;1.9)" office:value-type="float" office:value="25747.8468716599" calcext:value-type="float">
            <text:p>25747.8468716599</text:p>
          </table:table-cell>
          <table:table-cell table:formula="of:=[.D533]*RANDBETWEEN(0.3;1.9)" office:value-type="float" office:value="51495.6937433199" calcext:value-type="float">
            <text:p>51495.6937433199</text:p>
          </table:table-cell>
          <table:table-cell table:formula="of:=[.B533]*RANDBETWEEN(0.3;1.9)/[.E533]*[.D533]" office:value-type="float" office:value="12873.92343583" calcext:value-type="float">
            <text:p>12873.92343583</text:p>
          </table:table-cell>
          <table:table-cell table:formula="of:=[.C533]*RANDBETWEEN(0.3;1.9)" office:value-type="float" office:value="26507.8468716599" calcext:value-type="float">
            <text:p>26507.8468716599</text:p>
          </table:table-cell>
        </table:table-row>
        <table:table-row table:style-name="ro1">
          <table:table-cell office:value-type="float" office:value="30097" calcext:value-type="float">
            <text:p>30097</text:p>
          </table:table-cell>
          <table:table-cell office:value-type="string" calcext:value-type="string">
            <text:p>5059.138756082564</text:p>
          </table:table-cell>
          <table:table-cell table:formula="of:=[.B534]+RANDBETWEEN(-500;500)" office:value-type="float" office:value="5169.13875608256" calcext:value-type="float">
            <text:p>5169.1387560826</text:p>
          </table:table-cell>
          <table:table-cell table:formula="of:=[.B534]*RANDBETWEEN(0.3;1.9)" office:value-type="float" office:value="10118.2775121651" calcext:value-type="float">
            <text:p>10118.2775121651</text:p>
          </table:table-cell>
          <table:table-cell table:formula="of:=[.D534]*RANDBETWEEN(0.3;1.9)" office:value-type="float" office:value="20236.5550243303" calcext:value-type="float">
            <text:p>20236.5550243303</text:p>
          </table:table-cell>
          <table:table-cell table:formula="of:=[.B534]*RANDBETWEEN(0.3;1.9)/[.E534]*[.D534]" office:value-type="float" office:value="2529.56937804128" calcext:value-type="float">
            <text:p>2529.5693780413</text:p>
          </table:table-cell>
          <table:table-cell table:formula="of:=[.C534]*RANDBETWEEN(0.3;1.9)" office:value-type="float" office:value="5169.13875608256" calcext:value-type="float">
            <text:p>5169.1387560826</text:p>
          </table:table-cell>
        </table:table-row>
        <table:table-row table:style-name="ro1">
          <table:table-cell office:value-type="float" office:value="30098" calcext:value-type="float">
            <text:p>30098</text:p>
          </table:table-cell>
          <table:table-cell office:value-type="string" calcext:value-type="string">
            <text:p>3066.2301567976133</text:p>
          </table:table-cell>
          <table:table-cell table:formula="of:=[.B535]+RANDBETWEEN(-500;500)" office:value-type="float" office:value="2619.23015679761" calcext:value-type="float">
            <text:p>2619.2301567976</text:p>
          </table:table-cell>
          <table:table-cell table:formula="of:=[.B535]*RANDBETWEEN(0.3;1.9)" office:value-type="float" office:value="6132.46031359523" calcext:value-type="float">
            <text:p>6132.4603135952</text:p>
          </table:table-cell>
          <table:table-cell table:formula="of:=[.D535]*RANDBETWEEN(0.3;1.9)" office:value-type="float" office:value="6132.46031359523" calcext:value-type="float">
            <text:p>6132.4603135952</text:p>
          </table:table-cell>
          <table:table-cell table:formula="of:=[.B535]*RANDBETWEEN(0.3;1.9)/[.E535]*[.D535]" office:value-type="float" office:value="3066.23015679761" calcext:value-type="float">
            <text:p>3066.2301567976</text:p>
          </table:table-cell>
          <table:table-cell table:formula="of:=[.C535]*RANDBETWEEN(0.3;1.9)" office:value-type="float" office:value="2619.23015679761" calcext:value-type="float">
            <text:p>2619.2301567976</text:p>
          </table:table-cell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string" calcext:value-type="string">
            <text:p>455.09118264900013</text:p>
          </table:table-cell>
          <table:table-cell table:formula="of:=[.B536]+RANDBETWEEN(-500;500)" office:value-type="float" office:value="223.091182649" calcext:value-type="float">
            <text:p>223.091182649</text:p>
          </table:table-cell>
          <table:table-cell table:formula="of:=[.B536]*RANDBETWEEN(0.3;1.9)" office:value-type="float" office:value="910.182365298" calcext:value-type="float">
            <text:p>910.182365298</text:p>
          </table:table-cell>
          <table:table-cell table:formula="of:=[.D536]*RANDBETWEEN(0.3;1.9)" office:value-type="float" office:value="1820.364730596" calcext:value-type="float">
            <text:p>1820.364730596</text:p>
          </table:table-cell>
          <table:table-cell table:formula="of:=[.B536]*RANDBETWEEN(0.3;1.9)/[.E536]*[.D536]" office:value-type="float" office:value="227.5455913245" calcext:value-type="float">
            <text:p>227.5455913245</text:p>
          </table:table-cell>
          <table:table-cell table:formula="of:=[.C536]*RANDBETWEEN(0.3;1.9)" office:value-type="float" office:value="446.182365298" calcext:value-type="float">
            <text:p>446.182365298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string" calcext:value-type="string">
            <text:p>24207.654045302</text:p>
          </table:table-cell>
          <table:table-cell table:formula="of:=[.B537]+RANDBETWEEN(-500;500)" office:value-type="float" office:value="24670.654045302" calcext:value-type="float">
            <text:p>24670.654045302</text:p>
          </table:table-cell>
          <table:table-cell table:formula="of:=[.B537]*RANDBETWEEN(0.3;1.9)" office:value-type="float" office:value="24207.654045302" calcext:value-type="float">
            <text:p>24207.654045302</text:p>
          </table:table-cell>
          <table:table-cell table:formula="of:=[.D537]*RANDBETWEEN(0.3;1.9)" office:value-type="float" office:value="24207.654045302" calcext:value-type="float">
            <text:p>24207.654045302</text:p>
          </table:table-cell>
          <table:table-cell table:formula="of:=[.B537]*RANDBETWEEN(0.3;1.9)/[.E537]*[.D537]" office:value-type="float" office:value="48415.308090604" calcext:value-type="float">
            <text:p>48415.308090604</text:p>
          </table:table-cell>
          <table:table-cell table:formula="of:=[.C537]*RANDBETWEEN(0.3;1.9)" office:value-type="float" office:value="49341.308090604" calcext:value-type="float">
            <text:p>49341.308090604</text:p>
          </table:table-cell>
        </table:table-row>
        <table:table-row table:style-name="ro1">
          <table:table-cell office:value-type="float" office:value="30101" calcext:value-type="float">
            <text:p>30101</text:p>
          </table:table-cell>
          <table:table-cell office:value-type="string" calcext:value-type="string">
            <text:p>3100.944804474</text:p>
          </table:table-cell>
          <table:table-cell table:formula="of:=[.B538]+RANDBETWEEN(-500;500)" office:value-type="float" office:value="2848.944804474" calcext:value-type="float">
            <text:p>2848.944804474</text:p>
          </table:table-cell>
          <table:table-cell table:formula="of:=[.B538]*RANDBETWEEN(0.3;1.9)" office:value-type="float" office:value="3100.944804474" calcext:value-type="float">
            <text:p>3100.944804474</text:p>
          </table:table-cell>
          <table:table-cell table:formula="of:=[.D538]*RANDBETWEEN(0.3;1.9)" office:value-type="float" office:value="6201.889608948" calcext:value-type="float">
            <text:p>6201.889608948</text:p>
          </table:table-cell>
          <table:table-cell table:formula="of:=[.B538]*RANDBETWEEN(0.3;1.9)/[.E538]*[.D538]" office:value-type="float" office:value="3100.944804474" calcext:value-type="float">
            <text:p>3100.944804474</text:p>
          </table:table-cell>
          <table:table-cell table:formula="of:=[.C538]*RANDBETWEEN(0.3;1.9)" office:value-type="float" office:value="2848.944804474" calcext:value-type="float">
            <text:p>2848.944804474</text:p>
          </table:table-cell>
        </table:table-row>
        <table:table-row table:style-name="ro1">
          <table:table-cell office:value-type="float" office:value="30102" calcext:value-type="float">
            <text:p>30102</text:p>
          </table:table-cell>
          <table:table-cell office:value-type="string" calcext:value-type="string">
            <text:p>1979.5347294710002</text:p>
          </table:table-cell>
          <table:table-cell table:formula="of:=[.B539]+RANDBETWEEN(-500;500)" office:value-type="float" office:value="1576.534729471" calcext:value-type="float">
            <text:p>1576.534729471</text:p>
          </table:table-cell>
          <table:table-cell table:formula="of:=[.B539]*RANDBETWEEN(0.3;1.9)" office:value-type="float" office:value="3959.069458942" calcext:value-type="float">
            <text:p>3959.069458942</text:p>
          </table:table-cell>
          <table:table-cell table:formula="of:=[.D539]*RANDBETWEEN(0.3;1.9)" office:value-type="float" office:value="3959.069458942" calcext:value-type="float">
            <text:p>3959.069458942</text:p>
          </table:table-cell>
          <table:table-cell table:formula="of:=[.B539]*RANDBETWEEN(0.3;1.9)/[.E539]*[.D539]" office:value-type="float" office:value="3959.069458942" calcext:value-type="float">
            <text:p>3959.069458942</text:p>
          </table:table-cell>
          <table:table-cell table:formula="of:=[.C539]*RANDBETWEEN(0.3;1.9)" office:value-type="float" office:value="1576.534729471" calcext:value-type="float">
            <text:p>1576.534729471</text:p>
          </table:table-cell>
        </table:table-row>
        <table:table-row table:style-name="ro1">
          <table:table-cell office:value-type="float" office:value="30103" calcext:value-type="float">
            <text:p>30103</text:p>
          </table:table-cell>
          <table:table-cell office:value-type="string" calcext:value-type="string">
            <text:p>19628.50374478984</text:p>
          </table:table-cell>
          <table:table-cell table:formula="of:=[.B540]+RANDBETWEEN(-500;500)" office:value-type="float" office:value="19994.5037447898" calcext:value-type="float">
            <text:p>19994.5037447898</text:p>
          </table:table-cell>
          <table:table-cell table:formula="of:=[.B540]*RANDBETWEEN(0.3;1.9)" office:value-type="float" office:value="19628.5037447898" calcext:value-type="float">
            <text:p>19628.5037447898</text:p>
          </table:table-cell>
          <table:table-cell table:formula="of:=[.D540]*RANDBETWEEN(0.3;1.9)" office:value-type="float" office:value="39257.0074895797" calcext:value-type="float">
            <text:p>39257.0074895797</text:p>
          </table:table-cell>
          <table:table-cell table:formula="of:=[.B540]*RANDBETWEEN(0.3;1.9)/[.E540]*[.D540]" office:value-type="float" office:value="9814.25187239492" calcext:value-type="float">
            <text:p>9814.2518723949</text:p>
          </table:table-cell>
          <table:table-cell table:formula="of:=[.C540]*RANDBETWEEN(0.3;1.9)" office:value-type="float" office:value="39989.0074895797" calcext:value-type="float">
            <text:p>39989.0074895797</text:p>
          </table:table-cell>
        </table:table-row>
        <table:table-row table:style-name="ro1">
          <table:table-cell office:value-type="float" office:value="30104" calcext:value-type="float">
            <text:p>30104</text:p>
          </table:table-cell>
          <table:table-cell office:value-type="string" calcext:value-type="string">
            <text:p>1348.944104287</text:p>
          </table:table-cell>
          <table:table-cell table:formula="of:=[.B541]+RANDBETWEEN(-500;500)" office:value-type="float" office:value="1835.944104287" calcext:value-type="float">
            <text:p>1835.944104287</text:p>
          </table:table-cell>
          <table:table-cell table:formula="of:=[.B541]*RANDBETWEEN(0.3;1.9)" office:value-type="float" office:value="1348.944104287" calcext:value-type="float">
            <text:p>1348.944104287</text:p>
          </table:table-cell>
          <table:table-cell table:formula="of:=[.D541]*RANDBETWEEN(0.3;1.9)" office:value-type="float" office:value="2697.888208574" calcext:value-type="float">
            <text:p>2697.888208574</text:p>
          </table:table-cell>
          <table:table-cell table:formula="of:=[.B541]*RANDBETWEEN(0.3;1.9)/[.E541]*[.D541]" office:value-type="float" office:value="674.4720521435" calcext:value-type="float">
            <text:p>674.4720521435</text:p>
          </table:table-cell>
          <table:table-cell table:formula="of:=[.C541]*RANDBETWEEN(0.3;1.9)" office:value-type="float" office:value="1835.944104287" calcext:value-type="float">
            <text:p>1835.944104287</text:p>
          </table:table-cell>
        </table:table-row>
        <table:table-row table:style-name="ro1">
          <table:table-cell office:value-type="float" office:value="30105" calcext:value-type="float">
            <text:p>30105</text:p>
          </table:table-cell>
          <table:table-cell office:value-type="string" calcext:value-type="string">
            <text:p>1053.7881024977726</text:p>
          </table:table-cell>
          <table:table-cell table:formula="of:=[.B542]+RANDBETWEEN(-500;500)" office:value-type="float" office:value="807.788102497773" calcext:value-type="float">
            <text:p>807.7881024978</text:p>
          </table:table-cell>
          <table:table-cell table:formula="of:=[.B542]*RANDBETWEEN(0.3;1.9)" office:value-type="float" office:value="2107.57620499555" calcext:value-type="float">
            <text:p>2107.5762049956</text:p>
          </table:table-cell>
          <table:table-cell table:formula="of:=[.D542]*RANDBETWEEN(0.3;1.9)" office:value-type="float" office:value="2107.57620499555" calcext:value-type="float">
            <text:p>2107.5762049956</text:p>
          </table:table-cell>
          <table:table-cell table:formula="of:=[.B542]*RANDBETWEEN(0.3;1.9)/[.E542]*[.D542]" office:value-type="float" office:value="2107.57620499555" calcext:value-type="float">
            <text:p>2107.5762049956</text:p>
          </table:table-cell>
          <table:table-cell table:formula="of:=[.C542]*RANDBETWEEN(0.3;1.9)" office:value-type="float" office:value="1615.57620499555" calcext:value-type="float">
            <text:p>1615.5762049956</text:p>
          </table:table-cell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string" calcext:value-type="string">
            <text:p>4360.089827303859</text:p>
          </table:table-cell>
          <table:table-cell table:formula="of:=[.B543]+RANDBETWEEN(-500;500)" office:value-type="float" office:value="4272.08982730386" calcext:value-type="float">
            <text:p>4272.0898273039</text:p>
          </table:table-cell>
          <table:table-cell table:formula="of:=[.B543]*RANDBETWEEN(0.3;1.9)" office:value-type="float" office:value="8720.17965460772" calcext:value-type="float">
            <text:p>8720.1796546077</text:p>
          </table:table-cell>
          <table:table-cell table:formula="of:=[.D543]*RANDBETWEEN(0.3;1.9)" office:value-type="float" office:value="17440.3593092154" calcext:value-type="float">
            <text:p>17440.3593092154</text:p>
          </table:table-cell>
          <table:table-cell table:formula="of:=[.B543]*RANDBETWEEN(0.3;1.9)/[.E543]*[.D543]" office:value-type="float" office:value="2180.04491365193" calcext:value-type="float">
            <text:p>2180.0449136519</text:p>
          </table:table-cell>
          <table:table-cell table:formula="of:=[.C543]*RANDBETWEEN(0.3;1.9)" office:value-type="float" office:value="8544.17965460772" calcext:value-type="float">
            <text:p>8544.1796546077</text:p>
          </table:table-cell>
        </table:table-row>
        <table:table-row table:style-name="ro1">
          <table:table-cell office:value-type="float" office:value="30107" calcext:value-type="float">
            <text:p>30107</text:p>
          </table:table-cell>
          <table:table-cell office:value-type="string" calcext:value-type="string">
            <text:p>72847.05561379575</text:p>
          </table:table-cell>
          <table:table-cell table:formula="of:=[.B544]+RANDBETWEEN(-500;500)" office:value-type="float" office:value="73303.0556137958" calcext:value-type="float">
            <text:p>73303.0556137958</text:p>
          </table:table-cell>
          <table:table-cell table:formula="of:=[.B544]*RANDBETWEEN(0.3;1.9)" office:value-type="float" office:value="145694.111227591" calcext:value-type="float">
            <text:p>145694.111227591</text:p>
          </table:table-cell>
          <table:table-cell table:formula="of:=[.D544]*RANDBETWEEN(0.3;1.9)" office:value-type="float" office:value="145694.111227591" calcext:value-type="float">
            <text:p>145694.111227591</text:p>
          </table:table-cell>
          <table:table-cell table:formula="of:=[.B544]*RANDBETWEEN(0.3;1.9)/[.E544]*[.D544]" office:value-type="float" office:value="145694.111227591" calcext:value-type="float">
            <text:p>145694.111227591</text:p>
          </table:table-cell>
          <table:table-cell table:formula="of:=[.C544]*RANDBETWEEN(0.3;1.9)" office:value-type="float" office:value="146606.111227591" calcext:value-type="float">
            <text:p>146606.111227591</text:p>
          </table:table-cell>
        </table:table-row>
        <table:table-row table:style-name="ro1">
          <table:table-cell office:value-type="float" office:value="30108" calcext:value-type="float">
            <text:p>30108</text:p>
          </table:table-cell>
          <table:table-cell office:value-type="string" calcext:value-type="string">
            <text:p>1867.3891148978753</text:p>
          </table:table-cell>
          <table:table-cell table:formula="of:=[.B545]+RANDBETWEEN(-500;500)" office:value-type="float" office:value="1701.38911489788" calcext:value-type="float">
            <text:p>1701.3891148979</text:p>
          </table:table-cell>
          <table:table-cell table:formula="of:=[.B545]*RANDBETWEEN(0.3;1.9)" office:value-type="float" office:value="3734.77822979575" calcext:value-type="float">
            <text:p>3734.7782297958</text:p>
          </table:table-cell>
          <table:table-cell table:formula="of:=[.D545]*RANDBETWEEN(0.3;1.9)" office:value-type="float" office:value="3734.77822979575" calcext:value-type="float">
            <text:p>3734.7782297958</text:p>
          </table:table-cell>
          <table:table-cell table:formula="of:=[.B545]*RANDBETWEEN(0.3;1.9)/[.E545]*[.D545]" office:value-type="float" office:value="1867.38911489788" calcext:value-type="float">
            <text:p>1867.3891148979</text:p>
          </table:table-cell>
          <table:table-cell table:formula="of:=[.C545]*RANDBETWEEN(0.3;1.9)" office:value-type="float" office:value="1701.38911489788" calcext:value-type="float">
            <text:p>1701.3891148979</text:p>
          </table:table-cell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string" calcext:value-type="string">
            <text:p>5527.585104039816</text:p>
          </table:table-cell>
          <table:table-cell table:formula="of:=[.B546]+RANDBETWEEN(-500;500)" office:value-type="float" office:value="5310.58510403982" calcext:value-type="float">
            <text:p>5310.5851040398</text:p>
          </table:table-cell>
          <table:table-cell table:formula="of:=[.B546]*RANDBETWEEN(0.3;1.9)" office:value-type="float" office:value="5527.58510403982" calcext:value-type="float">
            <text:p>5527.5851040398</text:p>
          </table:table-cell>
          <table:table-cell table:formula="of:=[.D546]*RANDBETWEEN(0.3;1.9)" office:value-type="float" office:value="11055.1702080796" calcext:value-type="float">
            <text:p>11055.1702080796</text:p>
          </table:table-cell>
          <table:table-cell table:formula="of:=[.B546]*RANDBETWEEN(0.3;1.9)/[.E546]*[.D546]" office:value-type="float" office:value="5527.58510403982" calcext:value-type="float">
            <text:p>5527.5851040398</text:p>
          </table:table-cell>
          <table:table-cell table:formula="of:=[.C546]*RANDBETWEEN(0.3;1.9)" office:value-type="float" office:value="5310.58510403982" calcext:value-type="float">
            <text:p>5310.5851040398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string" calcext:value-type="string">
            <text:p>2324.605015234051</text:p>
          </table:table-cell>
          <table:table-cell table:formula="of:=[.B547]+RANDBETWEEN(-500;500)" office:value-type="float" office:value="2471.60501523405" calcext:value-type="float">
            <text:p>2471.6050152341</text:p>
          </table:table-cell>
          <table:table-cell table:formula="of:=[.B547]*RANDBETWEEN(0.3;1.9)" office:value-type="float" office:value="4649.2100304681" calcext:value-type="float">
            <text:p>4649.2100304681</text:p>
          </table:table-cell>
          <table:table-cell table:formula="of:=[.D547]*RANDBETWEEN(0.3;1.9)" office:value-type="float" office:value="9298.4200609362" calcext:value-type="float">
            <text:p>9298.4200609362</text:p>
          </table:table-cell>
          <table:table-cell table:formula="of:=[.B547]*RANDBETWEEN(0.3;1.9)/[.E547]*[.D547]" office:value-type="float" office:value="1162.30250761703" calcext:value-type="float">
            <text:p>1162.302507617</text:p>
          </table:table-cell>
          <table:table-cell table:formula="of:=[.C547]*RANDBETWEEN(0.3;1.9)" office:value-type="float" office:value="2471.60501523405" calcext:value-type="float">
            <text:p>2471.6050152341</text:p>
          </table:table-cell>
        </table:table-row>
        <table:table-row table:style-name="ro1">
          <table:table-cell office:value-type="float" office:value="30111" calcext:value-type="float">
            <text:p>30111</text:p>
          </table:table-cell>
          <table:table-cell office:value-type="string" calcext:value-type="string">
            <text:p>5519.853832903087</text:p>
          </table:table-cell>
          <table:table-cell table:formula="of:=[.B548]+RANDBETWEEN(-500;500)" office:value-type="float" office:value="5930.85383290309" calcext:value-type="float">
            <text:p>5930.8538329031</text:p>
          </table:table-cell>
          <table:table-cell table:formula="of:=[.B548]*RANDBETWEEN(0.3;1.9)" office:value-type="float" office:value="11039.7076658062" calcext:value-type="float">
            <text:p>11039.7076658062</text:p>
          </table:table-cell>
          <table:table-cell table:formula="of:=[.D548]*RANDBETWEEN(0.3;1.9)" office:value-type="float" office:value="11039.7076658062" calcext:value-type="float">
            <text:p>11039.7076658062</text:p>
          </table:table-cell>
          <table:table-cell table:formula="of:=[.B548]*RANDBETWEEN(0.3;1.9)/[.E548]*[.D548]" office:value-type="float" office:value="5519.85383290309" calcext:value-type="float">
            <text:p>5519.8538329031</text:p>
          </table:table-cell>
          <table:table-cell table:formula="of:=[.C548]*RANDBETWEEN(0.3;1.9)" office:value-type="float" office:value="5930.85383290309" calcext:value-type="float">
            <text:p>5930.8538329031</text:p>
          </table:table-cell>
        </table:table-row>
        <table:table-row table:style-name="ro1">
          <table:table-cell office:value-type="float" office:value="30112" calcext:value-type="float">
            <text:p>30112</text:p>
          </table:table-cell>
          <table:table-cell office:value-type="string" calcext:value-type="string">
            <text:p>5271.767093609568</text:p>
          </table:table-cell>
          <table:table-cell table:formula="of:=[.B549]+RANDBETWEEN(-500;500)" office:value-type="float" office:value="5282.76709360957" calcext:value-type="float">
            <text:p>5282.7670936096</text:p>
          </table:table-cell>
          <table:table-cell table:formula="of:=[.B549]*RANDBETWEEN(0.3;1.9)" office:value-type="float" office:value="5271.76709360957" calcext:value-type="float">
            <text:p>5271.7670936096</text:p>
          </table:table-cell>
          <table:table-cell table:formula="of:=[.D549]*RANDBETWEEN(0.3;1.9)" office:value-type="float" office:value="10543.5341872191" calcext:value-type="float">
            <text:p>10543.5341872191</text:p>
          </table:table-cell>
          <table:table-cell table:formula="of:=[.B549]*RANDBETWEEN(0.3;1.9)/[.E549]*[.D549]" office:value-type="float" office:value="2635.88354680478" calcext:value-type="float">
            <text:p>2635.8835468048</text:p>
          </table:table-cell>
          <table:table-cell table:formula="of:=[.C549]*RANDBETWEEN(0.3;1.9)" office:value-type="float" office:value="10565.5341872191" calcext:value-type="float">
            <text:p>10565.5341872191</text:p>
          </table:table-cell>
        </table:table-row>
        <table:table-row table:style-name="ro1">
          <table:table-cell office:value-type="float" office:value="30113" calcext:value-type="float">
            <text:p>30113</text:p>
          </table:table-cell>
          <table:table-cell office:value-type="string" calcext:value-type="string">
            <text:p>780.179227234</text:p>
          </table:table-cell>
          <table:table-cell table:formula="of:=[.B550]+RANDBETWEEN(-500;500)" office:value-type="float" office:value="501.179227234" calcext:value-type="float">
            <text:p>501.179227234</text:p>
          </table:table-cell>
          <table:table-cell table:formula="of:=[.B550]*RANDBETWEEN(0.3;1.9)" office:value-type="float" office:value="780.179227234" calcext:value-type="float">
            <text:p>780.179227234</text:p>
          </table:table-cell>
          <table:table-cell table:formula="of:=[.D550]*RANDBETWEEN(0.3;1.9)" office:value-type="float" office:value="780.179227234" calcext:value-type="float">
            <text:p>780.179227234</text:p>
          </table:table-cell>
          <table:table-cell table:formula="of:=[.B550]*RANDBETWEEN(0.3;1.9)/[.E550]*[.D550]" office:value-type="float" office:value="1560.358454468" calcext:value-type="float">
            <text:p>1560.358454468</text:p>
          </table:table-cell>
          <table:table-cell table:formula="of:=[.C550]*RANDBETWEEN(0.3;1.9)" office:value-type="float" office:value="1002.358454468" calcext:value-type="float">
            <text:p>1002.358454468</text:p>
          </table:table-cell>
        </table:table-row>
        <table:table-row table:style-name="ro1">
          <table:table-cell office:value-type="float" office:value="30114" calcext:value-type="float">
            <text:p>30114</text:p>
          </table:table-cell>
          <table:table-cell office:value-type="string" calcext:value-type="string">
            <text:p>11812.293932382629</text:p>
          </table:table-cell>
          <table:table-cell table:formula="of:=[.B551]+RANDBETWEEN(-500;500)" office:value-type="float" office:value="11569.2939323826" calcext:value-type="float">
            <text:p>11569.2939323826</text:p>
          </table:table-cell>
          <table:table-cell table:formula="of:=[.B551]*RANDBETWEEN(0.3;1.9)" office:value-type="float" office:value="23624.5878647653" calcext:value-type="float">
            <text:p>23624.5878647653</text:p>
          </table:table-cell>
          <table:table-cell table:formula="of:=[.D551]*RANDBETWEEN(0.3;1.9)" office:value-type="float" office:value="47249.1757295305" calcext:value-type="float">
            <text:p>47249.1757295305</text:p>
          </table:table-cell>
          <table:table-cell table:formula="of:=[.B551]*RANDBETWEEN(0.3;1.9)/[.E551]*[.D551]" office:value-type="float" office:value="5906.14696619131" calcext:value-type="float">
            <text:p>5906.1469661913</text:p>
          </table:table-cell>
          <table:table-cell table:formula="of:=[.C551]*RANDBETWEEN(0.3;1.9)" office:value-type="float" office:value="23138.5878647653" calcext:value-type="float">
            <text:p>23138.5878647653</text:p>
          </table:table-cell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string" calcext:value-type="string">
            <text:p>6553.5878377768595</text:p>
          </table:table-cell>
          <table:table-cell table:formula="of:=[.B552]+RANDBETWEEN(-500;500)" office:value-type="float" office:value="7004.58783777686" calcext:value-type="float">
            <text:p>7004.5878377769</text:p>
          </table:table-cell>
          <table:table-cell table:formula="of:=[.B552]*RANDBETWEEN(0.3;1.9)" office:value-type="float" office:value="13107.1756755537" calcext:value-type="float">
            <text:p>13107.1756755537</text:p>
          </table:table-cell>
          <table:table-cell table:formula="of:=[.D552]*RANDBETWEEN(0.3;1.9)" office:value-type="float" office:value="13107.1756755537" calcext:value-type="float">
            <text:p>13107.1756755537</text:p>
          </table:table-cell>
          <table:table-cell table:formula="of:=[.B552]*RANDBETWEEN(0.3;1.9)/[.E552]*[.D552]" office:value-type="float" office:value="6553.58783777686" calcext:value-type="float">
            <text:p>6553.5878377769</text:p>
          </table:table-cell>
          <table:table-cell table:formula="of:=[.C552]*RANDBETWEEN(0.3;1.9)" office:value-type="float" office:value="7004.58783777686" calcext:value-type="float">
            <text:p>7004.5878377769</text:p>
          </table:table-cell>
        </table:table-row>
        <table:table-row table:style-name="ro1">
          <table:table-cell office:value-type="float" office:value="30116" calcext:value-type="float">
            <text:p>30116</text:p>
          </table:table-cell>
          <table:table-cell office:value-type="string" calcext:value-type="string">
            <text:p>178085.7719861401</text:p>
          </table:table-cell>
          <table:table-cell table:formula="of:=[.B553]+RANDBETWEEN(-500;500)" office:value-type="float" office:value="178179.77198614" calcext:value-type="float">
            <text:p>178179.77198614</text:p>
          </table:table-cell>
          <table:table-cell table:formula="of:=[.B553]*RANDBETWEEN(0.3;1.9)" office:value-type="float" office:value="178085.77198614" calcext:value-type="float">
            <text:p>178085.77198614</text:p>
          </table:table-cell>
          <table:table-cell table:formula="of:=[.D553]*RANDBETWEEN(0.3;1.9)" office:value-type="float" office:value="356171.54397228" calcext:value-type="float">
            <text:p>356171.54397228</text:p>
          </table:table-cell>
          <table:table-cell table:formula="of:=[.B553]*RANDBETWEEN(0.3;1.9)/[.E553]*[.D553]" office:value-type="float" office:value="178085.77198614" calcext:value-type="float">
            <text:p>178085.77198614</text:p>
          </table:table-cell>
          <table:table-cell table:formula="of:=[.C553]*RANDBETWEEN(0.3;1.9)" office:value-type="float" office:value="178179.77198614" calcext:value-type="float">
            <text:p>178179.77198614</text:p>
          </table:table-cell>
        </table:table-row>
        <table:table-row table:style-name="ro1">
          <table:table-cell office:value-type="float" office:value="30117" calcext:value-type="float">
            <text:p>30117</text:p>
          </table:table-cell>
          <table:table-cell office:value-type="string" calcext:value-type="string">
            <text:p>140478.51584666516</text:p>
          </table:table-cell>
          <table:table-cell table:formula="of:=[.B554]+RANDBETWEEN(-500;500)" office:value-type="float" office:value="140292.515846665" calcext:value-type="float">
            <text:p>140292.515846665</text:p>
          </table:table-cell>
          <table:table-cell table:formula="of:=[.B554]*RANDBETWEEN(0.3;1.9)" office:value-type="float" office:value="140478.515846665" calcext:value-type="float">
            <text:p>140478.515846665</text:p>
          </table:table-cell>
          <table:table-cell table:formula="of:=[.D554]*RANDBETWEEN(0.3;1.9)" office:value-type="float" office:value="280957.03169333" calcext:value-type="float">
            <text:p>280957.03169333</text:p>
          </table:table-cell>
          <table:table-cell table:formula="of:=[.B554]*RANDBETWEEN(0.3;1.9)/[.E554]*[.D554]" office:value-type="float" office:value="70239.2579233326" calcext:value-type="float">
            <text:p>70239.2579233326</text:p>
          </table:table-cell>
          <table:table-cell table:formula="of:=[.C554]*RANDBETWEEN(0.3;1.9)" office:value-type="float" office:value="280585.03169333" calcext:value-type="float">
            <text:p>280585.03169333</text:p>
          </table:table-cell>
        </table:table-row>
        <table:table-row table:style-name="ro1">
          <table:table-cell office:value-type="float" office:value="30119" calcext:value-type="float">
            <text:p>30119</text:p>
          </table:table-cell>
          <table:table-cell office:value-type="string" calcext:value-type="string">
            <text:p>705.209617499</text:p>
          </table:table-cell>
          <table:table-cell table:formula="of:=[.B555]+RANDBETWEEN(-500;500)" office:value-type="float" office:value="1015.209617499" calcext:value-type="float">
            <text:p>1015.209617499</text:p>
          </table:table-cell>
          <table:table-cell table:formula="of:=[.B555]*RANDBETWEEN(0.3;1.9)" office:value-type="float" office:value="1410.419234998" calcext:value-type="float">
            <text:p>1410.419234998</text:p>
          </table:table-cell>
          <table:table-cell table:formula="of:=[.D555]*RANDBETWEEN(0.3;1.9)" office:value-type="float" office:value="2820.838469996" calcext:value-type="float">
            <text:p>2820.838469996</text:p>
          </table:table-cell>
          <table:table-cell table:formula="of:=[.B555]*RANDBETWEEN(0.3;1.9)/[.E555]*[.D555]" office:value-type="float" office:value="352.6048087495" calcext:value-type="float">
            <text:p>352.6048087495</text:p>
          </table:table-cell>
          <table:table-cell table:formula="of:=[.C555]*RANDBETWEEN(0.3;1.9)" office:value-type="float" office:value="2030.419234998" calcext:value-type="float">
            <text:p>2030.419234998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string" calcext:value-type="string">
            <text:p>1994.374111102</text:p>
          </table:table-cell>
          <table:table-cell table:formula="of:=[.B556]+RANDBETWEEN(-500;500)" office:value-type="float" office:value="2394.374111102" calcext:value-type="float">
            <text:p>2394.374111102</text:p>
          </table:table-cell>
          <table:table-cell table:formula="of:=[.B556]*RANDBETWEEN(0.3;1.9)" office:value-type="float" office:value="3988.748222204" calcext:value-type="float">
            <text:p>3988.748222204</text:p>
          </table:table-cell>
          <table:table-cell table:formula="of:=[.D556]*RANDBETWEEN(0.3;1.9)" office:value-type="float" office:value="3988.748222204" calcext:value-type="float">
            <text:p>3988.748222204</text:p>
          </table:table-cell>
          <table:table-cell table:formula="of:=[.B556]*RANDBETWEEN(0.3;1.9)/[.E556]*[.D556]" office:value-type="float" office:value="3988.748222204" calcext:value-type="float">
            <text:p>3988.748222204</text:p>
          </table:table-cell>
          <table:table-cell table:formula="of:=[.C556]*RANDBETWEEN(0.3;1.9)" office:value-type="float" office:value="2394.374111102" calcext:value-type="float">
            <text:p>2394.374111102</text:p>
          </table:table-cell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string" calcext:value-type="string">
            <text:p>2908.4559304081536</text:p>
          </table:table-cell>
          <table:table-cell table:formula="of:=[.B557]+RANDBETWEEN(-500;500)" office:value-type="float" office:value="2615.45593040815" calcext:value-type="float">
            <text:p>2615.4559304082</text:p>
          </table:table-cell>
          <table:table-cell table:formula="of:=[.B557]*RANDBETWEEN(0.3;1.9)" office:value-type="float" office:value="5816.91186081631" calcext:value-type="float">
            <text:p>5816.9118608163</text:p>
          </table:table-cell>
          <table:table-cell table:formula="of:=[.D557]*RANDBETWEEN(0.3;1.9)" office:value-type="float" office:value="11633.8237216326" calcext:value-type="float">
            <text:p>11633.8237216326</text:p>
          </table:table-cell>
          <table:table-cell table:formula="of:=[.B557]*RANDBETWEEN(0.3;1.9)/[.E557]*[.D557]" office:value-type="float" office:value="2908.45593040815" calcext:value-type="float">
            <text:p>2908.4559304082</text:p>
          </table:table-cell>
          <table:table-cell table:formula="of:=[.C557]*RANDBETWEEN(0.3;1.9)" office:value-type="float" office:value="5230.91186081631" calcext:value-type="float">
            <text:p>5230.9118608163</text:p>
          </table:table-cell>
        </table:table-row>
        <table:table-row table:style-name="ro1">
          <table:table-cell office:value-type="float" office:value="30122" calcext:value-type="float">
            <text:p>30122</text:p>
          </table:table-cell>
          <table:table-cell office:value-type="string" calcext:value-type="string">
            <text:p>11671.446669054718</text:p>
          </table:table-cell>
          <table:table-cell table:formula="of:=[.B558]+RANDBETWEEN(-500;500)" office:value-type="float" office:value="11804.4466690547" calcext:value-type="float">
            <text:p>11804.4466690547</text:p>
          </table:table-cell>
          <table:table-cell table:formula="of:=[.B558]*RANDBETWEEN(0.3;1.9)" office:value-type="float" office:value="11671.4466690547" calcext:value-type="float">
            <text:p>11671.4466690547</text:p>
          </table:table-cell>
          <table:table-cell table:formula="of:=[.D558]*RANDBETWEEN(0.3;1.9)" office:value-type="float" office:value="23342.8933381094" calcext:value-type="float">
            <text:p>23342.8933381094</text:p>
          </table:table-cell>
          <table:table-cell table:formula="of:=[.B558]*RANDBETWEEN(0.3;1.9)/[.E558]*[.D558]" office:value-type="float" office:value="11671.4466690547" calcext:value-type="float">
            <text:p>11671.4466690547</text:p>
          </table:table-cell>
          <table:table-cell table:formula="of:=[.C558]*RANDBETWEEN(0.3;1.9)" office:value-type="float" office:value="23608.8933381094" calcext:value-type="float">
            <text:p>23608.8933381094</text:p>
          </table:table-cell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string" calcext:value-type="string">
            <text:p>158948.0287761427</text:p>
          </table:table-cell>
          <table:table-cell table:formula="of:=[.B559]+RANDBETWEEN(-500;500)" office:value-type="float" office:value="159342.028776143" calcext:value-type="float">
            <text:p>159342.028776143</text:p>
          </table:table-cell>
          <table:table-cell table:formula="of:=[.B559]*RANDBETWEEN(0.3;1.9)" office:value-type="float" office:value="317896.057552285" calcext:value-type="float">
            <text:p>317896.057552285</text:p>
          </table:table-cell>
          <table:table-cell table:formula="of:=[.D559]*RANDBETWEEN(0.3;1.9)" office:value-type="float" office:value="635792.115104571" calcext:value-type="float">
            <text:p>635792.115104571</text:p>
          </table:table-cell>
          <table:table-cell table:formula="of:=[.B559]*RANDBETWEEN(0.3;1.9)/[.E559]*[.D559]" office:value-type="float" office:value="158948.028776143" calcext:value-type="float">
            <text:p>158948.028776143</text:p>
          </table:table-cell>
          <table:table-cell table:formula="of:=[.C559]*RANDBETWEEN(0.3;1.9)" office:value-type="float" office:value="159342.028776143" calcext:value-type="float">
            <text:p>159342.028776143</text:p>
          </table:table-cell>
        </table:table-row>
        <table:table-row table:style-name="ro1">
          <table:table-cell office:value-type="float" office:value="30124" calcext:value-type="float">
            <text:p>30124</text:p>
          </table:table-cell>
          <table:table-cell office:value-type="string" calcext:value-type="string">
            <text:p>2038.8448266329965</text:p>
          </table:table-cell>
          <table:table-cell table:formula="of:=[.B560]+RANDBETWEEN(-500;500)" office:value-type="float" office:value="1623.844826633" calcext:value-type="float">
            <text:p>1623.844826633</text:p>
          </table:table-cell>
          <table:table-cell table:formula="of:=[.B560]*RANDBETWEEN(0.3;1.9)" office:value-type="float" office:value="2038.844826633" calcext:value-type="float">
            <text:p>2038.844826633</text:p>
          </table:table-cell>
          <table:table-cell table:formula="of:=[.D560]*RANDBETWEEN(0.3;1.9)" office:value-type="float" office:value="4077.68965326599" calcext:value-type="float">
            <text:p>4077.689653266</text:p>
          </table:table-cell>
          <table:table-cell table:formula="of:=[.B560]*RANDBETWEEN(0.3;1.9)/[.E560]*[.D560]" office:value-type="float" office:value="2038.844826633" calcext:value-type="float">
            <text:p>2038.844826633</text:p>
          </table:table-cell>
          <table:table-cell table:formula="of:=[.C560]*RANDBETWEEN(0.3;1.9)" office:value-type="float" office:value="3247.68965326599" calcext:value-type="float">
            <text:p>3247.689653266</text:p>
          </table:table-cell>
        </table:table-row>
        <table:table-row table:style-name="ro1">
          <table:table-cell office:value-type="float" office:value="30125" calcext:value-type="float">
            <text:p>30125</text:p>
          </table:table-cell>
          <table:table-cell office:value-type="string" calcext:value-type="string">
            <text:p>62452.43693879465</text:p>
          </table:table-cell>
          <table:table-cell table:formula="of:=[.B561]+RANDBETWEEN(-500;500)" office:value-type="float" office:value="62787.4369387947" calcext:value-type="float">
            <text:p>62787.4369387947</text:p>
          </table:table-cell>
          <table:table-cell table:formula="of:=[.B561]*RANDBETWEEN(0.3;1.9)" office:value-type="float" office:value="62452.4369387947" calcext:value-type="float">
            <text:p>62452.4369387947</text:p>
          </table:table-cell>
          <table:table-cell table:formula="of:=[.D561]*RANDBETWEEN(0.3;1.9)" office:value-type="float" office:value="124904.873877589" calcext:value-type="float">
            <text:p>124904.873877589</text:p>
          </table:table-cell>
          <table:table-cell table:formula="of:=[.B561]*RANDBETWEEN(0.3;1.9)/[.E561]*[.D561]" office:value-type="float" office:value="62452.4369387947" calcext:value-type="float">
            <text:p>62452.4369387947</text:p>
          </table:table-cell>
          <table:table-cell table:formula="of:=[.C561]*RANDBETWEEN(0.3;1.9)" office:value-type="float" office:value="125574.873877589" calcext:value-type="float">
            <text:p>125574.873877589</text:p>
          </table:table-cell>
        </table:table-row>
        <table:table-row table:style-name="ro1">
          <table:table-cell office:value-type="float" office:value="30126" calcext:value-type="float">
            <text:p>30126</text:p>
          </table:table-cell>
          <table:table-cell office:value-type="string" calcext:value-type="string">
            <text:p>9353.932871476016</text:p>
          </table:table-cell>
          <table:table-cell table:formula="of:=[.B562]+RANDBETWEEN(-500;500)" office:value-type="float" office:value="9733.93287147602" calcext:value-type="float">
            <text:p>9733.932871476</text:p>
          </table:table-cell>
          <table:table-cell table:formula="of:=[.B562]*RANDBETWEEN(0.3;1.9)" office:value-type="float" office:value="18707.865742952" calcext:value-type="float">
            <text:p>18707.865742952</text:p>
          </table:table-cell>
          <table:table-cell table:formula="of:=[.D562]*RANDBETWEEN(0.3;1.9)" office:value-type="float" office:value="37415.7314859041" calcext:value-type="float">
            <text:p>37415.7314859041</text:p>
          </table:table-cell>
          <table:table-cell table:formula="of:=[.B562]*RANDBETWEEN(0.3;1.9)/[.E562]*[.D562]" office:value-type="float" office:value="9353.93287147602" calcext:value-type="float">
            <text:p>9353.932871476</text:p>
          </table:table-cell>
          <table:table-cell table:formula="of:=[.C562]*RANDBETWEEN(0.3;1.9)" office:value-type="float" office:value="19467.865742952" calcext:value-type="float">
            <text:p>19467.865742952</text:p>
          </table:table-cell>
        </table:table-row>
        <table:table-row table:style-name="ro1">
          <table:table-cell office:value-type="float" office:value="30127" calcext:value-type="float">
            <text:p>30127</text:p>
          </table:table-cell>
          <table:table-cell office:value-type="string" calcext:value-type="string">
            <text:p>9091.162072538917</text:p>
          </table:table-cell>
          <table:table-cell table:formula="of:=[.B563]+RANDBETWEEN(-500;500)" office:value-type="float" office:value="9553.16207253892" calcext:value-type="float">
            <text:p>9553.1620725389</text:p>
          </table:table-cell>
          <table:table-cell table:formula="of:=[.B563]*RANDBETWEEN(0.3;1.9)" office:value-type="float" office:value="18182.3241450778" calcext:value-type="float">
            <text:p>18182.3241450778</text:p>
          </table:table-cell>
          <table:table-cell table:formula="of:=[.D563]*RANDBETWEEN(0.3;1.9)" office:value-type="float" office:value="36364.6482901557" calcext:value-type="float">
            <text:p>36364.6482901557</text:p>
          </table:table-cell>
          <table:table-cell table:formula="of:=[.B563]*RANDBETWEEN(0.3;1.9)/[.E563]*[.D563]" office:value-type="float" office:value="9091.16207253892" calcext:value-type="float">
            <text:p>9091.1620725389</text:p>
          </table:table-cell>
          <table:table-cell table:formula="of:=[.C563]*RANDBETWEEN(0.3;1.9)" office:value-type="float" office:value="19106.3241450778" calcext:value-type="float">
            <text:p>19106.3241450778</text:p>
          </table:table-cell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string" calcext:value-type="string">
            <text:p>23353.718267978486</text:p>
          </table:table-cell>
          <table:table-cell table:formula="of:=[.B564]+RANDBETWEEN(-500;500)" office:value-type="float" office:value="23567.7182679785" calcext:value-type="float">
            <text:p>23567.7182679785</text:p>
          </table:table-cell>
          <table:table-cell table:formula="of:=[.B564]*RANDBETWEEN(0.3;1.9)" office:value-type="float" office:value="46707.436535957" calcext:value-type="float">
            <text:p>46707.436535957</text:p>
          </table:table-cell>
          <table:table-cell table:formula="of:=[.D564]*RANDBETWEEN(0.3;1.9)" office:value-type="float" office:value="93414.873071914" calcext:value-type="float">
            <text:p>93414.873071914</text:p>
          </table:table-cell>
          <table:table-cell table:formula="of:=[.B564]*RANDBETWEEN(0.3;1.9)/[.E564]*[.D564]" office:value-type="float" office:value="11676.8591339892" calcext:value-type="float">
            <text:p>11676.8591339892</text:p>
          </table:table-cell>
          <table:table-cell table:formula="of:=[.C564]*RANDBETWEEN(0.3;1.9)" office:value-type="float" office:value="47135.436535957" calcext:value-type="float">
            <text:p>47135.436535957</text:p>
          </table:table-cell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string" calcext:value-type="string">
            <text:p>1116.6039707950001</text:p>
          </table:table-cell>
          <table:table-cell table:formula="of:=[.B565]+RANDBETWEEN(-500;500)" office:value-type="float" office:value="1105.603970795" calcext:value-type="float">
            <text:p>1105.603970795</text:p>
          </table:table-cell>
          <table:table-cell table:formula="of:=[.B565]*RANDBETWEEN(0.3;1.9)" office:value-type="float" office:value="2233.20794159" calcext:value-type="float">
            <text:p>2233.20794159</text:p>
          </table:table-cell>
          <table:table-cell table:formula="of:=[.D565]*RANDBETWEEN(0.3;1.9)" office:value-type="float" office:value="2233.20794159" calcext:value-type="float">
            <text:p>2233.20794159</text:p>
          </table:table-cell>
          <table:table-cell table:formula="of:=[.B565]*RANDBETWEEN(0.3;1.9)/[.E565]*[.D565]" office:value-type="float" office:value="1116.603970795" calcext:value-type="float">
            <text:p>1116.603970795</text:p>
          </table:table-cell>
          <table:table-cell table:formula="of:=[.C565]*RANDBETWEEN(0.3;1.9)" office:value-type="float" office:value="2211.20794159" calcext:value-type="float">
            <text:p>2211.20794159</text:p>
          </table:table-cell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string" calcext:value-type="string">
            <text:p>12569.266357939287</text:p>
          </table:table-cell>
          <table:table-cell table:formula="of:=[.B566]+RANDBETWEEN(-500;500)" office:value-type="float" office:value="12083.2663579393" calcext:value-type="float">
            <text:p>12083.2663579393</text:p>
          </table:table-cell>
          <table:table-cell table:formula="of:=[.B566]*RANDBETWEEN(0.3;1.9)" office:value-type="float" office:value="25138.5327158786" calcext:value-type="float">
            <text:p>25138.5327158786</text:p>
          </table:table-cell>
          <table:table-cell table:formula="of:=[.D566]*RANDBETWEEN(0.3;1.9)" office:value-type="float" office:value="25138.5327158786" calcext:value-type="float">
            <text:p>25138.5327158786</text:p>
          </table:table-cell>
          <table:table-cell table:formula="of:=[.B566]*RANDBETWEEN(0.3;1.9)/[.E566]*[.D566]" office:value-type="float" office:value="12569.2663579393" calcext:value-type="float">
            <text:p>12569.2663579393</text:p>
          </table:table-cell>
          <table:table-cell table:formula="of:=[.C566]*RANDBETWEEN(0.3;1.9)" office:value-type="float" office:value="24166.5327158786" calcext:value-type="float">
            <text:p>24166.5327158786</text:p>
          </table:table-cell>
        </table:table-row>
        <table:table-row table:style-name="ro1">
          <table:table-cell office:value-type="float" office:value="30131" calcext:value-type="float">
            <text:p>30131</text:p>
          </table:table-cell>
          <table:table-cell office:value-type="string" calcext:value-type="string">
            <text:p>5785.2386071388155</text:p>
          </table:table-cell>
          <table:table-cell table:formula="of:=[.B567]+RANDBETWEEN(-500;500)" office:value-type="float" office:value="6267.23860713882" calcext:value-type="float">
            <text:p>6267.2386071388</text:p>
          </table:table-cell>
          <table:table-cell table:formula="of:=[.B567]*RANDBETWEEN(0.3;1.9)" office:value-type="float" office:value="5785.23860713882" calcext:value-type="float">
            <text:p>5785.2386071388</text:p>
          </table:table-cell>
          <table:table-cell table:formula="of:=[.D567]*RANDBETWEEN(0.3;1.9)" office:value-type="float" office:value="5785.23860713882" calcext:value-type="float">
            <text:p>5785.2386071388</text:p>
          </table:table-cell>
          <table:table-cell table:formula="of:=[.B567]*RANDBETWEEN(0.3;1.9)/[.E567]*[.D567]" office:value-type="float" office:value="5785.23860713882" calcext:value-type="float">
            <text:p>5785.2386071388</text:p>
          </table:table-cell>
          <table:table-cell table:formula="of:=[.C567]*RANDBETWEEN(0.3;1.9)" office:value-type="float" office:value="6267.23860713882" calcext:value-type="float">
            <text:p>6267.2386071388</text:p>
          </table:table-cell>
        </table:table-row>
        <table:table-row table:style-name="ro1">
          <table:table-cell office:value-type="float" office:value="30132" calcext:value-type="float">
            <text:p>30132</text:p>
          </table:table-cell>
          <table:table-cell office:value-type="string" calcext:value-type="string">
            <text:p>14633.821975846935</text:p>
          </table:table-cell>
          <table:table-cell table:formula="of:=[.B568]+RANDBETWEEN(-500;500)" office:value-type="float" office:value="14585.8219758469" calcext:value-type="float">
            <text:p>14585.8219758469</text:p>
          </table:table-cell>
          <table:table-cell table:formula="of:=[.B568]*RANDBETWEEN(0.3;1.9)" office:value-type="float" office:value="29267.6439516939" calcext:value-type="float">
            <text:p>29267.6439516939</text:p>
          </table:table-cell>
          <table:table-cell table:formula="of:=[.D568]*RANDBETWEEN(0.3;1.9)" office:value-type="float" office:value="58535.2879033877" calcext:value-type="float">
            <text:p>58535.2879033877</text:p>
          </table:table-cell>
          <table:table-cell table:formula="of:=[.B568]*RANDBETWEEN(0.3;1.9)/[.E568]*[.D568]" office:value-type="float" office:value="14633.8219758469" calcext:value-type="float">
            <text:p>14633.8219758469</text:p>
          </table:table-cell>
          <table:table-cell table:formula="of:=[.C568]*RANDBETWEEN(0.3;1.9)" office:value-type="float" office:value="14585.8219758469" calcext:value-type="float">
            <text:p>14585.8219758469</text:p>
          </table:table-cell>
        </table:table-row>
        <table:table-row table:style-name="ro1">
          <table:table-cell office:value-type="float" office:value="30133" calcext:value-type="float">
            <text:p>30133</text:p>
          </table:table-cell>
          <table:table-cell office:value-type="string" calcext:value-type="string">
            <text:p>32551.452915842754</text:p>
          </table:table-cell>
          <table:table-cell table:formula="of:=[.B569]+RANDBETWEEN(-500;500)" office:value-type="float" office:value="32313.4529158428" calcext:value-type="float">
            <text:p>32313.4529158428</text:p>
          </table:table-cell>
          <table:table-cell table:formula="of:=[.B569]*RANDBETWEEN(0.3;1.9)" office:value-type="float" office:value="32551.4529158428" calcext:value-type="float">
            <text:p>32551.4529158428</text:p>
          </table:table-cell>
          <table:table-cell table:formula="of:=[.D569]*RANDBETWEEN(0.3;1.9)" office:value-type="float" office:value="32551.4529158428" calcext:value-type="float">
            <text:p>32551.4529158428</text:p>
          </table:table-cell>
          <table:table-cell table:formula="of:=[.B569]*RANDBETWEEN(0.3;1.9)/[.E569]*[.D569]" office:value-type="float" office:value="65102.9058316855" calcext:value-type="float">
            <text:p>65102.9058316855</text:p>
          </table:table-cell>
          <table:table-cell table:formula="of:=[.C569]*RANDBETWEEN(0.3;1.9)" office:value-type="float" office:value="32313.4529158428" calcext:value-type="float">
            <text:p>32313.4529158428</text:p>
          </table:table-cell>
        </table:table-row>
        <table:table-row table:style-name="ro1">
          <table:table-cell office:value-type="float" office:value="30134" calcext:value-type="float">
            <text:p>30134</text:p>
          </table:table-cell>
          <table:table-cell office:value-type="string" calcext:value-type="string">
            <text:p>5565.287667997261</text:p>
          </table:table-cell>
          <table:table-cell table:formula="of:=[.B570]+RANDBETWEEN(-500;500)" office:value-type="float" office:value="5143.28766799726" calcext:value-type="float">
            <text:p>5143.2876679973</text:p>
          </table:table-cell>
          <table:table-cell table:formula="of:=[.B570]*RANDBETWEEN(0.3;1.9)" office:value-type="float" office:value="11130.5753359945" calcext:value-type="float">
            <text:p>11130.5753359945</text:p>
          </table:table-cell>
          <table:table-cell table:formula="of:=[.D570]*RANDBETWEEN(0.3;1.9)" office:value-type="float" office:value="11130.5753359945" calcext:value-type="float">
            <text:p>11130.5753359945</text:p>
          </table:table-cell>
          <table:table-cell table:formula="of:=[.B570]*RANDBETWEEN(0.3;1.9)/[.E570]*[.D570]" office:value-type="float" office:value="5565.28766799726" calcext:value-type="float">
            <text:p>5565.2876679973</text:p>
          </table:table-cell>
          <table:table-cell table:formula="of:=[.C570]*RANDBETWEEN(0.3;1.9)" office:value-type="float" office:value="10286.5753359945" calcext:value-type="float">
            <text:p>10286.5753359945</text:p>
          </table:table-cell>
        </table:table-row>
        <table:table-row table:style-name="ro1">
          <table:table-cell office:value-type="float" office:value="30135" calcext:value-type="float">
            <text:p>30135</text:p>
          </table:table-cell>
          <table:table-cell office:value-type="string" calcext:value-type="string">
            <text:p>39045.20385225411</text:p>
          </table:table-cell>
          <table:table-cell table:formula="of:=[.B571]+RANDBETWEEN(-500;500)" office:value-type="float" office:value="38863.2038522541" calcext:value-type="float">
            <text:p>38863.2038522541</text:p>
          </table:table-cell>
          <table:table-cell table:formula="of:=[.B571]*RANDBETWEEN(0.3;1.9)" office:value-type="float" office:value="78090.4077045082" calcext:value-type="float">
            <text:p>78090.4077045082</text:p>
          </table:table-cell>
          <table:table-cell table:formula="of:=[.D571]*RANDBETWEEN(0.3;1.9)" office:value-type="float" office:value="156180.815409016" calcext:value-type="float">
            <text:p>156180.815409016</text:p>
          </table:table-cell>
          <table:table-cell table:formula="of:=[.B571]*RANDBETWEEN(0.3;1.9)/[.E571]*[.D571]" office:value-type="float" office:value="19522.6019261271" calcext:value-type="float">
            <text:p>19522.6019261271</text:p>
          </table:table-cell>
          <table:table-cell table:formula="of:=[.C571]*RANDBETWEEN(0.3;1.9)" office:value-type="float" office:value="38863.2038522541" calcext:value-type="float">
            <text:p>38863.2038522541</text:p>
          </table:table-cell>
        </table:table-row>
        <table:table-row table:style-name="ro1">
          <table:table-cell office:value-type="float" office:value="30136" calcext:value-type="float">
            <text:p>30136</text:p>
          </table:table-cell>
          <table:table-cell office:value-type="string" calcext:value-type="string">
            <text:p>7144.022067627424</text:p>
          </table:table-cell>
          <table:table-cell table:formula="of:=[.B572]+RANDBETWEEN(-500;500)" office:value-type="float" office:value="6893.02206762742" calcext:value-type="float">
            <text:p>6893.0220676274</text:p>
          </table:table-cell>
          <table:table-cell table:formula="of:=[.B572]*RANDBETWEEN(0.3;1.9)" office:value-type="float" office:value="7144.02206762742" calcext:value-type="float">
            <text:p>7144.0220676274</text:p>
          </table:table-cell>
          <table:table-cell table:formula="of:=[.D572]*RANDBETWEEN(0.3;1.9)" office:value-type="float" office:value="14288.0441352548" calcext:value-type="float">
            <text:p>14288.0441352548</text:p>
          </table:table-cell>
          <table:table-cell table:formula="of:=[.B572]*RANDBETWEEN(0.3;1.9)/[.E572]*[.D572]" office:value-type="float" office:value="3572.01103381371" calcext:value-type="float">
            <text:p>3572.0110338137</text:p>
          </table:table-cell>
          <table:table-cell table:formula="of:=[.C572]*RANDBETWEEN(0.3;1.9)" office:value-type="float" office:value="6893.02206762742" calcext:value-type="float">
            <text:p>6893.0220676274</text:p>
          </table:table-cell>
        </table:table-row>
        <table:table-row table:style-name="ro1">
          <table:table-cell office:value-type="float" office:value="30137" calcext:value-type="float">
            <text:p>30137</text:p>
          </table:table-cell>
          <table:table-cell office:value-type="string" calcext:value-type="string">
            <text:p>544.4388102557805</text:p>
          </table:table-cell>
          <table:table-cell table:formula="of:=[.B573]+RANDBETWEEN(-500;500)" office:value-type="float" office:value="377.43881025578" calcext:value-type="float">
            <text:p>377.4388102558</text:p>
          </table:table-cell>
          <table:table-cell table:formula="of:=[.B573]*RANDBETWEEN(0.3;1.9)" office:value-type="float" office:value="1088.87762051156" calcext:value-type="float">
            <text:p>1088.8776205116</text:p>
          </table:table-cell>
          <table:table-cell table:formula="of:=[.D573]*RANDBETWEEN(0.3;1.9)" office:value-type="float" office:value="1088.87762051156" calcext:value-type="float">
            <text:p>1088.8776205116</text:p>
          </table:table-cell>
          <table:table-cell table:formula="of:=[.B573]*RANDBETWEEN(0.3;1.9)/[.E573]*[.D573]" office:value-type="float" office:value="1088.87762051156" calcext:value-type="float">
            <text:p>1088.8776205116</text:p>
          </table:table-cell>
          <table:table-cell table:formula="of:=[.C573]*RANDBETWEEN(0.3;1.9)" office:value-type="float" office:value="377.43881025578" calcext:value-type="float">
            <text:p>377.4388102558</text:p>
          </table:table-cell>
        </table:table-row>
        <table:table-row table:style-name="ro1">
          <table:table-cell office:value-type="float" office:value="30138" calcext:value-type="float">
            <text:p>30138</text:p>
          </table:table-cell>
          <table:table-cell office:value-type="string" calcext:value-type="string">
            <text:p>25849.152870636313</text:p>
          </table:table-cell>
          <table:table-cell table:formula="of:=[.B574]+RANDBETWEEN(-500;500)" office:value-type="float" office:value="26080.1528706363" calcext:value-type="float">
            <text:p>26080.1528706363</text:p>
          </table:table-cell>
          <table:table-cell table:formula="of:=[.B574]*RANDBETWEEN(0.3;1.9)" office:value-type="float" office:value="51698.3057412726" calcext:value-type="float">
            <text:p>51698.3057412726</text:p>
          </table:table-cell>
          <table:table-cell table:formula="of:=[.D574]*RANDBETWEEN(0.3;1.9)" office:value-type="float" office:value="103396.611482545" calcext:value-type="float">
            <text:p>103396.611482545</text:p>
          </table:table-cell>
          <table:table-cell table:formula="of:=[.B574]*RANDBETWEEN(0.3;1.9)/[.E574]*[.D574]" office:value-type="float" office:value="25849.1528706363" calcext:value-type="float">
            <text:p>25849.1528706363</text:p>
          </table:table-cell>
          <table:table-cell table:formula="of:=[.C574]*RANDBETWEEN(0.3;1.9)" office:value-type="float" office:value="52160.3057412726" calcext:value-type="float">
            <text:p>52160.3057412726</text:p>
          </table:table-cell>
        </table:table-row>
        <table:table-row table:style-name="ro1">
          <table:table-cell office:value-type="float" office:value="30139" calcext:value-type="float">
            <text:p>30139</text:p>
          </table:table-cell>
          <table:table-cell office:value-type="string" calcext:value-type="string">
            <text:p>6968.4678058124455</text:p>
          </table:table-cell>
          <table:table-cell table:formula="of:=[.B575]+RANDBETWEEN(-500;500)" office:value-type="float" office:value="6672.46780581245" calcext:value-type="float">
            <text:p>6672.4678058125</text:p>
          </table:table-cell>
          <table:table-cell table:formula="of:=[.B575]*RANDBETWEEN(0.3;1.9)" office:value-type="float" office:value="6968.46780581245" calcext:value-type="float">
            <text:p>6968.4678058125</text:p>
          </table:table-cell>
          <table:table-cell table:formula="of:=[.D575]*RANDBETWEEN(0.3;1.9)" office:value-type="float" office:value="6968.46780581245" calcext:value-type="float">
            <text:p>6968.4678058125</text:p>
          </table:table-cell>
          <table:table-cell table:formula="of:=[.B575]*RANDBETWEEN(0.3;1.9)/[.E575]*[.D575]" office:value-type="float" office:value="6968.46780581245" calcext:value-type="float">
            <text:p>6968.4678058125</text:p>
          </table:table-cell>
          <table:table-cell table:formula="of:=[.C575]*RANDBETWEEN(0.3;1.9)" office:value-type="float" office:value="6672.46780581245" calcext:value-type="float">
            <text:p>6672.4678058125</text:p>
          </table:table-cell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string" calcext:value-type="string">
            <text:p>2536.6705395910003</text:p>
          </table:table-cell>
          <table:table-cell table:formula="of:=[.B576]+RANDBETWEEN(-500;500)" office:value-type="float" office:value="2704.670539591" calcext:value-type="float">
            <text:p>2704.670539591</text:p>
          </table:table-cell>
          <table:table-cell table:formula="of:=[.B576]*RANDBETWEEN(0.3;1.9)" office:value-type="float" office:value="2536.670539591" calcext:value-type="float">
            <text:p>2536.670539591</text:p>
          </table:table-cell>
          <table:table-cell table:formula="of:=[.D576]*RANDBETWEEN(0.3;1.9)" office:value-type="float" office:value="2536.670539591" calcext:value-type="float">
            <text:p>2536.670539591</text:p>
          </table:table-cell>
          <table:table-cell table:formula="of:=[.B576]*RANDBETWEEN(0.3;1.9)/[.E576]*[.D576]" office:value-type="float" office:value="2536.670539591" calcext:value-type="float">
            <text:p>2536.670539591</text:p>
          </table:table-cell>
          <table:table-cell table:formula="of:=[.C576]*RANDBETWEEN(0.3;1.9)" office:value-type="float" office:value="5409.341079182" calcext:value-type="float">
            <text:p>5409.341079182</text:p>
          </table:table-cell>
        </table:table-row>
        <table:table-row table:style-name="ro1">
          <table:table-cell office:value-type="float" office:value="30141" calcext:value-type="float">
            <text:p>30141</text:p>
          </table:table-cell>
          <table:table-cell office:value-type="string" calcext:value-type="string">
            <text:p>358919.55856644036</text:p>
          </table:table-cell>
          <table:table-cell table:formula="of:=[.B577]+RANDBETWEEN(-500;500)" office:value-type="float" office:value="358432.55856644" calcext:value-type="float">
            <text:p>358432.55856644</text:p>
          </table:table-cell>
          <table:table-cell table:formula="of:=[.B577]*RANDBETWEEN(0.3;1.9)" office:value-type="float" office:value="717839.117132881" calcext:value-type="float">
            <text:p>717839.117132881</text:p>
          </table:table-cell>
          <table:table-cell table:formula="of:=[.D577]*RANDBETWEEN(0.3;1.9)" office:value-type="float" office:value="717839.117132881" calcext:value-type="float">
            <text:p>717839.117132881</text:p>
          </table:table-cell>
          <table:table-cell table:formula="of:=[.B577]*RANDBETWEEN(0.3;1.9)/[.E577]*[.D577]" office:value-type="float" office:value="358919.55856644" calcext:value-type="float">
            <text:p>358919.55856644</text:p>
          </table:table-cell>
          <table:table-cell table:formula="of:=[.C577]*RANDBETWEEN(0.3;1.9)" office:value-type="float" office:value="716865.117132881" calcext:value-type="float">
            <text:p>716865.117132881</text:p>
          </table:table-cell>
        </table:table-row>
        <table:table-row table:style-name="ro1">
          <table:table-cell office:value-type="float" office:value="30142" calcext:value-type="float">
            <text:p>30142</text:p>
          </table:table-cell>
          <table:table-cell office:value-type="string" calcext:value-type="string">
            <text:p>8753.393140297578</text:p>
          </table:table-cell>
          <table:table-cell table:formula="of:=[.B578]+RANDBETWEEN(-500;500)" office:value-type="float" office:value="9105.39314029758" calcext:value-type="float">
            <text:p>9105.3931402976</text:p>
          </table:table-cell>
          <table:table-cell table:formula="of:=[.B578]*RANDBETWEEN(0.3;1.9)" office:value-type="float" office:value="17506.7862805952" calcext:value-type="float">
            <text:p>17506.7862805952</text:p>
          </table:table-cell>
          <table:table-cell table:formula="of:=[.D578]*RANDBETWEEN(0.3;1.9)" office:value-type="float" office:value="35013.5725611903" calcext:value-type="float">
            <text:p>35013.5725611903</text:p>
          </table:table-cell>
          <table:table-cell table:formula="of:=[.B578]*RANDBETWEEN(0.3;1.9)/[.E578]*[.D578]" office:value-type="float" office:value="8753.39314029758" calcext:value-type="float">
            <text:p>8753.3931402976</text:p>
          </table:table-cell>
          <table:table-cell table:formula="of:=[.C578]*RANDBETWEEN(0.3;1.9)" office:value-type="float" office:value="9105.39314029758" calcext:value-type="float">
            <text:p>9105.3931402976</text:p>
          </table:table-cell>
        </table:table-row>
        <table:table-row table:style-name="ro1">
          <table:table-cell office:value-type="float" office:value="30143" calcext:value-type="float">
            <text:p>30143</text:p>
          </table:table-cell>
          <table:table-cell office:value-type="string" calcext:value-type="string">
            <text:p>3793.962641920207</text:p>
          </table:table-cell>
          <table:table-cell table:formula="of:=[.B579]+RANDBETWEEN(-500;500)" office:value-type="float" office:value="3871.96264192021" calcext:value-type="float">
            <text:p>3871.9626419202</text:p>
          </table:table-cell>
          <table:table-cell table:formula="of:=[.B579]*RANDBETWEEN(0.3;1.9)" office:value-type="float" office:value="3793.96264192021" calcext:value-type="float">
            <text:p>3793.9626419202</text:p>
          </table:table-cell>
          <table:table-cell table:formula="of:=[.D579]*RANDBETWEEN(0.3;1.9)" office:value-type="float" office:value="7587.92528384041" calcext:value-type="float">
            <text:p>7587.9252838404</text:p>
          </table:table-cell>
          <table:table-cell table:formula="of:=[.B579]*RANDBETWEEN(0.3;1.9)/[.E579]*[.D579]" office:value-type="float" office:value="1896.9813209601" calcext:value-type="float">
            <text:p>1896.9813209601</text:p>
          </table:table-cell>
          <table:table-cell table:formula="of:=[.C579]*RANDBETWEEN(0.3;1.9)" office:value-type="float" office:value="7743.92528384041" calcext:value-type="float">
            <text:p>7743.9252838404</text:p>
          </table:table-cell>
        </table:table-row>
        <table:table-row table:style-name="ro1">
          <table:table-cell office:value-type="float" office:value="30144" calcext:value-type="float">
            <text:p>30144</text:p>
          </table:table-cell>
          <table:table-cell office:value-type="string" calcext:value-type="string">
            <text:p>1955.7150150389998</text:p>
          </table:table-cell>
          <table:table-cell table:formula="of:=[.B580]+RANDBETWEEN(-500;500)" office:value-type="float" office:value="1980.715015039" calcext:value-type="float">
            <text:p>1980.715015039</text:p>
          </table:table-cell>
          <table:table-cell table:formula="of:=[.B580]*RANDBETWEEN(0.3;1.9)" office:value-type="float" office:value="1955.715015039" calcext:value-type="float">
            <text:p>1955.715015039</text:p>
          </table:table-cell>
          <table:table-cell table:formula="of:=[.D580]*RANDBETWEEN(0.3;1.9)" office:value-type="float" office:value="1955.715015039" calcext:value-type="float">
            <text:p>1955.715015039</text:p>
          </table:table-cell>
          <table:table-cell table:formula="of:=[.B580]*RANDBETWEEN(0.3;1.9)/[.E580]*[.D580]" office:value-type="float" office:value="1955.715015039" calcext:value-type="float">
            <text:p>1955.715015039</text:p>
          </table:table-cell>
          <table:table-cell table:formula="of:=[.C580]*RANDBETWEEN(0.3;1.9)" office:value-type="float" office:value="3961.430030078" calcext:value-type="float">
            <text:p>3961.430030078</text:p>
          </table:table-cell>
        </table:table-row>
        <table:table-row table:style-name="ro1">
          <table:table-cell office:value-type="float" office:value="30145" calcext:value-type="float">
            <text:p>30145</text:p>
          </table:table-cell>
          <table:table-cell office:value-type="string" calcext:value-type="string">
            <text:p>105245.66224694389</text:p>
          </table:table-cell>
          <table:table-cell table:formula="of:=[.B581]+RANDBETWEEN(-500;500)" office:value-type="float" office:value="104817.662246944" calcext:value-type="float">
            <text:p>104817.662246944</text:p>
          </table:table-cell>
          <table:table-cell table:formula="of:=[.B581]*RANDBETWEEN(0.3;1.9)" office:value-type="float" office:value="210491.324493888" calcext:value-type="float">
            <text:p>210491.324493888</text:p>
          </table:table-cell>
          <table:table-cell table:formula="of:=[.D581]*RANDBETWEEN(0.3;1.9)" office:value-type="float" office:value="420982.648987776" calcext:value-type="float">
            <text:p>420982.648987776</text:p>
          </table:table-cell>
          <table:table-cell table:formula="of:=[.B581]*RANDBETWEEN(0.3;1.9)/[.E581]*[.D581]" office:value-type="float" office:value="52622.831123472" calcext:value-type="float">
            <text:p>52622.831123472</text:p>
          </table:table-cell>
          <table:table-cell table:formula="of:=[.C581]*RANDBETWEEN(0.3;1.9)" office:value-type="float" office:value="104817.662246944" calcext:value-type="float">
            <text:p>104817.662246944</text:p>
          </table:table-cell>
        </table:table-row>
        <table:table-row table:style-name="ro1">
          <table:table-cell office:value-type="float" office:value="30146" calcext:value-type="float">
            <text:p>30146</text:p>
          </table:table-cell>
          <table:table-cell office:value-type="string" calcext:value-type="string">
            <text:p>10939.151740270749</text:p>
          </table:table-cell>
          <table:table-cell table:formula="of:=[.B582]+RANDBETWEEN(-500;500)" office:value-type="float" office:value="11274.1517402707" calcext:value-type="float">
            <text:p>11274.1517402707</text:p>
          </table:table-cell>
          <table:table-cell table:formula="of:=[.B582]*RANDBETWEEN(0.3;1.9)" office:value-type="float" office:value="10939.1517402708" calcext:value-type="float">
            <text:p>10939.1517402708</text:p>
          </table:table-cell>
          <table:table-cell table:formula="of:=[.D582]*RANDBETWEEN(0.3;1.9)" office:value-type="float" office:value="21878.3034805415" calcext:value-type="float">
            <text:p>21878.3034805415</text:p>
          </table:table-cell>
          <table:table-cell table:formula="of:=[.B582]*RANDBETWEEN(0.3;1.9)/[.E582]*[.D582]" office:value-type="float" office:value="10939.1517402708" calcext:value-type="float">
            <text:p>10939.1517402708</text:p>
          </table:table-cell>
          <table:table-cell table:formula="of:=[.C582]*RANDBETWEEN(0.3;1.9)" office:value-type="float" office:value="11274.1517402707" calcext:value-type="float">
            <text:p>11274.1517402707</text:p>
          </table:table-cell>
        </table:table-row>
        <table:table-row table:style-name="ro1">
          <table:table-cell office:value-type="float" office:value="30147" calcext:value-type="float">
            <text:p>30147</text:p>
          </table:table-cell>
          <table:table-cell office:value-type="string" calcext:value-type="string">
            <text:p>9394.549189565429</text:p>
          </table:table-cell>
          <table:table-cell table:formula="of:=[.B583]+RANDBETWEEN(-500;500)" office:value-type="float" office:value="9369.54918956543" calcext:value-type="float">
            <text:p>9369.5491895654</text:p>
          </table:table-cell>
          <table:table-cell table:formula="of:=[.B583]*RANDBETWEEN(0.3;1.9)" office:value-type="float" office:value="9394.54918956543" calcext:value-type="float">
            <text:p>9394.5491895654</text:p>
          </table:table-cell>
          <table:table-cell table:formula="of:=[.D583]*RANDBETWEEN(0.3;1.9)" office:value-type="float" office:value="9394.54918956543" calcext:value-type="float">
            <text:p>9394.5491895654</text:p>
          </table:table-cell>
          <table:table-cell table:formula="of:=[.B583]*RANDBETWEEN(0.3;1.9)/[.E583]*[.D583]" office:value-type="float" office:value="18789.0983791309" calcext:value-type="float">
            <text:p>18789.0983791309</text:p>
          </table:table-cell>
          <table:table-cell table:formula="of:=[.C583]*RANDBETWEEN(0.3;1.9)" office:value-type="float" office:value="9369.54918956543" calcext:value-type="float">
            <text:p>9369.5491895654</text:p>
          </table:table-cell>
        </table:table-row>
        <table:table-row table:style-name="ro1">
          <table:table-cell office:value-type="float" office:value="30148" calcext:value-type="float">
            <text:p>30148</text:p>
          </table:table-cell>
          <table:table-cell office:value-type="string" calcext:value-type="string">
            <text:p>6196.918600072713</text:p>
          </table:table-cell>
          <table:table-cell table:formula="of:=[.B584]+RANDBETWEEN(-500;500)" office:value-type="float" office:value="6363.91860007271" calcext:value-type="float">
            <text:p>6363.9186000727</text:p>
          </table:table-cell>
          <table:table-cell table:formula="of:=[.B584]*RANDBETWEEN(0.3;1.9)" office:value-type="float" office:value="6196.91860007271" calcext:value-type="float">
            <text:p>6196.9186000727</text:p>
          </table:table-cell>
          <table:table-cell table:formula="of:=[.D584]*RANDBETWEEN(0.3;1.9)" office:value-type="float" office:value="12393.8372001454" calcext:value-type="float">
            <text:p>12393.8372001454</text:p>
          </table:table-cell>
          <table:table-cell table:formula="of:=[.B584]*RANDBETWEEN(0.3;1.9)/[.E584]*[.D584]" office:value-type="float" office:value="6196.91860007271" calcext:value-type="float">
            <text:p>6196.9186000727</text:p>
          </table:table-cell>
          <table:table-cell table:formula="of:=[.C584]*RANDBETWEEN(0.3;1.9)" office:value-type="float" office:value="12727.8372001454" calcext:value-type="float">
            <text:p>12727.8372001454</text:p>
          </table:table-cell>
        </table:table-row>
        <table:table-row table:style-name="ro1">
          <table:table-cell office:value-type="float" office:value="30149" calcext:value-type="float">
            <text:p>30149</text:p>
          </table:table-cell>
          <table:table-cell office:value-type="string" calcext:value-type="string">
            <text:p>2356.4127718970003</text:p>
          </table:table-cell>
          <table:table-cell table:formula="of:=[.B585]+RANDBETWEEN(-500;500)" office:value-type="float" office:value="2004.412771897" calcext:value-type="float">
            <text:p>2004.412771897</text:p>
          </table:table-cell>
          <table:table-cell table:formula="of:=[.B585]*RANDBETWEEN(0.3;1.9)" office:value-type="float" office:value="4712.825543794" calcext:value-type="float">
            <text:p>4712.825543794</text:p>
          </table:table-cell>
          <table:table-cell table:formula="of:=[.D585]*RANDBETWEEN(0.3;1.9)" office:value-type="float" office:value="4712.825543794" calcext:value-type="float">
            <text:p>4712.825543794</text:p>
          </table:table-cell>
          <table:table-cell table:formula="of:=[.B585]*RANDBETWEEN(0.3;1.9)/[.E585]*[.D585]" office:value-type="float" office:value="2356.412771897" calcext:value-type="float">
            <text:p>2356.412771897</text:p>
          </table:table-cell>
          <table:table-cell table:formula="of:=[.C585]*RANDBETWEEN(0.3;1.9)" office:value-type="float" office:value="2004.412771897" calcext:value-type="float">
            <text:p>2004.412771897</text:p>
          </table:table-cell>
        </table:table-row>
        <table:table-row table:style-name="ro1">
          <table:table-cell office:value-type="float" office:value="30150" calcext:value-type="float">
            <text:p>30150</text:p>
          </table:table-cell>
          <table:table-cell office:value-type="string" calcext:value-type="string">
            <text:p>3075.63078584</text:p>
          </table:table-cell>
          <table:table-cell table:formula="of:=[.B586]+RANDBETWEEN(-500;500)" office:value-type="float" office:value="2859.63078584" calcext:value-type="float">
            <text:p>2859.63078584</text:p>
          </table:table-cell>
          <table:table-cell table:formula="of:=[.B586]*RANDBETWEEN(0.3;1.9)" office:value-type="float" office:value="6151.26157168" calcext:value-type="float">
            <text:p>6151.26157168</text:p>
          </table:table-cell>
          <table:table-cell table:formula="of:=[.D586]*RANDBETWEEN(0.3;1.9)" office:value-type="float" office:value="6151.26157168" calcext:value-type="float">
            <text:p>6151.26157168</text:p>
          </table:table-cell>
          <table:table-cell table:formula="of:=[.B586]*RANDBETWEEN(0.3;1.9)/[.E586]*[.D586]" office:value-type="float" office:value="6151.26157168" calcext:value-type="float">
            <text:p>6151.26157168</text:p>
          </table:table-cell>
          <table:table-cell table:formula="of:=[.C586]*RANDBETWEEN(0.3;1.9)" office:value-type="float" office:value="5719.26157168" calcext:value-type="float">
            <text:p>5719.26157168</text:p>
          </table:table-cell>
        </table:table-row>
        <table:table-row table:style-name="ro1">
          <table:table-cell office:value-type="float" office:value="30151" calcext:value-type="float">
            <text:p>30151</text:p>
          </table:table-cell>
          <table:table-cell office:value-type="string" calcext:value-type="string">
            <text:p>12420.00253255735</text:p>
          </table:table-cell>
          <table:table-cell table:formula="of:=[.B587]+RANDBETWEEN(-500;500)" office:value-type="float" office:value="12486.0025325574" calcext:value-type="float">
            <text:p>12486.0025325574</text:p>
          </table:table-cell>
          <table:table-cell table:formula="of:=[.B587]*RANDBETWEEN(0.3;1.9)" office:value-type="float" office:value="24840.0050651147" calcext:value-type="float">
            <text:p>24840.0050651147</text:p>
          </table:table-cell>
          <table:table-cell table:formula="of:=[.D587]*RANDBETWEEN(0.3;1.9)" office:value-type="float" office:value="49680.0101302294" calcext:value-type="float">
            <text:p>49680.0101302294</text:p>
          </table:table-cell>
          <table:table-cell table:formula="of:=[.B587]*RANDBETWEEN(0.3;1.9)/[.E587]*[.D587]" office:value-type="float" office:value="6210.00126627868" calcext:value-type="float">
            <text:p>6210.0012662787</text:p>
          </table:table-cell>
          <table:table-cell table:formula="of:=[.C587]*RANDBETWEEN(0.3;1.9)" office:value-type="float" office:value="12486.0025325574" calcext:value-type="float">
            <text:p>12486.0025325574</text:p>
          </table:table-cell>
        </table:table-row>
        <table:table-row table:style-name="ro1">
          <table:table-cell office:value-type="float" office:value="30152" calcext:value-type="float">
            <text:p>30152</text:p>
          </table:table-cell>
          <table:table-cell office:value-type="string" calcext:value-type="string">
            <text:p>19030.659958868087</text:p>
          </table:table-cell>
          <table:table-cell table:formula="of:=[.B588]+RANDBETWEEN(-500;500)" office:value-type="float" office:value="18886.6599588681" calcext:value-type="float">
            <text:p>18886.6599588681</text:p>
          </table:table-cell>
          <table:table-cell table:formula="of:=[.B588]*RANDBETWEEN(0.3;1.9)" office:value-type="float" office:value="38061.3199177362" calcext:value-type="float">
            <text:p>38061.3199177362</text:p>
          </table:table-cell>
          <table:table-cell table:formula="of:=[.D588]*RANDBETWEEN(0.3;1.9)" office:value-type="float" office:value="38061.3199177362" calcext:value-type="float">
            <text:p>38061.3199177362</text:p>
          </table:table-cell>
          <table:table-cell table:formula="of:=[.B588]*RANDBETWEEN(0.3;1.9)/[.E588]*[.D588]" office:value-type="float" office:value="19030.6599588681" calcext:value-type="float">
            <text:p>19030.6599588681</text:p>
          </table:table-cell>
          <table:table-cell table:formula="of:=[.C588]*RANDBETWEEN(0.3;1.9)" office:value-type="float" office:value="37773.3199177362" calcext:value-type="float">
            <text:p>37773.3199177362</text:p>
          </table:table-cell>
        </table:table-row>
        <table:table-row table:style-name="ro1">
          <table:table-cell office:value-type="float" office:value="30153" calcext:value-type="float">
            <text:p>30153</text:p>
          </table:table-cell>
          <table:table-cell office:value-type="string" calcext:value-type="string">
            <text:p>1335.4065230750764</text:p>
          </table:table-cell>
          <table:table-cell table:formula="of:=[.B589]+RANDBETWEEN(-500;500)" office:value-type="float" office:value="1753.40652307508" calcext:value-type="float">
            <text:p>1753.4065230751</text:p>
          </table:table-cell>
          <table:table-cell table:formula="of:=[.B589]*RANDBETWEEN(0.3;1.9)" office:value-type="float" office:value="1335.40652307508" calcext:value-type="float">
            <text:p>1335.4065230751</text:p>
          </table:table-cell>
          <table:table-cell table:formula="of:=[.D589]*RANDBETWEEN(0.3;1.9)" office:value-type="float" office:value="1335.40652307508" calcext:value-type="float">
            <text:p>1335.4065230751</text:p>
          </table:table-cell>
          <table:table-cell table:formula="of:=[.B589]*RANDBETWEEN(0.3;1.9)/[.E589]*[.D589]" office:value-type="float" office:value="2670.81304615015" calcext:value-type="float">
            <text:p>2670.8130461502</text:p>
          </table:table-cell>
          <table:table-cell table:formula="of:=[.C589]*RANDBETWEEN(0.3;1.9)" office:value-type="float" office:value="3506.81304615015" calcext:value-type="float">
            <text:p>3506.8130461502</text:p>
          </table:table-cell>
        </table:table-row>
        <table:table-row table:style-name="ro1">
          <table:table-cell office:value-type="float" office:value="30154" calcext:value-type="float">
            <text:p>30154</text:p>
          </table:table-cell>
          <table:table-cell office:value-type="string" calcext:value-type="string">
            <text:p>923.7596387300001</text:p>
          </table:table-cell>
          <table:table-cell table:formula="of:=[.B590]+RANDBETWEEN(-500;500)" office:value-type="float" office:value="883.75963873" calcext:value-type="float">
            <text:p>883.75963873</text:p>
          </table:table-cell>
          <table:table-cell table:formula="of:=[.B590]*RANDBETWEEN(0.3;1.9)" office:value-type="float" office:value="1847.51927746" calcext:value-type="float">
            <text:p>1847.51927746</text:p>
          </table:table-cell>
          <table:table-cell table:formula="of:=[.D590]*RANDBETWEEN(0.3;1.9)" office:value-type="float" office:value="1847.51927746" calcext:value-type="float">
            <text:p>1847.51927746</text:p>
          </table:table-cell>
          <table:table-cell table:formula="of:=[.B590]*RANDBETWEEN(0.3;1.9)/[.E590]*[.D590]" office:value-type="float" office:value="923.75963873" calcext:value-type="float">
            <text:p>923.75963873</text:p>
          </table:table-cell>
          <table:table-cell table:formula="of:=[.C590]*RANDBETWEEN(0.3;1.9)" office:value-type="float" office:value="883.75963873" calcext:value-type="float">
            <text:p>883.75963873</text:p>
          </table:table-cell>
        </table:table-row>
        <table:table-row table:style-name="ro1">
          <table:table-cell office:value-type="float" office:value="30155" calcext:value-type="float">
            <text:p>30155</text:p>
          </table:table-cell>
          <table:table-cell office:value-type="string" calcext:value-type="string">
            <text:p>58360.4596847975</text:p>
          </table:table-cell>
          <table:table-cell table:formula="of:=[.B591]+RANDBETWEEN(-500;500)" office:value-type="float" office:value="58301.4596847975" calcext:value-type="float">
            <text:p>58301.4596847975</text:p>
          </table:table-cell>
          <table:table-cell table:formula="of:=[.B591]*RANDBETWEEN(0.3;1.9)" office:value-type="float" office:value="116720.919369595" calcext:value-type="float">
            <text:p>116720.919369595</text:p>
          </table:table-cell>
          <table:table-cell table:formula="of:=[.D591]*RANDBETWEEN(0.3;1.9)" office:value-type="float" office:value="233441.83873919" calcext:value-type="float">
            <text:p>233441.83873919</text:p>
          </table:table-cell>
          <table:table-cell table:formula="of:=[.B591]*RANDBETWEEN(0.3;1.9)/[.E591]*[.D591]" office:value-type="float" office:value="58360.4596847975" calcext:value-type="float">
            <text:p>58360.4596847975</text:p>
          </table:table-cell>
          <table:table-cell table:formula="of:=[.C591]*RANDBETWEEN(0.3;1.9)" office:value-type="float" office:value="116602.919369595" calcext:value-type="float">
            <text:p>116602.919369595</text:p>
          </table:table-cell>
        </table:table-row>
        <table:table-row table:style-name="ro1">
          <table:table-cell office:value-type="float" office:value="30156" calcext:value-type="float">
            <text:p>30156</text:p>
          </table:table-cell>
          <table:table-cell office:value-type="string" calcext:value-type="string">
            <text:p>211031.91281338688</text:p>
          </table:table-cell>
          <table:table-cell table:formula="of:=[.B592]+RANDBETWEEN(-500;500)" office:value-type="float" office:value="211283.912813387" calcext:value-type="float">
            <text:p>211283.912813387</text:p>
          </table:table-cell>
          <table:table-cell table:formula="of:=[.B592]*RANDBETWEEN(0.3;1.9)" office:value-type="float" office:value="211031.912813387" calcext:value-type="float">
            <text:p>211031.912813387</text:p>
          </table:table-cell>
          <table:table-cell table:formula="of:=[.D592]*RANDBETWEEN(0.3;1.9)" office:value-type="float" office:value="422063.825626774" calcext:value-type="float">
            <text:p>422063.825626774</text:p>
          </table:table-cell>
          <table:table-cell table:formula="of:=[.B592]*RANDBETWEEN(0.3;1.9)/[.E592]*[.D592]" office:value-type="float" office:value="105515.956406693" calcext:value-type="float">
            <text:p>105515.956406693</text:p>
          </table:table-cell>
          <table:table-cell table:formula="of:=[.C592]*RANDBETWEEN(0.3;1.9)" office:value-type="float" office:value="211283.912813387" calcext:value-type="float">
            <text:p>211283.912813387</text:p>
          </table:table-cell>
        </table:table-row>
        <table:table-row table:style-name="ro1">
          <table:table-cell office:value-type="float" office:value="30157" calcext:value-type="float">
            <text:p>30157</text:p>
          </table:table-cell>
          <table:table-cell office:value-type="string" calcext:value-type="string">
            <text:p>246.06457724199998</text:p>
          </table:table-cell>
          <table:table-cell table:formula="of:=[.B593]+RANDBETWEEN(-500;500)" office:value-type="float" office:value="86.064577242" calcext:value-type="float">
            <text:p>86.064577242</text:p>
          </table:table-cell>
          <table:table-cell table:formula="of:=[.B593]*RANDBETWEEN(0.3;1.9)" office:value-type="float" office:value="246.064577242" calcext:value-type="float">
            <text:p>246.064577242</text:p>
          </table:table-cell>
          <table:table-cell table:formula="of:=[.D593]*RANDBETWEEN(0.3;1.9)" office:value-type="float" office:value="246.064577242" calcext:value-type="float">
            <text:p>246.064577242</text:p>
          </table:table-cell>
          <table:table-cell table:formula="of:=[.B593]*RANDBETWEEN(0.3;1.9)/[.E593]*[.D593]" office:value-type="float" office:value="492.129154484" calcext:value-type="float">
            <text:p>492.129154484</text:p>
          </table:table-cell>
          <table:table-cell table:formula="of:=[.C593]*RANDBETWEEN(0.3;1.9)" office:value-type="float" office:value="86.064577242" calcext:value-type="float">
            <text:p>86.064577242</text:p>
          </table:table-cell>
        </table:table-row>
        <table:table-row table:style-name="ro1">
          <table:table-cell office:value-type="float" office:value="30158" calcext:value-type="float">
            <text:p>30158</text:p>
          </table:table-cell>
          <table:table-cell office:value-type="string" calcext:value-type="string">
            <text:p>1455.6219737029996</text:p>
          </table:table-cell>
          <table:table-cell table:formula="of:=[.B594]+RANDBETWEEN(-500;500)" office:value-type="float" office:value="1357.621973703" calcext:value-type="float">
            <text:p>1357.621973703</text:p>
          </table:table-cell>
          <table:table-cell table:formula="of:=[.B594]*RANDBETWEEN(0.3;1.9)" office:value-type="float" office:value="2911.243947406" calcext:value-type="float">
            <text:p>2911.243947406</text:p>
          </table:table-cell>
          <table:table-cell table:formula="of:=[.D594]*RANDBETWEEN(0.3;1.9)" office:value-type="float" office:value="5822.487894812" calcext:value-type="float">
            <text:p>5822.487894812</text:p>
          </table:table-cell>
          <table:table-cell table:formula="of:=[.B594]*RANDBETWEEN(0.3;1.9)/[.E594]*[.D594]" office:value-type="float" office:value="1455.621973703" calcext:value-type="float">
            <text:p>1455.621973703</text:p>
          </table:table-cell>
          <table:table-cell table:formula="of:=[.C594]*RANDBETWEEN(0.3;1.9)" office:value-type="float" office:value="1357.621973703" calcext:value-type="float">
            <text:p>1357.621973703</text:p>
          </table:table-cell>
        </table:table-row>
        <table:table-row table:style-name="ro1">
          <table:table-cell office:value-type="float" office:value="30159" calcext:value-type="float">
            <text:p>30159</text:p>
          </table:table-cell>
          <table:table-cell office:value-type="string" calcext:value-type="string">
            <text:p>5622.121450948963</text:p>
          </table:table-cell>
          <table:table-cell table:formula="of:=[.B595]+RANDBETWEEN(-500;500)" office:value-type="float" office:value="5587.12145094896" calcext:value-type="float">
            <text:p>5587.121450949</text:p>
          </table:table-cell>
          <table:table-cell table:formula="of:=[.B595]*RANDBETWEEN(0.3;1.9)" office:value-type="float" office:value="11244.2429018979" calcext:value-type="float">
            <text:p>11244.2429018979</text:p>
          </table:table-cell>
          <table:table-cell table:formula="of:=[.D595]*RANDBETWEEN(0.3;1.9)" office:value-type="float" office:value="11244.2429018979" calcext:value-type="float">
            <text:p>11244.2429018979</text:p>
          </table:table-cell>
          <table:table-cell table:formula="of:=[.B595]*RANDBETWEEN(0.3;1.9)/[.E595]*[.D595]" office:value-type="float" office:value="5622.12145094896" calcext:value-type="float">
            <text:p>5622.121450949</text:p>
          </table:table-cell>
          <table:table-cell table:formula="of:=[.C595]*RANDBETWEEN(0.3;1.9)" office:value-type="float" office:value="5587.12145094896" calcext:value-type="float">
            <text:p>5587.121450949</text:p>
          </table:table-cell>
        </table:table-row>
        <table:table-row table:style-name="ro1">
          <table:table-cell office:value-type="float" office:value="30160" calcext:value-type="float">
            <text:p>30160</text:p>
          </table:table-cell>
          <table:table-cell office:value-type="string" calcext:value-type="string">
            <text:p>7941.516891433132</text:p>
          </table:table-cell>
          <table:table-cell table:formula="of:=[.B596]+RANDBETWEEN(-500;500)" office:value-type="float" office:value="8270.51689143313" calcext:value-type="float">
            <text:p>8270.5168914331</text:p>
          </table:table-cell>
          <table:table-cell table:formula="of:=[.B596]*RANDBETWEEN(0.3;1.9)" office:value-type="float" office:value="15883.0337828663" calcext:value-type="float">
            <text:p>15883.0337828663</text:p>
          </table:table-cell>
          <table:table-cell table:formula="of:=[.D596]*RANDBETWEEN(0.3;1.9)" office:value-type="float" office:value="15883.0337828663" calcext:value-type="float">
            <text:p>15883.0337828663</text:p>
          </table:table-cell>
          <table:table-cell table:formula="of:=[.B596]*RANDBETWEEN(0.3;1.9)/[.E596]*[.D596]" office:value-type="float" office:value="7941.51689143313" calcext:value-type="float">
            <text:p>7941.5168914331</text:p>
          </table:table-cell>
          <table:table-cell table:formula="of:=[.C596]*RANDBETWEEN(0.3;1.9)" office:value-type="float" office:value="16541.0337828663" calcext:value-type="float">
            <text:p>16541.0337828663</text:p>
          </table:table-cell>
        </table:table-row>
        <table:table-row table:style-name="ro1">
          <table:table-cell office:value-type="float" office:value="30161" calcext:value-type="float">
            <text:p>30161</text:p>
          </table:table-cell>
          <table:table-cell office:value-type="string" calcext:value-type="string">
            <text:p>3127.303351095336</text:p>
          </table:table-cell>
          <table:table-cell table:formula="of:=[.B597]+RANDBETWEEN(-500;500)" office:value-type="float" office:value="3043.30335109534" calcext:value-type="float">
            <text:p>3043.3033510953</text:p>
          </table:table-cell>
          <table:table-cell table:formula="of:=[.B597]*RANDBETWEEN(0.3;1.9)" office:value-type="float" office:value="3127.30335109534" calcext:value-type="float">
            <text:p>3127.3033510953</text:p>
          </table:table-cell>
          <table:table-cell table:formula="of:=[.D597]*RANDBETWEEN(0.3;1.9)" office:value-type="float" office:value="6254.60670219067" calcext:value-type="float">
            <text:p>6254.6067021907</text:p>
          </table:table-cell>
          <table:table-cell table:formula="of:=[.B597]*RANDBETWEEN(0.3;1.9)/[.E597]*[.D597]" office:value-type="float" office:value="1563.65167554767" calcext:value-type="float">
            <text:p>1563.6516755477</text:p>
          </table:table-cell>
          <table:table-cell table:formula="of:=[.C597]*RANDBETWEEN(0.3;1.9)" office:value-type="float" office:value="3043.30335109534" calcext:value-type="float">
            <text:p>3043.3033510953</text:p>
          </table:table-cell>
        </table:table-row>
        <table:table-row table:style-name="ro1">
          <table:table-cell office:value-type="float" office:value="30162" calcext:value-type="float">
            <text:p>30162</text:p>
          </table:table-cell>
          <table:table-cell office:value-type="string" calcext:value-type="string">
            <text:p>5436.4546296846</text:p>
          </table:table-cell>
          <table:table-cell table:formula="of:=[.B598]+RANDBETWEEN(-500;500)" office:value-type="float" office:value="5383.4546296846" calcext:value-type="float">
            <text:p>5383.4546296846</text:p>
          </table:table-cell>
          <table:table-cell table:formula="of:=[.B598]*RANDBETWEEN(0.3;1.9)" office:value-type="float" office:value="5436.4546296846" calcext:value-type="float">
            <text:p>5436.4546296846</text:p>
          </table:table-cell>
          <table:table-cell table:formula="of:=[.D598]*RANDBETWEEN(0.3;1.9)" office:value-type="float" office:value="5436.4546296846" calcext:value-type="float">
            <text:p>5436.4546296846</text:p>
          </table:table-cell>
          <table:table-cell table:formula="of:=[.B598]*RANDBETWEEN(0.3;1.9)/[.E598]*[.D598]" office:value-type="float" office:value="10872.9092593692" calcext:value-type="float">
            <text:p>10872.9092593692</text:p>
          </table:table-cell>
          <table:table-cell table:formula="of:=[.C598]*RANDBETWEEN(0.3;1.9)" office:value-type="float" office:value="10766.9092593692" calcext:value-type="float">
            <text:p>10766.9092593692</text:p>
          </table:table-cell>
        </table:table-row>
        <table:table-row table:style-name="ro1">
          <table:table-cell office:value-type="float" office:value="30163" calcext:value-type="float">
            <text:p>30163</text:p>
          </table:table-cell>
          <table:table-cell office:value-type="string" calcext:value-type="string">
            <text:p>1015.088726222</text:p>
          </table:table-cell>
          <table:table-cell table:formula="of:=[.B599]+RANDBETWEEN(-500;500)" office:value-type="float" office:value="796.088726222" calcext:value-type="float">
            <text:p>796.088726222</text:p>
          </table:table-cell>
          <table:table-cell table:formula="of:=[.B599]*RANDBETWEEN(0.3;1.9)" office:value-type="float" office:value="2030.177452444" calcext:value-type="float">
            <text:p>2030.177452444</text:p>
          </table:table-cell>
          <table:table-cell table:formula="of:=[.D599]*RANDBETWEEN(0.3;1.9)" office:value-type="float" office:value="2030.177452444" calcext:value-type="float">
            <text:p>2030.177452444</text:p>
          </table:table-cell>
          <table:table-cell table:formula="of:=[.B599]*RANDBETWEEN(0.3;1.9)/[.E599]*[.D599]" office:value-type="float" office:value="1015.088726222" calcext:value-type="float">
            <text:p>1015.088726222</text:p>
          </table:table-cell>
          <table:table-cell table:formula="of:=[.C599]*RANDBETWEEN(0.3;1.9)" office:value-type="float" office:value="796.088726222" calcext:value-type="float">
            <text:p>796.088726222</text:p>
          </table:table-cell>
        </table:table-row>
        <table:table-row table:style-name="ro1">
          <table:table-cell office:value-type="float" office:value="30164" calcext:value-type="float">
            <text:p>30164</text:p>
          </table:table-cell>
          <table:table-cell office:value-type="string" calcext:value-type="string">
            <text:p>700.685101238</text:p>
          </table:table-cell>
          <table:table-cell table:formula="of:=[.B600]+RANDBETWEEN(-500;500)" office:value-type="float" office:value="879.685101238" calcext:value-type="float">
            <text:p>879.685101238</text:p>
          </table:table-cell>
          <table:table-cell table:formula="of:=[.B600]*RANDBETWEEN(0.3;1.9)" office:value-type="float" office:value="1401.370202476" calcext:value-type="float">
            <text:p>1401.370202476</text:p>
          </table:table-cell>
          <table:table-cell table:formula="of:=[.D600]*RANDBETWEEN(0.3;1.9)" office:value-type="float" office:value="2802.740404952" calcext:value-type="float">
            <text:p>2802.740404952</text:p>
          </table:table-cell>
          <table:table-cell table:formula="of:=[.B600]*RANDBETWEEN(0.3;1.9)/[.E600]*[.D600]" office:value-type="float" office:value="700.685101238" calcext:value-type="float">
            <text:p>700.685101238</text:p>
          </table:table-cell>
          <table:table-cell table:formula="of:=[.C600]*RANDBETWEEN(0.3;1.9)" office:value-type="float" office:value="879.685101238" calcext:value-type="float">
            <text:p>879.685101238</text:p>
          </table:table-cell>
        </table:table-row>
        <table:table-row table:style-name="ro1">
          <table:table-cell office:value-type="float" office:value="30165" calcext:value-type="float">
            <text:p>30165</text:p>
          </table:table-cell>
          <table:table-cell office:value-type="string" calcext:value-type="string">
            <text:p>8871.387320046908</text:p>
          </table:table-cell>
          <table:table-cell table:formula="of:=[.B601]+RANDBETWEEN(-500;500)" office:value-type="float" office:value="8897.38732004691" calcext:value-type="float">
            <text:p>8897.3873200469</text:p>
          </table:table-cell>
          <table:table-cell table:formula="of:=[.B601]*RANDBETWEEN(0.3;1.9)" office:value-type="float" office:value="8871.38732004691" calcext:value-type="float">
            <text:p>8871.3873200469</text:p>
          </table:table-cell>
          <table:table-cell table:formula="of:=[.D601]*RANDBETWEEN(0.3;1.9)" office:value-type="float" office:value="8871.38732004691" calcext:value-type="float">
            <text:p>8871.3873200469</text:p>
          </table:table-cell>
          <table:table-cell table:formula="of:=[.B601]*RANDBETWEEN(0.3;1.9)/[.E601]*[.D601]" office:value-type="float" office:value="17742.7746400938" calcext:value-type="float">
            <text:p>17742.7746400938</text:p>
          </table:table-cell>
          <table:table-cell table:formula="of:=[.C601]*RANDBETWEEN(0.3;1.9)" office:value-type="float" office:value="8897.38732004691" calcext:value-type="float">
            <text:p>8897.3873200469</text:p>
          </table:table-cell>
        </table:table-row>
        <table:table-row table:style-name="ro1">
          <table:table-cell office:value-type="float" office:value="30166" calcext:value-type="float">
            <text:p>30166</text:p>
          </table:table-cell>
          <table:table-cell office:value-type="string" calcext:value-type="string">
            <text:p>13129.584442843574</text:p>
          </table:table-cell>
          <table:table-cell table:formula="of:=[.B602]+RANDBETWEEN(-500;500)" office:value-type="float" office:value="13229.5844428436" calcext:value-type="float">
            <text:p>13229.5844428436</text:p>
          </table:table-cell>
          <table:table-cell table:formula="of:=[.B602]*RANDBETWEEN(0.3;1.9)" office:value-type="float" office:value="13129.5844428436" calcext:value-type="float">
            <text:p>13129.5844428436</text:p>
          </table:table-cell>
          <table:table-cell table:formula="of:=[.D602]*RANDBETWEEN(0.3;1.9)" office:value-type="float" office:value="26259.1688856871" calcext:value-type="float">
            <text:p>26259.1688856871</text:p>
          </table:table-cell>
          <table:table-cell table:formula="of:=[.B602]*RANDBETWEEN(0.3;1.9)/[.E602]*[.D602]" office:value-type="float" office:value="6564.79222142179" calcext:value-type="float">
            <text:p>6564.7922214218</text:p>
          </table:table-cell>
          <table:table-cell table:formula="of:=[.C602]*RANDBETWEEN(0.3;1.9)" office:value-type="float" office:value="13229.5844428436" calcext:value-type="float">
            <text:p>13229.5844428436</text:p>
          </table:table-cell>
        </table:table-row>
        <table:table-row table:style-name="ro1">
          <table:table-cell office:value-type="float" office:value="30167" calcext:value-type="float">
            <text:p>30167</text:p>
          </table:table-cell>
          <table:table-cell office:value-type="string" calcext:value-type="string">
            <text:p>10767.901767767658</text:p>
          </table:table-cell>
          <table:table-cell table:formula="of:=[.B603]+RANDBETWEEN(-500;500)" office:value-type="float" office:value="11195.9017677677" calcext:value-type="float">
            <text:p>11195.9017677677</text:p>
          </table:table-cell>
          <table:table-cell table:formula="of:=[.B603]*RANDBETWEEN(0.3;1.9)" office:value-type="float" office:value="21535.8035355353" calcext:value-type="float">
            <text:p>21535.8035355353</text:p>
          </table:table-cell>
          <table:table-cell table:formula="of:=[.D603]*RANDBETWEEN(0.3;1.9)" office:value-type="float" office:value="43071.6070710706" calcext:value-type="float">
            <text:p>43071.6070710706</text:p>
          </table:table-cell>
          <table:table-cell table:formula="of:=[.B603]*RANDBETWEEN(0.3;1.9)/[.E603]*[.D603]" office:value-type="float" office:value="5383.95088388383" calcext:value-type="float">
            <text:p>5383.9508838838</text:p>
          </table:table-cell>
          <table:table-cell table:formula="of:=[.C603]*RANDBETWEEN(0.3;1.9)" office:value-type="float" office:value="22391.8035355353" calcext:value-type="float">
            <text:p>22391.8035355353</text:p>
          </table:table-cell>
        </table:table-row>
        <table:table-row table:style-name="ro1">
          <table:table-cell office:value-type="float" office:value="30168" calcext:value-type="float">
            <text:p>30168</text:p>
          </table:table-cell>
          <table:table-cell office:value-type="string" calcext:value-type="string">
            <text:p>877.4664412589999</text:p>
          </table:table-cell>
          <table:table-cell table:formula="of:=[.B604]+RANDBETWEEN(-500;500)" office:value-type="float" office:value="1236.466441259" calcext:value-type="float">
            <text:p>1236.466441259</text:p>
          </table:table-cell>
          <table:table-cell table:formula="of:=[.B604]*RANDBETWEEN(0.3;1.9)" office:value-type="float" office:value="1754.932882518" calcext:value-type="float">
            <text:p>1754.932882518</text:p>
          </table:table-cell>
          <table:table-cell table:formula="of:=[.D604]*RANDBETWEEN(0.3;1.9)" office:value-type="float" office:value="1754.932882518" calcext:value-type="float">
            <text:p>1754.932882518</text:p>
          </table:table-cell>
          <table:table-cell table:formula="of:=[.B604]*RANDBETWEEN(0.3;1.9)/[.E604]*[.D604]" office:value-type="float" office:value="1754.932882518" calcext:value-type="float">
            <text:p>1754.932882518</text:p>
          </table:table-cell>
          <table:table-cell table:formula="of:=[.C604]*RANDBETWEEN(0.3;1.9)" office:value-type="float" office:value="2472.932882518" calcext:value-type="float">
            <text:p>2472.932882518</text:p>
          </table:table-cell>
        </table:table-row>
        <table:table-row table:style-name="ro1">
          <table:table-cell office:value-type="float" office:value="30169" calcext:value-type="float">
            <text:p>30169</text:p>
          </table:table-cell>
          <table:table-cell office:value-type="string" calcext:value-type="string">
            <text:p>199960.3465769892</text:p>
          </table:table-cell>
          <table:table-cell table:formula="of:=[.B605]+RANDBETWEEN(-500;500)" office:value-type="float" office:value="199790.346576989" calcext:value-type="float">
            <text:p>199790.346576989</text:p>
          </table:table-cell>
          <table:table-cell table:formula="of:=[.B605]*RANDBETWEEN(0.3;1.9)" office:value-type="float" office:value="199960.346576989" calcext:value-type="float">
            <text:p>199960.346576989</text:p>
          </table:table-cell>
          <table:table-cell table:formula="of:=[.D605]*RANDBETWEEN(0.3;1.9)" office:value-type="float" office:value="199960.346576989" calcext:value-type="float">
            <text:p>199960.346576989</text:p>
          </table:table-cell>
          <table:table-cell table:formula="of:=[.B605]*RANDBETWEEN(0.3;1.9)/[.E605]*[.D605]" office:value-type="float" office:value="399920.693153978" calcext:value-type="float">
            <text:p>399920.693153978</text:p>
          </table:table-cell>
          <table:table-cell table:formula="of:=[.C605]*RANDBETWEEN(0.3;1.9)" office:value-type="float" office:value="199790.346576989" calcext:value-type="float">
            <text:p>199790.346576989</text:p>
          </table:table-cell>
        </table:table-row>
        <table:table-row table:style-name="ro1">
          <table:table-cell office:value-type="float" office:value="30170" calcext:value-type="float">
            <text:p>30170</text:p>
          </table:table-cell>
          <table:table-cell office:value-type="string" calcext:value-type="string">
            <text:p>6220.3535888590395</text:p>
          </table:table-cell>
          <table:table-cell table:formula="of:=[.B606]+RANDBETWEEN(-500;500)" office:value-type="float" office:value="5851.35358885904" calcext:value-type="float">
            <text:p>5851.353588859</text:p>
          </table:table-cell>
          <table:table-cell table:formula="of:=[.B606]*RANDBETWEEN(0.3;1.9)" office:value-type="float" office:value="12440.7071777181" calcext:value-type="float">
            <text:p>12440.7071777181</text:p>
          </table:table-cell>
          <table:table-cell table:formula="of:=[.D606]*RANDBETWEEN(0.3;1.9)" office:value-type="float" office:value="24881.4143554362" calcext:value-type="float">
            <text:p>24881.4143554362</text:p>
          </table:table-cell>
          <table:table-cell table:formula="of:=[.B606]*RANDBETWEEN(0.3;1.9)/[.E606]*[.D606]" office:value-type="float" office:value="3110.17679442952" calcext:value-type="float">
            <text:p>3110.1767944295</text:p>
          </table:table-cell>
          <table:table-cell table:formula="of:=[.C606]*RANDBETWEEN(0.3;1.9)" office:value-type="float" office:value="11702.7071777181" calcext:value-type="float">
            <text:p>11702.7071777181</text:p>
          </table:table-cell>
        </table:table-row>
        <table:table-row table:style-name="ro1">
          <table:table-cell office:value-type="float" office:value="30171" calcext:value-type="float">
            <text:p>30171</text:p>
          </table:table-cell>
          <table:table-cell office:value-type="string" calcext:value-type="string">
            <text:p>5278.719069698551</text:p>
          </table:table-cell>
          <table:table-cell table:formula="of:=[.B607]+RANDBETWEEN(-500;500)" office:value-type="float" office:value="5304.71906969855" calcext:value-type="float">
            <text:p>5304.7190696986</text:p>
          </table:table-cell>
          <table:table-cell table:formula="of:=[.B607]*RANDBETWEEN(0.3;1.9)" office:value-type="float" office:value="10557.4381393971" calcext:value-type="float">
            <text:p>10557.4381393971</text:p>
          </table:table-cell>
          <table:table-cell table:formula="of:=[.D607]*RANDBETWEEN(0.3;1.9)" office:value-type="float" office:value="21114.8762787942" calcext:value-type="float">
            <text:p>21114.8762787942</text:p>
          </table:table-cell>
          <table:table-cell table:formula="of:=[.B607]*RANDBETWEEN(0.3;1.9)/[.E607]*[.D607]" office:value-type="float" office:value="5278.71906969855" calcext:value-type="float">
            <text:p>5278.7190696986</text:p>
          </table:table-cell>
          <table:table-cell table:formula="of:=[.C607]*RANDBETWEEN(0.3;1.9)" office:value-type="float" office:value="10609.4381393971" calcext:value-type="float">
            <text:p>10609.4381393971</text:p>
          </table:table-cell>
        </table:table-row>
        <table:table-row table:style-name="ro1">
          <table:table-cell office:value-type="float" office:value="30172" calcext:value-type="float">
            <text:p>30172</text:p>
          </table:table-cell>
          <table:table-cell office:value-type="string" calcext:value-type="string">
            <text:p>2689.6105164920004</text:p>
          </table:table-cell>
          <table:table-cell table:formula="of:=[.B608]+RANDBETWEEN(-500;500)" office:value-type="float" office:value="2533.610516492" calcext:value-type="float">
            <text:p>2533.610516492</text:p>
          </table:table-cell>
          <table:table-cell table:formula="of:=[.B608]*RANDBETWEEN(0.3;1.9)" office:value-type="float" office:value="2689.610516492" calcext:value-type="float">
            <text:p>2689.610516492</text:p>
          </table:table-cell>
          <table:table-cell table:formula="of:=[.D608]*RANDBETWEEN(0.3;1.9)" office:value-type="float" office:value="5379.221032984" calcext:value-type="float">
            <text:p>5379.221032984</text:p>
          </table:table-cell>
          <table:table-cell table:formula="of:=[.B608]*RANDBETWEEN(0.3;1.9)/[.E608]*[.D608]" office:value-type="float" office:value="2689.610516492" calcext:value-type="float">
            <text:p>2689.610516492</text:p>
          </table:table-cell>
          <table:table-cell table:formula="of:=[.C608]*RANDBETWEEN(0.3;1.9)" office:value-type="float" office:value="2533.610516492" calcext:value-type="float">
            <text:p>2533.610516492</text:p>
          </table:table-cell>
        </table:table-row>
        <table:table-row table:style-name="ro1">
          <table:table-cell office:value-type="float" office:value="30173" calcext:value-type="float">
            <text:p>30173</text:p>
          </table:table-cell>
          <table:table-cell office:value-type="string" calcext:value-type="string">
            <text:p>11729.634940693068</text:p>
          </table:table-cell>
          <table:table-cell table:formula="of:=[.B609]+RANDBETWEEN(-500;500)" office:value-type="float" office:value="12212.6349406931" calcext:value-type="float">
            <text:p>12212.6349406931</text:p>
          </table:table-cell>
          <table:table-cell table:formula="of:=[.B609]*RANDBETWEEN(0.3;1.9)" office:value-type="float" office:value="23459.2698813861" calcext:value-type="float">
            <text:p>23459.2698813861</text:p>
          </table:table-cell>
          <table:table-cell table:formula="of:=[.D609]*RANDBETWEEN(0.3;1.9)" office:value-type="float" office:value="46918.5397627723" calcext:value-type="float">
            <text:p>46918.5397627723</text:p>
          </table:table-cell>
          <table:table-cell table:formula="of:=[.B609]*RANDBETWEEN(0.3;1.9)/[.E609]*[.D609]" office:value-type="float" office:value="5864.81747034653" calcext:value-type="float">
            <text:p>5864.8174703465</text:p>
          </table:table-cell>
          <table:table-cell table:formula="of:=[.C609]*RANDBETWEEN(0.3;1.9)" office:value-type="float" office:value="12212.6349406931" calcext:value-type="float">
            <text:p>12212.6349406931</text:p>
          </table:table-cell>
        </table:table-row>
        <table:table-row table:style-name="ro1">
          <table:table-cell office:value-type="float" office:value="30174" calcext:value-type="float">
            <text:p>30174</text:p>
          </table:table-cell>
          <table:table-cell office:value-type="string" calcext:value-type="string">
            <text:p>9519.383689758477</text:p>
          </table:table-cell>
          <table:table-cell table:formula="of:=[.B610]+RANDBETWEEN(-500;500)" office:value-type="float" office:value="9122.38368975848" calcext:value-type="float">
            <text:p>9122.3836897585</text:p>
          </table:table-cell>
          <table:table-cell table:formula="of:=[.B610]*RANDBETWEEN(0.3;1.9)" office:value-type="float" office:value="9519.38368975848" calcext:value-type="float">
            <text:p>9519.3836897585</text:p>
          </table:table-cell>
          <table:table-cell table:formula="of:=[.D610]*RANDBETWEEN(0.3;1.9)" office:value-type="float" office:value="9519.38368975848" calcext:value-type="float">
            <text:p>9519.3836897585</text:p>
          </table:table-cell>
          <table:table-cell table:formula="of:=[.B610]*RANDBETWEEN(0.3;1.9)/[.E610]*[.D610]" office:value-type="float" office:value="9519.38368975848" calcext:value-type="float">
            <text:p>9519.3836897585</text:p>
          </table:table-cell>
          <table:table-cell table:formula="of:=[.C610]*RANDBETWEEN(0.3;1.9)" office:value-type="float" office:value="9122.38368975848" calcext:value-type="float">
            <text:p>9122.3836897585</text:p>
          </table:table-cell>
        </table:table-row>
        <table:table-row table:style-name="ro1">
          <table:table-cell office:value-type="float" office:value="30175" calcext:value-type="float">
            <text:p>30175</text:p>
          </table:table-cell>
          <table:table-cell office:value-type="string" calcext:value-type="string">
            <text:p>7464.989677413374</text:p>
          </table:table-cell>
          <table:table-cell table:formula="of:=[.B611]+RANDBETWEEN(-500;500)" office:value-type="float" office:value="7833.98967741337" calcext:value-type="float">
            <text:p>7833.9896774134</text:p>
          </table:table-cell>
          <table:table-cell table:formula="of:=[.B611]*RANDBETWEEN(0.3;1.9)" office:value-type="float" office:value="7464.98967741337" calcext:value-type="float">
            <text:p>7464.9896774134</text:p>
          </table:table-cell>
          <table:table-cell table:formula="of:=[.D611]*RANDBETWEEN(0.3;1.9)" office:value-type="float" office:value="14929.9793548267" calcext:value-type="float">
            <text:p>14929.9793548267</text:p>
          </table:table-cell>
          <table:table-cell table:formula="of:=[.B611]*RANDBETWEEN(0.3;1.9)/[.E611]*[.D611]" office:value-type="float" office:value="3732.49483870669" calcext:value-type="float">
            <text:p>3732.4948387067</text:p>
          </table:table-cell>
          <table:table-cell table:formula="of:=[.C611]*RANDBETWEEN(0.3;1.9)" office:value-type="float" office:value="15667.9793548267" calcext:value-type="float">
            <text:p>15667.9793548267</text:p>
          </table:table-cell>
        </table:table-row>
        <table:table-row table:style-name="ro1">
          <table:table-cell office:value-type="float" office:value="30176" calcext:value-type="float">
            <text:p>30176</text:p>
          </table:table-cell>
          <table:table-cell office:value-type="string" calcext:value-type="string">
            <text:p>1381.017219069</text:p>
          </table:table-cell>
          <table:table-cell table:formula="of:=[.B612]+RANDBETWEEN(-500;500)" office:value-type="float" office:value="936.017219069" calcext:value-type="float">
            <text:p>936.017219069</text:p>
          </table:table-cell>
          <table:table-cell table:formula="of:=[.B612]*RANDBETWEEN(0.3;1.9)" office:value-type="float" office:value="2762.034438138" calcext:value-type="float">
            <text:p>2762.034438138</text:p>
          </table:table-cell>
          <table:table-cell table:formula="of:=[.D612]*RANDBETWEEN(0.3;1.9)" office:value-type="float" office:value="2762.034438138" calcext:value-type="float">
            <text:p>2762.034438138</text:p>
          </table:table-cell>
          <table:table-cell table:formula="of:=[.B612]*RANDBETWEEN(0.3;1.9)/[.E612]*[.D612]" office:value-type="float" office:value="1381.017219069" calcext:value-type="float">
            <text:p>1381.017219069</text:p>
          </table:table-cell>
          <table:table-cell table:formula="of:=[.C612]*RANDBETWEEN(0.3;1.9)" office:value-type="float" office:value="936.017219069" calcext:value-type="float">
            <text:p>936.017219069</text:p>
          </table:table-cell>
        </table:table-row>
        <table:table-row table:style-name="ro1">
          <table:table-cell office:value-type="float" office:value="30177" calcext:value-type="float">
            <text:p>30177</text:p>
          </table:table-cell>
          <table:table-cell office:value-type="string" calcext:value-type="string">
            <text:p>9684.644405495816</text:p>
          </table:table-cell>
          <table:table-cell table:formula="of:=[.B613]+RANDBETWEEN(-500;500)" office:value-type="float" office:value="10123.6444054958" calcext:value-type="float">
            <text:p>10123.6444054958</text:p>
          </table:table-cell>
          <table:table-cell table:formula="of:=[.B613]*RANDBETWEEN(0.3;1.9)" office:value-type="float" office:value="9684.64440549582" calcext:value-type="float">
            <text:p>9684.6444054958</text:p>
          </table:table-cell>
          <table:table-cell table:formula="of:=[.D613]*RANDBETWEEN(0.3;1.9)" office:value-type="float" office:value="19369.2888109916" calcext:value-type="float">
            <text:p>19369.2888109916</text:p>
          </table:table-cell>
          <table:table-cell table:formula="of:=[.B613]*RANDBETWEEN(0.3;1.9)/[.E613]*[.D613]" office:value-type="float" office:value="4842.32220274791" calcext:value-type="float">
            <text:p>4842.3222027479</text:p>
          </table:table-cell>
          <table:table-cell table:formula="of:=[.C613]*RANDBETWEEN(0.3;1.9)" office:value-type="float" office:value="20247.2888109916" calcext:value-type="float">
            <text:p>20247.2888109916</text:p>
          </table:table-cell>
        </table:table-row>
        <table:table-row table:style-name="ro1">
          <table:table-cell office:value-type="float" office:value="30178" calcext:value-type="float">
            <text:p>30178</text:p>
          </table:table-cell>
          <table:table-cell office:value-type="string" calcext:value-type="string">
            <text:p>6079.100011085523</text:p>
          </table:table-cell>
          <table:table-cell table:formula="of:=[.B614]+RANDBETWEEN(-500;500)" office:value-type="float" office:value="5923.10001108552" calcext:value-type="float">
            <text:p>5923.1000110855</text:p>
          </table:table-cell>
          <table:table-cell table:formula="of:=[.B614]*RANDBETWEEN(0.3;1.9)" office:value-type="float" office:value="6079.10001108552" calcext:value-type="float">
            <text:p>6079.1000110855</text:p>
          </table:table-cell>
          <table:table-cell table:formula="of:=[.D614]*RANDBETWEEN(0.3;1.9)" office:value-type="float" office:value="12158.200022171" calcext:value-type="float">
            <text:p>12158.200022171</text:p>
          </table:table-cell>
          <table:table-cell table:formula="of:=[.B614]*RANDBETWEEN(0.3;1.9)/[.E614]*[.D614]" office:value-type="float" office:value="6079.10001108552" calcext:value-type="float">
            <text:p>6079.1000110855</text:p>
          </table:table-cell>
          <table:table-cell table:formula="of:=[.C614]*RANDBETWEEN(0.3;1.9)" office:value-type="float" office:value="11846.200022171" calcext:value-type="float">
            <text:p>11846.200022171</text:p>
          </table:table-cell>
        </table:table-row>
        <table:table-row table:style-name="ro1">
          <table:table-cell office:value-type="float" office:value="30179" calcext:value-type="float">
            <text:p>30179</text:p>
          </table:table-cell>
          <table:table-cell office:value-type="string" calcext:value-type="string">
            <text:p>14323.495791194757</text:p>
          </table:table-cell>
          <table:table-cell table:formula="of:=[.B615]+RANDBETWEEN(-500;500)" office:value-type="float" office:value="14545.4957911948" calcext:value-type="float">
            <text:p>14545.4957911948</text:p>
          </table:table-cell>
          <table:table-cell table:formula="of:=[.B615]*RANDBETWEEN(0.3;1.9)" office:value-type="float" office:value="28646.9915823895" calcext:value-type="float">
            <text:p>28646.9915823895</text:p>
          </table:table-cell>
          <table:table-cell table:formula="of:=[.D615]*RANDBETWEEN(0.3;1.9)" office:value-type="float" office:value="57293.983164779" calcext:value-type="float">
            <text:p>57293.983164779</text:p>
          </table:table-cell>
          <table:table-cell table:formula="of:=[.B615]*RANDBETWEEN(0.3;1.9)/[.E615]*[.D615]" office:value-type="float" office:value="7161.74789559738" calcext:value-type="float">
            <text:p>7161.7478955974</text:p>
          </table:table-cell>
          <table:table-cell table:formula="of:=[.C615]*RANDBETWEEN(0.3;1.9)" office:value-type="float" office:value="29090.9915823895" calcext:value-type="float">
            <text:p>29090.9915823895</text:p>
          </table:table-cell>
        </table:table-row>
        <table:table-row table:style-name="ro1">
          <table:table-cell office:value-type="float" office:value="30180" calcext:value-type="float">
            <text:p>30180</text:p>
          </table:table-cell>
          <table:table-cell office:value-type="string" calcext:value-type="string">
            <text:p>2481.022679128487</text:p>
          </table:table-cell>
          <table:table-cell table:formula="of:=[.B616]+RANDBETWEEN(-500;500)" office:value-type="float" office:value="2068.02267912849" calcext:value-type="float">
            <text:p>2068.0226791285</text:p>
          </table:table-cell>
          <table:table-cell table:formula="of:=[.B616]*RANDBETWEEN(0.3;1.9)" office:value-type="float" office:value="2481.02267912849" calcext:value-type="float">
            <text:p>2481.0226791285</text:p>
          </table:table-cell>
          <table:table-cell table:formula="of:=[.D616]*RANDBETWEEN(0.3;1.9)" office:value-type="float" office:value="2481.02267912849" calcext:value-type="float">
            <text:p>2481.0226791285</text:p>
          </table:table-cell>
          <table:table-cell table:formula="of:=[.B616]*RANDBETWEEN(0.3;1.9)/[.E616]*[.D616]" office:value-type="float" office:value="2481.02267912849" calcext:value-type="float">
            <text:p>2481.0226791285</text:p>
          </table:table-cell>
          <table:table-cell table:formula="of:=[.C616]*RANDBETWEEN(0.3;1.9)" office:value-type="float" office:value="4136.04535825697" calcext:value-type="float">
            <text:p>4136.045358257</text:p>
          </table:table-cell>
        </table:table-row>
        <table:table-row table:style-name="ro1">
          <table:table-cell office:value-type="float" office:value="30181" calcext:value-type="float">
            <text:p>30181</text:p>
          </table:table-cell>
          <table:table-cell office:value-type="string" calcext:value-type="string">
            <text:p>7957.713210841563</text:p>
          </table:table-cell>
          <table:table-cell table:formula="of:=[.B617]+RANDBETWEEN(-500;500)" office:value-type="float" office:value="8086.71321084156" calcext:value-type="float">
            <text:p>8086.7132108416</text:p>
          </table:table-cell>
          <table:table-cell table:formula="of:=[.B617]*RANDBETWEEN(0.3;1.9)" office:value-type="float" office:value="7957.71321084156" calcext:value-type="float">
            <text:p>7957.7132108416</text:p>
          </table:table-cell>
          <table:table-cell table:formula="of:=[.D617]*RANDBETWEEN(0.3;1.9)" office:value-type="float" office:value="7957.71321084156" calcext:value-type="float">
            <text:p>7957.7132108416</text:p>
          </table:table-cell>
          <table:table-cell table:formula="of:=[.B617]*RANDBETWEEN(0.3;1.9)/[.E617]*[.D617]" office:value-type="float" office:value="15915.4264216831" calcext:value-type="float">
            <text:p>15915.4264216831</text:p>
          </table:table-cell>
          <table:table-cell table:formula="of:=[.C617]*RANDBETWEEN(0.3;1.9)" office:value-type="float" office:value="16173.4264216831" calcext:value-type="float">
            <text:p>16173.4264216831</text:p>
          </table:table-cell>
        </table:table-row>
        <table:table-row table:style-name="ro1">
          <table:table-cell office:value-type="float" office:value="30182" calcext:value-type="float">
            <text:p>30182</text:p>
          </table:table-cell>
          <table:table-cell office:value-type="string" calcext:value-type="string">
            <text:p>9395.863878406939</text:p>
          </table:table-cell>
          <table:table-cell table:formula="of:=[.B618]+RANDBETWEEN(-500;500)" office:value-type="float" office:value="9183.86387840694" calcext:value-type="float">
            <text:p>9183.8638784069</text:p>
          </table:table-cell>
          <table:table-cell table:formula="of:=[.B618]*RANDBETWEEN(0.3;1.9)" office:value-type="float" office:value="18791.7277568139" calcext:value-type="float">
            <text:p>18791.7277568139</text:p>
          </table:table-cell>
          <table:table-cell table:formula="of:=[.D618]*RANDBETWEEN(0.3;1.9)" office:value-type="float" office:value="37583.4555136278" calcext:value-type="float">
            <text:p>37583.4555136278</text:p>
          </table:table-cell>
          <table:table-cell table:formula="of:=[.B618]*RANDBETWEEN(0.3;1.9)/[.E618]*[.D618]" office:value-type="float" office:value="9395.86387840694" calcext:value-type="float">
            <text:p>9395.8638784069</text:p>
          </table:table-cell>
          <table:table-cell table:formula="of:=[.C618]*RANDBETWEEN(0.3;1.9)" office:value-type="float" office:value="9183.86387840694" calcext:value-type="float">
            <text:p>9183.8638784069</text:p>
          </table:table-cell>
        </table:table-row>
        <table:table-row table:style-name="ro1">
          <table:table-cell office:value-type="float" office:value="30183" calcext:value-type="float">
            <text:p>30183</text:p>
          </table:table-cell>
          <table:table-cell office:value-type="string" calcext:value-type="string">
            <text:p>3506.5153739996967</text:p>
          </table:table-cell>
          <table:table-cell table:formula="of:=[.B619]+RANDBETWEEN(-500;500)" office:value-type="float" office:value="3449.5153739997" calcext:value-type="float">
            <text:p>3449.5153739997</text:p>
          </table:table-cell>
          <table:table-cell table:formula="of:=[.B619]*RANDBETWEEN(0.3;1.9)" office:value-type="float" office:value="7013.03074799939" calcext:value-type="float">
            <text:p>7013.0307479994</text:p>
          </table:table-cell>
          <table:table-cell table:formula="of:=[.D619]*RANDBETWEEN(0.3;1.9)" office:value-type="float" office:value="7013.03074799939" calcext:value-type="float">
            <text:p>7013.0307479994</text:p>
          </table:table-cell>
          <table:table-cell table:formula="of:=[.B619]*RANDBETWEEN(0.3;1.9)/[.E619]*[.D619]" office:value-type="float" office:value="3506.5153739997" calcext:value-type="float">
            <text:p>3506.5153739997</text:p>
          </table:table-cell>
          <table:table-cell table:formula="of:=[.C619]*RANDBETWEEN(0.3;1.9)" office:value-type="float" office:value="6899.03074799939" calcext:value-type="float">
            <text:p>6899.0307479994</text:p>
          </table:table-cell>
        </table:table-row>
        <table:table-row table:style-name="ro1">
          <table:table-cell office:value-type="float" office:value="30184" calcext:value-type="float">
            <text:p>30184</text:p>
          </table:table-cell>
          <table:table-cell office:value-type="string" calcext:value-type="string">
            <text:p>9033.600714647546</text:p>
          </table:table-cell>
          <table:table-cell table:formula="of:=[.B620]+RANDBETWEEN(-500;500)" office:value-type="float" office:value="9079.60071464755" calcext:value-type="float">
            <text:p>9079.6007146476</text:p>
          </table:table-cell>
          <table:table-cell table:formula="of:=[.B620]*RANDBETWEEN(0.3;1.9)" office:value-type="float" office:value="9033.60071464755" calcext:value-type="float">
            <text:p>9033.6007146476</text:p>
          </table:table-cell>
          <table:table-cell table:formula="of:=[.D620]*RANDBETWEEN(0.3;1.9)" office:value-type="float" office:value="9033.60071464755" calcext:value-type="float">
            <text:p>9033.6007146476</text:p>
          </table:table-cell>
          <table:table-cell table:formula="of:=[.B620]*RANDBETWEEN(0.3;1.9)/[.E620]*[.D620]" office:value-type="float" office:value="9033.60071464755" calcext:value-type="float">
            <text:p>9033.6007146476</text:p>
          </table:table-cell>
          <table:table-cell table:formula="of:=[.C620]*RANDBETWEEN(0.3;1.9)" office:value-type="float" office:value="9079.60071464755" calcext:value-type="float">
            <text:p>9079.6007146476</text:p>
          </table:table-cell>
        </table:table-row>
        <table:table-row table:style-name="ro1">
          <table:table-cell office:value-type="float" office:value="30185" calcext:value-type="float">
            <text:p>30185</text:p>
          </table:table-cell>
          <table:table-cell office:value-type="string" calcext:value-type="string">
            <text:p>57583.41657618218</text:p>
          </table:table-cell>
          <table:table-cell table:formula="of:=[.B621]+RANDBETWEEN(-500;500)" office:value-type="float" office:value="57831.4165761822" calcext:value-type="float">
            <text:p>57831.4165761822</text:p>
          </table:table-cell>
          <table:table-cell table:formula="of:=[.B621]*RANDBETWEEN(0.3;1.9)" office:value-type="float" office:value="57583.4165761822" calcext:value-type="float">
            <text:p>57583.4165761822</text:p>
          </table:table-cell>
          <table:table-cell table:formula="of:=[.D621]*RANDBETWEEN(0.3;1.9)" office:value-type="float" office:value="57583.4165761822" calcext:value-type="float">
            <text:p>57583.4165761822</text:p>
          </table:table-cell>
          <table:table-cell table:formula="of:=[.B621]*RANDBETWEEN(0.3;1.9)/[.E621]*[.D621]" office:value-type="float" office:value="115166.833152364" calcext:value-type="float">
            <text:p>115166.833152364</text:p>
          </table:table-cell>
          <table:table-cell table:formula="of:=[.C621]*RANDBETWEEN(0.3;1.9)" office:value-type="float" office:value="115662.833152364" calcext:value-type="float">
            <text:p>115662.833152364</text:p>
          </table:table-cell>
        </table:table-row>
        <table:table-row table:style-name="ro1">
          <table:table-cell office:value-type="float" office:value="30186" calcext:value-type="float">
            <text:p>30186</text:p>
          </table:table-cell>
          <table:table-cell office:value-type="string" calcext:value-type="string">
            <text:p>7928.472060481311</text:p>
          </table:table-cell>
          <table:table-cell table:formula="of:=[.B622]+RANDBETWEEN(-500;500)" office:value-type="float" office:value="8312.47206048131" calcext:value-type="float">
            <text:p>8312.4720604813</text:p>
          </table:table-cell>
          <table:table-cell table:formula="of:=[.B622]*RANDBETWEEN(0.3;1.9)" office:value-type="float" office:value="15856.9441209626" calcext:value-type="float">
            <text:p>15856.9441209626</text:p>
          </table:table-cell>
          <table:table-cell table:formula="of:=[.D622]*RANDBETWEEN(0.3;1.9)" office:value-type="float" office:value="15856.9441209626" calcext:value-type="float">
            <text:p>15856.9441209626</text:p>
          </table:table-cell>
          <table:table-cell table:formula="of:=[.B622]*RANDBETWEEN(0.3;1.9)/[.E622]*[.D622]" office:value-type="float" office:value="7928.47206048131" calcext:value-type="float">
            <text:p>7928.4720604813</text:p>
          </table:table-cell>
          <table:table-cell table:formula="of:=[.C622]*RANDBETWEEN(0.3;1.9)" office:value-type="float" office:value="8312.47206048131" calcext:value-type="float">
            <text:p>8312.4720604813</text:p>
          </table:table-cell>
        </table:table-row>
        <table:table-row table:style-name="ro1">
          <table:table-cell office:value-type="float" office:value="30187" calcext:value-type="float">
            <text:p>30187</text:p>
          </table:table-cell>
          <table:table-cell office:value-type="string" calcext:value-type="string">
            <text:p>2137.606692773</text:p>
          </table:table-cell>
          <table:table-cell table:formula="of:=[.B623]+RANDBETWEEN(-500;500)" office:value-type="float" office:value="1935.606692773" calcext:value-type="float">
            <text:p>1935.606692773</text:p>
          </table:table-cell>
          <table:table-cell table:formula="of:=[.B623]*RANDBETWEEN(0.3;1.9)" office:value-type="float" office:value="4275.213385546" calcext:value-type="float">
            <text:p>4275.213385546</text:p>
          </table:table-cell>
          <table:table-cell table:formula="of:=[.D623]*RANDBETWEEN(0.3;1.9)" office:value-type="float" office:value="8550.426771092" calcext:value-type="float">
            <text:p>8550.426771092</text:p>
          </table:table-cell>
          <table:table-cell table:formula="of:=[.B623]*RANDBETWEEN(0.3;1.9)/[.E623]*[.D623]" office:value-type="float" office:value="1068.8033463865" calcext:value-type="float">
            <text:p>1068.8033463865</text:p>
          </table:table-cell>
          <table:table-cell table:formula="of:=[.C623]*RANDBETWEEN(0.3;1.9)" office:value-type="float" office:value="3871.213385546" calcext:value-type="float">
            <text:p>3871.213385546</text:p>
          </table:table-cell>
        </table:table-row>
        <table:table-row table:style-name="ro1">
          <table:table-cell office:value-type="float" office:value="30188" calcext:value-type="float">
            <text:p>30188</text:p>
          </table:table-cell>
          <table:table-cell office:value-type="string" calcext:value-type="string">
            <text:p>12776.049906995295</text:p>
          </table:table-cell>
          <table:table-cell table:formula="of:=[.B624]+RANDBETWEEN(-500;500)" office:value-type="float" office:value="12363.0499069953" calcext:value-type="float">
            <text:p>12363.0499069953</text:p>
          </table:table-cell>
          <table:table-cell table:formula="of:=[.B624]*RANDBETWEEN(0.3;1.9)" office:value-type="float" office:value="25552.0998139906" calcext:value-type="float">
            <text:p>25552.0998139906</text:p>
          </table:table-cell>
          <table:table-cell table:formula="of:=[.D624]*RANDBETWEEN(0.3;1.9)" office:value-type="float" office:value="25552.0998139906" calcext:value-type="float">
            <text:p>25552.0998139906</text:p>
          </table:table-cell>
          <table:table-cell table:formula="of:=[.B624]*RANDBETWEEN(0.3;1.9)/[.E624]*[.D624]" office:value-type="float" office:value="25552.0998139906" calcext:value-type="float">
            <text:p>25552.0998139906</text:p>
          </table:table-cell>
          <table:table-cell table:formula="of:=[.C624]*RANDBETWEEN(0.3;1.9)" office:value-type="float" office:value="24726.0998139906" calcext:value-type="float">
            <text:p>24726.0998139906</text:p>
          </table:table-cell>
        </table:table-row>
        <table:table-row table:style-name="ro1">
          <table:table-cell office:value-type="float" office:value="30189" calcext:value-type="float">
            <text:p>30189</text:p>
          </table:table-cell>
          <table:table-cell office:value-type="string" calcext:value-type="string">
            <text:p>1727035.9711591166</text:p>
          </table:table-cell>
          <table:table-cell table:formula="of:=[.B625]+RANDBETWEEN(-500;500)" office:value-type="float" office:value="1726821.97115912" calcext:value-type="float">
            <text:p>1726821.97115912</text:p>
          </table:table-cell>
          <table:table-cell table:formula="of:=[.B625]*RANDBETWEEN(0.3;1.9)" office:value-type="float" office:value="1727035.97115912" calcext:value-type="float">
            <text:p>1727035.97115912</text:p>
          </table:table-cell>
          <table:table-cell table:formula="of:=[.D625]*RANDBETWEEN(0.3;1.9)" office:value-type="float" office:value="1727035.97115912" calcext:value-type="float">
            <text:p>1727035.97115912</text:p>
          </table:table-cell>
          <table:table-cell table:formula="of:=[.B625]*RANDBETWEEN(0.3;1.9)/[.E625]*[.D625]" office:value-type="float" office:value="3454071.94231823" calcext:value-type="float">
            <text:p>3454071.94231823</text:p>
          </table:table-cell>
          <table:table-cell table:formula="of:=[.C625]*RANDBETWEEN(0.3;1.9)" office:value-type="float" office:value="1726821.97115912" calcext:value-type="float">
            <text:p>1726821.97115912</text:p>
          </table:table-cell>
        </table:table-row>
        <table:table-row table:style-name="ro1">
          <table:table-cell office:value-type="float" office:value="30190" calcext:value-type="float">
            <text:p>30190</text:p>
          </table:table-cell>
          <table:table-cell office:value-type="string" calcext:value-type="string">
            <text:p>1925.167562097127</text:p>
          </table:table-cell>
          <table:table-cell table:formula="of:=[.B626]+RANDBETWEEN(-500;500)" office:value-type="float" office:value="2188.16756209713" calcext:value-type="float">
            <text:p>2188.1675620971</text:p>
          </table:table-cell>
          <table:table-cell table:formula="of:=[.B626]*RANDBETWEEN(0.3;1.9)" office:value-type="float" office:value="3850.33512419425" calcext:value-type="float">
            <text:p>3850.3351241943</text:p>
          </table:table-cell>
          <table:table-cell table:formula="of:=[.D626]*RANDBETWEEN(0.3;1.9)" office:value-type="float" office:value="7700.67024838851" calcext:value-type="float">
            <text:p>7700.6702483885</text:p>
          </table:table-cell>
          <table:table-cell table:formula="of:=[.B626]*RANDBETWEEN(0.3;1.9)/[.E626]*[.D626]" office:value-type="float" office:value="1925.16756209713" calcext:value-type="float">
            <text:p>1925.1675620971</text:p>
          </table:table-cell>
          <table:table-cell table:formula="of:=[.C626]*RANDBETWEEN(0.3;1.9)" office:value-type="float" office:value="4376.33512419426" calcext:value-type="float">
            <text:p>4376.3351241943</text:p>
          </table:table-cell>
        </table:table-row>
        <table:table-row table:style-name="ro1">
          <table:table-cell office:value-type="float" office:value="30191" calcext:value-type="float">
            <text:p>30191</text:p>
          </table:table-cell>
          <table:table-cell office:value-type="string" calcext:value-type="string">
            <text:p>22297.501779448252</text:p>
          </table:table-cell>
          <table:table-cell table:formula="of:=[.B627]+RANDBETWEEN(-500;500)" office:value-type="float" office:value="22714.5017794483" calcext:value-type="float">
            <text:p>22714.5017794483</text:p>
          </table:table-cell>
          <table:table-cell table:formula="of:=[.B627]*RANDBETWEEN(0.3;1.9)" office:value-type="float" office:value="44595.0035588965" calcext:value-type="float">
            <text:p>44595.0035588965</text:p>
          </table:table-cell>
          <table:table-cell table:formula="of:=[.D627]*RANDBETWEEN(0.3;1.9)" office:value-type="float" office:value="44595.0035588965" calcext:value-type="float">
            <text:p>44595.0035588965</text:p>
          </table:table-cell>
          <table:table-cell table:formula="of:=[.B627]*RANDBETWEEN(0.3;1.9)/[.E627]*[.D627]" office:value-type="float" office:value="44595.0035588965" calcext:value-type="float">
            <text:p>44595.0035588965</text:p>
          </table:table-cell>
          <table:table-cell table:formula="of:=[.C627]*RANDBETWEEN(0.3;1.9)" office:value-type="float" office:value="45429.0035588965" calcext:value-type="float">
            <text:p>45429.0035588965</text:p>
          </table:table-cell>
        </table:table-row>
        <table:table-row table:style-name="ro1">
          <table:table-cell office:value-type="float" office:value="30192" calcext:value-type="float">
            <text:p>30192</text:p>
          </table:table-cell>
          <table:table-cell office:value-type="string" calcext:value-type="string">
            <text:p>10644.6982011164</text:p>
          </table:table-cell>
          <table:table-cell table:formula="of:=[.B628]+RANDBETWEEN(-500;500)" office:value-type="float" office:value="10847.6982011164" calcext:value-type="float">
            <text:p>10847.6982011164</text:p>
          </table:table-cell>
          <table:table-cell table:formula="of:=[.B628]*RANDBETWEEN(0.3;1.9)" office:value-type="float" office:value="21289.3964022328" calcext:value-type="float">
            <text:p>21289.3964022328</text:p>
          </table:table-cell>
          <table:table-cell table:formula="of:=[.D628]*RANDBETWEEN(0.3;1.9)" office:value-type="float" office:value="21289.3964022328" calcext:value-type="float">
            <text:p>21289.3964022328</text:p>
          </table:table-cell>
          <table:table-cell table:formula="of:=[.B628]*RANDBETWEEN(0.3;1.9)/[.E628]*[.D628]" office:value-type="float" office:value="21289.3964022328" calcext:value-type="float">
            <text:p>21289.3964022328</text:p>
          </table:table-cell>
          <table:table-cell table:formula="of:=[.C628]*RANDBETWEEN(0.3;1.9)" office:value-type="float" office:value="10847.6982011164" calcext:value-type="float">
            <text:p>10847.6982011164</text:p>
          </table:table-cell>
        </table:table-row>
        <table:table-row table:style-name="ro1">
          <table:table-cell office:value-type="float" office:value="30193" calcext:value-type="float">
            <text:p>30193</text:p>
          </table:table-cell>
          <table:table-cell office:value-type="string" calcext:value-type="string">
            <text:p>8682.113938644148</text:p>
          </table:table-cell>
          <table:table-cell table:formula="of:=[.B629]+RANDBETWEEN(-500;500)" office:value-type="float" office:value="8392.11393864415" calcext:value-type="float">
            <text:p>8392.1139386442</text:p>
          </table:table-cell>
          <table:table-cell table:formula="of:=[.B629]*RANDBETWEEN(0.3;1.9)" office:value-type="float" office:value="8682.11393864415" calcext:value-type="float">
            <text:p>8682.1139386442</text:p>
          </table:table-cell>
          <table:table-cell table:formula="of:=[.D629]*RANDBETWEEN(0.3;1.9)" office:value-type="float" office:value="8682.11393864415" calcext:value-type="float">
            <text:p>8682.1139386442</text:p>
          </table:table-cell>
          <table:table-cell table:formula="of:=[.B629]*RANDBETWEEN(0.3;1.9)/[.E629]*[.D629]" office:value-type="float" office:value="8682.11393864415" calcext:value-type="float">
            <text:p>8682.1139386442</text:p>
          </table:table-cell>
          <table:table-cell table:formula="of:=[.C629]*RANDBETWEEN(0.3;1.9)" office:value-type="float" office:value="8392.11393864415" calcext:value-type="float">
            <text:p>8392.1139386442</text:p>
          </table:table-cell>
        </table:table-row>
        <table:table-row table:style-name="ro1">
          <table:table-cell office:value-type="float" office:value="30194" calcext:value-type="float">
            <text:p>30194</text:p>
          </table:table-cell>
          <table:table-cell office:value-type="string" calcext:value-type="string">
            <text:p>620.122717442</text:p>
          </table:table-cell>
          <table:table-cell table:formula="of:=[.B630]+RANDBETWEEN(-500;500)" office:value-type="float" office:value="317.122717442" calcext:value-type="float">
            <text:p>317.122717442</text:p>
          </table:table-cell>
          <table:table-cell table:formula="of:=[.B630]*RANDBETWEEN(0.3;1.9)" office:value-type="float" office:value="620.122717442" calcext:value-type="float">
            <text:p>620.122717442</text:p>
          </table:table-cell>
          <table:table-cell table:formula="of:=[.D630]*RANDBETWEEN(0.3;1.9)" office:value-type="float" office:value="620.122717442" calcext:value-type="float">
            <text:p>620.122717442</text:p>
          </table:table-cell>
          <table:table-cell table:formula="of:=[.B630]*RANDBETWEEN(0.3;1.9)/[.E630]*[.D630]" office:value-type="float" office:value="1240.245434884" calcext:value-type="float">
            <text:p>1240.245434884</text:p>
          </table:table-cell>
          <table:table-cell table:formula="of:=[.C630]*RANDBETWEEN(0.3;1.9)" office:value-type="float" office:value="634.245434884" calcext:value-type="float">
            <text:p>634.245434884</text:p>
          </table:table-cell>
        </table:table-row>
        <table:table-row table:style-name="ro1">
          <table:table-cell office:value-type="float" office:value="30195" calcext:value-type="float">
            <text:p>30195</text:p>
          </table:table-cell>
          <table:table-cell office:value-type="string" calcext:value-type="string">
            <text:p>866.6594439193079</text:p>
          </table:table-cell>
          <table:table-cell table:formula="of:=[.B631]+RANDBETWEEN(-500;500)" office:value-type="float" office:value="747.659443919308" calcext:value-type="float">
            <text:p>747.6594439193</text:p>
          </table:table-cell>
          <table:table-cell table:formula="of:=[.B631]*RANDBETWEEN(0.3;1.9)" office:value-type="float" office:value="866.659443919308" calcext:value-type="float">
            <text:p>866.6594439193</text:p>
          </table:table-cell>
          <table:table-cell table:formula="of:=[.D631]*RANDBETWEEN(0.3;1.9)" office:value-type="float" office:value="866.659443919308" calcext:value-type="float">
            <text:p>866.6594439193</text:p>
          </table:table-cell>
          <table:table-cell table:formula="of:=[.B631]*RANDBETWEEN(0.3;1.9)/[.E631]*[.D631]" office:value-type="float" office:value="1733.31888783862" calcext:value-type="float">
            <text:p>1733.3188878386</text:p>
          </table:table-cell>
          <table:table-cell table:formula="of:=[.C631]*RANDBETWEEN(0.3;1.9)" office:value-type="float" office:value="1495.31888783862" calcext:value-type="float">
            <text:p>1495.3188878386</text:p>
          </table:table-cell>
        </table:table-row>
        <table:table-row table:style-name="ro1">
          <table:table-cell office:value-type="float" office:value="30196" calcext:value-type="float">
            <text:p>30196</text:p>
          </table:table-cell>
          <table:table-cell office:value-type="string" calcext:value-type="string">
            <text:p>975.8349801</text:p>
          </table:table-cell>
          <table:table-cell table:formula="of:=[.B632]+RANDBETWEEN(-500;500)" office:value-type="float" office:value="1211.8349801" calcext:value-type="float">
            <text:p>1211.8349801</text:p>
          </table:table-cell>
          <table:table-cell table:formula="of:=[.B632]*RANDBETWEEN(0.3;1.9)" office:value-type="float" office:value="975.8349801" calcext:value-type="float">
            <text:p>975.8349801</text:p>
          </table:table-cell>
          <table:table-cell table:formula="of:=[.D632]*RANDBETWEEN(0.3;1.9)" office:value-type="float" office:value="975.8349801" calcext:value-type="float">
            <text:p>975.8349801</text:p>
          </table:table-cell>
          <table:table-cell table:formula="of:=[.B632]*RANDBETWEEN(0.3;1.9)/[.E632]*[.D632]" office:value-type="float" office:value="975.8349801" calcext:value-type="float">
            <text:p>975.8349801</text:p>
          </table:table-cell>
          <table:table-cell table:formula="of:=[.C632]*RANDBETWEEN(0.3;1.9)" office:value-type="float" office:value="2423.6699602" calcext:value-type="float">
            <text:p>2423.6699602</text:p>
          </table:table-cell>
        </table:table-row>
        <table:table-row table:style-name="ro1">
          <table:table-cell office:value-type="float" office:value="30197" calcext:value-type="float">
            <text:p>30197</text:p>
          </table:table-cell>
          <table:table-cell office:value-type="string" calcext:value-type="string">
            <text:p>10512.446340527205</text:p>
          </table:table-cell>
          <table:table-cell table:formula="of:=[.B633]+RANDBETWEEN(-500;500)" office:value-type="float" office:value="10810.4463405272" calcext:value-type="float">
            <text:p>10810.4463405272</text:p>
          </table:table-cell>
          <table:table-cell table:formula="of:=[.B633]*RANDBETWEEN(0.3;1.9)" office:value-type="float" office:value="21024.8926810544" calcext:value-type="float">
            <text:p>21024.8926810544</text:p>
          </table:table-cell>
          <table:table-cell table:formula="of:=[.D633]*RANDBETWEEN(0.3;1.9)" office:value-type="float" office:value="21024.8926810544" calcext:value-type="float">
            <text:p>21024.8926810544</text:p>
          </table:table-cell>
          <table:table-cell table:formula="of:=[.B633]*RANDBETWEEN(0.3;1.9)/[.E633]*[.D633]" office:value-type="float" office:value="10512.4463405272" calcext:value-type="float">
            <text:p>10512.4463405272</text:p>
          </table:table-cell>
          <table:table-cell table:formula="of:=[.C633]*RANDBETWEEN(0.3;1.9)" office:value-type="float" office:value="10810.4463405272" calcext:value-type="float">
            <text:p>10810.4463405272</text:p>
          </table:table-cell>
        </table:table-row>
        <table:table-row table:style-name="ro1">
          <table:table-cell office:value-type="float" office:value="30198" calcext:value-type="float">
            <text:p>30198</text:p>
          </table:table-cell>
          <table:table-cell office:value-type="string" calcext:value-type="string">
            <text:p>1133.0780744869999</text:p>
          </table:table-cell>
          <table:table-cell table:formula="of:=[.B634]+RANDBETWEEN(-500;500)" office:value-type="float" office:value="942.078074487" calcext:value-type="float">
            <text:p>942.078074487</text:p>
          </table:table-cell>
          <table:table-cell table:formula="of:=[.B634]*RANDBETWEEN(0.3;1.9)" office:value-type="float" office:value="1133.078074487" calcext:value-type="float">
            <text:p>1133.078074487</text:p>
          </table:table-cell>
          <table:table-cell table:formula="of:=[.D634]*RANDBETWEEN(0.3;1.9)" office:value-type="float" office:value="1133.078074487" calcext:value-type="float">
            <text:p>1133.078074487</text:p>
          </table:table-cell>
          <table:table-cell table:formula="of:=[.B634]*RANDBETWEEN(0.3;1.9)/[.E634]*[.D634]" office:value-type="float" office:value="2266.156148974" calcext:value-type="float">
            <text:p>2266.156148974</text:p>
          </table:table-cell>
          <table:table-cell table:formula="of:=[.C634]*RANDBETWEEN(0.3;1.9)" office:value-type="float" office:value="942.078074487" calcext:value-type="float">
            <text:p>942.078074487</text:p>
          </table:table-cell>
        </table:table-row>
        <table:table-row table:style-name="ro1">
          <table:table-cell office:value-type="float" office:value="30199" calcext:value-type="float">
            <text:p>30199</text:p>
          </table:table-cell>
          <table:table-cell office:value-type="string" calcext:value-type="string">
            <text:p>475.03436317100005</text:p>
          </table:table-cell>
          <table:table-cell table:formula="of:=[.B635]+RANDBETWEEN(-500;500)" office:value-type="float" office:value="569.034363171" calcext:value-type="float">
            <text:p>569.034363171</text:p>
          </table:table-cell>
          <table:table-cell table:formula="of:=[.B635]*RANDBETWEEN(0.3;1.9)" office:value-type="float" office:value="950.068726342" calcext:value-type="float">
            <text:p>950.068726342</text:p>
          </table:table-cell>
          <table:table-cell table:formula="of:=[.D635]*RANDBETWEEN(0.3;1.9)" office:value-type="float" office:value="1900.137452684" calcext:value-type="float">
            <text:p>1900.137452684</text:p>
          </table:table-cell>
          <table:table-cell table:formula="of:=[.B635]*RANDBETWEEN(0.3;1.9)/[.E635]*[.D635]" office:value-type="float" office:value="237.5171815855" calcext:value-type="float">
            <text:p>237.5171815855</text:p>
          </table:table-cell>
          <table:table-cell table:formula="of:=[.C635]*RANDBETWEEN(0.3;1.9)" office:value-type="float" office:value="569.034363171" calcext:value-type="float">
            <text:p>569.034363171</text:p>
          </table:table-cell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string" calcext:value-type="string">
            <text:p>7021.616167191709</text:p>
          </table:table-cell>
          <table:table-cell table:formula="of:=[.B636]+RANDBETWEEN(-500;500)" office:value-type="float" office:value="6648.61616719171" calcext:value-type="float">
            <text:p>6648.6161671917</text:p>
          </table:table-cell>
          <table:table-cell table:formula="of:=[.B636]*RANDBETWEEN(0.3;1.9)" office:value-type="float" office:value="14043.2323343834" calcext:value-type="float">
            <text:p>14043.2323343834</text:p>
          </table:table-cell>
          <table:table-cell table:formula="of:=[.D636]*RANDBETWEEN(0.3;1.9)" office:value-type="float" office:value="14043.2323343834" calcext:value-type="float">
            <text:p>14043.2323343834</text:p>
          </table:table-cell>
          <table:table-cell table:formula="of:=[.B636]*RANDBETWEEN(0.3;1.9)/[.E636]*[.D636]" office:value-type="float" office:value="14043.2323343834" calcext:value-type="float">
            <text:p>14043.2323343834</text:p>
          </table:table-cell>
          <table:table-cell table:formula="of:=[.C636]*RANDBETWEEN(0.3;1.9)" office:value-type="float" office:value="13297.2323343834" calcext:value-type="float">
            <text:p>13297.2323343834</text:p>
          </table:table-cell>
        </table:table-row>
        <table:table-row table:style-name="ro1">
          <table:table-cell office:value-type="float" office:value="30201" calcext:value-type="float">
            <text:p>30201</text:p>
          </table:table-cell>
          <table:table-cell office:value-type="string" calcext:value-type="string">
            <text:p>4534.686372734846</text:p>
          </table:table-cell>
          <table:table-cell table:formula="of:=[.B637]+RANDBETWEEN(-500;500)" office:value-type="float" office:value="4475.68637273485" calcext:value-type="float">
            <text:p>4475.6863727349</text:p>
          </table:table-cell>
          <table:table-cell table:formula="of:=[.B637]*RANDBETWEEN(0.3;1.9)" office:value-type="float" office:value="4534.68637273485" calcext:value-type="float">
            <text:p>4534.6863727349</text:p>
          </table:table-cell>
          <table:table-cell table:formula="of:=[.D637]*RANDBETWEEN(0.3;1.9)" office:value-type="float" office:value="4534.68637273485" calcext:value-type="float">
            <text:p>4534.6863727349</text:p>
          </table:table-cell>
          <table:table-cell table:formula="of:=[.B637]*RANDBETWEEN(0.3;1.9)/[.E637]*[.D637]" office:value-type="float" office:value="4534.68637273485" calcext:value-type="float">
            <text:p>4534.6863727349</text:p>
          </table:table-cell>
          <table:table-cell table:formula="of:=[.C637]*RANDBETWEEN(0.3;1.9)" office:value-type="float" office:value="4475.68637273485" calcext:value-type="float">
            <text:p>4475.6863727349</text:p>
          </table:table-cell>
        </table:table-row>
        <table:table-row table:style-name="ro1">
          <table:table-cell office:value-type="float" office:value="30202" calcext:value-type="float">
            <text:p>30202</text:p>
          </table:table-cell>
          <table:table-cell office:value-type="string" calcext:value-type="string">
            <text:p>48565.12881350835</text:p>
          </table:table-cell>
          <table:table-cell table:formula="of:=[.B638]+RANDBETWEEN(-500;500)" office:value-type="float" office:value="48185.1288135084" calcext:value-type="float">
            <text:p>48185.1288135084</text:p>
          </table:table-cell>
          <table:table-cell table:formula="of:=[.B638]*RANDBETWEEN(0.3;1.9)" office:value-type="float" office:value="97130.2576270167" calcext:value-type="float">
            <text:p>97130.2576270167</text:p>
          </table:table-cell>
          <table:table-cell table:formula="of:=[.D638]*RANDBETWEEN(0.3;1.9)" office:value-type="float" office:value="194260.515254033" calcext:value-type="float">
            <text:p>194260.515254033</text:p>
          </table:table-cell>
          <table:table-cell table:formula="of:=[.B638]*RANDBETWEEN(0.3;1.9)/[.E638]*[.D638]" office:value-type="float" office:value="48565.1288135084" calcext:value-type="float">
            <text:p>48565.1288135084</text:p>
          </table:table-cell>
          <table:table-cell table:formula="of:=[.C638]*RANDBETWEEN(0.3;1.9)" office:value-type="float" office:value="48185.1288135084" calcext:value-type="float">
            <text:p>48185.1288135084</text:p>
          </table:table-cell>
        </table:table-row>
        <table:table-row table:style-name="ro1">
          <table:table-cell office:value-type="float" office:value="30203" calcext:value-type="float">
            <text:p>30203</text:p>
          </table:table-cell>
          <table:table-cell office:value-type="string" calcext:value-type="string">
            <text:p>6574.077803714545</text:p>
          </table:table-cell>
          <table:table-cell table:formula="of:=[.B639]+RANDBETWEEN(-500;500)" office:value-type="float" office:value="6546.07780371455" calcext:value-type="float">
            <text:p>6546.0778037146</text:p>
          </table:table-cell>
          <table:table-cell table:formula="of:=[.B639]*RANDBETWEEN(0.3;1.9)" office:value-type="float" office:value="6574.07780371454" calcext:value-type="float">
            <text:p>6574.0778037146</text:p>
          </table:table-cell>
          <table:table-cell table:formula="of:=[.D639]*RANDBETWEEN(0.3;1.9)" office:value-type="float" office:value="13148.1556074291" calcext:value-type="float">
            <text:p>13148.1556074291</text:p>
          </table:table-cell>
          <table:table-cell table:formula="of:=[.B639]*RANDBETWEEN(0.3;1.9)/[.E639]*[.D639]" office:value-type="float" office:value="6574.07780371454" calcext:value-type="float">
            <text:p>6574.0778037146</text:p>
          </table:table-cell>
          <table:table-cell table:formula="of:=[.C639]*RANDBETWEEN(0.3;1.9)" office:value-type="float" office:value="13092.1556074291" calcext:value-type="float">
            <text:p>13092.1556074291</text:p>
          </table:table-cell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string" calcext:value-type="string">
            <text:p>1521.90960412</text:p>
          </table:table-cell>
          <table:table-cell table:formula="of:=[.B640]+RANDBETWEEN(-500;500)" office:value-type="float" office:value="1445.90960412" calcext:value-type="float">
            <text:p>1445.90960412</text:p>
          </table:table-cell>
          <table:table-cell table:formula="of:=[.B640]*RANDBETWEEN(0.3;1.9)" office:value-type="float" office:value="3043.81920824" calcext:value-type="float">
            <text:p>3043.81920824</text:p>
          </table:table-cell>
          <table:table-cell table:formula="of:=[.D640]*RANDBETWEEN(0.3;1.9)" office:value-type="float" office:value="6087.63841648" calcext:value-type="float">
            <text:p>6087.63841648</text:p>
          </table:table-cell>
          <table:table-cell table:formula="of:=[.B640]*RANDBETWEEN(0.3;1.9)/[.E640]*[.D640]" office:value-type="float" office:value="760.95480206" calcext:value-type="float">
            <text:p>760.95480206</text:p>
          </table:table-cell>
          <table:table-cell table:formula="of:=[.C640]*RANDBETWEEN(0.3;1.9)" office:value-type="float" office:value="1445.90960412" calcext:value-type="float">
            <text:p>1445.90960412</text:p>
          </table:table-cell>
        </table:table-row>
        <table:table-row table:style-name="ro1">
          <table:table-cell office:value-type="float" office:value="30205" calcext:value-type="float">
            <text:p>30205</text:p>
          </table:table-cell>
          <table:table-cell office:value-type="string" calcext:value-type="string">
            <text:p>2214.1626954139997</text:p>
          </table:table-cell>
          <table:table-cell table:formula="of:=[.B641]+RANDBETWEEN(-500;500)" office:value-type="float" office:value="1938.162695414" calcext:value-type="float">
            <text:p>1938.162695414</text:p>
          </table:table-cell>
          <table:table-cell table:formula="of:=[.B641]*RANDBETWEEN(0.3;1.9)" office:value-type="float" office:value="4428.325390828" calcext:value-type="float">
            <text:p>4428.325390828</text:p>
          </table:table-cell>
          <table:table-cell table:formula="of:=[.D641]*RANDBETWEEN(0.3;1.9)" office:value-type="float" office:value="4428.325390828" calcext:value-type="float">
            <text:p>4428.325390828</text:p>
          </table:table-cell>
          <table:table-cell table:formula="of:=[.B641]*RANDBETWEEN(0.3;1.9)/[.E641]*[.D641]" office:value-type="float" office:value="2214.162695414" calcext:value-type="float">
            <text:p>2214.162695414</text:p>
          </table:table-cell>
          <table:table-cell table:formula="of:=[.C641]*RANDBETWEEN(0.3;1.9)" office:value-type="float" office:value="1938.162695414" calcext:value-type="float">
            <text:p>1938.162695414</text:p>
          </table:table-cell>
        </table:table-row>
        <table:table-row table:style-name="ro1">
          <table:table-cell office:value-type="float" office:value="30206" calcext:value-type="float">
            <text:p>30206</text:p>
          </table:table-cell>
          <table:table-cell office:value-type="string" calcext:value-type="string">
            <text:p>16660.498324862914</text:p>
          </table:table-cell>
          <table:table-cell table:formula="of:=[.B642]+RANDBETWEEN(-500;500)" office:value-type="float" office:value="16501.4983248629" calcext:value-type="float">
            <text:p>16501.4983248629</text:p>
          </table:table-cell>
          <table:table-cell table:formula="of:=[.B642]*RANDBETWEEN(0.3;1.9)" office:value-type="float" office:value="16660.4983248629" calcext:value-type="float">
            <text:p>16660.4983248629</text:p>
          </table:table-cell>
          <table:table-cell table:formula="of:=[.D642]*RANDBETWEEN(0.3;1.9)" office:value-type="float" office:value="33320.9966497258" calcext:value-type="float">
            <text:p>33320.9966497258</text:p>
          </table:table-cell>
          <table:table-cell table:formula="of:=[.B642]*RANDBETWEEN(0.3;1.9)/[.E642]*[.D642]" office:value-type="float" office:value="16660.4983248629" calcext:value-type="float">
            <text:p>16660.4983248629</text:p>
          </table:table-cell>
          <table:table-cell table:formula="of:=[.C642]*RANDBETWEEN(0.3;1.9)" office:value-type="float" office:value="33002.9966497258" calcext:value-type="float">
            <text:p>33002.9966497258</text:p>
          </table:table-cell>
        </table:table-row>
        <table:table-row table:style-name="ro1">
          <table:table-cell office:value-type="float" office:value="30207" calcext:value-type="float">
            <text:p>30207</text:p>
          </table:table-cell>
          <table:table-cell office:value-type="string" calcext:value-type="string">
            <text:p>14128.42968482929</text:p>
          </table:table-cell>
          <table:table-cell table:formula="of:=[.B643]+RANDBETWEEN(-500;500)" office:value-type="float" office:value="14107.4296848293" calcext:value-type="float">
            <text:p>14107.4296848293</text:p>
          </table:table-cell>
          <table:table-cell table:formula="of:=[.B643]*RANDBETWEEN(0.3;1.9)" office:value-type="float" office:value="14128.4296848293" calcext:value-type="float">
            <text:p>14128.4296848293</text:p>
          </table:table-cell>
          <table:table-cell table:formula="of:=[.D643]*RANDBETWEEN(0.3;1.9)" office:value-type="float" office:value="14128.4296848293" calcext:value-type="float">
            <text:p>14128.4296848293</text:p>
          </table:table-cell>
          <table:table-cell table:formula="of:=[.B643]*RANDBETWEEN(0.3;1.9)/[.E643]*[.D643]" office:value-type="float" office:value="28256.8593696586" calcext:value-type="float">
            <text:p>28256.8593696586</text:p>
          </table:table-cell>
          <table:table-cell table:formula="of:=[.C643]*RANDBETWEEN(0.3;1.9)" office:value-type="float" office:value="28214.8593696586" calcext:value-type="float">
            <text:p>28214.8593696586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 office:value-type="string" calcext:value-type="string">
            <text:p>1351.2692342500002</text:p>
          </table:table-cell>
          <table:table-cell table:formula="of:=[.B644]+RANDBETWEEN(-500;500)" office:value-type="float" office:value="1013.26923425" calcext:value-type="float">
            <text:p>1013.26923425</text:p>
          </table:table-cell>
          <table:table-cell table:formula="of:=[.B644]*RANDBETWEEN(0.3;1.9)" office:value-type="float" office:value="1351.26923425" calcext:value-type="float">
            <text:p>1351.26923425</text:p>
          </table:table-cell>
          <table:table-cell table:formula="of:=[.D644]*RANDBETWEEN(0.3;1.9)" office:value-type="float" office:value="1351.26923425" calcext:value-type="float">
            <text:p>1351.26923425</text:p>
          </table:table-cell>
          <table:table-cell table:formula="of:=[.B644]*RANDBETWEEN(0.3;1.9)/[.E644]*[.D644]" office:value-type="float" office:value="1351.26923425" calcext:value-type="float">
            <text:p>1351.26923425</text:p>
          </table:table-cell>
          <table:table-cell table:formula="of:=[.C644]*RANDBETWEEN(0.3;1.9)" office:value-type="float" office:value="1013.26923425" calcext:value-type="float">
            <text:p>1013.26923425</text:p>
          </table:table-cell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string" calcext:value-type="string">
            <text:p>36563.85594740146</text:p>
          </table:table-cell>
          <table:table-cell table:formula="of:=[.B645]+RANDBETWEEN(-500;500)" office:value-type="float" office:value="36748.8559474015" calcext:value-type="float">
            <text:p>36748.8559474015</text:p>
          </table:table-cell>
          <table:table-cell table:formula="of:=[.B645]*RANDBETWEEN(0.3;1.9)" office:value-type="float" office:value="73127.7118948029" calcext:value-type="float">
            <text:p>73127.7118948029</text:p>
          </table:table-cell>
          <table:table-cell table:formula="of:=[.D645]*RANDBETWEEN(0.3;1.9)" office:value-type="float" office:value="146255.423789606" calcext:value-type="float">
            <text:p>146255.423789606</text:p>
          </table:table-cell>
          <table:table-cell table:formula="of:=[.B645]*RANDBETWEEN(0.3;1.9)/[.E645]*[.D645]" office:value-type="float" office:value="36563.8559474015" calcext:value-type="float">
            <text:p>36563.8559474015</text:p>
          </table:table-cell>
          <table:table-cell table:formula="of:=[.C645]*RANDBETWEEN(0.3;1.9)" office:value-type="float" office:value="36748.8559474015" calcext:value-type="float">
            <text:p>36748.8559474015</text:p>
          </table:table-cell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string" calcext:value-type="string">
            <text:p>17936.461762115232</text:p>
          </table:table-cell>
          <table:table-cell table:formula="of:=[.B646]+RANDBETWEEN(-500;500)" office:value-type="float" office:value="17637.4617621152" calcext:value-type="float">
            <text:p>17637.4617621152</text:p>
          </table:table-cell>
          <table:table-cell table:formula="of:=[.B646]*RANDBETWEEN(0.3;1.9)" office:value-type="float" office:value="17936.4617621152" calcext:value-type="float">
            <text:p>17936.4617621152</text:p>
          </table:table-cell>
          <table:table-cell table:formula="of:=[.D646]*RANDBETWEEN(0.3;1.9)" office:value-type="float" office:value="17936.4617621152" calcext:value-type="float">
            <text:p>17936.4617621152</text:p>
          </table:table-cell>
          <table:table-cell table:formula="of:=[.B646]*RANDBETWEEN(0.3;1.9)/[.E646]*[.D646]" office:value-type="float" office:value="35872.9235242305" calcext:value-type="float">
            <text:p>35872.9235242305</text:p>
          </table:table-cell>
          <table:table-cell table:formula="of:=[.C646]*RANDBETWEEN(0.3;1.9)" office:value-type="float" office:value="17637.4617621152" calcext:value-type="float">
            <text:p>17637.4617621152</text:p>
          </table:table-cell>
        </table:table-row>
        <table:table-row table:style-name="ro1">
          <table:table-cell office:value-type="float" office:value="30211" calcext:value-type="float">
            <text:p>30211</text:p>
          </table:table-cell>
          <table:table-cell office:value-type="string" calcext:value-type="string">
            <text:p>31291.55528542224</text:p>
          </table:table-cell>
          <table:table-cell table:formula="of:=[.B647]+RANDBETWEEN(-500;500)" office:value-type="float" office:value="31040.5552854222" calcext:value-type="float">
            <text:p>31040.5552854222</text:p>
          </table:table-cell>
          <table:table-cell table:formula="of:=[.B647]*RANDBETWEEN(0.3;1.9)" office:value-type="float" office:value="31291.5552854222" calcext:value-type="float">
            <text:p>31291.5552854222</text:p>
          </table:table-cell>
          <table:table-cell table:formula="of:=[.D647]*RANDBETWEEN(0.3;1.9)" office:value-type="float" office:value="62583.1105708445" calcext:value-type="float">
            <text:p>62583.1105708445</text:p>
          </table:table-cell>
          <table:table-cell table:formula="of:=[.B647]*RANDBETWEEN(0.3;1.9)/[.E647]*[.D647]" office:value-type="float" office:value="31291.5552854222" calcext:value-type="float">
            <text:p>31291.5552854222</text:p>
          </table:table-cell>
          <table:table-cell table:formula="of:=[.C647]*RANDBETWEEN(0.3;1.9)" office:value-type="float" office:value="62081.1105708445" calcext:value-type="float">
            <text:p>62081.1105708445</text:p>
          </table:table-cell>
        </table:table-row>
        <table:table-row table:style-name="ro1">
          <table:table-cell office:value-type="float" office:value="30212" calcext:value-type="float">
            <text:p>30212</text:p>
          </table:table-cell>
          <table:table-cell office:value-type="string" calcext:value-type="string">
            <text:p>36529.58562957563</text:p>
          </table:table-cell>
          <table:table-cell table:formula="of:=[.B648]+RANDBETWEEN(-500;500)" office:value-type="float" office:value="36343.5856295756" calcext:value-type="float">
            <text:p>36343.5856295756</text:p>
          </table:table-cell>
          <table:table-cell table:formula="of:=[.B648]*RANDBETWEEN(0.3;1.9)" office:value-type="float" office:value="36529.5856295756" calcext:value-type="float">
            <text:p>36529.5856295756</text:p>
          </table:table-cell>
          <table:table-cell table:formula="of:=[.D648]*RANDBETWEEN(0.3;1.9)" office:value-type="float" office:value="73059.1712591513" calcext:value-type="float">
            <text:p>73059.1712591513</text:p>
          </table:table-cell>
          <table:table-cell table:formula="of:=[.B648]*RANDBETWEEN(0.3;1.9)/[.E648]*[.D648]" office:value-type="float" office:value="18264.7928147878" calcext:value-type="float">
            <text:p>18264.7928147878</text:p>
          </table:table-cell>
          <table:table-cell table:formula="of:=[.C648]*RANDBETWEEN(0.3;1.9)" office:value-type="float" office:value="72687.1712591513" calcext:value-type="float">
            <text:p>72687.1712591513</text:p>
          </table:table-cell>
        </table:table-row>
        <table:table-row table:style-name="ro1">
          <table:table-cell office:value-type="float" office:value="30213" calcext:value-type="float">
            <text:p>30213</text:p>
          </table:table-cell>
          <table:table-cell office:value-type="string" calcext:value-type="string">
            <text:p>292.81124961439997</text:p>
          </table:table-cell>
          <table:table-cell table:formula="of:=[.B649]+RANDBETWEEN(-500;500)" office:value-type="float" office:value="281.8112496144" calcext:value-type="float">
            <text:p>281.8112496144</text:p>
          </table:table-cell>
          <table:table-cell table:formula="of:=[.B649]*RANDBETWEEN(0.3;1.9)" office:value-type="float" office:value="585.6224992288" calcext:value-type="float">
            <text:p>585.6224992288</text:p>
          </table:table-cell>
          <table:table-cell table:formula="of:=[.D649]*RANDBETWEEN(0.3;1.9)" office:value-type="float" office:value="1171.2449984576" calcext:value-type="float">
            <text:p>1171.2449984576</text:p>
          </table:table-cell>
          <table:table-cell table:formula="of:=[.B649]*RANDBETWEEN(0.3;1.9)/[.E649]*[.D649]" office:value-type="float" office:value="146.4056248072" calcext:value-type="float">
            <text:p>146.4056248072</text:p>
          </table:table-cell>
          <table:table-cell table:formula="of:=[.C649]*RANDBETWEEN(0.3;1.9)" office:value-type="float" office:value="563.6224992288" calcext:value-type="float">
            <text:p>563.6224992288</text:p>
          </table:table-cell>
        </table:table-row>
        <table:table-row table:style-name="ro1">
          <table:table-cell office:value-type="float" office:value="30214" calcext:value-type="float">
            <text:p>30214</text:p>
          </table:table-cell>
          <table:table-cell office:value-type="string" calcext:value-type="string">
            <text:p>14554.100356696994</text:p>
          </table:table-cell>
          <table:table-cell table:formula="of:=[.B650]+RANDBETWEEN(-500;500)" office:value-type="float" office:value="14747.100356697" calcext:value-type="float">
            <text:p>14747.100356697</text:p>
          </table:table-cell>
          <table:table-cell table:formula="of:=[.B650]*RANDBETWEEN(0.3;1.9)" office:value-type="float" office:value="29108.200713394" calcext:value-type="float">
            <text:p>29108.200713394</text:p>
          </table:table-cell>
          <table:table-cell table:formula="of:=[.D650]*RANDBETWEEN(0.3;1.9)" office:value-type="float" office:value="58216.401426788" calcext:value-type="float">
            <text:p>58216.401426788</text:p>
          </table:table-cell>
          <table:table-cell table:formula="of:=[.B650]*RANDBETWEEN(0.3;1.9)/[.E650]*[.D650]" office:value-type="float" office:value="14554.100356697" calcext:value-type="float">
            <text:p>14554.100356697</text:p>
          </table:table-cell>
          <table:table-cell table:formula="of:=[.C650]*RANDBETWEEN(0.3;1.9)" office:value-type="float" office:value="14747.100356697" calcext:value-type="float">
            <text:p>14747.100356697</text:p>
          </table:table-cell>
        </table:table-row>
        <table:table-row table:style-name="ro1">
          <table:table-cell office:value-type="float" office:value="30215" calcext:value-type="float">
            <text:p>30215</text:p>
          </table:table-cell>
          <table:table-cell office:value-type="string" calcext:value-type="string">
            <text:p>1122.520510499</text:p>
          </table:table-cell>
          <table:table-cell table:formula="of:=[.B651]+RANDBETWEEN(-500;500)" office:value-type="float" office:value="1482.520510499" calcext:value-type="float">
            <text:p>1482.520510499</text:p>
          </table:table-cell>
          <table:table-cell table:formula="of:=[.B651]*RANDBETWEEN(0.3;1.9)" office:value-type="float" office:value="2245.041020998" calcext:value-type="float">
            <text:p>2245.041020998</text:p>
          </table:table-cell>
          <table:table-cell table:formula="of:=[.D651]*RANDBETWEEN(0.3;1.9)" office:value-type="float" office:value="4490.082041996" calcext:value-type="float">
            <text:p>4490.082041996</text:p>
          </table:table-cell>
          <table:table-cell table:formula="of:=[.B651]*RANDBETWEEN(0.3;1.9)/[.E651]*[.D651]" office:value-type="float" office:value="1122.520510499" calcext:value-type="float">
            <text:p>1122.520510499</text:p>
          </table:table-cell>
          <table:table-cell table:formula="of:=[.C651]*RANDBETWEEN(0.3;1.9)" office:value-type="float" office:value="1482.520510499" calcext:value-type="float">
            <text:p>1482.520510499</text:p>
          </table:table-cell>
        </table:table-row>
        <table:table-row table:style-name="ro1">
          <table:table-cell office:value-type="float" office:value="30216" calcext:value-type="float">
            <text:p>30216</text:p>
          </table:table-cell>
          <table:table-cell office:value-type="string" calcext:value-type="string">
            <text:p>1861.877602204678</text:p>
          </table:table-cell>
          <table:table-cell table:formula="of:=[.B652]+RANDBETWEEN(-500;500)" office:value-type="float" office:value="1597.87760220468" calcext:value-type="float">
            <text:p>1597.8776022047</text:p>
          </table:table-cell>
          <table:table-cell table:formula="of:=[.B652]*RANDBETWEEN(0.3;1.9)" office:value-type="float" office:value="1861.87760220468" calcext:value-type="float">
            <text:p>1861.8776022047</text:p>
          </table:table-cell>
          <table:table-cell table:formula="of:=[.D652]*RANDBETWEEN(0.3;1.9)" office:value-type="float" office:value="3723.75520440936" calcext:value-type="float">
            <text:p>3723.7552044094</text:p>
          </table:table-cell>
          <table:table-cell table:formula="of:=[.B652]*RANDBETWEEN(0.3;1.9)/[.E652]*[.D652]" office:value-type="float" office:value="930.938801102339" calcext:value-type="float">
            <text:p>930.9388011023</text:p>
          </table:table-cell>
          <table:table-cell table:formula="of:=[.C652]*RANDBETWEEN(0.3;1.9)" office:value-type="float" office:value="1597.87760220468" calcext:value-type="float">
            <text:p>1597.8776022047</text:p>
          </table:table-cell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string" calcext:value-type="string">
            <text:p>131788.15625546893</text:p>
          </table:table-cell>
          <table:table-cell table:formula="of:=[.B653]+RANDBETWEEN(-500;500)" office:value-type="float" office:value="131864.156255469" calcext:value-type="float">
            <text:p>131864.156255469</text:p>
          </table:table-cell>
          <table:table-cell table:formula="of:=[.B653]*RANDBETWEEN(0.3;1.9)" office:value-type="float" office:value="131788.156255469" calcext:value-type="float">
            <text:p>131788.156255469</text:p>
          </table:table-cell>
          <table:table-cell table:formula="of:=[.D653]*RANDBETWEEN(0.3;1.9)" office:value-type="float" office:value="131788.156255469" calcext:value-type="float">
            <text:p>131788.156255469</text:p>
          </table:table-cell>
          <table:table-cell table:formula="of:=[.B653]*RANDBETWEEN(0.3;1.9)/[.E653]*[.D653]" office:value-type="float" office:value="131788.156255469" calcext:value-type="float">
            <text:p>131788.156255469</text:p>
          </table:table-cell>
          <table:table-cell table:formula="of:=[.C653]*RANDBETWEEN(0.3;1.9)" office:value-type="float" office:value="263728.312510938" calcext:value-type="float">
            <text:p>263728.312510938</text:p>
          </table:table-cell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string" calcext:value-type="string">
            <text:p>6361.104494231623</text:p>
          </table:table-cell>
          <table:table-cell table:formula="of:=[.B654]+RANDBETWEEN(-500;500)" office:value-type="float" office:value="6067.10449423162" calcext:value-type="float">
            <text:p>6067.1044942316</text:p>
          </table:table-cell>
          <table:table-cell table:formula="of:=[.B654]*RANDBETWEEN(0.3;1.9)" office:value-type="float" office:value="6361.10449423162" calcext:value-type="float">
            <text:p>6361.1044942316</text:p>
          </table:table-cell>
          <table:table-cell table:formula="of:=[.D654]*RANDBETWEEN(0.3;1.9)" office:value-type="float" office:value="12722.2089884632" calcext:value-type="float">
            <text:p>12722.2089884632</text:p>
          </table:table-cell>
          <table:table-cell table:formula="of:=[.B654]*RANDBETWEEN(0.3;1.9)/[.E654]*[.D654]" office:value-type="float" office:value="3180.55224711581" calcext:value-type="float">
            <text:p>3180.5522471158</text:p>
          </table:table-cell>
          <table:table-cell table:formula="of:=[.C654]*RANDBETWEEN(0.3;1.9)" office:value-type="float" office:value="12134.2089884632" calcext:value-type="float">
            <text:p>12134.2089884632</text:p>
          </table:table-cell>
        </table:table-row>
        <table:table-row table:style-name="ro1">
          <table:table-cell office:value-type="float" office:value="30219" calcext:value-type="float">
            <text:p>30219</text:p>
          </table:table-cell>
          <table:table-cell office:value-type="string" calcext:value-type="string">
            <text:p>3632.270050382442</text:p>
          </table:table-cell>
          <table:table-cell table:formula="of:=[.B655]+RANDBETWEEN(-500;500)" office:value-type="float" office:value="4117.27005038244" calcext:value-type="float">
            <text:p>4117.2700503825</text:p>
          </table:table-cell>
          <table:table-cell table:formula="of:=[.B655]*RANDBETWEEN(0.3;1.9)" office:value-type="float" office:value="3632.27005038244" calcext:value-type="float">
            <text:p>3632.2700503825</text:p>
          </table:table-cell>
          <table:table-cell table:formula="of:=[.D655]*RANDBETWEEN(0.3;1.9)" office:value-type="float" office:value="7264.54010076488" calcext:value-type="float">
            <text:p>7264.5401007649</text:p>
          </table:table-cell>
          <table:table-cell table:formula="of:=[.B655]*RANDBETWEEN(0.3;1.9)/[.E655]*[.D655]" office:value-type="float" office:value="3632.27005038244" calcext:value-type="float">
            <text:p>3632.2700503825</text:p>
          </table:table-cell>
          <table:table-cell table:formula="of:=[.C655]*RANDBETWEEN(0.3;1.9)" office:value-type="float" office:value="8234.54010076488" calcext:value-type="float">
            <text:p>8234.5401007649</text:p>
          </table:table-cell>
        </table:table-row>
        <table:table-row table:style-name="ro1">
          <table:table-cell office:value-type="float" office:value="30220" calcext:value-type="float">
            <text:p>30220</text:p>
          </table:table-cell>
          <table:table-cell office:value-type="string" calcext:value-type="string">
            <text:p>3007.6906639930285</text:p>
          </table:table-cell>
          <table:table-cell table:formula="of:=[.B656]+RANDBETWEEN(-500;500)" office:value-type="float" office:value="3028.69066399303" calcext:value-type="float">
            <text:p>3028.690663993</text:p>
          </table:table-cell>
          <table:table-cell table:formula="of:=[.B656]*RANDBETWEEN(0.3;1.9)" office:value-type="float" office:value="6015.38132798606" calcext:value-type="float">
            <text:p>6015.3813279861</text:p>
          </table:table-cell>
          <table:table-cell table:formula="of:=[.D656]*RANDBETWEEN(0.3;1.9)" office:value-type="float" office:value="6015.38132798606" calcext:value-type="float">
            <text:p>6015.3813279861</text:p>
          </table:table-cell>
          <table:table-cell table:formula="of:=[.B656]*RANDBETWEEN(0.3;1.9)/[.E656]*[.D656]" office:value-type="float" office:value="6015.38132798606" calcext:value-type="float">
            <text:p>6015.3813279861</text:p>
          </table:table-cell>
          <table:table-cell table:formula="of:=[.C656]*RANDBETWEEN(0.3;1.9)" office:value-type="float" office:value="6057.38132798606" calcext:value-type="float">
            <text:p>6057.3813279861</text:p>
          </table:table-cell>
        </table:table-row>
        <table:table-row table:style-name="ro1">
          <table:table-cell office:value-type="float" office:value="30221" calcext:value-type="float">
            <text:p>30221</text:p>
          </table:table-cell>
          <table:table-cell office:value-type="string" calcext:value-type="string">
            <text:p>226186.45626279665</text:p>
          </table:table-cell>
          <table:table-cell table:formula="of:=[.B657]+RANDBETWEEN(-500;500)" office:value-type="float" office:value="225867.456262797" calcext:value-type="float">
            <text:p>225867.456262797</text:p>
          </table:table-cell>
          <table:table-cell table:formula="of:=[.B657]*RANDBETWEEN(0.3;1.9)" office:value-type="float" office:value="226186.456262797" calcext:value-type="float">
            <text:p>226186.456262797</text:p>
          </table:table-cell>
          <table:table-cell table:formula="of:=[.D657]*RANDBETWEEN(0.3;1.9)" office:value-type="float" office:value="452372.912525593" calcext:value-type="float">
            <text:p>452372.912525593</text:p>
          </table:table-cell>
          <table:table-cell table:formula="of:=[.B657]*RANDBETWEEN(0.3;1.9)/[.E657]*[.D657]" office:value-type="float" office:value="226186.456262797" calcext:value-type="float">
            <text:p>226186.456262797</text:p>
          </table:table-cell>
          <table:table-cell table:formula="of:=[.C657]*RANDBETWEEN(0.3;1.9)" office:value-type="float" office:value="225867.456262797" calcext:value-type="float">
            <text:p>225867.456262797</text:p>
          </table:table-cell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string" calcext:value-type="string">
            <text:p>2001.0420263483734</text:p>
          </table:table-cell>
          <table:table-cell table:formula="of:=[.B658]+RANDBETWEEN(-500;500)" office:value-type="float" office:value="2139.04202634837" calcext:value-type="float">
            <text:p>2139.0420263484</text:p>
          </table:table-cell>
          <table:table-cell table:formula="of:=[.B658]*RANDBETWEEN(0.3;1.9)" office:value-type="float" office:value="4002.08405269675" calcext:value-type="float">
            <text:p>4002.0840526968</text:p>
          </table:table-cell>
          <table:table-cell table:formula="of:=[.D658]*RANDBETWEEN(0.3;1.9)" office:value-type="float" office:value="4002.08405269675" calcext:value-type="float">
            <text:p>4002.0840526968</text:p>
          </table:table-cell>
          <table:table-cell table:formula="of:=[.B658]*RANDBETWEEN(0.3;1.9)/[.E658]*[.D658]" office:value-type="float" office:value="4002.08405269675" calcext:value-type="float">
            <text:p>4002.0840526968</text:p>
          </table:table-cell>
          <table:table-cell table:formula="of:=[.C658]*RANDBETWEEN(0.3;1.9)" office:value-type="float" office:value="2139.04202634837" calcext:value-type="float">
            <text:p>2139.0420263484</text:p>
          </table:table-cell>
        </table:table-row>
        <table:table-row table:style-name="ro1">
          <table:table-cell office:value-type="float" office:value="30223" calcext:value-type="float">
            <text:p>30223</text:p>
          </table:table-cell>
          <table:table-cell office:value-type="string" calcext:value-type="string">
            <text:p>36453.40651047223</text:p>
          </table:table-cell>
          <table:table-cell table:formula="of:=[.B659]+RANDBETWEEN(-500;500)" office:value-type="float" office:value="36915.4065104722" calcext:value-type="float">
            <text:p>36915.4065104722</text:p>
          </table:table-cell>
          <table:table-cell table:formula="of:=[.B659]*RANDBETWEEN(0.3;1.9)" office:value-type="float" office:value="72906.8130209445" calcext:value-type="float">
            <text:p>72906.8130209445</text:p>
          </table:table-cell>
          <table:table-cell table:formula="of:=[.D659]*RANDBETWEEN(0.3;1.9)" office:value-type="float" office:value="145813.626041889" calcext:value-type="float">
            <text:p>145813.626041889</text:p>
          </table:table-cell>
          <table:table-cell table:formula="of:=[.B659]*RANDBETWEEN(0.3;1.9)/[.E659]*[.D659]" office:value-type="float" office:value="36453.4065104722" calcext:value-type="float">
            <text:p>36453.4065104722</text:p>
          </table:table-cell>
          <table:table-cell table:formula="of:=[.C659]*RANDBETWEEN(0.3;1.9)" office:value-type="float" office:value="36915.4065104722" calcext:value-type="float">
            <text:p>36915.4065104722</text:p>
          </table:table-cell>
        </table:table-row>
        <table:table-row table:style-name="ro1">
          <table:table-cell office:value-type="float" office:value="30224" calcext:value-type="float">
            <text:p>30224</text:p>
          </table:table-cell>
          <table:table-cell office:value-type="string" calcext:value-type="string">
            <text:p>2040.3787436983616</text:p>
          </table:table-cell>
          <table:table-cell table:formula="of:=[.B660]+RANDBETWEEN(-500;500)" office:value-type="float" office:value="1851.37874369836" calcext:value-type="float">
            <text:p>1851.3787436984</text:p>
          </table:table-cell>
          <table:table-cell table:formula="of:=[.B660]*RANDBETWEEN(0.3;1.9)" office:value-type="float" office:value="2040.37874369836" calcext:value-type="float">
            <text:p>2040.3787436984</text:p>
          </table:table-cell>
          <table:table-cell table:formula="of:=[.D660]*RANDBETWEEN(0.3;1.9)" office:value-type="float" office:value="4080.75748739672" calcext:value-type="float">
            <text:p>4080.7574873967</text:p>
          </table:table-cell>
          <table:table-cell table:formula="of:=[.B660]*RANDBETWEEN(0.3;1.9)/[.E660]*[.D660]" office:value-type="float" office:value="1020.18937184918" calcext:value-type="float">
            <text:p>1020.1893718492</text:p>
          </table:table-cell>
          <table:table-cell table:formula="of:=[.C660]*RANDBETWEEN(0.3;1.9)" office:value-type="float" office:value="3702.75748739672" calcext:value-type="float">
            <text:p>3702.7574873967</text:p>
          </table:table-cell>
        </table:table-row>
        <table:table-row table:style-name="ro1">
          <table:table-cell office:value-type="float" office:value="30225" calcext:value-type="float">
            <text:p>30225</text:p>
          </table:table-cell>
          <table:table-cell office:value-type="string" calcext:value-type="string">
            <text:p>31781.78382051162</text:p>
          </table:table-cell>
          <table:table-cell table:formula="of:=[.B661]+RANDBETWEEN(-500;500)" office:value-type="float" office:value="31546.7838205116" calcext:value-type="float">
            <text:p>31546.7838205116</text:p>
          </table:table-cell>
          <table:table-cell table:formula="of:=[.B661]*RANDBETWEEN(0.3;1.9)" office:value-type="float" office:value="31781.7838205116" calcext:value-type="float">
            <text:p>31781.7838205116</text:p>
          </table:table-cell>
          <table:table-cell table:formula="of:=[.D661]*RANDBETWEEN(0.3;1.9)" office:value-type="float" office:value="63563.5676410232" calcext:value-type="float">
            <text:p>63563.5676410232</text:p>
          </table:table-cell>
          <table:table-cell table:formula="of:=[.B661]*RANDBETWEEN(0.3;1.9)/[.E661]*[.D661]" office:value-type="float" office:value="31781.7838205116" calcext:value-type="float">
            <text:p>31781.7838205116</text:p>
          </table:table-cell>
          <table:table-cell table:formula="of:=[.C661]*RANDBETWEEN(0.3;1.9)" office:value-type="float" office:value="31546.7838205116" calcext:value-type="float">
            <text:p>31546.7838205116</text:p>
          </table:table-cell>
        </table:table-row>
        <table:table-row table:style-name="ro1">
          <table:table-cell office:value-type="float" office:value="30226" calcext:value-type="float">
            <text:p>30226</text:p>
          </table:table-cell>
          <table:table-cell office:value-type="string" calcext:value-type="string">
            <text:p>27251.884156556876</text:p>
          </table:table-cell>
          <table:table-cell table:formula="of:=[.B662]+RANDBETWEEN(-500;500)" office:value-type="float" office:value="26847.8841565569" calcext:value-type="float">
            <text:p>26847.8841565569</text:p>
          </table:table-cell>
          <table:table-cell table:formula="of:=[.B662]*RANDBETWEEN(0.3;1.9)" office:value-type="float" office:value="54503.7683131138" calcext:value-type="float">
            <text:p>54503.7683131138</text:p>
          </table:table-cell>
          <table:table-cell table:formula="of:=[.D662]*RANDBETWEEN(0.3;1.9)" office:value-type="float" office:value="109007.536626228" calcext:value-type="float">
            <text:p>109007.536626228</text:p>
          </table:table-cell>
          <table:table-cell table:formula="of:=[.B662]*RANDBETWEEN(0.3;1.9)/[.E662]*[.D662]" office:value-type="float" office:value="13625.9420782784" calcext:value-type="float">
            <text:p>13625.9420782784</text:p>
          </table:table-cell>
          <table:table-cell table:formula="of:=[.C662]*RANDBETWEEN(0.3;1.9)" office:value-type="float" office:value="26847.8841565569" calcext:value-type="float">
            <text:p>26847.8841565569</text:p>
          </table:table-cell>
        </table:table-row>
        <table:table-row table:style-name="ro1">
          <table:table-cell office:value-type="float" office:value="30227" calcext:value-type="float">
            <text:p>30227</text:p>
          </table:table-cell>
          <table:table-cell office:value-type="string" calcext:value-type="string">
            <text:p>21731.349531955788</text:p>
          </table:table-cell>
          <table:table-cell table:formula="of:=[.B663]+RANDBETWEEN(-500;500)" office:value-type="float" office:value="21436.3495319558" calcext:value-type="float">
            <text:p>21436.3495319558</text:p>
          </table:table-cell>
          <table:table-cell table:formula="of:=[.B663]*RANDBETWEEN(0.3;1.9)" office:value-type="float" office:value="21731.3495319558" calcext:value-type="float">
            <text:p>21731.3495319558</text:p>
          </table:table-cell>
          <table:table-cell table:formula="of:=[.D663]*RANDBETWEEN(0.3;1.9)" office:value-type="float" office:value="21731.3495319558" calcext:value-type="float">
            <text:p>21731.3495319558</text:p>
          </table:table-cell>
          <table:table-cell table:formula="of:=[.B663]*RANDBETWEEN(0.3;1.9)/[.E663]*[.D663]" office:value-type="float" office:value="21731.3495319558" calcext:value-type="float">
            <text:p>21731.3495319558</text:p>
          </table:table-cell>
          <table:table-cell table:formula="of:=[.C663]*RANDBETWEEN(0.3;1.9)" office:value-type="float" office:value="42872.6990639116" calcext:value-type="float">
            <text:p>42872.6990639116</text:p>
          </table:table-cell>
        </table:table-row>
        <table:table-row table:style-name="ro1">
          <table:table-cell office:value-type="float" office:value="30228" calcext:value-type="float">
            <text:p>30228</text:p>
          </table:table-cell>
          <table:table-cell office:value-type="string" calcext:value-type="string">
            <text:p>15313.85555110254</text:p>
          </table:table-cell>
          <table:table-cell table:formula="of:=[.B664]+RANDBETWEEN(-500;500)" office:value-type="float" office:value="15391.8555511025" calcext:value-type="float">
            <text:p>15391.8555511025</text:p>
          </table:table-cell>
          <table:table-cell table:formula="of:=[.B664]*RANDBETWEEN(0.3;1.9)" office:value-type="float" office:value="30627.7111022051" calcext:value-type="float">
            <text:p>30627.7111022051</text:p>
          </table:table-cell>
          <table:table-cell table:formula="of:=[.D664]*RANDBETWEEN(0.3;1.9)" office:value-type="float" office:value="61255.4222044102" calcext:value-type="float">
            <text:p>61255.4222044102</text:p>
          </table:table-cell>
          <table:table-cell table:formula="of:=[.B664]*RANDBETWEEN(0.3;1.9)/[.E664]*[.D664]" office:value-type="float" office:value="15313.8555511025" calcext:value-type="float">
            <text:p>15313.8555511025</text:p>
          </table:table-cell>
          <table:table-cell table:formula="of:=[.C664]*RANDBETWEEN(0.3;1.9)" office:value-type="float" office:value="30783.7111022051" calcext:value-type="float">
            <text:p>30783.7111022051</text:p>
          </table:table-cell>
        </table:table-row>
        <table:table-row table:style-name="ro1">
          <table:table-cell office:value-type="float" office:value="30229" calcext:value-type="float">
            <text:p>30229</text:p>
          </table:table-cell>
          <table:table-cell office:value-type="string" calcext:value-type="string">
            <text:p>7630.575300659955</text:p>
          </table:table-cell>
          <table:table-cell table:formula="of:=[.B665]+RANDBETWEEN(-500;500)" office:value-type="float" office:value="7674.57530065996" calcext:value-type="float">
            <text:p>7674.57530066</text:p>
          </table:table-cell>
          <table:table-cell table:formula="of:=[.B665]*RANDBETWEEN(0.3;1.9)" office:value-type="float" office:value="7630.57530065996" calcext:value-type="float">
            <text:p>7630.57530066</text:p>
          </table:table-cell>
          <table:table-cell table:formula="of:=[.D665]*RANDBETWEEN(0.3;1.9)" office:value-type="float" office:value="7630.57530065996" calcext:value-type="float">
            <text:p>7630.57530066</text:p>
          </table:table-cell>
          <table:table-cell table:formula="of:=[.B665]*RANDBETWEEN(0.3;1.9)/[.E665]*[.D665]" office:value-type="float" office:value="7630.57530065996" calcext:value-type="float">
            <text:p>7630.57530066</text:p>
          </table:table-cell>
          <table:table-cell table:formula="of:=[.C665]*RANDBETWEEN(0.3;1.9)" office:value-type="float" office:value="7674.57530065996" calcext:value-type="float">
            <text:p>7674.57530066</text:p>
          </table:table-cell>
        </table:table-row>
        <table:table-row table:style-name="ro1">
          <table:table-cell office:value-type="float" office:value="30230" calcext:value-type="float">
            <text:p>30230</text:p>
          </table:table-cell>
          <table:table-cell office:value-type="string" calcext:value-type="string">
            <text:p>4833.344687295494</text:p>
          </table:table-cell>
          <table:table-cell table:formula="of:=[.B666]+RANDBETWEEN(-500;500)" office:value-type="float" office:value="4669.34468729549" calcext:value-type="float">
            <text:p>4669.3446872955</text:p>
          </table:table-cell>
          <table:table-cell table:formula="of:=[.B666]*RANDBETWEEN(0.3;1.9)" office:value-type="float" office:value="4833.34468729549" calcext:value-type="float">
            <text:p>4833.3446872955</text:p>
          </table:table-cell>
          <table:table-cell table:formula="of:=[.D666]*RANDBETWEEN(0.3;1.9)" office:value-type="float" office:value="4833.34468729549" calcext:value-type="float">
            <text:p>4833.3446872955</text:p>
          </table:table-cell>
          <table:table-cell table:formula="of:=[.B666]*RANDBETWEEN(0.3;1.9)/[.E666]*[.D666]" office:value-type="float" office:value="4833.34468729549" calcext:value-type="float">
            <text:p>4833.3446872955</text:p>
          </table:table-cell>
          <table:table-cell table:formula="of:=[.C666]*RANDBETWEEN(0.3;1.9)" office:value-type="float" office:value="4669.34468729549" calcext:value-type="float">
            <text:p>4669.3446872955</text:p>
          </table:table-cell>
        </table:table-row>
        <table:table-row table:style-name="ro1">
          <table:table-cell office:value-type="float" office:value="30231" calcext:value-type="float">
            <text:p>30231</text:p>
          </table:table-cell>
          <table:table-cell office:value-type="string" calcext:value-type="string">
            <text:p>4398.942178805617</text:p>
          </table:table-cell>
          <table:table-cell table:formula="of:=[.B667]+RANDBETWEEN(-500;500)" office:value-type="float" office:value="4510.94217880562" calcext:value-type="float">
            <text:p>4510.9421788056</text:p>
          </table:table-cell>
          <table:table-cell table:formula="of:=[.B667]*RANDBETWEEN(0.3;1.9)" office:value-type="float" office:value="8797.88435761123" calcext:value-type="float">
            <text:p>8797.8843576112</text:p>
          </table:table-cell>
          <table:table-cell table:formula="of:=[.D667]*RANDBETWEEN(0.3;1.9)" office:value-type="float" office:value="8797.88435761123" calcext:value-type="float">
            <text:p>8797.8843576112</text:p>
          </table:table-cell>
          <table:table-cell table:formula="of:=[.B667]*RANDBETWEEN(0.3;1.9)/[.E667]*[.D667]" office:value-type="float" office:value="4398.94217880562" calcext:value-type="float">
            <text:p>4398.9421788056</text:p>
          </table:table-cell>
          <table:table-cell table:formula="of:=[.C667]*RANDBETWEEN(0.3;1.9)" office:value-type="float" office:value="4510.94217880562" calcext:value-type="float">
            <text:p>4510.9421788056</text:p>
          </table:table-cell>
        </table:table-row>
        <table:table-row table:style-name="ro1">
          <table:table-cell office:value-type="float" office:value="30232" calcext:value-type="float">
            <text:p>30232</text:p>
          </table:table-cell>
          <table:table-cell office:value-type="string" calcext:value-type="string">
            <text:p>4734.411284109861</text:p>
          </table:table-cell>
          <table:table-cell table:formula="of:=[.B668]+RANDBETWEEN(-500;500)" office:value-type="float" office:value="4987.41128410986" calcext:value-type="float">
            <text:p>4987.4112841099</text:p>
          </table:table-cell>
          <table:table-cell table:formula="of:=[.B668]*RANDBETWEEN(0.3;1.9)" office:value-type="float" office:value="4734.41128410986" calcext:value-type="float">
            <text:p>4734.4112841099</text:p>
          </table:table-cell>
          <table:table-cell table:formula="of:=[.D668]*RANDBETWEEN(0.3;1.9)" office:value-type="float" office:value="4734.41128410986" calcext:value-type="float">
            <text:p>4734.4112841099</text:p>
          </table:table-cell>
          <table:table-cell table:formula="of:=[.B668]*RANDBETWEEN(0.3;1.9)/[.E668]*[.D668]" office:value-type="float" office:value="9468.82256821972" calcext:value-type="float">
            <text:p>9468.8225682197</text:p>
          </table:table-cell>
          <table:table-cell table:formula="of:=[.C668]*RANDBETWEEN(0.3;1.9)" office:value-type="float" office:value="4987.41128410986" calcext:value-type="float">
            <text:p>4987.4112841099</text:p>
          </table:table-cell>
        </table:table-row>
        <table:table-row table:style-name="ro1">
          <table:table-cell office:value-type="float" office:value="30233" calcext:value-type="float">
            <text:p>30233</text:p>
          </table:table-cell>
          <table:table-cell office:value-type="string" calcext:value-type="string">
            <text:p>4756.425630090616</text:p>
          </table:table-cell>
          <table:table-cell table:formula="of:=[.B669]+RANDBETWEEN(-500;500)" office:value-type="float" office:value="4834.42563009062" calcext:value-type="float">
            <text:p>4834.4256300906</text:p>
          </table:table-cell>
          <table:table-cell table:formula="of:=[.B669]*RANDBETWEEN(0.3;1.9)" office:value-type="float" office:value="9512.85126018123" calcext:value-type="float">
            <text:p>9512.8512601812</text:p>
          </table:table-cell>
          <table:table-cell table:formula="of:=[.D669]*RANDBETWEEN(0.3;1.9)" office:value-type="float" office:value="19025.7025203625" calcext:value-type="float">
            <text:p>19025.7025203625</text:p>
          </table:table-cell>
          <table:table-cell table:formula="of:=[.B669]*RANDBETWEEN(0.3;1.9)/[.E669]*[.D669]" office:value-type="float" office:value="2378.21281504531" calcext:value-type="float">
            <text:p>2378.2128150453</text:p>
          </table:table-cell>
          <table:table-cell table:formula="of:=[.C669]*RANDBETWEEN(0.3;1.9)" office:value-type="float" office:value="4834.42563009062" calcext:value-type="float">
            <text:p>4834.4256300906</text:p>
          </table:table-cell>
        </table:table-row>
        <table:table-row table:style-name="ro1">
          <table:table-cell office:value-type="float" office:value="30234" calcext:value-type="float">
            <text:p>30234</text:p>
          </table:table-cell>
          <table:table-cell office:value-type="string" calcext:value-type="string">
            <text:p>2960.7566224670004</text:p>
          </table:table-cell>
          <table:table-cell table:formula="of:=[.B670]+RANDBETWEEN(-500;500)" office:value-type="float" office:value="3182.756622467" calcext:value-type="float">
            <text:p>3182.756622467</text:p>
          </table:table-cell>
          <table:table-cell table:formula="of:=[.B670]*RANDBETWEEN(0.3;1.9)" office:value-type="float" office:value="5921.513244934" calcext:value-type="float">
            <text:p>5921.513244934</text:p>
          </table:table-cell>
          <table:table-cell table:formula="of:=[.D670]*RANDBETWEEN(0.3;1.9)" office:value-type="float" office:value="11843.026489868" calcext:value-type="float">
            <text:p>11843.026489868</text:p>
          </table:table-cell>
          <table:table-cell table:formula="of:=[.B670]*RANDBETWEEN(0.3;1.9)/[.E670]*[.D670]" office:value-type="float" office:value="1480.3783112335" calcext:value-type="float">
            <text:p>1480.3783112335</text:p>
          </table:table-cell>
          <table:table-cell table:formula="of:=[.C670]*RANDBETWEEN(0.3;1.9)" office:value-type="float" office:value="6365.513244934" calcext:value-type="float">
            <text:p>6365.513244934</text:p>
          </table:table-cell>
        </table:table-row>
        <table:table-row table:style-name="ro1">
          <table:table-cell office:value-type="float" office:value="30235" calcext:value-type="float">
            <text:p>30235</text:p>
          </table:table-cell>
          <table:table-cell office:value-type="string" calcext:value-type="string">
            <text:p>12310.134536937006</text:p>
          </table:table-cell>
          <table:table-cell table:formula="of:=[.B671]+RANDBETWEEN(-500;500)" office:value-type="float" office:value="12168.134536937" calcext:value-type="float">
            <text:p>12168.134536937</text:p>
          </table:table-cell>
          <table:table-cell table:formula="of:=[.B671]*RANDBETWEEN(0.3;1.9)" office:value-type="float" office:value="12310.134536937" calcext:value-type="float">
            <text:p>12310.134536937</text:p>
          </table:table-cell>
          <table:table-cell table:formula="of:=[.D671]*RANDBETWEEN(0.3;1.9)" office:value-type="float" office:value="24620.269073874" calcext:value-type="float">
            <text:p>24620.269073874</text:p>
          </table:table-cell>
          <table:table-cell table:formula="of:=[.B671]*RANDBETWEEN(0.3;1.9)/[.E671]*[.D671]" office:value-type="float" office:value="6155.0672684685" calcext:value-type="float">
            <text:p>6155.0672684685</text:p>
          </table:table-cell>
          <table:table-cell table:formula="of:=[.C671]*RANDBETWEEN(0.3;1.9)" office:value-type="float" office:value="24336.269073874" calcext:value-type="float">
            <text:p>24336.269073874</text:p>
          </table:table-cell>
        </table:table-row>
        <table:table-row table:style-name="ro1">
          <table:table-cell office:value-type="float" office:value="30236" calcext:value-type="float">
            <text:p>30236</text:p>
          </table:table-cell>
          <table:table-cell office:value-type="string" calcext:value-type="string">
            <text:p>563.6210733629999</text:p>
          </table:table-cell>
          <table:table-cell table:formula="of:=[.B672]+RANDBETWEEN(-500;500)" office:value-type="float" office:value="824.621073363" calcext:value-type="float">
            <text:p>824.621073363</text:p>
          </table:table-cell>
          <table:table-cell table:formula="of:=[.B672]*RANDBETWEEN(0.3;1.9)" office:value-type="float" office:value="1127.242146726" calcext:value-type="float">
            <text:p>1127.242146726</text:p>
          </table:table-cell>
          <table:table-cell table:formula="of:=[.D672]*RANDBETWEEN(0.3;1.9)" office:value-type="float" office:value="1127.242146726" calcext:value-type="float">
            <text:p>1127.242146726</text:p>
          </table:table-cell>
          <table:table-cell table:formula="of:=[.B672]*RANDBETWEEN(0.3;1.9)/[.E672]*[.D672]" office:value-type="float" office:value="1127.242146726" calcext:value-type="float">
            <text:p>1127.242146726</text:p>
          </table:table-cell>
          <table:table-cell table:formula="of:=[.C672]*RANDBETWEEN(0.3;1.9)" office:value-type="float" office:value="824.621073363" calcext:value-type="float">
            <text:p>824.621073363</text:p>
          </table:table-cell>
        </table:table-row>
        <table:table-row table:style-name="ro1">
          <table:table-cell office:value-type="float" office:value="30237" calcext:value-type="float">
            <text:p>30237</text:p>
          </table:table-cell>
          <table:table-cell office:value-type="string" calcext:value-type="string">
            <text:p>11792.90679844981</text:p>
          </table:table-cell>
          <table:table-cell table:formula="of:=[.B673]+RANDBETWEEN(-500;500)" office:value-type="float" office:value="12182.9067984498" calcext:value-type="float">
            <text:p>12182.9067984498</text:p>
          </table:table-cell>
          <table:table-cell table:formula="of:=[.B673]*RANDBETWEEN(0.3;1.9)" office:value-type="float" office:value="11792.9067984498" calcext:value-type="float">
            <text:p>11792.9067984498</text:p>
          </table:table-cell>
          <table:table-cell table:formula="of:=[.D673]*RANDBETWEEN(0.3;1.9)" office:value-type="float" office:value="23585.8135968996" calcext:value-type="float">
            <text:p>23585.8135968996</text:p>
          </table:table-cell>
          <table:table-cell table:formula="of:=[.B673]*RANDBETWEEN(0.3;1.9)/[.E673]*[.D673]" office:value-type="float" office:value="11792.9067984498" calcext:value-type="float">
            <text:p>11792.9067984498</text:p>
          </table:table-cell>
          <table:table-cell table:formula="of:=[.C673]*RANDBETWEEN(0.3;1.9)" office:value-type="float" office:value="24365.8135968996" calcext:value-type="float">
            <text:p>24365.8135968996</text:p>
          </table:table-cell>
        </table:table-row>
        <table:table-row table:style-name="ro1">
          <table:table-cell office:value-type="float" office:value="30238" calcext:value-type="float">
            <text:p>30238</text:p>
          </table:table-cell>
          <table:table-cell office:value-type="string" calcext:value-type="string">
            <text:p>323.56225165099994</text:p>
          </table:table-cell>
          <table:table-cell table:formula="of:=[.B674]+RANDBETWEEN(-500;500)" office:value-type="float" office:value="236.562251651" calcext:value-type="float">
            <text:p>236.562251651</text:p>
          </table:table-cell>
          <table:table-cell table:formula="of:=[.B674]*RANDBETWEEN(0.3;1.9)" office:value-type="float" office:value="323.562251651" calcext:value-type="float">
            <text:p>323.562251651</text:p>
          </table:table-cell>
          <table:table-cell table:formula="of:=[.D674]*RANDBETWEEN(0.3;1.9)" office:value-type="float" office:value="323.562251651" calcext:value-type="float">
            <text:p>323.562251651</text:p>
          </table:table-cell>
          <table:table-cell table:formula="of:=[.B674]*RANDBETWEEN(0.3;1.9)/[.E674]*[.D674]" office:value-type="float" office:value="647.124503302" calcext:value-type="float">
            <text:p>647.124503302</text:p>
          </table:table-cell>
          <table:table-cell table:formula="of:=[.C674]*RANDBETWEEN(0.3;1.9)" office:value-type="float" office:value="236.562251651" calcext:value-type="float">
            <text:p>236.562251651</text:p>
          </table:table-cell>
        </table:table-row>
        <table:table-row table:style-name="ro1">
          <table:table-cell office:value-type="float" office:value="30239" calcext:value-type="float">
            <text:p>30239</text:p>
          </table:table-cell>
          <table:table-cell office:value-type="string" calcext:value-type="string">
            <text:p>7910.645134296464</text:p>
          </table:table-cell>
          <table:table-cell table:formula="of:=[.B675]+RANDBETWEEN(-500;500)" office:value-type="float" office:value="7887.64513429646" calcext:value-type="float">
            <text:p>7887.6451342965</text:p>
          </table:table-cell>
          <table:table-cell table:formula="of:=[.B675]*RANDBETWEEN(0.3;1.9)" office:value-type="float" office:value="15821.2902685929" calcext:value-type="float">
            <text:p>15821.2902685929</text:p>
          </table:table-cell>
          <table:table-cell table:formula="of:=[.D675]*RANDBETWEEN(0.3;1.9)" office:value-type="float" office:value="15821.2902685929" calcext:value-type="float">
            <text:p>15821.2902685929</text:p>
          </table:table-cell>
          <table:table-cell table:formula="of:=[.B675]*RANDBETWEEN(0.3;1.9)/[.E675]*[.D675]" office:value-type="float" office:value="7910.64513429646" calcext:value-type="float">
            <text:p>7910.6451342965</text:p>
          </table:table-cell>
          <table:table-cell table:formula="of:=[.C675]*RANDBETWEEN(0.3;1.9)" office:value-type="float" office:value="15775.2902685929" calcext:value-type="float">
            <text:p>15775.2902685929</text:p>
          </table:table-cell>
        </table:table-row>
        <table:table-row table:style-name="ro1">
          <table:table-cell office:value-type="float" office:value="30240" calcext:value-type="float">
            <text:p>30240</text:p>
          </table:table-cell>
          <table:table-cell office:value-type="string" calcext:value-type="string">
            <text:p>4563.859340038</text:p>
          </table:table-cell>
          <table:table-cell table:formula="of:=[.B676]+RANDBETWEEN(-500;500)" office:value-type="float" office:value="4409.859340038" calcext:value-type="float">
            <text:p>4409.859340038</text:p>
          </table:table-cell>
          <table:table-cell table:formula="of:=[.B676]*RANDBETWEEN(0.3;1.9)" office:value-type="float" office:value="9127.718680076" calcext:value-type="float">
            <text:p>9127.718680076</text:p>
          </table:table-cell>
          <table:table-cell table:formula="of:=[.D676]*RANDBETWEEN(0.3;1.9)" office:value-type="float" office:value="9127.718680076" calcext:value-type="float">
            <text:p>9127.718680076</text:p>
          </table:table-cell>
          <table:table-cell table:formula="of:=[.B676]*RANDBETWEEN(0.3;1.9)/[.E676]*[.D676]" office:value-type="float" office:value="4563.859340038" calcext:value-type="float">
            <text:p>4563.859340038</text:p>
          </table:table-cell>
          <table:table-cell table:formula="of:=[.C676]*RANDBETWEEN(0.3;1.9)" office:value-type="float" office:value="8819.718680076" calcext:value-type="float">
            <text:p>8819.718680076</text:p>
          </table:table-cell>
        </table:table-row>
        <table:table-row table:style-name="ro1">
          <table:table-cell office:value-type="float" office:value="30241" calcext:value-type="float">
            <text:p>30241</text:p>
          </table:table-cell>
          <table:table-cell office:value-type="string" calcext:value-type="string">
            <text:p>5716.903997838886</text:p>
          </table:table-cell>
          <table:table-cell table:formula="of:=[.B677]+RANDBETWEEN(-500;500)" office:value-type="float" office:value="6082.90399783889" calcext:value-type="float">
            <text:p>6082.9039978389</text:p>
          </table:table-cell>
          <table:table-cell table:formula="of:=[.B677]*RANDBETWEEN(0.3;1.9)" office:value-type="float" office:value="11433.8079956778" calcext:value-type="float">
            <text:p>11433.8079956778</text:p>
          </table:table-cell>
          <table:table-cell table:formula="of:=[.D677]*RANDBETWEEN(0.3;1.9)" office:value-type="float" office:value="11433.8079956778" calcext:value-type="float">
            <text:p>11433.8079956778</text:p>
          </table:table-cell>
          <table:table-cell table:formula="of:=[.B677]*RANDBETWEEN(0.3;1.9)/[.E677]*[.D677]" office:value-type="float" office:value="5716.90399783889" calcext:value-type="float">
            <text:p>5716.9039978389</text:p>
          </table:table-cell>
          <table:table-cell table:formula="of:=[.C677]*RANDBETWEEN(0.3;1.9)" office:value-type="float" office:value="12165.8079956778" calcext:value-type="float">
            <text:p>12165.8079956778</text:p>
          </table:table-cell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string" calcext:value-type="string">
            <text:p>861.379639339</text:p>
          </table:table-cell>
          <table:table-cell table:formula="of:=[.B678]+RANDBETWEEN(-500;500)" office:value-type="float" office:value="752.379639339" calcext:value-type="float">
            <text:p>752.379639339</text:p>
          </table:table-cell>
          <table:table-cell table:formula="of:=[.B678]*RANDBETWEEN(0.3;1.9)" office:value-type="float" office:value="861.379639339" calcext:value-type="float">
            <text:p>861.379639339</text:p>
          </table:table-cell>
          <table:table-cell table:formula="of:=[.D678]*RANDBETWEEN(0.3;1.9)" office:value-type="float" office:value="1722.759278678" calcext:value-type="float">
            <text:p>1722.759278678</text:p>
          </table:table-cell>
          <table:table-cell table:formula="of:=[.B678]*RANDBETWEEN(0.3;1.9)/[.E678]*[.D678]" office:value-type="float" office:value="861.379639339" calcext:value-type="float">
            <text:p>861.379639339</text:p>
          </table:table-cell>
          <table:table-cell table:formula="of:=[.C678]*RANDBETWEEN(0.3;1.9)" office:value-type="float" office:value="752.379639339" calcext:value-type="float">
            <text:p>752.379639339</text:p>
          </table:table-cell>
        </table:table-row>
        <table:table-row table:style-name="ro1">
          <table:table-cell office:value-type="float" office:value="30243" calcext:value-type="float">
            <text:p>30243</text:p>
          </table:table-cell>
          <table:table-cell office:value-type="string" calcext:value-type="string">
            <text:p>38531.266578518895</text:p>
          </table:table-cell>
          <table:table-cell table:formula="of:=[.B679]+RANDBETWEEN(-500;500)" office:value-type="float" office:value="38939.2665785189" calcext:value-type="float">
            <text:p>38939.2665785189</text:p>
          </table:table-cell>
          <table:table-cell table:formula="of:=[.B679]*RANDBETWEEN(0.3;1.9)" office:value-type="float" office:value="38531.2665785189" calcext:value-type="float">
            <text:p>38531.2665785189</text:p>
          </table:table-cell>
          <table:table-cell table:formula="of:=[.D679]*RANDBETWEEN(0.3;1.9)" office:value-type="float" office:value="77062.5331570378" calcext:value-type="float">
            <text:p>77062.5331570378</text:p>
          </table:table-cell>
          <table:table-cell table:formula="of:=[.B679]*RANDBETWEEN(0.3;1.9)/[.E679]*[.D679]" office:value-type="float" office:value="38531.2665785189" calcext:value-type="float">
            <text:p>38531.2665785189</text:p>
          </table:table-cell>
          <table:table-cell table:formula="of:=[.C679]*RANDBETWEEN(0.3;1.9)" office:value-type="float" office:value="77878.5331570378" calcext:value-type="float">
            <text:p>77878.5331570378</text:p>
          </table:table-cell>
        </table:table-row>
        <table:table-row table:style-name="ro1">
          <table:table-cell office:value-type="float" office:value="30244" calcext:value-type="float">
            <text:p>30244</text:p>
          </table:table-cell>
          <table:table-cell office:value-type="string" calcext:value-type="string">
            <text:p>1785.2273911243076</text:p>
          </table:table-cell>
          <table:table-cell table:formula="of:=[.B680]+RANDBETWEEN(-500;500)" office:value-type="float" office:value="2146.22739112431" calcext:value-type="float">
            <text:p>2146.2273911243</text:p>
          </table:table-cell>
          <table:table-cell table:formula="of:=[.B680]*RANDBETWEEN(0.3;1.9)" office:value-type="float" office:value="3570.45478224861" calcext:value-type="float">
            <text:p>3570.4547822486</text:p>
          </table:table-cell>
          <table:table-cell table:formula="of:=[.D680]*RANDBETWEEN(0.3;1.9)" office:value-type="float" office:value="7140.90956449723" calcext:value-type="float">
            <text:p>7140.9095644972</text:p>
          </table:table-cell>
          <table:table-cell table:formula="of:=[.B680]*RANDBETWEEN(0.3;1.9)/[.E680]*[.D680]" office:value-type="float" office:value="1785.22739112431" calcext:value-type="float">
            <text:p>1785.2273911243</text:p>
          </table:table-cell>
          <table:table-cell table:formula="of:=[.C680]*RANDBETWEEN(0.3;1.9)" office:value-type="float" office:value="2146.22739112431" calcext:value-type="float">
            <text:p>2146.2273911243</text:p>
          </table:table-cell>
        </table:table-row>
        <table:table-row table:style-name="ro1">
          <table:table-cell office:value-type="float" office:value="30245" calcext:value-type="float">
            <text:p>30245</text:p>
          </table:table-cell>
          <table:table-cell office:value-type="string" calcext:value-type="string">
            <text:p>14252.31299315297</text:p>
          </table:table-cell>
          <table:table-cell table:formula="of:=[.B681]+RANDBETWEEN(-500;500)" office:value-type="float" office:value="14642.312993153" calcext:value-type="float">
            <text:p>14642.312993153</text:p>
          </table:table-cell>
          <table:table-cell table:formula="of:=[.B681]*RANDBETWEEN(0.3;1.9)" office:value-type="float" office:value="28504.6259863059" calcext:value-type="float">
            <text:p>28504.6259863059</text:p>
          </table:table-cell>
          <table:table-cell table:formula="of:=[.D681]*RANDBETWEEN(0.3;1.9)" office:value-type="float" office:value="57009.2519726119" calcext:value-type="float">
            <text:p>57009.2519726119</text:p>
          </table:table-cell>
          <table:table-cell table:formula="of:=[.B681]*RANDBETWEEN(0.3;1.9)/[.E681]*[.D681]" office:value-type="float" office:value="14252.312993153" calcext:value-type="float">
            <text:p>14252.312993153</text:p>
          </table:table-cell>
          <table:table-cell table:formula="of:=[.C681]*RANDBETWEEN(0.3;1.9)" office:value-type="float" office:value="29284.6259863059" calcext:value-type="float">
            <text:p>29284.6259863059</text:p>
          </table:table-cell>
        </table:table-row>
        <table:table-row table:style-name="ro1">
          <table:table-cell office:value-type="float" office:value="30246" calcext:value-type="float">
            <text:p>30246</text:p>
          </table:table-cell>
          <table:table-cell office:value-type="string" calcext:value-type="string">
            <text:p>540.944961334</text:p>
          </table:table-cell>
          <table:table-cell table:formula="of:=[.B682]+RANDBETWEEN(-500;500)" office:value-type="float" office:value="172.944961334" calcext:value-type="float">
            <text:p>172.944961334</text:p>
          </table:table-cell>
          <table:table-cell table:formula="of:=[.B682]*RANDBETWEEN(0.3;1.9)" office:value-type="float" office:value="1081.889922668" calcext:value-type="float">
            <text:p>1081.889922668</text:p>
          </table:table-cell>
          <table:table-cell table:formula="of:=[.D682]*RANDBETWEEN(0.3;1.9)" office:value-type="float" office:value="2163.779845336" calcext:value-type="float">
            <text:p>2163.779845336</text:p>
          </table:table-cell>
          <table:table-cell table:formula="of:=[.B682]*RANDBETWEEN(0.3;1.9)/[.E682]*[.D682]" office:value-type="float" office:value="540.944961334" calcext:value-type="float">
            <text:p>540.944961334</text:p>
          </table:table-cell>
          <table:table-cell table:formula="of:=[.C682]*RANDBETWEEN(0.3;1.9)" office:value-type="float" office:value="345.889922668" calcext:value-type="float">
            <text:p>345.889922668</text:p>
          </table:table-cell>
        </table:table-row>
        <table:table-row table:style-name="ro1">
          <table:table-cell office:value-type="float" office:value="30247" calcext:value-type="float">
            <text:p>30247</text:p>
          </table:table-cell>
          <table:table-cell office:value-type="string" calcext:value-type="string">
            <text:p>2720.5358366855185</text:p>
          </table:table-cell>
          <table:table-cell table:formula="of:=[.B683]+RANDBETWEEN(-500;500)" office:value-type="float" office:value="2615.53583668552" calcext:value-type="float">
            <text:p>2615.5358366855</text:p>
          </table:table-cell>
          <table:table-cell table:formula="of:=[.B683]*RANDBETWEEN(0.3;1.9)" office:value-type="float" office:value="5441.07167337104" calcext:value-type="float">
            <text:p>5441.071673371</text:p>
          </table:table-cell>
          <table:table-cell table:formula="of:=[.D683]*RANDBETWEEN(0.3;1.9)" office:value-type="float" office:value="5441.07167337104" calcext:value-type="float">
            <text:p>5441.071673371</text:p>
          </table:table-cell>
          <table:table-cell table:formula="of:=[.B683]*RANDBETWEEN(0.3;1.9)/[.E683]*[.D683]" office:value-type="float" office:value="5441.07167337104" calcext:value-type="float">
            <text:p>5441.071673371</text:p>
          </table:table-cell>
          <table:table-cell table:formula="of:=[.C683]*RANDBETWEEN(0.3;1.9)" office:value-type="float" office:value="2615.53583668552" calcext:value-type="float">
            <text:p>2615.5358366855</text:p>
          </table:table-cell>
        </table:table-row>
        <table:table-row table:style-name="ro1">
          <table:table-cell office:value-type="float" office:value="30248" calcext:value-type="float">
            <text:p>30248</text:p>
          </table:table-cell>
          <table:table-cell office:value-type="string" calcext:value-type="string">
            <text:p>3081.8245898291734</text:p>
          </table:table-cell>
          <table:table-cell table:formula="of:=[.B684]+RANDBETWEEN(-500;500)" office:value-type="float" office:value="3216.82458982917" calcext:value-type="float">
            <text:p>3216.8245898292</text:p>
          </table:table-cell>
          <table:table-cell table:formula="of:=[.B684]*RANDBETWEEN(0.3;1.9)" office:value-type="float" office:value="3081.82458982917" calcext:value-type="float">
            <text:p>3081.8245898292</text:p>
          </table:table-cell>
          <table:table-cell table:formula="of:=[.D684]*RANDBETWEEN(0.3;1.9)" office:value-type="float" office:value="6163.64917965835" calcext:value-type="float">
            <text:p>6163.6491796584</text:p>
          </table:table-cell>
          <table:table-cell table:formula="of:=[.B684]*RANDBETWEEN(0.3;1.9)/[.E684]*[.D684]" office:value-type="float" office:value="3081.82458982917" calcext:value-type="float">
            <text:p>3081.8245898292</text:p>
          </table:table-cell>
          <table:table-cell table:formula="of:=[.C684]*RANDBETWEEN(0.3;1.9)" office:value-type="float" office:value="3216.82458982917" calcext:value-type="float">
            <text:p>3216.8245898292</text:p>
          </table:table-cell>
        </table:table-row>
        <table:table-row table:style-name="ro1">
          <table:table-cell office:value-type="float" office:value="30249" calcext:value-type="float">
            <text:p>30249</text:p>
          </table:table-cell>
          <table:table-cell office:value-type="string" calcext:value-type="string">
            <text:p>11520.514622145965</text:p>
          </table:table-cell>
          <table:table-cell table:formula="of:=[.B685]+RANDBETWEEN(-500;500)" office:value-type="float" office:value="11719.514622146" calcext:value-type="float">
            <text:p>11719.514622146</text:p>
          </table:table-cell>
          <table:table-cell table:formula="of:=[.B685]*RANDBETWEEN(0.3;1.9)" office:value-type="float" office:value="11520.514622146" calcext:value-type="float">
            <text:p>11520.514622146</text:p>
          </table:table-cell>
          <table:table-cell table:formula="of:=[.D685]*RANDBETWEEN(0.3;1.9)" office:value-type="float" office:value="11520.514622146" calcext:value-type="float">
            <text:p>11520.514622146</text:p>
          </table:table-cell>
          <table:table-cell table:formula="of:=[.B685]*RANDBETWEEN(0.3;1.9)/[.E685]*[.D685]" office:value-type="float" office:value="23041.0292442919" calcext:value-type="float">
            <text:p>23041.0292442919</text:p>
          </table:table-cell>
          <table:table-cell table:formula="of:=[.C685]*RANDBETWEEN(0.3;1.9)" office:value-type="float" office:value="23439.0292442919" calcext:value-type="float">
            <text:p>23439.0292442919</text:p>
          </table:table-cell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string" calcext:value-type="string">
            <text:p>1061.4702348350002</text:p>
          </table:table-cell>
          <table:table-cell table:formula="of:=[.B686]+RANDBETWEEN(-500;500)" office:value-type="float" office:value="1327.470234835" calcext:value-type="float">
            <text:p>1327.470234835</text:p>
          </table:table-cell>
          <table:table-cell table:formula="of:=[.B686]*RANDBETWEEN(0.3;1.9)" office:value-type="float" office:value="2122.94046967" calcext:value-type="float">
            <text:p>2122.94046967</text:p>
          </table:table-cell>
          <table:table-cell table:formula="of:=[.D686]*RANDBETWEEN(0.3;1.9)" office:value-type="float" office:value="2122.94046967" calcext:value-type="float">
            <text:p>2122.94046967</text:p>
          </table:table-cell>
          <table:table-cell table:formula="of:=[.B686]*RANDBETWEEN(0.3;1.9)/[.E686]*[.D686]" office:value-type="float" office:value="2122.94046967" calcext:value-type="float">
            <text:p>2122.94046967</text:p>
          </table:table-cell>
          <table:table-cell table:formula="of:=[.C686]*RANDBETWEEN(0.3;1.9)" office:value-type="float" office:value="1327.470234835" calcext:value-type="float">
            <text:p>1327.470234835</text:p>
          </table:table-cell>
        </table:table-row>
        <table:table-row table:style-name="ro1">
          <table:table-cell office:value-type="float" office:value="30251" calcext:value-type="float">
            <text:p>30251</text:p>
          </table:table-cell>
          <table:table-cell office:value-type="string" calcext:value-type="string">
            <text:p>4670.356479184001</text:p>
          </table:table-cell>
          <table:table-cell table:formula="of:=[.B687]+RANDBETWEEN(-500;500)" office:value-type="float" office:value="5084.356479184" calcext:value-type="float">
            <text:p>5084.356479184</text:p>
          </table:table-cell>
          <table:table-cell table:formula="of:=[.B687]*RANDBETWEEN(0.3;1.9)" office:value-type="float" office:value="4670.356479184" calcext:value-type="float">
            <text:p>4670.356479184</text:p>
          </table:table-cell>
          <table:table-cell table:formula="of:=[.D687]*RANDBETWEEN(0.3;1.9)" office:value-type="float" office:value="4670.356479184" calcext:value-type="float">
            <text:p>4670.356479184</text:p>
          </table:table-cell>
          <table:table-cell table:formula="of:=[.B687]*RANDBETWEEN(0.3;1.9)/[.E687]*[.D687]" office:value-type="float" office:value="9340.712958368" calcext:value-type="float">
            <text:p>9340.712958368</text:p>
          </table:table-cell>
          <table:table-cell table:formula="of:=[.C687]*RANDBETWEEN(0.3;1.9)" office:value-type="float" office:value="5084.356479184" calcext:value-type="float">
            <text:p>5084.356479184</text:p>
          </table:table-cell>
        </table:table-row>
        <table:table-row table:style-name="ro1">
          <table:table-cell office:value-type="float" office:value="30252" calcext:value-type="float">
            <text:p>30252</text:p>
          </table:table-cell>
          <table:table-cell office:value-type="string" calcext:value-type="string">
            <text:p>1067.9912143810002</text:p>
          </table:table-cell>
          <table:table-cell table:formula="of:=[.B688]+RANDBETWEEN(-500;500)" office:value-type="float" office:value="1092.991214381" calcext:value-type="float">
            <text:p>1092.991214381</text:p>
          </table:table-cell>
          <table:table-cell table:formula="of:=[.B688]*RANDBETWEEN(0.3;1.9)" office:value-type="float" office:value="1067.991214381" calcext:value-type="float">
            <text:p>1067.991214381</text:p>
          </table:table-cell>
          <table:table-cell table:formula="of:=[.D688]*RANDBETWEEN(0.3;1.9)" office:value-type="float" office:value="1067.991214381" calcext:value-type="float">
            <text:p>1067.991214381</text:p>
          </table:table-cell>
          <table:table-cell table:formula="of:=[.B688]*RANDBETWEEN(0.3;1.9)/[.E688]*[.D688]" office:value-type="float" office:value="2135.982428762" calcext:value-type="float">
            <text:p>2135.982428762</text:p>
          </table:table-cell>
          <table:table-cell table:formula="of:=[.C688]*RANDBETWEEN(0.3;1.9)" office:value-type="float" office:value="2185.982428762" calcext:value-type="float">
            <text:p>2185.982428762</text:p>
          </table:table-cell>
        </table:table-row>
        <table:table-row table:style-name="ro1">
          <table:table-cell office:value-type="float" office:value="30253" calcext:value-type="float">
            <text:p>30253</text:p>
          </table:table-cell>
          <table:table-cell office:value-type="string" calcext:value-type="string">
            <text:p>4901.694345923965</text:p>
          </table:table-cell>
          <table:table-cell table:formula="of:=[.B689]+RANDBETWEEN(-500;500)" office:value-type="float" office:value="5238.69434592397" calcext:value-type="float">
            <text:p>5238.694345924</text:p>
          </table:table-cell>
          <table:table-cell table:formula="of:=[.B689]*RANDBETWEEN(0.3;1.9)" office:value-type="float" office:value="9803.38869184793" calcext:value-type="float">
            <text:p>9803.3886918479</text:p>
          </table:table-cell>
          <table:table-cell table:formula="of:=[.D689]*RANDBETWEEN(0.3;1.9)" office:value-type="float" office:value="9803.38869184793" calcext:value-type="float">
            <text:p>9803.3886918479</text:p>
          </table:table-cell>
          <table:table-cell table:formula="of:=[.B689]*RANDBETWEEN(0.3;1.9)/[.E689]*[.D689]" office:value-type="float" office:value="4901.69434592397" calcext:value-type="float">
            <text:p>4901.694345924</text:p>
          </table:table-cell>
          <table:table-cell table:formula="of:=[.C689]*RANDBETWEEN(0.3;1.9)" office:value-type="float" office:value="5238.69434592397" calcext:value-type="float">
            <text:p>5238.694345924</text:p>
          </table:table-cell>
        </table:table-row>
        <table:table-row table:style-name="ro1">
          <table:table-cell office:value-type="float" office:value="30254" calcext:value-type="float">
            <text:p>30254</text:p>
          </table:table-cell>
          <table:table-cell office:value-type="string" calcext:value-type="string">
            <text:p>22569.150393960696</text:p>
          </table:table-cell>
          <table:table-cell table:formula="of:=[.B690]+RANDBETWEEN(-500;500)" office:value-type="float" office:value="22930.1503939607" calcext:value-type="float">
            <text:p>22930.1503939607</text:p>
          </table:table-cell>
          <table:table-cell table:formula="of:=[.B690]*RANDBETWEEN(0.3;1.9)" office:value-type="float" office:value="45138.3007879214" calcext:value-type="float">
            <text:p>45138.3007879214</text:p>
          </table:table-cell>
          <table:table-cell table:formula="of:=[.D690]*RANDBETWEEN(0.3;1.9)" office:value-type="float" office:value="45138.3007879214" calcext:value-type="float">
            <text:p>45138.3007879214</text:p>
          </table:table-cell>
          <table:table-cell table:formula="of:=[.B690]*RANDBETWEEN(0.3;1.9)/[.E690]*[.D690]" office:value-type="float" office:value="22569.1503939607" calcext:value-type="float">
            <text:p>22569.1503939607</text:p>
          </table:table-cell>
          <table:table-cell table:formula="of:=[.C690]*RANDBETWEEN(0.3;1.9)" office:value-type="float" office:value="45860.3007879214" calcext:value-type="float">
            <text:p>45860.3007879214</text:p>
          </table:table-cell>
        </table:table-row>
        <table:table-row table:style-name="ro1">
          <table:table-cell office:value-type="float" office:value="30255" calcext:value-type="float">
            <text:p>30255</text:p>
          </table:table-cell>
          <table:table-cell office:value-type="string" calcext:value-type="string">
            <text:p>16670.598923791476</text:p>
          </table:table-cell>
          <table:table-cell table:formula="of:=[.B691]+RANDBETWEEN(-500;500)" office:value-type="float" office:value="16228.5989237915" calcext:value-type="float">
            <text:p>16228.5989237915</text:p>
          </table:table-cell>
          <table:table-cell table:formula="of:=[.B691]*RANDBETWEEN(0.3;1.9)" office:value-type="float" office:value="16670.5989237915" calcext:value-type="float">
            <text:p>16670.5989237915</text:p>
          </table:table-cell>
          <table:table-cell table:formula="of:=[.D691]*RANDBETWEEN(0.3;1.9)" office:value-type="float" office:value="33341.1978475829" calcext:value-type="float">
            <text:p>33341.1978475829</text:p>
          </table:table-cell>
          <table:table-cell table:formula="of:=[.B691]*RANDBETWEEN(0.3;1.9)/[.E691]*[.D691]" office:value-type="float" office:value="16670.5989237915" calcext:value-type="float">
            <text:p>16670.5989237915</text:p>
          </table:table-cell>
          <table:table-cell table:formula="of:=[.C691]*RANDBETWEEN(0.3;1.9)" office:value-type="float" office:value="32457.197847583" calcext:value-type="float">
            <text:p>32457.197847583</text:p>
          </table:table-cell>
        </table:table-row>
        <table:table-row table:style-name="ro1">
          <table:table-cell office:value-type="float" office:value="30256" calcext:value-type="float">
            <text:p>30256</text:p>
          </table:table-cell>
          <table:table-cell office:value-type="string" calcext:value-type="string">
            <text:p>11351.873513605504</text:p>
          </table:table-cell>
          <table:table-cell table:formula="of:=[.B692]+RANDBETWEEN(-500;500)" office:value-type="float" office:value="11529.8735136055" calcext:value-type="float">
            <text:p>11529.8735136055</text:p>
          </table:table-cell>
          <table:table-cell table:formula="of:=[.B692]*RANDBETWEEN(0.3;1.9)" office:value-type="float" office:value="22703.747027211" calcext:value-type="float">
            <text:p>22703.747027211</text:p>
          </table:table-cell>
          <table:table-cell table:formula="of:=[.D692]*RANDBETWEEN(0.3;1.9)" office:value-type="float" office:value="45407.494054422" calcext:value-type="float">
            <text:p>45407.494054422</text:p>
          </table:table-cell>
          <table:table-cell table:formula="of:=[.B692]*RANDBETWEEN(0.3;1.9)/[.E692]*[.D692]" office:value-type="float" office:value="11351.8735136055" calcext:value-type="float">
            <text:p>11351.8735136055</text:p>
          </table:table-cell>
          <table:table-cell table:formula="of:=[.C692]*RANDBETWEEN(0.3;1.9)" office:value-type="float" office:value="23059.747027211" calcext:value-type="float">
            <text:p>23059.747027211</text:p>
          </table:table-cell>
        </table:table-row>
        <table:table-row table:style-name="ro1">
          <table:table-cell office:value-type="float" office:value="30257" calcext:value-type="float">
            <text:p>30257</text:p>
          </table:table-cell>
          <table:table-cell office:value-type="string" calcext:value-type="string">
            <text:p>96476.86794387668</text:p>
          </table:table-cell>
          <table:table-cell table:formula="of:=[.B693]+RANDBETWEEN(-500;500)" office:value-type="float" office:value="96023.8679438767" calcext:value-type="float">
            <text:p>96023.8679438767</text:p>
          </table:table-cell>
          <table:table-cell table:formula="of:=[.B693]*RANDBETWEEN(0.3;1.9)" office:value-type="float" office:value="192953.735887753" calcext:value-type="float">
            <text:p>192953.735887753</text:p>
          </table:table-cell>
          <table:table-cell table:formula="of:=[.D693]*RANDBETWEEN(0.3;1.9)" office:value-type="float" office:value="385907.471775507" calcext:value-type="float">
            <text:p>385907.471775507</text:p>
          </table:table-cell>
          <table:table-cell table:formula="of:=[.B693]*RANDBETWEEN(0.3;1.9)/[.E693]*[.D693]" office:value-type="float" office:value="96476.8679438767" calcext:value-type="float">
            <text:p>96476.8679438767</text:p>
          </table:table-cell>
          <table:table-cell table:formula="of:=[.C693]*RANDBETWEEN(0.3;1.9)" office:value-type="float" office:value="192047.735887753" calcext:value-type="float">
            <text:p>192047.735887753</text:p>
          </table:table-cell>
        </table:table-row>
        <table:table-row table:style-name="ro1">
          <table:table-cell office:value-type="float" office:value="30258" calcext:value-type="float">
            <text:p>30258</text:p>
          </table:table-cell>
          <table:table-cell office:value-type="string" calcext:value-type="string">
            <text:p>244233.10432064522</text:p>
          </table:table-cell>
          <table:table-cell table:formula="of:=[.B694]+RANDBETWEEN(-500;500)" office:value-type="float" office:value="244412.104320645" calcext:value-type="float">
            <text:p>244412.104320645</text:p>
          </table:table-cell>
          <table:table-cell table:formula="of:=[.B694]*RANDBETWEEN(0.3;1.9)" office:value-type="float" office:value="488466.20864129" calcext:value-type="float">
            <text:p>488466.20864129</text:p>
          </table:table-cell>
          <table:table-cell table:formula="of:=[.D694]*RANDBETWEEN(0.3;1.9)" office:value-type="float" office:value="488466.20864129" calcext:value-type="float">
            <text:p>488466.20864129</text:p>
          </table:table-cell>
          <table:table-cell table:formula="of:=[.B694]*RANDBETWEEN(0.3;1.9)/[.E694]*[.D694]" office:value-type="float" office:value="244233.104320645" calcext:value-type="float">
            <text:p>244233.104320645</text:p>
          </table:table-cell>
          <table:table-cell table:formula="of:=[.C694]*RANDBETWEEN(0.3;1.9)" office:value-type="float" office:value="244412.104320645" calcext:value-type="float">
            <text:p>244412.104320645</text:p>
          </table:table-cell>
        </table:table-row>
        <table:table-row table:style-name="ro1">
          <table:table-cell office:value-type="float" office:value="30259" calcext:value-type="float">
            <text:p>30259</text:p>
          </table:table-cell>
          <table:table-cell office:value-type="string" calcext:value-type="string">
            <text:p>38236.27328254876</text:p>
          </table:table-cell>
          <table:table-cell table:formula="of:=[.B695]+RANDBETWEEN(-500;500)" office:value-type="float" office:value="38573.2732825488" calcext:value-type="float">
            <text:p>38573.2732825488</text:p>
          </table:table-cell>
          <table:table-cell table:formula="of:=[.B695]*RANDBETWEEN(0.3;1.9)" office:value-type="float" office:value="76472.5465650975" calcext:value-type="float">
            <text:p>76472.5465650975</text:p>
          </table:table-cell>
          <table:table-cell table:formula="of:=[.D695]*RANDBETWEEN(0.3;1.9)" office:value-type="float" office:value="152945.093130195" calcext:value-type="float">
            <text:p>152945.093130195</text:p>
          </table:table-cell>
          <table:table-cell table:formula="of:=[.B695]*RANDBETWEEN(0.3;1.9)/[.E695]*[.D695]" office:value-type="float" office:value="19118.1366412744" calcext:value-type="float">
            <text:p>19118.1366412744</text:p>
          </table:table-cell>
          <table:table-cell table:formula="of:=[.C695]*RANDBETWEEN(0.3;1.9)" office:value-type="float" office:value="38573.2732825488" calcext:value-type="float">
            <text:p>38573.2732825488</text:p>
          </table:table-cell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string" calcext:value-type="string">
            <text:p>3415.204367033</text:p>
          </table:table-cell>
          <table:table-cell table:formula="of:=[.B696]+RANDBETWEEN(-500;500)" office:value-type="float" office:value="3558.204367033" calcext:value-type="float">
            <text:p>3558.204367033</text:p>
          </table:table-cell>
          <table:table-cell table:formula="of:=[.B696]*RANDBETWEEN(0.3;1.9)" office:value-type="float" office:value="6830.408734066" calcext:value-type="float">
            <text:p>6830.408734066</text:p>
          </table:table-cell>
          <table:table-cell table:formula="of:=[.D696]*RANDBETWEEN(0.3;1.9)" office:value-type="float" office:value="13660.817468132" calcext:value-type="float">
            <text:p>13660.817468132</text:p>
          </table:table-cell>
          <table:table-cell table:formula="of:=[.B696]*RANDBETWEEN(0.3;1.9)/[.E696]*[.D696]" office:value-type="float" office:value="3415.204367033" calcext:value-type="float">
            <text:p>3415.204367033</text:p>
          </table:table-cell>
          <table:table-cell table:formula="of:=[.C696]*RANDBETWEEN(0.3;1.9)" office:value-type="float" office:value="3558.204367033" calcext:value-type="float">
            <text:p>3558.204367033</text:p>
          </table:table-cell>
        </table:table-row>
        <table:table-row table:style-name="ro1">
          <table:table-cell office:value-type="float" office:value="30261" calcext:value-type="float">
            <text:p>30261</text:p>
          </table:table-cell>
          <table:table-cell office:value-type="string" calcext:value-type="string">
            <text:p>4453.269443322146</text:p>
          </table:table-cell>
          <table:table-cell table:formula="of:=[.B697]+RANDBETWEEN(-500;500)" office:value-type="float" office:value="4576.26944332215" calcext:value-type="float">
            <text:p>4576.2694433222</text:p>
          </table:table-cell>
          <table:table-cell table:formula="of:=[.B697]*RANDBETWEEN(0.3;1.9)" office:value-type="float" office:value="8906.53888664429" calcext:value-type="float">
            <text:p>8906.5388866443</text:p>
          </table:table-cell>
          <table:table-cell table:formula="of:=[.D697]*RANDBETWEEN(0.3;1.9)" office:value-type="float" office:value="8906.53888664429" calcext:value-type="float">
            <text:p>8906.5388866443</text:p>
          </table:table-cell>
          <table:table-cell table:formula="of:=[.B697]*RANDBETWEEN(0.3;1.9)/[.E697]*[.D697]" office:value-type="float" office:value="8906.53888664429" calcext:value-type="float">
            <text:p>8906.5388866443</text:p>
          </table:table-cell>
          <table:table-cell table:formula="of:=[.C697]*RANDBETWEEN(0.3;1.9)" office:value-type="float" office:value="9152.53888664429" calcext:value-type="float">
            <text:p>9152.5388866443</text:p>
          </table:table-cell>
        </table:table-row>
        <table:table-row table:style-name="ro1">
          <table:table-cell office:value-type="float" office:value="30262" calcext:value-type="float">
            <text:p>30262</text:p>
          </table:table-cell>
          <table:table-cell office:value-type="string" calcext:value-type="string">
            <text:p>3114.500827153597</text:p>
          </table:table-cell>
          <table:table-cell table:formula="of:=[.B698]+RANDBETWEEN(-500;500)" office:value-type="float" office:value="3125.5008271536" calcext:value-type="float">
            <text:p>3125.5008271536</text:p>
          </table:table-cell>
          <table:table-cell table:formula="of:=[.B698]*RANDBETWEEN(0.3;1.9)" office:value-type="float" office:value="3114.5008271536" calcext:value-type="float">
            <text:p>3114.5008271536</text:p>
          </table:table-cell>
          <table:table-cell table:formula="of:=[.D698]*RANDBETWEEN(0.3;1.9)" office:value-type="float" office:value="6229.00165430719" calcext:value-type="float">
            <text:p>6229.0016543072</text:p>
          </table:table-cell>
          <table:table-cell table:formula="of:=[.B698]*RANDBETWEEN(0.3;1.9)/[.E698]*[.D698]" office:value-type="float" office:value="3114.5008271536" calcext:value-type="float">
            <text:p>3114.5008271536</text:p>
          </table:table-cell>
          <table:table-cell table:formula="of:=[.C698]*RANDBETWEEN(0.3;1.9)" office:value-type="float" office:value="3125.5008271536" calcext:value-type="float">
            <text:p>3125.5008271536</text:p>
          </table:table-cell>
        </table:table-row>
        <table:table-row table:style-name="ro1">
          <table:table-cell office:value-type="float" office:value="30263" calcext:value-type="float">
            <text:p>30263</text:p>
          </table:table-cell>
          <table:table-cell office:value-type="string" calcext:value-type="string">
            <text:p>19197.225482652568</text:p>
          </table:table-cell>
          <table:table-cell table:formula="of:=[.B699]+RANDBETWEEN(-500;500)" office:value-type="float" office:value="18944.2254826526" calcext:value-type="float">
            <text:p>18944.2254826526</text:p>
          </table:table-cell>
          <table:table-cell table:formula="of:=[.B699]*RANDBETWEEN(0.3;1.9)" office:value-type="float" office:value="38394.4509653051" calcext:value-type="float">
            <text:p>38394.4509653051</text:p>
          </table:table-cell>
          <table:table-cell table:formula="of:=[.D699]*RANDBETWEEN(0.3;1.9)" office:value-type="float" office:value="38394.4509653051" calcext:value-type="float">
            <text:p>38394.4509653051</text:p>
          </table:table-cell>
          <table:table-cell table:formula="of:=[.B699]*RANDBETWEEN(0.3;1.9)/[.E699]*[.D699]" office:value-type="float" office:value="38394.4509653051" calcext:value-type="float">
            <text:p>38394.4509653051</text:p>
          </table:table-cell>
          <table:table-cell table:formula="of:=[.C699]*RANDBETWEEN(0.3;1.9)" office:value-type="float" office:value="37888.4509653051" calcext:value-type="float">
            <text:p>37888.4509653051</text:p>
          </table:table-cell>
        </table:table-row>
        <table:table-row table:style-name="ro1">
          <table:table-cell office:value-type="float" office:value="30264" calcext:value-type="float">
            <text:p>30264</text:p>
          </table:table-cell>
          <table:table-cell office:value-type="string" calcext:value-type="string">
            <text:p>2733.473254529</text:p>
          </table:table-cell>
          <table:table-cell table:formula="of:=[.B700]+RANDBETWEEN(-500;500)" office:value-type="float" office:value="2593.473254529" calcext:value-type="float">
            <text:p>2593.473254529</text:p>
          </table:table-cell>
          <table:table-cell table:formula="of:=[.B700]*RANDBETWEEN(0.3;1.9)" office:value-type="float" office:value="2733.473254529" calcext:value-type="float">
            <text:p>2733.473254529</text:p>
          </table:table-cell>
          <table:table-cell table:formula="of:=[.D700]*RANDBETWEEN(0.3;1.9)" office:value-type="float" office:value="2733.473254529" calcext:value-type="float">
            <text:p>2733.473254529</text:p>
          </table:table-cell>
          <table:table-cell table:formula="of:=[.B700]*RANDBETWEEN(0.3;1.9)/[.E700]*[.D700]" office:value-type="float" office:value="5466.946509058" calcext:value-type="float">
            <text:p>5466.946509058</text:p>
          </table:table-cell>
          <table:table-cell table:formula="of:=[.C700]*RANDBETWEEN(0.3;1.9)" office:value-type="float" office:value="5186.946509058" calcext:value-type="float">
            <text:p>5186.946509058</text:p>
          </table:table-cell>
        </table:table-row>
        <table:table-row table:style-name="ro1">
          <table:table-cell office:value-type="float" office:value="30265" calcext:value-type="float">
            <text:p>30265</text:p>
          </table:table-cell>
          <table:table-cell office:value-type="string" calcext:value-type="string">
            <text:p>928.9581206820001</text:p>
          </table:table-cell>
          <table:table-cell table:formula="of:=[.B701]+RANDBETWEEN(-500;500)" office:value-type="float" office:value="774.958120682" calcext:value-type="float">
            <text:p>774.958120682</text:p>
          </table:table-cell>
          <table:table-cell table:formula="of:=[.B701]*RANDBETWEEN(0.3;1.9)" office:value-type="float" office:value="928.958120682" calcext:value-type="float">
            <text:p>928.958120682</text:p>
          </table:table-cell>
          <table:table-cell table:formula="of:=[.D701]*RANDBETWEEN(0.3;1.9)" office:value-type="float" office:value="1857.916241364" calcext:value-type="float">
            <text:p>1857.916241364</text:p>
          </table:table-cell>
          <table:table-cell table:formula="of:=[.B701]*RANDBETWEEN(0.3;1.9)/[.E701]*[.D701]" office:value-type="float" office:value="928.958120682" calcext:value-type="float">
            <text:p>928.958120682</text:p>
          </table:table-cell>
          <table:table-cell table:formula="of:=[.C701]*RANDBETWEEN(0.3;1.9)" office:value-type="float" office:value="774.958120682" calcext:value-type="float">
            <text:p>774.958120682</text:p>
          </table:table-cell>
        </table:table-row>
        <table:table-row table:style-name="ro1">
          <table:table-cell office:value-type="float" office:value="30266" calcext:value-type="float">
            <text:p>30266</text:p>
          </table:table-cell>
          <table:table-cell office:value-type="string" calcext:value-type="string">
            <text:p>8008.665455877515</text:p>
          </table:table-cell>
          <table:table-cell table:formula="of:=[.B702]+RANDBETWEEN(-500;500)" office:value-type="float" office:value="7883.66545587752" calcext:value-type="float">
            <text:p>7883.6654558775</text:p>
          </table:table-cell>
          <table:table-cell table:formula="of:=[.B702]*RANDBETWEEN(0.3;1.9)" office:value-type="float" office:value="16017.330911755" calcext:value-type="float">
            <text:p>16017.330911755</text:p>
          </table:table-cell>
          <table:table-cell table:formula="of:=[.D702]*RANDBETWEEN(0.3;1.9)" office:value-type="float" office:value="16017.330911755" calcext:value-type="float">
            <text:p>16017.330911755</text:p>
          </table:table-cell>
          <table:table-cell table:formula="of:=[.B702]*RANDBETWEEN(0.3;1.9)/[.E702]*[.D702]" office:value-type="float" office:value="16017.330911755" calcext:value-type="float">
            <text:p>16017.330911755</text:p>
          </table:table-cell>
          <table:table-cell table:formula="of:=[.C702]*RANDBETWEEN(0.3;1.9)" office:value-type="float" office:value="7883.66545587752" calcext:value-type="float">
            <text:p>7883.6654558775</text:p>
          </table:table-cell>
        </table:table-row>
        <table:table-row table:style-name="ro1">
          <table:table-cell office:value-type="float" office:value="30267" calcext:value-type="float">
            <text:p>30267</text:p>
          </table:table-cell>
          <table:table-cell office:value-type="string" calcext:value-type="string">
            <text:p>4604.058049636091</text:p>
          </table:table-cell>
          <table:table-cell table:formula="of:=[.B703]+RANDBETWEEN(-500;500)" office:value-type="float" office:value="4262.05804963609" calcext:value-type="float">
            <text:p>4262.0580496361</text:p>
          </table:table-cell>
          <table:table-cell table:formula="of:=[.B703]*RANDBETWEEN(0.3;1.9)" office:value-type="float" office:value="9208.11609927218" calcext:value-type="float">
            <text:p>9208.1160992722</text:p>
          </table:table-cell>
          <table:table-cell table:formula="of:=[.D703]*RANDBETWEEN(0.3;1.9)" office:value-type="float" office:value="18416.2321985444" calcext:value-type="float">
            <text:p>18416.2321985444</text:p>
          </table:table-cell>
          <table:table-cell table:formula="of:=[.B703]*RANDBETWEEN(0.3;1.9)/[.E703]*[.D703]" office:value-type="float" office:value="4604.05804963609" calcext:value-type="float">
            <text:p>4604.0580496361</text:p>
          </table:table-cell>
          <table:table-cell table:formula="of:=[.C703]*RANDBETWEEN(0.3;1.9)" office:value-type="float" office:value="4262.05804963609" calcext:value-type="float">
            <text:p>4262.0580496361</text:p>
          </table:table-cell>
        </table:table-row>
        <table:table-row table:style-name="ro1">
          <table:table-cell office:value-type="float" office:value="30268" calcext:value-type="float">
            <text:p>30268</text:p>
          </table:table-cell>
          <table:table-cell office:value-type="string" calcext:value-type="string">
            <text:p>4932.716318991411</text:p>
          </table:table-cell>
          <table:table-cell table:formula="of:=[.B704]+RANDBETWEEN(-500;500)" office:value-type="float" office:value="4756.71631899141" calcext:value-type="float">
            <text:p>4756.7163189914</text:p>
          </table:table-cell>
          <table:table-cell table:formula="of:=[.B704]*RANDBETWEEN(0.3;1.9)" office:value-type="float" office:value="4932.71631899141" calcext:value-type="float">
            <text:p>4932.7163189914</text:p>
          </table:table-cell>
          <table:table-cell table:formula="of:=[.D704]*RANDBETWEEN(0.3;1.9)" office:value-type="float" office:value="4932.71631899141" calcext:value-type="float">
            <text:p>4932.7163189914</text:p>
          </table:table-cell>
          <table:table-cell table:formula="of:=[.B704]*RANDBETWEEN(0.3;1.9)/[.E704]*[.D704]" office:value-type="float" office:value="9865.43263798282" calcext:value-type="float">
            <text:p>9865.4326379828</text:p>
          </table:table-cell>
          <table:table-cell table:formula="of:=[.C704]*RANDBETWEEN(0.3;1.9)" office:value-type="float" office:value="9513.43263798282" calcext:value-type="float">
            <text:p>9513.4326379828</text:p>
          </table:table-cell>
        </table:table-row>
        <table:table-row table:style-name="ro1">
          <table:table-cell office:value-type="float" office:value="30269" calcext:value-type="float">
            <text:p>30269</text:p>
          </table:table-cell>
          <table:table-cell office:value-type="string" calcext:value-type="string">
            <text:p>12887.730464800145</text:p>
          </table:table-cell>
          <table:table-cell table:formula="of:=[.B705]+RANDBETWEEN(-500;500)" office:value-type="float" office:value="13249.7304648001" calcext:value-type="float">
            <text:p>13249.7304648001</text:p>
          </table:table-cell>
          <table:table-cell table:formula="of:=[.B705]*RANDBETWEEN(0.3;1.9)" office:value-type="float" office:value="12887.7304648001" calcext:value-type="float">
            <text:p>12887.7304648001</text:p>
          </table:table-cell>
          <table:table-cell table:formula="of:=[.D705]*RANDBETWEEN(0.3;1.9)" office:value-type="float" office:value="12887.7304648001" calcext:value-type="float">
            <text:p>12887.7304648001</text:p>
          </table:table-cell>
          <table:table-cell table:formula="of:=[.B705]*RANDBETWEEN(0.3;1.9)/[.E705]*[.D705]" office:value-type="float" office:value="12887.7304648001" calcext:value-type="float">
            <text:p>12887.7304648001</text:p>
          </table:table-cell>
          <table:table-cell table:formula="of:=[.C705]*RANDBETWEEN(0.3;1.9)" office:value-type="float" office:value="13249.7304648001" calcext:value-type="float">
            <text:p>13249.7304648001</text:p>
          </table:table-cell>
        </table:table-row>
        <table:table-row table:style-name="ro1">
          <table:table-cell office:value-type="float" office:value="30270" calcext:value-type="float">
            <text:p>30270</text:p>
          </table:table-cell>
          <table:table-cell office:value-type="string" calcext:value-type="string">
            <text:p>1734.82217516</text:p>
          </table:table-cell>
          <table:table-cell table:formula="of:=[.B706]+RANDBETWEEN(-500;500)" office:value-type="float" office:value="2155.82217516" calcext:value-type="float">
            <text:p>2155.82217516</text:p>
          </table:table-cell>
          <table:table-cell table:formula="of:=[.B706]*RANDBETWEEN(0.3;1.9)" office:value-type="float" office:value="3469.64435032" calcext:value-type="float">
            <text:p>3469.64435032</text:p>
          </table:table-cell>
          <table:table-cell table:formula="of:=[.D706]*RANDBETWEEN(0.3;1.9)" office:value-type="float" office:value="6939.28870064" calcext:value-type="float">
            <text:p>6939.28870064</text:p>
          </table:table-cell>
          <table:table-cell table:formula="of:=[.B706]*RANDBETWEEN(0.3;1.9)/[.E706]*[.D706]" office:value-type="float" office:value="1734.82217516" calcext:value-type="float">
            <text:p>1734.82217516</text:p>
          </table:table-cell>
          <table:table-cell table:formula="of:=[.C706]*RANDBETWEEN(0.3;1.9)" office:value-type="float" office:value="4311.64435032" calcext:value-type="float">
            <text:p>4311.64435032</text:p>
          </table:table-cell>
        </table:table-row>
        <table:table-row table:style-name="ro1">
          <table:table-cell office:value-type="float" office:value="30271" calcext:value-type="float">
            <text:p>30271</text:p>
          </table:table-cell>
          <table:table-cell office:value-type="string" calcext:value-type="string">
            <text:p>2410.036884788643</text:p>
          </table:table-cell>
          <table:table-cell table:formula="of:=[.B707]+RANDBETWEEN(-500;500)" office:value-type="float" office:value="2150.03688478864" calcext:value-type="float">
            <text:p>2150.0368847887</text:p>
          </table:table-cell>
          <table:table-cell table:formula="of:=[.B707]*RANDBETWEEN(0.3;1.9)" office:value-type="float" office:value="2410.03688478864" calcext:value-type="float">
            <text:p>2410.0368847887</text:p>
          </table:table-cell>
          <table:table-cell table:formula="of:=[.D707]*RANDBETWEEN(0.3;1.9)" office:value-type="float" office:value="2410.03688478864" calcext:value-type="float">
            <text:p>2410.0368847887</text:p>
          </table:table-cell>
          <table:table-cell table:formula="of:=[.B707]*RANDBETWEEN(0.3;1.9)/[.E707]*[.D707]" office:value-type="float" office:value="2410.03688478864" calcext:value-type="float">
            <text:p>2410.0368847887</text:p>
          </table:table-cell>
          <table:table-cell table:formula="of:=[.C707]*RANDBETWEEN(0.3;1.9)" office:value-type="float" office:value="4300.07376957729" calcext:value-type="float">
            <text:p>4300.0737695773</text:p>
          </table:table-cell>
        </table:table-row>
        <table:table-row table:style-name="ro1">
          <table:table-cell office:value-type="float" office:value="30272" calcext:value-type="float">
            <text:p>30272</text:p>
          </table:table-cell>
          <table:table-cell office:value-type="string" calcext:value-type="string">
            <text:p>11204.926799103932</text:p>
          </table:table-cell>
          <table:table-cell table:formula="of:=[.B708]+RANDBETWEEN(-500;500)" office:value-type="float" office:value="11268.9267991039" calcext:value-type="float">
            <text:p>11268.9267991039</text:p>
          </table:table-cell>
          <table:table-cell table:formula="of:=[.B708]*RANDBETWEEN(0.3;1.9)" office:value-type="float" office:value="11204.9267991039" calcext:value-type="float">
            <text:p>11204.9267991039</text:p>
          </table:table-cell>
          <table:table-cell table:formula="of:=[.D708]*RANDBETWEEN(0.3;1.9)" office:value-type="float" office:value="11204.9267991039" calcext:value-type="float">
            <text:p>11204.9267991039</text:p>
          </table:table-cell>
          <table:table-cell table:formula="of:=[.B708]*RANDBETWEEN(0.3;1.9)/[.E708]*[.D708]" office:value-type="float" office:value="22409.8535982079" calcext:value-type="float">
            <text:p>22409.8535982079</text:p>
          </table:table-cell>
          <table:table-cell table:formula="of:=[.C708]*RANDBETWEEN(0.3;1.9)" office:value-type="float" office:value="22537.8535982079" calcext:value-type="float">
            <text:p>22537.8535982079</text:p>
          </table:table-cell>
        </table:table-row>
        <table:table-row table:style-name="ro1">
          <table:table-cell office:value-type="float" office:value="30273" calcext:value-type="float">
            <text:p>30273</text:p>
          </table:table-cell>
          <table:table-cell office:value-type="string" calcext:value-type="string">
            <text:p>8377.007209383146</text:p>
          </table:table-cell>
          <table:table-cell table:formula="of:=[.B709]+RANDBETWEEN(-500;500)" office:value-type="float" office:value="8007.00720938315" calcext:value-type="float">
            <text:p>8007.0072093832</text:p>
          </table:table-cell>
          <table:table-cell table:formula="of:=[.B709]*RANDBETWEEN(0.3;1.9)" office:value-type="float" office:value="16754.0144187663" calcext:value-type="float">
            <text:p>16754.0144187663</text:p>
          </table:table-cell>
          <table:table-cell table:formula="of:=[.D709]*RANDBETWEEN(0.3;1.9)" office:value-type="float" office:value="33508.0288375326" calcext:value-type="float">
            <text:p>33508.0288375326</text:p>
          </table:table-cell>
          <table:table-cell table:formula="of:=[.B709]*RANDBETWEEN(0.3;1.9)/[.E709]*[.D709]" office:value-type="float" office:value="8377.00720938315" calcext:value-type="float">
            <text:p>8377.0072093832</text:p>
          </table:table-cell>
          <table:table-cell table:formula="of:=[.C709]*RANDBETWEEN(0.3;1.9)" office:value-type="float" office:value="8007.00720938315" calcext:value-type="float">
            <text:p>8007.0072093832</text:p>
          </table:table-cell>
        </table:table-row>
        <table:table-row table:style-name="ro1">
          <table:table-cell office:value-type="float" office:value="30274" calcext:value-type="float">
            <text:p>30274</text:p>
          </table:table-cell>
          <table:table-cell office:value-type="string" calcext:value-type="string">
            <text:p>16544.93525424059</text:p>
          </table:table-cell>
          <table:table-cell table:formula="of:=[.B710]+RANDBETWEEN(-500;500)" office:value-type="float" office:value="16482.9352542406" calcext:value-type="float">
            <text:p>16482.9352542406</text:p>
          </table:table-cell>
          <table:table-cell table:formula="of:=[.B710]*RANDBETWEEN(0.3;1.9)" office:value-type="float" office:value="16544.9352542406" calcext:value-type="float">
            <text:p>16544.9352542406</text:p>
          </table:table-cell>
          <table:table-cell table:formula="of:=[.D710]*RANDBETWEEN(0.3;1.9)" office:value-type="float" office:value="33089.8705084812" calcext:value-type="float">
            <text:p>33089.8705084812</text:p>
          </table:table-cell>
          <table:table-cell table:formula="of:=[.B710]*RANDBETWEEN(0.3;1.9)/[.E710]*[.D710]" office:value-type="float" office:value="16544.9352542406" calcext:value-type="float">
            <text:p>16544.9352542406</text:p>
          </table:table-cell>
          <table:table-cell table:formula="of:=[.C710]*RANDBETWEEN(0.3;1.9)" office:value-type="float" office:value="32965.8705084812" calcext:value-type="float">
            <text:p>32965.8705084812</text:p>
          </table:table-cell>
        </table:table-row>
        <table:table-row table:style-name="ro1">
          <table:table-cell office:value-type="float" office:value="30275" calcext:value-type="float">
            <text:p>30275</text:p>
          </table:table-cell>
          <table:table-cell office:value-type="string" calcext:value-type="string">
            <text:p>5929.392090117824</text:p>
          </table:table-cell>
          <table:table-cell table:formula="of:=[.B711]+RANDBETWEEN(-500;500)" office:value-type="float" office:value="6375.39209011782" calcext:value-type="float">
            <text:p>6375.3920901178</text:p>
          </table:table-cell>
          <table:table-cell table:formula="of:=[.B711]*RANDBETWEEN(0.3;1.9)" office:value-type="float" office:value="11858.7841802356" calcext:value-type="float">
            <text:p>11858.7841802356</text:p>
          </table:table-cell>
          <table:table-cell table:formula="of:=[.D711]*RANDBETWEEN(0.3;1.9)" office:value-type="float" office:value="11858.7841802356" calcext:value-type="float">
            <text:p>11858.7841802356</text:p>
          </table:table-cell>
          <table:table-cell table:formula="of:=[.B711]*RANDBETWEEN(0.3;1.9)/[.E711]*[.D711]" office:value-type="float" office:value="5929.39209011782" calcext:value-type="float">
            <text:p>5929.3920901178</text:p>
          </table:table-cell>
          <table:table-cell table:formula="of:=[.C711]*RANDBETWEEN(0.3;1.9)" office:value-type="float" office:value="6375.39209011782" calcext:value-type="float">
            <text:p>6375.3920901178</text:p>
          </table:table-cell>
        </table:table-row>
        <table:table-row table:style-name="ro1">
          <table:table-cell office:value-type="float" office:value="30276" calcext:value-type="float">
            <text:p>30276</text:p>
          </table:table-cell>
          <table:table-cell office:value-type="string" calcext:value-type="string">
            <text:p>52548.03356909412</text:p>
          </table:table-cell>
          <table:table-cell table:formula="of:=[.B712]+RANDBETWEEN(-500;500)" office:value-type="float" office:value="52914.0335690941" calcext:value-type="float">
            <text:p>52914.0335690941</text:p>
          </table:table-cell>
          <table:table-cell table:formula="of:=[.B712]*RANDBETWEEN(0.3;1.9)" office:value-type="float" office:value="105096.067138188" calcext:value-type="float">
            <text:p>105096.067138188</text:p>
          </table:table-cell>
          <table:table-cell table:formula="of:=[.D712]*RANDBETWEEN(0.3;1.9)" office:value-type="float" office:value="105096.067138188" calcext:value-type="float">
            <text:p>105096.067138188</text:p>
          </table:table-cell>
          <table:table-cell table:formula="of:=[.B712]*RANDBETWEEN(0.3;1.9)/[.E712]*[.D712]" office:value-type="float" office:value="105096.067138188" calcext:value-type="float">
            <text:p>105096.067138188</text:p>
          </table:table-cell>
          <table:table-cell table:formula="of:=[.C712]*RANDBETWEEN(0.3;1.9)" office:value-type="float" office:value="105828.067138188" calcext:value-type="float">
            <text:p>105828.067138188</text:p>
          </table:table-cell>
        </table:table-row>
        <table:table-row table:style-name="ro1">
          <table:table-cell office:value-type="float" office:value="30277" calcext:value-type="float">
            <text:p>30277</text:p>
          </table:table-cell>
          <table:table-cell office:value-type="string" calcext:value-type="string">
            <text:p>5061.29935978275</text:p>
          </table:table-cell>
          <table:table-cell table:formula="of:=[.B713]+RANDBETWEEN(-500;500)" office:value-type="float" office:value="4796.29935978275" calcext:value-type="float">
            <text:p>4796.2993597828</text:p>
          </table:table-cell>
          <table:table-cell table:formula="of:=[.B713]*RANDBETWEEN(0.3;1.9)" office:value-type="float" office:value="10122.5987195655" calcext:value-type="float">
            <text:p>10122.5987195655</text:p>
          </table:table-cell>
          <table:table-cell table:formula="of:=[.D713]*RANDBETWEEN(0.3;1.9)" office:value-type="float" office:value="10122.5987195655" calcext:value-type="float">
            <text:p>10122.5987195655</text:p>
          </table:table-cell>
          <table:table-cell table:formula="of:=[.B713]*RANDBETWEEN(0.3;1.9)/[.E713]*[.D713]" office:value-type="float" office:value="10122.5987195655" calcext:value-type="float">
            <text:p>10122.5987195655</text:p>
          </table:table-cell>
          <table:table-cell table:formula="of:=[.C713]*RANDBETWEEN(0.3;1.9)" office:value-type="float" office:value="9592.5987195655" calcext:value-type="float">
            <text:p>9592.5987195655</text:p>
          </table:table-cell>
        </table:table-row>
        <table:table-row table:style-name="ro1">
          <table:table-cell office:value-type="float" office:value="30278" calcext:value-type="float">
            <text:p>30278</text:p>
          </table:table-cell>
          <table:table-cell office:value-type="string" calcext:value-type="string">
            <text:p>14289.15192602783</text:p>
          </table:table-cell>
          <table:table-cell table:formula="of:=[.B714]+RANDBETWEEN(-500;500)" office:value-type="float" office:value="14044.1519260278" calcext:value-type="float">
            <text:p>14044.1519260278</text:p>
          </table:table-cell>
          <table:table-cell table:formula="of:=[.B714]*RANDBETWEEN(0.3;1.9)" office:value-type="float" office:value="14289.1519260278" calcext:value-type="float">
            <text:p>14289.1519260278</text:p>
          </table:table-cell>
          <table:table-cell table:formula="of:=[.D714]*RANDBETWEEN(0.3;1.9)" office:value-type="float" office:value="28578.3038520557" calcext:value-type="float">
            <text:p>28578.3038520557</text:p>
          </table:table-cell>
          <table:table-cell table:formula="of:=[.B714]*RANDBETWEEN(0.3;1.9)/[.E714]*[.D714]" office:value-type="float" office:value="14289.1519260278" calcext:value-type="float">
            <text:p>14289.1519260278</text:p>
          </table:table-cell>
          <table:table-cell table:formula="of:=[.C714]*RANDBETWEEN(0.3;1.9)" office:value-type="float" office:value="14044.1519260278" calcext:value-type="float">
            <text:p>14044.1519260278</text:p>
          </table:table-cell>
        </table:table-row>
        <table:table-row table:style-name="ro1">
          <table:table-cell office:value-type="float" office:value="30279" calcext:value-type="float">
            <text:p>30279</text:p>
          </table:table-cell>
          <table:table-cell office:value-type="string" calcext:value-type="string">
            <text:p>5980.801216928688</text:p>
          </table:table-cell>
          <table:table-cell table:formula="of:=[.B715]+RANDBETWEEN(-500;500)" office:value-type="float" office:value="5940.80121692869" calcext:value-type="float">
            <text:p>5940.8012169287</text:p>
          </table:table-cell>
          <table:table-cell table:formula="of:=[.B715]*RANDBETWEEN(0.3;1.9)" office:value-type="float" office:value="5980.80121692869" calcext:value-type="float">
            <text:p>5980.8012169287</text:p>
          </table:table-cell>
          <table:table-cell table:formula="of:=[.D715]*RANDBETWEEN(0.3;1.9)" office:value-type="float" office:value="5980.80121692869" calcext:value-type="float">
            <text:p>5980.8012169287</text:p>
          </table:table-cell>
          <table:table-cell table:formula="of:=[.B715]*RANDBETWEEN(0.3;1.9)/[.E715]*[.D715]" office:value-type="float" office:value="5980.80121692869" calcext:value-type="float">
            <text:p>5980.8012169287</text:p>
          </table:table-cell>
          <table:table-cell table:formula="of:=[.C715]*RANDBETWEEN(0.3;1.9)" office:value-type="float" office:value="5940.80121692869" calcext:value-type="float">
            <text:p>5940.8012169287</text:p>
          </table:table-cell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string" calcext:value-type="string">
            <text:p>423.7566258316355</text:p>
          </table:table-cell>
          <table:table-cell table:formula="of:=[.B716]+RANDBETWEEN(-500;500)" office:value-type="float" office:value="286.756625831636" calcext:value-type="float">
            <text:p>286.7566258316</text:p>
          </table:table-cell>
          <table:table-cell table:formula="of:=[.B716]*RANDBETWEEN(0.3;1.9)" office:value-type="float" office:value="847.513251663271" calcext:value-type="float">
            <text:p>847.5132516633</text:p>
          </table:table-cell>
          <table:table-cell table:formula="of:=[.D716]*RANDBETWEEN(0.3;1.9)" office:value-type="float" office:value="1695.02650332654" calcext:value-type="float">
            <text:p>1695.0265033266</text:p>
          </table:table-cell>
          <table:table-cell table:formula="of:=[.B716]*RANDBETWEEN(0.3;1.9)/[.E716]*[.D716]" office:value-type="float" office:value="211.878312915818" calcext:value-type="float">
            <text:p>211.8783129158</text:p>
          </table:table-cell>
          <table:table-cell table:formula="of:=[.C716]*RANDBETWEEN(0.3;1.9)" office:value-type="float" office:value="286.756625831636" calcext:value-type="float">
            <text:p>286.7566258316</text:p>
          </table:table-cell>
        </table:table-row>
        <table:table-row table:style-name="ro1">
          <table:table-cell office:value-type="float" office:value="30281" calcext:value-type="float">
            <text:p>30281</text:p>
          </table:table-cell>
          <table:table-cell office:value-type="string" calcext:value-type="string">
            <text:p>4402.7228727149995</text:p>
          </table:table-cell>
          <table:table-cell table:formula="of:=[.B717]+RANDBETWEEN(-500;500)" office:value-type="float" office:value="4598.722872715" calcext:value-type="float">
            <text:p>4598.722872715</text:p>
          </table:table-cell>
          <table:table-cell table:formula="of:=[.B717]*RANDBETWEEN(0.3;1.9)" office:value-type="float" office:value="4402.722872715" calcext:value-type="float">
            <text:p>4402.722872715</text:p>
          </table:table-cell>
          <table:table-cell table:formula="of:=[.D717]*RANDBETWEEN(0.3;1.9)" office:value-type="float" office:value="8805.44574543" calcext:value-type="float">
            <text:p>8805.44574543</text:p>
          </table:table-cell>
          <table:table-cell table:formula="of:=[.B717]*RANDBETWEEN(0.3;1.9)/[.E717]*[.D717]" office:value-type="float" office:value="4402.722872715" calcext:value-type="float">
            <text:p>4402.722872715</text:p>
          </table:table-cell>
          <table:table-cell table:formula="of:=[.C717]*RANDBETWEEN(0.3;1.9)" office:value-type="float" office:value="4598.722872715" calcext:value-type="float">
            <text:p>4598.722872715</text:p>
          </table:table-cell>
        </table:table-row>
        <table:table-row table:style-name="ro1">
          <table:table-cell office:value-type="float" office:value="30282" calcext:value-type="float">
            <text:p>30282</text:p>
          </table:table-cell>
          <table:table-cell office:value-type="string" calcext:value-type="string">
            <text:p>13833.001692608259</text:p>
          </table:table-cell>
          <table:table-cell table:formula="of:=[.B718]+RANDBETWEEN(-500;500)" office:value-type="float" office:value="13913.0016926083" calcext:value-type="float">
            <text:p>13913.0016926083</text:p>
          </table:table-cell>
          <table:table-cell table:formula="of:=[.B718]*RANDBETWEEN(0.3;1.9)" office:value-type="float" office:value="13833.0016926083" calcext:value-type="float">
            <text:p>13833.0016926083</text:p>
          </table:table-cell>
          <table:table-cell table:formula="of:=[.D718]*RANDBETWEEN(0.3;1.9)" office:value-type="float" office:value="27666.0033852165" calcext:value-type="float">
            <text:p>27666.0033852165</text:p>
          </table:table-cell>
          <table:table-cell table:formula="of:=[.B718]*RANDBETWEEN(0.3;1.9)/[.E718]*[.D718]" office:value-type="float" office:value="6916.50084630413" calcext:value-type="float">
            <text:p>6916.5008463041</text:p>
          </table:table-cell>
          <table:table-cell table:formula="of:=[.C718]*RANDBETWEEN(0.3;1.9)" office:value-type="float" office:value="27826.0033852165" calcext:value-type="float">
            <text:p>27826.0033852165</text:p>
          </table:table-cell>
        </table:table-row>
        <table:table-row table:style-name="ro1">
          <table:table-cell office:value-type="float" office:value="30283" calcext:value-type="float">
            <text:p>30283</text:p>
          </table:table-cell>
          <table:table-cell office:value-type="string" calcext:value-type="string">
            <text:p>627.082930288</text:p>
          </table:table-cell>
          <table:table-cell table:formula="of:=[.B719]+RANDBETWEEN(-500;500)" office:value-type="float" office:value="962.082930288" calcext:value-type="float">
            <text:p>962.082930288</text:p>
          </table:table-cell>
          <table:table-cell table:formula="of:=[.B719]*RANDBETWEEN(0.3;1.9)" office:value-type="float" office:value="1254.165860576" calcext:value-type="float">
            <text:p>1254.165860576</text:p>
          </table:table-cell>
          <table:table-cell table:formula="of:=[.D719]*RANDBETWEEN(0.3;1.9)" office:value-type="float" office:value="2508.331721152" calcext:value-type="float">
            <text:p>2508.331721152</text:p>
          </table:table-cell>
          <table:table-cell table:formula="of:=[.B719]*RANDBETWEEN(0.3;1.9)/[.E719]*[.D719]" office:value-type="float" office:value="627.082930288" calcext:value-type="float">
            <text:p>627.082930288</text:p>
          </table:table-cell>
          <table:table-cell table:formula="of:=[.C719]*RANDBETWEEN(0.3;1.9)" office:value-type="float" office:value="962.082930288" calcext:value-type="float">
            <text:p>962.082930288</text:p>
          </table:table-cell>
        </table:table-row>
        <table:table-row table:style-name="ro1">
          <table:table-cell office:value-type="float" office:value="30284" calcext:value-type="float">
            <text:p>30284</text:p>
          </table:table-cell>
          <table:table-cell office:value-type="string" calcext:value-type="string">
            <text:p>41320.54318002984</text:p>
          </table:table-cell>
          <table:table-cell table:formula="of:=[.B720]+RANDBETWEEN(-500;500)" office:value-type="float" office:value="40939.5431800298" calcext:value-type="float">
            <text:p>40939.5431800298</text:p>
          </table:table-cell>
          <table:table-cell table:formula="of:=[.B720]*RANDBETWEEN(0.3;1.9)" office:value-type="float" office:value="82641.0863600597" calcext:value-type="float">
            <text:p>82641.0863600597</text:p>
          </table:table-cell>
          <table:table-cell table:formula="of:=[.D720]*RANDBETWEEN(0.3;1.9)" office:value-type="float" office:value="82641.0863600597" calcext:value-type="float">
            <text:p>82641.0863600597</text:p>
          </table:table-cell>
          <table:table-cell table:formula="of:=[.B720]*RANDBETWEEN(0.3;1.9)/[.E720]*[.D720]" office:value-type="float" office:value="82641.0863600597" calcext:value-type="float">
            <text:p>82641.0863600597</text:p>
          </table:table-cell>
          <table:table-cell table:formula="of:=[.C720]*RANDBETWEEN(0.3;1.9)" office:value-type="float" office:value="81879.0863600597" calcext:value-type="float">
            <text:p>81879.0863600597</text:p>
          </table:table-cell>
        </table:table-row>
        <table:table-row table:style-name="ro1">
          <table:table-cell office:value-type="float" office:value="30285" calcext:value-type="float">
            <text:p>30285</text:p>
          </table:table-cell>
          <table:table-cell office:value-type="string" calcext:value-type="string">
            <text:p>5862.0172359729995</text:p>
          </table:table-cell>
          <table:table-cell table:formula="of:=[.B721]+RANDBETWEEN(-500;500)" office:value-type="float" office:value="6166.017235973" calcext:value-type="float">
            <text:p>6166.017235973</text:p>
          </table:table-cell>
          <table:table-cell table:formula="of:=[.B721]*RANDBETWEEN(0.3;1.9)" office:value-type="float" office:value="11724.034471946" calcext:value-type="float">
            <text:p>11724.034471946</text:p>
          </table:table-cell>
          <table:table-cell table:formula="of:=[.D721]*RANDBETWEEN(0.3;1.9)" office:value-type="float" office:value="23448.068943892" calcext:value-type="float">
            <text:p>23448.068943892</text:p>
          </table:table-cell>
          <table:table-cell table:formula="of:=[.B721]*RANDBETWEEN(0.3;1.9)/[.E721]*[.D721]" office:value-type="float" office:value="2931.0086179865" calcext:value-type="float">
            <text:p>2931.0086179865</text:p>
          </table:table-cell>
          <table:table-cell table:formula="of:=[.C721]*RANDBETWEEN(0.3;1.9)" office:value-type="float" office:value="6166.017235973" calcext:value-type="float">
            <text:p>6166.017235973</text:p>
          </table:table-cell>
        </table:table-row>
        <table:table-row table:style-name="ro1">
          <table:table-cell office:value-type="float" office:value="30286" calcext:value-type="float">
            <text:p>30286</text:p>
          </table:table-cell>
          <table:table-cell office:value-type="string" calcext:value-type="string">
            <text:p>17453.300328773224</text:p>
          </table:table-cell>
          <table:table-cell table:formula="of:=[.B722]+RANDBETWEEN(-500;500)" office:value-type="float" office:value="17128.3003287732" calcext:value-type="float">
            <text:p>17128.3003287732</text:p>
          </table:table-cell>
          <table:table-cell table:formula="of:=[.B722]*RANDBETWEEN(0.3;1.9)" office:value-type="float" office:value="17453.3003287732" calcext:value-type="float">
            <text:p>17453.3003287732</text:p>
          </table:table-cell>
          <table:table-cell table:formula="of:=[.D722]*RANDBETWEEN(0.3;1.9)" office:value-type="float" office:value="34906.6006575464" calcext:value-type="float">
            <text:p>34906.6006575464</text:p>
          </table:table-cell>
          <table:table-cell table:formula="of:=[.B722]*RANDBETWEEN(0.3;1.9)/[.E722]*[.D722]" office:value-type="float" office:value="17453.3003287732" calcext:value-type="float">
            <text:p>17453.3003287732</text:p>
          </table:table-cell>
          <table:table-cell table:formula="of:=[.C722]*RANDBETWEEN(0.3;1.9)" office:value-type="float" office:value="17128.3003287732" calcext:value-type="float">
            <text:p>17128.3003287732</text:p>
          </table:table-cell>
        </table:table-row>
        <table:table-row table:style-name="ro1">
          <table:table-cell office:value-type="float" office:value="30287" calcext:value-type="float">
            <text:p>30287</text:p>
          </table:table-cell>
          <table:table-cell office:value-type="string" calcext:value-type="string">
            <text:p>7372.662662660869</text:p>
          </table:table-cell>
          <table:table-cell table:formula="of:=[.B723]+RANDBETWEEN(-500;500)" office:value-type="float" office:value="7471.66266266087" calcext:value-type="float">
            <text:p>7471.6626626609</text:p>
          </table:table-cell>
          <table:table-cell table:formula="of:=[.B723]*RANDBETWEEN(0.3;1.9)" office:value-type="float" office:value="14745.3253253217" calcext:value-type="float">
            <text:p>14745.3253253217</text:p>
          </table:table-cell>
          <table:table-cell table:formula="of:=[.D723]*RANDBETWEEN(0.3;1.9)" office:value-type="float" office:value="14745.3253253217" calcext:value-type="float">
            <text:p>14745.3253253217</text:p>
          </table:table-cell>
          <table:table-cell table:formula="of:=[.B723]*RANDBETWEEN(0.3;1.9)/[.E723]*[.D723]" office:value-type="float" office:value="14745.3253253217" calcext:value-type="float">
            <text:p>14745.3253253217</text:p>
          </table:table-cell>
          <table:table-cell table:formula="of:=[.C723]*RANDBETWEEN(0.3;1.9)" office:value-type="float" office:value="7471.66266266087" calcext:value-type="float">
            <text:p>7471.6626626609</text:p>
          </table:table-cell>
        </table:table-row>
        <table:table-row table:style-name="ro1">
          <table:table-cell office:value-type="float" office:value="30288" calcext:value-type="float">
            <text:p>30288</text:p>
          </table:table-cell>
          <table:table-cell office:value-type="string" calcext:value-type="string">
            <text:p>17582.421799369098</text:p>
          </table:table-cell>
          <table:table-cell table:formula="of:=[.B724]+RANDBETWEEN(-500;500)" office:value-type="float" office:value="18048.4217993691" calcext:value-type="float">
            <text:p>18048.4217993691</text:p>
          </table:table-cell>
          <table:table-cell table:formula="of:=[.B724]*RANDBETWEEN(0.3;1.9)" office:value-type="float" office:value="17582.4217993691" calcext:value-type="float">
            <text:p>17582.4217993691</text:p>
          </table:table-cell>
          <table:table-cell table:formula="of:=[.D724]*RANDBETWEEN(0.3;1.9)" office:value-type="float" office:value="35164.8435987382" calcext:value-type="float">
            <text:p>35164.8435987382</text:p>
          </table:table-cell>
          <table:table-cell table:formula="of:=[.B724]*RANDBETWEEN(0.3;1.9)/[.E724]*[.D724]" office:value-type="float" office:value="8791.21089968455" calcext:value-type="float">
            <text:p>8791.2108996846</text:p>
          </table:table-cell>
          <table:table-cell table:formula="of:=[.C724]*RANDBETWEEN(0.3;1.9)" office:value-type="float" office:value="36096.8435987382" calcext:value-type="float">
            <text:p>36096.8435987382</text:p>
          </table:table-cell>
        </table:table-row>
        <table:table-row table:style-name="ro1">
          <table:table-cell office:value-type="float" office:value="30289" calcext:value-type="float">
            <text:p>30289</text:p>
          </table:table-cell>
          <table:table-cell office:value-type="string" calcext:value-type="string">
            <text:p>5091.934321100001</text:p>
          </table:table-cell>
          <table:table-cell table:formula="of:=[.B725]+RANDBETWEEN(-500;500)" office:value-type="float" office:value="5452.9343211" calcext:value-type="float">
            <text:p>5452.9343211</text:p>
          </table:table-cell>
          <table:table-cell table:formula="of:=[.B725]*RANDBETWEEN(0.3;1.9)" office:value-type="float" office:value="5091.9343211" calcext:value-type="float">
            <text:p>5091.9343211</text:p>
          </table:table-cell>
          <table:table-cell table:formula="of:=[.D725]*RANDBETWEEN(0.3;1.9)" office:value-type="float" office:value="5091.9343211" calcext:value-type="float">
            <text:p>5091.9343211</text:p>
          </table:table-cell>
          <table:table-cell table:formula="of:=[.B725]*RANDBETWEEN(0.3;1.9)/[.E725]*[.D725]" office:value-type="float" office:value="10183.8686422" calcext:value-type="float">
            <text:p>10183.8686422</text:p>
          </table:table-cell>
          <table:table-cell table:formula="of:=[.C725]*RANDBETWEEN(0.3;1.9)" office:value-type="float" office:value="5452.9343211" calcext:value-type="float">
            <text:p>5452.9343211</text:p>
          </table:table-cell>
        </table:table-row>
        <table:table-row table:style-name="ro1">
          <table:table-cell office:value-type="float" office:value="30290" calcext:value-type="float">
            <text:p>30290</text:p>
          </table:table-cell>
          <table:table-cell office:value-type="string" calcext:value-type="string">
            <text:p>9622.749236481082</text:p>
          </table:table-cell>
          <table:table-cell table:formula="of:=[.B726]+RANDBETWEEN(-500;500)" office:value-type="float" office:value="9922.74923648108" calcext:value-type="float">
            <text:p>9922.7492364811</text:p>
          </table:table-cell>
          <table:table-cell table:formula="of:=[.B726]*RANDBETWEEN(0.3;1.9)" office:value-type="float" office:value="9622.74923648108" calcext:value-type="float">
            <text:p>9622.7492364811</text:p>
          </table:table-cell>
          <table:table-cell table:formula="of:=[.D726]*RANDBETWEEN(0.3;1.9)" office:value-type="float" office:value="19245.4984729622" calcext:value-type="float">
            <text:p>19245.4984729622</text:p>
          </table:table-cell>
          <table:table-cell table:formula="of:=[.B726]*RANDBETWEEN(0.3;1.9)/[.E726]*[.D726]" office:value-type="float" office:value="4811.37461824054" calcext:value-type="float">
            <text:p>4811.3746182405</text:p>
          </table:table-cell>
          <table:table-cell table:formula="of:=[.C726]*RANDBETWEEN(0.3;1.9)" office:value-type="float" office:value="9922.74923648108" calcext:value-type="float">
            <text:p>9922.7492364811</text:p>
          </table:table-cell>
        </table:table-row>
        <table:table-row table:style-name="ro1">
          <table:table-cell office:value-type="float" office:value="30291" calcext:value-type="float">
            <text:p>30291</text:p>
          </table:table-cell>
          <table:table-cell office:value-type="string" calcext:value-type="string">
            <text:p>778.1267015999999</text:p>
          </table:table-cell>
          <table:table-cell table:formula="of:=[.B727]+RANDBETWEEN(-500;500)" office:value-type="float" office:value="493.1267016" calcext:value-type="float">
            <text:p>493.1267016</text:p>
          </table:table-cell>
          <table:table-cell table:formula="of:=[.B727]*RANDBETWEEN(0.3;1.9)" office:value-type="float" office:value="778.1267016" calcext:value-type="float">
            <text:p>778.1267016</text:p>
          </table:table-cell>
          <table:table-cell table:formula="of:=[.D727]*RANDBETWEEN(0.3;1.9)" office:value-type="float" office:value="1556.2534032" calcext:value-type="float">
            <text:p>1556.2534032</text:p>
          </table:table-cell>
          <table:table-cell table:formula="of:=[.B727]*RANDBETWEEN(0.3;1.9)/[.E727]*[.D727]" office:value-type="float" office:value="389.0633508" calcext:value-type="float">
            <text:p>389.0633508</text:p>
          </table:table-cell>
          <table:table-cell table:formula="of:=[.C727]*RANDBETWEEN(0.3;1.9)" office:value-type="float" office:value="493.1267016" calcext:value-type="float">
            <text:p>493.1267016</text:p>
          </table:table-cell>
        </table:table-row>
        <table:table-row table:style-name="ro1">
          <table:table-cell office:value-type="float" office:value="30292" calcext:value-type="float">
            <text:p>30292</text:p>
          </table:table-cell>
          <table:table-cell office:value-type="string" calcext:value-type="string">
            <text:p>3009.795229687</text:p>
          </table:table-cell>
          <table:table-cell table:formula="of:=[.B728]+RANDBETWEEN(-500;500)" office:value-type="float" office:value="2683.795229687" calcext:value-type="float">
            <text:p>2683.795229687</text:p>
          </table:table-cell>
          <table:table-cell table:formula="of:=[.B728]*RANDBETWEEN(0.3;1.9)" office:value-type="float" office:value="6019.590459374" calcext:value-type="float">
            <text:p>6019.590459374</text:p>
          </table:table-cell>
          <table:table-cell table:formula="of:=[.D728]*RANDBETWEEN(0.3;1.9)" office:value-type="float" office:value="12039.180918748" calcext:value-type="float">
            <text:p>12039.180918748</text:p>
          </table:table-cell>
          <table:table-cell table:formula="of:=[.B728]*RANDBETWEEN(0.3;1.9)/[.E728]*[.D728]" office:value-type="float" office:value="1504.8976148435" calcext:value-type="float">
            <text:p>1504.8976148435</text:p>
          </table:table-cell>
          <table:table-cell table:formula="of:=[.C728]*RANDBETWEEN(0.3;1.9)" office:value-type="float" office:value="2683.795229687" calcext:value-type="float">
            <text:p>2683.795229687</text:p>
          </table:table-cell>
        </table:table-row>
        <table:table-row table:style-name="ro1">
          <table:table-cell office:value-type="float" office:value="30293" calcext:value-type="float">
            <text:p>30293</text:p>
          </table:table-cell>
          <table:table-cell office:value-type="string" calcext:value-type="string">
            <text:p>3679.0289482110693</text:p>
          </table:table-cell>
          <table:table-cell table:formula="of:=[.B729]+RANDBETWEEN(-500;500)" office:value-type="float" office:value="3467.02894821107" calcext:value-type="float">
            <text:p>3467.0289482111</text:p>
          </table:table-cell>
          <table:table-cell table:formula="of:=[.B729]*RANDBETWEEN(0.3;1.9)" office:value-type="float" office:value="7358.05789642214" calcext:value-type="float">
            <text:p>7358.0578964221</text:p>
          </table:table-cell>
          <table:table-cell table:formula="of:=[.D729]*RANDBETWEEN(0.3;1.9)" office:value-type="float" office:value="7358.05789642214" calcext:value-type="float">
            <text:p>7358.0578964221</text:p>
          </table:table-cell>
          <table:table-cell table:formula="of:=[.B729]*RANDBETWEEN(0.3;1.9)/[.E729]*[.D729]" office:value-type="float" office:value="7358.05789642214" calcext:value-type="float">
            <text:p>7358.0578964221</text:p>
          </table:table-cell>
          <table:table-cell table:formula="of:=[.C729]*RANDBETWEEN(0.3;1.9)" office:value-type="float" office:value="6934.05789642214" calcext:value-type="float">
            <text:p>6934.0578964221</text:p>
          </table:table-cell>
        </table:table-row>
        <table:table-row table:style-name="ro1">
          <table:table-cell office:value-type="float" office:value="30294" calcext:value-type="float">
            <text:p>30294</text:p>
          </table:table-cell>
          <table:table-cell office:value-type="string" calcext:value-type="string">
            <text:p>33852.835827327195</text:p>
          </table:table-cell>
          <table:table-cell table:formula="of:=[.B730]+RANDBETWEEN(-500;500)" office:value-type="float" office:value="34260.8358273272" calcext:value-type="float">
            <text:p>34260.8358273272</text:p>
          </table:table-cell>
          <table:table-cell table:formula="of:=[.B730]*RANDBETWEEN(0.3;1.9)" office:value-type="float" office:value="67705.6716546544" calcext:value-type="float">
            <text:p>67705.6716546544</text:p>
          </table:table-cell>
          <table:table-cell table:formula="of:=[.D730]*RANDBETWEEN(0.3;1.9)" office:value-type="float" office:value="135411.343309309" calcext:value-type="float">
            <text:p>135411.343309309</text:p>
          </table:table-cell>
          <table:table-cell table:formula="of:=[.B730]*RANDBETWEEN(0.3;1.9)/[.E730]*[.D730]" office:value-type="float" office:value="33852.8358273272" calcext:value-type="float">
            <text:p>33852.8358273272</text:p>
          </table:table-cell>
          <table:table-cell table:formula="of:=[.C730]*RANDBETWEEN(0.3;1.9)" office:value-type="float" office:value="68521.6716546544" calcext:value-type="float">
            <text:p>68521.6716546544</text:p>
          </table:table-cell>
        </table:table-row>
        <table:table-row table:style-name="ro1">
          <table:table-cell office:value-type="float" office:value="30295" calcext:value-type="float">
            <text:p>30295</text:p>
          </table:table-cell>
          <table:table-cell office:value-type="string" calcext:value-type="string">
            <text:p>9255.835679474001</text:p>
          </table:table-cell>
          <table:table-cell table:formula="of:=[.B731]+RANDBETWEEN(-500;500)" office:value-type="float" office:value="8789.835679474" calcext:value-type="float">
            <text:p>8789.835679474</text:p>
          </table:table-cell>
          <table:table-cell table:formula="of:=[.B731]*RANDBETWEEN(0.3;1.9)" office:value-type="float" office:value="9255.835679474" calcext:value-type="float">
            <text:p>9255.835679474</text:p>
          </table:table-cell>
          <table:table-cell table:formula="of:=[.D731]*RANDBETWEEN(0.3;1.9)" office:value-type="float" office:value="18511.671358948" calcext:value-type="float">
            <text:p>18511.671358948</text:p>
          </table:table-cell>
          <table:table-cell table:formula="of:=[.B731]*RANDBETWEEN(0.3;1.9)/[.E731]*[.D731]" office:value-type="float" office:value="4627.917839737" calcext:value-type="float">
            <text:p>4627.917839737</text:p>
          </table:table-cell>
          <table:table-cell table:formula="of:=[.C731]*RANDBETWEEN(0.3;1.9)" office:value-type="float" office:value="17579.671358948" calcext:value-type="float">
            <text:p>17579.671358948</text:p>
          </table:table-cell>
        </table:table-row>
        <table:table-row table:style-name="ro1">
          <table:table-cell office:value-type="float" office:value="30296" calcext:value-type="float">
            <text:p>30296</text:p>
          </table:table-cell>
          <table:table-cell office:value-type="string" calcext:value-type="string">
            <text:p>878.6232600650001</text:p>
          </table:table-cell>
          <table:table-cell table:formula="of:=[.B732]+RANDBETWEEN(-500;500)" office:value-type="float" office:value="903.623260065" calcext:value-type="float">
            <text:p>903.623260065</text:p>
          </table:table-cell>
          <table:table-cell table:formula="of:=[.B732]*RANDBETWEEN(0.3;1.9)" office:value-type="float" office:value="1757.24652013" calcext:value-type="float">
            <text:p>1757.24652013</text:p>
          </table:table-cell>
          <table:table-cell table:formula="of:=[.D732]*RANDBETWEEN(0.3;1.9)" office:value-type="float" office:value="3514.49304026" calcext:value-type="float">
            <text:p>3514.49304026</text:p>
          </table:table-cell>
          <table:table-cell table:formula="of:=[.B732]*RANDBETWEEN(0.3;1.9)/[.E732]*[.D732]" office:value-type="float" office:value="878.623260065" calcext:value-type="float">
            <text:p>878.623260065</text:p>
          </table:table-cell>
          <table:table-cell table:formula="of:=[.C732]*RANDBETWEEN(0.3;1.9)" office:value-type="float" office:value="903.623260065" calcext:value-type="float">
            <text:p>903.623260065</text:p>
          </table:table-cell>
        </table:table-row>
        <table:table-row table:style-name="ro1">
          <table:table-cell office:value-type="float" office:value="30297" calcext:value-type="float">
            <text:p>30297</text:p>
          </table:table-cell>
          <table:table-cell office:value-type="string" calcext:value-type="string">
            <text:p>4040.6888612135385</text:p>
          </table:table-cell>
          <table:table-cell table:formula="of:=[.B733]+RANDBETWEEN(-500;500)" office:value-type="float" office:value="4024.68886121354" calcext:value-type="float">
            <text:p>4024.6888612135</text:p>
          </table:table-cell>
          <table:table-cell table:formula="of:=[.B733]*RANDBETWEEN(0.3;1.9)" office:value-type="float" office:value="8081.37772242708" calcext:value-type="float">
            <text:p>8081.3777224271</text:p>
          </table:table-cell>
          <table:table-cell table:formula="of:=[.D733]*RANDBETWEEN(0.3;1.9)" office:value-type="float" office:value="8081.37772242708" calcext:value-type="float">
            <text:p>8081.3777224271</text:p>
          </table:table-cell>
          <table:table-cell table:formula="of:=[.B733]*RANDBETWEEN(0.3;1.9)/[.E733]*[.D733]" office:value-type="float" office:value="4040.68886121354" calcext:value-type="float">
            <text:p>4040.6888612135</text:p>
          </table:table-cell>
          <table:table-cell table:formula="of:=[.C733]*RANDBETWEEN(0.3;1.9)" office:value-type="float" office:value="8049.37772242708" calcext:value-type="float">
            <text:p>8049.3777224271</text:p>
          </table:table-cell>
        </table:table-row>
        <table:table-row table:style-name="ro1">
          <table:table-cell office:value-type="float" office:value="30298" calcext:value-type="float">
            <text:p>30298</text:p>
          </table:table-cell>
          <table:table-cell office:value-type="string" calcext:value-type="string">
            <text:p>557.4789192</text:p>
          </table:table-cell>
          <table:table-cell table:formula="of:=[.B734]+RANDBETWEEN(-500;500)" office:value-type="float" office:value="249.4789192" calcext:value-type="float">
            <text:p>249.4789192</text:p>
          </table:table-cell>
          <table:table-cell table:formula="of:=[.B734]*RANDBETWEEN(0.3;1.9)" office:value-type="float" office:value="557.4789192" calcext:value-type="float">
            <text:p>557.4789192</text:p>
          </table:table-cell>
          <table:table-cell table:formula="of:=[.D734]*RANDBETWEEN(0.3;1.9)" office:value-type="float" office:value="557.4789192" calcext:value-type="float">
            <text:p>557.4789192</text:p>
          </table:table-cell>
          <table:table-cell table:formula="of:=[.B734]*RANDBETWEEN(0.3;1.9)/[.E734]*[.D734]" office:value-type="float" office:value="557.4789192" calcext:value-type="float">
            <text:p>557.4789192</text:p>
          </table:table-cell>
          <table:table-cell table:formula="of:=[.C734]*RANDBETWEEN(0.3;1.9)" office:value-type="float" office:value="498.9578384" calcext:value-type="float">
            <text:p>498.9578384</text:p>
          </table:table-cell>
        </table:table-row>
        <table:table-row table:style-name="ro1">
          <table:table-cell office:value-type="float" office:value="30299" calcext:value-type="float">
            <text:p>30299</text:p>
          </table:table-cell>
          <table:table-cell office:value-type="string" calcext:value-type="string">
            <text:p>5968.887869432458</text:p>
          </table:table-cell>
          <table:table-cell table:formula="of:=[.B735]+RANDBETWEEN(-500;500)" office:value-type="float" office:value="6317.88786943246" calcext:value-type="float">
            <text:p>6317.8878694325</text:p>
          </table:table-cell>
          <table:table-cell table:formula="of:=[.B735]*RANDBETWEEN(0.3;1.9)" office:value-type="float" office:value="11937.7757388649" calcext:value-type="float">
            <text:p>11937.7757388649</text:p>
          </table:table-cell>
          <table:table-cell table:formula="of:=[.D735]*RANDBETWEEN(0.3;1.9)" office:value-type="float" office:value="23875.5514777298" calcext:value-type="float">
            <text:p>23875.5514777298</text:p>
          </table:table-cell>
          <table:table-cell table:formula="of:=[.B735]*RANDBETWEEN(0.3;1.9)/[.E735]*[.D735]" office:value-type="float" office:value="5968.88786943246" calcext:value-type="float">
            <text:p>5968.8878694325</text:p>
          </table:table-cell>
          <table:table-cell table:formula="of:=[.C735]*RANDBETWEEN(0.3;1.9)" office:value-type="float" office:value="6317.88786943246" calcext:value-type="float">
            <text:p>6317.8878694325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string" calcext:value-type="string">
            <text:p>4736.112969899026</text:p>
          </table:table-cell>
          <table:table-cell table:formula="of:=[.B736]+RANDBETWEEN(-500;500)" office:value-type="float" office:value="4582.11296989903" calcext:value-type="float">
            <text:p>4582.112969899</text:p>
          </table:table-cell>
          <table:table-cell table:formula="of:=[.B736]*RANDBETWEEN(0.3;1.9)" office:value-type="float" office:value="4736.11296989903" calcext:value-type="float">
            <text:p>4736.112969899</text:p>
          </table:table-cell>
          <table:table-cell table:formula="of:=[.D736]*RANDBETWEEN(0.3;1.9)" office:value-type="float" office:value="4736.11296989903" calcext:value-type="float">
            <text:p>4736.112969899</text:p>
          </table:table-cell>
          <table:table-cell table:formula="of:=[.B736]*RANDBETWEEN(0.3;1.9)/[.E736]*[.D736]" office:value-type="float" office:value="9472.22593979805" calcext:value-type="float">
            <text:p>9472.2259397981</text:p>
          </table:table-cell>
          <table:table-cell table:formula="of:=[.C736]*RANDBETWEEN(0.3;1.9)" office:value-type="float" office:value="4582.11296989903" calcext:value-type="float">
            <text:p>4582.112969899</text:p>
          </table:table-cell>
        </table:table-row>
        <table:table-row table:style-name="ro1">
          <table:table-cell office:value-type="float" office:value="30301" calcext:value-type="float">
            <text:p>30301</text:p>
          </table:table-cell>
          <table:table-cell office:value-type="string" calcext:value-type="string">
            <text:p>678.892946274</text:p>
          </table:table-cell>
          <table:table-cell table:formula="of:=[.B737]+RANDBETWEEN(-500;500)" office:value-type="float" office:value="291.892946274" calcext:value-type="float">
            <text:p>291.892946274</text:p>
          </table:table-cell>
          <table:table-cell table:formula="of:=[.B737]*RANDBETWEEN(0.3;1.9)" office:value-type="float" office:value="1357.785892548" calcext:value-type="float">
            <text:p>1357.785892548</text:p>
          </table:table-cell>
          <table:table-cell table:formula="of:=[.D737]*RANDBETWEEN(0.3;1.9)" office:value-type="float" office:value="1357.785892548" calcext:value-type="float">
            <text:p>1357.785892548</text:p>
          </table:table-cell>
          <table:table-cell table:formula="of:=[.B737]*RANDBETWEEN(0.3;1.9)/[.E737]*[.D737]" office:value-type="float" office:value="1357.785892548" calcext:value-type="float">
            <text:p>1357.785892548</text:p>
          </table:table-cell>
          <table:table-cell table:formula="of:=[.C737]*RANDBETWEEN(0.3;1.9)" office:value-type="float" office:value="583.785892548" calcext:value-type="float">
            <text:p>583.785892548</text:p>
          </table:table-cell>
        </table:table-row>
        <table:table-row table:style-name="ro1">
          <table:table-cell office:value-type="float" office:value="30302" calcext:value-type="float">
            <text:p>30302</text:p>
          </table:table-cell>
          <table:table-cell office:value-type="string" calcext:value-type="string">
            <text:p>6773.543192731999</text:p>
          </table:table-cell>
          <table:table-cell table:formula="of:=[.B738]+RANDBETWEEN(-500;500)" office:value-type="float" office:value="6361.543192732" calcext:value-type="float">
            <text:p>6361.543192732</text:p>
          </table:table-cell>
          <table:table-cell table:formula="of:=[.B738]*RANDBETWEEN(0.3;1.9)" office:value-type="float" office:value="13547.086385464" calcext:value-type="float">
            <text:p>13547.086385464</text:p>
          </table:table-cell>
          <table:table-cell table:formula="of:=[.D738]*RANDBETWEEN(0.3;1.9)" office:value-type="float" office:value="13547.086385464" calcext:value-type="float">
            <text:p>13547.086385464</text:p>
          </table:table-cell>
          <table:table-cell table:formula="of:=[.B738]*RANDBETWEEN(0.3;1.9)/[.E738]*[.D738]" office:value-type="float" office:value="13547.086385464" calcext:value-type="float">
            <text:p>13547.086385464</text:p>
          </table:table-cell>
          <table:table-cell table:formula="of:=[.C738]*RANDBETWEEN(0.3;1.9)" office:value-type="float" office:value="6361.543192732" calcext:value-type="float">
            <text:p>6361.543192732</text:p>
          </table:table-cell>
        </table:table-row>
        <table:table-row table:style-name="ro1">
          <table:table-cell office:value-type="float" office:value="30303" calcext:value-type="float">
            <text:p>30303</text:p>
          </table:table-cell>
          <table:table-cell office:value-type="string" calcext:value-type="string">
            <text:p>4358.984129901809</text:p>
          </table:table-cell>
          <table:table-cell table:formula="of:=[.B739]+RANDBETWEEN(-500;500)" office:value-type="float" office:value="4769.98412990181" calcext:value-type="float">
            <text:p>4769.9841299018</text:p>
          </table:table-cell>
          <table:table-cell table:formula="of:=[.B739]*RANDBETWEEN(0.3;1.9)" office:value-type="float" office:value="4358.98412990181" calcext:value-type="float">
            <text:p>4358.9841299018</text:p>
          </table:table-cell>
          <table:table-cell table:formula="of:=[.D739]*RANDBETWEEN(0.3;1.9)" office:value-type="float" office:value="8717.96825980362" calcext:value-type="float">
            <text:p>8717.9682598036</text:p>
          </table:table-cell>
          <table:table-cell table:formula="of:=[.B739]*RANDBETWEEN(0.3;1.9)/[.E739]*[.D739]" office:value-type="float" office:value="2179.4920649509" calcext:value-type="float">
            <text:p>2179.4920649509</text:p>
          </table:table-cell>
          <table:table-cell table:formula="of:=[.C739]*RANDBETWEEN(0.3;1.9)" office:value-type="float" office:value="4769.98412990181" calcext:value-type="float">
            <text:p>4769.9841299018</text:p>
          </table:table-cell>
        </table:table-row>
        <table:table-row table:style-name="ro1">
          <table:table-cell office:value-type="float" office:value="30304" calcext:value-type="float">
            <text:p>30304</text:p>
          </table:table-cell>
          <table:table-cell office:value-type="string" calcext:value-type="string">
            <text:p>804.538237206</text:p>
          </table:table-cell>
          <table:table-cell table:formula="of:=[.B740]+RANDBETWEEN(-500;500)" office:value-type="float" office:value="548.538237206" calcext:value-type="float">
            <text:p>548.538237206</text:p>
          </table:table-cell>
          <table:table-cell table:formula="of:=[.B740]*RANDBETWEEN(0.3;1.9)" office:value-type="float" office:value="1609.076474412" calcext:value-type="float">
            <text:p>1609.076474412</text:p>
          </table:table-cell>
          <table:table-cell table:formula="of:=[.D740]*RANDBETWEEN(0.3;1.9)" office:value-type="float" office:value="3218.152948824" calcext:value-type="float">
            <text:p>3218.152948824</text:p>
          </table:table-cell>
          <table:table-cell table:formula="of:=[.B740]*RANDBETWEEN(0.3;1.9)/[.E740]*[.D740]" office:value-type="float" office:value="804.538237206" calcext:value-type="float">
            <text:p>804.538237206</text:p>
          </table:table-cell>
          <table:table-cell table:formula="of:=[.C740]*RANDBETWEEN(0.3;1.9)" office:value-type="float" office:value="1097.076474412" calcext:value-type="float">
            <text:p>1097.076474412</text:p>
          </table:table-cell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string" calcext:value-type="string">
            <text:p>190973.09359507664</text:p>
          </table:table-cell>
          <table:table-cell table:formula="of:=[.B741]+RANDBETWEEN(-500;500)" office:value-type="float" office:value="191000.093595077" calcext:value-type="float">
            <text:p>191000.093595077</text:p>
          </table:table-cell>
          <table:table-cell table:formula="of:=[.B741]*RANDBETWEEN(0.3;1.9)" office:value-type="float" office:value="381946.187190153" calcext:value-type="float">
            <text:p>381946.187190153</text:p>
          </table:table-cell>
          <table:table-cell table:formula="of:=[.D741]*RANDBETWEEN(0.3;1.9)" office:value-type="float" office:value="763892.374380307" calcext:value-type="float">
            <text:p>763892.374380307</text:p>
          </table:table-cell>
          <table:table-cell table:formula="of:=[.B741]*RANDBETWEEN(0.3;1.9)/[.E741]*[.D741]" office:value-type="float" office:value="190973.093595077" calcext:value-type="float">
            <text:p>190973.093595077</text:p>
          </table:table-cell>
          <table:table-cell table:formula="of:=[.C741]*RANDBETWEEN(0.3;1.9)" office:value-type="float" office:value="382000.187190153" calcext:value-type="float">
            <text:p>382000.187190153</text:p>
          </table:table-cell>
        </table:table-row>
        <table:table-row table:style-name="ro1">
          <table:table-cell office:value-type="float" office:value="30306" calcext:value-type="float">
            <text:p>30306</text:p>
          </table:table-cell>
          <table:table-cell office:value-type="string" calcext:value-type="string">
            <text:p>4785.28835734249</text:p>
          </table:table-cell>
          <table:table-cell table:formula="of:=[.B742]+RANDBETWEEN(-500;500)" office:value-type="float" office:value="5142.28835734249" calcext:value-type="float">
            <text:p>5142.2883573425</text:p>
          </table:table-cell>
          <table:table-cell table:formula="of:=[.B742]*RANDBETWEEN(0.3;1.9)" office:value-type="float" office:value="9570.57671468498" calcext:value-type="float">
            <text:p>9570.576714685</text:p>
          </table:table-cell>
          <table:table-cell table:formula="of:=[.D742]*RANDBETWEEN(0.3;1.9)" office:value-type="float" office:value="19141.15342937" calcext:value-type="float">
            <text:p>19141.15342937</text:p>
          </table:table-cell>
          <table:table-cell table:formula="of:=[.B742]*RANDBETWEEN(0.3;1.9)/[.E742]*[.D742]" office:value-type="float" office:value="4785.28835734249" calcext:value-type="float">
            <text:p>4785.2883573425</text:p>
          </table:table-cell>
          <table:table-cell table:formula="of:=[.C742]*RANDBETWEEN(0.3;1.9)" office:value-type="float" office:value="5142.28835734249" calcext:value-type="float">
            <text:p>5142.2883573425</text:p>
          </table:table-cell>
        </table:table-row>
        <table:table-row table:style-name="ro1">
          <table:table-cell office:value-type="float" office:value="30307" calcext:value-type="float">
            <text:p>30307</text:p>
          </table:table-cell>
          <table:table-cell office:value-type="string" calcext:value-type="string">
            <text:p>19642.531439782848</text:p>
          </table:table-cell>
          <table:table-cell table:formula="of:=[.B743]+RANDBETWEEN(-500;500)" office:value-type="float" office:value="19252.5314397828" calcext:value-type="float">
            <text:p>19252.5314397828</text:p>
          </table:table-cell>
          <table:table-cell table:formula="of:=[.B743]*RANDBETWEEN(0.3;1.9)" office:value-type="float" office:value="19642.5314397828" calcext:value-type="float">
            <text:p>19642.5314397828</text:p>
          </table:table-cell>
          <table:table-cell table:formula="of:=[.D743]*RANDBETWEEN(0.3;1.9)" office:value-type="float" office:value="19642.5314397828" calcext:value-type="float">
            <text:p>19642.5314397828</text:p>
          </table:table-cell>
          <table:table-cell table:formula="of:=[.B743]*RANDBETWEEN(0.3;1.9)/[.E743]*[.D743]" office:value-type="float" office:value="19642.5314397828" calcext:value-type="float">
            <text:p>19642.5314397828</text:p>
          </table:table-cell>
          <table:table-cell table:formula="of:=[.C743]*RANDBETWEEN(0.3;1.9)" office:value-type="float" office:value="38505.0628795657" calcext:value-type="float">
            <text:p>38505.0628795657</text:p>
          </table:table-cell>
        </table:table-row>
        <table:table-row table:style-name="ro1">
          <table:table-cell office:value-type="float" office:value="30308" calcext:value-type="float">
            <text:p>30308</text:p>
          </table:table-cell>
          <table:table-cell office:value-type="string" calcext:value-type="string">
            <text:p>9004.149886180094</text:p>
          </table:table-cell>
          <table:table-cell table:formula="of:=[.B744]+RANDBETWEEN(-500;500)" office:value-type="float" office:value="9266.14988618009" calcext:value-type="float">
            <text:p>9266.1498861801</text:p>
          </table:table-cell>
          <table:table-cell table:formula="of:=[.B744]*RANDBETWEEN(0.3;1.9)" office:value-type="float" office:value="18008.2997723602" calcext:value-type="float">
            <text:p>18008.2997723602</text:p>
          </table:table-cell>
          <table:table-cell table:formula="of:=[.D744]*RANDBETWEEN(0.3;1.9)" office:value-type="float" office:value="18008.2997723602" calcext:value-type="float">
            <text:p>18008.2997723602</text:p>
          </table:table-cell>
          <table:table-cell table:formula="of:=[.B744]*RANDBETWEEN(0.3;1.9)/[.E744]*[.D744]" office:value-type="float" office:value="9004.14988618009" calcext:value-type="float">
            <text:p>9004.1498861801</text:p>
          </table:table-cell>
          <table:table-cell table:formula="of:=[.C744]*RANDBETWEEN(0.3;1.9)" office:value-type="float" office:value="18532.2997723602" calcext:value-type="float">
            <text:p>18532.2997723602</text:p>
          </table:table-cell>
        </table:table-row>
        <table:table-row table:style-name="ro1">
          <table:table-cell office:value-type="float" office:value="30309" calcext:value-type="float">
            <text:p>30309</text:p>
          </table:table-cell>
          <table:table-cell office:value-type="string" calcext:value-type="string">
            <text:p>1525.6675228124568</text:p>
          </table:table-cell>
          <table:table-cell table:formula="of:=[.B745]+RANDBETWEEN(-500;500)" office:value-type="float" office:value="1136.66752281246" calcext:value-type="float">
            <text:p>1136.6675228125</text:p>
          </table:table-cell>
          <table:table-cell table:formula="of:=[.B745]*RANDBETWEEN(0.3;1.9)" office:value-type="float" office:value="1525.66752281246" calcext:value-type="float">
            <text:p>1525.6675228125</text:p>
          </table:table-cell>
          <table:table-cell table:formula="of:=[.D745]*RANDBETWEEN(0.3;1.9)" office:value-type="float" office:value="1525.66752281246" calcext:value-type="float">
            <text:p>1525.6675228125</text:p>
          </table:table-cell>
          <table:table-cell table:formula="of:=[.B745]*RANDBETWEEN(0.3;1.9)/[.E745]*[.D745]" office:value-type="float" office:value="3051.33504562491" calcext:value-type="float">
            <text:p>3051.3350456249</text:p>
          </table:table-cell>
          <table:table-cell table:formula="of:=[.C745]*RANDBETWEEN(0.3;1.9)" office:value-type="float" office:value="2273.33504562491" calcext:value-type="float">
            <text:p>2273.3350456249</text:p>
          </table:table-cell>
        </table:table-row>
        <table:table-row table:style-name="ro1">
          <table:table-cell office:value-type="float" office:value="30310" calcext:value-type="float">
            <text:p>30310</text:p>
          </table:table-cell>
          <table:table-cell office:value-type="string" calcext:value-type="string">
            <text:p>2651.6525166206256</text:p>
          </table:table-cell>
          <table:table-cell table:formula="of:=[.B746]+RANDBETWEEN(-500;500)" office:value-type="float" office:value="2721.65251662063" calcext:value-type="float">
            <text:p>2721.6525166206</text:p>
          </table:table-cell>
          <table:table-cell table:formula="of:=[.B746]*RANDBETWEEN(0.3;1.9)" office:value-type="float" office:value="5303.30503324125" calcext:value-type="float">
            <text:p>5303.3050332413</text:p>
          </table:table-cell>
          <table:table-cell table:formula="of:=[.D746]*RANDBETWEEN(0.3;1.9)" office:value-type="float" office:value="5303.30503324125" calcext:value-type="float">
            <text:p>5303.3050332413</text:p>
          </table:table-cell>
          <table:table-cell table:formula="of:=[.B746]*RANDBETWEEN(0.3;1.9)/[.E746]*[.D746]" office:value-type="float" office:value="5303.30503324125" calcext:value-type="float">
            <text:p>5303.3050332413</text:p>
          </table:table-cell>
          <table:table-cell table:formula="of:=[.C746]*RANDBETWEEN(0.3;1.9)" office:value-type="float" office:value="2721.65251662063" calcext:value-type="float">
            <text:p>2721.6525166206</text:p>
          </table:table-cell>
        </table:table-row>
        <table:table-row table:style-name="ro1">
          <table:table-cell office:value-type="float" office:value="30311" calcext:value-type="float">
            <text:p>30311</text:p>
          </table:table-cell>
          <table:table-cell office:value-type="string" calcext:value-type="string">
            <text:p>15956.85854628543</text:p>
          </table:table-cell>
          <table:table-cell table:formula="of:=[.B747]+RANDBETWEEN(-500;500)" office:value-type="float" office:value="15580.8585462854" calcext:value-type="float">
            <text:p>15580.8585462854</text:p>
          </table:table-cell>
          <table:table-cell table:formula="of:=[.B747]*RANDBETWEEN(0.3;1.9)" office:value-type="float" office:value="15956.8585462854" calcext:value-type="float">
            <text:p>15956.8585462854</text:p>
          </table:table-cell>
          <table:table-cell table:formula="of:=[.D747]*RANDBETWEEN(0.3;1.9)" office:value-type="float" office:value="15956.8585462854" calcext:value-type="float">
            <text:p>15956.8585462854</text:p>
          </table:table-cell>
          <table:table-cell table:formula="of:=[.B747]*RANDBETWEEN(0.3;1.9)/[.E747]*[.D747]" office:value-type="float" office:value="15956.8585462854" calcext:value-type="float">
            <text:p>15956.8585462854</text:p>
          </table:table-cell>
          <table:table-cell table:formula="of:=[.C747]*RANDBETWEEN(0.3;1.9)" office:value-type="float" office:value="31161.7170925709" calcext:value-type="float">
            <text:p>31161.7170925709</text:p>
          </table:table-cell>
        </table:table-row>
        <table:table-row table:style-name="ro1">
          <table:table-cell office:value-type="float" office:value="30312" calcext:value-type="float">
            <text:p>30312</text:p>
          </table:table-cell>
          <table:table-cell office:value-type="string" calcext:value-type="string">
            <text:p>21558.887039607915</text:p>
          </table:table-cell>
          <table:table-cell table:formula="of:=[.B748]+RANDBETWEEN(-500;500)" office:value-type="float" office:value="21865.8870396079" calcext:value-type="float">
            <text:p>21865.8870396079</text:p>
          </table:table-cell>
          <table:table-cell table:formula="of:=[.B748]*RANDBETWEEN(0.3;1.9)" office:value-type="float" office:value="43117.7740792158" calcext:value-type="float">
            <text:p>43117.7740792158</text:p>
          </table:table-cell>
          <table:table-cell table:formula="of:=[.D748]*RANDBETWEEN(0.3;1.9)" office:value-type="float" office:value="43117.7740792158" calcext:value-type="float">
            <text:p>43117.7740792158</text:p>
          </table:table-cell>
          <table:table-cell table:formula="of:=[.B748]*RANDBETWEEN(0.3;1.9)/[.E748]*[.D748]" office:value-type="float" office:value="21558.8870396079" calcext:value-type="float">
            <text:p>21558.8870396079</text:p>
          </table:table-cell>
          <table:table-cell table:formula="of:=[.C748]*RANDBETWEEN(0.3;1.9)" office:value-type="float" office:value="43731.7740792158" calcext:value-type="float">
            <text:p>43731.7740792158</text:p>
          </table:table-cell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string" calcext:value-type="string">
            <text:p>17519.445337762078</text:p>
          </table:table-cell>
          <table:table-cell table:formula="of:=[.B749]+RANDBETWEEN(-500;500)" office:value-type="float" office:value="17169.4453377621" calcext:value-type="float">
            <text:p>17169.4453377621</text:p>
          </table:table-cell>
          <table:table-cell table:formula="of:=[.B749]*RANDBETWEEN(0.3;1.9)" office:value-type="float" office:value="35038.8906755242" calcext:value-type="float">
            <text:p>35038.8906755242</text:p>
          </table:table-cell>
          <table:table-cell table:formula="of:=[.D749]*RANDBETWEEN(0.3;1.9)" office:value-type="float" office:value="35038.8906755242" calcext:value-type="float">
            <text:p>35038.8906755242</text:p>
          </table:table-cell>
          <table:table-cell table:formula="of:=[.B749]*RANDBETWEEN(0.3;1.9)/[.E749]*[.D749]" office:value-type="float" office:value="35038.8906755242" calcext:value-type="float">
            <text:p>35038.8906755242</text:p>
          </table:table-cell>
          <table:table-cell table:formula="of:=[.C749]*RANDBETWEEN(0.3;1.9)" office:value-type="float" office:value="34338.8906755242" calcext:value-type="float">
            <text:p>34338.8906755242</text:p>
          </table:table-cell>
        </table:table-row>
        <table:table-row table:style-name="ro1">
          <table:table-cell office:value-type="float" office:value="30314" calcext:value-type="float">
            <text:p>30314</text:p>
          </table:table-cell>
          <table:table-cell office:value-type="string" calcext:value-type="string">
            <text:p>2676.0286958120005</text:p>
          </table:table-cell>
          <table:table-cell table:formula="of:=[.B750]+RANDBETWEEN(-500;500)" office:value-type="float" office:value="3136.028695812" calcext:value-type="float">
            <text:p>3136.028695812</text:p>
          </table:table-cell>
          <table:table-cell table:formula="of:=[.B750]*RANDBETWEEN(0.3;1.9)" office:value-type="float" office:value="2676.028695812" calcext:value-type="float">
            <text:p>2676.028695812</text:p>
          </table:table-cell>
          <table:table-cell table:formula="of:=[.D750]*RANDBETWEEN(0.3;1.9)" office:value-type="float" office:value="2676.028695812" calcext:value-type="float">
            <text:p>2676.028695812</text:p>
          </table:table-cell>
          <table:table-cell table:formula="of:=[.B750]*RANDBETWEEN(0.3;1.9)/[.E750]*[.D750]" office:value-type="float" office:value="2676.028695812" calcext:value-type="float">
            <text:p>2676.028695812</text:p>
          </table:table-cell>
          <table:table-cell table:formula="of:=[.C750]*RANDBETWEEN(0.3;1.9)" office:value-type="float" office:value="3136.028695812" calcext:value-type="float">
            <text:p>3136.028695812</text:p>
          </table:table-cell>
        </table:table-row>
        <table:table-row table:style-name="ro1">
          <table:table-cell office:value-type="float" office:value="30315" calcext:value-type="float">
            <text:p>30315</text:p>
          </table:table-cell>
          <table:table-cell office:value-type="string" calcext:value-type="string">
            <text:p>25310.660370324633</text:p>
          </table:table-cell>
          <table:table-cell table:formula="of:=[.B751]+RANDBETWEEN(-500;500)" office:value-type="float" office:value="25737.6603703246" calcext:value-type="float">
            <text:p>25737.6603703246</text:p>
          </table:table-cell>
          <table:table-cell table:formula="of:=[.B751]*RANDBETWEEN(0.3;1.9)" office:value-type="float" office:value="25310.6603703246" calcext:value-type="float">
            <text:p>25310.6603703246</text:p>
          </table:table-cell>
          <table:table-cell table:formula="of:=[.D751]*RANDBETWEEN(0.3;1.9)" office:value-type="float" office:value="25310.6603703246" calcext:value-type="float">
            <text:p>25310.6603703246</text:p>
          </table:table-cell>
          <table:table-cell table:formula="of:=[.B751]*RANDBETWEEN(0.3;1.9)/[.E751]*[.D751]" office:value-type="float" office:value="50621.3207406493" calcext:value-type="float">
            <text:p>50621.3207406493</text:p>
          </table:table-cell>
          <table:table-cell table:formula="of:=[.C751]*RANDBETWEEN(0.3;1.9)" office:value-type="float" office:value="51475.3207406493" calcext:value-type="float">
            <text:p>51475.3207406493</text:p>
          </table:table-cell>
        </table:table-row>
        <table:table-row table:style-name="ro1">
          <table:table-cell office:value-type="float" office:value="30316" calcext:value-type="float">
            <text:p>30316</text:p>
          </table:table-cell>
          <table:table-cell office:value-type="string" calcext:value-type="string">
            <text:p>646.3120470709999</text:p>
          </table:table-cell>
          <table:table-cell table:formula="of:=[.B752]+RANDBETWEEN(-500;500)" office:value-type="float" office:value="1100.312047071" calcext:value-type="float">
            <text:p>1100.312047071</text:p>
          </table:table-cell>
          <table:table-cell table:formula="of:=[.B752]*RANDBETWEEN(0.3;1.9)" office:value-type="float" office:value="1292.624094142" calcext:value-type="float">
            <text:p>1292.624094142</text:p>
          </table:table-cell>
          <table:table-cell table:formula="of:=[.D752]*RANDBETWEEN(0.3;1.9)" office:value-type="float" office:value="1292.624094142" calcext:value-type="float">
            <text:p>1292.624094142</text:p>
          </table:table-cell>
          <table:table-cell table:formula="of:=[.B752]*RANDBETWEEN(0.3;1.9)/[.E752]*[.D752]" office:value-type="float" office:value="646.312047071" calcext:value-type="float">
            <text:p>646.312047071</text:p>
          </table:table-cell>
          <table:table-cell table:formula="of:=[.C752]*RANDBETWEEN(0.3;1.9)" office:value-type="float" office:value="2200.624094142" calcext:value-type="float">
            <text:p>2200.624094142</text:p>
          </table:table-cell>
        </table:table-row>
        <table:table-row table:style-name="ro1">
          <table:table-cell office:value-type="float" office:value="30317" calcext:value-type="float">
            <text:p>30317</text:p>
          </table:table-cell>
          <table:table-cell office:value-type="string" calcext:value-type="string">
            <text:p>130045.40001265622</text:p>
          </table:table-cell>
          <table:table-cell table:formula="of:=[.B753]+RANDBETWEEN(-500;500)" office:value-type="float" office:value="129680.400012656" calcext:value-type="float">
            <text:p>129680.400012656</text:p>
          </table:table-cell>
          <table:table-cell table:formula="of:=[.B753]*RANDBETWEEN(0.3;1.9)" office:value-type="float" office:value="260090.800025312" calcext:value-type="float">
            <text:p>260090.800025312</text:p>
          </table:table-cell>
          <table:table-cell table:formula="of:=[.D753]*RANDBETWEEN(0.3;1.9)" office:value-type="float" office:value="260090.800025312" calcext:value-type="float">
            <text:p>260090.800025312</text:p>
          </table:table-cell>
          <table:table-cell table:formula="of:=[.B753]*RANDBETWEEN(0.3;1.9)/[.E753]*[.D753]" office:value-type="float" office:value="260090.800025312" calcext:value-type="float">
            <text:p>260090.800025312</text:p>
          </table:table-cell>
          <table:table-cell table:formula="of:=[.C753]*RANDBETWEEN(0.3;1.9)" office:value-type="float" office:value="129680.400012656" calcext:value-type="float">
            <text:p>129680.400012656</text:p>
          </table:table-cell>
        </table:table-row>
        <table:table-row table:style-name="ro1">
          <table:table-cell office:value-type="float" office:value="30318" calcext:value-type="float">
            <text:p>30318</text:p>
          </table:table-cell>
          <table:table-cell office:value-type="string" calcext:value-type="string">
            <text:p>6446.0373367090815</text:p>
          </table:table-cell>
          <table:table-cell table:formula="of:=[.B754]+RANDBETWEEN(-500;500)" office:value-type="float" office:value="6471.03733670908" calcext:value-type="float">
            <text:p>6471.0373367091</text:p>
          </table:table-cell>
          <table:table-cell table:formula="of:=[.B754]*RANDBETWEEN(0.3;1.9)" office:value-type="float" office:value="6446.03733670908" calcext:value-type="float">
            <text:p>6446.0373367091</text:p>
          </table:table-cell>
          <table:table-cell table:formula="of:=[.D754]*RANDBETWEEN(0.3;1.9)" office:value-type="float" office:value="12892.0746734182" calcext:value-type="float">
            <text:p>12892.0746734182</text:p>
          </table:table-cell>
          <table:table-cell table:formula="of:=[.B754]*RANDBETWEEN(0.3;1.9)/[.E754]*[.D754]" office:value-type="float" office:value="6446.03733670908" calcext:value-type="float">
            <text:p>6446.0373367091</text:p>
          </table:table-cell>
          <table:table-cell table:formula="of:=[.C754]*RANDBETWEEN(0.3;1.9)" office:value-type="float" office:value="12942.0746734182" calcext:value-type="float">
            <text:p>12942.0746734182</text:p>
          </table:table-cell>
        </table:table-row>
        <table:table-row table:style-name="ro1">
          <table:table-cell office:value-type="float" office:value="30319" calcext:value-type="float">
            <text:p>30319</text:p>
          </table:table-cell>
          <table:table-cell office:value-type="string" calcext:value-type="string">
            <text:p>8635.88943791015</text:p>
          </table:table-cell>
          <table:table-cell table:formula="of:=[.B755]+RANDBETWEEN(-500;500)" office:value-type="float" office:value="9055.88943791015" calcext:value-type="float">
            <text:p>9055.8894379102</text:p>
          </table:table-cell>
          <table:table-cell table:formula="of:=[.B755]*RANDBETWEEN(0.3;1.9)" office:value-type="float" office:value="8635.88943791015" calcext:value-type="float">
            <text:p>8635.8894379102</text:p>
          </table:table-cell>
          <table:table-cell table:formula="of:=[.D755]*RANDBETWEEN(0.3;1.9)" office:value-type="float" office:value="17271.7788758203" calcext:value-type="float">
            <text:p>17271.7788758203</text:p>
          </table:table-cell>
          <table:table-cell table:formula="of:=[.B755]*RANDBETWEEN(0.3;1.9)/[.E755]*[.D755]" office:value-type="float" office:value="4317.94471895508" calcext:value-type="float">
            <text:p>4317.9447189551</text:p>
          </table:table-cell>
          <table:table-cell table:formula="of:=[.C755]*RANDBETWEEN(0.3;1.9)" office:value-type="float" office:value="18111.7788758203" calcext:value-type="float">
            <text:p>18111.7788758203</text:p>
          </table:table-cell>
        </table:table-row>
        <table:table-row table:style-name="ro1">
          <table:table-cell office:value-type="float" office:value="30320" calcext:value-type="float">
            <text:p>30320</text:p>
          </table:table-cell>
          <table:table-cell office:value-type="string" calcext:value-type="string">
            <text:p>10290.256802178825</text:p>
          </table:table-cell>
          <table:table-cell table:formula="of:=[.B756]+RANDBETWEEN(-500;500)" office:value-type="float" office:value="10787.2568021788" calcext:value-type="float">
            <text:p>10787.2568021788</text:p>
          </table:table-cell>
          <table:table-cell table:formula="of:=[.B756]*RANDBETWEEN(0.3;1.9)" office:value-type="float" office:value="20580.5136043576" calcext:value-type="float">
            <text:p>20580.5136043576</text:p>
          </table:table-cell>
          <table:table-cell table:formula="of:=[.D756]*RANDBETWEEN(0.3;1.9)" office:value-type="float" office:value="20580.5136043576" calcext:value-type="float">
            <text:p>20580.5136043576</text:p>
          </table:table-cell>
          <table:table-cell table:formula="of:=[.B756]*RANDBETWEEN(0.3;1.9)/[.E756]*[.D756]" office:value-type="float" office:value="10290.2568021788" calcext:value-type="float">
            <text:p>10290.2568021788</text:p>
          </table:table-cell>
          <table:table-cell table:formula="of:=[.C756]*RANDBETWEEN(0.3;1.9)" office:value-type="float" office:value="10787.2568021788" calcext:value-type="float">
            <text:p>10787.2568021788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22034.966632067968</text:p>
          </table:table-cell>
          <table:table-cell table:formula="of:=[.B757]+RANDBETWEEN(-500;500)" office:value-type="float" office:value="21858.966632068" calcext:value-type="float">
            <text:p>21858.966632068</text:p>
          </table:table-cell>
          <table:table-cell table:formula="of:=[.B757]*RANDBETWEEN(0.3;1.9)" office:value-type="float" office:value="22034.966632068" calcext:value-type="float">
            <text:p>22034.966632068</text:p>
          </table:table-cell>
          <table:table-cell table:formula="of:=[.D757]*RANDBETWEEN(0.3;1.9)" office:value-type="float" office:value="22034.966632068" calcext:value-type="float">
            <text:p>22034.966632068</text:p>
          </table:table-cell>
          <table:table-cell table:formula="of:=[.B757]*RANDBETWEEN(0.3;1.9)/[.E757]*[.D757]" office:value-type="float" office:value="44069.9332641359" calcext:value-type="float">
            <text:p>44069.9332641359</text:p>
          </table:table-cell>
          <table:table-cell table:formula="of:=[.C757]*RANDBETWEEN(0.3;1.9)" office:value-type="float" office:value="21858.966632068" calcext:value-type="float">
            <text:p>21858.966632068</text:p>
          </table:table-cell>
        </table:table-row>
        <table:table-row table:style-name="ro1">
          <table:table-cell office:value-type="float" office:value="30322" calcext:value-type="float">
            <text:p>30322</text:p>
          </table:table-cell>
          <table:table-cell office:value-type="string" calcext:value-type="string">
            <text:p>716.7933690389998</text:p>
          </table:table-cell>
          <table:table-cell table:formula="of:=[.B758]+RANDBETWEEN(-500;500)" office:value-type="float" office:value="351.793369039" calcext:value-type="float">
            <text:p>351.793369039</text:p>
          </table:table-cell>
          <table:table-cell table:formula="of:=[.B758]*RANDBETWEEN(0.3;1.9)" office:value-type="float" office:value="716.793369039" calcext:value-type="float">
            <text:p>716.793369039</text:p>
          </table:table-cell>
          <table:table-cell table:formula="of:=[.D758]*RANDBETWEEN(0.3;1.9)" office:value-type="float" office:value="1433.586738078" calcext:value-type="float">
            <text:p>1433.586738078</text:p>
          </table:table-cell>
          <table:table-cell table:formula="of:=[.B758]*RANDBETWEEN(0.3;1.9)/[.E758]*[.D758]" office:value-type="float" office:value="716.793369039" calcext:value-type="float">
            <text:p>716.793369039</text:p>
          </table:table-cell>
          <table:table-cell table:formula="of:=[.C758]*RANDBETWEEN(0.3;1.9)" office:value-type="float" office:value="351.793369039" calcext:value-type="float">
            <text:p>351.793369039</text:p>
          </table:table-cell>
        </table:table-row>
        <table:table-row table:style-name="ro1">
          <table:table-cell office:value-type="float" office:value="30323" calcext:value-type="float">
            <text:p>30323</text:p>
          </table:table-cell>
          <table:table-cell office:value-type="string" calcext:value-type="string">
            <text:p>1084.2917218430002</text:p>
          </table:table-cell>
          <table:table-cell table:formula="of:=[.B759]+RANDBETWEEN(-500;500)" office:value-type="float" office:value="755.291721843" calcext:value-type="float">
            <text:p>755.291721843</text:p>
          </table:table-cell>
          <table:table-cell table:formula="of:=[.B759]*RANDBETWEEN(0.3;1.9)" office:value-type="float" office:value="2168.583443686" calcext:value-type="float">
            <text:p>2168.583443686</text:p>
          </table:table-cell>
          <table:table-cell table:formula="of:=[.D759]*RANDBETWEEN(0.3;1.9)" office:value-type="float" office:value="4337.166887372" calcext:value-type="float">
            <text:p>4337.166887372</text:p>
          </table:table-cell>
          <table:table-cell table:formula="of:=[.B759]*RANDBETWEEN(0.3;1.9)/[.E759]*[.D759]" office:value-type="float" office:value="1084.291721843" calcext:value-type="float">
            <text:p>1084.291721843</text:p>
          </table:table-cell>
          <table:table-cell table:formula="of:=[.C759]*RANDBETWEEN(0.3;1.9)" office:value-type="float" office:value="1510.583443686" calcext:value-type="float">
            <text:p>1510.583443686</text:p>
          </table:table-cell>
        </table:table-row>
        <table:table-row table:style-name="ro1">
          <table:table-cell office:value-type="float" office:value="30324" calcext:value-type="float">
            <text:p>30324</text:p>
          </table:table-cell>
          <table:table-cell office:value-type="string" calcext:value-type="string">
            <text:p>3946.362661103678</text:p>
          </table:table-cell>
          <table:table-cell table:formula="of:=[.B760]+RANDBETWEEN(-500;500)" office:value-type="float" office:value="4059.36266110368" calcext:value-type="float">
            <text:p>4059.3626611037</text:p>
          </table:table-cell>
          <table:table-cell table:formula="of:=[.B760]*RANDBETWEEN(0.3;1.9)" office:value-type="float" office:value="3946.36266110368" calcext:value-type="float">
            <text:p>3946.3626611037</text:p>
          </table:table-cell>
          <table:table-cell table:formula="of:=[.D760]*RANDBETWEEN(0.3;1.9)" office:value-type="float" office:value="7892.72532220736" calcext:value-type="float">
            <text:p>7892.7253222074</text:p>
          </table:table-cell>
          <table:table-cell table:formula="of:=[.B760]*RANDBETWEEN(0.3;1.9)/[.E760]*[.D760]" office:value-type="float" office:value="3946.36266110368" calcext:value-type="float">
            <text:p>3946.3626611037</text:p>
          </table:table-cell>
          <table:table-cell table:formula="of:=[.C760]*RANDBETWEEN(0.3;1.9)" office:value-type="float" office:value="4059.36266110368" calcext:value-type="float">
            <text:p>4059.3626611037</text:p>
          </table:table-cell>
        </table:table-row>
        <table:table-row table:style-name="ro1">
          <table:table-cell office:value-type="float" office:value="30325" calcext:value-type="float">
            <text:p>30325</text:p>
          </table:table-cell>
          <table:table-cell office:value-type="string" calcext:value-type="string">
            <text:p>6930.664023050676</text:p>
          </table:table-cell>
          <table:table-cell table:formula="of:=[.B761]+RANDBETWEEN(-500;500)" office:value-type="float" office:value="6473.66402305068" calcext:value-type="float">
            <text:p>6473.6640230507</text:p>
          </table:table-cell>
          <table:table-cell table:formula="of:=[.B761]*RANDBETWEEN(0.3;1.9)" office:value-type="float" office:value="6930.66402305068" calcext:value-type="float">
            <text:p>6930.6640230507</text:p>
          </table:table-cell>
          <table:table-cell table:formula="of:=[.D761]*RANDBETWEEN(0.3;1.9)" office:value-type="float" office:value="13861.3280461014" calcext:value-type="float">
            <text:p>13861.3280461014</text:p>
          </table:table-cell>
          <table:table-cell table:formula="of:=[.B761]*RANDBETWEEN(0.3;1.9)/[.E761]*[.D761]" office:value-type="float" office:value="3465.33201152534" calcext:value-type="float">
            <text:p>3465.3320115253</text:p>
          </table:table-cell>
          <table:table-cell table:formula="of:=[.C761]*RANDBETWEEN(0.3;1.9)" office:value-type="float" office:value="12947.3280461014" calcext:value-type="float">
            <text:p>12947.3280461014</text:p>
          </table:table-cell>
        </table:table-row>
        <table:table-row table:style-name="ro1">
          <table:table-cell office:value-type="float" office:value="30326" calcext:value-type="float">
            <text:p>30326</text:p>
          </table:table-cell>
          <table:table-cell office:value-type="string" calcext:value-type="string">
            <text:p>92180.66164144556</text:p>
          </table:table-cell>
          <table:table-cell table:formula="of:=[.B762]+RANDBETWEEN(-500;500)" office:value-type="float" office:value="91885.6616414456" calcext:value-type="float">
            <text:p>91885.6616414456</text:p>
          </table:table-cell>
          <table:table-cell table:formula="of:=[.B762]*RANDBETWEEN(0.3;1.9)" office:value-type="float" office:value="92180.6616414456" calcext:value-type="float">
            <text:p>92180.6616414456</text:p>
          </table:table-cell>
          <table:table-cell table:formula="of:=[.D762]*RANDBETWEEN(0.3;1.9)" office:value-type="float" office:value="184361.323282891" calcext:value-type="float">
            <text:p>184361.323282891</text:p>
          </table:table-cell>
          <table:table-cell table:formula="of:=[.B762]*RANDBETWEEN(0.3;1.9)/[.E762]*[.D762]" office:value-type="float" office:value="46090.3308207228" calcext:value-type="float">
            <text:p>46090.3308207228</text:p>
          </table:table-cell>
          <table:table-cell table:formula="of:=[.C762]*RANDBETWEEN(0.3;1.9)" office:value-type="float" office:value="91885.6616414456" calcext:value-type="float">
            <text:p>91885.6616414456</text:p>
          </table:table-cell>
        </table:table-row>
        <table:table-row table:style-name="ro1">
          <table:table-cell office:value-type="float" office:value="30327" calcext:value-type="float">
            <text:p>30327</text:p>
          </table:table-cell>
          <table:table-cell office:value-type="string" calcext:value-type="string">
            <text:p>82.69500018600002</text:p>
          </table:table-cell>
          <table:table-cell table:formula="of:=[.B763]+RANDBETWEEN(-500;500)" office:value-type="float" office:value="-279.304999814" calcext:value-type="float">
            <text:p>-279.304999814</text:p>
          </table:table-cell>
          <table:table-cell table:formula="of:=[.B763]*RANDBETWEEN(0.3;1.9)" office:value-type="float" office:value="165.390000372" calcext:value-type="float">
            <text:p>165.390000372</text:p>
          </table:table-cell>
          <table:table-cell table:formula="of:=[.D763]*RANDBETWEEN(0.3;1.9)" office:value-type="float" office:value="165.390000372" calcext:value-type="float">
            <text:p>165.390000372</text:p>
          </table:table-cell>
          <table:table-cell table:formula="of:=[.B763]*RANDBETWEEN(0.3;1.9)/[.E763]*[.D763]" office:value-type="float" office:value="165.390000372" calcext:value-type="float">
            <text:p>165.390000372</text:p>
          </table:table-cell>
          <table:table-cell table:formula="of:=[.C763]*RANDBETWEEN(0.3;1.9)" office:value-type="float" office:value="-558.609999628" calcext:value-type="float">
            <text:p>-558.609999628</text:p>
          </table:table-cell>
        </table:table-row>
        <table:table-row table:style-name="ro1">
          <table:table-cell office:value-type="float" office:value="30328" calcext:value-type="float">
            <text:p>30328</text:p>
          </table:table-cell>
          <table:table-cell office:value-type="string" calcext:value-type="string">
            <text:p>15397.51847900304</text:p>
          </table:table-cell>
          <table:table-cell table:formula="of:=[.B764]+RANDBETWEEN(-500;500)" office:value-type="float" office:value="15424.518479003" calcext:value-type="float">
            <text:p>15424.518479003</text:p>
          </table:table-cell>
          <table:table-cell table:formula="of:=[.B764]*RANDBETWEEN(0.3;1.9)" office:value-type="float" office:value="15397.518479003" calcext:value-type="float">
            <text:p>15397.518479003</text:p>
          </table:table-cell>
          <table:table-cell table:formula="of:=[.D764]*RANDBETWEEN(0.3;1.9)" office:value-type="float" office:value="30795.0369580061" calcext:value-type="float">
            <text:p>30795.0369580061</text:p>
          </table:table-cell>
          <table:table-cell table:formula="of:=[.B764]*RANDBETWEEN(0.3;1.9)/[.E764]*[.D764]" office:value-type="float" office:value="15397.518479003" calcext:value-type="float">
            <text:p>15397.518479003</text:p>
          </table:table-cell>
          <table:table-cell table:formula="of:=[.C764]*RANDBETWEEN(0.3;1.9)" office:value-type="float" office:value="15424.518479003" calcext:value-type="float">
            <text:p>15424.518479003</text:p>
          </table:table-cell>
        </table:table-row>
        <table:table-row table:style-name="ro1">
          <table:table-cell office:value-type="float" office:value="30329" calcext:value-type="float">
            <text:p>30329</text:p>
          </table:table-cell>
          <table:table-cell office:value-type="string" calcext:value-type="string">
            <text:p>4842.617933168779</text:p>
          </table:table-cell>
          <table:table-cell table:formula="of:=[.B765]+RANDBETWEEN(-500;500)" office:value-type="float" office:value="4740.61793316878" calcext:value-type="float">
            <text:p>4740.6179331688</text:p>
          </table:table-cell>
          <table:table-cell table:formula="of:=[.B765]*RANDBETWEEN(0.3;1.9)" office:value-type="float" office:value="4842.61793316878" calcext:value-type="float">
            <text:p>4842.6179331688</text:p>
          </table:table-cell>
          <table:table-cell table:formula="of:=[.D765]*RANDBETWEEN(0.3;1.9)" office:value-type="float" office:value="9685.23586633756" calcext:value-type="float">
            <text:p>9685.2358663376</text:p>
          </table:table-cell>
          <table:table-cell table:formula="of:=[.B765]*RANDBETWEEN(0.3;1.9)/[.E765]*[.D765]" office:value-type="float" office:value="2421.30896658439" calcext:value-type="float">
            <text:p>2421.3089665844</text:p>
          </table:table-cell>
          <table:table-cell table:formula="of:=[.C765]*RANDBETWEEN(0.3;1.9)" office:value-type="float" office:value="4740.61793316878" calcext:value-type="float">
            <text:p>4740.6179331688</text:p>
          </table:table-cell>
        </table:table-row>
        <table:table-row table:style-name="ro1">
          <table:table-cell office:value-type="float" office:value="30330" calcext:value-type="float">
            <text:p>30330</text:p>
          </table:table-cell>
          <table:table-cell office:value-type="string" calcext:value-type="string">
            <text:p>9520.708221586445</text:p>
          </table:table-cell>
          <table:table-cell table:formula="of:=[.B766]+RANDBETWEEN(-500;500)" office:value-type="float" office:value="10007.7082215864" calcext:value-type="float">
            <text:p>10007.7082215864</text:p>
          </table:table-cell>
          <table:table-cell table:formula="of:=[.B766]*RANDBETWEEN(0.3;1.9)" office:value-type="float" office:value="9520.70822158644" calcext:value-type="float">
            <text:p>9520.7082215865</text:p>
          </table:table-cell>
          <table:table-cell table:formula="of:=[.D766]*RANDBETWEEN(0.3;1.9)" office:value-type="float" office:value="9520.70822158644" calcext:value-type="float">
            <text:p>9520.7082215865</text:p>
          </table:table-cell>
          <table:table-cell table:formula="of:=[.B766]*RANDBETWEEN(0.3;1.9)/[.E766]*[.D766]" office:value-type="float" office:value="9520.70822158644" calcext:value-type="float">
            <text:p>9520.7082215865</text:p>
          </table:table-cell>
          <table:table-cell table:formula="of:=[.C766]*RANDBETWEEN(0.3;1.9)" office:value-type="float" office:value="20015.4164431729" calcext:value-type="float">
            <text:p>20015.4164431729</text:p>
          </table:table-cell>
        </table:table-row>
        <table:table-row table:style-name="ro1">
          <table:table-cell office:value-type="float" office:value="30331" calcext:value-type="float">
            <text:p>30331</text:p>
          </table:table-cell>
          <table:table-cell office:value-type="string" calcext:value-type="string">
            <text:p>23090.95278181689</text:p>
          </table:table-cell>
          <table:table-cell table:formula="of:=[.B767]+RANDBETWEEN(-500;500)" office:value-type="float" office:value="23464.9527818169" calcext:value-type="float">
            <text:p>23464.9527818169</text:p>
          </table:table-cell>
          <table:table-cell table:formula="of:=[.B767]*RANDBETWEEN(0.3;1.9)" office:value-type="float" office:value="23090.9527818169" calcext:value-type="float">
            <text:p>23090.9527818169</text:p>
          </table:table-cell>
          <table:table-cell table:formula="of:=[.D767]*RANDBETWEEN(0.3;1.9)" office:value-type="float" office:value="23090.9527818169" calcext:value-type="float">
            <text:p>23090.9527818169</text:p>
          </table:table-cell>
          <table:table-cell table:formula="of:=[.B767]*RANDBETWEEN(0.3;1.9)/[.E767]*[.D767]" office:value-type="float" office:value="46181.9055636338" calcext:value-type="float">
            <text:p>46181.9055636338</text:p>
          </table:table-cell>
          <table:table-cell table:formula="of:=[.C767]*RANDBETWEEN(0.3;1.9)" office:value-type="float" office:value="46929.9055636338" calcext:value-type="float">
            <text:p>46929.9055636338</text:p>
          </table:table-cell>
        </table:table-row>
        <table:table-row table:style-name="ro1">
          <table:table-cell office:value-type="float" office:value="30332" calcext:value-type="float">
            <text:p>30332</text:p>
          </table:table-cell>
          <table:table-cell office:value-type="string" calcext:value-type="string">
            <text:p>462.219413515</text:p>
          </table:table-cell>
          <table:table-cell table:formula="of:=[.B768]+RANDBETWEEN(-500;500)" office:value-type="float" office:value="474.219413515" calcext:value-type="float">
            <text:p>474.219413515</text:p>
          </table:table-cell>
          <table:table-cell table:formula="of:=[.B768]*RANDBETWEEN(0.3;1.9)" office:value-type="float" office:value="462.219413515" calcext:value-type="float">
            <text:p>462.219413515</text:p>
          </table:table-cell>
          <table:table-cell table:formula="of:=[.D768]*RANDBETWEEN(0.3;1.9)" office:value-type="float" office:value="462.219413515" calcext:value-type="float">
            <text:p>462.219413515</text:p>
          </table:table-cell>
          <table:table-cell table:formula="of:=[.B768]*RANDBETWEEN(0.3;1.9)/[.E768]*[.D768]" office:value-type="float" office:value="924.43882703" calcext:value-type="float">
            <text:p>924.43882703</text:p>
          </table:table-cell>
          <table:table-cell table:formula="of:=[.C768]*RANDBETWEEN(0.3;1.9)" office:value-type="float" office:value="948.43882703" calcext:value-type="float">
            <text:p>948.43882703</text:p>
          </table:table-cell>
        </table:table-row>
        <table:table-row table:style-name="ro1">
          <table:table-cell office:value-type="float" office:value="30333" calcext:value-type="float">
            <text:p>30333</text:p>
          </table:table-cell>
          <table:table-cell office:value-type="string" calcext:value-type="string">
            <text:p>113341.0624663562</text:p>
          </table:table-cell>
          <table:table-cell table:formula="of:=[.B769]+RANDBETWEEN(-500;500)" office:value-type="float" office:value="112916.062466356" calcext:value-type="float">
            <text:p>112916.062466356</text:p>
          </table:table-cell>
          <table:table-cell table:formula="of:=[.B769]*RANDBETWEEN(0.3;1.9)" office:value-type="float" office:value="113341.062466356" calcext:value-type="float">
            <text:p>113341.062466356</text:p>
          </table:table-cell>
          <table:table-cell table:formula="of:=[.D769]*RANDBETWEEN(0.3;1.9)" office:value-type="float" office:value="113341.062466356" calcext:value-type="float">
            <text:p>113341.062466356</text:p>
          </table:table-cell>
          <table:table-cell table:formula="of:=[.B769]*RANDBETWEEN(0.3;1.9)/[.E769]*[.D769]" office:value-type="float" office:value="226682.124932712" calcext:value-type="float">
            <text:p>226682.124932712</text:p>
          </table:table-cell>
          <table:table-cell table:formula="of:=[.C769]*RANDBETWEEN(0.3;1.9)" office:value-type="float" office:value="225832.124932712" calcext:value-type="float">
            <text:p>225832.124932712</text:p>
          </table:table-cell>
        </table:table-row>
        <table:table-row table:style-name="ro1">
          <table:table-cell office:value-type="float" office:value="30334" calcext:value-type="float">
            <text:p>30334</text:p>
          </table:table-cell>
          <table:table-cell office:value-type="string" calcext:value-type="string">
            <text:p>48550.28148835087</text:p>
          </table:table-cell>
          <table:table-cell table:formula="of:=[.B770]+RANDBETWEEN(-500;500)" office:value-type="float" office:value="48834.2814883509" calcext:value-type="float">
            <text:p>48834.2814883509</text:p>
          </table:table-cell>
          <table:table-cell table:formula="of:=[.B770]*RANDBETWEEN(0.3;1.9)" office:value-type="float" office:value="48550.2814883509" calcext:value-type="float">
            <text:p>48550.2814883509</text:p>
          </table:table-cell>
          <table:table-cell table:formula="of:=[.D770]*RANDBETWEEN(0.3;1.9)" office:value-type="float" office:value="97100.5629767017" calcext:value-type="float">
            <text:p>97100.5629767017</text:p>
          </table:table-cell>
          <table:table-cell table:formula="of:=[.B770]*RANDBETWEEN(0.3;1.9)/[.E770]*[.D770]" office:value-type="float" office:value="24275.1407441754" calcext:value-type="float">
            <text:p>24275.1407441754</text:p>
          </table:table-cell>
          <table:table-cell table:formula="of:=[.C770]*RANDBETWEEN(0.3;1.9)" office:value-type="float" office:value="97668.5629767017" calcext:value-type="float">
            <text:p>97668.5629767017</text:p>
          </table:table-cell>
        </table:table-row>
        <table:table-row table:style-name="ro1">
          <table:table-cell office:value-type="float" office:value="30335" calcext:value-type="float">
            <text:p>30335</text:p>
          </table:table-cell>
          <table:table-cell office:value-type="string" calcext:value-type="string">
            <text:p>333.95266002099993</text:p>
          </table:table-cell>
          <table:table-cell table:formula="of:=[.B771]+RANDBETWEEN(-500;500)" office:value-type="float" office:value="589.952660021" calcext:value-type="float">
            <text:p>589.952660021</text:p>
          </table:table-cell>
          <table:table-cell table:formula="of:=[.B771]*RANDBETWEEN(0.3;1.9)" office:value-type="float" office:value="667.905320042" calcext:value-type="float">
            <text:p>667.905320042</text:p>
          </table:table-cell>
          <table:table-cell table:formula="of:=[.D771]*RANDBETWEEN(0.3;1.9)" office:value-type="float" office:value="1335.810640084" calcext:value-type="float">
            <text:p>1335.810640084</text:p>
          </table:table-cell>
          <table:table-cell table:formula="of:=[.B771]*RANDBETWEEN(0.3;1.9)/[.E771]*[.D771]" office:value-type="float" office:value="333.952660021" calcext:value-type="float">
            <text:p>333.952660021</text:p>
          </table:table-cell>
          <table:table-cell table:formula="of:=[.C771]*RANDBETWEEN(0.3;1.9)" office:value-type="float" office:value="1179.905320042" calcext:value-type="float">
            <text:p>1179.905320042</text:p>
          </table:table-cell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string" calcext:value-type="string">
            <text:p>13374.308858608158</text:p>
          </table:table-cell>
          <table:table-cell table:formula="of:=[.B772]+RANDBETWEEN(-500;500)" office:value-type="float" office:value="13476.3088586082" calcext:value-type="float">
            <text:p>13476.3088586082</text:p>
          </table:table-cell>
          <table:table-cell table:formula="of:=[.B772]*RANDBETWEEN(0.3;1.9)" office:value-type="float" office:value="13374.3088586082" calcext:value-type="float">
            <text:p>13374.3088586082</text:p>
          </table:table-cell>
          <table:table-cell table:formula="of:=[.D772]*RANDBETWEEN(0.3;1.9)" office:value-type="float" office:value="13374.3088586082" calcext:value-type="float">
            <text:p>13374.3088586082</text:p>
          </table:table-cell>
          <table:table-cell table:formula="of:=[.B772]*RANDBETWEEN(0.3;1.9)/[.E772]*[.D772]" office:value-type="float" office:value="13374.3088586082" calcext:value-type="float">
            <text:p>13374.3088586082</text:p>
          </table:table-cell>
          <table:table-cell table:formula="of:=[.C772]*RANDBETWEEN(0.3;1.9)" office:value-type="float" office:value="26952.6177172163" calcext:value-type="float">
            <text:p>26952.6177172163</text:p>
          </table:table-cell>
        </table:table-row>
        <table:table-row table:style-name="ro1">
          <table:table-cell office:value-type="float" office:value="30337" calcext:value-type="float">
            <text:p>30337</text:p>
          </table:table-cell>
          <table:table-cell office:value-type="string" calcext:value-type="string">
            <text:p>2186.620455055</text:p>
          </table:table-cell>
          <table:table-cell table:formula="of:=[.B773]+RANDBETWEEN(-500;500)" office:value-type="float" office:value="2327.620455055" calcext:value-type="float">
            <text:p>2327.620455055</text:p>
          </table:table-cell>
          <table:table-cell table:formula="of:=[.B773]*RANDBETWEEN(0.3;1.9)" office:value-type="float" office:value="2186.620455055" calcext:value-type="float">
            <text:p>2186.620455055</text:p>
          </table:table-cell>
          <table:table-cell table:formula="of:=[.D773]*RANDBETWEEN(0.3;1.9)" office:value-type="float" office:value="2186.620455055" calcext:value-type="float">
            <text:p>2186.620455055</text:p>
          </table:table-cell>
          <table:table-cell table:formula="of:=[.B773]*RANDBETWEEN(0.3;1.9)/[.E773]*[.D773]" office:value-type="float" office:value="4373.24091011" calcext:value-type="float">
            <text:p>4373.24091011</text:p>
          </table:table-cell>
          <table:table-cell table:formula="of:=[.C773]*RANDBETWEEN(0.3;1.9)" office:value-type="float" office:value="4655.24091011" calcext:value-type="float">
            <text:p>4655.24091011</text:p>
          </table:table-cell>
        </table:table-row>
        <table:table-row table:style-name="ro1">
          <table:table-cell office:value-type="float" office:value="30338" calcext:value-type="float">
            <text:p>30338</text:p>
          </table:table-cell>
          <table:table-cell office:value-type="string" calcext:value-type="string">
            <text:p>12145.460643524042</text:p>
          </table:table-cell>
          <table:table-cell table:formula="of:=[.B774]+RANDBETWEEN(-500;500)" office:value-type="float" office:value="12511.460643524" calcext:value-type="float">
            <text:p>12511.460643524</text:p>
          </table:table-cell>
          <table:table-cell table:formula="of:=[.B774]*RANDBETWEEN(0.3;1.9)" office:value-type="float" office:value="12145.460643524" calcext:value-type="float">
            <text:p>12145.460643524</text:p>
          </table:table-cell>
          <table:table-cell table:formula="of:=[.D774]*RANDBETWEEN(0.3;1.9)" office:value-type="float" office:value="12145.460643524" calcext:value-type="float">
            <text:p>12145.460643524</text:p>
          </table:table-cell>
          <table:table-cell table:formula="of:=[.B774]*RANDBETWEEN(0.3;1.9)/[.E774]*[.D774]" office:value-type="float" office:value="24290.9212870481" calcext:value-type="float">
            <text:p>24290.9212870481</text:p>
          </table:table-cell>
          <table:table-cell table:formula="of:=[.C774]*RANDBETWEEN(0.3;1.9)" office:value-type="float" office:value="12511.460643524" calcext:value-type="float">
            <text:p>12511.460643524</text:p>
          </table:table-cell>
        </table:table-row>
        <table:table-row table:style-name="ro1">
          <table:table-cell office:value-type="float" office:value="30339" calcext:value-type="float">
            <text:p>30339</text:p>
          </table:table-cell>
          <table:table-cell office:value-type="string" calcext:value-type="string">
            <text:p>11790.530053088782</text:p>
          </table:table-cell>
          <table:table-cell table:formula="of:=[.B775]+RANDBETWEEN(-500;500)" office:value-type="float" office:value="11654.5300530888" calcext:value-type="float">
            <text:p>11654.5300530888</text:p>
          </table:table-cell>
          <table:table-cell table:formula="of:=[.B775]*RANDBETWEEN(0.3;1.9)" office:value-type="float" office:value="23581.0601061776" calcext:value-type="float">
            <text:p>23581.0601061776</text:p>
          </table:table-cell>
          <table:table-cell table:formula="of:=[.D775]*RANDBETWEEN(0.3;1.9)" office:value-type="float" office:value="47162.1202123551" calcext:value-type="float">
            <text:p>47162.1202123551</text:p>
          </table:table-cell>
          <table:table-cell table:formula="of:=[.B775]*RANDBETWEEN(0.3;1.9)/[.E775]*[.D775]" office:value-type="float" office:value="5895.26502654439" calcext:value-type="float">
            <text:p>5895.2650265444</text:p>
          </table:table-cell>
          <table:table-cell table:formula="of:=[.C775]*RANDBETWEEN(0.3;1.9)" office:value-type="float" office:value="11654.5300530888" calcext:value-type="float">
            <text:p>11654.5300530888</text:p>
          </table:table-cell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string" calcext:value-type="string">
            <text:p>9804.344018403594</text:p>
          </table:table-cell>
          <table:table-cell table:formula="of:=[.B776]+RANDBETWEEN(-500;500)" office:value-type="float" office:value="10056.3440184036" calcext:value-type="float">
            <text:p>10056.3440184036</text:p>
          </table:table-cell>
          <table:table-cell table:formula="of:=[.B776]*RANDBETWEEN(0.3;1.9)" office:value-type="float" office:value="9804.34401840359" calcext:value-type="float">
            <text:p>9804.3440184036</text:p>
          </table:table-cell>
          <table:table-cell table:formula="of:=[.D776]*RANDBETWEEN(0.3;1.9)" office:value-type="float" office:value="19608.6880368072" calcext:value-type="float">
            <text:p>19608.6880368072</text:p>
          </table:table-cell>
          <table:table-cell table:formula="of:=[.B776]*RANDBETWEEN(0.3;1.9)/[.E776]*[.D776]" office:value-type="float" office:value="4902.1720092018" calcext:value-type="float">
            <text:p>4902.1720092018</text:p>
          </table:table-cell>
          <table:table-cell table:formula="of:=[.C776]*RANDBETWEEN(0.3;1.9)" office:value-type="float" office:value="10056.3440184036" calcext:value-type="float">
            <text:p>10056.3440184036</text:p>
          </table:table-cell>
        </table:table-row>
        <table:table-row table:style-name="ro1">
          <table:table-cell office:value-type="float" office:value="30341" calcext:value-type="float">
            <text:p>30341</text:p>
          </table:table-cell>
          <table:table-cell office:value-type="string" calcext:value-type="string">
            <text:p>100537.07241365143</text:p>
          </table:table-cell>
          <table:table-cell table:formula="of:=[.B777]+RANDBETWEEN(-500;500)" office:value-type="float" office:value="100473.072413651" calcext:value-type="float">
            <text:p>100473.072413651</text:p>
          </table:table-cell>
          <table:table-cell table:formula="of:=[.B777]*RANDBETWEEN(0.3;1.9)" office:value-type="float" office:value="201074.144827303" calcext:value-type="float">
            <text:p>201074.144827303</text:p>
          </table:table-cell>
          <table:table-cell table:formula="of:=[.D777]*RANDBETWEEN(0.3;1.9)" office:value-type="float" office:value="201074.144827303" calcext:value-type="float">
            <text:p>201074.144827303</text:p>
          </table:table-cell>
          <table:table-cell table:formula="of:=[.B777]*RANDBETWEEN(0.3;1.9)/[.E777]*[.D777]" office:value-type="float" office:value="201074.144827303" calcext:value-type="float">
            <text:p>201074.144827303</text:p>
          </table:table-cell>
          <table:table-cell table:formula="of:=[.C777]*RANDBETWEEN(0.3;1.9)" office:value-type="float" office:value="100473.072413651" calcext:value-type="float">
            <text:p>100473.072413651</text:p>
          </table:table-cell>
        </table:table-row>
        <table:table-row table:style-name="ro1">
          <table:table-cell office:value-type="float" office:value="30342" calcext:value-type="float">
            <text:p>30342</text:p>
          </table:table-cell>
          <table:table-cell office:value-type="string" calcext:value-type="string">
            <text:p>12643.14892514395</text:p>
          </table:table-cell>
          <table:table-cell table:formula="of:=[.B778]+RANDBETWEEN(-500;500)" office:value-type="float" office:value="12632.148925144" calcext:value-type="float">
            <text:p>12632.148925144</text:p>
          </table:table-cell>
          <table:table-cell table:formula="of:=[.B778]*RANDBETWEEN(0.3;1.9)" office:value-type="float" office:value="12643.148925144" calcext:value-type="float">
            <text:p>12643.148925144</text:p>
          </table:table-cell>
          <table:table-cell table:formula="of:=[.D778]*RANDBETWEEN(0.3;1.9)" office:value-type="float" office:value="25286.2978502879" calcext:value-type="float">
            <text:p>25286.2978502879</text:p>
          </table:table-cell>
          <table:table-cell table:formula="of:=[.B778]*RANDBETWEEN(0.3;1.9)/[.E778]*[.D778]" office:value-type="float" office:value="12643.148925144" calcext:value-type="float">
            <text:p>12643.148925144</text:p>
          </table:table-cell>
          <table:table-cell table:formula="of:=[.C778]*RANDBETWEEN(0.3;1.9)" office:value-type="float" office:value="12632.148925144" calcext:value-type="float">
            <text:p>12632.148925144</text:p>
          </table:table-cell>
        </table:table-row>
        <table:table-row table:style-name="ro1">
          <table:table-cell office:value-type="float" office:value="30343" calcext:value-type="float">
            <text:p>30343</text:p>
          </table:table-cell>
          <table:table-cell office:value-type="string" calcext:value-type="string">
            <text:p>5246.428180135646</text:p>
          </table:table-cell>
          <table:table-cell table:formula="of:=[.B779]+RANDBETWEEN(-500;500)" office:value-type="float" office:value="5304.42818013565" calcext:value-type="float">
            <text:p>5304.4281801357</text:p>
          </table:table-cell>
          <table:table-cell table:formula="of:=[.B779]*RANDBETWEEN(0.3;1.9)" office:value-type="float" office:value="10492.8563602713" calcext:value-type="float">
            <text:p>10492.8563602713</text:p>
          </table:table-cell>
          <table:table-cell table:formula="of:=[.D779]*RANDBETWEEN(0.3;1.9)" office:value-type="float" office:value="10492.8563602713" calcext:value-type="float">
            <text:p>10492.8563602713</text:p>
          </table:table-cell>
          <table:table-cell table:formula="of:=[.B779]*RANDBETWEEN(0.3;1.9)/[.E779]*[.D779]" office:value-type="float" office:value="5246.42818013565" calcext:value-type="float">
            <text:p>5246.4281801357</text:p>
          </table:table-cell>
          <table:table-cell table:formula="of:=[.C779]*RANDBETWEEN(0.3;1.9)" office:value-type="float" office:value="5304.42818013565" calcext:value-type="float">
            <text:p>5304.4281801357</text:p>
          </table:table-cell>
        </table:table-row>
        <table:table-row table:style-name="ro1">
          <table:table-cell office:value-type="float" office:value="30344" calcext:value-type="float">
            <text:p>30344</text:p>
          </table:table-cell>
          <table:table-cell office:value-type="string" calcext:value-type="string">
            <text:p>242603.05182973266</text:p>
          </table:table-cell>
          <table:table-cell table:formula="of:=[.B780]+RANDBETWEEN(-500;500)" office:value-type="float" office:value="242689.051829733" calcext:value-type="float">
            <text:p>242689.051829733</text:p>
          </table:table-cell>
          <table:table-cell table:formula="of:=[.B780]*RANDBETWEEN(0.3;1.9)" office:value-type="float" office:value="485206.103659465" calcext:value-type="float">
            <text:p>485206.103659465</text:p>
          </table:table-cell>
          <table:table-cell table:formula="of:=[.D780]*RANDBETWEEN(0.3;1.9)" office:value-type="float" office:value="970412.207318931" calcext:value-type="float">
            <text:p>970412.207318931</text:p>
          </table:table-cell>
          <table:table-cell table:formula="of:=[.B780]*RANDBETWEEN(0.3;1.9)/[.E780]*[.D780]" office:value-type="float" office:value="121301.525914866" calcext:value-type="float">
            <text:p>121301.525914866</text:p>
          </table:table-cell>
          <table:table-cell table:formula="of:=[.C780]*RANDBETWEEN(0.3;1.9)" office:value-type="float" office:value="242689.051829733" calcext:value-type="float">
            <text:p>242689.051829733</text:p>
          </table:table-cell>
        </table:table-row>
        <table:table-row table:style-name="ro1">
          <table:table-cell office:value-type="float" office:value="30345" calcext:value-type="float">
            <text:p>30345</text:p>
          </table:table-cell>
          <table:table-cell office:value-type="string" calcext:value-type="string">
            <text:p>2768.8232283269085</text:p>
          </table:table-cell>
          <table:table-cell table:formula="of:=[.B781]+RANDBETWEEN(-500;500)" office:value-type="float" office:value="2716.82322832691" calcext:value-type="float">
            <text:p>2716.8232283269</text:p>
          </table:table-cell>
          <table:table-cell table:formula="of:=[.B781]*RANDBETWEEN(0.3;1.9)" office:value-type="float" office:value="5537.64645665382" calcext:value-type="float">
            <text:p>5537.6464566538</text:p>
          </table:table-cell>
          <table:table-cell table:formula="of:=[.D781]*RANDBETWEEN(0.3;1.9)" office:value-type="float" office:value="11075.2929133076" calcext:value-type="float">
            <text:p>11075.2929133076</text:p>
          </table:table-cell>
          <table:table-cell table:formula="of:=[.B781]*RANDBETWEEN(0.3;1.9)/[.E781]*[.D781]" office:value-type="float" office:value="1384.41161416345" calcext:value-type="float">
            <text:p>1384.4116141635</text:p>
          </table:table-cell>
          <table:table-cell table:formula="of:=[.C781]*RANDBETWEEN(0.3;1.9)" office:value-type="float" office:value="2716.82322832691" calcext:value-type="float">
            <text:p>2716.8232283269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20498.35274469654</text:p>
          </table:table-cell>
          <table:table-cell table:formula="of:=[.B782]+RANDBETWEEN(-500;500)" office:value-type="float" office:value="20482.3527446965" calcext:value-type="float">
            <text:p>20482.3527446965</text:p>
          </table:table-cell>
          <table:table-cell table:formula="of:=[.B782]*RANDBETWEEN(0.3;1.9)" office:value-type="float" office:value="20498.3527446965" calcext:value-type="float">
            <text:p>20498.3527446965</text:p>
          </table:table-cell>
          <table:table-cell table:formula="of:=[.D782]*RANDBETWEEN(0.3;1.9)" office:value-type="float" office:value="20498.3527446965" calcext:value-type="float">
            <text:p>20498.3527446965</text:p>
          </table:table-cell>
          <table:table-cell table:formula="of:=[.B782]*RANDBETWEEN(0.3;1.9)/[.E782]*[.D782]" office:value-type="float" office:value="20498.3527446965" calcext:value-type="float">
            <text:p>20498.3527446965</text:p>
          </table:table-cell>
          <table:table-cell table:formula="of:=[.C782]*RANDBETWEEN(0.3;1.9)" office:value-type="float" office:value="40964.7054893931" calcext:value-type="float">
            <text:p>40964.7054893931</text:p>
          </table:table-cell>
        </table:table-row>
        <table:table-row table:style-name="ro1">
          <table:table-cell office:value-type="float" office:value="30347" calcext:value-type="float">
            <text:p>30347</text:p>
          </table:table-cell>
          <table:table-cell office:value-type="string" calcext:value-type="string">
            <text:p>79419.72743363863</text:p>
          </table:table-cell>
          <table:table-cell table:formula="of:=[.B783]+RANDBETWEEN(-500;500)" office:value-type="float" office:value="79458.7274336386" calcext:value-type="float">
            <text:p>79458.7274336386</text:p>
          </table:table-cell>
          <table:table-cell table:formula="of:=[.B783]*RANDBETWEEN(0.3;1.9)" office:value-type="float" office:value="158839.454867277" calcext:value-type="float">
            <text:p>158839.454867277</text:p>
          </table:table-cell>
          <table:table-cell table:formula="of:=[.D783]*RANDBETWEEN(0.3;1.9)" office:value-type="float" office:value="317678.909734555" calcext:value-type="float">
            <text:p>317678.909734555</text:p>
          </table:table-cell>
          <table:table-cell table:formula="of:=[.B783]*RANDBETWEEN(0.3;1.9)/[.E783]*[.D783]" office:value-type="float" office:value="79419.7274336386" calcext:value-type="float">
            <text:p>79419.7274336386</text:p>
          </table:table-cell>
          <table:table-cell table:formula="of:=[.C783]*RANDBETWEEN(0.3;1.9)" office:value-type="float" office:value="79458.7274336386" calcext:value-type="float">
            <text:p>79458.7274336386</text:p>
          </table:table-cell>
        </table:table-row>
        <table:table-row table:style-name="ro1">
          <table:table-cell office:value-type="float" office:value="30348" calcext:value-type="float">
            <text:p>30348</text:p>
          </table:table-cell>
          <table:table-cell office:value-type="string" calcext:value-type="string">
            <text:p>39192.90031523401</text:p>
          </table:table-cell>
          <table:table-cell table:formula="of:=[.B784]+RANDBETWEEN(-500;500)" office:value-type="float" office:value="39276.900315234" calcext:value-type="float">
            <text:p>39276.900315234</text:p>
          </table:table-cell>
          <table:table-cell table:formula="of:=[.B784]*RANDBETWEEN(0.3;1.9)" office:value-type="float" office:value="39192.900315234" calcext:value-type="float">
            <text:p>39192.900315234</text:p>
          </table:table-cell>
          <table:table-cell table:formula="of:=[.D784]*RANDBETWEEN(0.3;1.9)" office:value-type="float" office:value="78385.800630468" calcext:value-type="float">
            <text:p>78385.800630468</text:p>
          </table:table-cell>
          <table:table-cell table:formula="of:=[.B784]*RANDBETWEEN(0.3;1.9)/[.E784]*[.D784]" office:value-type="float" office:value="39192.900315234" calcext:value-type="float">
            <text:p>39192.900315234</text:p>
          </table:table-cell>
          <table:table-cell table:formula="of:=[.C784]*RANDBETWEEN(0.3;1.9)" office:value-type="float" office:value="39276.900315234" calcext:value-type="float">
            <text:p>39276.900315234</text:p>
          </table:table-cell>
        </table:table-row>
        <table:table-row table:style-name="ro1">
          <table:table-cell office:value-type="float" office:value="30349" calcext:value-type="float">
            <text:p>30349</text:p>
          </table:table-cell>
          <table:table-cell office:value-type="string" calcext:value-type="string">
            <text:p>7997.262962066296</text:p>
          </table:table-cell>
          <table:table-cell table:formula="of:=[.B785]+RANDBETWEEN(-500;500)" office:value-type="float" office:value="7506.2629620663" calcext:value-type="float">
            <text:p>7506.2629620663</text:p>
          </table:table-cell>
          <table:table-cell table:formula="of:=[.B785]*RANDBETWEEN(0.3;1.9)" office:value-type="float" office:value="15994.5259241326" calcext:value-type="float">
            <text:p>15994.5259241326</text:p>
          </table:table-cell>
          <table:table-cell table:formula="of:=[.D785]*RANDBETWEEN(0.3;1.9)" office:value-type="float" office:value="15994.5259241326" calcext:value-type="float">
            <text:p>15994.5259241326</text:p>
          </table:table-cell>
          <table:table-cell table:formula="of:=[.B785]*RANDBETWEEN(0.3;1.9)/[.E785]*[.D785]" office:value-type="float" office:value="7997.2629620663" calcext:value-type="float">
            <text:p>7997.2629620663</text:p>
          </table:table-cell>
          <table:table-cell table:formula="of:=[.C785]*RANDBETWEEN(0.3;1.9)" office:value-type="float" office:value="15012.5259241326" calcext:value-type="float">
            <text:p>15012.5259241326</text:p>
          </table:table-cell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string" calcext:value-type="string">
            <text:p>19080.263865187797</text:p>
          </table:table-cell>
          <table:table-cell table:formula="of:=[.B786]+RANDBETWEEN(-500;500)" office:value-type="float" office:value="19039.2638651878" calcext:value-type="float">
            <text:p>19039.2638651878</text:p>
          </table:table-cell>
          <table:table-cell table:formula="of:=[.B786]*RANDBETWEEN(0.3;1.9)" office:value-type="float" office:value="38160.5277303756" calcext:value-type="float">
            <text:p>38160.5277303756</text:p>
          </table:table-cell>
          <table:table-cell table:formula="of:=[.D786]*RANDBETWEEN(0.3;1.9)" office:value-type="float" office:value="76321.0554607512" calcext:value-type="float">
            <text:p>76321.0554607512</text:p>
          </table:table-cell>
          <table:table-cell table:formula="of:=[.B786]*RANDBETWEEN(0.3;1.9)/[.E786]*[.D786]" office:value-type="float" office:value="9540.1319325939" calcext:value-type="float">
            <text:p>9540.1319325939</text:p>
          </table:table-cell>
          <table:table-cell table:formula="of:=[.C786]*RANDBETWEEN(0.3;1.9)" office:value-type="float" office:value="38078.5277303756" calcext:value-type="float">
            <text:p>38078.5277303756</text:p>
          </table:table-cell>
        </table:table-row>
        <table:table-row table:style-name="ro1">
          <table:table-cell office:value-type="float" office:value="30351" calcext:value-type="float">
            <text:p>30351</text:p>
          </table:table-cell>
          <table:table-cell office:value-type="string" calcext:value-type="string">
            <text:p>51181.13545039775</text:p>
          </table:table-cell>
          <table:table-cell table:formula="of:=[.B787]+RANDBETWEEN(-500;500)" office:value-type="float" office:value="51261.1354503978" calcext:value-type="float">
            <text:p>51261.1354503978</text:p>
          </table:table-cell>
          <table:table-cell table:formula="of:=[.B787]*RANDBETWEEN(0.3;1.9)" office:value-type="float" office:value="51181.1354503978" calcext:value-type="float">
            <text:p>51181.1354503978</text:p>
          </table:table-cell>
          <table:table-cell table:formula="of:=[.D787]*RANDBETWEEN(0.3;1.9)" office:value-type="float" office:value="102362.270900796" calcext:value-type="float">
            <text:p>102362.270900796</text:p>
          </table:table-cell>
          <table:table-cell table:formula="of:=[.B787]*RANDBETWEEN(0.3;1.9)/[.E787]*[.D787]" office:value-type="float" office:value="25590.5677251989" calcext:value-type="float">
            <text:p>25590.5677251989</text:p>
          </table:table-cell>
          <table:table-cell table:formula="of:=[.C787]*RANDBETWEEN(0.3;1.9)" office:value-type="float" office:value="102522.270900796" calcext:value-type="float">
            <text:p>102522.270900796</text:p>
          </table:table-cell>
        </table:table-row>
        <table:table-row table:style-name="ro1">
          <table:table-cell office:value-type="float" office:value="30352" calcext:value-type="float">
            <text:p>30352</text:p>
          </table:table-cell>
          <table:table-cell office:value-type="string" calcext:value-type="string">
            <text:p>15418.141910230699</text:p>
          </table:table-cell>
          <table:table-cell table:formula="of:=[.B788]+RANDBETWEEN(-500;500)" office:value-type="float" office:value="15252.1419102307" calcext:value-type="float">
            <text:p>15252.1419102307</text:p>
          </table:table-cell>
          <table:table-cell table:formula="of:=[.B788]*RANDBETWEEN(0.3;1.9)" office:value-type="float" office:value="15418.1419102307" calcext:value-type="float">
            <text:p>15418.1419102307</text:p>
          </table:table-cell>
          <table:table-cell table:formula="of:=[.D788]*RANDBETWEEN(0.3;1.9)" office:value-type="float" office:value="15418.1419102307" calcext:value-type="float">
            <text:p>15418.1419102307</text:p>
          </table:table-cell>
          <table:table-cell table:formula="of:=[.B788]*RANDBETWEEN(0.3;1.9)/[.E788]*[.D788]" office:value-type="float" office:value="30836.2838204614" calcext:value-type="float">
            <text:p>30836.2838204614</text:p>
          </table:table-cell>
          <table:table-cell table:formula="of:=[.C788]*RANDBETWEEN(0.3;1.9)" office:value-type="float" office:value="30504.2838204614" calcext:value-type="float">
            <text:p>30504.2838204614</text:p>
          </table:table-cell>
        </table:table-row>
        <table:table-row table:style-name="ro1">
          <table:table-cell office:value-type="float" office:value="30353" calcext:value-type="float">
            <text:p>30353</text:p>
          </table:table-cell>
          <table:table-cell office:value-type="string" calcext:value-type="string">
            <text:p>1473.906691425</text:p>
          </table:table-cell>
          <table:table-cell table:formula="of:=[.B789]+RANDBETWEEN(-500;500)" office:value-type="float" office:value="1567.906691425" calcext:value-type="float">
            <text:p>1567.906691425</text:p>
          </table:table-cell>
          <table:table-cell table:formula="of:=[.B789]*RANDBETWEEN(0.3;1.9)" office:value-type="float" office:value="1473.906691425" calcext:value-type="float">
            <text:p>1473.906691425</text:p>
          </table:table-cell>
          <table:table-cell table:formula="of:=[.D789]*RANDBETWEEN(0.3;1.9)" office:value-type="float" office:value="1473.906691425" calcext:value-type="float">
            <text:p>1473.906691425</text:p>
          </table:table-cell>
          <table:table-cell table:formula="of:=[.B789]*RANDBETWEEN(0.3;1.9)/[.E789]*[.D789]" office:value-type="float" office:value="2947.81338285" calcext:value-type="float">
            <text:p>2947.81338285</text:p>
          </table:table-cell>
          <table:table-cell table:formula="of:=[.C789]*RANDBETWEEN(0.3;1.9)" office:value-type="float" office:value="3135.81338285" calcext:value-type="float">
            <text:p>3135.81338285</text:p>
          </table:table-cell>
        </table:table-row>
        <table:table-row table:style-name="ro1">
          <table:table-cell office:value-type="float" office:value="30354" calcext:value-type="float">
            <text:p>30354</text:p>
          </table:table-cell>
          <table:table-cell office:value-type="string" calcext:value-type="string">
            <text:p>3677.1316153865164</text:p>
          </table:table-cell>
          <table:table-cell table:formula="of:=[.B790]+RANDBETWEEN(-500;500)" office:value-type="float" office:value="3928.13161538652" calcext:value-type="float">
            <text:p>3928.1316153865</text:p>
          </table:table-cell>
          <table:table-cell table:formula="of:=[.B790]*RANDBETWEEN(0.3;1.9)" office:value-type="float" office:value="3677.13161538652" calcext:value-type="float">
            <text:p>3677.1316153865</text:p>
          </table:table-cell>
          <table:table-cell table:formula="of:=[.D790]*RANDBETWEEN(0.3;1.9)" office:value-type="float" office:value="7354.26323077303" calcext:value-type="float">
            <text:p>7354.263230773</text:p>
          </table:table-cell>
          <table:table-cell table:formula="of:=[.B790]*RANDBETWEEN(0.3;1.9)/[.E790]*[.D790]" office:value-type="float" office:value="1838.56580769326" calcext:value-type="float">
            <text:p>1838.5658076933</text:p>
          </table:table-cell>
          <table:table-cell table:formula="of:=[.C790]*RANDBETWEEN(0.3;1.9)" office:value-type="float" office:value="3928.13161538652" calcext:value-type="float">
            <text:p>3928.1316153865</text:p>
          </table:table-cell>
        </table:table-row>
        <table:table-row table:style-name="ro1">
          <table:table-cell office:value-type="float" office:value="30355" calcext:value-type="float">
            <text:p>30355</text:p>
          </table:table-cell>
          <table:table-cell office:value-type="string" calcext:value-type="string">
            <text:p>4296.819852296</text:p>
          </table:table-cell>
          <table:table-cell table:formula="of:=[.B791]+RANDBETWEEN(-500;500)" office:value-type="float" office:value="4743.819852296" calcext:value-type="float">
            <text:p>4743.819852296</text:p>
          </table:table-cell>
          <table:table-cell table:formula="of:=[.B791]*RANDBETWEEN(0.3;1.9)" office:value-type="float" office:value="4296.819852296" calcext:value-type="float">
            <text:p>4296.819852296</text:p>
          </table:table-cell>
          <table:table-cell table:formula="of:=[.D791]*RANDBETWEEN(0.3;1.9)" office:value-type="float" office:value="8593.639704592" calcext:value-type="float">
            <text:p>8593.639704592</text:p>
          </table:table-cell>
          <table:table-cell table:formula="of:=[.B791]*RANDBETWEEN(0.3;1.9)/[.E791]*[.D791]" office:value-type="float" office:value="4296.819852296" calcext:value-type="float">
            <text:p>4296.819852296</text:p>
          </table:table-cell>
          <table:table-cell table:formula="of:=[.C791]*RANDBETWEEN(0.3;1.9)" office:value-type="float" office:value="4743.819852296" calcext:value-type="float">
            <text:p>4743.819852296</text:p>
          </table:table-cell>
        </table:table-row>
        <table:table-row table:style-name="ro1">
          <table:table-cell office:value-type="float" office:value="30356" calcext:value-type="float">
            <text:p>30356</text:p>
          </table:table-cell>
          <table:table-cell office:value-type="string" calcext:value-type="string">
            <text:p>49503.14815038481</text:p>
          </table:table-cell>
          <table:table-cell table:formula="of:=[.B792]+RANDBETWEEN(-500;500)" office:value-type="float" office:value="49640.1481503848" calcext:value-type="float">
            <text:p>49640.1481503848</text:p>
          </table:table-cell>
          <table:table-cell table:formula="of:=[.B792]*RANDBETWEEN(0.3;1.9)" office:value-type="float" office:value="49503.1481503848" calcext:value-type="float">
            <text:p>49503.1481503848</text:p>
          </table:table-cell>
          <table:table-cell table:formula="of:=[.D792]*RANDBETWEEN(0.3;1.9)" office:value-type="float" office:value="49503.1481503848" calcext:value-type="float">
            <text:p>49503.1481503848</text:p>
          </table:table-cell>
          <table:table-cell table:formula="of:=[.B792]*RANDBETWEEN(0.3;1.9)/[.E792]*[.D792]" office:value-type="float" office:value="49503.1481503848" calcext:value-type="float">
            <text:p>49503.1481503848</text:p>
          </table:table-cell>
          <table:table-cell table:formula="of:=[.C792]*RANDBETWEEN(0.3;1.9)" office:value-type="float" office:value="99280.2963007696" calcext:value-type="float">
            <text:p>99280.2963007696</text:p>
          </table:table-cell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string" calcext:value-type="string">
            <text:p>8325.62357630452</text:p>
          </table:table-cell>
          <table:table-cell table:formula="of:=[.B793]+RANDBETWEEN(-500;500)" office:value-type="float" office:value="8782.62357630452" calcext:value-type="float">
            <text:p>8782.6235763045</text:p>
          </table:table-cell>
          <table:table-cell table:formula="of:=[.B793]*RANDBETWEEN(0.3;1.9)" office:value-type="float" office:value="8325.62357630452" calcext:value-type="float">
            <text:p>8325.6235763045</text:p>
          </table:table-cell>
          <table:table-cell table:formula="of:=[.D793]*RANDBETWEEN(0.3;1.9)" office:value-type="float" office:value="8325.62357630452" calcext:value-type="float">
            <text:p>8325.6235763045</text:p>
          </table:table-cell>
          <table:table-cell table:formula="of:=[.B793]*RANDBETWEEN(0.3;1.9)/[.E793]*[.D793]" office:value-type="float" office:value="8325.62357630452" calcext:value-type="float">
            <text:p>8325.6235763045</text:p>
          </table:table-cell>
          <table:table-cell table:formula="of:=[.C793]*RANDBETWEEN(0.3;1.9)" office:value-type="float" office:value="17565.247152609" calcext:value-type="float">
            <text:p>17565.247152609</text:p>
          </table:table-cell>
        </table:table-row>
        <table:table-row table:style-name="ro1">
          <table:table-cell office:value-type="float" office:value="34002" calcext:value-type="float">
            <text:p>34002</text:p>
          </table:table-cell>
          <table:table-cell office:value-type="string" calcext:value-type="string">
            <text:p>4531.112765569</text:p>
          </table:table-cell>
          <table:table-cell table:formula="of:=[.B794]+RANDBETWEEN(-500;500)" office:value-type="float" office:value="4115.112765569" calcext:value-type="float">
            <text:p>4115.112765569</text:p>
          </table:table-cell>
          <table:table-cell table:formula="of:=[.B794]*RANDBETWEEN(0.3;1.9)" office:value-type="float" office:value="9062.225531138" calcext:value-type="float">
            <text:p>9062.225531138</text:p>
          </table:table-cell>
          <table:table-cell table:formula="of:=[.D794]*RANDBETWEEN(0.3;1.9)" office:value-type="float" office:value="9062.225531138" calcext:value-type="float">
            <text:p>9062.225531138</text:p>
          </table:table-cell>
          <table:table-cell table:formula="of:=[.B794]*RANDBETWEEN(0.3;1.9)/[.E794]*[.D794]" office:value-type="float" office:value="4531.112765569" calcext:value-type="float">
            <text:p>4531.112765569</text:p>
          </table:table-cell>
          <table:table-cell table:formula="of:=[.C794]*RANDBETWEEN(0.3;1.9)" office:value-type="float" office:value="8230.225531138" calcext:value-type="float">
            <text:p>8230.225531138</text:p>
          </table:table-cell>
        </table:table-row>
        <table:table-row table:style-name="ro1">
          <table:table-cell office:value-type="float" office:value="34003" calcext:value-type="float">
            <text:p>34003</text:p>
          </table:table-cell>
          <table:table-cell office:value-type="string" calcext:value-type="string">
            <text:p>166253.33404542046</text:p>
          </table:table-cell>
          <table:table-cell table:formula="of:=[.B795]+RANDBETWEEN(-500;500)" office:value-type="float" office:value="165917.33404542" calcext:value-type="float">
            <text:p>165917.33404542</text:p>
          </table:table-cell>
          <table:table-cell table:formula="of:=[.B795]*RANDBETWEEN(0.3;1.9)" office:value-type="float" office:value="166253.33404542" calcext:value-type="float">
            <text:p>166253.33404542</text:p>
          </table:table-cell>
          <table:table-cell table:formula="of:=[.D795]*RANDBETWEEN(0.3;1.9)" office:value-type="float" office:value="332506.668090841" calcext:value-type="float">
            <text:p>332506.668090841</text:p>
          </table:table-cell>
          <table:table-cell table:formula="of:=[.B795]*RANDBETWEEN(0.3;1.9)/[.E795]*[.D795]" office:value-type="float" office:value="83126.6670227102" calcext:value-type="float">
            <text:p>83126.6670227102</text:p>
          </table:table-cell>
          <table:table-cell table:formula="of:=[.C795]*RANDBETWEEN(0.3;1.9)" office:value-type="float" office:value="165917.33404542" calcext:value-type="float">
            <text:p>165917.33404542</text:p>
          </table:table-cell>
        </table:table-row>
        <table:table-row table:style-name="ro1">
          <table:table-cell office:value-type="float" office:value="34004" calcext:value-type="float">
            <text:p>34004</text:p>
          </table:table-cell>
          <table:table-cell office:value-type="string" calcext:value-type="string">
            <text:p>3143.6962377323207</text:p>
          </table:table-cell>
          <table:table-cell table:formula="of:=[.B796]+RANDBETWEEN(-500;500)" office:value-type="float" office:value="2997.69623773232" calcext:value-type="float">
            <text:p>2997.6962377323</text:p>
          </table:table-cell>
          <table:table-cell table:formula="of:=[.B796]*RANDBETWEEN(0.3;1.9)" office:value-type="float" office:value="3143.69623773232" calcext:value-type="float">
            <text:p>3143.6962377323</text:p>
          </table:table-cell>
          <table:table-cell table:formula="of:=[.D796]*RANDBETWEEN(0.3;1.9)" office:value-type="float" office:value="3143.69623773232" calcext:value-type="float">
            <text:p>3143.6962377323</text:p>
          </table:table-cell>
          <table:table-cell table:formula="of:=[.B796]*RANDBETWEEN(0.3;1.9)/[.E796]*[.D796]" office:value-type="float" office:value="3143.69623773232" calcext:value-type="float">
            <text:p>3143.6962377323</text:p>
          </table:table-cell>
          <table:table-cell table:formula="of:=[.C796]*RANDBETWEEN(0.3;1.9)" office:value-type="float" office:value="5995.39247546464" calcext:value-type="float">
            <text:p>5995.3924754647</text:p>
          </table:table-cell>
        </table:table-row>
        <table:table-row table:style-name="ro1">
          <table:table-cell office:value-type="float" office:value="34005" calcext:value-type="float">
            <text:p>34005</text:p>
          </table:table-cell>
          <table:table-cell office:value-type="string" calcext:value-type="string">
            <text:p>775.3271123123876</text:p>
          </table:table-cell>
          <table:table-cell table:formula="of:=[.B797]+RANDBETWEEN(-500;500)" office:value-type="float" office:value="346.327112312388" calcext:value-type="float">
            <text:p>346.3271123124</text:p>
          </table:table-cell>
          <table:table-cell table:formula="of:=[.B797]*RANDBETWEEN(0.3;1.9)" office:value-type="float" office:value="1550.65422462478" calcext:value-type="float">
            <text:p>1550.6542246248</text:p>
          </table:table-cell>
          <table:table-cell table:formula="of:=[.D797]*RANDBETWEEN(0.3;1.9)" office:value-type="float" office:value="3101.30844924955" calcext:value-type="float">
            <text:p>3101.3084492496</text:p>
          </table:table-cell>
          <table:table-cell table:formula="of:=[.B797]*RANDBETWEEN(0.3;1.9)/[.E797]*[.D797]" office:value-type="float" office:value="387.663556156194" calcext:value-type="float">
            <text:p>387.6635561562</text:p>
          </table:table-cell>
          <table:table-cell table:formula="of:=[.C797]*RANDBETWEEN(0.3;1.9)" office:value-type="float" office:value="692.654224624775" calcext:value-type="float">
            <text:p>692.6542246248</text:p>
          </table:table-cell>
        </table:table-row>
        <table:table-row table:style-name="ro1">
          <table:table-cell office:value-type="float" office:value="34006" calcext:value-type="float">
            <text:p>34006</text:p>
          </table:table-cell>
          <table:table-cell office:value-type="string" calcext:value-type="string">
            <text:p>4659.316281824359</text:p>
          </table:table-cell>
          <table:table-cell table:formula="of:=[.B798]+RANDBETWEEN(-500;500)" office:value-type="float" office:value="4196.31628182436" calcext:value-type="float">
            <text:p>4196.3162818244</text:p>
          </table:table-cell>
          <table:table-cell table:formula="of:=[.B798]*RANDBETWEEN(0.3;1.9)" office:value-type="float" office:value="9318.63256364872" calcext:value-type="float">
            <text:p>9318.6325636487</text:p>
          </table:table-cell>
          <table:table-cell table:formula="of:=[.D798]*RANDBETWEEN(0.3;1.9)" office:value-type="float" office:value="18637.2651272974" calcext:value-type="float">
            <text:p>18637.2651272974</text:p>
          </table:table-cell>
          <table:table-cell table:formula="of:=[.B798]*RANDBETWEEN(0.3;1.9)/[.E798]*[.D798]" office:value-type="float" office:value="4659.31628182436" calcext:value-type="float">
            <text:p>4659.3162818244</text:p>
          </table:table-cell>
          <table:table-cell table:formula="of:=[.C798]*RANDBETWEEN(0.3;1.9)" office:value-type="float" office:value="8392.63256364872" calcext:value-type="float">
            <text:p>8392.6325636487</text:p>
          </table:table-cell>
        </table:table-row>
        <table:table-row table:style-name="ro1">
          <table:table-cell office:value-type="float" office:value="34007" calcext:value-type="float">
            <text:p>34007</text:p>
          </table:table-cell>
          <table:table-cell office:value-type="string" calcext:value-type="string">
            <text:p>8130.257694687093</text:p>
          </table:table-cell>
          <table:table-cell table:formula="of:=[.B799]+RANDBETWEEN(-500;500)" office:value-type="float" office:value="8496.25769468709" calcext:value-type="float">
            <text:p>8496.2576946871</text:p>
          </table:table-cell>
          <table:table-cell table:formula="of:=[.B799]*RANDBETWEEN(0.3;1.9)" office:value-type="float" office:value="8130.25769468709" calcext:value-type="float">
            <text:p>8130.2576946871</text:p>
          </table:table-cell>
          <table:table-cell table:formula="of:=[.D799]*RANDBETWEEN(0.3;1.9)" office:value-type="float" office:value="8130.25769468709" calcext:value-type="float">
            <text:p>8130.2576946871</text:p>
          </table:table-cell>
          <table:table-cell table:formula="of:=[.B799]*RANDBETWEEN(0.3;1.9)/[.E799]*[.D799]" office:value-type="float" office:value="8130.25769468709" calcext:value-type="float">
            <text:p>8130.2576946871</text:p>
          </table:table-cell>
          <table:table-cell table:formula="of:=[.C799]*RANDBETWEEN(0.3;1.9)" office:value-type="float" office:value="16992.5153893742" calcext:value-type="float">
            <text:p>16992.5153893742</text:p>
          </table:table-cell>
        </table:table-row>
        <table:table-row table:style-name="ro1">
          <table:table-cell office:value-type="float" office:value="34008" calcext:value-type="float">
            <text:p>34008</text:p>
          </table:table-cell>
          <table:table-cell office:value-type="string" calcext:value-type="string">
            <text:p>1428.5020095639998</text:p>
          </table:table-cell>
          <table:table-cell table:formula="of:=[.B800]+RANDBETWEEN(-500;500)" office:value-type="float" office:value="1075.502009564" calcext:value-type="float">
            <text:p>1075.502009564</text:p>
          </table:table-cell>
          <table:table-cell table:formula="of:=[.B800]*RANDBETWEEN(0.3;1.9)" office:value-type="float" office:value="1428.502009564" calcext:value-type="float">
            <text:p>1428.502009564</text:p>
          </table:table-cell>
          <table:table-cell table:formula="of:=[.D800]*RANDBETWEEN(0.3;1.9)" office:value-type="float" office:value="1428.502009564" calcext:value-type="float">
            <text:p>1428.502009564</text:p>
          </table:table-cell>
          <table:table-cell table:formula="of:=[.B800]*RANDBETWEEN(0.3;1.9)/[.E800]*[.D800]" office:value-type="float" office:value="1428.502009564" calcext:value-type="float">
            <text:p>1428.502009564</text:p>
          </table:table-cell>
          <table:table-cell table:formula="of:=[.C800]*RANDBETWEEN(0.3;1.9)" office:value-type="float" office:value="2151.004019128" calcext:value-type="float">
            <text:p>2151.004019128</text:p>
          </table:table-cell>
        </table:table-row>
        <table:table-row table:style-name="ro1">
          <table:table-cell office:value-type="float" office:value="34009" calcext:value-type="float">
            <text:p>34009</text:p>
          </table:table-cell>
          <table:table-cell office:value-type="string" calcext:value-type="string">
            <text:p>8986.482301205791</text:p>
          </table:table-cell>
          <table:table-cell table:formula="of:=[.B801]+RANDBETWEEN(-500;500)" office:value-type="float" office:value="9308.48230120579" calcext:value-type="float">
            <text:p>9308.4823012058</text:p>
          </table:table-cell>
          <table:table-cell table:formula="of:=[.B801]*RANDBETWEEN(0.3;1.9)" office:value-type="float" office:value="8986.48230120579" calcext:value-type="float">
            <text:p>8986.4823012058</text:p>
          </table:table-cell>
          <table:table-cell table:formula="of:=[.D801]*RANDBETWEEN(0.3;1.9)" office:value-type="float" office:value="8986.48230120579" calcext:value-type="float">
            <text:p>8986.4823012058</text:p>
          </table:table-cell>
          <table:table-cell table:formula="of:=[.B801]*RANDBETWEEN(0.3;1.9)/[.E801]*[.D801]" office:value-type="float" office:value="17972.9646024116" calcext:value-type="float">
            <text:p>17972.9646024116</text:p>
          </table:table-cell>
          <table:table-cell table:formula="of:=[.C801]*RANDBETWEEN(0.3;1.9)" office:value-type="float" office:value="9308.48230120579" calcext:value-type="float">
            <text:p>9308.4823012058</text:p>
          </table:table-cell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string" calcext:value-type="string">
            <text:p>26200.082628355103</text:p>
          </table:table-cell>
          <table:table-cell table:formula="of:=[.B802]+RANDBETWEEN(-500;500)" office:value-type="float" office:value="26322.0826283551" calcext:value-type="float">
            <text:p>26322.0826283551</text:p>
          </table:table-cell>
          <table:table-cell table:formula="of:=[.B802]*RANDBETWEEN(0.3;1.9)" office:value-type="float" office:value="26200.0826283551" calcext:value-type="float">
            <text:p>26200.0826283551</text:p>
          </table:table-cell>
          <table:table-cell table:formula="of:=[.D802]*RANDBETWEEN(0.3;1.9)" office:value-type="float" office:value="26200.0826283551" calcext:value-type="float">
            <text:p>26200.0826283551</text:p>
          </table:table-cell>
          <table:table-cell table:formula="of:=[.B802]*RANDBETWEEN(0.3;1.9)/[.E802]*[.D802]" office:value-type="float" office:value="52400.1652567102" calcext:value-type="float">
            <text:p>52400.1652567102</text:p>
          </table:table-cell>
          <table:table-cell table:formula="of:=[.C802]*RANDBETWEEN(0.3;1.9)" office:value-type="float" office:value="26322.0826283551" calcext:value-type="float">
            <text:p>26322.0826283551</text:p>
          </table:table-cell>
        </table:table-row>
        <table:table-row table:style-name="ro1">
          <table:table-cell office:value-type="float" office:value="34011" calcext:value-type="float">
            <text:p>34011</text:p>
          </table:table-cell>
          <table:table-cell office:value-type="string" calcext:value-type="string">
            <text:p>779.713320692194</text:p>
          </table:table-cell>
          <table:table-cell table:formula="of:=[.B803]+RANDBETWEEN(-500;500)" office:value-type="float" office:value="1029.71332069219" calcext:value-type="float">
            <text:p>1029.7133206922</text:p>
          </table:table-cell>
          <table:table-cell table:formula="of:=[.B803]*RANDBETWEEN(0.3;1.9)" office:value-type="float" office:value="779.713320692194" calcext:value-type="float">
            <text:p>779.7133206922</text:p>
          </table:table-cell>
          <table:table-cell table:formula="of:=[.D803]*RANDBETWEEN(0.3;1.9)" office:value-type="float" office:value="779.713320692194" calcext:value-type="float">
            <text:p>779.7133206922</text:p>
          </table:table-cell>
          <table:table-cell table:formula="of:=[.B803]*RANDBETWEEN(0.3;1.9)/[.E803]*[.D803]" office:value-type="float" office:value="779.713320692194" calcext:value-type="float">
            <text:p>779.7133206922</text:p>
          </table:table-cell>
          <table:table-cell table:formula="of:=[.C803]*RANDBETWEEN(0.3;1.9)" office:value-type="float" office:value="1029.71332069219" calcext:value-type="float">
            <text:p>1029.7133206922</text:p>
          </table:table-cell>
        </table:table-row>
        <table:table-row table:style-name="ro1">
          <table:table-cell office:value-type="float" office:value="34012" calcext:value-type="float">
            <text:p>34012</text:p>
          </table:table-cell>
          <table:table-cell office:value-type="string" calcext:value-type="string">
            <text:p>3600.4417856866326</text:p>
          </table:table-cell>
          <table:table-cell table:formula="of:=[.B804]+RANDBETWEEN(-500;500)" office:value-type="float" office:value="3562.44178568663" calcext:value-type="float">
            <text:p>3562.4417856866</text:p>
          </table:table-cell>
          <table:table-cell table:formula="of:=[.B804]*RANDBETWEEN(0.3;1.9)" office:value-type="float" office:value="3600.44178568663" calcext:value-type="float">
            <text:p>3600.4417856866</text:p>
          </table:table-cell>
          <table:table-cell table:formula="of:=[.D804]*RANDBETWEEN(0.3;1.9)" office:value-type="float" office:value="7200.88357137327" calcext:value-type="float">
            <text:p>7200.8835713733</text:p>
          </table:table-cell>
          <table:table-cell table:formula="of:=[.B804]*RANDBETWEEN(0.3;1.9)/[.E804]*[.D804]" office:value-type="float" office:value="1800.22089284332" calcext:value-type="float">
            <text:p>1800.2208928433</text:p>
          </table:table-cell>
          <table:table-cell table:formula="of:=[.C804]*RANDBETWEEN(0.3;1.9)" office:value-type="float" office:value="7124.88357137327" calcext:value-type="float">
            <text:p>7124.8835713733</text:p>
          </table:table-cell>
        </table:table-row>
        <table:table-row table:style-name="ro1">
          <table:table-cell office:value-type="float" office:value="34013" calcext:value-type="float">
            <text:p>34013</text:p>
          </table:table-cell>
          <table:table-cell office:value-type="string" calcext:value-type="string">
            <text:p>75563.67030585848</text:p>
          </table:table-cell>
          <table:table-cell table:formula="of:=[.B805]+RANDBETWEEN(-500;500)" office:value-type="float" office:value="75550.6703058585" calcext:value-type="float">
            <text:p>75550.6703058585</text:p>
          </table:table-cell>
          <table:table-cell table:formula="of:=[.B805]*RANDBETWEEN(0.3;1.9)" office:value-type="float" office:value="151127.340611717" calcext:value-type="float">
            <text:p>151127.340611717</text:p>
          </table:table-cell>
          <table:table-cell table:formula="of:=[.D805]*RANDBETWEEN(0.3;1.9)" office:value-type="float" office:value="151127.340611717" calcext:value-type="float">
            <text:p>151127.340611717</text:p>
          </table:table-cell>
          <table:table-cell table:formula="of:=[.B805]*RANDBETWEEN(0.3;1.9)/[.E805]*[.D805]" office:value-type="float" office:value="151127.340611717" calcext:value-type="float">
            <text:p>151127.340611717</text:p>
          </table:table-cell>
          <table:table-cell table:formula="of:=[.C805]*RANDBETWEEN(0.3;1.9)" office:value-type="float" office:value="151101.340611717" calcext:value-type="float">
            <text:p>151101.340611717</text:p>
          </table:table-cell>
        </table:table-row>
        <table:table-row table:style-name="ro1">
          <table:table-cell office:value-type="float" office:value="34014" calcext:value-type="float">
            <text:p>34014</text:p>
          </table:table-cell>
          <table:table-cell office:value-type="string" calcext:value-type="string">
            <text:p>27986.151858632224</text:p>
          </table:table-cell>
          <table:table-cell table:formula="of:=[.B806]+RANDBETWEEN(-500;500)" office:value-type="float" office:value="27599.1518586322" calcext:value-type="float">
            <text:p>27599.1518586322</text:p>
          </table:table-cell>
          <table:table-cell table:formula="of:=[.B806]*RANDBETWEEN(0.3;1.9)" office:value-type="float" office:value="55972.3037172645" calcext:value-type="float">
            <text:p>55972.3037172645</text:p>
          </table:table-cell>
          <table:table-cell table:formula="of:=[.D806]*RANDBETWEEN(0.3;1.9)" office:value-type="float" office:value="111944.607434529" calcext:value-type="float">
            <text:p>111944.607434529</text:p>
          </table:table-cell>
          <table:table-cell table:formula="of:=[.B806]*RANDBETWEEN(0.3;1.9)/[.E806]*[.D806]" office:value-type="float" office:value="27986.1518586322" calcext:value-type="float">
            <text:p>27986.1518586322</text:p>
          </table:table-cell>
          <table:table-cell table:formula="of:=[.C806]*RANDBETWEEN(0.3;1.9)" office:value-type="float" office:value="55198.3037172645" calcext:value-type="float">
            <text:p>55198.3037172645</text:p>
          </table:table-cell>
        </table:table-row>
        <table:table-row table:style-name="ro1">
          <table:table-cell office:value-type="float" office:value="34015" calcext:value-type="float">
            <text:p>34015</text:p>
          </table:table-cell>
          <table:table-cell office:value-type="string" calcext:value-type="string">
            <text:p>1653.587942529</text:p>
          </table:table-cell>
          <table:table-cell table:formula="of:=[.B807]+RANDBETWEEN(-500;500)" office:value-type="float" office:value="1367.587942529" calcext:value-type="float">
            <text:p>1367.587942529</text:p>
          </table:table-cell>
          <table:table-cell table:formula="of:=[.B807]*RANDBETWEEN(0.3;1.9)" office:value-type="float" office:value="3307.175885058" calcext:value-type="float">
            <text:p>3307.175885058</text:p>
          </table:table-cell>
          <table:table-cell table:formula="of:=[.D807]*RANDBETWEEN(0.3;1.9)" office:value-type="float" office:value="6614.351770116" calcext:value-type="float">
            <text:p>6614.351770116</text:p>
          </table:table-cell>
          <table:table-cell table:formula="of:=[.B807]*RANDBETWEEN(0.3;1.9)/[.E807]*[.D807]" office:value-type="float" office:value="1653.587942529" calcext:value-type="float">
            <text:p>1653.587942529</text:p>
          </table:table-cell>
          <table:table-cell table:formula="of:=[.C807]*RANDBETWEEN(0.3;1.9)" office:value-type="float" office:value="1367.587942529" calcext:value-type="float">
            <text:p>1367.587942529</text:p>
          </table:table-cell>
        </table:table-row>
        <table:table-row table:style-name="ro1">
          <table:table-cell office:value-type="float" office:value="34016" calcext:value-type="float">
            <text:p>34016</text:p>
          </table:table-cell>
          <table:table-cell office:value-type="string" calcext:value-type="string">
            <text:p>17441.060209122094</text:p>
          </table:table-cell>
          <table:table-cell table:formula="of:=[.B808]+RANDBETWEEN(-500;500)" office:value-type="float" office:value="17865.0602091221" calcext:value-type="float">
            <text:p>17865.0602091221</text:p>
          </table:table-cell>
          <table:table-cell table:formula="of:=[.B808]*RANDBETWEEN(0.3;1.9)" office:value-type="float" office:value="34882.1204182442" calcext:value-type="float">
            <text:p>34882.1204182442</text:p>
          </table:table-cell>
          <table:table-cell table:formula="of:=[.D808]*RANDBETWEEN(0.3;1.9)" office:value-type="float" office:value="69764.2408364884" calcext:value-type="float">
            <text:p>69764.2408364884</text:p>
          </table:table-cell>
          <table:table-cell table:formula="of:=[.B808]*RANDBETWEEN(0.3;1.9)/[.E808]*[.D808]" office:value-type="float" office:value="8720.53010456105" calcext:value-type="float">
            <text:p>8720.5301045611</text:p>
          </table:table-cell>
          <table:table-cell table:formula="of:=[.C808]*RANDBETWEEN(0.3;1.9)" office:value-type="float" office:value="35730.1204182442" calcext:value-type="float">
            <text:p>35730.1204182442</text:p>
          </table:table-cell>
        </table:table-row>
        <table:table-row table:style-name="ro1">
          <table:table-cell office:value-type="float" office:value="34017" calcext:value-type="float">
            <text:p>34017</text:p>
          </table:table-cell>
          <table:table-cell office:value-type="string" calcext:value-type="string">
            <text:p>6217.014033781879</text:p>
          </table:table-cell>
          <table:table-cell table:formula="of:=[.B809]+RANDBETWEEN(-500;500)" office:value-type="float" office:value="6320.01403378188" calcext:value-type="float">
            <text:p>6320.0140337819</text:p>
          </table:table-cell>
          <table:table-cell table:formula="of:=[.B809]*RANDBETWEEN(0.3;1.9)" office:value-type="float" office:value="12434.0280675638" calcext:value-type="float">
            <text:p>12434.0280675638</text:p>
          </table:table-cell>
          <table:table-cell table:formula="of:=[.D809]*RANDBETWEEN(0.3;1.9)" office:value-type="float" office:value="24868.0561351275" calcext:value-type="float">
            <text:p>24868.0561351275</text:p>
          </table:table-cell>
          <table:table-cell table:formula="of:=[.B809]*RANDBETWEEN(0.3;1.9)/[.E809]*[.D809]" office:value-type="float" office:value="6217.01403378188" calcext:value-type="float">
            <text:p>6217.0140337819</text:p>
          </table:table-cell>
          <table:table-cell table:formula="of:=[.C809]*RANDBETWEEN(0.3;1.9)" office:value-type="float" office:value="6320.01403378188" calcext:value-type="float">
            <text:p>6320.0140337819</text:p>
          </table:table-cell>
        </table:table-row>
        <table:table-row table:style-name="ro1">
          <table:table-cell office:value-type="float" office:value="34018" calcext:value-type="float">
            <text:p>34018</text:p>
          </table:table-cell>
          <table:table-cell office:value-type="string" calcext:value-type="string">
            <text:p>8110.305532892599</text:p>
          </table:table-cell>
          <table:table-cell table:formula="of:=[.B810]+RANDBETWEEN(-500;500)" office:value-type="float" office:value="8382.3055328926" calcext:value-type="float">
            <text:p>8382.3055328926</text:p>
          </table:table-cell>
          <table:table-cell table:formula="of:=[.B810]*RANDBETWEEN(0.3;1.9)" office:value-type="float" office:value="16220.6110657852" calcext:value-type="float">
            <text:p>16220.6110657852</text:p>
          </table:table-cell>
          <table:table-cell table:formula="of:=[.D810]*RANDBETWEEN(0.3;1.9)" office:value-type="float" office:value="32441.2221315704" calcext:value-type="float">
            <text:p>32441.2221315704</text:p>
          </table:table-cell>
          <table:table-cell table:formula="of:=[.B810]*RANDBETWEEN(0.3;1.9)/[.E810]*[.D810]" office:value-type="float" office:value="4055.1527664463" calcext:value-type="float">
            <text:p>4055.1527664463</text:p>
          </table:table-cell>
          <table:table-cell table:formula="of:=[.C810]*RANDBETWEEN(0.3;1.9)" office:value-type="float" office:value="8382.3055328926" calcext:value-type="float">
            <text:p>8382.3055328926</text:p>
          </table:table-cell>
        </table:table-row>
        <table:table-row table:style-name="ro1">
          <table:table-cell office:value-type="float" office:value="34019" calcext:value-type="float">
            <text:p>34019</text:p>
          </table:table-cell>
          <table:table-cell office:value-type="string" calcext:value-type="string">
            <text:p>8841.962576045798</text:p>
          </table:table-cell>
          <table:table-cell table:formula="of:=[.B811]+RANDBETWEEN(-500;500)" office:value-type="float" office:value="8850.9625760458" calcext:value-type="float">
            <text:p>8850.9625760458</text:p>
          </table:table-cell>
          <table:table-cell table:formula="of:=[.B811]*RANDBETWEEN(0.3;1.9)" office:value-type="float" office:value="8841.9625760458" calcext:value-type="float">
            <text:p>8841.9625760458</text:p>
          </table:table-cell>
          <table:table-cell table:formula="of:=[.D811]*RANDBETWEEN(0.3;1.9)" office:value-type="float" office:value="8841.9625760458" calcext:value-type="float">
            <text:p>8841.9625760458</text:p>
          </table:table-cell>
          <table:table-cell table:formula="of:=[.B811]*RANDBETWEEN(0.3;1.9)/[.E811]*[.D811]" office:value-type="float" office:value="17683.9251520916" calcext:value-type="float">
            <text:p>17683.9251520916</text:p>
          </table:table-cell>
          <table:table-cell table:formula="of:=[.C811]*RANDBETWEEN(0.3;1.9)" office:value-type="float" office:value="8850.9625760458" calcext:value-type="float">
            <text:p>8850.9625760458</text:p>
          </table:table-cell>
        </table:table-row>
        <table:table-row table:style-name="ro1">
          <table:table-cell office:value-type="float" office:value="34020" calcext:value-type="float">
            <text:p>34020</text:p>
          </table:table-cell>
          <table:table-cell office:value-type="string" calcext:value-type="string">
            <text:p>4112.471841073176</text:p>
          </table:table-cell>
          <table:table-cell table:formula="of:=[.B812]+RANDBETWEEN(-500;500)" office:value-type="float" office:value="3662.47184107318" calcext:value-type="float">
            <text:p>3662.4718410732</text:p>
          </table:table-cell>
          <table:table-cell table:formula="of:=[.B812]*RANDBETWEEN(0.3;1.9)" office:value-type="float" office:value="4112.47184107318" calcext:value-type="float">
            <text:p>4112.4718410732</text:p>
          </table:table-cell>
          <table:table-cell table:formula="of:=[.D812]*RANDBETWEEN(0.3;1.9)" office:value-type="float" office:value="8224.94368214635" calcext:value-type="float">
            <text:p>8224.9436821464</text:p>
          </table:table-cell>
          <table:table-cell table:formula="of:=[.B812]*RANDBETWEEN(0.3;1.9)/[.E812]*[.D812]" office:value-type="float" office:value="4112.47184107318" calcext:value-type="float">
            <text:p>4112.4718410732</text:p>
          </table:table-cell>
          <table:table-cell table:formula="of:=[.C812]*RANDBETWEEN(0.3;1.9)" office:value-type="float" office:value="3662.47184107318" calcext:value-type="float">
            <text:p>3662.4718410732</text:p>
          </table:table-cell>
        </table:table-row>
        <table:table-row table:style-name="ro1">
          <table:table-cell office:value-type="float" office:value="34021" calcext:value-type="float">
            <text:p>34021</text:p>
          </table:table-cell>
          <table:table-cell office:value-type="string" calcext:value-type="string">
            <text:p>12214.978138546627</text:p>
          </table:table-cell>
          <table:table-cell table:formula="of:=[.B813]+RANDBETWEEN(-500;500)" office:value-type="float" office:value="11970.9781385466" calcext:value-type="float">
            <text:p>11970.9781385466</text:p>
          </table:table-cell>
          <table:table-cell table:formula="of:=[.B813]*RANDBETWEEN(0.3;1.9)" office:value-type="float" office:value="12214.9781385466" calcext:value-type="float">
            <text:p>12214.9781385466</text:p>
          </table:table-cell>
          <table:table-cell table:formula="of:=[.D813]*RANDBETWEEN(0.3;1.9)" office:value-type="float" office:value="12214.9781385466" calcext:value-type="float">
            <text:p>12214.9781385466</text:p>
          </table:table-cell>
          <table:table-cell table:formula="of:=[.B813]*RANDBETWEEN(0.3;1.9)/[.E813]*[.D813]" office:value-type="float" office:value="24429.9562770933" calcext:value-type="float">
            <text:p>24429.9562770933</text:p>
          </table:table-cell>
          <table:table-cell table:formula="of:=[.C813]*RANDBETWEEN(0.3;1.9)" office:value-type="float" office:value="23941.9562770933" calcext:value-type="float">
            <text:p>23941.9562770933</text:p>
          </table:table-cell>
        </table:table-row>
        <table:table-row table:style-name="ro1">
          <table:table-cell office:value-type="float" office:value="34022" calcext:value-type="float">
            <text:p>34022</text:p>
          </table:table-cell>
          <table:table-cell office:value-type="string" calcext:value-type="string">
            <text:p>220581.58838160775</text:p>
          </table:table-cell>
          <table:table-cell table:formula="of:=[.B814]+RANDBETWEEN(-500;500)" office:value-type="float" office:value="220129.588381608" calcext:value-type="float">
            <text:p>220129.588381608</text:p>
          </table:table-cell>
          <table:table-cell table:formula="of:=[.B814]*RANDBETWEEN(0.3;1.9)" office:value-type="float" office:value="220581.588381608" calcext:value-type="float">
            <text:p>220581.588381608</text:p>
          </table:table-cell>
          <table:table-cell table:formula="of:=[.D814]*RANDBETWEEN(0.3;1.9)" office:value-type="float" office:value="441163.176763216" calcext:value-type="float">
            <text:p>441163.176763216</text:p>
          </table:table-cell>
          <table:table-cell table:formula="of:=[.B814]*RANDBETWEEN(0.3;1.9)/[.E814]*[.D814]" office:value-type="float" office:value="220581.588381608" calcext:value-type="float">
            <text:p>220581.588381608</text:p>
          </table:table-cell>
          <table:table-cell table:formula="of:=[.C814]*RANDBETWEEN(0.3;1.9)" office:value-type="float" office:value="220129.588381608" calcext:value-type="float">
            <text:p>220129.588381608</text:p>
          </table:table-cell>
        </table:table-row>
        <table:table-row table:style-name="ro1">
          <table:table-cell office:value-type="float" office:value="34023" calcext:value-type="float">
            <text:p>34023</text:p>
          </table:table-cell>
          <table:table-cell office:value-type="string" calcext:value-type="string">
            <text:p>37136.74470478039</text:p>
          </table:table-cell>
          <table:table-cell table:formula="of:=[.B815]+RANDBETWEEN(-500;500)" office:value-type="float" office:value="37270.7447047804" calcext:value-type="float">
            <text:p>37270.7447047804</text:p>
          </table:table-cell>
          <table:table-cell table:formula="of:=[.B815]*RANDBETWEEN(0.3;1.9)" office:value-type="float" office:value="74273.4894095608" calcext:value-type="float">
            <text:p>74273.4894095608</text:p>
          </table:table-cell>
          <table:table-cell table:formula="of:=[.D815]*RANDBETWEEN(0.3;1.9)" office:value-type="float" office:value="74273.4894095608" calcext:value-type="float">
            <text:p>74273.4894095608</text:p>
          </table:table-cell>
          <table:table-cell table:formula="of:=[.B815]*RANDBETWEEN(0.3;1.9)/[.E815]*[.D815]" office:value-type="float" office:value="74273.4894095608" calcext:value-type="float">
            <text:p>74273.4894095608</text:p>
          </table:table-cell>
          <table:table-cell table:formula="of:=[.C815]*RANDBETWEEN(0.3;1.9)" office:value-type="float" office:value="74541.4894095608" calcext:value-type="float">
            <text:p>74541.4894095608</text:p>
          </table:table-cell>
        </table:table-row>
        <table:table-row table:style-name="ro1">
          <table:table-cell office:value-type="float" office:value="34024" calcext:value-type="float">
            <text:p>34024</text:p>
          </table:table-cell>
          <table:table-cell office:value-type="string" calcext:value-type="string">
            <text:p>33180.22527859503</text:p>
          </table:table-cell>
          <table:table-cell table:formula="of:=[.B816]+RANDBETWEEN(-500;500)" office:value-type="float" office:value="32946.225278595" calcext:value-type="float">
            <text:p>32946.225278595</text:p>
          </table:table-cell>
          <table:table-cell table:formula="of:=[.B816]*RANDBETWEEN(0.3;1.9)" office:value-type="float" office:value="66360.4505571901" calcext:value-type="float">
            <text:p>66360.4505571901</text:p>
          </table:table-cell>
          <table:table-cell table:formula="of:=[.D816]*RANDBETWEEN(0.3;1.9)" office:value-type="float" office:value="66360.4505571901" calcext:value-type="float">
            <text:p>66360.4505571901</text:p>
          </table:table-cell>
          <table:table-cell table:formula="of:=[.B816]*RANDBETWEEN(0.3;1.9)/[.E816]*[.D816]" office:value-type="float" office:value="66360.4505571901" calcext:value-type="float">
            <text:p>66360.4505571901</text:p>
          </table:table-cell>
          <table:table-cell table:formula="of:=[.C816]*RANDBETWEEN(0.3;1.9)" office:value-type="float" office:value="65892.4505571901" calcext:value-type="float">
            <text:p>65892.4505571901</text:p>
          </table:table-cell>
        </table:table-row>
        <table:table-row table:style-name="ro1">
          <table:table-cell office:value-type="float" office:value="34025" calcext:value-type="float">
            <text:p>34025</text:p>
          </table:table-cell>
          <table:table-cell office:value-type="string" calcext:value-type="string">
            <text:p>7890.531531499684</text:p>
          </table:table-cell>
          <table:table-cell table:formula="of:=[.B817]+RANDBETWEEN(-500;500)" office:value-type="float" office:value="7897.53153149968" calcext:value-type="float">
            <text:p>7897.5315314997</text:p>
          </table:table-cell>
          <table:table-cell table:formula="of:=[.B817]*RANDBETWEEN(0.3;1.9)" office:value-type="float" office:value="7890.53153149968" calcext:value-type="float">
            <text:p>7890.5315314997</text:p>
          </table:table-cell>
          <table:table-cell table:formula="of:=[.D817]*RANDBETWEEN(0.3;1.9)" office:value-type="float" office:value="15781.0630629994" calcext:value-type="float">
            <text:p>15781.0630629994</text:p>
          </table:table-cell>
          <table:table-cell table:formula="of:=[.B817]*RANDBETWEEN(0.3;1.9)/[.E817]*[.D817]" office:value-type="float" office:value="7890.53153149968" calcext:value-type="float">
            <text:p>7890.5315314997</text:p>
          </table:table-cell>
          <table:table-cell table:formula="of:=[.C817]*RANDBETWEEN(0.3;1.9)" office:value-type="float" office:value="15795.0630629994" calcext:value-type="float">
            <text:p>15795.0630629994</text:p>
          </table:table-cell>
        </table:table-row>
        <table:table-row table:style-name="ro1">
          <table:table-cell office:value-type="float" office:value="34026" calcext:value-type="float">
            <text:p>34026</text:p>
          </table:table-cell>
          <table:table-cell office:value-type="string" calcext:value-type="string">
            <text:p>2732.469292678317</text:p>
          </table:table-cell>
          <table:table-cell table:formula="of:=[.B818]+RANDBETWEEN(-500;500)" office:value-type="float" office:value="2446.46929267832" calcext:value-type="float">
            <text:p>2446.4692926783</text:p>
          </table:table-cell>
          <table:table-cell table:formula="of:=[.B818]*RANDBETWEEN(0.3;1.9)" office:value-type="float" office:value="5464.93858535663" calcext:value-type="float">
            <text:p>5464.9385853566</text:p>
          </table:table-cell>
          <table:table-cell table:formula="of:=[.D818]*RANDBETWEEN(0.3;1.9)" office:value-type="float" office:value="5464.93858535663" calcext:value-type="float">
            <text:p>5464.9385853566</text:p>
          </table:table-cell>
          <table:table-cell table:formula="of:=[.B818]*RANDBETWEEN(0.3;1.9)/[.E818]*[.D818]" office:value-type="float" office:value="2732.46929267832" calcext:value-type="float">
            <text:p>2732.4692926783</text:p>
          </table:table-cell>
          <table:table-cell table:formula="of:=[.C818]*RANDBETWEEN(0.3;1.9)" office:value-type="float" office:value="4892.93858535663" calcext:value-type="float">
            <text:p>4892.9385853566</text:p>
          </table:table-cell>
        </table:table-row>
        <table:table-row table:style-name="ro1">
          <table:table-cell office:value-type="float" office:value="34027" calcext:value-type="float">
            <text:p>34027</text:p>
          </table:table-cell>
          <table:table-cell office:value-type="string" calcext:value-type="string">
            <text:p>5315.175597832304</text:p>
          </table:table-cell>
          <table:table-cell table:formula="of:=[.B819]+RANDBETWEEN(-500;500)" office:value-type="float" office:value="5415.1755978323" calcext:value-type="float">
            <text:p>5415.1755978323</text:p>
          </table:table-cell>
          <table:table-cell table:formula="of:=[.B819]*RANDBETWEEN(0.3;1.9)" office:value-type="float" office:value="10630.3511956646" calcext:value-type="float">
            <text:p>10630.3511956646</text:p>
          </table:table-cell>
          <table:table-cell table:formula="of:=[.D819]*RANDBETWEEN(0.3;1.9)" office:value-type="float" office:value="10630.3511956646" calcext:value-type="float">
            <text:p>10630.3511956646</text:p>
          </table:table-cell>
          <table:table-cell table:formula="of:=[.B819]*RANDBETWEEN(0.3;1.9)/[.E819]*[.D819]" office:value-type="float" office:value="10630.3511956646" calcext:value-type="float">
            <text:p>10630.3511956646</text:p>
          </table:table-cell>
          <table:table-cell table:formula="of:=[.C819]*RANDBETWEEN(0.3;1.9)" office:value-type="float" office:value="5415.1755978323" calcext:value-type="float">
            <text:p>5415.1755978323</text:p>
          </table:table-cell>
        </table:table-row>
        <table:table-row table:style-name="ro1">
          <table:table-cell office:value-type="float" office:value="34028" calcext:value-type="float">
            <text:p>34028</text:p>
          </table:table-cell>
          <table:table-cell office:value-type="string" calcext:value-type="string">
            <text:p>31906.485570730907</text:p>
          </table:table-cell>
          <table:table-cell table:formula="of:=[.B820]+RANDBETWEEN(-500;500)" office:value-type="float" office:value="31507.4855707309" calcext:value-type="float">
            <text:p>31507.4855707309</text:p>
          </table:table-cell>
          <table:table-cell table:formula="of:=[.B820]*RANDBETWEEN(0.3;1.9)" office:value-type="float" office:value="31906.4855707309" calcext:value-type="float">
            <text:p>31906.4855707309</text:p>
          </table:table-cell>
          <table:table-cell table:formula="of:=[.D820]*RANDBETWEEN(0.3;1.9)" office:value-type="float" office:value="63812.9711414618" calcext:value-type="float">
            <text:p>63812.9711414618</text:p>
          </table:table-cell>
          <table:table-cell table:formula="of:=[.B820]*RANDBETWEEN(0.3;1.9)/[.E820]*[.D820]" office:value-type="float" office:value="31906.4855707309" calcext:value-type="float">
            <text:p>31906.4855707309</text:p>
          </table:table-cell>
          <table:table-cell table:formula="of:=[.C820]*RANDBETWEEN(0.3;1.9)" office:value-type="float" office:value="63014.9711414618" calcext:value-type="float">
            <text:p>63014.9711414618</text:p>
          </table:table-cell>
        </table:table-row>
        <table:table-row table:style-name="ro1">
          <table:table-cell office:value-type="float" office:value="34029" calcext:value-type="float">
            <text:p>34029</text:p>
          </table:table-cell>
          <table:table-cell office:value-type="string" calcext:value-type="string">
            <text:p>2241.883352758902</text:p>
          </table:table-cell>
          <table:table-cell table:formula="of:=[.B821]+RANDBETWEEN(-500;500)" office:value-type="float" office:value="2706.8833527589" calcext:value-type="float">
            <text:p>2706.8833527589</text:p>
          </table:table-cell>
          <table:table-cell table:formula="of:=[.B821]*RANDBETWEEN(0.3;1.9)" office:value-type="float" office:value="4483.7667055178" calcext:value-type="float">
            <text:p>4483.7667055178</text:p>
          </table:table-cell>
          <table:table-cell table:formula="of:=[.D821]*RANDBETWEEN(0.3;1.9)" office:value-type="float" office:value="4483.7667055178" calcext:value-type="float">
            <text:p>4483.7667055178</text:p>
          </table:table-cell>
          <table:table-cell table:formula="of:=[.B821]*RANDBETWEEN(0.3;1.9)/[.E821]*[.D821]" office:value-type="float" office:value="2241.8833527589" calcext:value-type="float">
            <text:p>2241.8833527589</text:p>
          </table:table-cell>
          <table:table-cell table:formula="of:=[.C821]*RANDBETWEEN(0.3;1.9)" office:value-type="float" office:value="5413.7667055178" calcext:value-type="float">
            <text:p>5413.7667055178</text:p>
          </table:table-cell>
        </table:table-row>
        <table:table-row table:style-name="ro1">
          <table:table-cell office:value-type="float" office:value="34030" calcext:value-type="float">
            <text:p>34030</text:p>
          </table:table-cell>
          <table:table-cell office:value-type="string" calcext:value-type="string">
            <text:p>2637.040589826</text:p>
          </table:table-cell>
          <table:table-cell table:formula="of:=[.B822]+RANDBETWEEN(-500;500)" office:value-type="float" office:value="2684.040589826" calcext:value-type="float">
            <text:p>2684.040589826</text:p>
          </table:table-cell>
          <table:table-cell table:formula="of:=[.B822]*RANDBETWEEN(0.3;1.9)" office:value-type="float" office:value="5274.081179652" calcext:value-type="float">
            <text:p>5274.081179652</text:p>
          </table:table-cell>
          <table:table-cell table:formula="of:=[.D822]*RANDBETWEEN(0.3;1.9)" office:value-type="float" office:value="5274.081179652" calcext:value-type="float">
            <text:p>5274.081179652</text:p>
          </table:table-cell>
          <table:table-cell table:formula="of:=[.B822]*RANDBETWEEN(0.3;1.9)/[.E822]*[.D822]" office:value-type="float" office:value="2637.040589826" calcext:value-type="float">
            <text:p>2637.040589826</text:p>
          </table:table-cell>
          <table:table-cell table:formula="of:=[.C822]*RANDBETWEEN(0.3;1.9)" office:value-type="float" office:value="5368.081179652" calcext:value-type="float">
            <text:p>5368.081179652</text:p>
          </table:table-cell>
        </table:table-row>
        <table:table-row table:style-name="ro1">
          <table:table-cell office:value-type="float" office:value="34031" calcext:value-type="float">
            <text:p>34031</text:p>
          </table:table-cell>
          <table:table-cell office:value-type="string" calcext:value-type="string">
            <text:p>299776.5764546507</text:p>
          </table:table-cell>
          <table:table-cell table:formula="of:=[.B823]+RANDBETWEEN(-500;500)" office:value-type="float" office:value="300015.576454651" calcext:value-type="float">
            <text:p>300015.576454651</text:p>
          </table:table-cell>
          <table:table-cell table:formula="of:=[.B823]*RANDBETWEEN(0.3;1.9)" office:value-type="float" office:value="599553.152909301" calcext:value-type="float">
            <text:p>599553.152909301</text:p>
          </table:table-cell>
          <table:table-cell table:formula="of:=[.D823]*RANDBETWEEN(0.3;1.9)" office:value-type="float" office:value="1199106.3058186" calcext:value-type="float">
            <text:p>1199106.3058186</text:p>
          </table:table-cell>
          <table:table-cell table:formula="of:=[.B823]*RANDBETWEEN(0.3;1.9)/[.E823]*[.D823]" office:value-type="float" office:value="299776.576454651" calcext:value-type="float">
            <text:p>299776.576454651</text:p>
          </table:table-cell>
          <table:table-cell table:formula="of:=[.C823]*RANDBETWEEN(0.3;1.9)" office:value-type="float" office:value="600031.152909302" calcext:value-type="float">
            <text:p>600031.152909302</text:p>
          </table:table-cell>
        </table:table-row>
        <table:table-row table:style-name="ro1">
          <table:table-cell office:value-type="float" office:value="34032" calcext:value-type="float">
            <text:p>34032</text:p>
          </table:table-cell>
          <table:table-cell office:value-type="string" calcext:value-type="string">
            <text:p>912823.1144592385</text:p>
          </table:table-cell>
          <table:table-cell table:formula="of:=[.B824]+RANDBETWEEN(-500;500)" office:value-type="float" office:value="913244.114459238" calcext:value-type="float">
            <text:p>913244.114459238</text:p>
          </table:table-cell>
          <table:table-cell table:formula="of:=[.B824]*RANDBETWEEN(0.3;1.9)" office:value-type="float" office:value="912823.114459239" calcext:value-type="float">
            <text:p>912823.114459239</text:p>
          </table:table-cell>
          <table:table-cell table:formula="of:=[.D824]*RANDBETWEEN(0.3;1.9)" office:value-type="float" office:value="912823.114459239" calcext:value-type="float">
            <text:p>912823.114459239</text:p>
          </table:table-cell>
          <table:table-cell table:formula="of:=[.B824]*RANDBETWEEN(0.3;1.9)/[.E824]*[.D824]" office:value-type="float" office:value="1825646.22891848" calcext:value-type="float">
            <text:p>1825646.22891848</text:p>
          </table:table-cell>
          <table:table-cell table:formula="of:=[.C824]*RANDBETWEEN(0.3;1.9)" office:value-type="float" office:value="913244.114459238" calcext:value-type="float">
            <text:p>913244.114459238</text:p>
          </table:table-cell>
        </table:table-row>
        <table:table-row table:style-name="ro1">
          <table:table-cell office:value-type="float" office:value="34033" calcext:value-type="float">
            <text:p>34033</text:p>
          </table:table-cell>
          <table:table-cell office:value-type="string" calcext:value-type="string">
            <text:p>23206.16884629413</text:p>
          </table:table-cell>
          <table:table-cell table:formula="of:=[.B825]+RANDBETWEEN(-500;500)" office:value-type="float" office:value="23337.1688462941" calcext:value-type="float">
            <text:p>23337.1688462941</text:p>
          </table:table-cell>
          <table:table-cell table:formula="of:=[.B825]*RANDBETWEEN(0.3;1.9)" office:value-type="float" office:value="23206.1688462941" calcext:value-type="float">
            <text:p>23206.1688462941</text:p>
          </table:table-cell>
          <table:table-cell table:formula="of:=[.D825]*RANDBETWEEN(0.3;1.9)" office:value-type="float" office:value="46412.3376925883" calcext:value-type="float">
            <text:p>46412.3376925883</text:p>
          </table:table-cell>
          <table:table-cell table:formula="of:=[.B825]*RANDBETWEEN(0.3;1.9)/[.E825]*[.D825]" office:value-type="float" office:value="11603.0844231471" calcext:value-type="float">
            <text:p>11603.0844231471</text:p>
          </table:table-cell>
          <table:table-cell table:formula="of:=[.C825]*RANDBETWEEN(0.3;1.9)" office:value-type="float" office:value="23337.1688462941" calcext:value-type="float">
            <text:p>23337.1688462941</text:p>
          </table:table-cell>
        </table:table-row>
        <table:table-row table:style-name="ro1">
          <table:table-cell office:value-type="float" office:value="34034" calcext:value-type="float">
            <text:p>34034</text:p>
          </table:table-cell>
          <table:table-cell office:value-type="string" calcext:value-type="string">
            <text:p>928.7045854026001</text:p>
          </table:table-cell>
          <table:table-cell table:formula="of:=[.B826]+RANDBETWEEN(-500;500)" office:value-type="float" office:value="1331.7045854026" calcext:value-type="float">
            <text:p>1331.7045854026</text:p>
          </table:table-cell>
          <table:table-cell table:formula="of:=[.B826]*RANDBETWEEN(0.3;1.9)" office:value-type="float" office:value="928.7045854026" calcext:value-type="float">
            <text:p>928.7045854026</text:p>
          </table:table-cell>
          <table:table-cell table:formula="of:=[.D826]*RANDBETWEEN(0.3;1.9)" office:value-type="float" office:value="1857.4091708052" calcext:value-type="float">
            <text:p>1857.4091708052</text:p>
          </table:table-cell>
          <table:table-cell table:formula="of:=[.B826]*RANDBETWEEN(0.3;1.9)/[.E826]*[.D826]" office:value-type="float" office:value="928.7045854026" calcext:value-type="float">
            <text:p>928.7045854026</text:p>
          </table:table-cell>
          <table:table-cell table:formula="of:=[.C826]*RANDBETWEEN(0.3;1.9)" office:value-type="float" office:value="2663.4091708052" calcext:value-type="float">
            <text:p>2663.4091708052</text:p>
          </table:table-cell>
        </table:table-row>
        <table:table-row table:style-name="ro1">
          <table:table-cell office:value-type="float" office:value="34035" calcext:value-type="float">
            <text:p>34035</text:p>
          </table:table-cell>
          <table:table-cell office:value-type="string" calcext:value-type="string">
            <text:p>33827.26316110244</text:p>
          </table:table-cell>
          <table:table-cell table:formula="of:=[.B827]+RANDBETWEEN(-500;500)" office:value-type="float" office:value="33602.2631611024" calcext:value-type="float">
            <text:p>33602.2631611024</text:p>
          </table:table-cell>
          <table:table-cell table:formula="of:=[.B827]*RANDBETWEEN(0.3;1.9)" office:value-type="float" office:value="33827.2631611024" calcext:value-type="float">
            <text:p>33827.2631611024</text:p>
          </table:table-cell>
          <table:table-cell table:formula="of:=[.D827]*RANDBETWEEN(0.3;1.9)" office:value-type="float" office:value="33827.2631611024" calcext:value-type="float">
            <text:p>33827.2631611024</text:p>
          </table:table-cell>
          <table:table-cell table:formula="of:=[.B827]*RANDBETWEEN(0.3;1.9)/[.E827]*[.D827]" office:value-type="float" office:value="67654.5263222049" calcext:value-type="float">
            <text:p>67654.5263222049</text:p>
          </table:table-cell>
          <table:table-cell table:formula="of:=[.C827]*RANDBETWEEN(0.3;1.9)" office:value-type="float" office:value="33602.2631611024" calcext:value-type="float">
            <text:p>33602.2631611024</text:p>
          </table:table-cell>
        </table:table-row>
        <table:table-row table:style-name="ro1">
          <table:table-cell office:value-type="float" office:value="34036" calcext:value-type="float">
            <text:p>34036</text:p>
          </table:table-cell>
          <table:table-cell office:value-type="string" calcext:value-type="string">
            <text:p>97514.6780970815</text:p>
          </table:table-cell>
          <table:table-cell table:formula="of:=[.B828]+RANDBETWEEN(-500;500)" office:value-type="float" office:value="97717.6780970815" calcext:value-type="float">
            <text:p>97717.6780970815</text:p>
          </table:table-cell>
          <table:table-cell table:formula="of:=[.B828]*RANDBETWEEN(0.3;1.9)" office:value-type="float" office:value="97514.6780970815" calcext:value-type="float">
            <text:p>97514.6780970815</text:p>
          </table:table-cell>
          <table:table-cell table:formula="of:=[.D828]*RANDBETWEEN(0.3;1.9)" office:value-type="float" office:value="97514.6780970815" calcext:value-type="float">
            <text:p>97514.6780970815</text:p>
          </table:table-cell>
          <table:table-cell table:formula="of:=[.B828]*RANDBETWEEN(0.3;1.9)/[.E828]*[.D828]" office:value-type="float" office:value="195029.356194163" calcext:value-type="float">
            <text:p>195029.356194163</text:p>
          </table:table-cell>
          <table:table-cell table:formula="of:=[.C828]*RANDBETWEEN(0.3;1.9)" office:value-type="float" office:value="195435.356194163" calcext:value-type="float">
            <text:p>195435.356194163</text:p>
          </table:table-cell>
        </table:table-row>
        <table:table-row table:style-name="ro1">
          <table:table-cell office:value-type="float" office:value="34037" calcext:value-type="float">
            <text:p>34037</text:p>
          </table:table-cell>
          <table:table-cell office:value-type="string" calcext:value-type="string">
            <text:p>14902.364894773458</text:p>
          </table:table-cell>
          <table:table-cell table:formula="of:=[.B829]+RANDBETWEEN(-500;500)" office:value-type="float" office:value="15343.3648947735" calcext:value-type="float">
            <text:p>15343.3648947735</text:p>
          </table:table-cell>
          <table:table-cell table:formula="of:=[.B829]*RANDBETWEEN(0.3;1.9)" office:value-type="float" office:value="29804.7297895469" calcext:value-type="float">
            <text:p>29804.7297895469</text:p>
          </table:table-cell>
          <table:table-cell table:formula="of:=[.D829]*RANDBETWEEN(0.3;1.9)" office:value-type="float" office:value="59609.4595790938" calcext:value-type="float">
            <text:p>59609.4595790938</text:p>
          </table:table-cell>
          <table:table-cell table:formula="of:=[.B829]*RANDBETWEEN(0.3;1.9)/[.E829]*[.D829]" office:value-type="float" office:value="14902.3648947735" calcext:value-type="float">
            <text:p>14902.3648947735</text:p>
          </table:table-cell>
          <table:table-cell table:formula="of:=[.C829]*RANDBETWEEN(0.3;1.9)" office:value-type="float" office:value="15343.3648947735" calcext:value-type="float">
            <text:p>15343.3648947735</text:p>
          </table:table-cell>
        </table:table-row>
        <table:table-row table:style-name="ro1">
          <table:table-cell office:value-type="float" office:value="34038" calcext:value-type="float">
            <text:p>34038</text:p>
          </table:table-cell>
          <table:table-cell office:value-type="string" calcext:value-type="string">
            <text:p>9131.000742169203</text:p>
          </table:table-cell>
          <table:table-cell table:formula="of:=[.B830]+RANDBETWEEN(-500;500)" office:value-type="float" office:value="8772.0007421692" calcext:value-type="float">
            <text:p>8772.0007421692</text:p>
          </table:table-cell>
          <table:table-cell table:formula="of:=[.B830]*RANDBETWEEN(0.3;1.9)" office:value-type="float" office:value="18262.0014843384" calcext:value-type="float">
            <text:p>18262.0014843384</text:p>
          </table:table-cell>
          <table:table-cell table:formula="of:=[.D830]*RANDBETWEEN(0.3;1.9)" office:value-type="float" office:value="36524.0029686768" calcext:value-type="float">
            <text:p>36524.0029686768</text:p>
          </table:table-cell>
          <table:table-cell table:formula="of:=[.B830]*RANDBETWEEN(0.3;1.9)/[.E830]*[.D830]" office:value-type="float" office:value="9131.0007421692" calcext:value-type="float">
            <text:p>9131.0007421692</text:p>
          </table:table-cell>
          <table:table-cell table:formula="of:=[.C830]*RANDBETWEEN(0.3;1.9)" office:value-type="float" office:value="17544.0014843384" calcext:value-type="float">
            <text:p>17544.0014843384</text:p>
          </table:table-cell>
        </table:table-row>
        <table:table-row table:style-name="ro1">
          <table:table-cell office:value-type="float" office:value="34039" calcext:value-type="float">
            <text:p>34039</text:p>
          </table:table-cell>
          <table:table-cell office:value-type="string" calcext:value-type="string">
            <text:p>15593.908121237975</text:p>
          </table:table-cell>
          <table:table-cell table:formula="of:=[.B831]+RANDBETWEEN(-500;500)" office:value-type="float" office:value="15944.908121238" calcext:value-type="float">
            <text:p>15944.908121238</text:p>
          </table:table-cell>
          <table:table-cell table:formula="of:=[.B831]*RANDBETWEEN(0.3;1.9)" office:value-type="float" office:value="15593.908121238" calcext:value-type="float">
            <text:p>15593.908121238</text:p>
          </table:table-cell>
          <table:table-cell table:formula="of:=[.D831]*RANDBETWEEN(0.3;1.9)" office:value-type="float" office:value="31187.816242476" calcext:value-type="float">
            <text:p>31187.816242476</text:p>
          </table:table-cell>
          <table:table-cell table:formula="of:=[.B831]*RANDBETWEEN(0.3;1.9)/[.E831]*[.D831]" office:value-type="float" office:value="15593.908121238" calcext:value-type="float">
            <text:p>15593.908121238</text:p>
          </table:table-cell>
          <table:table-cell table:formula="of:=[.C831]*RANDBETWEEN(0.3;1.9)" office:value-type="float" office:value="31889.8162424759" calcext:value-type="float">
            <text:p>31889.8162424759</text:p>
          </table:table-cell>
        </table:table-row>
        <table:table-row table:style-name="ro1">
          <table:table-cell office:value-type="float" office:value="34040" calcext:value-type="float">
            <text:p>34040</text:p>
          </table:table-cell>
          <table:table-cell office:value-type="string" calcext:value-type="string">
            <text:p>686.0083990310001</text:p>
          </table:table-cell>
          <table:table-cell table:formula="of:=[.B832]+RANDBETWEEN(-500;500)" office:value-type="float" office:value="949.008399031" calcext:value-type="float">
            <text:p>949.008399031</text:p>
          </table:table-cell>
          <table:table-cell table:formula="of:=[.B832]*RANDBETWEEN(0.3;1.9)" office:value-type="float" office:value="1372.016798062" calcext:value-type="float">
            <text:p>1372.016798062</text:p>
          </table:table-cell>
          <table:table-cell table:formula="of:=[.D832]*RANDBETWEEN(0.3;1.9)" office:value-type="float" office:value="1372.016798062" calcext:value-type="float">
            <text:p>1372.016798062</text:p>
          </table:table-cell>
          <table:table-cell table:formula="of:=[.B832]*RANDBETWEEN(0.3;1.9)/[.E832]*[.D832]" office:value-type="float" office:value="686.008399031" calcext:value-type="float">
            <text:p>686.008399031</text:p>
          </table:table-cell>
          <table:table-cell table:formula="of:=[.C832]*RANDBETWEEN(0.3;1.9)" office:value-type="float" office:value="949.008399031" calcext:value-type="float">
            <text:p>949.008399031</text:p>
          </table:table-cell>
        </table:table-row>
        <table:table-row table:style-name="ro1">
          <table:table-cell office:value-type="float" office:value="34041" calcext:value-type="float">
            <text:p>34041</text:p>
          </table:table-cell>
          <table:table-cell office:value-type="string" calcext:value-type="string">
            <text:p>4769.9098371466835</text:p>
          </table:table-cell>
          <table:table-cell table:formula="of:=[.B833]+RANDBETWEEN(-500;500)" office:value-type="float" office:value="5032.90983714668" calcext:value-type="float">
            <text:p>5032.9098371467</text:p>
          </table:table-cell>
          <table:table-cell table:formula="of:=[.B833]*RANDBETWEEN(0.3;1.9)" office:value-type="float" office:value="4769.90983714668" calcext:value-type="float">
            <text:p>4769.9098371467</text:p>
          </table:table-cell>
          <table:table-cell table:formula="of:=[.D833]*RANDBETWEEN(0.3;1.9)" office:value-type="float" office:value="9539.81967429337" calcext:value-type="float">
            <text:p>9539.8196742934</text:p>
          </table:table-cell>
          <table:table-cell table:formula="of:=[.B833]*RANDBETWEEN(0.3;1.9)/[.E833]*[.D833]" office:value-type="float" office:value="4769.90983714668" calcext:value-type="float">
            <text:p>4769.9098371467</text:p>
          </table:table-cell>
          <table:table-cell table:formula="of:=[.C833]*RANDBETWEEN(0.3;1.9)" office:value-type="float" office:value="5032.90983714668" calcext:value-type="float">
            <text:p>5032.9098371467</text:p>
          </table:table-cell>
        </table:table-row>
        <table:table-row table:style-name="ro1">
          <table:table-cell office:value-type="float" office:value="34042" calcext:value-type="float">
            <text:p>34042</text:p>
          </table:table-cell>
          <table:table-cell office:value-type="string" calcext:value-type="string">
            <text:p>20245.903331998623</text:p>
          </table:table-cell>
          <table:table-cell table:formula="of:=[.B834]+RANDBETWEEN(-500;500)" office:value-type="float" office:value="20345.9033319986" calcext:value-type="float">
            <text:p>20345.9033319986</text:p>
          </table:table-cell>
          <table:table-cell table:formula="of:=[.B834]*RANDBETWEEN(0.3;1.9)" office:value-type="float" office:value="20245.9033319986" calcext:value-type="float">
            <text:p>20245.9033319986</text:p>
          </table:table-cell>
          <table:table-cell table:formula="of:=[.D834]*RANDBETWEEN(0.3;1.9)" office:value-type="float" office:value="20245.9033319986" calcext:value-type="float">
            <text:p>20245.9033319986</text:p>
          </table:table-cell>
          <table:table-cell table:formula="of:=[.B834]*RANDBETWEEN(0.3;1.9)/[.E834]*[.D834]" office:value-type="float" office:value="20245.9033319986" calcext:value-type="float">
            <text:p>20245.9033319986</text:p>
          </table:table-cell>
          <table:table-cell table:formula="of:=[.C834]*RANDBETWEEN(0.3;1.9)" office:value-type="float" office:value="40691.8066639973" calcext:value-type="float">
            <text:p>40691.8066639973</text:p>
          </table:table-cell>
        </table:table-row>
        <table:table-row table:style-name="ro1">
          <table:table-cell office:value-type="float" office:value="34043" calcext:value-type="float">
            <text:p>34043</text:p>
          </table:table-cell>
          <table:table-cell office:value-type="string" calcext:value-type="string">
            <text:p>1496.695941338761</text:p>
          </table:table-cell>
          <table:table-cell table:formula="of:=[.B835]+RANDBETWEEN(-500;500)" office:value-type="float" office:value="1221.69594133876" calcext:value-type="float">
            <text:p>1221.6959413388</text:p>
          </table:table-cell>
          <table:table-cell table:formula="of:=[.B835]*RANDBETWEEN(0.3;1.9)" office:value-type="float" office:value="1496.69594133876" calcext:value-type="float">
            <text:p>1496.6959413388</text:p>
          </table:table-cell>
          <table:table-cell table:formula="of:=[.D835]*RANDBETWEEN(0.3;1.9)" office:value-type="float" office:value="2993.39188267752" calcext:value-type="float">
            <text:p>2993.3918826775</text:p>
          </table:table-cell>
          <table:table-cell table:formula="of:=[.B835]*RANDBETWEEN(0.3;1.9)/[.E835]*[.D835]" office:value-type="float" office:value="1496.69594133876" calcext:value-type="float">
            <text:p>1496.6959413388</text:p>
          </table:table-cell>
          <table:table-cell table:formula="of:=[.C835]*RANDBETWEEN(0.3;1.9)" office:value-type="float" office:value="1221.69594133876" calcext:value-type="float">
            <text:p>1221.6959413388</text:p>
          </table:table-cell>
        </table:table-row>
        <table:table-row table:style-name="ro1">
          <table:table-cell office:value-type="float" office:value="34044" calcext:value-type="float">
            <text:p>34044</text:p>
          </table:table-cell>
          <table:table-cell office:value-type="string" calcext:value-type="string">
            <text:p>12799.17009462207</text:p>
          </table:table-cell>
          <table:table-cell table:formula="of:=[.B836]+RANDBETWEEN(-500;500)" office:value-type="float" office:value="12549.1700946221" calcext:value-type="float">
            <text:p>12549.1700946221</text:p>
          </table:table-cell>
          <table:table-cell table:formula="of:=[.B836]*RANDBETWEEN(0.3;1.9)" office:value-type="float" office:value="25598.3401892441" calcext:value-type="float">
            <text:p>25598.3401892441</text:p>
          </table:table-cell>
          <table:table-cell table:formula="of:=[.D836]*RANDBETWEEN(0.3;1.9)" office:value-type="float" office:value="51196.6803784883" calcext:value-type="float">
            <text:p>51196.6803784883</text:p>
          </table:table-cell>
          <table:table-cell table:formula="of:=[.B836]*RANDBETWEEN(0.3;1.9)/[.E836]*[.D836]" office:value-type="float" office:value="6399.58504731104" calcext:value-type="float">
            <text:p>6399.585047311</text:p>
          </table:table-cell>
          <table:table-cell table:formula="of:=[.C836]*RANDBETWEEN(0.3;1.9)" office:value-type="float" office:value="25098.3401892441" calcext:value-type="float">
            <text:p>25098.3401892441</text:p>
          </table:table-cell>
        </table:table-row>
        <table:table-row table:style-name="ro1">
          <table:table-cell office:value-type="float" office:value="34045" calcext:value-type="float">
            <text:p>34045</text:p>
          </table:table-cell>
          <table:table-cell office:value-type="string" calcext:value-type="string">
            <text:p>5148.421765678939</text:p>
          </table:table-cell>
          <table:table-cell table:formula="of:=[.B837]+RANDBETWEEN(-500;500)" office:value-type="float" office:value="5362.42176567894" calcext:value-type="float">
            <text:p>5362.4217656789</text:p>
          </table:table-cell>
          <table:table-cell table:formula="of:=[.B837]*RANDBETWEEN(0.3;1.9)" office:value-type="float" office:value="5148.42176567894" calcext:value-type="float">
            <text:p>5148.4217656789</text:p>
          </table:table-cell>
          <table:table-cell table:formula="of:=[.D837]*RANDBETWEEN(0.3;1.9)" office:value-type="float" office:value="5148.42176567894" calcext:value-type="float">
            <text:p>5148.4217656789</text:p>
          </table:table-cell>
          <table:table-cell table:formula="of:=[.B837]*RANDBETWEEN(0.3;1.9)/[.E837]*[.D837]" office:value-type="float" office:value="5148.42176567894" calcext:value-type="float">
            <text:p>5148.4217656789</text:p>
          </table:table-cell>
          <table:table-cell table:formula="of:=[.C837]*RANDBETWEEN(0.3;1.9)" office:value-type="float" office:value="10724.8435313579" calcext:value-type="float">
            <text:p>10724.8435313579</text:p>
          </table:table-cell>
        </table:table-row>
        <table:table-row table:style-name="ro1">
          <table:table-cell office:value-type="float" office:value="34046" calcext:value-type="float">
            <text:p>34046</text:p>
          </table:table-cell>
          <table:table-cell office:value-type="string" calcext:value-type="string">
            <text:p>3470.331037354</text:p>
          </table:table-cell>
          <table:table-cell table:formula="of:=[.B838]+RANDBETWEEN(-500;500)" office:value-type="float" office:value="3409.331037354" calcext:value-type="float">
            <text:p>3409.331037354</text:p>
          </table:table-cell>
          <table:table-cell table:formula="of:=[.B838]*RANDBETWEEN(0.3;1.9)" office:value-type="float" office:value="6940.662074708" calcext:value-type="float">
            <text:p>6940.662074708</text:p>
          </table:table-cell>
          <table:table-cell table:formula="of:=[.D838]*RANDBETWEEN(0.3;1.9)" office:value-type="float" office:value="13881.324149416" calcext:value-type="float">
            <text:p>13881.324149416</text:p>
          </table:table-cell>
          <table:table-cell table:formula="of:=[.B838]*RANDBETWEEN(0.3;1.9)/[.E838]*[.D838]" office:value-type="float" office:value="1735.165518677" calcext:value-type="float">
            <text:p>1735.165518677</text:p>
          </table:table-cell>
          <table:table-cell table:formula="of:=[.C838]*RANDBETWEEN(0.3;1.9)" office:value-type="float" office:value="3409.331037354" calcext:value-type="float">
            <text:p>3409.331037354</text:p>
          </table:table-cell>
        </table:table-row>
        <table:table-row table:style-name="ro1">
          <table:table-cell office:value-type="float" office:value="34047" calcext:value-type="float">
            <text:p>34047</text:p>
          </table:table-cell>
          <table:table-cell office:value-type="string" calcext:value-type="string">
            <text:p>4955.927168320276</text:p>
          </table:table-cell>
          <table:table-cell table:formula="of:=[.B839]+RANDBETWEEN(-500;500)" office:value-type="float" office:value="4628.92716832028" calcext:value-type="float">
            <text:p>4628.9271683203</text:p>
          </table:table-cell>
          <table:table-cell table:formula="of:=[.B839]*RANDBETWEEN(0.3;1.9)" office:value-type="float" office:value="4955.92716832028" calcext:value-type="float">
            <text:p>4955.9271683203</text:p>
          </table:table-cell>
          <table:table-cell table:formula="of:=[.D839]*RANDBETWEEN(0.3;1.9)" office:value-type="float" office:value="4955.92716832028" calcext:value-type="float">
            <text:p>4955.9271683203</text:p>
          </table:table-cell>
          <table:table-cell table:formula="of:=[.B839]*RANDBETWEEN(0.3;1.9)/[.E839]*[.D839]" office:value-type="float" office:value="9911.85433664055" calcext:value-type="float">
            <text:p>9911.8543366406</text:p>
          </table:table-cell>
          <table:table-cell table:formula="of:=[.C839]*RANDBETWEEN(0.3;1.9)" office:value-type="float" office:value="9257.85433664055" calcext:value-type="float">
            <text:p>9257.8543366406</text:p>
          </table:table-cell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string" calcext:value-type="string">
            <text:p>1866.560045387241</text:p>
          </table:table-cell>
          <table:table-cell table:formula="of:=[.B840]+RANDBETWEEN(-500;500)" office:value-type="float" office:value="1682.56004538724" calcext:value-type="float">
            <text:p>1682.5600453872</text:p>
          </table:table-cell>
          <table:table-cell table:formula="of:=[.B840]*RANDBETWEEN(0.3;1.9)" office:value-type="float" office:value="3733.12009077448" calcext:value-type="float">
            <text:p>3733.1200907745</text:p>
          </table:table-cell>
          <table:table-cell table:formula="of:=[.D840]*RANDBETWEEN(0.3;1.9)" office:value-type="float" office:value="7466.24018154896" calcext:value-type="float">
            <text:p>7466.240181549</text:p>
          </table:table-cell>
          <table:table-cell table:formula="of:=[.B840]*RANDBETWEEN(0.3;1.9)/[.E840]*[.D840]" office:value-type="float" office:value="933.280022693621" calcext:value-type="float">
            <text:p>933.2800226936</text:p>
          </table:table-cell>
          <table:table-cell table:formula="of:=[.C840]*RANDBETWEEN(0.3;1.9)" office:value-type="float" office:value="3365.12009077448" calcext:value-type="float">
            <text:p>3365.1200907745</text:p>
          </table:table-cell>
        </table:table-row>
        <table:table-row table:style-name="ro1">
          <table:table-cell office:value-type="float" office:value="34049" calcext:value-type="float">
            <text:p>34049</text:p>
          </table:table-cell>
          <table:table-cell office:value-type="string" calcext:value-type="string">
            <text:p>378.404531412</text:p>
          </table:table-cell>
          <table:table-cell table:formula="of:=[.B841]+RANDBETWEEN(-500;500)" office:value-type="float" office:value="89.404531412" calcext:value-type="float">
            <text:p>89.404531412</text:p>
          </table:table-cell>
          <table:table-cell table:formula="of:=[.B841]*RANDBETWEEN(0.3;1.9)" office:value-type="float" office:value="756.809062824" calcext:value-type="float">
            <text:p>756.809062824</text:p>
          </table:table-cell>
          <table:table-cell table:formula="of:=[.D841]*RANDBETWEEN(0.3;1.9)" office:value-type="float" office:value="756.809062824" calcext:value-type="float">
            <text:p>756.809062824</text:p>
          </table:table-cell>
          <table:table-cell table:formula="of:=[.B841]*RANDBETWEEN(0.3;1.9)/[.E841]*[.D841]" office:value-type="float" office:value="756.809062824" calcext:value-type="float">
            <text:p>756.809062824</text:p>
          </table:table-cell>
          <table:table-cell table:formula="of:=[.C841]*RANDBETWEEN(0.3;1.9)" office:value-type="float" office:value="178.809062824" calcext:value-type="float">
            <text:p>178.809062824</text:p>
          </table:table-cell>
        </table:table-row>
        <table:table-row table:style-name="ro1">
          <table:table-cell office:value-type="float" office:value="34050" calcext:value-type="float">
            <text:p>34050</text:p>
          </table:table-cell>
          <table:table-cell office:value-type="string" calcext:value-type="string">
            <text:p>19452.725771148267</text:p>
          </table:table-cell>
          <table:table-cell table:formula="of:=[.B842]+RANDBETWEEN(-500;500)" office:value-type="float" office:value="19635.7257711483" calcext:value-type="float">
            <text:p>19635.7257711483</text:p>
          </table:table-cell>
          <table:table-cell table:formula="of:=[.B842]*RANDBETWEEN(0.3;1.9)" office:value-type="float" office:value="38905.4515422965" calcext:value-type="float">
            <text:p>38905.4515422965</text:p>
          </table:table-cell>
          <table:table-cell table:formula="of:=[.D842]*RANDBETWEEN(0.3;1.9)" office:value-type="float" office:value="77810.9030845931" calcext:value-type="float">
            <text:p>77810.9030845931</text:p>
          </table:table-cell>
          <table:table-cell table:formula="of:=[.B842]*RANDBETWEEN(0.3;1.9)/[.E842]*[.D842]" office:value-type="float" office:value="19452.7257711483" calcext:value-type="float">
            <text:p>19452.7257711483</text:p>
          </table:table-cell>
          <table:table-cell table:formula="of:=[.C842]*RANDBETWEEN(0.3;1.9)" office:value-type="float" office:value="39271.4515422965" calcext:value-type="float">
            <text:p>39271.4515422965</text:p>
          </table:table-cell>
        </table:table-row>
        <table:table-row table:style-name="ro1">
          <table:table-cell office:value-type="float" office:value="34051" calcext:value-type="float">
            <text:p>34051</text:p>
          </table:table-cell>
          <table:table-cell office:value-type="string" calcext:value-type="string">
            <text:p>28784.92424587867</text:p>
          </table:table-cell>
          <table:table-cell table:formula="of:=[.B843]+RANDBETWEEN(-500;500)" office:value-type="float" office:value="28650.9242458787" calcext:value-type="float">
            <text:p>28650.9242458787</text:p>
          </table:table-cell>
          <table:table-cell table:formula="of:=[.B843]*RANDBETWEEN(0.3;1.9)" office:value-type="float" office:value="28784.9242458787" calcext:value-type="float">
            <text:p>28784.9242458787</text:p>
          </table:table-cell>
          <table:table-cell table:formula="of:=[.D843]*RANDBETWEEN(0.3;1.9)" office:value-type="float" office:value="28784.9242458787" calcext:value-type="float">
            <text:p>28784.9242458787</text:p>
          </table:table-cell>
          <table:table-cell table:formula="of:=[.B843]*RANDBETWEEN(0.3;1.9)/[.E843]*[.D843]" office:value-type="float" office:value="28784.9242458787" calcext:value-type="float">
            <text:p>28784.9242458787</text:p>
          </table:table-cell>
          <table:table-cell table:formula="of:=[.C843]*RANDBETWEEN(0.3;1.9)" office:value-type="float" office:value="28650.9242458787" calcext:value-type="float">
            <text:p>28650.9242458787</text:p>
          </table:table-cell>
        </table:table-row>
        <table:table-row table:style-name="ro1">
          <table:table-cell office:value-type="float" office:value="34052" calcext:value-type="float">
            <text:p>34052</text:p>
          </table:table-cell>
          <table:table-cell office:value-type="string" calcext:value-type="string">
            <text:p>48633.765410908345</text:p>
          </table:table-cell>
          <table:table-cell table:formula="of:=[.B844]+RANDBETWEEN(-500;500)" office:value-type="float" office:value="48601.7654109083" calcext:value-type="float">
            <text:p>48601.7654109083</text:p>
          </table:table-cell>
          <table:table-cell table:formula="of:=[.B844]*RANDBETWEEN(0.3;1.9)" office:value-type="float" office:value="97267.5308218167" calcext:value-type="float">
            <text:p>97267.5308218167</text:p>
          </table:table-cell>
          <table:table-cell table:formula="of:=[.D844]*RANDBETWEEN(0.3;1.9)" office:value-type="float" office:value="97267.5308218167" calcext:value-type="float">
            <text:p>97267.5308218167</text:p>
          </table:table-cell>
          <table:table-cell table:formula="of:=[.B844]*RANDBETWEEN(0.3;1.9)/[.E844]*[.D844]" office:value-type="float" office:value="48633.7654109084" calcext:value-type="float">
            <text:p>48633.7654109084</text:p>
          </table:table-cell>
          <table:table-cell table:formula="of:=[.C844]*RANDBETWEEN(0.3;1.9)" office:value-type="float" office:value="97203.5308218167" calcext:value-type="float">
            <text:p>97203.5308218167</text:p>
          </table:table-cell>
        </table:table-row>
        <table:table-row table:style-name="ro1">
          <table:table-cell office:value-type="float" office:value="34053" calcext:value-type="float">
            <text:p>34053</text:p>
          </table:table-cell>
          <table:table-cell office:value-type="string" calcext:value-type="string">
            <text:p>4892.77668520459</text:p>
          </table:table-cell>
          <table:table-cell table:formula="of:=[.B845]+RANDBETWEEN(-500;500)" office:value-type="float" office:value="5124.77668520459" calcext:value-type="float">
            <text:p>5124.7766852046</text:p>
          </table:table-cell>
          <table:table-cell table:formula="of:=[.B845]*RANDBETWEEN(0.3;1.9)" office:value-type="float" office:value="9785.55337040918" calcext:value-type="float">
            <text:p>9785.5533704092</text:p>
          </table:table-cell>
          <table:table-cell table:formula="of:=[.D845]*RANDBETWEEN(0.3;1.9)" office:value-type="float" office:value="19571.1067408184" calcext:value-type="float">
            <text:p>19571.1067408184</text:p>
          </table:table-cell>
          <table:table-cell table:formula="of:=[.B845]*RANDBETWEEN(0.3;1.9)/[.E845]*[.D845]" office:value-type="float" office:value="2446.38834260229" calcext:value-type="float">
            <text:p>2446.3883426023</text:p>
          </table:table-cell>
          <table:table-cell table:formula="of:=[.C845]*RANDBETWEEN(0.3;1.9)" office:value-type="float" office:value="10249.5533704092" calcext:value-type="float">
            <text:p>10249.5533704092</text:p>
          </table:table-cell>
        </table:table-row>
        <table:table-row table:style-name="ro1">
          <table:table-cell office:value-type="float" office:value="34054" calcext:value-type="float">
            <text:p>34054</text:p>
          </table:table-cell>
          <table:table-cell office:value-type="string" calcext:value-type="string">
            <text:p>2942.060146785051</text:p>
          </table:table-cell>
          <table:table-cell table:formula="of:=[.B846]+RANDBETWEEN(-500;500)" office:value-type="float" office:value="2442.06014678505" calcext:value-type="float">
            <text:p>2442.0601467851</text:p>
          </table:table-cell>
          <table:table-cell table:formula="of:=[.B846]*RANDBETWEEN(0.3;1.9)" office:value-type="float" office:value="2942.06014678505" calcext:value-type="float">
            <text:p>2942.0601467851</text:p>
          </table:table-cell>
          <table:table-cell table:formula="of:=[.D846]*RANDBETWEEN(0.3;1.9)" office:value-type="float" office:value="5884.1202935701" calcext:value-type="float">
            <text:p>5884.1202935701</text:p>
          </table:table-cell>
          <table:table-cell table:formula="of:=[.B846]*RANDBETWEEN(0.3;1.9)/[.E846]*[.D846]" office:value-type="float" office:value="1471.03007339253" calcext:value-type="float">
            <text:p>1471.0300733925</text:p>
          </table:table-cell>
          <table:table-cell table:formula="of:=[.C846]*RANDBETWEEN(0.3;1.9)" office:value-type="float" office:value="2442.06014678505" calcext:value-type="float">
            <text:p>2442.0601467851</text:p>
          </table:table-cell>
        </table:table-row>
        <table:table-row table:style-name="ro1">
          <table:table-cell office:value-type="float" office:value="34055" calcext:value-type="float">
            <text:p>34055</text:p>
          </table:table-cell>
          <table:table-cell office:value-type="string" calcext:value-type="string">
            <text:p>7671.96928587141</text:p>
          </table:table-cell>
          <table:table-cell table:formula="of:=[.B847]+RANDBETWEEN(-500;500)" office:value-type="float" office:value="7361.96928587141" calcext:value-type="float">
            <text:p>7361.9692858714</text:p>
          </table:table-cell>
          <table:table-cell table:formula="of:=[.B847]*RANDBETWEEN(0.3;1.9)" office:value-type="float" office:value="7671.96928587141" calcext:value-type="float">
            <text:p>7671.9692858714</text:p>
          </table:table-cell>
          <table:table-cell table:formula="of:=[.D847]*RANDBETWEEN(0.3;1.9)" office:value-type="float" office:value="15343.9385717428" calcext:value-type="float">
            <text:p>15343.9385717428</text:p>
          </table:table-cell>
          <table:table-cell table:formula="of:=[.B847]*RANDBETWEEN(0.3;1.9)/[.E847]*[.D847]" office:value-type="float" office:value="7671.96928587141" calcext:value-type="float">
            <text:p>7671.9692858714</text:p>
          </table:table-cell>
          <table:table-cell table:formula="of:=[.C847]*RANDBETWEEN(0.3;1.9)" office:value-type="float" office:value="7361.96928587141" calcext:value-type="float">
            <text:p>7361.9692858714</text:p>
          </table:table-cell>
        </table:table-row>
        <table:table-row table:style-name="ro1">
          <table:table-cell office:value-type="float" office:value="34056" calcext:value-type="float">
            <text:p>34056</text:p>
          </table:table-cell>
          <table:table-cell office:value-type="string" calcext:value-type="string">
            <text:p>7971.137631978842</text:p>
          </table:table-cell>
          <table:table-cell table:formula="of:=[.B848]+RANDBETWEEN(-500;500)" office:value-type="float" office:value="8083.13763197884" calcext:value-type="float">
            <text:p>8083.1376319789</text:p>
          </table:table-cell>
          <table:table-cell table:formula="of:=[.B848]*RANDBETWEEN(0.3;1.9)" office:value-type="float" office:value="15942.2752639577" calcext:value-type="float">
            <text:p>15942.2752639577</text:p>
          </table:table-cell>
          <table:table-cell table:formula="of:=[.D848]*RANDBETWEEN(0.3;1.9)" office:value-type="float" office:value="15942.2752639577" calcext:value-type="float">
            <text:p>15942.2752639577</text:p>
          </table:table-cell>
          <table:table-cell table:formula="of:=[.B848]*RANDBETWEEN(0.3;1.9)/[.E848]*[.D848]" office:value-type="float" office:value="7971.13763197884" calcext:value-type="float">
            <text:p>7971.1376319789</text:p>
          </table:table-cell>
          <table:table-cell table:formula="of:=[.C848]*RANDBETWEEN(0.3;1.9)" office:value-type="float" office:value="16166.2752639577" calcext:value-type="float">
            <text:p>16166.2752639577</text:p>
          </table:table-cell>
        </table:table-row>
        <table:table-row table:style-name="ro1">
          <table:table-cell office:value-type="float" office:value="34057" calcext:value-type="float">
            <text:p>34057</text:p>
          </table:table-cell>
          <table:table-cell office:value-type="string" calcext:value-type="string">
            <text:p>157112.78926155335</text:p>
          </table:table-cell>
          <table:table-cell table:formula="of:=[.B849]+RANDBETWEEN(-500;500)" office:value-type="float" office:value="157255.789261553" calcext:value-type="float">
            <text:p>157255.789261553</text:p>
          </table:table-cell>
          <table:table-cell table:formula="of:=[.B849]*RANDBETWEEN(0.3;1.9)" office:value-type="float" office:value="157112.789261553" calcext:value-type="float">
            <text:p>157112.789261553</text:p>
          </table:table-cell>
          <table:table-cell table:formula="of:=[.D849]*RANDBETWEEN(0.3;1.9)" office:value-type="float" office:value="157112.789261553" calcext:value-type="float">
            <text:p>157112.789261553</text:p>
          </table:table-cell>
          <table:table-cell table:formula="of:=[.B849]*RANDBETWEEN(0.3;1.9)/[.E849]*[.D849]" office:value-type="float" office:value="157112.789261553" calcext:value-type="float">
            <text:p>157112.789261553</text:p>
          </table:table-cell>
          <table:table-cell table:formula="of:=[.C849]*RANDBETWEEN(0.3;1.9)" office:value-type="float" office:value="314511.578523107" calcext:value-type="float">
            <text:p>314511.578523107</text:p>
          </table:table-cell>
        </table:table-row>
        <table:table-row table:style-name="ro1">
          <table:table-cell office:value-type="float" office:value="34058" calcext:value-type="float">
            <text:p>34058</text:p>
          </table:table-cell>
          <table:table-cell office:value-type="string" calcext:value-type="string">
            <text:p>69178.28889628955</text:p>
          </table:table-cell>
          <table:table-cell table:formula="of:=[.B850]+RANDBETWEEN(-500;500)" office:value-type="float" office:value="69477.2888962896" calcext:value-type="float">
            <text:p>69477.2888962896</text:p>
          </table:table-cell>
          <table:table-cell table:formula="of:=[.B850]*RANDBETWEEN(0.3;1.9)" office:value-type="float" office:value="138356.577792579" calcext:value-type="float">
            <text:p>138356.577792579</text:p>
          </table:table-cell>
          <table:table-cell table:formula="of:=[.D850]*RANDBETWEEN(0.3;1.9)" office:value-type="float" office:value="138356.577792579" calcext:value-type="float">
            <text:p>138356.577792579</text:p>
          </table:table-cell>
          <table:table-cell table:formula="of:=[.B850]*RANDBETWEEN(0.3;1.9)/[.E850]*[.D850]" office:value-type="float" office:value="138356.577792579" calcext:value-type="float">
            <text:p>138356.577792579</text:p>
          </table:table-cell>
          <table:table-cell table:formula="of:=[.C850]*RANDBETWEEN(0.3;1.9)" office:value-type="float" office:value="69477.2888962896" calcext:value-type="float">
            <text:p>69477.2888962896</text:p>
          </table:table-cell>
        </table:table-row>
        <table:table-row table:style-name="ro1">
          <table:table-cell office:value-type="float" office:value="34059" calcext:value-type="float">
            <text:p>34059</text:p>
          </table:table-cell>
          <table:table-cell office:value-type="string" calcext:value-type="string">
            <text:p>7892.180216473619</text:p>
          </table:table-cell>
          <table:table-cell table:formula="of:=[.B851]+RANDBETWEEN(-500;500)" office:value-type="float" office:value="7409.18021647362" calcext:value-type="float">
            <text:p>7409.1802164736</text:p>
          </table:table-cell>
          <table:table-cell table:formula="of:=[.B851]*RANDBETWEEN(0.3;1.9)" office:value-type="float" office:value="7892.18021647362" calcext:value-type="float">
            <text:p>7892.1802164736</text:p>
          </table:table-cell>
          <table:table-cell table:formula="of:=[.D851]*RANDBETWEEN(0.3;1.9)" office:value-type="float" office:value="7892.18021647362" calcext:value-type="float">
            <text:p>7892.1802164736</text:p>
          </table:table-cell>
          <table:table-cell table:formula="of:=[.B851]*RANDBETWEEN(0.3;1.9)/[.E851]*[.D851]" office:value-type="float" office:value="15784.3604329472" calcext:value-type="float">
            <text:p>15784.3604329472</text:p>
          </table:table-cell>
          <table:table-cell table:formula="of:=[.C851]*RANDBETWEEN(0.3;1.9)" office:value-type="float" office:value="14818.3604329472" calcext:value-type="float">
            <text:p>14818.3604329472</text:p>
          </table:table-cell>
        </table:table-row>
        <table:table-row table:style-name="ro1">
          <table:table-cell office:value-type="float" office:value="34060" calcext:value-type="float">
            <text:p>34060</text:p>
          </table:table-cell>
          <table:table-cell office:value-type="string" calcext:value-type="string">
            <text:p>11590.542337890767</text:p>
          </table:table-cell>
          <table:table-cell table:formula="of:=[.B852]+RANDBETWEEN(-500;500)" office:value-type="float" office:value="11341.5423378908" calcext:value-type="float">
            <text:p>11341.5423378908</text:p>
          </table:table-cell>
          <table:table-cell table:formula="of:=[.B852]*RANDBETWEEN(0.3;1.9)" office:value-type="float" office:value="23181.0846757815" calcext:value-type="float">
            <text:p>23181.0846757815</text:p>
          </table:table-cell>
          <table:table-cell table:formula="of:=[.D852]*RANDBETWEEN(0.3;1.9)" office:value-type="float" office:value="23181.0846757815" calcext:value-type="float">
            <text:p>23181.0846757815</text:p>
          </table:table-cell>
          <table:table-cell table:formula="of:=[.B852]*RANDBETWEEN(0.3;1.9)/[.E852]*[.D852]" office:value-type="float" office:value="23181.0846757815" calcext:value-type="float">
            <text:p>23181.0846757815</text:p>
          </table:table-cell>
          <table:table-cell table:formula="of:=[.C852]*RANDBETWEEN(0.3;1.9)" office:value-type="float" office:value="22683.0846757815" calcext:value-type="float">
            <text:p>22683.0846757815</text:p>
          </table:table-cell>
        </table:table-row>
        <table:table-row table:style-name="ro1">
          <table:table-cell office:value-type="float" office:value="34061" calcext:value-type="float">
            <text:p>34061</text:p>
          </table:table-cell>
          <table:table-cell office:value-type="string" calcext:value-type="string">
            <text:p>8154.898413613256</text:p>
          </table:table-cell>
          <table:table-cell table:formula="of:=[.B853]+RANDBETWEEN(-500;500)" office:value-type="float" office:value="7695.89841361326" calcext:value-type="float">
            <text:p>7695.8984136133</text:p>
          </table:table-cell>
          <table:table-cell table:formula="of:=[.B853]*RANDBETWEEN(0.3;1.9)" office:value-type="float" office:value="16309.7968272265" calcext:value-type="float">
            <text:p>16309.7968272265</text:p>
          </table:table-cell>
          <table:table-cell table:formula="of:=[.D853]*RANDBETWEEN(0.3;1.9)" office:value-type="float" office:value="16309.7968272265" calcext:value-type="float">
            <text:p>16309.7968272265</text:p>
          </table:table-cell>
          <table:table-cell table:formula="of:=[.B853]*RANDBETWEEN(0.3;1.9)/[.E853]*[.D853]" office:value-type="float" office:value="16309.7968272265" calcext:value-type="float">
            <text:p>16309.7968272265</text:p>
          </table:table-cell>
          <table:table-cell table:formula="of:=[.C853]*RANDBETWEEN(0.3;1.9)" office:value-type="float" office:value="7695.89841361326" calcext:value-type="float">
            <text:p>7695.8984136133</text:p>
          </table:table-cell>
        </table:table-row>
        <table:table-row table:style-name="ro1">
          <table:table-cell office:value-type="float" office:value="34062" calcext:value-type="float">
            <text:p>34062</text:p>
          </table:table-cell>
          <table:table-cell office:value-type="string" calcext:value-type="string">
            <text:p>3476.9550520261528</text:p>
          </table:table-cell>
          <table:table-cell table:formula="of:=[.B854]+RANDBETWEEN(-500;500)" office:value-type="float" office:value="3376.95505202615" calcext:value-type="float">
            <text:p>3376.9550520262</text:p>
          </table:table-cell>
          <table:table-cell table:formula="of:=[.B854]*RANDBETWEEN(0.3;1.9)" office:value-type="float" office:value="3476.95505202615" calcext:value-type="float">
            <text:p>3476.9550520262</text:p>
          </table:table-cell>
          <table:table-cell table:formula="of:=[.D854]*RANDBETWEEN(0.3;1.9)" office:value-type="float" office:value="3476.95505202615" calcext:value-type="float">
            <text:p>3476.9550520262</text:p>
          </table:table-cell>
          <table:table-cell table:formula="of:=[.B854]*RANDBETWEEN(0.3;1.9)/[.E854]*[.D854]" office:value-type="float" office:value="6953.91010405231" calcext:value-type="float">
            <text:p>6953.9101040523</text:p>
          </table:table-cell>
          <table:table-cell table:formula="of:=[.C854]*RANDBETWEEN(0.3;1.9)" office:value-type="float" office:value="3376.95505202615" calcext:value-type="float">
            <text:p>3376.9550520262</text:p>
          </table:table-cell>
        </table:table-row>
        <table:table-row table:style-name="ro1">
          <table:table-cell office:value-type="float" office:value="34063" calcext:value-type="float">
            <text:p>34063</text:p>
          </table:table-cell>
          <table:table-cell office:value-type="string" calcext:value-type="string">
            <text:p>17875.9430235256</text:p>
          </table:table-cell>
          <table:table-cell table:formula="of:=[.B855]+RANDBETWEEN(-500;500)" office:value-type="float" office:value="17568.9430235256" calcext:value-type="float">
            <text:p>17568.9430235256</text:p>
          </table:table-cell>
          <table:table-cell table:formula="of:=[.B855]*RANDBETWEEN(0.3;1.9)" office:value-type="float" office:value="17875.9430235256" calcext:value-type="float">
            <text:p>17875.9430235256</text:p>
          </table:table-cell>
          <table:table-cell table:formula="of:=[.D855]*RANDBETWEEN(0.3;1.9)" office:value-type="float" office:value="17875.9430235256" calcext:value-type="float">
            <text:p>17875.9430235256</text:p>
          </table:table-cell>
          <table:table-cell table:formula="of:=[.B855]*RANDBETWEEN(0.3;1.9)/[.E855]*[.D855]" office:value-type="float" office:value="17875.9430235256" calcext:value-type="float">
            <text:p>17875.9430235256</text:p>
          </table:table-cell>
          <table:table-cell table:formula="of:=[.C855]*RANDBETWEEN(0.3;1.9)" office:value-type="float" office:value="17568.9430235256" calcext:value-type="float">
            <text:p>17568.9430235256</text:p>
          </table:table-cell>
        </table:table-row>
        <table:table-row table:style-name="ro1">
          <table:table-cell office:value-type="float" office:value="34064" calcext:value-type="float">
            <text:p>34064</text:p>
          </table:table-cell>
          <table:table-cell office:value-type="string" calcext:value-type="string">
            <text:p>68058.78465702507</text:p>
          </table:table-cell>
          <table:table-cell table:formula="of:=[.B856]+RANDBETWEEN(-500;500)" office:value-type="float" office:value="68237.7846570251" calcext:value-type="float">
            <text:p>68237.7846570251</text:p>
          </table:table-cell>
          <table:table-cell table:formula="of:=[.B856]*RANDBETWEEN(0.3;1.9)" office:value-type="float" office:value="68058.7846570251" calcext:value-type="float">
            <text:p>68058.7846570251</text:p>
          </table:table-cell>
          <table:table-cell table:formula="of:=[.D856]*RANDBETWEEN(0.3;1.9)" office:value-type="float" office:value="68058.7846570251" calcext:value-type="float">
            <text:p>68058.7846570251</text:p>
          </table:table-cell>
          <table:table-cell table:formula="of:=[.B856]*RANDBETWEEN(0.3;1.9)/[.E856]*[.D856]" office:value-type="float" office:value="68058.7846570251" calcext:value-type="float">
            <text:p>68058.7846570251</text:p>
          </table:table-cell>
          <table:table-cell table:formula="of:=[.C856]*RANDBETWEEN(0.3;1.9)" office:value-type="float" office:value="136475.56931405" calcext:value-type="float">
            <text:p>136475.56931405</text:p>
          </table:table-cell>
        </table:table-row>
        <table:table-row table:style-name="ro1">
          <table:table-cell office:value-type="float" office:value="34065" calcext:value-type="float">
            <text:p>34065</text:p>
          </table:table-cell>
          <table:table-cell office:value-type="string" calcext:value-type="string">
            <text:p>4806.454736788619</text:p>
          </table:table-cell>
          <table:table-cell table:formula="of:=[.B857]+RANDBETWEEN(-500;500)" office:value-type="float" office:value="4641.45473678862" calcext:value-type="float">
            <text:p>4641.4547367886</text:p>
          </table:table-cell>
          <table:table-cell table:formula="of:=[.B857]*RANDBETWEEN(0.3;1.9)" office:value-type="float" office:value="4806.45473678862" calcext:value-type="float">
            <text:p>4806.4547367886</text:p>
          </table:table-cell>
          <table:table-cell table:formula="of:=[.D857]*RANDBETWEEN(0.3;1.9)" office:value-type="float" office:value="9612.90947357724" calcext:value-type="float">
            <text:p>9612.9094735772</text:p>
          </table:table-cell>
          <table:table-cell table:formula="of:=[.B857]*RANDBETWEEN(0.3;1.9)/[.E857]*[.D857]" office:value-type="float" office:value="4806.45473678862" calcext:value-type="float">
            <text:p>4806.4547367886</text:p>
          </table:table-cell>
          <table:table-cell table:formula="of:=[.C857]*RANDBETWEEN(0.3;1.9)" office:value-type="float" office:value="9282.90947357724" calcext:value-type="float">
            <text:p>9282.9094735772</text:p>
          </table:table-cell>
        </table:table-row>
        <table:table-row table:style-name="ro1">
          <table:table-cell office:value-type="float" office:value="34066" calcext:value-type="float">
            <text:p>34066</text:p>
          </table:table-cell>
          <table:table-cell office:value-type="string" calcext:value-type="string">
            <text:p>1306.218774675927</text:p>
          </table:table-cell>
          <table:table-cell table:formula="of:=[.B858]+RANDBETWEEN(-500;500)" office:value-type="float" office:value="1737.21877467593" calcext:value-type="float">
            <text:p>1737.2187746759</text:p>
          </table:table-cell>
          <table:table-cell table:formula="of:=[.B858]*RANDBETWEEN(0.3;1.9)" office:value-type="float" office:value="1306.21877467593" calcext:value-type="float">
            <text:p>1306.2187746759</text:p>
          </table:table-cell>
          <table:table-cell table:formula="of:=[.D858]*RANDBETWEEN(0.3;1.9)" office:value-type="float" office:value="2612.43754935185" calcext:value-type="float">
            <text:p>2612.4375493519</text:p>
          </table:table-cell>
          <table:table-cell table:formula="of:=[.B858]*RANDBETWEEN(0.3;1.9)/[.E858]*[.D858]" office:value-type="float" office:value="653.109387337964" calcext:value-type="float">
            <text:p>653.109387338</text:p>
          </table:table-cell>
          <table:table-cell table:formula="of:=[.C858]*RANDBETWEEN(0.3;1.9)" office:value-type="float" office:value="1737.21877467593" calcext:value-type="float">
            <text:p>1737.2187746759</text:p>
          </table:table-cell>
        </table:table-row>
        <table:table-row table:style-name="ro1">
          <table:table-cell office:value-type="float" office:value="34067" calcext:value-type="float">
            <text:p>34067</text:p>
          </table:table-cell>
          <table:table-cell office:value-type="string" calcext:value-type="string">
            <text:p>4594.239070709836</text:p>
          </table:table-cell>
          <table:table-cell table:formula="of:=[.B859]+RANDBETWEEN(-500;500)" office:value-type="float" office:value="4531.23907070984" calcext:value-type="float">
            <text:p>4531.2390707098</text:p>
          </table:table-cell>
          <table:table-cell table:formula="of:=[.B859]*RANDBETWEEN(0.3;1.9)" office:value-type="float" office:value="4594.23907070984" calcext:value-type="float">
            <text:p>4594.2390707098</text:p>
          </table:table-cell>
          <table:table-cell table:formula="of:=[.D859]*RANDBETWEEN(0.3;1.9)" office:value-type="float" office:value="9188.47814141967" calcext:value-type="float">
            <text:p>9188.4781414197</text:p>
          </table:table-cell>
          <table:table-cell table:formula="of:=[.B859]*RANDBETWEEN(0.3;1.9)/[.E859]*[.D859]" office:value-type="float" office:value="2297.11953535492" calcext:value-type="float">
            <text:p>2297.1195353549</text:p>
          </table:table-cell>
          <table:table-cell table:formula="of:=[.C859]*RANDBETWEEN(0.3;1.9)" office:value-type="float" office:value="9062.47814141967" calcext:value-type="float">
            <text:p>9062.4781414197</text:p>
          </table:table-cell>
        </table:table-row>
        <table:table-row table:style-name="ro1">
          <table:table-cell office:value-type="float" office:value="34068" calcext:value-type="float">
            <text:p>34068</text:p>
          </table:table-cell>
          <table:table-cell office:value-type="string" calcext:value-type="string">
            <text:p>3215.7568671766794</text:p>
          </table:table-cell>
          <table:table-cell table:formula="of:=[.B860]+RANDBETWEEN(-500;500)" office:value-type="float" office:value="3233.75686717668" calcext:value-type="float">
            <text:p>3233.7568671767</text:p>
          </table:table-cell>
          <table:table-cell table:formula="of:=[.B860]*RANDBETWEEN(0.3;1.9)" office:value-type="float" office:value="3215.75686717668" calcext:value-type="float">
            <text:p>3215.7568671767</text:p>
          </table:table-cell>
          <table:table-cell table:formula="of:=[.D860]*RANDBETWEEN(0.3;1.9)" office:value-type="float" office:value="3215.75686717668" calcext:value-type="float">
            <text:p>3215.7568671767</text:p>
          </table:table-cell>
          <table:table-cell table:formula="of:=[.B860]*RANDBETWEEN(0.3;1.9)/[.E860]*[.D860]" office:value-type="float" office:value="3215.75686717668" calcext:value-type="float">
            <text:p>3215.7568671767</text:p>
          </table:table-cell>
          <table:table-cell table:formula="of:=[.C860]*RANDBETWEEN(0.3;1.9)" office:value-type="float" office:value="3233.75686717668" calcext:value-type="float">
            <text:p>3233.7568671767</text:p>
          </table:table-cell>
        </table:table-row>
        <table:table-row table:style-name="ro1">
          <table:table-cell office:value-type="float" office:value="34069" calcext:value-type="float">
            <text:p>34069</text:p>
          </table:table-cell>
          <table:table-cell office:value-type="string" calcext:value-type="string">
            <text:p>30695.32714128651</text:p>
          </table:table-cell>
          <table:table-cell table:formula="of:=[.B861]+RANDBETWEEN(-500;500)" office:value-type="float" office:value="30321.3271412865" calcext:value-type="float">
            <text:p>30321.3271412865</text:p>
          </table:table-cell>
          <table:table-cell table:formula="of:=[.B861]*RANDBETWEEN(0.3;1.9)" office:value-type="float" office:value="30695.3271412865" calcext:value-type="float">
            <text:p>30695.3271412865</text:p>
          </table:table-cell>
          <table:table-cell table:formula="of:=[.D861]*RANDBETWEEN(0.3;1.9)" office:value-type="float" office:value="30695.3271412865" calcext:value-type="float">
            <text:p>30695.3271412865</text:p>
          </table:table-cell>
          <table:table-cell table:formula="of:=[.B861]*RANDBETWEEN(0.3;1.9)/[.E861]*[.D861]" office:value-type="float" office:value="61390.654282573" calcext:value-type="float">
            <text:p>61390.654282573</text:p>
          </table:table-cell>
          <table:table-cell table:formula="of:=[.C861]*RANDBETWEEN(0.3;1.9)" office:value-type="float" office:value="30321.3271412865" calcext:value-type="float">
            <text:p>30321.3271412865</text:p>
          </table:table-cell>
        </table:table-row>
        <table:table-row table:style-name="ro1">
          <table:table-cell office:value-type="float" office:value="34070" calcext:value-type="float">
            <text:p>34070</text:p>
          </table:table-cell>
          <table:table-cell office:value-type="string" calcext:value-type="string">
            <text:p>19430.598155185715</text:p>
          </table:table-cell>
          <table:table-cell table:formula="of:=[.B862]+RANDBETWEEN(-500;500)" office:value-type="float" office:value="19762.5981551857" calcext:value-type="float">
            <text:p>19762.5981551857</text:p>
          </table:table-cell>
          <table:table-cell table:formula="of:=[.B862]*RANDBETWEEN(0.3;1.9)" office:value-type="float" office:value="38861.1963103714" calcext:value-type="float">
            <text:p>38861.1963103714</text:p>
          </table:table-cell>
          <table:table-cell table:formula="of:=[.D862]*RANDBETWEEN(0.3;1.9)" office:value-type="float" office:value="38861.1963103714" calcext:value-type="float">
            <text:p>38861.1963103714</text:p>
          </table:table-cell>
          <table:table-cell table:formula="of:=[.B862]*RANDBETWEEN(0.3;1.9)/[.E862]*[.D862]" office:value-type="float" office:value="19430.5981551857" calcext:value-type="float">
            <text:p>19430.5981551857</text:p>
          </table:table-cell>
          <table:table-cell table:formula="of:=[.C862]*RANDBETWEEN(0.3;1.9)" office:value-type="float" office:value="19762.5981551857" calcext:value-type="float">
            <text:p>19762.5981551857</text:p>
          </table:table-cell>
        </table:table-row>
        <table:table-row table:style-name="ro1">
          <table:table-cell office:value-type="float" office:value="34071" calcext:value-type="float">
            <text:p>34071</text:p>
          </table:table-cell>
          <table:table-cell office:value-type="string" calcext:value-type="string">
            <text:p>3917.6363678761904</text:p>
          </table:table-cell>
          <table:table-cell table:formula="of:=[.B863]+RANDBETWEEN(-500;500)" office:value-type="float" office:value="4162.63636787619" calcext:value-type="float">
            <text:p>4162.6363678762</text:p>
          </table:table-cell>
          <table:table-cell table:formula="of:=[.B863]*RANDBETWEEN(0.3;1.9)" office:value-type="float" office:value="3917.63636787619" calcext:value-type="float">
            <text:p>3917.6363678762</text:p>
          </table:table-cell>
          <table:table-cell table:formula="of:=[.D863]*RANDBETWEEN(0.3;1.9)" office:value-type="float" office:value="3917.63636787619" calcext:value-type="float">
            <text:p>3917.6363678762</text:p>
          </table:table-cell>
          <table:table-cell table:formula="of:=[.B863]*RANDBETWEEN(0.3;1.9)/[.E863]*[.D863]" office:value-type="float" office:value="7835.27273575238" calcext:value-type="float">
            <text:p>7835.2727357524</text:p>
          </table:table-cell>
          <table:table-cell table:formula="of:=[.C863]*RANDBETWEEN(0.3;1.9)" office:value-type="float" office:value="8325.27273575238" calcext:value-type="float">
            <text:p>8325.2727357524</text:p>
          </table:table-cell>
        </table:table-row>
        <table:table-row table:style-name="ro1">
          <table:table-cell office:value-type="float" office:value="34072" calcext:value-type="float">
            <text:p>34072</text:p>
          </table:table-cell>
          <table:table-cell office:value-type="string" calcext:value-type="string">
            <text:p>2132.4556723736173</text:p>
          </table:table-cell>
          <table:table-cell table:formula="of:=[.B864]+RANDBETWEEN(-500;500)" office:value-type="float" office:value="1700.45567237362" calcext:value-type="float">
            <text:p>1700.4556723736</text:p>
          </table:table-cell>
          <table:table-cell table:formula="of:=[.B864]*RANDBETWEEN(0.3;1.9)" office:value-type="float" office:value="2132.45567237362" calcext:value-type="float">
            <text:p>2132.4556723736</text:p>
          </table:table-cell>
          <table:table-cell table:formula="of:=[.D864]*RANDBETWEEN(0.3;1.9)" office:value-type="float" office:value="4264.91134474724" calcext:value-type="float">
            <text:p>4264.9113447472</text:p>
          </table:table-cell>
          <table:table-cell table:formula="of:=[.B864]*RANDBETWEEN(0.3;1.9)/[.E864]*[.D864]" office:value-type="float" office:value="2132.45567237362" calcext:value-type="float">
            <text:p>2132.4556723736</text:p>
          </table:table-cell>
          <table:table-cell table:formula="of:=[.C864]*RANDBETWEEN(0.3;1.9)" office:value-type="float" office:value="1700.45567237362" calcext:value-type="float">
            <text:p>1700.4556723736</text:p>
          </table:table-cell>
        </table:table-row>
        <table:table-row table:style-name="ro1">
          <table:table-cell office:value-type="float" office:value="34073" calcext:value-type="float">
            <text:p>34073</text:p>
          </table:table-cell>
          <table:table-cell office:value-type="string" calcext:value-type="string">
            <text:p>56641.591714375245</text:p>
          </table:table-cell>
          <table:table-cell table:formula="of:=[.B865]+RANDBETWEEN(-500;500)" office:value-type="float" office:value="56629.5917143752" calcext:value-type="float">
            <text:p>56629.5917143752</text:p>
          </table:table-cell>
          <table:table-cell table:formula="of:=[.B865]*RANDBETWEEN(0.3;1.9)" office:value-type="float" office:value="56641.5917143752" calcext:value-type="float">
            <text:p>56641.5917143752</text:p>
          </table:table-cell>
          <table:table-cell table:formula="of:=[.D865]*RANDBETWEEN(0.3;1.9)" office:value-type="float" office:value="56641.5917143752" calcext:value-type="float">
            <text:p>56641.5917143752</text:p>
          </table:table-cell>
          <table:table-cell table:formula="of:=[.B865]*RANDBETWEEN(0.3;1.9)/[.E865]*[.D865]" office:value-type="float" office:value="113283.183428751" calcext:value-type="float">
            <text:p>113283.183428751</text:p>
          </table:table-cell>
          <table:table-cell table:formula="of:=[.C865]*RANDBETWEEN(0.3;1.9)" office:value-type="float" office:value="56629.5917143752" calcext:value-type="float">
            <text:p>56629.5917143752</text:p>
          </table:table-cell>
        </table:table-row>
        <table:table-row table:style-name="ro1">
          <table:table-cell office:value-type="float" office:value="34074" calcext:value-type="float">
            <text:p>34074</text:p>
          </table:table-cell>
          <table:table-cell office:value-type="string" calcext:value-type="string">
            <text:p>20974.4138832527</text:p>
          </table:table-cell>
          <table:table-cell table:formula="of:=[.B866]+RANDBETWEEN(-500;500)" office:value-type="float" office:value="20710.4138832527" calcext:value-type="float">
            <text:p>20710.4138832527</text:p>
          </table:table-cell>
          <table:table-cell table:formula="of:=[.B866]*RANDBETWEEN(0.3;1.9)" office:value-type="float" office:value="20974.4138832527" calcext:value-type="float">
            <text:p>20974.4138832527</text:p>
          </table:table-cell>
          <table:table-cell table:formula="of:=[.D866]*RANDBETWEEN(0.3;1.9)" office:value-type="float" office:value="20974.4138832527" calcext:value-type="float">
            <text:p>20974.4138832527</text:p>
          </table:table-cell>
          <table:table-cell table:formula="of:=[.B866]*RANDBETWEEN(0.3;1.9)/[.E866]*[.D866]" office:value-type="float" office:value="41948.8277665054" calcext:value-type="float">
            <text:p>41948.8277665054</text:p>
          </table:table-cell>
          <table:table-cell table:formula="of:=[.C866]*RANDBETWEEN(0.3;1.9)" office:value-type="float" office:value="41420.8277665054" calcext:value-type="float">
            <text:p>41420.8277665054</text:p>
          </table:table-cell>
        </table:table-row>
        <table:table-row table:style-name="ro1">
          <table:table-cell office:value-type="float" office:value="34075" calcext:value-type="float">
            <text:p>34075</text:p>
          </table:table-cell>
          <table:table-cell office:value-type="string" calcext:value-type="string">
            <text:p>5142.325125631239</text:p>
          </table:table-cell>
          <table:table-cell table:formula="of:=[.B867]+RANDBETWEEN(-500;500)" office:value-type="float" office:value="4874.32512563124" calcext:value-type="float">
            <text:p>4874.3251256312</text:p>
          </table:table-cell>
          <table:table-cell table:formula="of:=[.B867]*RANDBETWEEN(0.3;1.9)" office:value-type="float" office:value="10284.6502512625" calcext:value-type="float">
            <text:p>10284.6502512625</text:p>
          </table:table-cell>
          <table:table-cell table:formula="of:=[.D867]*RANDBETWEEN(0.3;1.9)" office:value-type="float" office:value="20569.300502525" calcext:value-type="float">
            <text:p>20569.300502525</text:p>
          </table:table-cell>
          <table:table-cell table:formula="of:=[.B867]*RANDBETWEEN(0.3;1.9)/[.E867]*[.D867]" office:value-type="float" office:value="2571.16256281562" calcext:value-type="float">
            <text:p>2571.1625628156</text:p>
          </table:table-cell>
          <table:table-cell table:formula="of:=[.C867]*RANDBETWEEN(0.3;1.9)" office:value-type="float" office:value="4874.32512563124" calcext:value-type="float">
            <text:p>4874.3251256312</text:p>
          </table:table-cell>
        </table:table-row>
        <table:table-row table:style-name="ro1">
          <table:table-cell office:value-type="float" office:value="34076" calcext:value-type="float">
            <text:p>34076</text:p>
          </table:table-cell>
          <table:table-cell office:value-type="string" calcext:value-type="string">
            <text:p>48875.12879291013</text:p>
          </table:table-cell>
          <table:table-cell table:formula="of:=[.B868]+RANDBETWEEN(-500;500)" office:value-type="float" office:value="48963.1287929101" calcext:value-type="float">
            <text:p>48963.1287929101</text:p>
          </table:table-cell>
          <table:table-cell table:formula="of:=[.B868]*RANDBETWEEN(0.3;1.9)" office:value-type="float" office:value="48875.1287929101" calcext:value-type="float">
            <text:p>48875.1287929101</text:p>
          </table:table-cell>
          <table:table-cell table:formula="of:=[.D868]*RANDBETWEEN(0.3;1.9)" office:value-type="float" office:value="48875.1287929101" calcext:value-type="float">
            <text:p>48875.1287929101</text:p>
          </table:table-cell>
          <table:table-cell table:formula="of:=[.B868]*RANDBETWEEN(0.3;1.9)/[.E868]*[.D868]" office:value-type="float" office:value="97750.2575858203" calcext:value-type="float">
            <text:p>97750.2575858203</text:p>
          </table:table-cell>
          <table:table-cell table:formula="of:=[.C868]*RANDBETWEEN(0.3;1.9)" office:value-type="float" office:value="97926.2575858203" calcext:value-type="float">
            <text:p>97926.2575858203</text:p>
          </table:table-cell>
        </table:table-row>
        <table:table-row table:style-name="ro1">
          <table:table-cell office:value-type="float" office:value="34077" calcext:value-type="float">
            <text:p>34077</text:p>
          </table:table-cell>
          <table:table-cell office:value-type="string" calcext:value-type="string">
            <text:p>69607.8582498254</text:p>
          </table:table-cell>
          <table:table-cell table:formula="of:=[.B869]+RANDBETWEEN(-500;500)" office:value-type="float" office:value="69288.8582498254" calcext:value-type="float">
            <text:p>69288.8582498254</text:p>
          </table:table-cell>
          <table:table-cell table:formula="of:=[.B869]*RANDBETWEEN(0.3;1.9)" office:value-type="float" office:value="69607.8582498254" calcext:value-type="float">
            <text:p>69607.8582498254</text:p>
          </table:table-cell>
          <table:table-cell table:formula="of:=[.D869]*RANDBETWEEN(0.3;1.9)" office:value-type="float" office:value="139215.716499651" calcext:value-type="float">
            <text:p>139215.716499651</text:p>
          </table:table-cell>
          <table:table-cell table:formula="of:=[.B869]*RANDBETWEEN(0.3;1.9)/[.E869]*[.D869]" office:value-type="float" office:value="34803.9291249127" calcext:value-type="float">
            <text:p>34803.9291249127</text:p>
          </table:table-cell>
          <table:table-cell table:formula="of:=[.C869]*RANDBETWEEN(0.3;1.9)" office:value-type="float" office:value="69288.8582498254" calcext:value-type="float">
            <text:p>69288.8582498254</text:p>
          </table:table-cell>
        </table:table-row>
        <table:table-row table:style-name="ro1">
          <table:table-cell office:value-type="float" office:value="34078" calcext:value-type="float">
            <text:p>34078</text:p>
          </table:table-cell>
          <table:table-cell office:value-type="string" calcext:value-type="string">
            <text:p>13925.969046515362</text:p>
          </table:table-cell>
          <table:table-cell table:formula="of:=[.B870]+RANDBETWEEN(-500;500)" office:value-type="float" office:value="14266.9690465154" calcext:value-type="float">
            <text:p>14266.9690465154</text:p>
          </table:table-cell>
          <table:table-cell table:formula="of:=[.B870]*RANDBETWEEN(0.3;1.9)" office:value-type="float" office:value="13925.9690465154" calcext:value-type="float">
            <text:p>13925.9690465154</text:p>
          </table:table-cell>
          <table:table-cell table:formula="of:=[.D870]*RANDBETWEEN(0.3;1.9)" office:value-type="float" office:value="27851.9380930307" calcext:value-type="float">
            <text:p>27851.9380930307</text:p>
          </table:table-cell>
          <table:table-cell table:formula="of:=[.B870]*RANDBETWEEN(0.3;1.9)/[.E870]*[.D870]" office:value-type="float" office:value="6962.98452325768" calcext:value-type="float">
            <text:p>6962.9845232577</text:p>
          </table:table-cell>
          <table:table-cell table:formula="of:=[.C870]*RANDBETWEEN(0.3;1.9)" office:value-type="float" office:value="28533.9380930307" calcext:value-type="float">
            <text:p>28533.9380930307</text:p>
          </table:table-cell>
        </table:table-row>
        <table:table-row table:style-name="ro1">
          <table:table-cell office:value-type="float" office:value="34079" calcext:value-type="float">
            <text:p>34079</text:p>
          </table:table-cell>
          <table:table-cell office:value-type="string" calcext:value-type="string">
            <text:p>118419.61140215222</text:p>
          </table:table-cell>
          <table:table-cell table:formula="of:=[.B871]+RANDBETWEEN(-500;500)" office:value-type="float" office:value="117931.611402152" calcext:value-type="float">
            <text:p>117931.611402152</text:p>
          </table:table-cell>
          <table:table-cell table:formula="of:=[.B871]*RANDBETWEEN(0.3;1.9)" office:value-type="float" office:value="118419.611402152" calcext:value-type="float">
            <text:p>118419.611402152</text:p>
          </table:table-cell>
          <table:table-cell table:formula="of:=[.D871]*RANDBETWEEN(0.3;1.9)" office:value-type="float" office:value="118419.611402152" calcext:value-type="float">
            <text:p>118419.611402152</text:p>
          </table:table-cell>
          <table:table-cell table:formula="of:=[.B871]*RANDBETWEEN(0.3;1.9)/[.E871]*[.D871]" office:value-type="float" office:value="118419.611402152" calcext:value-type="float">
            <text:p>118419.611402152</text:p>
          </table:table-cell>
          <table:table-cell table:formula="of:=[.C871]*RANDBETWEEN(0.3;1.9)" office:value-type="float" office:value="235863.222804304" calcext:value-type="float">
            <text:p>235863.222804304</text:p>
          </table:table-cell>
        </table:table-row>
        <table:table-row table:style-name="ro1">
          <table:table-cell office:value-type="float" office:value="34080" calcext:value-type="float">
            <text:p>34080</text:p>
          </table:table-cell>
          <table:table-cell office:value-type="string" calcext:value-type="string">
            <text:p>3452.433928303087</text:p>
          </table:table-cell>
          <table:table-cell table:formula="of:=[.B872]+RANDBETWEEN(-500;500)" office:value-type="float" office:value="3824.43392830309" calcext:value-type="float">
            <text:p>3824.4339283031</text:p>
          </table:table-cell>
          <table:table-cell table:formula="of:=[.B872]*RANDBETWEEN(0.3;1.9)" office:value-type="float" office:value="6904.86785660618" calcext:value-type="float">
            <text:p>6904.8678566062</text:p>
          </table:table-cell>
          <table:table-cell table:formula="of:=[.D872]*RANDBETWEEN(0.3;1.9)" office:value-type="float" office:value="13809.7357132124" calcext:value-type="float">
            <text:p>13809.7357132124</text:p>
          </table:table-cell>
          <table:table-cell table:formula="of:=[.B872]*RANDBETWEEN(0.3;1.9)/[.E872]*[.D872]" office:value-type="float" office:value="3452.43392830309" calcext:value-type="float">
            <text:p>3452.4339283031</text:p>
          </table:table-cell>
          <table:table-cell table:formula="of:=[.C872]*RANDBETWEEN(0.3;1.9)" office:value-type="float" office:value="7648.86785660617" calcext:value-type="float">
            <text:p>7648.8678566062</text:p>
          </table:table-cell>
        </table:table-row>
        <table:table-row table:style-name="ro1">
          <table:table-cell office:value-type="float" office:value="34081" calcext:value-type="float">
            <text:p>34081</text:p>
          </table:table-cell>
          <table:table-cell office:value-type="string" calcext:value-type="string">
            <text:p>27109.254052602628</text:p>
          </table:table-cell>
          <table:table-cell table:formula="of:=[.B873]+RANDBETWEEN(-500;500)" office:value-type="float" office:value="27429.2540526026" calcext:value-type="float">
            <text:p>27429.2540526026</text:p>
          </table:table-cell>
          <table:table-cell table:formula="of:=[.B873]*RANDBETWEEN(0.3;1.9)" office:value-type="float" office:value="54218.5081052053" calcext:value-type="float">
            <text:p>54218.5081052053</text:p>
          </table:table-cell>
          <table:table-cell table:formula="of:=[.D873]*RANDBETWEEN(0.3;1.9)" office:value-type="float" office:value="108437.016210411" calcext:value-type="float">
            <text:p>108437.016210411</text:p>
          </table:table-cell>
          <table:table-cell table:formula="of:=[.B873]*RANDBETWEEN(0.3;1.9)/[.E873]*[.D873]" office:value-type="float" office:value="27109.2540526026" calcext:value-type="float">
            <text:p>27109.2540526026</text:p>
          </table:table-cell>
          <table:table-cell table:formula="of:=[.C873]*RANDBETWEEN(0.3;1.9)" office:value-type="float" office:value="54858.5081052053" calcext:value-type="float">
            <text:p>54858.5081052053</text:p>
          </table:table-cell>
        </table:table-row>
        <table:table-row table:style-name="ro1">
          <table:table-cell office:value-type="float" office:value="34082" calcext:value-type="float">
            <text:p>34082</text:p>
          </table:table-cell>
          <table:table-cell office:value-type="string" calcext:value-type="string">
            <text:p>9924.144138377882</text:p>
          </table:table-cell>
          <table:table-cell table:formula="of:=[.B874]+RANDBETWEEN(-500;500)" office:value-type="float" office:value="10181.1441383779" calcext:value-type="float">
            <text:p>10181.1441383779</text:p>
          </table:table-cell>
          <table:table-cell table:formula="of:=[.B874]*RANDBETWEEN(0.3;1.9)" office:value-type="float" office:value="19848.2882767558" calcext:value-type="float">
            <text:p>19848.2882767558</text:p>
          </table:table-cell>
          <table:table-cell table:formula="of:=[.D874]*RANDBETWEEN(0.3;1.9)" office:value-type="float" office:value="19848.2882767558" calcext:value-type="float">
            <text:p>19848.2882767558</text:p>
          </table:table-cell>
          <table:table-cell table:formula="of:=[.B874]*RANDBETWEEN(0.3;1.9)/[.E874]*[.D874]" office:value-type="float" office:value="9924.14413837788" calcext:value-type="float">
            <text:p>9924.1441383779</text:p>
          </table:table-cell>
          <table:table-cell table:formula="of:=[.C874]*RANDBETWEEN(0.3;1.9)" office:value-type="float" office:value="10181.1441383779" calcext:value-type="float">
            <text:p>10181.1441383779</text:p>
          </table:table-cell>
        </table:table-row>
        <table:table-row table:style-name="ro1">
          <table:table-cell office:value-type="float" office:value="34083" calcext:value-type="float">
            <text:p>34083</text:p>
          </table:table-cell>
          <table:table-cell office:value-type="string" calcext:value-type="string">
            <text:p>507.7429645699044</text:p>
          </table:table-cell>
          <table:table-cell table:formula="of:=[.B875]+RANDBETWEEN(-500;500)" office:value-type="float" office:value="651.742964569904" calcext:value-type="float">
            <text:p>651.7429645699</text:p>
          </table:table-cell>
          <table:table-cell table:formula="of:=[.B875]*RANDBETWEEN(0.3;1.9)" office:value-type="float" office:value="1015.48592913981" calcext:value-type="float">
            <text:p>1015.4859291398</text:p>
          </table:table-cell>
          <table:table-cell table:formula="of:=[.D875]*RANDBETWEEN(0.3;1.9)" office:value-type="float" office:value="1015.48592913981" calcext:value-type="float">
            <text:p>1015.4859291398</text:p>
          </table:table-cell>
          <table:table-cell table:formula="of:=[.B875]*RANDBETWEEN(0.3;1.9)/[.E875]*[.D875]" office:value-type="float" office:value="507.742964569904" calcext:value-type="float">
            <text:p>507.7429645699</text:p>
          </table:table-cell>
          <table:table-cell table:formula="of:=[.C875]*RANDBETWEEN(0.3;1.9)" office:value-type="float" office:value="651.742964569904" calcext:value-type="float">
            <text:p>651.7429645699</text:p>
          </table:table-cell>
        </table:table-row>
        <table:table-row table:style-name="ro1">
          <table:table-cell office:value-type="float" office:value="34084" calcext:value-type="float">
            <text:p>34084</text:p>
          </table:table-cell>
          <table:table-cell office:value-type="string" calcext:value-type="string">
            <text:p>17472.389904174626</text:p>
          </table:table-cell>
          <table:table-cell table:formula="of:=[.B876]+RANDBETWEEN(-500;500)" office:value-type="float" office:value="17857.3899041746" calcext:value-type="float">
            <text:p>17857.3899041746</text:p>
          </table:table-cell>
          <table:table-cell table:formula="of:=[.B876]*RANDBETWEEN(0.3;1.9)" office:value-type="float" office:value="34944.7798083492" calcext:value-type="float">
            <text:p>34944.7798083492</text:p>
          </table:table-cell>
          <table:table-cell table:formula="of:=[.D876]*RANDBETWEEN(0.3;1.9)" office:value-type="float" office:value="34944.7798083492" calcext:value-type="float">
            <text:p>34944.7798083492</text:p>
          </table:table-cell>
          <table:table-cell table:formula="of:=[.B876]*RANDBETWEEN(0.3;1.9)/[.E876]*[.D876]" office:value-type="float" office:value="17472.3899041746" calcext:value-type="float">
            <text:p>17472.3899041746</text:p>
          </table:table-cell>
          <table:table-cell table:formula="of:=[.C876]*RANDBETWEEN(0.3;1.9)" office:value-type="float" office:value="17857.3899041746" calcext:value-type="float">
            <text:p>17857.3899041746</text:p>
          </table:table-cell>
        </table:table-row>
        <table:table-row table:style-name="ro1">
          <table:table-cell office:value-type="float" office:value="34085" calcext:value-type="float">
            <text:p>34085</text:p>
          </table:table-cell>
          <table:table-cell office:value-type="string" calcext:value-type="string">
            <text:p>3330.3477409347297</text:p>
          </table:table-cell>
          <table:table-cell table:formula="of:=[.B877]+RANDBETWEEN(-500;500)" office:value-type="float" office:value="3350.34774093473" calcext:value-type="float">
            <text:p>3350.3477409347</text:p>
          </table:table-cell>
          <table:table-cell table:formula="of:=[.B877]*RANDBETWEEN(0.3;1.9)" office:value-type="float" office:value="6660.69548186946" calcext:value-type="float">
            <text:p>6660.6954818695</text:p>
          </table:table-cell>
          <table:table-cell table:formula="of:=[.D877]*RANDBETWEEN(0.3;1.9)" office:value-type="float" office:value="6660.69548186946" calcext:value-type="float">
            <text:p>6660.6954818695</text:p>
          </table:table-cell>
          <table:table-cell table:formula="of:=[.B877]*RANDBETWEEN(0.3;1.9)/[.E877]*[.D877]" office:value-type="float" office:value="3330.34774093473" calcext:value-type="float">
            <text:p>3330.3477409347</text:p>
          </table:table-cell>
          <table:table-cell table:formula="of:=[.C877]*RANDBETWEEN(0.3;1.9)" office:value-type="float" office:value="3350.34774093473" calcext:value-type="float">
            <text:p>3350.3477409347</text:p>
          </table:table-cell>
        </table:table-row>
        <table:table-row table:style-name="ro1">
          <table:table-cell office:value-type="float" office:value="34086" calcext:value-type="float">
            <text:p>34086</text:p>
          </table:table-cell>
          <table:table-cell office:value-type="string" calcext:value-type="string">
            <text:p>17178.839862479625</text:p>
          </table:table-cell>
          <table:table-cell table:formula="of:=[.B878]+RANDBETWEEN(-500;500)" office:value-type="float" office:value="17181.8398624796" calcext:value-type="float">
            <text:p>17181.8398624796</text:p>
          </table:table-cell>
          <table:table-cell table:formula="of:=[.B878]*RANDBETWEEN(0.3;1.9)" office:value-type="float" office:value="34357.6797249592" calcext:value-type="float">
            <text:p>34357.6797249592</text:p>
          </table:table-cell>
          <table:table-cell table:formula="of:=[.D878]*RANDBETWEEN(0.3;1.9)" office:value-type="float" office:value="68715.3594499185" calcext:value-type="float">
            <text:p>68715.3594499185</text:p>
          </table:table-cell>
          <table:table-cell table:formula="of:=[.B878]*RANDBETWEEN(0.3;1.9)/[.E878]*[.D878]" office:value-type="float" office:value="17178.8398624796" calcext:value-type="float">
            <text:p>17178.8398624796</text:p>
          </table:table-cell>
          <table:table-cell table:formula="of:=[.C878]*RANDBETWEEN(0.3;1.9)" office:value-type="float" office:value="17181.8398624796" calcext:value-type="float">
            <text:p>17181.8398624796</text:p>
          </table:table-cell>
        </table:table-row>
        <table:table-row table:style-name="ro1">
          <table:table-cell office:value-type="float" office:value="34087" calcext:value-type="float">
            <text:p>34087</text:p>
          </table:table-cell>
          <table:table-cell office:value-type="string" calcext:value-type="string">
            <text:p>18880.866845946097</text:p>
          </table:table-cell>
          <table:table-cell table:formula="of:=[.B879]+RANDBETWEEN(-500;500)" office:value-type="float" office:value="19000.8668459461" calcext:value-type="float">
            <text:p>19000.8668459461</text:p>
          </table:table-cell>
          <table:table-cell table:formula="of:=[.B879]*RANDBETWEEN(0.3;1.9)" office:value-type="float" office:value="18880.8668459461" calcext:value-type="float">
            <text:p>18880.8668459461</text:p>
          </table:table-cell>
          <table:table-cell table:formula="of:=[.D879]*RANDBETWEEN(0.3;1.9)" office:value-type="float" office:value="37761.7336918922" calcext:value-type="float">
            <text:p>37761.7336918922</text:p>
          </table:table-cell>
          <table:table-cell table:formula="of:=[.B879]*RANDBETWEEN(0.3;1.9)/[.E879]*[.D879]" office:value-type="float" office:value="18880.8668459461" calcext:value-type="float">
            <text:p>18880.8668459461</text:p>
          </table:table-cell>
          <table:table-cell table:formula="of:=[.C879]*RANDBETWEEN(0.3;1.9)" office:value-type="float" office:value="19000.8668459461" calcext:value-type="float">
            <text:p>19000.8668459461</text:p>
          </table:table-cell>
        </table:table-row>
        <table:table-row table:style-name="ro1">
          <table:table-cell office:value-type="float" office:value="34088" calcext:value-type="float">
            <text:p>34088</text:p>
          </table:table-cell>
          <table:table-cell office:value-type="string" calcext:value-type="string">
            <text:p>34716.656629325895</text:p>
          </table:table-cell>
          <table:table-cell table:formula="of:=[.B880]+RANDBETWEEN(-500;500)" office:value-type="float" office:value="35093.6566293259" calcext:value-type="float">
            <text:p>35093.6566293259</text:p>
          </table:table-cell>
          <table:table-cell table:formula="of:=[.B880]*RANDBETWEEN(0.3;1.9)" office:value-type="float" office:value="69433.3132586518" calcext:value-type="float">
            <text:p>69433.3132586518</text:p>
          </table:table-cell>
          <table:table-cell table:formula="of:=[.D880]*RANDBETWEEN(0.3;1.9)" office:value-type="float" office:value="69433.3132586518" calcext:value-type="float">
            <text:p>69433.3132586518</text:p>
          </table:table-cell>
          <table:table-cell table:formula="of:=[.B880]*RANDBETWEEN(0.3;1.9)/[.E880]*[.D880]" office:value-type="float" office:value="69433.3132586518" calcext:value-type="float">
            <text:p>69433.3132586518</text:p>
          </table:table-cell>
          <table:table-cell table:formula="of:=[.C880]*RANDBETWEEN(0.3;1.9)" office:value-type="float" office:value="70187.3132586518" calcext:value-type="float">
            <text:p>70187.3132586518</text:p>
          </table:table-cell>
        </table:table-row>
        <table:table-row table:style-name="ro1">
          <table:table-cell office:value-type="float" office:value="34089" calcext:value-type="float">
            <text:p>34089</text:p>
          </table:table-cell>
          <table:table-cell office:value-type="string" calcext:value-type="string">
            <text:p>2876.3369508429996</text:p>
          </table:table-cell>
          <table:table-cell table:formula="of:=[.B881]+RANDBETWEEN(-500;500)" office:value-type="float" office:value="2865.336950843" calcext:value-type="float">
            <text:p>2865.336950843</text:p>
          </table:table-cell>
          <table:table-cell table:formula="of:=[.B881]*RANDBETWEEN(0.3;1.9)" office:value-type="float" office:value="5752.673901686" calcext:value-type="float">
            <text:p>5752.673901686</text:p>
          </table:table-cell>
          <table:table-cell table:formula="of:=[.D881]*RANDBETWEEN(0.3;1.9)" office:value-type="float" office:value="11505.347803372" calcext:value-type="float">
            <text:p>11505.347803372</text:p>
          </table:table-cell>
          <table:table-cell table:formula="of:=[.B881]*RANDBETWEEN(0.3;1.9)/[.E881]*[.D881]" office:value-type="float" office:value="2876.336950843" calcext:value-type="float">
            <text:p>2876.336950843</text:p>
          </table:table-cell>
          <table:table-cell table:formula="of:=[.C881]*RANDBETWEEN(0.3;1.9)" office:value-type="float" office:value="5730.673901686" calcext:value-type="float">
            <text:p>5730.673901686</text:p>
          </table:table-cell>
        </table:table-row>
        <table:table-row table:style-name="ro1">
          <table:table-cell office:value-type="float" office:value="34090" calcext:value-type="float">
            <text:p>34090</text:p>
          </table:table-cell>
          <table:table-cell office:value-type="string" calcext:value-type="string">
            <text:p>59324.225505652066</text:p>
          </table:table-cell>
          <table:table-cell table:formula="of:=[.B882]+RANDBETWEEN(-500;500)" office:value-type="float" office:value="59165.2255056521" calcext:value-type="float">
            <text:p>59165.2255056521</text:p>
          </table:table-cell>
          <table:table-cell table:formula="of:=[.B882]*RANDBETWEEN(0.3;1.9)" office:value-type="float" office:value="118648.451011304" calcext:value-type="float">
            <text:p>118648.451011304</text:p>
          </table:table-cell>
          <table:table-cell table:formula="of:=[.D882]*RANDBETWEEN(0.3;1.9)" office:value-type="float" office:value="237296.902022608" calcext:value-type="float">
            <text:p>237296.902022608</text:p>
          </table:table-cell>
          <table:table-cell table:formula="of:=[.B882]*RANDBETWEEN(0.3;1.9)/[.E882]*[.D882]" office:value-type="float" office:value="59324.2255056521" calcext:value-type="float">
            <text:p>59324.2255056521</text:p>
          </table:table-cell>
          <table:table-cell table:formula="of:=[.C882]*RANDBETWEEN(0.3;1.9)" office:value-type="float" office:value="118330.451011304" calcext:value-type="float">
            <text:p>118330.451011304</text:p>
          </table:table-cell>
        </table:table-row>
        <table:table-row table:style-name="ro1">
          <table:table-cell office:value-type="float" office:value="34091" calcext:value-type="float">
            <text:p>34091</text:p>
          </table:table-cell>
          <table:table-cell office:value-type="string" calcext:value-type="string">
            <text:p>1712.913198947472</text:p>
          </table:table-cell>
          <table:table-cell table:formula="of:=[.B883]+RANDBETWEEN(-500;500)" office:value-type="float" office:value="1775.91319894747" calcext:value-type="float">
            <text:p>1775.9131989475</text:p>
          </table:table-cell>
          <table:table-cell table:formula="of:=[.B883]*RANDBETWEEN(0.3;1.9)" office:value-type="float" office:value="3425.82639789494" calcext:value-type="float">
            <text:p>3425.826397895</text:p>
          </table:table-cell>
          <table:table-cell table:formula="of:=[.D883]*RANDBETWEEN(0.3;1.9)" office:value-type="float" office:value="3425.82639789494" calcext:value-type="float">
            <text:p>3425.826397895</text:p>
          </table:table-cell>
          <table:table-cell table:formula="of:=[.B883]*RANDBETWEEN(0.3;1.9)/[.E883]*[.D883]" office:value-type="float" office:value="1712.91319894747" calcext:value-type="float">
            <text:p>1712.9131989475</text:p>
          </table:table-cell>
          <table:table-cell table:formula="of:=[.C883]*RANDBETWEEN(0.3;1.9)" office:value-type="float" office:value="1775.91319894747" calcext:value-type="float">
            <text:p>1775.9131989475</text:p>
          </table:table-cell>
        </table:table-row>
        <table:table-row table:style-name="ro1">
          <table:table-cell office:value-type="float" office:value="34092" calcext:value-type="float">
            <text:p>34092</text:p>
          </table:table-cell>
          <table:table-cell office:value-type="string" calcext:value-type="string">
            <text:p>17100.91986262884</text:p>
          </table:table-cell>
          <table:table-cell table:formula="of:=[.B884]+RANDBETWEEN(-500;500)" office:value-type="float" office:value="17035.9198626288" calcext:value-type="float">
            <text:p>17035.9198626288</text:p>
          </table:table-cell>
          <table:table-cell table:formula="of:=[.B884]*RANDBETWEEN(0.3;1.9)" office:value-type="float" office:value="34201.8397252577" calcext:value-type="float">
            <text:p>34201.8397252577</text:p>
          </table:table-cell>
          <table:table-cell table:formula="of:=[.D884]*RANDBETWEEN(0.3;1.9)" office:value-type="float" office:value="34201.8397252577" calcext:value-type="float">
            <text:p>34201.8397252577</text:p>
          </table:table-cell>
          <table:table-cell table:formula="of:=[.B884]*RANDBETWEEN(0.3;1.9)/[.E884]*[.D884]" office:value-type="float" office:value="17100.9198626288" calcext:value-type="float">
            <text:p>17100.9198626288</text:p>
          </table:table-cell>
          <table:table-cell table:formula="of:=[.C884]*RANDBETWEEN(0.3;1.9)" office:value-type="float" office:value="17035.9198626288" calcext:value-type="float">
            <text:p>17035.9198626288</text:p>
          </table:table-cell>
        </table:table-row>
        <table:table-row table:style-name="ro1">
          <table:table-cell office:value-type="float" office:value="34093" calcext:value-type="float">
            <text:p>34093</text:p>
          </table:table-cell>
          <table:table-cell office:value-type="string" calcext:value-type="string">
            <text:p>2023.5521945589999</text:p>
          </table:table-cell>
          <table:table-cell table:formula="of:=[.B885]+RANDBETWEEN(-500;500)" office:value-type="float" office:value="1996.552194559" calcext:value-type="float">
            <text:p>1996.552194559</text:p>
          </table:table-cell>
          <table:table-cell table:formula="of:=[.B885]*RANDBETWEEN(0.3;1.9)" office:value-type="float" office:value="4047.104389118" calcext:value-type="float">
            <text:p>4047.104389118</text:p>
          </table:table-cell>
          <table:table-cell table:formula="of:=[.D885]*RANDBETWEEN(0.3;1.9)" office:value-type="float" office:value="8094.208778236" calcext:value-type="float">
            <text:p>8094.208778236</text:p>
          </table:table-cell>
          <table:table-cell table:formula="of:=[.B885]*RANDBETWEEN(0.3;1.9)/[.E885]*[.D885]" office:value-type="float" office:value="1011.7760972795" calcext:value-type="float">
            <text:p>1011.7760972795</text:p>
          </table:table-cell>
          <table:table-cell table:formula="of:=[.C885]*RANDBETWEEN(0.3;1.9)" office:value-type="float" office:value="1996.552194559" calcext:value-type="float">
            <text:p>1996.552194559</text:p>
          </table:table-cell>
        </table:table-row>
        <table:table-row table:style-name="ro1">
          <table:table-cell office:value-type="float" office:value="34094" calcext:value-type="float">
            <text:p>34094</text:p>
          </table:table-cell>
          <table:table-cell office:value-type="string" calcext:value-type="string">
            <text:p>6256.124511138413</text:p>
          </table:table-cell>
          <table:table-cell table:formula="of:=[.B886]+RANDBETWEEN(-500;500)" office:value-type="float" office:value="6636.12451113841" calcext:value-type="float">
            <text:p>6636.1245111384</text:p>
          </table:table-cell>
          <table:table-cell table:formula="of:=[.B886]*RANDBETWEEN(0.3;1.9)" office:value-type="float" office:value="12512.2490222768" calcext:value-type="float">
            <text:p>12512.2490222768</text:p>
          </table:table-cell>
          <table:table-cell table:formula="of:=[.D886]*RANDBETWEEN(0.3;1.9)" office:value-type="float" office:value="25024.4980445537" calcext:value-type="float">
            <text:p>25024.4980445537</text:p>
          </table:table-cell>
          <table:table-cell table:formula="of:=[.B886]*RANDBETWEEN(0.3;1.9)/[.E886]*[.D886]" office:value-type="float" office:value="6256.12451113841" calcext:value-type="float">
            <text:p>6256.1245111384</text:p>
          </table:table-cell>
          <table:table-cell table:formula="of:=[.C886]*RANDBETWEEN(0.3;1.9)" office:value-type="float" office:value="6636.12451113841" calcext:value-type="float">
            <text:p>6636.1245111384</text:p>
          </table:table-cell>
        </table:table-row>
        <table:table-row table:style-name="ro1">
          <table:table-cell office:value-type="float" office:value="34095" calcext:value-type="float">
            <text:p>34095</text:p>
          </table:table-cell>
          <table:table-cell office:value-type="string" calcext:value-type="string">
            <text:p>430108.21756738675</text:p>
          </table:table-cell>
          <table:table-cell table:formula="of:=[.B887]+RANDBETWEEN(-500;500)" office:value-type="float" office:value="430496.217567387" calcext:value-type="float">
            <text:p>430496.217567387</text:p>
          </table:table-cell>
          <table:table-cell table:formula="of:=[.B887]*RANDBETWEEN(0.3;1.9)" office:value-type="float" office:value="860216.435134774" calcext:value-type="float">
            <text:p>860216.435134774</text:p>
          </table:table-cell>
          <table:table-cell table:formula="of:=[.D887]*RANDBETWEEN(0.3;1.9)" office:value-type="float" office:value="860216.435134774" calcext:value-type="float">
            <text:p>860216.435134774</text:p>
          </table:table-cell>
          <table:table-cell table:formula="of:=[.B887]*RANDBETWEEN(0.3;1.9)/[.E887]*[.D887]" office:value-type="float" office:value="860216.435134774" calcext:value-type="float">
            <text:p>860216.435134774</text:p>
          </table:table-cell>
          <table:table-cell table:formula="of:=[.C887]*RANDBETWEEN(0.3;1.9)" office:value-type="float" office:value="860992.435134773" calcext:value-type="float">
            <text:p>860992.435134773</text:p>
          </table:table-cell>
        </table:table-row>
        <table:table-row table:style-name="ro1">
          <table:table-cell office:value-type="float" office:value="34096" calcext:value-type="float">
            <text:p>34096</text:p>
          </table:table-cell>
          <table:table-cell office:value-type="string" calcext:value-type="string">
            <text:p>23965.431059891518</text:p>
          </table:table-cell>
          <table:table-cell table:formula="of:=[.B888]+RANDBETWEEN(-500;500)" office:value-type="float" office:value="23708.4310598915" calcext:value-type="float">
            <text:p>23708.4310598915</text:p>
          </table:table-cell>
          <table:table-cell table:formula="of:=[.B888]*RANDBETWEEN(0.3;1.9)" office:value-type="float" office:value="23965.4310598915" calcext:value-type="float">
            <text:p>23965.4310598915</text:p>
          </table:table-cell>
          <table:table-cell table:formula="of:=[.D888]*RANDBETWEEN(0.3;1.9)" office:value-type="float" office:value="23965.4310598915" calcext:value-type="float">
            <text:p>23965.4310598915</text:p>
          </table:table-cell>
          <table:table-cell table:formula="of:=[.B888]*RANDBETWEEN(0.3;1.9)/[.E888]*[.D888]" office:value-type="float" office:value="23965.4310598915" calcext:value-type="float">
            <text:p>23965.4310598915</text:p>
          </table:table-cell>
          <table:table-cell table:formula="of:=[.C888]*RANDBETWEEN(0.3;1.9)" office:value-type="float" office:value="23708.4310598915" calcext:value-type="float">
            <text:p>23708.4310598915</text:p>
          </table:table-cell>
        </table:table-row>
        <table:table-row table:style-name="ro1">
          <table:table-cell office:value-type="float" office:value="34097" calcext:value-type="float">
            <text:p>34097</text:p>
          </table:table-cell>
          <table:table-cell office:value-type="string" calcext:value-type="string">
            <text:p>3479.866457898531</text:p>
          </table:table-cell>
          <table:table-cell table:formula="of:=[.B889]+RANDBETWEEN(-500;500)" office:value-type="float" office:value="3872.86645789853" calcext:value-type="float">
            <text:p>3872.8664578985</text:p>
          </table:table-cell>
          <table:table-cell table:formula="of:=[.B889]*RANDBETWEEN(0.3;1.9)" office:value-type="float" office:value="6959.73291579706" calcext:value-type="float">
            <text:p>6959.7329157971</text:p>
          </table:table-cell>
          <table:table-cell table:formula="of:=[.D889]*RANDBETWEEN(0.3;1.9)" office:value-type="float" office:value="6959.73291579706" calcext:value-type="float">
            <text:p>6959.7329157971</text:p>
          </table:table-cell>
          <table:table-cell table:formula="of:=[.B889]*RANDBETWEEN(0.3;1.9)/[.E889]*[.D889]" office:value-type="float" office:value="6959.73291579706" calcext:value-type="float">
            <text:p>6959.7329157971</text:p>
          </table:table-cell>
          <table:table-cell table:formula="of:=[.C889]*RANDBETWEEN(0.3;1.9)" office:value-type="float" office:value="7745.73291579706" calcext:value-type="float">
            <text:p>7745.7329157971</text:p>
          </table:table-cell>
        </table:table-row>
        <table:table-row table:style-name="ro1">
          <table:table-cell office:value-type="float" office:value="34098" calcext:value-type="float">
            <text:p>34098</text:p>
          </table:table-cell>
          <table:table-cell office:value-type="string" calcext:value-type="string">
            <text:p>3708.522032030566</text:p>
          </table:table-cell>
          <table:table-cell table:formula="of:=[.B890]+RANDBETWEEN(-500;500)" office:value-type="float" office:value="3797.52203203057" calcext:value-type="float">
            <text:p>3797.5220320306</text:p>
          </table:table-cell>
          <table:table-cell table:formula="of:=[.B890]*RANDBETWEEN(0.3;1.9)" office:value-type="float" office:value="7417.04406406113" calcext:value-type="float">
            <text:p>7417.0440640611</text:p>
          </table:table-cell>
          <table:table-cell table:formula="of:=[.D890]*RANDBETWEEN(0.3;1.9)" office:value-type="float" office:value="14834.0881281223" calcext:value-type="float">
            <text:p>14834.0881281223</text:p>
          </table:table-cell>
          <table:table-cell table:formula="of:=[.B890]*RANDBETWEEN(0.3;1.9)/[.E890]*[.D890]" office:value-type="float" office:value="3708.52203203057" calcext:value-type="float">
            <text:p>3708.5220320306</text:p>
          </table:table-cell>
          <table:table-cell table:formula="of:=[.C890]*RANDBETWEEN(0.3;1.9)" office:value-type="float" office:value="3797.52203203057" calcext:value-type="float">
            <text:p>3797.5220320306</text:p>
          </table:table-cell>
        </table:table-row>
        <table:table-row table:style-name="ro1">
          <table:table-cell office:value-type="float" office:value="34099" calcext:value-type="float">
            <text:p>34099</text:p>
          </table:table-cell>
          <table:table-cell office:value-type="string" calcext:value-type="string">
            <text:p>5614.048816856739</text:p>
          </table:table-cell>
          <table:table-cell table:formula="of:=[.B891]+RANDBETWEEN(-500;500)" office:value-type="float" office:value="5885.04881685674" calcext:value-type="float">
            <text:p>5885.0488168567</text:p>
          </table:table-cell>
          <table:table-cell table:formula="of:=[.B891]*RANDBETWEEN(0.3;1.9)" office:value-type="float" office:value="5614.04881685674" calcext:value-type="float">
            <text:p>5614.0488168567</text:p>
          </table:table-cell>
          <table:table-cell table:formula="of:=[.D891]*RANDBETWEEN(0.3;1.9)" office:value-type="float" office:value="11228.0976337135" calcext:value-type="float">
            <text:p>11228.0976337135</text:p>
          </table:table-cell>
          <table:table-cell table:formula="of:=[.B891]*RANDBETWEEN(0.3;1.9)/[.E891]*[.D891]" office:value-type="float" office:value="5614.04881685674" calcext:value-type="float">
            <text:p>5614.0488168567</text:p>
          </table:table-cell>
          <table:table-cell table:formula="of:=[.C891]*RANDBETWEEN(0.3;1.9)" office:value-type="float" office:value="11770.0976337135" calcext:value-type="float">
            <text:p>11770.0976337135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string" calcext:value-type="string">
            <text:p>6378.070268321114</text:p>
          </table:table-cell>
          <table:table-cell table:formula="of:=[.B892]+RANDBETWEEN(-500;500)" office:value-type="float" office:value="6238.07026832111" calcext:value-type="float">
            <text:p>6238.0702683211</text:p>
          </table:table-cell>
          <table:table-cell table:formula="of:=[.B892]*RANDBETWEEN(0.3;1.9)" office:value-type="float" office:value="6378.07026832111" calcext:value-type="float">
            <text:p>6378.0702683211</text:p>
          </table:table-cell>
          <table:table-cell table:formula="of:=[.D892]*RANDBETWEEN(0.3;1.9)" office:value-type="float" office:value="6378.07026832111" calcext:value-type="float">
            <text:p>6378.0702683211</text:p>
          </table:table-cell>
          <table:table-cell table:formula="of:=[.B892]*RANDBETWEEN(0.3;1.9)/[.E892]*[.D892]" office:value-type="float" office:value="12756.1405366422" calcext:value-type="float">
            <text:p>12756.1405366422</text:p>
          </table:table-cell>
          <table:table-cell table:formula="of:=[.C892]*RANDBETWEEN(0.3;1.9)" office:value-type="float" office:value="6238.07026832111" calcext:value-type="float">
            <text:p>6238.0702683211</text:p>
          </table:table-cell>
        </table:table-row>
        <table:table-row table:style-name="ro1">
          <table:table-cell office:value-type="float" office:value="34101" calcext:value-type="float">
            <text:p>34101</text:p>
          </table:table-cell>
          <table:table-cell office:value-type="string" calcext:value-type="string">
            <text:p>256870.73906576916</text:p>
          </table:table-cell>
          <table:table-cell table:formula="of:=[.B893]+RANDBETWEEN(-500;500)" office:value-type="float" office:value="256945.739065769" calcext:value-type="float">
            <text:p>256945.739065769</text:p>
          </table:table-cell>
          <table:table-cell table:formula="of:=[.B893]*RANDBETWEEN(0.3;1.9)" office:value-type="float" office:value="513741.478131538" calcext:value-type="float">
            <text:p>513741.478131538</text:p>
          </table:table-cell>
          <table:table-cell table:formula="of:=[.D893]*RANDBETWEEN(0.3;1.9)" office:value-type="float" office:value="513741.478131538" calcext:value-type="float">
            <text:p>513741.478131538</text:p>
          </table:table-cell>
          <table:table-cell table:formula="of:=[.B893]*RANDBETWEEN(0.3;1.9)/[.E893]*[.D893]" office:value-type="float" office:value="513741.478131538" calcext:value-type="float">
            <text:p>513741.478131538</text:p>
          </table:table-cell>
          <table:table-cell table:formula="of:=[.C893]*RANDBETWEEN(0.3;1.9)" office:value-type="float" office:value="256945.739065769" calcext:value-type="float">
            <text:p>256945.739065769</text:p>
          </table:table-cell>
        </table:table-row>
        <table:table-row table:style-name="ro1">
          <table:table-cell office:value-type="float" office:value="34102" calcext:value-type="float">
            <text:p>34102</text:p>
          </table:table-cell>
          <table:table-cell office:value-type="string" calcext:value-type="string">
            <text:p>2260.698353005427</text:p>
          </table:table-cell>
          <table:table-cell table:formula="of:=[.B894]+RANDBETWEEN(-500;500)" office:value-type="float" office:value="2501.69835300543" calcext:value-type="float">
            <text:p>2501.6983530054</text:p>
          </table:table-cell>
          <table:table-cell table:formula="of:=[.B894]*RANDBETWEEN(0.3;1.9)" office:value-type="float" office:value="4521.39670601085" calcext:value-type="float">
            <text:p>4521.3967060109</text:p>
          </table:table-cell>
          <table:table-cell table:formula="of:=[.D894]*RANDBETWEEN(0.3;1.9)" office:value-type="float" office:value="4521.39670601085" calcext:value-type="float">
            <text:p>4521.3967060109</text:p>
          </table:table-cell>
          <table:table-cell table:formula="of:=[.B894]*RANDBETWEEN(0.3;1.9)/[.E894]*[.D894]" office:value-type="float" office:value="2260.69835300543" calcext:value-type="float">
            <text:p>2260.6983530054</text:p>
          </table:table-cell>
          <table:table-cell table:formula="of:=[.C894]*RANDBETWEEN(0.3;1.9)" office:value-type="float" office:value="2501.69835300543" calcext:value-type="float">
            <text:p>2501.6983530054</text:p>
          </table:table-cell>
        </table:table-row>
        <table:table-row table:style-name="ro1">
          <table:table-cell office:value-type="float" office:value="34103" calcext:value-type="float">
            <text:p>34103</text:p>
          </table:table-cell>
          <table:table-cell office:value-type="string" calcext:value-type="string">
            <text:p>7003.412724962</text:p>
          </table:table-cell>
          <table:table-cell table:formula="of:=[.B895]+RANDBETWEEN(-500;500)" office:value-type="float" office:value="7140.412724962" calcext:value-type="float">
            <text:p>7140.412724962</text:p>
          </table:table-cell>
          <table:table-cell table:formula="of:=[.B895]*RANDBETWEEN(0.3;1.9)" office:value-type="float" office:value="7003.412724962" calcext:value-type="float">
            <text:p>7003.412724962</text:p>
          </table:table-cell>
          <table:table-cell table:formula="of:=[.D895]*RANDBETWEEN(0.3;1.9)" office:value-type="float" office:value="14006.825449924" calcext:value-type="float">
            <text:p>14006.825449924</text:p>
          </table:table-cell>
          <table:table-cell table:formula="of:=[.B895]*RANDBETWEEN(0.3;1.9)/[.E895]*[.D895]" office:value-type="float" office:value="3501.706362481" calcext:value-type="float">
            <text:p>3501.706362481</text:p>
          </table:table-cell>
          <table:table-cell table:formula="of:=[.C895]*RANDBETWEEN(0.3;1.9)" office:value-type="float" office:value="14280.825449924" calcext:value-type="float">
            <text:p>14280.825449924</text:p>
          </table:table-cell>
        </table:table-row>
        <table:table-row table:style-name="ro1">
          <table:table-cell office:value-type="float" office:value="34104" calcext:value-type="float">
            <text:p>34104</text:p>
          </table:table-cell>
          <table:table-cell office:value-type="string" calcext:value-type="string">
            <text:p>1075.738662784</text:p>
          </table:table-cell>
          <table:table-cell table:formula="of:=[.B896]+RANDBETWEEN(-500;500)" office:value-type="float" office:value="1554.738662784" calcext:value-type="float">
            <text:p>1554.738662784</text:p>
          </table:table-cell>
          <table:table-cell table:formula="of:=[.B896]*RANDBETWEEN(0.3;1.9)" office:value-type="float" office:value="2151.477325568" calcext:value-type="float">
            <text:p>2151.477325568</text:p>
          </table:table-cell>
          <table:table-cell table:formula="of:=[.D896]*RANDBETWEEN(0.3;1.9)" office:value-type="float" office:value="2151.477325568" calcext:value-type="float">
            <text:p>2151.477325568</text:p>
          </table:table-cell>
          <table:table-cell table:formula="of:=[.B896]*RANDBETWEEN(0.3;1.9)/[.E896]*[.D896]" office:value-type="float" office:value="1075.738662784" calcext:value-type="float">
            <text:p>1075.738662784</text:p>
          </table:table-cell>
          <table:table-cell table:formula="of:=[.C896]*RANDBETWEEN(0.3;1.9)" office:value-type="float" office:value="1554.738662784" calcext:value-type="float">
            <text:p>1554.738662784</text:p>
          </table:table-cell>
        </table:table-row>
        <table:table-row table:style-name="ro1">
          <table:table-cell office:value-type="float" office:value="34105" calcext:value-type="float">
            <text:p>34105</text:p>
          </table:table-cell>
          <table:table-cell office:value-type="string" calcext:value-type="string">
            <text:p>1826.9103092590003</text:p>
          </table:table-cell>
          <table:table-cell table:formula="of:=[.B897]+RANDBETWEEN(-500;500)" office:value-type="float" office:value="1378.910309259" calcext:value-type="float">
            <text:p>1378.910309259</text:p>
          </table:table-cell>
          <table:table-cell table:formula="of:=[.B897]*RANDBETWEEN(0.3;1.9)" office:value-type="float" office:value="1826.910309259" calcext:value-type="float">
            <text:p>1826.910309259</text:p>
          </table:table-cell>
          <table:table-cell table:formula="of:=[.D897]*RANDBETWEEN(0.3;1.9)" office:value-type="float" office:value="3653.820618518" calcext:value-type="float">
            <text:p>3653.820618518</text:p>
          </table:table-cell>
          <table:table-cell table:formula="of:=[.B897]*RANDBETWEEN(0.3;1.9)/[.E897]*[.D897]" office:value-type="float" office:value="913.4551546295" calcext:value-type="float">
            <text:p>913.4551546295</text:p>
          </table:table-cell>
          <table:table-cell table:formula="of:=[.C897]*RANDBETWEEN(0.3;1.9)" office:value-type="float" office:value="2757.820618518" calcext:value-type="float">
            <text:p>2757.820618518</text:p>
          </table:table-cell>
        </table:table-row>
        <table:table-row table:style-name="ro1">
          <table:table-cell office:value-type="float" office:value="34106" calcext:value-type="float">
            <text:p>34106</text:p>
          </table:table-cell>
          <table:table-cell office:value-type="string" calcext:value-type="string">
            <text:p>6867.731510683449</text:p>
          </table:table-cell>
          <table:table-cell table:formula="of:=[.B898]+RANDBETWEEN(-500;500)" office:value-type="float" office:value="7039.73151068345" calcext:value-type="float">
            <text:p>7039.7315106835</text:p>
          </table:table-cell>
          <table:table-cell table:formula="of:=[.B898]*RANDBETWEEN(0.3;1.9)" office:value-type="float" office:value="6867.73151068345" calcext:value-type="float">
            <text:p>6867.7315106835</text:p>
          </table:table-cell>
          <table:table-cell table:formula="of:=[.D898]*RANDBETWEEN(0.3;1.9)" office:value-type="float" office:value="6867.73151068345" calcext:value-type="float">
            <text:p>6867.7315106835</text:p>
          </table:table-cell>
          <table:table-cell table:formula="of:=[.B898]*RANDBETWEEN(0.3;1.9)/[.E898]*[.D898]" office:value-type="float" office:value="13735.4630213669" calcext:value-type="float">
            <text:p>13735.4630213669</text:p>
          </table:table-cell>
          <table:table-cell table:formula="of:=[.C898]*RANDBETWEEN(0.3;1.9)" office:value-type="float" office:value="14079.4630213669" calcext:value-type="float">
            <text:p>14079.4630213669</text:p>
          </table:table-cell>
        </table:table-row>
        <table:table-row table:style-name="ro1">
          <table:table-cell office:value-type="float" office:value="34107" calcext:value-type="float">
            <text:p>34107</text:p>
          </table:table-cell>
          <table:table-cell office:value-type="string" calcext:value-type="string">
            <text:p>6146.625431822053</text:p>
          </table:table-cell>
          <table:table-cell table:formula="of:=[.B899]+RANDBETWEEN(-500;500)" office:value-type="float" office:value="5959.62543182205" calcext:value-type="float">
            <text:p>5959.6254318221</text:p>
          </table:table-cell>
          <table:table-cell table:formula="of:=[.B899]*RANDBETWEEN(0.3;1.9)" office:value-type="float" office:value="12293.2508636441" calcext:value-type="float">
            <text:p>12293.2508636441</text:p>
          </table:table-cell>
          <table:table-cell table:formula="of:=[.D899]*RANDBETWEEN(0.3;1.9)" office:value-type="float" office:value="24586.5017272882" calcext:value-type="float">
            <text:p>24586.5017272882</text:p>
          </table:table-cell>
          <table:table-cell table:formula="of:=[.B899]*RANDBETWEEN(0.3;1.9)/[.E899]*[.D899]" office:value-type="float" office:value="3073.31271591103" calcext:value-type="float">
            <text:p>3073.312715911</text:p>
          </table:table-cell>
          <table:table-cell table:formula="of:=[.C899]*RANDBETWEEN(0.3;1.9)" office:value-type="float" office:value="11919.2508636441" calcext:value-type="float">
            <text:p>11919.2508636441</text:p>
          </table:table-cell>
        </table:table-row>
        <table:table-row table:style-name="ro1">
          <table:table-cell office:value-type="float" office:value="34108" calcext:value-type="float">
            <text:p>34108</text:p>
          </table:table-cell>
          <table:table-cell office:value-type="string" calcext:value-type="string">
            <text:p>150402.1209089861</text:p>
          </table:table-cell>
          <table:table-cell table:formula="of:=[.B900]+RANDBETWEEN(-500;500)" office:value-type="float" office:value="150897.120908986" calcext:value-type="float">
            <text:p>150897.120908986</text:p>
          </table:table-cell>
          <table:table-cell table:formula="of:=[.B900]*RANDBETWEEN(0.3;1.9)" office:value-type="float" office:value="150402.120908986" calcext:value-type="float">
            <text:p>150402.120908986</text:p>
          </table:table-cell>
          <table:table-cell table:formula="of:=[.D900]*RANDBETWEEN(0.3;1.9)" office:value-type="float" office:value="150402.120908986" calcext:value-type="float">
            <text:p>150402.120908986</text:p>
          </table:table-cell>
          <table:table-cell table:formula="of:=[.B900]*RANDBETWEEN(0.3;1.9)/[.E900]*[.D900]" office:value-type="float" office:value="150402.120908986" calcext:value-type="float">
            <text:p>150402.120908986</text:p>
          </table:table-cell>
          <table:table-cell table:formula="of:=[.C900]*RANDBETWEEN(0.3;1.9)" office:value-type="float" office:value="150897.120908986" calcext:value-type="float">
            <text:p>150897.120908986</text:p>
          </table:table-cell>
        </table:table-row>
        <table:table-row table:style-name="ro1">
          <table:table-cell office:value-type="float" office:value="34109" calcext:value-type="float">
            <text:p>34109</text:p>
          </table:table-cell>
          <table:table-cell office:value-type="string" calcext:value-type="string">
            <text:p>9816.050064563617</text:p>
          </table:table-cell>
          <table:table-cell table:formula="of:=[.B901]+RANDBETWEEN(-500;500)" office:value-type="float" office:value="9389.05006456362" calcext:value-type="float">
            <text:p>9389.0500645636</text:p>
          </table:table-cell>
          <table:table-cell table:formula="of:=[.B901]*RANDBETWEEN(0.3;1.9)" office:value-type="float" office:value="9816.05006456362" calcext:value-type="float">
            <text:p>9816.0500645636</text:p>
          </table:table-cell>
          <table:table-cell table:formula="of:=[.D901]*RANDBETWEEN(0.3;1.9)" office:value-type="float" office:value="9816.05006456362" calcext:value-type="float">
            <text:p>9816.0500645636</text:p>
          </table:table-cell>
          <table:table-cell table:formula="of:=[.B901]*RANDBETWEEN(0.3;1.9)/[.E901]*[.D901]" office:value-type="float" office:value="19632.1001291272" calcext:value-type="float">
            <text:p>19632.1001291272</text:p>
          </table:table-cell>
          <table:table-cell table:formula="of:=[.C901]*RANDBETWEEN(0.3;1.9)" office:value-type="float" office:value="18778.1001291272" calcext:value-type="float">
            <text:p>18778.1001291272</text:p>
          </table:table-cell>
        </table:table-row>
        <table:table-row table:style-name="ro1">
          <table:table-cell office:value-type="float" office:value="34110" calcext:value-type="float">
            <text:p>34110</text:p>
          </table:table-cell>
          <table:table-cell office:value-type="string" calcext:value-type="string">
            <text:p>4418.151476599933</text:p>
          </table:table-cell>
          <table:table-cell table:formula="of:=[.B902]+RANDBETWEEN(-500;500)" office:value-type="float" office:value="4044.15147659993" calcext:value-type="float">
            <text:p>4044.1514765999</text:p>
          </table:table-cell>
          <table:table-cell table:formula="of:=[.B902]*RANDBETWEEN(0.3;1.9)" office:value-type="float" office:value="4418.15147659993" calcext:value-type="float">
            <text:p>4418.1514765999</text:p>
          </table:table-cell>
          <table:table-cell table:formula="of:=[.D902]*RANDBETWEEN(0.3;1.9)" office:value-type="float" office:value="8836.30295319987" calcext:value-type="float">
            <text:p>8836.3029531999</text:p>
          </table:table-cell>
          <table:table-cell table:formula="of:=[.B902]*RANDBETWEEN(0.3;1.9)/[.E902]*[.D902]" office:value-type="float" office:value="2209.07573829997" calcext:value-type="float">
            <text:p>2209.0757383</text:p>
          </table:table-cell>
          <table:table-cell table:formula="of:=[.C902]*RANDBETWEEN(0.3;1.9)" office:value-type="float" office:value="8088.30295319987" calcext:value-type="float">
            <text:p>8088.3029531999</text:p>
          </table:table-cell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string" calcext:value-type="string">
            <text:p>28261.548057008895</text:p>
          </table:table-cell>
          <table:table-cell table:formula="of:=[.B903]+RANDBETWEEN(-500;500)" office:value-type="float" office:value="28265.5480570089" calcext:value-type="float">
            <text:p>28265.5480570089</text:p>
          </table:table-cell>
          <table:table-cell table:formula="of:=[.B903]*RANDBETWEEN(0.3;1.9)" office:value-type="float" office:value="28261.5480570089" calcext:value-type="float">
            <text:p>28261.5480570089</text:p>
          </table:table-cell>
          <table:table-cell table:formula="of:=[.D903]*RANDBETWEEN(0.3;1.9)" office:value-type="float" office:value="28261.5480570089" calcext:value-type="float">
            <text:p>28261.5480570089</text:p>
          </table:table-cell>
          <table:table-cell table:formula="of:=[.B903]*RANDBETWEEN(0.3;1.9)/[.E903]*[.D903]" office:value-type="float" office:value="56523.0961140178" calcext:value-type="float">
            <text:p>56523.0961140178</text:p>
          </table:table-cell>
          <table:table-cell table:formula="of:=[.C903]*RANDBETWEEN(0.3;1.9)" office:value-type="float" office:value="28265.5480570089" calcext:value-type="float">
            <text:p>28265.5480570089</text:p>
          </table:table-cell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string" calcext:value-type="string">
            <text:p>1322.78915428</text:p>
          </table:table-cell>
          <table:table-cell table:formula="of:=[.B904]+RANDBETWEEN(-500;500)" office:value-type="float" office:value="1507.78915428" calcext:value-type="float">
            <text:p>1507.78915428</text:p>
          </table:table-cell>
          <table:table-cell table:formula="of:=[.B904]*RANDBETWEEN(0.3;1.9)" office:value-type="float" office:value="2645.57830856" calcext:value-type="float">
            <text:p>2645.57830856</text:p>
          </table:table-cell>
          <table:table-cell table:formula="of:=[.D904]*RANDBETWEEN(0.3;1.9)" office:value-type="float" office:value="5291.15661712" calcext:value-type="float">
            <text:p>5291.15661712</text:p>
          </table:table-cell>
          <table:table-cell table:formula="of:=[.B904]*RANDBETWEEN(0.3;1.9)/[.E904]*[.D904]" office:value-type="float" office:value="661.39457714" calcext:value-type="float">
            <text:p>661.39457714</text:p>
          </table:table-cell>
          <table:table-cell table:formula="of:=[.C904]*RANDBETWEEN(0.3;1.9)" office:value-type="float" office:value="1507.78915428" calcext:value-type="float">
            <text:p>1507.78915428</text:p>
          </table:table-cell>
        </table:table-row>
        <table:table-row table:style-name="ro1">
          <table:table-cell office:value-type="float" office:value="34113" calcext:value-type="float">
            <text:p>34113</text:p>
          </table:table-cell>
          <table:table-cell office:value-type="string" calcext:value-type="string">
            <text:p>232216.3688482456</text:p>
          </table:table-cell>
          <table:table-cell table:formula="of:=[.B905]+RANDBETWEEN(-500;500)" office:value-type="float" office:value="232568.368848246" calcext:value-type="float">
            <text:p>232568.368848246</text:p>
          </table:table-cell>
          <table:table-cell table:formula="of:=[.B905]*RANDBETWEEN(0.3;1.9)" office:value-type="float" office:value="464432.737696491" calcext:value-type="float">
            <text:p>464432.737696491</text:p>
          </table:table-cell>
          <table:table-cell table:formula="of:=[.D905]*RANDBETWEEN(0.3;1.9)" office:value-type="float" office:value="928865.475392982" calcext:value-type="float">
            <text:p>928865.475392982</text:p>
          </table:table-cell>
          <table:table-cell table:formula="of:=[.B905]*RANDBETWEEN(0.3;1.9)/[.E905]*[.D905]" office:value-type="float" office:value="232216.368848246" calcext:value-type="float">
            <text:p>232216.368848246</text:p>
          </table:table-cell>
          <table:table-cell table:formula="of:=[.C905]*RANDBETWEEN(0.3;1.9)" office:value-type="float" office:value="465136.737696491" calcext:value-type="float">
            <text:p>465136.737696491</text:p>
          </table:table-cell>
        </table:table-row>
        <table:table-row table:style-name="ro1">
          <table:table-cell office:value-type="float" office:value="34114" calcext:value-type="float">
            <text:p>34114</text:p>
          </table:table-cell>
          <table:table-cell office:value-type="string" calcext:value-type="string">
            <text:p>109792.56357595882</text:p>
          </table:table-cell>
          <table:table-cell table:formula="of:=[.B906]+RANDBETWEEN(-500;500)" office:value-type="float" office:value="110026.563575959" calcext:value-type="float">
            <text:p>110026.563575959</text:p>
          </table:table-cell>
          <table:table-cell table:formula="of:=[.B906]*RANDBETWEEN(0.3;1.9)" office:value-type="float" office:value="219585.127151918" calcext:value-type="float">
            <text:p>219585.127151918</text:p>
          </table:table-cell>
          <table:table-cell table:formula="of:=[.D906]*RANDBETWEEN(0.3;1.9)" office:value-type="float" office:value="439170.254303835" calcext:value-type="float">
            <text:p>439170.254303835</text:p>
          </table:table-cell>
          <table:table-cell table:formula="of:=[.B906]*RANDBETWEEN(0.3;1.9)/[.E906]*[.D906]" office:value-type="float" office:value="109792.563575959" calcext:value-type="float">
            <text:p>109792.563575959</text:p>
          </table:table-cell>
          <table:table-cell table:formula="of:=[.C906]*RANDBETWEEN(0.3;1.9)" office:value-type="float" office:value="110026.563575959" calcext:value-type="float">
            <text:p>110026.563575959</text:p>
          </table:table-cell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string" calcext:value-type="string">
            <text:p>6262.680294921918</text:p>
          </table:table-cell>
          <table:table-cell table:formula="of:=[.B907]+RANDBETWEEN(-500;500)" office:value-type="float" office:value="6000.68029492192" calcext:value-type="float">
            <text:p>6000.6802949219</text:p>
          </table:table-cell>
          <table:table-cell table:formula="of:=[.B907]*RANDBETWEEN(0.3;1.9)" office:value-type="float" office:value="6262.68029492192" calcext:value-type="float">
            <text:p>6262.6802949219</text:p>
          </table:table-cell>
          <table:table-cell table:formula="of:=[.D907]*RANDBETWEEN(0.3;1.9)" office:value-type="float" office:value="6262.68029492192" calcext:value-type="float">
            <text:p>6262.6802949219</text:p>
          </table:table-cell>
          <table:table-cell table:formula="of:=[.B907]*RANDBETWEEN(0.3;1.9)/[.E907]*[.D907]" office:value-type="float" office:value="12525.3605898438" calcext:value-type="float">
            <text:p>12525.3605898438</text:p>
          </table:table-cell>
          <table:table-cell table:formula="of:=[.C907]*RANDBETWEEN(0.3;1.9)" office:value-type="float" office:value="12001.3605898438" calcext:value-type="float">
            <text:p>12001.3605898438</text:p>
          </table:table-cell>
        </table:table-row>
        <table:table-row table:style-name="ro1">
          <table:table-cell office:value-type="float" office:value="34116" calcext:value-type="float">
            <text:p>34116</text:p>
          </table:table-cell>
          <table:table-cell office:value-type="string" calcext:value-type="string">
            <text:p>59473.63030186328</text:p>
          </table:table-cell>
          <table:table-cell table:formula="of:=[.B908]+RANDBETWEEN(-500;500)" office:value-type="float" office:value="59188.6303018633" calcext:value-type="float">
            <text:p>59188.6303018633</text:p>
          </table:table-cell>
          <table:table-cell table:formula="of:=[.B908]*RANDBETWEEN(0.3;1.9)" office:value-type="float" office:value="59473.6303018633" calcext:value-type="float">
            <text:p>59473.6303018633</text:p>
          </table:table-cell>
          <table:table-cell table:formula="of:=[.D908]*RANDBETWEEN(0.3;1.9)" office:value-type="float" office:value="59473.6303018633" calcext:value-type="float">
            <text:p>59473.6303018633</text:p>
          </table:table-cell>
          <table:table-cell table:formula="of:=[.B908]*RANDBETWEEN(0.3;1.9)/[.E908]*[.D908]" office:value-type="float" office:value="118947.260603727" calcext:value-type="float">
            <text:p>118947.260603727</text:p>
          </table:table-cell>
          <table:table-cell table:formula="of:=[.C908]*RANDBETWEEN(0.3;1.9)" office:value-type="float" office:value="59188.6303018633" calcext:value-type="float">
            <text:p>59188.6303018633</text:p>
          </table:table-cell>
        </table:table-row>
        <table:table-row table:style-name="ro1">
          <table:table-cell office:value-type="float" office:value="34117" calcext:value-type="float">
            <text:p>34117</text:p>
          </table:table-cell>
          <table:table-cell office:value-type="string" calcext:value-type="string">
            <text:p>992.8671324940001</text:p>
          </table:table-cell>
          <table:table-cell table:formula="of:=[.B909]+RANDBETWEEN(-500;500)" office:value-type="float" office:value="825.867132494" calcext:value-type="float">
            <text:p>825.867132494</text:p>
          </table:table-cell>
          <table:table-cell table:formula="of:=[.B909]*RANDBETWEEN(0.3;1.9)" office:value-type="float" office:value="1985.734264988" calcext:value-type="float">
            <text:p>1985.734264988</text:p>
          </table:table-cell>
          <table:table-cell table:formula="of:=[.D909]*RANDBETWEEN(0.3;1.9)" office:value-type="float" office:value="1985.734264988" calcext:value-type="float">
            <text:p>1985.734264988</text:p>
          </table:table-cell>
          <table:table-cell table:formula="of:=[.B909]*RANDBETWEEN(0.3;1.9)/[.E909]*[.D909]" office:value-type="float" office:value="1985.734264988" calcext:value-type="float">
            <text:p>1985.734264988</text:p>
          </table:table-cell>
          <table:table-cell table:formula="of:=[.C909]*RANDBETWEEN(0.3;1.9)" office:value-type="float" office:value="1651.734264988" calcext:value-type="float">
            <text:p>1651.734264988</text:p>
          </table:table-cell>
        </table:table-row>
        <table:table-row table:style-name="ro1">
          <table:table-cell office:value-type="float" office:value="34118" calcext:value-type="float">
            <text:p>34118</text:p>
          </table:table-cell>
          <table:table-cell office:value-type="string" calcext:value-type="string">
            <text:p>7297.2803277382045</text:p>
          </table:table-cell>
          <table:table-cell table:formula="of:=[.B910]+RANDBETWEEN(-500;500)" office:value-type="float" office:value="7137.2803277382" calcext:value-type="float">
            <text:p>7137.2803277382</text:p>
          </table:table-cell>
          <table:table-cell table:formula="of:=[.B910]*RANDBETWEEN(0.3;1.9)" office:value-type="float" office:value="14594.5606554764" calcext:value-type="float">
            <text:p>14594.5606554764</text:p>
          </table:table-cell>
          <table:table-cell table:formula="of:=[.D910]*RANDBETWEEN(0.3;1.9)" office:value-type="float" office:value="29189.1213109528" calcext:value-type="float">
            <text:p>29189.1213109528</text:p>
          </table:table-cell>
          <table:table-cell table:formula="of:=[.B910]*RANDBETWEEN(0.3;1.9)/[.E910]*[.D910]" office:value-type="float" office:value="3648.6401638691" calcext:value-type="float">
            <text:p>3648.6401638691</text:p>
          </table:table-cell>
          <table:table-cell table:formula="of:=[.C910]*RANDBETWEEN(0.3;1.9)" office:value-type="float" office:value="14274.5606554764" calcext:value-type="float">
            <text:p>14274.5606554764</text:p>
          </table:table-cell>
        </table:table-row>
        <table:table-row table:style-name="ro1">
          <table:table-cell office:value-type="float" office:value="34119" calcext:value-type="float">
            <text:p>34119</text:p>
          </table:table-cell>
          <table:table-cell office:value-type="string" calcext:value-type="string">
            <text:p>16536.247641649057</text:p>
          </table:table-cell>
          <table:table-cell table:formula="of:=[.B911]+RANDBETWEEN(-500;500)" office:value-type="float" office:value="16216.2476416491" calcext:value-type="float">
            <text:p>16216.2476416491</text:p>
          </table:table-cell>
          <table:table-cell table:formula="of:=[.B911]*RANDBETWEEN(0.3;1.9)" office:value-type="float" office:value="33072.4952832981" calcext:value-type="float">
            <text:p>33072.4952832981</text:p>
          </table:table-cell>
          <table:table-cell table:formula="of:=[.D911]*RANDBETWEEN(0.3;1.9)" office:value-type="float" office:value="33072.4952832981" calcext:value-type="float">
            <text:p>33072.4952832981</text:p>
          </table:table-cell>
          <table:table-cell table:formula="of:=[.B911]*RANDBETWEEN(0.3;1.9)/[.E911]*[.D911]" office:value-type="float" office:value="33072.4952832981" calcext:value-type="float">
            <text:p>33072.4952832981</text:p>
          </table:table-cell>
          <table:table-cell table:formula="of:=[.C911]*RANDBETWEEN(0.3;1.9)" office:value-type="float" office:value="32432.4952832981" calcext:value-type="float">
            <text:p>32432.4952832981</text:p>
          </table:table-cell>
        </table:table-row>
        <table:table-row table:style-name="ro1">
          <table:table-cell office:value-type="float" office:value="34120" calcext:value-type="float">
            <text:p>34120</text:p>
          </table:table-cell>
          <table:table-cell office:value-type="string" calcext:value-type="string">
            <text:p>30709.349184264865</text:p>
          </table:table-cell>
          <table:table-cell table:formula="of:=[.B912]+RANDBETWEEN(-500;500)" office:value-type="float" office:value="31089.3491842649" calcext:value-type="float">
            <text:p>31089.3491842649</text:p>
          </table:table-cell>
          <table:table-cell table:formula="of:=[.B912]*RANDBETWEEN(0.3;1.9)" office:value-type="float" office:value="61418.6983685297" calcext:value-type="float">
            <text:p>61418.6983685297</text:p>
          </table:table-cell>
          <table:table-cell table:formula="of:=[.D912]*RANDBETWEEN(0.3;1.9)" office:value-type="float" office:value="61418.6983685297" calcext:value-type="float">
            <text:p>61418.6983685297</text:p>
          </table:table-cell>
          <table:table-cell table:formula="of:=[.B912]*RANDBETWEEN(0.3;1.9)/[.E912]*[.D912]" office:value-type="float" office:value="30709.3491842649" calcext:value-type="float">
            <text:p>30709.3491842649</text:p>
          </table:table-cell>
          <table:table-cell table:formula="of:=[.C912]*RANDBETWEEN(0.3;1.9)" office:value-type="float" office:value="62178.6983685297" calcext:value-type="float">
            <text:p>62178.6983685297</text:p>
          </table:table-cell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string" calcext:value-type="string">
            <text:p>2520.638990692338</text:p>
          </table:table-cell>
          <table:table-cell table:formula="of:=[.B913]+RANDBETWEEN(-500;500)" office:value-type="float" office:value="2098.63899069234" calcext:value-type="float">
            <text:p>2098.6389906923</text:p>
          </table:table-cell>
          <table:table-cell table:formula="of:=[.B913]*RANDBETWEEN(0.3;1.9)" office:value-type="float" office:value="5041.27798138468" calcext:value-type="float">
            <text:p>5041.2779813847</text:p>
          </table:table-cell>
          <table:table-cell table:formula="of:=[.D913]*RANDBETWEEN(0.3;1.9)" office:value-type="float" office:value="5041.27798138468" calcext:value-type="float">
            <text:p>5041.2779813847</text:p>
          </table:table-cell>
          <table:table-cell table:formula="of:=[.B913]*RANDBETWEEN(0.3;1.9)/[.E913]*[.D913]" office:value-type="float" office:value="5041.27798138468" calcext:value-type="float">
            <text:p>5041.2779813847</text:p>
          </table:table-cell>
          <table:table-cell table:formula="of:=[.C913]*RANDBETWEEN(0.3;1.9)" office:value-type="float" office:value="4197.27798138468" calcext:value-type="float">
            <text:p>4197.2779813847</text:p>
          </table:table-cell>
        </table:table-row>
        <table:table-row table:style-name="ro1">
          <table:table-cell office:value-type="float" office:value="34122" calcext:value-type="float">
            <text:p>34122</text:p>
          </table:table-cell>
          <table:table-cell office:value-type="string" calcext:value-type="string">
            <text:p>1663.557155732</text:p>
          </table:table-cell>
          <table:table-cell table:formula="of:=[.B914]+RANDBETWEEN(-500;500)" office:value-type="float" office:value="1264.557155732" calcext:value-type="float">
            <text:p>1264.557155732</text:p>
          </table:table-cell>
          <table:table-cell table:formula="of:=[.B914]*RANDBETWEEN(0.3;1.9)" office:value-type="float" office:value="3327.114311464" calcext:value-type="float">
            <text:p>3327.114311464</text:p>
          </table:table-cell>
          <table:table-cell table:formula="of:=[.D914]*RANDBETWEEN(0.3;1.9)" office:value-type="float" office:value="6654.228622928" calcext:value-type="float">
            <text:p>6654.228622928</text:p>
          </table:table-cell>
          <table:table-cell table:formula="of:=[.B914]*RANDBETWEEN(0.3;1.9)/[.E914]*[.D914]" office:value-type="float" office:value="1663.557155732" calcext:value-type="float">
            <text:p>1663.557155732</text:p>
          </table:table-cell>
          <table:table-cell table:formula="of:=[.C914]*RANDBETWEEN(0.3;1.9)" office:value-type="float" office:value="1264.557155732" calcext:value-type="float">
            <text:p>1264.557155732</text:p>
          </table:table-cell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string" calcext:value-type="string">
            <text:p>64839.77786418815</text:p>
          </table:table-cell>
          <table:table-cell table:formula="of:=[.B915]+RANDBETWEEN(-500;500)" office:value-type="float" office:value="64850.7778641882" calcext:value-type="float">
            <text:p>64850.7778641882</text:p>
          </table:table-cell>
          <table:table-cell table:formula="of:=[.B915]*RANDBETWEEN(0.3;1.9)" office:value-type="float" office:value="64839.7778641882" calcext:value-type="float">
            <text:p>64839.7778641882</text:p>
          </table:table-cell>
          <table:table-cell table:formula="of:=[.D915]*RANDBETWEEN(0.3;1.9)" office:value-type="float" office:value="129679.555728376" calcext:value-type="float">
            <text:p>129679.555728376</text:p>
          </table:table-cell>
          <table:table-cell table:formula="of:=[.B915]*RANDBETWEEN(0.3;1.9)/[.E915]*[.D915]" office:value-type="float" office:value="64839.7778641882" calcext:value-type="float">
            <text:p>64839.7778641882</text:p>
          </table:table-cell>
          <table:table-cell table:formula="of:=[.C915]*RANDBETWEEN(0.3;1.9)" office:value-type="float" office:value="129701.555728376" calcext:value-type="float">
            <text:p>129701.555728376</text:p>
          </table:table-cell>
        </table:table-row>
        <table:table-row table:style-name="ro1">
          <table:table-cell office:value-type="float" office:value="34124" calcext:value-type="float">
            <text:p>34124</text:p>
          </table:table-cell>
          <table:table-cell office:value-type="string" calcext:value-type="string">
            <text:p>6465.192810815279</text:p>
          </table:table-cell>
          <table:table-cell table:formula="of:=[.B916]+RANDBETWEEN(-500;500)" office:value-type="float" office:value="6947.19281081528" calcext:value-type="float">
            <text:p>6947.1928108153</text:p>
          </table:table-cell>
          <table:table-cell table:formula="of:=[.B916]*RANDBETWEEN(0.3;1.9)" office:value-type="float" office:value="6465.19281081528" calcext:value-type="float">
            <text:p>6465.1928108153</text:p>
          </table:table-cell>
          <table:table-cell table:formula="of:=[.D916]*RANDBETWEEN(0.3;1.9)" office:value-type="float" office:value="6465.19281081528" calcext:value-type="float">
            <text:p>6465.1928108153</text:p>
          </table:table-cell>
          <table:table-cell table:formula="of:=[.B916]*RANDBETWEEN(0.3;1.9)/[.E916]*[.D916]" office:value-type="float" office:value="6465.19281081528" calcext:value-type="float">
            <text:p>6465.1928108153</text:p>
          </table:table-cell>
          <table:table-cell table:formula="of:=[.C916]*RANDBETWEEN(0.3;1.9)" office:value-type="float" office:value="6947.19281081528" calcext:value-type="float">
            <text:p>6947.1928108153</text:p>
          </table:table-cell>
        </table:table-row>
        <table:table-row table:style-name="ro1">
          <table:table-cell office:value-type="float" office:value="34125" calcext:value-type="float">
            <text:p>34125</text:p>
          </table:table-cell>
          <table:table-cell office:value-type="string" calcext:value-type="string">
            <text:p>3200.623788686636</text:p>
          </table:table-cell>
          <table:table-cell table:formula="of:=[.B917]+RANDBETWEEN(-500;500)" office:value-type="float" office:value="3076.62378868664" calcext:value-type="float">
            <text:p>3076.6237886866</text:p>
          </table:table-cell>
          <table:table-cell table:formula="of:=[.B917]*RANDBETWEEN(0.3;1.9)" office:value-type="float" office:value="3200.62378868664" calcext:value-type="float">
            <text:p>3200.6237886866</text:p>
          </table:table-cell>
          <table:table-cell table:formula="of:=[.D917]*RANDBETWEEN(0.3;1.9)" office:value-type="float" office:value="3200.62378868664" calcext:value-type="float">
            <text:p>3200.6237886866</text:p>
          </table:table-cell>
          <table:table-cell table:formula="of:=[.B917]*RANDBETWEEN(0.3;1.9)/[.E917]*[.D917]" office:value-type="float" office:value="6401.24757737327" calcext:value-type="float">
            <text:p>6401.2475773733</text:p>
          </table:table-cell>
          <table:table-cell table:formula="of:=[.C917]*RANDBETWEEN(0.3;1.9)" office:value-type="float" office:value="6153.24757737327" calcext:value-type="float">
            <text:p>6153.2475773733</text:p>
          </table:table-cell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string" calcext:value-type="string">
            <text:p>9914.730727517619</text:p>
          </table:table-cell>
          <table:table-cell table:formula="of:=[.B918]+RANDBETWEEN(-500;500)" office:value-type="float" office:value="9628.73072751762" calcext:value-type="float">
            <text:p>9628.7307275176</text:p>
          </table:table-cell>
          <table:table-cell table:formula="of:=[.B918]*RANDBETWEEN(0.3;1.9)" office:value-type="float" office:value="9914.73072751762" calcext:value-type="float">
            <text:p>9914.7307275176</text:p>
          </table:table-cell>
          <table:table-cell table:formula="of:=[.D918]*RANDBETWEEN(0.3;1.9)" office:value-type="float" office:value="9914.73072751762" calcext:value-type="float">
            <text:p>9914.7307275176</text:p>
          </table:table-cell>
          <table:table-cell table:formula="of:=[.B918]*RANDBETWEEN(0.3;1.9)/[.E918]*[.D918]" office:value-type="float" office:value="9914.73072751762" calcext:value-type="float">
            <text:p>9914.7307275176</text:p>
          </table:table-cell>
          <table:table-cell table:formula="of:=[.C918]*RANDBETWEEN(0.3;1.9)" office:value-type="float" office:value="9628.73072751762" calcext:value-type="float">
            <text:p>9628.7307275176</text:p>
          </table:table-cell>
        </table:table-row>
        <table:table-row table:style-name="ro1">
          <table:table-cell office:value-type="float" office:value="34127" calcext:value-type="float">
            <text:p>34127</text:p>
          </table:table-cell>
          <table:table-cell office:value-type="string" calcext:value-type="string">
            <text:p>22856.563503823356</text:p>
          </table:table-cell>
          <table:table-cell table:formula="of:=[.B919]+RANDBETWEEN(-500;500)" office:value-type="float" office:value="23279.5635038234" calcext:value-type="float">
            <text:p>23279.5635038234</text:p>
          </table:table-cell>
          <table:table-cell table:formula="of:=[.B919]*RANDBETWEEN(0.3;1.9)" office:value-type="float" office:value="45713.1270076467" calcext:value-type="float">
            <text:p>45713.1270076467</text:p>
          </table:table-cell>
          <table:table-cell table:formula="of:=[.D919]*RANDBETWEEN(0.3;1.9)" office:value-type="float" office:value="45713.1270076467" calcext:value-type="float">
            <text:p>45713.1270076467</text:p>
          </table:table-cell>
          <table:table-cell table:formula="of:=[.B919]*RANDBETWEEN(0.3;1.9)/[.E919]*[.D919]" office:value-type="float" office:value="45713.1270076467" calcext:value-type="float">
            <text:p>45713.1270076467</text:p>
          </table:table-cell>
          <table:table-cell table:formula="of:=[.C919]*RANDBETWEEN(0.3;1.9)" office:value-type="float" office:value="46559.1270076467" calcext:value-type="float">
            <text:p>46559.1270076467</text:p>
          </table:table-cell>
        </table:table-row>
        <table:table-row table:style-name="ro1">
          <table:table-cell office:value-type="float" office:value="34128" calcext:value-type="float">
            <text:p>34128</text:p>
          </table:table-cell>
          <table:table-cell office:value-type="string" calcext:value-type="string">
            <text:p>8940.450199868574</text:p>
          </table:table-cell>
          <table:table-cell table:formula="of:=[.B920]+RANDBETWEEN(-500;500)" office:value-type="float" office:value="8958.45019986857" calcext:value-type="float">
            <text:p>8958.4501998686</text:p>
          </table:table-cell>
          <table:table-cell table:formula="of:=[.B920]*RANDBETWEEN(0.3;1.9)" office:value-type="float" office:value="8940.45019986857" calcext:value-type="float">
            <text:p>8940.4501998686</text:p>
          </table:table-cell>
          <table:table-cell table:formula="of:=[.D920]*RANDBETWEEN(0.3;1.9)" office:value-type="float" office:value="8940.45019986857" calcext:value-type="float">
            <text:p>8940.4501998686</text:p>
          </table:table-cell>
          <table:table-cell table:formula="of:=[.B920]*RANDBETWEEN(0.3;1.9)/[.E920]*[.D920]" office:value-type="float" office:value="17880.9003997371" calcext:value-type="float">
            <text:p>17880.9003997371</text:p>
          </table:table-cell>
          <table:table-cell table:formula="of:=[.C920]*RANDBETWEEN(0.3;1.9)" office:value-type="float" office:value="17916.9003997371" calcext:value-type="float">
            <text:p>17916.9003997371</text:p>
          </table:table-cell>
        </table:table-row>
        <table:table-row table:style-name="ro1">
          <table:table-cell office:value-type="float" office:value="34129" calcext:value-type="float">
            <text:p>34129</text:p>
          </table:table-cell>
          <table:table-cell office:value-type="string" calcext:value-type="string">
            <text:p>289382.41456359165</text:p>
          </table:table-cell>
          <table:table-cell table:formula="of:=[.B921]+RANDBETWEEN(-500;500)" office:value-type="float" office:value="288946.414563592" calcext:value-type="float">
            <text:p>288946.414563592</text:p>
          </table:table-cell>
          <table:table-cell table:formula="of:=[.B921]*RANDBETWEEN(0.3;1.9)" office:value-type="float" office:value="289382.414563592" calcext:value-type="float">
            <text:p>289382.414563592</text:p>
          </table:table-cell>
          <table:table-cell table:formula="of:=[.D921]*RANDBETWEEN(0.3;1.9)" office:value-type="float" office:value="289382.414563592" calcext:value-type="float">
            <text:p>289382.414563592</text:p>
          </table:table-cell>
          <table:table-cell table:formula="of:=[.B921]*RANDBETWEEN(0.3;1.9)/[.E921]*[.D921]" office:value-type="float" office:value="289382.414563592" calcext:value-type="float">
            <text:p>289382.414563592</text:p>
          </table:table-cell>
          <table:table-cell table:formula="of:=[.C921]*RANDBETWEEN(0.3;1.9)" office:value-type="float" office:value="288946.414563592" calcext:value-type="float">
            <text:p>288946.414563592</text:p>
          </table:table-cell>
        </table:table-row>
        <table:table-row table:style-name="ro1">
          <table:table-cell office:value-type="float" office:value="34130" calcext:value-type="float">
            <text:p>34130</text:p>
          </table:table-cell>
          <table:table-cell office:value-type="string" calcext:value-type="string">
            <text:p>18919.711523962218</text:p>
          </table:table-cell>
          <table:table-cell table:formula="of:=[.B922]+RANDBETWEEN(-500;500)" office:value-type="float" office:value="19104.7115239622" calcext:value-type="float">
            <text:p>19104.7115239622</text:p>
          </table:table-cell>
          <table:table-cell table:formula="of:=[.B922]*RANDBETWEEN(0.3;1.9)" office:value-type="float" office:value="37839.4230479244" calcext:value-type="float">
            <text:p>37839.4230479244</text:p>
          </table:table-cell>
          <table:table-cell table:formula="of:=[.D922]*RANDBETWEEN(0.3;1.9)" office:value-type="float" office:value="37839.4230479244" calcext:value-type="float">
            <text:p>37839.4230479244</text:p>
          </table:table-cell>
          <table:table-cell table:formula="of:=[.B922]*RANDBETWEEN(0.3;1.9)/[.E922]*[.D922]" office:value-type="float" office:value="18919.7115239622" calcext:value-type="float">
            <text:p>18919.7115239622</text:p>
          </table:table-cell>
          <table:table-cell table:formula="of:=[.C922]*RANDBETWEEN(0.3;1.9)" office:value-type="float" office:value="19104.7115239622" calcext:value-type="float">
            <text:p>19104.7115239622</text:p>
          </table:table-cell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string" calcext:value-type="string">
            <text:p>2100.5811577197387</text:p>
          </table:table-cell>
          <table:table-cell table:formula="of:=[.B923]+RANDBETWEEN(-500;500)" office:value-type="float" office:value="1880.58115771974" calcext:value-type="float">
            <text:p>1880.5811577197</text:p>
          </table:table-cell>
          <table:table-cell table:formula="of:=[.B923]*RANDBETWEEN(0.3;1.9)" office:value-type="float" office:value="2100.58115771974" calcext:value-type="float">
            <text:p>2100.5811577197</text:p>
          </table:table-cell>
          <table:table-cell table:formula="of:=[.D923]*RANDBETWEEN(0.3;1.9)" office:value-type="float" office:value="2100.58115771974" calcext:value-type="float">
            <text:p>2100.5811577197</text:p>
          </table:table-cell>
          <table:table-cell table:formula="of:=[.B923]*RANDBETWEEN(0.3;1.9)/[.E923]*[.D923]" office:value-type="float" office:value="2100.58115771974" calcext:value-type="float">
            <text:p>2100.5811577197</text:p>
          </table:table-cell>
          <table:table-cell table:formula="of:=[.C923]*RANDBETWEEN(0.3;1.9)" office:value-type="float" office:value="3761.16231543948" calcext:value-type="float">
            <text:p>3761.1623154395</text:p>
          </table:table-cell>
        </table:table-row>
        <table:table-row table:style-name="ro1">
          <table:table-cell office:value-type="float" office:value="34132" calcext:value-type="float">
            <text:p>34132</text:p>
          </table:table-cell>
          <table:table-cell office:value-type="string" calcext:value-type="string">
            <text:p>1543.7407229979056</text:p>
          </table:table-cell>
          <table:table-cell table:formula="of:=[.B924]+RANDBETWEEN(-500;500)" office:value-type="float" office:value="1707.74072299791" calcext:value-type="float">
            <text:p>1707.7407229979</text:p>
          </table:table-cell>
          <table:table-cell table:formula="of:=[.B924]*RANDBETWEEN(0.3;1.9)" office:value-type="float" office:value="3087.48144599581" calcext:value-type="float">
            <text:p>3087.4814459958</text:p>
          </table:table-cell>
          <table:table-cell table:formula="of:=[.D924]*RANDBETWEEN(0.3;1.9)" office:value-type="float" office:value="3087.48144599581" calcext:value-type="float">
            <text:p>3087.4814459958</text:p>
          </table:table-cell>
          <table:table-cell table:formula="of:=[.B924]*RANDBETWEEN(0.3;1.9)/[.E924]*[.D924]" office:value-type="float" office:value="1543.74072299791" calcext:value-type="float">
            <text:p>1543.7407229979</text:p>
          </table:table-cell>
          <table:table-cell table:formula="of:=[.C924]*RANDBETWEEN(0.3;1.9)" office:value-type="float" office:value="1707.74072299791" calcext:value-type="float">
            <text:p>1707.7407229979</text:p>
          </table:table-cell>
        </table:table-row>
        <table:table-row table:style-name="ro1">
          <table:table-cell office:value-type="float" office:value="34133" calcext:value-type="float">
            <text:p>34133</text:p>
          </table:table-cell>
          <table:table-cell office:value-type="string" calcext:value-type="string">
            <text:p>1569.045825543</text:p>
          </table:table-cell>
          <table:table-cell table:formula="of:=[.B925]+RANDBETWEEN(-500;500)" office:value-type="float" office:value="1979.045825543" calcext:value-type="float">
            <text:p>1979.045825543</text:p>
          </table:table-cell>
          <table:table-cell table:formula="of:=[.B925]*RANDBETWEEN(0.3;1.9)" office:value-type="float" office:value="1569.045825543" calcext:value-type="float">
            <text:p>1569.045825543</text:p>
          </table:table-cell>
          <table:table-cell table:formula="of:=[.D925]*RANDBETWEEN(0.3;1.9)" office:value-type="float" office:value="3138.091651086" calcext:value-type="float">
            <text:p>3138.091651086</text:p>
          </table:table-cell>
          <table:table-cell table:formula="of:=[.B925]*RANDBETWEEN(0.3;1.9)/[.E925]*[.D925]" office:value-type="float" office:value="1569.045825543" calcext:value-type="float">
            <text:p>1569.045825543</text:p>
          </table:table-cell>
          <table:table-cell table:formula="of:=[.C925]*RANDBETWEEN(0.3;1.9)" office:value-type="float" office:value="1979.045825543" calcext:value-type="float">
            <text:p>1979.045825543</text:p>
          </table:table-cell>
        </table:table-row>
        <table:table-row table:style-name="ro1">
          <table:table-cell office:value-type="float" office:value="34134" calcext:value-type="float">
            <text:p>34134</text:p>
          </table:table-cell>
          <table:table-cell office:value-type="string" calcext:value-type="string">
            <text:p>27872.48573703485</text:p>
          </table:table-cell>
          <table:table-cell table:formula="of:=[.B926]+RANDBETWEEN(-500;500)" office:value-type="float" office:value="27903.4857370348" calcext:value-type="float">
            <text:p>27903.4857370348</text:p>
          </table:table-cell>
          <table:table-cell table:formula="of:=[.B926]*RANDBETWEEN(0.3;1.9)" office:value-type="float" office:value="55744.9714740697" calcext:value-type="float">
            <text:p>55744.9714740697</text:p>
          </table:table-cell>
          <table:table-cell table:formula="of:=[.D926]*RANDBETWEEN(0.3;1.9)" office:value-type="float" office:value="55744.9714740697" calcext:value-type="float">
            <text:p>55744.9714740697</text:p>
          </table:table-cell>
          <table:table-cell table:formula="of:=[.B926]*RANDBETWEEN(0.3;1.9)/[.E926]*[.D926]" office:value-type="float" office:value="55744.9714740697" calcext:value-type="float">
            <text:p>55744.9714740697</text:p>
          </table:table-cell>
          <table:table-cell table:formula="of:=[.C926]*RANDBETWEEN(0.3;1.9)" office:value-type="float" office:value="27903.4857370348" calcext:value-type="float">
            <text:p>27903.4857370348</text:p>
          </table:table-cell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string" calcext:value-type="string">
            <text:p>258334.83909869383</text:p>
          </table:table-cell>
          <table:table-cell table:formula="of:=[.B927]+RANDBETWEEN(-500;500)" office:value-type="float" office:value="258211.839098694" calcext:value-type="float">
            <text:p>258211.839098694</text:p>
          </table:table-cell>
          <table:table-cell table:formula="of:=[.B927]*RANDBETWEEN(0.3;1.9)" office:value-type="float" office:value="258334.839098694" calcext:value-type="float">
            <text:p>258334.839098694</text:p>
          </table:table-cell>
          <table:table-cell table:formula="of:=[.D927]*RANDBETWEEN(0.3;1.9)" office:value-type="float" office:value="516669.678197388" calcext:value-type="float">
            <text:p>516669.678197388</text:p>
          </table:table-cell>
          <table:table-cell table:formula="of:=[.B927]*RANDBETWEEN(0.3;1.9)/[.E927]*[.D927]" office:value-type="float" office:value="258334.839098694" calcext:value-type="float">
            <text:p>258334.839098694</text:p>
          </table:table-cell>
          <table:table-cell table:formula="of:=[.C927]*RANDBETWEEN(0.3;1.9)" office:value-type="float" office:value="516423.678197388" calcext:value-type="float">
            <text:p>516423.678197388</text:p>
          </table:table-cell>
        </table:table-row>
        <table:table-row table:style-name="ro1">
          <table:table-cell office:value-type="float" office:value="34136" calcext:value-type="float">
            <text:p>34136</text:p>
          </table:table-cell>
          <table:table-cell office:value-type="string" calcext:value-type="string">
            <text:p>39572.44434250606</text:p>
          </table:table-cell>
          <table:table-cell table:formula="of:=[.B928]+RANDBETWEEN(-500;500)" office:value-type="float" office:value="39421.4443425061" calcext:value-type="float">
            <text:p>39421.4443425061</text:p>
          </table:table-cell>
          <table:table-cell table:formula="of:=[.B928]*RANDBETWEEN(0.3;1.9)" office:value-type="float" office:value="79144.8886850121" calcext:value-type="float">
            <text:p>79144.8886850121</text:p>
          </table:table-cell>
          <table:table-cell table:formula="of:=[.D928]*RANDBETWEEN(0.3;1.9)" office:value-type="float" office:value="79144.8886850121" calcext:value-type="float">
            <text:p>79144.8886850121</text:p>
          </table:table-cell>
          <table:table-cell table:formula="of:=[.B928]*RANDBETWEEN(0.3;1.9)/[.E928]*[.D928]" office:value-type="float" office:value="79144.8886850121" calcext:value-type="float">
            <text:p>79144.8886850121</text:p>
          </table:table-cell>
          <table:table-cell table:formula="of:=[.C928]*RANDBETWEEN(0.3;1.9)" office:value-type="float" office:value="39421.4443425061" calcext:value-type="float">
            <text:p>39421.4443425061</text:p>
          </table:table-cell>
        </table:table-row>
        <table:table-row table:style-name="ro1">
          <table:table-cell office:value-type="float" office:value="34137" calcext:value-type="float">
            <text:p>34137</text:p>
          </table:table-cell>
          <table:table-cell office:value-type="string" calcext:value-type="string">
            <text:p>1501.1784324750001</text:p>
          </table:table-cell>
          <table:table-cell table:formula="of:=[.B929]+RANDBETWEEN(-500;500)" office:value-type="float" office:value="1706.178432475" calcext:value-type="float">
            <text:p>1706.178432475</text:p>
          </table:table-cell>
          <table:table-cell table:formula="of:=[.B929]*RANDBETWEEN(0.3;1.9)" office:value-type="float" office:value="3002.35686495" calcext:value-type="float">
            <text:p>3002.35686495</text:p>
          </table:table-cell>
          <table:table-cell table:formula="of:=[.D929]*RANDBETWEEN(0.3;1.9)" office:value-type="float" office:value="3002.35686495" calcext:value-type="float">
            <text:p>3002.35686495</text:p>
          </table:table-cell>
          <table:table-cell table:formula="of:=[.B929]*RANDBETWEEN(0.3;1.9)/[.E929]*[.D929]" office:value-type="float" office:value="1501.178432475" calcext:value-type="float">
            <text:p>1501.178432475</text:p>
          </table:table-cell>
          <table:table-cell table:formula="of:=[.C929]*RANDBETWEEN(0.3;1.9)" office:value-type="float" office:value="3412.35686495" calcext:value-type="float">
            <text:p>3412.35686495</text:p>
          </table:table-cell>
        </table:table-row>
        <table:table-row table:style-name="ro1">
          <table:table-cell office:value-type="float" office:value="34138" calcext:value-type="float">
            <text:p>34138</text:p>
          </table:table-cell>
          <table:table-cell office:value-type="string" calcext:value-type="string">
            <text:p>859.0083119478688</text:p>
          </table:table-cell>
          <table:table-cell table:formula="of:=[.B930]+RANDBETWEEN(-500;500)" office:value-type="float" office:value="1052.00831194787" calcext:value-type="float">
            <text:p>1052.0083119479</text:p>
          </table:table-cell>
          <table:table-cell table:formula="of:=[.B930]*RANDBETWEEN(0.3;1.9)" office:value-type="float" office:value="859.008311947869" calcext:value-type="float">
            <text:p>859.0083119479</text:p>
          </table:table-cell>
          <table:table-cell table:formula="of:=[.D930]*RANDBETWEEN(0.3;1.9)" office:value-type="float" office:value="859.008311947869" calcext:value-type="float">
            <text:p>859.0083119479</text:p>
          </table:table-cell>
          <table:table-cell table:formula="of:=[.B930]*RANDBETWEEN(0.3;1.9)/[.E930]*[.D930]" office:value-type="float" office:value="1718.01662389574" calcext:value-type="float">
            <text:p>1718.0166238957</text:p>
          </table:table-cell>
          <table:table-cell table:formula="of:=[.C930]*RANDBETWEEN(0.3;1.9)" office:value-type="float" office:value="2104.01662389574" calcext:value-type="float">
            <text:p>2104.0166238957</text:p>
          </table:table-cell>
        </table:table-row>
        <table:table-row table:style-name="ro1">
          <table:table-cell office:value-type="float" office:value="34139" calcext:value-type="float">
            <text:p>34139</text:p>
          </table:table-cell>
          <table:table-cell office:value-type="string" calcext:value-type="string">
            <text:p>24327.64357152436</text:p>
          </table:table-cell>
          <table:table-cell table:formula="of:=[.B931]+RANDBETWEEN(-500;500)" office:value-type="float" office:value="24387.6435715244" calcext:value-type="float">
            <text:p>24387.6435715244</text:p>
          </table:table-cell>
          <table:table-cell table:formula="of:=[.B931]*RANDBETWEEN(0.3;1.9)" office:value-type="float" office:value="48655.2871430487" calcext:value-type="float">
            <text:p>48655.2871430487</text:p>
          </table:table-cell>
          <table:table-cell table:formula="of:=[.D931]*RANDBETWEEN(0.3;1.9)" office:value-type="float" office:value="48655.2871430487" calcext:value-type="float">
            <text:p>48655.2871430487</text:p>
          </table:table-cell>
          <table:table-cell table:formula="of:=[.B931]*RANDBETWEEN(0.3;1.9)/[.E931]*[.D931]" office:value-type="float" office:value="48655.2871430487" calcext:value-type="float">
            <text:p>48655.2871430487</text:p>
          </table:table-cell>
          <table:table-cell table:formula="of:=[.C931]*RANDBETWEEN(0.3;1.9)" office:value-type="float" office:value="24387.6435715244" calcext:value-type="float">
            <text:p>24387.6435715244</text:p>
          </table:table-cell>
        </table:table-row>
        <table:table-row table:style-name="ro1">
          <table:table-cell office:value-type="float" office:value="34140" calcext:value-type="float">
            <text:p>34140</text:p>
          </table:table-cell>
          <table:table-cell office:value-type="string" calcext:value-type="string">
            <text:p>6244.935230985445</text:p>
          </table:table-cell>
          <table:table-cell table:formula="of:=[.B932]+RANDBETWEEN(-500;500)" office:value-type="float" office:value="6131.93523098544" calcext:value-type="float">
            <text:p>6131.9352309855</text:p>
          </table:table-cell>
          <table:table-cell table:formula="of:=[.B932]*RANDBETWEEN(0.3;1.9)" office:value-type="float" office:value="12489.8704619709" calcext:value-type="float">
            <text:p>12489.8704619709</text:p>
          </table:table-cell>
          <table:table-cell table:formula="of:=[.D932]*RANDBETWEEN(0.3;1.9)" office:value-type="float" office:value="24979.7409239418" calcext:value-type="float">
            <text:p>24979.7409239418</text:p>
          </table:table-cell>
          <table:table-cell table:formula="of:=[.B932]*RANDBETWEEN(0.3;1.9)/[.E932]*[.D932]" office:value-type="float" office:value="6244.93523098545" calcext:value-type="float">
            <text:p>6244.9352309855</text:p>
          </table:table-cell>
          <table:table-cell table:formula="of:=[.C932]*RANDBETWEEN(0.3;1.9)" office:value-type="float" office:value="12263.8704619709" calcext:value-type="float">
            <text:p>12263.8704619709</text:p>
          </table:table-cell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7535.299868625948</text:p>
          </table:table-cell>
          <table:table-cell table:formula="of:=[.B933]+RANDBETWEEN(-500;500)" office:value-type="float" office:value="7094.29986862595" calcext:value-type="float">
            <text:p>7094.299868626</text:p>
          </table:table-cell>
          <table:table-cell table:formula="of:=[.B933]*RANDBETWEEN(0.3;1.9)" office:value-type="float" office:value="7535.29986862595" calcext:value-type="float">
            <text:p>7535.299868626</text:p>
          </table:table-cell>
          <table:table-cell table:formula="of:=[.D933]*RANDBETWEEN(0.3;1.9)" office:value-type="float" office:value="15070.5997372519" calcext:value-type="float">
            <text:p>15070.5997372519</text:p>
          </table:table-cell>
          <table:table-cell table:formula="of:=[.B933]*RANDBETWEEN(0.3;1.9)/[.E933]*[.D933]" office:value-type="float" office:value="3767.64993431297" calcext:value-type="float">
            <text:p>3767.649934313</text:p>
          </table:table-cell>
          <table:table-cell table:formula="of:=[.C933]*RANDBETWEEN(0.3;1.9)" office:value-type="float" office:value="7094.29986862595" calcext:value-type="float">
            <text:p>7094.299868626</text:p>
          </table:table-cell>
        </table:table-row>
        <table:table-row table:style-name="ro1">
          <table:table-cell office:value-type="float" office:value="34142" calcext:value-type="float">
            <text:p>34142</text:p>
          </table:table-cell>
          <table:table-cell office:value-type="string" calcext:value-type="string">
            <text:p>117628.19646253325</text:p>
          </table:table-cell>
          <table:table-cell table:formula="of:=[.B934]+RANDBETWEEN(-500;500)" office:value-type="float" office:value="117155.196462533" calcext:value-type="float">
            <text:p>117155.196462533</text:p>
          </table:table-cell>
          <table:table-cell table:formula="of:=[.B934]*RANDBETWEEN(0.3;1.9)" office:value-type="float" office:value="117628.196462533" calcext:value-type="float">
            <text:p>117628.196462533</text:p>
          </table:table-cell>
          <table:table-cell table:formula="of:=[.D934]*RANDBETWEEN(0.3;1.9)" office:value-type="float" office:value="235256.392925066" calcext:value-type="float">
            <text:p>235256.392925066</text:p>
          </table:table-cell>
          <table:table-cell table:formula="of:=[.B934]*RANDBETWEEN(0.3;1.9)/[.E934]*[.D934]" office:value-type="float" office:value="117628.196462533" calcext:value-type="float">
            <text:p>117628.196462533</text:p>
          </table:table-cell>
          <table:table-cell table:formula="of:=[.C934]*RANDBETWEEN(0.3;1.9)" office:value-type="float" office:value="117155.196462533" calcext:value-type="float">
            <text:p>117155.196462533</text:p>
          </table:table-cell>
        </table:table-row>
        <table:table-row table:style-name="ro1">
          <table:table-cell office:value-type="float" office:value="34143" calcext:value-type="float">
            <text:p>34143</text:p>
          </table:table-cell>
          <table:table-cell office:value-type="string" calcext:value-type="string">
            <text:p>197821.39183579464</text:p>
          </table:table-cell>
          <table:table-cell table:formula="of:=[.B935]+RANDBETWEEN(-500;500)" office:value-type="float" office:value="197439.391835795" calcext:value-type="float">
            <text:p>197439.391835795</text:p>
          </table:table-cell>
          <table:table-cell table:formula="of:=[.B935]*RANDBETWEEN(0.3;1.9)" office:value-type="float" office:value="395642.783671589" calcext:value-type="float">
            <text:p>395642.783671589</text:p>
          </table:table-cell>
          <table:table-cell table:formula="of:=[.D935]*RANDBETWEEN(0.3;1.9)" office:value-type="float" office:value="791285.567343179" calcext:value-type="float">
            <text:p>791285.567343179</text:p>
          </table:table-cell>
          <table:table-cell table:formula="of:=[.B935]*RANDBETWEEN(0.3;1.9)/[.E935]*[.D935]" office:value-type="float" office:value="98910.6959178973" calcext:value-type="float">
            <text:p>98910.6959178973</text:p>
          </table:table-cell>
          <table:table-cell table:formula="of:=[.C935]*RANDBETWEEN(0.3;1.9)" office:value-type="float" office:value="394878.783671589" calcext:value-type="float">
            <text:p>394878.783671589</text:p>
          </table:table-cell>
        </table:table-row>
        <table:table-row table:style-name="ro1">
          <table:table-cell office:value-type="float" office:value="34144" calcext:value-type="float">
            <text:p>34144</text:p>
          </table:table-cell>
          <table:table-cell office:value-type="string" calcext:value-type="string">
            <text:p>7566.352787562337</text:p>
          </table:table-cell>
          <table:table-cell table:formula="of:=[.B936]+RANDBETWEEN(-500;500)" office:value-type="float" office:value="7126.35278756234" calcext:value-type="float">
            <text:p>7126.3527875623</text:p>
          </table:table-cell>
          <table:table-cell table:formula="of:=[.B936]*RANDBETWEEN(0.3;1.9)" office:value-type="float" office:value="7566.35278756234" calcext:value-type="float">
            <text:p>7566.3527875623</text:p>
          </table:table-cell>
          <table:table-cell table:formula="of:=[.D936]*RANDBETWEEN(0.3;1.9)" office:value-type="float" office:value="15132.7055751247" calcext:value-type="float">
            <text:p>15132.7055751247</text:p>
          </table:table-cell>
          <table:table-cell table:formula="of:=[.B936]*RANDBETWEEN(0.3;1.9)/[.E936]*[.D936]" office:value-type="float" office:value="7566.35278756234" calcext:value-type="float">
            <text:p>7566.3527875623</text:p>
          </table:table-cell>
          <table:table-cell table:formula="of:=[.C936]*RANDBETWEEN(0.3;1.9)" office:value-type="float" office:value="7126.35278756234" calcext:value-type="float">
            <text:p>7126.3527875623</text:p>
          </table:table-cell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string" calcext:value-type="string">
            <text:p>150396.3329312746</text:p>
          </table:table-cell>
          <table:table-cell table:formula="of:=[.B937]+RANDBETWEEN(-500;500)" office:value-type="float" office:value="150657.332931275" calcext:value-type="float">
            <text:p>150657.332931275</text:p>
          </table:table-cell>
          <table:table-cell table:formula="of:=[.B937]*RANDBETWEEN(0.3;1.9)" office:value-type="float" office:value="150396.332931275" calcext:value-type="float">
            <text:p>150396.332931275</text:p>
          </table:table-cell>
          <table:table-cell table:formula="of:=[.D937]*RANDBETWEEN(0.3;1.9)" office:value-type="float" office:value="150396.332931275" calcext:value-type="float">
            <text:p>150396.332931275</text:p>
          </table:table-cell>
          <table:table-cell table:formula="of:=[.B937]*RANDBETWEEN(0.3;1.9)/[.E937]*[.D937]" office:value-type="float" office:value="300792.665862549" calcext:value-type="float">
            <text:p>300792.665862549</text:p>
          </table:table-cell>
          <table:table-cell table:formula="of:=[.C937]*RANDBETWEEN(0.3;1.9)" office:value-type="float" office:value="301314.665862549" calcext:value-type="float">
            <text:p>301314.665862549</text:p>
          </table:table-cell>
        </table:table-row>
        <table:table-row table:style-name="ro1">
          <table:table-cell office:value-type="float" office:value="34146" calcext:value-type="float">
            <text:p>34146</text:p>
          </table:table-cell>
          <table:table-cell office:value-type="string" calcext:value-type="string">
            <text:p>290264.8342089489</text:p>
          </table:table-cell>
          <table:table-cell table:formula="of:=[.B938]+RANDBETWEEN(-500;500)" office:value-type="float" office:value="290121.834208949" calcext:value-type="float">
            <text:p>290121.834208949</text:p>
          </table:table-cell>
          <table:table-cell table:formula="of:=[.B938]*RANDBETWEEN(0.3;1.9)" office:value-type="float" office:value="580529.668417898" calcext:value-type="float">
            <text:p>580529.668417898</text:p>
          </table:table-cell>
          <table:table-cell table:formula="of:=[.D938]*RANDBETWEEN(0.3;1.9)" office:value-type="float" office:value="1161059.3368358" calcext:value-type="float">
            <text:p>1161059.3368358</text:p>
          </table:table-cell>
          <table:table-cell table:formula="of:=[.B938]*RANDBETWEEN(0.3;1.9)/[.E938]*[.D938]" office:value-type="float" office:value="290264.834208949" calcext:value-type="float">
            <text:p>290264.834208949</text:p>
          </table:table-cell>
          <table:table-cell table:formula="of:=[.C938]*RANDBETWEEN(0.3;1.9)" office:value-type="float" office:value="290121.834208949" calcext:value-type="float">
            <text:p>290121.834208949</text:p>
          </table:table-cell>
        </table:table-row>
        <table:table-row table:style-name="ro1">
          <table:table-cell office:value-type="float" office:value="34147" calcext:value-type="float">
            <text:p>34147</text:p>
          </table:table-cell>
          <table:table-cell office:value-type="string" calcext:value-type="string">
            <text:p>25014.84520394785</text:p>
          </table:table-cell>
          <table:table-cell table:formula="of:=[.B939]+RANDBETWEEN(-500;500)" office:value-type="float" office:value="24789.8452039479" calcext:value-type="float">
            <text:p>24789.8452039479</text:p>
          </table:table-cell>
          <table:table-cell table:formula="of:=[.B939]*RANDBETWEEN(0.3;1.9)" office:value-type="float" office:value="50029.6904078957" calcext:value-type="float">
            <text:p>50029.6904078957</text:p>
          </table:table-cell>
          <table:table-cell table:formula="of:=[.D939]*RANDBETWEEN(0.3;1.9)" office:value-type="float" office:value="100059.380815791" calcext:value-type="float">
            <text:p>100059.380815791</text:p>
          </table:table-cell>
          <table:table-cell table:formula="of:=[.B939]*RANDBETWEEN(0.3;1.9)/[.E939]*[.D939]" office:value-type="float" office:value="25014.8452039478" calcext:value-type="float">
            <text:p>25014.8452039478</text:p>
          </table:table-cell>
          <table:table-cell table:formula="of:=[.C939]*RANDBETWEEN(0.3;1.9)" office:value-type="float" office:value="24789.8452039479" calcext:value-type="float">
            <text:p>24789.8452039479</text:p>
          </table:table-cell>
        </table:table-row>
        <table:table-row table:style-name="ro1">
          <table:table-cell office:value-type="float" office:value="34148" calcext:value-type="float">
            <text:p>34148</text:p>
          </table:table-cell>
          <table:table-cell office:value-type="string" calcext:value-type="string">
            <text:p>28281.408361008085</text:p>
          </table:table-cell>
          <table:table-cell table:formula="of:=[.B940]+RANDBETWEEN(-500;500)" office:value-type="float" office:value="27875.4083610081" calcext:value-type="float">
            <text:p>27875.4083610081</text:p>
          </table:table-cell>
          <table:table-cell table:formula="of:=[.B940]*RANDBETWEEN(0.3;1.9)" office:value-type="float" office:value="28281.4083610081" calcext:value-type="float">
            <text:p>28281.4083610081</text:p>
          </table:table-cell>
          <table:table-cell table:formula="of:=[.D940]*RANDBETWEEN(0.3;1.9)" office:value-type="float" office:value="56562.8167220162" calcext:value-type="float">
            <text:p>56562.8167220162</text:p>
          </table:table-cell>
          <table:table-cell table:formula="of:=[.B940]*RANDBETWEEN(0.3;1.9)/[.E940]*[.D940]" office:value-type="float" office:value="28281.4083610081" calcext:value-type="float">
            <text:p>28281.4083610081</text:p>
          </table:table-cell>
          <table:table-cell table:formula="of:=[.C940]*RANDBETWEEN(0.3;1.9)" office:value-type="float" office:value="27875.4083610081" calcext:value-type="float">
            <text:p>27875.4083610081</text:p>
          </table:table-cell>
        </table:table-row>
        <table:table-row table:style-name="ro1">
          <table:table-cell office:value-type="float" office:value="34149" calcext:value-type="float">
            <text:p>34149</text:p>
          </table:table-cell>
          <table:table-cell office:value-type="string" calcext:value-type="string">
            <text:p>2178.9784860830578</text:p>
          </table:table-cell>
          <table:table-cell table:formula="of:=[.B941]+RANDBETWEEN(-500;500)" office:value-type="float" office:value="2376.97848608306" calcext:value-type="float">
            <text:p>2376.9784860831</text:p>
          </table:table-cell>
          <table:table-cell table:formula="of:=[.B941]*RANDBETWEEN(0.3;1.9)" office:value-type="float" office:value="4357.95697216612" calcext:value-type="float">
            <text:p>4357.9569721661</text:p>
          </table:table-cell>
          <table:table-cell table:formula="of:=[.D941]*RANDBETWEEN(0.3;1.9)" office:value-type="float" office:value="8715.91394433223" calcext:value-type="float">
            <text:p>8715.9139443322</text:p>
          </table:table-cell>
          <table:table-cell table:formula="of:=[.B941]*RANDBETWEEN(0.3;1.9)/[.E941]*[.D941]" office:value-type="float" office:value="1089.48924304153" calcext:value-type="float">
            <text:p>1089.4892430415</text:p>
          </table:table-cell>
          <table:table-cell table:formula="of:=[.C941]*RANDBETWEEN(0.3;1.9)" office:value-type="float" office:value="2376.97848608306" calcext:value-type="float">
            <text:p>2376.9784860831</text:p>
          </table:table-cell>
        </table:table-row>
        <table:table-row table:style-name="ro1">
          <table:table-cell office:value-type="float" office:value="34150" calcext:value-type="float">
            <text:p>34150</text:p>
          </table:table-cell>
          <table:table-cell office:value-type="string" calcext:value-type="string">
            <text:p>50797.90843993723</text:p>
          </table:table-cell>
          <table:table-cell table:formula="of:=[.B942]+RANDBETWEEN(-500;500)" office:value-type="float" office:value="50752.9084399372" calcext:value-type="float">
            <text:p>50752.9084399372</text:p>
          </table:table-cell>
          <table:table-cell table:formula="of:=[.B942]*RANDBETWEEN(0.3;1.9)" office:value-type="float" office:value="50797.9084399372" calcext:value-type="float">
            <text:p>50797.9084399372</text:p>
          </table:table-cell>
          <table:table-cell table:formula="of:=[.D942]*RANDBETWEEN(0.3;1.9)" office:value-type="float" office:value="50797.9084399372" calcext:value-type="float">
            <text:p>50797.9084399372</text:p>
          </table:table-cell>
          <table:table-cell table:formula="of:=[.B942]*RANDBETWEEN(0.3;1.9)/[.E942]*[.D942]" office:value-type="float" office:value="50797.9084399372" calcext:value-type="float">
            <text:p>50797.9084399372</text:p>
          </table:table-cell>
          <table:table-cell table:formula="of:=[.C942]*RANDBETWEEN(0.3;1.9)" office:value-type="float" office:value="50752.9084399372" calcext:value-type="float">
            <text:p>50752.9084399372</text:p>
          </table:table-cell>
        </table:table-row>
        <table:table-row table:style-name="ro1">
          <table:table-cell office:value-type="float" office:value="34151" calcext:value-type="float">
            <text:p>34151</text:p>
          </table:table-cell>
          <table:table-cell office:value-type="string" calcext:value-type="string">
            <text:p>64553.85176686051</text:p>
          </table:table-cell>
          <table:table-cell table:formula="of:=[.B943]+RANDBETWEEN(-500;500)" office:value-type="float" office:value="65027.8517668605" calcext:value-type="float">
            <text:p>65027.8517668605</text:p>
          </table:table-cell>
          <table:table-cell table:formula="of:=[.B943]*RANDBETWEEN(0.3;1.9)" office:value-type="float" office:value="129107.703533721" calcext:value-type="float">
            <text:p>129107.703533721</text:p>
          </table:table-cell>
          <table:table-cell table:formula="of:=[.D943]*RANDBETWEEN(0.3;1.9)" office:value-type="float" office:value="129107.703533721" calcext:value-type="float">
            <text:p>129107.703533721</text:p>
          </table:table-cell>
          <table:table-cell table:formula="of:=[.B943]*RANDBETWEEN(0.3;1.9)/[.E943]*[.D943]" office:value-type="float" office:value="129107.703533721" calcext:value-type="float">
            <text:p>129107.703533721</text:p>
          </table:table-cell>
          <table:table-cell table:formula="of:=[.C943]*RANDBETWEEN(0.3;1.9)" office:value-type="float" office:value="65027.8517668605" calcext:value-type="float">
            <text:p>65027.8517668605</text:p>
          </table:table-cell>
        </table:table-row>
        <table:table-row table:style-name="ro1">
          <table:table-cell office:value-type="float" office:value="34152" calcext:value-type="float">
            <text:p>34152</text:p>
          </table:table-cell>
          <table:table-cell office:value-type="string" calcext:value-type="string">
            <text:p>6755.891616911667</text:p>
          </table:table-cell>
          <table:table-cell table:formula="of:=[.B944]+RANDBETWEEN(-500;500)" office:value-type="float" office:value="7032.89161691167" calcext:value-type="float">
            <text:p>7032.8916169117</text:p>
          </table:table-cell>
          <table:table-cell table:formula="of:=[.B944]*RANDBETWEEN(0.3;1.9)" office:value-type="float" office:value="13511.7832338233" calcext:value-type="float">
            <text:p>13511.7832338233</text:p>
          </table:table-cell>
          <table:table-cell table:formula="of:=[.D944]*RANDBETWEEN(0.3;1.9)" office:value-type="float" office:value="13511.7832338233" calcext:value-type="float">
            <text:p>13511.7832338233</text:p>
          </table:table-cell>
          <table:table-cell table:formula="of:=[.B944]*RANDBETWEEN(0.3;1.9)/[.E944]*[.D944]" office:value-type="float" office:value="6755.89161691167" calcext:value-type="float">
            <text:p>6755.8916169117</text:p>
          </table:table-cell>
          <table:table-cell table:formula="of:=[.C944]*RANDBETWEEN(0.3;1.9)" office:value-type="float" office:value="7032.89161691167" calcext:value-type="float">
            <text:p>7032.8916169117</text:p>
          </table:table-cell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string" calcext:value-type="string">
            <text:p>33028.781163680556</text:p>
          </table:table-cell>
          <table:table-cell table:formula="of:=[.B945]+RANDBETWEEN(-500;500)" office:value-type="float" office:value="33085.7811636806" calcext:value-type="float">
            <text:p>33085.7811636806</text:p>
          </table:table-cell>
          <table:table-cell table:formula="of:=[.B945]*RANDBETWEEN(0.3;1.9)" office:value-type="float" office:value="33028.7811636806" calcext:value-type="float">
            <text:p>33028.7811636806</text:p>
          </table:table-cell>
          <table:table-cell table:formula="of:=[.D945]*RANDBETWEEN(0.3;1.9)" office:value-type="float" office:value="66057.5623273611" calcext:value-type="float">
            <text:p>66057.5623273611</text:p>
          </table:table-cell>
          <table:table-cell table:formula="of:=[.B945]*RANDBETWEEN(0.3;1.9)/[.E945]*[.D945]" office:value-type="float" office:value="16514.3905818403" calcext:value-type="float">
            <text:p>16514.3905818403</text:p>
          </table:table-cell>
          <table:table-cell table:formula="of:=[.C945]*RANDBETWEEN(0.3;1.9)" office:value-type="float" office:value="33085.7811636806" calcext:value-type="float">
            <text:p>33085.7811636806</text:p>
          </table:table-cell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string" calcext:value-type="string">
            <text:p>360904.7046554014</text:p>
          </table:table-cell>
          <table:table-cell table:formula="of:=[.B946]+RANDBETWEEN(-500;500)" office:value-type="float" office:value="360889.704655401" calcext:value-type="float">
            <text:p>360889.704655401</text:p>
          </table:table-cell>
          <table:table-cell table:formula="of:=[.B946]*RANDBETWEEN(0.3;1.9)" office:value-type="float" office:value="360904.704655401" calcext:value-type="float">
            <text:p>360904.704655401</text:p>
          </table:table-cell>
          <table:table-cell table:formula="of:=[.D946]*RANDBETWEEN(0.3;1.9)" office:value-type="float" office:value="721809.409310803" calcext:value-type="float">
            <text:p>721809.409310803</text:p>
          </table:table-cell>
          <table:table-cell table:formula="of:=[.B946]*RANDBETWEEN(0.3;1.9)/[.E946]*[.D946]" office:value-type="float" office:value="360904.704655401" calcext:value-type="float">
            <text:p>360904.704655401</text:p>
          </table:table-cell>
          <table:table-cell table:formula="of:=[.C946]*RANDBETWEEN(0.3;1.9)" office:value-type="float" office:value="721779.409310803" calcext:value-type="float">
            <text:p>721779.409310803</text:p>
          </table:table-cell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string" calcext:value-type="string">
            <text:p>18305.79775569925</text:p>
          </table:table-cell>
          <table:table-cell table:formula="of:=[.B947]+RANDBETWEEN(-500;500)" office:value-type="float" office:value="18563.7977556992" calcext:value-type="float">
            <text:p>18563.7977556992</text:p>
          </table:table-cell>
          <table:table-cell table:formula="of:=[.B947]*RANDBETWEEN(0.3;1.9)" office:value-type="float" office:value="36611.5955113985" calcext:value-type="float">
            <text:p>36611.5955113985</text:p>
          </table:table-cell>
          <table:table-cell table:formula="of:=[.D947]*RANDBETWEEN(0.3;1.9)" office:value-type="float" office:value="36611.5955113985" calcext:value-type="float">
            <text:p>36611.5955113985</text:p>
          </table:table-cell>
          <table:table-cell table:formula="of:=[.B947]*RANDBETWEEN(0.3;1.9)/[.E947]*[.D947]" office:value-type="float" office:value="36611.5955113985" calcext:value-type="float">
            <text:p>36611.5955113985</text:p>
          </table:table-cell>
          <table:table-cell table:formula="of:=[.C947]*RANDBETWEEN(0.3;1.9)" office:value-type="float" office:value="18563.7977556992" calcext:value-type="float">
            <text:p>18563.7977556992</text:p>
          </table:table-cell>
        </table:table-row>
        <table:table-row table:style-name="ro1">
          <table:table-cell office:value-type="float" office:value="34156" calcext:value-type="float">
            <text:p>34156</text:p>
          </table:table-cell>
          <table:table-cell office:value-type="string" calcext:value-type="string">
            <text:p>398.95943816999994</text:p>
          </table:table-cell>
          <table:table-cell table:formula="of:=[.B948]+RANDBETWEEN(-500;500)" office:value-type="float" office:value="831.95943817" calcext:value-type="float">
            <text:p>831.95943817</text:p>
          </table:table-cell>
          <table:table-cell table:formula="of:=[.B948]*RANDBETWEEN(0.3;1.9)" office:value-type="float" office:value="398.95943817" calcext:value-type="float">
            <text:p>398.95943817</text:p>
          </table:table-cell>
          <table:table-cell table:formula="of:=[.D948]*RANDBETWEEN(0.3;1.9)" office:value-type="float" office:value="797.91887634" calcext:value-type="float">
            <text:p>797.91887634</text:p>
          </table:table-cell>
          <table:table-cell table:formula="of:=[.B948]*RANDBETWEEN(0.3;1.9)/[.E948]*[.D948]" office:value-type="float" office:value="398.95943817" calcext:value-type="float">
            <text:p>398.95943817</text:p>
          </table:table-cell>
          <table:table-cell table:formula="of:=[.C948]*RANDBETWEEN(0.3;1.9)" office:value-type="float" office:value="831.95943817" calcext:value-type="float">
            <text:p>831.95943817</text:p>
          </table:table-cell>
        </table:table-row>
        <table:table-row table:style-name="ro1">
          <table:table-cell office:value-type="float" office:value="34157" calcext:value-type="float">
            <text:p>34157</text:p>
          </table:table-cell>
          <table:table-cell office:value-type="string" calcext:value-type="string">
            <text:p>346556.1771485844</text:p>
          </table:table-cell>
          <table:table-cell table:formula="of:=[.B949]+RANDBETWEEN(-500;500)" office:value-type="float" office:value="346755.177148584" calcext:value-type="float">
            <text:p>346755.177148584</text:p>
          </table:table-cell>
          <table:table-cell table:formula="of:=[.B949]*RANDBETWEEN(0.3;1.9)" office:value-type="float" office:value="346556.177148584" calcext:value-type="float">
            <text:p>346556.177148584</text:p>
          </table:table-cell>
          <table:table-cell table:formula="of:=[.D949]*RANDBETWEEN(0.3;1.9)" office:value-type="float" office:value="693112.354297169" calcext:value-type="float">
            <text:p>693112.354297169</text:p>
          </table:table-cell>
          <table:table-cell table:formula="of:=[.B949]*RANDBETWEEN(0.3;1.9)/[.E949]*[.D949]" office:value-type="float" office:value="173278.088574292" calcext:value-type="float">
            <text:p>173278.088574292</text:p>
          </table:table-cell>
          <table:table-cell table:formula="of:=[.C949]*RANDBETWEEN(0.3;1.9)" office:value-type="float" office:value="693510.354297169" calcext:value-type="float">
            <text:p>693510.354297169</text:p>
          </table:table-cell>
        </table:table-row>
        <table:table-row table:style-name="ro1">
          <table:table-cell office:value-type="float" office:value="34158" calcext:value-type="float">
            <text:p>34158</text:p>
          </table:table-cell>
          <table:table-cell office:value-type="string" calcext:value-type="string">
            <text:p>4531.7649804819675</text:p>
          </table:table-cell>
          <table:table-cell table:formula="of:=[.B950]+RANDBETWEEN(-500;500)" office:value-type="float" office:value="4712.76498048197" calcext:value-type="float">
            <text:p>4712.764980482</text:p>
          </table:table-cell>
          <table:table-cell table:formula="of:=[.B950]*RANDBETWEEN(0.3;1.9)" office:value-type="float" office:value="4531.76498048197" calcext:value-type="float">
            <text:p>4531.764980482</text:p>
          </table:table-cell>
          <table:table-cell table:formula="of:=[.D950]*RANDBETWEEN(0.3;1.9)" office:value-type="float" office:value="9063.52996096394" calcext:value-type="float">
            <text:p>9063.5299609639</text:p>
          </table:table-cell>
          <table:table-cell table:formula="of:=[.B950]*RANDBETWEEN(0.3;1.9)/[.E950]*[.D950]" office:value-type="float" office:value="2265.88249024098" calcext:value-type="float">
            <text:p>2265.882490241</text:p>
          </table:table-cell>
          <table:table-cell table:formula="of:=[.C950]*RANDBETWEEN(0.3;1.9)" office:value-type="float" office:value="9425.52996096394" calcext:value-type="float">
            <text:p>9425.5299609639</text:p>
          </table:table-cell>
        </table:table-row>
        <table:table-row table:style-name="ro1">
          <table:table-cell office:value-type="float" office:value="34159" calcext:value-type="float">
            <text:p>34159</text:p>
          </table:table-cell>
          <table:table-cell office:value-type="string" calcext:value-type="string">
            <text:p>30185.761604228937</text:p>
          </table:table-cell>
          <table:table-cell table:formula="of:=[.B951]+RANDBETWEEN(-500;500)" office:value-type="float" office:value="30135.7616042289" calcext:value-type="float">
            <text:p>30135.7616042289</text:p>
          </table:table-cell>
          <table:table-cell table:formula="of:=[.B951]*RANDBETWEEN(0.3;1.9)" office:value-type="float" office:value="60371.5232084579" calcext:value-type="float">
            <text:p>60371.5232084579</text:p>
          </table:table-cell>
          <table:table-cell table:formula="of:=[.D951]*RANDBETWEEN(0.3;1.9)" office:value-type="float" office:value="120743.046416916" calcext:value-type="float">
            <text:p>120743.046416916</text:p>
          </table:table-cell>
          <table:table-cell table:formula="of:=[.B951]*RANDBETWEEN(0.3;1.9)/[.E951]*[.D951]" office:value-type="float" office:value="15092.8808021145" calcext:value-type="float">
            <text:p>15092.8808021145</text:p>
          </table:table-cell>
          <table:table-cell table:formula="of:=[.C951]*RANDBETWEEN(0.3;1.9)" office:value-type="float" office:value="60271.5232084579" calcext:value-type="float">
            <text:p>60271.5232084579</text:p>
          </table:table-cell>
        </table:table-row>
        <table:table-row table:style-name="ro1">
          <table:table-cell office:value-type="float" office:value="34160" calcext:value-type="float">
            <text:p>34160</text:p>
          </table:table-cell>
          <table:table-cell office:value-type="string" calcext:value-type="string">
            <text:p>5096.981167659204</text:p>
          </table:table-cell>
          <table:table-cell table:formula="of:=[.B952]+RANDBETWEEN(-500;500)" office:value-type="float" office:value="5359.9811676592" calcext:value-type="float">
            <text:p>5359.9811676592</text:p>
          </table:table-cell>
          <table:table-cell table:formula="of:=[.B952]*RANDBETWEEN(0.3;1.9)" office:value-type="float" office:value="5096.9811676592" calcext:value-type="float">
            <text:p>5096.9811676592</text:p>
          </table:table-cell>
          <table:table-cell table:formula="of:=[.D952]*RANDBETWEEN(0.3;1.9)" office:value-type="float" office:value="10193.9623353184" calcext:value-type="float">
            <text:p>10193.9623353184</text:p>
          </table:table-cell>
          <table:table-cell table:formula="of:=[.B952]*RANDBETWEEN(0.3;1.9)/[.E952]*[.D952]" office:value-type="float" office:value="2548.4905838296" calcext:value-type="float">
            <text:p>2548.4905838296</text:p>
          </table:table-cell>
          <table:table-cell table:formula="of:=[.C952]*RANDBETWEEN(0.3;1.9)" office:value-type="float" office:value="5359.9811676592" calcext:value-type="float">
            <text:p>5359.9811676592</text:p>
          </table:table-cell>
        </table:table-row>
        <table:table-row table:style-name="ro1">
          <table:table-cell office:value-type="float" office:value="34161" calcext:value-type="float">
            <text:p>34161</text:p>
          </table:table-cell>
          <table:table-cell office:value-type="string" calcext:value-type="string">
            <text:p>26919.210371050427</text:p>
          </table:table-cell>
          <table:table-cell table:formula="of:=[.B953]+RANDBETWEEN(-500;500)" office:value-type="float" office:value="26785.2103710504" calcext:value-type="float">
            <text:p>26785.2103710504</text:p>
          </table:table-cell>
          <table:table-cell table:formula="of:=[.B953]*RANDBETWEEN(0.3;1.9)" office:value-type="float" office:value="26919.2103710504" calcext:value-type="float">
            <text:p>26919.2103710504</text:p>
          </table:table-cell>
          <table:table-cell table:formula="of:=[.D953]*RANDBETWEEN(0.3;1.9)" office:value-type="float" office:value="53838.4207421009" calcext:value-type="float">
            <text:p>53838.4207421009</text:p>
          </table:table-cell>
          <table:table-cell table:formula="of:=[.B953]*RANDBETWEEN(0.3;1.9)/[.E953]*[.D953]" office:value-type="float" office:value="26919.2103710504" calcext:value-type="float">
            <text:p>26919.2103710504</text:p>
          </table:table-cell>
          <table:table-cell table:formula="of:=[.C953]*RANDBETWEEN(0.3;1.9)" office:value-type="float" office:value="53570.4207421009" calcext:value-type="float">
            <text:p>53570.4207421009</text:p>
          </table:table-cell>
        </table:table-row>
        <table:table-row table:style-name="ro1">
          <table:table-cell office:value-type="float" office:value="34162" calcext:value-type="float">
            <text:p>34162</text:p>
          </table:table-cell>
          <table:table-cell office:value-type="string" calcext:value-type="string">
            <text:p>59566.04306523092</text:p>
          </table:table-cell>
          <table:table-cell table:formula="of:=[.B954]+RANDBETWEEN(-500;500)" office:value-type="float" office:value="59797.0430652309" calcext:value-type="float">
            <text:p>59797.0430652309</text:p>
          </table:table-cell>
          <table:table-cell table:formula="of:=[.B954]*RANDBETWEEN(0.3;1.9)" office:value-type="float" office:value="59566.0430652309" calcext:value-type="float">
            <text:p>59566.0430652309</text:p>
          </table:table-cell>
          <table:table-cell table:formula="of:=[.D954]*RANDBETWEEN(0.3;1.9)" office:value-type="float" office:value="59566.0430652309" calcext:value-type="float">
            <text:p>59566.0430652309</text:p>
          </table:table-cell>
          <table:table-cell table:formula="of:=[.B954]*RANDBETWEEN(0.3;1.9)/[.E954]*[.D954]" office:value-type="float" office:value="119132.086130462" calcext:value-type="float">
            <text:p>119132.086130462</text:p>
          </table:table-cell>
          <table:table-cell table:formula="of:=[.C954]*RANDBETWEEN(0.3;1.9)" office:value-type="float" office:value="119594.086130462" calcext:value-type="float">
            <text:p>119594.086130462</text:p>
          </table:table-cell>
        </table:table-row>
        <table:table-row table:style-name="ro1">
          <table:table-cell office:value-type="float" office:value="34163" calcext:value-type="float">
            <text:p>34163</text:p>
          </table:table-cell>
          <table:table-cell office:value-type="string" calcext:value-type="string">
            <text:p>55861.49978866565</text:p>
          </table:table-cell>
          <table:table-cell table:formula="of:=[.B955]+RANDBETWEEN(-500;500)" office:value-type="float" office:value="55787.4997886657" calcext:value-type="float">
            <text:p>55787.4997886657</text:p>
          </table:table-cell>
          <table:table-cell table:formula="of:=[.B955]*RANDBETWEEN(0.3;1.9)" office:value-type="float" office:value="55861.4997886656" calcext:value-type="float">
            <text:p>55861.4997886656</text:p>
          </table:table-cell>
          <table:table-cell table:formula="of:=[.D955]*RANDBETWEEN(0.3;1.9)" office:value-type="float" office:value="55861.4997886656" calcext:value-type="float">
            <text:p>55861.4997886656</text:p>
          </table:table-cell>
          <table:table-cell table:formula="of:=[.B955]*RANDBETWEEN(0.3;1.9)/[.E955]*[.D955]" office:value-type="float" office:value="111722.999577331" calcext:value-type="float">
            <text:p>111722.999577331</text:p>
          </table:table-cell>
          <table:table-cell table:formula="of:=[.C955]*RANDBETWEEN(0.3;1.9)" office:value-type="float" office:value="111574.999577331" calcext:value-type="float">
            <text:p>111574.999577331</text:p>
          </table:table-cell>
        </table:table-row>
        <table:table-row table:style-name="ro1">
          <table:table-cell office:value-type="float" office:value="34164" calcext:value-type="float">
            <text:p>34164</text:p>
          </table:table-cell>
          <table:table-cell office:value-type="string" calcext:value-type="string">
            <text:p>5528.903050310394</text:p>
          </table:table-cell>
          <table:table-cell table:formula="of:=[.B956]+RANDBETWEEN(-500;500)" office:value-type="float" office:value="5303.90305031039" calcext:value-type="float">
            <text:p>5303.9030503104</text:p>
          </table:table-cell>
          <table:table-cell table:formula="of:=[.B956]*RANDBETWEEN(0.3;1.9)" office:value-type="float" office:value="11057.8061006208" calcext:value-type="float">
            <text:p>11057.8061006208</text:p>
          </table:table-cell>
          <table:table-cell table:formula="of:=[.D956]*RANDBETWEEN(0.3;1.9)" office:value-type="float" office:value="11057.8061006208" calcext:value-type="float">
            <text:p>11057.8061006208</text:p>
          </table:table-cell>
          <table:table-cell table:formula="of:=[.B956]*RANDBETWEEN(0.3;1.9)/[.E956]*[.D956]" office:value-type="float" office:value="5528.90305031039" calcext:value-type="float">
            <text:p>5528.9030503104</text:p>
          </table:table-cell>
          <table:table-cell table:formula="of:=[.C956]*RANDBETWEEN(0.3;1.9)" office:value-type="float" office:value="10607.8061006208" calcext:value-type="float">
            <text:p>10607.8061006208</text:p>
          </table:table-cell>
        </table:table-row>
        <table:table-row table:style-name="ro1">
          <table:table-cell office:value-type="float" office:value="34165" calcext:value-type="float">
            <text:p>34165</text:p>
          </table:table-cell>
          <table:table-cell office:value-type="string" calcext:value-type="string">
            <text:p>16834.66486710426</text:p>
          </table:table-cell>
          <table:table-cell table:formula="of:=[.B957]+RANDBETWEEN(-500;500)" office:value-type="float" office:value="16595.6648671043" calcext:value-type="float">
            <text:p>16595.6648671043</text:p>
          </table:table-cell>
          <table:table-cell table:formula="of:=[.B957]*RANDBETWEEN(0.3;1.9)" office:value-type="float" office:value="33669.3297342085" calcext:value-type="float">
            <text:p>33669.3297342085</text:p>
          </table:table-cell>
          <table:table-cell table:formula="of:=[.D957]*RANDBETWEEN(0.3;1.9)" office:value-type="float" office:value="33669.3297342085" calcext:value-type="float">
            <text:p>33669.3297342085</text:p>
          </table:table-cell>
          <table:table-cell table:formula="of:=[.B957]*RANDBETWEEN(0.3;1.9)/[.E957]*[.D957]" office:value-type="float" office:value="33669.3297342085" calcext:value-type="float">
            <text:p>33669.3297342085</text:p>
          </table:table-cell>
          <table:table-cell table:formula="of:=[.C957]*RANDBETWEEN(0.3;1.9)" office:value-type="float" office:value="33191.3297342085" calcext:value-type="float">
            <text:p>33191.3297342085</text:p>
          </table:table-cell>
        </table:table-row>
        <table:table-row table:style-name="ro1">
          <table:table-cell office:value-type="float" office:value="34166" calcext:value-type="float">
            <text:p>34166</text:p>
          </table:table-cell>
          <table:table-cell office:value-type="string" calcext:value-type="string">
            <text:p>203738.11021668144</text:p>
          </table:table-cell>
          <table:table-cell table:formula="of:=[.B958]+RANDBETWEEN(-500;500)" office:value-type="float" office:value="204042.110216681" calcext:value-type="float">
            <text:p>204042.110216681</text:p>
          </table:table-cell>
          <table:table-cell table:formula="of:=[.B958]*RANDBETWEEN(0.3;1.9)" office:value-type="float" office:value="407476.220433363" calcext:value-type="float">
            <text:p>407476.220433363</text:p>
          </table:table-cell>
          <table:table-cell table:formula="of:=[.D958]*RANDBETWEEN(0.3;1.9)" office:value-type="float" office:value="814952.440866726" calcext:value-type="float">
            <text:p>814952.440866726</text:p>
          </table:table-cell>
          <table:table-cell table:formula="of:=[.B958]*RANDBETWEEN(0.3;1.9)/[.E958]*[.D958]" office:value-type="float" office:value="101869.055108341" calcext:value-type="float">
            <text:p>101869.055108341</text:p>
          </table:table-cell>
          <table:table-cell table:formula="of:=[.C958]*RANDBETWEEN(0.3;1.9)" office:value-type="float" office:value="204042.110216681" calcext:value-type="float">
            <text:p>204042.110216681</text:p>
          </table:table-cell>
        </table:table-row>
        <table:table-row table:style-name="ro1">
          <table:table-cell office:value-type="float" office:value="34167" calcext:value-type="float">
            <text:p>34167</text:p>
          </table:table-cell>
          <table:table-cell office:value-type="string" calcext:value-type="string">
            <text:p>3688.3033842988734</text:p>
          </table:table-cell>
          <table:table-cell table:formula="of:=[.B959]+RANDBETWEEN(-500;500)" office:value-type="float" office:value="3813.30338429887" calcext:value-type="float">
            <text:p>3813.3033842989</text:p>
          </table:table-cell>
          <table:table-cell table:formula="of:=[.B959]*RANDBETWEEN(0.3;1.9)" office:value-type="float" office:value="3688.30338429887" calcext:value-type="float">
            <text:p>3688.3033842989</text:p>
          </table:table-cell>
          <table:table-cell table:formula="of:=[.D959]*RANDBETWEEN(0.3;1.9)" office:value-type="float" office:value="7376.60676859775" calcext:value-type="float">
            <text:p>7376.6067685978</text:p>
          </table:table-cell>
          <table:table-cell table:formula="of:=[.B959]*RANDBETWEEN(0.3;1.9)/[.E959]*[.D959]" office:value-type="float" office:value="1844.15169214944" calcext:value-type="float">
            <text:p>1844.1516921494</text:p>
          </table:table-cell>
          <table:table-cell table:formula="of:=[.C959]*RANDBETWEEN(0.3;1.9)" office:value-type="float" office:value="7626.60676859775" calcext:value-type="float">
            <text:p>7626.6067685978</text:p>
          </table:table-cell>
        </table:table-row>
        <table:table-row table:style-name="ro1">
          <table:table-cell office:value-type="float" office:value="34168" calcext:value-type="float">
            <text:p>34168</text:p>
          </table:table-cell>
          <table:table-cell office:value-type="string" calcext:value-type="string">
            <text:p>1194.692840021</text:p>
          </table:table-cell>
          <table:table-cell table:formula="of:=[.B960]+RANDBETWEEN(-500;500)" office:value-type="float" office:value="1661.692840021" calcext:value-type="float">
            <text:p>1661.692840021</text:p>
          </table:table-cell>
          <table:table-cell table:formula="of:=[.B960]*RANDBETWEEN(0.3;1.9)" office:value-type="float" office:value="1194.692840021" calcext:value-type="float">
            <text:p>1194.692840021</text:p>
          </table:table-cell>
          <table:table-cell table:formula="of:=[.D960]*RANDBETWEEN(0.3;1.9)" office:value-type="float" office:value="2389.385680042" calcext:value-type="float">
            <text:p>2389.385680042</text:p>
          </table:table-cell>
          <table:table-cell table:formula="of:=[.B960]*RANDBETWEEN(0.3;1.9)/[.E960]*[.D960]" office:value-type="float" office:value="597.3464200105" calcext:value-type="float">
            <text:p>597.3464200105</text:p>
          </table:table-cell>
          <table:table-cell table:formula="of:=[.C960]*RANDBETWEEN(0.3;1.9)" office:value-type="float" office:value="3323.385680042" calcext:value-type="float">
            <text:p>3323.385680042</text:p>
          </table:table-cell>
        </table:table-row>
        <table:table-row table:style-name="ro1">
          <table:table-cell office:value-type="float" office:value="34169" calcext:value-type="float">
            <text:p>34169</text:p>
          </table:table-cell>
          <table:table-cell office:value-type="string" calcext:value-type="string">
            <text:p>45128.80698155734</text:p>
          </table:table-cell>
          <table:table-cell table:formula="of:=[.B961]+RANDBETWEEN(-500;500)" office:value-type="float" office:value="45125.8069815573" calcext:value-type="float">
            <text:p>45125.8069815573</text:p>
          </table:table-cell>
          <table:table-cell table:formula="of:=[.B961]*RANDBETWEEN(0.3;1.9)" office:value-type="float" office:value="90257.6139631147" calcext:value-type="float">
            <text:p>90257.6139631147</text:p>
          </table:table-cell>
          <table:table-cell table:formula="of:=[.D961]*RANDBETWEEN(0.3;1.9)" office:value-type="float" office:value="180515.227926229" calcext:value-type="float">
            <text:p>180515.227926229</text:p>
          </table:table-cell>
          <table:table-cell table:formula="of:=[.B961]*RANDBETWEEN(0.3;1.9)/[.E961]*[.D961]" office:value-type="float" office:value="22564.4034907787" calcext:value-type="float">
            <text:p>22564.4034907787</text:p>
          </table:table-cell>
          <table:table-cell table:formula="of:=[.C961]*RANDBETWEEN(0.3;1.9)" office:value-type="float" office:value="45125.8069815573" calcext:value-type="float">
            <text:p>45125.8069815573</text:p>
          </table:table-cell>
        </table:table-row>
        <table:table-row table:style-name="ro1">
          <table:table-cell office:value-type="float" office:value="34170" calcext:value-type="float">
            <text:p>34170</text:p>
          </table:table-cell>
          <table:table-cell office:value-type="string" calcext:value-type="string">
            <text:p>2509.746332958</text:p>
          </table:table-cell>
          <table:table-cell table:formula="of:=[.B962]+RANDBETWEEN(-500;500)" office:value-type="float" office:value="2193.746332958" calcext:value-type="float">
            <text:p>2193.746332958</text:p>
          </table:table-cell>
          <table:table-cell table:formula="of:=[.B962]*RANDBETWEEN(0.3;1.9)" office:value-type="float" office:value="2509.746332958" calcext:value-type="float">
            <text:p>2509.746332958</text:p>
          </table:table-cell>
          <table:table-cell table:formula="of:=[.D962]*RANDBETWEEN(0.3;1.9)" office:value-type="float" office:value="5019.492665916" calcext:value-type="float">
            <text:p>5019.492665916</text:p>
          </table:table-cell>
          <table:table-cell table:formula="of:=[.B962]*RANDBETWEEN(0.3;1.9)/[.E962]*[.D962]" office:value-type="float" office:value="1254.873166479" calcext:value-type="float">
            <text:p>1254.873166479</text:p>
          </table:table-cell>
          <table:table-cell table:formula="of:=[.C962]*RANDBETWEEN(0.3;1.9)" office:value-type="float" office:value="2193.746332958" calcext:value-type="float">
            <text:p>2193.746332958</text:p>
          </table:table-cell>
        </table:table-row>
        <table:table-row table:style-name="ro1">
          <table:table-cell office:value-type="float" office:value="34171" calcext:value-type="float">
            <text:p>34171</text:p>
          </table:table-cell>
          <table:table-cell office:value-type="string" calcext:value-type="string">
            <text:p>2347.0015398448377</text:p>
          </table:table-cell>
          <table:table-cell table:formula="of:=[.B963]+RANDBETWEEN(-500;500)" office:value-type="float" office:value="2200.00153984484" calcext:value-type="float">
            <text:p>2200.0015398448</text:p>
          </table:table-cell>
          <table:table-cell table:formula="of:=[.B963]*RANDBETWEEN(0.3;1.9)" office:value-type="float" office:value="4694.00307968968" calcext:value-type="float">
            <text:p>4694.0030796897</text:p>
          </table:table-cell>
          <table:table-cell table:formula="of:=[.D963]*RANDBETWEEN(0.3;1.9)" office:value-type="float" office:value="9388.00615937935" calcext:value-type="float">
            <text:p>9388.0061593794</text:p>
          </table:table-cell>
          <table:table-cell table:formula="of:=[.B963]*RANDBETWEEN(0.3;1.9)/[.E963]*[.D963]" office:value-type="float" office:value="2347.00153984484" calcext:value-type="float">
            <text:p>2347.0015398448</text:p>
          </table:table-cell>
          <table:table-cell table:formula="of:=[.C963]*RANDBETWEEN(0.3;1.9)" office:value-type="float" office:value="2200.00153984484" calcext:value-type="float">
            <text:p>2200.0015398448</text:p>
          </table:table-cell>
        </table:table-row>
        <table:table-row table:style-name="ro1">
          <table:table-cell office:value-type="float" office:value="34172" calcext:value-type="float">
            <text:p>34172</text:p>
          </table:table-cell>
          <table:table-cell office:value-type="string" calcext:value-type="string">
            <text:p>1809411.7587480082</text:p>
          </table:table-cell>
          <table:table-cell table:formula="of:=[.B964]+RANDBETWEEN(-500;500)" office:value-type="float" office:value="1809467.75874801" calcext:value-type="float">
            <text:p>1809467.75874801</text:p>
          </table:table-cell>
          <table:table-cell table:formula="of:=[.B964]*RANDBETWEEN(0.3;1.9)" office:value-type="float" office:value="1809411.75874801" calcext:value-type="float">
            <text:p>1809411.75874801</text:p>
          </table:table-cell>
          <table:table-cell table:formula="of:=[.D964]*RANDBETWEEN(0.3;1.9)" office:value-type="float" office:value="3618823.51749602" calcext:value-type="float">
            <text:p>3618823.51749602</text:p>
          </table:table-cell>
          <table:table-cell table:formula="of:=[.B964]*RANDBETWEEN(0.3;1.9)/[.E964]*[.D964]" office:value-type="float" office:value="1809411.75874801" calcext:value-type="float">
            <text:p>1809411.75874801</text:p>
          </table:table-cell>
          <table:table-cell table:formula="of:=[.C964]*RANDBETWEEN(0.3;1.9)" office:value-type="float" office:value="1809467.75874801" calcext:value-type="float">
            <text:p>1809467.75874801</text:p>
          </table:table-cell>
        </table:table-row>
        <table:table-row table:style-name="ro1">
          <table:table-cell office:value-type="float" office:value="34173" calcext:value-type="float">
            <text:p>34173</text:p>
          </table:table-cell>
          <table:table-cell office:value-type="string" calcext:value-type="string">
            <text:p>12072.312942463568</text:p>
          </table:table-cell>
          <table:table-cell table:formula="of:=[.B965]+RANDBETWEEN(-500;500)" office:value-type="float" office:value="11783.3129424636" calcext:value-type="float">
            <text:p>11783.3129424636</text:p>
          </table:table-cell>
          <table:table-cell table:formula="of:=[.B965]*RANDBETWEEN(0.3;1.9)" office:value-type="float" office:value="24144.6258849271" calcext:value-type="float">
            <text:p>24144.6258849271</text:p>
          </table:table-cell>
          <table:table-cell table:formula="of:=[.D965]*RANDBETWEEN(0.3;1.9)" office:value-type="float" office:value="24144.6258849271" calcext:value-type="float">
            <text:p>24144.6258849271</text:p>
          </table:table-cell>
          <table:table-cell table:formula="of:=[.B965]*RANDBETWEEN(0.3;1.9)/[.E965]*[.D965]" office:value-type="float" office:value="24144.6258849271" calcext:value-type="float">
            <text:p>24144.6258849271</text:p>
          </table:table-cell>
          <table:table-cell table:formula="of:=[.C965]*RANDBETWEEN(0.3;1.9)" office:value-type="float" office:value="23566.6258849271" calcext:value-type="float">
            <text:p>23566.6258849271</text:p>
          </table:table-cell>
        </table:table-row>
        <table:table-row table:style-name="ro1">
          <table:table-cell office:value-type="float" office:value="34174" calcext:value-type="float">
            <text:p>34174</text:p>
          </table:table-cell>
          <table:table-cell office:value-type="string" calcext:value-type="string">
            <text:p>22347.31926641496</text:p>
          </table:table-cell>
          <table:table-cell table:formula="of:=[.B966]+RANDBETWEEN(-500;500)" office:value-type="float" office:value="22319.319266415" calcext:value-type="float">
            <text:p>22319.319266415</text:p>
          </table:table-cell>
          <table:table-cell table:formula="of:=[.B966]*RANDBETWEEN(0.3;1.9)" office:value-type="float" office:value="22347.319266415" calcext:value-type="float">
            <text:p>22347.319266415</text:p>
          </table:table-cell>
          <table:table-cell table:formula="of:=[.D966]*RANDBETWEEN(0.3;1.9)" office:value-type="float" office:value="22347.319266415" calcext:value-type="float">
            <text:p>22347.319266415</text:p>
          </table:table-cell>
          <table:table-cell table:formula="of:=[.B966]*RANDBETWEEN(0.3;1.9)/[.E966]*[.D966]" office:value-type="float" office:value="22347.319266415" calcext:value-type="float">
            <text:p>22347.319266415</text:p>
          </table:table-cell>
          <table:table-cell table:formula="of:=[.C966]*RANDBETWEEN(0.3;1.9)" office:value-type="float" office:value="22319.319266415" calcext:value-type="float">
            <text:p>22319.319266415</text:p>
          </table:table-cell>
        </table:table-row>
        <table:table-row table:style-name="ro1">
          <table:table-cell office:value-type="float" office:value="34175" calcext:value-type="float">
            <text:p>34175</text:p>
          </table:table-cell>
          <table:table-cell office:value-type="string" calcext:value-type="string">
            <text:p>7394.186859676604</text:p>
          </table:table-cell>
          <table:table-cell table:formula="of:=[.B967]+RANDBETWEEN(-500;500)" office:value-type="float" office:value="7511.1868596766" calcext:value-type="float">
            <text:p>7511.1868596766</text:p>
          </table:table-cell>
          <table:table-cell table:formula="of:=[.B967]*RANDBETWEEN(0.3;1.9)" office:value-type="float" office:value="14788.3737193532" calcext:value-type="float">
            <text:p>14788.3737193532</text:p>
          </table:table-cell>
          <table:table-cell table:formula="of:=[.D967]*RANDBETWEEN(0.3;1.9)" office:value-type="float" office:value="14788.3737193532" calcext:value-type="float">
            <text:p>14788.3737193532</text:p>
          </table:table-cell>
          <table:table-cell table:formula="of:=[.B967]*RANDBETWEEN(0.3;1.9)/[.E967]*[.D967]" office:value-type="float" office:value="14788.3737193532" calcext:value-type="float">
            <text:p>14788.3737193532</text:p>
          </table:table-cell>
          <table:table-cell table:formula="of:=[.C967]*RANDBETWEEN(0.3;1.9)" office:value-type="float" office:value="7511.1868596766" calcext:value-type="float">
            <text:p>7511.1868596766</text:p>
          </table:table-cell>
        </table:table-row>
        <table:table-row table:style-name="ro1">
          <table:table-cell office:value-type="float" office:value="34176" calcext:value-type="float">
            <text:p>34176</text:p>
          </table:table-cell>
          <table:table-cell office:value-type="string" calcext:value-type="string">
            <text:p>24869.253763161458</text:p>
          </table:table-cell>
          <table:table-cell table:formula="of:=[.B968]+RANDBETWEEN(-500;500)" office:value-type="float" office:value="25342.2537631615" calcext:value-type="float">
            <text:p>25342.2537631615</text:p>
          </table:table-cell>
          <table:table-cell table:formula="of:=[.B968]*RANDBETWEEN(0.3;1.9)" office:value-type="float" office:value="49738.5075263229" calcext:value-type="float">
            <text:p>49738.5075263229</text:p>
          </table:table-cell>
          <table:table-cell table:formula="of:=[.D968]*RANDBETWEEN(0.3;1.9)" office:value-type="float" office:value="99477.0150526458" calcext:value-type="float">
            <text:p>99477.0150526458</text:p>
          </table:table-cell>
          <table:table-cell table:formula="of:=[.B968]*RANDBETWEEN(0.3;1.9)/[.E968]*[.D968]" office:value-type="float" office:value="24869.2537631615" calcext:value-type="float">
            <text:p>24869.2537631615</text:p>
          </table:table-cell>
          <table:table-cell table:formula="of:=[.C968]*RANDBETWEEN(0.3;1.9)" office:value-type="float" office:value="25342.2537631615" calcext:value-type="float">
            <text:p>25342.2537631615</text:p>
          </table:table-cell>
        </table:table-row>
        <table:table-row table:style-name="ro1">
          <table:table-cell office:value-type="float" office:value="34177" calcext:value-type="float">
            <text:p>34177</text:p>
          </table:table-cell>
          <table:table-cell office:value-type="string" calcext:value-type="string">
            <text:p>1023.648797094</text:p>
          </table:table-cell>
          <table:table-cell table:formula="of:=[.B969]+RANDBETWEEN(-500;500)" office:value-type="float" office:value="1353.648797094" calcext:value-type="float">
            <text:p>1353.648797094</text:p>
          </table:table-cell>
          <table:table-cell table:formula="of:=[.B969]*RANDBETWEEN(0.3;1.9)" office:value-type="float" office:value="1023.648797094" calcext:value-type="float">
            <text:p>1023.648797094</text:p>
          </table:table-cell>
          <table:table-cell table:formula="of:=[.D969]*RANDBETWEEN(0.3;1.9)" office:value-type="float" office:value="1023.648797094" calcext:value-type="float">
            <text:p>1023.648797094</text:p>
          </table:table-cell>
          <table:table-cell table:formula="of:=[.B969]*RANDBETWEEN(0.3;1.9)/[.E969]*[.D969]" office:value-type="float" office:value="2047.297594188" calcext:value-type="float">
            <text:p>2047.297594188</text:p>
          </table:table-cell>
          <table:table-cell table:formula="of:=[.C969]*RANDBETWEEN(0.3;1.9)" office:value-type="float" office:value="1353.648797094" calcext:value-type="float">
            <text:p>1353.648797094</text:p>
          </table:table-cell>
        </table:table-row>
        <table:table-row table:style-name="ro1">
          <table:table-cell office:value-type="float" office:value="34178" calcext:value-type="float">
            <text:p>34178</text:p>
          </table:table-cell>
          <table:table-cell office:value-type="string" calcext:value-type="string">
            <text:p>24973.366098821407</text:p>
          </table:table-cell>
          <table:table-cell table:formula="of:=[.B970]+RANDBETWEEN(-500;500)" office:value-type="float" office:value="25366.3660988214" calcext:value-type="float">
            <text:p>25366.3660988214</text:p>
          </table:table-cell>
          <table:table-cell table:formula="of:=[.B970]*RANDBETWEEN(0.3;1.9)" office:value-type="float" office:value="24973.3660988214" calcext:value-type="float">
            <text:p>24973.3660988214</text:p>
          </table:table-cell>
          <table:table-cell table:formula="of:=[.D970]*RANDBETWEEN(0.3;1.9)" office:value-type="float" office:value="24973.3660988214" calcext:value-type="float">
            <text:p>24973.3660988214</text:p>
          </table:table-cell>
          <table:table-cell table:formula="of:=[.B970]*RANDBETWEEN(0.3;1.9)/[.E970]*[.D970]" office:value-type="float" office:value="24973.3660988214" calcext:value-type="float">
            <text:p>24973.3660988214</text:p>
          </table:table-cell>
          <table:table-cell table:formula="of:=[.C970]*RANDBETWEEN(0.3;1.9)" office:value-type="float" office:value="50732.7321976428" calcext:value-type="float">
            <text:p>50732.7321976428</text:p>
          </table:table-cell>
        </table:table-row>
        <table:table-row table:style-name="ro1">
          <table:table-cell office:value-type="float" office:value="34179" calcext:value-type="float">
            <text:p>34179</text:p>
          </table:table-cell>
          <table:table-cell office:value-type="string" calcext:value-type="string">
            <text:p>16900.298892315113</text:p>
          </table:table-cell>
          <table:table-cell table:formula="of:=[.B971]+RANDBETWEEN(-500;500)" office:value-type="float" office:value="16466.2988923151" calcext:value-type="float">
            <text:p>16466.2988923151</text:p>
          </table:table-cell>
          <table:table-cell table:formula="of:=[.B971]*RANDBETWEEN(0.3;1.9)" office:value-type="float" office:value="16900.2988923151" calcext:value-type="float">
            <text:p>16900.2988923151</text:p>
          </table:table-cell>
          <table:table-cell table:formula="of:=[.D971]*RANDBETWEEN(0.3;1.9)" office:value-type="float" office:value="16900.2988923151" calcext:value-type="float">
            <text:p>16900.2988923151</text:p>
          </table:table-cell>
          <table:table-cell table:formula="of:=[.B971]*RANDBETWEEN(0.3;1.9)/[.E971]*[.D971]" office:value-type="float" office:value="16900.2988923151" calcext:value-type="float">
            <text:p>16900.2988923151</text:p>
          </table:table-cell>
          <table:table-cell table:formula="of:=[.C971]*RANDBETWEEN(0.3;1.9)" office:value-type="float" office:value="32932.5977846302" calcext:value-type="float">
            <text:p>32932.5977846302</text:p>
          </table:table-cell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string" calcext:value-type="string">
            <text:p>18970.628273695263</text:p>
          </table:table-cell>
          <table:table-cell table:formula="of:=[.B972]+RANDBETWEEN(-500;500)" office:value-type="float" office:value="18997.6282736953" calcext:value-type="float">
            <text:p>18997.6282736953</text:p>
          </table:table-cell>
          <table:table-cell table:formula="of:=[.B972]*RANDBETWEEN(0.3;1.9)" office:value-type="float" office:value="18970.6282736953" calcext:value-type="float">
            <text:p>18970.6282736953</text:p>
          </table:table-cell>
          <table:table-cell table:formula="of:=[.D972]*RANDBETWEEN(0.3;1.9)" office:value-type="float" office:value="18970.6282736953" calcext:value-type="float">
            <text:p>18970.6282736953</text:p>
          </table:table-cell>
          <table:table-cell table:formula="of:=[.B972]*RANDBETWEEN(0.3;1.9)/[.E972]*[.D972]" office:value-type="float" office:value="18970.6282736953" calcext:value-type="float">
            <text:p>18970.6282736953</text:p>
          </table:table-cell>
          <table:table-cell table:formula="of:=[.C972]*RANDBETWEEN(0.3;1.9)" office:value-type="float" office:value="37995.2565473905" calcext:value-type="float">
            <text:p>37995.2565473905</text:p>
          </table:table-cell>
        </table:table-row>
        <table:table-row table:style-name="ro1">
          <table:table-cell office:value-type="float" office:value="34181" calcext:value-type="float">
            <text:p>34181</text:p>
          </table:table-cell>
          <table:table-cell office:value-type="string" calcext:value-type="string">
            <text:p>5889.235739345436</text:p>
          </table:table-cell>
          <table:table-cell table:formula="of:=[.B973]+RANDBETWEEN(-500;500)" office:value-type="float" office:value="5737.23573934544" calcext:value-type="float">
            <text:p>5737.2357393454</text:p>
          </table:table-cell>
          <table:table-cell table:formula="of:=[.B973]*RANDBETWEEN(0.3;1.9)" office:value-type="float" office:value="11778.4714786909" calcext:value-type="float">
            <text:p>11778.4714786909</text:p>
          </table:table-cell>
          <table:table-cell table:formula="of:=[.D973]*RANDBETWEEN(0.3;1.9)" office:value-type="float" office:value="23556.9429573817" calcext:value-type="float">
            <text:p>23556.9429573817</text:p>
          </table:table-cell>
          <table:table-cell table:formula="of:=[.B973]*RANDBETWEEN(0.3;1.9)/[.E973]*[.D973]" office:value-type="float" office:value="2944.61786967272" calcext:value-type="float">
            <text:p>2944.6178696727</text:p>
          </table:table-cell>
          <table:table-cell table:formula="of:=[.C973]*RANDBETWEEN(0.3;1.9)" office:value-type="float" office:value="11474.4714786909" calcext:value-type="float">
            <text:p>11474.4714786909</text:p>
          </table:table-cell>
        </table:table-row>
        <table:table-row table:style-name="ro1">
          <table:table-cell office:value-type="float" office:value="34182" calcext:value-type="float">
            <text:p>34182</text:p>
          </table:table-cell>
          <table:table-cell office:value-type="string" calcext:value-type="string">
            <text:p>6011.511486473646</text:p>
          </table:table-cell>
          <table:table-cell table:formula="of:=[.B974]+RANDBETWEEN(-500;500)" office:value-type="float" office:value="5551.51148647365" calcext:value-type="float">
            <text:p>5551.5114864737</text:p>
          </table:table-cell>
          <table:table-cell table:formula="of:=[.B974]*RANDBETWEEN(0.3;1.9)" office:value-type="float" office:value="6011.51148647365" calcext:value-type="float">
            <text:p>6011.5114864737</text:p>
          </table:table-cell>
          <table:table-cell table:formula="of:=[.D974]*RANDBETWEEN(0.3;1.9)" office:value-type="float" office:value="6011.51148647365" calcext:value-type="float">
            <text:p>6011.5114864737</text:p>
          </table:table-cell>
          <table:table-cell table:formula="of:=[.B974]*RANDBETWEEN(0.3;1.9)/[.E974]*[.D974]" office:value-type="float" office:value="6011.51148647365" calcext:value-type="float">
            <text:p>6011.5114864737</text:p>
          </table:table-cell>
          <table:table-cell table:formula="of:=[.C974]*RANDBETWEEN(0.3;1.9)" office:value-type="float" office:value="11103.0229729473" calcext:value-type="float">
            <text:p>11103.0229729473</text:p>
          </table:table-cell>
        </table:table-row>
        <table:table-row table:style-name="ro1">
          <table:table-cell office:value-type="float" office:value="34183" calcext:value-type="float">
            <text:p>34183</text:p>
          </table:table-cell>
          <table:table-cell office:value-type="string" calcext:value-type="string">
            <text:p>76640.35083640402</text:p>
          </table:table-cell>
          <table:table-cell table:formula="of:=[.B975]+RANDBETWEEN(-500;500)" office:value-type="float" office:value="76443.350836404" calcext:value-type="float">
            <text:p>76443.350836404</text:p>
          </table:table-cell>
          <table:table-cell table:formula="of:=[.B975]*RANDBETWEEN(0.3;1.9)" office:value-type="float" office:value="153280.701672808" calcext:value-type="float">
            <text:p>153280.701672808</text:p>
          </table:table-cell>
          <table:table-cell table:formula="of:=[.D975]*RANDBETWEEN(0.3;1.9)" office:value-type="float" office:value="153280.701672808" calcext:value-type="float">
            <text:p>153280.701672808</text:p>
          </table:table-cell>
          <table:table-cell table:formula="of:=[.B975]*RANDBETWEEN(0.3;1.9)/[.E975]*[.D975]" office:value-type="float" office:value="76640.350836404" calcext:value-type="float">
            <text:p>76640.350836404</text:p>
          </table:table-cell>
          <table:table-cell table:formula="of:=[.C975]*RANDBETWEEN(0.3;1.9)" office:value-type="float" office:value="152886.701672808" calcext:value-type="float">
            <text:p>152886.701672808</text:p>
          </table:table-cell>
        </table:table-row>
        <table:table-row table:style-name="ro1">
          <table:table-cell office:value-type="float" office:value="34184" calcext:value-type="float">
            <text:p>34184</text:p>
          </table:table-cell>
          <table:table-cell office:value-type="string" calcext:value-type="string">
            <text:p>19420.66896942237</text:p>
          </table:table-cell>
          <table:table-cell table:formula="of:=[.B976]+RANDBETWEEN(-500;500)" office:value-type="float" office:value="19825.6689694224" calcext:value-type="float">
            <text:p>19825.6689694224</text:p>
          </table:table-cell>
          <table:table-cell table:formula="of:=[.B976]*RANDBETWEEN(0.3;1.9)" office:value-type="float" office:value="38841.3379388447" calcext:value-type="float">
            <text:p>38841.3379388447</text:p>
          </table:table-cell>
          <table:table-cell table:formula="of:=[.D976]*RANDBETWEEN(0.3;1.9)" office:value-type="float" office:value="38841.3379388447" calcext:value-type="float">
            <text:p>38841.3379388447</text:p>
          </table:table-cell>
          <table:table-cell table:formula="of:=[.B976]*RANDBETWEEN(0.3;1.9)/[.E976]*[.D976]" office:value-type="float" office:value="38841.3379388447" calcext:value-type="float">
            <text:p>38841.3379388447</text:p>
          </table:table-cell>
          <table:table-cell table:formula="of:=[.C976]*RANDBETWEEN(0.3;1.9)" office:value-type="float" office:value="19825.6689694224" calcext:value-type="float">
            <text:p>19825.6689694224</text:p>
          </table:table-cell>
        </table:table-row>
        <table:table-row table:style-name="ro1">
          <table:table-cell office:value-type="float" office:value="34185" calcext:value-type="float">
            <text:p>34185</text:p>
          </table:table-cell>
          <table:table-cell office:value-type="string" calcext:value-type="string">
            <text:p>14749.094251882443</text:p>
          </table:table-cell>
          <table:table-cell table:formula="of:=[.B977]+RANDBETWEEN(-500;500)" office:value-type="float" office:value="14774.0942518824" calcext:value-type="float">
            <text:p>14774.0942518824</text:p>
          </table:table-cell>
          <table:table-cell table:formula="of:=[.B977]*RANDBETWEEN(0.3;1.9)" office:value-type="float" office:value="14749.0942518824" calcext:value-type="float">
            <text:p>14749.0942518824</text:p>
          </table:table-cell>
          <table:table-cell table:formula="of:=[.D977]*RANDBETWEEN(0.3;1.9)" office:value-type="float" office:value="14749.0942518824" calcext:value-type="float">
            <text:p>14749.0942518824</text:p>
          </table:table-cell>
          <table:table-cell table:formula="of:=[.B977]*RANDBETWEEN(0.3;1.9)/[.E977]*[.D977]" office:value-type="float" office:value="29498.1885037649" calcext:value-type="float">
            <text:p>29498.1885037649</text:p>
          </table:table-cell>
          <table:table-cell table:formula="of:=[.C977]*RANDBETWEEN(0.3;1.9)" office:value-type="float" office:value="29548.1885037649" calcext:value-type="float">
            <text:p>29548.1885037649</text:p>
          </table:table-cell>
        </table:table-row>
        <table:table-row table:style-name="ro1">
          <table:table-cell office:value-type="float" office:value="34186" calcext:value-type="float">
            <text:p>34186</text:p>
          </table:table-cell>
          <table:table-cell office:value-type="string" calcext:value-type="string">
            <text:p>3619.4470289137926</text:p>
          </table:table-cell>
          <table:table-cell table:formula="of:=[.B978]+RANDBETWEEN(-500;500)" office:value-type="float" office:value="3180.44702891379" calcext:value-type="float">
            <text:p>3180.4470289138</text:p>
          </table:table-cell>
          <table:table-cell table:formula="of:=[.B978]*RANDBETWEEN(0.3;1.9)" office:value-type="float" office:value="7238.89405782759" calcext:value-type="float">
            <text:p>7238.8940578276</text:p>
          </table:table-cell>
          <table:table-cell table:formula="of:=[.D978]*RANDBETWEEN(0.3;1.9)" office:value-type="float" office:value="7238.89405782759" calcext:value-type="float">
            <text:p>7238.8940578276</text:p>
          </table:table-cell>
          <table:table-cell table:formula="of:=[.B978]*RANDBETWEEN(0.3;1.9)/[.E978]*[.D978]" office:value-type="float" office:value="7238.89405782759" calcext:value-type="float">
            <text:p>7238.8940578276</text:p>
          </table:table-cell>
          <table:table-cell table:formula="of:=[.C978]*RANDBETWEEN(0.3;1.9)" office:value-type="float" office:value="6360.89405782759" calcext:value-type="float">
            <text:p>6360.8940578276</text:p>
          </table:table-cell>
        </table:table-row>
        <table:table-row table:style-name="ro1">
          <table:table-cell office:value-type="float" office:value="34187" calcext:value-type="float">
            <text:p>34187</text:p>
          </table:table-cell>
          <table:table-cell office:value-type="string" calcext:value-type="string">
            <text:p>5204.88422771846</text:p>
          </table:table-cell>
          <table:table-cell table:formula="of:=[.B979]+RANDBETWEEN(-500;500)" office:value-type="float" office:value="5542.88422771846" calcext:value-type="float">
            <text:p>5542.8842277185</text:p>
          </table:table-cell>
          <table:table-cell table:formula="of:=[.B979]*RANDBETWEEN(0.3;1.9)" office:value-type="float" office:value="5204.88422771846" calcext:value-type="float">
            <text:p>5204.8842277185</text:p>
          </table:table-cell>
          <table:table-cell table:formula="of:=[.D979]*RANDBETWEEN(0.3;1.9)" office:value-type="float" office:value="10409.7684554369" calcext:value-type="float">
            <text:p>10409.7684554369</text:p>
          </table:table-cell>
          <table:table-cell table:formula="of:=[.B979]*RANDBETWEEN(0.3;1.9)/[.E979]*[.D979]" office:value-type="float" office:value="5204.88422771846" calcext:value-type="float">
            <text:p>5204.8842277185</text:p>
          </table:table-cell>
          <table:table-cell table:formula="of:=[.C979]*RANDBETWEEN(0.3;1.9)" office:value-type="float" office:value="5542.88422771846" calcext:value-type="float">
            <text:p>5542.8842277185</text:p>
          </table:table-cell>
        </table:table-row>
        <table:table-row table:style-name="ro1">
          <table:table-cell office:value-type="float" office:value="34188" calcext:value-type="float">
            <text:p>34188</text:p>
          </table:table-cell>
          <table:table-cell office:value-type="string" calcext:value-type="string">
            <text:p>976.4189898019906</text:p>
          </table:table-cell>
          <table:table-cell table:formula="of:=[.B980]+RANDBETWEEN(-500;500)" office:value-type="float" office:value="699.418989801991" calcext:value-type="float">
            <text:p>699.418989802</text:p>
          </table:table-cell>
          <table:table-cell table:formula="of:=[.B980]*RANDBETWEEN(0.3;1.9)" office:value-type="float" office:value="1952.83797960398" calcext:value-type="float">
            <text:p>1952.837979604</text:p>
          </table:table-cell>
          <table:table-cell table:formula="of:=[.D980]*RANDBETWEEN(0.3;1.9)" office:value-type="float" office:value="3905.67595920796" calcext:value-type="float">
            <text:p>3905.675959208</text:p>
          </table:table-cell>
          <table:table-cell table:formula="of:=[.B980]*RANDBETWEEN(0.3;1.9)/[.E980]*[.D980]" office:value-type="float" office:value="488.209494900995" calcext:value-type="float">
            <text:p>488.209494901</text:p>
          </table:table-cell>
          <table:table-cell table:formula="of:=[.C980]*RANDBETWEEN(0.3;1.9)" office:value-type="float" office:value="1398.83797960398" calcext:value-type="float">
            <text:p>1398.837979604</text:p>
          </table:table-cell>
        </table:table-row>
        <table:table-row table:style-name="ro1">
          <table:table-cell office:value-type="float" office:value="34189" calcext:value-type="float">
            <text:p>34189</text:p>
          </table:table-cell>
          <table:table-cell office:value-type="string" calcext:value-type="string">
            <text:p>25977.694016465524</text:p>
          </table:table-cell>
          <table:table-cell table:formula="of:=[.B981]+RANDBETWEEN(-500;500)" office:value-type="float" office:value="26220.6940164655" calcext:value-type="float">
            <text:p>26220.6940164655</text:p>
          </table:table-cell>
          <table:table-cell table:formula="of:=[.B981]*RANDBETWEEN(0.3;1.9)" office:value-type="float" office:value="25977.6940164655" calcext:value-type="float">
            <text:p>25977.6940164655</text:p>
          </table:table-cell>
          <table:table-cell table:formula="of:=[.D981]*RANDBETWEEN(0.3;1.9)" office:value-type="float" office:value="25977.6940164655" calcext:value-type="float">
            <text:p>25977.6940164655</text:p>
          </table:table-cell>
          <table:table-cell table:formula="of:=[.B981]*RANDBETWEEN(0.3;1.9)/[.E981]*[.D981]" office:value-type="float" office:value="25977.6940164655" calcext:value-type="float">
            <text:p>25977.6940164655</text:p>
          </table:table-cell>
          <table:table-cell table:formula="of:=[.C981]*RANDBETWEEN(0.3;1.9)" office:value-type="float" office:value="52441.388032931" calcext:value-type="float">
            <text:p>52441.388032931</text:p>
          </table:table-cell>
        </table:table-row>
        <table:table-row table:style-name="ro1">
          <table:table-cell office:value-type="float" office:value="34190" calcext:value-type="float">
            <text:p>34190</text:p>
          </table:table-cell>
          <table:table-cell office:value-type="string" calcext:value-type="string">
            <text:p>4576.586802598636</text:p>
          </table:table-cell>
          <table:table-cell table:formula="of:=[.B982]+RANDBETWEEN(-500;500)" office:value-type="float" office:value="4363.58680259864" calcext:value-type="float">
            <text:p>4363.5868025986</text:p>
          </table:table-cell>
          <table:table-cell table:formula="of:=[.B982]*RANDBETWEEN(0.3;1.9)" office:value-type="float" office:value="9153.17360519727" calcext:value-type="float">
            <text:p>9153.1736051973</text:p>
          </table:table-cell>
          <table:table-cell table:formula="of:=[.D982]*RANDBETWEEN(0.3;1.9)" office:value-type="float" office:value="18306.3472103945" calcext:value-type="float">
            <text:p>18306.3472103945</text:p>
          </table:table-cell>
          <table:table-cell table:formula="of:=[.B982]*RANDBETWEEN(0.3;1.9)/[.E982]*[.D982]" office:value-type="float" office:value="2288.29340129932" calcext:value-type="float">
            <text:p>2288.2934012993</text:p>
          </table:table-cell>
          <table:table-cell table:formula="of:=[.C982]*RANDBETWEEN(0.3;1.9)" office:value-type="float" office:value="4363.58680259864" calcext:value-type="float">
            <text:p>4363.5868025986</text:p>
          </table:table-cell>
        </table:table-row>
        <table:table-row table:style-name="ro1">
          <table:table-cell office:value-type="float" office:value="34191" calcext:value-type="float">
            <text:p>34191</text:p>
          </table:table-cell>
          <table:table-cell office:value-type="string" calcext:value-type="string">
            <text:p>2068.071091415</text:p>
          </table:table-cell>
          <table:table-cell table:formula="of:=[.B983]+RANDBETWEEN(-500;500)" office:value-type="float" office:value="2555.071091415" calcext:value-type="float">
            <text:p>2555.071091415</text:p>
          </table:table-cell>
          <table:table-cell table:formula="of:=[.B983]*RANDBETWEEN(0.3;1.9)" office:value-type="float" office:value="2068.071091415" calcext:value-type="float">
            <text:p>2068.071091415</text:p>
          </table:table-cell>
          <table:table-cell table:formula="of:=[.D983]*RANDBETWEEN(0.3;1.9)" office:value-type="float" office:value="4136.14218283" calcext:value-type="float">
            <text:p>4136.14218283</text:p>
          </table:table-cell>
          <table:table-cell table:formula="of:=[.B983]*RANDBETWEEN(0.3;1.9)/[.E983]*[.D983]" office:value-type="float" office:value="2068.071091415" calcext:value-type="float">
            <text:p>2068.071091415</text:p>
          </table:table-cell>
          <table:table-cell table:formula="of:=[.C983]*RANDBETWEEN(0.3;1.9)" office:value-type="float" office:value="5110.14218283" calcext:value-type="float">
            <text:p>5110.14218283</text:p>
          </table:table-cell>
        </table:table-row>
        <table:table-row table:style-name="ro1">
          <table:table-cell office:value-type="float" office:value="34192" calcext:value-type="float">
            <text:p>34192</text:p>
          </table:table-cell>
          <table:table-cell office:value-type="string" calcext:value-type="string">
            <text:p>52188.5060218683</text:p>
          </table:table-cell>
          <table:table-cell table:formula="of:=[.B984]+RANDBETWEEN(-500;500)" office:value-type="float" office:value="51796.5060218683" calcext:value-type="float">
            <text:p>51796.5060218683</text:p>
          </table:table-cell>
          <table:table-cell table:formula="of:=[.B984]*RANDBETWEEN(0.3;1.9)" office:value-type="float" office:value="104377.012043737" calcext:value-type="float">
            <text:p>104377.012043737</text:p>
          </table:table-cell>
          <table:table-cell table:formula="of:=[.D984]*RANDBETWEEN(0.3;1.9)" office:value-type="float" office:value="104377.012043737" calcext:value-type="float">
            <text:p>104377.012043737</text:p>
          </table:table-cell>
          <table:table-cell table:formula="of:=[.B984]*RANDBETWEEN(0.3;1.9)/[.E984]*[.D984]" office:value-type="float" office:value="104377.012043737" calcext:value-type="float">
            <text:p>104377.012043737</text:p>
          </table:table-cell>
          <table:table-cell table:formula="of:=[.C984]*RANDBETWEEN(0.3;1.9)" office:value-type="float" office:value="51796.5060218683" calcext:value-type="float">
            <text:p>51796.5060218683</text:p>
          </table:table-cell>
        </table:table-row>
        <table:table-row table:style-name="ro1">
          <table:table-cell office:value-type="float" office:value="34193" calcext:value-type="float">
            <text:p>34193</text:p>
          </table:table-cell>
          <table:table-cell office:value-type="string" calcext:value-type="string">
            <text:p>12479.02611395078</text:p>
          </table:table-cell>
          <table:table-cell table:formula="of:=[.B985]+RANDBETWEEN(-500;500)" office:value-type="float" office:value="11997.0261139508" calcext:value-type="float">
            <text:p>11997.0261139508</text:p>
          </table:table-cell>
          <table:table-cell table:formula="of:=[.B985]*RANDBETWEEN(0.3;1.9)" office:value-type="float" office:value="24958.0522279016" calcext:value-type="float">
            <text:p>24958.0522279016</text:p>
          </table:table-cell>
          <table:table-cell table:formula="of:=[.D985]*RANDBETWEEN(0.3;1.9)" office:value-type="float" office:value="49916.1044558031" calcext:value-type="float">
            <text:p>49916.1044558031</text:p>
          </table:table-cell>
          <table:table-cell table:formula="of:=[.B985]*RANDBETWEEN(0.3;1.9)/[.E985]*[.D985]" office:value-type="float" office:value="12479.0261139508" calcext:value-type="float">
            <text:p>12479.0261139508</text:p>
          </table:table-cell>
          <table:table-cell table:formula="of:=[.C985]*RANDBETWEEN(0.3;1.9)" office:value-type="float" office:value="23994.0522279016" calcext:value-type="float">
            <text:p>23994.0522279016</text:p>
          </table:table-cell>
        </table:table-row>
        <table:table-row table:style-name="ro1">
          <table:table-cell office:value-type="float" office:value="34194" calcext:value-type="float">
            <text:p>34194</text:p>
          </table:table-cell>
          <table:table-cell office:value-type="string" calcext:value-type="string">
            <text:p>66125.44293016667</text:p>
          </table:table-cell>
          <table:table-cell table:formula="of:=[.B986]+RANDBETWEEN(-500;500)" office:value-type="float" office:value="66037.4429301667" calcext:value-type="float">
            <text:p>66037.4429301667</text:p>
          </table:table-cell>
          <table:table-cell table:formula="of:=[.B986]*RANDBETWEEN(0.3;1.9)" office:value-type="float" office:value="66125.4429301667" calcext:value-type="float">
            <text:p>66125.4429301667</text:p>
          </table:table-cell>
          <table:table-cell table:formula="of:=[.D986]*RANDBETWEEN(0.3;1.9)" office:value-type="float" office:value="132250.885860333" calcext:value-type="float">
            <text:p>132250.885860333</text:p>
          </table:table-cell>
          <table:table-cell table:formula="of:=[.B986]*RANDBETWEEN(0.3;1.9)/[.E986]*[.D986]" office:value-type="float" office:value="33062.7214650833" calcext:value-type="float">
            <text:p>33062.7214650833</text:p>
          </table:table-cell>
          <table:table-cell table:formula="of:=[.C986]*RANDBETWEEN(0.3;1.9)" office:value-type="float" office:value="132074.885860333" calcext:value-type="float">
            <text:p>132074.885860333</text:p>
          </table:table-cell>
        </table:table-row>
        <table:table-row table:style-name="ro1">
          <table:table-cell office:value-type="float" office:value="34195" calcext:value-type="float">
            <text:p>34195</text:p>
          </table:table-cell>
          <table:table-cell office:value-type="string" calcext:value-type="string">
            <text:p>464.0725870748895</text:p>
          </table:table-cell>
          <table:table-cell table:formula="of:=[.B987]+RANDBETWEEN(-500;500)" office:value-type="float" office:value="348.072587074889" calcext:value-type="float">
            <text:p>348.0725870749</text:p>
          </table:table-cell>
          <table:table-cell table:formula="of:=[.B987]*RANDBETWEEN(0.3;1.9)" office:value-type="float" office:value="464.07258707489" calcext:value-type="float">
            <text:p>464.0725870749</text:p>
          </table:table-cell>
          <table:table-cell table:formula="of:=[.D987]*RANDBETWEEN(0.3;1.9)" office:value-type="float" office:value="928.145174149779" calcext:value-type="float">
            <text:p>928.1451741498</text:p>
          </table:table-cell>
          <table:table-cell table:formula="of:=[.B987]*RANDBETWEEN(0.3;1.9)/[.E987]*[.D987]" office:value-type="float" office:value="232.036293537445" calcext:value-type="float">
            <text:p>232.0362935374</text:p>
          </table:table-cell>
          <table:table-cell table:formula="of:=[.C987]*RANDBETWEEN(0.3;1.9)" office:value-type="float" office:value="348.072587074889" calcext:value-type="float">
            <text:p>348.0725870749</text:p>
          </table:table-cell>
        </table:table-row>
        <table:table-row table:style-name="ro1">
          <table:table-cell office:value-type="float" office:value="34196" calcext:value-type="float">
            <text:p>34196</text:p>
          </table:table-cell>
          <table:table-cell office:value-type="string" calcext:value-type="string">
            <text:p>43573.5331987462</text:p>
          </table:table-cell>
          <table:table-cell table:formula="of:=[.B988]+RANDBETWEEN(-500;500)" office:value-type="float" office:value="43353.5331987462" calcext:value-type="float">
            <text:p>43353.5331987462</text:p>
          </table:table-cell>
          <table:table-cell table:formula="of:=[.B988]*RANDBETWEEN(0.3;1.9)" office:value-type="float" office:value="43573.5331987462" calcext:value-type="float">
            <text:p>43573.5331987462</text:p>
          </table:table-cell>
          <table:table-cell table:formula="of:=[.D988]*RANDBETWEEN(0.3;1.9)" office:value-type="float" office:value="43573.5331987462" calcext:value-type="float">
            <text:p>43573.5331987462</text:p>
          </table:table-cell>
          <table:table-cell table:formula="of:=[.B988]*RANDBETWEEN(0.3;1.9)/[.E988]*[.D988]" office:value-type="float" office:value="87147.0663974924" calcext:value-type="float">
            <text:p>87147.0663974924</text:p>
          </table:table-cell>
          <table:table-cell table:formula="of:=[.C988]*RANDBETWEEN(0.3;1.9)" office:value-type="float" office:value="43353.5331987462" calcext:value-type="float">
            <text:p>43353.5331987462</text:p>
          </table:table-cell>
        </table:table-row>
        <table:table-row table:style-name="ro1">
          <table:table-cell office:value-type="float" office:value="34197" calcext:value-type="float">
            <text:p>34197</text:p>
          </table:table-cell>
          <table:table-cell office:value-type="string" calcext:value-type="string">
            <text:p>3994.317092026</text:p>
          </table:table-cell>
          <table:table-cell table:formula="of:=[.B989]+RANDBETWEEN(-500;500)" office:value-type="float" office:value="3710.317092026" calcext:value-type="float">
            <text:p>3710.317092026</text:p>
          </table:table-cell>
          <table:table-cell table:formula="of:=[.B989]*RANDBETWEEN(0.3;1.9)" office:value-type="float" office:value="3994.317092026" calcext:value-type="float">
            <text:p>3994.317092026</text:p>
          </table:table-cell>
          <table:table-cell table:formula="of:=[.D989]*RANDBETWEEN(0.3;1.9)" office:value-type="float" office:value="3994.317092026" calcext:value-type="float">
            <text:p>3994.317092026</text:p>
          </table:table-cell>
          <table:table-cell table:formula="of:=[.B989]*RANDBETWEEN(0.3;1.9)/[.E989]*[.D989]" office:value-type="float" office:value="7988.634184052" calcext:value-type="float">
            <text:p>7988.634184052</text:p>
          </table:table-cell>
          <table:table-cell table:formula="of:=[.C989]*RANDBETWEEN(0.3;1.9)" office:value-type="float" office:value="3710.317092026" calcext:value-type="float">
            <text:p>3710.317092026</text:p>
          </table:table-cell>
        </table:table-row>
        <table:table-row table:style-name="ro1">
          <table:table-cell office:value-type="float" office:value="34198" calcext:value-type="float">
            <text:p>34198</text:p>
          </table:table-cell>
          <table:table-cell office:value-type="string" calcext:value-type="string">
            <text:p>109007.25660265208</text:p>
          </table:table-cell>
          <table:table-cell table:formula="of:=[.B990]+RANDBETWEEN(-500;500)" office:value-type="float" office:value="108515.256602652" calcext:value-type="float">
            <text:p>108515.256602652</text:p>
          </table:table-cell>
          <table:table-cell table:formula="of:=[.B990]*RANDBETWEEN(0.3;1.9)" office:value-type="float" office:value="218014.513205304" calcext:value-type="float">
            <text:p>218014.513205304</text:p>
          </table:table-cell>
          <table:table-cell table:formula="of:=[.D990]*RANDBETWEEN(0.3;1.9)" office:value-type="float" office:value="218014.513205304" calcext:value-type="float">
            <text:p>218014.513205304</text:p>
          </table:table-cell>
          <table:table-cell table:formula="of:=[.B990]*RANDBETWEEN(0.3;1.9)/[.E990]*[.D990]" office:value-type="float" office:value="218014.513205304" calcext:value-type="float">
            <text:p>218014.513205304</text:p>
          </table:table-cell>
          <table:table-cell table:formula="of:=[.C990]*RANDBETWEEN(0.3;1.9)" office:value-type="float" office:value="108515.256602652" calcext:value-type="float">
            <text:p>108515.256602652</text:p>
          </table:table-cell>
        </table:table-row>
        <table:table-row table:style-name="ro1">
          <table:table-cell office:value-type="float" office:value="34199" calcext:value-type="float">
            <text:p>34199</text:p>
          </table:table-cell>
          <table:table-cell office:value-type="string" calcext:value-type="string">
            <text:p>157167.99113580663</text:p>
          </table:table-cell>
          <table:table-cell table:formula="of:=[.B991]+RANDBETWEEN(-500;500)" office:value-type="float" office:value="156913.991135807" calcext:value-type="float">
            <text:p>156913.991135807</text:p>
          </table:table-cell>
          <table:table-cell table:formula="of:=[.B991]*RANDBETWEEN(0.3;1.9)" office:value-type="float" office:value="314335.982271613" calcext:value-type="float">
            <text:p>314335.982271613</text:p>
          </table:table-cell>
          <table:table-cell table:formula="of:=[.D991]*RANDBETWEEN(0.3;1.9)" office:value-type="float" office:value="628671.964543227" calcext:value-type="float">
            <text:p>628671.964543227</text:p>
          </table:table-cell>
          <table:table-cell table:formula="of:=[.B991]*RANDBETWEEN(0.3;1.9)/[.E991]*[.D991]" office:value-type="float" office:value="157167.991135807" calcext:value-type="float">
            <text:p>157167.991135807</text:p>
          </table:table-cell>
          <table:table-cell table:formula="of:=[.C991]*RANDBETWEEN(0.3;1.9)" office:value-type="float" office:value="156913.991135807" calcext:value-type="float">
            <text:p>156913.991135807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string" calcext:value-type="string">
            <text:p>5790.016246120125</text:p>
          </table:table-cell>
          <table:table-cell table:formula="of:=[.B992]+RANDBETWEEN(-500;500)" office:value-type="float" office:value="6003.01624612013" calcext:value-type="float">
            <text:p>6003.0162461201</text:p>
          </table:table-cell>
          <table:table-cell table:formula="of:=[.B992]*RANDBETWEEN(0.3;1.9)" office:value-type="float" office:value="5790.01624612013" calcext:value-type="float">
            <text:p>5790.0162461201</text:p>
          </table:table-cell>
          <table:table-cell table:formula="of:=[.D992]*RANDBETWEEN(0.3;1.9)" office:value-type="float" office:value="5790.01624612013" calcext:value-type="float">
            <text:p>5790.0162461201</text:p>
          </table:table-cell>
          <table:table-cell table:formula="of:=[.B992]*RANDBETWEEN(0.3;1.9)/[.E992]*[.D992]" office:value-type="float" office:value="11580.0324922403" calcext:value-type="float">
            <text:p>11580.0324922403</text:p>
          </table:table-cell>
          <table:table-cell table:formula="of:=[.C992]*RANDBETWEEN(0.3;1.9)" office:value-type="float" office:value="6003.01624612013" calcext:value-type="float">
            <text:p>6003.0162461201</text:p>
          </table:table-cell>
        </table:table-row>
        <table:table-row table:style-name="ro1">
          <table:table-cell office:value-type="float" office:value="34201" calcext:value-type="float">
            <text:p>34201</text:p>
          </table:table-cell>
          <table:table-cell office:value-type="string" calcext:value-type="string">
            <text:p>8200.82497390737</text:p>
          </table:table-cell>
          <table:table-cell table:formula="of:=[.B993]+RANDBETWEEN(-500;500)" office:value-type="float" office:value="7892.82497390737" calcext:value-type="float">
            <text:p>7892.8249739074</text:p>
          </table:table-cell>
          <table:table-cell table:formula="of:=[.B993]*RANDBETWEEN(0.3;1.9)" office:value-type="float" office:value="8200.82497390737" calcext:value-type="float">
            <text:p>8200.8249739074</text:p>
          </table:table-cell>
          <table:table-cell table:formula="of:=[.D993]*RANDBETWEEN(0.3;1.9)" office:value-type="float" office:value="16401.6499478147" calcext:value-type="float">
            <text:p>16401.6499478147</text:p>
          </table:table-cell>
          <table:table-cell table:formula="of:=[.B993]*RANDBETWEEN(0.3;1.9)/[.E993]*[.D993]" office:value-type="float" office:value="8200.82497390737" calcext:value-type="float">
            <text:p>8200.8249739074</text:p>
          </table:table-cell>
          <table:table-cell table:formula="of:=[.C993]*RANDBETWEEN(0.3;1.9)" office:value-type="float" office:value="7892.82497390737" calcext:value-type="float">
            <text:p>7892.8249739074</text:p>
          </table:table-cell>
        </table:table-row>
        <table:table-row table:style-name="ro1">
          <table:table-cell office:value-type="float" office:value="34202" calcext:value-type="float">
            <text:p>34202</text:p>
          </table:table-cell>
          <table:table-cell office:value-type="string" calcext:value-type="string">
            <text:p>42427.48787876076</text:p>
          </table:table-cell>
          <table:table-cell table:formula="of:=[.B994]+RANDBETWEEN(-500;500)" office:value-type="float" office:value="42527.4878787608" calcext:value-type="float">
            <text:p>42527.4878787608</text:p>
          </table:table-cell>
          <table:table-cell table:formula="of:=[.B994]*RANDBETWEEN(0.3;1.9)" office:value-type="float" office:value="42427.4878787608" calcext:value-type="float">
            <text:p>42427.4878787608</text:p>
          </table:table-cell>
          <table:table-cell table:formula="of:=[.D994]*RANDBETWEEN(0.3;1.9)" office:value-type="float" office:value="84854.9757575215" calcext:value-type="float">
            <text:p>84854.9757575215</text:p>
          </table:table-cell>
          <table:table-cell table:formula="of:=[.B994]*RANDBETWEEN(0.3;1.9)/[.E994]*[.D994]" office:value-type="float" office:value="21213.7439393804" calcext:value-type="float">
            <text:p>21213.7439393804</text:p>
          </table:table-cell>
          <table:table-cell table:formula="of:=[.C994]*RANDBETWEEN(0.3;1.9)" office:value-type="float" office:value="85054.9757575215" calcext:value-type="float">
            <text:p>85054.9757575215</text:p>
          </table:table-cell>
        </table:table-row>
        <table:table-row table:style-name="ro1">
          <table:table-cell office:value-type="float" office:value="34203" calcext:value-type="float">
            <text:p>34203</text:p>
          </table:table-cell>
          <table:table-cell office:value-type="string" calcext:value-type="string">
            <text:p>133587.95388278217</text:p>
          </table:table-cell>
          <table:table-cell table:formula="of:=[.B995]+RANDBETWEEN(-500;500)" office:value-type="float" office:value="133356.953882782" calcext:value-type="float">
            <text:p>133356.953882782</text:p>
          </table:table-cell>
          <table:table-cell table:formula="of:=[.B995]*RANDBETWEEN(0.3;1.9)" office:value-type="float" office:value="133587.953882782" calcext:value-type="float">
            <text:p>133587.953882782</text:p>
          </table:table-cell>
          <table:table-cell table:formula="of:=[.D995]*RANDBETWEEN(0.3;1.9)" office:value-type="float" office:value="267175.907765564" calcext:value-type="float">
            <text:p>267175.907765564</text:p>
          </table:table-cell>
          <table:table-cell table:formula="of:=[.B995]*RANDBETWEEN(0.3;1.9)/[.E995]*[.D995]" office:value-type="float" office:value="133587.953882782" calcext:value-type="float">
            <text:p>133587.953882782</text:p>
          </table:table-cell>
          <table:table-cell table:formula="of:=[.C995]*RANDBETWEEN(0.3;1.9)" office:value-type="float" office:value="133356.953882782" calcext:value-type="float">
            <text:p>133356.953882782</text:p>
          </table:table-cell>
        </table:table-row>
        <table:table-row table:style-name="ro1">
          <table:table-cell office:value-type="float" office:value="34204" calcext:value-type="float">
            <text:p>34204</text:p>
          </table:table-cell>
          <table:table-cell office:value-type="string" calcext:value-type="string">
            <text:p>7090.526448507162</text:p>
          </table:table-cell>
          <table:table-cell table:formula="of:=[.B996]+RANDBETWEEN(-500;500)" office:value-type="float" office:value="6994.52644850716" calcext:value-type="float">
            <text:p>6994.5264485072</text:p>
          </table:table-cell>
          <table:table-cell table:formula="of:=[.B996]*RANDBETWEEN(0.3;1.9)" office:value-type="float" office:value="14181.0528970143" calcext:value-type="float">
            <text:p>14181.0528970143</text:p>
          </table:table-cell>
          <table:table-cell table:formula="of:=[.D996]*RANDBETWEEN(0.3;1.9)" office:value-type="float" office:value="14181.0528970143" calcext:value-type="float">
            <text:p>14181.0528970143</text:p>
          </table:table-cell>
          <table:table-cell table:formula="of:=[.B996]*RANDBETWEEN(0.3;1.9)/[.E996]*[.D996]" office:value-type="float" office:value="14181.0528970143" calcext:value-type="float">
            <text:p>14181.0528970143</text:p>
          </table:table-cell>
          <table:table-cell table:formula="of:=[.C996]*RANDBETWEEN(0.3;1.9)" office:value-type="float" office:value="6994.52644850716" calcext:value-type="float">
            <text:p>6994.5264485072</text:p>
          </table:table-cell>
        </table:table-row>
        <table:table-row table:style-name="ro1">
          <table:table-cell office:value-type="float" office:value="34205" calcext:value-type="float">
            <text:p>34205</text:p>
          </table:table-cell>
          <table:table-cell office:value-type="string" calcext:value-type="string">
            <text:p>4289.945743667293</text:p>
          </table:table-cell>
          <table:table-cell table:formula="of:=[.B997]+RANDBETWEEN(-500;500)" office:value-type="float" office:value="3861.94574366729" calcext:value-type="float">
            <text:p>3861.9457436673</text:p>
          </table:table-cell>
          <table:table-cell table:formula="of:=[.B997]*RANDBETWEEN(0.3;1.9)" office:value-type="float" office:value="8579.89148733459" calcext:value-type="float">
            <text:p>8579.8914873346</text:p>
          </table:table-cell>
          <table:table-cell table:formula="of:=[.D997]*RANDBETWEEN(0.3;1.9)" office:value-type="float" office:value="17159.7829746692" calcext:value-type="float">
            <text:p>17159.7829746692</text:p>
          </table:table-cell>
          <table:table-cell table:formula="of:=[.B997]*RANDBETWEEN(0.3;1.9)/[.E997]*[.D997]" office:value-type="float" office:value="4289.94574366729" calcext:value-type="float">
            <text:p>4289.9457436673</text:p>
          </table:table-cell>
          <table:table-cell table:formula="of:=[.C997]*RANDBETWEEN(0.3;1.9)" office:value-type="float" office:value="7723.89148733459" calcext:value-type="float">
            <text:p>7723.8914873346</text:p>
          </table:table-cell>
        </table:table-row>
        <table:table-row table:style-name="ro1">
          <table:table-cell office:value-type="float" office:value="34206" calcext:value-type="float">
            <text:p>34206</text:p>
          </table:table-cell>
          <table:table-cell office:value-type="string" calcext:value-type="string">
            <text:p>3815.4044172823715</text:p>
          </table:table-cell>
          <table:table-cell table:formula="of:=[.B998]+RANDBETWEEN(-500;500)" office:value-type="float" office:value="4201.40441728237" calcext:value-type="float">
            <text:p>4201.4044172824</text:p>
          </table:table-cell>
          <table:table-cell table:formula="of:=[.B998]*RANDBETWEEN(0.3;1.9)" office:value-type="float" office:value="3815.40441728237" calcext:value-type="float">
            <text:p>3815.4044172824</text:p>
          </table:table-cell>
          <table:table-cell table:formula="of:=[.D998]*RANDBETWEEN(0.3;1.9)" office:value-type="float" office:value="3815.40441728237" calcext:value-type="float">
            <text:p>3815.4044172824</text:p>
          </table:table-cell>
          <table:table-cell table:formula="of:=[.B998]*RANDBETWEEN(0.3;1.9)/[.E998]*[.D998]" office:value-type="float" office:value="3815.40441728237" calcext:value-type="float">
            <text:p>3815.4044172824</text:p>
          </table:table-cell>
          <table:table-cell table:formula="of:=[.C998]*RANDBETWEEN(0.3;1.9)" office:value-type="float" office:value="8402.80883456474" calcext:value-type="float">
            <text:p>8402.8088345648</text:p>
          </table:table-cell>
        </table:table-row>
        <table:table-row table:style-name="ro1">
          <table:table-cell office:value-type="float" office:value="34207" calcext:value-type="float">
            <text:p>34207</text:p>
          </table:table-cell>
          <table:table-cell office:value-type="string" calcext:value-type="string">
            <text:p>63825.92505995856</text:p>
          </table:table-cell>
          <table:table-cell table:formula="of:=[.B999]+RANDBETWEEN(-500;500)" office:value-type="float" office:value="63701.9250599586" calcext:value-type="float">
            <text:p>63701.9250599586</text:p>
          </table:table-cell>
          <table:table-cell table:formula="of:=[.B999]*RANDBETWEEN(0.3;1.9)" office:value-type="float" office:value="127651.850119917" calcext:value-type="float">
            <text:p>127651.850119917</text:p>
          </table:table-cell>
          <table:table-cell table:formula="of:=[.D999]*RANDBETWEEN(0.3;1.9)" office:value-type="float" office:value="255303.700239834" calcext:value-type="float">
            <text:p>255303.700239834</text:p>
          </table:table-cell>
          <table:table-cell table:formula="of:=[.B999]*RANDBETWEEN(0.3;1.9)/[.E999]*[.D999]" office:value-type="float" office:value="31912.9625299793" calcext:value-type="float">
            <text:p>31912.9625299793</text:p>
          </table:table-cell>
          <table:table-cell table:formula="of:=[.C999]*RANDBETWEEN(0.3;1.9)" office:value-type="float" office:value="63701.9250599586" calcext:value-type="float">
            <text:p>63701.9250599586</text:p>
          </table:table-cell>
        </table:table-row>
        <table:table-row table:style-name="ro1">
          <table:table-cell office:value-type="float" office:value="34208" calcext:value-type="float">
            <text:p>34208</text:p>
          </table:table-cell>
          <table:table-cell office:value-type="string" calcext:value-type="string">
            <text:p>3707.1853413768913</text:p>
          </table:table-cell>
          <table:table-cell table:formula="of:=[.B1000]+RANDBETWEEN(-500;500)" office:value-type="float" office:value="4109.18534137689" calcext:value-type="float">
            <text:p>4109.1853413769</text:p>
          </table:table-cell>
          <table:table-cell table:formula="of:=[.B1000]*RANDBETWEEN(0.3;1.9)" office:value-type="float" office:value="3707.18534137689" calcext:value-type="float">
            <text:p>3707.1853413769</text:p>
          </table:table-cell>
          <table:table-cell table:formula="of:=[.D1000]*RANDBETWEEN(0.3;1.9)" office:value-type="float" office:value="3707.18534137689" calcext:value-type="float">
            <text:p>3707.1853413769</text:p>
          </table:table-cell>
          <table:table-cell table:formula="of:=[.B1000]*RANDBETWEEN(0.3;1.9)/[.E1000]*[.D1000]" office:value-type="float" office:value="3707.18534137689" calcext:value-type="float">
            <text:p>3707.1853413769</text:p>
          </table:table-cell>
          <table:table-cell table:formula="of:=[.C1000]*RANDBETWEEN(0.3;1.9)" office:value-type="float" office:value="8218.37068275378" calcext:value-type="float">
            <text:p>8218.3706827538</text:p>
          </table:table-cell>
        </table:table-row>
        <table:table-row table:style-name="ro1">
          <table:table-cell office:value-type="float" office:value="34209" calcext:value-type="float">
            <text:p>34209</text:p>
          </table:table-cell>
          <table:table-cell office:value-type="string" calcext:value-type="string">
            <text:p>45608.03906215732</text:p>
          </table:table-cell>
          <table:table-cell table:formula="of:=[.B1001]+RANDBETWEEN(-500;500)" office:value-type="float" office:value="45887.0390621573" calcext:value-type="float">
            <text:p>45887.0390621573</text:p>
          </table:table-cell>
          <table:table-cell table:formula="of:=[.B1001]*RANDBETWEEN(0.3;1.9)" office:value-type="float" office:value="45608.0390621573" calcext:value-type="float">
            <text:p>45608.0390621573</text:p>
          </table:table-cell>
          <table:table-cell table:formula="of:=[.D1001]*RANDBETWEEN(0.3;1.9)" office:value-type="float" office:value="91216.0781243146" calcext:value-type="float">
            <text:p>91216.0781243146</text:p>
          </table:table-cell>
          <table:table-cell table:formula="of:=[.B1001]*RANDBETWEEN(0.3;1.9)/[.E1001]*[.D1001]" office:value-type="float" office:value="22804.0195310787" calcext:value-type="float">
            <text:p>22804.0195310787</text:p>
          </table:table-cell>
          <table:table-cell table:formula="of:=[.C1001]*RANDBETWEEN(0.3;1.9)" office:value-type="float" office:value="91774.0781243146" calcext:value-type="float">
            <text:p>91774.0781243146</text:p>
          </table:table-cell>
        </table:table-row>
        <table:table-row table:style-name="ro1">
          <table:table-cell office:value-type="float" office:value="34210" calcext:value-type="float">
            <text:p>34210</text:p>
          </table:table-cell>
          <table:table-cell office:value-type="string" calcext:value-type="string">
            <text:p>17811.04016520499</text:p>
          </table:table-cell>
          <table:table-cell table:formula="of:=[.B1002]+RANDBETWEEN(-500;500)" office:value-type="float" office:value="17754.040165205" calcext:value-type="float">
            <text:p>17754.040165205</text:p>
          </table:table-cell>
          <table:table-cell table:formula="of:=[.B1002]*RANDBETWEEN(0.3;1.9)" office:value-type="float" office:value="17811.040165205" calcext:value-type="float">
            <text:p>17811.040165205</text:p>
          </table:table-cell>
          <table:table-cell table:formula="of:=[.D1002]*RANDBETWEEN(0.3;1.9)" office:value-type="float" office:value="17811.040165205" calcext:value-type="float">
            <text:p>17811.040165205</text:p>
          </table:table-cell>
          <table:table-cell table:formula="of:=[.B1002]*RANDBETWEEN(0.3;1.9)/[.E1002]*[.D1002]" office:value-type="float" office:value="35622.08033041" calcext:value-type="float">
            <text:p>35622.08033041</text:p>
          </table:table-cell>
          <table:table-cell table:formula="of:=[.C1002]*RANDBETWEEN(0.3;1.9)" office:value-type="float" office:value="17754.040165205" calcext:value-type="float">
            <text:p>17754.040165205</text:p>
          </table:table-cell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string" calcext:value-type="string">
            <text:p>5119.269606016059</text:p>
          </table:table-cell>
          <table:table-cell table:formula="of:=[.B1003]+RANDBETWEEN(-500;500)" office:value-type="float" office:value="5048.26960601606" calcext:value-type="float">
            <text:p>5048.2696060161</text:p>
          </table:table-cell>
          <table:table-cell table:formula="of:=[.B1003]*RANDBETWEEN(0.3;1.9)" office:value-type="float" office:value="5119.26960601606" calcext:value-type="float">
            <text:p>5119.2696060161</text:p>
          </table:table-cell>
          <table:table-cell table:formula="of:=[.D1003]*RANDBETWEEN(0.3;1.9)" office:value-type="float" office:value="5119.26960601606" calcext:value-type="float">
            <text:p>5119.2696060161</text:p>
          </table:table-cell>
          <table:table-cell table:formula="of:=[.B1003]*RANDBETWEEN(0.3;1.9)/[.E1003]*[.D1003]" office:value-type="float" office:value="10238.5392120321" calcext:value-type="float">
            <text:p>10238.5392120321</text:p>
          </table:table-cell>
          <table:table-cell table:formula="of:=[.C1003]*RANDBETWEEN(0.3;1.9)" office:value-type="float" office:value="10096.5392120321" calcext:value-type="float">
            <text:p>10096.5392120321</text:p>
          </table:table-cell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string" calcext:value-type="string">
            <text:p>314.644366522</text:p>
          </table:table-cell>
          <table:table-cell table:formula="of:=[.B1004]+RANDBETWEEN(-500;500)" office:value-type="float" office:value="-59.355633478" calcext:value-type="float">
            <text:p>-59.355633478</text:p>
          </table:table-cell>
          <table:table-cell table:formula="of:=[.B1004]*RANDBETWEEN(0.3;1.9)" office:value-type="float" office:value="629.288733044" calcext:value-type="float">
            <text:p>629.288733044</text:p>
          </table:table-cell>
          <table:table-cell table:formula="of:=[.D1004]*RANDBETWEEN(0.3;1.9)" office:value-type="float" office:value="629.288733044" calcext:value-type="float">
            <text:p>629.288733044</text:p>
          </table:table-cell>
          <table:table-cell table:formula="of:=[.B1004]*RANDBETWEEN(0.3;1.9)/[.E1004]*[.D1004]" office:value-type="float" office:value="629.288733044" calcext:value-type="float">
            <text:p>629.288733044</text:p>
          </table:table-cell>
          <table:table-cell table:formula="of:=[.C1004]*RANDBETWEEN(0.3;1.9)" office:value-type="float" office:value="-59.355633478" calcext:value-type="float">
            <text:p>-59.355633478</text:p>
          </table:table-cell>
        </table:table-row>
        <table:table-row table:style-name="ro1">
          <table:table-cell office:value-type="float" office:value="34213" calcext:value-type="float">
            <text:p>34213</text:p>
          </table:table-cell>
          <table:table-cell office:value-type="string" calcext:value-type="string">
            <text:p>255150.9781033589</text:p>
          </table:table-cell>
          <table:table-cell table:formula="of:=[.B1005]+RANDBETWEEN(-500;500)" office:value-type="float" office:value="255133.978103359" calcext:value-type="float">
            <text:p>255133.978103359</text:p>
          </table:table-cell>
          <table:table-cell table:formula="of:=[.B1005]*RANDBETWEEN(0.3;1.9)" office:value-type="float" office:value="255150.978103359" calcext:value-type="float">
            <text:p>255150.978103359</text:p>
          </table:table-cell>
          <table:table-cell table:formula="of:=[.D1005]*RANDBETWEEN(0.3;1.9)" office:value-type="float" office:value="510301.956206718" calcext:value-type="float">
            <text:p>510301.956206718</text:p>
          </table:table-cell>
          <table:table-cell table:formula="of:=[.B1005]*RANDBETWEEN(0.3;1.9)/[.E1005]*[.D1005]" office:value-type="float" office:value="255150.978103359" calcext:value-type="float">
            <text:p>255150.978103359</text:p>
          </table:table-cell>
          <table:table-cell table:formula="of:=[.C1005]*RANDBETWEEN(0.3;1.9)" office:value-type="float" office:value="255133.978103359" calcext:value-type="float">
            <text:p>255133.978103359</text:p>
          </table:table-cell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string" calcext:value-type="string">
            <text:p>10345.568356005071</text:p>
          </table:table-cell>
          <table:table-cell table:formula="of:=[.B1006]+RANDBETWEEN(-500;500)" office:value-type="float" office:value="10577.5683560051" calcext:value-type="float">
            <text:p>10577.5683560051</text:p>
          </table:table-cell>
          <table:table-cell table:formula="of:=[.B1006]*RANDBETWEEN(0.3;1.9)" office:value-type="float" office:value="10345.5683560051" calcext:value-type="float">
            <text:p>10345.5683560051</text:p>
          </table:table-cell>
          <table:table-cell table:formula="of:=[.D1006]*RANDBETWEEN(0.3;1.9)" office:value-type="float" office:value="20691.1367120101" calcext:value-type="float">
            <text:p>20691.1367120101</text:p>
          </table:table-cell>
          <table:table-cell table:formula="of:=[.B1006]*RANDBETWEEN(0.3;1.9)/[.E1006]*[.D1006]" office:value-type="float" office:value="10345.5683560051" calcext:value-type="float">
            <text:p>10345.5683560051</text:p>
          </table:table-cell>
          <table:table-cell table:formula="of:=[.C1006]*RANDBETWEEN(0.3;1.9)" office:value-type="float" office:value="10577.5683560051" calcext:value-type="float">
            <text:p>10577.5683560051</text:p>
          </table:table-cell>
        </table:table-row>
        <table:table-row table:style-name="ro1">
          <table:table-cell office:value-type="float" office:value="34215" calcext:value-type="float">
            <text:p>34215</text:p>
          </table:table-cell>
          <table:table-cell office:value-type="string" calcext:value-type="string">
            <text:p>8720.569206402755</text:p>
          </table:table-cell>
          <table:table-cell table:formula="of:=[.B1007]+RANDBETWEEN(-500;500)" office:value-type="float" office:value="8250.56920640276" calcext:value-type="float">
            <text:p>8250.5692064028</text:p>
          </table:table-cell>
          <table:table-cell table:formula="of:=[.B1007]*RANDBETWEEN(0.3;1.9)" office:value-type="float" office:value="17441.1384128055" calcext:value-type="float">
            <text:p>17441.1384128055</text:p>
          </table:table-cell>
          <table:table-cell table:formula="of:=[.D1007]*RANDBETWEEN(0.3;1.9)" office:value-type="float" office:value="17441.1384128055" calcext:value-type="float">
            <text:p>17441.1384128055</text:p>
          </table:table-cell>
          <table:table-cell table:formula="of:=[.B1007]*RANDBETWEEN(0.3;1.9)/[.E1007]*[.D1007]" office:value-type="float" office:value="17441.1384128055" calcext:value-type="float">
            <text:p>17441.1384128055</text:p>
          </table:table-cell>
          <table:table-cell table:formula="of:=[.C1007]*RANDBETWEEN(0.3;1.9)" office:value-type="float" office:value="8250.56920640276" calcext:value-type="float">
            <text:p>8250.5692064028</text:p>
          </table:table-cell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string" calcext:value-type="string">
            <text:p>557.561408986</text:p>
          </table:table-cell>
          <table:table-cell table:formula="of:=[.B1008]+RANDBETWEEN(-500;500)" office:value-type="float" office:value="64.561408986" calcext:value-type="float">
            <text:p>64.561408986</text:p>
          </table:table-cell>
          <table:table-cell table:formula="of:=[.B1008]*RANDBETWEEN(0.3;1.9)" office:value-type="float" office:value="1115.122817972" calcext:value-type="float">
            <text:p>1115.122817972</text:p>
          </table:table-cell>
          <table:table-cell table:formula="of:=[.D1008]*RANDBETWEEN(0.3;1.9)" office:value-type="float" office:value="2230.245635944" calcext:value-type="float">
            <text:p>2230.245635944</text:p>
          </table:table-cell>
          <table:table-cell table:formula="of:=[.B1008]*RANDBETWEEN(0.3;1.9)/[.E1008]*[.D1008]" office:value-type="float" office:value="557.561408986" calcext:value-type="float">
            <text:p>557.561408986</text:p>
          </table:table-cell>
          <table:table-cell table:formula="of:=[.C1008]*RANDBETWEEN(0.3;1.9)" office:value-type="float" office:value="64.561408986" calcext:value-type="float">
            <text:p>64.561408986</text:p>
          </table:table-cell>
        </table:table-row>
        <table:table-row table:style-name="ro1">
          <table:table-cell office:value-type="float" office:value="34217" calcext:value-type="float">
            <text:p>34217</text:p>
          </table:table-cell>
          <table:table-cell office:value-type="string" calcext:value-type="string">
            <text:p>36681.90091932136</text:p>
          </table:table-cell>
          <table:table-cell table:formula="of:=[.B1009]+RANDBETWEEN(-500;500)" office:value-type="float" office:value="36975.9009193214" calcext:value-type="float">
            <text:p>36975.9009193214</text:p>
          </table:table-cell>
          <table:table-cell table:formula="of:=[.B1009]*RANDBETWEEN(0.3;1.9)" office:value-type="float" office:value="73363.8018386427" calcext:value-type="float">
            <text:p>73363.8018386427</text:p>
          </table:table-cell>
          <table:table-cell table:formula="of:=[.D1009]*RANDBETWEEN(0.3;1.9)" office:value-type="float" office:value="146727.603677285" calcext:value-type="float">
            <text:p>146727.603677285</text:p>
          </table:table-cell>
          <table:table-cell table:formula="of:=[.B1009]*RANDBETWEEN(0.3;1.9)/[.E1009]*[.D1009]" office:value-type="float" office:value="36681.9009193214" calcext:value-type="float">
            <text:p>36681.9009193214</text:p>
          </table:table-cell>
          <table:table-cell table:formula="of:=[.C1009]*RANDBETWEEN(0.3;1.9)" office:value-type="float" office:value="73951.8018386427" calcext:value-type="float">
            <text:p>73951.8018386427</text:p>
          </table:table-cell>
        </table:table-row>
        <table:table-row table:style-name="ro1">
          <table:table-cell office:value-type="float" office:value="34218" calcext:value-type="float">
            <text:p>34218</text:p>
          </table:table-cell>
          <table:table-cell office:value-type="string" calcext:value-type="string">
            <text:p>4671.119729936617</text:p>
          </table:table-cell>
          <table:table-cell table:formula="of:=[.B1010]+RANDBETWEEN(-500;500)" office:value-type="float" office:value="5039.11972993662" calcext:value-type="float">
            <text:p>5039.1197299366</text:p>
          </table:table-cell>
          <table:table-cell table:formula="of:=[.B1010]*RANDBETWEEN(0.3;1.9)" office:value-type="float" office:value="9342.23945987323" calcext:value-type="float">
            <text:p>9342.2394598732</text:p>
          </table:table-cell>
          <table:table-cell table:formula="of:=[.D1010]*RANDBETWEEN(0.3;1.9)" office:value-type="float" office:value="9342.23945987323" calcext:value-type="float">
            <text:p>9342.2394598732</text:p>
          </table:table-cell>
          <table:table-cell table:formula="of:=[.B1010]*RANDBETWEEN(0.3;1.9)/[.E1010]*[.D1010]" office:value-type="float" office:value="4671.11972993662" calcext:value-type="float">
            <text:p>4671.1197299366</text:p>
          </table:table-cell>
          <table:table-cell table:formula="of:=[.C1010]*RANDBETWEEN(0.3;1.9)" office:value-type="float" office:value="10078.2394598732" calcext:value-type="float">
            <text:p>10078.2394598732</text:p>
          </table:table-cell>
        </table:table-row>
        <table:table-row table:style-name="ro1">
          <table:table-cell office:value-type="float" office:value="34219" calcext:value-type="float">
            <text:p>34219</text:p>
          </table:table-cell>
          <table:table-cell office:value-type="string" calcext:value-type="string">
            <text:p>3449.2169656653955</text:p>
          </table:table-cell>
          <table:table-cell table:formula="of:=[.B1011]+RANDBETWEEN(-500;500)" office:value-type="float" office:value="3180.2169656654" calcext:value-type="float">
            <text:p>3180.2169656654</text:p>
          </table:table-cell>
          <table:table-cell table:formula="of:=[.B1011]*RANDBETWEEN(0.3;1.9)" office:value-type="float" office:value="6898.43393133079" calcext:value-type="float">
            <text:p>6898.4339313308</text:p>
          </table:table-cell>
          <table:table-cell table:formula="of:=[.D1011]*RANDBETWEEN(0.3;1.9)" office:value-type="float" office:value="6898.43393133079" calcext:value-type="float">
            <text:p>6898.4339313308</text:p>
          </table:table-cell>
          <table:table-cell table:formula="of:=[.B1011]*RANDBETWEEN(0.3;1.9)/[.E1011]*[.D1011]" office:value-type="float" office:value="6898.43393133079" calcext:value-type="float">
            <text:p>6898.4339313308</text:p>
          </table:table-cell>
          <table:table-cell table:formula="of:=[.C1011]*RANDBETWEEN(0.3;1.9)" office:value-type="float" office:value="6360.43393133079" calcext:value-type="float">
            <text:p>6360.4339313308</text:p>
          </table:table-cell>
        </table:table-row>
        <table:table-row table:style-name="ro1">
          <table:table-cell office:value-type="float" office:value="34220" calcext:value-type="float">
            <text:p>34220</text:p>
          </table:table-cell>
          <table:table-cell office:value-type="string" calcext:value-type="string">
            <text:p>3995.9083283171517</text:p>
          </table:table-cell>
          <table:table-cell table:formula="of:=[.B1012]+RANDBETWEEN(-500;500)" office:value-type="float" office:value="4031.90832831715" calcext:value-type="float">
            <text:p>4031.9083283172</text:p>
          </table:table-cell>
          <table:table-cell table:formula="of:=[.B1012]*RANDBETWEEN(0.3;1.9)" office:value-type="float" office:value="7991.8166566343" calcext:value-type="float">
            <text:p>7991.8166566343</text:p>
          </table:table-cell>
          <table:table-cell table:formula="of:=[.D1012]*RANDBETWEEN(0.3;1.9)" office:value-type="float" office:value="15983.6333132686" calcext:value-type="float">
            <text:p>15983.6333132686</text:p>
          </table:table-cell>
          <table:table-cell table:formula="of:=[.B1012]*RANDBETWEEN(0.3;1.9)/[.E1012]*[.D1012]" office:value-type="float" office:value="3995.90832831715" calcext:value-type="float">
            <text:p>3995.9083283172</text:p>
          </table:table-cell>
          <table:table-cell table:formula="of:=[.C1012]*RANDBETWEEN(0.3;1.9)" office:value-type="float" office:value="4031.90832831715" calcext:value-type="float">
            <text:p>4031.9083283172</text:p>
          </table:table-cell>
        </table:table-row>
        <table:table-row table:style-name="ro1">
          <table:table-cell office:value-type="float" office:value="34221" calcext:value-type="float">
            <text:p>34221</text:p>
          </table:table-cell>
          <table:table-cell office:value-type="string" calcext:value-type="string">
            <text:p>7820.7799174792135</text:p>
          </table:table-cell>
          <table:table-cell table:formula="of:=[.B1013]+RANDBETWEEN(-500;500)" office:value-type="float" office:value="7475.77991747921" calcext:value-type="float">
            <text:p>7475.7799174792</text:p>
          </table:table-cell>
          <table:table-cell table:formula="of:=[.B1013]*RANDBETWEEN(0.3;1.9)" office:value-type="float" office:value="7820.77991747921" calcext:value-type="float">
            <text:p>7820.7799174792</text:p>
          </table:table-cell>
          <table:table-cell table:formula="of:=[.D1013]*RANDBETWEEN(0.3;1.9)" office:value-type="float" office:value="15641.5598349584" calcext:value-type="float">
            <text:p>15641.5598349584</text:p>
          </table:table-cell>
          <table:table-cell table:formula="of:=[.B1013]*RANDBETWEEN(0.3;1.9)/[.E1013]*[.D1013]" office:value-type="float" office:value="3910.38995873961" calcext:value-type="float">
            <text:p>3910.3899587396</text:p>
          </table:table-cell>
          <table:table-cell table:formula="of:=[.C1013]*RANDBETWEEN(0.3;1.9)" office:value-type="float" office:value="14951.5598349584" calcext:value-type="float">
            <text:p>14951.5598349584</text:p>
          </table:table-cell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string" calcext:value-type="string">
            <text:p>3129.0754080641677</text:p>
          </table:table-cell>
          <table:table-cell table:formula="of:=[.B1014]+RANDBETWEEN(-500;500)" office:value-type="float" office:value="2846.07540806417" calcext:value-type="float">
            <text:p>2846.0754080642</text:p>
          </table:table-cell>
          <table:table-cell table:formula="of:=[.B1014]*RANDBETWEEN(0.3;1.9)" office:value-type="float" office:value="6258.15081612834" calcext:value-type="float">
            <text:p>6258.1508161283</text:p>
          </table:table-cell>
          <table:table-cell table:formula="of:=[.D1014]*RANDBETWEEN(0.3;1.9)" office:value-type="float" office:value="6258.15081612834" calcext:value-type="float">
            <text:p>6258.1508161283</text:p>
          </table:table-cell>
          <table:table-cell table:formula="of:=[.B1014]*RANDBETWEEN(0.3;1.9)/[.E1014]*[.D1014]" office:value-type="float" office:value="3129.07540806417" calcext:value-type="float">
            <text:p>3129.0754080642</text:p>
          </table:table-cell>
          <table:table-cell table:formula="of:=[.C1014]*RANDBETWEEN(0.3;1.9)" office:value-type="float" office:value="5692.15081612834" calcext:value-type="float">
            <text:p>5692.1508161283</text:p>
          </table:table-cell>
        </table:table-row>
        <table:table-row table:style-name="ro1">
          <table:table-cell office:value-type="float" office:value="34223" calcext:value-type="float">
            <text:p>34223</text:p>
          </table:table-cell>
          <table:table-cell office:value-type="string" calcext:value-type="string">
            <text:p>14322.88634653171</text:p>
          </table:table-cell>
          <table:table-cell table:formula="of:=[.B1015]+RANDBETWEEN(-500;500)" office:value-type="float" office:value="14466.8863465317" calcext:value-type="float">
            <text:p>14466.8863465317</text:p>
          </table:table-cell>
          <table:table-cell table:formula="of:=[.B1015]*RANDBETWEEN(0.3;1.9)" office:value-type="float" office:value="14322.8863465317" calcext:value-type="float">
            <text:p>14322.8863465317</text:p>
          </table:table-cell>
          <table:table-cell table:formula="of:=[.D1015]*RANDBETWEEN(0.3;1.9)" office:value-type="float" office:value="28645.7726930634" calcext:value-type="float">
            <text:p>28645.7726930634</text:p>
          </table:table-cell>
          <table:table-cell table:formula="of:=[.B1015]*RANDBETWEEN(0.3;1.9)/[.E1015]*[.D1015]" office:value-type="float" office:value="14322.8863465317" calcext:value-type="float">
            <text:p>14322.8863465317</text:p>
          </table:table-cell>
          <table:table-cell table:formula="of:=[.C1015]*RANDBETWEEN(0.3;1.9)" office:value-type="float" office:value="28933.7726930634" calcext:value-type="float">
            <text:p>28933.7726930634</text:p>
          </table:table-cell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string" calcext:value-type="string">
            <text:p>13182.918835238832</text:p>
          </table:table-cell>
          <table:table-cell table:formula="of:=[.B1016]+RANDBETWEEN(-500;500)" office:value-type="float" office:value="12856.9188352388" calcext:value-type="float">
            <text:p>12856.9188352388</text:p>
          </table:table-cell>
          <table:table-cell table:formula="of:=[.B1016]*RANDBETWEEN(0.3;1.9)" office:value-type="float" office:value="13182.9188352388" calcext:value-type="float">
            <text:p>13182.9188352388</text:p>
          </table:table-cell>
          <table:table-cell table:formula="of:=[.D1016]*RANDBETWEEN(0.3;1.9)" office:value-type="float" office:value="26365.8376704777" calcext:value-type="float">
            <text:p>26365.8376704777</text:p>
          </table:table-cell>
          <table:table-cell table:formula="of:=[.B1016]*RANDBETWEEN(0.3;1.9)/[.E1016]*[.D1016]" office:value-type="float" office:value="13182.9188352388" calcext:value-type="float">
            <text:p>13182.9188352388</text:p>
          </table:table-cell>
          <table:table-cell table:formula="of:=[.C1016]*RANDBETWEEN(0.3;1.9)" office:value-type="float" office:value="12856.9188352388" calcext:value-type="float">
            <text:p>12856.9188352388</text:p>
          </table:table-cell>
        </table:table-row>
        <table:table-row table:style-name="ro1">
          <table:table-cell office:value-type="float" office:value="34225" calcext:value-type="float">
            <text:p>34225</text:p>
          </table:table-cell>
          <table:table-cell office:value-type="string" calcext:value-type="string">
            <text:p>48787.00206806947</text:p>
          </table:table-cell>
          <table:table-cell table:formula="of:=[.B1017]+RANDBETWEEN(-500;500)" office:value-type="float" office:value="48917.0020680695" calcext:value-type="float">
            <text:p>48917.0020680695</text:p>
          </table:table-cell>
          <table:table-cell table:formula="of:=[.B1017]*RANDBETWEEN(0.3;1.9)" office:value-type="float" office:value="48787.0020680695" calcext:value-type="float">
            <text:p>48787.0020680695</text:p>
          </table:table-cell>
          <table:table-cell table:formula="of:=[.D1017]*RANDBETWEEN(0.3;1.9)" office:value-type="float" office:value="97574.0041361389" calcext:value-type="float">
            <text:p>97574.0041361389</text:p>
          </table:table-cell>
          <table:table-cell table:formula="of:=[.B1017]*RANDBETWEEN(0.3;1.9)/[.E1017]*[.D1017]" office:value-type="float" office:value="24393.5010340347" calcext:value-type="float">
            <text:p>24393.5010340347</text:p>
          </table:table-cell>
          <table:table-cell table:formula="of:=[.C1017]*RANDBETWEEN(0.3;1.9)" office:value-type="float" office:value="48917.0020680695" calcext:value-type="float">
            <text:p>48917.0020680695</text:p>
          </table:table-cell>
        </table:table-row>
        <table:table-row table:style-name="ro1">
          <table:table-cell office:value-type="float" office:value="34226" calcext:value-type="float">
            <text:p>34226</text:p>
          </table:table-cell>
          <table:table-cell office:value-type="string" calcext:value-type="string">
            <text:p>14026.002721292785</text:p>
          </table:table-cell>
          <table:table-cell table:formula="of:=[.B1018]+RANDBETWEEN(-500;500)" office:value-type="float" office:value="13553.0027212928" calcext:value-type="float">
            <text:p>13553.0027212928</text:p>
          </table:table-cell>
          <table:table-cell table:formula="of:=[.B1018]*RANDBETWEEN(0.3;1.9)" office:value-type="float" office:value="28052.0054425856" calcext:value-type="float">
            <text:p>28052.0054425856</text:p>
          </table:table-cell>
          <table:table-cell table:formula="of:=[.D1018]*RANDBETWEEN(0.3;1.9)" office:value-type="float" office:value="28052.0054425856" calcext:value-type="float">
            <text:p>28052.0054425856</text:p>
          </table:table-cell>
          <table:table-cell table:formula="of:=[.B1018]*RANDBETWEEN(0.3;1.9)/[.E1018]*[.D1018]" office:value-type="float" office:value="14026.0027212928" calcext:value-type="float">
            <text:p>14026.0027212928</text:p>
          </table:table-cell>
          <table:table-cell table:formula="of:=[.C1018]*RANDBETWEEN(0.3;1.9)" office:value-type="float" office:value="27106.0054425856" calcext:value-type="float">
            <text:p>27106.0054425856</text:p>
          </table:table-cell>
        </table:table-row>
        <table:table-row table:style-name="ro1">
          <table:table-cell office:value-type="float" office:value="34227" calcext:value-type="float">
            <text:p>34227</text:p>
          </table:table-cell>
          <table:table-cell office:value-type="string" calcext:value-type="string">
            <text:p>14526.13375030049</text:p>
          </table:table-cell>
          <table:table-cell table:formula="of:=[.B1019]+RANDBETWEEN(-500;500)" office:value-type="float" office:value="14481.1337503005" calcext:value-type="float">
            <text:p>14481.1337503005</text:p>
          </table:table-cell>
          <table:table-cell table:formula="of:=[.B1019]*RANDBETWEEN(0.3;1.9)" office:value-type="float" office:value="29052.267500601" calcext:value-type="float">
            <text:p>29052.267500601</text:p>
          </table:table-cell>
          <table:table-cell table:formula="of:=[.D1019]*RANDBETWEEN(0.3;1.9)" office:value-type="float" office:value="58104.535001202" calcext:value-type="float">
            <text:p>58104.535001202</text:p>
          </table:table-cell>
          <table:table-cell table:formula="of:=[.B1019]*RANDBETWEEN(0.3;1.9)/[.E1019]*[.D1019]" office:value-type="float" office:value="14526.1337503005" calcext:value-type="float">
            <text:p>14526.1337503005</text:p>
          </table:table-cell>
          <table:table-cell table:formula="of:=[.C1019]*RANDBETWEEN(0.3;1.9)" office:value-type="float" office:value="28962.267500601" calcext:value-type="float">
            <text:p>28962.267500601</text:p>
          </table:table-cell>
        </table:table-row>
        <table:table-row table:style-name="ro1">
          <table:table-cell office:value-type="float" office:value="34228" calcext:value-type="float">
            <text:p>34228</text:p>
          </table:table-cell>
          <table:table-cell office:value-type="string" calcext:value-type="string">
            <text:p>3146.361648868207</text:p>
          </table:table-cell>
          <table:table-cell table:formula="of:=[.B1020]+RANDBETWEEN(-500;500)" office:value-type="float" office:value="3492.36164886821" calcext:value-type="float">
            <text:p>3492.3616488682</text:p>
          </table:table-cell>
          <table:table-cell table:formula="of:=[.B1020]*RANDBETWEEN(0.3;1.9)" office:value-type="float" office:value="3146.36164886821" calcext:value-type="float">
            <text:p>3146.3616488682</text:p>
          </table:table-cell>
          <table:table-cell table:formula="of:=[.D1020]*RANDBETWEEN(0.3;1.9)" office:value-type="float" office:value="3146.36164886821" calcext:value-type="float">
            <text:p>3146.3616488682</text:p>
          </table:table-cell>
          <table:table-cell table:formula="of:=[.B1020]*RANDBETWEEN(0.3;1.9)/[.E1020]*[.D1020]" office:value-type="float" office:value="3146.36164886821" calcext:value-type="float">
            <text:p>3146.3616488682</text:p>
          </table:table-cell>
          <table:table-cell table:formula="of:=[.C1020]*RANDBETWEEN(0.3;1.9)" office:value-type="float" office:value="3492.36164886821" calcext:value-type="float">
            <text:p>3492.3616488682</text:p>
          </table:table-cell>
        </table:table-row>
        <table:table-row table:style-name="ro1">
          <table:table-cell office:value-type="float" office:value="34229" calcext:value-type="float">
            <text:p>34229</text:p>
          </table:table-cell>
          <table:table-cell office:value-type="string" calcext:value-type="string">
            <text:p>17959.654172143357</text:p>
          </table:table-cell>
          <table:table-cell table:formula="of:=[.B1021]+RANDBETWEEN(-500;500)" office:value-type="float" office:value="17494.6541721434" calcext:value-type="float">
            <text:p>17494.6541721434</text:p>
          </table:table-cell>
          <table:table-cell table:formula="of:=[.B1021]*RANDBETWEEN(0.3;1.9)" office:value-type="float" office:value="35919.3083442867" calcext:value-type="float">
            <text:p>35919.3083442867</text:p>
          </table:table-cell>
          <table:table-cell table:formula="of:=[.D1021]*RANDBETWEEN(0.3;1.9)" office:value-type="float" office:value="35919.3083442867" calcext:value-type="float">
            <text:p>35919.3083442867</text:p>
          </table:table-cell>
          <table:table-cell table:formula="of:=[.B1021]*RANDBETWEEN(0.3;1.9)/[.E1021]*[.D1021]" office:value-type="float" office:value="35919.3083442867" calcext:value-type="float">
            <text:p>35919.3083442867</text:p>
          </table:table-cell>
          <table:table-cell table:formula="of:=[.C1021]*RANDBETWEEN(0.3;1.9)" office:value-type="float" office:value="17494.6541721434" calcext:value-type="float">
            <text:p>17494.6541721434</text:p>
          </table:table-cell>
        </table:table-row>
        <table:table-row table:style-name="ro1">
          <table:table-cell office:value-type="float" office:value="34230" calcext:value-type="float">
            <text:p>34230</text:p>
          </table:table-cell>
          <table:table-cell office:value-type="string" calcext:value-type="string">
            <text:p>2426.4730110837922</text:p>
          </table:table-cell>
          <table:table-cell table:formula="of:=[.B1022]+RANDBETWEEN(-500;500)" office:value-type="float" office:value="2627.47301108379" calcext:value-type="float">
            <text:p>2627.4730110838</text:p>
          </table:table-cell>
          <table:table-cell table:formula="of:=[.B1022]*RANDBETWEEN(0.3;1.9)" office:value-type="float" office:value="2426.47301108379" calcext:value-type="float">
            <text:p>2426.4730110838</text:p>
          </table:table-cell>
          <table:table-cell table:formula="of:=[.D1022]*RANDBETWEEN(0.3;1.9)" office:value-type="float" office:value="4852.94602216758" calcext:value-type="float">
            <text:p>4852.9460221676</text:p>
          </table:table-cell>
          <table:table-cell table:formula="of:=[.B1022]*RANDBETWEEN(0.3;1.9)/[.E1022]*[.D1022]" office:value-type="float" office:value="1213.2365055419" calcext:value-type="float">
            <text:p>1213.2365055419</text:p>
          </table:table-cell>
          <table:table-cell table:formula="of:=[.C1022]*RANDBETWEEN(0.3;1.9)" office:value-type="float" office:value="5254.94602216758" calcext:value-type="float">
            <text:p>5254.9460221676</text:p>
          </table:table-cell>
        </table:table-row>
        <table:table-row table:style-name="ro1">
          <table:table-cell office:value-type="float" office:value="34231" calcext:value-type="float">
            <text:p>34231</text:p>
          </table:table-cell>
          <table:table-cell office:value-type="string" calcext:value-type="string">
            <text:p>1003.4671855849961</text:p>
          </table:table-cell>
          <table:table-cell table:formula="of:=[.B1023]+RANDBETWEEN(-500;500)" office:value-type="float" office:value="1062.467185585" calcext:value-type="float">
            <text:p>1062.467185585</text:p>
          </table:table-cell>
          <table:table-cell table:formula="of:=[.B1023]*RANDBETWEEN(0.3;1.9)" office:value-type="float" office:value="1003.467185585" calcext:value-type="float">
            <text:p>1003.467185585</text:p>
          </table:table-cell>
          <table:table-cell table:formula="of:=[.D1023]*RANDBETWEEN(0.3;1.9)" office:value-type="float" office:value="1003.467185585" calcext:value-type="float">
            <text:p>1003.467185585</text:p>
          </table:table-cell>
          <table:table-cell table:formula="of:=[.B1023]*RANDBETWEEN(0.3;1.9)/[.E1023]*[.D1023]" office:value-type="float" office:value="2006.93437116999" calcext:value-type="float">
            <text:p>2006.93437117</text:p>
          </table:table-cell>
          <table:table-cell table:formula="of:=[.C1023]*RANDBETWEEN(0.3;1.9)" office:value-type="float" office:value="1062.467185585" calcext:value-type="float">
            <text:p>1062.467185585</text:p>
          </table:table-cell>
        </table:table-row>
        <table:table-row table:style-name="ro1">
          <table:table-cell office:value-type="float" office:value="34232" calcext:value-type="float">
            <text:p>34232</text:p>
          </table:table-cell>
          <table:table-cell office:value-type="string" calcext:value-type="string">
            <text:p>9139.66467398516</text:p>
          </table:table-cell>
          <table:table-cell table:formula="of:=[.B1024]+RANDBETWEEN(-500;500)" office:value-type="float" office:value="8867.66467398516" calcext:value-type="float">
            <text:p>8867.6646739852</text:p>
          </table:table-cell>
          <table:table-cell table:formula="of:=[.B1024]*RANDBETWEEN(0.3;1.9)" office:value-type="float" office:value="18279.3293479703" calcext:value-type="float">
            <text:p>18279.3293479703</text:p>
          </table:table-cell>
          <table:table-cell table:formula="of:=[.D1024]*RANDBETWEEN(0.3;1.9)" office:value-type="float" office:value="18279.3293479703" calcext:value-type="float">
            <text:p>18279.3293479703</text:p>
          </table:table-cell>
          <table:table-cell table:formula="of:=[.B1024]*RANDBETWEEN(0.3;1.9)/[.E1024]*[.D1024]" office:value-type="float" office:value="9139.66467398516" calcext:value-type="float">
            <text:p>9139.6646739852</text:p>
          </table:table-cell>
          <table:table-cell table:formula="of:=[.C1024]*RANDBETWEEN(0.3;1.9)" office:value-type="float" office:value="8867.66467398516" calcext:value-type="float">
            <text:p>8867.6646739852</text:p>
          </table:table-cell>
        </table:table-row>
        <table:table-row table:style-name="ro1">
          <table:table-cell office:value-type="float" office:value="34233" calcext:value-type="float">
            <text:p>34233</text:p>
          </table:table-cell>
          <table:table-cell office:value-type="string" calcext:value-type="string">
            <text:p>4863.46099151222</text:p>
          </table:table-cell>
          <table:table-cell table:formula="of:=[.B1025]+RANDBETWEEN(-500;500)" office:value-type="float" office:value="4664.46099151222" calcext:value-type="float">
            <text:p>4664.4609915122</text:p>
          </table:table-cell>
          <table:table-cell table:formula="of:=[.B1025]*RANDBETWEEN(0.3;1.9)" office:value-type="float" office:value="9726.92198302444" calcext:value-type="float">
            <text:p>9726.9219830244</text:p>
          </table:table-cell>
          <table:table-cell table:formula="of:=[.D1025]*RANDBETWEEN(0.3;1.9)" office:value-type="float" office:value="9726.92198302444" calcext:value-type="float">
            <text:p>9726.9219830244</text:p>
          </table:table-cell>
          <table:table-cell table:formula="of:=[.B1025]*RANDBETWEEN(0.3;1.9)/[.E1025]*[.D1025]" office:value-type="float" office:value="9726.92198302444" calcext:value-type="float">
            <text:p>9726.9219830244</text:p>
          </table:table-cell>
          <table:table-cell table:formula="of:=[.C1025]*RANDBETWEEN(0.3;1.9)" office:value-type="float" office:value="9328.92198302444" calcext:value-type="float">
            <text:p>9328.9219830244</text:p>
          </table:table-cell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string" calcext:value-type="string">
            <text:p>6413.677926744955</text:p>
          </table:table-cell>
          <table:table-cell table:formula="of:=[.B1026]+RANDBETWEEN(-500;500)" office:value-type="float" office:value="6741.67792674496" calcext:value-type="float">
            <text:p>6741.677926745</text:p>
          </table:table-cell>
          <table:table-cell table:formula="of:=[.B1026]*RANDBETWEEN(0.3;1.9)" office:value-type="float" office:value="12827.3558534899" calcext:value-type="float">
            <text:p>12827.3558534899</text:p>
          </table:table-cell>
          <table:table-cell table:formula="of:=[.D1026]*RANDBETWEEN(0.3;1.9)" office:value-type="float" office:value="25654.7117069798" calcext:value-type="float">
            <text:p>25654.7117069798</text:p>
          </table:table-cell>
          <table:table-cell table:formula="of:=[.B1026]*RANDBETWEEN(0.3;1.9)/[.E1026]*[.D1026]" office:value-type="float" office:value="6413.67792674495" calcext:value-type="float">
            <text:p>6413.677926745</text:p>
          </table:table-cell>
          <table:table-cell table:formula="of:=[.C1026]*RANDBETWEEN(0.3;1.9)" office:value-type="float" office:value="13483.3558534899" calcext:value-type="float">
            <text:p>13483.3558534899</text:p>
          </table:table-cell>
        </table:table-row>
        <table:table-row table:style-name="ro1">
          <table:table-cell office:value-type="float" office:value="34235" calcext:value-type="float">
            <text:p>34235</text:p>
          </table:table-cell>
          <table:table-cell office:value-type="string" calcext:value-type="string">
            <text:p>2318.72263943719</text:p>
          </table:table-cell>
          <table:table-cell table:formula="of:=[.B1027]+RANDBETWEEN(-500;500)" office:value-type="float" office:value="2450.72263943719" calcext:value-type="float">
            <text:p>2450.7226394372</text:p>
          </table:table-cell>
          <table:table-cell table:formula="of:=[.B1027]*RANDBETWEEN(0.3;1.9)" office:value-type="float" office:value="4637.44527887438" calcext:value-type="float">
            <text:p>4637.4452788744</text:p>
          </table:table-cell>
          <table:table-cell table:formula="of:=[.D1027]*RANDBETWEEN(0.3;1.9)" office:value-type="float" office:value="9274.89055774876" calcext:value-type="float">
            <text:p>9274.8905577488</text:p>
          </table:table-cell>
          <table:table-cell table:formula="of:=[.B1027]*RANDBETWEEN(0.3;1.9)/[.E1027]*[.D1027]" office:value-type="float" office:value="1159.3613197186" calcext:value-type="float">
            <text:p>1159.3613197186</text:p>
          </table:table-cell>
          <table:table-cell table:formula="of:=[.C1027]*RANDBETWEEN(0.3;1.9)" office:value-type="float" office:value="4901.44527887438" calcext:value-type="float">
            <text:p>4901.4452788744</text:p>
          </table:table-cell>
        </table:table-row>
        <table:table-row table:style-name="ro1">
          <table:table-cell office:value-type="float" office:value="34236" calcext:value-type="float">
            <text:p>34236</text:p>
          </table:table-cell>
          <table:table-cell office:value-type="string" calcext:value-type="string">
            <text:p>750.2104893855017</text:p>
          </table:table-cell>
          <table:table-cell table:formula="of:=[.B1028]+RANDBETWEEN(-500;500)" office:value-type="float" office:value="623.210489385502" calcext:value-type="float">
            <text:p>623.2104893855</text:p>
          </table:table-cell>
          <table:table-cell table:formula="of:=[.B1028]*RANDBETWEEN(0.3;1.9)" office:value-type="float" office:value="1500.420978771" calcext:value-type="float">
            <text:p>1500.420978771</text:p>
          </table:table-cell>
          <table:table-cell table:formula="of:=[.D1028]*RANDBETWEEN(0.3;1.9)" office:value-type="float" office:value="1500.420978771" calcext:value-type="float">
            <text:p>1500.420978771</text:p>
          </table:table-cell>
          <table:table-cell table:formula="of:=[.B1028]*RANDBETWEEN(0.3;1.9)/[.E1028]*[.D1028]" office:value-type="float" office:value="750.210489385502" calcext:value-type="float">
            <text:p>750.2104893855</text:p>
          </table:table-cell>
          <table:table-cell table:formula="of:=[.C1028]*RANDBETWEEN(0.3;1.9)" office:value-type="float" office:value="623.210489385502" calcext:value-type="float">
            <text:p>623.2104893855</text:p>
          </table:table-cell>
        </table:table-row>
        <table:table-row table:style-name="ro1">
          <table:table-cell office:value-type="float" office:value="34237" calcext:value-type="float">
            <text:p>34237</text:p>
          </table:table-cell>
          <table:table-cell office:value-type="string" calcext:value-type="string">
            <text:p>14557.811856061</text:p>
          </table:table-cell>
          <table:table-cell table:formula="of:=[.B1029]+RANDBETWEEN(-500;500)" office:value-type="float" office:value="14771.811856061" calcext:value-type="float">
            <text:p>14771.811856061</text:p>
          </table:table-cell>
          <table:table-cell table:formula="of:=[.B1029]*RANDBETWEEN(0.3;1.9)" office:value-type="float" office:value="14557.811856061" calcext:value-type="float">
            <text:p>14557.811856061</text:p>
          </table:table-cell>
          <table:table-cell table:formula="of:=[.D1029]*RANDBETWEEN(0.3;1.9)" office:value-type="float" office:value="14557.811856061" calcext:value-type="float">
            <text:p>14557.811856061</text:p>
          </table:table-cell>
          <table:table-cell table:formula="of:=[.B1029]*RANDBETWEEN(0.3;1.9)/[.E1029]*[.D1029]" office:value-type="float" office:value="29115.623712122" calcext:value-type="float">
            <text:p>29115.623712122</text:p>
          </table:table-cell>
          <table:table-cell table:formula="of:=[.C1029]*RANDBETWEEN(0.3;1.9)" office:value-type="float" office:value="29543.623712122" calcext:value-type="float">
            <text:p>29543.623712122</text:p>
          </table:table-cell>
        </table:table-row>
        <table:table-row table:style-name="ro1">
          <table:table-cell office:value-type="float" office:value="34238" calcext:value-type="float">
            <text:p>34238</text:p>
          </table:table-cell>
          <table:table-cell office:value-type="string" calcext:value-type="string">
            <text:p>892.8101631501816</text:p>
          </table:table-cell>
          <table:table-cell table:formula="of:=[.B1030]+RANDBETWEEN(-500;500)" office:value-type="float" office:value="400.810163150182" calcext:value-type="float">
            <text:p>400.8101631502</text:p>
          </table:table-cell>
          <table:table-cell table:formula="of:=[.B1030]*RANDBETWEEN(0.3;1.9)" office:value-type="float" office:value="892.810163150182" calcext:value-type="float">
            <text:p>892.8101631502</text:p>
          </table:table-cell>
          <table:table-cell table:formula="of:=[.D1030]*RANDBETWEEN(0.3;1.9)" office:value-type="float" office:value="1785.62032630036" calcext:value-type="float">
            <text:p>1785.6203263004</text:p>
          </table:table-cell>
          <table:table-cell table:formula="of:=[.B1030]*RANDBETWEEN(0.3;1.9)/[.E1030]*[.D1030]" office:value-type="float" office:value="892.810163150182" calcext:value-type="float">
            <text:p>892.8101631502</text:p>
          </table:table-cell>
          <table:table-cell table:formula="of:=[.C1030]*RANDBETWEEN(0.3;1.9)" office:value-type="float" office:value="400.810163150182" calcext:value-type="float">
            <text:p>400.8101631502</text:p>
          </table:table-cell>
        </table:table-row>
        <table:table-row table:style-name="ro1">
          <table:table-cell office:value-type="float" office:value="34239" calcext:value-type="float">
            <text:p>34239</text:p>
          </table:table-cell>
          <table:table-cell office:value-type="string" calcext:value-type="string">
            <text:p>67953.12239625384</text:p>
          </table:table-cell>
          <table:table-cell table:formula="of:=[.B1031]+RANDBETWEEN(-500;500)" office:value-type="float" office:value="67728.1223962538" calcext:value-type="float">
            <text:p>67728.1223962538</text:p>
          </table:table-cell>
          <table:table-cell table:formula="of:=[.B1031]*RANDBETWEEN(0.3;1.9)" office:value-type="float" office:value="135906.244792508" calcext:value-type="float">
            <text:p>135906.244792508</text:p>
          </table:table-cell>
          <table:table-cell table:formula="of:=[.D1031]*RANDBETWEEN(0.3;1.9)" office:value-type="float" office:value="135906.244792508" calcext:value-type="float">
            <text:p>135906.244792508</text:p>
          </table:table-cell>
          <table:table-cell table:formula="of:=[.B1031]*RANDBETWEEN(0.3;1.9)/[.E1031]*[.D1031]" office:value-type="float" office:value="135906.244792508" calcext:value-type="float">
            <text:p>135906.244792508</text:p>
          </table:table-cell>
          <table:table-cell table:formula="of:=[.C1031]*RANDBETWEEN(0.3;1.9)" office:value-type="float" office:value="67728.1223962538" calcext:value-type="float">
            <text:p>67728.1223962538</text:p>
          </table:table-cell>
        </table:table-row>
        <table:table-row table:style-name="ro1">
          <table:table-cell office:value-type="float" office:value="34240" calcext:value-type="float">
            <text:p>34240</text:p>
          </table:table-cell>
          <table:table-cell office:value-type="string" calcext:value-type="string">
            <text:p>271816.12146769895</text:p>
          </table:table-cell>
          <table:table-cell table:formula="of:=[.B1032]+RANDBETWEEN(-500;500)" office:value-type="float" office:value="271808.121467699" calcext:value-type="float">
            <text:p>271808.121467699</text:p>
          </table:table-cell>
          <table:table-cell table:formula="of:=[.B1032]*RANDBETWEEN(0.3;1.9)" office:value-type="float" office:value="271816.121467699" calcext:value-type="float">
            <text:p>271816.121467699</text:p>
          </table:table-cell>
          <table:table-cell table:formula="of:=[.D1032]*RANDBETWEEN(0.3;1.9)" office:value-type="float" office:value="543632.242935398" calcext:value-type="float">
            <text:p>543632.242935398</text:p>
          </table:table-cell>
          <table:table-cell table:formula="of:=[.B1032]*RANDBETWEEN(0.3;1.9)/[.E1032]*[.D1032]" office:value-type="float" office:value="135908.060733849" calcext:value-type="float">
            <text:p>135908.060733849</text:p>
          </table:table-cell>
          <table:table-cell table:formula="of:=[.C1032]*RANDBETWEEN(0.3;1.9)" office:value-type="float" office:value="271808.121467699" calcext:value-type="float">
            <text:p>271808.121467699</text:p>
          </table:table-cell>
        </table:table-row>
        <table:table-row table:style-name="ro1">
          <table:table-cell office:value-type="float" office:value="34241" calcext:value-type="float">
            <text:p>34241</text:p>
          </table:table-cell>
          <table:table-cell office:value-type="string" calcext:value-type="string">
            <text:p>4076.3952815449998</text:p>
          </table:table-cell>
          <table:table-cell table:formula="of:=[.B1033]+RANDBETWEEN(-500;500)" office:value-type="float" office:value="4027.395281545" calcext:value-type="float">
            <text:p>4027.395281545</text:p>
          </table:table-cell>
          <table:table-cell table:formula="of:=[.B1033]*RANDBETWEEN(0.3;1.9)" office:value-type="float" office:value="4076.395281545" calcext:value-type="float">
            <text:p>4076.395281545</text:p>
          </table:table-cell>
          <table:table-cell table:formula="of:=[.D1033]*RANDBETWEEN(0.3;1.9)" office:value-type="float" office:value="8152.79056309" calcext:value-type="float">
            <text:p>8152.79056309</text:p>
          </table:table-cell>
          <table:table-cell table:formula="of:=[.B1033]*RANDBETWEEN(0.3;1.9)/[.E1033]*[.D1033]" office:value-type="float" office:value="2038.1976407725" calcext:value-type="float">
            <text:p>2038.1976407725</text:p>
          </table:table-cell>
          <table:table-cell table:formula="of:=[.C1033]*RANDBETWEEN(0.3;1.9)" office:value-type="float" office:value="4027.395281545" calcext:value-type="float">
            <text:p>4027.395281545</text:p>
          </table:table-cell>
        </table:table-row>
        <table:table-row table:style-name="ro1">
          <table:table-cell office:value-type="float" office:value="34242" calcext:value-type="float">
            <text:p>34242</text:p>
          </table:table-cell>
          <table:table-cell office:value-type="string" calcext:value-type="string">
            <text:p>5710.919594091639</text:p>
          </table:table-cell>
          <table:table-cell table:formula="of:=[.B1034]+RANDBETWEEN(-500;500)" office:value-type="float" office:value="5914.91959409164" calcext:value-type="float">
            <text:p>5914.9195940916</text:p>
          </table:table-cell>
          <table:table-cell table:formula="of:=[.B1034]*RANDBETWEEN(0.3;1.9)" office:value-type="float" office:value="5710.91959409164" calcext:value-type="float">
            <text:p>5710.9195940916</text:p>
          </table:table-cell>
          <table:table-cell table:formula="of:=[.D1034]*RANDBETWEEN(0.3;1.9)" office:value-type="float" office:value="11421.8391881833" calcext:value-type="float">
            <text:p>11421.8391881833</text:p>
          </table:table-cell>
          <table:table-cell table:formula="of:=[.B1034]*RANDBETWEEN(0.3;1.9)/[.E1034]*[.D1034]" office:value-type="float" office:value="2855.45979704582" calcext:value-type="float">
            <text:p>2855.4597970458</text:p>
          </table:table-cell>
          <table:table-cell table:formula="of:=[.C1034]*RANDBETWEEN(0.3;1.9)" office:value-type="float" office:value="11829.8391881833" calcext:value-type="float">
            <text:p>11829.8391881833</text:p>
          </table:table-cell>
        </table:table-row>
        <table:table-row table:style-name="ro1">
          <table:table-cell office:value-type="float" office:value="34243" calcext:value-type="float">
            <text:p>34243</text:p>
          </table:table-cell>
          <table:table-cell office:value-type="string" calcext:value-type="string">
            <text:p>13396.698550389423</text:p>
          </table:table-cell>
          <table:table-cell table:formula="of:=[.B1035]+RANDBETWEEN(-500;500)" office:value-type="float" office:value="13515.6985503894" calcext:value-type="float">
            <text:p>13515.6985503894</text:p>
          </table:table-cell>
          <table:table-cell table:formula="of:=[.B1035]*RANDBETWEEN(0.3;1.9)" office:value-type="float" office:value="13396.6985503894" calcext:value-type="float">
            <text:p>13396.6985503894</text:p>
          </table:table-cell>
          <table:table-cell table:formula="of:=[.D1035]*RANDBETWEEN(0.3;1.9)" office:value-type="float" office:value="13396.6985503894" calcext:value-type="float">
            <text:p>13396.6985503894</text:p>
          </table:table-cell>
          <table:table-cell table:formula="of:=[.B1035]*RANDBETWEEN(0.3;1.9)/[.E1035]*[.D1035]" office:value-type="float" office:value="13396.6985503894" calcext:value-type="float">
            <text:p>13396.6985503894</text:p>
          </table:table-cell>
          <table:table-cell table:formula="of:=[.C1035]*RANDBETWEEN(0.3;1.9)" office:value-type="float" office:value="13515.6985503894" calcext:value-type="float">
            <text:p>13515.6985503894</text:p>
          </table:table-cell>
        </table:table-row>
        <table:table-row table:style-name="ro1">
          <table:table-cell office:value-type="float" office:value="34244" calcext:value-type="float">
            <text:p>34244</text:p>
          </table:table-cell>
          <table:table-cell office:value-type="string" calcext:value-type="string">
            <text:p>76984.4142994037</text:p>
          </table:table-cell>
          <table:table-cell table:formula="of:=[.B1036]+RANDBETWEEN(-500;500)" office:value-type="float" office:value="77418.4142994037" calcext:value-type="float">
            <text:p>77418.4142994037</text:p>
          </table:table-cell>
          <table:table-cell table:formula="of:=[.B1036]*RANDBETWEEN(0.3;1.9)" office:value-type="float" office:value="153968.828598807" calcext:value-type="float">
            <text:p>153968.828598807</text:p>
          </table:table-cell>
          <table:table-cell table:formula="of:=[.D1036]*RANDBETWEEN(0.3;1.9)" office:value-type="float" office:value="307937.657197615" calcext:value-type="float">
            <text:p>307937.657197615</text:p>
          </table:table-cell>
          <table:table-cell table:formula="of:=[.B1036]*RANDBETWEEN(0.3;1.9)/[.E1036]*[.D1036]" office:value-type="float" office:value="76984.4142994037" calcext:value-type="float">
            <text:p>76984.4142994037</text:p>
          </table:table-cell>
          <table:table-cell table:formula="of:=[.C1036]*RANDBETWEEN(0.3;1.9)" office:value-type="float" office:value="154836.828598807" calcext:value-type="float">
            <text:p>154836.828598807</text:p>
          </table:table-cell>
        </table:table-row>
        <table:table-row table:style-name="ro1">
          <table:table-cell office:value-type="float" office:value="34245" calcext:value-type="float">
            <text:p>34245</text:p>
          </table:table-cell>
          <table:table-cell office:value-type="string" calcext:value-type="string">
            <text:p>23886.961552732944</text:p>
          </table:table-cell>
          <table:table-cell table:formula="of:=[.B1037]+RANDBETWEEN(-500;500)" office:value-type="float" office:value="23821.9615527329" calcext:value-type="float">
            <text:p>23821.9615527329</text:p>
          </table:table-cell>
          <table:table-cell table:formula="of:=[.B1037]*RANDBETWEEN(0.3;1.9)" office:value-type="float" office:value="23886.9615527329" calcext:value-type="float">
            <text:p>23886.9615527329</text:p>
          </table:table-cell>
          <table:table-cell table:formula="of:=[.D1037]*RANDBETWEEN(0.3;1.9)" office:value-type="float" office:value="23886.9615527329" calcext:value-type="float">
            <text:p>23886.9615527329</text:p>
          </table:table-cell>
          <table:table-cell table:formula="of:=[.B1037]*RANDBETWEEN(0.3;1.9)/[.E1037]*[.D1037]" office:value-type="float" office:value="47773.9231054659" calcext:value-type="float">
            <text:p>47773.9231054659</text:p>
          </table:table-cell>
          <table:table-cell table:formula="of:=[.C1037]*RANDBETWEEN(0.3;1.9)" office:value-type="float" office:value="47643.9231054659" calcext:value-type="float">
            <text:p>47643.9231054659</text:p>
          </table:table-cell>
        </table:table-row>
        <table:table-row table:style-name="ro1">
          <table:table-cell office:value-type="float" office:value="34246" calcext:value-type="float">
            <text:p>34246</text:p>
          </table:table-cell>
          <table:table-cell office:value-type="string" calcext:value-type="string">
            <text:p>11561.602960067987</text:p>
          </table:table-cell>
          <table:table-cell table:formula="of:=[.B1038]+RANDBETWEEN(-500;500)" office:value-type="float" office:value="11711.602960068" calcext:value-type="float">
            <text:p>11711.602960068</text:p>
          </table:table-cell>
          <table:table-cell table:formula="of:=[.B1038]*RANDBETWEEN(0.3;1.9)" office:value-type="float" office:value="23123.205920136" calcext:value-type="float">
            <text:p>23123.205920136</text:p>
          </table:table-cell>
          <table:table-cell table:formula="of:=[.D1038]*RANDBETWEEN(0.3;1.9)" office:value-type="float" office:value="23123.205920136" calcext:value-type="float">
            <text:p>23123.205920136</text:p>
          </table:table-cell>
          <table:table-cell table:formula="of:=[.B1038]*RANDBETWEEN(0.3;1.9)/[.E1038]*[.D1038]" office:value-type="float" office:value="23123.205920136" calcext:value-type="float">
            <text:p>23123.205920136</text:p>
          </table:table-cell>
          <table:table-cell table:formula="of:=[.C1038]*RANDBETWEEN(0.3;1.9)" office:value-type="float" office:value="23423.205920136" calcext:value-type="float">
            <text:p>23423.205920136</text:p>
          </table:table-cell>
        </table:table-row>
        <table:table-row table:style-name="ro1">
          <table:table-cell office:value-type="float" office:value="34247" calcext:value-type="float">
            <text:p>34247</text:p>
          </table:table-cell>
          <table:table-cell office:value-type="string" calcext:value-type="string">
            <text:p>34141.77682330465</text:p>
          </table:table-cell>
          <table:table-cell table:formula="of:=[.B1039]+RANDBETWEEN(-500;500)" office:value-type="float" office:value="34583.7768233046" calcext:value-type="float">
            <text:p>34583.7768233046</text:p>
          </table:table-cell>
          <table:table-cell table:formula="of:=[.B1039]*RANDBETWEEN(0.3;1.9)" office:value-type="float" office:value="34141.7768233046" calcext:value-type="float">
            <text:p>34141.7768233046</text:p>
          </table:table-cell>
          <table:table-cell table:formula="of:=[.D1039]*RANDBETWEEN(0.3;1.9)" office:value-type="float" office:value="34141.7768233046" calcext:value-type="float">
            <text:p>34141.7768233046</text:p>
          </table:table-cell>
          <table:table-cell table:formula="of:=[.B1039]*RANDBETWEEN(0.3;1.9)/[.E1039]*[.D1039]" office:value-type="float" office:value="68283.5536466093" calcext:value-type="float">
            <text:p>68283.5536466093</text:p>
          </table:table-cell>
          <table:table-cell table:formula="of:=[.C1039]*RANDBETWEEN(0.3;1.9)" office:value-type="float" office:value="69167.5536466093" calcext:value-type="float">
            <text:p>69167.5536466093</text:p>
          </table:table-cell>
        </table:table-row>
        <table:table-row table:style-name="ro1">
          <table:table-cell office:value-type="float" office:value="34248" calcext:value-type="float">
            <text:p>34248</text:p>
          </table:table-cell>
          <table:table-cell office:value-type="string" calcext:value-type="string">
            <text:p>5663.108402544008</text:p>
          </table:table-cell>
          <table:table-cell table:formula="of:=[.B1040]+RANDBETWEEN(-500;500)" office:value-type="float" office:value="5392.10840254401" calcext:value-type="float">
            <text:p>5392.108402544</text:p>
          </table:table-cell>
          <table:table-cell table:formula="of:=[.B1040]*RANDBETWEEN(0.3;1.9)" office:value-type="float" office:value="11326.216805088" calcext:value-type="float">
            <text:p>11326.216805088</text:p>
          </table:table-cell>
          <table:table-cell table:formula="of:=[.D1040]*RANDBETWEEN(0.3;1.9)" office:value-type="float" office:value="22652.433610176" calcext:value-type="float">
            <text:p>22652.433610176</text:p>
          </table:table-cell>
          <table:table-cell table:formula="of:=[.B1040]*RANDBETWEEN(0.3;1.9)/[.E1040]*[.D1040]" office:value-type="float" office:value="2831.554201272" calcext:value-type="float">
            <text:p>2831.554201272</text:p>
          </table:table-cell>
          <table:table-cell table:formula="of:=[.C1040]*RANDBETWEEN(0.3;1.9)" office:value-type="float" office:value="10784.216805088" calcext:value-type="float">
            <text:p>10784.216805088</text:p>
          </table:table-cell>
        </table:table-row>
        <table:table-row table:style-name="ro1">
          <table:table-cell office:value-type="float" office:value="34249" calcext:value-type="float">
            <text:p>34249</text:p>
          </table:table-cell>
          <table:table-cell office:value-type="string" calcext:value-type="string">
            <text:p>12427.255449924578</text:p>
          </table:table-cell>
          <table:table-cell table:formula="of:=[.B1041]+RANDBETWEEN(-500;500)" office:value-type="float" office:value="12445.2554499246" calcext:value-type="float">
            <text:p>12445.2554499246</text:p>
          </table:table-cell>
          <table:table-cell table:formula="of:=[.B1041]*RANDBETWEEN(0.3;1.9)" office:value-type="float" office:value="12427.2554499246" calcext:value-type="float">
            <text:p>12427.2554499246</text:p>
          </table:table-cell>
          <table:table-cell table:formula="of:=[.D1041]*RANDBETWEEN(0.3;1.9)" office:value-type="float" office:value="24854.5108998492" calcext:value-type="float">
            <text:p>24854.5108998492</text:p>
          </table:table-cell>
          <table:table-cell table:formula="of:=[.B1041]*RANDBETWEEN(0.3;1.9)/[.E1041]*[.D1041]" office:value-type="float" office:value="12427.2554499246" calcext:value-type="float">
            <text:p>12427.2554499246</text:p>
          </table:table-cell>
          <table:table-cell table:formula="of:=[.C1041]*RANDBETWEEN(0.3;1.9)" office:value-type="float" office:value="12445.2554499246" calcext:value-type="float">
            <text:p>12445.2554499246</text:p>
          </table:table-cell>
        </table:table-row>
        <table:table-row table:style-name="ro1">
          <table:table-cell office:value-type="float" office:value="34250" calcext:value-type="float">
            <text:p>34250</text:p>
          </table:table-cell>
          <table:table-cell office:value-type="string" calcext:value-type="string">
            <text:p>3596.1161920973364</text:p>
          </table:table-cell>
          <table:table-cell table:formula="of:=[.B1042]+RANDBETWEEN(-500;500)" office:value-type="float" office:value="3268.11619209734" calcext:value-type="float">
            <text:p>3268.1161920973</text:p>
          </table:table-cell>
          <table:table-cell table:formula="of:=[.B1042]*RANDBETWEEN(0.3;1.9)" office:value-type="float" office:value="7192.23238419467" calcext:value-type="float">
            <text:p>7192.2323841947</text:p>
          </table:table-cell>
          <table:table-cell table:formula="of:=[.D1042]*RANDBETWEEN(0.3;1.9)" office:value-type="float" office:value="14384.4647683893" calcext:value-type="float">
            <text:p>14384.4647683893</text:p>
          </table:table-cell>
          <table:table-cell table:formula="of:=[.B1042]*RANDBETWEEN(0.3;1.9)/[.E1042]*[.D1042]" office:value-type="float" office:value="1798.05809604867" calcext:value-type="float">
            <text:p>1798.0580960487</text:p>
          </table:table-cell>
          <table:table-cell table:formula="of:=[.C1042]*RANDBETWEEN(0.3;1.9)" office:value-type="float" office:value="3268.11619209734" calcext:value-type="float">
            <text:p>3268.1161920973</text:p>
          </table:table-cell>
        </table:table-row>
        <table:table-row table:style-name="ro1">
          <table:table-cell office:value-type="float" office:value="34251" calcext:value-type="float">
            <text:p>34251</text:p>
          </table:table-cell>
          <table:table-cell office:value-type="string" calcext:value-type="string">
            <text:p>6252.21560429186</text:p>
          </table:table-cell>
          <table:table-cell table:formula="of:=[.B1043]+RANDBETWEEN(-500;500)" office:value-type="float" office:value="6517.21560429186" calcext:value-type="float">
            <text:p>6517.2156042919</text:p>
          </table:table-cell>
          <table:table-cell table:formula="of:=[.B1043]*RANDBETWEEN(0.3;1.9)" office:value-type="float" office:value="12504.4312085837" calcext:value-type="float">
            <text:p>12504.4312085837</text:p>
          </table:table-cell>
          <table:table-cell table:formula="of:=[.D1043]*RANDBETWEEN(0.3;1.9)" office:value-type="float" office:value="25008.8624171674" calcext:value-type="float">
            <text:p>25008.8624171674</text:p>
          </table:table-cell>
          <table:table-cell table:formula="of:=[.B1043]*RANDBETWEEN(0.3;1.9)/[.E1043]*[.D1043]" office:value-type="float" office:value="3126.10780214593" calcext:value-type="float">
            <text:p>3126.1078021459</text:p>
          </table:table-cell>
          <table:table-cell table:formula="of:=[.C1043]*RANDBETWEEN(0.3;1.9)" office:value-type="float" office:value="6517.21560429186" calcext:value-type="float">
            <text:p>6517.2156042919</text:p>
          </table:table-cell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string" calcext:value-type="string">
            <text:p>3211.931017867196</text:p>
          </table:table-cell>
          <table:table-cell table:formula="of:=[.B1044]+RANDBETWEEN(-500;500)" office:value-type="float" office:value="3385.9310178672" calcext:value-type="float">
            <text:p>3385.9310178672</text:p>
          </table:table-cell>
          <table:table-cell table:formula="of:=[.B1044]*RANDBETWEEN(0.3;1.9)" office:value-type="float" office:value="6423.86203573439" calcext:value-type="float">
            <text:p>6423.8620357344</text:p>
          </table:table-cell>
          <table:table-cell table:formula="of:=[.D1044]*RANDBETWEEN(0.3;1.9)" office:value-type="float" office:value="6423.86203573439" calcext:value-type="float">
            <text:p>6423.8620357344</text:p>
          </table:table-cell>
          <table:table-cell table:formula="of:=[.B1044]*RANDBETWEEN(0.3;1.9)/[.E1044]*[.D1044]" office:value-type="float" office:value="6423.86203573439" calcext:value-type="float">
            <text:p>6423.8620357344</text:p>
          </table:table-cell>
          <table:table-cell table:formula="of:=[.C1044]*RANDBETWEEN(0.3;1.9)" office:value-type="float" office:value="6771.86203573439" calcext:value-type="float">
            <text:p>6771.8620357344</text:p>
          </table:table-cell>
        </table:table-row>
        <table:table-row table:style-name="ro1">
          <table:table-cell office:value-type="float" office:value="34253" calcext:value-type="float">
            <text:p>34253</text:p>
          </table:table-cell>
          <table:table-cell office:value-type="string" calcext:value-type="string">
            <text:p>35527.355697363266</text:p>
          </table:table-cell>
          <table:table-cell table:formula="of:=[.B1045]+RANDBETWEEN(-500;500)" office:value-type="float" office:value="35417.3556973633" calcext:value-type="float">
            <text:p>35417.3556973633</text:p>
          </table:table-cell>
          <table:table-cell table:formula="of:=[.B1045]*RANDBETWEEN(0.3;1.9)" office:value-type="float" office:value="71054.7113947265" calcext:value-type="float">
            <text:p>71054.7113947265</text:p>
          </table:table-cell>
          <table:table-cell table:formula="of:=[.D1045]*RANDBETWEEN(0.3;1.9)" office:value-type="float" office:value="142109.422789453" calcext:value-type="float">
            <text:p>142109.422789453</text:p>
          </table:table-cell>
          <table:table-cell table:formula="of:=[.B1045]*RANDBETWEEN(0.3;1.9)/[.E1045]*[.D1045]" office:value-type="float" office:value="17763.6778486816" calcext:value-type="float">
            <text:p>17763.6778486816</text:p>
          </table:table-cell>
          <table:table-cell table:formula="of:=[.C1045]*RANDBETWEEN(0.3;1.9)" office:value-type="float" office:value="35417.3556973633" calcext:value-type="float">
            <text:p>35417.3556973633</text:p>
          </table:table-cell>
        </table:table-row>
        <table:table-row table:style-name="ro1">
          <table:table-cell office:value-type="float" office:value="34254" calcext:value-type="float">
            <text:p>34254</text:p>
          </table:table-cell>
          <table:table-cell office:value-type="string" calcext:value-type="string">
            <text:p>25788.80335148183</text:p>
          </table:table-cell>
          <table:table-cell table:formula="of:=[.B1046]+RANDBETWEEN(-500;500)" office:value-type="float" office:value="25697.8033514818" calcext:value-type="float">
            <text:p>25697.8033514818</text:p>
          </table:table-cell>
          <table:table-cell table:formula="of:=[.B1046]*RANDBETWEEN(0.3;1.9)" office:value-type="float" office:value="25788.8033514818" calcext:value-type="float">
            <text:p>25788.8033514818</text:p>
          </table:table-cell>
          <table:table-cell table:formula="of:=[.D1046]*RANDBETWEEN(0.3;1.9)" office:value-type="float" office:value="51577.6067029637" calcext:value-type="float">
            <text:p>51577.6067029637</text:p>
          </table:table-cell>
          <table:table-cell table:formula="of:=[.B1046]*RANDBETWEEN(0.3;1.9)/[.E1046]*[.D1046]" office:value-type="float" office:value="25788.8033514818" calcext:value-type="float">
            <text:p>25788.8033514818</text:p>
          </table:table-cell>
          <table:table-cell table:formula="of:=[.C1046]*RANDBETWEEN(0.3;1.9)" office:value-type="float" office:value="51395.6067029637" calcext:value-type="float">
            <text:p>51395.6067029637</text:p>
          </table:table-cell>
        </table:table-row>
        <table:table-row table:style-name="ro1">
          <table:table-cell office:value-type="float" office:value="34255" calcext:value-type="float">
            <text:p>34255</text:p>
          </table:table-cell>
          <table:table-cell office:value-type="string" calcext:value-type="string">
            <text:p>67041.04861735668</text:p>
          </table:table-cell>
          <table:table-cell table:formula="of:=[.B1047]+RANDBETWEEN(-500;500)" office:value-type="float" office:value="67389.0486173567" calcext:value-type="float">
            <text:p>67389.0486173567</text:p>
          </table:table-cell>
          <table:table-cell table:formula="of:=[.B1047]*RANDBETWEEN(0.3;1.9)" office:value-type="float" office:value="67041.0486173567" calcext:value-type="float">
            <text:p>67041.0486173567</text:p>
          </table:table-cell>
          <table:table-cell table:formula="of:=[.D1047]*RANDBETWEEN(0.3;1.9)" office:value-type="float" office:value="134082.097234713" calcext:value-type="float">
            <text:p>134082.097234713</text:p>
          </table:table-cell>
          <table:table-cell table:formula="of:=[.B1047]*RANDBETWEEN(0.3;1.9)/[.E1047]*[.D1047]" office:value-type="float" office:value="67041.0486173567" calcext:value-type="float">
            <text:p>67041.0486173567</text:p>
          </table:table-cell>
          <table:table-cell table:formula="of:=[.C1047]*RANDBETWEEN(0.3;1.9)" office:value-type="float" office:value="67389.0486173567" calcext:value-type="float">
            <text:p>67389.0486173567</text:p>
          </table:table-cell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string" calcext:value-type="string">
            <text:p>64220.247097049934</text:p>
          </table:table-cell>
          <table:table-cell table:formula="of:=[.B1048]+RANDBETWEEN(-500;500)" office:value-type="float" office:value="63739.2470970499" calcext:value-type="float">
            <text:p>63739.2470970499</text:p>
          </table:table-cell>
          <table:table-cell table:formula="of:=[.B1048]*RANDBETWEEN(0.3;1.9)" office:value-type="float" office:value="128440.4941941" calcext:value-type="float">
            <text:p>128440.4941941</text:p>
          </table:table-cell>
          <table:table-cell table:formula="of:=[.D1048]*RANDBETWEEN(0.3;1.9)" office:value-type="float" office:value="128440.4941941" calcext:value-type="float">
            <text:p>128440.4941941</text:p>
          </table:table-cell>
          <table:table-cell table:formula="of:=[.B1048]*RANDBETWEEN(0.3;1.9)/[.E1048]*[.D1048]" office:value-type="float" office:value="128440.4941941" calcext:value-type="float">
            <text:p>128440.4941941</text:p>
          </table:table-cell>
          <table:table-cell table:formula="of:=[.C1048]*RANDBETWEEN(0.3;1.9)" office:value-type="float" office:value="63739.2470970499" calcext:value-type="float">
            <text:p>63739.2470970499</text:p>
          </table:table-cell>
        </table:table-row>
        <table:table-row table:style-name="ro1">
          <table:table-cell office:value-type="float" office:value="34257" calcext:value-type="float">
            <text:p>34257</text:p>
          </table:table-cell>
          <table:table-cell office:value-type="string" calcext:value-type="string">
            <text:p>1103.3789122638743</text:p>
          </table:table-cell>
          <table:table-cell table:formula="of:=[.B1049]+RANDBETWEEN(-500;500)" office:value-type="float" office:value="1039.37891226387" calcext:value-type="float">
            <text:p>1039.3789122639</text:p>
          </table:table-cell>
          <table:table-cell table:formula="of:=[.B1049]*RANDBETWEEN(0.3;1.9)" office:value-type="float" office:value="2206.75782452775" calcext:value-type="float">
            <text:p>2206.7578245278</text:p>
          </table:table-cell>
          <table:table-cell table:formula="of:=[.D1049]*RANDBETWEEN(0.3;1.9)" office:value-type="float" office:value="2206.75782452775" calcext:value-type="float">
            <text:p>2206.7578245278</text:p>
          </table:table-cell>
          <table:table-cell table:formula="of:=[.B1049]*RANDBETWEEN(0.3;1.9)/[.E1049]*[.D1049]" office:value-type="float" office:value="2206.75782452775" calcext:value-type="float">
            <text:p>2206.7578245278</text:p>
          </table:table-cell>
          <table:table-cell table:formula="of:=[.C1049]*RANDBETWEEN(0.3;1.9)" office:value-type="float" office:value="2078.75782452775" calcext:value-type="float">
            <text:p>2078.7578245278</text:p>
          </table:table-cell>
        </table:table-row>
        <table:table-row table:style-name="ro1">
          <table:table-cell office:value-type="float" office:value="34258" calcext:value-type="float">
            <text:p>34258</text:p>
          </table:table-cell>
          <table:table-cell office:value-type="string" calcext:value-type="string">
            <text:p>9411.88051280273</text:p>
          </table:table-cell>
          <table:table-cell table:formula="of:=[.B1050]+RANDBETWEEN(-500;500)" office:value-type="float" office:value="9213.88051280273" calcext:value-type="float">
            <text:p>9213.8805128027</text:p>
          </table:table-cell>
          <table:table-cell table:formula="of:=[.B1050]*RANDBETWEEN(0.3;1.9)" office:value-type="float" office:value="18823.7610256055" calcext:value-type="float">
            <text:p>18823.7610256055</text:p>
          </table:table-cell>
          <table:table-cell table:formula="of:=[.D1050]*RANDBETWEEN(0.3;1.9)" office:value-type="float" office:value="37647.5220512109" calcext:value-type="float">
            <text:p>37647.5220512109</text:p>
          </table:table-cell>
          <table:table-cell table:formula="of:=[.B1050]*RANDBETWEEN(0.3;1.9)/[.E1050]*[.D1050]" office:value-type="float" office:value="4705.94025640137" calcext:value-type="float">
            <text:p>4705.9402564014</text:p>
          </table:table-cell>
          <table:table-cell table:formula="of:=[.C1050]*RANDBETWEEN(0.3;1.9)" office:value-type="float" office:value="18427.7610256055" calcext:value-type="float">
            <text:p>18427.7610256055</text:p>
          </table:table-cell>
        </table:table-row>
        <table:table-row table:style-name="ro1">
          <table:table-cell office:value-type="float" office:value="34259" calcext:value-type="float">
            <text:p>34259</text:p>
          </table:table-cell>
          <table:table-cell office:value-type="string" calcext:value-type="string">
            <text:p>36277.61974860038</text:p>
          </table:table-cell>
          <table:table-cell table:formula="of:=[.B1051]+RANDBETWEEN(-500;500)" office:value-type="float" office:value="36642.6197486004" calcext:value-type="float">
            <text:p>36642.6197486004</text:p>
          </table:table-cell>
          <table:table-cell table:formula="of:=[.B1051]*RANDBETWEEN(0.3;1.9)" office:value-type="float" office:value="36277.6197486004" calcext:value-type="float">
            <text:p>36277.6197486004</text:p>
          </table:table-cell>
          <table:table-cell table:formula="of:=[.D1051]*RANDBETWEEN(0.3;1.9)" office:value-type="float" office:value="36277.6197486004" calcext:value-type="float">
            <text:p>36277.6197486004</text:p>
          </table:table-cell>
          <table:table-cell table:formula="of:=[.B1051]*RANDBETWEEN(0.3;1.9)/[.E1051]*[.D1051]" office:value-type="float" office:value="72555.2394972008" calcext:value-type="float">
            <text:p>72555.2394972008</text:p>
          </table:table-cell>
          <table:table-cell table:formula="of:=[.C1051]*RANDBETWEEN(0.3;1.9)" office:value-type="float" office:value="73285.2394972008" calcext:value-type="float">
            <text:p>73285.2394972008</text:p>
          </table:table-cell>
        </table:table-row>
        <table:table-row table:style-name="ro1">
          <table:table-cell office:value-type="float" office:value="34260" calcext:value-type="float">
            <text:p>34260</text:p>
          </table:table-cell>
          <table:table-cell office:value-type="string" calcext:value-type="string">
            <text:p>8103.6388804778935</text:p>
          </table:table-cell>
          <table:table-cell table:formula="of:=[.B1052]+RANDBETWEEN(-500;500)" office:value-type="float" office:value="8075.63888047789" calcext:value-type="float">
            <text:p>8075.6388804779</text:p>
          </table:table-cell>
          <table:table-cell table:formula="of:=[.B1052]*RANDBETWEEN(0.3;1.9)" office:value-type="float" office:value="8103.63888047789" calcext:value-type="float">
            <text:p>8103.6388804779</text:p>
          </table:table-cell>
          <table:table-cell table:formula="of:=[.D1052]*RANDBETWEEN(0.3;1.9)" office:value-type="float" office:value="16207.2777609558" calcext:value-type="float">
            <text:p>16207.2777609558</text:p>
          </table:table-cell>
          <table:table-cell table:formula="of:=[.B1052]*RANDBETWEEN(0.3;1.9)/[.E1052]*[.D1052]" office:value-type="float" office:value="8103.63888047789" calcext:value-type="float">
            <text:p>8103.6388804779</text:p>
          </table:table-cell>
          <table:table-cell table:formula="of:=[.C1052]*RANDBETWEEN(0.3;1.9)" office:value-type="float" office:value="16151.2777609558" calcext:value-type="float">
            <text:p>16151.2777609558</text:p>
          </table:table-cell>
        </table:table-row>
        <table:table-row table:style-name="ro1">
          <table:table-cell office:value-type="float" office:value="34261" calcext:value-type="float">
            <text:p>34261</text:p>
          </table:table-cell>
          <table:table-cell office:value-type="string" calcext:value-type="string">
            <text:p>6807.9867663365785</text:p>
          </table:table-cell>
          <table:table-cell table:formula="of:=[.B1053]+RANDBETWEEN(-500;500)" office:value-type="float" office:value="6310.98676633658" calcext:value-type="float">
            <text:p>6310.9867663366</text:p>
          </table:table-cell>
          <table:table-cell table:formula="of:=[.B1053]*RANDBETWEEN(0.3;1.9)" office:value-type="float" office:value="6807.98676633658" calcext:value-type="float">
            <text:p>6807.9867663366</text:p>
          </table:table-cell>
          <table:table-cell table:formula="of:=[.D1053]*RANDBETWEEN(0.3;1.9)" office:value-type="float" office:value="6807.98676633658" calcext:value-type="float">
            <text:p>6807.9867663366</text:p>
          </table:table-cell>
          <table:table-cell table:formula="of:=[.B1053]*RANDBETWEEN(0.3;1.9)/[.E1053]*[.D1053]" office:value-type="float" office:value="13615.9735326732" calcext:value-type="float">
            <text:p>13615.9735326732</text:p>
          </table:table-cell>
          <table:table-cell table:formula="of:=[.C1053]*RANDBETWEEN(0.3;1.9)" office:value-type="float" office:value="12621.9735326732" calcext:value-type="float">
            <text:p>12621.9735326732</text:p>
          </table:table-cell>
        </table:table-row>
        <table:table-row table:style-name="ro1">
          <table:table-cell office:value-type="float" office:value="34262" calcext:value-type="float">
            <text:p>34262</text:p>
          </table:table-cell>
          <table:table-cell office:value-type="string" calcext:value-type="string">
            <text:p>691.5344243369999</text:p>
          </table:table-cell>
          <table:table-cell table:formula="of:=[.B1054]+RANDBETWEEN(-500;500)" office:value-type="float" office:value="615.534424337" calcext:value-type="float">
            <text:p>615.534424337</text:p>
          </table:table-cell>
          <table:table-cell table:formula="of:=[.B1054]*RANDBETWEEN(0.3;1.9)" office:value-type="float" office:value="1383.068848674" calcext:value-type="float">
            <text:p>1383.068848674</text:p>
          </table:table-cell>
          <table:table-cell table:formula="of:=[.D1054]*RANDBETWEEN(0.3;1.9)" office:value-type="float" office:value="2766.137697348" calcext:value-type="float">
            <text:p>2766.137697348</text:p>
          </table:table-cell>
          <table:table-cell table:formula="of:=[.B1054]*RANDBETWEEN(0.3;1.9)/[.E1054]*[.D1054]" office:value-type="float" office:value="691.534424337" calcext:value-type="float">
            <text:p>691.534424337</text:p>
          </table:table-cell>
          <table:table-cell table:formula="of:=[.C1054]*RANDBETWEEN(0.3;1.9)" office:value-type="float" office:value="1231.068848674" calcext:value-type="float">
            <text:p>1231.068848674</text:p>
          </table:table-cell>
        </table:table-row>
        <table:table-row table:style-name="ro1">
          <table:table-cell office:value-type="float" office:value="34263" calcext:value-type="float">
            <text:p>34263</text:p>
          </table:table-cell>
          <table:table-cell office:value-type="string" calcext:value-type="string">
            <text:p>2418.601753313611</text:p>
          </table:table-cell>
          <table:table-cell table:formula="of:=[.B1055]+RANDBETWEEN(-500;500)" office:value-type="float" office:value="2619.60175331361" calcext:value-type="float">
            <text:p>2619.6017533136</text:p>
          </table:table-cell>
          <table:table-cell table:formula="of:=[.B1055]*RANDBETWEEN(0.3;1.9)" office:value-type="float" office:value="2418.60175331361" calcext:value-type="float">
            <text:p>2418.6017533136</text:p>
          </table:table-cell>
          <table:table-cell table:formula="of:=[.D1055]*RANDBETWEEN(0.3;1.9)" office:value-type="float" office:value="2418.60175331361" calcext:value-type="float">
            <text:p>2418.6017533136</text:p>
          </table:table-cell>
          <table:table-cell table:formula="of:=[.B1055]*RANDBETWEEN(0.3;1.9)/[.E1055]*[.D1055]" office:value-type="float" office:value="2418.60175331361" calcext:value-type="float">
            <text:p>2418.6017533136</text:p>
          </table:table-cell>
          <table:table-cell table:formula="of:=[.C1055]*RANDBETWEEN(0.3;1.9)" office:value-type="float" office:value="2619.60175331361" calcext:value-type="float">
            <text:p>2619.6017533136</text:p>
          </table:table-cell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string" calcext:value-type="string">
            <text:p>3750.4002861743757</text:p>
          </table:table-cell>
          <table:table-cell table:formula="of:=[.B1056]+RANDBETWEEN(-500;500)" office:value-type="float" office:value="3554.40028617438" calcext:value-type="float">
            <text:p>3554.4002861744</text:p>
          </table:table-cell>
          <table:table-cell table:formula="of:=[.B1056]*RANDBETWEEN(0.3;1.9)" office:value-type="float" office:value="3750.40028617438" calcext:value-type="float">
            <text:p>3750.4002861744</text:p>
          </table:table-cell>
          <table:table-cell table:formula="of:=[.D1056]*RANDBETWEEN(0.3;1.9)" office:value-type="float" office:value="7500.80057234875" calcext:value-type="float">
            <text:p>7500.8005723488</text:p>
          </table:table-cell>
          <table:table-cell table:formula="of:=[.B1056]*RANDBETWEEN(0.3;1.9)/[.E1056]*[.D1056]" office:value-type="float" office:value="1875.20014308719" calcext:value-type="float">
            <text:p>1875.2001430872</text:p>
          </table:table-cell>
          <table:table-cell table:formula="of:=[.C1056]*RANDBETWEEN(0.3;1.9)" office:value-type="float" office:value="3554.40028617438" calcext:value-type="float">
            <text:p>3554.4002861744</text:p>
          </table:table-cell>
        </table:table-row>
        <table:table-row table:style-name="ro1">
          <table:table-cell office:value-type="float" office:value="34265" calcext:value-type="float">
            <text:p>34265</text:p>
          </table:table-cell>
          <table:table-cell office:value-type="string" calcext:value-type="string">
            <text:p>879.1556132536913</text:p>
          </table:table-cell>
          <table:table-cell table:formula="of:=[.B1057]+RANDBETWEEN(-500;500)" office:value-type="float" office:value="630.155613253691" calcext:value-type="float">
            <text:p>630.1556132537</text:p>
          </table:table-cell>
          <table:table-cell table:formula="of:=[.B1057]*RANDBETWEEN(0.3;1.9)" office:value-type="float" office:value="1758.31122650738" calcext:value-type="float">
            <text:p>1758.3112265074</text:p>
          </table:table-cell>
          <table:table-cell table:formula="of:=[.D1057]*RANDBETWEEN(0.3;1.9)" office:value-type="float" office:value="3516.62245301477" calcext:value-type="float">
            <text:p>3516.6224530148</text:p>
          </table:table-cell>
          <table:table-cell table:formula="of:=[.B1057]*RANDBETWEEN(0.3;1.9)/[.E1057]*[.D1057]" office:value-type="float" office:value="439.577806626846" calcext:value-type="float">
            <text:p>439.5778066268</text:p>
          </table:table-cell>
          <table:table-cell table:formula="of:=[.C1057]*RANDBETWEEN(0.3;1.9)" office:value-type="float" office:value="1260.31122650738" calcext:value-type="float">
            <text:p>1260.3112265074</text:p>
          </table:table-cell>
        </table:table-row>
        <table:table-row table:style-name="ro1">
          <table:table-cell office:value-type="float" office:value="34266" calcext:value-type="float">
            <text:p>34266</text:p>
          </table:table-cell>
          <table:table-cell office:value-type="string" calcext:value-type="string">
            <text:p>2608.6943905327485</text:p>
          </table:table-cell>
          <table:table-cell table:formula="of:=[.B1058]+RANDBETWEEN(-500;500)" office:value-type="float" office:value="2440.69439053275" calcext:value-type="float">
            <text:p>2440.6943905328</text:p>
          </table:table-cell>
          <table:table-cell table:formula="of:=[.B1058]*RANDBETWEEN(0.3;1.9)" office:value-type="float" office:value="5217.3887810655" calcext:value-type="float">
            <text:p>5217.3887810655</text:p>
          </table:table-cell>
          <table:table-cell table:formula="of:=[.D1058]*RANDBETWEEN(0.3;1.9)" office:value-type="float" office:value="10434.777562131" calcext:value-type="float">
            <text:p>10434.777562131</text:p>
          </table:table-cell>
          <table:table-cell table:formula="of:=[.B1058]*RANDBETWEEN(0.3;1.9)/[.E1058]*[.D1058]" office:value-type="float" office:value="1304.34719526637" calcext:value-type="float">
            <text:p>1304.3471952664</text:p>
          </table:table-cell>
          <table:table-cell table:formula="of:=[.C1058]*RANDBETWEEN(0.3;1.9)" office:value-type="float" office:value="4881.3887810655" calcext:value-type="float">
            <text:p>4881.3887810655</text:p>
          </table:table-cell>
        </table:table-row>
        <table:table-row table:style-name="ro1">
          <table:table-cell office:value-type="float" office:value="34267" calcext:value-type="float">
            <text:p>34267</text:p>
          </table:table-cell>
          <table:table-cell office:value-type="string" calcext:value-type="string">
            <text:p>9849.433619505104</text:p>
          </table:table-cell>
          <table:table-cell table:formula="of:=[.B1059]+RANDBETWEEN(-500;500)" office:value-type="float" office:value="10027.4336195051" calcext:value-type="float">
            <text:p>10027.4336195051</text:p>
          </table:table-cell>
          <table:table-cell table:formula="of:=[.B1059]*RANDBETWEEN(0.3;1.9)" office:value-type="float" office:value="19698.8672390102" calcext:value-type="float">
            <text:p>19698.8672390102</text:p>
          </table:table-cell>
          <table:table-cell table:formula="of:=[.D1059]*RANDBETWEEN(0.3;1.9)" office:value-type="float" office:value="39397.7344780204" calcext:value-type="float">
            <text:p>39397.7344780204</text:p>
          </table:table-cell>
          <table:table-cell table:formula="of:=[.B1059]*RANDBETWEEN(0.3;1.9)/[.E1059]*[.D1059]" office:value-type="float" office:value="4924.71680975255" calcext:value-type="float">
            <text:p>4924.7168097526</text:p>
          </table:table-cell>
          <table:table-cell table:formula="of:=[.C1059]*RANDBETWEEN(0.3;1.9)" office:value-type="float" office:value="20054.8672390102" calcext:value-type="float">
            <text:p>20054.8672390102</text:p>
          </table:table-cell>
        </table:table-row>
        <table:table-row table:style-name="ro1">
          <table:table-cell office:value-type="float" office:value="34268" calcext:value-type="float">
            <text:p>34268</text:p>
          </table:table-cell>
          <table:table-cell office:value-type="string" calcext:value-type="string">
            <text:p>1202.652959125</text:p>
          </table:table-cell>
          <table:table-cell table:formula="of:=[.B1060]+RANDBETWEEN(-500;500)" office:value-type="float" office:value="1668.652959125" calcext:value-type="float">
            <text:p>1668.652959125</text:p>
          </table:table-cell>
          <table:table-cell table:formula="of:=[.B1060]*RANDBETWEEN(0.3;1.9)" office:value-type="float" office:value="2405.30591825" calcext:value-type="float">
            <text:p>2405.30591825</text:p>
          </table:table-cell>
          <table:table-cell table:formula="of:=[.D1060]*RANDBETWEEN(0.3;1.9)" office:value-type="float" office:value="4810.6118365" calcext:value-type="float">
            <text:p>4810.6118365</text:p>
          </table:table-cell>
          <table:table-cell table:formula="of:=[.B1060]*RANDBETWEEN(0.3;1.9)/[.E1060]*[.D1060]" office:value-type="float" office:value="1202.652959125" calcext:value-type="float">
            <text:p>1202.652959125</text:p>
          </table:table-cell>
          <table:table-cell table:formula="of:=[.C1060]*RANDBETWEEN(0.3;1.9)" office:value-type="float" office:value="1668.652959125" calcext:value-type="float">
            <text:p>1668.652959125</text:p>
          </table:table-cell>
        </table:table-row>
        <table:table-row table:style-name="ro1">
          <table:table-cell office:value-type="float" office:value="34269" calcext:value-type="float">
            <text:p>34269</text:p>
          </table:table-cell>
          <table:table-cell office:value-type="string" calcext:value-type="string">
            <text:p>1304.8863501560004</text:p>
          </table:table-cell>
          <table:table-cell table:formula="of:=[.B1061]+RANDBETWEEN(-500;500)" office:value-type="float" office:value="1145.886350156" calcext:value-type="float">
            <text:p>1145.886350156</text:p>
          </table:table-cell>
          <table:table-cell table:formula="of:=[.B1061]*RANDBETWEEN(0.3;1.9)" office:value-type="float" office:value="1304.886350156" calcext:value-type="float">
            <text:p>1304.886350156</text:p>
          </table:table-cell>
          <table:table-cell table:formula="of:=[.D1061]*RANDBETWEEN(0.3;1.9)" office:value-type="float" office:value="2609.772700312" calcext:value-type="float">
            <text:p>2609.772700312</text:p>
          </table:table-cell>
          <table:table-cell table:formula="of:=[.B1061]*RANDBETWEEN(0.3;1.9)/[.E1061]*[.D1061]" office:value-type="float" office:value="1304.886350156" calcext:value-type="float">
            <text:p>1304.886350156</text:p>
          </table:table-cell>
          <table:table-cell table:formula="of:=[.C1061]*RANDBETWEEN(0.3;1.9)" office:value-type="float" office:value="2291.772700312" calcext:value-type="float">
            <text:p>2291.772700312</text:p>
          </table:table-cell>
        </table:table-row>
        <table:table-row table:style-name="ro1">
          <table:table-cell office:value-type="float" office:value="34270" calcext:value-type="float">
            <text:p>34270</text:p>
          </table:table-cell>
          <table:table-cell office:value-type="string" calcext:value-type="string">
            <text:p>314617.3700040129</text:p>
          </table:table-cell>
          <table:table-cell table:formula="of:=[.B1062]+RANDBETWEEN(-500;500)" office:value-type="float" office:value="315070.370004013" calcext:value-type="float">
            <text:p>315070.370004013</text:p>
          </table:table-cell>
          <table:table-cell table:formula="of:=[.B1062]*RANDBETWEEN(0.3;1.9)" office:value-type="float" office:value="629234.740008026" calcext:value-type="float">
            <text:p>629234.740008026</text:p>
          </table:table-cell>
          <table:table-cell table:formula="of:=[.D1062]*RANDBETWEEN(0.3;1.9)" office:value-type="float" office:value="1258469.48001605" calcext:value-type="float">
            <text:p>1258469.48001605</text:p>
          </table:table-cell>
          <table:table-cell table:formula="of:=[.B1062]*RANDBETWEEN(0.3;1.9)/[.E1062]*[.D1062]" office:value-type="float" office:value="314617.370004013" calcext:value-type="float">
            <text:p>314617.370004013</text:p>
          </table:table-cell>
          <table:table-cell table:formula="of:=[.C1062]*RANDBETWEEN(0.3;1.9)" office:value-type="float" office:value="630140.740008026" calcext:value-type="float">
            <text:p>630140.740008026</text:p>
          </table:table-cell>
        </table:table-row>
        <table:table-row table:style-name="ro1">
          <table:table-cell office:value-type="float" office:value="34271" calcext:value-type="float">
            <text:p>34271</text:p>
          </table:table-cell>
          <table:table-cell office:value-type="string" calcext:value-type="string">
            <text:p>1648.805870348826</text:p>
          </table:table-cell>
          <table:table-cell table:formula="of:=[.B1063]+RANDBETWEEN(-500;500)" office:value-type="float" office:value="1606.80587034883" calcext:value-type="float">
            <text:p>1606.8058703488</text:p>
          </table:table-cell>
          <table:table-cell table:formula="of:=[.B1063]*RANDBETWEEN(0.3;1.9)" office:value-type="float" office:value="1648.80587034883" calcext:value-type="float">
            <text:p>1648.8058703488</text:p>
          </table:table-cell>
          <table:table-cell table:formula="of:=[.D1063]*RANDBETWEEN(0.3;1.9)" office:value-type="float" office:value="3297.61174069765" calcext:value-type="float">
            <text:p>3297.6117406977</text:p>
          </table:table-cell>
          <table:table-cell table:formula="of:=[.B1063]*RANDBETWEEN(0.3;1.9)/[.E1063]*[.D1063]" office:value-type="float" office:value="824.402935174413" calcext:value-type="float">
            <text:p>824.4029351744</text:p>
          </table:table-cell>
          <table:table-cell table:formula="of:=[.C1063]*RANDBETWEEN(0.3;1.9)" office:value-type="float" office:value="1606.80587034883" calcext:value-type="float">
            <text:p>1606.8058703488</text:p>
          </table:table-cell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string" calcext:value-type="string">
            <text:p>16772.41948439501</text:p>
          </table:table-cell>
          <table:table-cell table:formula="of:=[.B1064]+RANDBETWEEN(-500;500)" office:value-type="float" office:value="17064.419484395" calcext:value-type="float">
            <text:p>17064.419484395</text:p>
          </table:table-cell>
          <table:table-cell table:formula="of:=[.B1064]*RANDBETWEEN(0.3;1.9)" office:value-type="float" office:value="33544.83896879" calcext:value-type="float">
            <text:p>33544.83896879</text:p>
          </table:table-cell>
          <table:table-cell table:formula="of:=[.D1064]*RANDBETWEEN(0.3;1.9)" office:value-type="float" office:value="67089.67793758" calcext:value-type="float">
            <text:p>67089.67793758</text:p>
          </table:table-cell>
          <table:table-cell table:formula="of:=[.B1064]*RANDBETWEEN(0.3;1.9)/[.E1064]*[.D1064]" office:value-type="float" office:value="8386.2097421975" calcext:value-type="float">
            <text:p>8386.2097421975</text:p>
          </table:table-cell>
          <table:table-cell table:formula="of:=[.C1064]*RANDBETWEEN(0.3;1.9)" office:value-type="float" office:value="17064.419484395" calcext:value-type="float">
            <text:p>17064.419484395</text:p>
          </table:table-cell>
        </table:table-row>
        <table:table-row table:style-name="ro1">
          <table:table-cell office:value-type="float" office:value="34273" calcext:value-type="float">
            <text:p>34273</text:p>
          </table:table-cell>
          <table:table-cell office:value-type="string" calcext:value-type="string">
            <text:p>1863.677816756933</text:p>
          </table:table-cell>
          <table:table-cell table:formula="of:=[.B1065]+RANDBETWEEN(-500;500)" office:value-type="float" office:value="2019.67781675693" calcext:value-type="float">
            <text:p>2019.6778167569</text:p>
          </table:table-cell>
          <table:table-cell table:formula="of:=[.B1065]*RANDBETWEEN(0.3;1.9)" office:value-type="float" office:value="3727.35563351387" calcext:value-type="float">
            <text:p>3727.3556335139</text:p>
          </table:table-cell>
          <table:table-cell table:formula="of:=[.D1065]*RANDBETWEEN(0.3;1.9)" office:value-type="float" office:value="7454.71126702773" calcext:value-type="float">
            <text:p>7454.7112670277</text:p>
          </table:table-cell>
          <table:table-cell table:formula="of:=[.B1065]*RANDBETWEEN(0.3;1.9)/[.E1065]*[.D1065]" office:value-type="float" office:value="1863.67781675693" calcext:value-type="float">
            <text:p>1863.6778167569</text:p>
          </table:table-cell>
          <table:table-cell table:formula="of:=[.C1065]*RANDBETWEEN(0.3;1.9)" office:value-type="float" office:value="2019.67781675693" calcext:value-type="float">
            <text:p>2019.6778167569</text:p>
          </table:table-cell>
        </table:table-row>
        <table:table-row table:style-name="ro1">
          <table:table-cell office:value-type="float" office:value="34274" calcext:value-type="float">
            <text:p>34274</text:p>
          </table:table-cell>
          <table:table-cell office:value-type="string" calcext:value-type="string">
            <text:p>25100.417761567554</text:p>
          </table:table-cell>
          <table:table-cell table:formula="of:=[.B1066]+RANDBETWEEN(-500;500)" office:value-type="float" office:value="24677.4177615676" calcext:value-type="float">
            <text:p>24677.4177615676</text:p>
          </table:table-cell>
          <table:table-cell table:formula="of:=[.B1066]*RANDBETWEEN(0.3;1.9)" office:value-type="float" office:value="25100.4177615676" calcext:value-type="float">
            <text:p>25100.4177615676</text:p>
          </table:table-cell>
          <table:table-cell table:formula="of:=[.D1066]*RANDBETWEEN(0.3;1.9)" office:value-type="float" office:value="50200.8355231351" calcext:value-type="float">
            <text:p>50200.8355231351</text:p>
          </table:table-cell>
          <table:table-cell table:formula="of:=[.B1066]*RANDBETWEEN(0.3;1.9)/[.E1066]*[.D1066]" office:value-type="float" office:value="12550.2088807838" calcext:value-type="float">
            <text:p>12550.2088807838</text:p>
          </table:table-cell>
          <table:table-cell table:formula="of:=[.C1066]*RANDBETWEEN(0.3;1.9)" office:value-type="float" office:value="49354.8355231351" calcext:value-type="float">
            <text:p>49354.8355231351</text:p>
          </table:table-cell>
        </table:table-row>
        <table:table-row table:style-name="ro1">
          <table:table-cell office:value-type="float" office:value="34276" calcext:value-type="float">
            <text:p>34276</text:p>
          </table:table-cell>
          <table:table-cell office:value-type="string" calcext:value-type="string">
            <text:p>26348.24194500524</text:p>
          </table:table-cell>
          <table:table-cell table:formula="of:=[.B1067]+RANDBETWEEN(-500;500)" office:value-type="float" office:value="26574.2419450052" calcext:value-type="float">
            <text:p>26574.2419450052</text:p>
          </table:table-cell>
          <table:table-cell table:formula="of:=[.B1067]*RANDBETWEEN(0.3;1.9)" office:value-type="float" office:value="26348.2419450052" calcext:value-type="float">
            <text:p>26348.2419450052</text:p>
          </table:table-cell>
          <table:table-cell table:formula="of:=[.D1067]*RANDBETWEEN(0.3;1.9)" office:value-type="float" office:value="26348.2419450052" calcext:value-type="float">
            <text:p>26348.2419450052</text:p>
          </table:table-cell>
          <table:table-cell table:formula="of:=[.B1067]*RANDBETWEEN(0.3;1.9)/[.E1067]*[.D1067]" office:value-type="float" office:value="26348.2419450052" calcext:value-type="float">
            <text:p>26348.2419450052</text:p>
          </table:table-cell>
          <table:table-cell table:formula="of:=[.C1067]*RANDBETWEEN(0.3;1.9)" office:value-type="float" office:value="53148.4838900105" calcext:value-type="float">
            <text:p>53148.4838900105</text:p>
          </table:table-cell>
        </table:table-row>
        <table:table-row table:style-name="ro1">
          <table:table-cell office:value-type="float" office:value="34277" calcext:value-type="float">
            <text:p>34277</text:p>
          </table:table-cell>
          <table:table-cell office:value-type="string" calcext:value-type="string">
            <text:p>7776.987519069888</text:p>
          </table:table-cell>
          <table:table-cell table:formula="of:=[.B1068]+RANDBETWEEN(-500;500)" office:value-type="float" office:value="7367.98751906989" calcext:value-type="float">
            <text:p>7367.9875190699</text:p>
          </table:table-cell>
          <table:table-cell table:formula="of:=[.B1068]*RANDBETWEEN(0.3;1.9)" office:value-type="float" office:value="7776.98751906989" calcext:value-type="float">
            <text:p>7776.9875190699</text:p>
          </table:table-cell>
          <table:table-cell table:formula="of:=[.D1068]*RANDBETWEEN(0.3;1.9)" office:value-type="float" office:value="15553.9750381398" calcext:value-type="float">
            <text:p>15553.9750381398</text:p>
          </table:table-cell>
          <table:table-cell table:formula="of:=[.B1068]*RANDBETWEEN(0.3;1.9)/[.E1068]*[.D1068]" office:value-type="float" office:value="7776.98751906989" calcext:value-type="float">
            <text:p>7776.9875190699</text:p>
          </table:table-cell>
          <table:table-cell table:formula="of:=[.C1068]*RANDBETWEEN(0.3;1.9)" office:value-type="float" office:value="14735.9750381398" calcext:value-type="float">
            <text:p>14735.9750381398</text:p>
          </table:table-cell>
        </table:table-row>
        <table:table-row table:style-name="ro1">
          <table:table-cell office:value-type="float" office:value="34278" calcext:value-type="float">
            <text:p>34278</text:p>
          </table:table-cell>
          <table:table-cell office:value-type="string" calcext:value-type="string">
            <text:p>2771.8964618820964</text:p>
          </table:table-cell>
          <table:table-cell table:formula="of:=[.B1069]+RANDBETWEEN(-500;500)" office:value-type="float" office:value="2998.8964618821" calcext:value-type="float">
            <text:p>2998.8964618821</text:p>
          </table:table-cell>
          <table:table-cell table:formula="of:=[.B1069]*RANDBETWEEN(0.3;1.9)" office:value-type="float" office:value="5543.79292376419" calcext:value-type="float">
            <text:p>5543.7929237642</text:p>
          </table:table-cell>
          <table:table-cell table:formula="of:=[.D1069]*RANDBETWEEN(0.3;1.9)" office:value-type="float" office:value="5543.79292376419" calcext:value-type="float">
            <text:p>5543.7929237642</text:p>
          </table:table-cell>
          <table:table-cell table:formula="of:=[.B1069]*RANDBETWEEN(0.3;1.9)/[.E1069]*[.D1069]" office:value-type="float" office:value="5543.79292376419" calcext:value-type="float">
            <text:p>5543.7929237642</text:p>
          </table:table-cell>
          <table:table-cell table:formula="of:=[.C1069]*RANDBETWEEN(0.3;1.9)" office:value-type="float" office:value="2998.8964618821" calcext:value-type="float">
            <text:p>2998.8964618821</text:p>
          </table:table-cell>
        </table:table-row>
        <table:table-row table:style-name="ro1">
          <table:table-cell office:value-type="float" office:value="34279" calcext:value-type="float">
            <text:p>34279</text:p>
          </table:table-cell>
          <table:table-cell office:value-type="string" calcext:value-type="string">
            <text:p>5793.520762225389</text:p>
          </table:table-cell>
          <table:table-cell table:formula="of:=[.B1070]+RANDBETWEEN(-500;500)" office:value-type="float" office:value="5961.52076222539" calcext:value-type="float">
            <text:p>5961.5207622254</text:p>
          </table:table-cell>
          <table:table-cell table:formula="of:=[.B1070]*RANDBETWEEN(0.3;1.9)" office:value-type="float" office:value="11587.0415244508" calcext:value-type="float">
            <text:p>11587.0415244508</text:p>
          </table:table-cell>
          <table:table-cell table:formula="of:=[.D1070]*RANDBETWEEN(0.3;1.9)" office:value-type="float" office:value="11587.0415244508" calcext:value-type="float">
            <text:p>11587.0415244508</text:p>
          </table:table-cell>
          <table:table-cell table:formula="of:=[.B1070]*RANDBETWEEN(0.3;1.9)/[.E1070]*[.D1070]" office:value-type="float" office:value="11587.0415244508" calcext:value-type="float">
            <text:p>11587.0415244508</text:p>
          </table:table-cell>
          <table:table-cell table:formula="of:=[.C1070]*RANDBETWEEN(0.3;1.9)" office:value-type="float" office:value="11923.0415244508" calcext:value-type="float">
            <text:p>11923.0415244508</text:p>
          </table:table-cell>
        </table:table-row>
        <table:table-row table:style-name="ro1">
          <table:table-cell office:value-type="float" office:value="34280" calcext:value-type="float">
            <text:p>34280</text:p>
          </table:table-cell>
          <table:table-cell office:value-type="string" calcext:value-type="string">
            <text:p>3345.5443107750007</text:p>
          </table:table-cell>
          <table:table-cell table:formula="of:=[.B1071]+RANDBETWEEN(-500;500)" office:value-type="float" office:value="3165.544310775" calcext:value-type="float">
            <text:p>3165.544310775</text:p>
          </table:table-cell>
          <table:table-cell table:formula="of:=[.B1071]*RANDBETWEEN(0.3;1.9)" office:value-type="float" office:value="3345.544310775" calcext:value-type="float">
            <text:p>3345.544310775</text:p>
          </table:table-cell>
          <table:table-cell table:formula="of:=[.D1071]*RANDBETWEEN(0.3;1.9)" office:value-type="float" office:value="6691.08862155" calcext:value-type="float">
            <text:p>6691.08862155</text:p>
          </table:table-cell>
          <table:table-cell table:formula="of:=[.B1071]*RANDBETWEEN(0.3;1.9)/[.E1071]*[.D1071]" office:value-type="float" office:value="1672.7721553875" calcext:value-type="float">
            <text:p>1672.7721553875</text:p>
          </table:table-cell>
          <table:table-cell table:formula="of:=[.C1071]*RANDBETWEEN(0.3;1.9)" office:value-type="float" office:value="6331.08862155" calcext:value-type="float">
            <text:p>6331.08862155</text:p>
          </table:table-cell>
        </table:table-row>
        <table:table-row table:style-name="ro1">
          <table:table-cell office:value-type="float" office:value="34281" calcext:value-type="float">
            <text:p>34281</text:p>
          </table:table-cell>
          <table:table-cell office:value-type="string" calcext:value-type="string">
            <text:p>16344.38700465738</text:p>
          </table:table-cell>
          <table:table-cell table:formula="of:=[.B1072]+RANDBETWEEN(-500;500)" office:value-type="float" office:value="16089.3870046574" calcext:value-type="float">
            <text:p>16089.3870046574</text:p>
          </table:table-cell>
          <table:table-cell table:formula="of:=[.B1072]*RANDBETWEEN(0.3;1.9)" office:value-type="float" office:value="16344.3870046574" calcext:value-type="float">
            <text:p>16344.3870046574</text:p>
          </table:table-cell>
          <table:table-cell table:formula="of:=[.D1072]*RANDBETWEEN(0.3;1.9)" office:value-type="float" office:value="32688.7740093148" calcext:value-type="float">
            <text:p>32688.7740093148</text:p>
          </table:table-cell>
          <table:table-cell table:formula="of:=[.B1072]*RANDBETWEEN(0.3;1.9)/[.E1072]*[.D1072]" office:value-type="float" office:value="16344.3870046574" calcext:value-type="float">
            <text:p>16344.3870046574</text:p>
          </table:table-cell>
          <table:table-cell table:formula="of:=[.C1072]*RANDBETWEEN(0.3;1.9)" office:value-type="float" office:value="16089.3870046574" calcext:value-type="float">
            <text:p>16089.3870046574</text:p>
          </table:table-cell>
        </table:table-row>
        <table:table-row table:style-name="ro1">
          <table:table-cell office:value-type="float" office:value="34282" calcext:value-type="float">
            <text:p>34282</text:p>
          </table:table-cell>
          <table:table-cell office:value-type="string" calcext:value-type="string">
            <text:p>30587.678246059695</text:p>
          </table:table-cell>
          <table:table-cell table:formula="of:=[.B1073]+RANDBETWEEN(-500;500)" office:value-type="float" office:value="30928.6782460597" calcext:value-type="float">
            <text:p>30928.6782460597</text:p>
          </table:table-cell>
          <table:table-cell table:formula="of:=[.B1073]*RANDBETWEEN(0.3;1.9)" office:value-type="float" office:value="30587.6782460597" calcext:value-type="float">
            <text:p>30587.6782460597</text:p>
          </table:table-cell>
          <table:table-cell table:formula="of:=[.D1073]*RANDBETWEEN(0.3;1.9)" office:value-type="float" office:value="30587.6782460597" calcext:value-type="float">
            <text:p>30587.6782460597</text:p>
          </table:table-cell>
          <table:table-cell table:formula="of:=[.B1073]*RANDBETWEEN(0.3;1.9)/[.E1073]*[.D1073]" office:value-type="float" office:value="61175.3564921194" calcext:value-type="float">
            <text:p>61175.3564921194</text:p>
          </table:table-cell>
          <table:table-cell table:formula="of:=[.C1073]*RANDBETWEEN(0.3;1.9)" office:value-type="float" office:value="30928.6782460597" calcext:value-type="float">
            <text:p>30928.6782460597</text:p>
          </table:table-cell>
        </table:table-row>
        <table:table-row table:style-name="ro1">
          <table:table-cell office:value-type="float" office:value="34283" calcext:value-type="float">
            <text:p>34283</text:p>
          </table:table-cell>
          <table:table-cell office:value-type="string" calcext:value-type="string">
            <text:p>3471.896916474229</text:p>
          </table:table-cell>
          <table:table-cell table:formula="of:=[.B1074]+RANDBETWEEN(-500;500)" office:value-type="float" office:value="3056.89691647423" calcext:value-type="float">
            <text:p>3056.8969164742</text:p>
          </table:table-cell>
          <table:table-cell table:formula="of:=[.B1074]*RANDBETWEEN(0.3;1.9)" office:value-type="float" office:value="6943.79383294846" calcext:value-type="float">
            <text:p>6943.7938329485</text:p>
          </table:table-cell>
          <table:table-cell table:formula="of:=[.D1074]*RANDBETWEEN(0.3;1.9)" office:value-type="float" office:value="6943.79383294846" calcext:value-type="float">
            <text:p>6943.7938329485</text:p>
          </table:table-cell>
          <table:table-cell table:formula="of:=[.B1074]*RANDBETWEEN(0.3;1.9)/[.E1074]*[.D1074]" office:value-type="float" office:value="6943.79383294846" calcext:value-type="float">
            <text:p>6943.7938329485</text:p>
          </table:table-cell>
          <table:table-cell table:formula="of:=[.C1074]*RANDBETWEEN(0.3;1.9)" office:value-type="float" office:value="6113.79383294846" calcext:value-type="float">
            <text:p>6113.7938329485</text:p>
          </table:table-cell>
        </table:table-row>
        <table:table-row table:style-name="ro1">
          <table:table-cell office:value-type="float" office:value="34284" calcext:value-type="float">
            <text:p>34284</text:p>
          </table:table-cell>
          <table:table-cell office:value-type="string" calcext:value-type="string">
            <text:p>31174.032915720192</text:p>
          </table:table-cell>
          <table:table-cell table:formula="of:=[.B1075]+RANDBETWEEN(-500;500)" office:value-type="float" office:value="31593.0329157202" calcext:value-type="float">
            <text:p>31593.0329157202</text:p>
          </table:table-cell>
          <table:table-cell table:formula="of:=[.B1075]*RANDBETWEEN(0.3;1.9)" office:value-type="float" office:value="31174.0329157202" calcext:value-type="float">
            <text:p>31174.0329157202</text:p>
          </table:table-cell>
          <table:table-cell table:formula="of:=[.D1075]*RANDBETWEEN(0.3;1.9)" office:value-type="float" office:value="62348.0658314404" calcext:value-type="float">
            <text:p>62348.0658314404</text:p>
          </table:table-cell>
          <table:table-cell table:formula="of:=[.B1075]*RANDBETWEEN(0.3;1.9)/[.E1075]*[.D1075]" office:value-type="float" office:value="15587.0164578601" calcext:value-type="float">
            <text:p>15587.0164578601</text:p>
          </table:table-cell>
          <table:table-cell table:formula="of:=[.C1075]*RANDBETWEEN(0.3;1.9)" office:value-type="float" office:value="31593.0329157202" calcext:value-type="float">
            <text:p>31593.0329157202</text:p>
          </table:table-cell>
        </table:table-row>
        <table:table-row table:style-name="ro1">
          <table:table-cell office:value-type="float" office:value="34285" calcext:value-type="float">
            <text:p>34285</text:p>
          </table:table-cell>
          <table:table-cell office:value-type="string" calcext:value-type="string">
            <text:p>5500.202878557326</text:p>
          </table:table-cell>
          <table:table-cell table:formula="of:=[.B1076]+RANDBETWEEN(-500;500)" office:value-type="float" office:value="5230.20287855733" calcext:value-type="float">
            <text:p>5230.2028785573</text:p>
          </table:table-cell>
          <table:table-cell table:formula="of:=[.B1076]*RANDBETWEEN(0.3;1.9)" office:value-type="float" office:value="11000.4057571147" calcext:value-type="float">
            <text:p>11000.4057571147</text:p>
          </table:table-cell>
          <table:table-cell table:formula="of:=[.D1076]*RANDBETWEEN(0.3;1.9)" office:value-type="float" office:value="22000.8115142293" calcext:value-type="float">
            <text:p>22000.8115142293</text:p>
          </table:table-cell>
          <table:table-cell table:formula="of:=[.B1076]*RANDBETWEEN(0.3;1.9)/[.E1076]*[.D1076]" office:value-type="float" office:value="2750.10143927866" calcext:value-type="float">
            <text:p>2750.1014392787</text:p>
          </table:table-cell>
          <table:table-cell table:formula="of:=[.C1076]*RANDBETWEEN(0.3;1.9)" office:value-type="float" office:value="5230.20287855733" calcext:value-type="float">
            <text:p>5230.2028785573</text:p>
          </table:table-cell>
        </table:table-row>
        <table:table-row table:style-name="ro1">
          <table:table-cell office:value-type="float" office:value="34286" calcext:value-type="float">
            <text:p>34286</text:p>
          </table:table-cell>
          <table:table-cell office:value-type="string" calcext:value-type="string">
            <text:p>1542.1358075108913</text:p>
          </table:table-cell>
          <table:table-cell table:formula="of:=[.B1077]+RANDBETWEEN(-500;500)" office:value-type="float" office:value="1536.13580751089" calcext:value-type="float">
            <text:p>1536.1358075109</text:p>
          </table:table-cell>
          <table:table-cell table:formula="of:=[.B1077]*RANDBETWEEN(0.3;1.9)" office:value-type="float" office:value="3084.27161502178" calcext:value-type="float">
            <text:p>3084.2716150218</text:p>
          </table:table-cell>
          <table:table-cell table:formula="of:=[.D1077]*RANDBETWEEN(0.3;1.9)" office:value-type="float" office:value="3084.27161502178" calcext:value-type="float">
            <text:p>3084.2716150218</text:p>
          </table:table-cell>
          <table:table-cell table:formula="of:=[.B1077]*RANDBETWEEN(0.3;1.9)/[.E1077]*[.D1077]" office:value-type="float" office:value="3084.27161502178" calcext:value-type="float">
            <text:p>3084.2716150218</text:p>
          </table:table-cell>
          <table:table-cell table:formula="of:=[.C1077]*RANDBETWEEN(0.3;1.9)" office:value-type="float" office:value="1536.13580751089" calcext:value-type="float">
            <text:p>1536.1358075109</text:p>
          </table:table-cell>
        </table:table-row>
        <table:table-row table:style-name="ro1">
          <table:table-cell office:value-type="float" office:value="34287" calcext:value-type="float">
            <text:p>34287</text:p>
          </table:table-cell>
          <table:table-cell office:value-type="string" calcext:value-type="string">
            <text:p>2390.3025236093767</text:p>
          </table:table-cell>
          <table:table-cell table:formula="of:=[.B1078]+RANDBETWEEN(-500;500)" office:value-type="float" office:value="2656.30252360938" calcext:value-type="float">
            <text:p>2656.3025236094</text:p>
          </table:table-cell>
          <table:table-cell table:formula="of:=[.B1078]*RANDBETWEEN(0.3;1.9)" office:value-type="float" office:value="2390.30252360938" calcext:value-type="float">
            <text:p>2390.3025236094</text:p>
          </table:table-cell>
          <table:table-cell table:formula="of:=[.D1078]*RANDBETWEEN(0.3;1.9)" office:value-type="float" office:value="4780.60504721875" calcext:value-type="float">
            <text:p>4780.6050472188</text:p>
          </table:table-cell>
          <table:table-cell table:formula="of:=[.B1078]*RANDBETWEEN(0.3;1.9)/[.E1078]*[.D1078]" office:value-type="float" office:value="1195.15126180469" calcext:value-type="float">
            <text:p>1195.1512618047</text:p>
          </table:table-cell>
          <table:table-cell table:formula="of:=[.C1078]*RANDBETWEEN(0.3;1.9)" office:value-type="float" office:value="5312.60504721875" calcext:value-type="float">
            <text:p>5312.6050472188</text:p>
          </table:table-cell>
        </table:table-row>
        <table:table-row table:style-name="ro1">
          <table:table-cell office:value-type="float" office:value="34288" calcext:value-type="float">
            <text:p>34288</text:p>
          </table:table-cell>
          <table:table-cell office:value-type="string" calcext:value-type="string">
            <text:p>12999.903751358499</text:p>
          </table:table-cell>
          <table:table-cell table:formula="of:=[.B1079]+RANDBETWEEN(-500;500)" office:value-type="float" office:value="12748.9037513585" calcext:value-type="float">
            <text:p>12748.9037513585</text:p>
          </table:table-cell>
          <table:table-cell table:formula="of:=[.B1079]*RANDBETWEEN(0.3;1.9)" office:value-type="float" office:value="25999.807502717" calcext:value-type="float">
            <text:p>25999.807502717</text:p>
          </table:table-cell>
          <table:table-cell table:formula="of:=[.D1079]*RANDBETWEEN(0.3;1.9)" office:value-type="float" office:value="25999.807502717" calcext:value-type="float">
            <text:p>25999.807502717</text:p>
          </table:table-cell>
          <table:table-cell table:formula="of:=[.B1079]*RANDBETWEEN(0.3;1.9)/[.E1079]*[.D1079]" office:value-type="float" office:value="25999.807502717" calcext:value-type="float">
            <text:p>25999.807502717</text:p>
          </table:table-cell>
          <table:table-cell table:formula="of:=[.C1079]*RANDBETWEEN(0.3;1.9)" office:value-type="float" office:value="25497.807502717" calcext:value-type="float">
            <text:p>25497.807502717</text:p>
          </table:table-cell>
        </table:table-row>
        <table:table-row table:style-name="ro1">
          <table:table-cell office:value-type="float" office:value="34289" calcext:value-type="float">
            <text:p>34289</text:p>
          </table:table-cell>
          <table:table-cell office:value-type="string" calcext:value-type="string">
            <text:p>37356.31437048578</text:p>
          </table:table-cell>
          <table:table-cell table:formula="of:=[.B1080]+RANDBETWEEN(-500;500)" office:value-type="float" office:value="37787.3143704858" calcext:value-type="float">
            <text:p>37787.3143704858</text:p>
          </table:table-cell>
          <table:table-cell table:formula="of:=[.B1080]*RANDBETWEEN(0.3;1.9)" office:value-type="float" office:value="74712.6287409716" calcext:value-type="float">
            <text:p>74712.6287409716</text:p>
          </table:table-cell>
          <table:table-cell table:formula="of:=[.D1080]*RANDBETWEEN(0.3;1.9)" office:value-type="float" office:value="149425.257481943" calcext:value-type="float">
            <text:p>149425.257481943</text:p>
          </table:table-cell>
          <table:table-cell table:formula="of:=[.B1080]*RANDBETWEEN(0.3;1.9)/[.E1080]*[.D1080]" office:value-type="float" office:value="37356.3143704858" calcext:value-type="float">
            <text:p>37356.3143704858</text:p>
          </table:table-cell>
          <table:table-cell table:formula="of:=[.C1080]*RANDBETWEEN(0.3;1.9)" office:value-type="float" office:value="37787.3143704858" calcext:value-type="float">
            <text:p>37787.3143704858</text:p>
          </table:table-cell>
        </table:table-row>
        <table:table-row table:style-name="ro1">
          <table:table-cell office:value-type="float" office:value="34290" calcext:value-type="float">
            <text:p>34290</text:p>
          </table:table-cell>
          <table:table-cell office:value-type="string" calcext:value-type="string">
            <text:p>3760.1801536883145</text:p>
          </table:table-cell>
          <table:table-cell table:formula="of:=[.B1081]+RANDBETWEEN(-500;500)" office:value-type="float" office:value="3328.18015368831" calcext:value-type="float">
            <text:p>3328.1801536883</text:p>
          </table:table-cell>
          <table:table-cell table:formula="of:=[.B1081]*RANDBETWEEN(0.3;1.9)" office:value-type="float" office:value="3760.18015368831" calcext:value-type="float">
            <text:p>3760.1801536883</text:p>
          </table:table-cell>
          <table:table-cell table:formula="of:=[.D1081]*RANDBETWEEN(0.3;1.9)" office:value-type="float" office:value="7520.36030737663" calcext:value-type="float">
            <text:p>7520.3603073766</text:p>
          </table:table-cell>
          <table:table-cell table:formula="of:=[.B1081]*RANDBETWEEN(0.3;1.9)/[.E1081]*[.D1081]" office:value-type="float" office:value="3760.18015368831" calcext:value-type="float">
            <text:p>3760.1801536883</text:p>
          </table:table-cell>
          <table:table-cell table:formula="of:=[.C1081]*RANDBETWEEN(0.3;1.9)" office:value-type="float" office:value="6656.36030737663" calcext:value-type="float">
            <text:p>6656.3603073766</text:p>
          </table:table-cell>
        </table:table-row>
        <table:table-row table:style-name="ro1">
          <table:table-cell office:value-type="float" office:value="34291" calcext:value-type="float">
            <text:p>34291</text:p>
          </table:table-cell>
          <table:table-cell office:value-type="string" calcext:value-type="string">
            <text:p>4896.152405852526</text:p>
          </table:table-cell>
          <table:table-cell table:formula="of:=[.B1082]+RANDBETWEEN(-500;500)" office:value-type="float" office:value="4510.15240585253" calcext:value-type="float">
            <text:p>4510.1524058525</text:p>
          </table:table-cell>
          <table:table-cell table:formula="of:=[.B1082]*RANDBETWEEN(0.3;1.9)" office:value-type="float" office:value="4896.15240585253" calcext:value-type="float">
            <text:p>4896.1524058525</text:p>
          </table:table-cell>
          <table:table-cell table:formula="of:=[.D1082]*RANDBETWEEN(0.3;1.9)" office:value-type="float" office:value="9792.30481170505" calcext:value-type="float">
            <text:p>9792.3048117051</text:p>
          </table:table-cell>
          <table:table-cell table:formula="of:=[.B1082]*RANDBETWEEN(0.3;1.9)/[.E1082]*[.D1082]" office:value-type="float" office:value="2448.07620292626" calcext:value-type="float">
            <text:p>2448.0762029263</text:p>
          </table:table-cell>
          <table:table-cell table:formula="of:=[.C1082]*RANDBETWEEN(0.3;1.9)" office:value-type="float" office:value="4510.15240585253" calcext:value-type="float">
            <text:p>4510.1524058525</text:p>
          </table:table-cell>
        </table:table-row>
        <table:table-row table:style-name="ro1">
          <table:table-cell office:value-type="float" office:value="34292" calcext:value-type="float">
            <text:p>34292</text:p>
          </table:table-cell>
          <table:table-cell office:value-type="string" calcext:value-type="string">
            <text:p>3108.184116132633</text:p>
          </table:table-cell>
          <table:table-cell table:formula="of:=[.B1083]+RANDBETWEEN(-500;500)" office:value-type="float" office:value="3011.18411613263" calcext:value-type="float">
            <text:p>3011.1841161326</text:p>
          </table:table-cell>
          <table:table-cell table:formula="of:=[.B1083]*RANDBETWEEN(0.3;1.9)" office:value-type="float" office:value="3108.18411613263" calcext:value-type="float">
            <text:p>3108.1841161326</text:p>
          </table:table-cell>
          <table:table-cell table:formula="of:=[.D1083]*RANDBETWEEN(0.3;1.9)" office:value-type="float" office:value="6216.36823226527" calcext:value-type="float">
            <text:p>6216.3682322653</text:p>
          </table:table-cell>
          <table:table-cell table:formula="of:=[.B1083]*RANDBETWEEN(0.3;1.9)/[.E1083]*[.D1083]" office:value-type="float" office:value="1554.09205806632" calcext:value-type="float">
            <text:p>1554.0920580663</text:p>
          </table:table-cell>
          <table:table-cell table:formula="of:=[.C1083]*RANDBETWEEN(0.3;1.9)" office:value-type="float" office:value="6022.36823226527" calcext:value-type="float">
            <text:p>6022.3682322653</text:p>
          </table:table-cell>
        </table:table-row>
        <table:table-row table:style-name="ro1">
          <table:table-cell office:value-type="float" office:value="34293" calcext:value-type="float">
            <text:p>34293</text:p>
          </table:table-cell>
          <table:table-cell office:value-type="string" calcext:value-type="string">
            <text:p>15742.798083256019</text:p>
          </table:table-cell>
          <table:table-cell table:formula="of:=[.B1084]+RANDBETWEEN(-500;500)" office:value-type="float" office:value="15313.798083256" calcext:value-type="float">
            <text:p>15313.798083256</text:p>
          </table:table-cell>
          <table:table-cell table:formula="of:=[.B1084]*RANDBETWEEN(0.3;1.9)" office:value-type="float" office:value="15742.798083256" calcext:value-type="float">
            <text:p>15742.798083256</text:p>
          </table:table-cell>
          <table:table-cell table:formula="of:=[.D1084]*RANDBETWEEN(0.3;1.9)" office:value-type="float" office:value="15742.798083256" calcext:value-type="float">
            <text:p>15742.798083256</text:p>
          </table:table-cell>
          <table:table-cell table:formula="of:=[.B1084]*RANDBETWEEN(0.3;1.9)/[.E1084]*[.D1084]" office:value-type="float" office:value="15742.798083256" calcext:value-type="float">
            <text:p>15742.798083256</text:p>
          </table:table-cell>
          <table:table-cell table:formula="of:=[.C1084]*RANDBETWEEN(0.3;1.9)" office:value-type="float" office:value="15313.798083256" calcext:value-type="float">
            <text:p>15313.798083256</text:p>
          </table:table-cell>
        </table:table-row>
        <table:table-row table:style-name="ro1">
          <table:table-cell office:value-type="float" office:value="34294" calcext:value-type="float">
            <text:p>34294</text:p>
          </table:table-cell>
          <table:table-cell office:value-type="string" calcext:value-type="string">
            <text:p>116201.07628856409</text:p>
          </table:table-cell>
          <table:table-cell table:formula="of:=[.B1085]+RANDBETWEEN(-500;500)" office:value-type="float" office:value="116240.076288564" calcext:value-type="float">
            <text:p>116240.076288564</text:p>
          </table:table-cell>
          <table:table-cell table:formula="of:=[.B1085]*RANDBETWEEN(0.3;1.9)" office:value-type="float" office:value="232402.152577128" calcext:value-type="float">
            <text:p>232402.152577128</text:p>
          </table:table-cell>
          <table:table-cell table:formula="of:=[.D1085]*RANDBETWEEN(0.3;1.9)" office:value-type="float" office:value="232402.152577128" calcext:value-type="float">
            <text:p>232402.152577128</text:p>
          </table:table-cell>
          <table:table-cell table:formula="of:=[.B1085]*RANDBETWEEN(0.3;1.9)/[.E1085]*[.D1085]" office:value-type="float" office:value="232402.152577128" calcext:value-type="float">
            <text:p>232402.152577128</text:p>
          </table:table-cell>
          <table:table-cell table:formula="of:=[.C1085]*RANDBETWEEN(0.3;1.9)" office:value-type="float" office:value="116240.076288564" calcext:value-type="float">
            <text:p>116240.076288564</text:p>
          </table:table-cell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string" calcext:value-type="string">
            <text:p>10279.767557485491</text:p>
          </table:table-cell>
          <table:table-cell table:formula="of:=[.B1086]+RANDBETWEEN(-500;500)" office:value-type="float" office:value="9882.76755748549" calcext:value-type="float">
            <text:p>9882.7675574855</text:p>
          </table:table-cell>
          <table:table-cell table:formula="of:=[.B1086]*RANDBETWEEN(0.3;1.9)" office:value-type="float" office:value="10279.7675574855" calcext:value-type="float">
            <text:p>10279.7675574855</text:p>
          </table:table-cell>
          <table:table-cell table:formula="of:=[.D1086]*RANDBETWEEN(0.3;1.9)" office:value-type="float" office:value="20559.535114971" calcext:value-type="float">
            <text:p>20559.535114971</text:p>
          </table:table-cell>
          <table:table-cell table:formula="of:=[.B1086]*RANDBETWEEN(0.3;1.9)/[.E1086]*[.D1086]" office:value-type="float" office:value="5139.88377874275" calcext:value-type="float">
            <text:p>5139.8837787428</text:p>
          </table:table-cell>
          <table:table-cell table:formula="of:=[.C1086]*RANDBETWEEN(0.3;1.9)" office:value-type="float" office:value="19765.535114971" calcext:value-type="float">
            <text:p>19765.535114971</text:p>
          </table:table-cell>
        </table:table-row>
        <table:table-row table:style-name="ro1">
          <table:table-cell office:value-type="float" office:value="34296" calcext:value-type="float">
            <text:p>34296</text:p>
          </table:table-cell>
          <table:table-cell office:value-type="string" calcext:value-type="string">
            <text:p>3217.3679118068562</text:p>
          </table:table-cell>
          <table:table-cell table:formula="of:=[.B1087]+RANDBETWEEN(-500;500)" office:value-type="float" office:value="3093.36791180686" calcext:value-type="float">
            <text:p>3093.3679118069</text:p>
          </table:table-cell>
          <table:table-cell table:formula="of:=[.B1087]*RANDBETWEEN(0.3;1.9)" office:value-type="float" office:value="3217.36791180686" calcext:value-type="float">
            <text:p>3217.3679118069</text:p>
          </table:table-cell>
          <table:table-cell table:formula="of:=[.D1087]*RANDBETWEEN(0.3;1.9)" office:value-type="float" office:value="6434.73582361371" calcext:value-type="float">
            <text:p>6434.7358236137</text:p>
          </table:table-cell>
          <table:table-cell table:formula="of:=[.B1087]*RANDBETWEEN(0.3;1.9)/[.E1087]*[.D1087]" office:value-type="float" office:value="1608.68395590343" calcext:value-type="float">
            <text:p>1608.6839559034</text:p>
          </table:table-cell>
          <table:table-cell table:formula="of:=[.C1087]*RANDBETWEEN(0.3;1.9)" office:value-type="float" office:value="6186.73582361371" calcext:value-type="float">
            <text:p>6186.7358236137</text:p>
          </table:table-cell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string" calcext:value-type="string">
            <text:p>6623.389988953298</text:p>
          </table:table-cell>
          <table:table-cell table:formula="of:=[.B1088]+RANDBETWEEN(-500;500)" office:value-type="float" office:value="6914.3899889533" calcext:value-type="float">
            <text:p>6914.3899889533</text:p>
          </table:table-cell>
          <table:table-cell table:formula="of:=[.B1088]*RANDBETWEEN(0.3;1.9)" office:value-type="float" office:value="13246.7799779066" calcext:value-type="float">
            <text:p>13246.7799779066</text:p>
          </table:table-cell>
          <table:table-cell table:formula="of:=[.D1088]*RANDBETWEEN(0.3;1.9)" office:value-type="float" office:value="26493.5599558132" calcext:value-type="float">
            <text:p>26493.5599558132</text:p>
          </table:table-cell>
          <table:table-cell table:formula="of:=[.B1088]*RANDBETWEEN(0.3;1.9)/[.E1088]*[.D1088]" office:value-type="float" office:value="6623.3899889533" calcext:value-type="float">
            <text:p>6623.3899889533</text:p>
          </table:table-cell>
          <table:table-cell table:formula="of:=[.C1088]*RANDBETWEEN(0.3;1.9)" office:value-type="float" office:value="13828.7799779066" calcext:value-type="float">
            <text:p>13828.7799779066</text:p>
          </table:table-cell>
        </table:table-row>
        <table:table-row table:style-name="ro1">
          <table:table-cell office:value-type="float" office:value="34298" calcext:value-type="float">
            <text:p>34298</text:p>
          </table:table-cell>
          <table:table-cell office:value-type="string" calcext:value-type="string">
            <text:p>70975.45496455282</text:p>
          </table:table-cell>
          <table:table-cell table:formula="of:=[.B1089]+RANDBETWEEN(-500;500)" office:value-type="float" office:value="70911.4549645528" calcext:value-type="float">
            <text:p>70911.4549645528</text:p>
          </table:table-cell>
          <table:table-cell table:formula="of:=[.B1089]*RANDBETWEEN(0.3;1.9)" office:value-type="float" office:value="70975.4549645528" calcext:value-type="float">
            <text:p>70975.4549645528</text:p>
          </table:table-cell>
          <table:table-cell table:formula="of:=[.D1089]*RANDBETWEEN(0.3;1.9)" office:value-type="float" office:value="141950.909929106" calcext:value-type="float">
            <text:p>141950.909929106</text:p>
          </table:table-cell>
          <table:table-cell table:formula="of:=[.B1089]*RANDBETWEEN(0.3;1.9)/[.E1089]*[.D1089]" office:value-type="float" office:value="35487.7274822764" calcext:value-type="float">
            <text:p>35487.7274822764</text:p>
          </table:table-cell>
          <table:table-cell table:formula="of:=[.C1089]*RANDBETWEEN(0.3;1.9)" office:value-type="float" office:value="141822.909929106" calcext:value-type="float">
            <text:p>141822.909929106</text:p>
          </table:table-cell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string" calcext:value-type="string">
            <text:p>64189.31559762062</text:p>
          </table:table-cell>
          <table:table-cell table:formula="of:=[.B1090]+RANDBETWEEN(-500;500)" office:value-type="float" office:value="63743.3155976206" calcext:value-type="float">
            <text:p>63743.3155976206</text:p>
          </table:table-cell>
          <table:table-cell table:formula="of:=[.B1090]*RANDBETWEEN(0.3;1.9)" office:value-type="float" office:value="64189.3155976206" calcext:value-type="float">
            <text:p>64189.3155976206</text:p>
          </table:table-cell>
          <table:table-cell table:formula="of:=[.D1090]*RANDBETWEEN(0.3;1.9)" office:value-type="float" office:value="64189.3155976206" calcext:value-type="float">
            <text:p>64189.3155976206</text:p>
          </table:table-cell>
          <table:table-cell table:formula="of:=[.B1090]*RANDBETWEEN(0.3;1.9)/[.E1090]*[.D1090]" office:value-type="float" office:value="128378.631195241" calcext:value-type="float">
            <text:p>128378.631195241</text:p>
          </table:table-cell>
          <table:table-cell table:formula="of:=[.C1090]*RANDBETWEEN(0.3;1.9)" office:value-type="float" office:value="63743.3155976206" calcext:value-type="float">
            <text:p>63743.3155976206</text:p>
          </table:table-cell>
        </table:table-row>
        <table:table-row table:style-name="ro1">
          <table:table-cell office:value-type="float" office:value="34300" calcext:value-type="float">
            <text:p>34300</text:p>
          </table:table-cell>
          <table:table-cell office:value-type="string" calcext:value-type="string">
            <text:p>84666.09060182542</text:p>
          </table:table-cell>
          <table:table-cell table:formula="of:=[.B1091]+RANDBETWEEN(-500;500)" office:value-type="float" office:value="84922.0906018254" calcext:value-type="float">
            <text:p>84922.0906018254</text:p>
          </table:table-cell>
          <table:table-cell table:formula="of:=[.B1091]*RANDBETWEEN(0.3;1.9)" office:value-type="float" office:value="84666.0906018254" calcext:value-type="float">
            <text:p>84666.0906018254</text:p>
          </table:table-cell>
          <table:table-cell table:formula="of:=[.D1091]*RANDBETWEEN(0.3;1.9)" office:value-type="float" office:value="169332.181203651" calcext:value-type="float">
            <text:p>169332.181203651</text:p>
          </table:table-cell>
          <table:table-cell table:formula="of:=[.B1091]*RANDBETWEEN(0.3;1.9)/[.E1091]*[.D1091]" office:value-type="float" office:value="84666.0906018254" calcext:value-type="float">
            <text:p>84666.0906018254</text:p>
          </table:table-cell>
          <table:table-cell table:formula="of:=[.C1091]*RANDBETWEEN(0.3;1.9)" office:value-type="float" office:value="169844.181203651" calcext:value-type="float">
            <text:p>169844.181203651</text:p>
          </table:table-cell>
        </table:table-row>
        <table:table-row table:style-name="ro1">
          <table:table-cell office:value-type="float" office:value="34301" calcext:value-type="float">
            <text:p>34301</text:p>
          </table:table-cell>
          <table:table-cell office:value-type="string" calcext:value-type="string">
            <text:p>328784.8545784641</text:p>
          </table:table-cell>
          <table:table-cell table:formula="of:=[.B1092]+RANDBETWEEN(-500;500)" office:value-type="float" office:value="329061.854578464" calcext:value-type="float">
            <text:p>329061.854578464</text:p>
          </table:table-cell>
          <table:table-cell table:formula="of:=[.B1092]*RANDBETWEEN(0.3;1.9)" office:value-type="float" office:value="328784.854578464" calcext:value-type="float">
            <text:p>328784.854578464</text:p>
          </table:table-cell>
          <table:table-cell table:formula="of:=[.D1092]*RANDBETWEEN(0.3;1.9)" office:value-type="float" office:value="328784.854578464" calcext:value-type="float">
            <text:p>328784.854578464</text:p>
          </table:table-cell>
          <table:table-cell table:formula="of:=[.B1092]*RANDBETWEEN(0.3;1.9)/[.E1092]*[.D1092]" office:value-type="float" office:value="328784.854578464" calcext:value-type="float">
            <text:p>328784.854578464</text:p>
          </table:table-cell>
          <table:table-cell table:formula="of:=[.C1092]*RANDBETWEEN(0.3;1.9)" office:value-type="float" office:value="329061.854578464" calcext:value-type="float">
            <text:p>329061.854578464</text:p>
          </table:table-cell>
        </table:table-row>
        <table:table-row table:style-name="ro1">
          <table:table-cell office:value-type="float" office:value="34302" calcext:value-type="float">
            <text:p>34302</text:p>
          </table:table-cell>
          <table:table-cell office:value-type="string" calcext:value-type="string">
            <text:p>4676.754804126026</text:p>
          </table:table-cell>
          <table:table-cell table:formula="of:=[.B1093]+RANDBETWEEN(-500;500)" office:value-type="float" office:value="4182.75480412603" calcext:value-type="float">
            <text:p>4182.754804126</text:p>
          </table:table-cell>
          <table:table-cell table:formula="of:=[.B1093]*RANDBETWEEN(0.3;1.9)" office:value-type="float" office:value="9353.50960825205" calcext:value-type="float">
            <text:p>9353.5096082521</text:p>
          </table:table-cell>
          <table:table-cell table:formula="of:=[.D1093]*RANDBETWEEN(0.3;1.9)" office:value-type="float" office:value="9353.50960825205" calcext:value-type="float">
            <text:p>9353.5096082521</text:p>
          </table:table-cell>
          <table:table-cell table:formula="of:=[.B1093]*RANDBETWEEN(0.3;1.9)/[.E1093]*[.D1093]" office:value-type="float" office:value="9353.50960825205" calcext:value-type="float">
            <text:p>9353.5096082521</text:p>
          </table:table-cell>
          <table:table-cell table:formula="of:=[.C1093]*RANDBETWEEN(0.3;1.9)" office:value-type="float" office:value="8365.50960825205" calcext:value-type="float">
            <text:p>8365.5096082521</text:p>
          </table:table-cell>
        </table:table-row>
        <table:table-row table:style-name="ro1">
          <table:table-cell office:value-type="float" office:value="34303" calcext:value-type="float">
            <text:p>34303</text:p>
          </table:table-cell>
          <table:table-cell office:value-type="string" calcext:value-type="string">
            <text:p>1492.2816620449998</text:p>
          </table:table-cell>
          <table:table-cell table:formula="of:=[.B1094]+RANDBETWEEN(-500;500)" office:value-type="float" office:value="1206.281662045" calcext:value-type="float">
            <text:p>1206.281662045</text:p>
          </table:table-cell>
          <table:table-cell table:formula="of:=[.B1094]*RANDBETWEEN(0.3;1.9)" office:value-type="float" office:value="1492.281662045" calcext:value-type="float">
            <text:p>1492.281662045</text:p>
          </table:table-cell>
          <table:table-cell table:formula="of:=[.D1094]*RANDBETWEEN(0.3;1.9)" office:value-type="float" office:value="1492.281662045" calcext:value-type="float">
            <text:p>1492.281662045</text:p>
          </table:table-cell>
          <table:table-cell table:formula="of:=[.B1094]*RANDBETWEEN(0.3;1.9)/[.E1094]*[.D1094]" office:value-type="float" office:value="1492.281662045" calcext:value-type="float">
            <text:p>1492.281662045</text:p>
          </table:table-cell>
          <table:table-cell table:formula="of:=[.C1094]*RANDBETWEEN(0.3;1.9)" office:value-type="float" office:value="1206.281662045" calcext:value-type="float">
            <text:p>1206.281662045</text:p>
          </table:table-cell>
        </table:table-row>
        <table:table-row table:style-name="ro1">
          <table:table-cell office:value-type="float" office:value="34304" calcext:value-type="float">
            <text:p>34304</text:p>
          </table:table-cell>
          <table:table-cell office:value-type="string" calcext:value-type="string">
            <text:p>36036.819457751844</text:p>
          </table:table-cell>
          <table:table-cell table:formula="of:=[.B1095]+RANDBETWEEN(-500;500)" office:value-type="float" office:value="36105.8194577518" calcext:value-type="float">
            <text:p>36105.8194577518</text:p>
          </table:table-cell>
          <table:table-cell table:formula="of:=[.B1095]*RANDBETWEEN(0.3;1.9)" office:value-type="float" office:value="72073.6389155037" calcext:value-type="float">
            <text:p>72073.6389155037</text:p>
          </table:table-cell>
          <table:table-cell table:formula="of:=[.D1095]*RANDBETWEEN(0.3;1.9)" office:value-type="float" office:value="144147.277831007" calcext:value-type="float">
            <text:p>144147.277831007</text:p>
          </table:table-cell>
          <table:table-cell table:formula="of:=[.B1095]*RANDBETWEEN(0.3;1.9)/[.E1095]*[.D1095]" office:value-type="float" office:value="36036.8194577518" calcext:value-type="float">
            <text:p>36036.8194577518</text:p>
          </table:table-cell>
          <table:table-cell table:formula="of:=[.C1095]*RANDBETWEEN(0.3;1.9)" office:value-type="float" office:value="72211.6389155037" calcext:value-type="float">
            <text:p>72211.6389155037</text:p>
          </table:table-cell>
        </table:table-row>
        <table:table-row table:style-name="ro1">
          <table:table-cell office:value-type="float" office:value="34305" calcext:value-type="float">
            <text:p>34305</text:p>
          </table:table-cell>
          <table:table-cell office:value-type="string" calcext:value-type="string">
            <text:p>5911.853615829877</text:p>
          </table:table-cell>
          <table:table-cell table:formula="of:=[.B1096]+RANDBETWEEN(-500;500)" office:value-type="float" office:value="6074.85361582988" calcext:value-type="float">
            <text:p>6074.8536158299</text:p>
          </table:table-cell>
          <table:table-cell table:formula="of:=[.B1096]*RANDBETWEEN(0.3;1.9)" office:value-type="float" office:value="11823.7072316598" calcext:value-type="float">
            <text:p>11823.7072316598</text:p>
          </table:table-cell>
          <table:table-cell table:formula="of:=[.D1096]*RANDBETWEEN(0.3;1.9)" office:value-type="float" office:value="23647.4144633195" calcext:value-type="float">
            <text:p>23647.4144633195</text:p>
          </table:table-cell>
          <table:table-cell table:formula="of:=[.B1096]*RANDBETWEEN(0.3;1.9)/[.E1096]*[.D1096]" office:value-type="float" office:value="2955.92680791494" calcext:value-type="float">
            <text:p>2955.9268079149</text:p>
          </table:table-cell>
          <table:table-cell table:formula="of:=[.C1096]*RANDBETWEEN(0.3;1.9)" office:value-type="float" office:value="6074.85361582988" calcext:value-type="float">
            <text:p>6074.8536158299</text:p>
          </table:table-cell>
        </table:table-row>
        <table:table-row table:style-name="ro1">
          <table:table-cell office:value-type="float" office:value="34306" calcext:value-type="float">
            <text:p>34306</text:p>
          </table:table-cell>
          <table:table-cell office:value-type="string" calcext:value-type="string">
            <text:p>10119.597481201123</text:p>
          </table:table-cell>
          <table:table-cell table:formula="of:=[.B1097]+RANDBETWEEN(-500;500)" office:value-type="float" office:value="9910.59748120112" calcext:value-type="float">
            <text:p>9910.5974812011</text:p>
          </table:table-cell>
          <table:table-cell table:formula="of:=[.B1097]*RANDBETWEEN(0.3;1.9)" office:value-type="float" office:value="20239.1949624022" calcext:value-type="float">
            <text:p>20239.1949624022</text:p>
          </table:table-cell>
          <table:table-cell table:formula="of:=[.D1097]*RANDBETWEEN(0.3;1.9)" office:value-type="float" office:value="20239.1949624022" calcext:value-type="float">
            <text:p>20239.1949624022</text:p>
          </table:table-cell>
          <table:table-cell table:formula="of:=[.B1097]*RANDBETWEEN(0.3;1.9)/[.E1097]*[.D1097]" office:value-type="float" office:value="10119.5974812011" calcext:value-type="float">
            <text:p>10119.5974812011</text:p>
          </table:table-cell>
          <table:table-cell table:formula="of:=[.C1097]*RANDBETWEEN(0.3;1.9)" office:value-type="float" office:value="19821.1949624022" calcext:value-type="float">
            <text:p>19821.1949624022</text:p>
          </table:table-cell>
        </table:table-row>
        <table:table-row table:style-name="ro1">
          <table:table-cell office:value-type="float" office:value="34307" calcext:value-type="float">
            <text:p>34307</text:p>
          </table:table-cell>
          <table:table-cell office:value-type="string" calcext:value-type="string">
            <text:p>7583.266885061441</text:p>
          </table:table-cell>
          <table:table-cell table:formula="of:=[.B1098]+RANDBETWEEN(-500;500)" office:value-type="float" office:value="7378.26688506144" calcext:value-type="float">
            <text:p>7378.2668850614</text:p>
          </table:table-cell>
          <table:table-cell table:formula="of:=[.B1098]*RANDBETWEEN(0.3;1.9)" office:value-type="float" office:value="7583.26688506144" calcext:value-type="float">
            <text:p>7583.2668850614</text:p>
          </table:table-cell>
          <table:table-cell table:formula="of:=[.D1098]*RANDBETWEEN(0.3;1.9)" office:value-type="float" office:value="7583.26688506144" calcext:value-type="float">
            <text:p>7583.2668850614</text:p>
          </table:table-cell>
          <table:table-cell table:formula="of:=[.B1098]*RANDBETWEEN(0.3;1.9)/[.E1098]*[.D1098]" office:value-type="float" office:value="15166.5337701229" calcext:value-type="float">
            <text:p>15166.5337701229</text:p>
          </table:table-cell>
          <table:table-cell table:formula="of:=[.C1098]*RANDBETWEEN(0.3;1.9)" office:value-type="float" office:value="14756.5337701229" calcext:value-type="float">
            <text:p>14756.5337701229</text:p>
          </table:table-cell>
        </table:table-row>
        <table:table-row table:style-name="ro1">
          <table:table-cell office:value-type="float" office:value="34308" calcext:value-type="float">
            <text:p>34308</text:p>
          </table:table-cell>
          <table:table-cell office:value-type="string" calcext:value-type="string">
            <text:p>4033.2111421079762</text:p>
          </table:table-cell>
          <table:table-cell table:formula="of:=[.B1099]+RANDBETWEEN(-500;500)" office:value-type="float" office:value="4287.21114210798" calcext:value-type="float">
            <text:p>4287.211142108</text:p>
          </table:table-cell>
          <table:table-cell table:formula="of:=[.B1099]*RANDBETWEEN(0.3;1.9)" office:value-type="float" office:value="8066.42228421595" calcext:value-type="float">
            <text:p>8066.422284216</text:p>
          </table:table-cell>
          <table:table-cell table:formula="of:=[.D1099]*RANDBETWEEN(0.3;1.9)" office:value-type="float" office:value="8066.42228421595" calcext:value-type="float">
            <text:p>8066.422284216</text:p>
          </table:table-cell>
          <table:table-cell table:formula="of:=[.B1099]*RANDBETWEEN(0.3;1.9)/[.E1099]*[.D1099]" office:value-type="float" office:value="4033.21114210798" calcext:value-type="float">
            <text:p>4033.211142108</text:p>
          </table:table-cell>
          <table:table-cell table:formula="of:=[.C1099]*RANDBETWEEN(0.3;1.9)" office:value-type="float" office:value="4287.21114210798" calcext:value-type="float">
            <text:p>4287.211142108</text:p>
          </table:table-cell>
        </table:table-row>
        <table:table-row table:style-name="ro1">
          <table:table-cell office:value-type="float" office:value="34309" calcext:value-type="float">
            <text:p>34309</text:p>
          </table:table-cell>
          <table:table-cell office:value-type="string" calcext:value-type="string">
            <text:p>29795.494064314375</text:p>
          </table:table-cell>
          <table:table-cell table:formula="of:=[.B1100]+RANDBETWEEN(-500;500)" office:value-type="float" office:value="29313.4940643144" calcext:value-type="float">
            <text:p>29313.4940643144</text:p>
          </table:table-cell>
          <table:table-cell table:formula="of:=[.B1100]*RANDBETWEEN(0.3;1.9)" office:value-type="float" office:value="29795.4940643144" calcext:value-type="float">
            <text:p>29795.4940643144</text:p>
          </table:table-cell>
          <table:table-cell table:formula="of:=[.D1100]*RANDBETWEEN(0.3;1.9)" office:value-type="float" office:value="29795.4940643144" calcext:value-type="float">
            <text:p>29795.4940643144</text:p>
          </table:table-cell>
          <table:table-cell table:formula="of:=[.B1100]*RANDBETWEEN(0.3;1.9)/[.E1100]*[.D1100]" office:value-type="float" office:value="29795.4940643144" calcext:value-type="float">
            <text:p>29795.4940643144</text:p>
          </table:table-cell>
          <table:table-cell table:formula="of:=[.C1100]*RANDBETWEEN(0.3;1.9)" office:value-type="float" office:value="58626.9881286288" calcext:value-type="float">
            <text:p>58626.9881286288</text:p>
          </table:table-cell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string" calcext:value-type="string">
            <text:p>19585.24072415854</text:p>
          </table:table-cell>
          <table:table-cell table:formula="of:=[.B1101]+RANDBETWEEN(-500;500)" office:value-type="float" office:value="20048.2407241585" calcext:value-type="float">
            <text:p>20048.2407241585</text:p>
          </table:table-cell>
          <table:table-cell table:formula="of:=[.B1101]*RANDBETWEEN(0.3;1.9)" office:value-type="float" office:value="39170.4814483171" calcext:value-type="float">
            <text:p>39170.4814483171</text:p>
          </table:table-cell>
          <table:table-cell table:formula="of:=[.D1101]*RANDBETWEEN(0.3;1.9)" office:value-type="float" office:value="39170.4814483171" calcext:value-type="float">
            <text:p>39170.4814483171</text:p>
          </table:table-cell>
          <table:table-cell table:formula="of:=[.B1101]*RANDBETWEEN(0.3;1.9)/[.E1101]*[.D1101]" office:value-type="float" office:value="39170.4814483171" calcext:value-type="float">
            <text:p>39170.4814483171</text:p>
          </table:table-cell>
          <table:table-cell table:formula="of:=[.C1101]*RANDBETWEEN(0.3;1.9)" office:value-type="float" office:value="20048.2407241585" calcext:value-type="float">
            <text:p>20048.2407241585</text:p>
          </table:table-cell>
        </table:table-row>
        <table:table-row table:style-name="ro1">
          <table:table-cell office:value-type="float" office:value="34311" calcext:value-type="float">
            <text:p>34311</text:p>
          </table:table-cell>
          <table:table-cell office:value-type="string" calcext:value-type="string">
            <text:p>47712.982244971536</text:p>
          </table:table-cell>
          <table:table-cell table:formula="of:=[.B1102]+RANDBETWEEN(-500;500)" office:value-type="float" office:value="47286.9822449715" calcext:value-type="float">
            <text:p>47286.9822449715</text:p>
          </table:table-cell>
          <table:table-cell table:formula="of:=[.B1102]*RANDBETWEEN(0.3;1.9)" office:value-type="float" office:value="95425.9644899431" calcext:value-type="float">
            <text:p>95425.9644899431</text:p>
          </table:table-cell>
          <table:table-cell table:formula="of:=[.D1102]*RANDBETWEEN(0.3;1.9)" office:value-type="float" office:value="95425.9644899431" calcext:value-type="float">
            <text:p>95425.9644899431</text:p>
          </table:table-cell>
          <table:table-cell table:formula="of:=[.B1102]*RANDBETWEEN(0.3;1.9)/[.E1102]*[.D1102]" office:value-type="float" office:value="47712.9822449715" calcext:value-type="float">
            <text:p>47712.9822449715</text:p>
          </table:table-cell>
          <table:table-cell table:formula="of:=[.C1102]*RANDBETWEEN(0.3;1.9)" office:value-type="float" office:value="94573.9644899431" calcext:value-type="float">
            <text:p>94573.9644899431</text:p>
          </table:table-cell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19016.365859695437</text:p>
          </table:table-cell>
          <table:table-cell table:formula="of:=[.B1103]+RANDBETWEEN(-500;500)" office:value-type="float" office:value="18779.3658596954" calcext:value-type="float">
            <text:p>18779.3658596954</text:p>
          </table:table-cell>
          <table:table-cell table:formula="of:=[.B1103]*RANDBETWEEN(0.3;1.9)" office:value-type="float" office:value="38032.7317193909" calcext:value-type="float">
            <text:p>38032.7317193909</text:p>
          </table:table-cell>
          <table:table-cell table:formula="of:=[.D1103]*RANDBETWEEN(0.3;1.9)" office:value-type="float" office:value="76065.4634387817" calcext:value-type="float">
            <text:p>76065.4634387817</text:p>
          </table:table-cell>
          <table:table-cell table:formula="of:=[.B1103]*RANDBETWEEN(0.3;1.9)/[.E1103]*[.D1103]" office:value-type="float" office:value="9508.18292984772" calcext:value-type="float">
            <text:p>9508.1829298477</text:p>
          </table:table-cell>
          <table:table-cell table:formula="of:=[.C1103]*RANDBETWEEN(0.3;1.9)" office:value-type="float" office:value="18779.3658596954" calcext:value-type="float">
            <text:p>18779.3658596954</text:p>
          </table:table-cell>
        </table:table-row>
        <table:table-row table:style-name="ro1">
          <table:table-cell office:value-type="float" office:value="34313" calcext:value-type="float">
            <text:p>34313</text:p>
          </table:table-cell>
          <table:table-cell office:value-type="string" calcext:value-type="string">
            <text:p>5011.446979808136</text:p>
          </table:table-cell>
          <table:table-cell table:formula="of:=[.B1104]+RANDBETWEEN(-500;500)" office:value-type="float" office:value="5315.44697980814" calcext:value-type="float">
            <text:p>5315.4469798081</text:p>
          </table:table-cell>
          <table:table-cell table:formula="of:=[.B1104]*RANDBETWEEN(0.3;1.9)" office:value-type="float" office:value="5011.44697980814" calcext:value-type="float">
            <text:p>5011.4469798081</text:p>
          </table:table-cell>
          <table:table-cell table:formula="of:=[.D1104]*RANDBETWEEN(0.3;1.9)" office:value-type="float" office:value="10022.8939596163" calcext:value-type="float">
            <text:p>10022.8939596163</text:p>
          </table:table-cell>
          <table:table-cell table:formula="of:=[.B1104]*RANDBETWEEN(0.3;1.9)/[.E1104]*[.D1104]" office:value-type="float" office:value="2505.72348990407" calcext:value-type="float">
            <text:p>2505.7234899041</text:p>
          </table:table-cell>
          <table:table-cell table:formula="of:=[.C1104]*RANDBETWEEN(0.3;1.9)" office:value-type="float" office:value="10630.8939596163" calcext:value-type="float">
            <text:p>10630.8939596163</text:p>
          </table:table-cell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string" calcext:value-type="string">
            <text:p>11683.972170355257</text:p>
          </table:table-cell>
          <table:table-cell table:formula="of:=[.B1105]+RANDBETWEEN(-500;500)" office:value-type="float" office:value="11342.9721703553" calcext:value-type="float">
            <text:p>11342.9721703553</text:p>
          </table:table-cell>
          <table:table-cell table:formula="of:=[.B1105]*RANDBETWEEN(0.3;1.9)" office:value-type="float" office:value="23367.9443407105" calcext:value-type="float">
            <text:p>23367.9443407105</text:p>
          </table:table-cell>
          <table:table-cell table:formula="of:=[.D1105]*RANDBETWEEN(0.3;1.9)" office:value-type="float" office:value="23367.9443407105" calcext:value-type="float">
            <text:p>23367.9443407105</text:p>
          </table:table-cell>
          <table:table-cell table:formula="of:=[.B1105]*RANDBETWEEN(0.3;1.9)/[.E1105]*[.D1105]" office:value-type="float" office:value="11683.9721703553" calcext:value-type="float">
            <text:p>11683.9721703553</text:p>
          </table:table-cell>
          <table:table-cell table:formula="of:=[.C1105]*RANDBETWEEN(0.3;1.9)" office:value-type="float" office:value="11342.9721703553" calcext:value-type="float">
            <text:p>11342.9721703553</text:p>
          </table:table-cell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string" calcext:value-type="string">
            <text:p>1288.527958761</text:p>
          </table:table-cell>
          <table:table-cell table:formula="of:=[.B1106]+RANDBETWEEN(-500;500)" office:value-type="float" office:value="969.527958761" calcext:value-type="float">
            <text:p>969.527958761</text:p>
          </table:table-cell>
          <table:table-cell table:formula="of:=[.B1106]*RANDBETWEEN(0.3;1.9)" office:value-type="float" office:value="2577.055917522" calcext:value-type="float">
            <text:p>2577.055917522</text:p>
          </table:table-cell>
          <table:table-cell table:formula="of:=[.D1106]*RANDBETWEEN(0.3;1.9)" office:value-type="float" office:value="5154.111835044" calcext:value-type="float">
            <text:p>5154.111835044</text:p>
          </table:table-cell>
          <table:table-cell table:formula="of:=[.B1106]*RANDBETWEEN(0.3;1.9)/[.E1106]*[.D1106]" office:value-type="float" office:value="1288.527958761" calcext:value-type="float">
            <text:p>1288.527958761</text:p>
          </table:table-cell>
          <table:table-cell table:formula="of:=[.C1106]*RANDBETWEEN(0.3;1.9)" office:value-type="float" office:value="1939.055917522" calcext:value-type="float">
            <text:p>1939.055917522</text:p>
          </table:table-cell>
        </table:table-row>
        <table:table-row table:style-name="ro1">
          <table:table-cell office:value-type="float" office:value="34316" calcext:value-type="float">
            <text:p>34316</text:p>
          </table:table-cell>
          <table:table-cell office:value-type="string" calcext:value-type="string">
            <text:p>639.150179715</text:p>
          </table:table-cell>
          <table:table-cell table:formula="of:=[.B1107]+RANDBETWEEN(-500;500)" office:value-type="float" office:value="173.150179715" calcext:value-type="float">
            <text:p>173.150179715</text:p>
          </table:table-cell>
          <table:table-cell table:formula="of:=[.B1107]*RANDBETWEEN(0.3;1.9)" office:value-type="float" office:value="639.150179715" calcext:value-type="float">
            <text:p>639.150179715</text:p>
          </table:table-cell>
          <table:table-cell table:formula="of:=[.D1107]*RANDBETWEEN(0.3;1.9)" office:value-type="float" office:value="639.150179715" calcext:value-type="float">
            <text:p>639.150179715</text:p>
          </table:table-cell>
          <table:table-cell table:formula="of:=[.B1107]*RANDBETWEEN(0.3;1.9)/[.E1107]*[.D1107]" office:value-type="float" office:value="639.150179715" calcext:value-type="float">
            <text:p>639.150179715</text:p>
          </table:table-cell>
          <table:table-cell table:formula="of:=[.C1107]*RANDBETWEEN(0.3;1.9)" office:value-type="float" office:value="346.30035943" calcext:value-type="float">
            <text:p>346.30035943</text:p>
          </table:table-cell>
        </table:table-row>
        <table:table-row table:style-name="ro1">
          <table:table-cell office:value-type="float" office:value="34317" calcext:value-type="float">
            <text:p>34317</text:p>
          </table:table-cell>
          <table:table-cell office:value-type="string" calcext:value-type="string">
            <text:p>7783.4284502247265</text:p>
          </table:table-cell>
          <table:table-cell table:formula="of:=[.B1108]+RANDBETWEEN(-500;500)" office:value-type="float" office:value="7937.42845022473" calcext:value-type="float">
            <text:p>7937.4284502247</text:p>
          </table:table-cell>
          <table:table-cell table:formula="of:=[.B1108]*RANDBETWEEN(0.3;1.9)" office:value-type="float" office:value="15566.8569004495" calcext:value-type="float">
            <text:p>15566.8569004495</text:p>
          </table:table-cell>
          <table:table-cell table:formula="of:=[.D1108]*RANDBETWEEN(0.3;1.9)" office:value-type="float" office:value="31133.7138008989" calcext:value-type="float">
            <text:p>31133.7138008989</text:p>
          </table:table-cell>
          <table:table-cell table:formula="of:=[.B1108]*RANDBETWEEN(0.3;1.9)/[.E1108]*[.D1108]" office:value-type="float" office:value="7783.42845022473" calcext:value-type="float">
            <text:p>7783.4284502247</text:p>
          </table:table-cell>
          <table:table-cell table:formula="of:=[.C1108]*RANDBETWEEN(0.3;1.9)" office:value-type="float" office:value="15874.8569004495" calcext:value-type="float">
            <text:p>15874.8569004495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string" calcext:value-type="string">
            <text:p>4913.169127890739</text:p>
          </table:table-cell>
          <table:table-cell table:formula="of:=[.B1109]+RANDBETWEEN(-500;500)" office:value-type="float" office:value="5361.16912789074" calcext:value-type="float">
            <text:p>5361.1691278907</text:p>
          </table:table-cell>
          <table:table-cell table:formula="of:=[.B1109]*RANDBETWEEN(0.3;1.9)" office:value-type="float" office:value="4913.16912789074" calcext:value-type="float">
            <text:p>4913.1691278907</text:p>
          </table:table-cell>
          <table:table-cell table:formula="of:=[.D1109]*RANDBETWEEN(0.3;1.9)" office:value-type="float" office:value="9826.33825578148" calcext:value-type="float">
            <text:p>9826.3382557815</text:p>
          </table:table-cell>
          <table:table-cell table:formula="of:=[.B1109]*RANDBETWEEN(0.3;1.9)/[.E1109]*[.D1109]" office:value-type="float" office:value="4913.16912789074" calcext:value-type="float">
            <text:p>4913.1691278907</text:p>
          </table:table-cell>
          <table:table-cell table:formula="of:=[.C1109]*RANDBETWEEN(0.3;1.9)" office:value-type="float" office:value="5361.16912789074" calcext:value-type="float">
            <text:p>5361.1691278907</text:p>
          </table:table-cell>
        </table:table-row>
        <table:table-row table:style-name="ro1">
          <table:table-cell office:value-type="float" office:value="34319" calcext:value-type="float">
            <text:p>34319</text:p>
          </table:table-cell>
          <table:table-cell office:value-type="string" calcext:value-type="string">
            <text:p>1174.264152124</text:p>
          </table:table-cell>
          <table:table-cell table:formula="of:=[.B1110]+RANDBETWEEN(-500;500)" office:value-type="float" office:value="958.264152124" calcext:value-type="float">
            <text:p>958.264152124</text:p>
          </table:table-cell>
          <table:table-cell table:formula="of:=[.B1110]*RANDBETWEEN(0.3;1.9)" office:value-type="float" office:value="1174.264152124" calcext:value-type="float">
            <text:p>1174.264152124</text:p>
          </table:table-cell>
          <table:table-cell table:formula="of:=[.D1110]*RANDBETWEEN(0.3;1.9)" office:value-type="float" office:value="2348.528304248" calcext:value-type="float">
            <text:p>2348.528304248</text:p>
          </table:table-cell>
          <table:table-cell table:formula="of:=[.B1110]*RANDBETWEEN(0.3;1.9)/[.E1110]*[.D1110]" office:value-type="float" office:value="1174.264152124" calcext:value-type="float">
            <text:p>1174.264152124</text:p>
          </table:table-cell>
          <table:table-cell table:formula="of:=[.C1110]*RANDBETWEEN(0.3;1.9)" office:value-type="float" office:value="1916.528304248" calcext:value-type="float">
            <text:p>1916.528304248</text:p>
          </table:table-cell>
        </table:table-row>
        <table:table-row table:style-name="ro1">
          <table:table-cell office:value-type="float" office:value="34320" calcext:value-type="float">
            <text:p>34320</text:p>
          </table:table-cell>
          <table:table-cell office:value-type="string" calcext:value-type="string">
            <text:p>10259.475239376141</text:p>
          </table:table-cell>
          <table:table-cell table:formula="of:=[.B1111]+RANDBETWEEN(-500;500)" office:value-type="float" office:value="10343.4752393761" calcext:value-type="float">
            <text:p>10343.4752393761</text:p>
          </table:table-cell>
          <table:table-cell table:formula="of:=[.B1111]*RANDBETWEEN(0.3;1.9)" office:value-type="float" office:value="20518.9504787523" calcext:value-type="float">
            <text:p>20518.9504787523</text:p>
          </table:table-cell>
          <table:table-cell table:formula="of:=[.D1111]*RANDBETWEEN(0.3;1.9)" office:value-type="float" office:value="41037.9009575046" calcext:value-type="float">
            <text:p>41037.9009575046</text:p>
          </table:table-cell>
          <table:table-cell table:formula="of:=[.B1111]*RANDBETWEEN(0.3;1.9)/[.E1111]*[.D1111]" office:value-type="float" office:value="5129.73761968807" calcext:value-type="float">
            <text:p>5129.7376196881</text:p>
          </table:table-cell>
          <table:table-cell table:formula="of:=[.C1111]*RANDBETWEEN(0.3;1.9)" office:value-type="float" office:value="20686.9504787523" calcext:value-type="float">
            <text:p>20686.9504787523</text:p>
          </table:table-cell>
        </table:table-row>
        <table:table-row table:style-name="ro1">
          <table:table-cell office:value-type="float" office:value="34321" calcext:value-type="float">
            <text:p>34321</text:p>
          </table:table-cell>
          <table:table-cell office:value-type="string" calcext:value-type="string">
            <text:p>44786.159026828194</text:p>
          </table:table-cell>
          <table:table-cell table:formula="of:=[.B1112]+RANDBETWEEN(-500;500)" office:value-type="float" office:value="44301.1590268282" calcext:value-type="float">
            <text:p>44301.1590268282</text:p>
          </table:table-cell>
          <table:table-cell table:formula="of:=[.B1112]*RANDBETWEEN(0.3;1.9)" office:value-type="float" office:value="44786.1590268282" calcext:value-type="float">
            <text:p>44786.1590268282</text:p>
          </table:table-cell>
          <table:table-cell table:formula="of:=[.D1112]*RANDBETWEEN(0.3;1.9)" office:value-type="float" office:value="44786.1590268282" calcext:value-type="float">
            <text:p>44786.1590268282</text:p>
          </table:table-cell>
          <table:table-cell table:formula="of:=[.B1112]*RANDBETWEEN(0.3;1.9)/[.E1112]*[.D1112]" office:value-type="float" office:value="44786.1590268282" calcext:value-type="float">
            <text:p>44786.1590268282</text:p>
          </table:table-cell>
          <table:table-cell table:formula="of:=[.C1112]*RANDBETWEEN(0.3;1.9)" office:value-type="float" office:value="88602.3180536564" calcext:value-type="float">
            <text:p>88602.3180536564</text:p>
          </table:table-cell>
        </table:table-row>
        <table:table-row table:style-name="ro1">
          <table:table-cell office:value-type="float" office:value="34322" calcext:value-type="float">
            <text:p>34322</text:p>
          </table:table-cell>
          <table:table-cell office:value-type="string" calcext:value-type="string">
            <text:p>14173.331138048701</text:p>
          </table:table-cell>
          <table:table-cell table:formula="of:=[.B1113]+RANDBETWEEN(-500;500)" office:value-type="float" office:value="14072.3311380487" calcext:value-type="float">
            <text:p>14072.3311380487</text:p>
          </table:table-cell>
          <table:table-cell table:formula="of:=[.B1113]*RANDBETWEEN(0.3;1.9)" office:value-type="float" office:value="14173.3311380487" calcext:value-type="float">
            <text:p>14173.3311380487</text:p>
          </table:table-cell>
          <table:table-cell table:formula="of:=[.D1113]*RANDBETWEEN(0.3;1.9)" office:value-type="float" office:value="14173.3311380487" calcext:value-type="float">
            <text:p>14173.3311380487</text:p>
          </table:table-cell>
          <table:table-cell table:formula="of:=[.B1113]*RANDBETWEEN(0.3;1.9)/[.E1113]*[.D1113]" office:value-type="float" office:value="14173.3311380487" calcext:value-type="float">
            <text:p>14173.3311380487</text:p>
          </table:table-cell>
          <table:table-cell table:formula="of:=[.C1113]*RANDBETWEEN(0.3;1.9)" office:value-type="float" office:value="28144.6622760974" calcext:value-type="float">
            <text:p>28144.6622760974</text:p>
          </table:table-cell>
        </table:table-row>
        <table:table-row table:style-name="ro1">
          <table:table-cell office:value-type="float" office:value="34323" calcext:value-type="float">
            <text:p>34323</text:p>
          </table:table-cell>
          <table:table-cell office:value-type="string" calcext:value-type="string">
            <text:p>3284.746978751024</text:p>
          </table:table-cell>
          <table:table-cell table:formula="of:=[.B1114]+RANDBETWEEN(-500;500)" office:value-type="float" office:value="3771.74697875102" calcext:value-type="float">
            <text:p>3771.746978751</text:p>
          </table:table-cell>
          <table:table-cell table:formula="of:=[.B1114]*RANDBETWEEN(0.3;1.9)" office:value-type="float" office:value="6569.49395750205" calcext:value-type="float">
            <text:p>6569.4939575021</text:p>
          </table:table-cell>
          <table:table-cell table:formula="of:=[.D1114]*RANDBETWEEN(0.3;1.9)" office:value-type="float" office:value="6569.49395750205" calcext:value-type="float">
            <text:p>6569.4939575021</text:p>
          </table:table-cell>
          <table:table-cell table:formula="of:=[.B1114]*RANDBETWEEN(0.3;1.9)/[.E1114]*[.D1114]" office:value-type="float" office:value="3284.74697875102" calcext:value-type="float">
            <text:p>3284.746978751</text:p>
          </table:table-cell>
          <table:table-cell table:formula="of:=[.C1114]*RANDBETWEEN(0.3;1.9)" office:value-type="float" office:value="7543.49395750205" calcext:value-type="float">
            <text:p>7543.4939575021</text:p>
          </table:table-cell>
        </table:table-row>
        <table:table-row table:style-name="ro1">
          <table:table-cell office:value-type="float" office:value="34324" calcext:value-type="float">
            <text:p>34324</text:p>
          </table:table-cell>
          <table:table-cell office:value-type="string" calcext:value-type="string">
            <text:p>11474.016703021547</text:p>
          </table:table-cell>
          <table:table-cell table:formula="of:=[.B1115]+RANDBETWEEN(-500;500)" office:value-type="float" office:value="11061.0167030215" calcext:value-type="float">
            <text:p>11061.0167030215</text:p>
          </table:table-cell>
          <table:table-cell table:formula="of:=[.B1115]*RANDBETWEEN(0.3;1.9)" office:value-type="float" office:value="22948.0334060431" calcext:value-type="float">
            <text:p>22948.0334060431</text:p>
          </table:table-cell>
          <table:table-cell table:formula="of:=[.D1115]*RANDBETWEEN(0.3;1.9)" office:value-type="float" office:value="22948.0334060431" calcext:value-type="float">
            <text:p>22948.0334060431</text:p>
          </table:table-cell>
          <table:table-cell table:formula="of:=[.B1115]*RANDBETWEEN(0.3;1.9)/[.E1115]*[.D1115]" office:value-type="float" office:value="22948.0334060431" calcext:value-type="float">
            <text:p>22948.0334060431</text:p>
          </table:table-cell>
          <table:table-cell table:formula="of:=[.C1115]*RANDBETWEEN(0.3;1.9)" office:value-type="float" office:value="11061.0167030215" calcext:value-type="float">
            <text:p>11061.0167030215</text:p>
          </table:table-cell>
        </table:table-row>
        <table:table-row table:style-name="ro1">
          <table:table-cell office:value-type="float" office:value="34325" calcext:value-type="float">
            <text:p>34325</text:p>
          </table:table-cell>
          <table:table-cell office:value-type="string" calcext:value-type="string">
            <text:p>21298.672654725473</text:p>
          </table:table-cell>
          <table:table-cell table:formula="of:=[.B1116]+RANDBETWEEN(-500;500)" office:value-type="float" office:value="21736.6726547255" calcext:value-type="float">
            <text:p>21736.6726547255</text:p>
          </table:table-cell>
          <table:table-cell table:formula="of:=[.B1116]*RANDBETWEEN(0.3;1.9)" office:value-type="float" office:value="21298.6726547255" calcext:value-type="float">
            <text:p>21298.6726547255</text:p>
          </table:table-cell>
          <table:table-cell table:formula="of:=[.D1116]*RANDBETWEEN(0.3;1.9)" office:value-type="float" office:value="42597.345309451" calcext:value-type="float">
            <text:p>42597.345309451</text:p>
          </table:table-cell>
          <table:table-cell table:formula="of:=[.B1116]*RANDBETWEEN(0.3;1.9)/[.E1116]*[.D1116]" office:value-type="float" office:value="21298.6726547255" calcext:value-type="float">
            <text:p>21298.6726547255</text:p>
          </table:table-cell>
          <table:table-cell table:formula="of:=[.C1116]*RANDBETWEEN(0.3;1.9)" office:value-type="float" office:value="43473.345309451" calcext:value-type="float">
            <text:p>43473.345309451</text:p>
          </table:table-cell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string" calcext:value-type="string">
            <text:p>2147.0755253366397</text:p>
          </table:table-cell>
          <table:table-cell table:formula="of:=[.B1117]+RANDBETWEEN(-500;500)" office:value-type="float" office:value="1737.07552533664" calcext:value-type="float">
            <text:p>1737.0755253366</text:p>
          </table:table-cell>
          <table:table-cell table:formula="of:=[.B1117]*RANDBETWEEN(0.3;1.9)" office:value-type="float" office:value="2147.07552533664" calcext:value-type="float">
            <text:p>2147.0755253366</text:p>
          </table:table-cell>
          <table:table-cell table:formula="of:=[.D1117]*RANDBETWEEN(0.3;1.9)" office:value-type="float" office:value="4294.15105067328" calcext:value-type="float">
            <text:p>4294.1510506733</text:p>
          </table:table-cell>
          <table:table-cell table:formula="of:=[.B1117]*RANDBETWEEN(0.3;1.9)/[.E1117]*[.D1117]" office:value-type="float" office:value="1073.53776266832" calcext:value-type="float">
            <text:p>1073.5377626683</text:p>
          </table:table-cell>
          <table:table-cell table:formula="of:=[.C1117]*RANDBETWEEN(0.3;1.9)" office:value-type="float" office:value="3474.15105067328" calcext:value-type="float">
            <text:p>3474.1510506733</text:p>
          </table:table-cell>
        </table:table-row>
        <table:table-row table:style-name="ro1">
          <table:table-cell office:value-type="float" office:value="34327" calcext:value-type="float">
            <text:p>34327</text:p>
          </table:table-cell>
          <table:table-cell office:value-type="string" calcext:value-type="string">
            <text:p>97048.58502101274</text:p>
          </table:table-cell>
          <table:table-cell table:formula="of:=[.B1118]+RANDBETWEEN(-500;500)" office:value-type="float" office:value="97012.5850210127" calcext:value-type="float">
            <text:p>97012.5850210127</text:p>
          </table:table-cell>
          <table:table-cell table:formula="of:=[.B1118]*RANDBETWEEN(0.3;1.9)" office:value-type="float" office:value="97048.5850210127" calcext:value-type="float">
            <text:p>97048.5850210127</text:p>
          </table:table-cell>
          <table:table-cell table:formula="of:=[.D1118]*RANDBETWEEN(0.3;1.9)" office:value-type="float" office:value="97048.5850210127" calcext:value-type="float">
            <text:p>97048.5850210127</text:p>
          </table:table-cell>
          <table:table-cell table:formula="of:=[.B1118]*RANDBETWEEN(0.3;1.9)/[.E1118]*[.D1118]" office:value-type="float" office:value="97048.5850210127" calcext:value-type="float">
            <text:p>97048.5850210127</text:p>
          </table:table-cell>
          <table:table-cell table:formula="of:=[.C1118]*RANDBETWEEN(0.3;1.9)" office:value-type="float" office:value="97012.5850210127" calcext:value-type="float">
            <text:p>97012.5850210127</text:p>
          </table:table-cell>
        </table:table-row>
        <table:table-row table:style-name="ro1">
          <table:table-cell office:value-type="float" office:value="34328" calcext:value-type="float">
            <text:p>34328</text:p>
          </table:table-cell>
          <table:table-cell office:value-type="string" calcext:value-type="string">
            <text:p>8425.20168480193</text:p>
          </table:table-cell>
          <table:table-cell table:formula="of:=[.B1119]+RANDBETWEEN(-500;500)" office:value-type="float" office:value="8653.20168480193" calcext:value-type="float">
            <text:p>8653.2016848019</text:p>
          </table:table-cell>
          <table:table-cell table:formula="of:=[.B1119]*RANDBETWEEN(0.3;1.9)" office:value-type="float" office:value="8425.20168480193" calcext:value-type="float">
            <text:p>8425.2016848019</text:p>
          </table:table-cell>
          <table:table-cell table:formula="of:=[.D1119]*RANDBETWEEN(0.3;1.9)" office:value-type="float" office:value="16850.4033696039" calcext:value-type="float">
            <text:p>16850.4033696039</text:p>
          </table:table-cell>
          <table:table-cell table:formula="of:=[.B1119]*RANDBETWEEN(0.3;1.9)/[.E1119]*[.D1119]" office:value-type="float" office:value="8425.20168480193" calcext:value-type="float">
            <text:p>8425.2016848019</text:p>
          </table:table-cell>
          <table:table-cell table:formula="of:=[.C1119]*RANDBETWEEN(0.3;1.9)" office:value-type="float" office:value="17306.4033696039" calcext:value-type="float">
            <text:p>17306.4033696039</text:p>
          </table:table-cell>
        </table:table-row>
        <table:table-row table:style-name="ro1">
          <table:table-cell office:value-type="float" office:value="34329" calcext:value-type="float">
            <text:p>34329</text:p>
          </table:table-cell>
          <table:table-cell office:value-type="string" calcext:value-type="string">
            <text:p>121827.96254385704</text:p>
          </table:table-cell>
          <table:table-cell table:formula="of:=[.B1120]+RANDBETWEEN(-500;500)" office:value-type="float" office:value="121853.962543857" calcext:value-type="float">
            <text:p>121853.962543857</text:p>
          </table:table-cell>
          <table:table-cell table:formula="of:=[.B1120]*RANDBETWEEN(0.3;1.9)" office:value-type="float" office:value="121827.962543857" calcext:value-type="float">
            <text:p>121827.962543857</text:p>
          </table:table-cell>
          <table:table-cell table:formula="of:=[.D1120]*RANDBETWEEN(0.3;1.9)" office:value-type="float" office:value="121827.962543857" calcext:value-type="float">
            <text:p>121827.962543857</text:p>
          </table:table-cell>
          <table:table-cell table:formula="of:=[.B1120]*RANDBETWEEN(0.3;1.9)/[.E1120]*[.D1120]" office:value-type="float" office:value="243655.925087714" calcext:value-type="float">
            <text:p>243655.925087714</text:p>
          </table:table-cell>
          <table:table-cell table:formula="of:=[.C1120]*RANDBETWEEN(0.3;1.9)" office:value-type="float" office:value="121853.962543857" calcext:value-type="float">
            <text:p>121853.962543857</text:p>
          </table:table-cell>
        </table:table-row>
        <table:table-row table:style-name="ro1">
          <table:table-cell office:value-type="float" office:value="34330" calcext:value-type="float">
            <text:p>34330</text:p>
          </table:table-cell>
          <table:table-cell office:value-type="string" calcext:value-type="string">
            <text:p>2295.30739894</text:p>
          </table:table-cell>
          <table:table-cell table:formula="of:=[.B1121]+RANDBETWEEN(-500;500)" office:value-type="float" office:value="2313.30739894" calcext:value-type="float">
            <text:p>2313.30739894</text:p>
          </table:table-cell>
          <table:table-cell table:formula="of:=[.B1121]*RANDBETWEEN(0.3;1.9)" office:value-type="float" office:value="2295.30739894" calcext:value-type="float">
            <text:p>2295.30739894</text:p>
          </table:table-cell>
          <table:table-cell table:formula="of:=[.D1121]*RANDBETWEEN(0.3;1.9)" office:value-type="float" office:value="2295.30739894" calcext:value-type="float">
            <text:p>2295.30739894</text:p>
          </table:table-cell>
          <table:table-cell table:formula="of:=[.B1121]*RANDBETWEEN(0.3;1.9)/[.E1121]*[.D1121]" office:value-type="float" office:value="4590.61479788" calcext:value-type="float">
            <text:p>4590.61479788</text:p>
          </table:table-cell>
          <table:table-cell table:formula="of:=[.C1121]*RANDBETWEEN(0.3;1.9)" office:value-type="float" office:value="2313.30739894" calcext:value-type="float">
            <text:p>2313.30739894</text:p>
          </table:table-cell>
        </table:table-row>
        <table:table-row table:style-name="ro1">
          <table:table-cell office:value-type="float" office:value="34331" calcext:value-type="float">
            <text:p>34331</text:p>
          </table:table-cell>
          <table:table-cell office:value-type="string" calcext:value-type="string">
            <text:p>1179.1686167243288</text:p>
          </table:table-cell>
          <table:table-cell table:formula="of:=[.B1122]+RANDBETWEEN(-500;500)" office:value-type="float" office:value="1162.16861672433" calcext:value-type="float">
            <text:p>1162.1686167243</text:p>
          </table:table-cell>
          <table:table-cell table:formula="of:=[.B1122]*RANDBETWEEN(0.3;1.9)" office:value-type="float" office:value="1179.16861672433" calcext:value-type="float">
            <text:p>1179.1686167243</text:p>
          </table:table-cell>
          <table:table-cell table:formula="of:=[.D1122]*RANDBETWEEN(0.3;1.9)" office:value-type="float" office:value="1179.16861672433" calcext:value-type="float">
            <text:p>1179.1686167243</text:p>
          </table:table-cell>
          <table:table-cell table:formula="of:=[.B1122]*RANDBETWEEN(0.3;1.9)/[.E1122]*[.D1122]" office:value-type="float" office:value="2358.33723344866" calcext:value-type="float">
            <text:p>2358.3372334487</text:p>
          </table:table-cell>
          <table:table-cell table:formula="of:=[.C1122]*RANDBETWEEN(0.3;1.9)" office:value-type="float" office:value="1162.16861672433" calcext:value-type="float">
            <text:p>1162.1686167243</text:p>
          </table:table-cell>
        </table:table-row>
        <table:table-row table:style-name="ro1">
          <table:table-cell office:value-type="float" office:value="34332" calcext:value-type="float">
            <text:p>34332</text:p>
          </table:table-cell>
          <table:table-cell office:value-type="string" calcext:value-type="string">
            <text:p>74529.88767495133</text:p>
          </table:table-cell>
          <table:table-cell table:formula="of:=[.B1123]+RANDBETWEEN(-500;500)" office:value-type="float" office:value="74331.8876749513" calcext:value-type="float">
            <text:p>74331.8876749513</text:p>
          </table:table-cell>
          <table:table-cell table:formula="of:=[.B1123]*RANDBETWEEN(0.3;1.9)" office:value-type="float" office:value="149059.775349903" calcext:value-type="float">
            <text:p>149059.775349903</text:p>
          </table:table-cell>
          <table:table-cell table:formula="of:=[.D1123]*RANDBETWEEN(0.3;1.9)" office:value-type="float" office:value="298119.550699805" calcext:value-type="float">
            <text:p>298119.550699805</text:p>
          </table:table-cell>
          <table:table-cell table:formula="of:=[.B1123]*RANDBETWEEN(0.3;1.9)/[.E1123]*[.D1123]" office:value-type="float" office:value="37264.9438374757" calcext:value-type="float">
            <text:p>37264.9438374757</text:p>
          </table:table-cell>
          <table:table-cell table:formula="of:=[.C1123]*RANDBETWEEN(0.3;1.9)" office:value-type="float" office:value="148663.775349903" calcext:value-type="float">
            <text:p>148663.775349903</text:p>
          </table:table-cell>
        </table:table-row>
        <table:table-row table:style-name="ro1">
          <table:table-cell office:value-type="float" office:value="34333" calcext:value-type="float">
            <text:p>34333</text:p>
          </table:table-cell>
          <table:table-cell office:value-type="string" calcext:value-type="string">
            <text:p>48252.33882642885</text:p>
          </table:table-cell>
          <table:table-cell table:formula="of:=[.B1124]+RANDBETWEEN(-500;500)" office:value-type="float" office:value="48277.3388264289" calcext:value-type="float">
            <text:p>48277.3388264289</text:p>
          </table:table-cell>
          <table:table-cell table:formula="of:=[.B1124]*RANDBETWEEN(0.3;1.9)" office:value-type="float" office:value="48252.3388264289" calcext:value-type="float">
            <text:p>48252.3388264289</text:p>
          </table:table-cell>
          <table:table-cell table:formula="of:=[.D1124]*RANDBETWEEN(0.3;1.9)" office:value-type="float" office:value="96504.6776528577" calcext:value-type="float">
            <text:p>96504.6776528577</text:p>
          </table:table-cell>
          <table:table-cell table:formula="of:=[.B1124]*RANDBETWEEN(0.3;1.9)/[.E1124]*[.D1124]" office:value-type="float" office:value="24126.1694132144" calcext:value-type="float">
            <text:p>24126.1694132144</text:p>
          </table:table-cell>
          <table:table-cell table:formula="of:=[.C1124]*RANDBETWEEN(0.3;1.9)" office:value-type="float" office:value="48277.3388264289" calcext:value-type="float">
            <text:p>48277.3388264289</text:p>
          </table:table-cell>
        </table:table-row>
        <table:table-row table:style-name="ro1">
          <table:table-cell office:value-type="float" office:value="34334" calcext:value-type="float">
            <text:p>34334</text:p>
          </table:table-cell>
          <table:table-cell office:value-type="string" calcext:value-type="string">
            <text:p>3543.5356830065944</text:p>
          </table:table-cell>
          <table:table-cell table:formula="of:=[.B1125]+RANDBETWEEN(-500;500)" office:value-type="float" office:value="3741.53568300659" calcext:value-type="float">
            <text:p>3741.5356830066</text:p>
          </table:table-cell>
          <table:table-cell table:formula="of:=[.B1125]*RANDBETWEEN(0.3;1.9)" office:value-type="float" office:value="7087.07136601319" calcext:value-type="float">
            <text:p>7087.0713660132</text:p>
          </table:table-cell>
          <table:table-cell table:formula="of:=[.D1125]*RANDBETWEEN(0.3;1.9)" office:value-type="float" office:value="7087.07136601319" calcext:value-type="float">
            <text:p>7087.0713660132</text:p>
          </table:table-cell>
          <table:table-cell table:formula="of:=[.B1125]*RANDBETWEEN(0.3;1.9)/[.E1125]*[.D1125]" office:value-type="float" office:value="7087.07136601319" calcext:value-type="float">
            <text:p>7087.0713660132</text:p>
          </table:table-cell>
          <table:table-cell table:formula="of:=[.C1125]*RANDBETWEEN(0.3;1.9)" office:value-type="float" office:value="3741.53568300659" calcext:value-type="float">
            <text:p>3741.5356830066</text:p>
          </table:table-cell>
        </table:table-row>
        <table:table-row table:style-name="ro1">
          <table:table-cell office:value-type="float" office:value="34335" calcext:value-type="float">
            <text:p>34335</text:p>
          </table:table-cell>
          <table:table-cell office:value-type="string" calcext:value-type="string">
            <text:p>5240.269059583801</text:p>
          </table:table-cell>
          <table:table-cell table:formula="of:=[.B1126]+RANDBETWEEN(-500;500)" office:value-type="float" office:value="5611.2690595838" calcext:value-type="float">
            <text:p>5611.2690595838</text:p>
          </table:table-cell>
          <table:table-cell table:formula="of:=[.B1126]*RANDBETWEEN(0.3;1.9)" office:value-type="float" office:value="10480.5381191676" calcext:value-type="float">
            <text:p>10480.5381191676</text:p>
          </table:table-cell>
          <table:table-cell table:formula="of:=[.D1126]*RANDBETWEEN(0.3;1.9)" office:value-type="float" office:value="20961.0762383352" calcext:value-type="float">
            <text:p>20961.0762383352</text:p>
          </table:table-cell>
          <table:table-cell table:formula="of:=[.B1126]*RANDBETWEEN(0.3;1.9)/[.E1126]*[.D1126]" office:value-type="float" office:value="5240.2690595838" calcext:value-type="float">
            <text:p>5240.2690595838</text:p>
          </table:table-cell>
          <table:table-cell table:formula="of:=[.C1126]*RANDBETWEEN(0.3;1.9)" office:value-type="float" office:value="5611.2690595838" calcext:value-type="float">
            <text:p>5611.2690595838</text:p>
          </table:table-cell>
        </table:table-row>
        <table:table-row table:style-name="ro1">
          <table:table-cell office:value-type="float" office:value="34336" calcext:value-type="float">
            <text:p>34336</text:p>
          </table:table-cell>
          <table:table-cell office:value-type="string" calcext:value-type="string">
            <text:p>325822.48142294935</text:p>
          </table:table-cell>
          <table:table-cell table:formula="of:=[.B1127]+RANDBETWEEN(-500;500)" office:value-type="float" office:value="325509.481422949" calcext:value-type="float">
            <text:p>325509.481422949</text:p>
          </table:table-cell>
          <table:table-cell table:formula="of:=[.B1127]*RANDBETWEEN(0.3;1.9)" office:value-type="float" office:value="651644.962845899" calcext:value-type="float">
            <text:p>651644.962845899</text:p>
          </table:table-cell>
          <table:table-cell table:formula="of:=[.D1127]*RANDBETWEEN(0.3;1.9)" office:value-type="float" office:value="1303289.9256918" calcext:value-type="float">
            <text:p>1303289.9256918</text:p>
          </table:table-cell>
          <table:table-cell table:formula="of:=[.B1127]*RANDBETWEEN(0.3;1.9)/[.E1127]*[.D1127]" office:value-type="float" office:value="325822.481422949" calcext:value-type="float">
            <text:p>325822.481422949</text:p>
          </table:table-cell>
          <table:table-cell table:formula="of:=[.C1127]*RANDBETWEEN(0.3;1.9)" office:value-type="float" office:value="651018.962845899" calcext:value-type="float">
            <text:p>651018.962845899</text:p>
          </table:table-cell>
        </table:table-row>
        <table:table-row table:style-name="ro1">
          <table:table-cell office:value-type="float" office:value="34337" calcext:value-type="float">
            <text:p>34337</text:p>
          </table:table-cell>
          <table:table-cell office:value-type="string" calcext:value-type="string">
            <text:p>79715.40967865965</text:p>
          </table:table-cell>
          <table:table-cell table:formula="of:=[.B1128]+RANDBETWEEN(-500;500)" office:value-type="float" office:value="80205.4096786597" calcext:value-type="float">
            <text:p>80205.4096786597</text:p>
          </table:table-cell>
          <table:table-cell table:formula="of:=[.B1128]*RANDBETWEEN(0.3;1.9)" office:value-type="float" office:value="159430.819357319" calcext:value-type="float">
            <text:p>159430.819357319</text:p>
          </table:table-cell>
          <table:table-cell table:formula="of:=[.D1128]*RANDBETWEEN(0.3;1.9)" office:value-type="float" office:value="159430.819357319" calcext:value-type="float">
            <text:p>159430.819357319</text:p>
          </table:table-cell>
          <table:table-cell table:formula="of:=[.B1128]*RANDBETWEEN(0.3;1.9)/[.E1128]*[.D1128]" office:value-type="float" office:value="79715.4096786597" calcext:value-type="float">
            <text:p>79715.4096786597</text:p>
          </table:table-cell>
          <table:table-cell table:formula="of:=[.C1128]*RANDBETWEEN(0.3;1.9)" office:value-type="float" office:value="160410.819357319" calcext:value-type="float">
            <text:p>160410.819357319</text:p>
          </table:table-cell>
        </table:table-row>
        <table:table-row table:style-name="ro1">
          <table:table-cell office:value-type="float" office:value="34338" calcext:value-type="float">
            <text:p>34338</text:p>
          </table:table-cell>
          <table:table-cell office:value-type="string" calcext:value-type="string">
            <text:p>3357.0717815662983</text:p>
          </table:table-cell>
          <table:table-cell table:formula="of:=[.B1129]+RANDBETWEEN(-500;500)" office:value-type="float" office:value="3023.0717815663" calcext:value-type="float">
            <text:p>3023.0717815663</text:p>
          </table:table-cell>
          <table:table-cell table:formula="of:=[.B1129]*RANDBETWEEN(0.3;1.9)" office:value-type="float" office:value="6714.1435631326" calcext:value-type="float">
            <text:p>6714.1435631326</text:p>
          </table:table-cell>
          <table:table-cell table:formula="of:=[.D1129]*RANDBETWEEN(0.3;1.9)" office:value-type="float" office:value="13428.2871262652" calcext:value-type="float">
            <text:p>13428.2871262652</text:p>
          </table:table-cell>
          <table:table-cell table:formula="of:=[.B1129]*RANDBETWEEN(0.3;1.9)/[.E1129]*[.D1129]" office:value-type="float" office:value="3357.0717815663" calcext:value-type="float">
            <text:p>3357.0717815663</text:p>
          </table:table-cell>
          <table:table-cell table:formula="of:=[.C1129]*RANDBETWEEN(0.3;1.9)" office:value-type="float" office:value="6046.1435631326" calcext:value-type="float">
            <text:p>6046.1435631326</text:p>
          </table:table-cell>
        </table:table-row>
        <table:table-row table:style-name="ro1">
          <table:table-cell office:value-type="float" office:value="34339" calcext:value-type="float">
            <text:p>34339</text:p>
          </table:table-cell>
          <table:table-cell office:value-type="string" calcext:value-type="string">
            <text:p>5657.582947467939</text:p>
          </table:table-cell>
          <table:table-cell table:formula="of:=[.B1130]+RANDBETWEEN(-500;500)" office:value-type="float" office:value="6099.58294746794" calcext:value-type="float">
            <text:p>6099.5829474679</text:p>
          </table:table-cell>
          <table:table-cell table:formula="of:=[.B1130]*RANDBETWEEN(0.3;1.9)" office:value-type="float" office:value="11315.1658949359" calcext:value-type="float">
            <text:p>11315.1658949359</text:p>
          </table:table-cell>
          <table:table-cell table:formula="of:=[.D1130]*RANDBETWEEN(0.3;1.9)" office:value-type="float" office:value="11315.1658949359" calcext:value-type="float">
            <text:p>11315.1658949359</text:p>
          </table:table-cell>
          <table:table-cell table:formula="of:=[.B1130]*RANDBETWEEN(0.3;1.9)/[.E1130]*[.D1130]" office:value-type="float" office:value="11315.1658949359" calcext:value-type="float">
            <text:p>11315.1658949359</text:p>
          </table:table-cell>
          <table:table-cell table:formula="of:=[.C1130]*RANDBETWEEN(0.3;1.9)" office:value-type="float" office:value="12199.1658949359" calcext:value-type="float">
            <text:p>12199.1658949359</text:p>
          </table:table-cell>
        </table:table-row>
        <table:table-row table:style-name="ro1">
          <table:table-cell office:value-type="float" office:value="34340" calcext:value-type="float">
            <text:p>34340</text:p>
          </table:table-cell>
          <table:table-cell office:value-type="string" calcext:value-type="string">
            <text:p>104567.53103775412</text:p>
          </table:table-cell>
          <table:table-cell table:formula="of:=[.B1131]+RANDBETWEEN(-500;500)" office:value-type="float" office:value="104074.531037754" calcext:value-type="float">
            <text:p>104074.531037754</text:p>
          </table:table-cell>
          <table:table-cell table:formula="of:=[.B1131]*RANDBETWEEN(0.3;1.9)" office:value-type="float" office:value="209135.062075508" calcext:value-type="float">
            <text:p>209135.062075508</text:p>
          </table:table-cell>
          <table:table-cell table:formula="of:=[.D1131]*RANDBETWEEN(0.3;1.9)" office:value-type="float" office:value="418270.124151016" calcext:value-type="float">
            <text:p>418270.124151016</text:p>
          </table:table-cell>
          <table:table-cell table:formula="of:=[.B1131]*RANDBETWEEN(0.3;1.9)/[.E1131]*[.D1131]" office:value-type="float" office:value="52283.7655188771" calcext:value-type="float">
            <text:p>52283.7655188771</text:p>
          </table:table-cell>
          <table:table-cell table:formula="of:=[.C1131]*RANDBETWEEN(0.3;1.9)" office:value-type="float" office:value="208149.062075508" calcext:value-type="float">
            <text:p>208149.062075508</text:p>
          </table:table-cell>
        </table:table-row>
        <table:table-row table:style-name="ro1">
          <table:table-cell office:value-type="float" office:value="34341" calcext:value-type="float">
            <text:p>34341</text:p>
          </table:table-cell>
          <table:table-cell office:value-type="string" calcext:value-type="string">
            <text:p>30348.93132451059</text:p>
          </table:table-cell>
          <table:table-cell table:formula="of:=[.B1132]+RANDBETWEEN(-500;500)" office:value-type="float" office:value="29977.9313245106" calcext:value-type="float">
            <text:p>29977.9313245106</text:p>
          </table:table-cell>
          <table:table-cell table:formula="of:=[.B1132]*RANDBETWEEN(0.3;1.9)" office:value-type="float" office:value="60697.8626490212" calcext:value-type="float">
            <text:p>60697.8626490212</text:p>
          </table:table-cell>
          <table:table-cell table:formula="of:=[.D1132]*RANDBETWEEN(0.3;1.9)" office:value-type="float" office:value="60697.8626490212" calcext:value-type="float">
            <text:p>60697.8626490212</text:p>
          </table:table-cell>
          <table:table-cell table:formula="of:=[.B1132]*RANDBETWEEN(0.3;1.9)/[.E1132]*[.D1132]" office:value-type="float" office:value="30348.9313245106" calcext:value-type="float">
            <text:p>30348.9313245106</text:p>
          </table:table-cell>
          <table:table-cell table:formula="of:=[.C1132]*RANDBETWEEN(0.3;1.9)" office:value-type="float" office:value="29977.9313245106" calcext:value-type="float">
            <text:p>29977.9313245106</text:p>
          </table:table-cell>
        </table:table-row>
        <table:table-row table:style-name="ro1">
          <table:table-cell office:value-type="float" office:value="34342" calcext:value-type="float">
            <text:p>34342</text:p>
          </table:table-cell>
          <table:table-cell office:value-type="string" calcext:value-type="string">
            <text:p>12635.31409727759</text:p>
          </table:table-cell>
          <table:table-cell table:formula="of:=[.B1133]+RANDBETWEEN(-500;500)" office:value-type="float" office:value="12151.3140972776" calcext:value-type="float">
            <text:p>12151.3140972776</text:p>
          </table:table-cell>
          <table:table-cell table:formula="of:=[.B1133]*RANDBETWEEN(0.3;1.9)" office:value-type="float" office:value="25270.6281945552" calcext:value-type="float">
            <text:p>25270.6281945552</text:p>
          </table:table-cell>
          <table:table-cell table:formula="of:=[.D1133]*RANDBETWEEN(0.3;1.9)" office:value-type="float" office:value="25270.6281945552" calcext:value-type="float">
            <text:p>25270.6281945552</text:p>
          </table:table-cell>
          <table:table-cell table:formula="of:=[.B1133]*RANDBETWEEN(0.3;1.9)/[.E1133]*[.D1133]" office:value-type="float" office:value="12635.3140972776" calcext:value-type="float">
            <text:p>12635.3140972776</text:p>
          </table:table-cell>
          <table:table-cell table:formula="of:=[.C1133]*RANDBETWEEN(0.3;1.9)" office:value-type="float" office:value="24302.6281945552" calcext:value-type="float">
            <text:p>24302.6281945552</text:p>
          </table:table-cell>
        </table:table-row>
        <table:table-row table:style-name="ro1">
          <table:table-cell office:value-type="float" office:value="34343" calcext:value-type="float">
            <text:p>34343</text:p>
          </table:table-cell>
          <table:table-cell office:value-type="string" calcext:value-type="string">
            <text:p>6700.356365227611</text:p>
          </table:table-cell>
          <table:table-cell table:formula="of:=[.B1134]+RANDBETWEEN(-500;500)" office:value-type="float" office:value="6470.35636522761" calcext:value-type="float">
            <text:p>6470.3563652276</text:p>
          </table:table-cell>
          <table:table-cell table:formula="of:=[.B1134]*RANDBETWEEN(0.3;1.9)" office:value-type="float" office:value="13400.7127304552" calcext:value-type="float">
            <text:p>13400.7127304552</text:p>
          </table:table-cell>
          <table:table-cell table:formula="of:=[.D1134]*RANDBETWEEN(0.3;1.9)" office:value-type="float" office:value="13400.7127304552" calcext:value-type="float">
            <text:p>13400.7127304552</text:p>
          </table:table-cell>
          <table:table-cell table:formula="of:=[.B1134]*RANDBETWEEN(0.3;1.9)/[.E1134]*[.D1134]" office:value-type="float" office:value="13400.7127304552" calcext:value-type="float">
            <text:p>13400.7127304552</text:p>
          </table:table-cell>
          <table:table-cell table:formula="of:=[.C1134]*RANDBETWEEN(0.3;1.9)" office:value-type="float" office:value="12940.7127304552" calcext:value-type="float">
            <text:p>12940.7127304552</text:p>
          </table:table-cell>
        </table:table-row>
        <table:table-row table:style-name="ro1">
          <table:table-cell office:value-type="float" office:value="34344" calcext:value-type="float">
            <text:p>34344</text:p>
          </table:table-cell>
          <table:table-cell office:value-type="string" calcext:value-type="string">
            <text:p>81228.68602466992</text:p>
          </table:table-cell>
          <table:table-cell table:formula="of:=[.B1135]+RANDBETWEEN(-500;500)" office:value-type="float" office:value="81661.6860246699" calcext:value-type="float">
            <text:p>81661.6860246699</text:p>
          </table:table-cell>
          <table:table-cell table:formula="of:=[.B1135]*RANDBETWEEN(0.3;1.9)" office:value-type="float" office:value="81228.6860246699" calcext:value-type="float">
            <text:p>81228.6860246699</text:p>
          </table:table-cell>
          <table:table-cell table:formula="of:=[.D1135]*RANDBETWEEN(0.3;1.9)" office:value-type="float" office:value="162457.37204934" calcext:value-type="float">
            <text:p>162457.37204934</text:p>
          </table:table-cell>
          <table:table-cell table:formula="of:=[.B1135]*RANDBETWEEN(0.3;1.9)/[.E1135]*[.D1135]" office:value-type="float" office:value="81228.6860246699" calcext:value-type="float">
            <text:p>81228.6860246699</text:p>
          </table:table-cell>
          <table:table-cell table:formula="of:=[.C1135]*RANDBETWEEN(0.3;1.9)" office:value-type="float" office:value="163323.37204934" calcext:value-type="float">
            <text:p>163323.37204934</text:p>
          </table:table-cell>
        </table:table-row>
        <table:table-row table:style-name="ro1">
          <table:table-cell office:value-type="float" office:value="48001" calcext:value-type="float">
            <text:p>48001</text:p>
          </table:table-cell>
          <table:table-cell office:value-type="string" calcext:value-type="string">
            <text:p>4541.448881821138</text:p>
          </table:table-cell>
          <table:table-cell table:formula="of:=[.B1136]+RANDBETWEEN(-500;500)" office:value-type="float" office:value="4217.44888182114" calcext:value-type="float">
            <text:p>4217.4488818211</text:p>
          </table:table-cell>
          <table:table-cell table:formula="of:=[.B1136]*RANDBETWEEN(0.3;1.9)" office:value-type="float" office:value="4541.44888182114" calcext:value-type="float">
            <text:p>4541.4488818211</text:p>
          </table:table-cell>
          <table:table-cell table:formula="of:=[.D1136]*RANDBETWEEN(0.3;1.9)" office:value-type="float" office:value="9082.89776364228" calcext:value-type="float">
            <text:p>9082.8977636423</text:p>
          </table:table-cell>
          <table:table-cell table:formula="of:=[.B1136]*RANDBETWEEN(0.3;1.9)/[.E1136]*[.D1136]" office:value-type="float" office:value="2270.72444091057" calcext:value-type="float">
            <text:p>2270.7244409106</text:p>
          </table:table-cell>
          <table:table-cell table:formula="of:=[.C1136]*RANDBETWEEN(0.3;1.9)" office:value-type="float" office:value="8434.89776364228" calcext:value-type="float">
            <text:p>8434.8977636423</text:p>
          </table:table-cell>
        </table:table-row>
        <table:table-row table:style-name="ro1">
          <table:table-cell office:value-type="float" office:value="48002" calcext:value-type="float">
            <text:p>48002</text:p>
          </table:table-cell>
          <table:table-cell office:value-type="string" calcext:value-type="string">
            <text:p>32109.690678840863</text:p>
          </table:table-cell>
          <table:table-cell table:formula="of:=[.B1137]+RANDBETWEEN(-500;500)" office:value-type="float" office:value="32061.6906788409" calcext:value-type="float">
            <text:p>32061.6906788409</text:p>
          </table:table-cell>
          <table:table-cell table:formula="of:=[.B1137]*RANDBETWEEN(0.3;1.9)" office:value-type="float" office:value="32109.6906788409" calcext:value-type="float">
            <text:p>32109.6906788409</text:p>
          </table:table-cell>
          <table:table-cell table:formula="of:=[.D1137]*RANDBETWEEN(0.3;1.9)" office:value-type="float" office:value="32109.6906788409" calcext:value-type="float">
            <text:p>32109.6906788409</text:p>
          </table:table-cell>
          <table:table-cell table:formula="of:=[.B1137]*RANDBETWEEN(0.3;1.9)/[.E1137]*[.D1137]" office:value-type="float" office:value="32109.6906788409" calcext:value-type="float">
            <text:p>32109.6906788409</text:p>
          </table:table-cell>
          <table:table-cell table:formula="of:=[.C1137]*RANDBETWEEN(0.3;1.9)" office:value-type="float" office:value="64123.3813576817" calcext:value-type="float">
            <text:p>64123.3813576817</text:p>
          </table:table-cell>
        </table:table-row>
        <table:table-row table:style-name="ro1">
          <table:table-cell office:value-type="float" office:value="48003" calcext:value-type="float">
            <text:p>48003</text:p>
          </table:table-cell>
          <table:table-cell office:value-type="string" calcext:value-type="string">
            <text:p>7730.054171732557</text:p>
          </table:table-cell>
          <table:table-cell table:formula="of:=[.B1138]+RANDBETWEEN(-500;500)" office:value-type="float" office:value="8197.05417173256" calcext:value-type="float">
            <text:p>8197.0541717326</text:p>
          </table:table-cell>
          <table:table-cell table:formula="of:=[.B1138]*RANDBETWEEN(0.3;1.9)" office:value-type="float" office:value="7730.05417173256" calcext:value-type="float">
            <text:p>7730.0541717326</text:p>
          </table:table-cell>
          <table:table-cell table:formula="of:=[.D1138]*RANDBETWEEN(0.3;1.9)" office:value-type="float" office:value="15460.1083434651" calcext:value-type="float">
            <text:p>15460.1083434651</text:p>
          </table:table-cell>
          <table:table-cell table:formula="of:=[.B1138]*RANDBETWEEN(0.3;1.9)/[.E1138]*[.D1138]" office:value-type="float" office:value="7730.05417173256" calcext:value-type="float">
            <text:p>7730.0541717326</text:p>
          </table:table-cell>
          <table:table-cell table:formula="of:=[.C1138]*RANDBETWEEN(0.3;1.9)" office:value-type="float" office:value="16394.1083434651" calcext:value-type="float">
            <text:p>16394.1083434651</text:p>
          </table:table-cell>
        </table:table-row>
        <table:table-row table:style-name="ro1">
          <table:table-cell office:value-type="float" office:value="48004" calcext:value-type="float">
            <text:p>48004</text:p>
          </table:table-cell>
          <table:table-cell office:value-type="string" calcext:value-type="string">
            <text:p>4267.3885052602955</text:p>
          </table:table-cell>
          <table:table-cell table:formula="of:=[.B1139]+RANDBETWEEN(-500;500)" office:value-type="float" office:value="4597.3885052603" calcext:value-type="float">
            <text:p>4597.3885052603</text:p>
          </table:table-cell>
          <table:table-cell table:formula="of:=[.B1139]*RANDBETWEEN(0.3;1.9)" office:value-type="float" office:value="4267.3885052603" calcext:value-type="float">
            <text:p>4267.3885052603</text:p>
          </table:table-cell>
          <table:table-cell table:formula="of:=[.D1139]*RANDBETWEEN(0.3;1.9)" office:value-type="float" office:value="4267.3885052603" calcext:value-type="float">
            <text:p>4267.3885052603</text:p>
          </table:table-cell>
          <table:table-cell table:formula="of:=[.B1139]*RANDBETWEEN(0.3;1.9)/[.E1139]*[.D1139]" office:value-type="float" office:value="4267.3885052603" calcext:value-type="float">
            <text:p>4267.3885052603</text:p>
          </table:table-cell>
          <table:table-cell table:formula="of:=[.C1139]*RANDBETWEEN(0.3;1.9)" office:value-type="float" office:value="9194.77701052059" calcext:value-type="float">
            <text:p>9194.7770105206</text:p>
          </table:table-cell>
        </table:table-row>
        <table:table-row table:style-name="ro1">
          <table:table-cell office:value-type="float" office:value="48005" calcext:value-type="float">
            <text:p>48005</text:p>
          </table:table-cell>
          <table:table-cell office:value-type="string" calcext:value-type="string">
            <text:p>22673.36683484586</text:p>
          </table:table-cell>
          <table:table-cell table:formula="of:=[.B1140]+RANDBETWEEN(-500;500)" office:value-type="float" office:value="22572.3668348459" calcext:value-type="float">
            <text:p>22572.3668348459</text:p>
          </table:table-cell>
          <table:table-cell table:formula="of:=[.B1140]*RANDBETWEEN(0.3;1.9)" office:value-type="float" office:value="22673.3668348459" calcext:value-type="float">
            <text:p>22673.3668348459</text:p>
          </table:table-cell>
          <table:table-cell table:formula="of:=[.D1140]*RANDBETWEEN(0.3;1.9)" office:value-type="float" office:value="45346.7336696917" calcext:value-type="float">
            <text:p>45346.7336696917</text:p>
          </table:table-cell>
          <table:table-cell table:formula="of:=[.B1140]*RANDBETWEEN(0.3;1.9)/[.E1140]*[.D1140]" office:value-type="float" office:value="22673.3668348459" calcext:value-type="float">
            <text:p>22673.3668348459</text:p>
          </table:table-cell>
          <table:table-cell table:formula="of:=[.C1140]*RANDBETWEEN(0.3;1.9)" office:value-type="float" office:value="45144.7336696917" calcext:value-type="float">
            <text:p>45144.7336696917</text:p>
          </table:table-cell>
        </table:table-row>
        <table:table-row table:style-name="ro1">
          <table:table-cell office:value-type="float" office:value="48007" calcext:value-type="float">
            <text:p>48007</text:p>
          </table:table-cell>
          <table:table-cell office:value-type="string" calcext:value-type="string">
            <text:p>1703.704738693974</text:p>
          </table:table-cell>
          <table:table-cell table:formula="of:=[.B1141]+RANDBETWEEN(-500;500)" office:value-type="float" office:value="1454.70473869397" calcext:value-type="float">
            <text:p>1454.704738694</text:p>
          </table:table-cell>
          <table:table-cell table:formula="of:=[.B1141]*RANDBETWEEN(0.3;1.9)" office:value-type="float" office:value="1703.70473869397" calcext:value-type="float">
            <text:p>1703.704738694</text:p>
          </table:table-cell>
          <table:table-cell table:formula="of:=[.D1141]*RANDBETWEEN(0.3;1.9)" office:value-type="float" office:value="3407.40947738795" calcext:value-type="float">
            <text:p>3407.409477388</text:p>
          </table:table-cell>
          <table:table-cell table:formula="of:=[.B1141]*RANDBETWEEN(0.3;1.9)/[.E1141]*[.D1141]" office:value-type="float" office:value="1703.70473869397" calcext:value-type="float">
            <text:p>1703.704738694</text:p>
          </table:table-cell>
          <table:table-cell table:formula="of:=[.C1141]*RANDBETWEEN(0.3;1.9)" office:value-type="float" office:value="1454.70473869397" calcext:value-type="float">
            <text:p>1454.704738694</text:p>
          </table:table-cell>
        </table:table-row>
        <table:table-row table:style-name="ro1">
          <table:table-cell office:value-type="float" office:value="48008" calcext:value-type="float">
            <text:p>48008</text:p>
          </table:table-cell>
          <table:table-cell office:value-type="string" calcext:value-type="string">
            <text:p>7252.192310450189</text:p>
          </table:table-cell>
          <table:table-cell table:formula="of:=[.B1142]+RANDBETWEEN(-500;500)" office:value-type="float" office:value="7166.19231045019" calcext:value-type="float">
            <text:p>7166.1923104502</text:p>
          </table:table-cell>
          <table:table-cell table:formula="of:=[.B1142]*RANDBETWEEN(0.3;1.9)" office:value-type="float" office:value="14504.3846209004" calcext:value-type="float">
            <text:p>14504.3846209004</text:p>
          </table:table-cell>
          <table:table-cell table:formula="of:=[.D1142]*RANDBETWEEN(0.3;1.9)" office:value-type="float" office:value="29008.7692418008" calcext:value-type="float">
            <text:p>29008.7692418008</text:p>
          </table:table-cell>
          <table:table-cell table:formula="of:=[.B1142]*RANDBETWEEN(0.3;1.9)/[.E1142]*[.D1142]" office:value-type="float" office:value="3626.09615522509" calcext:value-type="float">
            <text:p>3626.0961552251</text:p>
          </table:table-cell>
          <table:table-cell table:formula="of:=[.C1142]*RANDBETWEEN(0.3;1.9)" office:value-type="float" office:value="14332.3846209004" calcext:value-type="float">
            <text:p>14332.3846209004</text:p>
          </table:table-cell>
        </table:table-row>
        <table:table-row table:style-name="ro1">
          <table:table-cell office:value-type="float" office:value="48009" calcext:value-type="float">
            <text:p>48009</text:p>
          </table:table-cell>
          <table:table-cell office:value-type="string" calcext:value-type="string">
            <text:p>40363.66581956197</text:p>
          </table:table-cell>
          <table:table-cell table:formula="of:=[.B1143]+RANDBETWEEN(-500;500)" office:value-type="float" office:value="40278.665819562" calcext:value-type="float">
            <text:p>40278.665819562</text:p>
          </table:table-cell>
          <table:table-cell table:formula="of:=[.B1143]*RANDBETWEEN(0.3;1.9)" office:value-type="float" office:value="80727.3316391239" calcext:value-type="float">
            <text:p>80727.3316391239</text:p>
          </table:table-cell>
          <table:table-cell table:formula="of:=[.D1143]*RANDBETWEEN(0.3;1.9)" office:value-type="float" office:value="80727.3316391239" calcext:value-type="float">
            <text:p>80727.3316391239</text:p>
          </table:table-cell>
          <table:table-cell table:formula="of:=[.B1143]*RANDBETWEEN(0.3;1.9)/[.E1143]*[.D1143]" office:value-type="float" office:value="40363.665819562" calcext:value-type="float">
            <text:p>40363.665819562</text:p>
          </table:table-cell>
          <table:table-cell table:formula="of:=[.C1143]*RANDBETWEEN(0.3;1.9)" office:value-type="float" office:value="40278.665819562" calcext:value-type="float">
            <text:p>40278.665819562</text:p>
          </table:table-cell>
        </table:table-row>
        <table:table-row table:style-name="ro1">
          <table:table-cell office:value-type="float" office:value="48010" calcext:value-type="float">
            <text:p>48010</text:p>
          </table:table-cell>
          <table:table-cell office:value-type="string" calcext:value-type="string">
            <text:p>7226.166729343209</text:p>
          </table:table-cell>
          <table:table-cell table:formula="of:=[.B1144]+RANDBETWEEN(-500;500)" office:value-type="float" office:value="7376.16672934321" calcext:value-type="float">
            <text:p>7376.1667293432</text:p>
          </table:table-cell>
          <table:table-cell table:formula="of:=[.B1144]*RANDBETWEEN(0.3;1.9)" office:value-type="float" office:value="14452.3334586864" calcext:value-type="float">
            <text:p>14452.3334586864</text:p>
          </table:table-cell>
          <table:table-cell table:formula="of:=[.D1144]*RANDBETWEEN(0.3;1.9)" office:value-type="float" office:value="14452.3334586864" calcext:value-type="float">
            <text:p>14452.3334586864</text:p>
          </table:table-cell>
          <table:table-cell table:formula="of:=[.B1144]*RANDBETWEEN(0.3;1.9)/[.E1144]*[.D1144]" office:value-type="float" office:value="14452.3334586864" calcext:value-type="float">
            <text:p>14452.3334586864</text:p>
          </table:table-cell>
          <table:table-cell table:formula="of:=[.C1144]*RANDBETWEEN(0.3;1.9)" office:value-type="float" office:value="7376.16672934321" calcext:value-type="float">
            <text:p>7376.1667293432</text:p>
          </table:table-cell>
        </table:table-row>
        <table:table-row table:style-name="ro1">
          <table:table-cell office:value-type="float" office:value="48012" calcext:value-type="float">
            <text:p>48012</text:p>
          </table:table-cell>
          <table:table-cell office:value-type="string" calcext:value-type="string">
            <text:p>11020.717797918009</text:p>
          </table:table-cell>
          <table:table-cell table:formula="of:=[.B1145]+RANDBETWEEN(-500;500)" office:value-type="float" office:value="10921.717797918" calcext:value-type="float">
            <text:p>10921.717797918</text:p>
          </table:table-cell>
          <table:table-cell table:formula="of:=[.B1145]*RANDBETWEEN(0.3;1.9)" office:value-type="float" office:value="11020.717797918" calcext:value-type="float">
            <text:p>11020.717797918</text:p>
          </table:table-cell>
          <table:table-cell table:formula="of:=[.D1145]*RANDBETWEEN(0.3;1.9)" office:value-type="float" office:value="11020.717797918" calcext:value-type="float">
            <text:p>11020.717797918</text:p>
          </table:table-cell>
          <table:table-cell table:formula="of:=[.B1145]*RANDBETWEEN(0.3;1.9)/[.E1145]*[.D1145]" office:value-type="float" office:value="11020.717797918" calcext:value-type="float">
            <text:p>11020.717797918</text:p>
          </table:table-cell>
          <table:table-cell table:formula="of:=[.C1145]*RANDBETWEEN(0.3;1.9)" office:value-type="float" office:value="10921.717797918" calcext:value-type="float">
            <text:p>10921.717797918</text:p>
          </table:table-cell>
        </table:table-row>
        <table:table-row table:style-name="ro1">
          <table:table-cell office:value-type="float" office:value="48013" calcext:value-type="float">
            <text:p>48013</text:p>
          </table:table-cell>
          <table:table-cell office:value-type="string" calcext:value-type="string">
            <text:p>14260.141258067046</text:p>
          </table:table-cell>
          <table:table-cell table:formula="of:=[.B1146]+RANDBETWEEN(-500;500)" office:value-type="float" office:value="14263.141258067" calcext:value-type="float">
            <text:p>14263.141258067</text:p>
          </table:table-cell>
          <table:table-cell table:formula="of:=[.B1146]*RANDBETWEEN(0.3;1.9)" office:value-type="float" office:value="14260.141258067" calcext:value-type="float">
            <text:p>14260.141258067</text:p>
          </table:table-cell>
          <table:table-cell table:formula="of:=[.D1146]*RANDBETWEEN(0.3;1.9)" office:value-type="float" office:value="28520.2825161341" calcext:value-type="float">
            <text:p>28520.2825161341</text:p>
          </table:table-cell>
          <table:table-cell table:formula="of:=[.B1146]*RANDBETWEEN(0.3;1.9)/[.E1146]*[.D1146]" office:value-type="float" office:value="14260.141258067" calcext:value-type="float">
            <text:p>14260.141258067</text:p>
          </table:table-cell>
          <table:table-cell table:formula="of:=[.C1146]*RANDBETWEEN(0.3;1.9)" office:value-type="float" office:value="28526.2825161341" calcext:value-type="float">
            <text:p>28526.2825161341</text:p>
          </table:table-cell>
        </table:table-row>
        <table:table-row table:style-name="ro1">
          <table:table-cell office:value-type="float" office:value="48014" calcext:value-type="float">
            <text:p>48014</text:p>
          </table:table-cell>
          <table:table-cell office:value-type="string" calcext:value-type="string">
            <text:p>640.581317246435</text:p>
          </table:table-cell>
          <table:table-cell table:formula="of:=[.B1147]+RANDBETWEEN(-500;500)" office:value-type="float" office:value="727.581317246435" calcext:value-type="float">
            <text:p>727.5813172464</text:p>
          </table:table-cell>
          <table:table-cell table:formula="of:=[.B1147]*RANDBETWEEN(0.3;1.9)" office:value-type="float" office:value="640.581317246435" calcext:value-type="float">
            <text:p>640.5813172464</text:p>
          </table:table-cell>
          <table:table-cell table:formula="of:=[.D1147]*RANDBETWEEN(0.3;1.9)" office:value-type="float" office:value="1281.16263449287" calcext:value-type="float">
            <text:p>1281.1626344929</text:p>
          </table:table-cell>
          <table:table-cell table:formula="of:=[.B1147]*RANDBETWEEN(0.3;1.9)/[.E1147]*[.D1147]" office:value-type="float" office:value="640.581317246435" calcext:value-type="float">
            <text:p>640.5813172464</text:p>
          </table:table-cell>
          <table:table-cell table:formula="of:=[.C1147]*RANDBETWEEN(0.3;1.9)" office:value-type="float" office:value="1455.16263449287" calcext:value-type="float">
            <text:p>1455.1626344929</text:p>
          </table:table-cell>
        </table:table-row>
        <table:table-row table:style-name="ro1">
          <table:table-cell office:value-type="float" office:value="48015" calcext:value-type="float">
            <text:p>48015</text:p>
          </table:table-cell>
          <table:table-cell office:value-type="string" calcext:value-type="string">
            <text:p>1729.8638092404703</text:p>
          </table:table-cell>
          <table:table-cell table:formula="of:=[.B1148]+RANDBETWEEN(-500;500)" office:value-type="float" office:value="1720.86380924047" calcext:value-type="float">
            <text:p>1720.8638092405</text:p>
          </table:table-cell>
          <table:table-cell table:formula="of:=[.B1148]*RANDBETWEEN(0.3;1.9)" office:value-type="float" office:value="3459.72761848094" calcext:value-type="float">
            <text:p>3459.7276184809</text:p>
          </table:table-cell>
          <table:table-cell table:formula="of:=[.D1148]*RANDBETWEEN(0.3;1.9)" office:value-type="float" office:value="6919.45523696188" calcext:value-type="float">
            <text:p>6919.4552369619</text:p>
          </table:table-cell>
          <table:table-cell table:formula="of:=[.B1148]*RANDBETWEEN(0.3;1.9)/[.E1148]*[.D1148]" office:value-type="float" office:value="1729.86380924047" calcext:value-type="float">
            <text:p>1729.8638092405</text:p>
          </table:table-cell>
          <table:table-cell table:formula="of:=[.C1148]*RANDBETWEEN(0.3;1.9)" office:value-type="float" office:value="1720.86380924047" calcext:value-type="float">
            <text:p>1720.8638092405</text:p>
          </table:table-cell>
        </table:table-row>
        <table:table-row table:style-name="ro1">
          <table:table-cell office:value-type="float" office:value="48016" calcext:value-type="float">
            <text:p>48016</text:p>
          </table:table-cell>
          <table:table-cell office:value-type="string" calcext:value-type="string">
            <text:p>20870.439776123385</text:p>
          </table:table-cell>
          <table:table-cell table:formula="of:=[.B1149]+RANDBETWEEN(-500;500)" office:value-type="float" office:value="21338.4397761234" calcext:value-type="float">
            <text:p>21338.4397761234</text:p>
          </table:table-cell>
          <table:table-cell table:formula="of:=[.B1149]*RANDBETWEEN(0.3;1.9)" office:value-type="float" office:value="20870.4397761234" calcext:value-type="float">
            <text:p>20870.4397761234</text:p>
          </table:table-cell>
          <table:table-cell table:formula="of:=[.D1149]*RANDBETWEEN(0.3;1.9)" office:value-type="float" office:value="41740.8795522468" calcext:value-type="float">
            <text:p>41740.8795522468</text:p>
          </table:table-cell>
          <table:table-cell table:formula="of:=[.B1149]*RANDBETWEEN(0.3;1.9)/[.E1149]*[.D1149]" office:value-type="float" office:value="10435.2198880617" calcext:value-type="float">
            <text:p>10435.2198880617</text:p>
          </table:table-cell>
          <table:table-cell table:formula="of:=[.C1149]*RANDBETWEEN(0.3;1.9)" office:value-type="float" office:value="42676.8795522468" calcext:value-type="float">
            <text:p>42676.8795522468</text:p>
          </table:table-cell>
        </table:table-row>
        <table:table-row table:style-name="ro1">
          <table:table-cell office:value-type="float" office:value="48017" calcext:value-type="float">
            <text:p>48017</text:p>
          </table:table-cell>
          <table:table-cell office:value-type="string" calcext:value-type="string">
            <text:p>38850.865038572185</text:p>
          </table:table-cell>
          <table:table-cell table:formula="of:=[.B1150]+RANDBETWEEN(-500;500)" office:value-type="float" office:value="38664.8650385722" calcext:value-type="float">
            <text:p>38664.8650385722</text:p>
          </table:table-cell>
          <table:table-cell table:formula="of:=[.B1150]*RANDBETWEEN(0.3;1.9)" office:value-type="float" office:value="38850.8650385722" calcext:value-type="float">
            <text:p>38850.8650385722</text:p>
          </table:table-cell>
          <table:table-cell table:formula="of:=[.D1150]*RANDBETWEEN(0.3;1.9)" office:value-type="float" office:value="38850.8650385722" calcext:value-type="float">
            <text:p>38850.8650385722</text:p>
          </table:table-cell>
          <table:table-cell table:formula="of:=[.B1150]*RANDBETWEEN(0.3;1.9)/[.E1150]*[.D1150]" office:value-type="float" office:value="38850.8650385722" calcext:value-type="float">
            <text:p>38850.8650385722</text:p>
          </table:table-cell>
          <table:table-cell table:formula="of:=[.C1150]*RANDBETWEEN(0.3;1.9)" office:value-type="float" office:value="38664.8650385722" calcext:value-type="float">
            <text:p>38664.8650385722</text:p>
          </table:table-cell>
        </table:table-row>
        <table:table-row table:style-name="ro1">
          <table:table-cell office:value-type="float" office:value="48018" calcext:value-type="float">
            <text:p>48018</text:p>
          </table:table-cell>
          <table:table-cell office:value-type="string" calcext:value-type="string">
            <text:p>11862.964025426027</text:p>
          </table:table-cell>
          <table:table-cell table:formula="of:=[.B1151]+RANDBETWEEN(-500;500)" office:value-type="float" office:value="11378.964025426" calcext:value-type="float">
            <text:p>11378.964025426</text:p>
          </table:table-cell>
          <table:table-cell table:formula="of:=[.B1151]*RANDBETWEEN(0.3;1.9)" office:value-type="float" office:value="23725.9280508521" calcext:value-type="float">
            <text:p>23725.9280508521</text:p>
          </table:table-cell>
          <table:table-cell table:formula="of:=[.D1151]*RANDBETWEEN(0.3;1.9)" office:value-type="float" office:value="23725.9280508521" calcext:value-type="float">
            <text:p>23725.9280508521</text:p>
          </table:table-cell>
          <table:table-cell table:formula="of:=[.B1151]*RANDBETWEEN(0.3;1.9)/[.E1151]*[.D1151]" office:value-type="float" office:value="23725.9280508521" calcext:value-type="float">
            <text:p>23725.9280508521</text:p>
          </table:table-cell>
          <table:table-cell table:formula="of:=[.C1151]*RANDBETWEEN(0.3;1.9)" office:value-type="float" office:value="11378.964025426" calcext:value-type="float">
            <text:p>11378.964025426</text:p>
          </table:table-cell>
        </table:table-row>
        <table:table-row table:style-name="ro1">
          <table:table-cell office:value-type="float" office:value="48019" calcext:value-type="float">
            <text:p>48019</text:p>
          </table:table-cell>
          <table:table-cell office:value-type="string" calcext:value-type="string">
            <text:p>3459.5477186512635</text:p>
          </table:table-cell>
          <table:table-cell table:formula="of:=[.B1152]+RANDBETWEEN(-500;500)" office:value-type="float" office:value="3445.54771865126" calcext:value-type="float">
            <text:p>3445.5477186513</text:p>
          </table:table-cell>
          <table:table-cell table:formula="of:=[.B1152]*RANDBETWEEN(0.3;1.9)" office:value-type="float" office:value="6919.09543730253" calcext:value-type="float">
            <text:p>6919.0954373025</text:p>
          </table:table-cell>
          <table:table-cell table:formula="of:=[.D1152]*RANDBETWEEN(0.3;1.9)" office:value-type="float" office:value="13838.1908746051" calcext:value-type="float">
            <text:p>13838.1908746051</text:p>
          </table:table-cell>
          <table:table-cell table:formula="of:=[.B1152]*RANDBETWEEN(0.3;1.9)/[.E1152]*[.D1152]" office:value-type="float" office:value="3459.54771865126" calcext:value-type="float">
            <text:p>3459.5477186513</text:p>
          </table:table-cell>
          <table:table-cell table:formula="of:=[.C1152]*RANDBETWEEN(0.3;1.9)" office:value-type="float" office:value="3445.54771865126" calcext:value-type="float">
            <text:p>3445.5477186513</text:p>
          </table:table-cell>
        </table:table-row>
        <table:table-row table:style-name="ro1">
          <table:table-cell office:value-type="float" office:value="48020" calcext:value-type="float">
            <text:p>48020</text:p>
          </table:table-cell>
          <table:table-cell office:value-type="string" calcext:value-type="string">
            <text:p>1899.5164989932655</text:p>
          </table:table-cell>
          <table:table-cell table:formula="of:=[.B1153]+RANDBETWEEN(-500;500)" office:value-type="float" office:value="2197.51649899327" calcext:value-type="float">
            <text:p>2197.5164989933</text:p>
          </table:table-cell>
          <table:table-cell table:formula="of:=[.B1153]*RANDBETWEEN(0.3;1.9)" office:value-type="float" office:value="3799.03299798653" calcext:value-type="float">
            <text:p>3799.0329979865</text:p>
          </table:table-cell>
          <table:table-cell table:formula="of:=[.D1153]*RANDBETWEEN(0.3;1.9)" office:value-type="float" office:value="3799.03299798653" calcext:value-type="float">
            <text:p>3799.0329979865</text:p>
          </table:table-cell>
          <table:table-cell table:formula="of:=[.B1153]*RANDBETWEEN(0.3;1.9)/[.E1153]*[.D1153]" office:value-type="float" office:value="3799.03299798653" calcext:value-type="float">
            <text:p>3799.0329979865</text:p>
          </table:table-cell>
          <table:table-cell table:formula="of:=[.C1153]*RANDBETWEEN(0.3;1.9)" office:value-type="float" office:value="4395.03299798653" calcext:value-type="float">
            <text:p>4395.0329979865</text:p>
          </table:table-cell>
        </table:table-row>
        <table:table-row table:style-name="ro1">
          <table:table-cell office:value-type="float" office:value="48021" calcext:value-type="float">
            <text:p>48021</text:p>
          </table:table-cell>
          <table:table-cell office:value-type="string" calcext:value-type="string">
            <text:p>5936.434728793109</text:p>
          </table:table-cell>
          <table:table-cell table:formula="of:=[.B1154]+RANDBETWEEN(-500;500)" office:value-type="float" office:value="5754.43472879311" calcext:value-type="float">
            <text:p>5754.4347287931</text:p>
          </table:table-cell>
          <table:table-cell table:formula="of:=[.B1154]*RANDBETWEEN(0.3;1.9)" office:value-type="float" office:value="11872.8694575862" calcext:value-type="float">
            <text:p>11872.8694575862</text:p>
          </table:table-cell>
          <table:table-cell table:formula="of:=[.D1154]*RANDBETWEEN(0.3;1.9)" office:value-type="float" office:value="11872.8694575862" calcext:value-type="float">
            <text:p>11872.8694575862</text:p>
          </table:table-cell>
          <table:table-cell table:formula="of:=[.B1154]*RANDBETWEEN(0.3;1.9)/[.E1154]*[.D1154]" office:value-type="float" office:value="11872.8694575862" calcext:value-type="float">
            <text:p>11872.8694575862</text:p>
          </table:table-cell>
          <table:table-cell table:formula="of:=[.C1154]*RANDBETWEEN(0.3;1.9)" office:value-type="float" office:value="5754.43472879311" calcext:value-type="float">
            <text:p>5754.4347287931</text:p>
          </table:table-cell>
        </table:table-row>
        <table:table-row table:style-name="ro1">
          <table:table-cell office:value-type="float" office:value="48022" calcext:value-type="float">
            <text:p>48022</text:p>
          </table:table-cell>
          <table:table-cell office:value-type="string" calcext:value-type="string">
            <text:p>2363.827620132145</text:p>
          </table:table-cell>
          <table:table-cell table:formula="of:=[.B1155]+RANDBETWEEN(-500;500)" office:value-type="float" office:value="1873.82762013215" calcext:value-type="float">
            <text:p>1873.8276201322</text:p>
          </table:table-cell>
          <table:table-cell table:formula="of:=[.B1155]*RANDBETWEEN(0.3;1.9)" office:value-type="float" office:value="4727.65524026429" calcext:value-type="float">
            <text:p>4727.6552402643</text:p>
          </table:table-cell>
          <table:table-cell table:formula="of:=[.D1155]*RANDBETWEEN(0.3;1.9)" office:value-type="float" office:value="9455.31048052858" calcext:value-type="float">
            <text:p>9455.3104805286</text:p>
          </table:table-cell>
          <table:table-cell table:formula="of:=[.B1155]*RANDBETWEEN(0.3;1.9)/[.E1155]*[.D1155]" office:value-type="float" office:value="1181.91381006607" calcext:value-type="float">
            <text:p>1181.9138100661</text:p>
          </table:table-cell>
          <table:table-cell table:formula="of:=[.C1155]*RANDBETWEEN(0.3;1.9)" office:value-type="float" office:value="3747.65524026429" calcext:value-type="float">
            <text:p>3747.6552402643</text:p>
          </table:table-cell>
        </table:table-row>
        <table:table-row table:style-name="ro1">
          <table:table-cell office:value-type="float" office:value="48023" calcext:value-type="float">
            <text:p>48023</text:p>
          </table:table-cell>
          <table:table-cell office:value-type="string" calcext:value-type="string">
            <text:p>3396.6607171707738</text:p>
          </table:table-cell>
          <table:table-cell table:formula="of:=[.B1156]+RANDBETWEEN(-500;500)" office:value-type="float" office:value="3391.66071717077" calcext:value-type="float">
            <text:p>3391.6607171708</text:p>
          </table:table-cell>
          <table:table-cell table:formula="of:=[.B1156]*RANDBETWEEN(0.3;1.9)" office:value-type="float" office:value="3396.66071717077" calcext:value-type="float">
            <text:p>3396.6607171708</text:p>
          </table:table-cell>
          <table:table-cell table:formula="of:=[.D1156]*RANDBETWEEN(0.3;1.9)" office:value-type="float" office:value="6793.32143434155" calcext:value-type="float">
            <text:p>6793.3214343416</text:p>
          </table:table-cell>
          <table:table-cell table:formula="of:=[.B1156]*RANDBETWEEN(0.3;1.9)/[.E1156]*[.D1156]" office:value-type="float" office:value="3396.66071717077" calcext:value-type="float">
            <text:p>3396.6607171708</text:p>
          </table:table-cell>
          <table:table-cell table:formula="of:=[.C1156]*RANDBETWEEN(0.3;1.9)" office:value-type="float" office:value="3391.66071717077" calcext:value-type="float">
            <text:p>3391.6607171708</text:p>
          </table:table-cell>
        </table:table-row>
        <table:table-row table:style-name="ro1">
          <table:table-cell office:value-type="float" office:value="48025" calcext:value-type="float">
            <text:p>48025</text:p>
          </table:table-cell>
          <table:table-cell office:value-type="string" calcext:value-type="string">
            <text:p>11147.44720874653</text:p>
          </table:table-cell>
          <table:table-cell table:formula="of:=[.B1157]+RANDBETWEEN(-500;500)" office:value-type="float" office:value="10836.4472087465" calcext:value-type="float">
            <text:p>10836.4472087465</text:p>
          </table:table-cell>
          <table:table-cell table:formula="of:=[.B1157]*RANDBETWEEN(0.3;1.9)" office:value-type="float" office:value="11147.4472087465" calcext:value-type="float">
            <text:p>11147.4472087465</text:p>
          </table:table-cell>
          <table:table-cell table:formula="of:=[.D1157]*RANDBETWEEN(0.3;1.9)" office:value-type="float" office:value="22294.8944174931" calcext:value-type="float">
            <text:p>22294.8944174931</text:p>
          </table:table-cell>
          <table:table-cell table:formula="of:=[.B1157]*RANDBETWEEN(0.3;1.9)/[.E1157]*[.D1157]" office:value-type="float" office:value="11147.4472087465" calcext:value-type="float">
            <text:p>11147.4472087465</text:p>
          </table:table-cell>
          <table:table-cell table:formula="of:=[.C1157]*RANDBETWEEN(0.3;1.9)" office:value-type="float" office:value="10836.4472087465" calcext:value-type="float">
            <text:p>10836.4472087465</text:p>
          </table:table-cell>
        </table:table-row>
        <table:table-row table:style-name="ro1">
          <table:table-cell office:value-type="float" office:value="48026" calcext:value-type="float">
            <text:p>48026</text:p>
          </table:table-cell>
          <table:table-cell office:value-type="string" calcext:value-type="string">
            <text:p>1968.9106811602908</text:p>
          </table:table-cell>
          <table:table-cell table:formula="of:=[.B1158]+RANDBETWEEN(-500;500)" office:value-type="float" office:value="1666.91068116029" calcext:value-type="float">
            <text:p>1666.9106811603</text:p>
          </table:table-cell>
          <table:table-cell table:formula="of:=[.B1158]*RANDBETWEEN(0.3;1.9)" office:value-type="float" office:value="3937.82136232058" calcext:value-type="float">
            <text:p>3937.8213623206</text:p>
          </table:table-cell>
          <table:table-cell table:formula="of:=[.D1158]*RANDBETWEEN(0.3;1.9)" office:value-type="float" office:value="3937.82136232058" calcext:value-type="float">
            <text:p>3937.8213623206</text:p>
          </table:table-cell>
          <table:table-cell table:formula="of:=[.B1158]*RANDBETWEEN(0.3;1.9)/[.E1158]*[.D1158]" office:value-type="float" office:value="3937.82136232058" calcext:value-type="float">
            <text:p>3937.8213623206</text:p>
          </table:table-cell>
          <table:table-cell table:formula="of:=[.C1158]*RANDBETWEEN(0.3;1.9)" office:value-type="float" office:value="1666.91068116029" calcext:value-type="float">
            <text:p>1666.9106811603</text:p>
          </table:table-cell>
        </table:table-row>
        <table:table-row table:style-name="ro1">
          <table:table-cell office:value-type="float" office:value="48027" calcext:value-type="float">
            <text:p>48027</text:p>
          </table:table-cell>
          <table:table-cell office:value-type="string" calcext:value-type="string">
            <text:p>2863.161673396282</text:p>
          </table:table-cell>
          <table:table-cell table:formula="of:=[.B1159]+RANDBETWEEN(-500;500)" office:value-type="float" office:value="2847.16167339628" calcext:value-type="float">
            <text:p>2847.1616733963</text:p>
          </table:table-cell>
          <table:table-cell table:formula="of:=[.B1159]*RANDBETWEEN(0.3;1.9)" office:value-type="float" office:value="2863.16167339628" calcext:value-type="float">
            <text:p>2863.1616733963</text:p>
          </table:table-cell>
          <table:table-cell table:formula="of:=[.D1159]*RANDBETWEEN(0.3;1.9)" office:value-type="float" office:value="2863.16167339628" calcext:value-type="float">
            <text:p>2863.1616733963</text:p>
          </table:table-cell>
          <table:table-cell table:formula="of:=[.B1159]*RANDBETWEEN(0.3;1.9)/[.E1159]*[.D1159]" office:value-type="float" office:value="5726.32334679256" calcext:value-type="float">
            <text:p>5726.3233467926</text:p>
          </table:table-cell>
          <table:table-cell table:formula="of:=[.C1159]*RANDBETWEEN(0.3;1.9)" office:value-type="float" office:value="5694.32334679256" calcext:value-type="float">
            <text:p>5694.3233467926</text:p>
          </table:table-cell>
        </table:table-row>
        <table:table-row table:style-name="ro1">
          <table:table-cell office:value-type="float" office:value="48028" calcext:value-type="float">
            <text:p>48028</text:p>
          </table:table-cell>
          <table:table-cell office:value-type="string" calcext:value-type="string">
            <text:p>4951.960372297397</text:p>
          </table:table-cell>
          <table:table-cell table:formula="of:=[.B1160]+RANDBETWEEN(-500;500)" office:value-type="float" office:value="4806.9603722974" calcext:value-type="float">
            <text:p>4806.9603722974</text:p>
          </table:table-cell>
          <table:table-cell table:formula="of:=[.B1160]*RANDBETWEEN(0.3;1.9)" office:value-type="float" office:value="4951.9603722974" calcext:value-type="float">
            <text:p>4951.9603722974</text:p>
          </table:table-cell>
          <table:table-cell table:formula="of:=[.D1160]*RANDBETWEEN(0.3;1.9)" office:value-type="float" office:value="4951.9603722974" calcext:value-type="float">
            <text:p>4951.9603722974</text:p>
          </table:table-cell>
          <table:table-cell table:formula="of:=[.B1160]*RANDBETWEEN(0.3;1.9)/[.E1160]*[.D1160]" office:value-type="float" office:value="4951.9603722974" calcext:value-type="float">
            <text:p>4951.9603722974</text:p>
          </table:table-cell>
          <table:table-cell table:formula="of:=[.C1160]*RANDBETWEEN(0.3;1.9)" office:value-type="float" office:value="4806.9603722974" calcext:value-type="float">
            <text:p>4806.9603722974</text:p>
          </table:table-cell>
        </table:table-row>
        <table:table-row table:style-name="ro1">
          <table:table-cell office:value-type="float" office:value="48029" calcext:value-type="float">
            <text:p>48029</text:p>
          </table:table-cell>
          <table:table-cell office:value-type="string" calcext:value-type="string">
            <text:p>1933.8452666667436</text:p>
          </table:table-cell>
          <table:table-cell table:formula="of:=[.B1161]+RANDBETWEEN(-500;500)" office:value-type="float" office:value="1573.84526666674" calcext:value-type="float">
            <text:p>1573.8452666668</text:p>
          </table:table-cell>
          <table:table-cell table:formula="of:=[.B1161]*RANDBETWEEN(0.3;1.9)" office:value-type="float" office:value="3867.69053333349" calcext:value-type="float">
            <text:p>3867.6905333335</text:p>
          </table:table-cell>
          <table:table-cell table:formula="of:=[.D1161]*RANDBETWEEN(0.3;1.9)" office:value-type="float" office:value="3867.69053333349" calcext:value-type="float">
            <text:p>3867.6905333335</text:p>
          </table:table-cell>
          <table:table-cell table:formula="of:=[.B1161]*RANDBETWEEN(0.3;1.9)/[.E1161]*[.D1161]" office:value-type="float" office:value="3867.69053333349" calcext:value-type="float">
            <text:p>3867.6905333335</text:p>
          </table:table-cell>
          <table:table-cell table:formula="of:=[.C1161]*RANDBETWEEN(0.3;1.9)" office:value-type="float" office:value="3147.69053333349" calcext:value-type="float">
            <text:p>3147.6905333335</text:p>
          </table:table-cell>
        </table:table-row>
        <table:table-row table:style-name="ro1">
          <table:table-cell office:value-type="float" office:value="48030" calcext:value-type="float">
            <text:p>48030</text:p>
          </table:table-cell>
          <table:table-cell office:value-type="string" calcext:value-type="string">
            <text:p>2984.1949762911736</text:p>
          </table:table-cell>
          <table:table-cell table:formula="of:=[.B1162]+RANDBETWEEN(-500;500)" office:value-type="float" office:value="2976.19497629117" calcext:value-type="float">
            <text:p>2976.1949762912</text:p>
          </table:table-cell>
          <table:table-cell table:formula="of:=[.B1162]*RANDBETWEEN(0.3;1.9)" office:value-type="float" office:value="5968.38995258235" calcext:value-type="float">
            <text:p>5968.3899525824</text:p>
          </table:table-cell>
          <table:table-cell table:formula="of:=[.D1162]*RANDBETWEEN(0.3;1.9)" office:value-type="float" office:value="11936.7799051647" calcext:value-type="float">
            <text:p>11936.7799051647</text:p>
          </table:table-cell>
          <table:table-cell table:formula="of:=[.B1162]*RANDBETWEEN(0.3;1.9)/[.E1162]*[.D1162]" office:value-type="float" office:value="1492.09748814559" calcext:value-type="float">
            <text:p>1492.0974881456</text:p>
          </table:table-cell>
          <table:table-cell table:formula="of:=[.C1162]*RANDBETWEEN(0.3;1.9)" office:value-type="float" office:value="5952.38995258235" calcext:value-type="float">
            <text:p>5952.3899525824</text:p>
          </table:table-cell>
        </table:table-row>
        <table:table-row table:style-name="ro1">
          <table:table-cell office:value-type="float" office:value="48031" calcext:value-type="float">
            <text:p>48031</text:p>
          </table:table-cell>
          <table:table-cell office:value-type="string" calcext:value-type="string">
            <text:p>3993.761657947839</text:p>
          </table:table-cell>
          <table:table-cell table:formula="of:=[.B1163]+RANDBETWEEN(-500;500)" office:value-type="float" office:value="3977.76165794784" calcext:value-type="float">
            <text:p>3977.7616579478</text:p>
          </table:table-cell>
          <table:table-cell table:formula="of:=[.B1163]*RANDBETWEEN(0.3;1.9)" office:value-type="float" office:value="7987.52331589568" calcext:value-type="float">
            <text:p>7987.5233158957</text:p>
          </table:table-cell>
          <table:table-cell table:formula="of:=[.D1163]*RANDBETWEEN(0.3;1.9)" office:value-type="float" office:value="7987.52331589568" calcext:value-type="float">
            <text:p>7987.5233158957</text:p>
          </table:table-cell>
          <table:table-cell table:formula="of:=[.B1163]*RANDBETWEEN(0.3;1.9)/[.E1163]*[.D1163]" office:value-type="float" office:value="7987.52331589568" calcext:value-type="float">
            <text:p>7987.5233158957</text:p>
          </table:table-cell>
          <table:table-cell table:formula="of:=[.C1163]*RANDBETWEEN(0.3;1.9)" office:value-type="float" office:value="7955.52331589568" calcext:value-type="float">
            <text:p>7955.5233158957</text:p>
          </table:table-cell>
        </table:table-row>
        <table:table-row table:style-name="ro1">
          <table:table-cell office:value-type="float" office:value="48032" calcext:value-type="float">
            <text:p>48032</text:p>
          </table:table-cell>
          <table:table-cell office:value-type="string" calcext:value-type="string">
            <text:p>23795.656236525476</text:p>
          </table:table-cell>
          <table:table-cell table:formula="of:=[.B1164]+RANDBETWEEN(-500;500)" office:value-type="float" office:value="23451.6562365255" calcext:value-type="float">
            <text:p>23451.6562365255</text:p>
          </table:table-cell>
          <table:table-cell table:formula="of:=[.B1164]*RANDBETWEEN(0.3;1.9)" office:value-type="float" office:value="23795.6562365255" calcext:value-type="float">
            <text:p>23795.6562365255</text:p>
          </table:table-cell>
          <table:table-cell table:formula="of:=[.D1164]*RANDBETWEEN(0.3;1.9)" office:value-type="float" office:value="47591.312473051" calcext:value-type="float">
            <text:p>47591.312473051</text:p>
          </table:table-cell>
          <table:table-cell table:formula="of:=[.B1164]*RANDBETWEEN(0.3;1.9)/[.E1164]*[.D1164]" office:value-type="float" office:value="11897.8281182627" calcext:value-type="float">
            <text:p>11897.8281182627</text:p>
          </table:table-cell>
          <table:table-cell table:formula="of:=[.C1164]*RANDBETWEEN(0.3;1.9)" office:value-type="float" office:value="23451.6562365255" calcext:value-type="float">
            <text:p>23451.6562365255</text:p>
          </table:table-cell>
        </table:table-row>
        <table:table-row table:style-name="ro1">
          <table:table-cell office:value-type="float" office:value="48033" calcext:value-type="float">
            <text:p>48033</text:p>
          </table:table-cell>
          <table:table-cell office:value-type="string" calcext:value-type="string">
            <text:p>2005.4170458726421</text:p>
          </table:table-cell>
          <table:table-cell table:formula="of:=[.B1165]+RANDBETWEEN(-500;500)" office:value-type="float" office:value="2268.41704587264" calcext:value-type="float">
            <text:p>2268.4170458727</text:p>
          </table:table-cell>
          <table:table-cell table:formula="of:=[.B1165]*RANDBETWEEN(0.3;1.9)" office:value-type="float" office:value="4010.83409174528" calcext:value-type="float">
            <text:p>4010.8340917453</text:p>
          </table:table-cell>
          <table:table-cell table:formula="of:=[.D1165]*RANDBETWEEN(0.3;1.9)" office:value-type="float" office:value="8021.66818349057" calcext:value-type="float">
            <text:p>8021.6681834906</text:p>
          </table:table-cell>
          <table:table-cell table:formula="of:=[.B1165]*RANDBETWEEN(0.3;1.9)/[.E1165]*[.D1165]" office:value-type="float" office:value="2005.41704587264" calcext:value-type="float">
            <text:p>2005.4170458727</text:p>
          </table:table-cell>
          <table:table-cell table:formula="of:=[.C1165]*RANDBETWEEN(0.3;1.9)" office:value-type="float" office:value="2268.41704587264" calcext:value-type="float">
            <text:p>2268.4170458727</text:p>
          </table:table-cell>
        </table:table-row>
        <table:table-row table:style-name="ro1">
          <table:table-cell office:value-type="float" office:value="48034" calcext:value-type="float">
            <text:p>48034</text:p>
          </table:table-cell>
          <table:table-cell office:value-type="string" calcext:value-type="string">
            <text:p>37964.56601597469</text:p>
          </table:table-cell>
          <table:table-cell table:formula="of:=[.B1166]+RANDBETWEEN(-500;500)" office:value-type="float" office:value="37881.5660159747" calcext:value-type="float">
            <text:p>37881.5660159747</text:p>
          </table:table-cell>
          <table:table-cell table:formula="of:=[.B1166]*RANDBETWEEN(0.3;1.9)" office:value-type="float" office:value="75929.1320319494" calcext:value-type="float">
            <text:p>75929.1320319494</text:p>
          </table:table-cell>
          <table:table-cell table:formula="of:=[.D1166]*RANDBETWEEN(0.3;1.9)" office:value-type="float" office:value="151858.264063899" calcext:value-type="float">
            <text:p>151858.264063899</text:p>
          </table:table-cell>
          <table:table-cell table:formula="of:=[.B1166]*RANDBETWEEN(0.3;1.9)/[.E1166]*[.D1166]" office:value-type="float" office:value="18982.2830079873" calcext:value-type="float">
            <text:p>18982.2830079873</text:p>
          </table:table-cell>
          <table:table-cell table:formula="of:=[.C1166]*RANDBETWEEN(0.3;1.9)" office:value-type="float" office:value="75763.1320319494" calcext:value-type="float">
            <text:p>75763.1320319494</text:p>
          </table:table-cell>
        </table:table-row>
        <table:table-row table:style-name="ro1">
          <table:table-cell office:value-type="float" office:value="48036" calcext:value-type="float">
            <text:p>48036</text:p>
          </table:table-cell>
          <table:table-cell office:value-type="string" calcext:value-type="string">
            <text:p>4400.267931009895</text:p>
          </table:table-cell>
          <table:table-cell table:formula="of:=[.B1167]+RANDBETWEEN(-500;500)" office:value-type="float" office:value="4233.26793100989" calcext:value-type="float">
            <text:p>4233.2679310099</text:p>
          </table:table-cell>
          <table:table-cell table:formula="of:=[.B1167]*RANDBETWEEN(0.3;1.9)" office:value-type="float" office:value="8800.53586201979" calcext:value-type="float">
            <text:p>8800.5358620198</text:p>
          </table:table-cell>
          <table:table-cell table:formula="of:=[.D1167]*RANDBETWEEN(0.3;1.9)" office:value-type="float" office:value="8800.53586201979" calcext:value-type="float">
            <text:p>8800.5358620198</text:p>
          </table:table-cell>
          <table:table-cell table:formula="of:=[.B1167]*RANDBETWEEN(0.3;1.9)/[.E1167]*[.D1167]" office:value-type="float" office:value="8800.53586201979" calcext:value-type="float">
            <text:p>8800.5358620198</text:p>
          </table:table-cell>
          <table:table-cell table:formula="of:=[.C1167]*RANDBETWEEN(0.3;1.9)" office:value-type="float" office:value="4233.26793100989" calcext:value-type="float">
            <text:p>4233.2679310099</text:p>
          </table:table-cell>
        </table:table-row>
        <table:table-row table:style-name="ro1">
          <table:table-cell office:value-type="float" office:value="48037" calcext:value-type="float">
            <text:p>48037</text:p>
          </table:table-cell>
          <table:table-cell office:value-type="string" calcext:value-type="string">
            <text:p>2655.4792804987765</text:p>
          </table:table-cell>
          <table:table-cell table:formula="of:=[.B1168]+RANDBETWEEN(-500;500)" office:value-type="float" office:value="2369.47928049878" calcext:value-type="float">
            <text:p>2369.4792804988</text:p>
          </table:table-cell>
          <table:table-cell table:formula="of:=[.B1168]*RANDBETWEEN(0.3;1.9)" office:value-type="float" office:value="2655.47928049878" calcext:value-type="float">
            <text:p>2655.4792804988</text:p>
          </table:table-cell>
          <table:table-cell table:formula="of:=[.D1168]*RANDBETWEEN(0.3;1.9)" office:value-type="float" office:value="2655.47928049878" calcext:value-type="float">
            <text:p>2655.4792804988</text:p>
          </table:table-cell>
          <table:table-cell table:formula="of:=[.B1168]*RANDBETWEEN(0.3;1.9)/[.E1168]*[.D1168]" office:value-type="float" office:value="5310.95856099755" calcext:value-type="float">
            <text:p>5310.9585609976</text:p>
          </table:table-cell>
          <table:table-cell table:formula="of:=[.C1168]*RANDBETWEEN(0.3;1.9)" office:value-type="float" office:value="4738.95856099755" calcext:value-type="float">
            <text:p>4738.9585609976</text:p>
          </table:table-cell>
        </table:table-row>
        <table:table-row table:style-name="ro1">
          <table:table-cell office:value-type="float" office:value="48038" calcext:value-type="float">
            <text:p>48038</text:p>
          </table:table-cell>
          <table:table-cell office:value-type="string" calcext:value-type="string">
            <text:p>2647.501038303391</text:p>
          </table:table-cell>
          <table:table-cell table:formula="of:=[.B1169]+RANDBETWEEN(-500;500)" office:value-type="float" office:value="2531.50103830339" calcext:value-type="float">
            <text:p>2531.5010383034</text:p>
          </table:table-cell>
          <table:table-cell table:formula="of:=[.B1169]*RANDBETWEEN(0.3;1.9)" office:value-type="float" office:value="2647.50103830339" calcext:value-type="float">
            <text:p>2647.5010383034</text:p>
          </table:table-cell>
          <table:table-cell table:formula="of:=[.D1169]*RANDBETWEEN(0.3;1.9)" office:value-type="float" office:value="5295.00207660678" calcext:value-type="float">
            <text:p>5295.0020766068</text:p>
          </table:table-cell>
          <table:table-cell table:formula="of:=[.B1169]*RANDBETWEEN(0.3;1.9)/[.E1169]*[.D1169]" office:value-type="float" office:value="2647.50103830339" calcext:value-type="float">
            <text:p>2647.5010383034</text:p>
          </table:table-cell>
          <table:table-cell table:formula="of:=[.C1169]*RANDBETWEEN(0.3;1.9)" office:value-type="float" office:value="5063.00207660678" calcext:value-type="float">
            <text:p>5063.0020766068</text:p>
          </table:table-cell>
        </table:table-row>
        <table:table-row table:style-name="ro1">
          <table:table-cell office:value-type="float" office:value="48039" calcext:value-type="float">
            <text:p>48039</text:p>
          </table:table-cell>
          <table:table-cell office:value-type="string" calcext:value-type="string">
            <text:p>16365.67905079519</text:p>
          </table:table-cell>
          <table:table-cell table:formula="of:=[.B1170]+RANDBETWEEN(-500;500)" office:value-type="float" office:value="16027.6790507952" calcext:value-type="float">
            <text:p>16027.6790507952</text:p>
          </table:table-cell>
          <table:table-cell table:formula="of:=[.B1170]*RANDBETWEEN(0.3;1.9)" office:value-type="float" office:value="32731.3581015904" calcext:value-type="float">
            <text:p>32731.3581015904</text:p>
          </table:table-cell>
          <table:table-cell table:formula="of:=[.D1170]*RANDBETWEEN(0.3;1.9)" office:value-type="float" office:value="65462.7162031808" calcext:value-type="float">
            <text:p>65462.7162031808</text:p>
          </table:table-cell>
          <table:table-cell table:formula="of:=[.B1170]*RANDBETWEEN(0.3;1.9)/[.E1170]*[.D1170]" office:value-type="float" office:value="16365.6790507952" calcext:value-type="float">
            <text:p>16365.6790507952</text:p>
          </table:table-cell>
          <table:table-cell table:formula="of:=[.C1170]*RANDBETWEEN(0.3;1.9)" office:value-type="float" office:value="16027.6790507952" calcext:value-type="float">
            <text:p>16027.6790507952</text:p>
          </table:table-cell>
        </table:table-row>
        <table:table-row table:style-name="ro1">
          <table:table-cell office:value-type="float" office:value="48040" calcext:value-type="float">
            <text:p>48040</text:p>
          </table:table-cell>
          <table:table-cell office:value-type="string" calcext:value-type="string">
            <text:p>5261.131108652048</text:p>
          </table:table-cell>
          <table:table-cell table:formula="of:=[.B1171]+RANDBETWEEN(-500;500)" office:value-type="float" office:value="5375.13110865205" calcext:value-type="float">
            <text:p>5375.1311086521</text:p>
          </table:table-cell>
          <table:table-cell table:formula="of:=[.B1171]*RANDBETWEEN(0.3;1.9)" office:value-type="float" office:value="5261.13110865205" calcext:value-type="float">
            <text:p>5261.1311086521</text:p>
          </table:table-cell>
          <table:table-cell table:formula="of:=[.D1171]*RANDBETWEEN(0.3;1.9)" office:value-type="float" office:value="10522.2622173041" calcext:value-type="float">
            <text:p>10522.2622173041</text:p>
          </table:table-cell>
          <table:table-cell table:formula="of:=[.B1171]*RANDBETWEEN(0.3;1.9)/[.E1171]*[.D1171]" office:value-type="float" office:value="2630.56555432602" calcext:value-type="float">
            <text:p>2630.565554326</text:p>
          </table:table-cell>
          <table:table-cell table:formula="of:=[.C1171]*RANDBETWEEN(0.3;1.9)" office:value-type="float" office:value="10750.2622173041" calcext:value-type="float">
            <text:p>10750.2622173041</text:p>
          </table:table-cell>
        </table:table-row>
        <table:table-row table:style-name="ro1">
          <table:table-cell office:value-type="float" office:value="48041" calcext:value-type="float">
            <text:p>48041</text:p>
          </table:table-cell>
          <table:table-cell office:value-type="string" calcext:value-type="string">
            <text:p>2711.140984840399</text:p>
          </table:table-cell>
          <table:table-cell table:formula="of:=[.B1172]+RANDBETWEEN(-500;500)" office:value-type="float" office:value="2846.1409848404" calcext:value-type="float">
            <text:p>2846.1409848404</text:p>
          </table:table-cell>
          <table:table-cell table:formula="of:=[.B1172]*RANDBETWEEN(0.3;1.9)" office:value-type="float" office:value="5422.2819696808" calcext:value-type="float">
            <text:p>5422.2819696808</text:p>
          </table:table-cell>
          <table:table-cell table:formula="of:=[.D1172]*RANDBETWEEN(0.3;1.9)" office:value-type="float" office:value="5422.2819696808" calcext:value-type="float">
            <text:p>5422.2819696808</text:p>
          </table:table-cell>
          <table:table-cell table:formula="of:=[.B1172]*RANDBETWEEN(0.3;1.9)/[.E1172]*[.D1172]" office:value-type="float" office:value="5422.2819696808" calcext:value-type="float">
            <text:p>5422.2819696808</text:p>
          </table:table-cell>
          <table:table-cell table:formula="of:=[.C1172]*RANDBETWEEN(0.3;1.9)" office:value-type="float" office:value="5692.2819696808" calcext:value-type="float">
            <text:p>5692.2819696808</text:p>
          </table:table-cell>
        </table:table-row>
        <table:table-row table:style-name="ro1">
          <table:table-cell office:value-type="float" office:value="48042" calcext:value-type="float">
            <text:p>48042</text:p>
          </table:table-cell>
          <table:table-cell office:value-type="string" calcext:value-type="string">
            <text:p>7788.809498777491</text:p>
          </table:table-cell>
          <table:table-cell table:formula="of:=[.B1173]+RANDBETWEEN(-500;500)" office:value-type="float" office:value="7864.80949877749" calcext:value-type="float">
            <text:p>7864.8094987775</text:p>
          </table:table-cell>
          <table:table-cell table:formula="of:=[.B1173]*RANDBETWEEN(0.3;1.9)" office:value-type="float" office:value="7788.80949877749" calcext:value-type="float">
            <text:p>7788.8094987775</text:p>
          </table:table-cell>
          <table:table-cell table:formula="of:=[.D1173]*RANDBETWEEN(0.3;1.9)" office:value-type="float" office:value="15577.618997555" calcext:value-type="float">
            <text:p>15577.618997555</text:p>
          </table:table-cell>
          <table:table-cell table:formula="of:=[.B1173]*RANDBETWEEN(0.3;1.9)/[.E1173]*[.D1173]" office:value-type="float" office:value="7788.80949877749" calcext:value-type="float">
            <text:p>7788.8094987775</text:p>
          </table:table-cell>
          <table:table-cell table:formula="of:=[.C1173]*RANDBETWEEN(0.3;1.9)" office:value-type="float" office:value="15729.618997555" calcext:value-type="float">
            <text:p>15729.618997555</text:p>
          </table:table-cell>
        </table:table-row>
        <table:table-row table:style-name="ro1">
          <table:table-cell office:value-type="float" office:value="48043" calcext:value-type="float">
            <text:p>48043</text:p>
          </table:table-cell>
          <table:table-cell office:value-type="string" calcext:value-type="string">
            <text:p>15332.03216925891</text:p>
          </table:table-cell>
          <table:table-cell table:formula="of:=[.B1174]+RANDBETWEEN(-500;500)" office:value-type="float" office:value="14861.0321692589" calcext:value-type="float">
            <text:p>14861.0321692589</text:p>
          </table:table-cell>
          <table:table-cell table:formula="of:=[.B1174]*RANDBETWEEN(0.3;1.9)" office:value-type="float" office:value="30664.0643385178" calcext:value-type="float">
            <text:p>30664.0643385178</text:p>
          </table:table-cell>
          <table:table-cell table:formula="of:=[.D1174]*RANDBETWEEN(0.3;1.9)" office:value-type="float" office:value="30664.0643385178" calcext:value-type="float">
            <text:p>30664.0643385178</text:p>
          </table:table-cell>
          <table:table-cell table:formula="of:=[.B1174]*RANDBETWEEN(0.3;1.9)/[.E1174]*[.D1174]" office:value-type="float" office:value="30664.0643385178" calcext:value-type="float">
            <text:p>30664.0643385178</text:p>
          </table:table-cell>
          <table:table-cell table:formula="of:=[.C1174]*RANDBETWEEN(0.3;1.9)" office:value-type="float" office:value="14861.0321692589" calcext:value-type="float">
            <text:p>14861.0321692589</text:p>
          </table:table-cell>
        </table:table-row>
        <table:table-row table:style-name="ro1">
          <table:table-cell office:value-type="float" office:value="48044" calcext:value-type="float">
            <text:p>48044</text:p>
          </table:table-cell>
          <table:table-cell office:value-type="string" calcext:value-type="string">
            <text:p>2449.5996405046135</text:p>
          </table:table-cell>
          <table:table-cell table:formula="of:=[.B1175]+RANDBETWEEN(-500;500)" office:value-type="float" office:value="2233.59964050461" calcext:value-type="float">
            <text:p>2233.5996405046</text:p>
          </table:table-cell>
          <table:table-cell table:formula="of:=[.B1175]*RANDBETWEEN(0.3;1.9)" office:value-type="float" office:value="2449.59964050461" calcext:value-type="float">
            <text:p>2449.5996405046</text:p>
          </table:table-cell>
          <table:table-cell table:formula="of:=[.D1175]*RANDBETWEEN(0.3;1.9)" office:value-type="float" office:value="2449.59964050461" calcext:value-type="float">
            <text:p>2449.5996405046</text:p>
          </table:table-cell>
          <table:table-cell table:formula="of:=[.B1175]*RANDBETWEEN(0.3;1.9)/[.E1175]*[.D1175]" office:value-type="float" office:value="4899.19928100923" calcext:value-type="float">
            <text:p>4899.1992810092</text:p>
          </table:table-cell>
          <table:table-cell table:formula="of:=[.C1175]*RANDBETWEEN(0.3;1.9)" office:value-type="float" office:value="2233.59964050461" calcext:value-type="float">
            <text:p>2233.5996405046</text:p>
          </table:table-cell>
        </table:table-row>
        <table:table-row table:style-name="ro1">
          <table:table-cell office:value-type="float" office:value="48045" calcext:value-type="float">
            <text:p>48045</text:p>
          </table:table-cell>
          <table:table-cell office:value-type="string" calcext:value-type="string">
            <text:p>13062.555338294365</text:p>
          </table:table-cell>
          <table:table-cell table:formula="of:=[.B1176]+RANDBETWEEN(-500;500)" office:value-type="float" office:value="13539.5553382944" calcext:value-type="float">
            <text:p>13539.5553382944</text:p>
          </table:table-cell>
          <table:table-cell table:formula="of:=[.B1176]*RANDBETWEEN(0.3;1.9)" office:value-type="float" office:value="26125.1106765887" calcext:value-type="float">
            <text:p>26125.1106765887</text:p>
          </table:table-cell>
          <table:table-cell table:formula="of:=[.D1176]*RANDBETWEEN(0.3;1.9)" office:value-type="float" office:value="52250.2213531775" calcext:value-type="float">
            <text:p>52250.2213531775</text:p>
          </table:table-cell>
          <table:table-cell table:formula="of:=[.B1176]*RANDBETWEEN(0.3;1.9)/[.E1176]*[.D1176]" office:value-type="float" office:value="6531.27766914718" calcext:value-type="float">
            <text:p>6531.2776691472</text:p>
          </table:table-cell>
          <table:table-cell table:formula="of:=[.C1176]*RANDBETWEEN(0.3;1.9)" office:value-type="float" office:value="13539.5553382944" calcext:value-type="float">
            <text:p>13539.5553382944</text:p>
          </table:table-cell>
        </table:table-row>
        <table:table-row table:style-name="ro1">
          <table:table-cell office:value-type="float" office:value="48046" calcext:value-type="float">
            <text:p>48046</text:p>
          </table:table-cell>
          <table:table-cell office:value-type="string" calcext:value-type="string">
            <text:p>1858.0288812643516</text:p>
          </table:table-cell>
          <table:table-cell table:formula="of:=[.B1177]+RANDBETWEEN(-500;500)" office:value-type="float" office:value="1891.02888126435" calcext:value-type="float">
            <text:p>1891.0288812644</text:p>
          </table:table-cell>
          <table:table-cell table:formula="of:=[.B1177]*RANDBETWEEN(0.3;1.9)" office:value-type="float" office:value="1858.02888126435" calcext:value-type="float">
            <text:p>1858.0288812644</text:p>
          </table:table-cell>
          <table:table-cell table:formula="of:=[.D1177]*RANDBETWEEN(0.3;1.9)" office:value-type="float" office:value="3716.0577625287" calcext:value-type="float">
            <text:p>3716.0577625287</text:p>
          </table:table-cell>
          <table:table-cell table:formula="of:=[.B1177]*RANDBETWEEN(0.3;1.9)/[.E1177]*[.D1177]" office:value-type="float" office:value="1858.02888126435" calcext:value-type="float">
            <text:p>1858.0288812644</text:p>
          </table:table-cell>
          <table:table-cell table:formula="of:=[.C1177]*RANDBETWEEN(0.3;1.9)" office:value-type="float" office:value="3782.0577625287" calcext:value-type="float">
            <text:p>3782.0577625287</text:p>
          </table:table-cell>
        </table:table-row>
        <table:table-row table:style-name="ro1">
          <table:table-cell office:value-type="float" office:value="48047" calcext:value-type="float">
            <text:p>48047</text:p>
          </table:table-cell>
          <table:table-cell office:value-type="string" calcext:value-type="string">
            <text:p>11413.63104277666</text:p>
          </table:table-cell>
          <table:table-cell table:formula="of:=[.B1178]+RANDBETWEEN(-500;500)" office:value-type="float" office:value="11784.6310427767" calcext:value-type="float">
            <text:p>11784.6310427767</text:p>
          </table:table-cell>
          <table:table-cell table:formula="of:=[.B1178]*RANDBETWEEN(0.3;1.9)" office:value-type="float" office:value="11413.6310427767" calcext:value-type="float">
            <text:p>11413.6310427767</text:p>
          </table:table-cell>
          <table:table-cell table:formula="of:=[.D1178]*RANDBETWEEN(0.3;1.9)" office:value-type="float" office:value="11413.6310427767" calcext:value-type="float">
            <text:p>11413.6310427767</text:p>
          </table:table-cell>
          <table:table-cell table:formula="of:=[.B1178]*RANDBETWEEN(0.3;1.9)/[.E1178]*[.D1178]" office:value-type="float" office:value="11413.6310427767" calcext:value-type="float">
            <text:p>11413.6310427767</text:p>
          </table:table-cell>
          <table:table-cell table:formula="of:=[.C1178]*RANDBETWEEN(0.3;1.9)" office:value-type="float" office:value="23569.2620855533" calcext:value-type="float">
            <text:p>23569.2620855533</text:p>
          </table:table-cell>
        </table:table-row>
        <table:table-row table:style-name="ro1">
          <table:table-cell office:value-type="float" office:value="48048" calcext:value-type="float">
            <text:p>48048</text:p>
          </table:table-cell>
          <table:table-cell office:value-type="string" calcext:value-type="string">
            <text:p>1050.5988687459167</text:p>
          </table:table-cell>
          <table:table-cell table:formula="of:=[.B1179]+RANDBETWEEN(-500;500)" office:value-type="float" office:value="1017.59886874592" calcext:value-type="float">
            <text:p>1017.5988687459</text:p>
          </table:table-cell>
          <table:table-cell table:formula="of:=[.B1179]*RANDBETWEEN(0.3;1.9)" office:value-type="float" office:value="1050.59886874592" calcext:value-type="float">
            <text:p>1050.5988687459</text:p>
          </table:table-cell>
          <table:table-cell table:formula="of:=[.D1179]*RANDBETWEEN(0.3;1.9)" office:value-type="float" office:value="2101.19773749183" calcext:value-type="float">
            <text:p>2101.1977374918</text:p>
          </table:table-cell>
          <table:table-cell table:formula="of:=[.B1179]*RANDBETWEEN(0.3;1.9)/[.E1179]*[.D1179]" office:value-type="float" office:value="1050.59886874592" calcext:value-type="float">
            <text:p>1050.5988687459</text:p>
          </table:table-cell>
          <table:table-cell table:formula="of:=[.C1179]*RANDBETWEEN(0.3;1.9)" office:value-type="float" office:value="1017.59886874592" calcext:value-type="float">
            <text:p>1017.5988687459</text:p>
          </table:table-cell>
        </table:table-row>
        <table:table-row table:style-name="ro1">
          <table:table-cell office:value-type="float" office:value="48049" calcext:value-type="float">
            <text:p>48049</text:p>
          </table:table-cell>
          <table:table-cell office:value-type="string" calcext:value-type="string">
            <text:p>30944.011903392417</text:p>
          </table:table-cell>
          <table:table-cell table:formula="of:=[.B1180]+RANDBETWEEN(-500;500)" office:value-type="float" office:value="30944.0119033924" calcext:value-type="float">
            <text:p>30944.0119033924</text:p>
          </table:table-cell>
          <table:table-cell table:formula="of:=[.B1180]*RANDBETWEEN(0.3;1.9)" office:value-type="float" office:value="30944.0119033924" calcext:value-type="float">
            <text:p>30944.0119033924</text:p>
          </table:table-cell>
          <table:table-cell table:formula="of:=[.D1180]*RANDBETWEEN(0.3;1.9)" office:value-type="float" office:value="30944.0119033924" calcext:value-type="float">
            <text:p>30944.0119033924</text:p>
          </table:table-cell>
          <table:table-cell table:formula="of:=[.B1180]*RANDBETWEEN(0.3;1.9)/[.E1180]*[.D1180]" office:value-type="float" office:value="61888.0238067848" calcext:value-type="float">
            <text:p>61888.0238067848</text:p>
          </table:table-cell>
          <table:table-cell table:formula="of:=[.C1180]*RANDBETWEEN(0.3;1.9)" office:value-type="float" office:value="61888.0238067848" calcext:value-type="float">
            <text:p>61888.0238067848</text:p>
          </table:table-cell>
        </table:table-row>
        <table:table-row table:style-name="ro1">
          <table:table-cell office:value-type="float" office:value="48050" calcext:value-type="float">
            <text:p>48050</text:p>
          </table:table-cell>
          <table:table-cell office:value-type="string" calcext:value-type="string">
            <text:p>1287.1384300323884</text:p>
          </table:table-cell>
          <table:table-cell table:formula="of:=[.B1181]+RANDBETWEEN(-500;500)" office:value-type="float" office:value="972.138430032388" calcext:value-type="float">
            <text:p>972.1384300324</text:p>
          </table:table-cell>
          <table:table-cell table:formula="of:=[.B1181]*RANDBETWEEN(0.3;1.9)" office:value-type="float" office:value="1287.13843003239" calcext:value-type="float">
            <text:p>1287.1384300324</text:p>
          </table:table-cell>
          <table:table-cell table:formula="of:=[.D1181]*RANDBETWEEN(0.3;1.9)" office:value-type="float" office:value="1287.13843003239" calcext:value-type="float">
            <text:p>1287.1384300324</text:p>
          </table:table-cell>
          <table:table-cell table:formula="of:=[.B1181]*RANDBETWEEN(0.3;1.9)/[.E1181]*[.D1181]" office:value-type="float" office:value="2574.27686006478" calcext:value-type="float">
            <text:p>2574.2768600648</text:p>
          </table:table-cell>
          <table:table-cell table:formula="of:=[.C1181]*RANDBETWEEN(0.3;1.9)" office:value-type="float" office:value="972.138430032388" calcext:value-type="float">
            <text:p>972.1384300324</text:p>
          </table:table-cell>
        </table:table-row>
        <table:table-row table:style-name="ro1">
          <table:table-cell office:value-type="float" office:value="48051" calcext:value-type="float">
            <text:p>48051</text:p>
          </table:table-cell>
          <table:table-cell office:value-type="string" calcext:value-type="string">
            <text:p>4656.087651170332</text:p>
          </table:table-cell>
          <table:table-cell table:formula="of:=[.B1182]+RANDBETWEEN(-500;500)" office:value-type="float" office:value="4640.08765117033" calcext:value-type="float">
            <text:p>4640.0876511703</text:p>
          </table:table-cell>
          <table:table-cell table:formula="of:=[.B1182]*RANDBETWEEN(0.3;1.9)" office:value-type="float" office:value="9312.17530234066" calcext:value-type="float">
            <text:p>9312.1753023407</text:p>
          </table:table-cell>
          <table:table-cell table:formula="of:=[.D1182]*RANDBETWEEN(0.3;1.9)" office:value-type="float" office:value="18624.3506046813" calcext:value-type="float">
            <text:p>18624.3506046813</text:p>
          </table:table-cell>
          <table:table-cell table:formula="of:=[.B1182]*RANDBETWEEN(0.3;1.9)/[.E1182]*[.D1182]" office:value-type="float" office:value="2328.04382558517" calcext:value-type="float">
            <text:p>2328.0438255852</text:p>
          </table:table-cell>
          <table:table-cell table:formula="of:=[.C1182]*RANDBETWEEN(0.3;1.9)" office:value-type="float" office:value="9280.17530234066" calcext:value-type="float">
            <text:p>9280.1753023407</text:p>
          </table:table-cell>
        </table:table-row>
        <table:table-row table:style-name="ro1">
          <table:table-cell office:value-type="float" office:value="48053" calcext:value-type="float">
            <text:p>48053</text:p>
          </table:table-cell>
          <table:table-cell office:value-type="string" calcext:value-type="string">
            <text:p>6412.397377942475</text:p>
          </table:table-cell>
          <table:table-cell table:formula="of:=[.B1183]+RANDBETWEEN(-500;500)" office:value-type="float" office:value="6899.39737794248" calcext:value-type="float">
            <text:p>6899.3973779425</text:p>
          </table:table-cell>
          <table:table-cell table:formula="of:=[.B1183]*RANDBETWEEN(0.3;1.9)" office:value-type="float" office:value="12824.794755885" calcext:value-type="float">
            <text:p>12824.794755885</text:p>
          </table:table-cell>
          <table:table-cell table:formula="of:=[.D1183]*RANDBETWEEN(0.3;1.9)" office:value-type="float" office:value="12824.794755885" calcext:value-type="float">
            <text:p>12824.794755885</text:p>
          </table:table-cell>
          <table:table-cell table:formula="of:=[.B1183]*RANDBETWEEN(0.3;1.9)/[.E1183]*[.D1183]" office:value-type="float" office:value="12824.794755885" calcext:value-type="float">
            <text:p>12824.794755885</text:p>
          </table:table-cell>
          <table:table-cell table:formula="of:=[.C1183]*RANDBETWEEN(0.3;1.9)" office:value-type="float" office:value="13798.794755885" calcext:value-type="float">
            <text:p>13798.794755885</text:p>
          </table:table-cell>
        </table:table-row>
        <table:table-row table:style-name="ro1">
          <table:table-cell office:value-type="float" office:value="48054" calcext:value-type="float">
            <text:p>48054</text:p>
          </table:table-cell>
          <table:table-cell office:value-type="string" calcext:value-type="string">
            <text:p>667.0481338889998</text:p>
          </table:table-cell>
          <table:table-cell table:formula="of:=[.B1184]+RANDBETWEEN(-500;500)" office:value-type="float" office:value="1150.048133889" calcext:value-type="float">
            <text:p>1150.048133889</text:p>
          </table:table-cell>
          <table:table-cell table:formula="of:=[.B1184]*RANDBETWEEN(0.3;1.9)" office:value-type="float" office:value="1334.096267778" calcext:value-type="float">
            <text:p>1334.096267778</text:p>
          </table:table-cell>
          <table:table-cell table:formula="of:=[.D1184]*RANDBETWEEN(0.3;1.9)" office:value-type="float" office:value="2668.192535556" calcext:value-type="float">
            <text:p>2668.192535556</text:p>
          </table:table-cell>
          <table:table-cell table:formula="of:=[.B1184]*RANDBETWEEN(0.3;1.9)/[.E1184]*[.D1184]" office:value-type="float" office:value="667.048133889" calcext:value-type="float">
            <text:p>667.048133889</text:p>
          </table:table-cell>
          <table:table-cell table:formula="of:=[.C1184]*RANDBETWEEN(0.3;1.9)" office:value-type="float" office:value="2300.096267778" calcext:value-type="float">
            <text:p>2300.096267778</text:p>
          </table:table-cell>
        </table:table-row>
        <table:table-row table:style-name="ro1">
          <table:table-cell office:value-type="float" office:value="48055" calcext:value-type="float">
            <text:p>48055</text:p>
          </table:table-cell>
          <table:table-cell office:value-type="string" calcext:value-type="string">
            <text:p>4655.923458308009</text:p>
          </table:table-cell>
          <table:table-cell table:formula="of:=[.B1185]+RANDBETWEEN(-500;500)" office:value-type="float" office:value="4957.92345830801" calcext:value-type="float">
            <text:p>4957.923458308</text:p>
          </table:table-cell>
          <table:table-cell table:formula="of:=[.B1185]*RANDBETWEEN(0.3;1.9)" office:value-type="float" office:value="4655.92345830801" calcext:value-type="float">
            <text:p>4655.923458308</text:p>
          </table:table-cell>
          <table:table-cell table:formula="of:=[.D1185]*RANDBETWEEN(0.3;1.9)" office:value-type="float" office:value="9311.84691661602" calcext:value-type="float">
            <text:p>9311.846916616</text:p>
          </table:table-cell>
          <table:table-cell table:formula="of:=[.B1185]*RANDBETWEEN(0.3;1.9)/[.E1185]*[.D1185]" office:value-type="float" office:value="2327.961729154" calcext:value-type="float">
            <text:p>2327.961729154</text:p>
          </table:table-cell>
          <table:table-cell table:formula="of:=[.C1185]*RANDBETWEEN(0.3;1.9)" office:value-type="float" office:value="9915.84691661602" calcext:value-type="float">
            <text:p>9915.846916616</text:p>
          </table:table-cell>
        </table:table-row>
        <table:table-row table:style-name="ro1">
          <table:table-cell office:value-type="float" office:value="48056" calcext:value-type="float">
            <text:p>48056</text:p>
          </table:table-cell>
          <table:table-cell office:value-type="string" calcext:value-type="string">
            <text:p>8709.934922224931</text:p>
          </table:table-cell>
          <table:table-cell table:formula="of:=[.B1186]+RANDBETWEEN(-500;500)" office:value-type="float" office:value="9207.93492222493" calcext:value-type="float">
            <text:p>9207.9349222249</text:p>
          </table:table-cell>
          <table:table-cell table:formula="of:=[.B1186]*RANDBETWEEN(0.3;1.9)" office:value-type="float" office:value="17419.8698444499" calcext:value-type="float">
            <text:p>17419.8698444499</text:p>
          </table:table-cell>
          <table:table-cell table:formula="of:=[.D1186]*RANDBETWEEN(0.3;1.9)" office:value-type="float" office:value="34839.7396888997" calcext:value-type="float">
            <text:p>34839.7396888997</text:p>
          </table:table-cell>
          <table:table-cell table:formula="of:=[.B1186]*RANDBETWEEN(0.3;1.9)/[.E1186]*[.D1186]" office:value-type="float" office:value="8709.93492222493" calcext:value-type="float">
            <text:p>8709.9349222249</text:p>
          </table:table-cell>
          <table:table-cell table:formula="of:=[.C1186]*RANDBETWEEN(0.3;1.9)" office:value-type="float" office:value="9207.93492222493" calcext:value-type="float">
            <text:p>9207.9349222249</text:p>
          </table:table-cell>
        </table:table-row>
        <table:table-row table:style-name="ro1">
          <table:table-cell office:value-type="float" office:value="48057" calcext:value-type="float">
            <text:p>48057</text:p>
          </table:table-cell>
          <table:table-cell office:value-type="string" calcext:value-type="string">
            <text:p>4399.886851663886</text:p>
          </table:table-cell>
          <table:table-cell table:formula="of:=[.B1187]+RANDBETWEEN(-500;500)" office:value-type="float" office:value="4377.88685166389" calcext:value-type="float">
            <text:p>4377.8868516639</text:p>
          </table:table-cell>
          <table:table-cell table:formula="of:=[.B1187]*RANDBETWEEN(0.3;1.9)" office:value-type="float" office:value="4399.88685166389" calcext:value-type="float">
            <text:p>4399.8868516639</text:p>
          </table:table-cell>
          <table:table-cell table:formula="of:=[.D1187]*RANDBETWEEN(0.3;1.9)" office:value-type="float" office:value="4399.88685166389" calcext:value-type="float">
            <text:p>4399.8868516639</text:p>
          </table:table-cell>
          <table:table-cell table:formula="of:=[.B1187]*RANDBETWEEN(0.3;1.9)/[.E1187]*[.D1187]" office:value-type="float" office:value="4399.88685166389" calcext:value-type="float">
            <text:p>4399.8868516639</text:p>
          </table:table-cell>
          <table:table-cell table:formula="of:=[.C1187]*RANDBETWEEN(0.3;1.9)" office:value-type="float" office:value="8755.77370332777" calcext:value-type="float">
            <text:p>8755.7737033278</text:p>
          </table:table-cell>
        </table:table-row>
        <table:table-row table:style-name="ro1">
          <table:table-cell office:value-type="float" office:value="48058" calcext:value-type="float">
            <text:p>48058</text:p>
          </table:table-cell>
          <table:table-cell office:value-type="string" calcext:value-type="string">
            <text:p>7329.407752399313</text:p>
          </table:table-cell>
          <table:table-cell table:formula="of:=[.B1188]+RANDBETWEEN(-500;500)" office:value-type="float" office:value="7821.40775239931" calcext:value-type="float">
            <text:p>7821.4077523993</text:p>
          </table:table-cell>
          <table:table-cell table:formula="of:=[.B1188]*RANDBETWEEN(0.3;1.9)" office:value-type="float" office:value="14658.8155047986" calcext:value-type="float">
            <text:p>14658.8155047986</text:p>
          </table:table-cell>
          <table:table-cell table:formula="of:=[.D1188]*RANDBETWEEN(0.3;1.9)" office:value-type="float" office:value="29317.6310095972" calcext:value-type="float">
            <text:p>29317.6310095972</text:p>
          </table:table-cell>
          <table:table-cell table:formula="of:=[.B1188]*RANDBETWEEN(0.3;1.9)/[.E1188]*[.D1188]" office:value-type="float" office:value="7329.40775239931" calcext:value-type="float">
            <text:p>7329.4077523993</text:p>
          </table:table-cell>
          <table:table-cell table:formula="of:=[.C1188]*RANDBETWEEN(0.3;1.9)" office:value-type="float" office:value="7821.40775239931" calcext:value-type="float">
            <text:p>7821.4077523993</text:p>
          </table:table-cell>
        </table:table-row>
        <table:table-row table:style-name="ro1">
          <table:table-cell office:value-type="float" office:value="48059" calcext:value-type="float">
            <text:p>48059</text:p>
          </table:table-cell>
          <table:table-cell office:value-type="string" calcext:value-type="string">
            <text:p>4342.911050531936</text:p>
          </table:table-cell>
          <table:table-cell table:formula="of:=[.B1189]+RANDBETWEEN(-500;500)" office:value-type="float" office:value="4038.91105053194" calcext:value-type="float">
            <text:p>4038.9110505319</text:p>
          </table:table-cell>
          <table:table-cell table:formula="of:=[.B1189]*RANDBETWEEN(0.3;1.9)" office:value-type="float" office:value="8685.82210106387" calcext:value-type="float">
            <text:p>8685.8221010639</text:p>
          </table:table-cell>
          <table:table-cell table:formula="of:=[.D1189]*RANDBETWEEN(0.3;1.9)" office:value-type="float" office:value="8685.82210106387" calcext:value-type="float">
            <text:p>8685.8221010639</text:p>
          </table:table-cell>
          <table:table-cell table:formula="of:=[.B1189]*RANDBETWEEN(0.3;1.9)/[.E1189]*[.D1189]" office:value-type="float" office:value="4342.91105053194" calcext:value-type="float">
            <text:p>4342.9110505319</text:p>
          </table:table-cell>
          <table:table-cell table:formula="of:=[.C1189]*RANDBETWEEN(0.3;1.9)" office:value-type="float" office:value="8077.82210106387" calcext:value-type="float">
            <text:p>8077.8221010639</text:p>
          </table:table-cell>
        </table:table-row>
        <table:table-row table:style-name="ro1">
          <table:table-cell office:value-type="float" office:value="48060" calcext:value-type="float">
            <text:p>48060</text:p>
          </table:table-cell>
          <table:table-cell office:value-type="string" calcext:value-type="string">
            <text:p>5316.412996796561</text:p>
          </table:table-cell>
          <table:table-cell table:formula="of:=[.B1190]+RANDBETWEEN(-500;500)" office:value-type="float" office:value="5778.41299679656" calcext:value-type="float">
            <text:p>5778.4129967966</text:p>
          </table:table-cell>
          <table:table-cell table:formula="of:=[.B1190]*RANDBETWEEN(0.3;1.9)" office:value-type="float" office:value="5316.41299679656" calcext:value-type="float">
            <text:p>5316.4129967966</text:p>
          </table:table-cell>
          <table:table-cell table:formula="of:=[.D1190]*RANDBETWEEN(0.3;1.9)" office:value-type="float" office:value="5316.41299679656" calcext:value-type="float">
            <text:p>5316.4129967966</text:p>
          </table:table-cell>
          <table:table-cell table:formula="of:=[.B1190]*RANDBETWEEN(0.3;1.9)/[.E1190]*[.D1190]" office:value-type="float" office:value="5316.41299679656" calcext:value-type="float">
            <text:p>5316.4129967966</text:p>
          </table:table-cell>
          <table:table-cell table:formula="of:=[.C1190]*RANDBETWEEN(0.3;1.9)" office:value-type="float" office:value="11556.8259935931" calcext:value-type="float">
            <text:p>11556.8259935931</text:p>
          </table:table-cell>
        </table:table-row>
        <table:table-row table:style-name="ro1">
          <table:table-cell office:value-type="float" office:value="48061" calcext:value-type="float">
            <text:p>48061</text:p>
          </table:table-cell>
          <table:table-cell office:value-type="string" calcext:value-type="string">
            <text:p>14104.400452445674</text:p>
          </table:table-cell>
          <table:table-cell table:formula="of:=[.B1191]+RANDBETWEEN(-500;500)" office:value-type="float" office:value="13950.4004524457" calcext:value-type="float">
            <text:p>13950.4004524457</text:p>
          </table:table-cell>
          <table:table-cell table:formula="of:=[.B1191]*RANDBETWEEN(0.3;1.9)" office:value-type="float" office:value="28208.8009048913" calcext:value-type="float">
            <text:p>28208.8009048913</text:p>
          </table:table-cell>
          <table:table-cell table:formula="of:=[.D1191]*RANDBETWEEN(0.3;1.9)" office:value-type="float" office:value="56417.6018097827" calcext:value-type="float">
            <text:p>56417.6018097827</text:p>
          </table:table-cell>
          <table:table-cell table:formula="of:=[.B1191]*RANDBETWEEN(0.3;1.9)/[.E1191]*[.D1191]" office:value-type="float" office:value="7052.20022622284" calcext:value-type="float">
            <text:p>7052.2002262228</text:p>
          </table:table-cell>
          <table:table-cell table:formula="of:=[.C1191]*RANDBETWEEN(0.3;1.9)" office:value-type="float" office:value="13950.4004524457" calcext:value-type="float">
            <text:p>13950.4004524457</text:p>
          </table:table-cell>
        </table:table-row>
        <table:table-row table:style-name="ro1">
          <table:table-cell office:value-type="float" office:value="48062" calcext:value-type="float">
            <text:p>48062</text:p>
          </table:table-cell>
          <table:table-cell office:value-type="string" calcext:value-type="string">
            <text:p>1816.5013694477875</text:p>
          </table:table-cell>
          <table:table-cell table:formula="of:=[.B1192]+RANDBETWEEN(-500;500)" office:value-type="float" office:value="1653.50136944779" calcext:value-type="float">
            <text:p>1653.5013694478</text:p>
          </table:table-cell>
          <table:table-cell table:formula="of:=[.B1192]*RANDBETWEEN(0.3;1.9)" office:value-type="float" office:value="1816.50136944779" calcext:value-type="float">
            <text:p>1816.5013694478</text:p>
          </table:table-cell>
          <table:table-cell table:formula="of:=[.D1192]*RANDBETWEEN(0.3;1.9)" office:value-type="float" office:value="3633.00273889558" calcext:value-type="float">
            <text:p>3633.0027388956</text:p>
          </table:table-cell>
          <table:table-cell table:formula="of:=[.B1192]*RANDBETWEEN(0.3;1.9)/[.E1192]*[.D1192]" office:value-type="float" office:value="1816.50136944779" calcext:value-type="float">
            <text:p>1816.5013694478</text:p>
          </table:table-cell>
          <table:table-cell table:formula="of:=[.C1192]*RANDBETWEEN(0.3;1.9)" office:value-type="float" office:value="3307.00273889558" calcext:value-type="float">
            <text:p>3307.0027388956</text:p>
          </table:table-cell>
        </table:table-row>
        <table:table-row table:style-name="ro1">
          <table:table-cell office:value-type="float" office:value="48063" calcext:value-type="float">
            <text:p>48063</text:p>
          </table:table-cell>
          <table:table-cell office:value-type="string" calcext:value-type="string">
            <text:p>9269.889590997842</text:p>
          </table:table-cell>
          <table:table-cell table:formula="of:=[.B1193]+RANDBETWEEN(-500;500)" office:value-type="float" office:value="9223.88959099784" calcext:value-type="float">
            <text:p>9223.8895909979</text:p>
          </table:table-cell>
          <table:table-cell table:formula="of:=[.B1193]*RANDBETWEEN(0.3;1.9)" office:value-type="float" office:value="9269.88959099784" calcext:value-type="float">
            <text:p>9269.8895909979</text:p>
          </table:table-cell>
          <table:table-cell table:formula="of:=[.D1193]*RANDBETWEEN(0.3;1.9)" office:value-type="float" office:value="9269.88959099784" calcext:value-type="float">
            <text:p>9269.8895909979</text:p>
          </table:table-cell>
          <table:table-cell table:formula="of:=[.B1193]*RANDBETWEEN(0.3;1.9)/[.E1193]*[.D1193]" office:value-type="float" office:value="9269.88959099784" calcext:value-type="float">
            <text:p>9269.8895909979</text:p>
          </table:table-cell>
          <table:table-cell table:formula="of:=[.C1193]*RANDBETWEEN(0.3;1.9)" office:value-type="float" office:value="9223.88959099784" calcext:value-type="float">
            <text:p>9223.8895909979</text:p>
          </table:table-cell>
        </table:table-row>
        <table:table-row table:style-name="ro1">
          <table:table-cell office:value-type="float" office:value="48064" calcext:value-type="float">
            <text:p>48064</text:p>
          </table:table-cell>
          <table:table-cell office:value-type="string" calcext:value-type="string">
            <text:p>3457.007671081673</text:p>
          </table:table-cell>
          <table:table-cell table:formula="of:=[.B1194]+RANDBETWEEN(-500;500)" office:value-type="float" office:value="3788.00767108167" calcext:value-type="float">
            <text:p>3788.0076710817</text:p>
          </table:table-cell>
          <table:table-cell table:formula="of:=[.B1194]*RANDBETWEEN(0.3;1.9)" office:value-type="float" office:value="6914.01534216335" calcext:value-type="float">
            <text:p>6914.0153421634</text:p>
          </table:table-cell>
          <table:table-cell table:formula="of:=[.D1194]*RANDBETWEEN(0.3;1.9)" office:value-type="float" office:value="13828.0306843267" calcext:value-type="float">
            <text:p>13828.0306843267</text:p>
          </table:table-cell>
          <table:table-cell table:formula="of:=[.B1194]*RANDBETWEEN(0.3;1.9)/[.E1194]*[.D1194]" office:value-type="float" office:value="3457.00767108167" calcext:value-type="float">
            <text:p>3457.0076710817</text:p>
          </table:table-cell>
          <table:table-cell table:formula="of:=[.C1194]*RANDBETWEEN(0.3;1.9)" office:value-type="float" office:value="3788.00767108167" calcext:value-type="float">
            <text:p>3788.0076710817</text:p>
          </table:table-cell>
        </table:table-row>
        <table:table-row table:style-name="ro1">
          <table:table-cell office:value-type="float" office:value="48065" calcext:value-type="float">
            <text:p>48065</text:p>
          </table:table-cell>
          <table:table-cell office:value-type="string" calcext:value-type="string">
            <text:p>2765.3738473890717</text:p>
          </table:table-cell>
          <table:table-cell table:formula="of:=[.B1195]+RANDBETWEEN(-500;500)" office:value-type="float" office:value="2759.37384738907" calcext:value-type="float">
            <text:p>2759.3738473891</text:p>
          </table:table-cell>
          <table:table-cell table:formula="of:=[.B1195]*RANDBETWEEN(0.3;1.9)" office:value-type="float" office:value="2765.37384738907" calcext:value-type="float">
            <text:p>2765.3738473891</text:p>
          </table:table-cell>
          <table:table-cell table:formula="of:=[.D1195]*RANDBETWEEN(0.3;1.9)" office:value-type="float" office:value="2765.37384738907" calcext:value-type="float">
            <text:p>2765.3738473891</text:p>
          </table:table-cell>
          <table:table-cell table:formula="of:=[.B1195]*RANDBETWEEN(0.3;1.9)/[.E1195]*[.D1195]" office:value-type="float" office:value="2765.37384738907" calcext:value-type="float">
            <text:p>2765.3738473891</text:p>
          </table:table-cell>
          <table:table-cell table:formula="of:=[.C1195]*RANDBETWEEN(0.3;1.9)" office:value-type="float" office:value="5518.74769477814" calcext:value-type="float">
            <text:p>5518.7476947782</text:p>
          </table:table-cell>
        </table:table-row>
        <table:table-row table:style-name="ro1">
          <table:table-cell office:value-type="float" office:value="48066" calcext:value-type="float">
            <text:p>48066</text:p>
          </table:table-cell>
          <table:table-cell office:value-type="string" calcext:value-type="string">
            <text:p>4500.601524915643</text:p>
          </table:table-cell>
          <table:table-cell table:formula="of:=[.B1196]+RANDBETWEEN(-500;500)" office:value-type="float" office:value="4216.60152491564" calcext:value-type="float">
            <text:p>4216.6015249157</text:p>
          </table:table-cell>
          <table:table-cell table:formula="of:=[.B1196]*RANDBETWEEN(0.3;1.9)" office:value-type="float" office:value="4500.60152491564" calcext:value-type="float">
            <text:p>4500.6015249157</text:p>
          </table:table-cell>
          <table:table-cell table:formula="of:=[.D1196]*RANDBETWEEN(0.3;1.9)" office:value-type="float" office:value="4500.60152491564" calcext:value-type="float">
            <text:p>4500.6015249157</text:p>
          </table:table-cell>
          <table:table-cell table:formula="of:=[.B1196]*RANDBETWEEN(0.3;1.9)/[.E1196]*[.D1196]" office:value-type="float" office:value="9001.20304983129" calcext:value-type="float">
            <text:p>9001.2030498313</text:p>
          </table:table-cell>
          <table:table-cell table:formula="of:=[.C1196]*RANDBETWEEN(0.3;1.9)" office:value-type="float" office:value="8433.20304983128" calcext:value-type="float">
            <text:p>8433.2030498313</text:p>
          </table:table-cell>
        </table:table-row>
        <table:table-row table:style-name="ro1">
          <table:table-cell office:value-type="float" office:value="48067" calcext:value-type="float">
            <text:p>48067</text:p>
          </table:table-cell>
          <table:table-cell office:value-type="string" calcext:value-type="string">
            <text:p>1395.394985903816</text:p>
          </table:table-cell>
          <table:table-cell table:formula="of:=[.B1197]+RANDBETWEEN(-500;500)" office:value-type="float" office:value="1143.39498590382" calcext:value-type="float">
            <text:p>1143.3949859038</text:p>
          </table:table-cell>
          <table:table-cell table:formula="of:=[.B1197]*RANDBETWEEN(0.3;1.9)" office:value-type="float" office:value="1395.39498590382" calcext:value-type="float">
            <text:p>1395.3949859038</text:p>
          </table:table-cell>
          <table:table-cell table:formula="of:=[.D1197]*RANDBETWEEN(0.3;1.9)" office:value-type="float" office:value="2790.78997180763" calcext:value-type="float">
            <text:p>2790.7899718076</text:p>
          </table:table-cell>
          <table:table-cell table:formula="of:=[.B1197]*RANDBETWEEN(0.3;1.9)/[.E1197]*[.D1197]" office:value-type="float" office:value="1395.39498590382" calcext:value-type="float">
            <text:p>1395.3949859038</text:p>
          </table:table-cell>
          <table:table-cell table:formula="of:=[.C1197]*RANDBETWEEN(0.3;1.9)" office:value-type="float" office:value="1143.39498590382" calcext:value-type="float">
            <text:p>1143.3949859038</text:p>
          </table:table-cell>
        </table:table-row>
        <table:table-row table:style-name="ro1">
          <table:table-cell office:value-type="float" office:value="48068" calcext:value-type="float">
            <text:p>48068</text:p>
          </table:table-cell>
          <table:table-cell office:value-type="string" calcext:value-type="string">
            <text:p>2660.9007596348088</text:p>
          </table:table-cell>
          <table:table-cell table:formula="of:=[.B1198]+RANDBETWEEN(-500;500)" office:value-type="float" office:value="2987.90075963481" calcext:value-type="float">
            <text:p>2987.9007596348</text:p>
          </table:table-cell>
          <table:table-cell table:formula="of:=[.B1198]*RANDBETWEEN(0.3;1.9)" office:value-type="float" office:value="5321.80151926962" calcext:value-type="float">
            <text:p>5321.8015192696</text:p>
          </table:table-cell>
          <table:table-cell table:formula="of:=[.D1198]*RANDBETWEEN(0.3;1.9)" office:value-type="float" office:value="5321.80151926962" calcext:value-type="float">
            <text:p>5321.8015192696</text:p>
          </table:table-cell>
          <table:table-cell table:formula="of:=[.B1198]*RANDBETWEEN(0.3;1.9)/[.E1198]*[.D1198]" office:value-type="float" office:value="5321.80151926962" calcext:value-type="float">
            <text:p>5321.8015192696</text:p>
          </table:table-cell>
          <table:table-cell table:formula="of:=[.C1198]*RANDBETWEEN(0.3;1.9)" office:value-type="float" office:value="2987.90075963481" calcext:value-type="float">
            <text:p>2987.9007596348</text:p>
          </table:table-cell>
        </table:table-row>
        <table:table-row table:style-name="ro1">
          <table:table-cell office:value-type="float" office:value="48069" calcext:value-type="float">
            <text:p>48069</text:p>
          </table:table-cell>
          <table:table-cell office:value-type="string" calcext:value-type="string">
            <text:p>1704.858393455739</text:p>
          </table:table-cell>
          <table:table-cell table:formula="of:=[.B1199]+RANDBETWEEN(-500;500)" office:value-type="float" office:value="1635.85839345574" calcext:value-type="float">
            <text:p>1635.8583934557</text:p>
          </table:table-cell>
          <table:table-cell table:formula="of:=[.B1199]*RANDBETWEEN(0.3;1.9)" office:value-type="float" office:value="1704.85839345574" calcext:value-type="float">
            <text:p>1704.8583934557</text:p>
          </table:table-cell>
          <table:table-cell table:formula="of:=[.D1199]*RANDBETWEEN(0.3;1.9)" office:value-type="float" office:value="1704.85839345574" calcext:value-type="float">
            <text:p>1704.8583934557</text:p>
          </table:table-cell>
          <table:table-cell table:formula="of:=[.B1199]*RANDBETWEEN(0.3;1.9)/[.E1199]*[.D1199]" office:value-type="float" office:value="3409.71678691148" calcext:value-type="float">
            <text:p>3409.7167869115</text:p>
          </table:table-cell>
          <table:table-cell table:formula="of:=[.C1199]*RANDBETWEEN(0.3;1.9)" office:value-type="float" office:value="3271.71678691148" calcext:value-type="float">
            <text:p>3271.7167869115</text:p>
          </table:table-cell>
        </table:table-row>
        <table:table-row table:style-name="ro1">
          <table:table-cell office:value-type="float" office:value="48070" calcext:value-type="float">
            <text:p>48070</text:p>
          </table:table-cell>
          <table:table-cell office:value-type="string" calcext:value-type="string">
            <text:p>13237.69828110772</text:p>
          </table:table-cell>
          <table:table-cell table:formula="of:=[.B1200]+RANDBETWEEN(-500;500)" office:value-type="float" office:value="13369.6982811077" calcext:value-type="float">
            <text:p>13369.6982811077</text:p>
          </table:table-cell>
          <table:table-cell table:formula="of:=[.B1200]*RANDBETWEEN(0.3;1.9)" office:value-type="float" office:value="26475.3965622154" calcext:value-type="float">
            <text:p>26475.3965622154</text:p>
          </table:table-cell>
          <table:table-cell table:formula="of:=[.D1200]*RANDBETWEEN(0.3;1.9)" office:value-type="float" office:value="26475.3965622154" calcext:value-type="float">
            <text:p>26475.3965622154</text:p>
          </table:table-cell>
          <table:table-cell table:formula="of:=[.B1200]*RANDBETWEEN(0.3;1.9)/[.E1200]*[.D1200]" office:value-type="float" office:value="26475.3965622154" calcext:value-type="float">
            <text:p>26475.3965622154</text:p>
          </table:table-cell>
          <table:table-cell table:formula="of:=[.C1200]*RANDBETWEEN(0.3;1.9)" office:value-type="float" office:value="26739.3965622154" calcext:value-type="float">
            <text:p>26739.3965622154</text:p>
          </table:table-cell>
        </table:table-row>
        <table:table-row table:style-name="ro1">
          <table:table-cell office:value-type="float" office:value="48071" calcext:value-type="float">
            <text:p>48071</text:p>
          </table:table-cell>
          <table:table-cell office:value-type="string" calcext:value-type="string">
            <text:p>2349.4795413249667</text:p>
          </table:table-cell>
          <table:table-cell table:formula="of:=[.B1201]+RANDBETWEEN(-500;500)" office:value-type="float" office:value="2838.47954132497" calcext:value-type="float">
            <text:p>2838.479541325</text:p>
          </table:table-cell>
          <table:table-cell table:formula="of:=[.B1201]*RANDBETWEEN(0.3;1.9)" office:value-type="float" office:value="4698.95908264993" calcext:value-type="float">
            <text:p>4698.9590826499</text:p>
          </table:table-cell>
          <table:table-cell table:formula="of:=[.D1201]*RANDBETWEEN(0.3;1.9)" office:value-type="float" office:value="4698.95908264993" calcext:value-type="float">
            <text:p>4698.9590826499</text:p>
          </table:table-cell>
          <table:table-cell table:formula="of:=[.B1201]*RANDBETWEEN(0.3;1.9)/[.E1201]*[.D1201]" office:value-type="float" office:value="2349.47954132497" calcext:value-type="float">
            <text:p>2349.479541325</text:p>
          </table:table-cell>
          <table:table-cell table:formula="of:=[.C1201]*RANDBETWEEN(0.3;1.9)" office:value-type="float" office:value="2838.47954132497" calcext:value-type="float">
            <text:p>2838.479541325</text:p>
          </table:table-cell>
        </table:table-row>
        <table:table-row table:style-name="ro1">
          <table:table-cell office:value-type="float" office:value="48072" calcext:value-type="float">
            <text:p>48072</text:p>
          </table:table-cell>
          <table:table-cell office:value-type="string" calcext:value-type="string">
            <text:p>4263.513327316527</text:p>
          </table:table-cell>
          <table:table-cell table:formula="of:=[.B1202]+RANDBETWEEN(-500;500)" office:value-type="float" office:value="3808.51332731653" calcext:value-type="float">
            <text:p>3808.5133273165</text:p>
          </table:table-cell>
          <table:table-cell table:formula="of:=[.B1202]*RANDBETWEEN(0.3;1.9)" office:value-type="float" office:value="4263.51332731653" calcext:value-type="float">
            <text:p>4263.5133273165</text:p>
          </table:table-cell>
          <table:table-cell table:formula="of:=[.D1202]*RANDBETWEEN(0.3;1.9)" office:value-type="float" office:value="4263.51332731653" calcext:value-type="float">
            <text:p>4263.5133273165</text:p>
          </table:table-cell>
          <table:table-cell table:formula="of:=[.B1202]*RANDBETWEEN(0.3;1.9)/[.E1202]*[.D1202]" office:value-type="float" office:value="4263.51332731653" calcext:value-type="float">
            <text:p>4263.5133273165</text:p>
          </table:table-cell>
          <table:table-cell table:formula="of:=[.C1202]*RANDBETWEEN(0.3;1.9)" office:value-type="float" office:value="7617.02665463305" calcext:value-type="float">
            <text:p>7617.0266546331</text:p>
          </table:table-cell>
        </table:table-row>
        <table:table-row table:style-name="ro1">
          <table:table-cell office:value-type="float" office:value="48073" calcext:value-type="float">
            <text:p>48073</text:p>
          </table:table-cell>
          <table:table-cell office:value-type="string" calcext:value-type="string">
            <text:p>3498.495770418327</text:p>
          </table:table-cell>
          <table:table-cell table:formula="of:=[.B1203]+RANDBETWEEN(-500;500)" office:value-type="float" office:value="3265.49577041833" calcext:value-type="float">
            <text:p>3265.4957704183</text:p>
          </table:table-cell>
          <table:table-cell table:formula="of:=[.B1203]*RANDBETWEEN(0.3;1.9)" office:value-type="float" office:value="3498.49577041833" calcext:value-type="float">
            <text:p>3498.4957704183</text:p>
          </table:table-cell>
          <table:table-cell table:formula="of:=[.D1203]*RANDBETWEEN(0.3;1.9)" office:value-type="float" office:value="6996.99154083665" calcext:value-type="float">
            <text:p>6996.9915408367</text:p>
          </table:table-cell>
          <table:table-cell table:formula="of:=[.B1203]*RANDBETWEEN(0.3;1.9)/[.E1203]*[.D1203]" office:value-type="float" office:value="3498.49577041833" calcext:value-type="float">
            <text:p>3498.4957704183</text:p>
          </table:table-cell>
          <table:table-cell table:formula="of:=[.C1203]*RANDBETWEEN(0.3;1.9)" office:value-type="float" office:value="6530.99154083665" calcext:value-type="float">
            <text:p>6530.9915408367</text:p>
          </table:table-cell>
        </table:table-row>
        <table:table-row table:style-name="ro1">
          <table:table-cell office:value-type="float" office:value="48074" calcext:value-type="float">
            <text:p>48074</text:p>
          </table:table-cell>
          <table:table-cell office:value-type="string" calcext:value-type="string">
            <text:p>6304.526322735406</text:p>
          </table:table-cell>
          <table:table-cell table:formula="of:=[.B1204]+RANDBETWEEN(-500;500)" office:value-type="float" office:value="6369.52632273541" calcext:value-type="float">
            <text:p>6369.5263227354</text:p>
          </table:table-cell>
          <table:table-cell table:formula="of:=[.B1204]*RANDBETWEEN(0.3;1.9)" office:value-type="float" office:value="12609.0526454708" calcext:value-type="float">
            <text:p>12609.0526454708</text:p>
          </table:table-cell>
          <table:table-cell table:formula="of:=[.D1204]*RANDBETWEEN(0.3;1.9)" office:value-type="float" office:value="25218.1052909416" calcext:value-type="float">
            <text:p>25218.1052909416</text:p>
          </table:table-cell>
          <table:table-cell table:formula="of:=[.B1204]*RANDBETWEEN(0.3;1.9)/[.E1204]*[.D1204]" office:value-type="float" office:value="3152.2631613677" calcext:value-type="float">
            <text:p>3152.2631613677</text:p>
          </table:table-cell>
          <table:table-cell table:formula="of:=[.C1204]*RANDBETWEEN(0.3;1.9)" office:value-type="float" office:value="6369.52632273541" calcext:value-type="float">
            <text:p>6369.5263227354</text:p>
          </table:table-cell>
        </table:table-row>
        <table:table-row table:style-name="ro1">
          <table:table-cell office:value-type="float" office:value="48075" calcext:value-type="float">
            <text:p>48075</text:p>
          </table:table-cell>
          <table:table-cell office:value-type="string" calcext:value-type="string">
            <text:p>11699.224590571052</text:p>
          </table:table-cell>
          <table:table-cell table:formula="of:=[.B1205]+RANDBETWEEN(-500;500)" office:value-type="float" office:value="11273.2245905711" calcext:value-type="float">
            <text:p>11273.2245905711</text:p>
          </table:table-cell>
          <table:table-cell table:formula="of:=[.B1205]*RANDBETWEEN(0.3;1.9)" office:value-type="float" office:value="11699.2245905711" calcext:value-type="float">
            <text:p>11699.2245905711</text:p>
          </table:table-cell>
          <table:table-cell table:formula="of:=[.D1205]*RANDBETWEEN(0.3;1.9)" office:value-type="float" office:value="11699.2245905711" calcext:value-type="float">
            <text:p>11699.2245905711</text:p>
          </table:table-cell>
          <table:table-cell table:formula="of:=[.B1205]*RANDBETWEEN(0.3;1.9)/[.E1205]*[.D1205]" office:value-type="float" office:value="23398.4491811421" calcext:value-type="float">
            <text:p>23398.4491811421</text:p>
          </table:table-cell>
          <table:table-cell table:formula="of:=[.C1205]*RANDBETWEEN(0.3;1.9)" office:value-type="float" office:value="22546.4491811421" calcext:value-type="float">
            <text:p>22546.4491811421</text:p>
          </table:table-cell>
        </table:table-row>
        <table:table-row table:style-name="ro1">
          <table:table-cell office:value-type="float" office:value="48076" calcext:value-type="float">
            <text:p>48076</text:p>
          </table:table-cell>
          <table:table-cell office:value-type="string" calcext:value-type="string">
            <text:p>6729.322875188468</text:p>
          </table:table-cell>
          <table:table-cell table:formula="of:=[.B1206]+RANDBETWEEN(-500;500)" office:value-type="float" office:value="6781.32287518847" calcext:value-type="float">
            <text:p>6781.3228751885</text:p>
          </table:table-cell>
          <table:table-cell table:formula="of:=[.B1206]*RANDBETWEEN(0.3;1.9)" office:value-type="float" office:value="6729.32287518847" calcext:value-type="float">
            <text:p>6729.3228751885</text:p>
          </table:table-cell>
          <table:table-cell table:formula="of:=[.D1206]*RANDBETWEEN(0.3;1.9)" office:value-type="float" office:value="6729.32287518847" calcext:value-type="float">
            <text:p>6729.3228751885</text:p>
          </table:table-cell>
          <table:table-cell table:formula="of:=[.B1206]*RANDBETWEEN(0.3;1.9)/[.E1206]*[.D1206]" office:value-type="float" office:value="6729.32287518847" calcext:value-type="float">
            <text:p>6729.3228751885</text:p>
          </table:table-cell>
          <table:table-cell table:formula="of:=[.C1206]*RANDBETWEEN(0.3;1.9)" office:value-type="float" office:value="13562.6457503769" calcext:value-type="float">
            <text:p>13562.6457503769</text:p>
          </table:table-cell>
        </table:table-row>
        <table:table-row table:style-name="ro1">
          <table:table-cell office:value-type="float" office:value="48077" calcext:value-type="float">
            <text:p>48077</text:p>
          </table:table-cell>
          <table:table-cell office:value-type="string" calcext:value-type="string">
            <text:p>1695.829741539</text:p>
          </table:table-cell>
          <table:table-cell table:formula="of:=[.B1207]+RANDBETWEEN(-500;500)" office:value-type="float" office:value="1737.829741539" calcext:value-type="float">
            <text:p>1737.829741539</text:p>
          </table:table-cell>
          <table:table-cell table:formula="of:=[.B1207]*RANDBETWEEN(0.3;1.9)" office:value-type="float" office:value="1695.829741539" calcext:value-type="float">
            <text:p>1695.829741539</text:p>
          </table:table-cell>
          <table:table-cell table:formula="of:=[.D1207]*RANDBETWEEN(0.3;1.9)" office:value-type="float" office:value="1695.829741539" calcext:value-type="float">
            <text:p>1695.829741539</text:p>
          </table:table-cell>
          <table:table-cell table:formula="of:=[.B1207]*RANDBETWEEN(0.3;1.9)/[.E1207]*[.D1207]" office:value-type="float" office:value="1695.829741539" calcext:value-type="float">
            <text:p>1695.829741539</text:p>
          </table:table-cell>
          <table:table-cell table:formula="of:=[.C1207]*RANDBETWEEN(0.3;1.9)" office:value-type="float" office:value="1737.829741539" calcext:value-type="float">
            <text:p>1737.829741539</text:p>
          </table:table-cell>
        </table:table-row>
        <table:table-row table:style-name="ro1">
          <table:table-cell office:value-type="float" office:value="48078" calcext:value-type="float">
            <text:p>48078</text:p>
          </table:table-cell>
          <table:table-cell office:value-type="string" calcext:value-type="string">
            <text:p>3714.3239019382513</text:p>
          </table:table-cell>
          <table:table-cell table:formula="of:=[.B1208]+RANDBETWEEN(-500;500)" office:value-type="float" office:value="3822.32390193825" calcext:value-type="float">
            <text:p>3822.3239019383</text:p>
          </table:table-cell>
          <table:table-cell table:formula="of:=[.B1208]*RANDBETWEEN(0.3;1.9)" office:value-type="float" office:value="7428.6478038765" calcext:value-type="float">
            <text:p>7428.6478038765</text:p>
          </table:table-cell>
          <table:table-cell table:formula="of:=[.D1208]*RANDBETWEEN(0.3;1.9)" office:value-type="float" office:value="14857.295607753" calcext:value-type="float">
            <text:p>14857.295607753</text:p>
          </table:table-cell>
          <table:table-cell table:formula="of:=[.B1208]*RANDBETWEEN(0.3;1.9)/[.E1208]*[.D1208]" office:value-type="float" office:value="3714.32390193825" calcext:value-type="float">
            <text:p>3714.3239019383</text:p>
          </table:table-cell>
          <table:table-cell table:formula="of:=[.C1208]*RANDBETWEEN(0.3;1.9)" office:value-type="float" office:value="7644.6478038765" calcext:value-type="float">
            <text:p>7644.6478038765</text:p>
          </table:table-cell>
        </table:table-row>
        <table:table-row table:style-name="ro1">
          <table:table-cell office:value-type="float" office:value="48079" calcext:value-type="float">
            <text:p>48079</text:p>
          </table:table-cell>
          <table:table-cell office:value-type="string" calcext:value-type="string">
            <text:p>3491.917152566748</text:p>
          </table:table-cell>
          <table:table-cell table:formula="of:=[.B1209]+RANDBETWEEN(-500;500)" office:value-type="float" office:value="3413.91715256675" calcext:value-type="float">
            <text:p>3413.9171525668</text:p>
          </table:table-cell>
          <table:table-cell table:formula="of:=[.B1209]*RANDBETWEEN(0.3;1.9)" office:value-type="float" office:value="6983.8343051335" calcext:value-type="float">
            <text:p>6983.8343051335</text:p>
          </table:table-cell>
          <table:table-cell table:formula="of:=[.D1209]*RANDBETWEEN(0.3;1.9)" office:value-type="float" office:value="6983.8343051335" calcext:value-type="float">
            <text:p>6983.8343051335</text:p>
          </table:table-cell>
          <table:table-cell table:formula="of:=[.B1209]*RANDBETWEEN(0.3;1.9)/[.E1209]*[.D1209]" office:value-type="float" office:value="6983.8343051335" calcext:value-type="float">
            <text:p>6983.8343051335</text:p>
          </table:table-cell>
          <table:table-cell table:formula="of:=[.C1209]*RANDBETWEEN(0.3;1.9)" office:value-type="float" office:value="3413.91715256675" calcext:value-type="float">
            <text:p>3413.9171525668</text:p>
          </table:table-cell>
        </table:table-row>
        <table:table-row table:style-name="ro1">
          <table:table-cell office:value-type="float" office:value="48080" calcext:value-type="float">
            <text:p>48080</text:p>
          </table:table-cell>
          <table:table-cell office:value-type="string" calcext:value-type="string">
            <text:p>27033.187627474555</text:p>
          </table:table-cell>
          <table:table-cell table:formula="of:=[.B1210]+RANDBETWEEN(-500;500)" office:value-type="float" office:value="26542.1876274746" calcext:value-type="float">
            <text:p>26542.1876274746</text:p>
          </table:table-cell>
          <table:table-cell table:formula="of:=[.B1210]*RANDBETWEEN(0.3;1.9)" office:value-type="float" office:value="27033.1876274746" calcext:value-type="float">
            <text:p>27033.1876274746</text:p>
          </table:table-cell>
          <table:table-cell table:formula="of:=[.D1210]*RANDBETWEEN(0.3;1.9)" office:value-type="float" office:value="54066.3752549491" calcext:value-type="float">
            <text:p>54066.3752549491</text:p>
          </table:table-cell>
          <table:table-cell table:formula="of:=[.B1210]*RANDBETWEEN(0.3;1.9)/[.E1210]*[.D1210]" office:value-type="float" office:value="13516.5938137373" calcext:value-type="float">
            <text:p>13516.5938137373</text:p>
          </table:table-cell>
          <table:table-cell table:formula="of:=[.C1210]*RANDBETWEEN(0.3;1.9)" office:value-type="float" office:value="53084.3752549491" calcext:value-type="float">
            <text:p>53084.3752549491</text:p>
          </table:table-cell>
        </table:table-row>
        <table:table-row table:style-name="ro1">
          <table:table-cell office:value-type="float" office:value="48081" calcext:value-type="float">
            <text:p>48081</text:p>
          </table:table-cell>
          <table:table-cell office:value-type="string" calcext:value-type="string">
            <text:p>3025.812972667783</text:p>
          </table:table-cell>
          <table:table-cell table:formula="of:=[.B1211]+RANDBETWEEN(-500;500)" office:value-type="float" office:value="2633.81297266778" calcext:value-type="float">
            <text:p>2633.8129726678</text:p>
          </table:table-cell>
          <table:table-cell table:formula="of:=[.B1211]*RANDBETWEEN(0.3;1.9)" office:value-type="float" office:value="6051.62594533557" calcext:value-type="float">
            <text:p>6051.6259453356</text:p>
          </table:table-cell>
          <table:table-cell table:formula="of:=[.D1211]*RANDBETWEEN(0.3;1.9)" office:value-type="float" office:value="12103.2518906711" calcext:value-type="float">
            <text:p>12103.2518906711</text:p>
          </table:table-cell>
          <table:table-cell table:formula="of:=[.B1211]*RANDBETWEEN(0.3;1.9)/[.E1211]*[.D1211]" office:value-type="float" office:value="1512.90648633389" calcext:value-type="float">
            <text:p>1512.9064863339</text:p>
          </table:table-cell>
          <table:table-cell table:formula="of:=[.C1211]*RANDBETWEEN(0.3;1.9)" office:value-type="float" office:value="2633.81297266778" calcext:value-type="float">
            <text:p>2633.8129726678</text:p>
          </table:table-cell>
        </table:table-row>
        <table:table-row table:style-name="ro1">
          <table:table-cell office:value-type="float" office:value="48082" calcext:value-type="float">
            <text:p>48082</text:p>
          </table:table-cell>
          <table:table-cell office:value-type="string" calcext:value-type="string">
            <text:p>9116.831922796126</text:p>
          </table:table-cell>
          <table:table-cell table:formula="of:=[.B1212]+RANDBETWEEN(-500;500)" office:value-type="float" office:value="9223.83192279613" calcext:value-type="float">
            <text:p>9223.8319227961</text:p>
          </table:table-cell>
          <table:table-cell table:formula="of:=[.B1212]*RANDBETWEEN(0.3;1.9)" office:value-type="float" office:value="18233.6638455923" calcext:value-type="float">
            <text:p>18233.6638455923</text:p>
          </table:table-cell>
          <table:table-cell table:formula="of:=[.D1212]*RANDBETWEEN(0.3;1.9)" office:value-type="float" office:value="36467.3276911845" calcext:value-type="float">
            <text:p>36467.3276911845</text:p>
          </table:table-cell>
          <table:table-cell table:formula="of:=[.B1212]*RANDBETWEEN(0.3;1.9)/[.E1212]*[.D1212]" office:value-type="float" office:value="9116.83192279613" calcext:value-type="float">
            <text:p>9116.8319227961</text:p>
          </table:table-cell>
          <table:table-cell table:formula="of:=[.C1212]*RANDBETWEEN(0.3;1.9)" office:value-type="float" office:value="18447.6638455923" calcext:value-type="float">
            <text:p>18447.6638455923</text:p>
          </table:table-cell>
        </table:table-row>
        <table:table-row table:style-name="ro1">
          <table:table-cell office:value-type="float" office:value="48083" calcext:value-type="float">
            <text:p>48083</text:p>
          </table:table-cell>
          <table:table-cell office:value-type="string" calcext:value-type="string">
            <text:p>4699.475430801618</text:p>
          </table:table-cell>
          <table:table-cell table:formula="of:=[.B1213]+RANDBETWEEN(-500;500)" office:value-type="float" office:value="4692.47543080162" calcext:value-type="float">
            <text:p>4692.4754308016</text:p>
          </table:table-cell>
          <table:table-cell table:formula="of:=[.B1213]*RANDBETWEEN(0.3;1.9)" office:value-type="float" office:value="4699.47543080162" calcext:value-type="float">
            <text:p>4699.4754308016</text:p>
          </table:table-cell>
          <table:table-cell table:formula="of:=[.D1213]*RANDBETWEEN(0.3;1.9)" office:value-type="float" office:value="9398.95086160324" calcext:value-type="float">
            <text:p>9398.9508616032</text:p>
          </table:table-cell>
          <table:table-cell table:formula="of:=[.B1213]*RANDBETWEEN(0.3;1.9)/[.E1213]*[.D1213]" office:value-type="float" office:value="2349.73771540081" calcext:value-type="float">
            <text:p>2349.7377154008</text:p>
          </table:table-cell>
          <table:table-cell table:formula="of:=[.C1213]*RANDBETWEEN(0.3;1.9)" office:value-type="float" office:value="4692.47543080162" calcext:value-type="float">
            <text:p>4692.4754308016</text:p>
          </table:table-cell>
        </table:table-row>
        <table:table-row table:style-name="ro1">
          <table:table-cell office:value-type="float" office:value="48084" calcext:value-type="float">
            <text:p>48084</text:p>
          </table:table-cell>
          <table:table-cell office:value-type="string" calcext:value-type="string">
            <text:p>2073.593894034838</text:p>
          </table:table-cell>
          <table:table-cell table:formula="of:=[.B1214]+RANDBETWEEN(-500;500)" office:value-type="float" office:value="1667.59389403484" calcext:value-type="float">
            <text:p>1667.5938940348</text:p>
          </table:table-cell>
          <table:table-cell table:formula="of:=[.B1214]*RANDBETWEEN(0.3;1.9)" office:value-type="float" office:value="4147.18778806968" calcext:value-type="float">
            <text:p>4147.1877880697</text:p>
          </table:table-cell>
          <table:table-cell table:formula="of:=[.D1214]*RANDBETWEEN(0.3;1.9)" office:value-type="float" office:value="8294.37557613935" calcext:value-type="float">
            <text:p>8294.3755761394</text:p>
          </table:table-cell>
          <table:table-cell table:formula="of:=[.B1214]*RANDBETWEEN(0.3;1.9)/[.E1214]*[.D1214]" office:value-type="float" office:value="1036.79694701742" calcext:value-type="float">
            <text:p>1036.7969470174</text:p>
          </table:table-cell>
          <table:table-cell table:formula="of:=[.C1214]*RANDBETWEEN(0.3;1.9)" office:value-type="float" office:value="1667.59389403484" calcext:value-type="float">
            <text:p>1667.5938940348</text:p>
          </table:table-cell>
        </table:table-row>
        <table:table-row table:style-name="ro1">
          <table:table-cell office:value-type="float" office:value="48085" calcext:value-type="float">
            <text:p>48085</text:p>
          </table:table-cell>
          <table:table-cell office:value-type="string" calcext:value-type="string">
            <text:p>3365.8287112527596</text:p>
          </table:table-cell>
          <table:table-cell table:formula="of:=[.B1215]+RANDBETWEEN(-500;500)" office:value-type="float" office:value="3455.82871125276" calcext:value-type="float">
            <text:p>3455.8287112528</text:p>
          </table:table-cell>
          <table:table-cell table:formula="of:=[.B1215]*RANDBETWEEN(0.3;1.9)" office:value-type="float" office:value="6731.65742250552" calcext:value-type="float">
            <text:p>6731.6574225055</text:p>
          </table:table-cell>
          <table:table-cell table:formula="of:=[.D1215]*RANDBETWEEN(0.3;1.9)" office:value-type="float" office:value="6731.65742250552" calcext:value-type="float">
            <text:p>6731.6574225055</text:p>
          </table:table-cell>
          <table:table-cell table:formula="of:=[.B1215]*RANDBETWEEN(0.3;1.9)/[.E1215]*[.D1215]" office:value-type="float" office:value="3365.82871125276" calcext:value-type="float">
            <text:p>3365.8287112528</text:p>
          </table:table-cell>
          <table:table-cell table:formula="of:=[.C1215]*RANDBETWEEN(0.3;1.9)" office:value-type="float" office:value="6911.65742250552" calcext:value-type="float">
            <text:p>6911.6574225055</text:p>
          </table:table-cell>
        </table:table-row>
        <table:table-row table:style-name="ro1">
          <table:table-cell office:value-type="float" office:value="48086" calcext:value-type="float">
            <text:p>48086</text:p>
          </table:table-cell>
          <table:table-cell office:value-type="string" calcext:value-type="string">
            <text:p>7465.296685257676</text:p>
          </table:table-cell>
          <table:table-cell table:formula="of:=[.B1216]+RANDBETWEEN(-500;500)" office:value-type="float" office:value="7260.29668525768" calcext:value-type="float">
            <text:p>7260.2966852577</text:p>
          </table:table-cell>
          <table:table-cell table:formula="of:=[.B1216]*RANDBETWEEN(0.3;1.9)" office:value-type="float" office:value="14930.5933705154" calcext:value-type="float">
            <text:p>14930.5933705154</text:p>
          </table:table-cell>
          <table:table-cell table:formula="of:=[.D1216]*RANDBETWEEN(0.3;1.9)" office:value-type="float" office:value="29861.1867410307" calcext:value-type="float">
            <text:p>29861.1867410307</text:p>
          </table:table-cell>
          <table:table-cell table:formula="of:=[.B1216]*RANDBETWEEN(0.3;1.9)/[.E1216]*[.D1216]" office:value-type="float" office:value="7465.29668525768" calcext:value-type="float">
            <text:p>7465.2966852577</text:p>
          </table:table-cell>
          <table:table-cell table:formula="of:=[.C1216]*RANDBETWEEN(0.3;1.9)" office:value-type="float" office:value="14520.5933705154" calcext:value-type="float">
            <text:p>14520.5933705154</text:p>
          </table:table-cell>
        </table:table-row>
        <table:table-row table:style-name="ro1">
          <table:table-cell office:value-type="float" office:value="48087" calcext:value-type="float">
            <text:p>48087</text:p>
          </table:table-cell>
          <table:table-cell office:value-type="string" calcext:value-type="string">
            <text:p>4185.83231369797</text:p>
          </table:table-cell>
          <table:table-cell table:formula="of:=[.B1217]+RANDBETWEEN(-500;500)" office:value-type="float" office:value="3776.83231369797" calcext:value-type="float">
            <text:p>3776.832313698</text:p>
          </table:table-cell>
          <table:table-cell table:formula="of:=[.B1217]*RANDBETWEEN(0.3;1.9)" office:value-type="float" office:value="8371.66462739594" calcext:value-type="float">
            <text:p>8371.6646273959</text:p>
          </table:table-cell>
          <table:table-cell table:formula="of:=[.D1217]*RANDBETWEEN(0.3;1.9)" office:value-type="float" office:value="16743.3292547919" calcext:value-type="float">
            <text:p>16743.3292547919</text:p>
          </table:table-cell>
          <table:table-cell table:formula="of:=[.B1217]*RANDBETWEEN(0.3;1.9)/[.E1217]*[.D1217]" office:value-type="float" office:value="4185.83231369797" calcext:value-type="float">
            <text:p>4185.832313698</text:p>
          </table:table-cell>
          <table:table-cell table:formula="of:=[.C1217]*RANDBETWEEN(0.3;1.9)" office:value-type="float" office:value="7553.66462739594" calcext:value-type="float">
            <text:p>7553.6646273959</text:p>
          </table:table-cell>
        </table:table-row>
        <table:table-row table:style-name="ro1">
          <table:table-cell office:value-type="float" office:value="48088" calcext:value-type="float">
            <text:p>48088</text:p>
          </table:table-cell>
          <table:table-cell office:value-type="string" calcext:value-type="string">
            <text:p>3119.269375963852</text:p>
          </table:table-cell>
          <table:table-cell table:formula="of:=[.B1218]+RANDBETWEEN(-500;500)" office:value-type="float" office:value="2686.26937596385" calcext:value-type="float">
            <text:p>2686.2693759639</text:p>
          </table:table-cell>
          <table:table-cell table:formula="of:=[.B1218]*RANDBETWEEN(0.3;1.9)" office:value-type="float" office:value="3119.26937596385" calcext:value-type="float">
            <text:p>3119.2693759639</text:p>
          </table:table-cell>
          <table:table-cell table:formula="of:=[.D1218]*RANDBETWEEN(0.3;1.9)" office:value-type="float" office:value="6238.5387519277" calcext:value-type="float">
            <text:p>6238.5387519277</text:p>
          </table:table-cell>
          <table:table-cell table:formula="of:=[.B1218]*RANDBETWEEN(0.3;1.9)/[.E1218]*[.D1218]" office:value-type="float" office:value="3119.26937596385" calcext:value-type="float">
            <text:p>3119.2693759639</text:p>
          </table:table-cell>
          <table:table-cell table:formula="of:=[.C1218]*RANDBETWEEN(0.3;1.9)" office:value-type="float" office:value="5372.5387519277" calcext:value-type="float">
            <text:p>5372.5387519277</text:p>
          </table:table-cell>
        </table:table-row>
        <table:table-row table:style-name="ro1">
          <table:table-cell office:value-type="float" office:value="48089" calcext:value-type="float">
            <text:p>48089</text:p>
          </table:table-cell>
          <table:table-cell office:value-type="string" calcext:value-type="string">
            <text:p>9535.821167083666</text:p>
          </table:table-cell>
          <table:table-cell table:formula="of:=[.B1219]+RANDBETWEEN(-500;500)" office:value-type="float" office:value="9321.82116708367" calcext:value-type="float">
            <text:p>9321.8211670837</text:p>
          </table:table-cell>
          <table:table-cell table:formula="of:=[.B1219]*RANDBETWEEN(0.3;1.9)" office:value-type="float" office:value="9535.82116708367" calcext:value-type="float">
            <text:p>9535.8211670837</text:p>
          </table:table-cell>
          <table:table-cell table:formula="of:=[.D1219]*RANDBETWEEN(0.3;1.9)" office:value-type="float" office:value="9535.82116708367" calcext:value-type="float">
            <text:p>9535.8211670837</text:p>
          </table:table-cell>
          <table:table-cell table:formula="of:=[.B1219]*RANDBETWEEN(0.3;1.9)/[.E1219]*[.D1219]" office:value-type="float" office:value="9535.82116708367" calcext:value-type="float">
            <text:p>9535.8211670837</text:p>
          </table:table-cell>
          <table:table-cell table:formula="of:=[.C1219]*RANDBETWEEN(0.3;1.9)" office:value-type="float" office:value="18643.6423341673" calcext:value-type="float">
            <text:p>18643.6423341673</text:p>
          </table:table-cell>
        </table:table-row>
        <table:table-row table:style-name="ro1">
          <table:table-cell office:value-type="float" office:value="48090" calcext:value-type="float">
            <text:p>48090</text:p>
          </table:table-cell>
          <table:table-cell office:value-type="string" calcext:value-type="string">
            <text:p>5113.768439257341</text:p>
          </table:table-cell>
          <table:table-cell table:formula="of:=[.B1220]+RANDBETWEEN(-500;500)" office:value-type="float" office:value="4901.76843925734" calcext:value-type="float">
            <text:p>4901.7684392574</text:p>
          </table:table-cell>
          <table:table-cell table:formula="of:=[.B1220]*RANDBETWEEN(0.3;1.9)" office:value-type="float" office:value="5113.76843925734" calcext:value-type="float">
            <text:p>5113.7684392573</text:p>
          </table:table-cell>
          <table:table-cell table:formula="of:=[.D1220]*RANDBETWEEN(0.3;1.9)" office:value-type="float" office:value="10227.5368785147" calcext:value-type="float">
            <text:p>10227.5368785147</text:p>
          </table:table-cell>
          <table:table-cell table:formula="of:=[.B1220]*RANDBETWEEN(0.3;1.9)/[.E1220]*[.D1220]" office:value-type="float" office:value="5113.76843925734" calcext:value-type="float">
            <text:p>5113.7684392573</text:p>
          </table:table-cell>
          <table:table-cell table:formula="of:=[.C1220]*RANDBETWEEN(0.3;1.9)" office:value-type="float" office:value="4901.76843925734" calcext:value-type="float">
            <text:p>4901.7684392574</text:p>
          </table:table-cell>
        </table:table-row>
        <table:table-row table:style-name="ro1">
          <table:table-cell office:value-type="float" office:value="48091" calcext:value-type="float">
            <text:p>48091</text:p>
          </table:table-cell>
          <table:table-cell office:value-type="string" calcext:value-type="string">
            <text:p>2489.738116133093</text:p>
          </table:table-cell>
          <table:table-cell table:formula="of:=[.B1221]+RANDBETWEEN(-500;500)" office:value-type="float" office:value="2018.73811613309" calcext:value-type="float">
            <text:p>2018.7381161331</text:p>
          </table:table-cell>
          <table:table-cell table:formula="of:=[.B1221]*RANDBETWEEN(0.3;1.9)" office:value-type="float" office:value="4979.47623226619" calcext:value-type="float">
            <text:p>4979.4762322662</text:p>
          </table:table-cell>
          <table:table-cell table:formula="of:=[.D1221]*RANDBETWEEN(0.3;1.9)" office:value-type="float" office:value="4979.47623226619" calcext:value-type="float">
            <text:p>4979.4762322662</text:p>
          </table:table-cell>
          <table:table-cell table:formula="of:=[.B1221]*RANDBETWEEN(0.3;1.9)/[.E1221]*[.D1221]" office:value-type="float" office:value="4979.47623226619" calcext:value-type="float">
            <text:p>4979.4762322662</text:p>
          </table:table-cell>
          <table:table-cell table:formula="of:=[.C1221]*RANDBETWEEN(0.3;1.9)" office:value-type="float" office:value="4037.47623226619" calcext:value-type="float">
            <text:p>4037.4762322662</text:p>
          </table:table-cell>
        </table:table-row>
        <table:table-row table:style-name="ro1">
          <table:table-cell office:value-type="float" office:value="48092" calcext:value-type="float">
            <text:p>48092</text:p>
          </table:table-cell>
          <table:table-cell office:value-type="string" calcext:value-type="string">
            <text:p>24255.741564755546</text:p>
          </table:table-cell>
          <table:table-cell table:formula="of:=[.B1222]+RANDBETWEEN(-500;500)" office:value-type="float" office:value="24387.7415647555" calcext:value-type="float">
            <text:p>24387.7415647555</text:p>
          </table:table-cell>
          <table:table-cell table:formula="of:=[.B1222]*RANDBETWEEN(0.3;1.9)" office:value-type="float" office:value="24255.7415647555" calcext:value-type="float">
            <text:p>24255.7415647555</text:p>
          </table:table-cell>
          <table:table-cell table:formula="of:=[.D1222]*RANDBETWEEN(0.3;1.9)" office:value-type="float" office:value="48511.4831295111" calcext:value-type="float">
            <text:p>48511.4831295111</text:p>
          </table:table-cell>
          <table:table-cell table:formula="of:=[.B1222]*RANDBETWEEN(0.3;1.9)/[.E1222]*[.D1222]" office:value-type="float" office:value="12127.8707823778" calcext:value-type="float">
            <text:p>12127.8707823778</text:p>
          </table:table-cell>
          <table:table-cell table:formula="of:=[.C1222]*RANDBETWEEN(0.3;1.9)" office:value-type="float" office:value="24387.7415647555" calcext:value-type="float">
            <text:p>24387.7415647555</text:p>
          </table:table-cell>
        </table:table-row>
        <table:table-row table:style-name="ro1">
          <table:table-cell office:value-type="float" office:value="48093" calcext:value-type="float">
            <text:p>48093</text:p>
          </table:table-cell>
          <table:table-cell office:value-type="string" calcext:value-type="string">
            <text:p>3215.637994340565</text:p>
          </table:table-cell>
          <table:table-cell table:formula="of:=[.B1223]+RANDBETWEEN(-500;500)" office:value-type="float" office:value="3340.63799434056" calcext:value-type="float">
            <text:p>3340.6379943406</text:p>
          </table:table-cell>
          <table:table-cell table:formula="of:=[.B1223]*RANDBETWEEN(0.3;1.9)" office:value-type="float" office:value="3215.63799434056" calcext:value-type="float">
            <text:p>3215.6379943406</text:p>
          </table:table-cell>
          <table:table-cell table:formula="of:=[.D1223]*RANDBETWEEN(0.3;1.9)" office:value-type="float" office:value="6431.27598868113" calcext:value-type="float">
            <text:p>6431.2759886811</text:p>
          </table:table-cell>
          <table:table-cell table:formula="of:=[.B1223]*RANDBETWEEN(0.3;1.9)/[.E1223]*[.D1223]" office:value-type="float" office:value="3215.63799434056" calcext:value-type="float">
            <text:p>3215.6379943406</text:p>
          </table:table-cell>
          <table:table-cell table:formula="of:=[.C1223]*RANDBETWEEN(0.3;1.9)" office:value-type="float" office:value="6681.27598868113" calcext:value-type="float">
            <text:p>6681.2759886811</text:p>
          </table:table-cell>
        </table:table-row>
        <table:table-row table:style-name="ro1">
          <table:table-cell office:value-type="float" office:value="48094" calcext:value-type="float">
            <text:p>48094</text:p>
          </table:table-cell>
          <table:table-cell office:value-type="string" calcext:value-type="string">
            <text:p>5457.27041293677</text:p>
          </table:table-cell>
          <table:table-cell table:formula="of:=[.B1224]+RANDBETWEEN(-500;500)" office:value-type="float" office:value="5440.27041293677" calcext:value-type="float">
            <text:p>5440.2704129368</text:p>
          </table:table-cell>
          <table:table-cell table:formula="of:=[.B1224]*RANDBETWEEN(0.3;1.9)" office:value-type="float" office:value="5457.27041293677" calcext:value-type="float">
            <text:p>5457.2704129368</text:p>
          </table:table-cell>
          <table:table-cell table:formula="of:=[.D1224]*RANDBETWEEN(0.3;1.9)" office:value-type="float" office:value="5457.27041293677" calcext:value-type="float">
            <text:p>5457.2704129368</text:p>
          </table:table-cell>
          <table:table-cell table:formula="of:=[.B1224]*RANDBETWEEN(0.3;1.9)/[.E1224]*[.D1224]" office:value-type="float" office:value="5457.27041293677" calcext:value-type="float">
            <text:p>5457.2704129368</text:p>
          </table:table-cell>
          <table:table-cell table:formula="of:=[.C1224]*RANDBETWEEN(0.3;1.9)" office:value-type="float" office:value="5440.27041293677" calcext:value-type="float">
            <text:p>5440.2704129368</text:p>
          </table:table-cell>
        </table:table-row>
        <table:table-row table:style-name="ro1">
          <table:table-cell office:value-type="float" office:value="48095" calcext:value-type="float">
            <text:p>48095</text:p>
          </table:table-cell>
          <table:table-cell office:value-type="string" calcext:value-type="string">
            <text:p>54055.04559831989</text:p>
          </table:table-cell>
          <table:table-cell table:formula="of:=[.B1225]+RANDBETWEEN(-500;500)" office:value-type="float" office:value="54018.0455983199" calcext:value-type="float">
            <text:p>54018.0455983199</text:p>
          </table:table-cell>
          <table:table-cell table:formula="of:=[.B1225]*RANDBETWEEN(0.3;1.9)" office:value-type="float" office:value="108110.09119664" calcext:value-type="float">
            <text:p>108110.09119664</text:p>
          </table:table-cell>
          <table:table-cell table:formula="of:=[.D1225]*RANDBETWEEN(0.3;1.9)" office:value-type="float" office:value="216220.18239328" calcext:value-type="float">
            <text:p>216220.18239328</text:p>
          </table:table-cell>
          <table:table-cell table:formula="of:=[.B1225]*RANDBETWEEN(0.3;1.9)/[.E1225]*[.D1225]" office:value-type="float" office:value="54055.0455983199" calcext:value-type="float">
            <text:p>54055.0455983199</text:p>
          </table:table-cell>
          <table:table-cell table:formula="of:=[.C1225]*RANDBETWEEN(0.3;1.9)" office:value-type="float" office:value="108036.09119664" calcext:value-type="float">
            <text:p>108036.09119664</text:p>
          </table:table-cell>
        </table:table-row>
        <table:table-row table:style-name="ro1">
          <table:table-cell office:value-type="float" office:value="48096" calcext:value-type="float">
            <text:p>48096</text:p>
          </table:table-cell>
          <table:table-cell office:value-type="string" calcext:value-type="string">
            <text:p>11498.085596785117</text:p>
          </table:table-cell>
          <table:table-cell table:formula="of:=[.B1226]+RANDBETWEEN(-500;500)" office:value-type="float" office:value="11116.0855967851" calcext:value-type="float">
            <text:p>11116.0855967851</text:p>
          </table:table-cell>
          <table:table-cell table:formula="of:=[.B1226]*RANDBETWEEN(0.3;1.9)" office:value-type="float" office:value="22996.1711935702" calcext:value-type="float">
            <text:p>22996.1711935702</text:p>
          </table:table-cell>
          <table:table-cell table:formula="of:=[.D1226]*RANDBETWEEN(0.3;1.9)" office:value-type="float" office:value="45992.3423871405" calcext:value-type="float">
            <text:p>45992.3423871405</text:p>
          </table:table-cell>
          <table:table-cell table:formula="of:=[.B1226]*RANDBETWEEN(0.3;1.9)/[.E1226]*[.D1226]" office:value-type="float" office:value="5749.04279839256" calcext:value-type="float">
            <text:p>5749.0427983926</text:p>
          </table:table-cell>
          <table:table-cell table:formula="of:=[.C1226]*RANDBETWEEN(0.3;1.9)" office:value-type="float" office:value="22232.1711935702" calcext:value-type="float">
            <text:p>22232.1711935702</text:p>
          </table:table-cell>
        </table:table-row>
        <table:table-row table:style-name="ro1">
          <table:table-cell office:value-type="float" office:value="48097" calcext:value-type="float">
            <text:p>48097</text:p>
          </table:table-cell>
          <table:table-cell office:value-type="string" calcext:value-type="string">
            <text:p>6253.616554692345</text:p>
          </table:table-cell>
          <table:table-cell table:formula="of:=[.B1227]+RANDBETWEEN(-500;500)" office:value-type="float" office:value="6453.61655469235" calcext:value-type="float">
            <text:p>6453.6165546924</text:p>
          </table:table-cell>
          <table:table-cell table:formula="of:=[.B1227]*RANDBETWEEN(0.3;1.9)" office:value-type="float" office:value="6253.61655469234" calcext:value-type="float">
            <text:p>6253.6165546924</text:p>
          </table:table-cell>
          <table:table-cell table:formula="of:=[.D1227]*RANDBETWEEN(0.3;1.9)" office:value-type="float" office:value="6253.61655469234" calcext:value-type="float">
            <text:p>6253.6165546924</text:p>
          </table:table-cell>
          <table:table-cell table:formula="of:=[.B1227]*RANDBETWEEN(0.3;1.9)/[.E1227]*[.D1227]" office:value-type="float" office:value="12507.2331093847" calcext:value-type="float">
            <text:p>12507.2331093847</text:p>
          </table:table-cell>
          <table:table-cell table:formula="of:=[.C1227]*RANDBETWEEN(0.3;1.9)" office:value-type="float" office:value="6453.61655469235" calcext:value-type="float">
            <text:p>6453.6165546924</text:p>
          </table:table-cell>
        </table:table-row>
        <table:table-row table:style-name="ro1">
          <table:table-cell office:value-type="float" office:value="48098" calcext:value-type="float">
            <text:p>48098</text:p>
          </table:table-cell>
          <table:table-cell office:value-type="string" calcext:value-type="string">
            <text:p>736.6850463252048</text:p>
          </table:table-cell>
          <table:table-cell table:formula="of:=[.B1228]+RANDBETWEEN(-500;500)" office:value-type="float" office:value="948.685046325205" calcext:value-type="float">
            <text:p>948.6850463252</text:p>
          </table:table-cell>
          <table:table-cell table:formula="of:=[.B1228]*RANDBETWEEN(0.3;1.9)" office:value-type="float" office:value="736.685046325205" calcext:value-type="float">
            <text:p>736.6850463252</text:p>
          </table:table-cell>
          <table:table-cell table:formula="of:=[.D1228]*RANDBETWEEN(0.3;1.9)" office:value-type="float" office:value="736.685046325205" calcext:value-type="float">
            <text:p>736.6850463252</text:p>
          </table:table-cell>
          <table:table-cell table:formula="of:=[.B1228]*RANDBETWEEN(0.3;1.9)/[.E1228]*[.D1228]" office:value-type="float" office:value="1473.37009265041" calcext:value-type="float">
            <text:p>1473.3700926504</text:p>
          </table:table-cell>
          <table:table-cell table:formula="of:=[.C1228]*RANDBETWEEN(0.3;1.9)" office:value-type="float" office:value="1897.37009265041" calcext:value-type="float">
            <text:p>1897.3700926504</text:p>
          </table:table-cell>
        </table:table-row>
        <table:table-row table:style-name="ro1">
          <table:table-cell office:value-type="float" office:value="48099" calcext:value-type="float">
            <text:p>48099</text:p>
          </table:table-cell>
          <table:table-cell office:value-type="string" calcext:value-type="string">
            <text:p>26934.90447322555</text:p>
          </table:table-cell>
          <table:table-cell table:formula="of:=[.B1229]+RANDBETWEEN(-500;500)" office:value-type="float" office:value="27379.9044732255" calcext:value-type="float">
            <text:p>27379.9044732255</text:p>
          </table:table-cell>
          <table:table-cell table:formula="of:=[.B1229]*RANDBETWEEN(0.3;1.9)" office:value-type="float" office:value="53869.8089464511" calcext:value-type="float">
            <text:p>53869.8089464511</text:p>
          </table:table-cell>
          <table:table-cell table:formula="of:=[.D1229]*RANDBETWEEN(0.3;1.9)" office:value-type="float" office:value="53869.8089464511" calcext:value-type="float">
            <text:p>53869.8089464511</text:p>
          </table:table-cell>
          <table:table-cell table:formula="of:=[.B1229]*RANDBETWEEN(0.3;1.9)/[.E1229]*[.D1229]" office:value-type="float" office:value="53869.8089464511" calcext:value-type="float">
            <text:p>53869.8089464511</text:p>
          </table:table-cell>
          <table:table-cell table:formula="of:=[.C1229]*RANDBETWEEN(0.3;1.9)" office:value-type="float" office:value="54759.8089464511" calcext:value-type="float">
            <text:p>54759.8089464511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string" calcext:value-type="string">
            <text:p>2434.4951953554596</text:p>
          </table:table-cell>
          <table:table-cell table:formula="of:=[.B1230]+RANDBETWEEN(-500;500)" office:value-type="float" office:value="2064.49519535546" calcext:value-type="float">
            <text:p>2064.4951953555</text:p>
          </table:table-cell>
          <table:table-cell table:formula="of:=[.B1230]*RANDBETWEEN(0.3;1.9)" office:value-type="float" office:value="2434.49519535546" calcext:value-type="float">
            <text:p>2434.4951953555</text:p>
          </table:table-cell>
          <table:table-cell table:formula="of:=[.D1230]*RANDBETWEEN(0.3;1.9)" office:value-type="float" office:value="4868.99039071092" calcext:value-type="float">
            <text:p>4868.9903907109</text:p>
          </table:table-cell>
          <table:table-cell table:formula="of:=[.B1230]*RANDBETWEEN(0.3;1.9)/[.E1230]*[.D1230]" office:value-type="float" office:value="1217.24759767773" calcext:value-type="float">
            <text:p>1217.2475976777</text:p>
          </table:table-cell>
          <table:table-cell table:formula="of:=[.C1230]*RANDBETWEEN(0.3;1.9)" office:value-type="float" office:value="4128.99039071092" calcext:value-type="float">
            <text:p>4128.9903907109</text:p>
          </table:table-cell>
        </table:table-row>
        <table:table-row table:style-name="ro1">
          <table:table-cell office:value-type="float" office:value="48101" calcext:value-type="float">
            <text:p>48101</text:p>
          </table:table-cell>
          <table:table-cell office:value-type="string" calcext:value-type="string">
            <text:p>2192.4493411372114</text:p>
          </table:table-cell>
          <table:table-cell table:formula="of:=[.B1231]+RANDBETWEEN(-500;500)" office:value-type="float" office:value="2036.44934113721" calcext:value-type="float">
            <text:p>2036.4493411372</text:p>
          </table:table-cell>
          <table:table-cell table:formula="of:=[.B1231]*RANDBETWEEN(0.3;1.9)" office:value-type="float" office:value="4384.89868227442" calcext:value-type="float">
            <text:p>4384.8986822744</text:p>
          </table:table-cell>
          <table:table-cell table:formula="of:=[.D1231]*RANDBETWEEN(0.3;1.9)" office:value-type="float" office:value="8769.79736454885" calcext:value-type="float">
            <text:p>8769.7973645489</text:p>
          </table:table-cell>
          <table:table-cell table:formula="of:=[.B1231]*RANDBETWEEN(0.3;1.9)/[.E1231]*[.D1231]" office:value-type="float" office:value="1096.22467056861" calcext:value-type="float">
            <text:p>1096.2246705686</text:p>
          </table:table-cell>
          <table:table-cell table:formula="of:=[.C1231]*RANDBETWEEN(0.3;1.9)" office:value-type="float" office:value="2036.44934113721" calcext:value-type="float">
            <text:p>2036.4493411372</text:p>
          </table:table-cell>
        </table:table-row>
        <table:table-row table:style-name="ro1">
          <table:table-cell office:value-type="float" office:value="48103" calcext:value-type="float">
            <text:p>48103</text:p>
          </table:table-cell>
          <table:table-cell office:value-type="string" calcext:value-type="string">
            <text:p>6395.843091359869</text:p>
          </table:table-cell>
          <table:table-cell table:formula="of:=[.B1232]+RANDBETWEEN(-500;500)" office:value-type="float" office:value="6829.84309135987" calcext:value-type="float">
            <text:p>6829.8430913599</text:p>
          </table:table-cell>
          <table:table-cell table:formula="of:=[.B1232]*RANDBETWEEN(0.3;1.9)" office:value-type="float" office:value="6395.84309135987" calcext:value-type="float">
            <text:p>6395.8430913599</text:p>
          </table:table-cell>
          <table:table-cell table:formula="of:=[.D1232]*RANDBETWEEN(0.3;1.9)" office:value-type="float" office:value="6395.84309135987" calcext:value-type="float">
            <text:p>6395.8430913599</text:p>
          </table:table-cell>
          <table:table-cell table:formula="of:=[.B1232]*RANDBETWEEN(0.3;1.9)/[.E1232]*[.D1232]" office:value-type="float" office:value="6395.84309135987" calcext:value-type="float">
            <text:p>6395.8430913599</text:p>
          </table:table-cell>
          <table:table-cell table:formula="of:=[.C1232]*RANDBETWEEN(0.3;1.9)" office:value-type="float" office:value="6829.84309135987" calcext:value-type="float">
            <text:p>6829.8430913599</text:p>
          </table:table-cell>
        </table:table-row>
        <table:table-row table:style-name="ro1">
          <table:table-cell office:value-type="float" office:value="48104" calcext:value-type="float">
            <text:p>48104</text:p>
          </table:table-cell>
          <table:table-cell office:value-type="string" calcext:value-type="string">
            <text:p>11142.692381570458</text:p>
          </table:table-cell>
          <table:table-cell table:formula="of:=[.B1233]+RANDBETWEEN(-500;500)" office:value-type="float" office:value="10817.6923815705" calcext:value-type="float">
            <text:p>10817.6923815705</text:p>
          </table:table-cell>
          <table:table-cell table:formula="of:=[.B1233]*RANDBETWEEN(0.3;1.9)" office:value-type="float" office:value="22285.3847631409" calcext:value-type="float">
            <text:p>22285.3847631409</text:p>
          </table:table-cell>
          <table:table-cell table:formula="of:=[.D1233]*RANDBETWEEN(0.3;1.9)" office:value-type="float" office:value="44570.7695262818" calcext:value-type="float">
            <text:p>44570.7695262818</text:p>
          </table:table-cell>
          <table:table-cell table:formula="of:=[.B1233]*RANDBETWEEN(0.3;1.9)/[.E1233]*[.D1233]" office:value-type="float" office:value="5571.34619078523" calcext:value-type="float">
            <text:p>5571.3461907852</text:p>
          </table:table-cell>
          <table:table-cell table:formula="of:=[.C1233]*RANDBETWEEN(0.3;1.9)" office:value-type="float" office:value="21635.3847631409" calcext:value-type="float">
            <text:p>21635.3847631409</text:p>
          </table:table-cell>
        </table:table-row>
        <table:table-row table:style-name="ro1">
          <table:table-cell office:value-type="float" office:value="48105" calcext:value-type="float">
            <text:p>48105</text:p>
          </table:table-cell>
          <table:table-cell office:value-type="string" calcext:value-type="string">
            <text:p>2072.947960033236</text:p>
          </table:table-cell>
          <table:table-cell table:formula="of:=[.B1234]+RANDBETWEEN(-500;500)" office:value-type="float" office:value="2183.94796003324" calcext:value-type="float">
            <text:p>2183.9479600332</text:p>
          </table:table-cell>
          <table:table-cell table:formula="of:=[.B1234]*RANDBETWEEN(0.3;1.9)" office:value-type="float" office:value="4145.89592006647" calcext:value-type="float">
            <text:p>4145.8959200665</text:p>
          </table:table-cell>
          <table:table-cell table:formula="of:=[.D1234]*RANDBETWEEN(0.3;1.9)" office:value-type="float" office:value="4145.89592006647" calcext:value-type="float">
            <text:p>4145.8959200665</text:p>
          </table:table-cell>
          <table:table-cell table:formula="of:=[.B1234]*RANDBETWEEN(0.3;1.9)/[.E1234]*[.D1234]" office:value-type="float" office:value="4145.89592006647" calcext:value-type="float">
            <text:p>4145.8959200665</text:p>
          </table:table-cell>
          <table:table-cell table:formula="of:=[.C1234]*RANDBETWEEN(0.3;1.9)" office:value-type="float" office:value="4367.89592006647" calcext:value-type="float">
            <text:p>4367.8959200665</text:p>
          </table:table-cell>
        </table:table-row>
        <table:table-row table:style-name="ro1">
          <table:table-cell office:value-type="float" office:value="48106" calcext:value-type="float">
            <text:p>48106</text:p>
          </table:table-cell>
          <table:table-cell office:value-type="string" calcext:value-type="string">
            <text:p>2354.279827846397</text:p>
          </table:table-cell>
          <table:table-cell table:formula="of:=[.B1235]+RANDBETWEEN(-500;500)" office:value-type="float" office:value="2352.2798278464" calcext:value-type="float">
            <text:p>2352.2798278464</text:p>
          </table:table-cell>
          <table:table-cell table:formula="of:=[.B1235]*RANDBETWEEN(0.3;1.9)" office:value-type="float" office:value="2354.2798278464" calcext:value-type="float">
            <text:p>2354.2798278464</text:p>
          </table:table-cell>
          <table:table-cell table:formula="of:=[.D1235]*RANDBETWEEN(0.3;1.9)" office:value-type="float" office:value="4708.55965569279" calcext:value-type="float">
            <text:p>4708.5596556928</text:p>
          </table:table-cell>
          <table:table-cell table:formula="of:=[.B1235]*RANDBETWEEN(0.3;1.9)/[.E1235]*[.D1235]" office:value-type="float" office:value="1177.1399139232" calcext:value-type="float">
            <text:p>1177.1399139232</text:p>
          </table:table-cell>
          <table:table-cell table:formula="of:=[.C1235]*RANDBETWEEN(0.3;1.9)" office:value-type="float" office:value="4704.55965569279" calcext:value-type="float">
            <text:p>4704.5596556928</text:p>
          </table:table-cell>
        </table:table-row>
        <table:table-row table:style-name="ro1">
          <table:table-cell office:value-type="float" office:value="48107" calcext:value-type="float">
            <text:p>48107</text:p>
          </table:table-cell>
          <table:table-cell office:value-type="string" calcext:value-type="string">
            <text:p>3741.0887893206327</text:p>
          </table:table-cell>
          <table:table-cell table:formula="of:=[.B1236]+RANDBETWEEN(-500;500)" office:value-type="float" office:value="3491.08878932063" calcext:value-type="float">
            <text:p>3491.0887893206</text:p>
          </table:table-cell>
          <table:table-cell table:formula="of:=[.B1236]*RANDBETWEEN(0.3;1.9)" office:value-type="float" office:value="3741.08878932063" calcext:value-type="float">
            <text:p>3741.0887893206</text:p>
          </table:table-cell>
          <table:table-cell table:formula="of:=[.D1236]*RANDBETWEEN(0.3;1.9)" office:value-type="float" office:value="7482.17757864127" calcext:value-type="float">
            <text:p>7482.1775786413</text:p>
          </table:table-cell>
          <table:table-cell table:formula="of:=[.B1236]*RANDBETWEEN(0.3;1.9)/[.E1236]*[.D1236]" office:value-type="float" office:value="1870.54439466032" calcext:value-type="float">
            <text:p>1870.5443946603</text:p>
          </table:table-cell>
          <table:table-cell table:formula="of:=[.C1236]*RANDBETWEEN(0.3;1.9)" office:value-type="float" office:value="6982.17757864127" calcext:value-type="float">
            <text:p>6982.1775786413</text:p>
          </table:table-cell>
        </table:table-row>
        <table:table-row table:style-name="ro1">
          <table:table-cell office:value-type="float" office:value="48108" calcext:value-type="float">
            <text:p>48108</text:p>
          </table:table-cell>
          <table:table-cell office:value-type="string" calcext:value-type="string">
            <text:p>4879.521304674747</text:p>
          </table:table-cell>
          <table:table-cell table:formula="of:=[.B1237]+RANDBETWEEN(-500;500)" office:value-type="float" office:value="4541.52130467475" calcext:value-type="float">
            <text:p>4541.5213046748</text:p>
          </table:table-cell>
          <table:table-cell table:formula="of:=[.B1237]*RANDBETWEEN(0.3;1.9)" office:value-type="float" office:value="9759.04260934949" calcext:value-type="float">
            <text:p>9759.0426093495</text:p>
          </table:table-cell>
          <table:table-cell table:formula="of:=[.D1237]*RANDBETWEEN(0.3;1.9)" office:value-type="float" office:value="19518.085218699" calcext:value-type="float">
            <text:p>19518.085218699</text:p>
          </table:table-cell>
          <table:table-cell table:formula="of:=[.B1237]*RANDBETWEEN(0.3;1.9)/[.E1237]*[.D1237]" office:value-type="float" office:value="2439.76065233737" calcext:value-type="float">
            <text:p>2439.7606523374</text:p>
          </table:table-cell>
          <table:table-cell table:formula="of:=[.C1237]*RANDBETWEEN(0.3;1.9)" office:value-type="float" office:value="4541.52130467475" calcext:value-type="float">
            <text:p>4541.5213046748</text:p>
          </table:table-cell>
        </table:table-row>
        <table:table-row table:style-name="ro1">
          <table:table-cell office:value-type="float" office:value="48110" calcext:value-type="float">
            <text:p>48110</text:p>
          </table:table-cell>
          <table:table-cell office:value-type="string" calcext:value-type="string">
            <text:p>3484.0154427059665</text:p>
          </table:table-cell>
          <table:table-cell table:formula="of:=[.B1238]+RANDBETWEEN(-500;500)" office:value-type="float" office:value="3023.01544270597" calcext:value-type="float">
            <text:p>3023.015442706</text:p>
          </table:table-cell>
          <table:table-cell table:formula="of:=[.B1238]*RANDBETWEEN(0.3;1.9)" office:value-type="float" office:value="3484.01544270597" calcext:value-type="float">
            <text:p>3484.015442706</text:p>
          </table:table-cell>
          <table:table-cell table:formula="of:=[.D1238]*RANDBETWEEN(0.3;1.9)" office:value-type="float" office:value="3484.01544270597" calcext:value-type="float">
            <text:p>3484.015442706</text:p>
          </table:table-cell>
          <table:table-cell table:formula="of:=[.B1238]*RANDBETWEEN(0.3;1.9)/[.E1238]*[.D1238]" office:value-type="float" office:value="3484.01544270597" calcext:value-type="float">
            <text:p>3484.015442706</text:p>
          </table:table-cell>
          <table:table-cell table:formula="of:=[.C1238]*RANDBETWEEN(0.3;1.9)" office:value-type="float" office:value="6046.03088541193" calcext:value-type="float">
            <text:p>6046.0308854119</text:p>
          </table:table-cell>
        </table:table-row>
        <table:table-row table:style-name="ro1">
          <table:table-cell office:value-type="float" office:value="48111" calcext:value-type="float">
            <text:p>48111</text:p>
          </table:table-cell>
          <table:table-cell office:value-type="string" calcext:value-type="string">
            <text:p>15368.07785777448</text:p>
          </table:table-cell>
          <table:table-cell table:formula="of:=[.B1239]+RANDBETWEEN(-500;500)" office:value-type="float" office:value="15726.0778577745" calcext:value-type="float">
            <text:p>15726.0778577745</text:p>
          </table:table-cell>
          <table:table-cell table:formula="of:=[.B1239]*RANDBETWEEN(0.3;1.9)" office:value-type="float" office:value="30736.155715549" calcext:value-type="float">
            <text:p>30736.155715549</text:p>
          </table:table-cell>
          <table:table-cell table:formula="of:=[.D1239]*RANDBETWEEN(0.3;1.9)" office:value-type="float" office:value="30736.155715549" calcext:value-type="float">
            <text:p>30736.155715549</text:p>
          </table:table-cell>
          <table:table-cell table:formula="of:=[.B1239]*RANDBETWEEN(0.3;1.9)/[.E1239]*[.D1239]" office:value-type="float" office:value="30736.155715549" calcext:value-type="float">
            <text:p>30736.155715549</text:p>
          </table:table-cell>
          <table:table-cell table:formula="of:=[.C1239]*RANDBETWEEN(0.3;1.9)" office:value-type="float" office:value="15726.0778577745" calcext:value-type="float">
            <text:p>15726.0778577745</text:p>
          </table:table-cell>
        </table:table-row>
        <table:table-row table:style-name="ro1">
          <table:table-cell office:value-type="float" office:value="48112" calcext:value-type="float">
            <text:p>48112</text:p>
          </table:table-cell>
          <table:table-cell office:value-type="string" calcext:value-type="string">
            <text:p>1993.2482803283071</text:p>
          </table:table-cell>
          <table:table-cell table:formula="of:=[.B1240]+RANDBETWEEN(-500;500)" office:value-type="float" office:value="2078.24828032831" calcext:value-type="float">
            <text:p>2078.2482803283</text:p>
          </table:table-cell>
          <table:table-cell table:formula="of:=[.B1240]*RANDBETWEEN(0.3;1.9)" office:value-type="float" office:value="1993.24828032831" calcext:value-type="float">
            <text:p>1993.2482803283</text:p>
          </table:table-cell>
          <table:table-cell table:formula="of:=[.D1240]*RANDBETWEEN(0.3;1.9)" office:value-type="float" office:value="3986.49656065661" calcext:value-type="float">
            <text:p>3986.4965606566</text:p>
          </table:table-cell>
          <table:table-cell table:formula="of:=[.B1240]*RANDBETWEEN(0.3;1.9)/[.E1240]*[.D1240]" office:value-type="float" office:value="1993.24828032831" calcext:value-type="float">
            <text:p>1993.2482803283</text:p>
          </table:table-cell>
          <table:table-cell table:formula="of:=[.C1240]*RANDBETWEEN(0.3;1.9)" office:value-type="float" office:value="4156.49656065662" calcext:value-type="float">
            <text:p>4156.4965606566</text:p>
          </table:table-cell>
        </table:table-row>
        <table:table-row table:style-name="ro1">
          <table:table-cell office:value-type="float" office:value="48115" calcext:value-type="float">
            <text:p>48115</text:p>
          </table:table-cell>
          <table:table-cell office:value-type="string" calcext:value-type="string">
            <text:p>6324.530102638706</text:p>
          </table:table-cell>
          <table:table-cell table:formula="of:=[.B1241]+RANDBETWEEN(-500;500)" office:value-type="float" office:value="5873.53010263871" calcext:value-type="float">
            <text:p>5873.5301026387</text:p>
          </table:table-cell>
          <table:table-cell table:formula="of:=[.B1241]*RANDBETWEEN(0.3;1.9)" office:value-type="float" office:value="12649.0602052774" calcext:value-type="float">
            <text:p>12649.0602052774</text:p>
          </table:table-cell>
          <table:table-cell table:formula="of:=[.D1241]*RANDBETWEEN(0.3;1.9)" office:value-type="float" office:value="12649.0602052774" calcext:value-type="float">
            <text:p>12649.0602052774</text:p>
          </table:table-cell>
          <table:table-cell table:formula="of:=[.B1241]*RANDBETWEEN(0.3;1.9)/[.E1241]*[.D1241]" office:value-type="float" office:value="6324.53010263871" calcext:value-type="float">
            <text:p>6324.5301026387</text:p>
          </table:table-cell>
          <table:table-cell table:formula="of:=[.C1241]*RANDBETWEEN(0.3;1.9)" office:value-type="float" office:value="5873.53010263871" calcext:value-type="float">
            <text:p>5873.5301026387</text:p>
          </table:table-cell>
        </table:table-row>
        <table:table-row table:style-name="ro1">
          <table:table-cell office:value-type="float" office:value="48116" calcext:value-type="float">
            <text:p>48116</text:p>
          </table:table-cell>
          <table:table-cell office:value-type="string" calcext:value-type="string">
            <text:p>4814.14446574835</text:p>
          </table:table-cell>
          <table:table-cell table:formula="of:=[.B1242]+RANDBETWEEN(-500;500)" office:value-type="float" office:value="5280.14446574835" calcext:value-type="float">
            <text:p>5280.1444657484</text:p>
          </table:table-cell>
          <table:table-cell table:formula="of:=[.B1242]*RANDBETWEEN(0.3;1.9)" office:value-type="float" office:value="9628.2889314967" calcext:value-type="float">
            <text:p>9628.2889314967</text:p>
          </table:table-cell>
          <table:table-cell table:formula="of:=[.D1242]*RANDBETWEEN(0.3;1.9)" office:value-type="float" office:value="9628.2889314967" calcext:value-type="float">
            <text:p>9628.2889314967</text:p>
          </table:table-cell>
          <table:table-cell table:formula="of:=[.B1242]*RANDBETWEEN(0.3;1.9)/[.E1242]*[.D1242]" office:value-type="float" office:value="4814.14446574835" calcext:value-type="float">
            <text:p>4814.1444657484</text:p>
          </table:table-cell>
          <table:table-cell table:formula="of:=[.C1242]*RANDBETWEEN(0.3;1.9)" office:value-type="float" office:value="10560.2889314967" calcext:value-type="float">
            <text:p>10560.2889314967</text:p>
          </table:table-cell>
        </table:table-row>
        <table:table-row table:style-name="ro1">
          <table:table-cell office:value-type="float" office:value="48117" calcext:value-type="float">
            <text:p>48117</text:p>
          </table:table-cell>
          <table:table-cell office:value-type="string" calcext:value-type="string">
            <text:p>3644.6262921367907</text:p>
          </table:table-cell>
          <table:table-cell table:formula="of:=[.B1243]+RANDBETWEEN(-500;500)" office:value-type="float" office:value="3336.62629213679" calcext:value-type="float">
            <text:p>3336.6262921368</text:p>
          </table:table-cell>
          <table:table-cell table:formula="of:=[.B1243]*RANDBETWEEN(0.3;1.9)" office:value-type="float" office:value="3644.62629213679" calcext:value-type="float">
            <text:p>3644.6262921368</text:p>
          </table:table-cell>
          <table:table-cell table:formula="of:=[.D1243]*RANDBETWEEN(0.3;1.9)" office:value-type="float" office:value="7289.25258427358" calcext:value-type="float">
            <text:p>7289.2525842736</text:p>
          </table:table-cell>
          <table:table-cell table:formula="of:=[.B1243]*RANDBETWEEN(0.3;1.9)/[.E1243]*[.D1243]" office:value-type="float" office:value="1822.3131460684" calcext:value-type="float">
            <text:p>1822.3131460684</text:p>
          </table:table-cell>
          <table:table-cell table:formula="of:=[.C1243]*RANDBETWEEN(0.3;1.9)" office:value-type="float" office:value="6673.25258427358" calcext:value-type="float">
            <text:p>6673.2525842736</text:p>
          </table:table-cell>
        </table:table-row>
        <table:table-row table:style-name="ro1">
          <table:table-cell office:value-type="float" office:value="48119" calcext:value-type="float">
            <text:p>48119</text:p>
          </table:table-cell>
          <table:table-cell office:value-type="string" calcext:value-type="string">
            <text:p>12678.173699379799</text:p>
          </table:table-cell>
          <table:table-cell table:formula="of:=[.B1244]+RANDBETWEEN(-500;500)" office:value-type="float" office:value="12720.1736993798" calcext:value-type="float">
            <text:p>12720.1736993798</text:p>
          </table:table-cell>
          <table:table-cell table:formula="of:=[.B1244]*RANDBETWEEN(0.3;1.9)" office:value-type="float" office:value="12678.1736993798" calcext:value-type="float">
            <text:p>12678.1736993798</text:p>
          </table:table-cell>
          <table:table-cell table:formula="of:=[.D1244]*RANDBETWEEN(0.3;1.9)" office:value-type="float" office:value="25356.3473987596" calcext:value-type="float">
            <text:p>25356.3473987596</text:p>
          </table:table-cell>
          <table:table-cell table:formula="of:=[.B1244]*RANDBETWEEN(0.3;1.9)/[.E1244]*[.D1244]" office:value-type="float" office:value="12678.1736993798" calcext:value-type="float">
            <text:p>12678.1736993798</text:p>
          </table:table-cell>
          <table:table-cell table:formula="of:=[.C1244]*RANDBETWEEN(0.3;1.9)" office:value-type="float" office:value="25440.3473987596" calcext:value-type="float">
            <text:p>25440.3473987596</text:p>
          </table:table-cell>
        </table:table-row>
        <table:table-row table:style-name="ro1">
          <table:table-cell office:value-type="float" office:value="48120" calcext:value-type="float">
            <text:p>48120</text:p>
          </table:table-cell>
          <table:table-cell office:value-type="string" calcext:value-type="string">
            <text:p>5554.1195988977415</text:p>
          </table:table-cell>
          <table:table-cell table:formula="of:=[.B1245]+RANDBETWEEN(-500;500)" office:value-type="float" office:value="5114.11959889774" calcext:value-type="float">
            <text:p>5114.1195988978</text:p>
          </table:table-cell>
          <table:table-cell table:formula="of:=[.B1245]*RANDBETWEEN(0.3;1.9)" office:value-type="float" office:value="11108.2391977955" calcext:value-type="float">
            <text:p>11108.2391977955</text:p>
          </table:table-cell>
          <table:table-cell table:formula="of:=[.D1245]*RANDBETWEEN(0.3;1.9)" office:value-type="float" office:value="11108.2391977955" calcext:value-type="float">
            <text:p>11108.2391977955</text:p>
          </table:table-cell>
          <table:table-cell table:formula="of:=[.B1245]*RANDBETWEEN(0.3;1.9)/[.E1245]*[.D1245]" office:value-type="float" office:value="5554.11959889774" calcext:value-type="float">
            <text:p>5554.1195988977</text:p>
          </table:table-cell>
          <table:table-cell table:formula="of:=[.C1245]*RANDBETWEEN(0.3;1.9)" office:value-type="float" office:value="5114.11959889774" calcext:value-type="float">
            <text:p>5114.1195988978</text:p>
          </table:table-cell>
        </table:table-row>
        <table:table-row table:style-name="ro1">
          <table:table-cell office:value-type="float" office:value="48121" calcext:value-type="float">
            <text:p>48121</text:p>
          </table:table-cell>
          <table:table-cell office:value-type="string" calcext:value-type="string">
            <text:p>1559.3422158239998</text:p>
          </table:table-cell>
          <table:table-cell table:formula="of:=[.B1246]+RANDBETWEEN(-500;500)" office:value-type="float" office:value="1841.342215824" calcext:value-type="float">
            <text:p>1841.342215824</text:p>
          </table:table-cell>
          <table:table-cell table:formula="of:=[.B1246]*RANDBETWEEN(0.3;1.9)" office:value-type="float" office:value="1559.342215824" calcext:value-type="float">
            <text:p>1559.342215824</text:p>
          </table:table-cell>
          <table:table-cell table:formula="of:=[.D1246]*RANDBETWEEN(0.3;1.9)" office:value-type="float" office:value="1559.342215824" calcext:value-type="float">
            <text:p>1559.342215824</text:p>
          </table:table-cell>
          <table:table-cell table:formula="of:=[.B1246]*RANDBETWEEN(0.3;1.9)/[.E1246]*[.D1246]" office:value-type="float" office:value="3118.684431648" calcext:value-type="float">
            <text:p>3118.684431648</text:p>
          </table:table-cell>
          <table:table-cell table:formula="of:=[.C1246]*RANDBETWEEN(0.3;1.9)" office:value-type="float" office:value="1841.342215824" calcext:value-type="float">
            <text:p>1841.342215824</text:p>
          </table:table-cell>
        </table:table-row>
        <table:table-row table:style-name="ro1">
          <table:table-cell office:value-type="float" office:value="48122" calcext:value-type="float">
            <text:p>48122</text:p>
          </table:table-cell>
          <table:table-cell office:value-type="string" calcext:value-type="string">
            <text:p>3164.049223192639</text:p>
          </table:table-cell>
          <table:table-cell table:formula="of:=[.B1247]+RANDBETWEEN(-500;500)" office:value-type="float" office:value="3501.04922319264" calcext:value-type="float">
            <text:p>3501.0492231926</text:p>
          </table:table-cell>
          <table:table-cell table:formula="of:=[.B1247]*RANDBETWEEN(0.3;1.9)" office:value-type="float" office:value="6328.09844638528" calcext:value-type="float">
            <text:p>6328.0984463853</text:p>
          </table:table-cell>
          <table:table-cell table:formula="of:=[.D1247]*RANDBETWEEN(0.3;1.9)" office:value-type="float" office:value="6328.09844638528" calcext:value-type="float">
            <text:p>6328.0984463853</text:p>
          </table:table-cell>
          <table:table-cell table:formula="of:=[.B1247]*RANDBETWEEN(0.3;1.9)/[.E1247]*[.D1247]" office:value-type="float" office:value="3164.04922319264" calcext:value-type="float">
            <text:p>3164.0492231926</text:p>
          </table:table-cell>
          <table:table-cell table:formula="of:=[.C1247]*RANDBETWEEN(0.3;1.9)" office:value-type="float" office:value="3501.04922319264" calcext:value-type="float">
            <text:p>3501.0492231926</text:p>
          </table:table-cell>
        </table:table-row>
        <table:table-row table:style-name="ro1">
          <table:table-cell office:value-type="float" office:value="48123" calcext:value-type="float">
            <text:p>48123</text:p>
          </table:table-cell>
          <table:table-cell office:value-type="string" calcext:value-type="string">
            <text:p>5100.2954227548935</text:p>
          </table:table-cell>
          <table:table-cell table:formula="of:=[.B1248]+RANDBETWEEN(-500;500)" office:value-type="float" office:value="4752.29542275489" calcext:value-type="float">
            <text:p>4752.2954227549</text:p>
          </table:table-cell>
          <table:table-cell table:formula="of:=[.B1248]*RANDBETWEEN(0.3;1.9)" office:value-type="float" office:value="5100.29542275489" calcext:value-type="float">
            <text:p>5100.2954227549</text:p>
          </table:table-cell>
          <table:table-cell table:formula="of:=[.D1248]*RANDBETWEEN(0.3;1.9)" office:value-type="float" office:value="10200.5908455098" calcext:value-type="float">
            <text:p>10200.5908455098</text:p>
          </table:table-cell>
          <table:table-cell table:formula="of:=[.B1248]*RANDBETWEEN(0.3;1.9)/[.E1248]*[.D1248]" office:value-type="float" office:value="5100.29542275489" calcext:value-type="float">
            <text:p>5100.2954227549</text:p>
          </table:table-cell>
          <table:table-cell table:formula="of:=[.C1248]*RANDBETWEEN(0.3;1.9)" office:value-type="float" office:value="9504.59084550979" calcext:value-type="float">
            <text:p>9504.5908455098</text:p>
          </table:table-cell>
        </table:table-row>
        <table:table-row table:style-name="ro1">
          <table:table-cell office:value-type="float" office:value="48124" calcext:value-type="float">
            <text:p>48124</text:p>
          </table:table-cell>
          <table:table-cell office:value-type="string" calcext:value-type="string">
            <text:p>1971.868416423174</text:p>
          </table:table-cell>
          <table:table-cell table:formula="of:=[.B1249]+RANDBETWEEN(-500;500)" office:value-type="float" office:value="2321.86841642317" calcext:value-type="float">
            <text:p>2321.8684164232</text:p>
          </table:table-cell>
          <table:table-cell table:formula="of:=[.B1249]*RANDBETWEEN(0.3;1.9)" office:value-type="float" office:value="1971.86841642317" calcext:value-type="float">
            <text:p>1971.8684164232</text:p>
          </table:table-cell>
          <table:table-cell table:formula="of:=[.D1249]*RANDBETWEEN(0.3;1.9)" office:value-type="float" office:value="3943.73683284635" calcext:value-type="float">
            <text:p>3943.7368328464</text:p>
          </table:table-cell>
          <table:table-cell table:formula="of:=[.B1249]*RANDBETWEEN(0.3;1.9)/[.E1249]*[.D1249]" office:value-type="float" office:value="1971.86841642317" calcext:value-type="float">
            <text:p>1971.8684164232</text:p>
          </table:table-cell>
          <table:table-cell table:formula="of:=[.C1249]*RANDBETWEEN(0.3;1.9)" office:value-type="float" office:value="2321.86841642317" calcext:value-type="float">
            <text:p>2321.8684164232</text:p>
          </table:table-cell>
        </table:table-row>
        <table:table-row table:style-name="ro1">
          <table:table-cell office:value-type="float" office:value="48125" calcext:value-type="float">
            <text:p>48125</text:p>
          </table:table-cell>
          <table:table-cell office:value-type="string" calcext:value-type="string">
            <text:p>2152.2916560663884</text:p>
          </table:table-cell>
          <table:table-cell table:formula="of:=[.B1250]+RANDBETWEEN(-500;500)" office:value-type="float" office:value="1774.29165606639" calcext:value-type="float">
            <text:p>1774.2916560664</text:p>
          </table:table-cell>
          <table:table-cell table:formula="of:=[.B1250]*RANDBETWEEN(0.3;1.9)" office:value-type="float" office:value="2152.29165606639" calcext:value-type="float">
            <text:p>2152.2916560664</text:p>
          </table:table-cell>
          <table:table-cell table:formula="of:=[.D1250]*RANDBETWEEN(0.3;1.9)" office:value-type="float" office:value="4304.58331213278" calcext:value-type="float">
            <text:p>4304.5833121328</text:p>
          </table:table-cell>
          <table:table-cell table:formula="of:=[.B1250]*RANDBETWEEN(0.3;1.9)/[.E1250]*[.D1250]" office:value-type="float" office:value="2152.29165606639" calcext:value-type="float">
            <text:p>2152.2916560664</text:p>
          </table:table-cell>
          <table:table-cell table:formula="of:=[.C1250]*RANDBETWEEN(0.3;1.9)" office:value-type="float" office:value="1774.29165606639" calcext:value-type="float">
            <text:p>1774.2916560664</text:p>
          </table:table-cell>
        </table:table-row>
        <table:table-row table:style-name="ro1">
          <table:table-cell office:value-type="float" office:value="48126" calcext:value-type="float">
            <text:p>48126</text:p>
          </table:table-cell>
          <table:table-cell office:value-type="string" calcext:value-type="string">
            <text:p>4991.710118049835</text:p>
          </table:table-cell>
          <table:table-cell table:formula="of:=[.B1251]+RANDBETWEEN(-500;500)" office:value-type="float" office:value="4931.71011804983" calcext:value-type="float">
            <text:p>4931.7101180498</text:p>
          </table:table-cell>
          <table:table-cell table:formula="of:=[.B1251]*RANDBETWEEN(0.3;1.9)" office:value-type="float" office:value="9983.42023609967" calcext:value-type="float">
            <text:p>9983.4202360997</text:p>
          </table:table-cell>
          <table:table-cell table:formula="of:=[.D1251]*RANDBETWEEN(0.3;1.9)" office:value-type="float" office:value="19966.8404721993" calcext:value-type="float">
            <text:p>19966.8404721993</text:p>
          </table:table-cell>
          <table:table-cell table:formula="of:=[.B1251]*RANDBETWEEN(0.3;1.9)/[.E1251]*[.D1251]" office:value-type="float" office:value="4991.71011804984" calcext:value-type="float">
            <text:p>4991.7101180498</text:p>
          </table:table-cell>
          <table:table-cell table:formula="of:=[.C1251]*RANDBETWEEN(0.3;1.9)" office:value-type="float" office:value="9863.42023609967" calcext:value-type="float">
            <text:p>9863.4202360997</text:p>
          </table:table-cell>
        </table:table-row>
        <table:table-row table:style-name="ro1">
          <table:table-cell office:value-type="float" office:value="48127" calcext:value-type="float">
            <text:p>48127</text:p>
          </table:table-cell>
          <table:table-cell office:value-type="string" calcext:value-type="string">
            <text:p>12398.306779674522</text:p>
          </table:table-cell>
          <table:table-cell table:formula="of:=[.B1252]+RANDBETWEEN(-500;500)" office:value-type="float" office:value="12777.3067796745" calcext:value-type="float">
            <text:p>12777.3067796745</text:p>
          </table:table-cell>
          <table:table-cell table:formula="of:=[.B1252]*RANDBETWEEN(0.3;1.9)" office:value-type="float" office:value="12398.3067796745" calcext:value-type="float">
            <text:p>12398.3067796745</text:p>
          </table:table-cell>
          <table:table-cell table:formula="of:=[.D1252]*RANDBETWEEN(0.3;1.9)" office:value-type="float" office:value="12398.3067796745" calcext:value-type="float">
            <text:p>12398.3067796745</text:p>
          </table:table-cell>
          <table:table-cell table:formula="of:=[.B1252]*RANDBETWEEN(0.3;1.9)/[.E1252]*[.D1252]" office:value-type="float" office:value="12398.3067796745" calcext:value-type="float">
            <text:p>12398.3067796745</text:p>
          </table:table-cell>
          <table:table-cell table:formula="of:=[.C1252]*RANDBETWEEN(0.3;1.9)" office:value-type="float" office:value="25554.613559349" calcext:value-type="float">
            <text:p>25554.613559349</text:p>
          </table:table-cell>
        </table:table-row>
        <table:table-row table:style-name="ro1">
          <table:table-cell office:value-type="float" office:value="48128" calcext:value-type="float">
            <text:p>48128</text:p>
          </table:table-cell>
          <table:table-cell office:value-type="string" calcext:value-type="string">
            <text:p>29749.28866226986</text:p>
          </table:table-cell>
          <table:table-cell table:formula="of:=[.B1253]+RANDBETWEEN(-500;500)" office:value-type="float" office:value="30004.2886622699" calcext:value-type="float">
            <text:p>30004.2886622699</text:p>
          </table:table-cell>
          <table:table-cell table:formula="of:=[.B1253]*RANDBETWEEN(0.3;1.9)" office:value-type="float" office:value="59498.5773245397" calcext:value-type="float">
            <text:p>59498.5773245397</text:p>
          </table:table-cell>
          <table:table-cell table:formula="of:=[.D1253]*RANDBETWEEN(0.3;1.9)" office:value-type="float" office:value="59498.5773245397" calcext:value-type="float">
            <text:p>59498.5773245397</text:p>
          </table:table-cell>
          <table:table-cell table:formula="of:=[.B1253]*RANDBETWEEN(0.3;1.9)/[.E1253]*[.D1253]" office:value-type="float" office:value="29749.2886622699" calcext:value-type="float">
            <text:p>29749.2886622699</text:p>
          </table:table-cell>
          <table:table-cell table:formula="of:=[.C1253]*RANDBETWEEN(0.3;1.9)" office:value-type="float" office:value="30004.2886622699" calcext:value-type="float">
            <text:p>30004.2886622699</text:p>
          </table:table-cell>
        </table:table-row>
        <table:table-row table:style-name="ro1">
          <table:table-cell office:value-type="float" office:value="48129" calcext:value-type="float">
            <text:p>48129</text:p>
          </table:table-cell>
          <table:table-cell office:value-type="string" calcext:value-type="string">
            <text:p>7556.584412741841</text:p>
          </table:table-cell>
          <table:table-cell table:formula="of:=[.B1254]+RANDBETWEEN(-500;500)" office:value-type="float" office:value="7120.58441274184" calcext:value-type="float">
            <text:p>7120.5844127419</text:p>
          </table:table-cell>
          <table:table-cell table:formula="of:=[.B1254]*RANDBETWEEN(0.3;1.9)" office:value-type="float" office:value="7556.58441274184" calcext:value-type="float">
            <text:p>7556.5844127419</text:p>
          </table:table-cell>
          <table:table-cell table:formula="of:=[.D1254]*RANDBETWEEN(0.3;1.9)" office:value-type="float" office:value="7556.58441274184" calcext:value-type="float">
            <text:p>7556.5844127419</text:p>
          </table:table-cell>
          <table:table-cell table:formula="of:=[.B1254]*RANDBETWEEN(0.3;1.9)/[.E1254]*[.D1254]" office:value-type="float" office:value="15113.1688254837" calcext:value-type="float">
            <text:p>15113.1688254837</text:p>
          </table:table-cell>
          <table:table-cell table:formula="of:=[.C1254]*RANDBETWEEN(0.3;1.9)" office:value-type="float" office:value="7120.58441274184" calcext:value-type="float">
            <text:p>7120.5844127419</text:p>
          </table:table-cell>
        </table:table-row>
        <table:table-row table:style-name="ro1">
          <table:table-cell office:value-type="float" office:value="48130" calcext:value-type="float">
            <text:p>48130</text:p>
          </table:table-cell>
          <table:table-cell office:value-type="string" calcext:value-type="string">
            <text:p>1493.2645289899053</text:p>
          </table:table-cell>
          <table:table-cell table:formula="of:=[.B1255]+RANDBETWEEN(-500;500)" office:value-type="float" office:value="1354.26452898991" calcext:value-type="float">
            <text:p>1354.2645289899</text:p>
          </table:table-cell>
          <table:table-cell table:formula="of:=[.B1255]*RANDBETWEEN(0.3;1.9)" office:value-type="float" office:value="1493.26452898991" calcext:value-type="float">
            <text:p>1493.2645289899</text:p>
          </table:table-cell>
          <table:table-cell table:formula="of:=[.D1255]*RANDBETWEEN(0.3;1.9)" office:value-type="float" office:value="2986.52905797981" calcext:value-type="float">
            <text:p>2986.5290579798</text:p>
          </table:table-cell>
          <table:table-cell table:formula="of:=[.B1255]*RANDBETWEEN(0.3;1.9)/[.E1255]*[.D1255]" office:value-type="float" office:value="746.632264494953" calcext:value-type="float">
            <text:p>746.632264495</text:p>
          </table:table-cell>
          <table:table-cell table:formula="of:=[.C1255]*RANDBETWEEN(0.3;1.9)" office:value-type="float" office:value="2708.52905797981" calcext:value-type="float">
            <text:p>2708.5290579798</text:p>
          </table:table-cell>
        </table:table-row>
        <table:table-row table:style-name="ro1">
          <table:table-cell office:value-type="float" office:value="48131" calcext:value-type="float">
            <text:p>48131</text:p>
          </table:table-cell>
          <table:table-cell office:value-type="string" calcext:value-type="string">
            <text:p>330.8318978501373</text:p>
          </table:table-cell>
          <table:table-cell table:formula="of:=[.B1256]+RANDBETWEEN(-500;500)" office:value-type="float" office:value="48.8318978501373" calcext:value-type="float">
            <text:p>48.8318978501</text:p>
          </table:table-cell>
          <table:table-cell table:formula="of:=[.B1256]*RANDBETWEEN(0.3;1.9)" office:value-type="float" office:value="330.831897850137" calcext:value-type="float">
            <text:p>330.8318978501</text:p>
          </table:table-cell>
          <table:table-cell table:formula="of:=[.D1256]*RANDBETWEEN(0.3;1.9)" office:value-type="float" office:value="330.831897850137" calcext:value-type="float">
            <text:p>330.8318978501</text:p>
          </table:table-cell>
          <table:table-cell table:formula="of:=[.B1256]*RANDBETWEEN(0.3;1.9)/[.E1256]*[.D1256]" office:value-type="float" office:value="330.831897850137" calcext:value-type="float">
            <text:p>330.8318978501</text:p>
          </table:table-cell>
          <table:table-cell table:formula="of:=[.C1256]*RANDBETWEEN(0.3;1.9)" office:value-type="float" office:value="48.8318978501373" calcext:value-type="float">
            <text:p>48.8318978501</text:p>
          </table:table-cell>
        </table:table-row>
        <table:table-row table:style-name="ro1">
          <table:table-cell office:value-type="float" office:value="48132" calcext:value-type="float">
            <text:p>48132</text:p>
          </table:table-cell>
          <table:table-cell office:value-type="string" calcext:value-type="string">
            <text:p>11616.756454625724</text:p>
          </table:table-cell>
          <table:table-cell table:formula="of:=[.B1257]+RANDBETWEEN(-500;500)" office:value-type="float" office:value="11298.7564546257" calcext:value-type="float">
            <text:p>11298.7564546257</text:p>
          </table:table-cell>
          <table:table-cell table:formula="of:=[.B1257]*RANDBETWEEN(0.3;1.9)" office:value-type="float" office:value="23233.5129092514" calcext:value-type="float">
            <text:p>23233.5129092514</text:p>
          </table:table-cell>
          <table:table-cell table:formula="of:=[.D1257]*RANDBETWEEN(0.3;1.9)" office:value-type="float" office:value="23233.5129092514" calcext:value-type="float">
            <text:p>23233.5129092514</text:p>
          </table:table-cell>
          <table:table-cell table:formula="of:=[.B1257]*RANDBETWEEN(0.3;1.9)/[.E1257]*[.D1257]" office:value-type="float" office:value="11616.7564546257" calcext:value-type="float">
            <text:p>11616.7564546257</text:p>
          </table:table-cell>
          <table:table-cell table:formula="of:=[.C1257]*RANDBETWEEN(0.3;1.9)" office:value-type="float" office:value="22597.5129092514" calcext:value-type="float">
            <text:p>22597.5129092514</text:p>
          </table:table-cell>
        </table:table-row>
        <table:table-row table:style-name="ro1">
          <table:table-cell office:value-type="float" office:value="48133" calcext:value-type="float">
            <text:p>48133</text:p>
          </table:table-cell>
          <table:table-cell office:value-type="string" calcext:value-type="string">
            <text:p>3343.8782837974227</text:p>
          </table:table-cell>
          <table:table-cell table:formula="of:=[.B1258]+RANDBETWEEN(-500;500)" office:value-type="float" office:value="2903.87828379742" calcext:value-type="float">
            <text:p>2903.8782837974</text:p>
          </table:table-cell>
          <table:table-cell table:formula="of:=[.B1258]*RANDBETWEEN(0.3;1.9)" office:value-type="float" office:value="3343.87828379742" calcext:value-type="float">
            <text:p>3343.8782837974</text:p>
          </table:table-cell>
          <table:table-cell table:formula="of:=[.D1258]*RANDBETWEEN(0.3;1.9)" office:value-type="float" office:value="3343.87828379742" calcext:value-type="float">
            <text:p>3343.8782837974</text:p>
          </table:table-cell>
          <table:table-cell table:formula="of:=[.B1258]*RANDBETWEEN(0.3;1.9)/[.E1258]*[.D1258]" office:value-type="float" office:value="3343.87828379742" calcext:value-type="float">
            <text:p>3343.8782837974</text:p>
          </table:table-cell>
          <table:table-cell table:formula="of:=[.C1258]*RANDBETWEEN(0.3;1.9)" office:value-type="float" office:value="5807.75656759485" calcext:value-type="float">
            <text:p>5807.7565675949</text:p>
          </table:table-cell>
        </table:table-row>
        <table:table-row table:style-name="ro1">
          <table:table-cell office:value-type="float" office:value="48134" calcext:value-type="float">
            <text:p>48134</text:p>
          </table:table-cell>
          <table:table-cell office:value-type="string" calcext:value-type="string">
            <text:p>880.4871650684564</text:p>
          </table:table-cell>
          <table:table-cell table:formula="of:=[.B1259]+RANDBETWEEN(-500;500)" office:value-type="float" office:value="1310.48716506846" calcext:value-type="float">
            <text:p>1310.4871650685</text:p>
          </table:table-cell>
          <table:table-cell table:formula="of:=[.B1259]*RANDBETWEEN(0.3;1.9)" office:value-type="float" office:value="880.487165068456" calcext:value-type="float">
            <text:p>880.4871650685</text:p>
          </table:table-cell>
          <table:table-cell table:formula="of:=[.D1259]*RANDBETWEEN(0.3;1.9)" office:value-type="float" office:value="880.487165068456" calcext:value-type="float">
            <text:p>880.4871650685</text:p>
          </table:table-cell>
          <table:table-cell table:formula="of:=[.B1259]*RANDBETWEEN(0.3;1.9)/[.E1259]*[.D1259]" office:value-type="float" office:value="1760.97433013691" calcext:value-type="float">
            <text:p>1760.9743301369</text:p>
          </table:table-cell>
          <table:table-cell table:formula="of:=[.C1259]*RANDBETWEEN(0.3;1.9)" office:value-type="float" office:value="2620.97433013691" calcext:value-type="float">
            <text:p>2620.9743301369</text:p>
          </table:table-cell>
        </table:table-row>
        <table:table-row table:style-name="ro1">
          <table:table-cell office:value-type="float" office:value="48135" calcext:value-type="float">
            <text:p>48135</text:p>
          </table:table-cell>
          <table:table-cell office:value-type="string" calcext:value-type="string">
            <text:p>8627.988818118105</text:p>
          </table:table-cell>
          <table:table-cell table:formula="of:=[.B1260]+RANDBETWEEN(-500;500)" office:value-type="float" office:value="8254.98881811811" calcext:value-type="float">
            <text:p>8254.9888181181</text:p>
          </table:table-cell>
          <table:table-cell table:formula="of:=[.B1260]*RANDBETWEEN(0.3;1.9)" office:value-type="float" office:value="17255.9776362362" calcext:value-type="float">
            <text:p>17255.9776362362</text:p>
          </table:table-cell>
          <table:table-cell table:formula="of:=[.D1260]*RANDBETWEEN(0.3;1.9)" office:value-type="float" office:value="17255.9776362362" calcext:value-type="float">
            <text:p>17255.9776362362</text:p>
          </table:table-cell>
          <table:table-cell table:formula="of:=[.B1260]*RANDBETWEEN(0.3;1.9)/[.E1260]*[.D1260]" office:value-type="float" office:value="17255.9776362362" calcext:value-type="float">
            <text:p>17255.9776362362</text:p>
          </table:table-cell>
          <table:table-cell table:formula="of:=[.C1260]*RANDBETWEEN(0.3;1.9)" office:value-type="float" office:value="16509.9776362362" calcext:value-type="float">
            <text:p>16509.9776362362</text:p>
          </table:table-cell>
        </table:table-row>
        <table:table-row table:style-name="ro1">
          <table:table-cell office:value-type="float" office:value="48136" calcext:value-type="float">
            <text:p>48136</text:p>
          </table:table-cell>
          <table:table-cell office:value-type="string" calcext:value-type="string">
            <text:p>2317.219628614509</text:p>
          </table:table-cell>
          <table:table-cell table:formula="of:=[.B1261]+RANDBETWEEN(-500;500)" office:value-type="float" office:value="2008.21962861451" calcext:value-type="float">
            <text:p>2008.2196286145</text:p>
          </table:table-cell>
          <table:table-cell table:formula="of:=[.B1261]*RANDBETWEEN(0.3;1.9)" office:value-type="float" office:value="4634.43925722902" calcext:value-type="float">
            <text:p>4634.439257229</text:p>
          </table:table-cell>
          <table:table-cell table:formula="of:=[.D1261]*RANDBETWEEN(0.3;1.9)" office:value-type="float" office:value="9268.87851445804" calcext:value-type="float">
            <text:p>9268.878514458</text:p>
          </table:table-cell>
          <table:table-cell table:formula="of:=[.B1261]*RANDBETWEEN(0.3;1.9)/[.E1261]*[.D1261]" office:value-type="float" office:value="2317.21962861451" calcext:value-type="float">
            <text:p>2317.2196286145</text:p>
          </table:table-cell>
          <table:table-cell table:formula="of:=[.C1261]*RANDBETWEEN(0.3;1.9)" office:value-type="float" office:value="4016.43925722902" calcext:value-type="float">
            <text:p>4016.439257229</text:p>
          </table:table-cell>
        </table:table-row>
        <table:table-row table:style-name="ro1">
          <table:table-cell office:value-type="float" office:value="48137" calcext:value-type="float">
            <text:p>48137</text:p>
          </table:table-cell>
          <table:table-cell office:value-type="string" calcext:value-type="string">
            <text:p>8604.96463568736</text:p>
          </table:table-cell>
          <table:table-cell table:formula="of:=[.B1262]+RANDBETWEEN(-500;500)" office:value-type="float" office:value="8377.96463568736" calcext:value-type="float">
            <text:p>8377.9646356874</text:p>
          </table:table-cell>
          <table:table-cell table:formula="of:=[.B1262]*RANDBETWEEN(0.3;1.9)" office:value-type="float" office:value="17209.9292713747" calcext:value-type="float">
            <text:p>17209.9292713747</text:p>
          </table:table-cell>
          <table:table-cell table:formula="of:=[.D1262]*RANDBETWEEN(0.3;1.9)" office:value-type="float" office:value="34419.8585427494" calcext:value-type="float">
            <text:p>34419.8585427494</text:p>
          </table:table-cell>
          <table:table-cell table:formula="of:=[.B1262]*RANDBETWEEN(0.3;1.9)/[.E1262]*[.D1262]" office:value-type="float" office:value="4302.48231784368" calcext:value-type="float">
            <text:p>4302.4823178437</text:p>
          </table:table-cell>
          <table:table-cell table:formula="of:=[.C1262]*RANDBETWEEN(0.3;1.9)" office:value-type="float" office:value="16755.9292713747" calcext:value-type="float">
            <text:p>16755.9292713747</text:p>
          </table:table-cell>
        </table:table-row>
        <table:table-row table:style-name="ro1">
          <table:table-cell office:value-type="float" office:value="48138" calcext:value-type="float">
            <text:p>48138</text:p>
          </table:table-cell>
          <table:table-cell office:value-type="string" calcext:value-type="string">
            <text:p>1479.8165754965019</text:p>
          </table:table-cell>
          <table:table-cell table:formula="of:=[.B1263]+RANDBETWEEN(-500;500)" office:value-type="float" office:value="1039.8165754965" calcext:value-type="float">
            <text:p>1039.8165754965</text:p>
          </table:table-cell>
          <table:table-cell table:formula="of:=[.B1263]*RANDBETWEEN(0.3;1.9)" office:value-type="float" office:value="1479.8165754965" calcext:value-type="float">
            <text:p>1479.8165754965</text:p>
          </table:table-cell>
          <table:table-cell table:formula="of:=[.D1263]*RANDBETWEEN(0.3;1.9)" office:value-type="float" office:value="2959.633150993" calcext:value-type="float">
            <text:p>2959.633150993</text:p>
          </table:table-cell>
          <table:table-cell table:formula="of:=[.B1263]*RANDBETWEEN(0.3;1.9)/[.E1263]*[.D1263]" office:value-type="float" office:value="1479.8165754965" calcext:value-type="float">
            <text:p>1479.8165754965</text:p>
          </table:table-cell>
          <table:table-cell table:formula="of:=[.C1263]*RANDBETWEEN(0.3;1.9)" office:value-type="float" office:value="2079.633150993" calcext:value-type="float">
            <text:p>2079.633150993</text:p>
          </table:table-cell>
        </table:table-row>
        <table:table-row table:style-name="ro1">
          <table:table-cell office:value-type="float" office:value="48139" calcext:value-type="float">
            <text:p>48139</text:p>
          </table:table-cell>
          <table:table-cell office:value-type="string" calcext:value-type="string">
            <text:p>4006.616257482063</text:p>
          </table:table-cell>
          <table:table-cell table:formula="of:=[.B1264]+RANDBETWEEN(-500;500)" office:value-type="float" office:value="3872.61625748206" calcext:value-type="float">
            <text:p>3872.6162574821</text:p>
          </table:table-cell>
          <table:table-cell table:formula="of:=[.B1264]*RANDBETWEEN(0.3;1.9)" office:value-type="float" office:value="4006.61625748206" calcext:value-type="float">
            <text:p>4006.6162574821</text:p>
          </table:table-cell>
          <table:table-cell table:formula="of:=[.D1264]*RANDBETWEEN(0.3;1.9)" office:value-type="float" office:value="4006.61625748206" calcext:value-type="float">
            <text:p>4006.6162574821</text:p>
          </table:table-cell>
          <table:table-cell table:formula="of:=[.B1264]*RANDBETWEEN(0.3;1.9)/[.E1264]*[.D1264]" office:value-type="float" office:value="4006.61625748206" calcext:value-type="float">
            <text:p>4006.6162574821</text:p>
          </table:table-cell>
          <table:table-cell table:formula="of:=[.C1264]*RANDBETWEEN(0.3;1.9)" office:value-type="float" office:value="3872.61625748206" calcext:value-type="float">
            <text:p>3872.6162574821</text:p>
          </table:table-cell>
        </table:table-row>
        <table:table-row table:style-name="ro1">
          <table:table-cell office:value-type="float" office:value="48140" calcext:value-type="float">
            <text:p>48140</text:p>
          </table:table-cell>
          <table:table-cell office:value-type="string" calcext:value-type="string">
            <text:p>72031.37253232827</text:p>
          </table:table-cell>
          <table:table-cell table:formula="of:=[.B1265]+RANDBETWEEN(-500;500)" office:value-type="float" office:value="72416.3725323283" calcext:value-type="float">
            <text:p>72416.3725323283</text:p>
          </table:table-cell>
          <table:table-cell table:formula="of:=[.B1265]*RANDBETWEEN(0.3;1.9)" office:value-type="float" office:value="144062.745064657" calcext:value-type="float">
            <text:p>144062.745064657</text:p>
          </table:table-cell>
          <table:table-cell table:formula="of:=[.D1265]*RANDBETWEEN(0.3;1.9)" office:value-type="float" office:value="144062.745064657" calcext:value-type="float">
            <text:p>144062.745064657</text:p>
          </table:table-cell>
          <table:table-cell table:formula="of:=[.B1265]*RANDBETWEEN(0.3;1.9)/[.E1265]*[.D1265]" office:value-type="float" office:value="144062.745064657" calcext:value-type="float">
            <text:p>144062.745064657</text:p>
          </table:table-cell>
          <table:table-cell table:formula="of:=[.C1265]*RANDBETWEEN(0.3;1.9)" office:value-type="float" office:value="144832.745064657" calcext:value-type="float">
            <text:p>144832.745064657</text:p>
          </table:table-cell>
        </table:table-row>
        <table:table-row table:style-name="ro1">
          <table:table-cell office:value-type="float" office:value="48141" calcext:value-type="float">
            <text:p>48141</text:p>
          </table:table-cell>
          <table:table-cell office:value-type="string" calcext:value-type="string">
            <text:p>4681.082254016541</text:p>
          </table:table-cell>
          <table:table-cell table:formula="of:=[.B1266]+RANDBETWEEN(-500;500)" office:value-type="float" office:value="4739.08225401654" calcext:value-type="float">
            <text:p>4739.0822540165</text:p>
          </table:table-cell>
          <table:table-cell table:formula="of:=[.B1266]*RANDBETWEEN(0.3;1.9)" office:value-type="float" office:value="4681.08225401654" calcext:value-type="float">
            <text:p>4681.0822540165</text:p>
          </table:table-cell>
          <table:table-cell table:formula="of:=[.D1266]*RANDBETWEEN(0.3;1.9)" office:value-type="float" office:value="4681.08225401654" calcext:value-type="float">
            <text:p>4681.0822540165</text:p>
          </table:table-cell>
          <table:table-cell table:formula="of:=[.B1266]*RANDBETWEEN(0.3;1.9)/[.E1266]*[.D1266]" office:value-type="float" office:value="4681.08225401654" calcext:value-type="float">
            <text:p>4681.0822540165</text:p>
          </table:table-cell>
          <table:table-cell table:formula="of:=[.C1266]*RANDBETWEEN(0.3;1.9)" office:value-type="float" office:value="4739.08225401654" calcext:value-type="float">
            <text:p>4739.0822540165</text:p>
          </table:table-cell>
        </table:table-row>
        <table:table-row table:style-name="ro1">
          <table:table-cell office:value-type="float" office:value="48142" calcext:value-type="float">
            <text:p>48142</text:p>
          </table:table-cell>
          <table:table-cell office:value-type="string" calcext:value-type="string">
            <text:p>10228.241914368647</text:p>
          </table:table-cell>
          <table:table-cell table:formula="of:=[.B1267]+RANDBETWEEN(-500;500)" office:value-type="float" office:value="10344.2419143686" calcext:value-type="float">
            <text:p>10344.2419143686</text:p>
          </table:table-cell>
          <table:table-cell table:formula="of:=[.B1267]*RANDBETWEEN(0.3;1.9)" office:value-type="float" office:value="10228.2419143686" calcext:value-type="float">
            <text:p>10228.2419143686</text:p>
          </table:table-cell>
          <table:table-cell table:formula="of:=[.D1267]*RANDBETWEEN(0.3;1.9)" office:value-type="float" office:value="10228.2419143686" calcext:value-type="float">
            <text:p>10228.2419143686</text:p>
          </table:table-cell>
          <table:table-cell table:formula="of:=[.B1267]*RANDBETWEEN(0.3;1.9)/[.E1267]*[.D1267]" office:value-type="float" office:value="10228.2419143686" calcext:value-type="float">
            <text:p>10228.2419143686</text:p>
          </table:table-cell>
          <table:table-cell table:formula="of:=[.C1267]*RANDBETWEEN(0.3;1.9)" office:value-type="float" office:value="20688.4838287373" calcext:value-type="float">
            <text:p>20688.4838287373</text:p>
          </table:table-cell>
        </table:table-row>
        <table:table-row table:style-name="ro1">
          <table:table-cell office:value-type="float" office:value="48144" calcext:value-type="float">
            <text:p>48144</text:p>
          </table:table-cell>
          <table:table-cell office:value-type="string" calcext:value-type="string">
            <text:p>1967.725360317735</text:p>
          </table:table-cell>
          <table:table-cell table:formula="of:=[.B1268]+RANDBETWEEN(-500;500)" office:value-type="float" office:value="1514.72536031774" calcext:value-type="float">
            <text:p>1514.7253603177</text:p>
          </table:table-cell>
          <table:table-cell table:formula="of:=[.B1268]*RANDBETWEEN(0.3;1.9)" office:value-type="float" office:value="1967.72536031774" calcext:value-type="float">
            <text:p>1967.7253603177</text:p>
          </table:table-cell>
          <table:table-cell table:formula="of:=[.D1268]*RANDBETWEEN(0.3;1.9)" office:value-type="float" office:value="3935.45072063547" calcext:value-type="float">
            <text:p>3935.4507206355</text:p>
          </table:table-cell>
          <table:table-cell table:formula="of:=[.B1268]*RANDBETWEEN(0.3;1.9)/[.E1268]*[.D1268]" office:value-type="float" office:value="983.862680158868" calcext:value-type="float">
            <text:p>983.8626801589</text:p>
          </table:table-cell>
          <table:table-cell table:formula="of:=[.C1268]*RANDBETWEEN(0.3;1.9)" office:value-type="float" office:value="1514.72536031774" calcext:value-type="float">
            <text:p>1514.7253603177</text:p>
          </table:table-cell>
        </table:table-row>
        <table:table-row table:style-name="ro1">
          <table:table-cell office:value-type="float" office:value="48145" calcext:value-type="float">
            <text:p>48145</text:p>
          </table:table-cell>
          <table:table-cell office:value-type="string" calcext:value-type="string">
            <text:p>5467.0453383180475</text:p>
          </table:table-cell>
          <table:table-cell table:formula="of:=[.B1269]+RANDBETWEEN(-500;500)" office:value-type="float" office:value="5565.04533831805" calcext:value-type="float">
            <text:p>5565.0453383181</text:p>
          </table:table-cell>
          <table:table-cell table:formula="of:=[.B1269]*RANDBETWEEN(0.3;1.9)" office:value-type="float" office:value="10934.0906766361" calcext:value-type="float">
            <text:p>10934.0906766361</text:p>
          </table:table-cell>
          <table:table-cell table:formula="of:=[.D1269]*RANDBETWEEN(0.3;1.9)" office:value-type="float" office:value="21868.1813532722" calcext:value-type="float">
            <text:p>21868.1813532722</text:p>
          </table:table-cell>
          <table:table-cell table:formula="of:=[.B1269]*RANDBETWEEN(0.3;1.9)/[.E1269]*[.D1269]" office:value-type="float" office:value="2733.52266915902" calcext:value-type="float">
            <text:p>2733.522669159</text:p>
          </table:table-cell>
          <table:table-cell table:formula="of:=[.C1269]*RANDBETWEEN(0.3;1.9)" office:value-type="float" office:value="5565.04533831805" calcext:value-type="float">
            <text:p>5565.0453383181</text:p>
          </table:table-cell>
        </table:table-row>
        <table:table-row table:style-name="ro1">
          <table:table-cell office:value-type="float" office:value="48146" calcext:value-type="float">
            <text:p>48146</text:p>
          </table:table-cell>
          <table:table-cell office:value-type="string" calcext:value-type="string">
            <text:p>11235.957874035965</text:p>
          </table:table-cell>
          <table:table-cell table:formula="of:=[.B1270]+RANDBETWEEN(-500;500)" office:value-type="float" office:value="11209.957874036" calcext:value-type="float">
            <text:p>11209.957874036</text:p>
          </table:table-cell>
          <table:table-cell table:formula="of:=[.B1270]*RANDBETWEEN(0.3;1.9)" office:value-type="float" office:value="11235.957874036" calcext:value-type="float">
            <text:p>11235.957874036</text:p>
          </table:table-cell>
          <table:table-cell table:formula="of:=[.D1270]*RANDBETWEEN(0.3;1.9)" office:value-type="float" office:value="22471.9157480719" calcext:value-type="float">
            <text:p>22471.9157480719</text:p>
          </table:table-cell>
          <table:table-cell table:formula="of:=[.B1270]*RANDBETWEEN(0.3;1.9)/[.E1270]*[.D1270]" office:value-type="float" office:value="5617.97893701798" calcext:value-type="float">
            <text:p>5617.978937018</text:p>
          </table:table-cell>
          <table:table-cell table:formula="of:=[.C1270]*RANDBETWEEN(0.3;1.9)" office:value-type="float" office:value="11209.957874036" calcext:value-type="float">
            <text:p>11209.957874036</text:p>
          </table:table-cell>
        </table:table-row>
        <table:table-row table:style-name="ro1">
          <table:table-cell office:value-type="float" office:value="48147" calcext:value-type="float">
            <text:p>48147</text:p>
          </table:table-cell>
          <table:table-cell office:value-type="string" calcext:value-type="string">
            <text:p>9568.272505106443</text:p>
          </table:table-cell>
          <table:table-cell table:formula="of:=[.B1271]+RANDBETWEEN(-500;500)" office:value-type="float" office:value="9700.27250510644" calcext:value-type="float">
            <text:p>9700.2725051065</text:p>
          </table:table-cell>
          <table:table-cell table:formula="of:=[.B1271]*RANDBETWEEN(0.3;1.9)" office:value-type="float" office:value="19136.5450102129" calcext:value-type="float">
            <text:p>19136.5450102129</text:p>
          </table:table-cell>
          <table:table-cell table:formula="of:=[.D1271]*RANDBETWEEN(0.3;1.9)" office:value-type="float" office:value="38273.0900204258" calcext:value-type="float">
            <text:p>38273.0900204258</text:p>
          </table:table-cell>
          <table:table-cell table:formula="of:=[.B1271]*RANDBETWEEN(0.3;1.9)/[.E1271]*[.D1271]" office:value-type="float" office:value="9568.27250510644" calcext:value-type="float">
            <text:p>9568.2725051065</text:p>
          </table:table-cell>
          <table:table-cell table:formula="of:=[.C1271]*RANDBETWEEN(0.3;1.9)" office:value-type="float" office:value="9700.27250510644" calcext:value-type="float">
            <text:p>9700.2725051065</text:p>
          </table:table-cell>
        </table:table-row>
        <table:table-row table:style-name="ro1">
          <table:table-cell office:value-type="float" office:value="48148" calcext:value-type="float">
            <text:p>48148</text:p>
          </table:table-cell>
          <table:table-cell office:value-type="string" calcext:value-type="string">
            <text:p>3332.874694035118</text:p>
          </table:table-cell>
          <table:table-cell table:formula="of:=[.B1272]+RANDBETWEEN(-500;500)" office:value-type="float" office:value="3479.87469403512" calcext:value-type="float">
            <text:p>3479.8746940351</text:p>
          </table:table-cell>
          <table:table-cell table:formula="of:=[.B1272]*RANDBETWEEN(0.3;1.9)" office:value-type="float" office:value="3332.87469403512" calcext:value-type="float">
            <text:p>3332.8746940351</text:p>
          </table:table-cell>
          <table:table-cell table:formula="of:=[.D1272]*RANDBETWEEN(0.3;1.9)" office:value-type="float" office:value="6665.74938807024" calcext:value-type="float">
            <text:p>6665.7493880702</text:p>
          </table:table-cell>
          <table:table-cell table:formula="of:=[.B1272]*RANDBETWEEN(0.3;1.9)/[.E1272]*[.D1272]" office:value-type="float" office:value="3332.87469403512" calcext:value-type="float">
            <text:p>3332.8746940351</text:p>
          </table:table-cell>
          <table:table-cell table:formula="of:=[.C1272]*RANDBETWEEN(0.3;1.9)" office:value-type="float" office:value="6959.74938807024" calcext:value-type="float">
            <text:p>6959.7493880702</text:p>
          </table:table-cell>
        </table:table-row>
        <table:table-row table:style-name="ro1">
          <table:table-cell office:value-type="float" office:value="48149" calcext:value-type="float">
            <text:p>48149</text:p>
          </table:table-cell>
          <table:table-cell office:value-type="string" calcext:value-type="string">
            <text:p>2665.479932642289</text:p>
          </table:table-cell>
          <table:table-cell table:formula="of:=[.B1273]+RANDBETWEEN(-500;500)" office:value-type="float" office:value="2605.47993264229" calcext:value-type="float">
            <text:p>2605.4799326423</text:p>
          </table:table-cell>
          <table:table-cell table:formula="of:=[.B1273]*RANDBETWEEN(0.3;1.9)" office:value-type="float" office:value="5330.95986528458" calcext:value-type="float">
            <text:p>5330.9598652846</text:p>
          </table:table-cell>
          <table:table-cell table:formula="of:=[.D1273]*RANDBETWEEN(0.3;1.9)" office:value-type="float" office:value="10661.9197305692" calcext:value-type="float">
            <text:p>10661.9197305692</text:p>
          </table:table-cell>
          <table:table-cell table:formula="of:=[.B1273]*RANDBETWEEN(0.3;1.9)/[.E1273]*[.D1273]" office:value-type="float" office:value="2665.47993264229" calcext:value-type="float">
            <text:p>2665.4799326423</text:p>
          </table:table-cell>
          <table:table-cell table:formula="of:=[.C1273]*RANDBETWEEN(0.3;1.9)" office:value-type="float" office:value="2605.47993264229" calcext:value-type="float">
            <text:p>2605.4799326423</text:p>
          </table:table-cell>
        </table:table-row>
        <table:table-row table:style-name="ro1">
          <table:table-cell office:value-type="float" office:value="48150" calcext:value-type="float">
            <text:p>48150</text:p>
          </table:table-cell>
          <table:table-cell office:value-type="string" calcext:value-type="string">
            <text:p>3539.226436238042</text:p>
          </table:table-cell>
          <table:table-cell table:formula="of:=[.B1274]+RANDBETWEEN(-500;500)" office:value-type="float" office:value="3864.22643623804" calcext:value-type="float">
            <text:p>3864.2264362381</text:p>
          </table:table-cell>
          <table:table-cell table:formula="of:=[.B1274]*RANDBETWEEN(0.3;1.9)" office:value-type="float" office:value="3539.22643623804" calcext:value-type="float">
            <text:p>3539.2264362381</text:p>
          </table:table-cell>
          <table:table-cell table:formula="of:=[.D1274]*RANDBETWEEN(0.3;1.9)" office:value-type="float" office:value="7078.45287247608" calcext:value-type="float">
            <text:p>7078.4528724761</text:p>
          </table:table-cell>
          <table:table-cell table:formula="of:=[.B1274]*RANDBETWEEN(0.3;1.9)/[.E1274]*[.D1274]" office:value-type="float" office:value="1769.61321811902" calcext:value-type="float">
            <text:p>1769.613218119</text:p>
          </table:table-cell>
          <table:table-cell table:formula="of:=[.C1274]*RANDBETWEEN(0.3;1.9)" office:value-type="float" office:value="7728.45287247608" calcext:value-type="float">
            <text:p>7728.4528724761</text:p>
          </table:table-cell>
        </table:table-row>
        <table:table-row table:style-name="ro1">
          <table:table-cell office:value-type="float" office:value="48151" calcext:value-type="float">
            <text:p>48151</text:p>
          </table:table-cell>
          <table:table-cell office:value-type="string" calcext:value-type="string">
            <text:p>1629.6350527204895</text:p>
          </table:table-cell>
          <table:table-cell table:formula="of:=[.B1275]+RANDBETWEEN(-500;500)" office:value-type="float" office:value="1318.63505272049" calcext:value-type="float">
            <text:p>1318.6350527205</text:p>
          </table:table-cell>
          <table:table-cell table:formula="of:=[.B1275]*RANDBETWEEN(0.3;1.9)" office:value-type="float" office:value="3259.27010544098" calcext:value-type="float">
            <text:p>3259.270105441</text:p>
          </table:table-cell>
          <table:table-cell table:formula="of:=[.D1275]*RANDBETWEEN(0.3;1.9)" office:value-type="float" office:value="3259.27010544098" calcext:value-type="float">
            <text:p>3259.270105441</text:p>
          </table:table-cell>
          <table:table-cell table:formula="of:=[.B1275]*RANDBETWEEN(0.3;1.9)/[.E1275]*[.D1275]" office:value-type="float" office:value="3259.27010544098" calcext:value-type="float">
            <text:p>3259.270105441</text:p>
          </table:table-cell>
          <table:table-cell table:formula="of:=[.C1275]*RANDBETWEEN(0.3;1.9)" office:value-type="float" office:value="1318.63505272049" calcext:value-type="float">
            <text:p>1318.6350527205</text:p>
          </table:table-cell>
        </table:table-row>
        <table:table-row table:style-name="ro1">
          <table:table-cell office:value-type="float" office:value="48152" calcext:value-type="float">
            <text:p>48152</text:p>
          </table:table-cell>
          <table:table-cell office:value-type="string" calcext:value-type="string">
            <text:p>801.6559001550536</text:p>
          </table:table-cell>
          <table:table-cell table:formula="of:=[.B1276]+RANDBETWEEN(-500;500)" office:value-type="float" office:value="801.655900155054" calcext:value-type="float">
            <text:p>801.6559001551</text:p>
          </table:table-cell>
          <table:table-cell table:formula="of:=[.B1276]*RANDBETWEEN(0.3;1.9)" office:value-type="float" office:value="1603.31180031011" calcext:value-type="float">
            <text:p>1603.3118003101</text:p>
          </table:table-cell>
          <table:table-cell table:formula="of:=[.D1276]*RANDBETWEEN(0.3;1.9)" office:value-type="float" office:value="3206.62360062021" calcext:value-type="float">
            <text:p>3206.6236006202</text:p>
          </table:table-cell>
          <table:table-cell table:formula="of:=[.B1276]*RANDBETWEEN(0.3;1.9)/[.E1276]*[.D1276]" office:value-type="float" office:value="801.655900155054" calcext:value-type="float">
            <text:p>801.6559001551</text:p>
          </table:table-cell>
          <table:table-cell table:formula="of:=[.C1276]*RANDBETWEEN(0.3;1.9)" office:value-type="float" office:value="801.655900155054" calcext:value-type="float">
            <text:p>801.6559001551</text:p>
          </table:table-cell>
        </table:table-row>
        <table:table-row table:style-name="ro1">
          <table:table-cell office:value-type="float" office:value="48153" calcext:value-type="float">
            <text:p>48153</text:p>
          </table:table-cell>
          <table:table-cell office:value-type="string" calcext:value-type="string">
            <text:p>1244.2803467559525</text:p>
          </table:table-cell>
          <table:table-cell table:formula="of:=[.B1277]+RANDBETWEEN(-500;500)" office:value-type="float" office:value="1350.28034675595" calcext:value-type="float">
            <text:p>1350.280346756</text:p>
          </table:table-cell>
          <table:table-cell table:formula="of:=[.B1277]*RANDBETWEEN(0.3;1.9)" office:value-type="float" office:value="1244.28034675595" calcext:value-type="float">
            <text:p>1244.280346756</text:p>
          </table:table-cell>
          <table:table-cell table:formula="of:=[.D1277]*RANDBETWEEN(0.3;1.9)" office:value-type="float" office:value="2488.5606935119" calcext:value-type="float">
            <text:p>2488.5606935119</text:p>
          </table:table-cell>
          <table:table-cell table:formula="of:=[.B1277]*RANDBETWEEN(0.3;1.9)/[.E1277]*[.D1277]" office:value-type="float" office:value="622.140173377976" calcext:value-type="float">
            <text:p>622.140173378</text:p>
          </table:table-cell>
          <table:table-cell table:formula="of:=[.C1277]*RANDBETWEEN(0.3;1.9)" office:value-type="float" office:value="1350.28034675595" calcext:value-type="float">
            <text:p>1350.280346756</text:p>
          </table:table-cell>
        </table:table-row>
        <table:table-row table:style-name="ro1">
          <table:table-cell office:value-type="float" office:value="48154" calcext:value-type="float">
            <text:p>48154</text:p>
          </table:table-cell>
          <table:table-cell office:value-type="string" calcext:value-type="string">
            <text:p>7736.861877815798</text:p>
          </table:table-cell>
          <table:table-cell table:formula="of:=[.B1278]+RANDBETWEEN(-500;500)" office:value-type="float" office:value="7261.8618778158" calcext:value-type="float">
            <text:p>7261.8618778158</text:p>
          </table:table-cell>
          <table:table-cell table:formula="of:=[.B1278]*RANDBETWEEN(0.3;1.9)" office:value-type="float" office:value="15473.7237556316" calcext:value-type="float">
            <text:p>15473.7237556316</text:p>
          </table:table-cell>
          <table:table-cell table:formula="of:=[.D1278]*RANDBETWEEN(0.3;1.9)" office:value-type="float" office:value="30947.4475112632" calcext:value-type="float">
            <text:p>30947.4475112632</text:p>
          </table:table-cell>
          <table:table-cell table:formula="of:=[.B1278]*RANDBETWEEN(0.3;1.9)/[.E1278]*[.D1278]" office:value-type="float" office:value="3868.4309389079" calcext:value-type="float">
            <text:p>3868.4309389079</text:p>
          </table:table-cell>
          <table:table-cell table:formula="of:=[.C1278]*RANDBETWEEN(0.3;1.9)" office:value-type="float" office:value="14523.7237556316" calcext:value-type="float">
            <text:p>14523.7237556316</text:p>
          </table:table-cell>
        </table:table-row>
        <table:table-row table:style-name="ro1">
          <table:table-cell office:value-type="float" office:value="48155" calcext:value-type="float">
            <text:p>48155</text:p>
          </table:table-cell>
          <table:table-cell office:value-type="string" calcext:value-type="string">
            <text:p>3392.6931204135003</text:p>
          </table:table-cell>
          <table:table-cell table:formula="of:=[.B1279]+RANDBETWEEN(-500;500)" office:value-type="float" office:value="3544.6931204135" calcext:value-type="float">
            <text:p>3544.6931204135</text:p>
          </table:table-cell>
          <table:table-cell table:formula="of:=[.B1279]*RANDBETWEEN(0.3;1.9)" office:value-type="float" office:value="3392.6931204135" calcext:value-type="float">
            <text:p>3392.6931204135</text:p>
          </table:table-cell>
          <table:table-cell table:formula="of:=[.D1279]*RANDBETWEEN(0.3;1.9)" office:value-type="float" office:value="6785.386240827" calcext:value-type="float">
            <text:p>6785.386240827</text:p>
          </table:table-cell>
          <table:table-cell table:formula="of:=[.B1279]*RANDBETWEEN(0.3;1.9)/[.E1279]*[.D1279]" office:value-type="float" office:value="3392.6931204135" calcext:value-type="float">
            <text:p>3392.6931204135</text:p>
          </table:table-cell>
          <table:table-cell table:formula="of:=[.C1279]*RANDBETWEEN(0.3;1.9)" office:value-type="float" office:value="7089.386240827" calcext:value-type="float">
            <text:p>7089.386240827</text:p>
          </table:table-cell>
        </table:table-row>
        <table:table-row table:style-name="ro1">
          <table:table-cell office:value-type="float" office:value="48156" calcext:value-type="float">
            <text:p>48156</text:p>
          </table:table-cell>
          <table:table-cell office:value-type="string" calcext:value-type="string">
            <text:p>12415.628597666198</text:p>
          </table:table-cell>
          <table:table-cell table:formula="of:=[.B1280]+RANDBETWEEN(-500;500)" office:value-type="float" office:value="12370.6285976662" calcext:value-type="float">
            <text:p>12370.6285976662</text:p>
          </table:table-cell>
          <table:table-cell table:formula="of:=[.B1280]*RANDBETWEEN(0.3;1.9)" office:value-type="float" office:value="24831.2571953324" calcext:value-type="float">
            <text:p>24831.2571953324</text:p>
          </table:table-cell>
          <table:table-cell table:formula="of:=[.D1280]*RANDBETWEEN(0.3;1.9)" office:value-type="float" office:value="49662.5143906648" calcext:value-type="float">
            <text:p>49662.5143906648</text:p>
          </table:table-cell>
          <table:table-cell table:formula="of:=[.B1280]*RANDBETWEEN(0.3;1.9)/[.E1280]*[.D1280]" office:value-type="float" office:value="12415.6285976662" calcext:value-type="float">
            <text:p>12415.6285976662</text:p>
          </table:table-cell>
          <table:table-cell table:formula="of:=[.C1280]*RANDBETWEEN(0.3;1.9)" office:value-type="float" office:value="12370.6285976662" calcext:value-type="float">
            <text:p>12370.6285976662</text:p>
          </table:table-cell>
        </table:table-row>
        <table:table-row table:style-name="ro1">
          <table:table-cell office:value-type="float" office:value="48157" calcext:value-type="float">
            <text:p>48157</text:p>
          </table:table-cell>
          <table:table-cell office:value-type="string" calcext:value-type="string">
            <text:p>2748.3355284501736</text:p>
          </table:table-cell>
          <table:table-cell table:formula="of:=[.B1281]+RANDBETWEEN(-500;500)" office:value-type="float" office:value="2396.33552845017" calcext:value-type="float">
            <text:p>2396.3355284502</text:p>
          </table:table-cell>
          <table:table-cell table:formula="of:=[.B1281]*RANDBETWEEN(0.3;1.9)" office:value-type="float" office:value="5496.67105690035" calcext:value-type="float">
            <text:p>5496.6710569004</text:p>
          </table:table-cell>
          <table:table-cell table:formula="of:=[.D1281]*RANDBETWEEN(0.3;1.9)" office:value-type="float" office:value="5496.67105690035" calcext:value-type="float">
            <text:p>5496.6710569004</text:p>
          </table:table-cell>
          <table:table-cell table:formula="of:=[.B1281]*RANDBETWEEN(0.3;1.9)/[.E1281]*[.D1281]" office:value-type="float" office:value="2748.33552845017" calcext:value-type="float">
            <text:p>2748.3355284502</text:p>
          </table:table-cell>
          <table:table-cell table:formula="of:=[.C1281]*RANDBETWEEN(0.3;1.9)" office:value-type="float" office:value="4792.67105690035" calcext:value-type="float">
            <text:p>4792.6710569004</text:p>
          </table:table-cell>
        </table:table-row>
        <table:table-row table:style-name="ro1">
          <table:table-cell office:value-type="float" office:value="48158" calcext:value-type="float">
            <text:p>48158</text:p>
          </table:table-cell>
          <table:table-cell office:value-type="string" calcext:value-type="string">
            <text:p>552.494760317949</text:p>
          </table:table-cell>
          <table:table-cell table:formula="of:=[.B1282]+RANDBETWEEN(-500;500)" office:value-type="float" office:value="143.494760317949" calcext:value-type="float">
            <text:p>143.4947603179</text:p>
          </table:table-cell>
          <table:table-cell table:formula="of:=[.B1282]*RANDBETWEEN(0.3;1.9)" office:value-type="float" office:value="1104.9895206359" calcext:value-type="float">
            <text:p>1104.9895206359</text:p>
          </table:table-cell>
          <table:table-cell table:formula="of:=[.D1282]*RANDBETWEEN(0.3;1.9)" office:value-type="float" office:value="2209.9790412718" calcext:value-type="float">
            <text:p>2209.9790412718</text:p>
          </table:table-cell>
          <table:table-cell table:formula="of:=[.B1282]*RANDBETWEEN(0.3;1.9)/[.E1282]*[.D1282]" office:value-type="float" office:value="552.494760317949" calcext:value-type="float">
            <text:p>552.4947603179</text:p>
          </table:table-cell>
          <table:table-cell table:formula="of:=[.C1282]*RANDBETWEEN(0.3;1.9)" office:value-type="float" office:value="143.494760317949" calcext:value-type="float">
            <text:p>143.4947603179</text:p>
          </table:table-cell>
        </table:table-row>
        <table:table-row table:style-name="ro1">
          <table:table-cell office:value-type="float" office:value="48160" calcext:value-type="float">
            <text:p>48160</text:p>
          </table:table-cell>
          <table:table-cell office:value-type="string" calcext:value-type="string">
            <text:p>4282.8994632127615</text:p>
          </table:table-cell>
          <table:table-cell table:formula="of:=[.B1283]+RANDBETWEEN(-500;500)" office:value-type="float" office:value="4116.89946321276" calcext:value-type="float">
            <text:p>4116.8994632128</text:p>
          </table:table-cell>
          <table:table-cell table:formula="of:=[.B1283]*RANDBETWEEN(0.3;1.9)" office:value-type="float" office:value="8565.79892642552" calcext:value-type="float">
            <text:p>8565.7989264255</text:p>
          </table:table-cell>
          <table:table-cell table:formula="of:=[.D1283]*RANDBETWEEN(0.3;1.9)" office:value-type="float" office:value="17131.597852851" calcext:value-type="float">
            <text:p>17131.597852851</text:p>
          </table:table-cell>
          <table:table-cell table:formula="of:=[.B1283]*RANDBETWEEN(0.3;1.9)/[.E1283]*[.D1283]" office:value-type="float" office:value="2141.44973160638" calcext:value-type="float">
            <text:p>2141.4497316064</text:p>
          </table:table-cell>
          <table:table-cell table:formula="of:=[.C1283]*RANDBETWEEN(0.3;1.9)" office:value-type="float" office:value="8233.79892642552" calcext:value-type="float">
            <text:p>8233.7989264255</text:p>
          </table:table-cell>
        </table:table-row>
        <table:table-row table:style-name="ro1">
          <table:table-cell office:value-type="float" office:value="48161" calcext:value-type="float">
            <text:p>48161</text:p>
          </table:table-cell>
          <table:table-cell office:value-type="string" calcext:value-type="string">
            <text:p>626.5077327482059</text:p>
          </table:table-cell>
          <table:table-cell table:formula="of:=[.B1284]+RANDBETWEEN(-500;500)" office:value-type="float" office:value="1030.50773274821" calcext:value-type="float">
            <text:p>1030.5077327482</text:p>
          </table:table-cell>
          <table:table-cell table:formula="of:=[.B1284]*RANDBETWEEN(0.3;1.9)" office:value-type="float" office:value="1253.01546549641" calcext:value-type="float">
            <text:p>1253.0154654964</text:p>
          </table:table-cell>
          <table:table-cell table:formula="of:=[.D1284]*RANDBETWEEN(0.3;1.9)" office:value-type="float" office:value="2506.03093099282" calcext:value-type="float">
            <text:p>2506.0309309928</text:p>
          </table:table-cell>
          <table:table-cell table:formula="of:=[.B1284]*RANDBETWEEN(0.3;1.9)/[.E1284]*[.D1284]" office:value-type="float" office:value="313.253866374103" calcext:value-type="float">
            <text:p>313.2538663741</text:p>
          </table:table-cell>
          <table:table-cell table:formula="of:=[.C1284]*RANDBETWEEN(0.3;1.9)" office:value-type="float" office:value="1030.50773274821" calcext:value-type="float">
            <text:p>1030.5077327482</text:p>
          </table:table-cell>
        </table:table-row>
        <table:table-row table:style-name="ro1">
          <table:table-cell office:value-type="float" office:value="48162" calcext:value-type="float">
            <text:p>48162</text:p>
          </table:table-cell>
          <table:table-cell office:value-type="string" calcext:value-type="string">
            <text:p>4072.4243483647256</text:p>
          </table:table-cell>
          <table:table-cell table:formula="of:=[.B1285]+RANDBETWEEN(-500;500)" office:value-type="float" office:value="3728.42434836473" calcext:value-type="float">
            <text:p>3728.4243483647</text:p>
          </table:table-cell>
          <table:table-cell table:formula="of:=[.B1285]*RANDBETWEEN(0.3;1.9)" office:value-type="float" office:value="4072.42434836473" calcext:value-type="float">
            <text:p>4072.4243483647</text:p>
          </table:table-cell>
          <table:table-cell table:formula="of:=[.D1285]*RANDBETWEEN(0.3;1.9)" office:value-type="float" office:value="8144.84869672945" calcext:value-type="float">
            <text:p>8144.8486967295</text:p>
          </table:table-cell>
          <table:table-cell table:formula="of:=[.B1285]*RANDBETWEEN(0.3;1.9)/[.E1285]*[.D1285]" office:value-type="float" office:value="4072.42434836473" calcext:value-type="float">
            <text:p>4072.4243483647</text:p>
          </table:table-cell>
          <table:table-cell table:formula="of:=[.C1285]*RANDBETWEEN(0.3;1.9)" office:value-type="float" office:value="3728.42434836473" calcext:value-type="float">
            <text:p>3728.4243483647</text:p>
          </table:table-cell>
        </table:table-row>
        <table:table-row table:style-name="ro1">
          <table:table-cell office:value-type="float" office:value="48163" calcext:value-type="float">
            <text:p>48163</text:p>
          </table:table-cell>
          <table:table-cell office:value-type="string" calcext:value-type="string">
            <text:p>1082.0190836686781</text:p>
          </table:table-cell>
          <table:table-cell table:formula="of:=[.B1286]+RANDBETWEEN(-500;500)" office:value-type="float" office:value="1278.01908366868" calcext:value-type="float">
            <text:p>1278.0190836687</text:p>
          </table:table-cell>
          <table:table-cell table:formula="of:=[.B1286]*RANDBETWEEN(0.3;1.9)" office:value-type="float" office:value="2164.03816733736" calcext:value-type="float">
            <text:p>2164.0381673374</text:p>
          </table:table-cell>
          <table:table-cell table:formula="of:=[.D1286]*RANDBETWEEN(0.3;1.9)" office:value-type="float" office:value="2164.03816733736" calcext:value-type="float">
            <text:p>2164.0381673374</text:p>
          </table:table-cell>
          <table:table-cell table:formula="of:=[.B1286]*RANDBETWEEN(0.3;1.9)/[.E1286]*[.D1286]" office:value-type="float" office:value="2164.03816733736" calcext:value-type="float">
            <text:p>2164.0381673374</text:p>
          </table:table-cell>
          <table:table-cell table:formula="of:=[.C1286]*RANDBETWEEN(0.3;1.9)" office:value-type="float" office:value="2556.03816733736" calcext:value-type="float">
            <text:p>2556.0381673374</text:p>
          </table:table-cell>
        </table:table-row>
        <table:table-row table:style-name="ro1">
          <table:table-cell office:value-type="float" office:value="48164" calcext:value-type="float">
            <text:p>48164</text:p>
          </table:table-cell>
          <table:table-cell office:value-type="string" calcext:value-type="string">
            <text:p>4253.229996660831</text:p>
          </table:table-cell>
          <table:table-cell table:formula="of:=[.B1287]+RANDBETWEEN(-500;500)" office:value-type="float" office:value="3874.22999666083" calcext:value-type="float">
            <text:p>3874.2299966608</text:p>
          </table:table-cell>
          <table:table-cell table:formula="of:=[.B1287]*RANDBETWEEN(0.3;1.9)" office:value-type="float" office:value="8506.45999332166" calcext:value-type="float">
            <text:p>8506.4599933217</text:p>
          </table:table-cell>
          <table:table-cell table:formula="of:=[.D1287]*RANDBETWEEN(0.3;1.9)" office:value-type="float" office:value="17012.9199866433" calcext:value-type="float">
            <text:p>17012.9199866433</text:p>
          </table:table-cell>
          <table:table-cell table:formula="of:=[.B1287]*RANDBETWEEN(0.3;1.9)/[.E1287]*[.D1287]" office:value-type="float" office:value="4253.22999666083" calcext:value-type="float">
            <text:p>4253.2299966608</text:p>
          </table:table-cell>
          <table:table-cell table:formula="of:=[.C1287]*RANDBETWEEN(0.3;1.9)" office:value-type="float" office:value="3874.22999666083" calcext:value-type="float">
            <text:p>3874.2299966608</text:p>
          </table:table-cell>
        </table:table-row>
        <table:table-row table:style-name="ro1">
          <table:table-cell office:value-type="float" office:value="48165" calcext:value-type="float">
            <text:p>48165</text:p>
          </table:table-cell>
          <table:table-cell office:value-type="string" calcext:value-type="string">
            <text:p>6034.015127595984</text:p>
          </table:table-cell>
          <table:table-cell table:formula="of:=[.B1288]+RANDBETWEEN(-500;500)" office:value-type="float" office:value="5873.01512759598" calcext:value-type="float">
            <text:p>5873.015127596</text:p>
          </table:table-cell>
          <table:table-cell table:formula="of:=[.B1288]*RANDBETWEEN(0.3;1.9)" office:value-type="float" office:value="6034.01512759598" calcext:value-type="float">
            <text:p>6034.015127596</text:p>
          </table:table-cell>
          <table:table-cell table:formula="of:=[.D1288]*RANDBETWEEN(0.3;1.9)" office:value-type="float" office:value="6034.01512759598" calcext:value-type="float">
            <text:p>6034.015127596</text:p>
          </table:table-cell>
          <table:table-cell table:formula="of:=[.B1288]*RANDBETWEEN(0.3;1.9)/[.E1288]*[.D1288]" office:value-type="float" office:value="12068.030255192" calcext:value-type="float">
            <text:p>12068.030255192</text:p>
          </table:table-cell>
          <table:table-cell table:formula="of:=[.C1288]*RANDBETWEEN(0.3;1.9)" office:value-type="float" office:value="5873.01512759598" calcext:value-type="float">
            <text:p>5873.015127596</text:p>
          </table:table-cell>
        </table:table-row>
        <table:table-row table:style-name="ro1">
          <table:table-cell office:value-type="float" office:value="48166" calcext:value-type="float">
            <text:p>48166</text:p>
          </table:table-cell>
          <table:table-cell office:value-type="string" calcext:value-type="string">
            <text:p>4003.28119199329</text:p>
          </table:table-cell>
          <table:table-cell table:formula="of:=[.B1289]+RANDBETWEEN(-500;500)" office:value-type="float" office:value="4259.28119199329" calcext:value-type="float">
            <text:p>4259.2811919933</text:p>
          </table:table-cell>
          <table:table-cell table:formula="of:=[.B1289]*RANDBETWEEN(0.3;1.9)" office:value-type="float" office:value="4003.28119199329" calcext:value-type="float">
            <text:p>4003.2811919933</text:p>
          </table:table-cell>
          <table:table-cell table:formula="of:=[.D1289]*RANDBETWEEN(0.3;1.9)" office:value-type="float" office:value="4003.28119199329" calcext:value-type="float">
            <text:p>4003.2811919933</text:p>
          </table:table-cell>
          <table:table-cell table:formula="of:=[.B1289]*RANDBETWEEN(0.3;1.9)/[.E1289]*[.D1289]" office:value-type="float" office:value="4003.28119199329" calcext:value-type="float">
            <text:p>4003.2811919933</text:p>
          </table:table-cell>
          <table:table-cell table:formula="of:=[.C1289]*RANDBETWEEN(0.3;1.9)" office:value-type="float" office:value="4259.28119199329" calcext:value-type="float">
            <text:p>4259.2811919933</text:p>
          </table:table-cell>
        </table:table-row>
        <table:table-row table:style-name="ro1">
          <table:table-cell office:value-type="float" office:value="48167" calcext:value-type="float">
            <text:p>48167</text:p>
          </table:table-cell>
          <table:table-cell office:value-type="string" calcext:value-type="string">
            <text:p>1322.9145749779998</text:p>
          </table:table-cell>
          <table:table-cell table:formula="of:=[.B1290]+RANDBETWEEN(-500;500)" office:value-type="float" office:value="873.914574978" calcext:value-type="float">
            <text:p>873.914574978</text:p>
          </table:table-cell>
          <table:table-cell table:formula="of:=[.B1290]*RANDBETWEEN(0.3;1.9)" office:value-type="float" office:value="1322.914574978" calcext:value-type="float">
            <text:p>1322.914574978</text:p>
          </table:table-cell>
          <table:table-cell table:formula="of:=[.D1290]*RANDBETWEEN(0.3;1.9)" office:value-type="float" office:value="1322.914574978" calcext:value-type="float">
            <text:p>1322.914574978</text:p>
          </table:table-cell>
          <table:table-cell table:formula="of:=[.B1290]*RANDBETWEEN(0.3;1.9)/[.E1290]*[.D1290]" office:value-type="float" office:value="1322.914574978" calcext:value-type="float">
            <text:p>1322.914574978</text:p>
          </table:table-cell>
          <table:table-cell table:formula="of:=[.C1290]*RANDBETWEEN(0.3;1.9)" office:value-type="float" office:value="1747.829149956" calcext:value-type="float">
            <text:p>1747.829149956</text:p>
          </table:table-cell>
        </table:table-row>
        <table:table-row table:style-name="ro1">
          <table:table-cell office:value-type="float" office:value="48168" calcext:value-type="float">
            <text:p>48168</text:p>
          </table:table-cell>
          <table:table-cell office:value-type="string" calcext:value-type="string">
            <text:p>5261.950075944227</text:p>
          </table:table-cell>
          <table:table-cell table:formula="of:=[.B1291]+RANDBETWEEN(-500;500)" office:value-type="float" office:value="5227.95007594423" calcext:value-type="float">
            <text:p>5227.9500759442</text:p>
          </table:table-cell>
          <table:table-cell table:formula="of:=[.B1291]*RANDBETWEEN(0.3;1.9)" office:value-type="float" office:value="10523.9001518885" calcext:value-type="float">
            <text:p>10523.9001518885</text:p>
          </table:table-cell>
          <table:table-cell table:formula="of:=[.D1291]*RANDBETWEEN(0.3;1.9)" office:value-type="float" office:value="10523.9001518885" calcext:value-type="float">
            <text:p>10523.9001518885</text:p>
          </table:table-cell>
          <table:table-cell table:formula="of:=[.B1291]*RANDBETWEEN(0.3;1.9)/[.E1291]*[.D1291]" office:value-type="float" office:value="10523.9001518885" calcext:value-type="float">
            <text:p>10523.9001518885</text:p>
          </table:table-cell>
          <table:table-cell table:formula="of:=[.C1291]*RANDBETWEEN(0.3;1.9)" office:value-type="float" office:value="10455.9001518885" calcext:value-type="float">
            <text:p>10455.9001518885</text:p>
          </table:table-cell>
        </table:table-row>
        <table:table-row table:style-name="ro1">
          <table:table-cell office:value-type="float" office:value="48169" calcext:value-type="float">
            <text:p>48169</text:p>
          </table:table-cell>
          <table:table-cell office:value-type="string" calcext:value-type="string">
            <text:p>4674.955690561716</text:p>
          </table:table-cell>
          <table:table-cell table:formula="of:=[.B1292]+RANDBETWEEN(-500;500)" office:value-type="float" office:value="5122.95569056172" calcext:value-type="float">
            <text:p>5122.9556905617</text:p>
          </table:table-cell>
          <table:table-cell table:formula="of:=[.B1292]*RANDBETWEEN(0.3;1.9)" office:value-type="float" office:value="9349.91138112343" calcext:value-type="float">
            <text:p>9349.9113811234</text:p>
          </table:table-cell>
          <table:table-cell table:formula="of:=[.D1292]*RANDBETWEEN(0.3;1.9)" office:value-type="float" office:value="18699.8227622469" calcext:value-type="float">
            <text:p>18699.8227622469</text:p>
          </table:table-cell>
          <table:table-cell table:formula="of:=[.B1292]*RANDBETWEEN(0.3;1.9)/[.E1292]*[.D1292]" office:value-type="float" office:value="2337.47784528086" calcext:value-type="float">
            <text:p>2337.4778452809</text:p>
          </table:table-cell>
          <table:table-cell table:formula="of:=[.C1292]*RANDBETWEEN(0.3;1.9)" office:value-type="float" office:value="5122.95569056172" calcext:value-type="float">
            <text:p>5122.9556905617</text:p>
          </table:table-cell>
        </table:table-row>
        <table:table-row table:style-name="ro1">
          <table:table-cell office:value-type="float" office:value="48170" calcext:value-type="float">
            <text:p>48170</text:p>
          </table:table-cell>
          <table:table-cell office:value-type="string" calcext:value-type="string">
            <text:p>1127.9880808292057</text:p>
          </table:table-cell>
          <table:table-cell table:formula="of:=[.B1293]+RANDBETWEEN(-500;500)" office:value-type="float" office:value="951.988080829206" calcext:value-type="float">
            <text:p>951.9880808292</text:p>
          </table:table-cell>
          <table:table-cell table:formula="of:=[.B1293]*RANDBETWEEN(0.3;1.9)" office:value-type="float" office:value="1127.98808082921" calcext:value-type="float">
            <text:p>1127.9880808292</text:p>
          </table:table-cell>
          <table:table-cell table:formula="of:=[.D1293]*RANDBETWEEN(0.3;1.9)" office:value-type="float" office:value="2255.97616165841" calcext:value-type="float">
            <text:p>2255.9761616584</text:p>
          </table:table-cell>
          <table:table-cell table:formula="of:=[.B1293]*RANDBETWEEN(0.3;1.9)/[.E1293]*[.D1293]" office:value-type="float" office:value="1127.98808082921" calcext:value-type="float">
            <text:p>1127.9880808292</text:p>
          </table:table-cell>
          <table:table-cell table:formula="of:=[.C1293]*RANDBETWEEN(0.3;1.9)" office:value-type="float" office:value="1903.97616165841" calcext:value-type="float">
            <text:p>1903.9761616584</text:p>
          </table:table-cell>
        </table:table-row>
        <table:table-row table:style-name="ro1">
          <table:table-cell office:value-type="float" office:value="48171" calcext:value-type="float">
            <text:p>48171</text:p>
          </table:table-cell>
          <table:table-cell office:value-type="string" calcext:value-type="string">
            <text:p>1726.2122464866636</text:p>
          </table:table-cell>
          <table:table-cell table:formula="of:=[.B1294]+RANDBETWEEN(-500;500)" office:value-type="float" office:value="1752.21224648666" calcext:value-type="float">
            <text:p>1752.2122464867</text:p>
          </table:table-cell>
          <table:table-cell table:formula="of:=[.B1294]*RANDBETWEEN(0.3;1.9)" office:value-type="float" office:value="3452.42449297333" calcext:value-type="float">
            <text:p>3452.4244929733</text:p>
          </table:table-cell>
          <table:table-cell table:formula="of:=[.D1294]*RANDBETWEEN(0.3;1.9)" office:value-type="float" office:value="6904.84898594665" calcext:value-type="float">
            <text:p>6904.8489859467</text:p>
          </table:table-cell>
          <table:table-cell table:formula="of:=[.B1294]*RANDBETWEEN(0.3;1.9)/[.E1294]*[.D1294]" office:value-type="float" office:value="863.106123243332" calcext:value-type="float">
            <text:p>863.1061232433</text:p>
          </table:table-cell>
          <table:table-cell table:formula="of:=[.C1294]*RANDBETWEEN(0.3;1.9)" office:value-type="float" office:value="3504.42449297333" calcext:value-type="float">
            <text:p>3504.4244929733</text:p>
          </table:table-cell>
        </table:table-row>
        <table:table-row table:style-name="ro1">
          <table:table-cell office:value-type="float" office:value="48172" calcext:value-type="float">
            <text:p>48172</text:p>
          </table:table-cell>
          <table:table-cell office:value-type="string" calcext:value-type="string">
            <text:p>2096.7651415192095</text:p>
          </table:table-cell>
          <table:table-cell table:formula="of:=[.B1295]+RANDBETWEEN(-500;500)" office:value-type="float" office:value="1909.76514151921" calcext:value-type="float">
            <text:p>1909.7651415192</text:p>
          </table:table-cell>
          <table:table-cell table:formula="of:=[.B1295]*RANDBETWEEN(0.3;1.9)" office:value-type="float" office:value="4193.53028303842" calcext:value-type="float">
            <text:p>4193.5302830384</text:p>
          </table:table-cell>
          <table:table-cell table:formula="of:=[.D1295]*RANDBETWEEN(0.3;1.9)" office:value-type="float" office:value="4193.53028303842" calcext:value-type="float">
            <text:p>4193.5302830384</text:p>
          </table:table-cell>
          <table:table-cell table:formula="of:=[.B1295]*RANDBETWEEN(0.3;1.9)/[.E1295]*[.D1295]" office:value-type="float" office:value="2096.76514151921" calcext:value-type="float">
            <text:p>2096.7651415192</text:p>
          </table:table-cell>
          <table:table-cell table:formula="of:=[.C1295]*RANDBETWEEN(0.3;1.9)" office:value-type="float" office:value="1909.76514151921" calcext:value-type="float">
            <text:p>1909.7651415192</text:p>
          </table:table-cell>
        </table:table-row>
        <table:table-row table:style-name="ro1">
          <table:table-cell office:value-type="float" office:value="48173" calcext:value-type="float">
            <text:p>48173</text:p>
          </table:table-cell>
          <table:table-cell office:value-type="string" calcext:value-type="string">
            <text:p>2906.364333833965</text:p>
          </table:table-cell>
          <table:table-cell table:formula="of:=[.B1296]+RANDBETWEEN(-500;500)" office:value-type="float" office:value="2615.36433383396" calcext:value-type="float">
            <text:p>2615.364333834</text:p>
          </table:table-cell>
          <table:table-cell table:formula="of:=[.B1296]*RANDBETWEEN(0.3;1.9)" office:value-type="float" office:value="5812.72866766793" calcext:value-type="float">
            <text:p>5812.7286676679</text:p>
          </table:table-cell>
          <table:table-cell table:formula="of:=[.D1296]*RANDBETWEEN(0.3;1.9)" office:value-type="float" office:value="5812.72866766793" calcext:value-type="float">
            <text:p>5812.7286676679</text:p>
          </table:table-cell>
          <table:table-cell table:formula="of:=[.B1296]*RANDBETWEEN(0.3;1.9)/[.E1296]*[.D1296]" office:value-type="float" office:value="5812.72866766793" calcext:value-type="float">
            <text:p>5812.7286676679</text:p>
          </table:table-cell>
          <table:table-cell table:formula="of:=[.C1296]*RANDBETWEEN(0.3;1.9)" office:value-type="float" office:value="5230.72866766793" calcext:value-type="float">
            <text:p>5230.7286676679</text:p>
          </table:table-cell>
        </table:table-row>
        <table:table-row table:style-name="ro1">
          <table:table-cell office:value-type="float" office:value="48174" calcext:value-type="float">
            <text:p>48174</text:p>
          </table:table-cell>
          <table:table-cell office:value-type="string" calcext:value-type="string">
            <text:p>5583.364061780514</text:p>
          </table:table-cell>
          <table:table-cell table:formula="of:=[.B1297]+RANDBETWEEN(-500;500)" office:value-type="float" office:value="5166.36406178051" calcext:value-type="float">
            <text:p>5166.3640617805</text:p>
          </table:table-cell>
          <table:table-cell table:formula="of:=[.B1297]*RANDBETWEEN(0.3;1.9)" office:value-type="float" office:value="5583.36406178051" calcext:value-type="float">
            <text:p>5583.3640617805</text:p>
          </table:table-cell>
          <table:table-cell table:formula="of:=[.D1297]*RANDBETWEEN(0.3;1.9)" office:value-type="float" office:value="5583.36406178051" calcext:value-type="float">
            <text:p>5583.3640617805</text:p>
          </table:table-cell>
          <table:table-cell table:formula="of:=[.B1297]*RANDBETWEEN(0.3;1.9)/[.E1297]*[.D1297]" office:value-type="float" office:value="5583.36406178051" calcext:value-type="float">
            <text:p>5583.3640617805</text:p>
          </table:table-cell>
          <table:table-cell table:formula="of:=[.C1297]*RANDBETWEEN(0.3;1.9)" office:value-type="float" office:value="5166.36406178051" calcext:value-type="float">
            <text:p>5166.3640617805</text:p>
          </table:table-cell>
        </table:table-row>
        <table:table-row table:style-name="ro1">
          <table:table-cell office:value-type="float" office:value="48175" calcext:value-type="float">
            <text:p>48175</text:p>
          </table:table-cell>
          <table:table-cell office:value-type="string" calcext:value-type="string">
            <text:p>4232.98825303618</text:p>
          </table:table-cell>
          <table:table-cell table:formula="of:=[.B1298]+RANDBETWEEN(-500;500)" office:value-type="float" office:value="4662.98825303618" calcext:value-type="float">
            <text:p>4662.9882530362</text:p>
          </table:table-cell>
          <table:table-cell table:formula="of:=[.B1298]*RANDBETWEEN(0.3;1.9)" office:value-type="float" office:value="4232.98825303618" calcext:value-type="float">
            <text:p>4232.9882530362</text:p>
          </table:table-cell>
          <table:table-cell table:formula="of:=[.D1298]*RANDBETWEEN(0.3;1.9)" office:value-type="float" office:value="4232.98825303618" calcext:value-type="float">
            <text:p>4232.9882530362</text:p>
          </table:table-cell>
          <table:table-cell table:formula="of:=[.B1298]*RANDBETWEEN(0.3;1.9)/[.E1298]*[.D1298]" office:value-type="float" office:value="8465.97650607236" calcext:value-type="float">
            <text:p>8465.9765060724</text:p>
          </table:table-cell>
          <table:table-cell table:formula="of:=[.C1298]*RANDBETWEEN(0.3;1.9)" office:value-type="float" office:value="4662.98825303618" calcext:value-type="float">
            <text:p>4662.9882530362</text:p>
          </table:table-cell>
        </table:table-row>
        <table:table-row table:style-name="ro1">
          <table:table-cell office:value-type="float" office:value="48176" calcext:value-type="float">
            <text:p>48176</text:p>
          </table:table-cell>
          <table:table-cell office:value-type="string" calcext:value-type="string">
            <text:p>1610.1382652302982</text:p>
          </table:table-cell>
          <table:table-cell table:formula="of:=[.B1299]+RANDBETWEEN(-500;500)" office:value-type="float" office:value="1366.1382652303" calcext:value-type="float">
            <text:p>1366.1382652303</text:p>
          </table:table-cell>
          <table:table-cell table:formula="of:=[.B1299]*RANDBETWEEN(0.3;1.9)" office:value-type="float" office:value="1610.1382652303" calcext:value-type="float">
            <text:p>1610.1382652303</text:p>
          </table:table-cell>
          <table:table-cell table:formula="of:=[.D1299]*RANDBETWEEN(0.3;1.9)" office:value-type="float" office:value="1610.1382652303" calcext:value-type="float">
            <text:p>1610.1382652303</text:p>
          </table:table-cell>
          <table:table-cell table:formula="of:=[.B1299]*RANDBETWEEN(0.3;1.9)/[.E1299]*[.D1299]" office:value-type="float" office:value="3220.2765304606" calcext:value-type="float">
            <text:p>3220.2765304606</text:p>
          </table:table-cell>
          <table:table-cell table:formula="of:=[.C1299]*RANDBETWEEN(0.3;1.9)" office:value-type="float" office:value="2732.2765304606" calcext:value-type="float">
            <text:p>2732.2765304606</text:p>
          </table:table-cell>
        </table:table-row>
        <table:table-row table:style-name="ro1">
          <table:table-cell office:value-type="float" office:value="48177" calcext:value-type="float">
            <text:p>48177</text:p>
          </table:table-cell>
          <table:table-cell office:value-type="string" calcext:value-type="string">
            <text:p>5496.498866731483</text:p>
          </table:table-cell>
          <table:table-cell table:formula="of:=[.B1300]+RANDBETWEEN(-500;500)" office:value-type="float" office:value="5678.49886673148" calcext:value-type="float">
            <text:p>5678.4988667315</text:p>
          </table:table-cell>
          <table:table-cell table:formula="of:=[.B1300]*RANDBETWEEN(0.3;1.9)" office:value-type="float" office:value="10992.997733463" calcext:value-type="float">
            <text:p>10992.997733463</text:p>
          </table:table-cell>
          <table:table-cell table:formula="of:=[.D1300]*RANDBETWEEN(0.3;1.9)" office:value-type="float" office:value="21985.9954669259" calcext:value-type="float">
            <text:p>21985.9954669259</text:p>
          </table:table-cell>
          <table:table-cell table:formula="of:=[.B1300]*RANDBETWEEN(0.3;1.9)/[.E1300]*[.D1300]" office:value-type="float" office:value="5496.49886673148" calcext:value-type="float">
            <text:p>5496.4988667315</text:p>
          </table:table-cell>
          <table:table-cell table:formula="of:=[.C1300]*RANDBETWEEN(0.3;1.9)" office:value-type="float" office:value="11356.997733463" calcext:value-type="float">
            <text:p>11356.997733463</text:p>
          </table:table-cell>
        </table:table-row>
        <table:table-row table:style-name="ro1">
          <table:table-cell office:value-type="float" office:value="48178" calcext:value-type="float">
            <text:p>48178</text:p>
          </table:table-cell>
          <table:table-cell office:value-type="string" calcext:value-type="string">
            <text:p>8001.981215865059</text:p>
          </table:table-cell>
          <table:table-cell table:formula="of:=[.B1301]+RANDBETWEEN(-500;500)" office:value-type="float" office:value="7905.98121586506" calcext:value-type="float">
            <text:p>7905.9812158651</text:p>
          </table:table-cell>
          <table:table-cell table:formula="of:=[.B1301]*RANDBETWEEN(0.3;1.9)" office:value-type="float" office:value="16003.9624317301" calcext:value-type="float">
            <text:p>16003.9624317301</text:p>
          </table:table-cell>
          <table:table-cell table:formula="of:=[.D1301]*RANDBETWEEN(0.3;1.9)" office:value-type="float" office:value="16003.9624317301" calcext:value-type="float">
            <text:p>16003.9624317301</text:p>
          </table:table-cell>
          <table:table-cell table:formula="of:=[.B1301]*RANDBETWEEN(0.3;1.9)/[.E1301]*[.D1301]" office:value-type="float" office:value="8001.98121586506" calcext:value-type="float">
            <text:p>8001.9812158651</text:p>
          </table:table-cell>
          <table:table-cell table:formula="of:=[.C1301]*RANDBETWEEN(0.3;1.9)" office:value-type="float" office:value="15811.9624317301" calcext:value-type="float">
            <text:p>15811.9624317301</text:p>
          </table:table-cell>
        </table:table-row>
        <table:table-row table:style-name="ro1">
          <table:table-cell office:value-type="float" office:value="48179" calcext:value-type="float">
            <text:p>48179</text:p>
          </table:table-cell>
          <table:table-cell office:value-type="string" calcext:value-type="string">
            <text:p>3208.5806790713596</text:p>
          </table:table-cell>
          <table:table-cell table:formula="of:=[.B1302]+RANDBETWEEN(-500;500)" office:value-type="float" office:value="3596.58067907136" calcext:value-type="float">
            <text:p>3596.5806790714</text:p>
          </table:table-cell>
          <table:table-cell table:formula="of:=[.B1302]*RANDBETWEEN(0.3;1.9)" office:value-type="float" office:value="3208.58067907136" calcext:value-type="float">
            <text:p>3208.5806790714</text:p>
          </table:table-cell>
          <table:table-cell table:formula="of:=[.D1302]*RANDBETWEEN(0.3;1.9)" office:value-type="float" office:value="6417.16135814272" calcext:value-type="float">
            <text:p>6417.1613581427</text:p>
          </table:table-cell>
          <table:table-cell table:formula="of:=[.B1302]*RANDBETWEEN(0.3;1.9)/[.E1302]*[.D1302]" office:value-type="float" office:value="3208.58067907136" calcext:value-type="float">
            <text:p>3208.5806790714</text:p>
          </table:table-cell>
          <table:table-cell table:formula="of:=[.C1302]*RANDBETWEEN(0.3;1.9)" office:value-type="float" office:value="3596.58067907136" calcext:value-type="float">
            <text:p>3596.5806790714</text:p>
          </table:table-cell>
        </table:table-row>
        <table:table-row table:style-name="ro1">
          <table:table-cell office:value-type="float" office:value="48180" calcext:value-type="float">
            <text:p>48180</text:p>
          </table:table-cell>
          <table:table-cell office:value-type="string" calcext:value-type="string">
            <text:p>2101.9610499321866</text:p>
          </table:table-cell>
          <table:table-cell table:formula="of:=[.B1303]+RANDBETWEEN(-500;500)" office:value-type="float" office:value="1929.96104993219" calcext:value-type="float">
            <text:p>1929.9610499322</text:p>
          </table:table-cell>
          <table:table-cell table:formula="of:=[.B1303]*RANDBETWEEN(0.3;1.9)" office:value-type="float" office:value="2101.96104993219" calcext:value-type="float">
            <text:p>2101.9610499322</text:p>
          </table:table-cell>
          <table:table-cell table:formula="of:=[.D1303]*RANDBETWEEN(0.3;1.9)" office:value-type="float" office:value="2101.96104993219" calcext:value-type="float">
            <text:p>2101.9610499322</text:p>
          </table:table-cell>
          <table:table-cell table:formula="of:=[.B1303]*RANDBETWEEN(0.3;1.9)/[.E1303]*[.D1303]" office:value-type="float" office:value="4203.92209986437" calcext:value-type="float">
            <text:p>4203.9220998644</text:p>
          </table:table-cell>
          <table:table-cell table:formula="of:=[.C1303]*RANDBETWEEN(0.3;1.9)" office:value-type="float" office:value="1929.96104993219" calcext:value-type="float">
            <text:p>1929.9610499322</text:p>
          </table:table-cell>
        </table:table-row>
        <table:table-row table:style-name="ro1">
          <table:table-cell office:value-type="float" office:value="48181" calcext:value-type="float">
            <text:p>48181</text:p>
          </table:table-cell>
          <table:table-cell office:value-type="string" calcext:value-type="string">
            <text:p>954.8050835189999</text:p>
          </table:table-cell>
          <table:table-cell table:formula="of:=[.B1304]+RANDBETWEEN(-500;500)" office:value-type="float" office:value="1298.805083519" calcext:value-type="float">
            <text:p>1298.805083519</text:p>
          </table:table-cell>
          <table:table-cell table:formula="of:=[.B1304]*RANDBETWEEN(0.3;1.9)" office:value-type="float" office:value="1909.610167038" calcext:value-type="float">
            <text:p>1909.610167038</text:p>
          </table:table-cell>
          <table:table-cell table:formula="of:=[.D1304]*RANDBETWEEN(0.3;1.9)" office:value-type="float" office:value="3819.220334076" calcext:value-type="float">
            <text:p>3819.220334076</text:p>
          </table:table-cell>
          <table:table-cell table:formula="of:=[.B1304]*RANDBETWEEN(0.3;1.9)/[.E1304]*[.D1304]" office:value-type="float" office:value="954.805083519" calcext:value-type="float">
            <text:p>954.805083519</text:p>
          </table:table-cell>
          <table:table-cell table:formula="of:=[.C1304]*RANDBETWEEN(0.3;1.9)" office:value-type="float" office:value="2597.610167038" calcext:value-type="float">
            <text:p>2597.610167038</text:p>
          </table:table-cell>
        </table:table-row>
        <table:table-row table:style-name="ro1">
          <table:table-cell office:value-type="float" office:value="48182" calcext:value-type="float">
            <text:p>48182</text:p>
          </table:table-cell>
          <table:table-cell office:value-type="string" calcext:value-type="string">
            <text:p>4138.577409061244</text:p>
          </table:table-cell>
          <table:table-cell table:formula="of:=[.B1305]+RANDBETWEEN(-500;500)" office:value-type="float" office:value="4351.57740906124" calcext:value-type="float">
            <text:p>4351.5774090613</text:p>
          </table:table-cell>
          <table:table-cell table:formula="of:=[.B1305]*RANDBETWEEN(0.3;1.9)" office:value-type="float" office:value="4138.57740906124" calcext:value-type="float">
            <text:p>4138.5774090613</text:p>
          </table:table-cell>
          <table:table-cell table:formula="of:=[.D1305]*RANDBETWEEN(0.3;1.9)" office:value-type="float" office:value="4138.57740906124" calcext:value-type="float">
            <text:p>4138.5774090613</text:p>
          </table:table-cell>
          <table:table-cell table:formula="of:=[.B1305]*RANDBETWEEN(0.3;1.9)/[.E1305]*[.D1305]" office:value-type="float" office:value="8277.15481812249" calcext:value-type="float">
            <text:p>8277.1548181225</text:p>
          </table:table-cell>
          <table:table-cell table:formula="of:=[.C1305]*RANDBETWEEN(0.3;1.9)" office:value-type="float" office:value="8703.15481812249" calcext:value-type="float">
            <text:p>8703.1548181225</text:p>
          </table:table-cell>
        </table:table-row>
        <table:table-row table:style-name="ro1">
          <table:table-cell office:value-type="float" office:value="48183" calcext:value-type="float">
            <text:p>48183</text:p>
          </table:table-cell>
          <table:table-cell office:value-type="string" calcext:value-type="string">
            <text:p>14037.26720645724</text:p>
          </table:table-cell>
          <table:table-cell table:formula="of:=[.B1306]+RANDBETWEEN(-500;500)" office:value-type="float" office:value="14055.2672064572" calcext:value-type="float">
            <text:p>14055.2672064572</text:p>
          </table:table-cell>
          <table:table-cell table:formula="of:=[.B1306]*RANDBETWEEN(0.3;1.9)" office:value-type="float" office:value="28074.5344129145" calcext:value-type="float">
            <text:p>28074.5344129145</text:p>
          </table:table-cell>
          <table:table-cell table:formula="of:=[.D1306]*RANDBETWEEN(0.3;1.9)" office:value-type="float" office:value="56149.068825829" calcext:value-type="float">
            <text:p>56149.068825829</text:p>
          </table:table-cell>
          <table:table-cell table:formula="of:=[.B1306]*RANDBETWEEN(0.3;1.9)/[.E1306]*[.D1306]" office:value-type="float" office:value="14037.2672064572" calcext:value-type="float">
            <text:p>14037.2672064572</text:p>
          </table:table-cell>
          <table:table-cell table:formula="of:=[.C1306]*RANDBETWEEN(0.3;1.9)" office:value-type="float" office:value="28110.5344129145" calcext:value-type="float">
            <text:p>28110.5344129145</text:p>
          </table:table-cell>
        </table:table-row>
        <table:table-row table:style-name="ro1">
          <table:table-cell office:value-type="float" office:value="48184" calcext:value-type="float">
            <text:p>48184</text:p>
          </table:table-cell>
          <table:table-cell office:value-type="string" calcext:value-type="string">
            <text:p>4918.595040300263</text:p>
          </table:table-cell>
          <table:table-cell table:formula="of:=[.B1307]+RANDBETWEEN(-500;500)" office:value-type="float" office:value="4761.59504030026" calcext:value-type="float">
            <text:p>4761.5950403003</text:p>
          </table:table-cell>
          <table:table-cell table:formula="of:=[.B1307]*RANDBETWEEN(0.3;1.9)" office:value-type="float" office:value="4918.59504030026" calcext:value-type="float">
            <text:p>4918.5950403003</text:p>
          </table:table-cell>
          <table:table-cell table:formula="of:=[.D1307]*RANDBETWEEN(0.3;1.9)" office:value-type="float" office:value="9837.19008060053" calcext:value-type="float">
            <text:p>9837.1900806005</text:p>
          </table:table-cell>
          <table:table-cell table:formula="of:=[.B1307]*RANDBETWEEN(0.3;1.9)/[.E1307]*[.D1307]" office:value-type="float" office:value="4918.59504030026" calcext:value-type="float">
            <text:p>4918.5950403003</text:p>
          </table:table-cell>
          <table:table-cell table:formula="of:=[.C1307]*RANDBETWEEN(0.3;1.9)" office:value-type="float" office:value="4761.59504030026" calcext:value-type="float">
            <text:p>4761.5950403003</text:p>
          </table:table-cell>
        </table:table-row>
        <table:table-row table:style-name="ro1">
          <table:table-cell office:value-type="float" office:value="48185" calcext:value-type="float">
            <text:p>48185</text:p>
          </table:table-cell>
          <table:table-cell office:value-type="string" calcext:value-type="string">
            <text:p>6220.071350357192</text:p>
          </table:table-cell>
          <table:table-cell table:formula="of:=[.B1308]+RANDBETWEEN(-500;500)" office:value-type="float" office:value="6038.07135035719" calcext:value-type="float">
            <text:p>6038.0713503572</text:p>
          </table:table-cell>
          <table:table-cell table:formula="of:=[.B1308]*RANDBETWEEN(0.3;1.9)" office:value-type="float" office:value="12440.1427007144" calcext:value-type="float">
            <text:p>12440.1427007144</text:p>
          </table:table-cell>
          <table:table-cell table:formula="of:=[.D1308]*RANDBETWEEN(0.3;1.9)" office:value-type="float" office:value="24880.2854014288" calcext:value-type="float">
            <text:p>24880.2854014288</text:p>
          </table:table-cell>
          <table:table-cell table:formula="of:=[.B1308]*RANDBETWEEN(0.3;1.9)/[.E1308]*[.D1308]" office:value-type="float" office:value="3110.0356751786" calcext:value-type="float">
            <text:p>3110.0356751786</text:p>
          </table:table-cell>
          <table:table-cell table:formula="of:=[.C1308]*RANDBETWEEN(0.3;1.9)" office:value-type="float" office:value="6038.07135035719" calcext:value-type="float">
            <text:p>6038.0713503572</text:p>
          </table:table-cell>
        </table:table-row>
        <table:table-row table:style-name="ro1">
          <table:table-cell office:value-type="float" office:value="48186" calcext:value-type="float">
            <text:p>48186</text:p>
          </table:table-cell>
          <table:table-cell office:value-type="string" calcext:value-type="string">
            <text:p>3065.896474292899</text:p>
          </table:table-cell>
          <table:table-cell table:formula="of:=[.B1309]+RANDBETWEEN(-500;500)" office:value-type="float" office:value="3109.8964742929" calcext:value-type="float">
            <text:p>3109.8964742929</text:p>
          </table:table-cell>
          <table:table-cell table:formula="of:=[.B1309]*RANDBETWEEN(0.3;1.9)" office:value-type="float" office:value="3065.8964742929" calcext:value-type="float">
            <text:p>3065.8964742929</text:p>
          </table:table-cell>
          <table:table-cell table:formula="of:=[.D1309]*RANDBETWEEN(0.3;1.9)" office:value-type="float" office:value="6131.7929485858" calcext:value-type="float">
            <text:p>6131.7929485858</text:p>
          </table:table-cell>
          <table:table-cell table:formula="of:=[.B1309]*RANDBETWEEN(0.3;1.9)/[.E1309]*[.D1309]" office:value-type="float" office:value="3065.8964742929" calcext:value-type="float">
            <text:p>3065.8964742929</text:p>
          </table:table-cell>
          <table:table-cell table:formula="of:=[.C1309]*RANDBETWEEN(0.3;1.9)" office:value-type="float" office:value="3109.8964742929" calcext:value-type="float">
            <text:p>3109.8964742929</text:p>
          </table:table-cell>
        </table:table-row>
        <table:table-row table:style-name="ro1">
          <table:table-cell office:value-type="float" office:value="48187" calcext:value-type="float">
            <text:p>48187</text:p>
          </table:table-cell>
          <table:table-cell office:value-type="string" calcext:value-type="string">
            <text:p>2612.1185422972676</text:p>
          </table:table-cell>
          <table:table-cell table:formula="of:=[.B1310]+RANDBETWEEN(-500;500)" office:value-type="float" office:value="3108.11854229727" calcext:value-type="float">
            <text:p>3108.1185422973</text:p>
          </table:table-cell>
          <table:table-cell table:formula="of:=[.B1310]*RANDBETWEEN(0.3;1.9)" office:value-type="float" office:value="2612.11854229727" calcext:value-type="float">
            <text:p>2612.1185422973</text:p>
          </table:table-cell>
          <table:table-cell table:formula="of:=[.D1310]*RANDBETWEEN(0.3;1.9)" office:value-type="float" office:value="5224.23708459454" calcext:value-type="float">
            <text:p>5224.2370845945</text:p>
          </table:table-cell>
          <table:table-cell table:formula="of:=[.B1310]*RANDBETWEEN(0.3;1.9)/[.E1310]*[.D1310]" office:value-type="float" office:value="1306.05927114863" calcext:value-type="float">
            <text:p>1306.0592711486</text:p>
          </table:table-cell>
          <table:table-cell table:formula="of:=[.C1310]*RANDBETWEEN(0.3;1.9)" office:value-type="float" office:value="6216.23708459454" calcext:value-type="float">
            <text:p>6216.2370845945</text:p>
          </table:table-cell>
        </table:table-row>
        <table:table-row table:style-name="ro1">
          <table:table-cell office:value-type="float" office:value="48188" calcext:value-type="float">
            <text:p>48188</text:p>
          </table:table-cell>
          <table:table-cell office:value-type="string" calcext:value-type="string">
            <text:p>4220.120598780311</text:p>
          </table:table-cell>
          <table:table-cell table:formula="of:=[.B1311]+RANDBETWEEN(-500;500)" office:value-type="float" office:value="4494.12059878031" calcext:value-type="float">
            <text:p>4494.1205987803</text:p>
          </table:table-cell>
          <table:table-cell table:formula="of:=[.B1311]*RANDBETWEEN(0.3;1.9)" office:value-type="float" office:value="4220.12059878031" calcext:value-type="float">
            <text:p>4220.1205987803</text:p>
          </table:table-cell>
          <table:table-cell table:formula="of:=[.D1311]*RANDBETWEEN(0.3;1.9)" office:value-type="float" office:value="4220.12059878031" calcext:value-type="float">
            <text:p>4220.1205987803</text:p>
          </table:table-cell>
          <table:table-cell table:formula="of:=[.B1311]*RANDBETWEEN(0.3;1.9)/[.E1311]*[.D1311]" office:value-type="float" office:value="4220.12059878031" calcext:value-type="float">
            <text:p>4220.1205987803</text:p>
          </table:table-cell>
          <table:table-cell table:formula="of:=[.C1311]*RANDBETWEEN(0.3;1.9)" office:value-type="float" office:value="4494.12059878031" calcext:value-type="float">
            <text:p>4494.1205987803</text:p>
          </table:table-cell>
        </table:table-row>
        <table:table-row table:style-name="ro1">
          <table:table-cell office:value-type="float" office:value="48189" calcext:value-type="float">
            <text:p>48189</text:p>
          </table:table-cell>
          <table:table-cell office:value-type="string" calcext:value-type="string">
            <text:p>3816.8779649769053</text:p>
          </table:table-cell>
          <table:table-cell table:formula="of:=[.B1312]+RANDBETWEEN(-500;500)" office:value-type="float" office:value="4008.87796497691" calcext:value-type="float">
            <text:p>4008.8779649769</text:p>
          </table:table-cell>
          <table:table-cell table:formula="of:=[.B1312]*RANDBETWEEN(0.3;1.9)" office:value-type="float" office:value="3816.87796497691" calcext:value-type="float">
            <text:p>3816.8779649769</text:p>
          </table:table-cell>
          <table:table-cell table:formula="of:=[.D1312]*RANDBETWEEN(0.3;1.9)" office:value-type="float" office:value="3816.87796497691" calcext:value-type="float">
            <text:p>3816.8779649769</text:p>
          </table:table-cell>
          <table:table-cell table:formula="of:=[.B1312]*RANDBETWEEN(0.3;1.9)/[.E1312]*[.D1312]" office:value-type="float" office:value="7633.75592995381" calcext:value-type="float">
            <text:p>7633.7559299538</text:p>
          </table:table-cell>
          <table:table-cell table:formula="of:=[.C1312]*RANDBETWEEN(0.3;1.9)" office:value-type="float" office:value="4008.87796497691" calcext:value-type="float">
            <text:p>4008.8779649769</text:p>
          </table:table-cell>
        </table:table-row>
        <table:table-row table:style-name="ro1">
          <table:table-cell office:value-type="float" office:value="48190" calcext:value-type="float">
            <text:p>48190</text:p>
          </table:table-cell>
          <table:table-cell office:value-type="string" calcext:value-type="string">
            <text:p>2872.6099700405334</text:p>
          </table:table-cell>
          <table:table-cell table:formula="of:=[.B1313]+RANDBETWEEN(-500;500)" office:value-type="float" office:value="2459.60997004053" calcext:value-type="float">
            <text:p>2459.6099700405</text:p>
          </table:table-cell>
          <table:table-cell table:formula="of:=[.B1313]*RANDBETWEEN(0.3;1.9)" office:value-type="float" office:value="2872.60997004053" calcext:value-type="float">
            <text:p>2872.6099700405</text:p>
          </table:table-cell>
          <table:table-cell table:formula="of:=[.D1313]*RANDBETWEEN(0.3;1.9)" office:value-type="float" office:value="2872.60997004053" calcext:value-type="float">
            <text:p>2872.6099700405</text:p>
          </table:table-cell>
          <table:table-cell table:formula="of:=[.B1313]*RANDBETWEEN(0.3;1.9)/[.E1313]*[.D1313]" office:value-type="float" office:value="2872.60997004053" calcext:value-type="float">
            <text:p>2872.6099700405</text:p>
          </table:table-cell>
          <table:table-cell table:formula="of:=[.C1313]*RANDBETWEEN(0.3;1.9)" office:value-type="float" office:value="2459.60997004053" calcext:value-type="float">
            <text:p>2459.6099700405</text:p>
          </table:table-cell>
        </table:table-row>
        <table:table-row table:style-name="ro1">
          <table:table-cell office:value-type="float" office:value="48191" calcext:value-type="float">
            <text:p>48191</text:p>
          </table:table-cell>
          <table:table-cell office:value-type="string" calcext:value-type="string">
            <text:p>13020.028360488188</text:p>
          </table:table-cell>
          <table:table-cell table:formula="of:=[.B1314]+RANDBETWEEN(-500;500)" office:value-type="float" office:value="12628.0283604882" calcext:value-type="float">
            <text:p>12628.0283604882</text:p>
          </table:table-cell>
          <table:table-cell table:formula="of:=[.B1314]*RANDBETWEEN(0.3;1.9)" office:value-type="float" office:value="13020.0283604882" calcext:value-type="float">
            <text:p>13020.0283604882</text:p>
          </table:table-cell>
          <table:table-cell table:formula="of:=[.D1314]*RANDBETWEEN(0.3;1.9)" office:value-type="float" office:value="13020.0283604882" calcext:value-type="float">
            <text:p>13020.0283604882</text:p>
          </table:table-cell>
          <table:table-cell table:formula="of:=[.B1314]*RANDBETWEEN(0.3;1.9)/[.E1314]*[.D1314]" office:value-type="float" office:value="26040.0567209764" calcext:value-type="float">
            <text:p>26040.0567209764</text:p>
          </table:table-cell>
          <table:table-cell table:formula="of:=[.C1314]*RANDBETWEEN(0.3;1.9)" office:value-type="float" office:value="12628.0283604882" calcext:value-type="float">
            <text:p>12628.0283604882</text:p>
          </table:table-cell>
        </table:table-row>
        <table:table-row table:style-name="ro1">
          <table:table-cell office:value-type="float" office:value="48192" calcext:value-type="float">
            <text:p>48192</text:p>
          </table:table-cell>
          <table:table-cell office:value-type="string" calcext:value-type="string">
            <text:p>4081.414679008064</text:p>
          </table:table-cell>
          <table:table-cell table:formula="of:=[.B1315]+RANDBETWEEN(-500;500)" office:value-type="float" office:value="4176.41467900806" calcext:value-type="float">
            <text:p>4176.4146790081</text:p>
          </table:table-cell>
          <table:table-cell table:formula="of:=[.B1315]*RANDBETWEEN(0.3;1.9)" office:value-type="float" office:value="8162.82935801613" calcext:value-type="float">
            <text:p>8162.8293580161</text:p>
          </table:table-cell>
          <table:table-cell table:formula="of:=[.D1315]*RANDBETWEEN(0.3;1.9)" office:value-type="float" office:value="16325.6587160323" calcext:value-type="float">
            <text:p>16325.6587160323</text:p>
          </table:table-cell>
          <table:table-cell table:formula="of:=[.B1315]*RANDBETWEEN(0.3;1.9)/[.E1315]*[.D1315]" office:value-type="float" office:value="2040.70733950403" calcext:value-type="float">
            <text:p>2040.707339504</text:p>
          </table:table-cell>
          <table:table-cell table:formula="of:=[.C1315]*RANDBETWEEN(0.3;1.9)" office:value-type="float" office:value="4176.41467900806" calcext:value-type="float">
            <text:p>4176.4146790081</text:p>
          </table:table-cell>
        </table:table-row>
        <table:table-row table:style-name="ro1">
          <table:table-cell office:value-type="float" office:value="48193" calcext:value-type="float">
            <text:p>48193</text:p>
          </table:table-cell>
          <table:table-cell office:value-type="string" calcext:value-type="string">
            <text:p>7006.036914046981</text:p>
          </table:table-cell>
          <table:table-cell table:formula="of:=[.B1316]+RANDBETWEEN(-500;500)" office:value-type="float" office:value="6749.03691404698" calcext:value-type="float">
            <text:p>6749.036914047</text:p>
          </table:table-cell>
          <table:table-cell table:formula="of:=[.B1316]*RANDBETWEEN(0.3;1.9)" office:value-type="float" office:value="14012.073828094" calcext:value-type="float">
            <text:p>14012.073828094</text:p>
          </table:table-cell>
          <table:table-cell table:formula="of:=[.D1316]*RANDBETWEEN(0.3;1.9)" office:value-type="float" office:value="14012.073828094" calcext:value-type="float">
            <text:p>14012.073828094</text:p>
          </table:table-cell>
          <table:table-cell table:formula="of:=[.B1316]*RANDBETWEEN(0.3;1.9)/[.E1316]*[.D1316]" office:value-type="float" office:value="7006.03691404698" calcext:value-type="float">
            <text:p>7006.036914047</text:p>
          </table:table-cell>
          <table:table-cell table:formula="of:=[.C1316]*RANDBETWEEN(0.3;1.9)" office:value-type="float" office:value="13498.073828094" calcext:value-type="float">
            <text:p>13498.073828094</text:p>
          </table:table-cell>
        </table:table-row>
        <table:table-row table:style-name="ro1">
          <table:table-cell office:value-type="float" office:value="48194" calcext:value-type="float">
            <text:p>48194</text:p>
          </table:table-cell>
          <table:table-cell office:value-type="string" calcext:value-type="string">
            <text:p>2176.0558401810254</text:p>
          </table:table-cell>
          <table:table-cell table:formula="of:=[.B1317]+RANDBETWEEN(-500;500)" office:value-type="float" office:value="2480.05584018103" calcext:value-type="float">
            <text:p>2480.055840181</text:p>
          </table:table-cell>
          <table:table-cell table:formula="of:=[.B1317]*RANDBETWEEN(0.3;1.9)" office:value-type="float" office:value="2176.05584018103" calcext:value-type="float">
            <text:p>2176.055840181</text:p>
          </table:table-cell>
          <table:table-cell table:formula="of:=[.D1317]*RANDBETWEEN(0.3;1.9)" office:value-type="float" office:value="4352.11168036205" calcext:value-type="float">
            <text:p>4352.1116803621</text:p>
          </table:table-cell>
          <table:table-cell table:formula="of:=[.B1317]*RANDBETWEEN(0.3;1.9)/[.E1317]*[.D1317]" office:value-type="float" office:value="2176.05584018103" calcext:value-type="float">
            <text:p>2176.055840181</text:p>
          </table:table-cell>
          <table:table-cell table:formula="of:=[.C1317]*RANDBETWEEN(0.3;1.9)" office:value-type="float" office:value="4960.11168036205" calcext:value-type="float">
            <text:p>4960.1116803621</text:p>
          </table:table-cell>
        </table:table-row>
        <table:table-row table:style-name="ro1">
          <table:table-cell office:value-type="float" office:value="48195" calcext:value-type="float">
            <text:p>48195</text:p>
          </table:table-cell>
          <table:table-cell office:value-type="string" calcext:value-type="string">
            <text:p>2442.4952248019677</text:p>
          </table:table-cell>
          <table:table-cell table:formula="of:=[.B1318]+RANDBETWEEN(-500;500)" office:value-type="float" office:value="2659.49522480197" calcext:value-type="float">
            <text:p>2659.495224802</text:p>
          </table:table-cell>
          <table:table-cell table:formula="of:=[.B1318]*RANDBETWEEN(0.3;1.9)" office:value-type="float" office:value="4884.99044960394" calcext:value-type="float">
            <text:p>4884.9904496039</text:p>
          </table:table-cell>
          <table:table-cell table:formula="of:=[.D1318]*RANDBETWEEN(0.3;1.9)" office:value-type="float" office:value="9769.98089920787" calcext:value-type="float">
            <text:p>9769.9808992079</text:p>
          </table:table-cell>
          <table:table-cell table:formula="of:=[.B1318]*RANDBETWEEN(0.3;1.9)/[.E1318]*[.D1318]" office:value-type="float" office:value="2442.49522480197" calcext:value-type="float">
            <text:p>2442.495224802</text:p>
          </table:table-cell>
          <table:table-cell table:formula="of:=[.C1318]*RANDBETWEEN(0.3;1.9)" office:value-type="float" office:value="5318.99044960394" calcext:value-type="float">
            <text:p>5318.9904496039</text:p>
          </table:table-cell>
        </table:table-row>
        <table:table-row table:style-name="ro1">
          <table:table-cell office:value-type="float" office:value="48197" calcext:value-type="float">
            <text:p>48197</text:p>
          </table:table-cell>
          <table:table-cell office:value-type="string" calcext:value-type="string">
            <text:p>1740.474344150357</text:p>
          </table:table-cell>
          <table:table-cell table:formula="of:=[.B1319]+RANDBETWEEN(-500;500)" office:value-type="float" office:value="1822.47434415036" calcext:value-type="float">
            <text:p>1822.4743441504</text:p>
          </table:table-cell>
          <table:table-cell table:formula="of:=[.B1319]*RANDBETWEEN(0.3;1.9)" office:value-type="float" office:value="3480.94868830071" calcext:value-type="float">
            <text:p>3480.9486883007</text:p>
          </table:table-cell>
          <table:table-cell table:formula="of:=[.D1319]*RANDBETWEEN(0.3;1.9)" office:value-type="float" office:value="3480.94868830071" calcext:value-type="float">
            <text:p>3480.9486883007</text:p>
          </table:table-cell>
          <table:table-cell table:formula="of:=[.B1319]*RANDBETWEEN(0.3;1.9)/[.E1319]*[.D1319]" office:value-type="float" office:value="3480.94868830071" calcext:value-type="float">
            <text:p>3480.9486883007</text:p>
          </table:table-cell>
          <table:table-cell table:formula="of:=[.C1319]*RANDBETWEEN(0.3;1.9)" office:value-type="float" office:value="3644.94868830071" calcext:value-type="float">
            <text:p>3644.9486883007</text:p>
          </table:table-cell>
        </table:table-row>
        <table:table-row table:style-name="ro1">
          <table:table-cell office:value-type="float" office:value="48198" calcext:value-type="float">
            <text:p>48198</text:p>
          </table:table-cell>
          <table:table-cell office:value-type="string" calcext:value-type="string">
            <text:p>5866.086819124294</text:p>
          </table:table-cell>
          <table:table-cell table:formula="of:=[.B1320]+RANDBETWEEN(-500;500)" office:value-type="float" office:value="5925.08681912429" calcext:value-type="float">
            <text:p>5925.0868191243</text:p>
          </table:table-cell>
          <table:table-cell table:formula="of:=[.B1320]*RANDBETWEEN(0.3;1.9)" office:value-type="float" office:value="5866.0868191243" calcext:value-type="float">
            <text:p>5866.0868191243</text:p>
          </table:table-cell>
          <table:table-cell table:formula="of:=[.D1320]*RANDBETWEEN(0.3;1.9)" office:value-type="float" office:value="11732.1736382486" calcext:value-type="float">
            <text:p>11732.1736382486</text:p>
          </table:table-cell>
          <table:table-cell table:formula="of:=[.B1320]*RANDBETWEEN(0.3;1.9)/[.E1320]*[.D1320]" office:value-type="float" office:value="5866.0868191243" calcext:value-type="float">
            <text:p>5866.0868191243</text:p>
          </table:table-cell>
          <table:table-cell table:formula="of:=[.C1320]*RANDBETWEEN(0.3;1.9)" office:value-type="float" office:value="5925.08681912429" calcext:value-type="float">
            <text:p>5925.0868191243</text:p>
          </table:table-cell>
        </table:table-row>
        <table:table-row table:style-name="ro1">
          <table:table-cell office:value-type="float" office:value="66001" calcext:value-type="float">
            <text:p>66001</text:p>
          </table:table-cell>
          <table:table-cell office:value-type="string" calcext:value-type="string">
            <text:p>1709.1592170859997</text:p>
          </table:table-cell>
          <table:table-cell table:formula="of:=[.B1321]+RANDBETWEEN(-500;500)" office:value-type="float" office:value="1977.159217086" calcext:value-type="float">
            <text:p>1977.159217086</text:p>
          </table:table-cell>
          <table:table-cell table:formula="of:=[.B1321]*RANDBETWEEN(0.3;1.9)" office:value-type="float" office:value="3418.318434172" calcext:value-type="float">
            <text:p>3418.318434172</text:p>
          </table:table-cell>
          <table:table-cell table:formula="of:=[.D1321]*RANDBETWEEN(0.3;1.9)" office:value-type="float" office:value="6836.636868344" calcext:value-type="float">
            <text:p>6836.636868344</text:p>
          </table:table-cell>
          <table:table-cell table:formula="of:=[.B1321]*RANDBETWEEN(0.3;1.9)/[.E1321]*[.D1321]" office:value-type="float" office:value="854.579608543" calcext:value-type="float">
            <text:p>854.579608543</text:p>
          </table:table-cell>
          <table:table-cell table:formula="of:=[.C1321]*RANDBETWEEN(0.3;1.9)" office:value-type="float" office:value="3954.318434172" calcext:value-type="float">
            <text:p>3954.318434172</text:p>
          </table:table-cell>
        </table:table-row>
        <table:table-row table:style-name="ro1">
          <table:table-cell office:value-type="float" office:value="66002" calcext:value-type="float">
            <text:p>66002</text:p>
          </table:table-cell>
          <table:table-cell office:value-type="string" calcext:value-type="string">
            <text:p>9245.262438185102</text:p>
          </table:table-cell>
          <table:table-cell table:formula="of:=[.B1322]+RANDBETWEEN(-500;500)" office:value-type="float" office:value="8792.2624381851" calcext:value-type="float">
            <text:p>8792.2624381851</text:p>
          </table:table-cell>
          <table:table-cell table:formula="of:=[.B1322]*RANDBETWEEN(0.3;1.9)" office:value-type="float" office:value="18490.5248763702" calcext:value-type="float">
            <text:p>18490.5248763702</text:p>
          </table:table-cell>
          <table:table-cell table:formula="of:=[.D1322]*RANDBETWEEN(0.3;1.9)" office:value-type="float" office:value="36981.0497527404" calcext:value-type="float">
            <text:p>36981.0497527404</text:p>
          </table:table-cell>
          <table:table-cell table:formula="of:=[.B1322]*RANDBETWEEN(0.3;1.9)/[.E1322]*[.D1322]" office:value-type="float" office:value="4622.63121909255" calcext:value-type="float">
            <text:p>4622.6312190926</text:p>
          </table:table-cell>
          <table:table-cell table:formula="of:=[.C1322]*RANDBETWEEN(0.3;1.9)" office:value-type="float" office:value="17584.5248763702" calcext:value-type="float">
            <text:p>17584.5248763702</text:p>
          </table:table-cell>
        </table:table-row>
        <table:table-row table:style-name="ro1">
          <table:table-cell office:value-type="float" office:value="66003" calcext:value-type="float">
            <text:p>66003</text:p>
          </table:table-cell>
          <table:table-cell office:value-type="string" calcext:value-type="string">
            <text:p>18357.803211791157</text:p>
          </table:table-cell>
          <table:table-cell table:formula="of:=[.B1323]+RANDBETWEEN(-500;500)" office:value-type="float" office:value="18364.8032117912" calcext:value-type="float">
            <text:p>18364.8032117912</text:p>
          </table:table-cell>
          <table:table-cell table:formula="of:=[.B1323]*RANDBETWEEN(0.3;1.9)" office:value-type="float" office:value="18357.8032117912" calcext:value-type="float">
            <text:p>18357.8032117912</text:p>
          </table:table-cell>
          <table:table-cell table:formula="of:=[.D1323]*RANDBETWEEN(0.3;1.9)" office:value-type="float" office:value="36715.6064235823" calcext:value-type="float">
            <text:p>36715.6064235823</text:p>
          </table:table-cell>
          <table:table-cell table:formula="of:=[.B1323]*RANDBETWEEN(0.3;1.9)/[.E1323]*[.D1323]" office:value-type="float" office:value="18357.8032117912" calcext:value-type="float">
            <text:p>18357.8032117912</text:p>
          </table:table-cell>
          <table:table-cell table:formula="of:=[.C1323]*RANDBETWEEN(0.3;1.9)" office:value-type="float" office:value="18364.8032117912" calcext:value-type="float">
            <text:p>18364.8032117912</text:p>
          </table:table-cell>
        </table:table-row>
        <table:table-row table:style-name="ro1">
          <table:table-cell office:value-type="float" office:value="66004" calcext:value-type="float">
            <text:p>66004</text:p>
          </table:table-cell>
          <table:table-cell office:value-type="string" calcext:value-type="string">
            <text:p>5672.744889508836</text:p>
          </table:table-cell>
          <table:table-cell table:formula="of:=[.B1324]+RANDBETWEEN(-500;500)" office:value-type="float" office:value="5264.74488950884" calcext:value-type="float">
            <text:p>5264.7448895088</text:p>
          </table:table-cell>
          <table:table-cell table:formula="of:=[.B1324]*RANDBETWEEN(0.3;1.9)" office:value-type="float" office:value="11345.4897790177" calcext:value-type="float">
            <text:p>11345.4897790177</text:p>
          </table:table-cell>
          <table:table-cell table:formula="of:=[.D1324]*RANDBETWEEN(0.3;1.9)" office:value-type="float" office:value="22690.9795580353" calcext:value-type="float">
            <text:p>22690.9795580353</text:p>
          </table:table-cell>
          <table:table-cell table:formula="of:=[.B1324]*RANDBETWEEN(0.3;1.9)/[.E1324]*[.D1324]" office:value-type="float" office:value="5672.74488950884" calcext:value-type="float">
            <text:p>5672.7448895088</text:p>
          </table:table-cell>
          <table:table-cell table:formula="of:=[.C1324]*RANDBETWEEN(0.3;1.9)" office:value-type="float" office:value="5264.74488950884" calcext:value-type="float">
            <text:p>5264.7448895088</text:p>
          </table:table-cell>
        </table:table-row>
        <table:table-row table:style-name="ro1">
          <table:table-cell office:value-type="float" office:value="66005" calcext:value-type="float">
            <text:p>66005</text:p>
          </table:table-cell>
          <table:table-cell office:value-type="string" calcext:value-type="string">
            <text:p>4880.208098475797</text:p>
          </table:table-cell>
          <table:table-cell table:formula="of:=[.B1325]+RANDBETWEEN(-500;500)" office:value-type="float" office:value="4954.2080984758" calcext:value-type="float">
            <text:p>4954.2080984758</text:p>
          </table:table-cell>
          <table:table-cell table:formula="of:=[.B1325]*RANDBETWEEN(0.3;1.9)" office:value-type="float" office:value="9760.41619695159" calcext:value-type="float">
            <text:p>9760.4161969516</text:p>
          </table:table-cell>
          <table:table-cell table:formula="of:=[.D1325]*RANDBETWEEN(0.3;1.9)" office:value-type="float" office:value="19520.8323939032" calcext:value-type="float">
            <text:p>19520.8323939032</text:p>
          </table:table-cell>
          <table:table-cell table:formula="of:=[.B1325]*RANDBETWEEN(0.3;1.9)/[.E1325]*[.D1325]" office:value-type="float" office:value="4880.2080984758" calcext:value-type="float">
            <text:p>4880.2080984758</text:p>
          </table:table-cell>
          <table:table-cell table:formula="of:=[.C1325]*RANDBETWEEN(0.3;1.9)" office:value-type="float" office:value="4954.2080984758" calcext:value-type="float">
            <text:p>4954.2080984758</text:p>
          </table:table-cell>
        </table:table-row>
        <table:table-row table:style-name="ro1">
          <table:table-cell office:value-type="float" office:value="66006" calcext:value-type="float">
            <text:p>66006</text:p>
          </table:table-cell>
          <table:table-cell office:value-type="string" calcext:value-type="string">
            <text:p>963.6700088104417</text:p>
          </table:table-cell>
          <table:table-cell table:formula="of:=[.B1326]+RANDBETWEEN(-500;500)" office:value-type="float" office:value="1283.67000881044" calcext:value-type="float">
            <text:p>1283.6700088105</text:p>
          </table:table-cell>
          <table:table-cell table:formula="of:=[.B1326]*RANDBETWEEN(0.3;1.9)" office:value-type="float" office:value="963.670008810442" calcext:value-type="float">
            <text:p>963.6700088104</text:p>
          </table:table-cell>
          <table:table-cell table:formula="of:=[.D1326]*RANDBETWEEN(0.3;1.9)" office:value-type="float" office:value="963.670008810442" calcext:value-type="float">
            <text:p>963.6700088104</text:p>
          </table:table-cell>
          <table:table-cell table:formula="of:=[.B1326]*RANDBETWEEN(0.3;1.9)/[.E1326]*[.D1326]" office:value-type="float" office:value="963.670008810442" calcext:value-type="float">
            <text:p>963.6700088104</text:p>
          </table:table-cell>
          <table:table-cell table:formula="of:=[.C1326]*RANDBETWEEN(0.3;1.9)" office:value-type="float" office:value="2567.34001762088" calcext:value-type="float">
            <text:p>2567.3400176209</text:p>
          </table:table-cell>
        </table:table-row>
        <table:table-row table:style-name="ro1">
          <table:table-cell office:value-type="float" office:value="66007" calcext:value-type="float">
            <text:p>66007</text:p>
          </table:table-cell>
          <table:table-cell office:value-type="string" calcext:value-type="string">
            <text:p>295.35859651299995</text:p>
          </table:table-cell>
          <table:table-cell table:formula="of:=[.B1327]+RANDBETWEEN(-500;500)" office:value-type="float" office:value="97.358596513" calcext:value-type="float">
            <text:p>97.358596513</text:p>
          </table:table-cell>
          <table:table-cell table:formula="of:=[.B1327]*RANDBETWEEN(0.3;1.9)" office:value-type="float" office:value="590.717193026" calcext:value-type="float">
            <text:p>590.717193026</text:p>
          </table:table-cell>
          <table:table-cell table:formula="of:=[.D1327]*RANDBETWEEN(0.3;1.9)" office:value-type="float" office:value="1181.434386052" calcext:value-type="float">
            <text:p>1181.434386052</text:p>
          </table:table-cell>
          <table:table-cell table:formula="of:=[.B1327]*RANDBETWEEN(0.3;1.9)/[.E1327]*[.D1327]" office:value-type="float" office:value="147.6792982565" calcext:value-type="float">
            <text:p>147.6792982565</text:p>
          </table:table-cell>
          <table:table-cell table:formula="of:=[.C1327]*RANDBETWEEN(0.3;1.9)" office:value-type="float" office:value="97.358596513" calcext:value-type="float">
            <text:p>97.358596513</text:p>
          </table:table-cell>
        </table:table-row>
        <table:table-row table:style-name="ro1">
          <table:table-cell office:value-type="float" office:value="66008" calcext:value-type="float">
            <text:p>66008</text:p>
          </table:table-cell>
          <table:table-cell office:value-type="string" calcext:value-type="string">
            <text:p>132520.853668826</text:p>
          </table:table-cell>
          <table:table-cell table:formula="of:=[.B1328]+RANDBETWEEN(-500;500)" office:value-type="float" office:value="132678.853668826" calcext:value-type="float">
            <text:p>132678.853668826</text:p>
          </table:table-cell>
          <table:table-cell table:formula="of:=[.B1328]*RANDBETWEEN(0.3;1.9)" office:value-type="float" office:value="265041.707337652" calcext:value-type="float">
            <text:p>265041.707337652</text:p>
          </table:table-cell>
          <table:table-cell table:formula="of:=[.D1328]*RANDBETWEEN(0.3;1.9)" office:value-type="float" office:value="530083.414675304" calcext:value-type="float">
            <text:p>530083.414675304</text:p>
          </table:table-cell>
          <table:table-cell table:formula="of:=[.B1328]*RANDBETWEEN(0.3;1.9)/[.E1328]*[.D1328]" office:value-type="float" office:value="66260.426834413" calcext:value-type="float">
            <text:p>66260.426834413</text:p>
          </table:table-cell>
          <table:table-cell table:formula="of:=[.C1328]*RANDBETWEEN(0.3;1.9)" office:value-type="float" office:value="265357.707337652" calcext:value-type="float">
            <text:p>265357.707337652</text:p>
          </table:table-cell>
        </table:table-row>
        <table:table-row table:style-name="ro1">
          <table:table-cell office:value-type="float" office:value="66009" calcext:value-type="float">
            <text:p>66009</text:p>
          </table:table-cell>
          <table:table-cell office:value-type="string" calcext:value-type="string">
            <text:p>8050.9960202395605</text:p>
          </table:table-cell>
          <table:table-cell table:formula="of:=[.B1329]+RANDBETWEEN(-500;500)" office:value-type="float" office:value="8300.99602023956" calcext:value-type="float">
            <text:p>8300.9960202396</text:p>
          </table:table-cell>
          <table:table-cell table:formula="of:=[.B1329]*RANDBETWEEN(0.3;1.9)" office:value-type="float" office:value="8050.99602023956" calcext:value-type="float">
            <text:p>8050.9960202396</text:p>
          </table:table-cell>
          <table:table-cell table:formula="of:=[.D1329]*RANDBETWEEN(0.3;1.9)" office:value-type="float" office:value="16101.9920404791" calcext:value-type="float">
            <text:p>16101.9920404791</text:p>
          </table:table-cell>
          <table:table-cell table:formula="of:=[.B1329]*RANDBETWEEN(0.3;1.9)/[.E1329]*[.D1329]" office:value-type="float" office:value="8050.99602023956" calcext:value-type="float">
            <text:p>8050.9960202396</text:p>
          </table:table-cell>
          <table:table-cell table:formula="of:=[.C1329]*RANDBETWEEN(0.3;1.9)" office:value-type="float" office:value="8300.99602023956" calcext:value-type="float">
            <text:p>8300.9960202396</text:p>
          </table:table-cell>
        </table:table-row>
        <table:table-row table:style-name="ro1">
          <table:table-cell office:value-type="float" office:value="66010" calcext:value-type="float">
            <text:p>66010</text:p>
          </table:table-cell>
          <table:table-cell office:value-type="string" calcext:value-type="string">
            <text:p>116.097568064</text:p>
          </table:table-cell>
          <table:table-cell table:formula="of:=[.B1330]+RANDBETWEEN(-500;500)" office:value-type="float" office:value="174.097568064" calcext:value-type="float">
            <text:p>174.097568064</text:p>
          </table:table-cell>
          <table:table-cell table:formula="of:=[.B1330]*RANDBETWEEN(0.3;1.9)" office:value-type="float" office:value="232.195136128" calcext:value-type="float">
            <text:p>232.195136128</text:p>
          </table:table-cell>
          <table:table-cell table:formula="of:=[.D1330]*RANDBETWEEN(0.3;1.9)" office:value-type="float" office:value="464.390272256" calcext:value-type="float">
            <text:p>464.390272256</text:p>
          </table:table-cell>
          <table:table-cell table:formula="of:=[.B1330]*RANDBETWEEN(0.3;1.9)/[.E1330]*[.D1330]" office:value-type="float" office:value="58.048784032" calcext:value-type="float">
            <text:p>58.048784032</text:p>
          </table:table-cell>
          <table:table-cell table:formula="of:=[.C1330]*RANDBETWEEN(0.3;1.9)" office:value-type="float" office:value="174.097568064" calcext:value-type="float">
            <text:p>174.097568064</text:p>
          </table:table-cell>
        </table:table-row>
        <table:table-row table:style-name="ro1">
          <table:table-cell office:value-type="float" office:value="66011" calcext:value-type="float">
            <text:p>66011</text:p>
          </table:table-cell>
          <table:table-cell office:value-type="string" calcext:value-type="string">
            <text:p>16983.421826330363</text:p>
          </table:table-cell>
          <table:table-cell table:formula="of:=[.B1331]+RANDBETWEEN(-500;500)" office:value-type="float" office:value="16822.4218263304" calcext:value-type="float">
            <text:p>16822.4218263304</text:p>
          </table:table-cell>
          <table:table-cell table:formula="of:=[.B1331]*RANDBETWEEN(0.3;1.9)" office:value-type="float" office:value="33966.8436526607" calcext:value-type="float">
            <text:p>33966.8436526607</text:p>
          </table:table-cell>
          <table:table-cell table:formula="of:=[.D1331]*RANDBETWEEN(0.3;1.9)" office:value-type="float" office:value="67933.6873053215" calcext:value-type="float">
            <text:p>67933.6873053215</text:p>
          </table:table-cell>
          <table:table-cell table:formula="of:=[.B1331]*RANDBETWEEN(0.3;1.9)/[.E1331]*[.D1331]" office:value-type="float" office:value="8491.71091316518" calcext:value-type="float">
            <text:p>8491.7109131652</text:p>
          </table:table-cell>
          <table:table-cell table:formula="of:=[.C1331]*RANDBETWEEN(0.3;1.9)" office:value-type="float" office:value="16822.4218263304" calcext:value-type="float">
            <text:p>16822.4218263304</text:p>
          </table:table-cell>
        </table:table-row>
        <table:table-row table:style-name="ro1">
          <table:table-cell office:value-type="float" office:value="66012" calcext:value-type="float">
            <text:p>66012</text:p>
          </table:table-cell>
          <table:table-cell office:value-type="string" calcext:value-type="string">
            <text:p>12696.536963804465</text:p>
          </table:table-cell>
          <table:table-cell table:formula="of:=[.B1332]+RANDBETWEEN(-500;500)" office:value-type="float" office:value="12349.5369638045" calcext:value-type="float">
            <text:p>12349.5369638045</text:p>
          </table:table-cell>
          <table:table-cell table:formula="of:=[.B1332]*RANDBETWEEN(0.3;1.9)" office:value-type="float" office:value="12696.5369638045" calcext:value-type="float">
            <text:p>12696.5369638045</text:p>
          </table:table-cell>
          <table:table-cell table:formula="of:=[.D1332]*RANDBETWEEN(0.3;1.9)" office:value-type="float" office:value="25393.0739276089" calcext:value-type="float">
            <text:p>25393.0739276089</text:p>
          </table:table-cell>
          <table:table-cell table:formula="of:=[.B1332]*RANDBETWEEN(0.3;1.9)/[.E1332]*[.D1332]" office:value-type="float" office:value="12696.5369638045" calcext:value-type="float">
            <text:p>12696.5369638045</text:p>
          </table:table-cell>
          <table:table-cell table:formula="of:=[.C1332]*RANDBETWEEN(0.3;1.9)" office:value-type="float" office:value="24699.0739276089" calcext:value-type="float">
            <text:p>24699.0739276089</text:p>
          </table:table-cell>
        </table:table-row>
        <table:table-row table:style-name="ro1">
          <table:table-cell office:value-type="float" office:value="66013" calcext:value-type="float">
            <text:p>66013</text:p>
          </table:table-cell>
          <table:table-cell office:value-type="string" calcext:value-type="string">
            <text:p>6436.912118605</text:p>
          </table:table-cell>
          <table:table-cell table:formula="of:=[.B1333]+RANDBETWEEN(-500;500)" office:value-type="float" office:value="6382.912118605" calcext:value-type="float">
            <text:p>6382.912118605</text:p>
          </table:table-cell>
          <table:table-cell table:formula="of:=[.B1333]*RANDBETWEEN(0.3;1.9)" office:value-type="float" office:value="12873.82423721" calcext:value-type="float">
            <text:p>12873.82423721</text:p>
          </table:table-cell>
          <table:table-cell table:formula="of:=[.D1333]*RANDBETWEEN(0.3;1.9)" office:value-type="float" office:value="25747.64847442" calcext:value-type="float">
            <text:p>25747.64847442</text:p>
          </table:table-cell>
          <table:table-cell table:formula="of:=[.B1333]*RANDBETWEEN(0.3;1.9)/[.E1333]*[.D1333]" office:value-type="float" office:value="6436.912118605" calcext:value-type="float">
            <text:p>6436.912118605</text:p>
          </table:table-cell>
          <table:table-cell table:formula="of:=[.C1333]*RANDBETWEEN(0.3;1.9)" office:value-type="float" office:value="6382.912118605" calcext:value-type="float">
            <text:p>6382.912118605</text:p>
          </table:table-cell>
        </table:table-row>
        <table:table-row table:style-name="ro1">
          <table:table-cell office:value-type="float" office:value="66014" calcext:value-type="float">
            <text:p>66014</text:p>
          </table:table-cell>
          <table:table-cell office:value-type="string" calcext:value-type="string">
            <text:p>19482.933095852724</text:p>
          </table:table-cell>
          <table:table-cell table:formula="of:=[.B1334]+RANDBETWEEN(-500;500)" office:value-type="float" office:value="19650.9330958527" calcext:value-type="float">
            <text:p>19650.9330958527</text:p>
          </table:table-cell>
          <table:table-cell table:formula="of:=[.B1334]*RANDBETWEEN(0.3;1.9)" office:value-type="float" office:value="38965.8661917054" calcext:value-type="float">
            <text:p>38965.8661917054</text:p>
          </table:table-cell>
          <table:table-cell table:formula="of:=[.D1334]*RANDBETWEEN(0.3;1.9)" office:value-type="float" office:value="38965.8661917054" calcext:value-type="float">
            <text:p>38965.8661917054</text:p>
          </table:table-cell>
          <table:table-cell table:formula="of:=[.B1334]*RANDBETWEEN(0.3;1.9)/[.E1334]*[.D1334]" office:value-type="float" office:value="38965.8661917054" calcext:value-type="float">
            <text:p>38965.8661917054</text:p>
          </table:table-cell>
          <table:table-cell table:formula="of:=[.C1334]*RANDBETWEEN(0.3;1.9)" office:value-type="float" office:value="39301.8661917054" calcext:value-type="float">
            <text:p>39301.8661917054</text:p>
          </table:table-cell>
        </table:table-row>
        <table:table-row table:style-name="ro1">
          <table:table-cell office:value-type="float" office:value="66015" calcext:value-type="float">
            <text:p>66015</text:p>
          </table:table-cell>
          <table:table-cell office:value-type="string" calcext:value-type="string">
            <text:p>63327.12311271889</text:p>
          </table:table-cell>
          <table:table-cell table:formula="of:=[.B1335]+RANDBETWEEN(-500;500)" office:value-type="float" office:value="63825.1231127189" calcext:value-type="float">
            <text:p>63825.1231127189</text:p>
          </table:table-cell>
          <table:table-cell table:formula="of:=[.B1335]*RANDBETWEEN(0.3;1.9)" office:value-type="float" office:value="126654.246225438" calcext:value-type="float">
            <text:p>126654.246225438</text:p>
          </table:table-cell>
          <table:table-cell table:formula="of:=[.D1335]*RANDBETWEEN(0.3;1.9)" office:value-type="float" office:value="253308.492450876" calcext:value-type="float">
            <text:p>253308.492450876</text:p>
          </table:table-cell>
          <table:table-cell table:formula="of:=[.B1335]*RANDBETWEEN(0.3;1.9)/[.E1335]*[.D1335]" office:value-type="float" office:value="31663.5615563594" calcext:value-type="float">
            <text:p>31663.5615563594</text:p>
          </table:table-cell>
          <table:table-cell table:formula="of:=[.C1335]*RANDBETWEEN(0.3;1.9)" office:value-type="float" office:value="127650.246225438" calcext:value-type="float">
            <text:p>127650.246225438</text:p>
          </table:table-cell>
        </table:table-row>
        <table:table-row table:style-name="ro1">
          <table:table-cell office:value-type="float" office:value="66016" calcext:value-type="float">
            <text:p>66016</text:p>
          </table:table-cell>
          <table:table-cell office:value-type="string" calcext:value-type="string">
            <text:p>16803.581621267906</text:p>
          </table:table-cell>
          <table:table-cell table:formula="of:=[.B1336]+RANDBETWEEN(-500;500)" office:value-type="float" office:value="16461.5816212679" calcext:value-type="float">
            <text:p>16461.5816212679</text:p>
          </table:table-cell>
          <table:table-cell table:formula="of:=[.B1336]*RANDBETWEEN(0.3;1.9)" office:value-type="float" office:value="33607.1632425358" calcext:value-type="float">
            <text:p>33607.1632425358</text:p>
          </table:table-cell>
          <table:table-cell table:formula="of:=[.D1336]*RANDBETWEEN(0.3;1.9)" office:value-type="float" office:value="67214.3264850716" calcext:value-type="float">
            <text:p>67214.3264850716</text:p>
          </table:table-cell>
          <table:table-cell table:formula="of:=[.B1336]*RANDBETWEEN(0.3;1.9)/[.E1336]*[.D1336]" office:value-type="float" office:value="16803.5816212679" calcext:value-type="float">
            <text:p>16803.5816212679</text:p>
          </table:table-cell>
          <table:table-cell table:formula="of:=[.C1336]*RANDBETWEEN(0.3;1.9)" office:value-type="float" office:value="16461.5816212679" calcext:value-type="float">
            <text:p>16461.5816212679</text:p>
          </table:table-cell>
        </table:table-row>
        <table:table-row table:style-name="ro1">
          <table:table-cell office:value-type="float" office:value="66017" calcext:value-type="float">
            <text:p>66017</text:p>
          </table:table-cell>
          <table:table-cell office:value-type="string" calcext:value-type="string">
            <text:p>24357.234084228006</text:p>
          </table:table-cell>
          <table:table-cell table:formula="of:=[.B1337]+RANDBETWEEN(-500;500)" office:value-type="float" office:value="24042.234084228" calcext:value-type="float">
            <text:p>24042.234084228</text:p>
          </table:table-cell>
          <table:table-cell table:formula="of:=[.B1337]*RANDBETWEEN(0.3;1.9)" office:value-type="float" office:value="48714.468168456" calcext:value-type="float">
            <text:p>48714.468168456</text:p>
          </table:table-cell>
          <table:table-cell table:formula="of:=[.D1337]*RANDBETWEEN(0.3;1.9)" office:value-type="float" office:value="97428.936336912" calcext:value-type="float">
            <text:p>97428.936336912</text:p>
          </table:table-cell>
          <table:table-cell table:formula="of:=[.B1337]*RANDBETWEEN(0.3;1.9)/[.E1337]*[.D1337]" office:value-type="float" office:value="24357.234084228" calcext:value-type="float">
            <text:p>24357.234084228</text:p>
          </table:table-cell>
          <table:table-cell table:formula="of:=[.C1337]*RANDBETWEEN(0.3;1.9)" office:value-type="float" office:value="24042.234084228" calcext:value-type="float">
            <text:p>24042.234084228</text:p>
          </table:table-cell>
        </table:table-row>
        <table:table-row table:style-name="ro1">
          <table:table-cell office:value-type="float" office:value="66018" calcext:value-type="float">
            <text:p>66018</text:p>
          </table:table-cell>
          <table:table-cell office:value-type="string" calcext:value-type="string">
            <text:p>993.6986703690001</text:p>
          </table:table-cell>
          <table:table-cell table:formula="of:=[.B1338]+RANDBETWEEN(-500;500)" office:value-type="float" office:value="834.698670369" calcext:value-type="float">
            <text:p>834.698670369</text:p>
          </table:table-cell>
          <table:table-cell table:formula="of:=[.B1338]*RANDBETWEEN(0.3;1.9)" office:value-type="float" office:value="1987.397340738" calcext:value-type="float">
            <text:p>1987.397340738</text:p>
          </table:table-cell>
          <table:table-cell table:formula="of:=[.D1338]*RANDBETWEEN(0.3;1.9)" office:value-type="float" office:value="1987.397340738" calcext:value-type="float">
            <text:p>1987.397340738</text:p>
          </table:table-cell>
          <table:table-cell table:formula="of:=[.B1338]*RANDBETWEEN(0.3;1.9)/[.E1338]*[.D1338]" office:value-type="float" office:value="1987.397340738" calcext:value-type="float">
            <text:p>1987.397340738</text:p>
          </table:table-cell>
          <table:table-cell table:formula="of:=[.C1338]*RANDBETWEEN(0.3;1.9)" office:value-type="float" office:value="834.698670369" calcext:value-type="float">
            <text:p>834.698670369</text:p>
          </table:table-cell>
        </table:table-row>
        <table:table-row table:style-name="ro1">
          <table:table-cell office:value-type="float" office:value="66019" calcext:value-type="float">
            <text:p>66019</text:p>
          </table:table-cell>
          <table:table-cell office:value-type="string" calcext:value-type="string">
            <text:p>3110.0540029546414</text:p>
          </table:table-cell>
          <table:table-cell table:formula="of:=[.B1339]+RANDBETWEEN(-500;500)" office:value-type="float" office:value="3087.05400295464" calcext:value-type="float">
            <text:p>3087.0540029547</text:p>
          </table:table-cell>
          <table:table-cell table:formula="of:=[.B1339]*RANDBETWEEN(0.3;1.9)" office:value-type="float" office:value="6220.10800590928" calcext:value-type="float">
            <text:p>6220.1080059093</text:p>
          </table:table-cell>
          <table:table-cell table:formula="of:=[.D1339]*RANDBETWEEN(0.3;1.9)" office:value-type="float" office:value="12440.2160118186" calcext:value-type="float">
            <text:p>12440.2160118186</text:p>
          </table:table-cell>
          <table:table-cell table:formula="of:=[.B1339]*RANDBETWEEN(0.3;1.9)/[.E1339]*[.D1339]" office:value-type="float" office:value="3110.05400295464" calcext:value-type="float">
            <text:p>3110.0540029547</text:p>
          </table:table-cell>
          <table:table-cell table:formula="of:=[.C1339]*RANDBETWEEN(0.3;1.9)" office:value-type="float" office:value="3087.05400295464" calcext:value-type="float">
            <text:p>3087.0540029547</text:p>
          </table:table-cell>
        </table:table-row>
        <table:table-row table:style-name="ro1">
          <table:table-cell office:value-type="float" office:value="66020" calcext:value-type="float">
            <text:p>66020</text:p>
          </table:table-cell>
          <table:table-cell office:value-type="string" calcext:value-type="string">
            <text:p>7896.742227163887</text:p>
          </table:table-cell>
          <table:table-cell table:formula="of:=[.B1340]+RANDBETWEEN(-500;500)" office:value-type="float" office:value="8125.74222716389" calcext:value-type="float">
            <text:p>8125.7422271639</text:p>
          </table:table-cell>
          <table:table-cell table:formula="of:=[.B1340]*RANDBETWEEN(0.3;1.9)" office:value-type="float" office:value="7896.74222716389" calcext:value-type="float">
            <text:p>7896.7422271639</text:p>
          </table:table-cell>
          <table:table-cell table:formula="of:=[.D1340]*RANDBETWEEN(0.3;1.9)" office:value-type="float" office:value="15793.4844543278" calcext:value-type="float">
            <text:p>15793.4844543278</text:p>
          </table:table-cell>
          <table:table-cell table:formula="of:=[.B1340]*RANDBETWEEN(0.3;1.9)/[.E1340]*[.D1340]" office:value-type="float" office:value="3948.37111358194" calcext:value-type="float">
            <text:p>3948.371113582</text:p>
          </table:table-cell>
          <table:table-cell table:formula="of:=[.C1340]*RANDBETWEEN(0.3;1.9)" office:value-type="float" office:value="16251.4844543278" calcext:value-type="float">
            <text:p>16251.4844543278</text:p>
          </table:table-cell>
        </table:table-row>
        <table:table-row table:style-name="ro1">
          <table:table-cell office:value-type="float" office:value="66021" calcext:value-type="float">
            <text:p>66021</text:p>
          </table:table-cell>
          <table:table-cell office:value-type="string" calcext:value-type="string">
            <text:p>13342.515225301182</text:p>
          </table:table-cell>
          <table:table-cell table:formula="of:=[.B1341]+RANDBETWEEN(-500;500)" office:value-type="float" office:value="13178.5152253012" calcext:value-type="float">
            <text:p>13178.5152253012</text:p>
          </table:table-cell>
          <table:table-cell table:formula="of:=[.B1341]*RANDBETWEEN(0.3;1.9)" office:value-type="float" office:value="13342.5152253012" calcext:value-type="float">
            <text:p>13342.5152253012</text:p>
          </table:table-cell>
          <table:table-cell table:formula="of:=[.D1341]*RANDBETWEEN(0.3;1.9)" office:value-type="float" office:value="13342.5152253012" calcext:value-type="float">
            <text:p>13342.5152253012</text:p>
          </table:table-cell>
          <table:table-cell table:formula="of:=[.B1341]*RANDBETWEEN(0.3;1.9)/[.E1341]*[.D1341]" office:value-type="float" office:value="13342.5152253012" calcext:value-type="float">
            <text:p>13342.5152253012</text:p>
          </table:table-cell>
          <table:table-cell table:formula="of:=[.C1341]*RANDBETWEEN(0.3;1.9)" office:value-type="float" office:value="26357.0304506024" calcext:value-type="float">
            <text:p>26357.0304506024</text:p>
          </table:table-cell>
        </table:table-row>
        <table:table-row table:style-name="ro1">
          <table:table-cell office:value-type="float" office:value="66022" calcext:value-type="float">
            <text:p>66022</text:p>
          </table:table-cell>
          <table:table-cell office:value-type="string" calcext:value-type="string">
            <text:p>1834.805796029642</text:p>
          </table:table-cell>
          <table:table-cell table:formula="of:=[.B1342]+RANDBETWEEN(-500;500)" office:value-type="float" office:value="1585.80579602964" calcext:value-type="float">
            <text:p>1585.8057960297</text:p>
          </table:table-cell>
          <table:table-cell table:formula="of:=[.B1342]*RANDBETWEEN(0.3;1.9)" office:value-type="float" office:value="1834.80579602964" calcext:value-type="float">
            <text:p>1834.8057960297</text:p>
          </table:table-cell>
          <table:table-cell table:formula="of:=[.D1342]*RANDBETWEEN(0.3;1.9)" office:value-type="float" office:value="1834.80579602964" calcext:value-type="float">
            <text:p>1834.8057960297</text:p>
          </table:table-cell>
          <table:table-cell table:formula="of:=[.B1342]*RANDBETWEEN(0.3;1.9)/[.E1342]*[.D1342]" office:value-type="float" office:value="1834.80579602964" calcext:value-type="float">
            <text:p>1834.8057960297</text:p>
          </table:table-cell>
          <table:table-cell table:formula="of:=[.C1342]*RANDBETWEEN(0.3;1.9)" office:value-type="float" office:value="1585.80579602964" calcext:value-type="float">
            <text:p>1585.8057960297</text:p>
          </table:table-cell>
        </table:table-row>
        <table:table-row table:style-name="ro1">
          <table:table-cell office:value-type="float" office:value="66023" calcext:value-type="float">
            <text:p>66023</text:p>
          </table:table-cell>
          <table:table-cell office:value-type="string" calcext:value-type="string">
            <text:p>16655.931731977464</text:p>
          </table:table-cell>
          <table:table-cell table:formula="of:=[.B1343]+RANDBETWEEN(-500;500)" office:value-type="float" office:value="16576.9317319775" calcext:value-type="float">
            <text:p>16576.9317319775</text:p>
          </table:table-cell>
          <table:table-cell table:formula="of:=[.B1343]*RANDBETWEEN(0.3;1.9)" office:value-type="float" office:value="16655.9317319775" calcext:value-type="float">
            <text:p>16655.9317319775</text:p>
          </table:table-cell>
          <table:table-cell table:formula="of:=[.D1343]*RANDBETWEEN(0.3;1.9)" office:value-type="float" office:value="33311.8634639549" calcext:value-type="float">
            <text:p>33311.8634639549</text:p>
          </table:table-cell>
          <table:table-cell table:formula="of:=[.B1343]*RANDBETWEEN(0.3;1.9)/[.E1343]*[.D1343]" office:value-type="float" office:value="8327.96586598873" calcext:value-type="float">
            <text:p>8327.9658659887</text:p>
          </table:table-cell>
          <table:table-cell table:formula="of:=[.C1343]*RANDBETWEEN(0.3;1.9)" office:value-type="float" office:value="33153.8634639549" calcext:value-type="float">
            <text:p>33153.8634639549</text:p>
          </table:table-cell>
        </table:table-row>
        <table:table-row table:style-name="ro1">
          <table:table-cell office:value-type="float" office:value="66024" calcext:value-type="float">
            <text:p>66024</text:p>
          </table:table-cell>
          <table:table-cell office:value-type="string" calcext:value-type="string">
            <text:p>198596.36096151377</text:p>
          </table:table-cell>
          <table:table-cell table:formula="of:=[.B1344]+RANDBETWEEN(-500;500)" office:value-type="float" office:value="198519.360961514" calcext:value-type="float">
            <text:p>198519.360961514</text:p>
          </table:table-cell>
          <table:table-cell table:formula="of:=[.B1344]*RANDBETWEEN(0.3;1.9)" office:value-type="float" office:value="397192.721923028" calcext:value-type="float">
            <text:p>397192.721923028</text:p>
          </table:table-cell>
          <table:table-cell table:formula="of:=[.D1344]*RANDBETWEEN(0.3;1.9)" office:value-type="float" office:value="397192.721923028" calcext:value-type="float">
            <text:p>397192.721923028</text:p>
          </table:table-cell>
          <table:table-cell table:formula="of:=[.B1344]*RANDBETWEEN(0.3;1.9)/[.E1344]*[.D1344]" office:value-type="float" office:value="397192.721923028" calcext:value-type="float">
            <text:p>397192.721923028</text:p>
          </table:table-cell>
          <table:table-cell table:formula="of:=[.C1344]*RANDBETWEEN(0.3;1.9)" office:value-type="float" office:value="198519.360961514" calcext:value-type="float">
            <text:p>198519.360961514</text:p>
          </table:table-cell>
        </table:table-row>
        <table:table-row table:style-name="ro1">
          <table:table-cell office:value-type="float" office:value="66025" calcext:value-type="float">
            <text:p>66025</text:p>
          </table:table-cell>
          <table:table-cell office:value-type="string" calcext:value-type="string">
            <text:p>9120.302475256503</text:p>
          </table:table-cell>
          <table:table-cell table:formula="of:=[.B1345]+RANDBETWEEN(-500;500)" office:value-type="float" office:value="8979.3024752565" calcext:value-type="float">
            <text:p>8979.3024752565</text:p>
          </table:table-cell>
          <table:table-cell table:formula="of:=[.B1345]*RANDBETWEEN(0.3;1.9)" office:value-type="float" office:value="9120.3024752565" calcext:value-type="float">
            <text:p>9120.3024752565</text:p>
          </table:table-cell>
          <table:table-cell table:formula="of:=[.D1345]*RANDBETWEEN(0.3;1.9)" office:value-type="float" office:value="9120.3024752565" calcext:value-type="float">
            <text:p>9120.3024752565</text:p>
          </table:table-cell>
          <table:table-cell table:formula="of:=[.B1345]*RANDBETWEEN(0.3;1.9)/[.E1345]*[.D1345]" office:value-type="float" office:value="18240.604950513" calcext:value-type="float">
            <text:p>18240.604950513</text:p>
          </table:table-cell>
          <table:table-cell table:formula="of:=[.C1345]*RANDBETWEEN(0.3;1.9)" office:value-type="float" office:value="17958.604950513" calcext:value-type="float">
            <text:p>17958.604950513</text:p>
          </table:table-cell>
        </table:table-row>
        <table:table-row table:style-name="ro1">
          <table:table-cell office:value-type="float" office:value="66026" calcext:value-type="float">
            <text:p>66026</text:p>
          </table:table-cell>
          <table:table-cell office:value-type="string" calcext:value-type="string">
            <text:p>5800.4968564734</text:p>
          </table:table-cell>
          <table:table-cell table:formula="of:=[.B1346]+RANDBETWEEN(-500;500)" office:value-type="float" office:value="5316.4968564734" calcext:value-type="float">
            <text:p>5316.4968564734</text:p>
          </table:table-cell>
          <table:table-cell table:formula="of:=[.B1346]*RANDBETWEEN(0.3;1.9)" office:value-type="float" office:value="5800.4968564734" calcext:value-type="float">
            <text:p>5800.4968564734</text:p>
          </table:table-cell>
          <table:table-cell table:formula="of:=[.D1346]*RANDBETWEEN(0.3;1.9)" office:value-type="float" office:value="5800.4968564734" calcext:value-type="float">
            <text:p>5800.4968564734</text:p>
          </table:table-cell>
          <table:table-cell table:formula="of:=[.B1346]*RANDBETWEEN(0.3;1.9)/[.E1346]*[.D1346]" office:value-type="float" office:value="11600.9937129468" calcext:value-type="float">
            <text:p>11600.9937129468</text:p>
          </table:table-cell>
          <table:table-cell table:formula="of:=[.C1346]*RANDBETWEEN(0.3;1.9)" office:value-type="float" office:value="5316.4968564734" calcext:value-type="float">
            <text:p>5316.4968564734</text:p>
          </table:table-cell>
        </table:table-row>
        <table:table-row table:style-name="ro1">
          <table:table-cell office:value-type="float" office:value="66027" calcext:value-type="float">
            <text:p>66027</text:p>
          </table:table-cell>
          <table:table-cell office:value-type="string" calcext:value-type="string">
            <text:p>10158.244583837304</text:p>
          </table:table-cell>
          <table:table-cell table:formula="of:=[.B1347]+RANDBETWEEN(-500;500)" office:value-type="float" office:value="10325.2445838373" calcext:value-type="float">
            <text:p>10325.2445838373</text:p>
          </table:table-cell>
          <table:table-cell table:formula="of:=[.B1347]*RANDBETWEEN(0.3;1.9)" office:value-type="float" office:value="10158.2445838373" calcext:value-type="float">
            <text:p>10158.2445838373</text:p>
          </table:table-cell>
          <table:table-cell table:formula="of:=[.D1347]*RANDBETWEEN(0.3;1.9)" office:value-type="float" office:value="20316.4891676746" calcext:value-type="float">
            <text:p>20316.4891676746</text:p>
          </table:table-cell>
          <table:table-cell table:formula="of:=[.B1347]*RANDBETWEEN(0.3;1.9)/[.E1347]*[.D1347]" office:value-type="float" office:value="10158.2445838373" calcext:value-type="float">
            <text:p>10158.2445838373</text:p>
          </table:table-cell>
          <table:table-cell table:formula="of:=[.C1347]*RANDBETWEEN(0.3;1.9)" office:value-type="float" office:value="20650.4891676746" calcext:value-type="float">
            <text:p>20650.4891676746</text:p>
          </table:table-cell>
        </table:table-row>
        <table:table-row table:style-name="ro1">
          <table:table-cell office:value-type="float" office:value="66028" calcext:value-type="float">
            <text:p>66028</text:p>
          </table:table-cell>
          <table:table-cell office:value-type="string" calcext:value-type="string">
            <text:p>48046.48501589658</text:p>
          </table:table-cell>
          <table:table-cell table:formula="of:=[.B1348]+RANDBETWEEN(-500;500)" office:value-type="float" office:value="47708.4850158966" calcext:value-type="float">
            <text:p>47708.4850158966</text:p>
          </table:table-cell>
          <table:table-cell table:formula="of:=[.B1348]*RANDBETWEEN(0.3;1.9)" office:value-type="float" office:value="48046.4850158966" calcext:value-type="float">
            <text:p>48046.4850158966</text:p>
          </table:table-cell>
          <table:table-cell table:formula="of:=[.D1348]*RANDBETWEEN(0.3;1.9)" office:value-type="float" office:value="48046.4850158966" calcext:value-type="float">
            <text:p>48046.4850158966</text:p>
          </table:table-cell>
          <table:table-cell table:formula="of:=[.B1348]*RANDBETWEEN(0.3;1.9)/[.E1348]*[.D1348]" office:value-type="float" office:value="48046.4850158966" calcext:value-type="float">
            <text:p>48046.4850158966</text:p>
          </table:table-cell>
          <table:table-cell table:formula="of:=[.C1348]*RANDBETWEEN(0.3;1.9)" office:value-type="float" office:value="47708.4850158966" calcext:value-type="float">
            <text:p>47708.4850158966</text:p>
          </table:table-cell>
        </table:table-row>
        <table:table-row table:style-name="ro1">
          <table:table-cell office:value-type="float" office:value="66029" calcext:value-type="float">
            <text:p>66029</text:p>
          </table:table-cell>
          <table:table-cell office:value-type="string" calcext:value-type="string">
            <text:p>3067.6304009319997</text:p>
          </table:table-cell>
          <table:table-cell table:formula="of:=[.B1349]+RANDBETWEEN(-500;500)" office:value-type="float" office:value="3300.630400932" calcext:value-type="float">
            <text:p>3300.630400932</text:p>
          </table:table-cell>
          <table:table-cell table:formula="of:=[.B1349]*RANDBETWEEN(0.3;1.9)" office:value-type="float" office:value="6135.260801864" calcext:value-type="float">
            <text:p>6135.260801864</text:p>
          </table:table-cell>
          <table:table-cell table:formula="of:=[.D1349]*RANDBETWEEN(0.3;1.9)" office:value-type="float" office:value="12270.521603728" calcext:value-type="float">
            <text:p>12270.521603728</text:p>
          </table:table-cell>
          <table:table-cell table:formula="of:=[.B1349]*RANDBETWEEN(0.3;1.9)/[.E1349]*[.D1349]" office:value-type="float" office:value="1533.815200466" calcext:value-type="float">
            <text:p>1533.815200466</text:p>
          </table:table-cell>
          <table:table-cell table:formula="of:=[.C1349]*RANDBETWEEN(0.3;1.9)" office:value-type="float" office:value="6601.260801864" calcext:value-type="float">
            <text:p>6601.260801864</text:p>
          </table:table-cell>
        </table:table-row>
        <table:table-row table:style-name="ro1">
          <table:table-cell office:value-type="float" office:value="66030" calcext:value-type="float">
            <text:p>66030</text:p>
          </table:table-cell>
          <table:table-cell office:value-type="string" calcext:value-type="string">
            <text:p>123441.1655937241</text:p>
          </table:table-cell>
          <table:table-cell table:formula="of:=[.B1350]+RANDBETWEEN(-500;500)" office:value-type="float" office:value="123190.165593724" calcext:value-type="float">
            <text:p>123190.165593724</text:p>
          </table:table-cell>
          <table:table-cell table:formula="of:=[.B1350]*RANDBETWEEN(0.3;1.9)" office:value-type="float" office:value="246882.331187448" calcext:value-type="float">
            <text:p>246882.331187448</text:p>
          </table:table-cell>
          <table:table-cell table:formula="of:=[.D1350]*RANDBETWEEN(0.3;1.9)" office:value-type="float" office:value="246882.331187448" calcext:value-type="float">
            <text:p>246882.331187448</text:p>
          </table:table-cell>
          <table:table-cell table:formula="of:=[.B1350]*RANDBETWEEN(0.3;1.9)/[.E1350]*[.D1350]" office:value-type="float" office:value="246882.331187448" calcext:value-type="float">
            <text:p>246882.331187448</text:p>
          </table:table-cell>
          <table:table-cell table:formula="of:=[.C1350]*RANDBETWEEN(0.3;1.9)" office:value-type="float" office:value="246380.331187448" calcext:value-type="float">
            <text:p>246380.331187448</text:p>
          </table:table-cell>
        </table:table-row>
        <table:table-row table:style-name="ro1">
          <table:table-cell office:value-type="float" office:value="66032" calcext:value-type="float">
            <text:p>66032</text:p>
          </table:table-cell>
          <table:table-cell office:value-type="string" calcext:value-type="string">
            <text:p>745.498191763</text:p>
          </table:table-cell>
          <table:table-cell table:formula="of:=[.B1351]+RANDBETWEEN(-500;500)" office:value-type="float" office:value="967.498191763" calcext:value-type="float">
            <text:p>967.498191763</text:p>
          </table:table-cell>
          <table:table-cell table:formula="of:=[.B1351]*RANDBETWEEN(0.3;1.9)" office:value-type="float" office:value="1490.996383526" calcext:value-type="float">
            <text:p>1490.996383526</text:p>
          </table:table-cell>
          <table:table-cell table:formula="of:=[.D1351]*RANDBETWEEN(0.3;1.9)" office:value-type="float" office:value="2981.992767052" calcext:value-type="float">
            <text:p>2981.992767052</text:p>
          </table:table-cell>
          <table:table-cell table:formula="of:=[.B1351]*RANDBETWEEN(0.3;1.9)/[.E1351]*[.D1351]" office:value-type="float" office:value="372.7490958815" calcext:value-type="float">
            <text:p>372.7490958815</text:p>
          </table:table-cell>
          <table:table-cell table:formula="of:=[.C1351]*RANDBETWEEN(0.3;1.9)" office:value-type="float" office:value="1934.996383526" calcext:value-type="float">
            <text:p>1934.996383526</text:p>
          </table:table-cell>
        </table:table-row>
        <table:table-row table:style-name="ro1">
          <table:table-cell office:value-type="float" office:value="66033" calcext:value-type="float">
            <text:p>66033</text:p>
          </table:table-cell>
          <table:table-cell office:value-type="string" calcext:value-type="string">
            <text:p>4705.6052219941</text:p>
          </table:table-cell>
          <table:table-cell table:formula="of:=[.B1352]+RANDBETWEEN(-500;500)" office:value-type="float" office:value="4706.6052219941" calcext:value-type="float">
            <text:p>4706.6052219941</text:p>
          </table:table-cell>
          <table:table-cell table:formula="of:=[.B1352]*RANDBETWEEN(0.3;1.9)" office:value-type="float" office:value="9411.2104439882" calcext:value-type="float">
            <text:p>9411.2104439882</text:p>
          </table:table-cell>
          <table:table-cell table:formula="of:=[.D1352]*RANDBETWEEN(0.3;1.9)" office:value-type="float" office:value="18822.4208879764" calcext:value-type="float">
            <text:p>18822.4208879764</text:p>
          </table:table-cell>
          <table:table-cell table:formula="of:=[.B1352]*RANDBETWEEN(0.3;1.9)/[.E1352]*[.D1352]" office:value-type="float" office:value="4705.6052219941" calcext:value-type="float">
            <text:p>4705.6052219941</text:p>
          </table:table-cell>
          <table:table-cell table:formula="of:=[.C1352]*RANDBETWEEN(0.3;1.9)" office:value-type="float" office:value="4706.6052219941" calcext:value-type="float">
            <text:p>4706.6052219941</text:p>
          </table:table-cell>
        </table:table-row>
        <table:table-row table:style-name="ro1">
          <table:table-cell office:value-type="float" office:value="66034" calcext:value-type="float">
            <text:p>66034</text:p>
          </table:table-cell>
          <table:table-cell office:value-type="string" calcext:value-type="string">
            <text:p>922.9135468287777</text:p>
          </table:table-cell>
          <table:table-cell table:formula="of:=[.B1353]+RANDBETWEEN(-500;500)" office:value-type="float" office:value="719.913546828778" calcext:value-type="float">
            <text:p>719.9135468288</text:p>
          </table:table-cell>
          <table:table-cell table:formula="of:=[.B1353]*RANDBETWEEN(0.3;1.9)" office:value-type="float" office:value="1845.82709365756" calcext:value-type="float">
            <text:p>1845.8270936576</text:p>
          </table:table-cell>
          <table:table-cell table:formula="of:=[.D1353]*RANDBETWEEN(0.3;1.9)" office:value-type="float" office:value="3691.65418731511" calcext:value-type="float">
            <text:p>3691.6541873151</text:p>
          </table:table-cell>
          <table:table-cell table:formula="of:=[.B1353]*RANDBETWEEN(0.3;1.9)/[.E1353]*[.D1353]" office:value-type="float" office:value="461.456773414389" calcext:value-type="float">
            <text:p>461.4567734144</text:p>
          </table:table-cell>
          <table:table-cell table:formula="of:=[.C1353]*RANDBETWEEN(0.3;1.9)" office:value-type="float" office:value="719.913546828778" calcext:value-type="float">
            <text:p>719.9135468288</text:p>
          </table:table-cell>
        </table:table-row>
        <table:table-row table:style-name="ro1">
          <table:table-cell office:value-type="float" office:value="66035" calcext:value-type="float">
            <text:p>66035</text:p>
          </table:table-cell>
          <table:table-cell office:value-type="string" calcext:value-type="string">
            <text:p>428.20677968512655</text:p>
          </table:table-cell>
          <table:table-cell table:formula="of:=[.B1354]+RANDBETWEEN(-500;500)" office:value-type="float" office:value="156.206779685127" calcext:value-type="float">
            <text:p>156.2067796851</text:p>
          </table:table-cell>
          <table:table-cell table:formula="of:=[.B1354]*RANDBETWEEN(0.3;1.9)" office:value-type="float" office:value="428.206779685127" calcext:value-type="float">
            <text:p>428.2067796851</text:p>
          </table:table-cell>
          <table:table-cell table:formula="of:=[.D1354]*RANDBETWEEN(0.3;1.9)" office:value-type="float" office:value="856.413559370253" calcext:value-type="float">
            <text:p>856.4135593703</text:p>
          </table:table-cell>
          <table:table-cell table:formula="of:=[.B1354]*RANDBETWEEN(0.3;1.9)/[.E1354]*[.D1354]" office:value-type="float" office:value="214.103389842563" calcext:value-type="float">
            <text:p>214.1033898426</text:p>
          </table:table-cell>
          <table:table-cell table:formula="of:=[.C1354]*RANDBETWEEN(0.3;1.9)" office:value-type="float" office:value="312.413559370253" calcext:value-type="float">
            <text:p>312.4135593703</text:p>
          </table:table-cell>
        </table:table-row>
        <table:table-row table:style-name="ro1">
          <table:table-cell office:value-type="float" office:value="66036" calcext:value-type="float">
            <text:p>66036</text:p>
          </table:table-cell>
          <table:table-cell office:value-type="string" calcext:value-type="string">
            <text:p>6163.196420387885</text:p>
          </table:table-cell>
          <table:table-cell table:formula="of:=[.B1355]+RANDBETWEEN(-500;500)" office:value-type="float" office:value="6257.19642038789" calcext:value-type="float">
            <text:p>6257.1964203879</text:p>
          </table:table-cell>
          <table:table-cell table:formula="of:=[.B1355]*RANDBETWEEN(0.3;1.9)" office:value-type="float" office:value="12326.3928407758" calcext:value-type="float">
            <text:p>12326.3928407758</text:p>
          </table:table-cell>
          <table:table-cell table:formula="of:=[.D1355]*RANDBETWEEN(0.3;1.9)" office:value-type="float" office:value="12326.3928407758" calcext:value-type="float">
            <text:p>12326.3928407758</text:p>
          </table:table-cell>
          <table:table-cell table:formula="of:=[.B1355]*RANDBETWEEN(0.3;1.9)/[.E1355]*[.D1355]" office:value-type="float" office:value="12326.3928407758" calcext:value-type="float">
            <text:p>12326.3928407758</text:p>
          </table:table-cell>
          <table:table-cell table:formula="of:=[.C1355]*RANDBETWEEN(0.3;1.9)" office:value-type="float" office:value="12514.3928407758" calcext:value-type="float">
            <text:p>12514.3928407758</text:p>
          </table:table-cell>
        </table:table-row>
        <table:table-row table:style-name="ro1">
          <table:table-cell office:value-type="float" office:value="66037" calcext:value-type="float">
            <text:p>66037</text:p>
          </table:table-cell>
          <table:table-cell office:value-type="string" calcext:value-type="string">
            <text:p>77379.24583440894</text:p>
          </table:table-cell>
          <table:table-cell table:formula="of:=[.B1356]+RANDBETWEEN(-500;500)" office:value-type="float" office:value="77750.2458344089" calcext:value-type="float">
            <text:p>77750.2458344089</text:p>
          </table:table-cell>
          <table:table-cell table:formula="of:=[.B1356]*RANDBETWEEN(0.3;1.9)" office:value-type="float" office:value="77379.2458344089" calcext:value-type="float">
            <text:p>77379.2458344089</text:p>
          </table:table-cell>
          <table:table-cell table:formula="of:=[.D1356]*RANDBETWEEN(0.3;1.9)" office:value-type="float" office:value="77379.2458344089" calcext:value-type="float">
            <text:p>77379.2458344089</text:p>
          </table:table-cell>
          <table:table-cell table:formula="of:=[.B1356]*RANDBETWEEN(0.3;1.9)/[.E1356]*[.D1356]" office:value-type="float" office:value="154758.491668818" calcext:value-type="float">
            <text:p>154758.491668818</text:p>
          </table:table-cell>
          <table:table-cell table:formula="of:=[.C1356]*RANDBETWEEN(0.3;1.9)" office:value-type="float" office:value="155500.491668818" calcext:value-type="float">
            <text:p>155500.491668818</text:p>
          </table:table-cell>
        </table:table-row>
        <table:table-row table:style-name="ro1">
          <table:table-cell office:value-type="float" office:value="66038" calcext:value-type="float">
            <text:p>66038</text:p>
          </table:table-cell>
          <table:table-cell office:value-type="string" calcext:value-type="string">
            <text:p>8808.288635176466</text:p>
          </table:table-cell>
          <table:table-cell table:formula="of:=[.B1357]+RANDBETWEEN(-500;500)" office:value-type="float" office:value="8356.28863517647" calcext:value-type="float">
            <text:p>8356.2886351765</text:p>
          </table:table-cell>
          <table:table-cell table:formula="of:=[.B1357]*RANDBETWEEN(0.3;1.9)" office:value-type="float" office:value="8808.28863517647" calcext:value-type="float">
            <text:p>8808.2886351765</text:p>
          </table:table-cell>
          <table:table-cell table:formula="of:=[.D1357]*RANDBETWEEN(0.3;1.9)" office:value-type="float" office:value="17616.5772703529" calcext:value-type="float">
            <text:p>17616.5772703529</text:p>
          </table:table-cell>
          <table:table-cell table:formula="of:=[.B1357]*RANDBETWEEN(0.3;1.9)/[.E1357]*[.D1357]" office:value-type="float" office:value="4404.14431758823" calcext:value-type="float">
            <text:p>4404.1443175882</text:p>
          </table:table-cell>
          <table:table-cell table:formula="of:=[.C1357]*RANDBETWEEN(0.3;1.9)" office:value-type="float" office:value="16712.5772703529" calcext:value-type="float">
            <text:p>16712.5772703529</text:p>
          </table:table-cell>
        </table:table-row>
        <table:table-row table:style-name="ro1">
          <table:table-cell office:value-type="float" office:value="66039" calcext:value-type="float">
            <text:p>66039</text:p>
          </table:table-cell>
          <table:table-cell office:value-type="string" calcext:value-type="string">
            <text:p>1106.9718125069999</text:p>
          </table:table-cell>
          <table:table-cell table:formula="of:=[.B1358]+RANDBETWEEN(-500;500)" office:value-type="float" office:value="1502.971812507" calcext:value-type="float">
            <text:p>1502.971812507</text:p>
          </table:table-cell>
          <table:table-cell table:formula="of:=[.B1358]*RANDBETWEEN(0.3;1.9)" office:value-type="float" office:value="1106.971812507" calcext:value-type="float">
            <text:p>1106.971812507</text:p>
          </table:table-cell>
          <table:table-cell table:formula="of:=[.D1358]*RANDBETWEEN(0.3;1.9)" office:value-type="float" office:value="2213.943625014" calcext:value-type="float">
            <text:p>2213.943625014</text:p>
          </table:table-cell>
          <table:table-cell table:formula="of:=[.B1358]*RANDBETWEEN(0.3;1.9)/[.E1358]*[.D1358]" office:value-type="float" office:value="553.4859062535" calcext:value-type="float">
            <text:p>553.4859062535</text:p>
          </table:table-cell>
          <table:table-cell table:formula="of:=[.C1358]*RANDBETWEEN(0.3;1.9)" office:value-type="float" office:value="3005.943625014" calcext:value-type="float">
            <text:p>3005.943625014</text:p>
          </table:table-cell>
        </table:table-row>
        <table:table-row table:style-name="ro1">
          <table:table-cell office:value-type="float" office:value="66040" calcext:value-type="float">
            <text:p>66040</text:p>
          </table:table-cell>
          <table:table-cell office:value-type="string" calcext:value-type="string">
            <text:p>200.90413879065608</text:p>
          </table:table-cell>
          <table:table-cell table:formula="of:=[.B1359]+RANDBETWEEN(-500;500)" office:value-type="float" office:value="228.904138790656" calcext:value-type="float">
            <text:p>228.9041387907</text:p>
          </table:table-cell>
          <table:table-cell table:formula="of:=[.B1359]*RANDBETWEEN(0.3;1.9)" office:value-type="float" office:value="401.808277581312" calcext:value-type="float">
            <text:p>401.8082775813</text:p>
          </table:table-cell>
          <table:table-cell table:formula="of:=[.D1359]*RANDBETWEEN(0.3;1.9)" office:value-type="float" office:value="803.616555162624" calcext:value-type="float">
            <text:p>803.6165551626</text:p>
          </table:table-cell>
          <table:table-cell table:formula="of:=[.B1359]*RANDBETWEEN(0.3;1.9)/[.E1359]*[.D1359]" office:value-type="float" office:value="100.452069395328" calcext:value-type="float">
            <text:p>100.4520693953</text:p>
          </table:table-cell>
          <table:table-cell table:formula="of:=[.C1359]*RANDBETWEEN(0.3;1.9)" office:value-type="float" office:value="228.904138790656" calcext:value-type="float">
            <text:p>228.9041387907</text:p>
          </table:table-cell>
        </table:table-row>
        <table:table-row table:style-name="ro1">
          <table:table-cell office:value-type="float" office:value="66041" calcext:value-type="float">
            <text:p>66041</text:p>
          </table:table-cell>
          <table:table-cell office:value-type="string" calcext:value-type="string">
            <text:p>8433.038408236862</text:p>
          </table:table-cell>
          <table:table-cell table:formula="of:=[.B1360]+RANDBETWEEN(-500;500)" office:value-type="float" office:value="8732.03840823686" calcext:value-type="float">
            <text:p>8732.0384082369</text:p>
          </table:table-cell>
          <table:table-cell table:formula="of:=[.B1360]*RANDBETWEEN(0.3;1.9)" office:value-type="float" office:value="16866.0768164737" calcext:value-type="float">
            <text:p>16866.0768164737</text:p>
          </table:table-cell>
          <table:table-cell table:formula="of:=[.D1360]*RANDBETWEEN(0.3;1.9)" office:value-type="float" office:value="16866.0768164737" calcext:value-type="float">
            <text:p>16866.0768164737</text:p>
          </table:table-cell>
          <table:table-cell table:formula="of:=[.B1360]*RANDBETWEEN(0.3;1.9)/[.E1360]*[.D1360]" office:value-type="float" office:value="16866.0768164737" calcext:value-type="float">
            <text:p>16866.0768164737</text:p>
          </table:table-cell>
          <table:table-cell table:formula="of:=[.C1360]*RANDBETWEEN(0.3;1.9)" office:value-type="float" office:value="17464.0768164737" calcext:value-type="float">
            <text:p>17464.0768164737</text:p>
          </table:table-cell>
        </table:table-row>
        <table:table-row table:style-name="ro1">
          <table:table-cell office:value-type="float" office:value="66042" calcext:value-type="float">
            <text:p>66042</text:p>
          </table:table-cell>
          <table:table-cell office:value-type="string" calcext:value-type="string">
            <text:p>1099.805246999</text:p>
          </table:table-cell>
          <table:table-cell table:formula="of:=[.B1361]+RANDBETWEEN(-500;500)" office:value-type="float" office:value="1053.805246999" calcext:value-type="float">
            <text:p>1053.805246999</text:p>
          </table:table-cell>
          <table:table-cell table:formula="of:=[.B1361]*RANDBETWEEN(0.3;1.9)" office:value-type="float" office:value="2199.610493998" calcext:value-type="float">
            <text:p>2199.610493998</text:p>
          </table:table-cell>
          <table:table-cell table:formula="of:=[.D1361]*RANDBETWEEN(0.3;1.9)" office:value-type="float" office:value="2199.610493998" calcext:value-type="float">
            <text:p>2199.610493998</text:p>
          </table:table-cell>
          <table:table-cell table:formula="of:=[.B1361]*RANDBETWEEN(0.3;1.9)/[.E1361]*[.D1361]" office:value-type="float" office:value="1099.805246999" calcext:value-type="float">
            <text:p>1099.805246999</text:p>
          </table:table-cell>
          <table:table-cell table:formula="of:=[.C1361]*RANDBETWEEN(0.3;1.9)" office:value-type="float" office:value="2107.610493998" calcext:value-type="float">
            <text:p>2107.610493998</text:p>
          </table:table-cell>
        </table:table-row>
        <table:table-row table:style-name="ro1">
          <table:table-cell office:value-type="float" office:value="66043" calcext:value-type="float">
            <text:p>66043</text:p>
          </table:table-cell>
          <table:table-cell office:value-type="string" calcext:value-type="string">
            <text:p>218.11567047999998</text:p>
          </table:table-cell>
          <table:table-cell table:formula="of:=[.B1362]+RANDBETWEEN(-500;500)" office:value-type="float" office:value="585.11567048" calcext:value-type="float">
            <text:p>585.11567048</text:p>
          </table:table-cell>
          <table:table-cell table:formula="of:=[.B1362]*RANDBETWEEN(0.3;1.9)" office:value-type="float" office:value="218.11567048" calcext:value-type="float">
            <text:p>218.11567048</text:p>
          </table:table-cell>
          <table:table-cell table:formula="of:=[.D1362]*RANDBETWEEN(0.3;1.9)" office:value-type="float" office:value="218.11567048" calcext:value-type="float">
            <text:p>218.11567048</text:p>
          </table:table-cell>
          <table:table-cell table:formula="of:=[.B1362]*RANDBETWEEN(0.3;1.9)/[.E1362]*[.D1362]" office:value-type="float" office:value="218.11567048" calcext:value-type="float">
            <text:p>218.11567048</text:p>
          </table:table-cell>
          <table:table-cell table:formula="of:=[.C1362]*RANDBETWEEN(0.3;1.9)" office:value-type="float" office:value="1170.23134096" calcext:value-type="float">
            <text:p>1170.23134096</text:p>
          </table:table-cell>
        </table:table-row>
        <table:table-row table:style-name="ro1">
          <table:table-cell office:value-type="float" office:value="66044" calcext:value-type="float">
            <text:p>66044</text:p>
          </table:table-cell>
          <table:table-cell office:value-type="string" calcext:value-type="string">
            <text:p>3156.447621663162</text:p>
          </table:table-cell>
          <table:table-cell table:formula="of:=[.B1363]+RANDBETWEEN(-500;500)" office:value-type="float" office:value="3609.44762166316" calcext:value-type="float">
            <text:p>3609.4476216632</text:p>
          </table:table-cell>
          <table:table-cell table:formula="of:=[.B1363]*RANDBETWEEN(0.3;1.9)" office:value-type="float" office:value="6312.89524332632" calcext:value-type="float">
            <text:p>6312.8952433263</text:p>
          </table:table-cell>
          <table:table-cell table:formula="of:=[.D1363]*RANDBETWEEN(0.3;1.9)" office:value-type="float" office:value="6312.89524332632" calcext:value-type="float">
            <text:p>6312.8952433263</text:p>
          </table:table-cell>
          <table:table-cell table:formula="of:=[.B1363]*RANDBETWEEN(0.3;1.9)/[.E1363]*[.D1363]" office:value-type="float" office:value="6312.89524332632" calcext:value-type="float">
            <text:p>6312.8952433263</text:p>
          </table:table-cell>
          <table:table-cell table:formula="of:=[.C1363]*RANDBETWEEN(0.3;1.9)" office:value-type="float" office:value="7218.89524332632" calcext:value-type="float">
            <text:p>7218.8952433263</text:p>
          </table:table-cell>
        </table:table-row>
        <table:table-row table:style-name="ro1">
          <table:table-cell office:value-type="float" office:value="66045" calcext:value-type="float">
            <text:p>66045</text:p>
          </table:table-cell>
          <table:table-cell office:value-type="string" calcext:value-type="string">
            <text:p>2085.1795902922754</text:p>
          </table:table-cell>
          <table:table-cell table:formula="of:=[.B1364]+RANDBETWEEN(-500;500)" office:value-type="float" office:value="2485.17959029228" calcext:value-type="float">
            <text:p>2485.1795902923</text:p>
          </table:table-cell>
          <table:table-cell table:formula="of:=[.B1364]*RANDBETWEEN(0.3;1.9)" office:value-type="float" office:value="4170.35918058455" calcext:value-type="float">
            <text:p>4170.3591805846</text:p>
          </table:table-cell>
          <table:table-cell table:formula="of:=[.D1364]*RANDBETWEEN(0.3;1.9)" office:value-type="float" office:value="8340.7183611691" calcext:value-type="float">
            <text:p>8340.7183611691</text:p>
          </table:table-cell>
          <table:table-cell table:formula="of:=[.B1364]*RANDBETWEEN(0.3;1.9)/[.E1364]*[.D1364]" office:value-type="float" office:value="2085.17959029228" calcext:value-type="float">
            <text:p>2085.1795902923</text:p>
          </table:table-cell>
          <table:table-cell table:formula="of:=[.C1364]*RANDBETWEEN(0.3;1.9)" office:value-type="float" office:value="2485.17959029228" calcext:value-type="float">
            <text:p>2485.1795902923</text:p>
          </table:table-cell>
        </table:table-row>
        <table:table-row table:style-name="ro1">
          <table:table-cell office:value-type="float" office:value="66046" calcext:value-type="float">
            <text:p>66046</text:p>
          </table:table-cell>
          <table:table-cell office:value-type="string" calcext:value-type="string">
            <text:p>7682.586563704378</text:p>
          </table:table-cell>
          <table:table-cell table:formula="of:=[.B1365]+RANDBETWEEN(-500;500)" office:value-type="float" office:value="7716.58656370438" calcext:value-type="float">
            <text:p>7716.5865637044</text:p>
          </table:table-cell>
          <table:table-cell table:formula="of:=[.B1365]*RANDBETWEEN(0.3;1.9)" office:value-type="float" office:value="7682.58656370438" calcext:value-type="float">
            <text:p>7682.5865637044</text:p>
          </table:table-cell>
          <table:table-cell table:formula="of:=[.D1365]*RANDBETWEEN(0.3;1.9)" office:value-type="float" office:value="7682.58656370438" calcext:value-type="float">
            <text:p>7682.5865637044</text:p>
          </table:table-cell>
          <table:table-cell table:formula="of:=[.B1365]*RANDBETWEEN(0.3;1.9)/[.E1365]*[.D1365]" office:value-type="float" office:value="7682.58656370438" calcext:value-type="float">
            <text:p>7682.5865637044</text:p>
          </table:table-cell>
          <table:table-cell table:formula="of:=[.C1365]*RANDBETWEEN(0.3;1.9)" office:value-type="float" office:value="7716.58656370438" calcext:value-type="float">
            <text:p>7716.5865637044</text:p>
          </table:table-cell>
        </table:table-row>
        <table:table-row table:style-name="ro1">
          <table:table-cell office:value-type="float" office:value="66047" calcext:value-type="float">
            <text:p>66047</text:p>
          </table:table-cell>
          <table:table-cell office:value-type="string" calcext:value-type="string">
            <text:p>35.8501375993</text:p>
          </table:table-cell>
          <table:table-cell table:formula="of:=[.B1366]+RANDBETWEEN(-500;500)" office:value-type="float" office:value="485.8501375993" calcext:value-type="float">
            <text:p>485.8501375993</text:p>
          </table:table-cell>
          <table:table-cell table:formula="of:=[.B1366]*RANDBETWEEN(0.3;1.9)" office:value-type="float" office:value="35.8501375993" calcext:value-type="float">
            <text:p>35.8501375993</text:p>
          </table:table-cell>
          <table:table-cell table:formula="of:=[.D1366]*RANDBETWEEN(0.3;1.9)" office:value-type="float" office:value="71.7002751986" calcext:value-type="float">
            <text:p>71.7002751986</text:p>
          </table:table-cell>
          <table:table-cell table:formula="of:=[.B1366]*RANDBETWEEN(0.3;1.9)/[.E1366]*[.D1366]" office:value-type="float" office:value="17.92506879965" calcext:value-type="float">
            <text:p>17.9250687997</text:p>
          </table:table-cell>
          <table:table-cell table:formula="of:=[.C1366]*RANDBETWEEN(0.3;1.9)" office:value-type="float" office:value="971.7002751986" calcext:value-type="float">
            <text:p>971.7002751986</text:p>
          </table:table-cell>
        </table:table-row>
        <table:table-row table:style-name="ro1">
          <table:table-cell office:value-type="float" office:value="66048" calcext:value-type="float">
            <text:p>66048</text:p>
          </table:table-cell>
          <table:table-cell office:value-type="string" calcext:value-type="string">
            <text:p>6067.449722957826</text:p>
          </table:table-cell>
          <table:table-cell table:formula="of:=[.B1367]+RANDBETWEEN(-500;500)" office:value-type="float" office:value="5625.44972295783" calcext:value-type="float">
            <text:p>5625.4497229578</text:p>
          </table:table-cell>
          <table:table-cell table:formula="of:=[.B1367]*RANDBETWEEN(0.3;1.9)" office:value-type="float" office:value="12134.8994459157" calcext:value-type="float">
            <text:p>12134.8994459157</text:p>
          </table:table-cell>
          <table:table-cell table:formula="of:=[.D1367]*RANDBETWEEN(0.3;1.9)" office:value-type="float" office:value="24269.7988918313" calcext:value-type="float">
            <text:p>24269.7988918313</text:p>
          </table:table-cell>
          <table:table-cell table:formula="of:=[.B1367]*RANDBETWEEN(0.3;1.9)/[.E1367]*[.D1367]" office:value-type="float" office:value="6067.44972295783" calcext:value-type="float">
            <text:p>6067.4497229578</text:p>
          </table:table-cell>
          <table:table-cell table:formula="of:=[.C1367]*RANDBETWEEN(0.3;1.9)" office:value-type="float" office:value="5625.44972295783" calcext:value-type="float">
            <text:p>5625.4497229578</text:p>
          </table:table-cell>
        </table:table-row>
        <table:table-row table:style-name="ro1">
          <table:table-cell office:value-type="float" office:value="66049" calcext:value-type="float">
            <text:p>66049</text:p>
          </table:table-cell>
          <table:table-cell office:value-type="string" calcext:value-type="string">
            <text:p>32342.578219920346</text:p>
          </table:table-cell>
          <table:table-cell table:formula="of:=[.B1368]+RANDBETWEEN(-500;500)" office:value-type="float" office:value="32562.5782199203" calcext:value-type="float">
            <text:p>32562.5782199203</text:p>
          </table:table-cell>
          <table:table-cell table:formula="of:=[.B1368]*RANDBETWEEN(0.3;1.9)" office:value-type="float" office:value="64685.1564398407" calcext:value-type="float">
            <text:p>64685.1564398407</text:p>
          </table:table-cell>
          <table:table-cell table:formula="of:=[.D1368]*RANDBETWEEN(0.3;1.9)" office:value-type="float" office:value="64685.1564398407" calcext:value-type="float">
            <text:p>64685.1564398407</text:p>
          </table:table-cell>
          <table:table-cell table:formula="of:=[.B1368]*RANDBETWEEN(0.3;1.9)/[.E1368]*[.D1368]" office:value-type="float" office:value="64685.1564398407" calcext:value-type="float">
            <text:p>64685.1564398407</text:p>
          </table:table-cell>
          <table:table-cell table:formula="of:=[.C1368]*RANDBETWEEN(0.3;1.9)" office:value-type="float" office:value="32562.5782199203" calcext:value-type="float">
            <text:p>32562.5782199203</text:p>
          </table:table-cell>
        </table:table-row>
        <table:table-row table:style-name="ro1">
          <table:table-cell office:value-type="float" office:value="66050" calcext:value-type="float">
            <text:p>66050</text:p>
          </table:table-cell>
          <table:table-cell office:value-type="string" calcext:value-type="string">
            <text:p>32258.83476669688</text:p>
          </table:table-cell>
          <table:table-cell table:formula="of:=[.B1369]+RANDBETWEEN(-500;500)" office:value-type="float" office:value="32048.8347666969" calcext:value-type="float">
            <text:p>32048.8347666969</text:p>
          </table:table-cell>
          <table:table-cell table:formula="of:=[.B1369]*RANDBETWEEN(0.3;1.9)" office:value-type="float" office:value="64517.6695333938" calcext:value-type="float">
            <text:p>64517.6695333938</text:p>
          </table:table-cell>
          <table:table-cell table:formula="of:=[.D1369]*RANDBETWEEN(0.3;1.9)" office:value-type="float" office:value="64517.6695333938" calcext:value-type="float">
            <text:p>64517.6695333938</text:p>
          </table:table-cell>
          <table:table-cell table:formula="of:=[.B1369]*RANDBETWEEN(0.3;1.9)/[.E1369]*[.D1369]" office:value-type="float" office:value="32258.8347666969" calcext:value-type="float">
            <text:p>32258.8347666969</text:p>
          </table:table-cell>
          <table:table-cell table:formula="of:=[.C1369]*RANDBETWEEN(0.3;1.9)" office:value-type="float" office:value="64097.6695333938" calcext:value-type="float">
            <text:p>64097.6695333938</text:p>
          </table:table-cell>
        </table:table-row>
        <table:table-row table:style-name="ro1">
          <table:table-cell office:value-type="float" office:value="66051" calcext:value-type="float">
            <text:p>66051</text:p>
          </table:table-cell>
          <table:table-cell office:value-type="string" calcext:value-type="string">
            <text:p>596.3801874280001</text:p>
          </table:table-cell>
          <table:table-cell table:formula="of:=[.B1370]+RANDBETWEEN(-500;500)" office:value-type="float" office:value="631.380187428" calcext:value-type="float">
            <text:p>631.380187428</text:p>
          </table:table-cell>
          <table:table-cell table:formula="of:=[.B1370]*RANDBETWEEN(0.3;1.9)" office:value-type="float" office:value="596.380187428" calcext:value-type="float">
            <text:p>596.380187428</text:p>
          </table:table-cell>
          <table:table-cell table:formula="of:=[.D1370]*RANDBETWEEN(0.3;1.9)" office:value-type="float" office:value="1192.760374856" calcext:value-type="float">
            <text:p>1192.760374856</text:p>
          </table:table-cell>
          <table:table-cell table:formula="of:=[.B1370]*RANDBETWEEN(0.3;1.9)/[.E1370]*[.D1370]" office:value-type="float" office:value="596.380187428" calcext:value-type="float">
            <text:p>596.380187428</text:p>
          </table:table-cell>
          <table:table-cell table:formula="of:=[.C1370]*RANDBETWEEN(0.3;1.9)" office:value-type="float" office:value="631.380187428" calcext:value-type="float">
            <text:p>631.380187428</text:p>
          </table:table-cell>
        </table:table-row>
        <table:table-row table:style-name="ro1">
          <table:table-cell office:value-type="float" office:value="66052" calcext:value-type="float">
            <text:p>66052</text:p>
          </table:table-cell>
          <table:table-cell office:value-type="string" calcext:value-type="string">
            <text:p>1355.1966556487735</text:p>
          </table:table-cell>
          <table:table-cell table:formula="of:=[.B1371]+RANDBETWEEN(-500;500)" office:value-type="float" office:value="1303.19665564877" calcext:value-type="float">
            <text:p>1303.1966556488</text:p>
          </table:table-cell>
          <table:table-cell table:formula="of:=[.B1371]*RANDBETWEEN(0.3;1.9)" office:value-type="float" office:value="2710.39331129755" calcext:value-type="float">
            <text:p>2710.3933112976</text:p>
          </table:table-cell>
          <table:table-cell table:formula="of:=[.D1371]*RANDBETWEEN(0.3;1.9)" office:value-type="float" office:value="5420.78662259509" calcext:value-type="float">
            <text:p>5420.7866225951</text:p>
          </table:table-cell>
          <table:table-cell table:formula="of:=[.B1371]*RANDBETWEEN(0.3;1.9)/[.E1371]*[.D1371]" office:value-type="float" office:value="677.598327824387" calcext:value-type="float">
            <text:p>677.5983278244</text:p>
          </table:table-cell>
          <table:table-cell table:formula="of:=[.C1371]*RANDBETWEEN(0.3;1.9)" office:value-type="float" office:value="2606.39331129755" calcext:value-type="float">
            <text:p>2606.3933112976</text:p>
          </table:table-cell>
        </table:table-row>
        <table:table-row table:style-name="ro1">
          <table:table-cell office:value-type="float" office:value="66053" calcext:value-type="float">
            <text:p>66053</text:p>
          </table:table-cell>
          <table:table-cell office:value-type="string" calcext:value-type="string">
            <text:p>10826.082214984324</text:p>
          </table:table-cell>
          <table:table-cell table:formula="of:=[.B1372]+RANDBETWEEN(-500;500)" office:value-type="float" office:value="10953.0822149843" calcext:value-type="float">
            <text:p>10953.0822149843</text:p>
          </table:table-cell>
          <table:table-cell table:formula="of:=[.B1372]*RANDBETWEEN(0.3;1.9)" office:value-type="float" office:value="10826.0822149843" calcext:value-type="float">
            <text:p>10826.0822149843</text:p>
          </table:table-cell>
          <table:table-cell table:formula="of:=[.D1372]*RANDBETWEEN(0.3;1.9)" office:value-type="float" office:value="10826.0822149843" calcext:value-type="float">
            <text:p>10826.0822149843</text:p>
          </table:table-cell>
          <table:table-cell table:formula="of:=[.B1372]*RANDBETWEEN(0.3;1.9)/[.E1372]*[.D1372]" office:value-type="float" office:value="10826.0822149843" calcext:value-type="float">
            <text:p>10826.0822149843</text:p>
          </table:table-cell>
          <table:table-cell table:formula="of:=[.C1372]*RANDBETWEEN(0.3;1.9)" office:value-type="float" office:value="10953.0822149843" calcext:value-type="float">
            <text:p>10953.0822149843</text:p>
          </table:table-cell>
        </table:table-row>
        <table:table-row table:style-name="ro1">
          <table:table-cell office:value-type="float" office:value="66054" calcext:value-type="float">
            <text:p>66054</text:p>
          </table:table-cell>
          <table:table-cell office:value-type="string" calcext:value-type="string">
            <text:p>1102.8717607380001</text:p>
          </table:table-cell>
          <table:table-cell table:formula="of:=[.B1373]+RANDBETWEEN(-500;500)" office:value-type="float" office:value="1388.871760738" calcext:value-type="float">
            <text:p>1388.871760738</text:p>
          </table:table-cell>
          <table:table-cell table:formula="of:=[.B1373]*RANDBETWEEN(0.3;1.9)" office:value-type="float" office:value="1102.871760738" calcext:value-type="float">
            <text:p>1102.871760738</text:p>
          </table:table-cell>
          <table:table-cell table:formula="of:=[.D1373]*RANDBETWEEN(0.3;1.9)" office:value-type="float" office:value="2205.743521476" calcext:value-type="float">
            <text:p>2205.743521476</text:p>
          </table:table-cell>
          <table:table-cell table:formula="of:=[.B1373]*RANDBETWEEN(0.3;1.9)/[.E1373]*[.D1373]" office:value-type="float" office:value="1102.871760738" calcext:value-type="float">
            <text:p>1102.871760738</text:p>
          </table:table-cell>
          <table:table-cell table:formula="of:=[.C1373]*RANDBETWEEN(0.3;1.9)" office:value-type="float" office:value="2777.743521476" calcext:value-type="float">
            <text:p>2777.743521476</text:p>
          </table:table-cell>
        </table:table-row>
        <table:table-row table:style-name="ro1">
          <table:table-cell office:value-type="float" office:value="66055" calcext:value-type="float">
            <text:p>66055</text:p>
          </table:table-cell>
          <table:table-cell office:value-type="string" calcext:value-type="string">
            <text:p>5206.497793215105</text:p>
          </table:table-cell>
          <table:table-cell table:formula="of:=[.B1374]+RANDBETWEEN(-500;500)" office:value-type="float" office:value="5575.4977932151" calcext:value-type="float">
            <text:p>5575.4977932151</text:p>
          </table:table-cell>
          <table:table-cell table:formula="of:=[.B1374]*RANDBETWEEN(0.3;1.9)" office:value-type="float" office:value="5206.49779321511" calcext:value-type="float">
            <text:p>5206.4977932151</text:p>
          </table:table-cell>
          <table:table-cell table:formula="of:=[.D1374]*RANDBETWEEN(0.3;1.9)" office:value-type="float" office:value="10412.9955864302" calcext:value-type="float">
            <text:p>10412.9955864302</text:p>
          </table:table-cell>
          <table:table-cell table:formula="of:=[.B1374]*RANDBETWEEN(0.3;1.9)/[.E1374]*[.D1374]" office:value-type="float" office:value="2603.24889660755" calcext:value-type="float">
            <text:p>2603.2488966076</text:p>
          </table:table-cell>
          <table:table-cell table:formula="of:=[.C1374]*RANDBETWEEN(0.3;1.9)" office:value-type="float" office:value="11150.9955864302" calcext:value-type="float">
            <text:p>11150.9955864302</text:p>
          </table:table-cell>
        </table:table-row>
        <table:table-row table:style-name="ro1">
          <table:table-cell office:value-type="float" office:value="66056" calcext:value-type="float">
            <text:p>66056</text:p>
          </table:table-cell>
          <table:table-cell office:value-type="string" calcext:value-type="string">
            <text:p>5130.031755376742</text:p>
          </table:table-cell>
          <table:table-cell table:formula="of:=[.B1375]+RANDBETWEEN(-500;500)" office:value-type="float" office:value="4679.03175537674" calcext:value-type="float">
            <text:p>4679.0317553768</text:p>
          </table:table-cell>
          <table:table-cell table:formula="of:=[.B1375]*RANDBETWEEN(0.3;1.9)" office:value-type="float" office:value="10260.0635107535" calcext:value-type="float">
            <text:p>10260.0635107535</text:p>
          </table:table-cell>
          <table:table-cell table:formula="of:=[.D1375]*RANDBETWEEN(0.3;1.9)" office:value-type="float" office:value="20520.127021507" calcext:value-type="float">
            <text:p>20520.127021507</text:p>
          </table:table-cell>
          <table:table-cell table:formula="of:=[.B1375]*RANDBETWEEN(0.3;1.9)/[.E1375]*[.D1375]" office:value-type="float" office:value="2565.01587768837" calcext:value-type="float">
            <text:p>2565.0158776884</text:p>
          </table:table-cell>
          <table:table-cell table:formula="of:=[.C1375]*RANDBETWEEN(0.3;1.9)" office:value-type="float" office:value="9358.06351075348" calcext:value-type="float">
            <text:p>9358.0635107535</text:p>
          </table:table-cell>
        </table:table-row>
        <table:table-row table:style-name="ro1">
          <table:table-cell office:value-type="float" office:value="66057" calcext:value-type="float">
            <text:p>66057</text:p>
          </table:table-cell>
          <table:table-cell office:value-type="string" calcext:value-type="string">
            <text:p>6217.363418265396</text:p>
          </table:table-cell>
          <table:table-cell table:formula="of:=[.B1376]+RANDBETWEEN(-500;500)" office:value-type="float" office:value="5862.3634182654" calcext:value-type="float">
            <text:p>5862.3634182654</text:p>
          </table:table-cell>
          <table:table-cell table:formula="of:=[.B1376]*RANDBETWEEN(0.3;1.9)" office:value-type="float" office:value="6217.3634182654" calcext:value-type="float">
            <text:p>6217.3634182654</text:p>
          </table:table-cell>
          <table:table-cell table:formula="of:=[.D1376]*RANDBETWEEN(0.3;1.9)" office:value-type="float" office:value="6217.3634182654" calcext:value-type="float">
            <text:p>6217.3634182654</text:p>
          </table:table-cell>
          <table:table-cell table:formula="of:=[.B1376]*RANDBETWEEN(0.3;1.9)/[.E1376]*[.D1376]" office:value-type="float" office:value="12434.7268365308" calcext:value-type="float">
            <text:p>12434.7268365308</text:p>
          </table:table-cell>
          <table:table-cell table:formula="of:=[.C1376]*RANDBETWEEN(0.3;1.9)" office:value-type="float" office:value="5862.3634182654" calcext:value-type="float">
            <text:p>5862.3634182654</text:p>
          </table:table-cell>
        </table:table-row>
        <table:table-row table:style-name="ro1">
          <table:table-cell office:value-type="float" office:value="66058" calcext:value-type="float">
            <text:p>66058</text:p>
          </table:table-cell>
          <table:table-cell office:value-type="string" calcext:value-type="string">
            <text:p>9959.225407331998</text:p>
          </table:table-cell>
          <table:table-cell table:formula="of:=[.B1377]+RANDBETWEEN(-500;500)" office:value-type="float" office:value="10344.225407332" calcext:value-type="float">
            <text:p>10344.225407332</text:p>
          </table:table-cell>
          <table:table-cell table:formula="of:=[.B1377]*RANDBETWEEN(0.3;1.9)" office:value-type="float" office:value="9959.225407332" calcext:value-type="float">
            <text:p>9959.225407332</text:p>
          </table:table-cell>
          <table:table-cell table:formula="of:=[.D1377]*RANDBETWEEN(0.3;1.9)" office:value-type="float" office:value="19918.450814664" calcext:value-type="float">
            <text:p>19918.450814664</text:p>
          </table:table-cell>
          <table:table-cell table:formula="of:=[.B1377]*RANDBETWEEN(0.3;1.9)/[.E1377]*[.D1377]" office:value-type="float" office:value="4979.612703666" calcext:value-type="float">
            <text:p>4979.612703666</text:p>
          </table:table-cell>
          <table:table-cell table:formula="of:=[.C1377]*RANDBETWEEN(0.3;1.9)" office:value-type="float" office:value="20688.450814664" calcext:value-type="float">
            <text:p>20688.450814664</text:p>
          </table:table-cell>
        </table:table-row>
        <table:table-row table:style-name="ro1">
          <table:table-cell office:value-type="float" office:value="66059" calcext:value-type="float">
            <text:p>66059</text:p>
          </table:table-cell>
          <table:table-cell office:value-type="string" calcext:value-type="string">
            <text:p>21355.175779255147</text:p>
          </table:table-cell>
          <table:table-cell table:formula="of:=[.B1378]+RANDBETWEEN(-500;500)" office:value-type="float" office:value="21571.1757792551" calcext:value-type="float">
            <text:p>21571.1757792551</text:p>
          </table:table-cell>
          <table:table-cell table:formula="of:=[.B1378]*RANDBETWEEN(0.3;1.9)" office:value-type="float" office:value="42710.3515585103" calcext:value-type="float">
            <text:p>42710.3515585103</text:p>
          </table:table-cell>
          <table:table-cell table:formula="of:=[.D1378]*RANDBETWEEN(0.3;1.9)" office:value-type="float" office:value="42710.3515585103" calcext:value-type="float">
            <text:p>42710.3515585103</text:p>
          </table:table-cell>
          <table:table-cell table:formula="of:=[.B1378]*RANDBETWEEN(0.3;1.9)/[.E1378]*[.D1378]" office:value-type="float" office:value="42710.3515585103" calcext:value-type="float">
            <text:p>42710.3515585103</text:p>
          </table:table-cell>
          <table:table-cell table:formula="of:=[.C1378]*RANDBETWEEN(0.3;1.9)" office:value-type="float" office:value="21571.1757792551" calcext:value-type="float">
            <text:p>21571.1757792551</text:p>
          </table:table-cell>
        </table:table-row>
        <table:table-row table:style-name="ro1">
          <table:table-cell office:value-type="float" office:value="66060" calcext:value-type="float">
            <text:p>66060</text:p>
          </table:table-cell>
          <table:table-cell office:value-type="string" calcext:value-type="string">
            <text:p>983.4658739389998</text:p>
          </table:table-cell>
          <table:table-cell table:formula="of:=[.B1379]+RANDBETWEEN(-500;500)" office:value-type="float" office:value="790.465873939" calcext:value-type="float">
            <text:p>790.465873939</text:p>
          </table:table-cell>
          <table:table-cell table:formula="of:=[.B1379]*RANDBETWEEN(0.3;1.9)" office:value-type="float" office:value="1966.931747878" calcext:value-type="float">
            <text:p>1966.931747878</text:p>
          </table:table-cell>
          <table:table-cell table:formula="of:=[.D1379]*RANDBETWEEN(0.3;1.9)" office:value-type="float" office:value="1966.931747878" calcext:value-type="float">
            <text:p>1966.931747878</text:p>
          </table:table-cell>
          <table:table-cell table:formula="of:=[.B1379]*RANDBETWEEN(0.3;1.9)/[.E1379]*[.D1379]" office:value-type="float" office:value="983.465873939" calcext:value-type="float">
            <text:p>983.465873939</text:p>
          </table:table-cell>
          <table:table-cell table:formula="of:=[.C1379]*RANDBETWEEN(0.3;1.9)" office:value-type="float" office:value="1580.931747878" calcext:value-type="float">
            <text:p>1580.931747878</text:p>
          </table:table-cell>
        </table:table-row>
        <table:table-row table:style-name="ro1">
          <table:table-cell office:value-type="float" office:value="66061" calcext:value-type="float">
            <text:p>66061</text:p>
          </table:table-cell>
          <table:table-cell office:value-type="string" calcext:value-type="string">
            <text:p>329.10159727755143</text:p>
          </table:table-cell>
          <table:table-cell table:formula="of:=[.B1380]+RANDBETWEEN(-500;500)" office:value-type="float" office:value="447.101597277552" calcext:value-type="float">
            <text:p>447.1015972776</text:p>
          </table:table-cell>
          <table:table-cell table:formula="of:=[.B1380]*RANDBETWEEN(0.3;1.9)" office:value-type="float" office:value="329.101597277551" calcext:value-type="float">
            <text:p>329.1015972776</text:p>
          </table:table-cell>
          <table:table-cell table:formula="of:=[.D1380]*RANDBETWEEN(0.3;1.9)" office:value-type="float" office:value="658.203194555103" calcext:value-type="float">
            <text:p>658.2031945551</text:p>
          </table:table-cell>
          <table:table-cell table:formula="of:=[.B1380]*RANDBETWEEN(0.3;1.9)/[.E1380]*[.D1380]" office:value-type="float" office:value="329.101597277551" calcext:value-type="float">
            <text:p>329.1015972776</text:p>
          </table:table-cell>
          <table:table-cell table:formula="of:=[.C1380]*RANDBETWEEN(0.3;1.9)" office:value-type="float" office:value="447.101597277552" calcext:value-type="float">
            <text:p>447.1015972776</text:p>
          </table:table-cell>
        </table:table-row>
        <table:table-row table:style-name="ro1">
          <table:table-cell office:value-type="float" office:value="66062" calcext:value-type="float">
            <text:p>66062</text:p>
          </table:table-cell>
          <table:table-cell office:value-type="string" calcext:value-type="string">
            <text:p>965.8458577389999</text:p>
          </table:table-cell>
          <table:table-cell table:formula="of:=[.B1381]+RANDBETWEEN(-500;500)" office:value-type="float" office:value="1430.845857739" calcext:value-type="float">
            <text:p>1430.845857739</text:p>
          </table:table-cell>
          <table:table-cell table:formula="of:=[.B1381]*RANDBETWEEN(0.3;1.9)" office:value-type="float" office:value="1931.691715478" calcext:value-type="float">
            <text:p>1931.691715478</text:p>
          </table:table-cell>
          <table:table-cell table:formula="of:=[.D1381]*RANDBETWEEN(0.3;1.9)" office:value-type="float" office:value="1931.691715478" calcext:value-type="float">
            <text:p>1931.691715478</text:p>
          </table:table-cell>
          <table:table-cell table:formula="of:=[.B1381]*RANDBETWEEN(0.3;1.9)/[.E1381]*[.D1381]" office:value-type="float" office:value="1931.691715478" calcext:value-type="float">
            <text:p>1931.691715478</text:p>
          </table:table-cell>
          <table:table-cell table:formula="of:=[.C1381]*RANDBETWEEN(0.3;1.9)" office:value-type="float" office:value="1430.845857739" calcext:value-type="float">
            <text:p>1430.845857739</text:p>
          </table:table-cell>
        </table:table-row>
        <table:table-row table:style-name="ro1">
          <table:table-cell office:value-type="float" office:value="66063" calcext:value-type="float">
            <text:p>66063</text:p>
          </table:table-cell>
          <table:table-cell office:value-type="string" calcext:value-type="string">
            <text:p>168596.72589937877</text:p>
          </table:table-cell>
          <table:table-cell table:formula="of:=[.B1382]+RANDBETWEEN(-500;500)" office:value-type="float" office:value="168125.725899379" calcext:value-type="float">
            <text:p>168125.725899379</text:p>
          </table:table-cell>
          <table:table-cell table:formula="of:=[.B1382]*RANDBETWEEN(0.3;1.9)" office:value-type="float" office:value="337193.451798758" calcext:value-type="float">
            <text:p>337193.451798758</text:p>
          </table:table-cell>
          <table:table-cell table:formula="of:=[.D1382]*RANDBETWEEN(0.3;1.9)" office:value-type="float" office:value="337193.451798758" calcext:value-type="float">
            <text:p>337193.451798758</text:p>
          </table:table-cell>
          <table:table-cell table:formula="of:=[.B1382]*RANDBETWEEN(0.3;1.9)/[.E1382]*[.D1382]" office:value-type="float" office:value="168596.725899379" calcext:value-type="float">
            <text:p>168596.725899379</text:p>
          </table:table-cell>
          <table:table-cell table:formula="of:=[.C1382]*RANDBETWEEN(0.3;1.9)" office:value-type="float" office:value="168125.725899379" calcext:value-type="float">
            <text:p>168125.725899379</text:p>
          </table:table-cell>
        </table:table-row>
        <table:table-row table:style-name="ro1">
          <table:table-cell office:value-type="float" office:value="66064" calcext:value-type="float">
            <text:p>66064</text:p>
          </table:table-cell>
          <table:table-cell office:value-type="string" calcext:value-type="string">
            <text:p>3453.6977050169044</text:p>
          </table:table-cell>
          <table:table-cell table:formula="of:=[.B1383]+RANDBETWEEN(-500;500)" office:value-type="float" office:value="3072.6977050169" calcext:value-type="float">
            <text:p>3072.6977050169</text:p>
          </table:table-cell>
          <table:table-cell table:formula="of:=[.B1383]*RANDBETWEEN(0.3;1.9)" office:value-type="float" office:value="3453.6977050169" calcext:value-type="float">
            <text:p>3453.6977050169</text:p>
          </table:table-cell>
          <table:table-cell table:formula="of:=[.D1383]*RANDBETWEEN(0.3;1.9)" office:value-type="float" office:value="3453.6977050169" calcext:value-type="float">
            <text:p>3453.6977050169</text:p>
          </table:table-cell>
          <table:table-cell table:formula="of:=[.B1383]*RANDBETWEEN(0.3;1.9)/[.E1383]*[.D1383]" office:value-type="float" office:value="3453.6977050169" calcext:value-type="float">
            <text:p>3453.6977050169</text:p>
          </table:table-cell>
          <table:table-cell table:formula="of:=[.C1383]*RANDBETWEEN(0.3;1.9)" office:value-type="float" office:value="6145.39541003381" calcext:value-type="float">
            <text:p>6145.3954100338</text:p>
          </table:table-cell>
        </table:table-row>
        <table:table-row table:style-name="ro1">
          <table:table-cell office:value-type="float" office:value="66065" calcext:value-type="float">
            <text:p>66065</text:p>
          </table:table-cell>
          <table:table-cell office:value-type="string" calcext:value-type="string">
            <text:p>86282.91345182259</text:p>
          </table:table-cell>
          <table:table-cell table:formula="of:=[.B1384]+RANDBETWEEN(-500;500)" office:value-type="float" office:value="86044.9134518226" calcext:value-type="float">
            <text:p>86044.9134518226</text:p>
          </table:table-cell>
          <table:table-cell table:formula="of:=[.B1384]*RANDBETWEEN(0.3;1.9)" office:value-type="float" office:value="86282.9134518226" calcext:value-type="float">
            <text:p>86282.9134518226</text:p>
          </table:table-cell>
          <table:table-cell table:formula="of:=[.D1384]*RANDBETWEEN(0.3;1.9)" office:value-type="float" office:value="172565.826903645" calcext:value-type="float">
            <text:p>172565.826903645</text:p>
          </table:table-cell>
          <table:table-cell table:formula="of:=[.B1384]*RANDBETWEEN(0.3;1.9)/[.E1384]*[.D1384]" office:value-type="float" office:value="86282.9134518226" calcext:value-type="float">
            <text:p>86282.9134518226</text:p>
          </table:table-cell>
          <table:table-cell table:formula="of:=[.C1384]*RANDBETWEEN(0.3;1.9)" office:value-type="float" office:value="86044.9134518226" calcext:value-type="float">
            <text:p>86044.9134518226</text:p>
          </table:table-cell>
        </table:table-row>
        <table:table-row table:style-name="ro1">
          <table:table-cell office:value-type="float" office:value="66066" calcext:value-type="float">
            <text:p>66066</text:p>
          </table:table-cell>
          <table:table-cell office:value-type="string" calcext:value-type="string">
            <text:p>6909.558063445952</text:p>
          </table:table-cell>
          <table:table-cell table:formula="of:=[.B1385]+RANDBETWEEN(-500;500)" office:value-type="float" office:value="6666.55806344595" calcext:value-type="float">
            <text:p>6666.558063446</text:p>
          </table:table-cell>
          <table:table-cell table:formula="of:=[.B1385]*RANDBETWEEN(0.3;1.9)" office:value-type="float" office:value="13819.1161268919" calcext:value-type="float">
            <text:p>13819.1161268919</text:p>
          </table:table-cell>
          <table:table-cell table:formula="of:=[.D1385]*RANDBETWEEN(0.3;1.9)" office:value-type="float" office:value="27638.2322537838" calcext:value-type="float">
            <text:p>27638.2322537838</text:p>
          </table:table-cell>
          <table:table-cell table:formula="of:=[.B1385]*RANDBETWEEN(0.3;1.9)/[.E1385]*[.D1385]" office:value-type="float" office:value="3454.77903172298" calcext:value-type="float">
            <text:p>3454.779031723</text:p>
          </table:table-cell>
          <table:table-cell table:formula="of:=[.C1385]*RANDBETWEEN(0.3;1.9)" office:value-type="float" office:value="6666.55806344595" calcext:value-type="float">
            <text:p>6666.558063446</text:p>
          </table:table-cell>
        </table:table-row>
        <table:table-row table:style-name="ro1">
          <table:table-cell office:value-type="float" office:value="66067" calcext:value-type="float">
            <text:p>66067</text:p>
          </table:table-cell>
          <table:table-cell office:value-type="string" calcext:value-type="string">
            <text:p>3199.432974619044</text:p>
          </table:table-cell>
          <table:table-cell table:formula="of:=[.B1386]+RANDBETWEEN(-500;500)" office:value-type="float" office:value="3413.43297461904" calcext:value-type="float">
            <text:p>3413.4329746191</text:p>
          </table:table-cell>
          <table:table-cell table:formula="of:=[.B1386]*RANDBETWEEN(0.3;1.9)" office:value-type="float" office:value="6398.86594923809" calcext:value-type="float">
            <text:p>6398.8659492381</text:p>
          </table:table-cell>
          <table:table-cell table:formula="of:=[.D1386]*RANDBETWEEN(0.3;1.9)" office:value-type="float" office:value="6398.86594923809" calcext:value-type="float">
            <text:p>6398.8659492381</text:p>
          </table:table-cell>
          <table:table-cell table:formula="of:=[.B1386]*RANDBETWEEN(0.3;1.9)/[.E1386]*[.D1386]" office:value-type="float" office:value="6398.86594923809" calcext:value-type="float">
            <text:p>6398.8659492381</text:p>
          </table:table-cell>
          <table:table-cell table:formula="of:=[.C1386]*RANDBETWEEN(0.3;1.9)" office:value-type="float" office:value="3413.43297461904" calcext:value-type="float">
            <text:p>3413.4329746191</text:p>
          </table:table-cell>
        </table:table-row>
        <table:table-row table:style-name="ro1">
          <table:table-cell office:value-type="float" office:value="66068" calcext:value-type="float">
            <text:p>66068</text:p>
          </table:table-cell>
          <table:table-cell office:value-type="string" calcext:value-type="string">
            <text:p>531.8109507769999</text:p>
          </table:table-cell>
          <table:table-cell table:formula="of:=[.B1387]+RANDBETWEEN(-500;500)" office:value-type="float" office:value="163.810950777" calcext:value-type="float">
            <text:p>163.810950777</text:p>
          </table:table-cell>
          <table:table-cell table:formula="of:=[.B1387]*RANDBETWEEN(0.3;1.9)" office:value-type="float" office:value="531.810950777" calcext:value-type="float">
            <text:p>531.810950777</text:p>
          </table:table-cell>
          <table:table-cell table:formula="of:=[.D1387]*RANDBETWEEN(0.3;1.9)" office:value-type="float" office:value="531.810950777" calcext:value-type="float">
            <text:p>531.810950777</text:p>
          </table:table-cell>
          <table:table-cell table:formula="of:=[.B1387]*RANDBETWEEN(0.3;1.9)/[.E1387]*[.D1387]" office:value-type="float" office:value="1063.621901554" calcext:value-type="float">
            <text:p>1063.621901554</text:p>
          </table:table-cell>
          <table:table-cell table:formula="of:=[.C1387]*RANDBETWEEN(0.3;1.9)" office:value-type="float" office:value="163.810950777" calcext:value-type="float">
            <text:p>163.810950777</text:p>
          </table:table-cell>
        </table:table-row>
        <table:table-row table:style-name="ro1">
          <table:table-cell office:value-type="float" office:value="66069" calcext:value-type="float">
            <text:p>66069</text:p>
          </table:table-cell>
          <table:table-cell office:value-type="string" calcext:value-type="string">
            <text:p>27491.465388446835</text:p>
          </table:table-cell>
          <table:table-cell table:formula="of:=[.B1388]+RANDBETWEEN(-500;500)" office:value-type="float" office:value="27296.4653884468" calcext:value-type="float">
            <text:p>27296.4653884468</text:p>
          </table:table-cell>
          <table:table-cell table:formula="of:=[.B1388]*RANDBETWEEN(0.3;1.9)" office:value-type="float" office:value="54982.9307768937" calcext:value-type="float">
            <text:p>54982.9307768937</text:p>
          </table:table-cell>
          <table:table-cell table:formula="of:=[.D1388]*RANDBETWEEN(0.3;1.9)" office:value-type="float" office:value="109965.861553787" calcext:value-type="float">
            <text:p>109965.861553787</text:p>
          </table:table-cell>
          <table:table-cell table:formula="of:=[.B1388]*RANDBETWEEN(0.3;1.9)/[.E1388]*[.D1388]" office:value-type="float" office:value="27491.4653884468" calcext:value-type="float">
            <text:p>27491.4653884468</text:p>
          </table:table-cell>
          <table:table-cell table:formula="of:=[.C1388]*RANDBETWEEN(0.3;1.9)" office:value-type="float" office:value="54592.9307768937" calcext:value-type="float">
            <text:p>54592.9307768937</text:p>
          </table:table-cell>
        </table:table-row>
        <table:table-row table:style-name="ro1">
          <table:table-cell office:value-type="float" office:value="66070" calcext:value-type="float">
            <text:p>66070</text:p>
          </table:table-cell>
          <table:table-cell office:value-type="string" calcext:value-type="string">
            <text:p>2873.1557074059997</text:p>
          </table:table-cell>
          <table:table-cell table:formula="of:=[.B1389]+RANDBETWEEN(-500;500)" office:value-type="float" office:value="2982.155707406" calcext:value-type="float">
            <text:p>2982.155707406</text:p>
          </table:table-cell>
          <table:table-cell table:formula="of:=[.B1389]*RANDBETWEEN(0.3;1.9)" office:value-type="float" office:value="2873.155707406" calcext:value-type="float">
            <text:p>2873.155707406</text:p>
          </table:table-cell>
          <table:table-cell table:formula="of:=[.D1389]*RANDBETWEEN(0.3;1.9)" office:value-type="float" office:value="2873.155707406" calcext:value-type="float">
            <text:p>2873.155707406</text:p>
          </table:table-cell>
          <table:table-cell table:formula="of:=[.B1389]*RANDBETWEEN(0.3;1.9)/[.E1389]*[.D1389]" office:value-type="float" office:value="5746.311414812" calcext:value-type="float">
            <text:p>5746.311414812</text:p>
          </table:table-cell>
          <table:table-cell table:formula="of:=[.C1389]*RANDBETWEEN(0.3;1.9)" office:value-type="float" office:value="2982.155707406" calcext:value-type="float">
            <text:p>2982.155707406</text:p>
          </table:table-cell>
        </table:table-row>
        <table:table-row table:style-name="ro1">
          <table:table-cell office:value-type="float" office:value="66071" calcext:value-type="float">
            <text:p>66071</text:p>
          </table:table-cell>
          <table:table-cell office:value-type="string" calcext:value-type="string">
            <text:p>18283.981288322568</text:p>
          </table:table-cell>
          <table:table-cell table:formula="of:=[.B1390]+RANDBETWEEN(-500;500)" office:value-type="float" office:value="18443.9812883226" calcext:value-type="float">
            <text:p>18443.9812883226</text:p>
          </table:table-cell>
          <table:table-cell table:formula="of:=[.B1390]*RANDBETWEEN(0.3;1.9)" office:value-type="float" office:value="18283.9812883226" calcext:value-type="float">
            <text:p>18283.9812883226</text:p>
          </table:table-cell>
          <table:table-cell table:formula="of:=[.D1390]*RANDBETWEEN(0.3;1.9)" office:value-type="float" office:value="36567.9625766451" calcext:value-type="float">
            <text:p>36567.9625766451</text:p>
          </table:table-cell>
          <table:table-cell table:formula="of:=[.B1390]*RANDBETWEEN(0.3;1.9)/[.E1390]*[.D1390]" office:value-type="float" office:value="18283.9812883226" calcext:value-type="float">
            <text:p>18283.9812883226</text:p>
          </table:table-cell>
          <table:table-cell table:formula="of:=[.C1390]*RANDBETWEEN(0.3;1.9)" office:value-type="float" office:value="36887.9625766451" calcext:value-type="float">
            <text:p>36887.9625766451</text:p>
          </table:table-cell>
        </table:table-row>
        <table:table-row table:style-name="ro1">
          <table:table-cell office:value-type="float" office:value="66072" calcext:value-type="float">
            <text:p>66072</text:p>
          </table:table-cell>
          <table:table-cell office:value-type="string" calcext:value-type="string">
            <text:p>1128.7600975606583</text:p>
          </table:table-cell>
          <table:table-cell table:formula="of:=[.B1391]+RANDBETWEEN(-500;500)" office:value-type="float" office:value="732.760097560658" calcext:value-type="float">
            <text:p>732.7600975607</text:p>
          </table:table-cell>
          <table:table-cell table:formula="of:=[.B1391]*RANDBETWEEN(0.3;1.9)" office:value-type="float" office:value="1128.76009756066" calcext:value-type="float">
            <text:p>1128.7600975607</text:p>
          </table:table-cell>
          <table:table-cell table:formula="of:=[.D1391]*RANDBETWEEN(0.3;1.9)" office:value-type="float" office:value="1128.76009756066" calcext:value-type="float">
            <text:p>1128.7600975607</text:p>
          </table:table-cell>
          <table:table-cell table:formula="of:=[.B1391]*RANDBETWEEN(0.3;1.9)/[.E1391]*[.D1391]" office:value-type="float" office:value="1128.76009756066" calcext:value-type="float">
            <text:p>1128.7600975607</text:p>
          </table:table-cell>
          <table:table-cell table:formula="of:=[.C1391]*RANDBETWEEN(0.3;1.9)" office:value-type="float" office:value="1465.52019512132" calcext:value-type="float">
            <text:p>1465.5201951213</text:p>
          </table:table-cell>
        </table:table-row>
        <table:table-row table:style-name="ro1">
          <table:table-cell office:value-type="float" office:value="66073" calcext:value-type="float">
            <text:p>66073</text:p>
          </table:table-cell>
          <table:table-cell office:value-type="string" calcext:value-type="string">
            <text:p>640.707076253</text:p>
          </table:table-cell>
          <table:table-cell table:formula="of:=[.B1392]+RANDBETWEEN(-500;500)" office:value-type="float" office:value="203.707076253" calcext:value-type="float">
            <text:p>203.707076253</text:p>
          </table:table-cell>
          <table:table-cell table:formula="of:=[.B1392]*RANDBETWEEN(0.3;1.9)" office:value-type="float" office:value="1281.414152506" calcext:value-type="float">
            <text:p>1281.414152506</text:p>
          </table:table-cell>
          <table:table-cell table:formula="of:=[.D1392]*RANDBETWEEN(0.3;1.9)" office:value-type="float" office:value="2562.828305012" calcext:value-type="float">
            <text:p>2562.828305012</text:p>
          </table:table-cell>
          <table:table-cell table:formula="of:=[.B1392]*RANDBETWEEN(0.3;1.9)/[.E1392]*[.D1392]" office:value-type="float" office:value="320.3535381265" calcext:value-type="float">
            <text:p>320.3535381265</text:p>
          </table:table-cell>
          <table:table-cell table:formula="of:=[.C1392]*RANDBETWEEN(0.3;1.9)" office:value-type="float" office:value="407.414152506" calcext:value-type="float">
            <text:p>407.414152506</text:p>
          </table:table-cell>
        </table:table-row>
        <table:table-row table:style-name="ro1">
          <table:table-cell office:value-type="float" office:value="66074" calcext:value-type="float">
            <text:p>66074</text:p>
          </table:table-cell>
          <table:table-cell office:value-type="string" calcext:value-type="string">
            <text:p>16668.42762428603</text:p>
          </table:table-cell>
          <table:table-cell table:formula="of:=[.B1393]+RANDBETWEEN(-500;500)" office:value-type="float" office:value="16695.427624286" calcext:value-type="float">
            <text:p>16695.427624286</text:p>
          </table:table-cell>
          <table:table-cell table:formula="of:=[.B1393]*RANDBETWEEN(0.3;1.9)" office:value-type="float" office:value="33336.8552485721" calcext:value-type="float">
            <text:p>33336.8552485721</text:p>
          </table:table-cell>
          <table:table-cell table:formula="of:=[.D1393]*RANDBETWEEN(0.3;1.9)" office:value-type="float" office:value="33336.8552485721" calcext:value-type="float">
            <text:p>33336.8552485721</text:p>
          </table:table-cell>
          <table:table-cell table:formula="of:=[.B1393]*RANDBETWEEN(0.3;1.9)/[.E1393]*[.D1393]" office:value-type="float" office:value="33336.8552485721" calcext:value-type="float">
            <text:p>33336.8552485721</text:p>
          </table:table-cell>
          <table:table-cell table:formula="of:=[.C1393]*RANDBETWEEN(0.3;1.9)" office:value-type="float" office:value="16695.427624286" calcext:value-type="float">
            <text:p>16695.427624286</text:p>
          </table:table-cell>
        </table:table-row>
        <table:table-row table:style-name="ro1">
          <table:table-cell office:value-type="float" office:value="66075" calcext:value-type="float">
            <text:p>66075</text:p>
          </table:table-cell>
          <table:table-cell office:value-type="string" calcext:value-type="string">
            <text:p>1134.9091720163312</text:p>
          </table:table-cell>
          <table:table-cell table:formula="of:=[.B1394]+RANDBETWEEN(-500;500)" office:value-type="float" office:value="690.909172016331" calcext:value-type="float">
            <text:p>690.9091720163</text:p>
          </table:table-cell>
          <table:table-cell table:formula="of:=[.B1394]*RANDBETWEEN(0.3;1.9)" office:value-type="float" office:value="1134.90917201633" calcext:value-type="float">
            <text:p>1134.9091720163</text:p>
          </table:table-cell>
          <table:table-cell table:formula="of:=[.D1394]*RANDBETWEEN(0.3;1.9)" office:value-type="float" office:value="1134.90917201633" calcext:value-type="float">
            <text:p>1134.9091720163</text:p>
          </table:table-cell>
          <table:table-cell table:formula="of:=[.B1394]*RANDBETWEEN(0.3;1.9)/[.E1394]*[.D1394]" office:value-type="float" office:value="1134.90917201633" calcext:value-type="float">
            <text:p>1134.9091720163</text:p>
          </table:table-cell>
          <table:table-cell table:formula="of:=[.C1394]*RANDBETWEEN(0.3;1.9)" office:value-type="float" office:value="690.909172016331" calcext:value-type="float">
            <text:p>690.9091720163</text:p>
          </table:table-cell>
        </table:table-row>
        <table:table-row table:style-name="ro1">
          <table:table-cell office:value-type="float" office:value="66076" calcext:value-type="float">
            <text:p>66076</text:p>
          </table:table-cell>
          <table:table-cell office:value-type="string" calcext:value-type="string">
            <text:p>749.5115420823605</text:p>
          </table:table-cell>
          <table:table-cell table:formula="of:=[.B1395]+RANDBETWEEN(-500;500)" office:value-type="float" office:value="1212.51154208236" calcext:value-type="float">
            <text:p>1212.5115420824</text:p>
          </table:table-cell>
          <table:table-cell table:formula="of:=[.B1395]*RANDBETWEEN(0.3;1.9)" office:value-type="float" office:value="1499.02308416472" calcext:value-type="float">
            <text:p>1499.0230841647</text:p>
          </table:table-cell>
          <table:table-cell table:formula="of:=[.D1395]*RANDBETWEEN(0.3;1.9)" office:value-type="float" office:value="1499.02308416472" calcext:value-type="float">
            <text:p>1499.0230841647</text:p>
          </table:table-cell>
          <table:table-cell table:formula="of:=[.B1395]*RANDBETWEEN(0.3;1.9)/[.E1395]*[.D1395]" office:value-type="float" office:value="749.511542082361" calcext:value-type="float">
            <text:p>749.5115420824</text:p>
          </table:table-cell>
          <table:table-cell table:formula="of:=[.C1395]*RANDBETWEEN(0.3;1.9)" office:value-type="float" office:value="2425.02308416472" calcext:value-type="float">
            <text:p>2425.0230841647</text:p>
          </table:table-cell>
        </table:table-row>
        <table:table-row table:style-name="ro1">
          <table:table-cell office:value-type="float" office:value="66077" calcext:value-type="float">
            <text:p>66077</text:p>
          </table:table-cell>
          <table:table-cell office:value-type="string" calcext:value-type="string">
            <text:p>269.90101341300004</text:p>
          </table:table-cell>
          <table:table-cell table:formula="of:=[.B1396]+RANDBETWEEN(-500;500)" office:value-type="float" office:value="-169.098986587" calcext:value-type="float">
            <text:p>-169.098986587</text:p>
          </table:table-cell>
          <table:table-cell table:formula="of:=[.B1396]*RANDBETWEEN(0.3;1.9)" office:value-type="float" office:value="539.802026826" calcext:value-type="float">
            <text:p>539.802026826</text:p>
          </table:table-cell>
          <table:table-cell table:formula="of:=[.D1396]*RANDBETWEEN(0.3;1.9)" office:value-type="float" office:value="1079.604053652" calcext:value-type="float">
            <text:p>1079.604053652</text:p>
          </table:table-cell>
          <table:table-cell table:formula="of:=[.B1396]*RANDBETWEEN(0.3;1.9)/[.E1396]*[.D1396]" office:value-type="float" office:value="134.9505067065" calcext:value-type="float">
            <text:p>134.9505067065</text:p>
          </table:table-cell>
          <table:table-cell table:formula="of:=[.C1396]*RANDBETWEEN(0.3;1.9)" office:value-type="float" office:value="-338.197973174" calcext:value-type="float">
            <text:p>-338.197973174</text:p>
          </table:table-cell>
        </table:table-row>
        <table:table-row table:style-name="ro1">
          <table:table-cell office:value-type="float" office:value="66078" calcext:value-type="float">
            <text:p>66078</text:p>
          </table:table-cell>
          <table:table-cell office:value-type="string" calcext:value-type="string">
            <text:p>873.2638397643864</text:p>
          </table:table-cell>
          <table:table-cell table:formula="of:=[.B1397]+RANDBETWEEN(-500;500)" office:value-type="float" office:value="378.263839764386" calcext:value-type="float">
            <text:p>378.2638397644</text:p>
          </table:table-cell>
          <table:table-cell table:formula="of:=[.B1397]*RANDBETWEEN(0.3;1.9)" office:value-type="float" office:value="873.263839764386" calcext:value-type="float">
            <text:p>873.2638397644</text:p>
          </table:table-cell>
          <table:table-cell table:formula="of:=[.D1397]*RANDBETWEEN(0.3;1.9)" office:value-type="float" office:value="1746.52767952877" calcext:value-type="float">
            <text:p>1746.5276795288</text:p>
          </table:table-cell>
          <table:table-cell table:formula="of:=[.B1397]*RANDBETWEEN(0.3;1.9)/[.E1397]*[.D1397]" office:value-type="float" office:value="436.631919882193" calcext:value-type="float">
            <text:p>436.6319198822</text:p>
          </table:table-cell>
          <table:table-cell table:formula="of:=[.C1397]*RANDBETWEEN(0.3;1.9)" office:value-type="float" office:value="756.527679528773" calcext:value-type="float">
            <text:p>756.5276795288</text:p>
          </table:table-cell>
        </table:table-row>
        <table:table-row table:style-name="ro1">
          <table:table-cell office:value-type="float" office:value="66079" calcext:value-type="float">
            <text:p>66079</text:p>
          </table:table-cell>
          <table:table-cell office:value-type="string" calcext:value-type="string">
            <text:p>248.62106726600004</text:p>
          </table:table-cell>
          <table:table-cell table:formula="of:=[.B1398]+RANDBETWEEN(-500;500)" office:value-type="float" office:value="-230.378932734" calcext:value-type="float">
            <text:p>-230.378932734</text:p>
          </table:table-cell>
          <table:table-cell table:formula="of:=[.B1398]*RANDBETWEEN(0.3;1.9)" office:value-type="float" office:value="248.621067266" calcext:value-type="float">
            <text:p>248.621067266</text:p>
          </table:table-cell>
          <table:table-cell table:formula="of:=[.D1398]*RANDBETWEEN(0.3;1.9)" office:value-type="float" office:value="248.621067266" calcext:value-type="float">
            <text:p>248.621067266</text:p>
          </table:table-cell>
          <table:table-cell table:formula="of:=[.B1398]*RANDBETWEEN(0.3;1.9)/[.E1398]*[.D1398]" office:value-type="float" office:value="497.242134532" calcext:value-type="float">
            <text:p>497.242134532</text:p>
          </table:table-cell>
          <table:table-cell table:formula="of:=[.C1398]*RANDBETWEEN(0.3;1.9)" office:value-type="float" office:value="-230.378932734" calcext:value-type="float">
            <text:p>-230.378932734</text:p>
          </table:table-cell>
        </table:table-row>
        <table:table-row table:style-name="ro1">
          <table:table-cell office:value-type="float" office:value="66080" calcext:value-type="float">
            <text:p>66080</text:p>
          </table:table-cell>
          <table:table-cell office:value-type="string" calcext:value-type="string">
            <text:p>8146.763083234827</text:p>
          </table:table-cell>
          <table:table-cell table:formula="of:=[.B1399]+RANDBETWEEN(-500;500)" office:value-type="float" office:value="8427.76308323483" calcext:value-type="float">
            <text:p>8427.7630832348</text:p>
          </table:table-cell>
          <table:table-cell table:formula="of:=[.B1399]*RANDBETWEEN(0.3;1.9)" office:value-type="float" office:value="8146.76308323483" calcext:value-type="float">
            <text:p>8146.7630832348</text:p>
          </table:table-cell>
          <table:table-cell table:formula="of:=[.D1399]*RANDBETWEEN(0.3;1.9)" office:value-type="float" office:value="8146.76308323483" calcext:value-type="float">
            <text:p>8146.7630832348</text:p>
          </table:table-cell>
          <table:table-cell table:formula="of:=[.B1399]*RANDBETWEEN(0.3;1.9)/[.E1399]*[.D1399]" office:value-type="float" office:value="16293.5261664697" calcext:value-type="float">
            <text:p>16293.5261664697</text:p>
          </table:table-cell>
          <table:table-cell table:formula="of:=[.C1399]*RANDBETWEEN(0.3;1.9)" office:value-type="float" office:value="16855.5261664697" calcext:value-type="float">
            <text:p>16855.5261664697</text:p>
          </table:table-cell>
        </table:table-row>
        <table:table-row table:style-name="ro1">
          <table:table-cell office:value-type="float" office:value="66081" calcext:value-type="float">
            <text:p>66081</text:p>
          </table:table-cell>
          <table:table-cell office:value-type="string" calcext:value-type="string">
            <text:p>591.725827014</text:p>
          </table:table-cell>
          <table:table-cell table:formula="of:=[.B1400]+RANDBETWEEN(-500;500)" office:value-type="float" office:value="387.725827014" calcext:value-type="float">
            <text:p>387.725827014</text:p>
          </table:table-cell>
          <table:table-cell table:formula="of:=[.B1400]*RANDBETWEEN(0.3;1.9)" office:value-type="float" office:value="591.725827014" calcext:value-type="float">
            <text:p>591.725827014</text:p>
          </table:table-cell>
          <table:table-cell table:formula="of:=[.D1400]*RANDBETWEEN(0.3;1.9)" office:value-type="float" office:value="1183.451654028" calcext:value-type="float">
            <text:p>1183.451654028</text:p>
          </table:table-cell>
          <table:table-cell table:formula="of:=[.B1400]*RANDBETWEEN(0.3;1.9)/[.E1400]*[.D1400]" office:value-type="float" office:value="295.862913507" calcext:value-type="float">
            <text:p>295.862913507</text:p>
          </table:table-cell>
          <table:table-cell table:formula="of:=[.C1400]*RANDBETWEEN(0.3;1.9)" office:value-type="float" office:value="387.725827014" calcext:value-type="float">
            <text:p>387.725827014</text:p>
          </table:table-cell>
        </table:table-row>
        <table:table-row table:style-name="ro1">
          <table:table-cell office:value-type="float" office:value="66082" calcext:value-type="float">
            <text:p>66082</text:p>
          </table:table-cell>
          <table:table-cell office:value-type="string" calcext:value-type="string">
            <text:p>3694.446653178824</text:p>
          </table:table-cell>
          <table:table-cell table:formula="of:=[.B1401]+RANDBETWEEN(-500;500)" office:value-type="float" office:value="3750.44665317882" calcext:value-type="float">
            <text:p>3750.4466531788</text:p>
          </table:table-cell>
          <table:table-cell table:formula="of:=[.B1401]*RANDBETWEEN(0.3;1.9)" office:value-type="float" office:value="3694.44665317882" calcext:value-type="float">
            <text:p>3694.4466531788</text:p>
          </table:table-cell>
          <table:table-cell table:formula="of:=[.D1401]*RANDBETWEEN(0.3;1.9)" office:value-type="float" office:value="7388.89330635765" calcext:value-type="float">
            <text:p>7388.8933063577</text:p>
          </table:table-cell>
          <table:table-cell table:formula="of:=[.B1401]*RANDBETWEEN(0.3;1.9)/[.E1401]*[.D1401]" office:value-type="float" office:value="1847.22332658941" calcext:value-type="float">
            <text:p>1847.2233265894</text:p>
          </table:table-cell>
          <table:table-cell table:formula="of:=[.C1401]*RANDBETWEEN(0.3;1.9)" office:value-type="float" office:value="3750.44665317882" calcext:value-type="float">
            <text:p>3750.4466531788</text:p>
          </table:table-cell>
        </table:table-row>
        <table:table-row table:style-name="ro1">
          <table:table-cell office:value-type="float" office:value="66083" calcext:value-type="float">
            <text:p>66083</text:p>
          </table:table-cell>
          <table:table-cell office:value-type="string" calcext:value-type="string">
            <text:p>275.517361236</text:p>
          </table:table-cell>
          <table:table-cell table:formula="of:=[.B1402]+RANDBETWEEN(-500;500)" office:value-type="float" office:value="4.517361236" calcext:value-type="float">
            <text:p>4.517361236</text:p>
          </table:table-cell>
          <table:table-cell table:formula="of:=[.B1402]*RANDBETWEEN(0.3;1.9)" office:value-type="float" office:value="275.517361236" calcext:value-type="float">
            <text:p>275.517361236</text:p>
          </table:table-cell>
          <table:table-cell table:formula="of:=[.D1402]*RANDBETWEEN(0.3;1.9)" office:value-type="float" office:value="275.517361236" calcext:value-type="float">
            <text:p>275.517361236</text:p>
          </table:table-cell>
          <table:table-cell table:formula="of:=[.B1402]*RANDBETWEEN(0.3;1.9)/[.E1402]*[.D1402]" office:value-type="float" office:value="551.034722472" calcext:value-type="float">
            <text:p>551.034722472</text:p>
          </table:table-cell>
          <table:table-cell table:formula="of:=[.C1402]*RANDBETWEEN(0.3;1.9)" office:value-type="float" office:value="9.034722472" calcext:value-type="float">
            <text:p>9.034722472</text:p>
          </table:table-cell>
        </table:table-row>
        <table:table-row table:style-name="ro1">
          <table:table-cell office:value-type="float" office:value="66084" calcext:value-type="float">
            <text:p>66084</text:p>
          </table:table-cell>
          <table:table-cell office:value-type="string" calcext:value-type="string">
            <text:p>5269.207645896382</text:p>
          </table:table-cell>
          <table:table-cell table:formula="of:=[.B1403]+RANDBETWEEN(-500;500)" office:value-type="float" office:value="5692.20764589638" calcext:value-type="float">
            <text:p>5692.2076458964</text:p>
          </table:table-cell>
          <table:table-cell table:formula="of:=[.B1403]*RANDBETWEEN(0.3;1.9)" office:value-type="float" office:value="5269.20764589638" calcext:value-type="float">
            <text:p>5269.2076458964</text:p>
          </table:table-cell>
          <table:table-cell table:formula="of:=[.D1403]*RANDBETWEEN(0.3;1.9)" office:value-type="float" office:value="10538.4152917928" calcext:value-type="float">
            <text:p>10538.4152917928</text:p>
          </table:table-cell>
          <table:table-cell table:formula="of:=[.B1403]*RANDBETWEEN(0.3;1.9)/[.E1403]*[.D1403]" office:value-type="float" office:value="5269.20764589638" calcext:value-type="float">
            <text:p>5269.2076458964</text:p>
          </table:table-cell>
          <table:table-cell table:formula="of:=[.C1403]*RANDBETWEEN(0.3;1.9)" office:value-type="float" office:value="11384.4152917928" calcext:value-type="float">
            <text:p>11384.4152917928</text:p>
          </table:table-cell>
        </table:table-row>
        <table:table-row table:style-name="ro1">
          <table:table-cell office:value-type="float" office:value="66085" calcext:value-type="float">
            <text:p>66085</text:p>
          </table:table-cell>
          <table:table-cell office:value-type="string" calcext:value-type="string">
            <text:p>5267.177423360627</text:p>
          </table:table-cell>
          <table:table-cell table:formula="of:=[.B1404]+RANDBETWEEN(-500;500)" office:value-type="float" office:value="5109.17742336063" calcext:value-type="float">
            <text:p>5109.1774233606</text:p>
          </table:table-cell>
          <table:table-cell table:formula="of:=[.B1404]*RANDBETWEEN(0.3;1.9)" office:value-type="float" office:value="5267.17742336063" calcext:value-type="float">
            <text:p>5267.1774233606</text:p>
          </table:table-cell>
          <table:table-cell table:formula="of:=[.D1404]*RANDBETWEEN(0.3;1.9)" office:value-type="float" office:value="10534.3548467213" calcext:value-type="float">
            <text:p>10534.3548467213</text:p>
          </table:table-cell>
          <table:table-cell table:formula="of:=[.B1404]*RANDBETWEEN(0.3;1.9)/[.E1404]*[.D1404]" office:value-type="float" office:value="2633.58871168031" calcext:value-type="float">
            <text:p>2633.5887116803</text:p>
          </table:table-cell>
          <table:table-cell table:formula="of:=[.C1404]*RANDBETWEEN(0.3;1.9)" office:value-type="float" office:value="10218.3548467213" calcext:value-type="float">
            <text:p>10218.3548467213</text:p>
          </table:table-cell>
        </table:table-row>
        <table:table-row table:style-name="ro1">
          <table:table-cell office:value-type="float" office:value="66086" calcext:value-type="float">
            <text:p>66086</text:p>
          </table:table-cell>
          <table:table-cell office:value-type="string" calcext:value-type="string">
            <text:p>3049.5662203547004</text:p>
          </table:table-cell>
          <table:table-cell table:formula="of:=[.B1405]+RANDBETWEEN(-500;500)" office:value-type="float" office:value="2647.5662203547" calcext:value-type="float">
            <text:p>2647.5662203547</text:p>
          </table:table-cell>
          <table:table-cell table:formula="of:=[.B1405]*RANDBETWEEN(0.3;1.9)" office:value-type="float" office:value="3049.5662203547" calcext:value-type="float">
            <text:p>3049.5662203547</text:p>
          </table:table-cell>
          <table:table-cell table:formula="of:=[.D1405]*RANDBETWEEN(0.3;1.9)" office:value-type="float" office:value="6099.1324407094" calcext:value-type="float">
            <text:p>6099.1324407094</text:p>
          </table:table-cell>
          <table:table-cell table:formula="of:=[.B1405]*RANDBETWEEN(0.3;1.9)/[.E1405]*[.D1405]" office:value-type="float" office:value="1524.78311017735" calcext:value-type="float">
            <text:p>1524.7831101774</text:p>
          </table:table-cell>
          <table:table-cell table:formula="of:=[.C1405]*RANDBETWEEN(0.3;1.9)" office:value-type="float" office:value="2647.5662203547" calcext:value-type="float">
            <text:p>2647.5662203547</text:p>
          </table:table-cell>
        </table:table-row>
        <table:table-row table:style-name="ro1">
          <table:table-cell office:value-type="float" office:value="66088" calcext:value-type="float">
            <text:p>66088</text:p>
          </table:table-cell>
          <table:table-cell office:value-type="string" calcext:value-type="string">
            <text:p>60610.87035298918</text:p>
          </table:table-cell>
          <table:table-cell table:formula="of:=[.B1406]+RANDBETWEEN(-500;500)" office:value-type="float" office:value="61082.8703529892" calcext:value-type="float">
            <text:p>61082.8703529892</text:p>
          </table:table-cell>
          <table:table-cell table:formula="of:=[.B1406]*RANDBETWEEN(0.3;1.9)" office:value-type="float" office:value="121221.740705978" calcext:value-type="float">
            <text:p>121221.740705978</text:p>
          </table:table-cell>
          <table:table-cell table:formula="of:=[.D1406]*RANDBETWEEN(0.3;1.9)" office:value-type="float" office:value="121221.740705978" calcext:value-type="float">
            <text:p>121221.740705978</text:p>
          </table:table-cell>
          <table:table-cell table:formula="of:=[.B1406]*RANDBETWEEN(0.3;1.9)/[.E1406]*[.D1406]" office:value-type="float" office:value="121221.740705978" calcext:value-type="float">
            <text:p>121221.740705978</text:p>
          </table:table-cell>
          <table:table-cell table:formula="of:=[.C1406]*RANDBETWEEN(0.3;1.9)" office:value-type="float" office:value="61082.8703529892" calcext:value-type="float">
            <text:p>61082.8703529892</text:p>
          </table:table-cell>
        </table:table-row>
        <table:table-row table:style-name="ro1">
          <table:table-cell office:value-type="float" office:value="66089" calcext:value-type="float">
            <text:p>66089</text:p>
          </table:table-cell>
          <table:table-cell office:value-type="string" calcext:value-type="string">
            <text:p>1285.826427596</text:p>
          </table:table-cell>
          <table:table-cell table:formula="of:=[.B1407]+RANDBETWEEN(-500;500)" office:value-type="float" office:value="1272.826427596" calcext:value-type="float">
            <text:p>1272.826427596</text:p>
          </table:table-cell>
          <table:table-cell table:formula="of:=[.B1407]*RANDBETWEEN(0.3;1.9)" office:value-type="float" office:value="2571.652855192" calcext:value-type="float">
            <text:p>2571.652855192</text:p>
          </table:table-cell>
          <table:table-cell table:formula="of:=[.D1407]*RANDBETWEEN(0.3;1.9)" office:value-type="float" office:value="2571.652855192" calcext:value-type="float">
            <text:p>2571.652855192</text:p>
          </table:table-cell>
          <table:table-cell table:formula="of:=[.B1407]*RANDBETWEEN(0.3;1.9)/[.E1407]*[.D1407]" office:value-type="float" office:value="2571.652855192" calcext:value-type="float">
            <text:p>2571.652855192</text:p>
          </table:table-cell>
          <table:table-cell table:formula="of:=[.C1407]*RANDBETWEEN(0.3;1.9)" office:value-type="float" office:value="1272.826427596" calcext:value-type="float">
            <text:p>1272.826427596</text:p>
          </table:table-cell>
        </table:table-row>
        <table:table-row table:style-name="ro1">
          <table:table-cell office:value-type="float" office:value="66090" calcext:value-type="float">
            <text:p>66090</text:p>
          </table:table-cell>
          <table:table-cell office:value-type="string" calcext:value-type="string">
            <text:p>665.5068020546903</text:p>
          </table:table-cell>
          <table:table-cell table:formula="of:=[.B1408]+RANDBETWEEN(-500;500)" office:value-type="float" office:value="1149.50680205469" calcext:value-type="float">
            <text:p>1149.5068020547</text:p>
          </table:table-cell>
          <table:table-cell table:formula="of:=[.B1408]*RANDBETWEEN(0.3;1.9)" office:value-type="float" office:value="665.50680205469" calcext:value-type="float">
            <text:p>665.5068020547</text:p>
          </table:table-cell>
          <table:table-cell table:formula="of:=[.D1408]*RANDBETWEEN(0.3;1.9)" office:value-type="float" office:value="1331.01360410938" calcext:value-type="float">
            <text:p>1331.0136041094</text:p>
          </table:table-cell>
          <table:table-cell table:formula="of:=[.B1408]*RANDBETWEEN(0.3;1.9)/[.E1408]*[.D1408]" office:value-type="float" office:value="665.50680205469" calcext:value-type="float">
            <text:p>665.5068020547</text:p>
          </table:table-cell>
          <table:table-cell table:formula="of:=[.C1408]*RANDBETWEEN(0.3;1.9)" office:value-type="float" office:value="2299.01360410938" calcext:value-type="float">
            <text:p>2299.0136041094</text:p>
          </table:table-cell>
        </table:table-row>
        <table:table-row table:style-name="ro1">
          <table:table-cell office:value-type="float" office:value="66091" calcext:value-type="float">
            <text:p>66091</text:p>
          </table:table-cell>
          <table:table-cell office:value-type="string" calcext:value-type="string">
            <text:p>632.7088265229527</text:p>
          </table:table-cell>
          <table:table-cell table:formula="of:=[.B1409]+RANDBETWEEN(-500;500)" office:value-type="float" office:value="820.708826522953" calcext:value-type="float">
            <text:p>820.708826523</text:p>
          </table:table-cell>
          <table:table-cell table:formula="of:=[.B1409]*RANDBETWEEN(0.3;1.9)" office:value-type="float" office:value="1265.41765304591" calcext:value-type="float">
            <text:p>1265.4176530459</text:p>
          </table:table-cell>
          <table:table-cell table:formula="of:=[.D1409]*RANDBETWEEN(0.3;1.9)" office:value-type="float" office:value="2530.83530609181" calcext:value-type="float">
            <text:p>2530.8353060918</text:p>
          </table:table-cell>
          <table:table-cell table:formula="of:=[.B1409]*RANDBETWEEN(0.3;1.9)/[.E1409]*[.D1409]" office:value-type="float" office:value="632.708826522953" calcext:value-type="float">
            <text:p>632.708826523</text:p>
          </table:table-cell>
          <table:table-cell table:formula="of:=[.C1409]*RANDBETWEEN(0.3;1.9)" office:value-type="float" office:value="1641.41765304591" calcext:value-type="float">
            <text:p>1641.4176530459</text:p>
          </table:table-cell>
        </table:table-row>
        <table:table-row table:style-name="ro1">
          <table:table-cell office:value-type="float" office:value="66092" calcext:value-type="float">
            <text:p>66092</text:p>
          </table:table-cell>
          <table:table-cell office:value-type="string" calcext:value-type="string">
            <text:p>423.621214102</text:p>
          </table:table-cell>
          <table:table-cell table:formula="of:=[.B1410]+RANDBETWEEN(-500;500)" office:value-type="float" office:value="718.621214102" calcext:value-type="float">
            <text:p>718.621214102</text:p>
          </table:table-cell>
          <table:table-cell table:formula="of:=[.B1410]*RANDBETWEEN(0.3;1.9)" office:value-type="float" office:value="423.621214102" calcext:value-type="float">
            <text:p>423.621214102</text:p>
          </table:table-cell>
          <table:table-cell table:formula="of:=[.D1410]*RANDBETWEEN(0.3;1.9)" office:value-type="float" office:value="423.621214102" calcext:value-type="float">
            <text:p>423.621214102</text:p>
          </table:table-cell>
          <table:table-cell table:formula="of:=[.B1410]*RANDBETWEEN(0.3;1.9)/[.E1410]*[.D1410]" office:value-type="float" office:value="847.242428204" calcext:value-type="float">
            <text:p>847.242428204</text:p>
          </table:table-cell>
          <table:table-cell table:formula="of:=[.C1410]*RANDBETWEEN(0.3;1.9)" office:value-type="float" office:value="1437.242428204" calcext:value-type="float">
            <text:p>1437.242428204</text:p>
          </table:table-cell>
        </table:table-row>
        <table:table-row table:style-name="ro1">
          <table:table-cell office:value-type="float" office:value="66093" calcext:value-type="float">
            <text:p>66093</text:p>
          </table:table-cell>
          <table:table-cell office:value-type="string" calcext:value-type="string">
            <text:p>7139.725291228816</text:p>
          </table:table-cell>
          <table:table-cell table:formula="of:=[.B1411]+RANDBETWEEN(-500;500)" office:value-type="float" office:value="7241.72529122882" calcext:value-type="float">
            <text:p>7241.7252912288</text:p>
          </table:table-cell>
          <table:table-cell table:formula="of:=[.B1411]*RANDBETWEEN(0.3;1.9)" office:value-type="float" office:value="14279.4505824576" calcext:value-type="float">
            <text:p>14279.4505824576</text:p>
          </table:table-cell>
          <table:table-cell table:formula="of:=[.D1411]*RANDBETWEEN(0.3;1.9)" office:value-type="float" office:value="14279.4505824576" calcext:value-type="float">
            <text:p>14279.4505824576</text:p>
          </table:table-cell>
          <table:table-cell table:formula="of:=[.B1411]*RANDBETWEEN(0.3;1.9)/[.E1411]*[.D1411]" office:value-type="float" office:value="7139.72529122882" calcext:value-type="float">
            <text:p>7139.7252912288</text:p>
          </table:table-cell>
          <table:table-cell table:formula="of:=[.C1411]*RANDBETWEEN(0.3;1.9)" office:value-type="float" office:value="7241.72529122882" calcext:value-type="float">
            <text:p>7241.7252912288</text:p>
          </table:table-cell>
        </table:table-row>
        <table:table-row table:style-name="ro1">
          <table:table-cell office:value-type="float" office:value="66094" calcext:value-type="float">
            <text:p>66094</text:p>
          </table:table-cell>
          <table:table-cell office:value-type="string" calcext:value-type="string">
            <text:p>7099.733464138902</text:p>
          </table:table-cell>
          <table:table-cell table:formula="of:=[.B1412]+RANDBETWEEN(-500;500)" office:value-type="float" office:value="7252.7334641389" calcext:value-type="float">
            <text:p>7252.7334641389</text:p>
          </table:table-cell>
          <table:table-cell table:formula="of:=[.B1412]*RANDBETWEEN(0.3;1.9)" office:value-type="float" office:value="7099.7334641389" calcext:value-type="float">
            <text:p>7099.7334641389</text:p>
          </table:table-cell>
          <table:table-cell table:formula="of:=[.D1412]*RANDBETWEEN(0.3;1.9)" office:value-type="float" office:value="14199.4669282778" calcext:value-type="float">
            <text:p>14199.4669282778</text:p>
          </table:table-cell>
          <table:table-cell table:formula="of:=[.B1412]*RANDBETWEEN(0.3;1.9)/[.E1412]*[.D1412]" office:value-type="float" office:value="3549.86673206945" calcext:value-type="float">
            <text:p>3549.8667320695</text:p>
          </table:table-cell>
          <table:table-cell table:formula="of:=[.C1412]*RANDBETWEEN(0.3;1.9)" office:value-type="float" office:value="14505.4669282778" calcext:value-type="float">
            <text:p>14505.4669282778</text:p>
          </table:table-cell>
        </table:table-row>
        <table:table-row table:style-name="ro1">
          <table:table-cell office:value-type="float" office:value="66095" calcext:value-type="float">
            <text:p>66095</text:p>
          </table:table-cell>
          <table:table-cell office:value-type="string" calcext:value-type="string">
            <text:p>10633.011924772198</text:p>
          </table:table-cell>
          <table:table-cell table:formula="of:=[.B1413]+RANDBETWEEN(-500;500)" office:value-type="float" office:value="10957.0119247722" calcext:value-type="float">
            <text:p>10957.0119247722</text:p>
          </table:table-cell>
          <table:table-cell table:formula="of:=[.B1413]*RANDBETWEEN(0.3;1.9)" office:value-type="float" office:value="10633.0119247722" calcext:value-type="float">
            <text:p>10633.0119247722</text:p>
          </table:table-cell>
          <table:table-cell table:formula="of:=[.D1413]*RANDBETWEEN(0.3;1.9)" office:value-type="float" office:value="21266.0238495444" calcext:value-type="float">
            <text:p>21266.0238495444</text:p>
          </table:table-cell>
          <table:table-cell table:formula="of:=[.B1413]*RANDBETWEEN(0.3;1.9)/[.E1413]*[.D1413]" office:value-type="float" office:value="5316.5059623861" calcext:value-type="float">
            <text:p>5316.5059623861</text:p>
          </table:table-cell>
          <table:table-cell table:formula="of:=[.C1413]*RANDBETWEEN(0.3;1.9)" office:value-type="float" office:value="10957.0119247722" calcext:value-type="float">
            <text:p>10957.0119247722</text:p>
          </table:table-cell>
        </table:table-row>
        <table:table-row table:style-name="ro1">
          <table:table-cell office:value-type="float" office:value="66096" calcext:value-type="float">
            <text:p>66096</text:p>
          </table:table-cell>
          <table:table-cell office:value-type="string" calcext:value-type="string">
            <text:p>3831.94973814</text:p>
          </table:table-cell>
          <table:table-cell table:formula="of:=[.B1414]+RANDBETWEEN(-500;500)" office:value-type="float" office:value="4052.94973814" calcext:value-type="float">
            <text:p>4052.94973814</text:p>
          </table:table-cell>
          <table:table-cell table:formula="of:=[.B1414]*RANDBETWEEN(0.3;1.9)" office:value-type="float" office:value="3831.94973814" calcext:value-type="float">
            <text:p>3831.94973814</text:p>
          </table:table-cell>
          <table:table-cell table:formula="of:=[.D1414]*RANDBETWEEN(0.3;1.9)" office:value-type="float" office:value="7663.89947628" calcext:value-type="float">
            <text:p>7663.89947628</text:p>
          </table:table-cell>
          <table:table-cell table:formula="of:=[.B1414]*RANDBETWEEN(0.3;1.9)/[.E1414]*[.D1414]" office:value-type="float" office:value="1915.97486907" calcext:value-type="float">
            <text:p>1915.97486907</text:p>
          </table:table-cell>
          <table:table-cell table:formula="of:=[.C1414]*RANDBETWEEN(0.3;1.9)" office:value-type="float" office:value="8105.89947628" calcext:value-type="float">
            <text:p>8105.89947628</text:p>
          </table:table-cell>
        </table:table-row>
        <table:table-row table:style-name="ro1">
          <table:table-cell office:value-type="float" office:value="66097" calcext:value-type="float">
            <text:p>66097</text:p>
          </table:table-cell>
          <table:table-cell office:value-type="string" calcext:value-type="string">
            <text:p>1452.8386050029376</text:p>
          </table:table-cell>
          <table:table-cell table:formula="of:=[.B1415]+RANDBETWEEN(-500;500)" office:value-type="float" office:value="1867.83860500294" calcext:value-type="float">
            <text:p>1867.8386050029</text:p>
          </table:table-cell>
          <table:table-cell table:formula="of:=[.B1415]*RANDBETWEEN(0.3;1.9)" office:value-type="float" office:value="2905.67721000588" calcext:value-type="float">
            <text:p>2905.6772100059</text:p>
          </table:table-cell>
          <table:table-cell table:formula="of:=[.D1415]*RANDBETWEEN(0.3;1.9)" office:value-type="float" office:value="5811.35442001175" calcext:value-type="float">
            <text:p>5811.3544200118</text:p>
          </table:table-cell>
          <table:table-cell table:formula="of:=[.B1415]*RANDBETWEEN(0.3;1.9)/[.E1415]*[.D1415]" office:value-type="float" office:value="726.419302501469" calcext:value-type="float">
            <text:p>726.4193025015</text:p>
          </table:table-cell>
          <table:table-cell table:formula="of:=[.C1415]*RANDBETWEEN(0.3;1.9)" office:value-type="float" office:value="1867.83860500294" calcext:value-type="float">
            <text:p>1867.8386050029</text:p>
          </table:table-cell>
        </table:table-row>
        <table:table-row table:style-name="ro1">
          <table:table-cell office:value-type="float" office:value="66098" calcext:value-type="float">
            <text:p>66098</text:p>
          </table:table-cell>
          <table:table-cell office:value-type="string" calcext:value-type="string">
            <text:p>5166.917257506089</text:p>
          </table:table-cell>
          <table:table-cell table:formula="of:=[.B1416]+RANDBETWEEN(-500;500)" office:value-type="float" office:value="4746.91725750609" calcext:value-type="float">
            <text:p>4746.9172575061</text:p>
          </table:table-cell>
          <table:table-cell table:formula="of:=[.B1416]*RANDBETWEEN(0.3;1.9)" office:value-type="float" office:value="10333.8345150122" calcext:value-type="float">
            <text:p>10333.8345150122</text:p>
          </table:table-cell>
          <table:table-cell table:formula="of:=[.D1416]*RANDBETWEEN(0.3;1.9)" office:value-type="float" office:value="10333.8345150122" calcext:value-type="float">
            <text:p>10333.8345150122</text:p>
          </table:table-cell>
          <table:table-cell table:formula="of:=[.B1416]*RANDBETWEEN(0.3;1.9)/[.E1416]*[.D1416]" office:value-type="float" office:value="10333.8345150122" calcext:value-type="float">
            <text:p>10333.8345150122</text:p>
          </table:table-cell>
          <table:table-cell table:formula="of:=[.C1416]*RANDBETWEEN(0.3;1.9)" office:value-type="float" office:value="4746.91725750609" calcext:value-type="float">
            <text:p>4746.9172575061</text:p>
          </table:table-cell>
        </table:table-row>
        <table:table-row table:style-name="ro1">
          <table:table-cell office:value-type="float" office:value="66099" calcext:value-type="float">
            <text:p>66099</text:p>
          </table:table-cell>
          <table:table-cell office:value-type="string" calcext:value-type="string">
            <text:p>2218.2590078472726</text:p>
          </table:table-cell>
          <table:table-cell table:formula="of:=[.B1417]+RANDBETWEEN(-500;500)" office:value-type="float" office:value="2152.25900784727" calcext:value-type="float">
            <text:p>2152.2590078473</text:p>
          </table:table-cell>
          <table:table-cell table:formula="of:=[.B1417]*RANDBETWEEN(0.3;1.9)" office:value-type="float" office:value="4436.51801569455" calcext:value-type="float">
            <text:p>4436.5180156946</text:p>
          </table:table-cell>
          <table:table-cell table:formula="of:=[.D1417]*RANDBETWEEN(0.3;1.9)" office:value-type="float" office:value="4436.51801569455" calcext:value-type="float">
            <text:p>4436.5180156946</text:p>
          </table:table-cell>
          <table:table-cell table:formula="of:=[.B1417]*RANDBETWEEN(0.3;1.9)/[.E1417]*[.D1417]" office:value-type="float" office:value="2218.25900784727" calcext:value-type="float">
            <text:p>2218.2590078473</text:p>
          </table:table-cell>
          <table:table-cell table:formula="of:=[.C1417]*RANDBETWEEN(0.3;1.9)" office:value-type="float" office:value="4304.51801569455" calcext:value-type="float">
            <text:p>4304.5180156946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string" calcext:value-type="string">
            <text:p>1064.864892269</text:p>
          </table:table-cell>
          <table:table-cell table:formula="of:=[.B1418]+RANDBETWEEN(-500;500)" office:value-type="float" office:value="611.864892269" calcext:value-type="float">
            <text:p>611.864892269</text:p>
          </table:table-cell>
          <table:table-cell table:formula="of:=[.B1418]*RANDBETWEEN(0.3;1.9)" office:value-type="float" office:value="1064.864892269" calcext:value-type="float">
            <text:p>1064.864892269</text:p>
          </table:table-cell>
          <table:table-cell table:formula="of:=[.D1418]*RANDBETWEEN(0.3;1.9)" office:value-type="float" office:value="1064.864892269" calcext:value-type="float">
            <text:p>1064.864892269</text:p>
          </table:table-cell>
          <table:table-cell table:formula="of:=[.B1418]*RANDBETWEEN(0.3;1.9)/[.E1418]*[.D1418]" office:value-type="float" office:value="2129.729784538" calcext:value-type="float">
            <text:p>2129.729784538</text:p>
          </table:table-cell>
          <table:table-cell table:formula="of:=[.C1418]*RANDBETWEEN(0.3;1.9)" office:value-type="float" office:value="1223.729784538" calcext:value-type="float">
            <text:p>1223.729784538</text:p>
          </table:table-cell>
        </table:table-row>
        <table:table-row table:style-name="ro1">
          <table:table-cell office:value-type="float" office:value="66101" calcext:value-type="float">
            <text:p>66101</text:p>
          </table:table-cell>
          <table:table-cell office:value-type="string" calcext:value-type="string">
            <text:p>5337.408217324183</text:p>
          </table:table-cell>
          <table:table-cell table:formula="of:=[.B1419]+RANDBETWEEN(-500;500)" office:value-type="float" office:value="5223.40821732418" calcext:value-type="float">
            <text:p>5223.4082173242</text:p>
          </table:table-cell>
          <table:table-cell table:formula="of:=[.B1419]*RANDBETWEEN(0.3;1.9)" office:value-type="float" office:value="10674.8164346484" calcext:value-type="float">
            <text:p>10674.8164346484</text:p>
          </table:table-cell>
          <table:table-cell table:formula="of:=[.D1419]*RANDBETWEEN(0.3;1.9)" office:value-type="float" office:value="10674.8164346484" calcext:value-type="float">
            <text:p>10674.8164346484</text:p>
          </table:table-cell>
          <table:table-cell table:formula="of:=[.B1419]*RANDBETWEEN(0.3;1.9)/[.E1419]*[.D1419]" office:value-type="float" office:value="5337.40821732418" calcext:value-type="float">
            <text:p>5337.4082173242</text:p>
          </table:table-cell>
          <table:table-cell table:formula="of:=[.C1419]*RANDBETWEEN(0.3;1.9)" office:value-type="float" office:value="5223.40821732418" calcext:value-type="float">
            <text:p>5223.4082173242</text:p>
          </table:table-cell>
        </table:table-row>
        <table:table-row table:style-name="ro1">
          <table:table-cell office:value-type="float" office:value="66102" calcext:value-type="float">
            <text:p>66102</text:p>
          </table:table-cell>
          <table:table-cell office:value-type="string" calcext:value-type="string">
            <text:p>989.2985530603999</text:p>
          </table:table-cell>
          <table:table-cell table:formula="of:=[.B1420]+RANDBETWEEN(-500;500)" office:value-type="float" office:value="532.2985530604" calcext:value-type="float">
            <text:p>532.2985530604</text:p>
          </table:table-cell>
          <table:table-cell table:formula="of:=[.B1420]*RANDBETWEEN(0.3;1.9)" office:value-type="float" office:value="1978.5971061208" calcext:value-type="float">
            <text:p>1978.5971061208</text:p>
          </table:table-cell>
          <table:table-cell table:formula="of:=[.D1420]*RANDBETWEEN(0.3;1.9)" office:value-type="float" office:value="1978.5971061208" calcext:value-type="float">
            <text:p>1978.5971061208</text:p>
          </table:table-cell>
          <table:table-cell table:formula="of:=[.B1420]*RANDBETWEEN(0.3;1.9)/[.E1420]*[.D1420]" office:value-type="float" office:value="989.2985530604" calcext:value-type="float">
            <text:p>989.2985530604</text:p>
          </table:table-cell>
          <table:table-cell table:formula="of:=[.C1420]*RANDBETWEEN(0.3;1.9)" office:value-type="float" office:value="1064.5971061208" calcext:value-type="float">
            <text:p>1064.5971061208</text:p>
          </table:table-cell>
        </table:table-row>
        <table:table-row table:style-name="ro1">
          <table:table-cell office:value-type="float" office:value="66103" calcext:value-type="float">
            <text:p>66103</text:p>
          </table:table-cell>
          <table:table-cell office:value-type="string" calcext:value-type="string">
            <text:p>8646.255748493078</text:p>
          </table:table-cell>
          <table:table-cell table:formula="of:=[.B1421]+RANDBETWEEN(-500;500)" office:value-type="float" office:value="8853.25574849308" calcext:value-type="float">
            <text:p>8853.2557484931</text:p>
          </table:table-cell>
          <table:table-cell table:formula="of:=[.B1421]*RANDBETWEEN(0.3;1.9)" office:value-type="float" office:value="8646.25574849308" calcext:value-type="float">
            <text:p>8646.2557484931</text:p>
          </table:table-cell>
          <table:table-cell table:formula="of:=[.D1421]*RANDBETWEEN(0.3;1.9)" office:value-type="float" office:value="8646.25574849308" calcext:value-type="float">
            <text:p>8646.2557484931</text:p>
          </table:table-cell>
          <table:table-cell table:formula="of:=[.B1421]*RANDBETWEEN(0.3;1.9)/[.E1421]*[.D1421]" office:value-type="float" office:value="8646.25574849308" calcext:value-type="float">
            <text:p>8646.2557484931</text:p>
          </table:table-cell>
          <table:table-cell table:formula="of:=[.C1421]*RANDBETWEEN(0.3;1.9)" office:value-type="float" office:value="17706.5114969862" calcext:value-type="float">
            <text:p>17706.5114969862</text:p>
          </table:table-cell>
        </table:table-row>
        <table:table-row table:style-name="ro1">
          <table:table-cell office:value-type="float" office:value="66104" calcext:value-type="float">
            <text:p>66104</text:p>
          </table:table-cell>
          <table:table-cell office:value-type="string" calcext:value-type="string">
            <text:p>1031.8503721910001</text:p>
          </table:table-cell>
          <table:table-cell table:formula="of:=[.B1422]+RANDBETWEEN(-500;500)" office:value-type="float" office:value="1021.850372191" calcext:value-type="float">
            <text:p>1021.850372191</text:p>
          </table:table-cell>
          <table:table-cell table:formula="of:=[.B1422]*RANDBETWEEN(0.3;1.9)" office:value-type="float" office:value="1031.850372191" calcext:value-type="float">
            <text:p>1031.850372191</text:p>
          </table:table-cell>
          <table:table-cell table:formula="of:=[.D1422]*RANDBETWEEN(0.3;1.9)" office:value-type="float" office:value="1031.850372191" calcext:value-type="float">
            <text:p>1031.850372191</text:p>
          </table:table-cell>
          <table:table-cell table:formula="of:=[.B1422]*RANDBETWEEN(0.3;1.9)/[.E1422]*[.D1422]" office:value-type="float" office:value="2063.700744382" calcext:value-type="float">
            <text:p>2063.700744382</text:p>
          </table:table-cell>
          <table:table-cell table:formula="of:=[.C1422]*RANDBETWEEN(0.3;1.9)" office:value-type="float" office:value="2043.700744382" calcext:value-type="float">
            <text:p>2043.700744382</text:p>
          </table:table-cell>
        </table:table-row>
        <table:table-row table:style-name="ro1">
          <table:table-cell office:value-type="float" office:value="66105" calcext:value-type="float">
            <text:p>66105</text:p>
          </table:table-cell>
          <table:table-cell office:value-type="string" calcext:value-type="string">
            <text:p>4783.258615670848</text:p>
          </table:table-cell>
          <table:table-cell table:formula="of:=[.B1423]+RANDBETWEEN(-500;500)" office:value-type="float" office:value="4389.25861567085" calcext:value-type="float">
            <text:p>4389.2586156709</text:p>
          </table:table-cell>
          <table:table-cell table:formula="of:=[.B1423]*RANDBETWEEN(0.3;1.9)" office:value-type="float" office:value="9566.5172313417" calcext:value-type="float">
            <text:p>9566.5172313417</text:p>
          </table:table-cell>
          <table:table-cell table:formula="of:=[.D1423]*RANDBETWEEN(0.3;1.9)" office:value-type="float" office:value="19133.0344626834" calcext:value-type="float">
            <text:p>19133.0344626834</text:p>
          </table:table-cell>
          <table:table-cell table:formula="of:=[.B1423]*RANDBETWEEN(0.3;1.9)/[.E1423]*[.D1423]" office:value-type="float" office:value="2391.62930783542" calcext:value-type="float">
            <text:p>2391.6293078354</text:p>
          </table:table-cell>
          <table:table-cell table:formula="of:=[.C1423]*RANDBETWEEN(0.3;1.9)" office:value-type="float" office:value="8778.5172313417" calcext:value-type="float">
            <text:p>8778.5172313417</text:p>
          </table:table-cell>
        </table:table-row>
        <table:table-row table:style-name="ro1">
          <table:table-cell office:value-type="float" office:value="66106" calcext:value-type="float">
            <text:p>66106</text:p>
          </table:table-cell>
          <table:table-cell office:value-type="string" calcext:value-type="string">
            <text:p>143559.3804017526</text:p>
          </table:table-cell>
          <table:table-cell table:formula="of:=[.B1424]+RANDBETWEEN(-500;500)" office:value-type="float" office:value="143293.380401753" calcext:value-type="float">
            <text:p>143293.380401753</text:p>
          </table:table-cell>
          <table:table-cell table:formula="of:=[.B1424]*RANDBETWEEN(0.3;1.9)" office:value-type="float" office:value="287118.760803505" calcext:value-type="float">
            <text:p>287118.760803505</text:p>
          </table:table-cell>
          <table:table-cell table:formula="of:=[.D1424]*RANDBETWEEN(0.3;1.9)" office:value-type="float" office:value="287118.760803505" calcext:value-type="float">
            <text:p>287118.760803505</text:p>
          </table:table-cell>
          <table:table-cell table:formula="of:=[.B1424]*RANDBETWEEN(0.3;1.9)/[.E1424]*[.D1424]" office:value-type="float" office:value="143559.380401753" calcext:value-type="float">
            <text:p>143559.380401753</text:p>
          </table:table-cell>
          <table:table-cell table:formula="of:=[.C1424]*RANDBETWEEN(0.3;1.9)" office:value-type="float" office:value="143293.380401753" calcext:value-type="float">
            <text:p>143293.380401753</text:p>
          </table:table-cell>
        </table:table-row>
        <table:table-row table:style-name="ro1">
          <table:table-cell office:value-type="float" office:value="66107" calcext:value-type="float">
            <text:p>66107</text:p>
          </table:table-cell>
          <table:table-cell office:value-type="string" calcext:value-type="string">
            <text:p>18678.93247924534</text:p>
          </table:table-cell>
          <table:table-cell table:formula="of:=[.B1425]+RANDBETWEEN(-500;500)" office:value-type="float" office:value="18725.9324792453" calcext:value-type="float">
            <text:p>18725.9324792453</text:p>
          </table:table-cell>
          <table:table-cell table:formula="of:=[.B1425]*RANDBETWEEN(0.3;1.9)" office:value-type="float" office:value="18678.9324792453" calcext:value-type="float">
            <text:p>18678.9324792453</text:p>
          </table:table-cell>
          <table:table-cell table:formula="of:=[.D1425]*RANDBETWEEN(0.3;1.9)" office:value-type="float" office:value="18678.9324792453" calcext:value-type="float">
            <text:p>18678.9324792453</text:p>
          </table:table-cell>
          <table:table-cell table:formula="of:=[.B1425]*RANDBETWEEN(0.3;1.9)/[.E1425]*[.D1425]" office:value-type="float" office:value="37357.8649584907" calcext:value-type="float">
            <text:p>37357.8649584907</text:p>
          </table:table-cell>
          <table:table-cell table:formula="of:=[.C1425]*RANDBETWEEN(0.3;1.9)" office:value-type="float" office:value="18725.9324792453" calcext:value-type="float">
            <text:p>18725.9324792453</text:p>
          </table:table-cell>
        </table:table-row>
        <table:table-row table:style-name="ro1">
          <table:table-cell office:value-type="float" office:value="66108" calcext:value-type="float">
            <text:p>66108</text:p>
          </table:table-cell>
          <table:table-cell office:value-type="string" calcext:value-type="string">
            <text:p>33244.819845887396</text:p>
          </table:table-cell>
          <table:table-cell table:formula="of:=[.B1426]+RANDBETWEEN(-500;500)" office:value-type="float" office:value="32813.8198458874" calcext:value-type="float">
            <text:p>32813.8198458874</text:p>
          </table:table-cell>
          <table:table-cell table:formula="of:=[.B1426]*RANDBETWEEN(0.3;1.9)" office:value-type="float" office:value="33244.8198458874" calcext:value-type="float">
            <text:p>33244.8198458874</text:p>
          </table:table-cell>
          <table:table-cell table:formula="of:=[.D1426]*RANDBETWEEN(0.3;1.9)" office:value-type="float" office:value="33244.8198458874" calcext:value-type="float">
            <text:p>33244.8198458874</text:p>
          </table:table-cell>
          <table:table-cell table:formula="of:=[.B1426]*RANDBETWEEN(0.3;1.9)/[.E1426]*[.D1426]" office:value-type="float" office:value="66489.6396917748" calcext:value-type="float">
            <text:p>66489.6396917748</text:p>
          </table:table-cell>
          <table:table-cell table:formula="of:=[.C1426]*RANDBETWEEN(0.3;1.9)" office:value-type="float" office:value="65627.6396917748" calcext:value-type="float">
            <text:p>65627.6396917748</text:p>
          </table:table-cell>
        </table:table-row>
        <table:table-row table:style-name="ro1">
          <table:table-cell office:value-type="float" office:value="66109" calcext:value-type="float">
            <text:p>66109</text:p>
          </table:table-cell>
          <table:table-cell office:value-type="string" calcext:value-type="string">
            <text:p>969.1296275057603</text:p>
          </table:table-cell>
          <table:table-cell table:formula="of:=[.B1427]+RANDBETWEEN(-500;500)" office:value-type="float" office:value="764.12962750576" calcext:value-type="float">
            <text:p>764.1296275058</text:p>
          </table:table-cell>
          <table:table-cell table:formula="of:=[.B1427]*RANDBETWEEN(0.3;1.9)" office:value-type="float" office:value="969.12962750576" calcext:value-type="float">
            <text:p>969.1296275058</text:p>
          </table:table-cell>
          <table:table-cell table:formula="of:=[.D1427]*RANDBETWEEN(0.3;1.9)" office:value-type="float" office:value="969.12962750576" calcext:value-type="float">
            <text:p>969.1296275058</text:p>
          </table:table-cell>
          <table:table-cell table:formula="of:=[.B1427]*RANDBETWEEN(0.3;1.9)/[.E1427]*[.D1427]" office:value-type="float" office:value="969.12962750576" calcext:value-type="float">
            <text:p>969.1296275058</text:p>
          </table:table-cell>
          <table:table-cell table:formula="of:=[.C1427]*RANDBETWEEN(0.3;1.9)" office:value-type="float" office:value="1528.25925501152" calcext:value-type="float">
            <text:p>1528.2592550115</text:p>
          </table:table-cell>
        </table:table-row>
        <table:table-row table:style-name="ro1">
          <table:table-cell office:value-type="float" office:value="66111" calcext:value-type="float">
            <text:p>66111</text:p>
          </table:table-cell>
          <table:table-cell office:value-type="string" calcext:value-type="string">
            <text:p>2651.9256741795825</text:p>
          </table:table-cell>
          <table:table-cell table:formula="of:=[.B1428]+RANDBETWEEN(-500;500)" office:value-type="float" office:value="2703.92567417958" calcext:value-type="float">
            <text:p>2703.9256741796</text:p>
          </table:table-cell>
          <table:table-cell table:formula="of:=[.B1428]*RANDBETWEEN(0.3;1.9)" office:value-type="float" office:value="5303.85134835917" calcext:value-type="float">
            <text:p>5303.8513483592</text:p>
          </table:table-cell>
          <table:table-cell table:formula="of:=[.D1428]*RANDBETWEEN(0.3;1.9)" office:value-type="float" office:value="10607.7026967183" calcext:value-type="float">
            <text:p>10607.7026967183</text:p>
          </table:table-cell>
          <table:table-cell table:formula="of:=[.B1428]*RANDBETWEEN(0.3;1.9)/[.E1428]*[.D1428]" office:value-type="float" office:value="1325.96283708979" calcext:value-type="float">
            <text:p>1325.9628370898</text:p>
          </table:table-cell>
          <table:table-cell table:formula="of:=[.C1428]*RANDBETWEEN(0.3;1.9)" office:value-type="float" office:value="5407.85134835917" calcext:value-type="float">
            <text:p>5407.8513483592</text:p>
          </table:table-cell>
        </table:table-row>
        <table:table-row table:style-name="ro1">
          <table:table-cell office:value-type="float" office:value="66112" calcext:value-type="float">
            <text:p>66112</text:p>
          </table:table-cell>
          <table:table-cell office:value-type="string" calcext:value-type="string">
            <text:p>917.605536755</text:p>
          </table:table-cell>
          <table:table-cell table:formula="of:=[.B1429]+RANDBETWEEN(-500;500)" office:value-type="float" office:value="507.605536755" calcext:value-type="float">
            <text:p>507.605536755</text:p>
          </table:table-cell>
          <table:table-cell table:formula="of:=[.B1429]*RANDBETWEEN(0.3;1.9)" office:value-type="float" office:value="1835.21107351" calcext:value-type="float">
            <text:p>1835.21107351</text:p>
          </table:table-cell>
          <table:table-cell table:formula="of:=[.D1429]*RANDBETWEEN(0.3;1.9)" office:value-type="float" office:value="1835.21107351" calcext:value-type="float">
            <text:p>1835.21107351</text:p>
          </table:table-cell>
          <table:table-cell table:formula="of:=[.B1429]*RANDBETWEEN(0.3;1.9)/[.E1429]*[.D1429]" office:value-type="float" office:value="917.605536755" calcext:value-type="float">
            <text:p>917.605536755</text:p>
          </table:table-cell>
          <table:table-cell table:formula="of:=[.C1429]*RANDBETWEEN(0.3;1.9)" office:value-type="float" office:value="1015.21107351" calcext:value-type="float">
            <text:p>1015.21107351</text:p>
          </table:table-cell>
        </table:table-row>
        <table:table-row table:style-name="ro1">
          <table:table-cell office:value-type="float" office:value="66113" calcext:value-type="float">
            <text:p>66113</text:p>
          </table:table-cell>
          <table:table-cell office:value-type="string" calcext:value-type="string">
            <text:p>399.4476306629652</text:p>
          </table:table-cell>
          <table:table-cell table:formula="of:=[.B1430]+RANDBETWEEN(-500;500)" office:value-type="float" office:value="-24.5523693370348" calcext:value-type="float">
            <text:p>-24.552369337</text:p>
          </table:table-cell>
          <table:table-cell table:formula="of:=[.B1430]*RANDBETWEEN(0.3;1.9)" office:value-type="float" office:value="798.89526132593" calcext:value-type="float">
            <text:p>798.8952613259</text:p>
          </table:table-cell>
          <table:table-cell table:formula="of:=[.D1430]*RANDBETWEEN(0.3;1.9)" office:value-type="float" office:value="1597.79052265186" calcext:value-type="float">
            <text:p>1597.7905226519</text:p>
          </table:table-cell>
          <table:table-cell table:formula="of:=[.B1430]*RANDBETWEEN(0.3;1.9)/[.E1430]*[.D1430]" office:value-type="float" office:value="199.723815331483" calcext:value-type="float">
            <text:p>199.7238153315</text:p>
          </table:table-cell>
          <table:table-cell table:formula="of:=[.C1430]*RANDBETWEEN(0.3;1.9)" office:value-type="float" office:value="-49.1047386740696" calcext:value-type="float">
            <text:p>-49.1047386741</text:p>
          </table:table-cell>
        </table:table-row>
        <table:table-row table:style-name="ro1">
          <table:table-cell office:value-type="float" office:value="66114" calcext:value-type="float">
            <text:p>66114</text:p>
          </table:table-cell>
          <table:table-cell office:value-type="string" calcext:value-type="string">
            <text:p>5141.045416452457</text:p>
          </table:table-cell>
          <table:table-cell table:formula="of:=[.B1431]+RANDBETWEEN(-500;500)" office:value-type="float" office:value="5490.04541645246" calcext:value-type="float">
            <text:p>5490.0454164525</text:p>
          </table:table-cell>
          <table:table-cell table:formula="of:=[.B1431]*RANDBETWEEN(0.3;1.9)" office:value-type="float" office:value="10282.0908329049" calcext:value-type="float">
            <text:p>10282.0908329049</text:p>
          </table:table-cell>
          <table:table-cell table:formula="of:=[.D1431]*RANDBETWEEN(0.3;1.9)" office:value-type="float" office:value="10282.0908329049" calcext:value-type="float">
            <text:p>10282.0908329049</text:p>
          </table:table-cell>
          <table:table-cell table:formula="of:=[.B1431]*RANDBETWEEN(0.3;1.9)/[.E1431]*[.D1431]" office:value-type="float" office:value="5141.04541645246" calcext:value-type="float">
            <text:p>5141.0454164525</text:p>
          </table:table-cell>
          <table:table-cell table:formula="of:=[.C1431]*RANDBETWEEN(0.3;1.9)" office:value-type="float" office:value="5490.04541645246" calcext:value-type="float">
            <text:p>5490.0454164525</text:p>
          </table:table-cell>
        </table:table-row>
        <table:table-row table:style-name="ro1">
          <table:table-cell office:value-type="float" office:value="66115" calcext:value-type="float">
            <text:p>66115</text:p>
          </table:table-cell>
          <table:table-cell office:value-type="string" calcext:value-type="string">
            <text:p>10628.331132191524</text:p>
          </table:table-cell>
          <table:table-cell table:formula="of:=[.B1432]+RANDBETWEEN(-500;500)" office:value-type="float" office:value="10775.3311321915" calcext:value-type="float">
            <text:p>10775.3311321915</text:p>
          </table:table-cell>
          <table:table-cell table:formula="of:=[.B1432]*RANDBETWEEN(0.3;1.9)" office:value-type="float" office:value="21256.662264383" calcext:value-type="float">
            <text:p>21256.662264383</text:p>
          </table:table-cell>
          <table:table-cell table:formula="of:=[.D1432]*RANDBETWEEN(0.3;1.9)" office:value-type="float" office:value="21256.662264383" calcext:value-type="float">
            <text:p>21256.662264383</text:p>
          </table:table-cell>
          <table:table-cell table:formula="of:=[.B1432]*RANDBETWEEN(0.3;1.9)/[.E1432]*[.D1432]" office:value-type="float" office:value="21256.662264383" calcext:value-type="float">
            <text:p>21256.662264383</text:p>
          </table:table-cell>
          <table:table-cell table:formula="of:=[.C1432]*RANDBETWEEN(0.3;1.9)" office:value-type="float" office:value="10775.3311321915" calcext:value-type="float">
            <text:p>10775.3311321915</text:p>
          </table:table-cell>
        </table:table-row>
        <table:table-row table:style-name="ro1">
          <table:table-cell office:value-type="float" office:value="66116" calcext:value-type="float">
            <text:p>66116</text:p>
          </table:table-cell>
          <table:table-cell office:value-type="string" calcext:value-type="string">
            <text:p>1579.7691634857795</text:p>
          </table:table-cell>
          <table:table-cell table:formula="of:=[.B1433]+RANDBETWEEN(-500;500)" office:value-type="float" office:value="1384.76916348578" calcext:value-type="float">
            <text:p>1384.7691634858</text:p>
          </table:table-cell>
          <table:table-cell table:formula="of:=[.B1433]*RANDBETWEEN(0.3;1.9)" office:value-type="float" office:value="3159.53832697156" calcext:value-type="float">
            <text:p>3159.5383269716</text:p>
          </table:table-cell>
          <table:table-cell table:formula="of:=[.D1433]*RANDBETWEEN(0.3;1.9)" office:value-type="float" office:value="6319.07665394312" calcext:value-type="float">
            <text:p>6319.0766539431</text:p>
          </table:table-cell>
          <table:table-cell table:formula="of:=[.B1433]*RANDBETWEEN(0.3;1.9)/[.E1433]*[.D1433]" office:value-type="float" office:value="789.88458174289" calcext:value-type="float">
            <text:p>789.8845817429</text:p>
          </table:table-cell>
          <table:table-cell table:formula="of:=[.C1433]*RANDBETWEEN(0.3;1.9)" office:value-type="float" office:value="1384.76916348578" calcext:value-type="float">
            <text:p>1384.7691634858</text:p>
          </table:table-cell>
        </table:table-row>
        <table:table-row table:style-name="ro1">
          <table:table-cell office:value-type="float" office:value="66117" calcext:value-type="float">
            <text:p>66117</text:p>
          </table:table-cell>
          <table:table-cell office:value-type="string" calcext:value-type="string">
            <text:p>386.49784022287855</text:p>
          </table:table-cell>
          <table:table-cell table:formula="of:=[.B1434]+RANDBETWEEN(-500;500)" office:value-type="float" office:value="657.497840222879" calcext:value-type="float">
            <text:p>657.4978402229</text:p>
          </table:table-cell>
          <table:table-cell table:formula="of:=[.B1434]*RANDBETWEEN(0.3;1.9)" office:value-type="float" office:value="772.995680445757" calcext:value-type="float">
            <text:p>772.9956804458</text:p>
          </table:table-cell>
          <table:table-cell table:formula="of:=[.D1434]*RANDBETWEEN(0.3;1.9)" office:value-type="float" office:value="772.995680445757" calcext:value-type="float">
            <text:p>772.9956804458</text:p>
          </table:table-cell>
          <table:table-cell table:formula="of:=[.B1434]*RANDBETWEEN(0.3;1.9)/[.E1434]*[.D1434]" office:value-type="float" office:value="386.497840222879" calcext:value-type="float">
            <text:p>386.4978402229</text:p>
          </table:table-cell>
          <table:table-cell table:formula="of:=[.C1434]*RANDBETWEEN(0.3;1.9)" office:value-type="float" office:value="657.497840222879" calcext:value-type="float">
            <text:p>657.4978402229</text:p>
          </table:table-cell>
        </table:table-row>
        <table:table-row table:style-name="ro1">
          <table:table-cell office:value-type="float" office:value="66118" calcext:value-type="float">
            <text:p>66118</text:p>
          </table:table-cell>
          <table:table-cell office:value-type="string" calcext:value-type="string">
            <text:p>2550.918761012542</text:p>
          </table:table-cell>
          <table:table-cell table:formula="of:=[.B1435]+RANDBETWEEN(-500;500)" office:value-type="float" office:value="3039.91876101254" calcext:value-type="float">
            <text:p>3039.9187610126</text:p>
          </table:table-cell>
          <table:table-cell table:formula="of:=[.B1435]*RANDBETWEEN(0.3;1.9)" office:value-type="float" office:value="5101.83752202508" calcext:value-type="float">
            <text:p>5101.8375220251</text:p>
          </table:table-cell>
          <table:table-cell table:formula="of:=[.D1435]*RANDBETWEEN(0.3;1.9)" office:value-type="float" office:value="10203.6750440502" calcext:value-type="float">
            <text:p>10203.6750440502</text:p>
          </table:table-cell>
          <table:table-cell table:formula="of:=[.B1435]*RANDBETWEEN(0.3;1.9)/[.E1435]*[.D1435]" office:value-type="float" office:value="2550.91876101254" calcext:value-type="float">
            <text:p>2550.9187610126</text:p>
          </table:table-cell>
          <table:table-cell table:formula="of:=[.C1435]*RANDBETWEEN(0.3;1.9)" office:value-type="float" office:value="3039.91876101254" calcext:value-type="float">
            <text:p>3039.9187610126</text:p>
          </table:table-cell>
        </table:table-row>
        <table:table-row table:style-name="ro1">
          <table:table-cell office:value-type="float" office:value="66119" calcext:value-type="float">
            <text:p>66119</text:p>
          </table:table-cell>
          <table:table-cell office:value-type="string" calcext:value-type="string">
            <text:p>4027.803392120705</text:p>
          </table:table-cell>
          <table:table-cell table:formula="of:=[.B1436]+RANDBETWEEN(-500;500)" office:value-type="float" office:value="3931.8033921207" calcext:value-type="float">
            <text:p>3931.8033921207</text:p>
          </table:table-cell>
          <table:table-cell table:formula="of:=[.B1436]*RANDBETWEEN(0.3;1.9)" office:value-type="float" office:value="8055.60678424141" calcext:value-type="float">
            <text:p>8055.6067842414</text:p>
          </table:table-cell>
          <table:table-cell table:formula="of:=[.D1436]*RANDBETWEEN(0.3;1.9)" office:value-type="float" office:value="8055.60678424141" calcext:value-type="float">
            <text:p>8055.6067842414</text:p>
          </table:table-cell>
          <table:table-cell table:formula="of:=[.B1436]*RANDBETWEEN(0.3;1.9)/[.E1436]*[.D1436]" office:value-type="float" office:value="8055.60678424141" calcext:value-type="float">
            <text:p>8055.6067842414</text:p>
          </table:table-cell>
          <table:table-cell table:formula="of:=[.C1436]*RANDBETWEEN(0.3;1.9)" office:value-type="float" office:value="7863.60678424141" calcext:value-type="float">
            <text:p>7863.6067842414</text:p>
          </table:table-cell>
        </table:table-row>
        <table:table-row table:style-name="ro1">
          <table:table-cell office:value-type="float" office:value="66120" calcext:value-type="float">
            <text:p>66120</text:p>
          </table:table-cell>
          <table:table-cell office:value-type="string" calcext:value-type="string">
            <text:p>689.0619169583831</text:p>
          </table:table-cell>
          <table:table-cell table:formula="of:=[.B1437]+RANDBETWEEN(-500;500)" office:value-type="float" office:value="932.061916958383" calcext:value-type="float">
            <text:p>932.0619169584</text:p>
          </table:table-cell>
          <table:table-cell table:formula="of:=[.B1437]*RANDBETWEEN(0.3;1.9)" office:value-type="float" office:value="1378.12383391677" calcext:value-type="float">
            <text:p>1378.1238339168</text:p>
          </table:table-cell>
          <table:table-cell table:formula="of:=[.D1437]*RANDBETWEEN(0.3;1.9)" office:value-type="float" office:value="2756.24766783353" calcext:value-type="float">
            <text:p>2756.2476678335</text:p>
          </table:table-cell>
          <table:table-cell table:formula="of:=[.B1437]*RANDBETWEEN(0.3;1.9)/[.E1437]*[.D1437]" office:value-type="float" office:value="689.061916958383" calcext:value-type="float">
            <text:p>689.0619169584</text:p>
          </table:table-cell>
          <table:table-cell table:formula="of:=[.C1437]*RANDBETWEEN(0.3;1.9)" office:value-type="float" office:value="1864.12383391677" calcext:value-type="float">
            <text:p>1864.1238339168</text:p>
          </table:table-cell>
        </table:table-row>
        <table:table-row table:style-name="ro1">
          <table:table-cell office:value-type="float" office:value="66121" calcext:value-type="float">
            <text:p>66121</text:p>
          </table:table-cell>
          <table:table-cell office:value-type="string" calcext:value-type="string">
            <text:p>18826.843508629718</text:p>
          </table:table-cell>
          <table:table-cell table:formula="of:=[.B1438]+RANDBETWEEN(-500;500)" office:value-type="float" office:value="18802.8435086297" calcext:value-type="float">
            <text:p>18802.8435086297</text:p>
          </table:table-cell>
          <table:table-cell table:formula="of:=[.B1438]*RANDBETWEEN(0.3;1.9)" office:value-type="float" office:value="37653.6870172594" calcext:value-type="float">
            <text:p>37653.6870172594</text:p>
          </table:table-cell>
          <table:table-cell table:formula="of:=[.D1438]*RANDBETWEEN(0.3;1.9)" office:value-type="float" office:value="75307.3740345189" calcext:value-type="float">
            <text:p>75307.3740345189</text:p>
          </table:table-cell>
          <table:table-cell table:formula="of:=[.B1438]*RANDBETWEEN(0.3;1.9)/[.E1438]*[.D1438]" office:value-type="float" office:value="18826.8435086297" calcext:value-type="float">
            <text:p>18826.8435086297</text:p>
          </table:table-cell>
          <table:table-cell table:formula="of:=[.C1438]*RANDBETWEEN(0.3;1.9)" office:value-type="float" office:value="18802.8435086297" calcext:value-type="float">
            <text:p>18802.8435086297</text:p>
          </table:table-cell>
        </table:table-row>
        <table:table-row table:style-name="ro1">
          <table:table-cell office:value-type="float" office:value="66122" calcext:value-type="float">
            <text:p>66122</text:p>
          </table:table-cell>
          <table:table-cell office:value-type="string" calcext:value-type="string">
            <text:p>1611.4130875970002</text:p>
          </table:table-cell>
          <table:table-cell table:formula="of:=[.B1439]+RANDBETWEEN(-500;500)" office:value-type="float" office:value="1499.413087597" calcext:value-type="float">
            <text:p>1499.413087597</text:p>
          </table:table-cell>
          <table:table-cell table:formula="of:=[.B1439]*RANDBETWEEN(0.3;1.9)" office:value-type="float" office:value="1611.413087597" calcext:value-type="float">
            <text:p>1611.413087597</text:p>
          </table:table-cell>
          <table:table-cell table:formula="of:=[.D1439]*RANDBETWEEN(0.3;1.9)" office:value-type="float" office:value="3222.826175194" calcext:value-type="float">
            <text:p>3222.826175194</text:p>
          </table:table-cell>
          <table:table-cell table:formula="of:=[.B1439]*RANDBETWEEN(0.3;1.9)/[.E1439]*[.D1439]" office:value-type="float" office:value="805.7065437985" calcext:value-type="float">
            <text:p>805.7065437985</text:p>
          </table:table-cell>
          <table:table-cell table:formula="of:=[.C1439]*RANDBETWEEN(0.3;1.9)" office:value-type="float" office:value="2998.826175194" calcext:value-type="float">
            <text:p>2998.826175194</text:p>
          </table:table-cell>
        </table:table-row>
        <table:table-row table:style-name="ro1">
          <table:table-cell office:value-type="float" office:value="66123" calcext:value-type="float">
            <text:p>66123</text:p>
          </table:table-cell>
          <table:table-cell office:value-type="string" calcext:value-type="string">
            <text:p>982.4618808368339</text:p>
          </table:table-cell>
          <table:table-cell table:formula="of:=[.B1440]+RANDBETWEEN(-500;500)" office:value-type="float" office:value="912.461880836834" calcext:value-type="float">
            <text:p>912.4618808368</text:p>
          </table:table-cell>
          <table:table-cell table:formula="of:=[.B1440]*RANDBETWEEN(0.3;1.9)" office:value-type="float" office:value="982.461880836834" calcext:value-type="float">
            <text:p>982.4618808368</text:p>
          </table:table-cell>
          <table:table-cell table:formula="of:=[.D1440]*RANDBETWEEN(0.3;1.9)" office:value-type="float" office:value="1964.92376167367" calcext:value-type="float">
            <text:p>1964.9237616737</text:p>
          </table:table-cell>
          <table:table-cell table:formula="of:=[.B1440]*RANDBETWEEN(0.3;1.9)/[.E1440]*[.D1440]" office:value-type="float" office:value="982.461880836834" calcext:value-type="float">
            <text:p>982.4618808368</text:p>
          </table:table-cell>
          <table:table-cell table:formula="of:=[.C1440]*RANDBETWEEN(0.3;1.9)" office:value-type="float" office:value="1824.92376167367" calcext:value-type="float">
            <text:p>1824.9237616737</text:p>
          </table:table-cell>
        </table:table-row>
        <table:table-row table:style-name="ro1">
          <table:table-cell office:value-type="float" office:value="66124" calcext:value-type="float">
            <text:p>66124</text:p>
          </table:table-cell>
          <table:table-cell office:value-type="string" calcext:value-type="string">
            <text:p>14378.918953555638</text:p>
          </table:table-cell>
          <table:table-cell table:formula="of:=[.B1441]+RANDBETWEEN(-500;500)" office:value-type="float" office:value="14148.9189535556" calcext:value-type="float">
            <text:p>14148.9189535556</text:p>
          </table:table-cell>
          <table:table-cell table:formula="of:=[.B1441]*RANDBETWEEN(0.3;1.9)" office:value-type="float" office:value="14378.9189535556" calcext:value-type="float">
            <text:p>14378.9189535556</text:p>
          </table:table-cell>
          <table:table-cell table:formula="of:=[.D1441]*RANDBETWEEN(0.3;1.9)" office:value-type="float" office:value="14378.9189535556" calcext:value-type="float">
            <text:p>14378.9189535556</text:p>
          </table:table-cell>
          <table:table-cell table:formula="of:=[.B1441]*RANDBETWEEN(0.3;1.9)/[.E1441]*[.D1441]" office:value-type="float" office:value="28757.8379071113" calcext:value-type="float">
            <text:p>28757.8379071113</text:p>
          </table:table-cell>
          <table:table-cell table:formula="of:=[.C1441]*RANDBETWEEN(0.3;1.9)" office:value-type="float" office:value="14148.9189535556" calcext:value-type="float">
            <text:p>14148.9189535556</text:p>
          </table:table-cell>
        </table:table-row>
        <table:table-row table:style-name="ro1">
          <table:table-cell office:value-type="float" office:value="66125" calcext:value-type="float">
            <text:p>66125</text:p>
          </table:table-cell>
          <table:table-cell office:value-type="string" calcext:value-type="string">
            <text:p>5231.240497170179</text:p>
          </table:table-cell>
          <table:table-cell table:formula="of:=[.B1442]+RANDBETWEEN(-500;500)" office:value-type="float" office:value="5721.24049717018" calcext:value-type="float">
            <text:p>5721.2404971702</text:p>
          </table:table-cell>
          <table:table-cell table:formula="of:=[.B1442]*RANDBETWEEN(0.3;1.9)" office:value-type="float" office:value="5231.24049717018" calcext:value-type="float">
            <text:p>5231.2404971702</text:p>
          </table:table-cell>
          <table:table-cell table:formula="of:=[.D1442]*RANDBETWEEN(0.3;1.9)" office:value-type="float" office:value="5231.24049717018" calcext:value-type="float">
            <text:p>5231.2404971702</text:p>
          </table:table-cell>
          <table:table-cell table:formula="of:=[.B1442]*RANDBETWEEN(0.3;1.9)/[.E1442]*[.D1442]" office:value-type="float" office:value="5231.24049717018" calcext:value-type="float">
            <text:p>5231.2404971702</text:p>
          </table:table-cell>
          <table:table-cell table:formula="of:=[.C1442]*RANDBETWEEN(0.3;1.9)" office:value-type="float" office:value="11442.4809943404" calcext:value-type="float">
            <text:p>11442.4809943404</text:p>
          </table:table-cell>
        </table:table-row>
        <table:table-row table:style-name="ro1">
          <table:table-cell office:value-type="float" office:value="66126" calcext:value-type="float">
            <text:p>66126</text:p>
          </table:table-cell>
          <table:table-cell office:value-type="string" calcext:value-type="string">
            <text:p>2249.302833305743</text:p>
          </table:table-cell>
          <table:table-cell table:formula="of:=[.B1443]+RANDBETWEEN(-500;500)" office:value-type="float" office:value="1832.30283330574" calcext:value-type="float">
            <text:p>1832.3028333058</text:p>
          </table:table-cell>
          <table:table-cell table:formula="of:=[.B1443]*RANDBETWEEN(0.3;1.9)" office:value-type="float" office:value="4498.60566661149" calcext:value-type="float">
            <text:p>4498.6056666115</text:p>
          </table:table-cell>
          <table:table-cell table:formula="of:=[.D1443]*RANDBETWEEN(0.3;1.9)" office:value-type="float" office:value="8997.21133322297" calcext:value-type="float">
            <text:p>8997.211333223</text:p>
          </table:table-cell>
          <table:table-cell table:formula="of:=[.B1443]*RANDBETWEEN(0.3;1.9)/[.E1443]*[.D1443]" office:value-type="float" office:value="1124.65141665287" calcext:value-type="float">
            <text:p>1124.6514166529</text:p>
          </table:table-cell>
          <table:table-cell table:formula="of:=[.C1443]*RANDBETWEEN(0.3;1.9)" office:value-type="float" office:value="1832.30283330574" calcext:value-type="float">
            <text:p>1832.3028333058</text:p>
          </table:table-cell>
        </table:table-row>
        <table:table-row table:style-name="ro1">
          <table:table-cell office:value-type="float" office:value="66127" calcext:value-type="float">
            <text:p>66127</text:p>
          </table:table-cell>
          <table:table-cell office:value-type="string" calcext:value-type="string">
            <text:p>5097.606615989511</text:p>
          </table:table-cell>
          <table:table-cell table:formula="of:=[.B1444]+RANDBETWEEN(-500;500)" office:value-type="float" office:value="4691.60661598951" calcext:value-type="float">
            <text:p>4691.6066159895</text:p>
          </table:table-cell>
          <table:table-cell table:formula="of:=[.B1444]*RANDBETWEEN(0.3;1.9)" office:value-type="float" office:value="5097.60661598951" calcext:value-type="float">
            <text:p>5097.6066159895</text:p>
          </table:table-cell>
          <table:table-cell table:formula="of:=[.D1444]*RANDBETWEEN(0.3;1.9)" office:value-type="float" office:value="10195.213231979" calcext:value-type="float">
            <text:p>10195.213231979</text:p>
          </table:table-cell>
          <table:table-cell table:formula="of:=[.B1444]*RANDBETWEEN(0.3;1.9)/[.E1444]*[.D1444]" office:value-type="float" office:value="2548.80330799476" calcext:value-type="float">
            <text:p>2548.8033079948</text:p>
          </table:table-cell>
          <table:table-cell table:formula="of:=[.C1444]*RANDBETWEEN(0.3;1.9)" office:value-type="float" office:value="4691.60661598951" calcext:value-type="float">
            <text:p>4691.6066159895</text:p>
          </table:table-cell>
        </table:table-row>
        <table:table-row table:style-name="ro1">
          <table:table-cell office:value-type="float" office:value="66128" calcext:value-type="float">
            <text:p>66128</text:p>
          </table:table-cell>
          <table:table-cell office:value-type="string" calcext:value-type="string">
            <text:p>21.097813843100003</text:p>
          </table:table-cell>
          <table:table-cell table:formula="of:=[.B1445]+RANDBETWEEN(-500;500)" office:value-type="float" office:value="231.0978138431" calcext:value-type="float">
            <text:p>231.0978138431</text:p>
          </table:table-cell>
          <table:table-cell table:formula="of:=[.B1445]*RANDBETWEEN(0.3;1.9)" office:value-type="float" office:value="21.0978138431" calcext:value-type="float">
            <text:p>21.0978138431</text:p>
          </table:table-cell>
          <table:table-cell table:formula="of:=[.D1445]*RANDBETWEEN(0.3;1.9)" office:value-type="float" office:value="21.0978138431" calcext:value-type="float">
            <text:p>21.0978138431</text:p>
          </table:table-cell>
          <table:table-cell table:formula="of:=[.B1445]*RANDBETWEEN(0.3;1.9)/[.E1445]*[.D1445]" office:value-type="float" office:value="42.1956276862" calcext:value-type="float">
            <text:p>42.1956276862</text:p>
          </table:table-cell>
          <table:table-cell table:formula="of:=[.C1445]*RANDBETWEEN(0.3;1.9)" office:value-type="float" office:value="231.0978138431" calcext:value-type="float">
            <text:p>231.0978138431</text:p>
          </table:table-cell>
        </table:table-row>
        <table:table-row table:style-name="ro1">
          <table:table-cell office:value-type="float" office:value="66129" calcext:value-type="float">
            <text:p>66129</text:p>
          </table:table-cell>
          <table:table-cell office:value-type="string" calcext:value-type="string">
            <text:p>3004.654926037136</text:p>
          </table:table-cell>
          <table:table-cell table:formula="of:=[.B1446]+RANDBETWEEN(-500;500)" office:value-type="float" office:value="3503.65492603714" calcext:value-type="float">
            <text:p>3503.6549260371</text:p>
          </table:table-cell>
          <table:table-cell table:formula="of:=[.B1446]*RANDBETWEEN(0.3;1.9)" office:value-type="float" office:value="6009.30985207427" calcext:value-type="float">
            <text:p>6009.3098520743</text:p>
          </table:table-cell>
          <table:table-cell table:formula="of:=[.D1446]*RANDBETWEEN(0.3;1.9)" office:value-type="float" office:value="6009.30985207427" calcext:value-type="float">
            <text:p>6009.3098520743</text:p>
          </table:table-cell>
          <table:table-cell table:formula="of:=[.B1446]*RANDBETWEEN(0.3;1.9)/[.E1446]*[.D1446]" office:value-type="float" office:value="3004.65492603714" calcext:value-type="float">
            <text:p>3004.6549260371</text:p>
          </table:table-cell>
          <table:table-cell table:formula="of:=[.C1446]*RANDBETWEEN(0.3;1.9)" office:value-type="float" office:value="7007.30985207427" calcext:value-type="float">
            <text:p>7007.3098520743</text:p>
          </table:table-cell>
        </table:table-row>
        <table:table-row table:style-name="ro1">
          <table:table-cell office:value-type="float" office:value="66130" calcext:value-type="float">
            <text:p>66130</text:p>
          </table:table-cell>
          <table:table-cell office:value-type="string" calcext:value-type="string">
            <text:p>3476.6517691834124</text:p>
          </table:table-cell>
          <table:table-cell table:formula="of:=[.B1447]+RANDBETWEEN(-500;500)" office:value-type="float" office:value="3150.65176918341" calcext:value-type="float">
            <text:p>3150.6517691834</text:p>
          </table:table-cell>
          <table:table-cell table:formula="of:=[.B1447]*RANDBETWEEN(0.3;1.9)" office:value-type="float" office:value="3476.65176918341" calcext:value-type="float">
            <text:p>3476.6517691834</text:p>
          </table:table-cell>
          <table:table-cell table:formula="of:=[.D1447]*RANDBETWEEN(0.3;1.9)" office:value-type="float" office:value="3476.65176918341" calcext:value-type="float">
            <text:p>3476.6517691834</text:p>
          </table:table-cell>
          <table:table-cell table:formula="of:=[.B1447]*RANDBETWEEN(0.3;1.9)/[.E1447]*[.D1447]" office:value-type="float" office:value="6953.30353836683" calcext:value-type="float">
            <text:p>6953.3035383668</text:p>
          </table:table-cell>
          <table:table-cell table:formula="of:=[.C1447]*RANDBETWEEN(0.3;1.9)" office:value-type="float" office:value="6301.30353836683" calcext:value-type="float">
            <text:p>6301.3035383668</text:p>
          </table:table-cell>
        </table:table-row>
        <table:table-row table:style-name="ro1">
          <table:table-cell office:value-type="float" office:value="66132" calcext:value-type="float">
            <text:p>66132</text:p>
          </table:table-cell>
          <table:table-cell office:value-type="string" calcext:value-type="string">
            <text:p>1507.2093055970004</text:p>
          </table:table-cell>
          <table:table-cell table:formula="of:=[.B1448]+RANDBETWEEN(-500;500)" office:value-type="float" office:value="1151.209305597" calcext:value-type="float">
            <text:p>1151.209305597</text:p>
          </table:table-cell>
          <table:table-cell table:formula="of:=[.B1448]*RANDBETWEEN(0.3;1.9)" office:value-type="float" office:value="1507.209305597" calcext:value-type="float">
            <text:p>1507.209305597</text:p>
          </table:table-cell>
          <table:table-cell table:formula="of:=[.D1448]*RANDBETWEEN(0.3;1.9)" office:value-type="float" office:value="1507.209305597" calcext:value-type="float">
            <text:p>1507.209305597</text:p>
          </table:table-cell>
          <table:table-cell table:formula="of:=[.B1448]*RANDBETWEEN(0.3;1.9)/[.E1448]*[.D1448]" office:value-type="float" office:value="3014.418611194" calcext:value-type="float">
            <text:p>3014.418611194</text:p>
          </table:table-cell>
          <table:table-cell table:formula="of:=[.C1448]*RANDBETWEEN(0.3;1.9)" office:value-type="float" office:value="1151.209305597" calcext:value-type="float">
            <text:p>1151.209305597</text:p>
          </table:table-cell>
        </table:table-row>
        <table:table-row table:style-name="ro1">
          <table:table-cell office:value-type="float" office:value="66133" calcext:value-type="float">
            <text:p>66133</text:p>
          </table:table-cell>
          <table:table-cell office:value-type="string" calcext:value-type="string">
            <text:p>11886.251294295265</text:p>
          </table:table-cell>
          <table:table-cell table:formula="of:=[.B1449]+RANDBETWEEN(-500;500)" office:value-type="float" office:value="11431.2512942953" calcext:value-type="float">
            <text:p>11431.2512942953</text:p>
          </table:table-cell>
          <table:table-cell table:formula="of:=[.B1449]*RANDBETWEEN(0.3;1.9)" office:value-type="float" office:value="23772.5025885905" calcext:value-type="float">
            <text:p>23772.5025885905</text:p>
          </table:table-cell>
          <table:table-cell table:formula="of:=[.D1449]*RANDBETWEEN(0.3;1.9)" office:value-type="float" office:value="23772.5025885905" calcext:value-type="float">
            <text:p>23772.5025885905</text:p>
          </table:table-cell>
          <table:table-cell table:formula="of:=[.B1449]*RANDBETWEEN(0.3;1.9)/[.E1449]*[.D1449]" office:value-type="float" office:value="23772.5025885905" calcext:value-type="float">
            <text:p>23772.5025885905</text:p>
          </table:table-cell>
          <table:table-cell table:formula="of:=[.C1449]*RANDBETWEEN(0.3;1.9)" office:value-type="float" office:value="22862.5025885905" calcext:value-type="float">
            <text:p>22862.5025885905</text:p>
          </table:table-cell>
        </table:table-row>
        <table:table-row table:style-name="ro1">
          <table:table-cell office:value-type="float" office:value="66134" calcext:value-type="float">
            <text:p>66134</text:p>
          </table:table-cell>
          <table:table-cell office:value-type="string" calcext:value-type="string">
            <text:p>4224.1564904196575</text:p>
          </table:table-cell>
          <table:table-cell table:formula="of:=[.B1450]+RANDBETWEEN(-500;500)" office:value-type="float" office:value="4285.15649041966" calcext:value-type="float">
            <text:p>4285.1564904197</text:p>
          </table:table-cell>
          <table:table-cell table:formula="of:=[.B1450]*RANDBETWEEN(0.3;1.9)" office:value-type="float" office:value="8448.31298083932" calcext:value-type="float">
            <text:p>8448.3129808393</text:p>
          </table:table-cell>
          <table:table-cell table:formula="of:=[.D1450]*RANDBETWEEN(0.3;1.9)" office:value-type="float" office:value="8448.31298083932" calcext:value-type="float">
            <text:p>8448.3129808393</text:p>
          </table:table-cell>
          <table:table-cell table:formula="of:=[.B1450]*RANDBETWEEN(0.3;1.9)/[.E1450]*[.D1450]" office:value-type="float" office:value="8448.31298083932" calcext:value-type="float">
            <text:p>8448.3129808393</text:p>
          </table:table-cell>
          <table:table-cell table:formula="of:=[.C1450]*RANDBETWEEN(0.3;1.9)" office:value-type="float" office:value="4285.15649041966" calcext:value-type="float">
            <text:p>4285.1564904197</text:p>
          </table:table-cell>
        </table:table-row>
        <table:table-row table:style-name="ro1">
          <table:table-cell office:value-type="float" office:value="66136" calcext:value-type="float">
            <text:p>66136</text:p>
          </table:table-cell>
          <table:table-cell office:value-type="string" calcext:value-type="string">
            <text:p>1248077.413176936</text:p>
          </table:table-cell>
          <table:table-cell table:formula="of:=[.B1451]+RANDBETWEEN(-500;500)" office:value-type="float" office:value="1247765.41317694" calcext:value-type="float">
            <text:p>1247765.41317694</text:p>
          </table:table-cell>
          <table:table-cell table:formula="of:=[.B1451]*RANDBETWEEN(0.3;1.9)" office:value-type="float" office:value="1248077.41317694" calcext:value-type="float">
            <text:p>1248077.41317694</text:p>
          </table:table-cell>
          <table:table-cell table:formula="of:=[.D1451]*RANDBETWEEN(0.3;1.9)" office:value-type="float" office:value="1248077.41317694" calcext:value-type="float">
            <text:p>1248077.41317694</text:p>
          </table:table-cell>
          <table:table-cell table:formula="of:=[.B1451]*RANDBETWEEN(0.3;1.9)/[.E1451]*[.D1451]" office:value-type="float" office:value="1248077.41317694" calcext:value-type="float">
            <text:p>1248077.41317694</text:p>
          </table:table-cell>
          <table:table-cell table:formula="of:=[.C1451]*RANDBETWEEN(0.3;1.9)" office:value-type="float" office:value="1247765.41317694" calcext:value-type="float">
            <text:p>1247765.41317694</text:p>
          </table:table-cell>
        </table:table-row>
        <table:table-row table:style-name="ro1">
          <table:table-cell office:value-type="float" office:value="66137" calcext:value-type="float">
            <text:p>66137</text:p>
          </table:table-cell>
          <table:table-cell office:value-type="string" calcext:value-type="string">
            <text:p>82856.26492476264</text:p>
          </table:table-cell>
          <table:table-cell table:formula="of:=[.B1452]+RANDBETWEEN(-500;500)" office:value-type="float" office:value="83109.2649247626" calcext:value-type="float">
            <text:p>83109.2649247626</text:p>
          </table:table-cell>
          <table:table-cell table:formula="of:=[.B1452]*RANDBETWEEN(0.3;1.9)" office:value-type="float" office:value="82856.2649247627" calcext:value-type="float">
            <text:p>82856.2649247627</text:p>
          </table:table-cell>
          <table:table-cell table:formula="of:=[.D1452]*RANDBETWEEN(0.3;1.9)" office:value-type="float" office:value="82856.2649247627" calcext:value-type="float">
            <text:p>82856.2649247627</text:p>
          </table:table-cell>
          <table:table-cell table:formula="of:=[.B1452]*RANDBETWEEN(0.3;1.9)/[.E1452]*[.D1452]" office:value-type="float" office:value="82856.2649247627" calcext:value-type="float">
            <text:p>82856.2649247627</text:p>
          </table:table-cell>
          <table:table-cell table:formula="of:=[.C1452]*RANDBETWEEN(0.3;1.9)" office:value-type="float" office:value="83109.2649247626" calcext:value-type="float">
            <text:p>83109.2649247626</text:p>
          </table:table-cell>
        </table:table-row>
        <table:table-row table:style-name="ro1">
          <table:table-cell office:value-type="float" office:value="66138" calcext:value-type="float">
            <text:p>66138</text:p>
          </table:table-cell>
          <table:table-cell office:value-type="string" calcext:value-type="string">
            <text:p>5428.986205919706</text:p>
          </table:table-cell>
          <table:table-cell table:formula="of:=[.B1453]+RANDBETWEEN(-500;500)" office:value-type="float" office:value="4979.98620591971" calcext:value-type="float">
            <text:p>4979.9862059197</text:p>
          </table:table-cell>
          <table:table-cell table:formula="of:=[.B1453]*RANDBETWEEN(0.3;1.9)" office:value-type="float" office:value="5428.98620591971" calcext:value-type="float">
            <text:p>5428.9862059197</text:p>
          </table:table-cell>
          <table:table-cell table:formula="of:=[.D1453]*RANDBETWEEN(0.3;1.9)" office:value-type="float" office:value="5428.98620591971" calcext:value-type="float">
            <text:p>5428.9862059197</text:p>
          </table:table-cell>
          <table:table-cell table:formula="of:=[.B1453]*RANDBETWEEN(0.3;1.9)/[.E1453]*[.D1453]" office:value-type="float" office:value="10857.9724118394" calcext:value-type="float">
            <text:p>10857.9724118394</text:p>
          </table:table-cell>
          <table:table-cell table:formula="of:=[.C1453]*RANDBETWEEN(0.3;1.9)" office:value-type="float" office:value="9959.97241183941" calcext:value-type="float">
            <text:p>9959.9724118394</text:p>
          </table:table-cell>
        </table:table-row>
        <table:table-row table:style-name="ro1">
          <table:table-cell office:value-type="float" office:value="66139" calcext:value-type="float">
            <text:p>66139</text:p>
          </table:table-cell>
          <table:table-cell office:value-type="string" calcext:value-type="string">
            <text:p>780.0314961193794</text:p>
          </table:table-cell>
          <table:table-cell table:formula="of:=[.B1454]+RANDBETWEEN(-500;500)" office:value-type="float" office:value="574.031496119379" calcext:value-type="float">
            <text:p>574.0314961194</text:p>
          </table:table-cell>
          <table:table-cell table:formula="of:=[.B1454]*RANDBETWEEN(0.3;1.9)" office:value-type="float" office:value="1560.06299223876" calcext:value-type="float">
            <text:p>1560.0629922388</text:p>
          </table:table-cell>
          <table:table-cell table:formula="of:=[.D1454]*RANDBETWEEN(0.3;1.9)" office:value-type="float" office:value="1560.06299223876" calcext:value-type="float">
            <text:p>1560.0629922388</text:p>
          </table:table-cell>
          <table:table-cell table:formula="of:=[.B1454]*RANDBETWEEN(0.3;1.9)/[.E1454]*[.D1454]" office:value-type="float" office:value="1560.06299223876" calcext:value-type="float">
            <text:p>1560.0629922388</text:p>
          </table:table-cell>
          <table:table-cell table:formula="of:=[.C1454]*RANDBETWEEN(0.3;1.9)" office:value-type="float" office:value="574.031496119379" calcext:value-type="float">
            <text:p>574.0314961194</text:p>
          </table:table-cell>
        </table:table-row>
        <table:table-row table:style-name="ro1">
          <table:table-cell office:value-type="float" office:value="66140" calcext:value-type="float">
            <text:p>66140</text:p>
          </table:table-cell>
          <table:table-cell office:value-type="string" calcext:value-type="string">
            <text:p>10828.881697023586</text:p>
          </table:table-cell>
          <table:table-cell table:formula="of:=[.B1455]+RANDBETWEEN(-500;500)" office:value-type="float" office:value="11315.8816970236" calcext:value-type="float">
            <text:p>11315.8816970236</text:p>
          </table:table-cell>
          <table:table-cell table:formula="of:=[.B1455]*RANDBETWEEN(0.3;1.9)" office:value-type="float" office:value="21657.7633940472" calcext:value-type="float">
            <text:p>21657.7633940472</text:p>
          </table:table-cell>
          <table:table-cell table:formula="of:=[.D1455]*RANDBETWEEN(0.3;1.9)" office:value-type="float" office:value="43315.5267880944" calcext:value-type="float">
            <text:p>43315.5267880944</text:p>
          </table:table-cell>
          <table:table-cell table:formula="of:=[.B1455]*RANDBETWEEN(0.3;1.9)/[.E1455]*[.D1455]" office:value-type="float" office:value="5414.44084851179" calcext:value-type="float">
            <text:p>5414.4408485118</text:p>
          </table:table-cell>
          <table:table-cell table:formula="of:=[.C1455]*RANDBETWEEN(0.3;1.9)" office:value-type="float" office:value="11315.8816970236" calcext:value-type="float">
            <text:p>11315.8816970236</text:p>
          </table:table-cell>
        </table:table-row>
        <table:table-row table:style-name="ro1">
          <table:table-cell office:value-type="float" office:value="66141" calcext:value-type="float">
            <text:p>66141</text:p>
          </table:table-cell>
          <table:table-cell office:value-type="string" calcext:value-type="string">
            <text:p>108090.61910333333</text:p>
          </table:table-cell>
          <table:table-cell table:formula="of:=[.B1456]+RANDBETWEEN(-500;500)" office:value-type="float" office:value="108189.619103333" calcext:value-type="float">
            <text:p>108189.619103333</text:p>
          </table:table-cell>
          <table:table-cell table:formula="of:=[.B1456]*RANDBETWEEN(0.3;1.9)" office:value-type="float" office:value="216181.238206667" calcext:value-type="float">
            <text:p>216181.238206667</text:p>
          </table:table-cell>
          <table:table-cell table:formula="of:=[.D1456]*RANDBETWEEN(0.3;1.9)" office:value-type="float" office:value="216181.238206667" calcext:value-type="float">
            <text:p>216181.238206667</text:p>
          </table:table-cell>
          <table:table-cell table:formula="of:=[.B1456]*RANDBETWEEN(0.3;1.9)/[.E1456]*[.D1456]" office:value-type="float" office:value="108090.619103333" calcext:value-type="float">
            <text:p>108090.619103333</text:p>
          </table:table-cell>
          <table:table-cell table:formula="of:=[.C1456]*RANDBETWEEN(0.3;1.9)" office:value-type="float" office:value="216379.238206667" calcext:value-type="float">
            <text:p>216379.238206667</text:p>
          </table:table-cell>
        </table:table-row>
        <table:table-row table:style-name="ro1">
          <table:table-cell office:value-type="float" office:value="66142" calcext:value-type="float">
            <text:p>66142</text:p>
          </table:table-cell>
          <table:table-cell office:value-type="string" calcext:value-type="string">
            <text:p>835.4060246923088</text:p>
          </table:table-cell>
          <table:table-cell table:formula="of:=[.B1457]+RANDBETWEEN(-500;500)" office:value-type="float" office:value="699.406024692309" calcext:value-type="float">
            <text:p>699.4060246923</text:p>
          </table:table-cell>
          <table:table-cell table:formula="of:=[.B1457]*RANDBETWEEN(0.3;1.9)" office:value-type="float" office:value="835.406024692309" calcext:value-type="float">
            <text:p>835.4060246923</text:p>
          </table:table-cell>
          <table:table-cell table:formula="of:=[.D1457]*RANDBETWEEN(0.3;1.9)" office:value-type="float" office:value="835.406024692309" calcext:value-type="float">
            <text:p>835.4060246923</text:p>
          </table:table-cell>
          <table:table-cell table:formula="of:=[.B1457]*RANDBETWEEN(0.3;1.9)/[.E1457]*[.D1457]" office:value-type="float" office:value="835.406024692309" calcext:value-type="float">
            <text:p>835.4060246923</text:p>
          </table:table-cell>
          <table:table-cell table:formula="of:=[.C1457]*RANDBETWEEN(0.3;1.9)" office:value-type="float" office:value="1398.81204938462" calcext:value-type="float">
            <text:p>1398.8120493846</text:p>
          </table:table-cell>
        </table:table-row>
        <table:table-row table:style-name="ro1">
          <table:table-cell office:value-type="float" office:value="66143" calcext:value-type="float">
            <text:p>66143</text:p>
          </table:table-cell>
          <table:table-cell office:value-type="string" calcext:value-type="string">
            <text:p>801.4021207039999</text:p>
          </table:table-cell>
          <table:table-cell table:formula="of:=[.B1458]+RANDBETWEEN(-500;500)" office:value-type="float" office:value="582.402120704" calcext:value-type="float">
            <text:p>582.402120704</text:p>
          </table:table-cell>
          <table:table-cell table:formula="of:=[.B1458]*RANDBETWEEN(0.3;1.9)" office:value-type="float" office:value="801.402120704" calcext:value-type="float">
            <text:p>801.402120704</text:p>
          </table:table-cell>
          <table:table-cell table:formula="of:=[.D1458]*RANDBETWEEN(0.3;1.9)" office:value-type="float" office:value="801.402120704" calcext:value-type="float">
            <text:p>801.402120704</text:p>
          </table:table-cell>
          <table:table-cell table:formula="of:=[.B1458]*RANDBETWEEN(0.3;1.9)/[.E1458]*[.D1458]" office:value-type="float" office:value="1602.804241408" calcext:value-type="float">
            <text:p>1602.804241408</text:p>
          </table:table-cell>
          <table:table-cell table:formula="of:=[.C1458]*RANDBETWEEN(0.3;1.9)" office:value-type="float" office:value="1164.804241408" calcext:value-type="float">
            <text:p>1164.804241408</text:p>
          </table:table-cell>
        </table:table-row>
        <table:table-row table:style-name="ro1">
          <table:table-cell office:value-type="float" office:value="66144" calcext:value-type="float">
            <text:p>66144</text:p>
          </table:table-cell>
          <table:table-cell office:value-type="string" calcext:value-type="string">
            <text:p>134974.4796438216</text:p>
          </table:table-cell>
          <table:table-cell table:formula="of:=[.B1459]+RANDBETWEEN(-500;500)" office:value-type="float" office:value="134624.479643822" calcext:value-type="float">
            <text:p>134624.479643822</text:p>
          </table:table-cell>
          <table:table-cell table:formula="of:=[.B1459]*RANDBETWEEN(0.3;1.9)" office:value-type="float" office:value="134974.479643822" calcext:value-type="float">
            <text:p>134974.479643822</text:p>
          </table:table-cell>
          <table:table-cell table:formula="of:=[.D1459]*RANDBETWEEN(0.3;1.9)" office:value-type="float" office:value="134974.479643822" calcext:value-type="float">
            <text:p>134974.479643822</text:p>
          </table:table-cell>
          <table:table-cell table:formula="of:=[.B1459]*RANDBETWEEN(0.3;1.9)/[.E1459]*[.D1459]" office:value-type="float" office:value="134974.479643822" calcext:value-type="float">
            <text:p>134974.479643822</text:p>
          </table:table-cell>
          <table:table-cell table:formula="of:=[.C1459]*RANDBETWEEN(0.3;1.9)" office:value-type="float" office:value="269248.959287643" calcext:value-type="float">
            <text:p>269248.959287643</text:p>
          </table:table-cell>
        </table:table-row>
        <table:table-row table:style-name="ro1">
          <table:table-cell office:value-type="float" office:value="66145" calcext:value-type="float">
            <text:p>66145</text:p>
          </table:table-cell>
          <table:table-cell office:value-type="string" calcext:value-type="string">
            <text:p>50346.62482582881</text:p>
          </table:table-cell>
          <table:table-cell table:formula="of:=[.B1460]+RANDBETWEEN(-500;500)" office:value-type="float" office:value="50301.6248258288" calcext:value-type="float">
            <text:p>50301.6248258288</text:p>
          </table:table-cell>
          <table:table-cell table:formula="of:=[.B1460]*RANDBETWEEN(0.3;1.9)" office:value-type="float" office:value="100693.249651658" calcext:value-type="float">
            <text:p>100693.249651658</text:p>
          </table:table-cell>
          <table:table-cell table:formula="of:=[.D1460]*RANDBETWEEN(0.3;1.9)" office:value-type="float" office:value="201386.499303315" calcext:value-type="float">
            <text:p>201386.499303315</text:p>
          </table:table-cell>
          <table:table-cell table:formula="of:=[.B1460]*RANDBETWEEN(0.3;1.9)/[.E1460]*[.D1460]" office:value-type="float" office:value="50346.6248258288" calcext:value-type="float">
            <text:p>50346.6248258288</text:p>
          </table:table-cell>
          <table:table-cell table:formula="of:=[.C1460]*RANDBETWEEN(0.3;1.9)" office:value-type="float" office:value="100603.249651658" calcext:value-type="float">
            <text:p>100603.249651658</text:p>
          </table:table-cell>
        </table:table-row>
        <table:table-row table:style-name="ro1">
          <table:table-cell office:value-type="float" office:value="66146" calcext:value-type="float">
            <text:p>66146</text:p>
          </table:table-cell>
          <table:table-cell office:value-type="string" calcext:value-type="string">
            <text:p>17661.40742781293</text:p>
          </table:table-cell>
          <table:table-cell table:formula="of:=[.B1461]+RANDBETWEEN(-500;500)" office:value-type="float" office:value="17519.4074278129" calcext:value-type="float">
            <text:p>17519.4074278129</text:p>
          </table:table-cell>
          <table:table-cell table:formula="of:=[.B1461]*RANDBETWEEN(0.3;1.9)" office:value-type="float" office:value="17661.4074278129" calcext:value-type="float">
            <text:p>17661.4074278129</text:p>
          </table:table-cell>
          <table:table-cell table:formula="of:=[.D1461]*RANDBETWEEN(0.3;1.9)" office:value-type="float" office:value="35322.8148556259" calcext:value-type="float">
            <text:p>35322.8148556259</text:p>
          </table:table-cell>
          <table:table-cell table:formula="of:=[.B1461]*RANDBETWEEN(0.3;1.9)/[.E1461]*[.D1461]" office:value-type="float" office:value="17661.4074278129" calcext:value-type="float">
            <text:p>17661.4074278129</text:p>
          </table:table-cell>
          <table:table-cell table:formula="of:=[.C1461]*RANDBETWEEN(0.3;1.9)" office:value-type="float" office:value="17519.4074278129" calcext:value-type="float">
            <text:p>17519.4074278129</text:p>
          </table:table-cell>
        </table:table-row>
        <table:table-row table:style-name="ro1">
          <table:table-cell office:value-type="float" office:value="66147" calcext:value-type="float">
            <text:p>66147</text:p>
          </table:table-cell>
          <table:table-cell office:value-type="string" calcext:value-type="string">
            <text:p>16015.280052928492</text:p>
          </table:table-cell>
          <table:table-cell table:formula="of:=[.B1462]+RANDBETWEEN(-500;500)" office:value-type="float" office:value="16514.2800529285" calcext:value-type="float">
            <text:p>16514.2800529285</text:p>
          </table:table-cell>
          <table:table-cell table:formula="of:=[.B1462]*RANDBETWEEN(0.3;1.9)" office:value-type="float" office:value="32030.560105857" calcext:value-type="float">
            <text:p>32030.560105857</text:p>
          </table:table-cell>
          <table:table-cell table:formula="of:=[.D1462]*RANDBETWEEN(0.3;1.9)" office:value-type="float" office:value="64061.120211714" calcext:value-type="float">
            <text:p>64061.120211714</text:p>
          </table:table-cell>
          <table:table-cell table:formula="of:=[.B1462]*RANDBETWEEN(0.3;1.9)/[.E1462]*[.D1462]" office:value-type="float" office:value="16015.2800529285" calcext:value-type="float">
            <text:p>16015.2800529285</text:p>
          </table:table-cell>
          <table:table-cell table:formula="of:=[.C1462]*RANDBETWEEN(0.3;1.9)" office:value-type="float" office:value="33028.560105857" calcext:value-type="float">
            <text:p>33028.560105857</text:p>
          </table:table-cell>
        </table:table-row>
        <table:table-row table:style-name="ro1">
          <table:table-cell office:value-type="float" office:value="66148" calcext:value-type="float">
            <text:p>66148</text:p>
          </table:table-cell>
          <table:table-cell office:value-type="string" calcext:value-type="string">
            <text:p>13487.296603968536</text:p>
          </table:table-cell>
          <table:table-cell table:formula="of:=[.B1463]+RANDBETWEEN(-500;500)" office:value-type="float" office:value="13088.2966039685" calcext:value-type="float">
            <text:p>13088.2966039685</text:p>
          </table:table-cell>
          <table:table-cell table:formula="of:=[.B1463]*RANDBETWEEN(0.3;1.9)" office:value-type="float" office:value="26974.5932079371" calcext:value-type="float">
            <text:p>26974.5932079371</text:p>
          </table:table-cell>
          <table:table-cell table:formula="of:=[.D1463]*RANDBETWEEN(0.3;1.9)" office:value-type="float" office:value="53949.1864158742" calcext:value-type="float">
            <text:p>53949.1864158742</text:p>
          </table:table-cell>
          <table:table-cell table:formula="of:=[.B1463]*RANDBETWEEN(0.3;1.9)/[.E1463]*[.D1463]" office:value-type="float" office:value="6743.64830198427" calcext:value-type="float">
            <text:p>6743.6483019843</text:p>
          </table:table-cell>
          <table:table-cell table:formula="of:=[.C1463]*RANDBETWEEN(0.3;1.9)" office:value-type="float" office:value="26176.5932079371" calcext:value-type="float">
            <text:p>26176.5932079371</text:p>
          </table:table-cell>
        </table:table-row>
        <table:table-row table:style-name="ro1">
          <table:table-cell office:value-type="float" office:value="66149" calcext:value-type="float">
            <text:p>66149</text:p>
          </table:table-cell>
          <table:table-cell office:value-type="string" calcext:value-type="string">
            <text:p>23296.88245603329</text:p>
          </table:table-cell>
          <table:table-cell table:formula="of:=[.B1464]+RANDBETWEEN(-500;500)" office:value-type="float" office:value="23459.8824560333" calcext:value-type="float">
            <text:p>23459.8824560333</text:p>
          </table:table-cell>
          <table:table-cell table:formula="of:=[.B1464]*RANDBETWEEN(0.3;1.9)" office:value-type="float" office:value="46593.7649120666" calcext:value-type="float">
            <text:p>46593.7649120666</text:p>
          </table:table-cell>
          <table:table-cell table:formula="of:=[.D1464]*RANDBETWEEN(0.3;1.9)" office:value-type="float" office:value="93187.5298241332" calcext:value-type="float">
            <text:p>93187.5298241332</text:p>
          </table:table-cell>
          <table:table-cell table:formula="of:=[.B1464]*RANDBETWEEN(0.3;1.9)/[.E1464]*[.D1464]" office:value-type="float" office:value="23296.8824560333" calcext:value-type="float">
            <text:p>23296.8824560333</text:p>
          </table:table-cell>
          <table:table-cell table:formula="of:=[.C1464]*RANDBETWEEN(0.3;1.9)" office:value-type="float" office:value="46919.7649120666" calcext:value-type="float">
            <text:p>46919.7649120666</text:p>
          </table:table-cell>
        </table:table-row>
        <table:table-row table:style-name="ro1">
          <table:table-cell office:value-type="float" office:value="66150" calcext:value-type="float">
            <text:p>66150</text:p>
          </table:table-cell>
          <table:table-cell office:value-type="string" calcext:value-type="string">
            <text:p>7304.00033337696</text:p>
          </table:table-cell>
          <table:table-cell table:formula="of:=[.B1465]+RANDBETWEEN(-500;500)" office:value-type="float" office:value="7574.00033337696" calcext:value-type="float">
            <text:p>7574.000333377</text:p>
          </table:table-cell>
          <table:table-cell table:formula="of:=[.B1465]*RANDBETWEEN(0.3;1.9)" office:value-type="float" office:value="14608.0006667539" calcext:value-type="float">
            <text:p>14608.0006667539</text:p>
          </table:table-cell>
          <table:table-cell table:formula="of:=[.D1465]*RANDBETWEEN(0.3;1.9)" office:value-type="float" office:value="29216.0013335078" calcext:value-type="float">
            <text:p>29216.0013335078</text:p>
          </table:table-cell>
          <table:table-cell table:formula="of:=[.B1465]*RANDBETWEEN(0.3;1.9)/[.E1465]*[.D1465]" office:value-type="float" office:value="7304.00033337696" calcext:value-type="float">
            <text:p>7304.000333377</text:p>
          </table:table-cell>
          <table:table-cell table:formula="of:=[.C1465]*RANDBETWEEN(0.3;1.9)" office:value-type="float" office:value="7574.00033337696" calcext:value-type="float">
            <text:p>7574.000333377</text:p>
          </table:table-cell>
        </table:table-row>
        <table:table-row table:style-name="ro1">
          <table:table-cell office:value-type="float" office:value="66151" calcext:value-type="float">
            <text:p>66151</text:p>
          </table:table-cell>
          <table:table-cell office:value-type="string" calcext:value-type="string">
            <text:p>410.6771771020001</text:p>
          </table:table-cell>
          <table:table-cell table:formula="of:=[.B1466]+RANDBETWEEN(-500;500)" office:value-type="float" office:value="0.677177102000087" calcext:value-type="float">
            <text:p>0.677177102</text:p>
          </table:table-cell>
          <table:table-cell table:formula="of:=[.B1466]*RANDBETWEEN(0.3;1.9)" office:value-type="float" office:value="821.354354204" calcext:value-type="float">
            <text:p>821.354354204</text:p>
          </table:table-cell>
          <table:table-cell table:formula="of:=[.D1466]*RANDBETWEEN(0.3;1.9)" office:value-type="float" office:value="821.354354204" calcext:value-type="float">
            <text:p>821.354354204</text:p>
          </table:table-cell>
          <table:table-cell table:formula="of:=[.B1466]*RANDBETWEEN(0.3;1.9)/[.E1466]*[.D1466]" office:value-type="float" office:value="410.677177102" calcext:value-type="float">
            <text:p>410.677177102</text:p>
          </table:table-cell>
          <table:table-cell table:formula="of:=[.C1466]*RANDBETWEEN(0.3;1.9)" office:value-type="float" office:value="0.677177102000087" calcext:value-type="float">
            <text:p>0.677177102</text:p>
          </table:table-cell>
        </table:table-row>
        <table:table-row table:style-name="ro1">
          <table:table-cell office:value-type="float" office:value="66152" calcext:value-type="float">
            <text:p>66152</text:p>
          </table:table-cell>
          <table:table-cell office:value-type="string" calcext:value-type="string">
            <text:p>387.93620352400006</text:p>
          </table:table-cell>
          <table:table-cell table:formula="of:=[.B1467]+RANDBETWEEN(-500;500)" office:value-type="float" office:value="-45.0637964759999" calcext:value-type="float">
            <text:p>-45.063796476</text:p>
          </table:table-cell>
          <table:table-cell table:formula="of:=[.B1467]*RANDBETWEEN(0.3;1.9)" office:value-type="float" office:value="775.872407048" calcext:value-type="float">
            <text:p>775.872407048</text:p>
          </table:table-cell>
          <table:table-cell table:formula="of:=[.D1467]*RANDBETWEEN(0.3;1.9)" office:value-type="float" office:value="775.872407048" calcext:value-type="float">
            <text:p>775.872407048</text:p>
          </table:table-cell>
          <table:table-cell table:formula="of:=[.B1467]*RANDBETWEEN(0.3;1.9)/[.E1467]*[.D1467]" office:value-type="float" office:value="775.872407048" calcext:value-type="float">
            <text:p>775.872407048</text:p>
          </table:table-cell>
          <table:table-cell table:formula="of:=[.C1467]*RANDBETWEEN(0.3;1.9)" office:value-type="float" office:value="-45.0637964759999" calcext:value-type="float">
            <text:p>-45.063796476</text:p>
          </table:table-cell>
        </table:table-row>
        <table:table-row table:style-name="ro1">
          <table:table-cell office:value-type="float" office:value="66153" calcext:value-type="float">
            <text:p>66153</text:p>
          </table:table-cell>
          <table:table-cell office:value-type="string" calcext:value-type="string">
            <text:p>3515.560709242978</text:p>
          </table:table-cell>
          <table:table-cell table:formula="of:=[.B1468]+RANDBETWEEN(-500;500)" office:value-type="float" office:value="3527.56070924298" calcext:value-type="float">
            <text:p>3527.560709243</text:p>
          </table:table-cell>
          <table:table-cell table:formula="of:=[.B1468]*RANDBETWEEN(0.3;1.9)" office:value-type="float" office:value="3515.56070924298" calcext:value-type="float">
            <text:p>3515.560709243</text:p>
          </table:table-cell>
          <table:table-cell table:formula="of:=[.D1468]*RANDBETWEEN(0.3;1.9)" office:value-type="float" office:value="7031.12141848596" calcext:value-type="float">
            <text:p>7031.121418486</text:p>
          </table:table-cell>
          <table:table-cell table:formula="of:=[.B1468]*RANDBETWEEN(0.3;1.9)/[.E1468]*[.D1468]" office:value-type="float" office:value="3515.56070924298" calcext:value-type="float">
            <text:p>3515.560709243</text:p>
          </table:table-cell>
          <table:table-cell table:formula="of:=[.C1468]*RANDBETWEEN(0.3;1.9)" office:value-type="float" office:value="7055.12141848596" calcext:value-type="float">
            <text:p>7055.121418486</text:p>
          </table:table-cell>
        </table:table-row>
        <table:table-row table:style-name="ro1">
          <table:table-cell office:value-type="float" office:value="66154" calcext:value-type="float">
            <text:p>66154</text:p>
          </table:table-cell>
          <table:table-cell office:value-type="string" calcext:value-type="string">
            <text:p>873.6784011024882</text:p>
          </table:table-cell>
          <table:table-cell table:formula="of:=[.B1469]+RANDBETWEEN(-500;500)" office:value-type="float" office:value="940.678401102488" calcext:value-type="float">
            <text:p>940.6784011025</text:p>
          </table:table-cell>
          <table:table-cell table:formula="of:=[.B1469]*RANDBETWEEN(0.3;1.9)" office:value-type="float" office:value="873.678401102488" calcext:value-type="float">
            <text:p>873.6784011025</text:p>
          </table:table-cell>
          <table:table-cell table:formula="of:=[.D1469]*RANDBETWEEN(0.3;1.9)" office:value-type="float" office:value="873.678401102488" calcext:value-type="float">
            <text:p>873.6784011025</text:p>
          </table:table-cell>
          <table:table-cell table:formula="of:=[.B1469]*RANDBETWEEN(0.3;1.9)/[.E1469]*[.D1469]" office:value-type="float" office:value="873.678401102488" calcext:value-type="float">
            <text:p>873.6784011025</text:p>
          </table:table-cell>
          <table:table-cell table:formula="of:=[.C1469]*RANDBETWEEN(0.3;1.9)" office:value-type="float" office:value="940.678401102488" calcext:value-type="float">
            <text:p>940.6784011025</text:p>
          </table:table-cell>
        </table:table-row>
        <table:table-row table:style-name="ro1">
          <table:table-cell office:value-type="float" office:value="66155" calcext:value-type="float">
            <text:p>66155</text:p>
          </table:table-cell>
          <table:table-cell office:value-type="string" calcext:value-type="string">
            <text:p>835.6649342940001</text:p>
          </table:table-cell>
          <table:table-cell table:formula="of:=[.B1470]+RANDBETWEEN(-500;500)" office:value-type="float" office:value="790.664934294" calcext:value-type="float">
            <text:p>790.664934294</text:p>
          </table:table-cell>
          <table:table-cell table:formula="of:=[.B1470]*RANDBETWEEN(0.3;1.9)" office:value-type="float" office:value="835.664934294" calcext:value-type="float">
            <text:p>835.664934294</text:p>
          </table:table-cell>
          <table:table-cell table:formula="of:=[.D1470]*RANDBETWEEN(0.3;1.9)" office:value-type="float" office:value="1671.329868588" calcext:value-type="float">
            <text:p>1671.329868588</text:p>
          </table:table-cell>
          <table:table-cell table:formula="of:=[.B1470]*RANDBETWEEN(0.3;1.9)/[.E1470]*[.D1470]" office:value-type="float" office:value="835.664934294" calcext:value-type="float">
            <text:p>835.664934294</text:p>
          </table:table-cell>
          <table:table-cell table:formula="of:=[.C1470]*RANDBETWEEN(0.3;1.9)" office:value-type="float" office:value="1581.329868588" calcext:value-type="float">
            <text:p>1581.329868588</text:p>
          </table:table-cell>
        </table:table-row>
        <table:table-row table:style-name="ro1">
          <table:table-cell office:value-type="float" office:value="66156" calcext:value-type="float">
            <text:p>66156</text:p>
          </table:table-cell>
          <table:table-cell office:value-type="string" calcext:value-type="string">
            <text:p>1918.4930105467154</text:p>
          </table:table-cell>
          <table:table-cell table:formula="of:=[.B1471]+RANDBETWEEN(-500;500)" office:value-type="float" office:value="2361.49301054672" calcext:value-type="float">
            <text:p>2361.4930105467</text:p>
          </table:table-cell>
          <table:table-cell table:formula="of:=[.B1471]*RANDBETWEEN(0.3;1.9)" office:value-type="float" office:value="3836.98602109343" calcext:value-type="float">
            <text:p>3836.9860210934</text:p>
          </table:table-cell>
          <table:table-cell table:formula="of:=[.D1471]*RANDBETWEEN(0.3;1.9)" office:value-type="float" office:value="3836.98602109343" calcext:value-type="float">
            <text:p>3836.9860210934</text:p>
          </table:table-cell>
          <table:table-cell table:formula="of:=[.B1471]*RANDBETWEEN(0.3;1.9)/[.E1471]*[.D1471]" office:value-type="float" office:value="3836.98602109343" calcext:value-type="float">
            <text:p>3836.9860210934</text:p>
          </table:table-cell>
          <table:table-cell table:formula="of:=[.C1471]*RANDBETWEEN(0.3;1.9)" office:value-type="float" office:value="2361.49301054672" calcext:value-type="float">
            <text:p>2361.4930105467</text:p>
          </table:table-cell>
        </table:table-row>
        <table:table-row table:style-name="ro1">
          <table:table-cell office:value-type="float" office:value="66157" calcext:value-type="float">
            <text:p>66157</text:p>
          </table:table-cell>
          <table:table-cell office:value-type="string" calcext:value-type="string">
            <text:p>50.1663392582</text:p>
          </table:table-cell>
          <table:table-cell table:formula="of:=[.B1472]+RANDBETWEEN(-500;500)" office:value-type="float" office:value="387.1663392582" calcext:value-type="float">
            <text:p>387.1663392582</text:p>
          </table:table-cell>
          <table:table-cell table:formula="of:=[.B1472]*RANDBETWEEN(0.3;1.9)" office:value-type="float" office:value="50.1663392582" calcext:value-type="float">
            <text:p>50.1663392582</text:p>
          </table:table-cell>
          <table:table-cell table:formula="of:=[.D1472]*RANDBETWEEN(0.3;1.9)" office:value-type="float" office:value="50.1663392582" calcext:value-type="float">
            <text:p>50.1663392582</text:p>
          </table:table-cell>
          <table:table-cell table:formula="of:=[.B1472]*RANDBETWEEN(0.3;1.9)/[.E1472]*[.D1472]" office:value-type="float" office:value="50.1663392582" calcext:value-type="float">
            <text:p>50.1663392582</text:p>
          </table:table-cell>
          <table:table-cell table:formula="of:=[.C1472]*RANDBETWEEN(0.3;1.9)" office:value-type="float" office:value="774.3326785164" calcext:value-type="float">
            <text:p>774.3326785164</text:p>
          </table:table-cell>
        </table:table-row>
        <table:table-row table:style-name="ro1">
          <table:table-cell office:value-type="float" office:value="66158" calcext:value-type="float">
            <text:p>66158</text:p>
          </table:table-cell>
          <table:table-cell office:value-type="string" calcext:value-type="string">
            <text:p>1673.553436566</text:p>
          </table:table-cell>
          <table:table-cell table:formula="of:=[.B1473]+RANDBETWEEN(-500;500)" office:value-type="float" office:value="1617.553436566" calcext:value-type="float">
            <text:p>1617.553436566</text:p>
          </table:table-cell>
          <table:table-cell table:formula="of:=[.B1473]*RANDBETWEEN(0.3;1.9)" office:value-type="float" office:value="1673.553436566" calcext:value-type="float">
            <text:p>1673.553436566</text:p>
          </table:table-cell>
          <table:table-cell table:formula="of:=[.D1473]*RANDBETWEEN(0.3;1.9)" office:value-type="float" office:value="1673.553436566" calcext:value-type="float">
            <text:p>1673.553436566</text:p>
          </table:table-cell>
          <table:table-cell table:formula="of:=[.B1473]*RANDBETWEEN(0.3;1.9)/[.E1473]*[.D1473]" office:value-type="float" office:value="3347.106873132" calcext:value-type="float">
            <text:p>3347.106873132</text:p>
          </table:table-cell>
          <table:table-cell table:formula="of:=[.C1473]*RANDBETWEEN(0.3;1.9)" office:value-type="float" office:value="3235.106873132" calcext:value-type="float">
            <text:p>3235.106873132</text:p>
          </table:table-cell>
        </table:table-row>
        <table:table-row table:style-name="ro1">
          <table:table-cell office:value-type="float" office:value="66159" calcext:value-type="float">
            <text:p>66159</text:p>
          </table:table-cell>
          <table:table-cell office:value-type="string" calcext:value-type="string">
            <text:p>293.371954945</text:p>
          </table:table-cell>
          <table:table-cell table:formula="of:=[.B1474]+RANDBETWEEN(-500;500)" office:value-type="float" office:value="-180.628045055" calcext:value-type="float">
            <text:p>-180.628045055</text:p>
          </table:table-cell>
          <table:table-cell table:formula="of:=[.B1474]*RANDBETWEEN(0.3;1.9)" office:value-type="float" office:value="586.74390989" calcext:value-type="float">
            <text:p>586.74390989</text:p>
          </table:table-cell>
          <table:table-cell table:formula="of:=[.D1474]*RANDBETWEEN(0.3;1.9)" office:value-type="float" office:value="1173.48781978" calcext:value-type="float">
            <text:p>1173.48781978</text:p>
          </table:table-cell>
          <table:table-cell table:formula="of:=[.B1474]*RANDBETWEEN(0.3;1.9)/[.E1474]*[.D1474]" office:value-type="float" office:value="293.371954945" calcext:value-type="float">
            <text:p>293.371954945</text:p>
          </table:table-cell>
          <table:table-cell table:formula="of:=[.C1474]*RANDBETWEEN(0.3;1.9)" office:value-type="float" office:value="-361.25609011" calcext:value-type="float">
            <text:p>-361.25609011</text:p>
          </table:table-cell>
        </table:table-row>
        <table:table-row table:style-name="ro1">
          <table:table-cell office:value-type="float" office:value="66160" calcext:value-type="float">
            <text:p>66160</text:p>
          </table:table-cell>
          <table:table-cell office:value-type="string" calcext:value-type="string">
            <text:p>8926.494787655838</text:p>
          </table:table-cell>
          <table:table-cell table:formula="of:=[.B1475]+RANDBETWEEN(-500;500)" office:value-type="float" office:value="9357.49478765584" calcext:value-type="float">
            <text:p>9357.4947876558</text:p>
          </table:table-cell>
          <table:table-cell table:formula="of:=[.B1475]*RANDBETWEEN(0.3;1.9)" office:value-type="float" office:value="17852.9895753117" calcext:value-type="float">
            <text:p>17852.9895753117</text:p>
          </table:table-cell>
          <table:table-cell table:formula="of:=[.D1475]*RANDBETWEEN(0.3;1.9)" office:value-type="float" office:value="17852.9895753117" calcext:value-type="float">
            <text:p>17852.9895753117</text:p>
          </table:table-cell>
          <table:table-cell table:formula="of:=[.B1475]*RANDBETWEEN(0.3;1.9)/[.E1475]*[.D1475]" office:value-type="float" office:value="8926.49478765584" calcext:value-type="float">
            <text:p>8926.4947876558</text:p>
          </table:table-cell>
          <table:table-cell table:formula="of:=[.C1475]*RANDBETWEEN(0.3;1.9)" office:value-type="float" office:value="18714.9895753117" calcext:value-type="float">
            <text:p>18714.9895753117</text:p>
          </table:table-cell>
        </table:table-row>
        <table:table-row table:style-name="ro1">
          <table:table-cell office:value-type="float" office:value="66161" calcext:value-type="float">
            <text:p>66161</text:p>
          </table:table-cell>
          <table:table-cell office:value-type="string" calcext:value-type="string">
            <text:p>9572.404398811317</text:p>
          </table:table-cell>
          <table:table-cell table:formula="of:=[.B1476]+RANDBETWEEN(-500;500)" office:value-type="float" office:value="9226.40439881132" calcext:value-type="float">
            <text:p>9226.4043988113</text:p>
          </table:table-cell>
          <table:table-cell table:formula="of:=[.B1476]*RANDBETWEEN(0.3;1.9)" office:value-type="float" office:value="19144.8087976226" calcext:value-type="float">
            <text:p>19144.8087976226</text:p>
          </table:table-cell>
          <table:table-cell table:formula="of:=[.D1476]*RANDBETWEEN(0.3;1.9)" office:value-type="float" office:value="19144.8087976226" calcext:value-type="float">
            <text:p>19144.8087976226</text:p>
          </table:table-cell>
          <table:table-cell table:formula="of:=[.B1476]*RANDBETWEEN(0.3;1.9)/[.E1476]*[.D1476]" office:value-type="float" office:value="19144.8087976226" calcext:value-type="float">
            <text:p>19144.8087976226</text:p>
          </table:table-cell>
          <table:table-cell table:formula="of:=[.C1476]*RANDBETWEEN(0.3;1.9)" office:value-type="float" office:value="18452.8087976226" calcext:value-type="float">
            <text:p>18452.8087976226</text:p>
          </table:table-cell>
        </table:table-row>
        <table:table-row table:style-name="ro1">
          <table:table-cell office:value-type="float" office:value="66162" calcext:value-type="float">
            <text:p>66162</text:p>
          </table:table-cell>
          <table:table-cell office:value-type="string" calcext:value-type="string">
            <text:p>4567.385484801</text:p>
          </table:table-cell>
          <table:table-cell table:formula="of:=[.B1477]+RANDBETWEEN(-500;500)" office:value-type="float" office:value="4091.385484801" calcext:value-type="float">
            <text:p>4091.385484801</text:p>
          </table:table-cell>
          <table:table-cell table:formula="of:=[.B1477]*RANDBETWEEN(0.3;1.9)" office:value-type="float" office:value="4567.385484801" calcext:value-type="float">
            <text:p>4567.385484801</text:p>
          </table:table-cell>
          <table:table-cell table:formula="of:=[.D1477]*RANDBETWEEN(0.3;1.9)" office:value-type="float" office:value="4567.385484801" calcext:value-type="float">
            <text:p>4567.385484801</text:p>
          </table:table-cell>
          <table:table-cell table:formula="of:=[.B1477]*RANDBETWEEN(0.3;1.9)/[.E1477]*[.D1477]" office:value-type="float" office:value="9134.770969602" calcext:value-type="float">
            <text:p>9134.770969602</text:p>
          </table:table-cell>
          <table:table-cell table:formula="of:=[.C1477]*RANDBETWEEN(0.3;1.9)" office:value-type="float" office:value="8182.770969602" calcext:value-type="float">
            <text:p>8182.770969602</text:p>
          </table:table-cell>
        </table:table-row>
        <table:table-row table:style-name="ro1">
          <table:table-cell office:value-type="float" office:value="66164" calcext:value-type="float">
            <text:p>66164</text:p>
          </table:table-cell>
          <table:table-cell office:value-type="string" calcext:value-type="string">
            <text:p>225650.78006262018</text:p>
          </table:table-cell>
          <table:table-cell table:formula="of:=[.B1478]+RANDBETWEEN(-500;500)" office:value-type="float" office:value="225255.78006262" calcext:value-type="float">
            <text:p>225255.78006262</text:p>
          </table:table-cell>
          <table:table-cell table:formula="of:=[.B1478]*RANDBETWEEN(0.3;1.9)" office:value-type="float" office:value="451301.56012524" calcext:value-type="float">
            <text:p>451301.56012524</text:p>
          </table:table-cell>
          <table:table-cell table:formula="of:=[.D1478]*RANDBETWEEN(0.3;1.9)" office:value-type="float" office:value="451301.56012524" calcext:value-type="float">
            <text:p>451301.56012524</text:p>
          </table:table-cell>
          <table:table-cell table:formula="of:=[.B1478]*RANDBETWEEN(0.3;1.9)/[.E1478]*[.D1478]" office:value-type="float" office:value="451301.56012524" calcext:value-type="float">
            <text:p>451301.56012524</text:p>
          </table:table-cell>
          <table:table-cell table:formula="of:=[.C1478]*RANDBETWEEN(0.3;1.9)" office:value-type="float" office:value="450511.56012524" calcext:value-type="float">
            <text:p>450511.56012524</text:p>
          </table:table-cell>
        </table:table-row>
        <table:table-row table:style-name="ro1">
          <table:table-cell office:value-type="float" office:value="66165" calcext:value-type="float">
            <text:p>66165</text:p>
          </table:table-cell>
          <table:table-cell office:value-type="string" calcext:value-type="string">
            <text:p>13581.656005956569</text:p>
          </table:table-cell>
          <table:table-cell table:formula="of:=[.B1479]+RANDBETWEEN(-500;500)" office:value-type="float" office:value="13380.6560059566" calcext:value-type="float">
            <text:p>13380.6560059566</text:p>
          </table:table-cell>
          <table:table-cell table:formula="of:=[.B1479]*RANDBETWEEN(0.3;1.9)" office:value-type="float" office:value="27163.3120119131" calcext:value-type="float">
            <text:p>27163.3120119131</text:p>
          </table:table-cell>
          <table:table-cell table:formula="of:=[.D1479]*RANDBETWEEN(0.3;1.9)" office:value-type="float" office:value="27163.3120119131" calcext:value-type="float">
            <text:p>27163.3120119131</text:p>
          </table:table-cell>
          <table:table-cell table:formula="of:=[.B1479]*RANDBETWEEN(0.3;1.9)/[.E1479]*[.D1479]" office:value-type="float" office:value="13581.6560059566" calcext:value-type="float">
            <text:p>13581.6560059566</text:p>
          </table:table-cell>
          <table:table-cell table:formula="of:=[.C1479]*RANDBETWEEN(0.3;1.9)" office:value-type="float" office:value="13380.6560059566" calcext:value-type="float">
            <text:p>13380.6560059566</text:p>
          </table:table-cell>
        </table:table-row>
        <table:table-row table:style-name="ro1">
          <table:table-cell office:value-type="float" office:value="66166" calcext:value-type="float">
            <text:p>66166</text:p>
          </table:table-cell>
          <table:table-cell office:value-type="string" calcext:value-type="string">
            <text:p>873.2497103710001</text:p>
          </table:table-cell>
          <table:table-cell table:formula="of:=[.B1480]+RANDBETWEEN(-500;500)" office:value-type="float" office:value="443.249710371" calcext:value-type="float">
            <text:p>443.249710371</text:p>
          </table:table-cell>
          <table:table-cell table:formula="of:=[.B1480]*RANDBETWEEN(0.3;1.9)" office:value-type="float" office:value="1746.499420742" calcext:value-type="float">
            <text:p>1746.499420742</text:p>
          </table:table-cell>
          <table:table-cell table:formula="of:=[.D1480]*RANDBETWEEN(0.3;1.9)" office:value-type="float" office:value="3492.998841484" calcext:value-type="float">
            <text:p>3492.998841484</text:p>
          </table:table-cell>
          <table:table-cell table:formula="of:=[.B1480]*RANDBETWEEN(0.3;1.9)/[.E1480]*[.D1480]" office:value-type="float" office:value="873.249710371" calcext:value-type="float">
            <text:p>873.249710371</text:p>
          </table:table-cell>
          <table:table-cell table:formula="of:=[.C1480]*RANDBETWEEN(0.3;1.9)" office:value-type="float" office:value="443.249710371" calcext:value-type="float">
            <text:p>443.249710371</text:p>
          </table:table-cell>
        </table:table-row>
        <table:table-row table:style-name="ro1">
          <table:table-cell office:value-type="float" office:value="66167" calcext:value-type="float">
            <text:p>66167</text:p>
          </table:table-cell>
          <table:table-cell office:value-type="string" calcext:value-type="string">
            <text:p>13646.446446647149</text:p>
          </table:table-cell>
          <table:table-cell table:formula="of:=[.B1481]+RANDBETWEEN(-500;500)" office:value-type="float" office:value="13813.4464466471" calcext:value-type="float">
            <text:p>13813.4464466471</text:p>
          </table:table-cell>
          <table:table-cell table:formula="of:=[.B1481]*RANDBETWEEN(0.3;1.9)" office:value-type="float" office:value="27292.8928932943" calcext:value-type="float">
            <text:p>27292.8928932943</text:p>
          </table:table-cell>
          <table:table-cell table:formula="of:=[.D1481]*RANDBETWEEN(0.3;1.9)" office:value-type="float" office:value="54585.7857865886" calcext:value-type="float">
            <text:p>54585.7857865886</text:p>
          </table:table-cell>
          <table:table-cell table:formula="of:=[.B1481]*RANDBETWEEN(0.3;1.9)/[.E1481]*[.D1481]" office:value-type="float" office:value="13646.4464466472" calcext:value-type="float">
            <text:p>13646.4464466472</text:p>
          </table:table-cell>
          <table:table-cell table:formula="of:=[.C1481]*RANDBETWEEN(0.3;1.9)" office:value-type="float" office:value="27626.8928932943" calcext:value-type="float">
            <text:p>27626.8928932943</text:p>
          </table:table-cell>
        </table:table-row>
        <table:table-row table:style-name="ro1">
          <table:table-cell office:value-type="float" office:value="66168" calcext:value-type="float">
            <text:p>66168</text:p>
          </table:table-cell>
          <table:table-cell office:value-type="string" calcext:value-type="string">
            <text:p>10283.257956753483</text:p>
          </table:table-cell>
          <table:table-cell table:formula="of:=[.B1482]+RANDBETWEEN(-500;500)" office:value-type="float" office:value="10270.2579567535" calcext:value-type="float">
            <text:p>10270.2579567535</text:p>
          </table:table-cell>
          <table:table-cell table:formula="of:=[.B1482]*RANDBETWEEN(0.3;1.9)" office:value-type="float" office:value="20566.515913507" calcext:value-type="float">
            <text:p>20566.515913507</text:p>
          </table:table-cell>
          <table:table-cell table:formula="of:=[.D1482]*RANDBETWEEN(0.3;1.9)" office:value-type="float" office:value="41133.0318270139" calcext:value-type="float">
            <text:p>41133.0318270139</text:p>
          </table:table-cell>
          <table:table-cell table:formula="of:=[.B1482]*RANDBETWEEN(0.3;1.9)/[.E1482]*[.D1482]" office:value-type="float" office:value="10283.2579567535" calcext:value-type="float">
            <text:p>10283.2579567535</text:p>
          </table:table-cell>
          <table:table-cell table:formula="of:=[.C1482]*RANDBETWEEN(0.3;1.9)" office:value-type="float" office:value="10270.2579567535" calcext:value-type="float">
            <text:p>10270.2579567535</text:p>
          </table:table-cell>
        </table:table-row>
        <table:table-row table:style-name="ro1">
          <table:table-cell office:value-type="float" office:value="66169" calcext:value-type="float">
            <text:p>66169</text:p>
          </table:table-cell>
          <table:table-cell office:value-type="string" calcext:value-type="string">
            <text:p>1630.334044243086</text:p>
          </table:table-cell>
          <table:table-cell table:formula="of:=[.B1483]+RANDBETWEEN(-500;500)" office:value-type="float" office:value="1953.33404424309" calcext:value-type="float">
            <text:p>1953.3340442431</text:p>
          </table:table-cell>
          <table:table-cell table:formula="of:=[.B1483]*RANDBETWEEN(0.3;1.9)" office:value-type="float" office:value="3260.66808848617" calcext:value-type="float">
            <text:p>3260.6680884862</text:p>
          </table:table-cell>
          <table:table-cell table:formula="of:=[.D1483]*RANDBETWEEN(0.3;1.9)" office:value-type="float" office:value="3260.66808848617" calcext:value-type="float">
            <text:p>3260.6680884862</text:p>
          </table:table-cell>
          <table:table-cell table:formula="of:=[.B1483]*RANDBETWEEN(0.3;1.9)/[.E1483]*[.D1483]" office:value-type="float" office:value="1630.33404424309" calcext:value-type="float">
            <text:p>1630.3340442431</text:p>
          </table:table-cell>
          <table:table-cell table:formula="of:=[.C1483]*RANDBETWEEN(0.3;1.9)" office:value-type="float" office:value="3906.66808848617" calcext:value-type="float">
            <text:p>3906.6680884862</text:p>
          </table:table-cell>
        </table:table-row>
        <table:table-row table:style-name="ro1">
          <table:table-cell office:value-type="float" office:value="66170" calcext:value-type="float">
            <text:p>66170</text:p>
          </table:table-cell>
          <table:table-cell office:value-type="string" calcext:value-type="string">
            <text:p>1277.902414938</text:p>
          </table:table-cell>
          <table:table-cell table:formula="of:=[.B1484]+RANDBETWEEN(-500;500)" office:value-type="float" office:value="1496.902414938" calcext:value-type="float">
            <text:p>1496.902414938</text:p>
          </table:table-cell>
          <table:table-cell table:formula="of:=[.B1484]*RANDBETWEEN(0.3;1.9)" office:value-type="float" office:value="2555.804829876" calcext:value-type="float">
            <text:p>2555.804829876</text:p>
          </table:table-cell>
          <table:table-cell table:formula="of:=[.D1484]*RANDBETWEEN(0.3;1.9)" office:value-type="float" office:value="5111.609659752" calcext:value-type="float">
            <text:p>5111.609659752</text:p>
          </table:table-cell>
          <table:table-cell table:formula="of:=[.B1484]*RANDBETWEEN(0.3;1.9)/[.E1484]*[.D1484]" office:value-type="float" office:value="638.951207469" calcext:value-type="float">
            <text:p>638.951207469</text:p>
          </table:table-cell>
          <table:table-cell table:formula="of:=[.C1484]*RANDBETWEEN(0.3;1.9)" office:value-type="float" office:value="2993.804829876" calcext:value-type="float">
            <text:p>2993.804829876</text:p>
          </table:table-cell>
        </table:table-row>
        <table:table-row table:style-name="ro1">
          <table:table-cell office:value-type="float" office:value="66171" calcext:value-type="float">
            <text:p>66171</text:p>
          </table:table-cell>
          <table:table-cell office:value-type="string" calcext:value-type="string">
            <text:p>30365.89202338137</text:p>
          </table:table-cell>
          <table:table-cell table:formula="of:=[.B1485]+RANDBETWEEN(-500;500)" office:value-type="float" office:value="30647.8920233814" calcext:value-type="float">
            <text:p>30647.8920233814</text:p>
          </table:table-cell>
          <table:table-cell table:formula="of:=[.B1485]*RANDBETWEEN(0.3;1.9)" office:value-type="float" office:value="60731.7840467627" calcext:value-type="float">
            <text:p>60731.7840467627</text:p>
          </table:table-cell>
          <table:table-cell table:formula="of:=[.D1485]*RANDBETWEEN(0.3;1.9)" office:value-type="float" office:value="121463.568093525" calcext:value-type="float">
            <text:p>121463.568093525</text:p>
          </table:table-cell>
          <table:table-cell table:formula="of:=[.B1485]*RANDBETWEEN(0.3;1.9)/[.E1485]*[.D1485]" office:value-type="float" office:value="15182.9460116907" calcext:value-type="float">
            <text:p>15182.9460116907</text:p>
          </table:table-cell>
          <table:table-cell table:formula="of:=[.C1485]*RANDBETWEEN(0.3;1.9)" office:value-type="float" office:value="30647.8920233814" calcext:value-type="float">
            <text:p>30647.8920233814</text:p>
          </table:table-cell>
        </table:table-row>
        <table:table-row table:style-name="ro1">
          <table:table-cell office:value-type="float" office:value="66172" calcext:value-type="float">
            <text:p>66172</text:p>
          </table:table-cell>
          <table:table-cell office:value-type="string" calcext:value-type="string">
            <text:p>62089.524708795994</text:p>
          </table:table-cell>
          <table:table-cell table:formula="of:=[.B1486]+RANDBETWEEN(-500;500)" office:value-type="float" office:value="62399.524708796" calcext:value-type="float">
            <text:p>62399.524708796</text:p>
          </table:table-cell>
          <table:table-cell table:formula="of:=[.B1486]*RANDBETWEEN(0.3;1.9)" office:value-type="float" office:value="124179.049417592" calcext:value-type="float">
            <text:p>124179.049417592</text:p>
          </table:table-cell>
          <table:table-cell table:formula="of:=[.D1486]*RANDBETWEEN(0.3;1.9)" office:value-type="float" office:value="124179.049417592" calcext:value-type="float">
            <text:p>124179.049417592</text:p>
          </table:table-cell>
          <table:table-cell table:formula="of:=[.B1486]*RANDBETWEEN(0.3;1.9)/[.E1486]*[.D1486]" office:value-type="float" office:value="124179.049417592" calcext:value-type="float">
            <text:p>124179.049417592</text:p>
          </table:table-cell>
          <table:table-cell table:formula="of:=[.C1486]*RANDBETWEEN(0.3;1.9)" office:value-type="float" office:value="124799.049417592" calcext:value-type="float">
            <text:p>124799.049417592</text:p>
          </table:table-cell>
        </table:table-row>
        <table:table-row table:style-name="ro1">
          <table:table-cell office:value-type="float" office:value="66173" calcext:value-type="float">
            <text:p>66173</text:p>
          </table:table-cell>
          <table:table-cell office:value-type="string" calcext:value-type="string">
            <text:p>14873.645641441133</text:p>
          </table:table-cell>
          <table:table-cell table:formula="of:=[.B1487]+RANDBETWEEN(-500;500)" office:value-type="float" office:value="14690.6456414411" calcext:value-type="float">
            <text:p>14690.6456414411</text:p>
          </table:table-cell>
          <table:table-cell table:formula="of:=[.B1487]*RANDBETWEEN(0.3;1.9)" office:value-type="float" office:value="29747.2912828823" calcext:value-type="float">
            <text:p>29747.2912828823</text:p>
          </table:table-cell>
          <table:table-cell table:formula="of:=[.D1487]*RANDBETWEEN(0.3;1.9)" office:value-type="float" office:value="29747.2912828823" calcext:value-type="float">
            <text:p>29747.2912828823</text:p>
          </table:table-cell>
          <table:table-cell table:formula="of:=[.B1487]*RANDBETWEEN(0.3;1.9)/[.E1487]*[.D1487]" office:value-type="float" office:value="14873.6456414411" calcext:value-type="float">
            <text:p>14873.6456414411</text:p>
          </table:table-cell>
          <table:table-cell table:formula="of:=[.C1487]*RANDBETWEEN(0.3;1.9)" office:value-type="float" office:value="14690.6456414411" calcext:value-type="float">
            <text:p>14690.6456414411</text:p>
          </table:table-cell>
        </table:table-row>
        <table:table-row table:style-name="ro1">
          <table:table-cell office:value-type="float" office:value="66174" calcext:value-type="float">
            <text:p>66174</text:p>
          </table:table-cell>
          <table:table-cell office:value-type="string" calcext:value-type="string">
            <text:p>23843.286979706012</text:p>
          </table:table-cell>
          <table:table-cell table:formula="of:=[.B1488]+RANDBETWEEN(-500;500)" office:value-type="float" office:value="23488.286979706" calcext:value-type="float">
            <text:p>23488.286979706</text:p>
          </table:table-cell>
          <table:table-cell table:formula="of:=[.B1488]*RANDBETWEEN(0.3;1.9)" office:value-type="float" office:value="23843.286979706" calcext:value-type="float">
            <text:p>23843.286979706</text:p>
          </table:table-cell>
          <table:table-cell table:formula="of:=[.D1488]*RANDBETWEEN(0.3;1.9)" office:value-type="float" office:value="23843.286979706" calcext:value-type="float">
            <text:p>23843.286979706</text:p>
          </table:table-cell>
          <table:table-cell table:formula="of:=[.B1488]*RANDBETWEEN(0.3;1.9)/[.E1488]*[.D1488]" office:value-type="float" office:value="23843.286979706" calcext:value-type="float">
            <text:p>23843.286979706</text:p>
          </table:table-cell>
          <table:table-cell table:formula="of:=[.C1488]*RANDBETWEEN(0.3;1.9)" office:value-type="float" office:value="23488.286979706" calcext:value-type="float">
            <text:p>23488.286979706</text:p>
          </table:table-cell>
        </table:table-row>
        <table:table-row table:style-name="ro1">
          <table:table-cell office:value-type="float" office:value="66175" calcext:value-type="float">
            <text:p>66175</text:p>
          </table:table-cell>
          <table:table-cell office:value-type="string" calcext:value-type="string">
            <text:p>11201.442240731356</text:p>
          </table:table-cell>
          <table:table-cell table:formula="of:=[.B1489]+RANDBETWEEN(-500;500)" office:value-type="float" office:value="10792.4422407314" calcext:value-type="float">
            <text:p>10792.4422407314</text:p>
          </table:table-cell>
          <table:table-cell table:formula="of:=[.B1489]*RANDBETWEEN(0.3;1.9)" office:value-type="float" office:value="11201.4422407314" calcext:value-type="float">
            <text:p>11201.4422407314</text:p>
          </table:table-cell>
          <table:table-cell table:formula="of:=[.D1489]*RANDBETWEEN(0.3;1.9)" office:value-type="float" office:value="11201.4422407314" calcext:value-type="float">
            <text:p>11201.4422407314</text:p>
          </table:table-cell>
          <table:table-cell table:formula="of:=[.B1489]*RANDBETWEEN(0.3;1.9)/[.E1489]*[.D1489]" office:value-type="float" office:value="11201.4422407314" calcext:value-type="float">
            <text:p>11201.4422407314</text:p>
          </table:table-cell>
          <table:table-cell table:formula="of:=[.C1489]*RANDBETWEEN(0.3;1.9)" office:value-type="float" office:value="21584.8844814627" calcext:value-type="float">
            <text:p>21584.8844814627</text:p>
          </table:table-cell>
        </table:table-row>
        <table:table-row table:style-name="ro1">
          <table:table-cell office:value-type="float" office:value="66176" calcext:value-type="float">
            <text:p>66176</text:p>
          </table:table-cell>
          <table:table-cell office:value-type="string" calcext:value-type="string">
            <text:p>19589.597711893384</text:p>
          </table:table-cell>
          <table:table-cell table:formula="of:=[.B1490]+RANDBETWEEN(-500;500)" office:value-type="float" office:value="19557.5977118934" calcext:value-type="float">
            <text:p>19557.5977118934</text:p>
          </table:table-cell>
          <table:table-cell table:formula="of:=[.B1490]*RANDBETWEEN(0.3;1.9)" office:value-type="float" office:value="39179.1954237868" calcext:value-type="float">
            <text:p>39179.1954237868</text:p>
          </table:table-cell>
          <table:table-cell table:formula="of:=[.D1490]*RANDBETWEEN(0.3;1.9)" office:value-type="float" office:value="39179.1954237868" calcext:value-type="float">
            <text:p>39179.1954237868</text:p>
          </table:table-cell>
          <table:table-cell table:formula="of:=[.B1490]*RANDBETWEEN(0.3;1.9)/[.E1490]*[.D1490]" office:value-type="float" office:value="39179.1954237868" calcext:value-type="float">
            <text:p>39179.1954237868</text:p>
          </table:table-cell>
          <table:table-cell table:formula="of:=[.C1490]*RANDBETWEEN(0.3;1.9)" office:value-type="float" office:value="19557.5977118934" calcext:value-type="float">
            <text:p>19557.5977118934</text:p>
          </table:table-cell>
        </table:table-row>
        <table:table-row table:style-name="ro1">
          <table:table-cell office:value-type="float" office:value="66177" calcext:value-type="float">
            <text:p>66177</text:p>
          </table:table-cell>
          <table:table-cell office:value-type="string" calcext:value-type="string">
            <text:p>5178.203800593</text:p>
          </table:table-cell>
          <table:table-cell table:formula="of:=[.B1491]+RANDBETWEEN(-500;500)" office:value-type="float" office:value="5278.203800593" calcext:value-type="float">
            <text:p>5278.203800593</text:p>
          </table:table-cell>
          <table:table-cell table:formula="of:=[.B1491]*RANDBETWEEN(0.3;1.9)" office:value-type="float" office:value="5178.203800593" calcext:value-type="float">
            <text:p>5178.203800593</text:p>
          </table:table-cell>
          <table:table-cell table:formula="of:=[.D1491]*RANDBETWEEN(0.3;1.9)" office:value-type="float" office:value="10356.407601186" calcext:value-type="float">
            <text:p>10356.407601186</text:p>
          </table:table-cell>
          <table:table-cell table:formula="of:=[.B1491]*RANDBETWEEN(0.3;1.9)/[.E1491]*[.D1491]" office:value-type="float" office:value="5178.203800593" calcext:value-type="float">
            <text:p>5178.203800593</text:p>
          </table:table-cell>
          <table:table-cell table:formula="of:=[.C1491]*RANDBETWEEN(0.3;1.9)" office:value-type="float" office:value="5278.203800593" calcext:value-type="float">
            <text:p>5278.203800593</text:p>
          </table:table-cell>
        </table:table-row>
        <table:table-row table:style-name="ro1">
          <table:table-cell office:value-type="float" office:value="66178" calcext:value-type="float">
            <text:p>66178</text:p>
          </table:table-cell>
          <table:table-cell office:value-type="string" calcext:value-type="string">
            <text:p>13552.570774288184</text:p>
          </table:table-cell>
          <table:table-cell table:formula="of:=[.B1492]+RANDBETWEEN(-500;500)" office:value-type="float" office:value="13501.5707742882" calcext:value-type="float">
            <text:p>13501.5707742882</text:p>
          </table:table-cell>
          <table:table-cell table:formula="of:=[.B1492]*RANDBETWEEN(0.3;1.9)" office:value-type="float" office:value="13552.5707742882" calcext:value-type="float">
            <text:p>13552.5707742882</text:p>
          </table:table-cell>
          <table:table-cell table:formula="of:=[.D1492]*RANDBETWEEN(0.3;1.9)" office:value-type="float" office:value="13552.5707742882" calcext:value-type="float">
            <text:p>13552.5707742882</text:p>
          </table:table-cell>
          <table:table-cell table:formula="of:=[.B1492]*RANDBETWEEN(0.3;1.9)/[.E1492]*[.D1492]" office:value-type="float" office:value="13552.5707742882" calcext:value-type="float">
            <text:p>13552.5707742882</text:p>
          </table:table-cell>
          <table:table-cell table:formula="of:=[.C1492]*RANDBETWEEN(0.3;1.9)" office:value-type="float" office:value="13501.5707742882" calcext:value-type="float">
            <text:p>13501.5707742882</text:p>
          </table:table-cell>
        </table:table-row>
        <table:table-row table:style-name="ro1">
          <table:table-cell office:value-type="float" office:value="66179" calcext:value-type="float">
            <text:p>66179</text:p>
          </table:table-cell>
          <table:table-cell office:value-type="string" calcext:value-type="string">
            <text:p>4596.07093633904</text:p>
          </table:table-cell>
          <table:table-cell table:formula="of:=[.B1493]+RANDBETWEEN(-500;500)" office:value-type="float" office:value="4563.07093633904" calcext:value-type="float">
            <text:p>4563.070936339</text:p>
          </table:table-cell>
          <table:table-cell table:formula="of:=[.B1493]*RANDBETWEEN(0.3;1.9)" office:value-type="float" office:value="9192.14187267808" calcext:value-type="float">
            <text:p>9192.1418726781</text:p>
          </table:table-cell>
          <table:table-cell table:formula="of:=[.D1493]*RANDBETWEEN(0.3;1.9)" office:value-type="float" office:value="18384.2837453562" calcext:value-type="float">
            <text:p>18384.2837453562</text:p>
          </table:table-cell>
          <table:table-cell table:formula="of:=[.B1493]*RANDBETWEEN(0.3;1.9)/[.E1493]*[.D1493]" office:value-type="float" office:value="4596.07093633904" calcext:value-type="float">
            <text:p>4596.070936339</text:p>
          </table:table-cell>
          <table:table-cell table:formula="of:=[.C1493]*RANDBETWEEN(0.3;1.9)" office:value-type="float" office:value="4563.07093633904" calcext:value-type="float">
            <text:p>4563.070936339</text:p>
          </table:table-cell>
        </table:table-row>
        <table:table-row table:style-name="ro1">
          <table:table-cell office:value-type="float" office:value="66180" calcext:value-type="float">
            <text:p>66180</text:p>
          </table:table-cell>
          <table:table-cell office:value-type="string" calcext:value-type="string">
            <text:p>32042.14304986143</text:p>
          </table:table-cell>
          <table:table-cell table:formula="of:=[.B1494]+RANDBETWEEN(-500;500)" office:value-type="float" office:value="32244.1430498614" calcext:value-type="float">
            <text:p>32244.1430498614</text:p>
          </table:table-cell>
          <table:table-cell table:formula="of:=[.B1494]*RANDBETWEEN(0.3;1.9)" office:value-type="float" office:value="64084.2860997229" calcext:value-type="float">
            <text:p>64084.2860997229</text:p>
          </table:table-cell>
          <table:table-cell table:formula="of:=[.D1494]*RANDBETWEEN(0.3;1.9)" office:value-type="float" office:value="64084.2860997229" calcext:value-type="float">
            <text:p>64084.2860997229</text:p>
          </table:table-cell>
          <table:table-cell table:formula="of:=[.B1494]*RANDBETWEEN(0.3;1.9)/[.E1494]*[.D1494]" office:value-type="float" office:value="32042.1430498614" calcext:value-type="float">
            <text:p>32042.1430498614</text:p>
          </table:table-cell>
          <table:table-cell table:formula="of:=[.C1494]*RANDBETWEEN(0.3;1.9)" office:value-type="float" office:value="32244.1430498614" calcext:value-type="float">
            <text:p>32244.1430498614</text:p>
          </table:table-cell>
        </table:table-row>
        <table:table-row table:style-name="ro1">
          <table:table-cell office:value-type="float" office:value="66181" calcext:value-type="float">
            <text:p>66181</text:p>
          </table:table-cell>
          <table:table-cell office:value-type="string" calcext:value-type="string">
            <text:p>5441.071447787411</text:p>
          </table:table-cell>
          <table:table-cell table:formula="of:=[.B1495]+RANDBETWEEN(-500;500)" office:value-type="float" office:value="5053.07144778741" calcext:value-type="float">
            <text:p>5053.0714477874</text:p>
          </table:table-cell>
          <table:table-cell table:formula="of:=[.B1495]*RANDBETWEEN(0.3;1.9)" office:value-type="float" office:value="5441.07144778741" calcext:value-type="float">
            <text:p>5441.0714477874</text:p>
          </table:table-cell>
          <table:table-cell table:formula="of:=[.D1495]*RANDBETWEEN(0.3;1.9)" office:value-type="float" office:value="10882.1428955748" calcext:value-type="float">
            <text:p>10882.1428955748</text:p>
          </table:table-cell>
          <table:table-cell table:formula="of:=[.B1495]*RANDBETWEEN(0.3;1.9)/[.E1495]*[.D1495]" office:value-type="float" office:value="2720.53572389371" calcext:value-type="float">
            <text:p>2720.5357238937</text:p>
          </table:table-cell>
          <table:table-cell table:formula="of:=[.C1495]*RANDBETWEEN(0.3;1.9)" office:value-type="float" office:value="10106.1428955748" calcext:value-type="float">
            <text:p>10106.1428955748</text:p>
          </table:table-cell>
        </table:table-row>
        <table:table-row table:style-name="ro1">
          <table:table-cell office:value-type="float" office:value="66182" calcext:value-type="float">
            <text:p>66182</text:p>
          </table:table-cell>
          <table:table-cell office:value-type="string" calcext:value-type="string">
            <text:p>22604.244040760695</text:p>
          </table:table-cell>
          <table:table-cell table:formula="of:=[.B1496]+RANDBETWEEN(-500;500)" office:value-type="float" office:value="22340.2440407607" calcext:value-type="float">
            <text:p>22340.2440407607</text:p>
          </table:table-cell>
          <table:table-cell table:formula="of:=[.B1496]*RANDBETWEEN(0.3;1.9)" office:value-type="float" office:value="22604.2440407607" calcext:value-type="float">
            <text:p>22604.2440407607</text:p>
          </table:table-cell>
          <table:table-cell table:formula="of:=[.D1496]*RANDBETWEEN(0.3;1.9)" office:value-type="float" office:value="45208.4880815214" calcext:value-type="float">
            <text:p>45208.4880815214</text:p>
          </table:table-cell>
          <table:table-cell table:formula="of:=[.B1496]*RANDBETWEEN(0.3;1.9)/[.E1496]*[.D1496]" office:value-type="float" office:value="11302.1220203803" calcext:value-type="float">
            <text:p>11302.1220203803</text:p>
          </table:table-cell>
          <table:table-cell table:formula="of:=[.C1496]*RANDBETWEEN(0.3;1.9)" office:value-type="float" office:value="22340.2440407607" calcext:value-type="float">
            <text:p>22340.2440407607</text:p>
          </table:table-cell>
        </table:table-row>
        <table:table-row table:style-name="ro1">
          <table:table-cell office:value-type="float" office:value="66183" calcext:value-type="float">
            <text:p>66183</text:p>
          </table:table-cell>
          <table:table-cell office:value-type="string" calcext:value-type="string">
            <text:p>1511.7520031496485</text:p>
          </table:table-cell>
          <table:table-cell table:formula="of:=[.B1497]+RANDBETWEEN(-500;500)" office:value-type="float" office:value="1804.75200314965" calcext:value-type="float">
            <text:p>1804.7520031497</text:p>
          </table:table-cell>
          <table:table-cell table:formula="of:=[.B1497]*RANDBETWEEN(0.3;1.9)" office:value-type="float" office:value="1511.75200314965" calcext:value-type="float">
            <text:p>1511.7520031497</text:p>
          </table:table-cell>
          <table:table-cell table:formula="of:=[.D1497]*RANDBETWEEN(0.3;1.9)" office:value-type="float" office:value="3023.5040062993" calcext:value-type="float">
            <text:p>3023.5040062993</text:p>
          </table:table-cell>
          <table:table-cell table:formula="of:=[.B1497]*RANDBETWEEN(0.3;1.9)/[.E1497]*[.D1497]" office:value-type="float" office:value="1511.75200314965" calcext:value-type="float">
            <text:p>1511.7520031497</text:p>
          </table:table-cell>
          <table:table-cell table:formula="of:=[.C1497]*RANDBETWEEN(0.3;1.9)" office:value-type="float" office:value="1804.75200314965" calcext:value-type="float">
            <text:p>1804.7520031497</text:p>
          </table:table-cell>
        </table:table-row>
        <table:table-row table:style-name="ro1">
          <table:table-cell office:value-type="float" office:value="66184" calcext:value-type="float">
            <text:p>66184</text:p>
          </table:table-cell>
          <table:table-cell office:value-type="string" calcext:value-type="string">
            <text:p>655.825350925</text:p>
          </table:table-cell>
          <table:table-cell table:formula="of:=[.B1498]+RANDBETWEEN(-500;500)" office:value-type="float" office:value="334.825350925" calcext:value-type="float">
            <text:p>334.825350925</text:p>
          </table:table-cell>
          <table:table-cell table:formula="of:=[.B1498]*RANDBETWEEN(0.3;1.9)" office:value-type="float" office:value="1311.65070185" calcext:value-type="float">
            <text:p>1311.65070185</text:p>
          </table:table-cell>
          <table:table-cell table:formula="of:=[.D1498]*RANDBETWEEN(0.3;1.9)" office:value-type="float" office:value="2623.3014037" calcext:value-type="float">
            <text:p>2623.3014037</text:p>
          </table:table-cell>
          <table:table-cell table:formula="of:=[.B1498]*RANDBETWEEN(0.3;1.9)/[.E1498]*[.D1498]" office:value-type="float" office:value="655.825350925" calcext:value-type="float">
            <text:p>655.825350925</text:p>
          </table:table-cell>
          <table:table-cell table:formula="of:=[.C1498]*RANDBETWEEN(0.3;1.9)" office:value-type="float" office:value="334.825350925" calcext:value-type="float">
            <text:p>334.825350925</text:p>
          </table:table-cell>
        </table:table-row>
        <table:table-row table:style-name="ro1">
          <table:table-cell office:value-type="float" office:value="66185" calcext:value-type="float">
            <text:p>66185</text:p>
          </table:table-cell>
          <table:table-cell office:value-type="string" calcext:value-type="string">
            <text:p>1194.8352214527097</text:p>
          </table:table-cell>
          <table:table-cell table:formula="of:=[.B1499]+RANDBETWEEN(-500;500)" office:value-type="float" office:value="1443.83522145271" calcext:value-type="float">
            <text:p>1443.8352214527</text:p>
          </table:table-cell>
          <table:table-cell table:formula="of:=[.B1499]*RANDBETWEEN(0.3;1.9)" office:value-type="float" office:value="2389.67044290542" calcext:value-type="float">
            <text:p>2389.6704429054</text:p>
          </table:table-cell>
          <table:table-cell table:formula="of:=[.D1499]*RANDBETWEEN(0.3;1.9)" office:value-type="float" office:value="4779.34088581084" calcext:value-type="float">
            <text:p>4779.3408858108</text:p>
          </table:table-cell>
          <table:table-cell table:formula="of:=[.B1499]*RANDBETWEEN(0.3;1.9)/[.E1499]*[.D1499]" office:value-type="float" office:value="597.417610726355" calcext:value-type="float">
            <text:p>597.4176107264</text:p>
          </table:table-cell>
          <table:table-cell table:formula="of:=[.C1499]*RANDBETWEEN(0.3;1.9)" office:value-type="float" office:value="2887.67044290542" calcext:value-type="float">
            <text:p>2887.6704429054</text:p>
          </table:table-cell>
        </table:table-row>
        <table:table-row table:style-name="ro1">
          <table:table-cell office:value-type="float" office:value="66186" calcext:value-type="float">
            <text:p>66186</text:p>
          </table:table-cell>
          <table:table-cell office:value-type="string" calcext:value-type="string">
            <text:p>9844.336179199936</text:p>
          </table:table-cell>
          <table:table-cell table:formula="of:=[.B1500]+RANDBETWEEN(-500;500)" office:value-type="float" office:value="9703.33617919994" calcext:value-type="float">
            <text:p>9703.3361791999</text:p>
          </table:table-cell>
          <table:table-cell table:formula="of:=[.B1500]*RANDBETWEEN(0.3;1.9)" office:value-type="float" office:value="9844.33617919994" calcext:value-type="float">
            <text:p>9844.3361791999</text:p>
          </table:table-cell>
          <table:table-cell table:formula="of:=[.D1500]*RANDBETWEEN(0.3;1.9)" office:value-type="float" office:value="19688.6723583999" calcext:value-type="float">
            <text:p>19688.6723583999</text:p>
          </table:table-cell>
          <table:table-cell table:formula="of:=[.B1500]*RANDBETWEEN(0.3;1.9)/[.E1500]*[.D1500]" office:value-type="float" office:value="9844.33617919994" calcext:value-type="float">
            <text:p>9844.3361791999</text:p>
          </table:table-cell>
          <table:table-cell table:formula="of:=[.C1500]*RANDBETWEEN(0.3;1.9)" office:value-type="float" office:value="19406.6723583999" calcext:value-type="float">
            <text:p>19406.6723583999</text:p>
          </table:table-cell>
        </table:table-row>
        <table:table-row table:style-name="ro1">
          <table:table-cell office:value-type="float" office:value="66187" calcext:value-type="float">
            <text:p>66187</text:p>
          </table:table-cell>
          <table:table-cell office:value-type="string" calcext:value-type="string">
            <text:p>13975.715732644374</text:p>
          </table:table-cell>
          <table:table-cell table:formula="of:=[.B1501]+RANDBETWEEN(-500;500)" office:value-type="float" office:value="14110.7157326444" calcext:value-type="float">
            <text:p>14110.7157326444</text:p>
          </table:table-cell>
          <table:table-cell table:formula="of:=[.B1501]*RANDBETWEEN(0.3;1.9)" office:value-type="float" office:value="13975.7157326444" calcext:value-type="float">
            <text:p>13975.7157326444</text:p>
          </table:table-cell>
          <table:table-cell table:formula="of:=[.D1501]*RANDBETWEEN(0.3;1.9)" office:value-type="float" office:value="27951.4314652887" calcext:value-type="float">
            <text:p>27951.4314652887</text:p>
          </table:table-cell>
          <table:table-cell table:formula="of:=[.B1501]*RANDBETWEEN(0.3;1.9)/[.E1501]*[.D1501]" office:value-type="float" office:value="13975.7157326444" calcext:value-type="float">
            <text:p>13975.7157326444</text:p>
          </table:table-cell>
          <table:table-cell table:formula="of:=[.C1501]*RANDBETWEEN(0.3;1.9)" office:value-type="float" office:value="28221.4314652887" calcext:value-type="float">
            <text:p>28221.4314652887</text:p>
          </table:table-cell>
        </table:table-row>
        <table:table-row table:style-name="ro1">
          <table:table-cell office:value-type="float" office:value="66188" calcext:value-type="float">
            <text:p>66188</text:p>
          </table:table-cell>
          <table:table-cell office:value-type="string" calcext:value-type="string">
            <text:p>2258.095791035915</text:p>
          </table:table-cell>
          <table:table-cell table:formula="of:=[.B1502]+RANDBETWEEN(-500;500)" office:value-type="float" office:value="2449.09579103592" calcext:value-type="float">
            <text:p>2449.0957910359</text:p>
          </table:table-cell>
          <table:table-cell table:formula="of:=[.B1502]*RANDBETWEEN(0.3;1.9)" office:value-type="float" office:value="2258.09579103592" calcext:value-type="float">
            <text:p>2258.0957910359</text:p>
          </table:table-cell>
          <table:table-cell table:formula="of:=[.D1502]*RANDBETWEEN(0.3;1.9)" office:value-type="float" office:value="2258.09579103592" calcext:value-type="float">
            <text:p>2258.0957910359</text:p>
          </table:table-cell>
          <table:table-cell table:formula="of:=[.B1502]*RANDBETWEEN(0.3;1.9)/[.E1502]*[.D1502]" office:value-type="float" office:value="4516.19158207183" calcext:value-type="float">
            <text:p>4516.1915820718</text:p>
          </table:table-cell>
          <table:table-cell table:formula="of:=[.C1502]*RANDBETWEEN(0.3;1.9)" office:value-type="float" office:value="2449.09579103592" calcext:value-type="float">
            <text:p>2449.0957910359</text:p>
          </table:table-cell>
        </table:table-row>
        <table:table-row table:style-name="ro1">
          <table:table-cell office:value-type="float" office:value="66189" calcext:value-type="float">
            <text:p>66189</text:p>
          </table:table-cell>
          <table:table-cell office:value-type="string" calcext:value-type="string">
            <text:p>10974.5337885114</text:p>
          </table:table-cell>
          <table:table-cell table:formula="of:=[.B1503]+RANDBETWEEN(-500;500)" office:value-type="float" office:value="10669.5337885114" calcext:value-type="float">
            <text:p>10669.5337885114</text:p>
          </table:table-cell>
          <table:table-cell table:formula="of:=[.B1503]*RANDBETWEEN(0.3;1.9)" office:value-type="float" office:value="21949.0675770228" calcext:value-type="float">
            <text:p>21949.0675770228</text:p>
          </table:table-cell>
          <table:table-cell table:formula="of:=[.D1503]*RANDBETWEEN(0.3;1.9)" office:value-type="float" office:value="21949.0675770228" calcext:value-type="float">
            <text:p>21949.0675770228</text:p>
          </table:table-cell>
          <table:table-cell table:formula="of:=[.B1503]*RANDBETWEEN(0.3;1.9)/[.E1503]*[.D1503]" office:value-type="float" office:value="21949.0675770228" calcext:value-type="float">
            <text:p>21949.0675770228</text:p>
          </table:table-cell>
          <table:table-cell table:formula="of:=[.C1503]*RANDBETWEEN(0.3;1.9)" office:value-type="float" office:value="10669.5337885114" calcext:value-type="float">
            <text:p>10669.5337885114</text:p>
          </table:table-cell>
        </table:table-row>
        <table:table-row table:style-name="ro1">
          <table:table-cell office:value-type="float" office:value="66190" calcext:value-type="float">
            <text:p>66190</text:p>
          </table:table-cell>
          <table:table-cell office:value-type="string" calcext:value-type="string">
            <text:p>592077.2458198289</text:p>
          </table:table-cell>
          <table:table-cell table:formula="of:=[.B1504]+RANDBETWEEN(-500;500)" office:value-type="float" office:value="591655.245819829" calcext:value-type="float">
            <text:p>591655.245819829</text:p>
          </table:table-cell>
          <table:table-cell table:formula="of:=[.B1504]*RANDBETWEEN(0.3;1.9)" office:value-type="float" office:value="592077.245819829" calcext:value-type="float">
            <text:p>592077.245819829</text:p>
          </table:table-cell>
          <table:table-cell table:formula="of:=[.D1504]*RANDBETWEEN(0.3;1.9)" office:value-type="float" office:value="592077.245819829" calcext:value-type="float">
            <text:p>592077.245819829</text:p>
          </table:table-cell>
          <table:table-cell table:formula="of:=[.B1504]*RANDBETWEEN(0.3;1.9)/[.E1504]*[.D1504]" office:value-type="float" office:value="592077.245819829" calcext:value-type="float">
            <text:p>592077.245819829</text:p>
          </table:table-cell>
          <table:table-cell table:formula="of:=[.C1504]*RANDBETWEEN(0.3;1.9)" office:value-type="float" office:value="591655.245819829" calcext:value-type="float">
            <text:p>591655.245819829</text:p>
          </table:table-cell>
        </table:table-row>
        <table:table-row table:style-name="ro1">
          <table:table-cell office:value-type="float" office:value="66191" calcext:value-type="float">
            <text:p>66191</text:p>
          </table:table-cell>
          <table:table-cell office:value-type="string" calcext:value-type="string">
            <text:p>68.8199917566</text:p>
          </table:table-cell>
          <table:table-cell table:formula="of:=[.B1505]+RANDBETWEEN(-500;500)" office:value-type="float" office:value="285.8199917566" calcext:value-type="float">
            <text:p>285.8199917566</text:p>
          </table:table-cell>
          <table:table-cell table:formula="of:=[.B1505]*RANDBETWEEN(0.3;1.9)" office:value-type="float" office:value="137.6399835132" calcext:value-type="float">
            <text:p>137.6399835132</text:p>
          </table:table-cell>
          <table:table-cell table:formula="of:=[.D1505]*RANDBETWEEN(0.3;1.9)" office:value-type="float" office:value="137.6399835132" calcext:value-type="float">
            <text:p>137.6399835132</text:p>
          </table:table-cell>
          <table:table-cell table:formula="of:=[.B1505]*RANDBETWEEN(0.3;1.9)/[.E1505]*[.D1505]" office:value-type="float" office:value="68.8199917566" calcext:value-type="float">
            <text:p>68.8199917566</text:p>
          </table:table-cell>
          <table:table-cell table:formula="of:=[.C1505]*RANDBETWEEN(0.3;1.9)" office:value-type="float" office:value="285.8199917566" calcext:value-type="float">
            <text:p>285.8199917566</text:p>
          </table:table-cell>
        </table:table-row>
        <table:table-row table:style-name="ro1">
          <table:table-cell office:value-type="float" office:value="66192" calcext:value-type="float">
            <text:p>66192</text:p>
          </table:table-cell>
          <table:table-cell office:value-type="string" calcext:value-type="string">
            <text:p>9275.059843975305</text:p>
          </table:table-cell>
          <table:table-cell table:formula="of:=[.B1506]+RANDBETWEEN(-500;500)" office:value-type="float" office:value="8901.05984397531" calcext:value-type="float">
            <text:p>8901.0598439753</text:p>
          </table:table-cell>
          <table:table-cell table:formula="of:=[.B1506]*RANDBETWEEN(0.3;1.9)" office:value-type="float" office:value="9275.0598439753" calcext:value-type="float">
            <text:p>9275.0598439753</text:p>
          </table:table-cell>
          <table:table-cell table:formula="of:=[.D1506]*RANDBETWEEN(0.3;1.9)" office:value-type="float" office:value="18550.1196879506" calcext:value-type="float">
            <text:p>18550.1196879506</text:p>
          </table:table-cell>
          <table:table-cell table:formula="of:=[.B1506]*RANDBETWEEN(0.3;1.9)/[.E1506]*[.D1506]" office:value-type="float" office:value="9275.0598439753" calcext:value-type="float">
            <text:p>9275.0598439753</text:p>
          </table:table-cell>
          <table:table-cell table:formula="of:=[.C1506]*RANDBETWEEN(0.3;1.9)" office:value-type="float" office:value="17802.1196879506" calcext:value-type="float">
            <text:p>17802.1196879506</text:p>
          </table:table-cell>
        </table:table-row>
        <table:table-row table:style-name="ro1">
          <table:table-cell office:value-type="float" office:value="66193" calcext:value-type="float">
            <text:p>66193</text:p>
          </table:table-cell>
          <table:table-cell office:value-type="string" calcext:value-type="string">
            <text:p>14104.329723029248</text:p>
          </table:table-cell>
          <table:table-cell table:formula="of:=[.B1507]+RANDBETWEEN(-500;500)" office:value-type="float" office:value="13837.3297230292" calcext:value-type="float">
            <text:p>13837.3297230292</text:p>
          </table:table-cell>
          <table:table-cell table:formula="of:=[.B1507]*RANDBETWEEN(0.3;1.9)" office:value-type="float" office:value="28208.6594460585" calcext:value-type="float">
            <text:p>28208.6594460585</text:p>
          </table:table-cell>
          <table:table-cell table:formula="of:=[.D1507]*RANDBETWEEN(0.3;1.9)" office:value-type="float" office:value="56417.318892117" calcext:value-type="float">
            <text:p>56417.318892117</text:p>
          </table:table-cell>
          <table:table-cell table:formula="of:=[.B1507]*RANDBETWEEN(0.3;1.9)/[.E1507]*[.D1507]" office:value-type="float" office:value="14104.3297230292" calcext:value-type="float">
            <text:p>14104.3297230292</text:p>
          </table:table-cell>
          <table:table-cell table:formula="of:=[.C1507]*RANDBETWEEN(0.3;1.9)" office:value-type="float" office:value="13837.3297230292" calcext:value-type="float">
            <text:p>13837.3297230292</text:p>
          </table:table-cell>
        </table:table-row>
        <table:table-row table:style-name="ro1">
          <table:table-cell office:value-type="float" office:value="66194" calcext:value-type="float">
            <text:p>66194</text:p>
          </table:table-cell>
          <table:table-cell office:value-type="string" calcext:value-type="string">
            <text:p>852.3938940619998</text:p>
          </table:table-cell>
          <table:table-cell table:formula="of:=[.B1508]+RANDBETWEEN(-500;500)" office:value-type="float" office:value="1094.393894062" calcext:value-type="float">
            <text:p>1094.393894062</text:p>
          </table:table-cell>
          <table:table-cell table:formula="of:=[.B1508]*RANDBETWEEN(0.3;1.9)" office:value-type="float" office:value="852.393894062" calcext:value-type="float">
            <text:p>852.393894062</text:p>
          </table:table-cell>
          <table:table-cell table:formula="of:=[.D1508]*RANDBETWEEN(0.3;1.9)" office:value-type="float" office:value="852.393894062" calcext:value-type="float">
            <text:p>852.393894062</text:p>
          </table:table-cell>
          <table:table-cell table:formula="of:=[.B1508]*RANDBETWEEN(0.3;1.9)/[.E1508]*[.D1508]" office:value-type="float" office:value="852.393894062" calcext:value-type="float">
            <text:p>852.393894062</text:p>
          </table:table-cell>
          <table:table-cell table:formula="of:=[.C1508]*RANDBETWEEN(0.3;1.9)" office:value-type="float" office:value="2188.787788124" calcext:value-type="float">
            <text:p>2188.787788124</text:p>
          </table:table-cell>
        </table:table-row>
        <table:table-row table:style-name="ro1">
          <table:table-cell office:value-type="float" office:value="66195" calcext:value-type="float">
            <text:p>66195</text:p>
          </table:table-cell>
          <table:table-cell office:value-type="string" calcext:value-type="string">
            <text:p>19204.339624722124</text:p>
          </table:table-cell>
          <table:table-cell table:formula="of:=[.B1509]+RANDBETWEEN(-500;500)" office:value-type="float" office:value="18936.3396247221" calcext:value-type="float">
            <text:p>18936.3396247221</text:p>
          </table:table-cell>
          <table:table-cell table:formula="of:=[.B1509]*RANDBETWEEN(0.3;1.9)" office:value-type="float" office:value="19204.3396247221" calcext:value-type="float">
            <text:p>19204.3396247221</text:p>
          </table:table-cell>
          <table:table-cell table:formula="of:=[.D1509]*RANDBETWEEN(0.3;1.9)" office:value-type="float" office:value="19204.3396247221" calcext:value-type="float">
            <text:p>19204.3396247221</text:p>
          </table:table-cell>
          <table:table-cell table:formula="of:=[.B1509]*RANDBETWEEN(0.3;1.9)/[.E1509]*[.D1509]" office:value-type="float" office:value="38408.6792494442" calcext:value-type="float">
            <text:p>38408.6792494442</text:p>
          </table:table-cell>
          <table:table-cell table:formula="of:=[.C1509]*RANDBETWEEN(0.3;1.9)" office:value-type="float" office:value="37872.6792494442" calcext:value-type="float">
            <text:p>37872.6792494442</text:p>
          </table:table-cell>
        </table:table-row>
        <table:table-row table:style-name="ro1">
          <table:table-cell office:value-type="float" office:value="66196" calcext:value-type="float">
            <text:p>66196</text:p>
          </table:table-cell>
          <table:table-cell office:value-type="string" calcext:value-type="string">
            <text:p>4548.923368371001</text:p>
          </table:table-cell>
          <table:table-cell table:formula="of:=[.B1510]+RANDBETWEEN(-500;500)" office:value-type="float" office:value="4581.923368371" calcext:value-type="float">
            <text:p>4581.923368371</text:p>
          </table:table-cell>
          <table:table-cell table:formula="of:=[.B1510]*RANDBETWEEN(0.3;1.9)" office:value-type="float" office:value="9097.846736742" calcext:value-type="float">
            <text:p>9097.846736742</text:p>
          </table:table-cell>
          <table:table-cell table:formula="of:=[.D1510]*RANDBETWEEN(0.3;1.9)" office:value-type="float" office:value="9097.846736742" calcext:value-type="float">
            <text:p>9097.846736742</text:p>
          </table:table-cell>
          <table:table-cell table:formula="of:=[.B1510]*RANDBETWEEN(0.3;1.9)/[.E1510]*[.D1510]" office:value-type="float" office:value="4548.923368371" calcext:value-type="float">
            <text:p>4548.923368371</text:p>
          </table:table-cell>
          <table:table-cell table:formula="of:=[.C1510]*RANDBETWEEN(0.3;1.9)" office:value-type="float" office:value="4581.923368371" calcext:value-type="float">
            <text:p>4581.923368371</text:p>
          </table:table-cell>
        </table:table-row>
        <table:table-row table:style-name="ro1">
          <table:table-cell office:value-type="float" office:value="66197" calcext:value-type="float">
            <text:p>66197</text:p>
          </table:table-cell>
          <table:table-cell office:value-type="string" calcext:value-type="string">
            <text:p>1461.1751538369647</text:p>
          </table:table-cell>
          <table:table-cell table:formula="of:=[.B1511]+RANDBETWEEN(-500;500)" office:value-type="float" office:value="1773.17515383696" calcext:value-type="float">
            <text:p>1773.175153837</text:p>
          </table:table-cell>
          <table:table-cell table:formula="of:=[.B1511]*RANDBETWEEN(0.3;1.9)" office:value-type="float" office:value="2922.35030767393" calcext:value-type="float">
            <text:p>2922.3503076739</text:p>
          </table:table-cell>
          <table:table-cell table:formula="of:=[.D1511]*RANDBETWEEN(0.3;1.9)" office:value-type="float" office:value="2922.35030767393" calcext:value-type="float">
            <text:p>2922.3503076739</text:p>
          </table:table-cell>
          <table:table-cell table:formula="of:=[.B1511]*RANDBETWEEN(0.3;1.9)/[.E1511]*[.D1511]" office:value-type="float" office:value="1461.17515383696" calcext:value-type="float">
            <text:p>1461.175153837</text:p>
          </table:table-cell>
          <table:table-cell table:formula="of:=[.C1511]*RANDBETWEEN(0.3;1.9)" office:value-type="float" office:value="1773.17515383696" calcext:value-type="float">
            <text:p>1773.175153837</text:p>
          </table:table-cell>
        </table:table-row>
        <table:table-row table:style-name="ro1">
          <table:table-cell office:value-type="float" office:value="66198" calcext:value-type="float">
            <text:p>66198</text:p>
          </table:table-cell>
          <table:table-cell office:value-type="string" calcext:value-type="string">
            <text:p>3052.1204708464124</text:p>
          </table:table-cell>
          <table:table-cell table:formula="of:=[.B1512]+RANDBETWEEN(-500;500)" office:value-type="float" office:value="3452.12047084641" calcext:value-type="float">
            <text:p>3452.1204708464</text:p>
          </table:table-cell>
          <table:table-cell table:formula="of:=[.B1512]*RANDBETWEEN(0.3;1.9)" office:value-type="float" office:value="6104.24094169283" calcext:value-type="float">
            <text:p>6104.2409416928</text:p>
          </table:table-cell>
          <table:table-cell table:formula="of:=[.D1512]*RANDBETWEEN(0.3;1.9)" office:value-type="float" office:value="12208.4818833857" calcext:value-type="float">
            <text:p>12208.4818833857</text:p>
          </table:table-cell>
          <table:table-cell table:formula="of:=[.B1512]*RANDBETWEEN(0.3;1.9)/[.E1512]*[.D1512]" office:value-type="float" office:value="1526.06023542321" calcext:value-type="float">
            <text:p>1526.0602354232</text:p>
          </table:table-cell>
          <table:table-cell table:formula="of:=[.C1512]*RANDBETWEEN(0.3;1.9)" office:value-type="float" office:value="3452.12047084641" calcext:value-type="float">
            <text:p>3452.1204708464</text:p>
          </table:table-cell>
        </table:table-row>
        <table:table-row table:style-name="ro1">
          <table:table-cell office:value-type="float" office:value="66199" calcext:value-type="float">
            <text:p>66199</text:p>
          </table:table-cell>
          <table:table-cell office:value-type="string" calcext:value-type="string">
            <text:p>465.093391613</text:p>
          </table:table-cell>
          <table:table-cell table:formula="of:=[.B1513]+RANDBETWEEN(-500;500)" office:value-type="float" office:value="-15.906608387" calcext:value-type="float">
            <text:p>-15.906608387</text:p>
          </table:table-cell>
          <table:table-cell table:formula="of:=[.B1513]*RANDBETWEEN(0.3;1.9)" office:value-type="float" office:value="465.093391613" calcext:value-type="float">
            <text:p>465.093391613</text:p>
          </table:table-cell>
          <table:table-cell table:formula="of:=[.D1513]*RANDBETWEEN(0.3;1.9)" office:value-type="float" office:value="930.186783226" calcext:value-type="float">
            <text:p>930.186783226</text:p>
          </table:table-cell>
          <table:table-cell table:formula="of:=[.B1513]*RANDBETWEEN(0.3;1.9)/[.E1513]*[.D1513]" office:value-type="float" office:value="465.093391613" calcext:value-type="float">
            <text:p>465.093391613</text:p>
          </table:table-cell>
          <table:table-cell table:formula="of:=[.C1513]*RANDBETWEEN(0.3;1.9)" office:value-type="float" office:value="-31.813216774" calcext:value-type="float">
            <text:p>-31.813216774</text:p>
          </table:table-cell>
        </table:table-row>
        <table:table-row table:style-name="ro1">
          <table:table-cell office:value-type="float" office:value="66201" calcext:value-type="float">
            <text:p>66201</text:p>
          </table:table-cell>
          <table:table-cell office:value-type="string" calcext:value-type="string">
            <text:p>403.75699082999995</text:p>
          </table:table-cell>
          <table:table-cell table:formula="of:=[.B1514]+RANDBETWEEN(-500;500)" office:value-type="float" office:value="538.75699083" calcext:value-type="float">
            <text:p>538.75699083</text:p>
          </table:table-cell>
          <table:table-cell table:formula="of:=[.B1514]*RANDBETWEEN(0.3;1.9)" office:value-type="float" office:value="807.51398166" calcext:value-type="float">
            <text:p>807.51398166</text:p>
          </table:table-cell>
          <table:table-cell table:formula="of:=[.D1514]*RANDBETWEEN(0.3;1.9)" office:value-type="float" office:value="1615.02796332" calcext:value-type="float">
            <text:p>1615.02796332</text:p>
          </table:table-cell>
          <table:table-cell table:formula="of:=[.B1514]*RANDBETWEEN(0.3;1.9)/[.E1514]*[.D1514]" office:value-type="float" office:value="403.75699083" calcext:value-type="float">
            <text:p>403.75699083</text:p>
          </table:table-cell>
          <table:table-cell table:formula="of:=[.C1514]*RANDBETWEEN(0.3;1.9)" office:value-type="float" office:value="538.75699083" calcext:value-type="float">
            <text:p>538.75699083</text:p>
          </table:table-cell>
        </table:table-row>
        <table:table-row table:style-name="ro1">
          <table:table-cell office:value-type="float" office:value="66202" calcext:value-type="float">
            <text:p>66202</text:p>
          </table:table-cell>
          <table:table-cell office:value-type="string" calcext:value-type="string">
            <text:p>1253.15453902557</text:p>
          </table:table-cell>
          <table:table-cell table:formula="of:=[.B1515]+RANDBETWEEN(-500;500)" office:value-type="float" office:value="1372.15453902557" calcext:value-type="float">
            <text:p>1372.1545390256</text:p>
          </table:table-cell>
          <table:table-cell table:formula="of:=[.B1515]*RANDBETWEEN(0.3;1.9)" office:value-type="float" office:value="2506.30907805114" calcext:value-type="float">
            <text:p>2506.3090780511</text:p>
          </table:table-cell>
          <table:table-cell table:formula="of:=[.D1515]*RANDBETWEEN(0.3;1.9)" office:value-type="float" office:value="5012.61815610228" calcext:value-type="float">
            <text:p>5012.6181561023</text:p>
          </table:table-cell>
          <table:table-cell table:formula="of:=[.B1515]*RANDBETWEEN(0.3;1.9)/[.E1515]*[.D1515]" office:value-type="float" office:value="626.577269512785" calcext:value-type="float">
            <text:p>626.5772695128</text:p>
          </table:table-cell>
          <table:table-cell table:formula="of:=[.C1515]*RANDBETWEEN(0.3;1.9)" office:value-type="float" office:value="2744.30907805114" calcext:value-type="float">
            <text:p>2744.3090780511</text:p>
          </table:table-cell>
        </table:table-row>
        <table:table-row table:style-name="ro1">
          <table:table-cell office:value-type="float" office:value="66203" calcext:value-type="float">
            <text:p>66203</text:p>
          </table:table-cell>
          <table:table-cell office:value-type="string" calcext:value-type="string">
            <text:p>260.83179684613043</text:p>
          </table:table-cell>
          <table:table-cell table:formula="of:=[.B1516]+RANDBETWEEN(-500;500)" office:value-type="float" office:value="561.83179684613" calcext:value-type="float">
            <text:p>561.8317968461</text:p>
          </table:table-cell>
          <table:table-cell table:formula="of:=[.B1516]*RANDBETWEEN(0.3;1.9)" office:value-type="float" office:value="521.663593692261" calcext:value-type="float">
            <text:p>521.6635936923</text:p>
          </table:table-cell>
          <table:table-cell table:formula="of:=[.D1516]*RANDBETWEEN(0.3;1.9)" office:value-type="float" office:value="1043.32718738452" calcext:value-type="float">
            <text:p>1043.3271873845</text:p>
          </table:table-cell>
          <table:table-cell table:formula="of:=[.B1516]*RANDBETWEEN(0.3;1.9)/[.E1516]*[.D1516]" office:value-type="float" office:value="260.83179684613" calcext:value-type="float">
            <text:p>260.8317968461</text:p>
          </table:table-cell>
          <table:table-cell table:formula="of:=[.C1516]*RANDBETWEEN(0.3;1.9)" office:value-type="float" office:value="561.83179684613" calcext:value-type="float">
            <text:p>561.8317968461</text:p>
          </table:table-cell>
        </table:table-row>
        <table:table-row table:style-name="ro1">
          <table:table-cell office:value-type="float" office:value="66204" calcext:value-type="float">
            <text:p>66204</text:p>
          </table:table-cell>
          <table:table-cell office:value-type="string" calcext:value-type="string">
            <text:p>646.3286315146908</text:p>
          </table:table-cell>
          <table:table-cell table:formula="of:=[.B1517]+RANDBETWEEN(-500;500)" office:value-type="float" office:value="590.328631514691" calcext:value-type="float">
            <text:p>590.3286315147</text:p>
          </table:table-cell>
          <table:table-cell table:formula="of:=[.B1517]*RANDBETWEEN(0.3;1.9)" office:value-type="float" office:value="646.328631514691" calcext:value-type="float">
            <text:p>646.3286315147</text:p>
          </table:table-cell>
          <table:table-cell table:formula="of:=[.D1517]*RANDBETWEEN(0.3;1.9)" office:value-type="float" office:value="1292.65726302938" calcext:value-type="float">
            <text:p>1292.6572630294</text:p>
          </table:table-cell>
          <table:table-cell table:formula="of:=[.B1517]*RANDBETWEEN(0.3;1.9)/[.E1517]*[.D1517]" office:value-type="float" office:value="323.164315757345" calcext:value-type="float">
            <text:p>323.1643157573</text:p>
          </table:table-cell>
          <table:table-cell table:formula="of:=[.C1517]*RANDBETWEEN(0.3;1.9)" office:value-type="float" office:value="1180.65726302938" calcext:value-type="float">
            <text:p>1180.6572630294</text:p>
          </table:table-cell>
        </table:table-row>
        <table:table-row table:style-name="ro1">
          <table:table-cell office:value-type="float" office:value="66205" calcext:value-type="float">
            <text:p>66205</text:p>
          </table:table-cell>
          <table:table-cell office:value-type="string" calcext:value-type="string">
            <text:p>5227.236424811262</text:p>
          </table:table-cell>
          <table:table-cell table:formula="of:=[.B1518]+RANDBETWEEN(-500;500)" office:value-type="float" office:value="5663.23642481126" calcext:value-type="float">
            <text:p>5663.2364248113</text:p>
          </table:table-cell>
          <table:table-cell table:formula="of:=[.B1518]*RANDBETWEEN(0.3;1.9)" office:value-type="float" office:value="5227.23642481126" calcext:value-type="float">
            <text:p>5227.2364248113</text:p>
          </table:table-cell>
          <table:table-cell table:formula="of:=[.D1518]*RANDBETWEEN(0.3;1.9)" office:value-type="float" office:value="5227.23642481126" calcext:value-type="float">
            <text:p>5227.2364248113</text:p>
          </table:table-cell>
          <table:table-cell table:formula="of:=[.B1518]*RANDBETWEEN(0.3;1.9)/[.E1518]*[.D1518]" office:value-type="float" office:value="5227.23642481126" calcext:value-type="float">
            <text:p>5227.2364248113</text:p>
          </table:table-cell>
          <table:table-cell table:formula="of:=[.C1518]*RANDBETWEEN(0.3;1.9)" office:value-type="float" office:value="5663.23642481126" calcext:value-type="float">
            <text:p>5663.2364248113</text:p>
          </table:table-cell>
        </table:table-row>
        <table:table-row table:style-name="ro1">
          <table:table-cell office:value-type="float" office:value="66206" calcext:value-type="float">
            <text:p>66206</text:p>
          </table:table-cell>
          <table:table-cell office:value-type="string" calcext:value-type="string">
            <text:p>1721.2607861993047</text:p>
          </table:table-cell>
          <table:table-cell table:formula="of:=[.B1519]+RANDBETWEEN(-500;500)" office:value-type="float" office:value="2168.2607861993" calcext:value-type="float">
            <text:p>2168.2607861993</text:p>
          </table:table-cell>
          <table:table-cell table:formula="of:=[.B1519]*RANDBETWEEN(0.3;1.9)" office:value-type="float" office:value="3442.52157239861" calcext:value-type="float">
            <text:p>3442.5215723986</text:p>
          </table:table-cell>
          <table:table-cell table:formula="of:=[.D1519]*RANDBETWEEN(0.3;1.9)" office:value-type="float" office:value="6885.04314479722" calcext:value-type="float">
            <text:p>6885.0431447972</text:p>
          </table:table-cell>
          <table:table-cell table:formula="of:=[.B1519]*RANDBETWEEN(0.3;1.9)/[.E1519]*[.D1519]" office:value-type="float" office:value="860.630393099652" calcext:value-type="float">
            <text:p>860.6303930997</text:p>
          </table:table-cell>
          <table:table-cell table:formula="of:=[.C1519]*RANDBETWEEN(0.3;1.9)" office:value-type="float" office:value="2168.2607861993" calcext:value-type="float">
            <text:p>2168.2607861993</text:p>
          </table:table-cell>
        </table:table-row>
        <table:table-row table:style-name="ro1">
          <table:table-cell office:value-type="float" office:value="66207" calcext:value-type="float">
            <text:p>66207</text:p>
          </table:table-cell>
          <table:table-cell office:value-type="string" calcext:value-type="string">
            <text:p>5945.530958329079</text:p>
          </table:table-cell>
          <table:table-cell table:formula="of:=[.B1520]+RANDBETWEEN(-500;500)" office:value-type="float" office:value="5981.53095832908" calcext:value-type="float">
            <text:p>5981.5309583291</text:p>
          </table:table-cell>
          <table:table-cell table:formula="of:=[.B1520]*RANDBETWEEN(0.3;1.9)" office:value-type="float" office:value="11891.0619166582" calcext:value-type="float">
            <text:p>11891.0619166582</text:p>
          </table:table-cell>
          <table:table-cell table:formula="of:=[.D1520]*RANDBETWEEN(0.3;1.9)" office:value-type="float" office:value="11891.0619166582" calcext:value-type="float">
            <text:p>11891.0619166582</text:p>
          </table:table-cell>
          <table:table-cell table:formula="of:=[.B1520]*RANDBETWEEN(0.3;1.9)/[.E1520]*[.D1520]" office:value-type="float" office:value="11891.0619166582" calcext:value-type="float">
            <text:p>11891.0619166582</text:p>
          </table:table-cell>
          <table:table-cell table:formula="of:=[.C1520]*RANDBETWEEN(0.3;1.9)" office:value-type="float" office:value="11963.0619166582" calcext:value-type="float">
            <text:p>11963.0619166582</text:p>
          </table:table-cell>
        </table:table-row>
        <table:table-row table:style-name="ro1">
          <table:table-cell office:value-type="float" office:value="66208" calcext:value-type="float">
            <text:p>66208</text:p>
          </table:table-cell>
          <table:table-cell office:value-type="string" calcext:value-type="string">
            <text:p>27982.430861642286</text:p>
          </table:table-cell>
          <table:table-cell table:formula="of:=[.B1521]+RANDBETWEEN(-500;500)" office:value-type="float" office:value="27886.4308616423" calcext:value-type="float">
            <text:p>27886.4308616423</text:p>
          </table:table-cell>
          <table:table-cell table:formula="of:=[.B1521]*RANDBETWEEN(0.3;1.9)" office:value-type="float" office:value="27982.4308616423" calcext:value-type="float">
            <text:p>27982.4308616423</text:p>
          </table:table-cell>
          <table:table-cell table:formula="of:=[.D1521]*RANDBETWEEN(0.3;1.9)" office:value-type="float" office:value="27982.4308616423" calcext:value-type="float">
            <text:p>27982.4308616423</text:p>
          </table:table-cell>
          <table:table-cell table:formula="of:=[.B1521]*RANDBETWEEN(0.3;1.9)/[.E1521]*[.D1521]" office:value-type="float" office:value="27982.4308616423" calcext:value-type="float">
            <text:p>27982.4308616423</text:p>
          </table:table-cell>
          <table:table-cell table:formula="of:=[.C1521]*RANDBETWEEN(0.3;1.9)" office:value-type="float" office:value="27886.4308616423" calcext:value-type="float">
            <text:p>27886.4308616423</text:p>
          </table:table-cell>
        </table:table-row>
        <table:table-row table:style-name="ro1">
          <table:table-cell office:value-type="float" office:value="66209" calcext:value-type="float">
            <text:p>66209</text:p>
          </table:table-cell>
          <table:table-cell office:value-type="string" calcext:value-type="string">
            <text:p>3809.141403780332</text:p>
          </table:table-cell>
          <table:table-cell table:formula="of:=[.B1522]+RANDBETWEEN(-500;500)" office:value-type="float" office:value="3856.14140378033" calcext:value-type="float">
            <text:p>3856.1414037803</text:p>
          </table:table-cell>
          <table:table-cell table:formula="of:=[.B1522]*RANDBETWEEN(0.3;1.9)" office:value-type="float" office:value="7618.28280756066" calcext:value-type="float">
            <text:p>7618.2828075607</text:p>
          </table:table-cell>
          <table:table-cell table:formula="of:=[.D1522]*RANDBETWEEN(0.3;1.9)" office:value-type="float" office:value="7618.28280756066" calcext:value-type="float">
            <text:p>7618.2828075607</text:p>
          </table:table-cell>
          <table:table-cell table:formula="of:=[.B1522]*RANDBETWEEN(0.3;1.9)/[.E1522]*[.D1522]" office:value-type="float" office:value="3809.14140378033" calcext:value-type="float">
            <text:p>3809.1414037803</text:p>
          </table:table-cell>
          <table:table-cell table:formula="of:=[.C1522]*RANDBETWEEN(0.3;1.9)" office:value-type="float" office:value="7712.28280756066" calcext:value-type="float">
            <text:p>7712.2828075607</text:p>
          </table:table-cell>
        </table:table-row>
        <table:table-row table:style-name="ro1">
          <table:table-cell office:value-type="float" office:value="66210" calcext:value-type="float">
            <text:p>66210</text:p>
          </table:table-cell>
          <table:table-cell office:value-type="string" calcext:value-type="string">
            <text:p>29828.280492983835</text:p>
          </table:table-cell>
          <table:table-cell table:formula="of:=[.B1523]+RANDBETWEEN(-500;500)" office:value-type="float" office:value="30313.2804929838" calcext:value-type="float">
            <text:p>30313.2804929838</text:p>
          </table:table-cell>
          <table:table-cell table:formula="of:=[.B1523]*RANDBETWEEN(0.3;1.9)" office:value-type="float" office:value="59656.5609859677" calcext:value-type="float">
            <text:p>59656.5609859677</text:p>
          </table:table-cell>
          <table:table-cell table:formula="of:=[.D1523]*RANDBETWEEN(0.3;1.9)" office:value-type="float" office:value="119313.121971935" calcext:value-type="float">
            <text:p>119313.121971935</text:p>
          </table:table-cell>
          <table:table-cell table:formula="of:=[.B1523]*RANDBETWEEN(0.3;1.9)/[.E1523]*[.D1523]" office:value-type="float" office:value="29828.2804929838" calcext:value-type="float">
            <text:p>29828.2804929838</text:p>
          </table:table-cell>
          <table:table-cell table:formula="of:=[.C1523]*RANDBETWEEN(0.3;1.9)" office:value-type="float" office:value="60626.5609859677" calcext:value-type="float">
            <text:p>60626.5609859677</text:p>
          </table:table-cell>
        </table:table-row>
        <table:table-row table:style-name="ro1">
          <table:table-cell office:value-type="float" office:value="66211" calcext:value-type="float">
            <text:p>66211</text:p>
          </table:table-cell>
          <table:table-cell office:value-type="string" calcext:value-type="string">
            <text:p>3549.263828612111</text:p>
          </table:table-cell>
          <table:table-cell table:formula="of:=[.B1524]+RANDBETWEEN(-500;500)" office:value-type="float" office:value="3920.26382861211" calcext:value-type="float">
            <text:p>3920.2638286121</text:p>
          </table:table-cell>
          <table:table-cell table:formula="of:=[.B1524]*RANDBETWEEN(0.3;1.9)" office:value-type="float" office:value="7098.52765722422" calcext:value-type="float">
            <text:p>7098.5276572242</text:p>
          </table:table-cell>
          <table:table-cell table:formula="of:=[.D1524]*RANDBETWEEN(0.3;1.9)" office:value-type="float" office:value="7098.52765722422" calcext:value-type="float">
            <text:p>7098.5276572242</text:p>
          </table:table-cell>
          <table:table-cell table:formula="of:=[.B1524]*RANDBETWEEN(0.3;1.9)/[.E1524]*[.D1524]" office:value-type="float" office:value="7098.52765722422" calcext:value-type="float">
            <text:p>7098.5276572242</text:p>
          </table:table-cell>
          <table:table-cell table:formula="of:=[.C1524]*RANDBETWEEN(0.3;1.9)" office:value-type="float" office:value="3920.26382861211" calcext:value-type="float">
            <text:p>3920.2638286121</text:p>
          </table:table-cell>
        </table:table-row>
        <table:table-row table:style-name="ro1">
          <table:table-cell office:value-type="float" office:value="66212" calcext:value-type="float">
            <text:p>66212</text:p>
          </table:table-cell>
          <table:table-cell office:value-type="string" calcext:value-type="string">
            <text:p>20336.814167875273</text:p>
          </table:table-cell>
          <table:table-cell table:formula="of:=[.B1525]+RANDBETWEEN(-500;500)" office:value-type="float" office:value="20085.8141678753" calcext:value-type="float">
            <text:p>20085.8141678753</text:p>
          </table:table-cell>
          <table:table-cell table:formula="of:=[.B1525]*RANDBETWEEN(0.3;1.9)" office:value-type="float" office:value="40673.6283357505" calcext:value-type="float">
            <text:p>40673.6283357505</text:p>
          </table:table-cell>
          <table:table-cell table:formula="of:=[.D1525]*RANDBETWEEN(0.3;1.9)" office:value-type="float" office:value="40673.6283357505" calcext:value-type="float">
            <text:p>40673.6283357505</text:p>
          </table:table-cell>
          <table:table-cell table:formula="of:=[.B1525]*RANDBETWEEN(0.3;1.9)/[.E1525]*[.D1525]" office:value-type="float" office:value="20336.8141678753" calcext:value-type="float">
            <text:p>20336.8141678753</text:p>
          </table:table-cell>
          <table:table-cell table:formula="of:=[.C1525]*RANDBETWEEN(0.3;1.9)" office:value-type="float" office:value="40171.6283357505" calcext:value-type="float">
            <text:p>40171.6283357505</text:p>
          </table:table-cell>
        </table:table-row>
        <table:table-row table:style-name="ro1">
          <table:table-cell office:value-type="float" office:value="66213" calcext:value-type="float">
            <text:p>66213</text:p>
          </table:table-cell>
          <table:table-cell office:value-type="string" calcext:value-type="string">
            <text:p>25566.162512035477</text:p>
          </table:table-cell>
          <table:table-cell table:formula="of:=[.B1526]+RANDBETWEEN(-500;500)" office:value-type="float" office:value="25162.1625120355" calcext:value-type="float">
            <text:p>25162.1625120355</text:p>
          </table:table-cell>
          <table:table-cell table:formula="of:=[.B1526]*RANDBETWEEN(0.3;1.9)" office:value-type="float" office:value="51132.325024071" calcext:value-type="float">
            <text:p>51132.325024071</text:p>
          </table:table-cell>
          <table:table-cell table:formula="of:=[.D1526]*RANDBETWEEN(0.3;1.9)" office:value-type="float" office:value="102264.650048142" calcext:value-type="float">
            <text:p>102264.650048142</text:p>
          </table:table-cell>
          <table:table-cell table:formula="of:=[.B1526]*RANDBETWEEN(0.3;1.9)/[.E1526]*[.D1526]" office:value-type="float" office:value="12783.0812560177" calcext:value-type="float">
            <text:p>12783.0812560177</text:p>
          </table:table-cell>
          <table:table-cell table:formula="of:=[.C1526]*RANDBETWEEN(0.3;1.9)" office:value-type="float" office:value="50324.325024071" calcext:value-type="float">
            <text:p>50324.325024071</text:p>
          </table:table-cell>
        </table:table-row>
        <table:table-row table:style-name="ro1">
          <table:table-cell office:value-type="float" office:value="66214" calcext:value-type="float">
            <text:p>66214</text:p>
          </table:table-cell>
          <table:table-cell office:value-type="string" calcext:value-type="string">
            <text:p>159345.2355734622</text:p>
          </table:table-cell>
          <table:table-cell table:formula="of:=[.B1527]+RANDBETWEEN(-500;500)" office:value-type="float" office:value="158952.235573462" calcext:value-type="float">
            <text:p>158952.235573462</text:p>
          </table:table-cell>
          <table:table-cell table:formula="of:=[.B1527]*RANDBETWEEN(0.3;1.9)" office:value-type="float" office:value="318690.471146924" calcext:value-type="float">
            <text:p>318690.471146924</text:p>
          </table:table-cell>
          <table:table-cell table:formula="of:=[.D1527]*RANDBETWEEN(0.3;1.9)" office:value-type="float" office:value="318690.471146924" calcext:value-type="float">
            <text:p>318690.471146924</text:p>
          </table:table-cell>
          <table:table-cell table:formula="of:=[.B1527]*RANDBETWEEN(0.3;1.9)/[.E1527]*[.D1527]" office:value-type="float" office:value="159345.235573462" calcext:value-type="float">
            <text:p>159345.235573462</text:p>
          </table:table-cell>
          <table:table-cell table:formula="of:=[.C1527]*RANDBETWEEN(0.3;1.9)" office:value-type="float" office:value="317904.471146924" calcext:value-type="float">
            <text:p>317904.471146924</text:p>
          </table:table-cell>
        </table:table-row>
        <table:table-row table:style-name="ro1">
          <table:table-cell office:value-type="float" office:value="66215" calcext:value-type="float">
            <text:p>66215</text:p>
          </table:table-cell>
          <table:table-cell office:value-type="string" calcext:value-type="string">
            <text:p>1973.4660030302146</text:p>
          </table:table-cell>
          <table:table-cell table:formula="of:=[.B1528]+RANDBETWEEN(-500;500)" office:value-type="float" office:value="1514.46600303021" calcext:value-type="float">
            <text:p>1514.4660030302</text:p>
          </table:table-cell>
          <table:table-cell table:formula="of:=[.B1528]*RANDBETWEEN(0.3;1.9)" office:value-type="float" office:value="3946.93200606043" calcext:value-type="float">
            <text:p>3946.9320060604</text:p>
          </table:table-cell>
          <table:table-cell table:formula="of:=[.D1528]*RANDBETWEEN(0.3;1.9)" office:value-type="float" office:value="3946.93200606043" calcext:value-type="float">
            <text:p>3946.9320060604</text:p>
          </table:table-cell>
          <table:table-cell table:formula="of:=[.B1528]*RANDBETWEEN(0.3;1.9)/[.E1528]*[.D1528]" office:value-type="float" office:value="3946.93200606043" calcext:value-type="float">
            <text:p>3946.9320060604</text:p>
          </table:table-cell>
          <table:table-cell table:formula="of:=[.C1528]*RANDBETWEEN(0.3;1.9)" office:value-type="float" office:value="3028.93200606043" calcext:value-type="float">
            <text:p>3028.9320060604</text:p>
          </table:table-cell>
        </table:table-row>
        <table:table-row table:style-name="ro1">
          <table:table-cell office:value-type="float" office:value="66216" calcext:value-type="float">
            <text:p>66216</text:p>
          </table:table-cell>
          <table:table-cell office:value-type="string" calcext:value-type="string">
            <text:p>141.06803996924262</text:p>
          </table:table-cell>
          <table:table-cell table:formula="of:=[.B1529]+RANDBETWEEN(-500;500)" office:value-type="float" office:value="-82.9319600307574" calcext:value-type="float">
            <text:p>-82.9319600308</text:p>
          </table:table-cell>
          <table:table-cell table:formula="of:=[.B1529]*RANDBETWEEN(0.3;1.9)" office:value-type="float" office:value="282.136079938485" calcext:value-type="float">
            <text:p>282.1360799385</text:p>
          </table:table-cell>
          <table:table-cell table:formula="of:=[.D1529]*RANDBETWEEN(0.3;1.9)" office:value-type="float" office:value="564.272159876971" calcext:value-type="float">
            <text:p>564.272159877</text:p>
          </table:table-cell>
          <table:table-cell table:formula="of:=[.B1529]*RANDBETWEEN(0.3;1.9)/[.E1529]*[.D1529]" office:value-type="float" office:value="70.5340199846213" calcext:value-type="float">
            <text:p>70.5340199846</text:p>
          </table:table-cell>
          <table:table-cell table:formula="of:=[.C1529]*RANDBETWEEN(0.3;1.9)" office:value-type="float" office:value="-165.863920061515" calcext:value-type="float">
            <text:p>-165.8639200615</text:p>
          </table:table-cell>
        </table:table-row>
        <table:table-row table:style-name="ro1">
          <table:table-cell office:value-type="float" office:value="66217" calcext:value-type="float">
            <text:p>66217</text:p>
          </table:table-cell>
          <table:table-cell office:value-type="string" calcext:value-type="string">
            <text:p>92027.31484259288</text:p>
          </table:table-cell>
          <table:table-cell table:formula="of:=[.B1530]+RANDBETWEEN(-500;500)" office:value-type="float" office:value="92383.3148425929" calcext:value-type="float">
            <text:p>92383.3148425929</text:p>
          </table:table-cell>
          <table:table-cell table:formula="of:=[.B1530]*RANDBETWEEN(0.3;1.9)" office:value-type="float" office:value="184054.629685186" calcext:value-type="float">
            <text:p>184054.629685186</text:p>
          </table:table-cell>
          <table:table-cell table:formula="of:=[.D1530]*RANDBETWEEN(0.3;1.9)" office:value-type="float" office:value="184054.629685186" calcext:value-type="float">
            <text:p>184054.629685186</text:p>
          </table:table-cell>
          <table:table-cell table:formula="of:=[.B1530]*RANDBETWEEN(0.3;1.9)/[.E1530]*[.D1530]" office:value-type="float" office:value="184054.629685186" calcext:value-type="float">
            <text:p>184054.629685186</text:p>
          </table:table-cell>
          <table:table-cell table:formula="of:=[.C1530]*RANDBETWEEN(0.3;1.9)" office:value-type="float" office:value="92383.3148425929" calcext:value-type="float">
            <text:p>92383.3148425929</text:p>
          </table:table-cell>
        </table:table-row>
        <table:table-row table:style-name="ro1">
          <table:table-cell office:value-type="float" office:value="66218" calcext:value-type="float">
            <text:p>66218</text:p>
          </table:table-cell>
          <table:table-cell office:value-type="string" calcext:value-type="string">
            <text:p>7812.916513259937</text:p>
          </table:table-cell>
          <table:table-cell table:formula="of:=[.B1531]+RANDBETWEEN(-500;500)" office:value-type="float" office:value="7712.91651325994" calcext:value-type="float">
            <text:p>7712.9165132599</text:p>
          </table:table-cell>
          <table:table-cell table:formula="of:=[.B1531]*RANDBETWEEN(0.3;1.9)" office:value-type="float" office:value="7812.91651325994" calcext:value-type="float">
            <text:p>7812.9165132599</text:p>
          </table:table-cell>
          <table:table-cell table:formula="of:=[.D1531]*RANDBETWEEN(0.3;1.9)" office:value-type="float" office:value="7812.91651325994" calcext:value-type="float">
            <text:p>7812.9165132599</text:p>
          </table:table-cell>
          <table:table-cell table:formula="of:=[.B1531]*RANDBETWEEN(0.3;1.9)/[.E1531]*[.D1531]" office:value-type="float" office:value="15625.8330265199" calcext:value-type="float">
            <text:p>15625.8330265199</text:p>
          </table:table-cell>
          <table:table-cell table:formula="of:=[.C1531]*RANDBETWEEN(0.3;1.9)" office:value-type="float" office:value="7712.91651325994" calcext:value-type="float">
            <text:p>7712.9165132599</text:p>
          </table:table-cell>
        </table:table-row>
        <table:table-row table:style-name="ro1">
          <table:table-cell office:value-type="float" office:value="66219" calcext:value-type="float">
            <text:p>66219</text:p>
          </table:table-cell>
          <table:table-cell office:value-type="string" calcext:value-type="string">
            <text:p>1057.3306378996</text:p>
          </table:table-cell>
          <table:table-cell table:formula="of:=[.B1532]+RANDBETWEEN(-500;500)" office:value-type="float" office:value="1468.3306378996" calcext:value-type="float">
            <text:p>1468.3306378996</text:p>
          </table:table-cell>
          <table:table-cell table:formula="of:=[.B1532]*RANDBETWEEN(0.3;1.9)" office:value-type="float" office:value="2114.6612757992" calcext:value-type="float">
            <text:p>2114.6612757992</text:p>
          </table:table-cell>
          <table:table-cell table:formula="of:=[.D1532]*RANDBETWEEN(0.3;1.9)" office:value-type="float" office:value="4229.3225515984" calcext:value-type="float">
            <text:p>4229.3225515984</text:p>
          </table:table-cell>
          <table:table-cell table:formula="of:=[.B1532]*RANDBETWEEN(0.3;1.9)/[.E1532]*[.D1532]" office:value-type="float" office:value="1057.3306378996" calcext:value-type="float">
            <text:p>1057.3306378996</text:p>
          </table:table-cell>
          <table:table-cell table:formula="of:=[.C1532]*RANDBETWEEN(0.3;1.9)" office:value-type="float" office:value="2936.6612757992" calcext:value-type="float">
            <text:p>2936.6612757992</text:p>
          </table:table-cell>
        </table:table-row>
        <table:table-row table:style-name="ro1">
          <table:table-cell office:value-type="float" office:value="66220" calcext:value-type="float">
            <text:p>66220</text:p>
          </table:table-cell>
          <table:table-cell office:value-type="string" calcext:value-type="string">
            <text:p>62.91468999800001</text:p>
          </table:table-cell>
          <table:table-cell table:formula="of:=[.B1533]+RANDBETWEEN(-500;500)" office:value-type="float" office:value="109.914689998" calcext:value-type="float">
            <text:p>109.914689998</text:p>
          </table:table-cell>
          <table:table-cell table:formula="of:=[.B1533]*RANDBETWEEN(0.3;1.9)" office:value-type="float" office:value="125.829379996" calcext:value-type="float">
            <text:p>125.829379996</text:p>
          </table:table-cell>
          <table:table-cell table:formula="of:=[.D1533]*RANDBETWEEN(0.3;1.9)" office:value-type="float" office:value="125.829379996" calcext:value-type="float">
            <text:p>125.829379996</text:p>
          </table:table-cell>
          <table:table-cell table:formula="of:=[.B1533]*RANDBETWEEN(0.3;1.9)/[.E1533]*[.D1533]" office:value-type="float" office:value="62.914689998" calcext:value-type="float">
            <text:p>62.914689998</text:p>
          </table:table-cell>
          <table:table-cell table:formula="of:=[.C1533]*RANDBETWEEN(0.3;1.9)" office:value-type="float" office:value="219.829379996" calcext:value-type="float">
            <text:p>219.829379996</text:p>
          </table:table-cell>
        </table:table-row>
        <table:table-row table:style-name="ro1">
          <table:table-cell office:value-type="float" office:value="66221" calcext:value-type="float">
            <text:p>66221</text:p>
          </table:table-cell>
          <table:table-cell office:value-type="string" calcext:value-type="string">
            <text:p>1538.332995933</text:p>
          </table:table-cell>
          <table:table-cell table:formula="of:=[.B1534]+RANDBETWEEN(-500;500)" office:value-type="float" office:value="1634.332995933" calcext:value-type="float">
            <text:p>1634.332995933</text:p>
          </table:table-cell>
          <table:table-cell table:formula="of:=[.B1534]*RANDBETWEEN(0.3;1.9)" office:value-type="float" office:value="3076.665991866" calcext:value-type="float">
            <text:p>3076.665991866</text:p>
          </table:table-cell>
          <table:table-cell table:formula="of:=[.D1534]*RANDBETWEEN(0.3;1.9)" office:value-type="float" office:value="3076.665991866" calcext:value-type="float">
            <text:p>3076.665991866</text:p>
          </table:table-cell>
          <table:table-cell table:formula="of:=[.B1534]*RANDBETWEEN(0.3;1.9)/[.E1534]*[.D1534]" office:value-type="float" office:value="3076.665991866" calcext:value-type="float">
            <text:p>3076.665991866</text:p>
          </table:table-cell>
          <table:table-cell table:formula="of:=[.C1534]*RANDBETWEEN(0.3;1.9)" office:value-type="float" office:value="1634.332995933" calcext:value-type="float">
            <text:p>1634.332995933</text:p>
          </table:table-cell>
        </table:table-row>
        <table:table-row table:style-name="ro1">
          <table:table-cell office:value-type="float" office:value="66222" calcext:value-type="float">
            <text:p>66222</text:p>
          </table:table-cell>
          <table:table-cell office:value-type="string" calcext:value-type="string">
            <text:p>4000.6335868573133</text:p>
          </table:table-cell>
          <table:table-cell table:formula="of:=[.B1535]+RANDBETWEEN(-500;500)" office:value-type="float" office:value="4490.63358685731" calcext:value-type="float">
            <text:p>4490.6335868573</text:p>
          </table:table-cell>
          <table:table-cell table:formula="of:=[.B1535]*RANDBETWEEN(0.3;1.9)" office:value-type="float" office:value="4000.63358685731" calcext:value-type="float">
            <text:p>4000.6335868573</text:p>
          </table:table-cell>
          <table:table-cell table:formula="of:=[.D1535]*RANDBETWEEN(0.3;1.9)" office:value-type="float" office:value="8001.26717371463" calcext:value-type="float">
            <text:p>8001.2671737146</text:p>
          </table:table-cell>
          <table:table-cell table:formula="of:=[.B1535]*RANDBETWEEN(0.3;1.9)/[.E1535]*[.D1535]" office:value-type="float" office:value="2000.31679342866" calcext:value-type="float">
            <text:p>2000.3167934287</text:p>
          </table:table-cell>
          <table:table-cell table:formula="of:=[.C1535]*RANDBETWEEN(0.3;1.9)" office:value-type="float" office:value="8981.26717371463" calcext:value-type="float">
            <text:p>8981.2671737146</text:p>
          </table:table-cell>
        </table:table-row>
        <table:table-row table:style-name="ro1">
          <table:table-cell office:value-type="float" office:value="66223" calcext:value-type="float">
            <text:p>66223</text:p>
          </table:table-cell>
          <table:table-cell office:value-type="string" calcext:value-type="string">
            <text:p>2349.7991504019574</text:p>
          </table:table-cell>
          <table:table-cell table:formula="of:=[.B1536]+RANDBETWEEN(-500;500)" office:value-type="float" office:value="2113.79915040196" calcext:value-type="float">
            <text:p>2113.799150402</text:p>
          </table:table-cell>
          <table:table-cell table:formula="of:=[.B1536]*RANDBETWEEN(0.3;1.9)" office:value-type="float" office:value="4699.59830080392" calcext:value-type="float">
            <text:p>4699.5983008039</text:p>
          </table:table-cell>
          <table:table-cell table:formula="of:=[.D1536]*RANDBETWEEN(0.3;1.9)" office:value-type="float" office:value="9399.19660160783" calcext:value-type="float">
            <text:p>9399.1966016078</text:p>
          </table:table-cell>
          <table:table-cell table:formula="of:=[.B1536]*RANDBETWEEN(0.3;1.9)/[.E1536]*[.D1536]" office:value-type="float" office:value="2349.79915040196" calcext:value-type="float">
            <text:p>2349.799150402</text:p>
          </table:table-cell>
          <table:table-cell table:formula="of:=[.C1536]*RANDBETWEEN(0.3;1.9)" office:value-type="float" office:value="4227.59830080391" calcext:value-type="float">
            <text:p>4227.5983008039</text:p>
          </table:table-cell>
        </table:table-row>
        <table:table-row table:style-name="ro1">
          <table:table-cell office:value-type="float" office:value="66224" calcext:value-type="float">
            <text:p>66224</text:p>
          </table:table-cell>
          <table:table-cell office:value-type="string" calcext:value-type="string">
            <text:p>7832.716694969392</text:p>
          </table:table-cell>
          <table:table-cell table:formula="of:=[.B1537]+RANDBETWEEN(-500;500)" office:value-type="float" office:value="8055.71669496939" calcext:value-type="float">
            <text:p>8055.7166949694</text:p>
          </table:table-cell>
          <table:table-cell table:formula="of:=[.B1537]*RANDBETWEEN(0.3;1.9)" office:value-type="float" office:value="7832.71669496939" calcext:value-type="float">
            <text:p>7832.7166949694</text:p>
          </table:table-cell>
          <table:table-cell table:formula="of:=[.D1537]*RANDBETWEEN(0.3;1.9)" office:value-type="float" office:value="7832.71669496939" calcext:value-type="float">
            <text:p>7832.7166949694</text:p>
          </table:table-cell>
          <table:table-cell table:formula="of:=[.B1537]*RANDBETWEEN(0.3;1.9)/[.E1537]*[.D1537]" office:value-type="float" office:value="15665.4333899388" calcext:value-type="float">
            <text:p>15665.4333899388</text:p>
          </table:table-cell>
          <table:table-cell table:formula="of:=[.C1537]*RANDBETWEEN(0.3;1.9)" office:value-type="float" office:value="8055.71669496939" calcext:value-type="float">
            <text:p>8055.7166949694</text:p>
          </table:table-cell>
        </table:table-row>
        <table:table-row table:style-name="ro1">
          <table:table-cell office:value-type="float" office:value="66225" calcext:value-type="float">
            <text:p>66225</text:p>
          </table:table-cell>
          <table:table-cell office:value-type="string" calcext:value-type="string">
            <text:p>4599.905068049463</text:p>
          </table:table-cell>
          <table:table-cell table:formula="of:=[.B1538]+RANDBETWEEN(-500;500)" office:value-type="float" office:value="4322.90506804946" calcext:value-type="float">
            <text:p>4322.9050680495</text:p>
          </table:table-cell>
          <table:table-cell table:formula="of:=[.B1538]*RANDBETWEEN(0.3;1.9)" office:value-type="float" office:value="4599.90506804946" calcext:value-type="float">
            <text:p>4599.9050680495</text:p>
          </table:table-cell>
          <table:table-cell table:formula="of:=[.D1538]*RANDBETWEEN(0.3;1.9)" office:value-type="float" office:value="4599.90506804946" calcext:value-type="float">
            <text:p>4599.9050680495</text:p>
          </table:table-cell>
          <table:table-cell table:formula="of:=[.B1538]*RANDBETWEEN(0.3;1.9)/[.E1538]*[.D1538]" office:value-type="float" office:value="4599.90506804946" calcext:value-type="float">
            <text:p>4599.9050680495</text:p>
          </table:table-cell>
          <table:table-cell table:formula="of:=[.C1538]*RANDBETWEEN(0.3;1.9)" office:value-type="float" office:value="4322.90506804946" calcext:value-type="float">
            <text:p>4322.9050680495</text:p>
          </table:table-cell>
        </table:table-row>
        <table:table-row table:style-name="ro1">
          <table:table-cell office:value-type="float" office:value="66226" calcext:value-type="float">
            <text:p>66226</text:p>
          </table:table-cell>
          <table:table-cell office:value-type="string" calcext:value-type="string">
            <text:p>128817.91212981424</text:p>
          </table:table-cell>
          <table:table-cell table:formula="of:=[.B1539]+RANDBETWEEN(-500;500)" office:value-type="float" office:value="128322.912129814" calcext:value-type="float">
            <text:p>128322.912129814</text:p>
          </table:table-cell>
          <table:table-cell table:formula="of:=[.B1539]*RANDBETWEEN(0.3;1.9)" office:value-type="float" office:value="257635.824259628" calcext:value-type="float">
            <text:p>257635.824259628</text:p>
          </table:table-cell>
          <table:table-cell table:formula="of:=[.D1539]*RANDBETWEEN(0.3;1.9)" office:value-type="float" office:value="257635.824259628" calcext:value-type="float">
            <text:p>257635.824259628</text:p>
          </table:table-cell>
          <table:table-cell table:formula="of:=[.B1539]*RANDBETWEEN(0.3;1.9)/[.E1539]*[.D1539]" office:value-type="float" office:value="128817.912129814" calcext:value-type="float">
            <text:p>128817.912129814</text:p>
          </table:table-cell>
          <table:table-cell table:formula="of:=[.C1539]*RANDBETWEEN(0.3;1.9)" office:value-type="float" office:value="256645.824259628" calcext:value-type="float">
            <text:p>256645.824259628</text:p>
          </table:table-cell>
        </table:table-row>
        <table:table-row table:style-name="ro1">
          <table:table-cell office:value-type="float" office:value="66227" calcext:value-type="float">
            <text:p>66227</text:p>
          </table:table-cell>
          <table:table-cell office:value-type="string" calcext:value-type="string">
            <text:p>24683.920163774706</text:p>
          </table:table-cell>
          <table:table-cell table:formula="of:=[.B1540]+RANDBETWEEN(-500;500)" office:value-type="float" office:value="25138.9201637747" calcext:value-type="float">
            <text:p>25138.9201637747</text:p>
          </table:table-cell>
          <table:table-cell table:formula="of:=[.B1540]*RANDBETWEEN(0.3;1.9)" office:value-type="float" office:value="24683.9201637747" calcext:value-type="float">
            <text:p>24683.9201637747</text:p>
          </table:table-cell>
          <table:table-cell table:formula="of:=[.D1540]*RANDBETWEEN(0.3;1.9)" office:value-type="float" office:value="24683.9201637747" calcext:value-type="float">
            <text:p>24683.9201637747</text:p>
          </table:table-cell>
          <table:table-cell table:formula="of:=[.B1540]*RANDBETWEEN(0.3;1.9)/[.E1540]*[.D1540]" office:value-type="float" office:value="24683.9201637747" calcext:value-type="float">
            <text:p>24683.9201637747</text:p>
          </table:table-cell>
          <table:table-cell table:formula="of:=[.C1540]*RANDBETWEEN(0.3;1.9)" office:value-type="float" office:value="25138.9201637747" calcext:value-type="float">
            <text:p>25138.9201637747</text:p>
          </table:table-cell>
        </table:table-row>
        <table:table-row table:style-name="ro1">
          <table:table-cell office:value-type="float" office:value="66228" calcext:value-type="float">
            <text:p>66228</text:p>
          </table:table-cell>
          <table:table-cell office:value-type="string" calcext:value-type="string">
            <text:p>44960.7493357049</text:p>
          </table:table-cell>
          <table:table-cell table:formula="of:=[.B1541]+RANDBETWEEN(-500;500)" office:value-type="float" office:value="45216.7493357049" calcext:value-type="float">
            <text:p>45216.7493357049</text:p>
          </table:table-cell>
          <table:table-cell table:formula="of:=[.B1541]*RANDBETWEEN(0.3;1.9)" office:value-type="float" office:value="89921.4986714098" calcext:value-type="float">
            <text:p>89921.4986714098</text:p>
          </table:table-cell>
          <table:table-cell table:formula="of:=[.D1541]*RANDBETWEEN(0.3;1.9)" office:value-type="float" office:value="89921.4986714098" calcext:value-type="float">
            <text:p>89921.4986714098</text:p>
          </table:table-cell>
          <table:table-cell table:formula="of:=[.B1541]*RANDBETWEEN(0.3;1.9)/[.E1541]*[.D1541]" office:value-type="float" office:value="89921.4986714098" calcext:value-type="float">
            <text:p>89921.4986714098</text:p>
          </table:table-cell>
          <table:table-cell table:formula="of:=[.C1541]*RANDBETWEEN(0.3;1.9)" office:value-type="float" office:value="90433.4986714098" calcext:value-type="float">
            <text:p>90433.4986714098</text:p>
          </table:table-cell>
        </table:table-row>
        <table:table-row table:style-name="ro1">
          <table:table-cell office:value-type="float" office:value="66230" calcext:value-type="float">
            <text:p>66230</text:p>
          </table:table-cell>
          <table:table-cell office:value-type="string" calcext:value-type="string">
            <text:p>28780.908101111716</text:p>
          </table:table-cell>
          <table:table-cell table:formula="of:=[.B1542]+RANDBETWEEN(-500;500)" office:value-type="float" office:value="29098.9081011117" calcext:value-type="float">
            <text:p>29098.9081011117</text:p>
          </table:table-cell>
          <table:table-cell table:formula="of:=[.B1542]*RANDBETWEEN(0.3;1.9)" office:value-type="float" office:value="57561.8162022234" calcext:value-type="float">
            <text:p>57561.8162022234</text:p>
          </table:table-cell>
          <table:table-cell table:formula="of:=[.D1542]*RANDBETWEEN(0.3;1.9)" office:value-type="float" office:value="57561.8162022234" calcext:value-type="float">
            <text:p>57561.8162022234</text:p>
          </table:table-cell>
          <table:table-cell table:formula="of:=[.B1542]*RANDBETWEEN(0.3;1.9)/[.E1542]*[.D1542]" office:value-type="float" office:value="57561.8162022234" calcext:value-type="float">
            <text:p>57561.8162022234</text:p>
          </table:table-cell>
          <table:table-cell table:formula="of:=[.C1542]*RANDBETWEEN(0.3;1.9)" office:value-type="float" office:value="29098.9081011117" calcext:value-type="float">
            <text:p>29098.9081011117</text:p>
          </table:table-cell>
        </table:table-row>
        <table:table-row table:style-name="ro1">
          <table:table-cell office:value-type="float" office:value="66231" calcext:value-type="float">
            <text:p>66231</text:p>
          </table:table-cell>
          <table:table-cell office:value-type="string" calcext:value-type="string">
            <text:p>6851.1259717821185</text:p>
          </table:table-cell>
          <table:table-cell table:formula="of:=[.B1543]+RANDBETWEEN(-500;500)" office:value-type="float" office:value="7206.12597178212" calcext:value-type="float">
            <text:p>7206.1259717821</text:p>
          </table:table-cell>
          <table:table-cell table:formula="of:=[.B1543]*RANDBETWEEN(0.3;1.9)" office:value-type="float" office:value="13702.2519435642" calcext:value-type="float">
            <text:p>13702.2519435642</text:p>
          </table:table-cell>
          <table:table-cell table:formula="of:=[.D1543]*RANDBETWEEN(0.3;1.9)" office:value-type="float" office:value="13702.2519435642" calcext:value-type="float">
            <text:p>13702.2519435642</text:p>
          </table:table-cell>
          <table:table-cell table:formula="of:=[.B1543]*RANDBETWEEN(0.3;1.9)/[.E1543]*[.D1543]" office:value-type="float" office:value="6851.12597178212" calcext:value-type="float">
            <text:p>6851.1259717821</text:p>
          </table:table-cell>
          <table:table-cell table:formula="of:=[.C1543]*RANDBETWEEN(0.3;1.9)" office:value-type="float" office:value="7206.12597178212" calcext:value-type="float">
            <text:p>7206.1259717821</text:p>
          </table:table-cell>
        </table:table-row>
        <table:table-row table:style-name="ro1">
          <table:table-cell office:value-type="float" office:value="66232" calcext:value-type="float">
            <text:p>66232</text:p>
          </table:table-cell>
          <table:table-cell office:value-type="string" calcext:value-type="string">
            <text:p>668.2256974600001</text:p>
          </table:table-cell>
          <table:table-cell table:formula="of:=[.B1544]+RANDBETWEEN(-500;500)" office:value-type="float" office:value="943.22569746" calcext:value-type="float">
            <text:p>943.22569746</text:p>
          </table:table-cell>
          <table:table-cell table:formula="of:=[.B1544]*RANDBETWEEN(0.3;1.9)" office:value-type="float" office:value="668.22569746" calcext:value-type="float">
            <text:p>668.22569746</text:p>
          </table:table-cell>
          <table:table-cell table:formula="of:=[.D1544]*RANDBETWEEN(0.3;1.9)" office:value-type="float" office:value="668.22569746" calcext:value-type="float">
            <text:p>668.22569746</text:p>
          </table:table-cell>
          <table:table-cell table:formula="of:=[.B1544]*RANDBETWEEN(0.3;1.9)/[.E1544]*[.D1544]" office:value-type="float" office:value="668.22569746" calcext:value-type="float">
            <text:p>668.22569746</text:p>
          </table:table-cell>
          <table:table-cell table:formula="of:=[.C1544]*RANDBETWEEN(0.3;1.9)" office:value-type="float" office:value="943.22569746" calcext:value-type="float">
            <text:p>943.22569746</text:p>
          </table:table-cell>
        </table:table-row>
        <table:table-row table:style-name="ro1">
          <table:table-cell office:value-type="float" office:value="66233" calcext:value-type="float">
            <text:p>66233</text:p>
          </table:table-cell>
          <table:table-cell office:value-type="string" calcext:value-type="string">
            <text:p>1061.7575432049998</text:p>
          </table:table-cell>
          <table:table-cell table:formula="of:=[.B1545]+RANDBETWEEN(-500;500)" office:value-type="float" office:value="1014.757543205" calcext:value-type="float">
            <text:p>1014.757543205</text:p>
          </table:table-cell>
          <table:table-cell table:formula="of:=[.B1545]*RANDBETWEEN(0.3;1.9)" office:value-type="float" office:value="1061.757543205" calcext:value-type="float">
            <text:p>1061.757543205</text:p>
          </table:table-cell>
          <table:table-cell table:formula="of:=[.D1545]*RANDBETWEEN(0.3;1.9)" office:value-type="float" office:value="1061.757543205" calcext:value-type="float">
            <text:p>1061.757543205</text:p>
          </table:table-cell>
          <table:table-cell table:formula="of:=[.B1545]*RANDBETWEEN(0.3;1.9)/[.E1545]*[.D1545]" office:value-type="float" office:value="1061.757543205" calcext:value-type="float">
            <text:p>1061.757543205</text:p>
          </table:table-cell>
          <table:table-cell table:formula="of:=[.C1545]*RANDBETWEEN(0.3;1.9)" office:value-type="float" office:value="1014.757543205" calcext:value-type="float">
            <text:p>1014.757543205</text:p>
          </table:table-cell>
        </table:table-row>
        <table:table-row table:style-name="ro1">
          <table:table-cell office:value-type="float" office:value="66234" calcext:value-type="float">
            <text:p>66234</text:p>
          </table:table-cell>
          <table:table-cell office:value-type="string" calcext:value-type="string">
            <text:p>129.915243359</text:p>
          </table:table-cell>
          <table:table-cell table:formula="of:=[.B1546]+RANDBETWEEN(-500;500)" office:value-type="float" office:value="102.915243359" calcext:value-type="float">
            <text:p>102.915243359</text:p>
          </table:table-cell>
          <table:table-cell table:formula="of:=[.B1546]*RANDBETWEEN(0.3;1.9)" office:value-type="float" office:value="259.830486718" calcext:value-type="float">
            <text:p>259.830486718</text:p>
          </table:table-cell>
          <table:table-cell table:formula="of:=[.D1546]*RANDBETWEEN(0.3;1.9)" office:value-type="float" office:value="519.660973436" calcext:value-type="float">
            <text:p>519.660973436</text:p>
          </table:table-cell>
          <table:table-cell table:formula="of:=[.B1546]*RANDBETWEEN(0.3;1.9)/[.E1546]*[.D1546]" office:value-type="float" office:value="64.9576216795" calcext:value-type="float">
            <text:p>64.9576216795</text:p>
          </table:table-cell>
          <table:table-cell table:formula="of:=[.C1546]*RANDBETWEEN(0.3;1.9)" office:value-type="float" office:value="102.915243359" calcext:value-type="float">
            <text:p>102.915243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.00.0000</text:date>, <text:time style:data-style-name="N2" text:time-value="17:14:38.494691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9T17:18:36.926317239</dc:date>
    <meta:generator>LibreOffice/4.2.8.2$Linux_x86 LibreOffice_project/420m0$Build-2</meta:generator>
    <meta:editing-duration>P0D</meta:editing-duration>
    <meta:editing-cycles>3</meta:editing-cycles>
    <meta:document-statistic meta:table-count="1" meta:cell-count="10822" meta:object-count="0"/>
  </office:meta>
</office:document-meta>
</file>